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_data" table:style-name="ta1">
        <table:shapes>
          <draw:frame draw:z-index="0" draw:style-name="gr1" draw:text-style-name="P1" svg:width="453.15pt" svg:height="255pt" svg:x="328.96pt" svg:y="25233.73pt">
            <loext:p draw:notify-on-update-of-ranges="2i_data.A1:2i_data.A2000 2i_data.B1:2i_data.B2000 2i_data.C1:2i_data.C2000 2i_data.D1:2i_data.D2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0.000102007" calcext:value-type="float">
            <text:p>0.000102007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1" calcext:value-type="float">
            <text:p>1</text:p>
          </table:table-cell>
          <table:table-cell office:value-type="float" office:value="1.41414" calcext:value-type="float">
            <text:p>1.41414</text:p>
          </table:table-cell>
        </table:table-row>
        <table:table-row table:style-name="ro1">
          <table:table-cell office:value-type="float" office:value="0.0201" calcext:value-type="float">
            <text:p>0.0201</text:p>
          </table:table-cell>
          <table:table-cell office:value-type="float" office:value="0.000403956" calcext:value-type="float">
            <text:p>0.000403956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1" calcext:value-type="float">
            <text:p>1</text:p>
          </table:table-cell>
          <table:table-cell office:value-type="float" office:value="1.41393" calcext:value-type="float">
            <text:p>1.41393</text:p>
          </table:table-cell>
        </table:table-row>
        <table:table-row table:style-name="ro1">
          <table:table-cell office:value-type="float" office:value="0.0301" calcext:value-type="float">
            <text:p>0.0301</text:p>
          </table:table-cell>
          <table:table-cell office:value-type="float" office:value="0.000905736" calcext:value-type="float">
            <text:p>0.000905736</text:p>
          </table:table-cell>
          <table:table-cell office:value-type="float" office:value="0.999094" calcext:value-type="float">
            <text:p>0.999094</text:p>
          </table:table-cell>
          <table:table-cell office:value-type="float" office:value="1" calcext:value-type="float">
            <text:p>1</text:p>
          </table:table-cell>
          <table:table-cell office:value-type="float" office:value="1.41357" calcext:value-type="float">
            <text:p>1.4135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159915" calcext:value-type="float">
            <text:p>0.00159915</text:p>
          </table:table-cell>
          <table:table-cell office:value-type="float" office:value="0.998401" calcext:value-type="float">
            <text:p>0.998401</text:p>
          </table:table-cell>
          <table:table-cell office:value-type="float" office:value="1" calcext:value-type="float">
            <text:p>1</text:p>
          </table:table-cell>
          <table:table-cell office:value-type="float" office:value="1.41308" calcext:value-type="float">
            <text:p>1.413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249792" calcext:value-type="float">
            <text:p>0.00249792</text:p>
          </table:table-cell>
          <table:table-cell office:value-type="float" office:value="0.997502" calcext:value-type="float">
            <text:p>0.997502</text:p>
          </table:table-cell>
          <table:table-cell office:value-type="float" office:value="1" calcext:value-type="float">
            <text:p>1</text:p>
          </table:table-cell>
          <table:table-cell office:value-type="float" office:value="1.41245" calcext:value-type="float">
            <text:p>1.4124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359568" calcext:value-type="float">
            <text:p>0.00359568</text:p>
          </table:table-cell>
          <table:table-cell office:value-type="float" office:value="0.996404" calcext:value-type="float">
            <text:p>0.996404</text:p>
          </table:table-cell>
          <table:table-cell office:value-type="float" office:value="1" calcext:value-type="float">
            <text:p>1</text:p>
          </table:table-cell>
          <table:table-cell office:value-type="float" office:value="1.41167" calcext:value-type="float">
            <text:p>1.4116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995108" calcext:value-type="float">
            <text:p>0.995108</text:p>
          </table:table-cell>
          <table:table-cell office:value-type="float" office:value="1" calcext:value-type="float">
            <text:p>1</text:p>
          </table:table-cell>
          <table:table-cell office:value-type="float" office:value="1.41075" calcext:value-type="float">
            <text:p>1.4107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638636" calcext:value-type="float">
            <text:p>0.00638636</text:p>
          </table:table-cell>
          <table:table-cell office:value-type="float" office:value="0.993614" calcext:value-type="float">
            <text:p>0.993614</text:p>
          </table:table-cell>
          <table:table-cell office:value-type="float" office:value="1" calcext:value-type="float">
            <text:p>1</text:p>
          </table:table-cell>
          <table:table-cell office:value-type="float" office:value="1.40969" calcext:value-type="float">
            <text:p>1.4096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807815" calcext:value-type="float">
            <text:p>0.00807815</text:p>
          </table:table-cell>
          <table:table-cell office:value-type="float" office:value="0.991922" calcext:value-type="float">
            <text:p>0.991922</text:p>
          </table:table-cell>
          <table:table-cell office:value-type="float" office:value="1" calcext:value-type="float">
            <text:p>1</text:p>
          </table:table-cell>
          <table:table-cell office:value-type="float" office:value="1.40849" calcext:value-type="float">
            <text:p>1.408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996671" calcext:value-type="float">
            <text:p>0.00996671</text:p>
          </table:table-cell>
          <table:table-cell office:value-type="float" office:value="0.990033" calcext:value-type="float">
            <text:p>0.990033</text:p>
          </table:table-cell>
          <table:table-cell office:value-type="float" office:value="1" calcext:value-type="float">
            <text:p>1</text:p>
          </table:table-cell>
          <table:table-cell office:value-type="float" office:value="1.40715" calcext:value-type="float">
            <text:p>1.4071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120513" calcext:value-type="float">
            <text:p>0.0120513</text:p>
          </table:table-cell>
          <table:table-cell office:value-type="float" office:value="0.987949" calcext:value-type="float">
            <text:p>0.987949</text:p>
          </table:table-cell>
          <table:table-cell office:value-type="float" office:value="1" calcext:value-type="float">
            <text:p>1</text:p>
          </table:table-cell>
          <table:table-cell office:value-type="float" office:value="1.40567" calcext:value-type="float">
            <text:p>1.4056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4331" calcext:value-type="float">
            <text:p>0.014331</text:p>
          </table:table-cell>
          <table:table-cell office:value-type="float" office:value="0.985669" calcext:value-type="float">
            <text:p>0.985669</text:p>
          </table:table-cell>
          <table:table-cell office:value-type="float" office:value="1" calcext:value-type="float">
            <text:p>1</text:p>
          </table:table-cell>
          <table:table-cell office:value-type="float" office:value="1.40404" calcext:value-type="float">
            <text:p>1.4040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16805" calcext:value-type="float">
            <text:p>0.016805</text:p>
          </table:table-cell>
          <table:table-cell office:value-type="float" office:value="0.983195" calcext:value-type="float">
            <text:p>0.983195</text:p>
          </table:table-cell>
          <table:table-cell office:value-type="float" office:value="1" calcext:value-type="float">
            <text:p>1</text:p>
          </table:table-cell>
          <table:table-cell office:value-type="float" office:value="1.40228" calcext:value-type="float">
            <text:p>1.4022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194723" calcext:value-type="float">
            <text:p>0.0194723</text:p>
          </table:table-cell>
          <table:table-cell office:value-type="float" office:value="0.980528" calcext:value-type="float">
            <text:p>0.980528</text:p>
          </table:table-cell>
          <table:table-cell office:value-type="float" office:value="1" calcext:value-type="float">
            <text:p>1</text:p>
          </table:table-cell>
          <table:table-cell office:value-type="float" office:value="1.40038" calcext:value-type="float">
            <text:p>1.40038</text:p>
          </table:table-cell>
        </table:table-row>
        <table:table-row table:style-name="ro1">
          <table:table-cell office:value-type="float" office:value="0.1501" calcext:value-type="float">
            <text:p>0.1501</text:p>
          </table:table-cell>
          <table:table-cell office:value-type="float" office:value="0.0223613" calcext:value-type="float">
            <text:p>0.0223613</text:p>
          </table:table-cell>
          <table:table-cell office:value-type="float" office:value="0.977639" calcext:value-type="float">
            <text:p>0.977639</text:p>
          </table:table-cell>
          <table:table-cell office:value-type="float" office:value="1" calcext:value-type="float">
            <text:p>1</text:p>
          </table:table-cell>
          <table:table-cell office:value-type="float" office:value="1.39831" calcext:value-type="float">
            <text:p>1.39831</text:p>
          </table:table-cell>
        </table:table-row>
        <table:table-row table:style-name="ro1">
          <table:table-cell office:value-type="float" office:value="0.1601" calcext:value-type="float">
            <text:p>0.1601</text:p>
          </table:table-cell>
          <table:table-cell office:value-type="float" office:value="0.0254138" calcext:value-type="float">
            <text:p>0.0254138</text:p>
          </table:table-cell>
          <table:table-cell office:value-type="float" office:value="0.974586" calcext:value-type="float">
            <text:p>0.974586</text:p>
          </table:table-cell>
          <table:table-cell office:value-type="float" office:value="1" calcext:value-type="float">
            <text:p>1</text:p>
          </table:table-cell>
          <table:table-cell office:value-type="float" office:value="1.39613" calcext:value-type="float">
            <text:p>1.39613</text:p>
          </table:table-cell>
        </table:table-row>
        <table:table-row table:style-name="ro1">
          <table:table-cell office:value-type="float" office:value="0.1701" calcext:value-type="float">
            <text:p>0.1701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971344" calcext:value-type="float">
            <text:p>0.971344</text:p>
          </table:table-cell>
          <table:table-cell office:value-type="float" office:value="1" calcext:value-type="float">
            <text:p>1</text:p>
          </table:table-cell>
          <table:table-cell office:value-type="float" office:value="1.3938" calcext:value-type="float">
            <text:p>1.3938</text:p>
          </table:table-cell>
        </table:table-row>
        <table:table-row table:style-name="ro1">
          <table:table-cell office:value-type="float" office:value="0.1801" calcext:value-type="float">
            <text:p>0.1801</text:p>
          </table:table-cell>
          <table:table-cell office:value-type="float" office:value="0.0320868" calcext:value-type="float">
            <text:p>0.0320868</text:p>
          </table:table-cell>
          <table:table-cell office:value-type="float" office:value="0.967913" calcext:value-type="float">
            <text:p>0.967913</text:p>
          </table:table-cell>
          <table:table-cell office:value-type="float" office:value="1" calcext:value-type="float">
            <text:p>1</text:p>
          </table:table-cell>
          <table:table-cell office:value-type="float" office:value="1.39134" calcext:value-type="float">
            <text:p>1.39134</text:p>
          </table:table-cell>
        </table:table-row>
        <table:table-row table:style-name="ro1">
          <table:table-cell office:value-type="float" office:value="0.1901" calcext:value-type="float">
            <text:p>0.1901</text:p>
          </table:table-cell>
          <table:table-cell office:value-type="float" office:value="0.0357048" calcext:value-type="float">
            <text:p>0.035704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1" calcext:value-type="float">
            <text:p>1</text:p>
          </table:table-cell>
          <table:table-cell office:value-type="float" office:value="1.38874" calcext:value-type="float">
            <text:p>1.38874</text:p>
          </table:table-cell>
        </table:table-row>
        <table:table-row table:style-name="ro1">
          <table:table-cell office:value-type="float" office:value="0.2001" calcext:value-type="float">
            <text:p>0.2001</text:p>
          </table:table-cell>
          <table:table-cell office:value-type="float" office:value="0.0395085" calcext:value-type="float">
            <text:p>0.0395085</text:p>
          </table:table-cell>
          <table:table-cell office:value-type="float" office:value="0.960492" calcext:value-type="float">
            <text:p>0.960492</text:p>
          </table:table-cell>
          <table:table-cell office:value-type="float" office:value="1" calcext:value-type="float">
            <text:p>1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office:value-type="float" office:value="0.2101" calcext:value-type="float">
            <text:p>0.2101</text:p>
          </table:table-cell>
          <table:table-cell office:value-type="float" office:value="0.0434963" calcext:value-type="float">
            <text:p>0.0434963</text:p>
          </table:table-cell>
          <table:table-cell office:value-type="float" office:value="0.956504" calcext:value-type="float">
            <text:p>0.956504</text:p>
          </table:table-cell>
          <table:table-cell office:value-type="float" office:value="1" calcext:value-type="float">
            <text:p>1</text:p>
          </table:table-cell>
          <table:table-cell office:value-type="float" office:value="1.38312" calcext:value-type="float">
            <text:p>1.38312</text:p>
          </table:table-cell>
        </table:table-row>
        <table:table-row table:style-name="ro1">
          <table:table-cell office:value-type="float" office:value="0.2201" calcext:value-type="float">
            <text:p>0.2201</text:p>
          </table:table-cell>
          <table:table-cell office:value-type="float" office:value="0.0476668" calcext:value-type="float">
            <text:p>0.0476668</text:p>
          </table:table-cell>
          <table:table-cell office:value-type="float" office:value="0.952333" calcext:value-type="float">
            <text:p>0.952333</text:p>
          </table:table-cell>
          <table:table-cell office:value-type="float" office:value="1" calcext:value-type="float">
            <text:p>1</text:p>
          </table:table-cell>
          <table:table-cell office:value-type="float" office:value="1.3801" calcext:value-type="float">
            <text:p>1.3801</text:p>
          </table:table-cell>
        </table:table-row>
        <table:table-row table:style-name="ro1">
          <table:table-cell office:value-type="float" office:value="0.2301" calcext:value-type="float">
            <text:p>0.2301</text:p>
          </table:table-cell>
          <table:table-cell office:value-type="float" office:value="0.0520182" calcext:value-type="float">
            <text:p>0.0520182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1" calcext:value-type="float">
            <text:p>1</text:p>
          </table:table-cell>
          <table:table-cell office:value-type="float" office:value="1.37694" calcext:value-type="float">
            <text:p>1.37694</text:p>
          </table:table-cell>
        </table:table-row>
        <table:table-row table:style-name="ro1">
          <table:table-cell office:value-type="float" office:value="0.2401" calcext:value-type="float">
            <text:p>0.2401</text:p>
          </table:table-cell>
          <table:table-cell office:value-type="float" office:value="0.0565487" calcext:value-type="float">
            <text:p>0.0565487</text:p>
          </table:table-cell>
          <table:table-cell office:value-type="float" office:value="0.943451" calcext:value-type="float">
            <text:p>0.943451</text:p>
          </table:table-cell>
          <table:table-cell office:value-type="float" office:value="1" calcext:value-type="float">
            <text:p>1</text:p>
          </table:table-cell>
          <table:table-cell office:value-type="float" office:value="1.37365" calcext:value-type="float">
            <text:p>1.37365</text:p>
          </table:table-cell>
        </table:table-row>
        <table:table-row table:style-name="ro1">
          <table:table-cell office:value-type="float" office:value="0.2501" calcext:value-type="float">
            <text:p>0.2501</text:p>
          </table:table-cell>
          <table:table-cell office:value-type="float" office:value="0.0612567" calcext:value-type="float">
            <text:p>0.0612567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1" calcext:value-type="float">
            <text:p>1</text:p>
          </table:table-cell>
          <table:table-cell office:value-type="float" office:value="1.37021" calcext:value-type="float">
            <text:p>1.37021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0.0661401" calcext:value-type="float">
            <text:p>0.0661401</text:p>
          </table:table-cell>
          <table:table-cell office:value-type="float" office:value="0.93386" calcext:value-type="float">
            <text:p>0.93386</text:p>
          </table:table-cell>
          <table:table-cell office:value-type="float" office:value="1" calcext:value-type="float">
            <text:p>1</text:p>
          </table:table-cell>
          <table:table-cell office:value-type="float" office:value="1.36665" calcext:value-type="float">
            <text:p>1.36665</text:p>
          </table:table-cell>
        </table:table-row>
        <table:table-row table:style-name="ro1">
          <table:table-cell office:value-type="float" office:value="0.2701" calcext:value-type="float">
            <text:p>0.2701</text:p>
          </table:table-cell>
          <table:table-cell office:value-type="float" office:value="0.0711971" calcext:value-type="float">
            <text:p>0.0711971</text:p>
          </table:table-cell>
          <table:table-cell office:value-type="float" office:value="0.928803" calcext:value-type="float">
            <text:p>0.928803</text:p>
          </table:table-cell>
          <table:table-cell office:value-type="float" office:value="1" calcext:value-type="float">
            <text:p>1</text:p>
          </table:table-cell>
          <table:table-cell office:value-type="float" office:value="1.36294" calcext:value-type="float">
            <text:p>1.36294</text:p>
          </table:table-cell>
        </table:table-row>
        <table:table-row table:style-name="ro1">
          <table:table-cell office:value-type="float" office:value="0.2801" calcext:value-type="float">
            <text:p>0.2801</text:p>
          </table:table-cell>
          <table:table-cell office:value-type="float" office:value="0.0764256" calcext:value-type="float">
            <text:p>0.0764256</text:p>
          </table:table-cell>
          <table:table-cell office:value-type="float" office:value="0.923574" calcext:value-type="float">
            <text:p>0.923574</text:p>
          </table:table-cell>
          <table:table-cell office:value-type="float" office:value="1" calcext:value-type="float">
            <text:p>1</text:p>
          </table:table-cell>
          <table:table-cell office:value-type="float" office:value="1.3591" calcext:value-type="float">
            <text:p>1.3591</text:p>
          </table:table-cell>
        </table:table-row>
        <table:table-row table:style-name="ro1">
          <table:table-cell office:value-type="float" office:value="0.2901" calcext:value-type="float">
            <text:p>0.2901</text:p>
          </table:table-cell>
          <table:table-cell office:value-type="float" office:value="0.0818235" calcext:value-type="float">
            <text:p>0.0818235</text:p>
          </table:table-cell>
          <table:table-cell office:value-type="float" office:value="0.918177" calcext:value-type="float">
            <text:p>0.918177</text:p>
          </table:table-cell>
          <table:table-cell office:value-type="float" office:value="1" calcext:value-type="float">
            <text:p>1</text:p>
          </table:table-cell>
          <table:table-cell office:value-type="float" office:value="1.35512" calcext:value-type="float">
            <text:p>1.35512</text:p>
          </table:table-cell>
        </table:table-row>
        <table:table-row table:style-name="ro1">
          <table:table-cell office:value-type="float" office:value="0.3001" calcext:value-type="float">
            <text:p>0.3001</text:p>
          </table:table-cell>
          <table:table-cell office:value-type="float" office:value="0.0873887" calcext:value-type="float">
            <text:p>0.0873887</text:p>
          </table:table-cell>
          <table:table-cell office:value-type="float" office:value="0.912611" calcext:value-type="float">
            <text:p>0.912611</text:p>
          </table:table-cell>
          <table:table-cell office:value-type="float" office:value="1" calcext:value-type="float">
            <text:p>1</text:p>
          </table:table-cell>
          <table:table-cell office:value-type="float" office:value="1.35101" calcext:value-type="float">
            <text:p>1.35101</text:p>
          </table:table-cell>
        </table:table-row>
        <table:table-row table:style-name="ro1">
          <table:table-cell office:value-type="float" office:value="0.3101" calcext:value-type="float">
            <text:p>0.3101</text:p>
          </table:table-cell>
          <table:table-cell office:value-type="float" office:value="0.0931189" calcext:value-type="float">
            <text:p>0.0931189</text:p>
          </table:table-cell>
          <table:table-cell office:value-type="float" office:value="0.906881" calcext:value-type="float">
            <text:p>0.906881</text:p>
          </table:table-cell>
          <table:table-cell office:value-type="float" office:value="1" calcext:value-type="float">
            <text:p>1</text:p>
          </table:table-cell>
          <table:table-cell office:value-type="float" office:value="1.34676" calcext:value-type="float">
            <text:p>1.34676</text:p>
          </table:table-cell>
        </table:table-row>
        <table:table-row table:style-name="ro1">
          <table:table-cell office:value-type="float" office:value="0.3201" calcext:value-type="float">
            <text:p>0.3201</text:p>
          </table:table-cell>
          <table:table-cell office:value-type="float" office:value="0.0990118" calcext:value-type="float">
            <text:p>0.0990118</text:p>
          </table:table-cell>
          <table:table-cell office:value-type="float" office:value="0.900988" calcext:value-type="float">
            <text:p>0.900988</text:p>
          </table:table-cell>
          <table:table-cell office:value-type="float" office:value="1" calcext:value-type="float">
            <text:p>1</text:p>
          </table:table-cell>
          <table:table-cell office:value-type="float" office:value="1.34238" calcext:value-type="float">
            <text:p>1.34238</text:p>
          </table:table-cell>
        </table:table-row>
        <table:table-row table:style-name="ro1">
          <table:table-cell office:value-type="float" office:value="0.3301" calcext:value-type="float">
            <text:p>0.3301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894935" calcext:value-type="float">
            <text:p>0.894935</text:p>
          </table:table-cell>
          <table:table-cell office:value-type="float" office:value="1" calcext:value-type="float">
            <text:p>1</text:p>
          </table:table-cell>
          <table:table-cell office:value-type="float" office:value="1.33786" calcext:value-type="float">
            <text:p>1.33786</text:p>
          </table:table-cell>
        </table:table-row>
        <table:table-row table:style-name="ro1">
          <table:table-cell office:value-type="float" office:value="0.3401" calcext:value-type="float">
            <text:p>0.3401</text:p>
          </table:table-cell>
          <table:table-cell office:value-type="float" office:value="0.111277" calcext:value-type="float">
            <text:p>0.111277</text:p>
          </table:table-cell>
          <table:table-cell office:value-type="float" office:value="0.888723" calcext:value-type="float">
            <text:p>0.888723</text:p>
          </table:table-cell>
          <table:table-cell office:value-type="float" office:value="1" calcext:value-type="float">
            <text:p>1</text:p>
          </table:table-cell>
          <table:table-cell office:value-type="float" office:value="1.33321" calcext:value-type="float">
            <text:p>1.33321</text:p>
          </table:table-cell>
        </table:table-row>
        <table:table-row table:style-name="ro1">
          <table:table-cell office:value-type="float" office:value="0.3501" calcext:value-type="float">
            <text:p>0.3501</text:p>
          </table:table-cell>
          <table:table-cell office:value-type="float" office:value="0.117643" calcext:value-type="float">
            <text:p>0.117643</text:p>
          </table:table-cell>
          <table:table-cell office:value-type="float" office:value="0.882357" calcext:value-type="float">
            <text:p>0.882357</text:p>
          </table:table-cell>
          <table:table-cell office:value-type="float" office:value="1" calcext:value-type="float">
            <text:p>1</text:p>
          </table:table-cell>
          <table:table-cell office:value-type="float" office:value="1.32843" calcext:value-type="float">
            <text:p>1.32843</text:p>
          </table:table-cell>
        </table:table-row>
        <table:table-row table:style-name="ro1">
          <table:table-cell office:value-type="float" office:value="0.3601" calcext:value-type="float">
            <text:p>0.3601</text:p>
          </table:table-cell>
          <table:table-cell office:value-type="float" office:value="0.124163" calcext:value-type="float">
            <text:p>0.124163</text:p>
          </table:table-cell>
          <table:table-cell office:value-type="float" office:value="0.875837" calcext:value-type="float">
            <text:p>0.875837</text:p>
          </table:table-cell>
          <table:table-cell office:value-type="float" office:value="1" calcext:value-type="float">
            <text:p>1</text:p>
          </table:table-cell>
          <table:table-cell office:value-type="float" office:value="1.32351" calcext:value-type="float">
            <text:p>1.32351</text:p>
          </table:table-cell>
        </table:table-row>
        <table:table-row table:style-name="ro1">
          <table:table-cell office:value-type="float" office:value="0.3701" calcext:value-type="float">
            <text:p>0.3701</text:p>
          </table:table-cell>
          <table:table-cell office:value-type="float" office:value="0.130833" calcext:value-type="float">
            <text:p>0.130833</text:p>
          </table:table-cell>
          <table:table-cell office:value-type="float" office:value="0.869167" calcext:value-type="float">
            <text:p>0.869167</text:p>
          </table:table-cell>
          <table:table-cell office:value-type="float" office:value="1" calcext:value-type="float">
            <text:p>1</text:p>
          </table:table-cell>
          <table:table-cell office:value-type="float" office:value="1.31846" calcext:value-type="float">
            <text:p>1.31846</text:p>
          </table:table-cell>
        </table:table-row>
        <table:table-row table:style-name="ro1">
          <table:table-cell office:value-type="float" office:value="0.3801" calcext:value-type="float">
            <text:p>0.3801</text:p>
          </table:table-cell>
          <table:table-cell office:value-type="float" office:value="0.137651" calcext:value-type="float">
            <text:p>0.137651</text:p>
          </table:table-cell>
          <table:table-cell office:value-type="float" office:value="0.862349" calcext:value-type="float">
            <text:p>0.862349</text:p>
          </table:table-cell>
          <table:table-cell office:value-type="float" office:value="1" calcext:value-type="float">
            <text:p>1</text:p>
          </table:table-cell>
          <table:table-cell office:value-type="float" office:value="1.31328" calcext:value-type="float">
            <text:p>1.31328</text:p>
          </table:table-cell>
        </table:table-row>
        <table:table-row table:style-name="ro1">
          <table:table-cell office:value-type="float" office:value="0.3901" calcext:value-type="float">
            <text:p>0.3901</text:p>
          </table:table-cell>
          <table:table-cell office:value-type="float" office:value="0.144614" calcext:value-type="float">
            <text:p>0.144614</text:p>
          </table:table-cell>
          <table:table-cell office:value-type="float" office:value="0.855386" calcext:value-type="float">
            <text:p>0.855386</text:p>
          </table:table-cell>
          <table:table-cell office:value-type="float" office:value="1" calcext:value-type="float">
            <text:p>1</text:p>
          </table:table-cell>
          <table:table-cell office:value-type="float" office:value="1.30797" calcext:value-type="float">
            <text:p>1.30797</text:p>
          </table:table-cell>
        </table:table-row>
        <table:table-row table:style-name="ro1">
          <table:table-cell office:value-type="float" office:value="0.4001" calcext:value-type="float">
            <text:p>0.4001</text:p>
          </table:table-cell>
          <table:table-cell office:value-type="float" office:value="0.151718" calcext:value-type="float">
            <text:p>0.151718</text:p>
          </table:table-cell>
          <table:table-cell office:value-type="float" office:value="0.848282" calcext:value-type="float">
            <text:p>0.848282</text:p>
          </table:table-cell>
          <table:table-cell office:value-type="float" office:value="1" calcext:value-type="float">
            <text:p>1</text:p>
          </table:table-cell>
          <table:table-cell office:value-type="float" office:value="1.30252" calcext:value-type="float">
            <text:p>1.30252</text:p>
          </table:table-cell>
        </table:table-row>
        <table:table-row table:style-name="ro1">
          <table:table-cell office:value-type="float" office:value="0.4101" calcext:value-type="float">
            <text:p>0.4101</text:p>
          </table:table-cell>
          <table:table-cell office:value-type="float" office:value="0.158963" calcext:value-type="float">
            <text:p>0.158963</text:p>
          </table:table-cell>
          <table:table-cell office:value-type="float" office:value="0.841037" calcext:value-type="float">
            <text:p>0.841037</text:p>
          </table:table-cell>
          <table:table-cell office:value-type="float" office:value="1" calcext:value-type="float">
            <text:p>1</text:p>
          </table:table-cell>
          <table:table-cell office:value-type="float" office:value="1.29695" calcext:value-type="float">
            <text:p>1.29695</text:p>
          </table:table-cell>
        </table:table-row>
        <table:table-row table:style-name="ro1">
          <table:table-cell office:value-type="float" office:value="0.4201" calcext:value-type="float">
            <text:p>0.4201</text:p>
          </table:table-cell>
          <table:table-cell office:value-type="float" office:value="0.166343" calcext:value-type="float">
            <text:p>0.166343</text:p>
          </table:table-cell>
          <table:table-cell office:value-type="float" office:value="0.833657" calcext:value-type="float">
            <text:p>0.833657</text:p>
          </table:table-cell>
          <table:table-cell office:value-type="float" office:value="1" calcext:value-type="float">
            <text:p>1</text:p>
          </table:table-cell>
          <table:table-cell office:value-type="float" office:value="1.29125" calcext:value-type="float">
            <text:p>1.29125</text:p>
          </table:table-cell>
        </table:table-row>
        <table:table-row table:style-name="ro1">
          <table:table-cell office:value-type="float" office:value="0.4301" calcext:value-type="float">
            <text:p>0.4301</text:p>
          </table:table-cell>
          <table:table-cell office:value-type="float" office:value="0.173857" calcext:value-type="float">
            <text:p>0.173857</text:p>
          </table:table-cell>
          <table:table-cell office:value-type="float" office:value="0.826143" calcext:value-type="float">
            <text:p>0.826143</text:p>
          </table:table-cell>
          <table:table-cell office:value-type="float" office:value="1" calcext:value-type="float">
            <text:p>1</text:p>
          </table:table-cell>
          <table:table-cell office:value-type="float" office:value="1.28541" calcext:value-type="float">
            <text:p>1.28541</text:p>
          </table:table-cell>
        </table:table-row>
        <table:table-row table:style-name="ro1">
          <table:table-cell office:value-type="float" office:value="0.4401" calcext:value-type="float">
            <text:p>0.4401</text:p>
          </table:table-cell>
          <table:table-cell office:value-type="float" office:value="0.181502" calcext:value-type="float">
            <text:p>0.181502</text:p>
          </table:table-cell>
          <table:table-cell office:value-type="float" office:value="0.818498" calcext:value-type="float">
            <text:p>0.818498</text:p>
          </table:table-cell>
          <table:table-cell office:value-type="float" office:value="1" calcext:value-type="float">
            <text:p>1</text:p>
          </table:table-cell>
          <table:table-cell office:value-type="float" office:value="1.27945" calcext:value-type="float">
            <text:p>1.27945</text:p>
          </table:table-cell>
        </table:table-row>
        <table:table-row table:style-name="ro1">
          <table:table-cell office:value-type="float" office:value="0.4501" calcext:value-type="float">
            <text:p>0.4501</text:p>
          </table:table-cell>
          <table:table-cell office:value-type="float" office:value="0.189273" calcext:value-type="float">
            <text:p>0.189273</text:p>
          </table:table-cell>
          <table:table-cell office:value-type="float" office:value="0.810727" calcext:value-type="float">
            <text:p>0.810727</text:p>
          </table:table-cell>
          <table:table-cell office:value-type="float" office:value="1" calcext:value-type="float">
            <text:p>1</text:p>
          </table:table-cell>
          <table:table-cell office:value-type="float" office:value="1.27336" calcext:value-type="float">
            <text:p>1.27336</text:p>
          </table:table-cell>
        </table:table-row>
        <table:table-row table:style-name="ro1">
          <table:table-cell office:value-type="float" office:value="0.4601" calcext:value-type="float">
            <text:p>0.4601</text:p>
          </table:table-cell>
          <table:table-cell office:value-type="float" office:value="0.197169" calcext:value-type="float">
            <text:p>0.197169</text:p>
          </table:table-cell>
          <table:table-cell office:value-type="float" office:value="0.802831" calcext:value-type="float">
            <text:p>0.802831</text:p>
          </table:table-cell>
          <table:table-cell office:value-type="float" office:value="1" calcext:value-type="float">
            <text:p>1</text:p>
          </table:table-cell>
          <table:table-cell office:value-type="float" office:value="1.26715" calcext:value-type="float">
            <text:p>1.26715</text:p>
          </table:table-cell>
        </table:table-row>
        <table:table-row table:style-name="ro1">
          <table:table-cell office:value-type="float" office:value="0.4701" calcext:value-type="float">
            <text:p>0.4701</text:p>
          </table:table-cell>
          <table:table-cell office:value-type="float" office:value="0.205187" calcext:value-type="float">
            <text:p>0.205187</text:p>
          </table:table-cell>
          <table:table-cell office:value-type="float" office:value="0.794813" calcext:value-type="float">
            <text:p>0.794813</text:p>
          </table:table-cell>
          <table:table-cell office:value-type="float" office:value="1" calcext:value-type="float">
            <text:p>1</text:p>
          </table:table-cell>
          <table:table-cell office:value-type="float" office:value="1.2608" calcext:value-type="float">
            <text:p>1.2608</text:p>
          </table:table-cell>
        </table:table-row>
        <table:table-row table:style-name="ro1">
          <table:table-cell office:value-type="float" office:value="0.4801" calcext:value-type="float">
            <text:p>0.4801</text:p>
          </table:table-cell>
          <table:table-cell office:value-type="float" office:value="0.213322" calcext:value-type="float">
            <text:p>0.213322</text:p>
          </table:table-cell>
          <table:table-cell office:value-type="float" office:value="0.786678" calcext:value-type="float">
            <text:p>0.786678</text:p>
          </table:table-cell>
          <table:table-cell office:value-type="float" office:value="1" calcext:value-type="float">
            <text:p>1</text:p>
          </table:table-cell>
          <table:table-cell office:value-type="float" office:value="1.25433" calcext:value-type="float">
            <text:p>1.25433</text:p>
          </table:table-cell>
        </table:table-row>
        <table:table-row table:style-name="ro1">
          <table:table-cell office:value-type="float" office:value="0.4901" calcext:value-type="float">
            <text:p>0.4901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778428" calcext:value-type="float">
            <text:p>0.778428</text:p>
          </table:table-cell>
          <table:table-cell office:value-type="float" office:value="1" calcext:value-type="float">
            <text:p>1</text:p>
          </table:table-cell>
          <table:table-cell office:value-type="float" office:value="1.24774" calcext:value-type="float">
            <text:p>1.24774</text:p>
          </table:table-cell>
        </table:table-row>
        <table:table-row table:style-name="ro1">
          <table:table-cell office:value-type="float" office:value="0.5001" calcext:value-type="float">
            <text:p>0.5001</text:p>
          </table:table-cell>
          <table:table-cell office:value-type="float" office:value="0.229933" calcext:value-type="float">
            <text:p>0.229933</text:p>
          </table:table-cell>
          <table:table-cell office:value-type="float" office:value="0.770067" calcext:value-type="float">
            <text:p>0.770067</text:p>
          </table:table-cell>
          <table:table-cell office:value-type="float" office:value="1" calcext:value-type="float">
            <text:p>1</text:p>
          </table:table-cell>
          <table:table-cell office:value-type="float" office:value="1.24102" calcext:value-type="float">
            <text:p>1.24102</text:p>
          </table:table-cell>
        </table:table-row>
        <table:table-row table:style-name="ro1">
          <table:table-cell office:value-type="float" office:value="0.5101" calcext:value-type="float">
            <text:p>0.5101</text:p>
          </table:table-cell>
          <table:table-cell office:value-type="float" office:value="0.238402" calcext:value-type="float">
            <text:p>0.238402</text:p>
          </table:table-cell>
          <table:table-cell office:value-type="float" office:value="0.761598" calcext:value-type="float">
            <text:p>0.761598</text:p>
          </table:table-cell>
          <table:table-cell office:value-type="float" office:value="1" calcext:value-type="float">
            <text:p>1</text:p>
          </table:table-cell>
          <table:table-cell office:value-type="float" office:value="1.23418" calcext:value-type="float">
            <text:p>1.23418</text:p>
          </table:table-cell>
        </table:table-row>
        <table:table-row table:style-name="ro1">
          <table:table-cell office:value-type="float" office:value="0.5201" calcext:value-type="float">
            <text:p>0.5201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0.753024" calcext:value-type="float">
            <text:p>0.753024</text:p>
          </table:table-cell>
          <table:table-cell office:value-type="float" office:value="1" calcext:value-type="float">
            <text:p>1</text:p>
          </table:table-cell>
          <table:table-cell office:value-type="float" office:value="1.22721" calcext:value-type="float">
            <text:p>1.22721</text:p>
          </table:table-cell>
        </table:table-row>
        <table:table-row table:style-name="ro1">
          <table:table-cell office:value-type="float" office:value="0.5301" calcext:value-type="float">
            <text:p>0.5301</text:p>
          </table:table-cell>
          <table:table-cell office:value-type="float" office:value="0.255651" calcext:value-type="float">
            <text:p>0.255651</text:p>
          </table:table-cell>
          <table:table-cell office:value-type="float" office:value="0.744349" calcext:value-type="float">
            <text:p>0.744349</text:p>
          </table:table-cell>
          <table:table-cell office:value-type="float" office:value="1" calcext:value-type="float">
            <text:p>1</text:p>
          </table:table-cell>
          <table:table-cell office:value-type="float" office:value="1.22012" calcext:value-type="float">
            <text:p>1.22012</text:p>
          </table:table-cell>
        </table:table-row>
        <table:table-row table:style-name="ro1">
          <table:table-cell office:value-type="float" office:value="0.5401" calcext:value-type="float">
            <text:p>0.5401</text:p>
          </table:table-cell>
          <table:table-cell office:value-type="float" office:value="0.264424" calcext:value-type="float">
            <text:p>0.264424</text:p>
          </table:table-cell>
          <table:table-cell office:value-type="float" office:value="0.735576" calcext:value-type="float">
            <text:p>0.735576</text:p>
          </table:table-cell>
          <table:table-cell office:value-type="float" office:value="1" calcext:value-type="float">
            <text:p>1</text:p>
          </table:table-cell>
          <table:table-cell office:value-type="float" office:value="1.21291" calcext:value-type="float">
            <text:p>1.21291</text:p>
          </table:table-cell>
        </table:table-row>
        <table:table-row table:style-name="ro1">
          <table:table-cell office:value-type="float" office:value="0.5501" calcext:value-type="float">
            <text:p>0.5501</text:p>
          </table:table-cell>
          <table:table-cell office:value-type="float" office:value="0.273291" calcext:value-type="float">
            <text:p>0.273291</text:p>
          </table:table-cell>
          <table:table-cell office:value-type="float" office:value="0.726709" calcext:value-type="float">
            <text:p>0.726709</text:p>
          </table:table-cell>
          <table:table-cell office:value-type="float" office:value="1" calcext:value-type="float">
            <text:p>1</text:p>
          </table:table-cell>
          <table:table-cell office:value-type="float" office:value="1.20558" calcext:value-type="float">
            <text:p>1.20558</text:p>
          </table:table-cell>
        </table:table-row>
        <table:table-row table:style-name="ro1">
          <table:table-cell office:value-type="float" office:value="0.5601" calcext:value-type="float">
            <text:p>0.5601</text:p>
          </table:table-cell>
          <table:table-cell office:value-type="float" office:value="0.282249" calcext:value-type="float">
            <text:p>0.282249</text:p>
          </table:table-cell>
          <table:table-cell office:value-type="float" office:value="0.717751" calcext:value-type="float">
            <text:p>0.717751</text:p>
          </table:table-cell>
          <table:table-cell office:value-type="float" office:value="1" calcext:value-type="float">
            <text:p>1</text:p>
          </table:table-cell>
          <table:table-cell office:value-type="float" office:value="1.19812" calcext:value-type="float">
            <text:p>1.19812</text:p>
          </table:table-cell>
        </table:table-row>
        <table:table-row table:style-name="ro1">
          <table:table-cell office:value-type="float" office:value="0.5701" calcext:value-type="float">
            <text:p>0.5701</text:p>
          </table:table-cell>
          <table:table-cell office:value-type="float" office:value="0.291294" calcext:value-type="float">
            <text:p>0.291294</text:p>
          </table:table-cell>
          <table:table-cell office:value-type="float" office:value="0.708706" calcext:value-type="float">
            <text:p>0.708706</text:p>
          </table:table-cell>
          <table:table-cell office:value-type="float" office:value="1" calcext:value-type="float">
            <text:p>1</text:p>
          </table:table-cell>
          <table:table-cell office:value-type="float" office:value="1.19055" calcext:value-type="float">
            <text:p>1.19055</text:p>
          </table:table-cell>
        </table:table-row>
        <table:table-row table:style-name="ro1">
          <table:table-cell office:value-type="float" office:value="0.5801" calcext:value-type="float">
            <text:p>0.5801</text:p>
          </table:table-cell>
          <table:table-cell office:value-type="float" office:value="0.300422" calcext:value-type="float">
            <text:p>0.300422</text:p>
          </table:table-cell>
          <table:table-cell office:value-type="float" office:value="0.699578" calcext:value-type="float">
            <text:p>0.699578</text:p>
          </table:table-cell>
          <table:table-cell office:value-type="float" office:value="1" calcext:value-type="float">
            <text:p>1</text:p>
          </table:table-cell>
          <table:table-cell office:value-type="float" office:value="1.18286" calcext:value-type="float">
            <text:p>1.18286</text:p>
          </table:table-cell>
        </table:table-row>
        <table:table-row table:style-name="ro1">
          <table:table-cell office:value-type="float" office:value="0.5901" calcext:value-type="float">
            <text:p>0.5901</text:p>
          </table:table-cell>
          <table:table-cell office:value-type="float" office:value="0.30963" calcext:value-type="float">
            <text:p>0.30963</text:p>
          </table:table-cell>
          <table:table-cell office:value-type="float" office:value="0.69037" calcext:value-type="float">
            <text:p>0.69037</text:p>
          </table:table-cell>
          <table:table-cell office:value-type="float" office:value="1" calcext:value-type="float">
            <text:p>1</text:p>
          </table:table-cell>
          <table:table-cell office:value-type="float" office:value="1.17505" calcext:value-type="float">
            <text:p>1.17505</text:p>
          </table:table-cell>
        </table:table-row>
        <table:table-row table:style-name="ro1">
          <table:table-cell office:value-type="float" office:value="0.6001" calcext:value-type="float">
            <text:p>0.6001</text:p>
          </table:table-cell>
          <table:table-cell office:value-type="float" office:value="0.318914" calcext:value-type="float">
            <text:p>0.318914</text:p>
          </table:table-cell>
          <table:table-cell office:value-type="float" office:value="0.681086" calcext:value-type="float">
            <text:p>0.681086</text:p>
          </table:table-cell>
          <table:table-cell office:value-type="float" office:value="1" calcext:value-type="float">
            <text:p>1</text:p>
          </table:table-cell>
          <table:table-cell office:value-type="float" office:value="1.16712" calcext:value-type="float">
            <text:p>1.16712</text:p>
          </table:table-cell>
        </table:table-row>
        <table:table-row table:style-name="ro1">
          <table:table-cell office:value-type="float" office:value="0.6101" calcext:value-type="float">
            <text:p>0.6101</text:p>
          </table:table-cell>
          <table:table-cell office:value-type="float" office:value="0.328271" calcext:value-type="float">
            <text:p>0.328271</text:p>
          </table:table-cell>
          <table:table-cell office:value-type="float" office:value="0.671729" calcext:value-type="float">
            <text:p>0.671729</text:p>
          </table:table-cell>
          <table:table-cell office:value-type="float" office:value="1" calcext:value-type="float">
            <text:p>1</text:p>
          </table:table-cell>
          <table:table-cell office:value-type="float" office:value="1.15908" calcext:value-type="float">
            <text:p>1.15908</text:p>
          </table:table-cell>
        </table:table-row>
        <table:table-row table:style-name="ro1">
          <table:table-cell office:value-type="float" office:value="0.6201" calcext:value-type="float">
            <text:p>0.6201</text:p>
          </table:table-cell>
          <table:table-cell office:value-type="float" office:value="0.337696" calcext:value-type="float">
            <text:p>0.337696</text:p>
          </table:table-cell>
          <table:table-cell office:value-type="float" office:value="0.662304" calcext:value-type="float">
            <text:p>0.662304</text:p>
          </table:table-cell>
          <table:table-cell office:value-type="float" office:value="1" calcext:value-type="float">
            <text:p>1</text:p>
          </table:table-cell>
          <table:table-cell office:value-type="float" office:value="1.15092" calcext:value-type="float">
            <text:p>1.15092</text:p>
          </table:table-cell>
        </table:table-row>
        <table:table-row table:style-name="ro1">
          <table:table-cell office:value-type="float" office:value="0.6301" calcext:value-type="float">
            <text:p>0.6301</text:p>
          </table:table-cell>
          <table:table-cell office:value-type="float" office:value="0.347187" calcext:value-type="float">
            <text:p>0.347187</text:p>
          </table:table-cell>
          <table:table-cell office:value-type="float" office:value="0.652813" calcext:value-type="float">
            <text:p>0.652813</text:p>
          </table:table-cell>
          <table:table-cell office:value-type="float" office:value="1" calcext:value-type="float">
            <text:p>1</text:p>
          </table:table-cell>
          <table:table-cell office:value-type="float" office:value="1.14264" calcext:value-type="float">
            <text:p>1.14264</text:p>
          </table:table-cell>
        </table:table-row>
        <table:table-row table:style-name="ro1">
          <table:table-cell office:value-type="float" office:value="0.6401" calcext:value-type="float">
            <text:p>0.6401</text:p>
          </table:table-cell>
          <table:table-cell office:value-type="float" office:value="0.356738" calcext:value-type="float">
            <text:p>0.356738</text:p>
          </table:table-cell>
          <table:table-cell office:value-type="float" office:value="0.643262" calcext:value-type="float">
            <text:p>0.643262</text:p>
          </table:table-cell>
          <table:table-cell office:value-type="float" office:value="1" calcext:value-type="float">
            <text:p>1</text:p>
          </table:table-cell>
          <table:table-cell office:value-type="float" office:value="1.13425" calcext:value-type="float">
            <text:p>1.13425</text:p>
          </table:table-cell>
        </table:table-row>
        <table:table-row table:style-name="ro1">
          <table:table-cell office:value-type="float" office:value="0.6501" calcext:value-type="float">
            <text:p>0.6501</text:p>
          </table:table-cell>
          <table:table-cell office:value-type="float" office:value="0.366347" calcext:value-type="float">
            <text:p>0.366347</text:p>
          </table:table-cell>
          <table:table-cell office:value-type="float" office:value="0.633653" calcext:value-type="float">
            <text:p>0.633653</text:p>
          </table:table-cell>
          <table:table-cell office:value-type="float" office:value="1" calcext:value-type="float">
            <text:p>1</text:p>
          </table:table-cell>
          <table:table-cell office:value-type="float" office:value="1.12575" calcext:value-type="float">
            <text:p>1.12575</text:p>
          </table:table-cell>
        </table:table-row>
        <table:table-row table:style-name="ro1">
          <table:table-cell office:value-type="float" office:value="0.6601" calcext:value-type="float">
            <text:p>0.6601</text:p>
          </table:table-cell>
          <table:table-cell office:value-type="float" office:value="0.376009" calcext:value-type="float">
            <text:p>0.376009</text:p>
          </table:table-cell>
          <table:table-cell office:value-type="float" office:value="0.623991" calcext:value-type="float">
            <text:p>0.623991</text:p>
          </table:table-cell>
          <table:table-cell office:value-type="float" office:value="1" calcext:value-type="float">
            <text:p>1</text:p>
          </table:table-cell>
          <table:table-cell office:value-type="float" office:value="1.11713" calcext:value-type="float">
            <text:p>1.11713</text:p>
          </table:table-cell>
        </table:table-row>
        <table:table-row table:style-name="ro1">
          <table:table-cell office:value-type="float" office:value="0.6701" calcext:value-type="float">
            <text:p>0.6701</text:p>
          </table:table-cell>
          <table:table-cell office:value-type="float" office:value="0.385721" calcext:value-type="float">
            <text:p>0.385721</text:p>
          </table:table-cell>
          <table:table-cell office:value-type="float" office:value="0.614279" calcext:value-type="float">
            <text:p>0.614279</text:p>
          </table:table-cell>
          <table:table-cell office:value-type="float" office:value="1" calcext:value-type="float">
            <text:p>1</text:p>
          </table:table-cell>
          <table:table-cell office:value-type="float" office:value="1.1084" calcext:value-type="float">
            <text:p>1.1084</text:p>
          </table:table-cell>
        </table:table-row>
        <table:table-row table:style-name="ro1">
          <table:table-cell office:value-type="float" office:value="0.6801" calcext:value-type="float">
            <text:p>0.6801</text:p>
          </table:table-cell>
          <table:table-cell office:value-type="float" office:value="0.395478" calcext:value-type="float">
            <text:p>0.395478</text:p>
          </table:table-cell>
          <table:table-cell office:value-type="float" office:value="0.604522" calcext:value-type="float">
            <text:p>0.604522</text:p>
          </table:table-cell>
          <table:table-cell office:value-type="float" office:value="1" calcext:value-type="float">
            <text:p>1</text:p>
          </table:table-cell>
          <table:table-cell office:value-type="float" office:value="1.09956" calcext:value-type="float">
            <text:p>1.09956</text:p>
          </table:table-cell>
        </table:table-row>
        <table:table-row table:style-name="ro1">
          <table:table-cell office:value-type="float" office:value="0.6901" calcext:value-type="float">
            <text:p>0.6901</text:p>
          </table:table-cell>
          <table:table-cell office:value-type="float" office:value="0.405278" calcext:value-type="float">
            <text:p>0.405278</text:p>
          </table:table-cell>
          <table:table-cell office:value-type="float" office:value="0.594722" calcext:value-type="float">
            <text:p>0.594722</text:p>
          </table:table-cell>
          <table:table-cell office:value-type="float" office:value="1" calcext:value-type="float">
            <text:p>1</text:p>
          </table:table-cell>
          <table:table-cell office:value-type="float" office:value="1.09062" calcext:value-type="float">
            <text:p>1.09062</text:p>
          </table:table-cell>
        </table:table-row>
        <table:table-row table:style-name="ro1">
          <table:table-cell office:value-type="float" office:value="0.7001" calcext:value-type="float">
            <text:p>0.7001</text:p>
          </table:table-cell>
          <table:table-cell office:value-type="float" office:value="0.415115" calcext:value-type="float">
            <text:p>0.415115</text:p>
          </table:table-cell>
          <table:table-cell office:value-type="float" office:value="0.584885" calcext:value-type="float">
            <text:p>0.584885</text:p>
          </table:table-cell>
          <table:table-cell office:value-type="float" office:value="1" calcext:value-type="float">
            <text:p>1</text:p>
          </table:table-cell>
          <table:table-cell office:value-type="float" office:value="1.08156" calcext:value-type="float">
            <text:p>1.08156</text:p>
          </table:table-cell>
        </table:table-row>
        <table:table-row table:style-name="ro1">
          <table:table-cell office:value-type="float" office:value="0.7101" calcext:value-type="float">
            <text:p>0.7101</text:p>
          </table:table-cell>
          <table:table-cell office:value-type="float" office:value="0.424986" calcext:value-type="float">
            <text:p>0.424986</text:p>
          </table:table-cell>
          <table:table-cell office:value-type="float" office:value="0.575014" calcext:value-type="float">
            <text:p>0.575014</text:p>
          </table:table-cell>
          <table:table-cell office:value-type="float" office:value="1" calcext:value-type="float">
            <text:p>1</text:p>
          </table:table-cell>
          <table:table-cell office:value-type="float" office:value="1.07239" calcext:value-type="float">
            <text:p>1.07239</text:p>
          </table:table-cell>
        </table:table-row>
        <table:table-row table:style-name="ro1">
          <table:table-cell office:value-type="float" office:value="0.7201" calcext:value-type="float">
            <text:p>0.7201</text:p>
          </table:table-cell>
          <table:table-cell office:value-type="float" office:value="0.434887" calcext:value-type="float">
            <text:p>0.434887</text:p>
          </table:table-cell>
          <table:table-cell office:value-type="float" office:value="0.565113" calcext:value-type="float">
            <text:p>0.565113</text:p>
          </table:table-cell>
          <table:table-cell office:value-type="float" office:value="1" calcext:value-type="float">
            <text:p>1</text:p>
          </table:table-cell>
          <table:table-cell office:value-type="float" office:value="1.06312" calcext:value-type="float">
            <text:p>1.06312</text:p>
          </table:table-cell>
        </table:table-row>
        <table:table-row table:style-name="ro1">
          <table:table-cell office:value-type="float" office:value="0.7301" calcext:value-type="float">
            <text:p>0.7301</text:p>
          </table:table-cell>
          <table:table-cell office:value-type="float" office:value="0.444814" calcext:value-type="float">
            <text:p>0.444814</text:p>
          </table:table-cell>
          <table:table-cell office:value-type="float" office:value="0.555186" calcext:value-type="float">
            <text:p>0.555186</text:p>
          </table:table-cell>
          <table:table-cell office:value-type="float" office:value="1" calcext:value-type="float">
            <text:p>1</text:p>
          </table:table-cell>
          <table:table-cell office:value-type="float" office:value="1.05374" calcext:value-type="float">
            <text:p>1.05374</text:p>
          </table:table-cell>
        </table:table-row>
        <table:table-row table:style-name="ro1">
          <table:table-cell office:value-type="float" office:value="0.7401" calcext:value-type="float">
            <text:p>0.7401</text:p>
          </table:table-cell>
          <table:table-cell office:value-type="float" office:value="0.454764" calcext:value-type="float">
            <text:p>0.454764</text:p>
          </table:table-cell>
          <table:table-cell office:value-type="float" office:value="0.545236" calcext:value-type="float">
            <text:p>0.545236</text:p>
          </table:table-cell>
          <table:table-cell office:value-type="float" office:value="1" calcext:value-type="float">
            <text:p>1</text:p>
          </table:table-cell>
          <table:table-cell office:value-type="float" office:value="1.04426" calcext:value-type="float">
            <text:p>1.04426</text:p>
          </table:table-cell>
        </table:table-row>
        <table:table-row table:style-name="ro1">
          <table:table-cell office:value-type="float" office:value="0.7501" calcext:value-type="float">
            <text:p>0.7501</text:p>
          </table:table-cell>
          <table:table-cell office:value-type="float" office:value="0.464731" calcext:value-type="float">
            <text:p>0.464731</text:p>
          </table:table-cell>
          <table:table-cell office:value-type="float" office:value="0.535269" calcext:value-type="float">
            <text:p>0.535269</text:p>
          </table:table-cell>
          <table:table-cell office:value-type="float" office:value="1" calcext:value-type="float">
            <text:p>1</text:p>
          </table:table-cell>
          <table:table-cell office:value-type="float" office:value="1.03467" calcext:value-type="float">
            <text:p>1.03467</text:p>
          </table:table-cell>
        </table:table-row>
        <table:table-row table:style-name="ro1">
          <table:table-cell office:value-type="float" office:value="0.7601" calcext:value-type="float">
            <text:p>0.7601</text:p>
          </table:table-cell>
          <table:table-cell office:value-type="float" office:value="0.474713" calcext:value-type="float">
            <text:p>0.474713</text:p>
          </table:table-cell>
          <table:table-cell office:value-type="float" office:value="0.525287" calcext:value-type="float">
            <text:p>0.525287</text:p>
          </table:table-cell>
          <table:table-cell office:value-type="float" office:value="1" calcext:value-type="float">
            <text:p>1</text:p>
          </table:table-cell>
          <table:table-cell office:value-type="float" office:value="1.02498" calcext:value-type="float">
            <text:p>1.02498</text:p>
          </table:table-cell>
        </table:table-row>
        <table:table-row table:style-name="ro1">
          <table:table-cell office:value-type="float" office:value="0.7701" calcext:value-type="float">
            <text:p>0.7701</text:p>
          </table:table-cell>
          <table:table-cell office:value-type="float" office:value="0.484704" calcext:value-type="float">
            <text:p>0.484704</text:p>
          </table:table-cell>
          <table:table-cell office:value-type="float" office:value="0.515296" calcext:value-type="float">
            <text:p>0.515296</text:p>
          </table:table-cell>
          <table:table-cell office:value-type="float" office:value="1" calcext:value-type="float">
            <text:p>1</text:p>
          </table:table-cell>
          <table:table-cell office:value-type="float" office:value="1.01518" calcext:value-type="float">
            <text:p>1.01518</text:p>
          </table:table-cell>
        </table:table-row>
        <table:table-row table:style-name="ro1">
          <table:table-cell office:value-type="float" office:value="0.7801" calcext:value-type="float">
            <text:p>0.7801</text:p>
          </table:table-cell>
          <table:table-cell office:value-type="float" office:value="0.494702" calcext:value-type="float">
            <text:p>0.494702</text:p>
          </table:table-cell>
          <table:table-cell office:value-type="float" office:value="0.505298" calcext:value-type="float">
            <text:p>0.505298</text:p>
          </table:table-cell>
          <table:table-cell office:value-type="float" office:value="1" calcext:value-type="float">
            <text:p>1</text:p>
          </table:table-cell>
          <table:table-cell office:value-type="float" office:value="1.00528" calcext:value-type="float">
            <text:p>1.00528</text:p>
          </table:table-cell>
        </table:table-row>
        <table:table-row table:style-name="ro1">
          <table:table-cell office:value-type="float" office:value="0.7901" calcext:value-type="float">
            <text:p>0.7901</text:p>
          </table:table-cell>
          <table:table-cell office:value-type="float" office:value="0.504702" calcext:value-type="float">
            <text:p>0.504702</text:p>
          </table:table-cell>
          <table:table-cell office:value-type="float" office:value="0.495298" calcext:value-type="float">
            <text:p>0.495298</text:p>
          </table:table-cell>
          <table:table-cell office:value-type="float" office:value="1" calcext:value-type="float">
            <text:p>1</text:p>
          </table:table-cell>
          <table:table-cell office:value-type="float" office:value="0.995287" calcext:value-type="float">
            <text:p>0.995287</text:p>
          </table:table-cell>
        </table:table-row>
        <table:table-row table:style-name="ro1">
          <table:table-cell office:value-type="float" office:value="0.8001" calcext:value-type="float">
            <text:p>0.8001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4853" calcext:value-type="float">
            <text:p>0.4853</text:p>
          </table:table-cell>
          <table:table-cell office:value-type="float" office:value="1" calcext:value-type="float">
            <text:p>1</text:p>
          </table:table-cell>
          <table:table-cell office:value-type="float" office:value="0.985191" calcext:value-type="float">
            <text:p>0.985191</text:p>
          </table:table-cell>
        </table:table-row>
        <table:table-row table:style-name="ro1">
          <table:table-cell office:value-type="float" office:value="0.8101" calcext:value-type="float">
            <text:p>0.8101</text:p>
          </table:table-cell>
          <table:table-cell office:value-type="float" office:value="0.524692" calcext:value-type="float">
            <text:p>0.524692</text:p>
          </table:table-cell>
          <table:table-cell office:value-type="float" office:value="0.475308" calcext:value-type="float">
            <text:p>0.475308</text:p>
          </table:table-cell>
          <table:table-cell office:value-type="float" office:value="1" calcext:value-type="float">
            <text:p>1</text:p>
          </table:table-cell>
          <table:table-cell office:value-type="float" office:value="0.974996" calcext:value-type="float">
            <text:p>0.974996</text:p>
          </table:table-cell>
        </table:table-row>
        <table:table-row table:style-name="ro1">
          <table:table-cell office:value-type="float" office:value="0.8201" calcext:value-type="float">
            <text:p>0.8201</text:p>
          </table:table-cell>
          <table:table-cell office:value-type="float" office:value="0.534674" calcext:value-type="float">
            <text:p>0.534674</text:p>
          </table:table-cell>
          <table:table-cell office:value-type="float" office:value="0.465326" calcext:value-type="float">
            <text:p>0.465326</text:p>
          </table:table-cell>
          <table:table-cell office:value-type="float" office:value="1" calcext:value-type="float">
            <text:p>1</text:p>
          </table:table-cell>
          <table:table-cell office:value-type="float" office:value="0.964703" calcext:value-type="float">
            <text:p>0.964703</text:p>
          </table:table-cell>
        </table:table-row>
        <table:table-row table:style-name="ro1">
          <table:table-cell office:value-type="float" office:value="0.8301" calcext:value-type="float">
            <text:p>0.8301</text:p>
          </table:table-cell>
          <table:table-cell office:value-type="float" office:value="0.544642" calcext:value-type="float">
            <text:p>0.544642</text:p>
          </table:table-cell>
          <table:table-cell office:value-type="float" office:value="0.455358" calcext:value-type="float">
            <text:p>0.455358</text:p>
          </table:table-cell>
          <table:table-cell office:value-type="float" office:value="1" calcext:value-type="float">
            <text:p>1</text:p>
          </table:table-cell>
          <table:table-cell office:value-type="float" office:value="0.954314" calcext:value-type="float">
            <text:p>0.954314</text:p>
          </table:table-cell>
        </table:table-row>
        <table:table-row table:style-name="ro1">
          <table:table-cell office:value-type="float" office:value="0.8401" calcext:value-type="float">
            <text:p>0.8401</text:p>
          </table:table-cell>
          <table:table-cell office:value-type="float" office:value="0.554593" calcext:value-type="float">
            <text:p>0.554593</text:p>
          </table:table-cell>
          <table:table-cell office:value-type="float" office:value="0.445407" calcext:value-type="float">
            <text:p>0.445407</text:p>
          </table:table-cell>
          <table:table-cell office:value-type="float" office:value="1" calcext:value-type="float">
            <text:p>1</text:p>
          </table:table-cell>
          <table:table-cell office:value-type="float" office:value="0.94383" calcext:value-type="float">
            <text:p>0.94383</text:p>
          </table:table-cell>
        </table:table-row>
        <table:table-row table:style-name="ro1">
          <table:table-cell office:value-type="float" office:value="0.8501" calcext:value-type="float">
            <text:p>0.8501</text:p>
          </table:table-cell>
          <table:table-cell office:value-type="float" office:value="0.564521" calcext:value-type="float">
            <text:p>0.564521</text:p>
          </table:table-cell>
          <table:table-cell office:value-type="float" office:value="0.435479" calcext:value-type="float">
            <text:p>0.435479</text:p>
          </table:table-cell>
          <table:table-cell office:value-type="float" office:value="1" calcext:value-type="float">
            <text:p>1</text:p>
          </table:table-cell>
          <table:table-cell office:value-type="float" office:value="0.933251" calcext:value-type="float">
            <text:p>0.933251</text:p>
          </table:table-cell>
        </table:table-row>
        <table:table-row table:style-name="ro1">
          <table:table-cell office:value-type="float" office:value="0.8601" calcext:value-type="float">
            <text:p>0.8601</text:p>
          </table:table-cell>
          <table:table-cell office:value-type="float" office:value="0.574424" calcext:value-type="float">
            <text:p>0.574424</text:p>
          </table:table-cell>
          <table:table-cell office:value-type="float" office:value="0.425576" calcext:value-type="float">
            <text:p>0.425576</text:p>
          </table:table-cell>
          <table:table-cell office:value-type="float" office:value="1" calcext:value-type="float">
            <text:p>1</text:p>
          </table:table-cell>
          <table:table-cell office:value-type="float" office:value="0.922579" calcext:value-type="float">
            <text:p>0.922579</text:p>
          </table:table-cell>
        </table:table-row>
        <table:table-row table:style-name="ro1">
          <table:table-cell office:value-type="float" office:value="0.8701" calcext:value-type="float">
            <text:p>0.8701</text:p>
          </table:table-cell>
          <table:table-cell office:value-type="float" office:value="0.584297" calcext:value-type="float">
            <text:p>0.584297</text:p>
          </table:table-cell>
          <table:table-cell office:value-type="float" office:value="0.415703" calcext:value-type="float">
            <text:p>0.415703</text:p>
          </table:table-cell>
          <table:table-cell office:value-type="float" office:value="1" calcext:value-type="float">
            <text:p>1</text:p>
          </table:table-cell>
          <table:table-cell office:value-type="float" office:value="0.911814" calcext:value-type="float">
            <text:p>0.911814</text:p>
          </table:table-cell>
        </table:table-row>
        <table:table-row table:style-name="ro1">
          <table:table-cell office:value-type="float" office:value="0.8801" calcext:value-type="float">
            <text:p>0.8801</text:p>
          </table:table-cell>
          <table:table-cell office:value-type="float" office:value="0.594137" calcext:value-type="float">
            <text:p>0.594137</text:p>
          </table:table-cell>
          <table:table-cell office:value-type="float" office:value="0.405863" calcext:value-type="float">
            <text:p>0.405863</text:p>
          </table:table-cell>
          <table:table-cell office:value-type="float" office:value="1" calcext:value-type="float">
            <text:p>1</text:p>
          </table:table-cell>
          <table:table-cell office:value-type="float" office:value="0.900959" calcext:value-type="float">
            <text:p>0.900959</text:p>
          </table:table-cell>
        </table:table-row>
        <table:table-row table:style-name="ro1">
          <table:table-cell office:value-type="float" office:value="0.8901" calcext:value-type="float">
            <text:p>0.8901</text:p>
          </table:table-cell>
          <table:table-cell office:value-type="float" office:value="0.603938" calcext:value-type="float">
            <text:p>0.603938</text:p>
          </table:table-cell>
          <table:table-cell office:value-type="float" office:value="0.396062" calcext:value-type="float">
            <text:p>0.396062</text:p>
          </table:table-cell>
          <table:table-cell office:value-type="float" office:value="1" calcext:value-type="float">
            <text:p>1</text:p>
          </table:table-cell>
          <table:table-cell office:value-type="float" office:value="0.890013" calcext:value-type="float">
            <text:p>0.890013</text:p>
          </table:table-cell>
        </table:table-row>
        <table:table-row table:style-name="ro1">
          <table:table-cell office:value-type="float" office:value="0.9001" calcext:value-type="float">
            <text:p>0.9001</text:p>
          </table:table-cell>
          <table:table-cell office:value-type="float" office:value="0.613698" calcext:value-type="float">
            <text:p>0.613698</text:p>
          </table:table-cell>
          <table:table-cell office:value-type="float" office:value="0.386302" calcext:value-type="float">
            <text:p>0.386302</text:p>
          </table:table-cell>
          <table:table-cell office:value-type="float" office:value="1" calcext:value-type="float">
            <text:p>1</text:p>
          </table:table-cell>
          <table:table-cell office:value-type="float" office:value="0.878978" calcext:value-type="float">
            <text:p>0.878978</text:p>
          </table:table-cell>
        </table:table-row>
        <table:table-row table:style-name="ro1">
          <table:table-cell office:value-type="float" office:value="0.9101" calcext:value-type="float">
            <text:p>0.9101</text:p>
          </table:table-cell>
          <table:table-cell office:value-type="float" office:value="0.623413" calcext:value-type="float">
            <text:p>0.623413</text:p>
          </table:table-cell>
          <table:table-cell office:value-type="float" office:value="0.376587" calcext:value-type="float">
            <text:p>0.376587</text:p>
          </table:table-cell>
          <table:table-cell office:value-type="float" office:value="1" calcext:value-type="float">
            <text:p>1</text:p>
          </table:table-cell>
          <table:table-cell office:value-type="float" office:value="0.867856" calcext:value-type="float">
            <text:p>0.867856</text:p>
          </table:table-cell>
        </table:table-row>
        <table:table-row table:style-name="ro1">
          <table:table-cell office:value-type="float" office:value="0.9201" calcext:value-type="float">
            <text:p>0.9201</text:p>
          </table:table-cell>
          <table:table-cell office:value-type="float" office:value="0.633078" calcext:value-type="float">
            <text:p>0.633078</text:p>
          </table:table-cell>
          <table:table-cell office:value-type="float" office:value="0.366922" calcext:value-type="float">
            <text:p>0.366922</text:p>
          </table:table-cell>
          <table:table-cell office:value-type="float" office:value="1" calcext:value-type="float">
            <text:p>1</text:p>
          </table:table-cell>
          <table:table-cell office:value-type="float" office:value="0.856647" calcext:value-type="float">
            <text:p>0.856647</text:p>
          </table:table-cell>
        </table:table-row>
        <table:table-row table:style-name="ro1">
          <table:table-cell office:value-type="float" office:value="0.9301" calcext:value-type="float">
            <text:p>0.9301</text:p>
          </table:table-cell>
          <table:table-cell office:value-type="float" office:value="0.64269" calcext:value-type="float">
            <text:p>0.64269</text:p>
          </table:table-cell>
          <table:table-cell office:value-type="float" office:value="0.35731" calcext:value-type="float">
            <text:p>0.35731</text:p>
          </table:table-cell>
          <table:table-cell office:value-type="float" office:value="1" calcext:value-type="float">
            <text:p>1</text:p>
          </table:table-cell>
          <table:table-cell office:value-type="float" office:value="0.845352" calcext:value-type="float">
            <text:p>0.845352</text:p>
          </table:table-cell>
        </table:table-row>
        <table:table-row table:style-name="ro1">
          <table:table-cell office:value-type="float" office:value="0.9401" calcext:value-type="float">
            <text:p>0.9401</text:p>
          </table:table-cell>
          <table:table-cell office:value-type="float" office:value="0.652245" calcext:value-type="float">
            <text:p>0.652245</text:p>
          </table:table-cell>
          <table:table-cell office:value-type="float" office:value="0.347755" calcext:value-type="float">
            <text:p>0.347755</text:p>
          </table:table-cell>
          <table:table-cell office:value-type="float" office:value="1" calcext:value-type="float">
            <text:p>1</text:p>
          </table:table-cell>
          <table:table-cell office:value-type="float" office:value="0.833972" calcext:value-type="float">
            <text:p>0.833972</text:p>
          </table:table-cell>
        </table:table-row>
        <table:table-row table:style-name="ro1">
          <table:table-cell office:value-type="float" office:value="0.9501" calcext:value-type="float">
            <text:p>0.9501</text:p>
          </table:table-cell>
          <table:table-cell office:value-type="float" office:value="0.661739" calcext:value-type="float">
            <text:p>0.661739</text:p>
          </table:table-cell>
          <table:table-cell office:value-type="float" office:value="0.338261" calcext:value-type="float">
            <text:p>0.338261</text:p>
          </table:table-cell>
          <table:table-cell office:value-type="float" office:value="1" calcext:value-type="float">
            <text:p>1</text:p>
          </table:table-cell>
          <table:table-cell office:value-type="float" office:value="0.822509" calcext:value-type="float">
            <text:p>0.822509</text:p>
          </table:table-cell>
        </table:table-row>
        <table:table-row table:style-name="ro1">
          <table:table-cell office:value-type="float" office:value="0.9601" calcext:value-type="float">
            <text:p>0.9601</text:p>
          </table:table-cell>
          <table:table-cell office:value-type="float" office:value="0.671169" calcext:value-type="float">
            <text:p>0.671169</text:p>
          </table:table-cell>
          <table:table-cell office:value-type="float" office:value="0.328831" calcext:value-type="float">
            <text:p>0.328831</text:p>
          </table:table-cell>
          <table:table-cell office:value-type="float" office:value="1" calcext:value-type="float">
            <text:p>1</text:p>
          </table:table-cell>
          <table:table-cell office:value-type="float" office:value="0.810964" calcext:value-type="float">
            <text:p>0.810964</text:p>
          </table:table-cell>
        </table:table-row>
        <table:table-row table:style-name="ro1">
          <table:table-cell office:value-type="float" office:value="0.9701" calcext:value-type="float">
            <text:p>0.9701</text:p>
          </table:table-cell>
          <table:table-cell office:value-type="float" office:value="0.68053" calcext:value-type="float">
            <text:p>0.68053</text:p>
          </table:table-cell>
          <table:table-cell office:value-type="float" office:value="0.31947" calcext:value-type="float">
            <text:p>0.31947</text:p>
          </table:table-cell>
          <table:table-cell office:value-type="float" office:value="1" calcext:value-type="float">
            <text:p>1</text:p>
          </table:table-cell>
          <table:table-cell office:value-type="float" office:value="0.799338" calcext:value-type="float">
            <text:p>0.799338</text:p>
          </table:table-cell>
        </table:table-row>
        <table:table-row table:style-name="ro1">
          <table:table-cell office:value-type="float" office:value="0.9801" calcext:value-type="float">
            <text:p>0.9801</text:p>
          </table:table-cell>
          <table:table-cell office:value-type="float" office:value="0.689818" calcext:value-type="float">
            <text:p>0.689818</text:p>
          </table:table-cell>
          <table:table-cell office:value-type="float" office:value="0.310182" calcext:value-type="float">
            <text:p>0.310182</text:p>
          </table:table-cell>
          <table:table-cell office:value-type="float" office:value="1" calcext:value-type="float">
            <text:p>1</text:p>
          </table:table-cell>
          <table:table-cell office:value-type="float" office:value="0.787631" calcext:value-type="float">
            <text:p>0.787631</text:p>
          </table:table-cell>
        </table:table-row>
        <table:table-row table:style-name="ro1">
          <table:table-cell office:value-type="float" office:value="0.9901" calcext:value-type="float">
            <text:p>0.9901</text:p>
          </table:table-cell>
          <table:table-cell office:value-type="float" office:value="0.699031" calcext:value-type="float">
            <text:p>0.699031</text:p>
          </table:table-cell>
          <table:table-cell office:value-type="float" office:value="0.300969" calcext:value-type="float">
            <text:p>0.300969</text:p>
          </table:table-cell>
          <table:table-cell office:value-type="float" office:value="1" calcext:value-type="float">
            <text:p>1</text:p>
          </table:table-cell>
          <table:table-cell office:value-type="float" office:value="0.775846" calcext:value-type="float">
            <text:p>0.775846</text:p>
          </table:table-cell>
        </table:table-row>
        <table:table-row table:style-name="ro1">
          <table:table-cell office:value-type="float" office:value="1.0001" calcext:value-type="float">
            <text:p>1.0001</text:p>
          </table:table-cell>
          <table:table-cell office:value-type="float" office:value="0.708164" calcext:value-type="float">
            <text:p>0.708164</text:p>
          </table:table-cell>
          <table:table-cell office:value-type="float" office:value="0.291836" calcext:value-type="float">
            <text:p>0.291836</text:p>
          </table:table-cell>
          <table:table-cell office:value-type="float" office:value="1" calcext:value-type="float">
            <text:p>1</text:p>
          </table:table-cell>
          <table:table-cell office:value-type="float" office:value="0.763984" calcext:value-type="float">
            <text:p>0.763984</text:p>
          </table:table-cell>
        </table:table-row>
        <table:table-row table:style-name="ro1">
          <table:table-cell office:value-type="float" office:value="1.0101" calcext:value-type="float">
            <text:p>1.0101</text:p>
          </table:table-cell>
          <table:table-cell office:value-type="float" office:value="0.717214" calcext:value-type="float">
            <text:p>0.717214</text:p>
          </table:table-cell>
          <table:table-cell office:value-type="float" office:value="0.282786" calcext:value-type="float">
            <text:p>0.282786</text:p>
          </table:table-cell>
          <table:table-cell office:value-type="float" office:value="1" calcext:value-type="float">
            <text:p>1</text:p>
          </table:table-cell>
          <table:table-cell office:value-type="float" office:value="0.752045" calcext:value-type="float">
            <text:p>0.752045</text:p>
          </table:table-cell>
        </table:table-row>
        <table:table-row table:style-name="ro1">
          <table:table-cell office:value-type="float" office:value="1.0201" calcext:value-type="float">
            <text:p>1.0201</text:p>
          </table:table-cell>
          <table:table-cell office:value-type="float" office:value="0.726177" calcext:value-type="float">
            <text:p>0.726177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1" calcext:value-type="float">
            <text:p>1</text:p>
          </table:table-cell>
          <table:table-cell office:value-type="float" office:value="0.740031" calcext:value-type="float">
            <text:p>0.740031</text:p>
          </table:table-cell>
        </table:table-row>
        <table:table-row table:style-name="ro1">
          <table:table-cell office:value-type="float" office:value="1.0301" calcext:value-type="float">
            <text:p>1.0301</text:p>
          </table:table-cell>
          <table:table-cell office:value-type="float" office:value="0.73505" calcext:value-type="float">
            <text:p>0.73505</text:p>
          </table:table-cell>
          <table:table-cell office:value-type="float" office:value="0.26495" calcext:value-type="float">
            <text:p>0.26495</text:p>
          </table:table-cell>
          <table:table-cell office:value-type="float" office:value="1" calcext:value-type="float">
            <text:p>1</text:p>
          </table:table-cell>
          <table:table-cell office:value-type="float" office:value="0.727943" calcext:value-type="float">
            <text:p>0.727943</text:p>
          </table:table-cell>
        </table:table-row>
        <table:table-row table:style-name="ro1">
          <table:table-cell office:value-type="float" office:value="1.0401" calcext:value-type="float">
            <text:p>1.0401</text:p>
          </table:table-cell>
          <table:table-cell office:value-type="float" office:value="0.743828" calcext:value-type="float">
            <text:p>0.743828</text:p>
          </table:table-cell>
          <table:table-cell office:value-type="float" office:value="0.256172" calcext:value-type="float">
            <text:p>0.256172</text:p>
          </table:table-cell>
          <table:table-cell office:value-type="float" office:value="1" calcext:value-type="float">
            <text:p>1</text:p>
          </table:table-cell>
          <table:table-cell office:value-type="float" office:value="0.715782" calcext:value-type="float">
            <text:p>0.715782</text:p>
          </table:table-cell>
        </table:table-row>
        <table:table-row table:style-name="ro1">
          <table:table-cell office:value-type="float" office:value="1.0501" calcext:value-type="float">
            <text:p>1.0501</text:p>
          </table:table-cell>
          <table:table-cell office:value-type="float" office:value="0.752509" calcext:value-type="float">
            <text:p>0.752509</text:p>
          </table:table-cell>
          <table:table-cell office:value-type="float" office:value="0.247491" calcext:value-type="float">
            <text:p>0.247491</text:p>
          </table:table-cell>
          <table:table-cell office:value-type="float" office:value="1" calcext:value-type="float">
            <text:p>1</text:p>
          </table:table-cell>
          <table:table-cell office:value-type="float" office:value="0.703549" calcext:value-type="float">
            <text:p>0.703549</text:p>
          </table:table-cell>
        </table:table-row>
        <table:table-row table:style-name="ro1">
          <table:table-cell office:value-type="float" office:value="1.0601" calcext:value-type="float">
            <text:p>1.0601</text:p>
          </table:table-cell>
          <table:table-cell office:value-type="float" office:value="0.761089" calcext:value-type="float">
            <text:p>0.761089</text:p>
          </table:table-cell>
          <table:table-cell office:value-type="float" office:value="0.238911" calcext:value-type="float">
            <text:p>0.238911</text:p>
          </table:table-cell>
          <table:table-cell office:value-type="float" office:value="1" calcext:value-type="float">
            <text:p>1</text:p>
          </table:table-cell>
          <table:table-cell office:value-type="float" office:value="0.691246" calcext:value-type="float">
            <text:p>0.691246</text:p>
          </table:table-cell>
        </table:table-row>
        <table:table-row table:style-name="ro1">
          <table:table-cell office:value-type="float" office:value="1.0701" calcext:value-type="float">
            <text:p>1.0701</text:p>
          </table:table-cell>
          <table:table-cell office:value-type="float" office:value="0.769565" calcext:value-type="float">
            <text:p>0.769565</text:p>
          </table:table-cell>
          <table:table-cell office:value-type="float" office:value="0.230435" calcext:value-type="float">
            <text:p>0.230435</text:p>
          </table:table-cell>
          <table:table-cell office:value-type="float" office:value="1" calcext:value-type="float">
            <text:p>1</text:p>
          </table:table-cell>
          <table:table-cell office:value-type="float" office:value="0.678874" calcext:value-type="float">
            <text:p>0.678874</text:p>
          </table:table-cell>
        </table:table-row>
        <table:table-row table:style-name="ro1">
          <table:table-cell office:value-type="float" office:value="1.0801" calcext:value-type="float">
            <text:p>1.0801</text:p>
          </table:table-cell>
          <table:table-cell office:value-type="float" office:value="0.777933" calcext:value-type="float">
            <text:p>0.777933</text:p>
          </table:table-cell>
          <table:table-cell office:value-type="float" office:value="0.222067" calcext:value-type="float">
            <text:p>0.222067</text:p>
          </table:table-cell>
          <table:table-cell office:value-type="float" office:value="1" calcext:value-type="float">
            <text:p>1</text:p>
          </table:table-cell>
          <table:table-cell office:value-type="float" office:value="0.666434" calcext:value-type="float">
            <text:p>0.666434</text:p>
          </table:table-cell>
        </table:table-row>
        <table:table-row table:style-name="ro1">
          <table:table-cell office:value-type="float" office:value="1.0901" calcext:value-type="float">
            <text:p>1.0901</text:p>
          </table:table-cell>
          <table:table-cell office:value-type="float" office:value="0.786189" calcext:value-type="float">
            <text:p>0.786189</text:p>
          </table:table-cell>
          <table:table-cell office:value-type="float" office:value="0.213811" calcext:value-type="float">
            <text:p>0.213811</text:p>
          </table:table-cell>
          <table:table-cell office:value-type="float" office:value="1" calcext:value-type="float">
            <text:p>1</text:p>
          </table:table-cell>
          <table:table-cell office:value-type="float" office:value="0.653928" calcext:value-type="float">
            <text:p>0.653928</text:p>
          </table:table-cell>
        </table:table-row>
        <table:table-row table:style-name="ro1">
          <table:table-cell office:value-type="float" office:value="1.1001" calcext:value-type="float">
            <text:p>1.1001</text:p>
          </table:table-cell>
          <table:table-cell office:value-type="float" office:value="0.794331" calcext:value-type="float">
            <text:p>0.794331</text:p>
          </table:table-cell>
          <table:table-cell office:value-type="float" office:value="0.205669" calcext:value-type="float">
            <text:p>0.205669</text:p>
          </table:table-cell>
          <table:table-cell office:value-type="float" office:value="1" calcext:value-type="float">
            <text:p>1</text:p>
          </table:table-cell>
          <table:table-cell office:value-type="float" office:value="0.641356" calcext:value-type="float">
            <text:p>0.641356</text:p>
          </table:table-cell>
        </table:table-row>
        <table:table-row table:style-name="ro1">
          <table:table-cell office:value-type="float" office:value="1.1101" calcext:value-type="float">
            <text:p>1.1101</text:p>
          </table:table-cell>
          <table:table-cell office:value-type="float" office:value="0.802356" calcext:value-type="float">
            <text:p>0.802356</text:p>
          </table:table-cell>
          <table:table-cell office:value-type="float" office:value="0.197644" calcext:value-type="float">
            <text:p>0.197644</text:p>
          </table:table-cell>
          <table:table-cell office:value-type="float" office:value="1" calcext:value-type="float">
            <text:p>1</text:p>
          </table:table-cell>
          <table:table-cell office:value-type="float" office:value="0.62872" calcext:value-type="float">
            <text:p>0.62872</text:p>
          </table:table-cell>
        </table:table-row>
        <table:table-row table:style-name="ro1">
          <table:table-cell office:value-type="float" office:value="1.1201" calcext:value-type="float">
            <text:p>1.1201</text:p>
          </table:table-cell>
          <table:table-cell office:value-type="float" office:value="0.810259" calcext:value-type="float">
            <text:p>0.810259</text:p>
          </table:table-cell>
          <table:table-cell office:value-type="float" office:value="0.189741" calcext:value-type="float">
            <text:p>0.189741</text:p>
          </table:table-cell>
          <table:table-cell office:value-type="float" office:value="1" calcext:value-type="float">
            <text:p>1</text:p>
          </table:table-cell>
          <table:table-cell office:value-type="float" office:value="0.616021" calcext:value-type="float">
            <text:p>0.616021</text:p>
          </table:table-cell>
        </table:table-row>
        <table:table-row table:style-name="ro1">
          <table:table-cell office:value-type="float" office:value="1.1301" calcext:value-type="float">
            <text:p>1.1301</text:p>
          </table:table-cell>
          <table:table-cell office:value-type="float" office:value="0.818039" calcext:value-type="float">
            <text:p>0.818039</text:p>
          </table:table-cell>
          <table:table-cell office:value-type="float" office:value="0.181961" calcext:value-type="float">
            <text:p>0.181961</text:p>
          </table:table-cell>
          <table:table-cell office:value-type="float" office:value="1" calcext:value-type="float">
            <text:p>1</text:p>
          </table:table-cell>
          <table:table-cell office:value-type="float" office:value="0.60326" calcext:value-type="float">
            <text:p>0.60326</text:p>
          </table:table-cell>
        </table:table-row>
        <table:table-row table:style-name="ro1">
          <table:table-cell office:value-type="float" office:value="1.1401" calcext:value-type="float">
            <text:p>1.1401</text:p>
          </table:table-cell>
          <table:table-cell office:value-type="float" office:value="0.825691" calcext:value-type="float">
            <text:p>0.825691</text:p>
          </table:table-cell>
          <table:table-cell office:value-type="float" office:value="0.174309" calcext:value-type="float">
            <text:p>0.174309</text:p>
          </table:table-cell>
          <table:table-cell office:value-type="float" office:value="1" calcext:value-type="float">
            <text:p>1</text:p>
          </table:table-cell>
          <table:table-cell office:value-type="float" office:value="0.590439" calcext:value-type="float">
            <text:p>0.590439</text:p>
          </table:table-cell>
        </table:table-row>
        <table:table-row table:style-name="ro1">
          <table:table-cell office:value-type="float" office:value="1.1501" calcext:value-type="float">
            <text:p>1.1501</text:p>
          </table:table-cell>
          <table:table-cell office:value-type="float" office:value="0.833213" calcext:value-type="float">
            <text:p>0.833213</text:p>
          </table:table-cell>
          <table:table-cell office:value-type="float" office:value="0.166787" calcext:value-type="float">
            <text:p>0.166787</text:p>
          </table:table-cell>
          <table:table-cell office:value-type="float" office:value="1" calcext:value-type="float">
            <text:p>1</text:p>
          </table:table-cell>
          <table:table-cell office:value-type="float" office:value="0.577559" calcext:value-type="float">
            <text:p>0.577559</text:p>
          </table:table-cell>
        </table:table-row>
        <table:table-row table:style-name="ro1">
          <table:table-cell office:value-type="float" office:value="1.1601" calcext:value-type="float">
            <text:p>1.1601</text:p>
          </table:table-cell>
          <table:table-cell office:value-type="float" office:value="0.840601" calcext:value-type="float">
            <text:p>0.840601</text:p>
          </table:table-cell>
          <table:table-cell office:value-type="float" office:value="0.159399" calcext:value-type="float">
            <text:p>0.159399</text:p>
          </table:table-cell>
          <table:table-cell office:value-type="float" office:value="1" calcext:value-type="float">
            <text:p>1</text:p>
          </table:table-cell>
          <table:table-cell office:value-type="float" office:value="0.564622" calcext:value-type="float">
            <text:p>0.564622</text:p>
          </table:table-cell>
        </table:table-row>
        <table:table-row table:style-name="ro1">
          <table:table-cell office:value-type="float" office:value="1.1701" calcext:value-type="float">
            <text:p>1.1701</text:p>
          </table:table-cell>
          <table:table-cell office:value-type="float" office:value="0.847854" calcext:value-type="float">
            <text:p>0.847854</text:p>
          </table:table-cell>
          <table:table-cell office:value-type="float" office:value="0.152146" calcext:value-type="float">
            <text:p>0.152146</text:p>
          </table:table-cell>
          <table:table-cell office:value-type="float" office:value="1" calcext:value-type="float">
            <text:p>1</text:p>
          </table:table-cell>
          <table:table-cell office:value-type="float" office:value="0.551628" calcext:value-type="float">
            <text:p>0.551628</text:p>
          </table:table-cell>
        </table:table-row>
        <table:table-row table:style-name="ro1">
          <table:table-cell office:value-type="float" office:value="1.1801" calcext:value-type="float">
            <text:p>1.1801</text:p>
          </table:table-cell>
          <table:table-cell office:value-type="float" office:value="0.854967" calcext:value-type="float">
            <text:p>0.854967</text:p>
          </table:table-cell>
          <table:table-cell office:value-type="float" office:value="0.145033" calcext:value-type="float">
            <text:p>0.145033</text:p>
          </table:table-cell>
          <table:table-cell office:value-type="float" office:value="1" calcext:value-type="float">
            <text:p>1</text:p>
          </table:table-cell>
          <table:table-cell office:value-type="float" office:value="0.538578" calcext:value-type="float">
            <text:p>0.538578</text:p>
          </table:table-cell>
        </table:table-row>
        <table:table-row table:style-name="ro1">
          <table:table-cell office:value-type="float" office:value="1.1901" calcext:value-type="float">
            <text:p>1.1901</text:p>
          </table:table-cell>
          <table:table-cell office:value-type="float" office:value="0.861938" calcext:value-type="float">
            <text:p>0.861938</text:p>
          </table:table-cell>
          <table:table-cell office:value-type="float" office:value="0.138062" calcext:value-type="float">
            <text:p>0.138062</text:p>
          </table:table-cell>
          <table:table-cell office:value-type="float" office:value="1" calcext:value-type="float">
            <text:p>1</text:p>
          </table:table-cell>
          <table:table-cell office:value-type="float" office:value="0.525475" calcext:value-type="float">
            <text:p>0.525475</text:p>
          </table:table-cell>
        </table:table-row>
        <table:table-row table:style-name="ro1">
          <table:table-cell office:value-type="float" office:value="1.2001" calcext:value-type="float">
            <text:p>1.2001</text:p>
          </table:table-cell>
          <table:table-cell office:value-type="float" office:value="0.868764" calcext:value-type="float">
            <text:p>0.868764</text:p>
          </table:table-cell>
          <table:table-cell office:value-type="float" office:value="0.131236" calcext:value-type="float">
            <text:p>0.131236</text:p>
          </table:table-cell>
          <table:table-cell office:value-type="float" office:value="1" calcext:value-type="float">
            <text:p>1</text:p>
          </table:table-cell>
          <table:table-cell office:value-type="float" office:value="0.512319" calcext:value-type="float">
            <text:p>0.512319</text:p>
          </table:table-cell>
        </table:table-row>
        <table:table-row table:style-name="ro1">
          <table:table-cell office:value-type="float" office:value="1.2101" calcext:value-type="float">
            <text:p>1.2101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124557" calcext:value-type="float">
            <text:p>0.124557</text:p>
          </table:table-cell>
          <table:table-cell office:value-type="float" office:value="1" calcext:value-type="float">
            <text:p>1</text:p>
          </table:table-cell>
          <table:table-cell office:value-type="float" office:value="0.499113" calcext:value-type="float">
            <text:p>0.499113</text:p>
          </table:table-cell>
        </table:table-row>
        <table:table-row table:style-name="ro1">
          <table:table-cell office:value-type="float" office:value="1.2201" calcext:value-type="float">
            <text:p>1.2201</text:p>
          </table:table-cell>
          <table:table-cell office:value-type="float" office:value="0.881972" calcext:value-type="float">
            <text:p>0.881972</text:p>
          </table:table-cell>
          <table:table-cell office:value-type="float" office:value="0.118028" calcext:value-type="float">
            <text:p>0.118028</text:p>
          </table:table-cell>
          <table:table-cell office:value-type="float" office:value="1" calcext:value-type="float">
            <text:p>1</text:p>
          </table:table-cell>
          <table:table-cell office:value-type="float" office:value="0.485856" calcext:value-type="float">
            <text:p>0.485856</text:p>
          </table:table-cell>
        </table:table-row>
        <table:table-row table:style-name="ro1">
          <table:table-cell office:value-type="float" office:value="1.2301" calcext:value-type="float">
            <text:p>1.2301</text:p>
          </table:table-cell>
          <table:table-cell office:value-type="float" office:value="0.888348" calcext:value-type="float">
            <text:p>0.888348</text:p>
          </table:table-cell>
          <table:table-cell office:value-type="float" office:value="0.111652" calcext:value-type="float">
            <text:p>0.111652</text:p>
          </table:table-cell>
          <table:table-cell office:value-type="float" office:value="1" calcext:value-type="float">
            <text:p>1</text:p>
          </table:table-cell>
          <table:table-cell office:value-type="float" office:value="0.47255" calcext:value-type="float">
            <text:p>0.47255</text:p>
          </table:table-cell>
        </table:table-row>
        <table:table-row table:style-name="ro1">
          <table:table-cell office:value-type="float" office:value="1.2401" calcext:value-type="float">
            <text:p>1.2401</text:p>
          </table:table-cell>
          <table:table-cell office:value-type="float" office:value="0.894569" calcext:value-type="float">
            <text:p>0.894569</text:p>
          </table:table-cell>
          <table:table-cell office:value-type="float" office:value="0.105431" calcext:value-type="float">
            <text:p>0.105431</text:p>
          </table:table-cell>
          <table:table-cell office:value-type="float" office:value="1" calcext:value-type="float">
            <text:p>1</text:p>
          </table:table-cell>
          <table:table-cell office:value-type="float" office:value="0.459198" calcext:value-type="float">
            <text:p>0.459198</text:p>
          </table:table-cell>
        </table:table-row>
        <table:table-row table:style-name="ro1">
          <table:table-cell office:value-type="float" office:value="1.2501" calcext:value-type="float">
            <text:p>1.2501</text:p>
          </table:table-cell>
          <table:table-cell office:value-type="float" office:value="0.900632" calcext:value-type="float">
            <text:p>0.900632</text:p>
          </table:table-cell>
          <table:table-cell office:value-type="float" office:value="0.0993684" calcext:value-type="float">
            <text:p>0.0993684</text:p>
          </table:table-cell>
          <table:table-cell office:value-type="float" office:value="1" calcext:value-type="float">
            <text:p>1</text:p>
          </table:table-cell>
          <table:table-cell office:value-type="float" office:value="0.445799" calcext:value-type="float">
            <text:p>0.445799</text:p>
          </table:table-cell>
        </table:table-row>
        <table:table-row table:style-name="ro1">
          <table:table-cell office:value-type="float" office:value="1.2601" calcext:value-type="float">
            <text:p>1.2601</text:p>
          </table:table-cell>
          <table:table-cell office:value-type="float" office:value="0.906534" calcext:value-type="float">
            <text:p>0.906534</text:p>
          </table:table-cell>
          <table:table-cell office:value-type="float" office:value="0.0934658" calcext:value-type="float">
            <text:p>0.0934658</text:p>
          </table:table-cell>
          <table:table-cell office:value-type="float" office:value="1" calcext:value-type="float">
            <text:p>1</text:p>
          </table:table-cell>
          <table:table-cell office:value-type="float" office:value="0.432356" calcext:value-type="float">
            <text:p>0.432356</text:p>
          </table:table-cell>
        </table:table-row>
        <table:table-row table:style-name="ro1">
          <table:table-cell office:value-type="float" office:value="1.2701" calcext:value-type="float">
            <text:p>1.2701</text:p>
          </table:table-cell>
          <table:table-cell office:value-type="float" office:value="0.912274" calcext:value-type="float">
            <text:p>0.912274</text:p>
          </table:table-cell>
          <table:table-cell office:value-type="float" office:value="0.0877258" calcext:value-type="float">
            <text:p>0.0877258</text:p>
          </table:table-cell>
          <table:table-cell office:value-type="float" office:value="1" calcext:value-type="float">
            <text:p>1</text:p>
          </table:table-cell>
          <table:table-cell office:value-type="float" office:value="0.418869" calcext:value-type="float">
            <text:p>0.418869</text:p>
          </table:table-cell>
        </table:table-row>
        <table:table-row table:style-name="ro1">
          <table:table-cell office:value-type="float" office:value="1.2801" calcext:value-type="float">
            <text:p>1.2801</text:p>
          </table:table-cell>
          <table:table-cell office:value-type="float" office:value="0.917849" calcext:value-type="float">
            <text:p>0.917849</text:p>
          </table:table-cell>
          <table:table-cell office:value-type="float" office:value="0.0821507" calcext:value-type="float">
            <text:p>0.0821507</text:p>
          </table:table-cell>
          <table:table-cell office:value-type="float" office:value="1" calcext:value-type="float">
            <text:p>1</text:p>
          </table:table-cell>
          <table:table-cell office:value-type="float" office:value="0.405341" calcext:value-type="float">
            <text:p>0.405341</text:p>
          </table:table-cell>
        </table:table-row>
        <table:table-row table:style-name="ro1">
          <table:table-cell office:value-type="float" office:value="1.2901" calcext:value-type="float">
            <text:p>1.2901</text:p>
          </table:table-cell>
          <table:table-cell office:value-type="float" office:value="0.923257" calcext:value-type="float">
            <text:p>0.923257</text:p>
          </table:table-cell>
          <table:table-cell office:value-type="float" office:value="0.0767427" calcext:value-type="float">
            <text:p>0.0767427</text:p>
          </table:table-cell>
          <table:table-cell office:value-type="float" office:value="1" calcext:value-type="float">
            <text:p>1</text:p>
          </table:table-cell>
          <table:table-cell office:value-type="float" office:value="0.391772" calcext:value-type="float">
            <text:p>0.391772</text:p>
          </table:table-cell>
        </table:table-row>
        <table:table-row table:style-name="ro1">
          <table:table-cell office:value-type="float" office:value="1.3001" calcext:value-type="float">
            <text:p>1.3001</text:p>
          </table:table-cell>
          <table:table-cell office:value-type="float" office:value="0.928496" calcext:value-type="float">
            <text:p>0.928496</text:p>
          </table:table-cell>
          <table:table-cell office:value-type="float" office:value="0.0715041" calcext:value-type="float">
            <text:p>0.0715041</text:p>
          </table:table-cell>
          <table:table-cell office:value-type="float" office:value="1" calcext:value-type="float">
            <text:p>1</text:p>
          </table:table-cell>
          <table:table-cell office:value-type="float" office:value="0.378164" calcext:value-type="float">
            <text:p>0.378164</text:p>
          </table:table-cell>
        </table:table-row>
        <table:table-row table:style-name="ro1">
          <table:table-cell office:value-type="float" office:value="1.3101" calcext:value-type="float">
            <text:p>1.3101</text:p>
          </table:table-cell>
          <table:table-cell office:value-type="float" office:value="0.933563" calcext:value-type="float">
            <text:p>0.933563</text:p>
          </table:table-cell>
          <table:table-cell office:value-type="float" office:value="0.0664368" calcext:value-type="float">
            <text:p>0.0664368</text:p>
          </table:table-cell>
          <table:table-cell office:value-type="float" office:value="1" calcext:value-type="float">
            <text:p>1</text:p>
          </table:table-cell>
          <table:table-cell office:value-type="float" office:value="0.364518" calcext:value-type="float">
            <text:p>0.364518</text:p>
          </table:table-cell>
        </table:table-row>
        <table:table-row table:style-name="ro1">
          <table:table-cell office:value-type="float" office:value="1.3201" calcext:value-type="float">
            <text:p>1.3201</text:p>
          </table:table-cell>
          <table:table-cell office:value-type="float" office:value="0.938457" calcext:value-type="float">
            <text:p>0.938457</text:p>
          </table:table-cell>
          <table:table-cell office:value-type="float" office:value="0.061543" calcext:value-type="float">
            <text:p>0.061543</text:p>
          </table:table-cell>
          <table:table-cell office:value-type="float" office:value="1" calcext:value-type="float">
            <text:p>1</text:p>
          </table:table-cell>
          <table:table-cell office:value-type="float" office:value="0.350836" calcext:value-type="float">
            <text:p>0.350836</text:p>
          </table:table-cell>
        </table:table-row>
        <table:table-row table:style-name="ro1">
          <table:table-cell office:value-type="float" office:value="1.3301" calcext:value-type="float">
            <text:p>1.3301</text:p>
          </table:table-cell>
          <table:table-cell office:value-type="float" office:value="0.943175" calcext:value-type="float">
            <text:p>0.943175</text:p>
          </table:table-cell>
          <table:table-cell office:value-type="float" office:value="0.0568245" calcext:value-type="float">
            <text:p>0.0568245</text:p>
          </table:table-cell>
          <table:table-cell office:value-type="float" office:value="1" calcext:value-type="float">
            <text:p>1</text:p>
          </table:table-cell>
          <table:table-cell office:value-type="float" office:value="0.337119" calcext:value-type="float">
            <text:p>0.337119</text:p>
          </table:table-cell>
        </table:table-row>
        <table:table-row table:style-name="ro1">
          <table:table-cell office:value-type="float" office:value="1.3401" calcext:value-type="float">
            <text:p>1.3401</text:p>
          </table:table-cell>
          <table:table-cell office:value-type="float" office:value="0.947717" calcext:value-type="float">
            <text:p>0.947717</text:p>
          </table:table-cell>
          <table:table-cell office:value-type="float" office:value="0.0522833" calcext:value-type="float">
            <text:p>0.0522833</text:p>
          </table:table-cell>
          <table:table-cell office:value-type="float" office:value="1" calcext:value-type="float">
            <text:p>1</text:p>
          </table:table-cell>
          <table:table-cell office:value-type="float" office:value="0.323368" calcext:value-type="float">
            <text:p>0.323368</text:p>
          </table:table-cell>
        </table:table-row>
        <table:table-row table:style-name="ro1">
          <table:table-cell office:value-type="float" office:value="1.3501" calcext:value-type="float">
            <text:p>1.3501</text:p>
          </table:table-cell>
          <table:table-cell office:value-type="float" office:value="0.952079" calcext:value-type="float">
            <text:p>0.952079</text:p>
          </table:table-cell>
          <table:table-cell office:value-type="float" office:value="0.0479212" calcext:value-type="float">
            <text:p>0.0479212</text:p>
          </table:table-cell>
          <table:table-cell office:value-type="float" office:value="1" calcext:value-type="float">
            <text:p>1</text:p>
          </table:table-cell>
          <table:table-cell office:value-type="float" office:value="0.309584" calcext:value-type="float">
            <text:p>0.309584</text:p>
          </table:table-cell>
        </table:table-row>
        <table:table-row table:style-name="ro1">
          <table:table-cell office:value-type="float" office:value="1.3601" calcext:value-type="float">
            <text:p>1.3601</text:p>
          </table:table-cell>
          <table:table-cell office:value-type="float" office:value="0.95626" calcext:value-type="float">
            <text:p>0.95626</text:p>
          </table:table-cell>
          <table:table-cell office:value-type="float" office:value="0.0437399" calcext:value-type="float">
            <text:p>0.0437399</text:p>
          </table:table-cell>
          <table:table-cell office:value-type="float" office:value="1" calcext:value-type="float">
            <text:p>1</text:p>
          </table:table-cell>
          <table:table-cell office:value-type="float" office:value="0.29577" calcext:value-type="float">
            <text:p>0.29577</text:p>
          </table:table-cell>
        </table:table-row>
        <table:table-row table:style-name="ro1">
          <table:table-cell office:value-type="float" office:value="1.3701" calcext:value-type="float">
            <text:p>1.3701</text:p>
          </table:table-cell>
          <table:table-cell office:value-type="float" office:value="0.960259" calcext:value-type="float">
            <text:p>0.960259</text:p>
          </table:table-cell>
          <table:table-cell office:value-type="float" office:value="0.0397411" calcext:value-type="float">
            <text:p>0.0397411</text:p>
          </table:table-cell>
          <table:table-cell office:value-type="float" office:value="1" calcext:value-type="float">
            <text:p>1</text:p>
          </table:table-cell>
          <table:table-cell office:value-type="float" office:value="0.281926" calcext:value-type="float">
            <text:p>0.281926</text:p>
          </table:table-cell>
        </table:table-row>
        <table:table-row table:style-name="ro1">
          <table:table-cell office:value-type="float" office:value="1.3801" calcext:value-type="float">
            <text:p>1.3801</text:p>
          </table:table-cell>
          <table:table-cell office:value-type="float" office:value="0.964074" calcext:value-type="float">
            <text:p>0.964074</text:p>
          </table:table-cell>
          <table:table-cell office:value-type="float" office:value="0.0359264" calcext:value-type="float">
            <text:p>0.0359264</text:p>
          </table:table-cell>
          <table:table-cell office:value-type="float" office:value="1" calcext:value-type="float">
            <text:p>1</text:p>
          </table:table-cell>
          <table:table-cell office:value-type="float" office:value="0.268054" calcext:value-type="float">
            <text:p>0.268054</text:p>
          </table:table-cell>
        </table:table-row>
        <table:table-row table:style-name="ro1">
          <table:table-cell office:value-type="float" office:value="1.3901" calcext:value-type="float">
            <text:p>1.3901</text:p>
          </table:table-cell>
          <table:table-cell office:value-type="float" office:value="0.967703" calcext:value-type="float">
            <text:p>0.967703</text:p>
          </table:table-cell>
          <table:table-cell office:value-type="float" office:value="0.0322973" calcext:value-type="float">
            <text:p>0.0322973</text:p>
          </table:table-cell>
          <table:table-cell office:value-type="float" office:value="1" calcext:value-type="float">
            <text:p>1</text:p>
          </table:table-cell>
          <table:table-cell office:value-type="float" office:value="0.254155" calcext:value-type="float">
            <text:p>0.254155</text:p>
          </table:table-cell>
        </table:table-row>
        <table:table-row table:style-name="ro1">
          <table:table-cell office:value-type="float" office:value="1.4001" calcext:value-type="float">
            <text:p>1.4001</text:p>
          </table:table-cell>
          <table:table-cell office:value-type="float" office:value="0.971145" calcext:value-type="float">
            <text:p>0.971145</text:p>
          </table:table-cell>
          <table:table-cell office:value-type="float" office:value="0.0288553" calcext:value-type="float">
            <text:p>0.0288553</text:p>
          </table:table-cell>
          <table:table-cell office:value-type="float" office:value="1" calcext:value-type="float">
            <text:p>1</text:p>
          </table:table-cell>
          <table:table-cell office:value-type="float" office:value="0.24023" calcext:value-type="float">
            <text:p>0.24023</text:p>
          </table:table-cell>
        </table:table-row>
        <table:table-row table:style-name="ro1">
          <table:table-cell office:value-type="float" office:value="1.4101" calcext:value-type="float">
            <text:p>1.4101</text:p>
          </table:table-cell>
          <table:table-cell office:value-type="float" office:value="0.974398" calcext:value-type="float">
            <text:p>0.974398</text:p>
          </table:table-cell>
          <table:table-cell office:value-type="float" office:value="0.0256018" calcext:value-type="float">
            <text:p>0.0256018</text:p>
          </table:table-cell>
          <table:table-cell office:value-type="float" office:value="1" calcext:value-type="float">
            <text:p>1</text:p>
          </table:table-cell>
          <table:table-cell office:value-type="float" office:value="0.226282" calcext:value-type="float">
            <text:p>0.226282</text:p>
          </table:table-cell>
        </table:table-row>
        <table:table-row table:style-name="ro1">
          <table:table-cell office:value-type="float" office:value="1.4201" calcext:value-type="float">
            <text:p>1.4201</text:p>
          </table:table-cell>
          <table:table-cell office:value-type="float" office:value="0.977462" calcext:value-type="float">
            <text:p>0.977462</text:p>
          </table:table-cell>
          <table:table-cell office:value-type="float" office:value="0.022538" calcext:value-type="float">
            <text:p>0.022538</text:p>
          </table:table-cell>
          <table:table-cell office:value-type="float" office:value="1" calcext:value-type="float">
            <text:p>1</text:p>
          </table:table-cell>
          <table:table-cell office:value-type="float" office:value="0.212311" calcext:value-type="float">
            <text:p>0.212311</text:p>
          </table:table-cell>
        </table:table-row>
        <table:table-row table:style-name="ro1">
          <table:table-cell office:value-type="float" office:value="1.4301" calcext:value-type="float">
            <text:p>1.4301</text:p>
          </table:table-cell>
          <table:table-cell office:value-type="float" office:value="0.980335" calcext:value-type="float">
            <text:p>0.980335</text:p>
          </table:table-cell>
          <table:table-cell office:value-type="float" office:value="0.0196652" calcext:value-type="float">
            <text:p>0.0196652</text:p>
          </table:table-cell>
          <table:table-cell office:value-type="float" office:value="1" calcext:value-type="float">
            <text:p>1</text:p>
          </table:table-cell>
          <table:table-cell office:value-type="float" office:value="0.198319" calcext:value-type="float">
            <text:p>0.198319</text:p>
          </table:table-cell>
        </table:table-row>
        <table:table-row table:style-name="ro1">
          <table:table-cell office:value-type="float" office:value="1.4401" calcext:value-type="float">
            <text:p>1.4401</text:p>
          </table:table-cell>
          <table:table-cell office:value-type="float" office:value="0.983016" calcext:value-type="float">
            <text:p>0.983016</text:p>
          </table:table-cell>
          <table:table-cell office:value-type="float" office:value="0.0169845" calcext:value-type="float">
            <text:p>0.0169845</text:p>
          </table:table-cell>
          <table:table-cell office:value-type="float" office:value="1" calcext:value-type="float">
            <text:p>1</text:p>
          </table:table-cell>
          <table:table-cell office:value-type="float" office:value="0.184307" calcext:value-type="float">
            <text:p>0.184307</text:p>
          </table:table-cell>
        </table:table-row>
        <table:table-row table:style-name="ro1">
          <table:table-cell office:value-type="float" office:value="1.4501" calcext:value-type="float">
            <text:p>1.4501</text:p>
          </table:table-cell>
          <table:table-cell office:value-type="float" office:value="0.985503" calcext:value-type="float">
            <text:p>0.985503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1" calcext:value-type="float">
            <text:p>1</text:p>
          </table:table-cell>
          <table:table-cell office:value-type="float" office:value="0.170276" calcext:value-type="float">
            <text:p>0.170276</text:p>
          </table:table-cell>
        </table:table-row>
        <table:table-row table:style-name="ro1">
          <table:table-cell office:value-type="float" office:value="1.4601" calcext:value-type="float">
            <text:p>1.4601</text:p>
          </table:table-cell>
          <table:table-cell office:value-type="float" office:value="0.987796" calcext:value-type="float">
            <text:p>0.987796</text:p>
          </table:table-cell>
          <table:table-cell office:value-type="float" office:value="0.0122037" calcext:value-type="float">
            <text:p>0.0122037</text:p>
          </table:table-cell>
          <table:table-cell office:value-type="float" office:value="1" calcext:value-type="float">
            <text:p>1</text:p>
          </table:table-cell>
          <table:table-cell office:value-type="float" office:value="0.156229" calcext:value-type="float">
            <text:p>0.156229</text:p>
          </table:table-cell>
        </table:table-row>
        <table:table-row table:style-name="ro1">
          <table:table-cell office:value-type="float" office:value="1.4701" calcext:value-type="float">
            <text:p>1.4701</text:p>
          </table:table-cell>
          <table:table-cell office:value-type="float" office:value="0.989894" calcext:value-type="float">
            <text:p>0.989894</text:p>
          </table:table-cell>
          <table:table-cell office:value-type="float" office:value="0.0101055" calcext:value-type="float">
            <text:p>0.0101055</text:p>
          </table:table-cell>
          <table:table-cell office:value-type="float" office:value="1" calcext:value-type="float">
            <text:p>1</text:p>
          </table:table-cell>
          <table:table-cell office:value-type="float" office:value="0.142166" calcext:value-type="float">
            <text:p>0.142166</text:p>
          </table:table-cell>
        </table:table-row>
        <table:table-row table:style-name="ro1">
          <table:table-cell office:value-type="float" office:value="1.4801" calcext:value-type="float">
            <text:p>1.4801</text:p>
          </table:table-cell>
          <table:table-cell office:value-type="float" office:value="0.991797" calcext:value-type="float">
            <text:p>0.991797</text:p>
          </table:table-cell>
          <table:table-cell office:value-type="float" office:value="0.00820329" calcext:value-type="float">
            <text:p>0.00820329</text:p>
          </table:table-cell>
          <table:table-cell office:value-type="float" office:value="1" calcext:value-type="float">
            <text:p>1</text:p>
          </table:table-cell>
          <table:table-cell office:value-type="float" office:value="0.128088" calcext:value-type="float">
            <text:p>0.128088</text:p>
          </table:table-cell>
        </table:table-row>
        <table:table-row table:style-name="ro1">
          <table:table-cell office:value-type="float" office:value="1.4901" calcext:value-type="float">
            <text:p>1.4901</text:p>
          </table:table-cell>
          <table:table-cell office:value-type="float" office:value="0.993502" calcext:value-type="float">
            <text:p>0.993502</text:p>
          </table:table-cell>
          <table:table-cell office:value-type="float" office:value="0.00649777" calcext:value-type="float">
            <text:p>0.00649777</text:p>
          </table:table-cell>
          <table:table-cell office:value-type="float" office:value="1" calcext:value-type="float">
            <text:p>1</text:p>
          </table:table-cell>
          <table:table-cell office:value-type="float" office:value="0.113998" calcext:value-type="float">
            <text:p>0.113998</text:p>
          </table:table-cell>
        </table:table-row>
        <table:table-row table:style-name="ro1">
          <table:table-cell office:value-type="float" office:value="1.5001" calcext:value-type="float">
            <text:p>1.5001</text:p>
          </table:table-cell>
          <table:table-cell office:value-type="float" office:value="0.99501" calcext:value-type="float">
            <text:p>0.99501</text:p>
          </table:table-cell>
          <table:table-cell office:value-type="float" office:value="0.00498965" calcext:value-type="float">
            <text:p>0.00498965</text:p>
          </table:table-cell>
          <table:table-cell office:value-type="float" office:value="1" calcext:value-type="float">
            <text:p>1</text:p>
          </table:table-cell>
          <table:table-cell office:value-type="float" office:value="0.0998964" calcext:value-type="float">
            <text:p>0.0998964</text:p>
          </table:table-cell>
        </table:table-row>
        <table:table-row table:style-name="ro1">
          <table:table-cell office:value-type="float" office:value="1.5101" calcext:value-type="float">
            <text:p>1.5101</text:p>
          </table:table-cell>
          <table:table-cell office:value-type="float" office:value="0.99632" calcext:value-type="float">
            <text:p>0.99632</text:p>
          </table:table-cell>
          <table:table-cell office:value-type="float" office:value="0.00367952" calcext:value-type="float">
            <text:p>0.00367952</text:p>
          </table:table-cell>
          <table:table-cell office:value-type="float" office:value="1" calcext:value-type="float">
            <text:p>1</text:p>
          </table:table-cell>
          <table:table-cell office:value-type="float" office:value="0.0857849" calcext:value-type="float">
            <text:p>0.0857849</text:p>
          </table:table-cell>
        </table:table-row>
        <table:table-row table:style-name="ro1">
          <table:table-cell office:value-type="float" office:value="1.5201" calcext:value-type="float">
            <text:p>1.5201</text:p>
          </table:table-cell>
          <table:table-cell office:value-type="float" office:value="0.997432" calcext:value-type="float">
            <text:p>0.997432</text:p>
          </table:table-cell>
          <table:table-cell office:value-type="float" office:value="0.00256792" calcext:value-type="float">
            <text:p>0.00256792</text:p>
          </table:table-cell>
          <table:table-cell office:value-type="float" office:value="1" calcext:value-type="float">
            <text:p>1</text:p>
          </table:table-cell>
          <table:table-cell office:value-type="float" office:value="0.0716647" calcext:value-type="float">
            <text:p>0.0716647</text:p>
          </table:table-cell>
        </table:table-row>
        <table:table-row table:style-name="ro1">
          <table:table-cell office:value-type="float" office:value="1.5301" calcext:value-type="float">
            <text:p>1.5301</text:p>
          </table:table-cell>
          <table:table-cell office:value-type="float" office:value="0.998345" calcext:value-type="float">
            <text:p>0.998345</text:p>
          </table:table-cell>
          <table:table-cell office:value-type="float" office:value="0.00165528" calcext:value-type="float">
            <text:p>0.00165528</text:p>
          </table:table-cell>
          <table:table-cell office:value-type="float" office:value="1" calcext:value-type="float">
            <text:p>1</text:p>
          </table:table-cell>
          <table:table-cell office:value-type="float" office:value="0.0575374" calcext:value-type="float">
            <text:p>0.0575374</text:p>
          </table:table-cell>
        </table:table-row>
        <table:table-row table:style-name="ro1">
          <table:table-cell office:value-type="float" office:value="1.5401" calcext:value-type="float">
            <text:p>1.5401</text:p>
          </table:table-cell>
          <table:table-cell office:value-type="float" office:value="0.999058" calcext:value-type="float">
            <text:p>0.999058</text:p>
          </table:table-cell>
          <table:table-cell office:value-type="float" office:value="0.000941969" calcext:value-type="float">
            <text:p>0.000941969</text:p>
          </table:table-cell>
          <table:table-cell office:value-type="float" office:value="1" calcext:value-type="float">
            <text:p>1</text:p>
          </table:table-cell>
          <table:table-cell office:value-type="float" office:value="0.0434043" calcext:value-type="float">
            <text:p>0.0434043</text:p>
          </table:table-cell>
        </table:table-row>
        <table:table-row table:style-name="ro1">
          <table:table-cell office:value-type="float" office:value="1.5501" calcext:value-type="float">
            <text:p>1.5501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000428277" calcext:value-type="float">
            <text:p>0.000428277</text:p>
          </table:table-cell>
          <table:table-cell office:value-type="float" office:value="1" calcext:value-type="float">
            <text:p>1</text:p>
          </table:table-cell>
          <table:table-cell office:value-type="float" office:value="0.0292669" calcext:value-type="float">
            <text:p>0.0292669</text:p>
          </table:table-cell>
        </table:table-row>
        <table:table-row table:style-name="ro1">
          <table:table-cell office:value-type="float" office:value="1.5601" calcext:value-type="float">
            <text:p>1.5601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00114407" calcext:value-type="float">
            <text:p>0.000114407</text:p>
          </table:table-cell>
          <table:table-cell office:value-type="float" office:value="1" calcext:value-type="float">
            <text:p>1</text:p>
          </table:table-cell>
          <table:table-cell office:value-type="float" office:value="0.0151266" calcext:value-type="float">
            <text:p>0.0151266</text:p>
          </table:table-cell>
        </table:table-row>
        <table:table-row table:style-name="ro1">
          <table:table-cell office:value-type="float" office:value="1.5701" calcext:value-type="float">
            <text:p>1.5701</text:p>
          </table:table-cell>
          <table:table-cell office:value-type="float" office:value="1" calcext:value-type="float">
            <text:p>1</text:p>
          </table:table-cell>
          <table:table-cell office:value-type="float" office:value="0.00000048487" calcext:value-type="float">
            <text:p>4.8487E-07</text:p>
          </table:table-cell>
          <table:table-cell office:value-type="float" office:value="1" calcext:value-type="float">
            <text:p>1</text:p>
          </table:table-cell>
          <table:table-cell office:value-type="float" office:value="0.000984754" calcext:value-type="float">
            <text:p>0.000984754</text:p>
          </table:table-cell>
        </table:table-row>
        <table:table-row table:style-name="ro1">
          <table:table-cell office:value-type="float" office:value="1.5801" calcext:value-type="float">
            <text:p>1.5801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0000865558" calcext:value-type="float">
            <text:p>8.65558E-05</text:p>
          </table:table-cell>
          <table:table-cell office:value-type="float" office:value="1" calcext:value-type="float">
            <text:p>1</text:p>
          </table:table-cell>
          <table:table-cell office:value-type="float" office:value="0.0131572" calcext:value-type="float">
            <text:p>0.0131572</text:p>
          </table:table-cell>
        </table:table-row>
        <table:table-row table:style-name="ro1">
          <table:table-cell office:value-type="float" office:value="1.5901" calcext:value-type="float">
            <text:p>1.5901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0.000372586" calcext:value-type="float">
            <text:p>0.000372586</text:p>
          </table:table-cell>
          <table:table-cell office:value-type="float" office:value="1" calcext:value-type="float">
            <text:p>1</text:p>
          </table:table-cell>
          <table:table-cell office:value-type="float" office:value="0.0272978" calcext:value-type="float">
            <text:p>0.0272978</text:p>
          </table:table-cell>
        </table:table-row>
        <table:table-row table:style-name="ro1">
          <table:table-cell office:value-type="float" office:value="1.6001" calcext:value-type="float">
            <text:p>1.6001</text:p>
          </table:table-cell>
          <table:table-cell office:value-type="float" office:value="0.999142" calcext:value-type="float">
            <text:p>0.999142</text:p>
          </table:table-cell>
          <table:table-cell office:value-type="float" office:value="0.00085846" calcext:value-type="float">
            <text:p>0.00085846</text:p>
          </table:table-cell>
          <table:table-cell office:value-type="float" office:value="1" calcext:value-type="float">
            <text:p>1</text:p>
          </table:table-cell>
          <table:table-cell office:value-type="float" office:value="0.0414357" calcext:value-type="float">
            <text:p>0.0414357</text:p>
          </table:table-cell>
        </table:table-row>
        <table:table-row table:style-name="ro1">
          <table:table-cell office:value-type="float" office:value="1.6101" calcext:value-type="float">
            <text:p>1.6101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00154398" calcext:value-type="float">
            <text:p>0.00154398</text:p>
          </table:table-cell>
          <table:table-cell office:value-type="float" office:value="1" calcext:value-type="float">
            <text:p>1</text:p>
          </table:table-cell>
          <table:table-cell office:value-type="float" office:value="0.0555695" calcext:value-type="float">
            <text:p>0.0555695</text:p>
          </table:table-cell>
        </table:table-row>
        <table:table-row table:style-name="ro1">
          <table:table-cell office:value-type="float" office:value="1.6201" calcext:value-type="float">
            <text:p>1.6201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0.00242888" calcext:value-type="float">
            <text:p>0.00242888</text:p>
          </table:table-cell>
          <table:table-cell office:value-type="float" office:value="1" calcext:value-type="float">
            <text:p>1</text:p>
          </table:table-cell>
          <table:table-cell office:value-type="float" office:value="0.0696977" calcext:value-type="float">
            <text:p>0.0696977</text:p>
          </table:table-cell>
        </table:table-row>
        <table:table-row table:style-name="ro1">
          <table:table-cell office:value-type="float" office:value="1.6301" calcext:value-type="float">
            <text:p>1.6301</text:p>
          </table:table-cell>
          <table:table-cell office:value-type="float" office:value="0.996487" calcext:value-type="float">
            <text:p>0.996487</text:p>
          </table:table-cell>
          <table:table-cell office:value-type="float" office:value="0.0035128" calcext:value-type="float">
            <text:p>0.0035128</text:p>
          </table:table-cell>
          <table:table-cell office:value-type="float" office:value="1" calcext:value-type="float">
            <text:p>1</text:p>
          </table:table-cell>
          <table:table-cell office:value-type="float" office:value="0.0838189" calcext:value-type="float">
            <text:p>0.0838189</text:p>
          </table:table-cell>
        </table:table-row>
        <table:table-row table:style-name="ro1">
          <table:table-cell office:value-type="float" office:value="1.6401" calcext:value-type="float">
            <text:p>1.6401</text:p>
          </table:table-cell>
          <table:table-cell office:value-type="float" office:value="0.995205" calcext:value-type="float">
            <text:p>0.995205</text:p>
          </table:table-cell>
          <table:table-cell office:value-type="float" office:value="0.00479531" calcext:value-type="float">
            <text:p>0.00479531</text:p>
          </table:table-cell>
          <table:table-cell office:value-type="float" office:value="1" calcext:value-type="float">
            <text:p>1</text:p>
          </table:table-cell>
          <table:table-cell office:value-type="float" office:value="0.0979318" calcext:value-type="float">
            <text:p>0.0979318</text:p>
          </table:table-cell>
        </table:table-row>
        <table:table-row table:style-name="ro1">
          <table:table-cell office:value-type="float" office:value="1.6501" calcext:value-type="float">
            <text:p>1.6501</text:p>
          </table:table-cell>
          <table:table-cell office:value-type="float" office:value="0.993724" calcext:value-type="float">
            <text:p>0.993724</text:p>
          </table:table-cell>
          <table:table-cell office:value-type="float" office:value="0.0062759" calcext:value-type="float">
            <text:p>0.0062759</text:p>
          </table:table-cell>
          <table:table-cell office:value-type="float" office:value="1" calcext:value-type="float">
            <text:p>1</text:p>
          </table:table-cell>
          <table:table-cell office:value-type="float" office:value="0.112035" calcext:value-type="float">
            <text:p>0.112035</text:p>
          </table:table-cell>
        </table:table-row>
        <table:table-row table:style-name="ro1">
          <table:table-cell office:value-type="float" office:value="1.6601" calcext:value-type="float">
            <text:p>1.6601</text:p>
          </table:table-cell>
          <table:table-cell office:value-type="float" office:value="0.992046" calcext:value-type="float">
            <text:p>0.992046</text:p>
          </table:table-cell>
          <table:table-cell office:value-type="float" office:value="0.00795397" calcext:value-type="float">
            <text:p>0.00795397</text:p>
          </table:table-cell>
          <table:table-cell office:value-type="float" office:value="1" calcext:value-type="float">
            <text:p>1</text:p>
          </table:table-cell>
          <table:table-cell office:value-type="float" office:value="0.126127" calcext:value-type="float">
            <text:p>0.126127</text:p>
          </table:table-cell>
        </table:table-row>
        <table:table-row table:style-name="ro1">
          <table:table-cell office:value-type="float" office:value="1.6701" calcext:value-type="float">
            <text:p>1.6701</text:p>
          </table:table-cell>
          <table:table-cell office:value-type="float" office:value="0.990171" calcext:value-type="float">
            <text:p>0.990171</text:p>
          </table:table-cell>
          <table:table-cell office:value-type="float" office:value="0.00982885" calcext:value-type="float">
            <text:p>0.00982885</text:p>
          </table:table-cell>
          <table:table-cell office:value-type="float" office:value="1" calcext:value-type="float">
            <text:p>1</text:p>
          </table:table-cell>
          <table:table-cell office:value-type="float" office:value="0.140206" calcext:value-type="float">
            <text:p>0.140206</text:p>
          </table:table-cell>
        </table:table-row>
        <table:table-row table:style-name="ro1">
          <table:table-cell office:value-type="float" office:value="1.6801" calcext:value-type="float">
            <text:p>1.6801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0118998" calcext:value-type="float">
            <text:p>0.0118998</text:p>
          </table:table-cell>
          <table:table-cell office:value-type="float" office:value="1" calcext:value-type="float">
            <text:p>1</text:p>
          </table:table-cell>
          <table:table-cell office:value-type="float" office:value="0.154271" calcext:value-type="float">
            <text:p>0.154271</text:p>
          </table:table-cell>
        </table:table-row>
        <table:table-row table:style-name="ro1">
          <table:table-cell office:value-type="float" office:value="1.6901" calcext:value-type="float">
            <text:p>1.6901</text:p>
          </table:table-cell>
          <table:table-cell office:value-type="float" office:value="0.985834" calcext:value-type="float">
            <text:p>0.985834</text:p>
          </table:table-cell>
          <table:table-cell office:value-type="float" office:value="0.014166" calcext:value-type="float">
            <text:p>0.014166</text:p>
          </table:table-cell>
          <table:table-cell office:value-type="float" office:value="1" calcext:value-type="float">
            <text:p>1</text:p>
          </table:table-cell>
          <table:table-cell office:value-type="float" office:value="0.168321" calcext:value-type="float">
            <text:p>0.168321</text:p>
          </table:table-cell>
        </table:table-row>
        <table:table-row table:style-name="ro1">
          <table:table-cell office:value-type="float" office:value="1.7001" calcext:value-type="float">
            <text:p>1.7001</text:p>
          </table:table-cell>
          <table:table-cell office:value-type="float" office:value="0.983374" calcext:value-type="float">
            <text:p>0.983374</text:p>
          </table:table-cell>
          <table:table-cell office:value-type="float" office:value="0.0166265" calcext:value-type="float">
            <text:p>0.0166265</text:p>
          </table:table-cell>
          <table:table-cell office:value-type="float" office:value="1" calcext:value-type="float">
            <text:p>1</text:p>
          </table:table-cell>
          <table:table-cell office:value-type="float" office:value="0.182354" calcext:value-type="float">
            <text:p>0.182354</text:p>
          </table:table-cell>
        </table:table-row>
        <table:table-row table:style-name="ro1">
          <table:table-cell office:value-type="float" office:value="1.7101" calcext:value-type="float">
            <text:p>1.7101</text:p>
          </table:table-cell>
          <table:table-cell office:value-type="float" office:value="0.98072" calcext:value-type="float">
            <text:p>0.98072</text:p>
          </table:table-cell>
          <table:table-cell office:value-type="float" office:value="0.0192803" calcext:value-type="float">
            <text:p>0.0192803</text:p>
          </table:table-cell>
          <table:table-cell office:value-type="float" office:value="1" calcext:value-type="float">
            <text:p>1</text:p>
          </table:table-cell>
          <table:table-cell office:value-type="float" office:value="0.196369" calcext:value-type="float">
            <text:p>0.196369</text:p>
          </table:table-cell>
        </table:table-row>
        <table:table-row table:style-name="ro1">
          <table:table-cell office:value-type="float" office:value="1.7201" calcext:value-type="float">
            <text:p>1.7201</text:p>
          </table:table-cell>
          <table:table-cell office:value-type="float" office:value="0.977874" calcext:value-type="float">
            <text:p>0.977874</text:p>
          </table:table-cell>
          <table:table-cell office:value-type="float" office:value="0.0221264" calcext:value-type="float">
            <text:p>0.0221264</text:p>
          </table:table-cell>
          <table:table-cell office:value-type="float" office:value="1" calcext:value-type="float">
            <text:p>1</text:p>
          </table:table-cell>
          <table:table-cell office:value-type="float" office:value="0.210364" calcext:value-type="float">
            <text:p>0.210364</text:p>
          </table:table-cell>
        </table:table-row>
        <table:table-row table:style-name="ro1">
          <table:table-cell office:value-type="float" office:value="1.7301" calcext:value-type="float">
            <text:p>1.7301</text:p>
          </table:table-cell>
          <table:table-cell office:value-type="float" office:value="0.974836" calcext:value-type="float">
            <text:p>0.974836</text:p>
          </table:table-cell>
          <table:table-cell office:value-type="float" office:value="0.0251637" calcext:value-type="float">
            <text:p>0.0251637</text:p>
          </table:table-cell>
          <table:table-cell office:value-type="float" office:value="1" calcext:value-type="float">
            <text:p>1</text:p>
          </table:table-cell>
          <table:table-cell office:value-type="float" office:value="0.224338" calcext:value-type="float">
            <text:p>0.224338</text:p>
          </table:table-cell>
        </table:table-row>
        <table:table-row table:style-name="ro1">
          <table:table-cell office:value-type="float" office:value="1.7401" calcext:value-type="float">
            <text:p>1.7401</text:p>
          </table:table-cell>
          <table:table-cell office:value-type="float" office:value="0.971609" calcext:value-type="float">
            <text:p>0.971609</text:p>
          </table:table-cell>
          <table:table-cell office:value-type="float" office:value="0.0283909" calcext:value-type="float">
            <text:p>0.0283909</text:p>
          </table:table-cell>
          <table:table-cell office:value-type="float" office:value="1" calcext:value-type="float">
            <text:p>1</text:p>
          </table:table-cell>
          <table:table-cell office:value-type="float" office:value="0.238289" calcext:value-type="float">
            <text:p>0.238289</text:p>
          </table:table-cell>
        </table:table-row>
        <table:table-row table:style-name="ro1">
          <table:table-cell office:value-type="float" office:value="1.7501" calcext:value-type="float">
            <text:p>1.7501</text:p>
          </table:table-cell>
          <table:table-cell office:value-type="float" office:value="0.968193" calcext:value-type="float">
            <text:p>0.968193</text:p>
          </table:table-cell>
          <table:table-cell office:value-type="float" office:value="0.0318067" calcext:value-type="float">
            <text:p>0.0318067</text:p>
          </table:table-cell>
          <table:table-cell office:value-type="float" office:value="1" calcext:value-type="float">
            <text:p>1</text:p>
          </table:table-cell>
          <table:table-cell office:value-type="float" office:value="0.252217" calcext:value-type="float">
            <text:p>0.252217</text:p>
          </table:table-cell>
        </table:table-row>
        <table:table-row table:style-name="ro1">
          <table:table-cell office:value-type="float" office:value="1.7601" calcext:value-type="float">
            <text:p>1.7601</text:p>
          </table:table-cell>
          <table:table-cell office:value-type="float" office:value="0.96459" calcext:value-type="float">
            <text:p>0.96459</text:p>
          </table:table-cell>
          <table:table-cell office:value-type="float" office:value="0.0354099" calcext:value-type="float">
            <text:p>0.0354099</text:p>
          </table:table-cell>
          <table:table-cell office:value-type="float" office:value="1" calcext:value-type="float">
            <text:p>1</text:p>
          </table:table-cell>
          <table:table-cell office:value-type="float" office:value="0.26612" calcext:value-type="float">
            <text:p>0.26612</text:p>
          </table:table-cell>
        </table:table-row>
        <table:table-row table:style-name="ro1">
          <table:table-cell office:value-type="float" office:value="1.7701" calcext:value-type="float">
            <text:p>1.7701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0.0391988" calcext:value-type="float">
            <text:p>0.0391988</text:p>
          </table:table-cell>
          <table:table-cell office:value-type="float" office:value="1" calcext:value-type="float">
            <text:p>1</text:p>
          </table:table-cell>
          <table:table-cell office:value-type="float" office:value="0.279996" calcext:value-type="float">
            <text:p>0.279996</text:p>
          </table:table-cell>
        </table:table-row>
        <table:table-row table:style-name="ro1">
          <table:table-cell office:value-type="float" office:value="1.7801" calcext:value-type="float">
            <text:p>1.7801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0.043172" calcext:value-type="float">
            <text:p>0.043172</text:p>
          </table:table-cell>
          <table:table-cell office:value-type="float" office:value="1" calcext:value-type="float">
            <text:p>1</text:p>
          </table:table-cell>
          <table:table-cell office:value-type="float" office:value="0.293844" calcext:value-type="float">
            <text:p>0.293844</text:p>
          </table:table-cell>
        </table:table-row>
        <table:table-row table:style-name="ro1">
          <table:table-cell office:value-type="float" office:value="1.7901" calcext:value-type="float">
            <text:p>1.7901</text:p>
          </table:table-cell>
          <table:table-cell office:value-type="float" office:value="0.952672" calcext:value-type="float">
            <text:p>0.952672</text:p>
          </table:table-cell>
          <table:table-cell office:value-type="float" office:value="0.047328" calcext:value-type="float">
            <text:p>0.047328</text:p>
          </table:table-cell>
          <table:table-cell office:value-type="float" office:value="1" calcext:value-type="float">
            <text:p>1</text:p>
          </table:table-cell>
          <table:table-cell office:value-type="float" office:value="0.307662" calcext:value-type="float">
            <text:p>0.307662</text:p>
          </table:table-cell>
        </table:table-row>
        <table:table-row table:style-name="ro1">
          <table:table-cell office:value-type="float" office:value="1.8001" calcext:value-type="float">
            <text:p>1.8001</text:p>
          </table:table-cell>
          <table:table-cell office:value-type="float" office:value="0.948335" calcext:value-type="float">
            <text:p>0.948335</text:p>
          </table:table-cell>
          <table:table-cell office:value-type="float" office:value="0.0516651" calcext:value-type="float">
            <text:p>0.0516651</text:p>
          </table:table-cell>
          <table:table-cell office:value-type="float" office:value="1" calcext:value-type="float">
            <text:p>1</text:p>
          </table:table-cell>
          <table:table-cell office:value-type="float" office:value="0.32145" calcext:value-type="float">
            <text:p>0.32145</text:p>
          </table:table-cell>
        </table:table-row>
        <table:table-row table:style-name="ro1">
          <table:table-cell office:value-type="float" office:value="1.8101" calcext:value-type="float">
            <text:p>1.8101</text:p>
          </table:table-cell>
          <table:table-cell office:value-type="float" office:value="0.943819" calcext:value-type="float">
            <text:p>0.943819</text:p>
          </table:table-cell>
          <table:table-cell office:value-type="float" office:value="0.0561814" calcext:value-type="float">
            <text:p>0.0561814</text:p>
          </table:table-cell>
          <table:table-cell office:value-type="float" office:value="1" calcext:value-type="float">
            <text:p>1</text:p>
          </table:table-cell>
          <table:table-cell office:value-type="float" office:value="0.335206" calcext:value-type="float">
            <text:p>0.335206</text:p>
          </table:table-cell>
        </table:table-row>
        <table:table-row table:style-name="ro1">
          <table:table-cell office:value-type="float" office:value="1.8201" calcext:value-type="float">
            <text:p>1.8201</text:p>
          </table:table-cell>
          <table:table-cell office:value-type="float" office:value="0.939125" calcext:value-type="float">
            <text:p>0.939125</text:p>
          </table:table-cell>
          <table:table-cell office:value-type="float" office:value="0.0608753" calcext:value-type="float">
            <text:p>0.0608753</text:p>
          </table:table-cell>
          <table:table-cell office:value-type="float" office:value="1" calcext:value-type="float">
            <text:p>1</text:p>
          </table:table-cell>
          <table:table-cell office:value-type="float" office:value="0.348928" calcext:value-type="float">
            <text:p>0.348928</text:p>
          </table:table-cell>
        </table:table-row>
        <table:table-row table:style-name="ro1">
          <table:table-cell office:value-type="float" office:value="1.8301" calcext:value-type="float">
            <text:p>1.8301</text:p>
          </table:table-cell>
          <table:table-cell office:value-type="float" office:value="0.934255" calcext:value-type="float">
            <text:p>0.934255</text:p>
          </table:table-cell>
          <table:table-cell office:value-type="float" office:value="0.0657448" calcext:value-type="float">
            <text:p>0.0657448</text:p>
          </table:table-cell>
          <table:table-cell office:value-type="float" office:value="1" calcext:value-type="float">
            <text:p>1</text:p>
          </table:table-cell>
          <table:table-cell office:value-type="float" office:value="0.362615" calcext:value-type="float">
            <text:p>0.362615</text:p>
          </table:table-cell>
        </table:table-row>
        <table:table-row table:style-name="ro1">
          <table:table-cell office:value-type="float" office:value="1.8401" calcext:value-type="float">
            <text:p>1.8401</text:p>
          </table:table-cell>
          <table:table-cell office:value-type="float" office:value="0.929212" calcext:value-type="float">
            <text:p>0.929212</text:p>
          </table:table-cell>
          <table:table-cell office:value-type="float" office:value="0.0707881" calcext:value-type="float">
            <text:p>0.0707881</text:p>
          </table:table-cell>
          <table:table-cell office:value-type="float" office:value="1" calcext:value-type="float">
            <text:p>1</text:p>
          </table:table-cell>
          <table:table-cell office:value-type="float" office:value="0.376266" calcext:value-type="float">
            <text:p>0.376266</text:p>
          </table:table-cell>
        </table:table-row>
        <table:table-row table:style-name="ro1">
          <table:table-cell office:value-type="float" office:value="1.8501" calcext:value-type="float">
            <text:p>1.8501</text:p>
          </table:table-cell>
          <table:table-cell office:value-type="float" office:value="0.923997" calcext:value-type="float">
            <text:p>0.923997</text:p>
          </table:table-cell>
          <table:table-cell office:value-type="float" office:value="0.076003" calcext:value-type="float">
            <text:p>0.076003</text:p>
          </table:table-cell>
          <table:table-cell office:value-type="float" office:value="1" calcext:value-type="float">
            <text:p>1</text:p>
          </table:table-cell>
          <table:table-cell office:value-type="float" office:value="0.389879" calcext:value-type="float">
            <text:p>0.389879</text:p>
          </table:table-cell>
        </table:table-row>
        <table:table-row table:style-name="ro1">
          <table:table-cell office:value-type="float" office:value="1.8601" calcext:value-type="float">
            <text:p>1.8601</text:p>
          </table:table-cell>
          <table:table-cell office:value-type="float" office:value="0.918613" calcext:value-type="float">
            <text:p>0.918613</text:p>
          </table:table-cell>
          <table:table-cell office:value-type="float" office:value="0.0813875" calcext:value-type="float">
            <text:p>0.0813875</text:p>
          </table:table-cell>
          <table:table-cell office:value-type="float" office:value="1" calcext:value-type="float">
            <text:p>1</text:p>
          </table:table-cell>
          <table:table-cell office:value-type="float" office:value="0.403454" calcext:value-type="float">
            <text:p>0.403454</text:p>
          </table:table-cell>
        </table:table-row>
        <table:table-row table:style-name="ro1">
          <table:table-cell office:value-type="float" office:value="1.8701" calcext:value-type="float">
            <text:p>1.8701</text:p>
          </table:table-cell>
          <table:table-cell office:value-type="float" office:value="0.913061" calcext:value-type="float">
            <text:p>0.913061</text:p>
          </table:table-cell>
          <table:table-cell office:value-type="float" office:value="0.0869394" calcext:value-type="float">
            <text:p>0.0869394</text:p>
          </table:table-cell>
          <table:table-cell office:value-type="float" office:value="1" calcext:value-type="float">
            <text:p>1</text:p>
          </table:table-cell>
          <table:table-cell office:value-type="float" office:value="0.416988" calcext:value-type="float">
            <text:p>0.416988</text:p>
          </table:table-cell>
        </table:table-row>
        <table:table-row table:style-name="ro1">
          <table:table-cell office:value-type="float" office:value="1.8801" calcext:value-type="float">
            <text:p>1.8801</text:p>
          </table:table-cell>
          <table:table-cell office:value-type="float" office:value="0.907343" calcext:value-type="float">
            <text:p>0.907343</text:p>
          </table:table-cell>
          <table:table-cell office:value-type="float" office:value="0.0926566" calcext:value-type="float">
            <text:p>0.0926566</text:p>
          </table:table-cell>
          <table:table-cell office:value-type="float" office:value="1" calcext:value-type="float">
            <text:p>1</text:p>
          </table:table-cell>
          <table:table-cell office:value-type="float" office:value="0.43048" calcext:value-type="float">
            <text:p>0.43048</text:p>
          </table:table-cell>
        </table:table-row>
        <table:table-row table:style-name="ro1">
          <table:table-cell office:value-type="float" office:value="1.8901" calcext:value-type="float">
            <text:p>1.8901</text:p>
          </table:table-cell>
          <table:table-cell office:value-type="float" office:value="0.901463" calcext:value-type="float">
            <text:p>0.901463</text:p>
          </table:table-cell>
          <table:table-cell office:value-type="float" office:value="0.0985367" calcext:value-type="float">
            <text:p>0.0985367</text:p>
          </table:table-cell>
          <table:table-cell office:value-type="float" office:value="1" calcext:value-type="float">
            <text:p>1</text:p>
          </table:table-cell>
          <table:table-cell office:value-type="float" office:value="0.443929" calcext:value-type="float">
            <text:p>0.443929</text:p>
          </table:table-cell>
        </table:table-row>
        <table:table-row table:style-name="ro1">
          <table:table-cell office:value-type="float" office:value="1.9001" calcext:value-type="float">
            <text:p>1.9001</text:p>
          </table:table-cell>
          <table:table-cell office:value-type="float" office:value="0.895423" calcext:value-type="float">
            <text:p>0.895423</text:p>
          </table:table-cell>
          <table:table-cell office:value-type="float" office:value="0.104577" calcext:value-type="float">
            <text:p>0.104577</text:p>
          </table:table-cell>
          <table:table-cell office:value-type="float" office:value="1" calcext:value-type="float">
            <text:p>1</text:p>
          </table:table-cell>
          <table:table-cell office:value-type="float" office:value="0.457334" calcext:value-type="float">
            <text:p>0.457334</text:p>
          </table:table-cell>
        </table:table-row>
        <table:table-row table:style-name="ro1">
          <table:table-cell office:value-type="float" office:value="1.9101" calcext:value-type="float">
            <text:p>1.9101</text:p>
          </table:table-cell>
          <table:table-cell office:value-type="float" office:value="0.889224" calcext:value-type="float">
            <text:p>0.889224</text:p>
          </table:table-cell>
          <table:table-cell office:value-type="float" office:value="0.110776" calcext:value-type="float">
            <text:p>0.110776</text:p>
          </table:table-cell>
          <table:table-cell office:value-type="float" office:value="1" calcext:value-type="float">
            <text:p>1</text:p>
          </table:table-cell>
          <table:table-cell office:value-type="float" office:value="0.470693" calcext:value-type="float">
            <text:p>0.470693</text:p>
          </table:table-cell>
        </table:table-row>
        <table:table-row table:style-name="ro1">
          <table:table-cell office:value-type="float" office:value="1.9201" calcext:value-type="float">
            <text:p>1.9201</text:p>
          </table:table-cell>
          <table:table-cell office:value-type="float" office:value="0.882869" calcext:value-type="float">
            <text:p>0.882869</text:p>
          </table:table-cell>
          <table:table-cell office:value-type="float" office:value="0.117131" calcext:value-type="float">
            <text:p>0.117131</text:p>
          </table:table-cell>
          <table:table-cell office:value-type="float" office:value="1" calcext:value-type="float">
            <text:p>1</text:p>
          </table:table-cell>
          <table:table-cell office:value-type="float" office:value="0.484006" calcext:value-type="float">
            <text:p>0.484006</text:p>
          </table:table-cell>
        </table:table-row>
        <table:table-row table:style-name="ro1">
          <table:table-cell office:value-type="float" office:value="1.9301" calcext:value-type="float">
            <text:p>1.9301</text:p>
          </table:table-cell>
          <table:table-cell office:value-type="float" office:value="0.876362" calcext:value-type="float">
            <text:p>0.876362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1" calcext:value-type="float">
            <text:p>1</text:p>
          </table:table-cell>
          <table:table-cell office:value-type="float" office:value="0.497269" calcext:value-type="float">
            <text:p>0.497269</text:p>
          </table:table-cell>
        </table:table-row>
        <table:table-row table:style-name="ro1">
          <table:table-cell office:value-type="float" office:value="1.9401" calcext:value-type="float">
            <text:p>1.9401</text:p>
          </table:table-cell>
          <table:table-cell office:value-type="float" office:value="0.869703" calcext:value-type="float">
            <text:p>0.869703</text:p>
          </table:table-cell>
          <table:table-cell office:value-type="float" office:value="0.130297" calcext:value-type="float">
            <text:p>0.130297</text:p>
          </table:table-cell>
          <table:table-cell office:value-type="float" office:value="1" calcext:value-type="float">
            <text:p>1</text:p>
          </table:table-cell>
          <table:table-cell office:value-type="float" office:value="0.510483" calcext:value-type="float">
            <text:p>0.510483</text:p>
          </table:table-cell>
        </table:table-row>
        <table:table-row table:style-name="ro1">
          <table:table-cell office:value-type="float" office:value="1.9501" calcext:value-type="float">
            <text:p>1.9501</text:p>
          </table:table-cell>
          <table:table-cell office:value-type="float" office:value="0.862897" calcext:value-type="float">
            <text:p>0.862897</text:p>
          </table:table-cell>
          <table:table-cell office:value-type="float" office:value="0.137103" calcext:value-type="float">
            <text:p>0.137103</text:p>
          </table:table-cell>
          <table:table-cell office:value-type="float" office:value="1" calcext:value-type="float">
            <text:p>1</text:p>
          </table:table-cell>
          <table:table-cell office:value-type="float" office:value="0.523646" calcext:value-type="float">
            <text:p>0.523646</text:p>
          </table:table-cell>
        </table:table-row>
        <table:table-row table:style-name="ro1">
          <table:table-cell office:value-type="float" office:value="1.9601" calcext:value-type="float">
            <text:p>1.9601</text:p>
          </table:table-cell>
          <table:table-cell office:value-type="float" office:value="0.855946" calcext:value-type="float">
            <text:p>0.855946</text:p>
          </table:table-cell>
          <table:table-cell office:value-type="float" office:value="0.144054" calcext:value-type="float">
            <text:p>0.144054</text:p>
          </table:table-cell>
          <table:table-cell office:value-type="float" office:value="1" calcext:value-type="float">
            <text:p>1</text:p>
          </table:table-cell>
          <table:table-cell office:value-type="float" office:value="0.536757" calcext:value-type="float">
            <text:p>0.536757</text:p>
          </table:table-cell>
        </table:table-row>
        <table:table-row table:style-name="ro1">
          <table:table-cell office:value-type="float" office:value="1.9701" calcext:value-type="float">
            <text:p>1.9701</text:p>
          </table:table-cell>
          <table:table-cell office:value-type="float" office:value="0.848853" calcext:value-type="float">
            <text:p>0.848853</text:p>
          </table:table-cell>
          <table:table-cell office:value-type="float" office:value="0.151147" calcext:value-type="float">
            <text:p>0.151147</text:p>
          </table:table-cell>
          <table:table-cell office:value-type="float" office:value="1" calcext:value-type="float">
            <text:p>1</text:p>
          </table:table-cell>
          <table:table-cell office:value-type="float" office:value="0.549814" calcext:value-type="float">
            <text:p>0.549814</text:p>
          </table:table-cell>
        </table:table-row>
        <table:table-row table:style-name="ro1">
          <table:table-cell office:value-type="float" office:value="1.9801" calcext:value-type="float">
            <text:p>1.9801</text:p>
          </table:table-cell>
          <table:table-cell office:value-type="float" office:value="0.841619" calcext:value-type="float">
            <text:p>0.841619</text:p>
          </table:table-cell>
          <table:table-cell office:value-type="float" office:value="0.158381" calcext:value-type="float">
            <text:p>0.158381</text:p>
          </table:table-cell>
          <table:table-cell office:value-type="float" office:value="1" calcext:value-type="float">
            <text:p>1</text:p>
          </table:table-cell>
          <table:table-cell office:value-type="float" office:value="0.562815" calcext:value-type="float">
            <text:p>0.562815</text:p>
          </table:table-cell>
        </table:table-row>
        <table:table-row table:style-name="ro1">
          <table:table-cell office:value-type="float" office:value="1.9901" calcext:value-type="float">
            <text:p>1.9901</text:p>
          </table:table-cell>
          <table:table-cell office:value-type="float" office:value="0.83425" calcext:value-type="float">
            <text:p>0.83425</text:p>
          </table:table-cell>
          <table:table-cell office:value-type="float" office:value="0.16575" calcext:value-type="float">
            <text:p>0.16575</text:p>
          </table:table-cell>
          <table:table-cell office:value-type="float" office:value="1" calcext:value-type="float">
            <text:p>1</text:p>
          </table:table-cell>
          <table:table-cell office:value-type="float" office:value="0.575761" calcext:value-type="float">
            <text:p>0.575761</text:p>
          </table:table-cell>
        </table:table-row>
        <table:table-row table:style-name="ro1">
          <table:table-cell office:value-type="float" office:value="2.0001" calcext:value-type="float">
            <text:p>2.0001</text:p>
          </table:table-cell>
          <table:table-cell office:value-type="float" office:value="0.826746" calcext:value-type="float">
            <text:p>0.826746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1" calcext:value-type="float">
            <text:p>1</text:p>
          </table:table-cell>
          <table:table-cell office:value-type="float" office:value="0.588649" calcext:value-type="float">
            <text:p>0.588649</text:p>
          </table:table-cell>
        </table:table-row>
        <table:table-row table:style-name="ro1">
          <table:table-cell office:value-type="float" office:value="2.0101" calcext:value-type="float">
            <text:p>2.0101</text:p>
          </table:table-cell>
          <table:table-cell office:value-type="float" office:value="0.819112" calcext:value-type="float">
            <text:p>0.819112</text:p>
          </table:table-cell>
          <table:table-cell office:value-type="float" office:value="0.180888" calcext:value-type="float">
            <text:p>0.180888</text:p>
          </table:table-cell>
          <table:table-cell office:value-type="float" office:value="1" calcext:value-type="float">
            <text:p>1</text:p>
          </table:table-cell>
          <table:table-cell office:value-type="float" office:value="0.601478" calcext:value-type="float">
            <text:p>0.601478</text:p>
          </table:table-cell>
        </table:table-row>
        <table:table-row table:style-name="ro1">
          <table:table-cell office:value-type="float" office:value="2.0201" calcext:value-type="float">
            <text:p>2.0201</text:p>
          </table:table-cell>
          <table:table-cell office:value-type="float" office:value="0.81135" calcext:value-type="float">
            <text:p>0.81135</text:p>
          </table:table-cell>
          <table:table-cell office:value-type="float" office:value="0.18865" calcext:value-type="float">
            <text:p>0.18865</text:p>
          </table:table-cell>
          <table:table-cell office:value-type="float" office:value="1" calcext:value-type="float">
            <text:p>1</text:p>
          </table:table-cell>
          <table:table-cell office:value-type="float" office:value="0.614247" calcext:value-type="float">
            <text:p>0.614247</text:p>
          </table:table-cell>
        </table:table-row>
        <table:table-row table:style-name="ro1">
          <table:table-cell office:value-type="float" office:value="2.0301" calcext:value-type="float">
            <text:p>2.0301</text:p>
          </table:table-cell>
          <table:table-cell office:value-type="float" office:value="0.803464" calcext:value-type="float">
            <text:p>0.803464</text:p>
          </table:table-cell>
          <table:table-cell office:value-type="float" office:value="0.196536" calcext:value-type="float">
            <text:p>0.196536</text:p>
          </table:table-cell>
          <table:table-cell office:value-type="float" office:value="1" calcext:value-type="float">
            <text:p>1</text:p>
          </table:table-cell>
          <table:table-cell office:value-type="float" office:value="0.626955" calcext:value-type="float">
            <text:p>0.626955</text:p>
          </table:table-cell>
        </table:table-row>
        <table:table-row table:style-name="ro1">
          <table:table-cell office:value-type="float" office:value="2.0401" calcext:value-type="float">
            <text:p>2.0401</text:p>
          </table:table-cell>
          <table:table-cell office:value-type="float" office:value="0.795456" calcext:value-type="float">
            <text:p>0.795456</text:p>
          </table:table-cell>
          <table:table-cell office:value-type="float" office:value="0.204544" calcext:value-type="float">
            <text:p>0.204544</text:p>
          </table:table-cell>
          <table:table-cell office:value-type="float" office:value="1" calcext:value-type="float">
            <text:p>1</text:p>
          </table:table-cell>
          <table:table-cell office:value-type="float" office:value="0.6396" calcext:value-type="float">
            <text:p>0.6396</text:p>
          </table:table-cell>
        </table:table-row>
        <table:table-row table:style-name="ro1">
          <table:table-cell office:value-type="float" office:value="2.0501" calcext:value-type="float">
            <text:p>2.0501</text:p>
          </table:table-cell>
          <table:table-cell office:value-type="float" office:value="0.78733" calcext:value-type="float">
            <text:p>0.78733</text:p>
          </table:table-cell>
          <table:table-cell office:value-type="float" office:value="0.21267" calcext:value-type="float">
            <text:p>0.21267</text:p>
          </table:table-cell>
          <table:table-cell office:value-type="float" office:value="1" calcext:value-type="float">
            <text:p>1</text:p>
          </table:table-cell>
          <table:table-cell office:value-type="float" office:value="0.652181" calcext:value-type="float">
            <text:p>0.652181</text:p>
          </table:table-cell>
        </table:table-row>
        <table:table-row table:style-name="ro1">
          <table:table-cell office:value-type="float" office:value="2.0601" calcext:value-type="float">
            <text:p>2.0601</text:p>
          </table:table-cell>
          <table:table-cell office:value-type="float" office:value="0.779089" calcext:value-type="float">
            <text:p>0.779089</text:p>
          </table:table-cell>
          <table:table-cell office:value-type="float" office:value="0.220911" calcext:value-type="float">
            <text:p>0.220911</text:p>
          </table:table-cell>
          <table:table-cell office:value-type="float" office:value="1" calcext:value-type="float">
            <text:p>1</text:p>
          </table:table-cell>
          <table:table-cell office:value-type="float" office:value="0.664696" calcext:value-type="float">
            <text:p>0.664696</text:p>
          </table:table-cell>
        </table:table-row>
        <table:table-row table:style-name="ro1">
          <table:table-cell office:value-type="float" office:value="2.0701" calcext:value-type="float">
            <text:p>2.0701</text:p>
          </table:table-cell>
          <table:table-cell office:value-type="float" office:value="0.770737" calcext:value-type="float">
            <text:p>0.770737</text:p>
          </table:table-cell>
          <table:table-cell office:value-type="float" office:value="0.229263" calcext:value-type="float">
            <text:p>0.229263</text:p>
          </table:table-cell>
          <table:table-cell office:value-type="float" office:value="1" calcext:value-type="float">
            <text:p>1</text:p>
          </table:table-cell>
          <table:table-cell office:value-type="float" office:value="0.677146" calcext:value-type="float">
            <text:p>0.677146</text:p>
          </table:table-cell>
        </table:table-row>
        <table:table-row table:style-name="ro1">
          <table:table-cell office:value-type="float" office:value="2.0801" calcext:value-type="float">
            <text:p>2.0801</text:p>
          </table:table-cell>
          <table:table-cell office:value-type="float" office:value="0.762276" calcext:value-type="float">
            <text:p>0.762276</text:p>
          </table:table-cell>
          <table:table-cell office:value-type="float" office:value="0.237724" calcext:value-type="float">
            <text:p>0.237724</text:p>
          </table:table-cell>
          <table:table-cell office:value-type="float" office:value="1" calcext:value-type="float">
            <text:p>1</text:p>
          </table:table-cell>
          <table:table-cell office:value-type="float" office:value="0.689527" calcext:value-type="float">
            <text:p>0.689527</text:p>
          </table:table-cell>
        </table:table-row>
        <table:table-row table:style-name="ro1">
          <table:table-cell office:value-type="float" office:value="2.0901" calcext:value-type="float">
            <text:p>2.0901</text:p>
          </table:table-cell>
          <table:table-cell office:value-type="float" office:value="0.75371" calcext:value-type="float">
            <text:p>0.75371</text:p>
          </table:table-cell>
          <table:table-cell office:value-type="float" office:value="0.24629" calcext:value-type="float">
            <text:p>0.24629</text:p>
          </table:table-cell>
          <table:table-cell office:value-type="float" office:value="1" calcext:value-type="float">
            <text:p>1</text:p>
          </table:table-cell>
          <table:table-cell office:value-type="float" office:value="0.70184" calcext:value-type="float">
            <text:p>0.7018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74513" calcext:value-type="float">
            <text:p>0.74513</text:p>
          </table:table-cell>
          <table:table-cell office:value-type="float" office:value="0.25487" calcext:value-type="float">
            <text:p>0.25487</text:p>
          </table:table-cell>
          <table:table-cell office:value-type="float" office:value="1" calcext:value-type="float">
            <text:p>1</text:p>
          </table:table-cell>
          <table:table-cell office:value-type="float" office:value="0.71396" calcext:value-type="float">
            <text:p>0.7139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736366" calcext:value-type="float">
            <text:p>0.736366</text:p>
          </table:table-cell>
          <table:table-cell office:value-type="float" office:value="0.263634" calcext:value-type="float">
            <text:p>0.263634</text:p>
          </table:table-cell>
          <table:table-cell office:value-type="float" office:value="1" calcext:value-type="float">
            <text:p>1</text:p>
          </table:table-cell>
          <table:table-cell office:value-type="float" office:value="0.726132" calcext:value-type="float">
            <text:p>0.72613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727507" calcext:value-type="float">
            <text:p>0.727507</text:p>
          </table:table-cell>
          <table:table-cell office:value-type="float" office:value="0.272493" calcext:value-type="float">
            <text:p>0.272493</text:p>
          </table:table-cell>
          <table:table-cell office:value-type="float" office:value="1" calcext:value-type="float">
            <text:p>1</text:p>
          </table:table-cell>
          <table:table-cell office:value-type="float" office:value="0.738231" calcext:value-type="float">
            <text:p>0.73823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281442" calcext:value-type="float">
            <text:p>0.281442</text:p>
          </table:table-cell>
          <table:table-cell office:value-type="float" office:value="1" calcext:value-type="float">
            <text:p>1</text:p>
          </table:table-cell>
          <table:table-cell office:value-type="float" office:value="0.750256" calcext:value-type="float">
            <text:p>0.750256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709521" calcext:value-type="float">
            <text:p>0.709521</text:p>
          </table:table-cell>
          <table:table-cell office:value-type="float" office:value="0.290479" calcext:value-type="float">
            <text:p>0.290479</text:p>
          </table:table-cell>
          <table:table-cell office:value-type="float" office:value="1" calcext:value-type="float">
            <text:p>1</text:p>
          </table:table-cell>
          <table:table-cell office:value-type="float" office:value="0.762207" calcext:value-type="float">
            <text:p>0.76220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2996" calcext:value-type="float">
            <text:p>0.2996</text:p>
          </table:table-cell>
          <table:table-cell office:value-type="float" office:value="1" calcext:value-type="float">
            <text:p>1</text:p>
          </table:table-cell>
          <table:table-cell office:value-type="float" office:value="0.774081" calcext:value-type="float">
            <text:p>0.77408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691198" calcext:value-type="float">
            <text:p>0.691198</text:p>
          </table:table-cell>
          <table:table-cell office:value-type="float" office:value="0.308802" calcext:value-type="float">
            <text:p>0.308802</text:p>
          </table:table-cell>
          <table:table-cell office:value-type="float" office:value="1" calcext:value-type="float">
            <text:p>1</text:p>
          </table:table-cell>
          <table:table-cell office:value-type="float" office:value="0.785877" calcext:value-type="float">
            <text:p>0.785877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681921" calcext:value-type="float">
            <text:p>0.681921</text:p>
          </table:table-cell>
          <table:table-cell office:value-type="float" office:value="0.318079" calcext:value-type="float">
            <text:p>0.318079</text:p>
          </table:table-cell>
          <table:table-cell office:value-type="float" office:value="1" calcext:value-type="float">
            <text:p>1</text:p>
          </table:table-cell>
          <table:table-cell office:value-type="float" office:value="0.797595" calcext:value-type="float">
            <text:p>0.79759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1" calcext:value-type="float">
            <text:p>1</text:p>
          </table:table-cell>
          <table:table-cell office:value-type="float" office:value="0.809234" calcext:value-type="float">
            <text:p>0.80923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663151" calcext:value-type="float">
            <text:p>0.663151</text:p>
          </table:table-cell>
          <table:table-cell office:value-type="float" office:value="0.336849" calcext:value-type="float">
            <text:p>0.336849</text:p>
          </table:table-cell>
          <table:table-cell office:value-type="float" office:value="1" calcext:value-type="float">
            <text:p>1</text:p>
          </table:table-cell>
          <table:table-cell office:value-type="float" office:value="0.820791" calcext:value-type="float">
            <text:p>0.8207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346334" calcext:value-type="float">
            <text:p>0.346334</text:p>
          </table:table-cell>
          <table:table-cell office:value-type="float" office:value="1" calcext:value-type="float">
            <text:p>1</text:p>
          </table:table-cell>
          <table:table-cell office:value-type="float" office:value="0.832266" calcext:value-type="float">
            <text:p>0.83226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64412" calcext:value-type="float">
            <text:p>0.64412</text:p>
          </table:table-cell>
          <table:table-cell office:value-type="float" office:value="0.35588" calcext:value-type="float">
            <text:p>0.35588</text:p>
          </table:table-cell>
          <table:table-cell office:value-type="float" office:value="1" calcext:value-type="float">
            <text:p>1</text:p>
          </table:table-cell>
          <table:table-cell office:value-type="float" office:value="0.843658" calcext:value-type="float">
            <text:p>0.84365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634517" calcext:value-type="float">
            <text:p>0.634517</text:p>
          </table:table-cell>
          <table:table-cell office:value-type="float" office:value="0.365483" calcext:value-type="float">
            <text:p>0.365483</text:p>
          </table:table-cell>
          <table:table-cell office:value-type="float" office:value="1" calcext:value-type="float">
            <text:p>1</text:p>
          </table:table-cell>
          <table:table-cell office:value-type="float" office:value="0.854966" calcext:value-type="float">
            <text:p>0.85496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624859" calcext:value-type="float">
            <text:p>0.624859</text:p>
          </table:table-cell>
          <table:table-cell office:value-type="float" office:value="0.375141" calcext:value-type="float">
            <text:p>0.375141</text:p>
          </table:table-cell>
          <table:table-cell office:value-type="float" office:value="1" calcext:value-type="float">
            <text:p>1</text:p>
          </table:table-cell>
          <table:table-cell office:value-type="float" office:value="0.866188" calcext:value-type="float">
            <text:p>0.86618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615151" calcext:value-type="float">
            <text:p>0.615151</text:p>
          </table:table-cell>
          <table:table-cell office:value-type="float" office:value="0.384849" calcext:value-type="float">
            <text:p>0.384849</text:p>
          </table:table-cell>
          <table:table-cell office:value-type="float" office:value="1" calcext:value-type="float">
            <text:p>1</text:p>
          </table:table-cell>
          <table:table-cell office:value-type="float" office:value="0.877324" calcext:value-type="float">
            <text:p>0.8773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605398" calcext:value-type="float">
            <text:p>0.605398</text:p>
          </table:table-cell>
          <table:table-cell office:value-type="float" office:value="0.394602" calcext:value-type="float">
            <text:p>0.394602</text:p>
          </table:table-cell>
          <table:table-cell office:value-type="float" office:value="1" calcext:value-type="float">
            <text:p>1</text:p>
          </table:table-cell>
          <table:table-cell office:value-type="float" office:value="0.888372" calcext:value-type="float">
            <text:p>0.88837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595602" calcext:value-type="float">
            <text:p>0.595602</text:p>
          </table:table-cell>
          <table:table-cell office:value-type="float" office:value="0.404398" calcext:value-type="float">
            <text:p>0.404398</text:p>
          </table:table-cell>
          <table:table-cell office:value-type="float" office:value="1" calcext:value-type="float">
            <text:p>1</text:p>
          </table:table-cell>
          <table:table-cell office:value-type="float" office:value="0.899331" calcext:value-type="float">
            <text:p>0.89933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585768" calcext:value-type="float">
            <text:p>0.585768</text:p>
          </table:table-cell>
          <table:table-cell office:value-type="float" office:value="0.414232" calcext:value-type="float">
            <text:p>0.414232</text:p>
          </table:table-cell>
          <table:table-cell office:value-type="float" office:value="1" calcext:value-type="float">
            <text:p>1</text:p>
          </table:table-cell>
          <table:table-cell office:value-type="float" office:value="0.9102" calcext:value-type="float">
            <text:p>0.910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4241" calcext:value-type="float">
            <text:p>0.4241</text:p>
          </table:table-cell>
          <table:table-cell office:value-type="float" office:value="1" calcext:value-type="float">
            <text:p>1</text:p>
          </table:table-cell>
          <table:table-cell office:value-type="float" office:value="0.920978" calcext:value-type="float">
            <text:p>0.92097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566001" calcext:value-type="float">
            <text:p>0.566001</text:p>
          </table:table-cell>
          <table:table-cell office:value-type="float" office:value="0.433999" calcext:value-type="float">
            <text:p>0.433999</text:p>
          </table:table-cell>
          <table:table-cell office:value-type="float" office:value="1" calcext:value-type="float">
            <text:p>1</text:p>
          </table:table-cell>
          <table:table-cell office:value-type="float" office:value="0.931664" calcext:value-type="float">
            <text:p>0.9316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0.443924" calcext:value-type="float">
            <text:p>0.443924</text:p>
          </table:table-cell>
          <table:table-cell office:value-type="float" office:value="1" calcext:value-type="float">
            <text:p>1</text:p>
          </table:table-cell>
          <table:table-cell office:value-type="float" office:value="0.942257" calcext:value-type="float">
            <text:p>0.94225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546129" calcext:value-type="float">
            <text:p>0.546129</text:p>
          </table:table-cell>
          <table:table-cell office:value-type="float" office:value="0.453871" calcext:value-type="float">
            <text:p>0.453871</text:p>
          </table:table-cell>
          <table:table-cell office:value-type="float" office:value="1" calcext:value-type="float">
            <text:p>1</text:p>
          </table:table-cell>
          <table:table-cell office:value-type="float" office:value="0.952755" calcext:value-type="float">
            <text:p>0.95275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536163" calcext:value-type="float">
            <text:p>0.536163</text:p>
          </table:table-cell>
          <table:table-cell office:value-type="float" office:value="0.463837" calcext:value-type="float">
            <text:p>0.463837</text:p>
          </table:table-cell>
          <table:table-cell office:value-type="float" office:value="1" calcext:value-type="float">
            <text:p>1</text:p>
          </table:table-cell>
          <table:table-cell office:value-type="float" office:value="0.963158" calcext:value-type="float">
            <text:p>0.963158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526183" calcext:value-type="float">
            <text:p>0.526183</text:p>
          </table:table-cell>
          <table:table-cell office:value-type="float" office:value="0.473817" calcext:value-type="float">
            <text:p>0.473817</text:p>
          </table:table-cell>
          <table:table-cell office:value-type="float" office:value="1" calcext:value-type="float">
            <text:p>1</text:p>
          </table:table-cell>
          <table:table-cell office:value-type="float" office:value="0.973465" calcext:value-type="float">
            <text:p>0.97346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516192" calcext:value-type="float">
            <text:p>0.516192</text:p>
          </table:table-cell>
          <table:table-cell office:value-type="float" office:value="0.483808" calcext:value-type="float">
            <text:p>0.483808</text:p>
          </table:table-cell>
          <table:table-cell office:value-type="float" office:value="1" calcext:value-type="float">
            <text:p>1</text:p>
          </table:table-cell>
          <table:table-cell office:value-type="float" office:value="0.983675" calcext:value-type="float">
            <text:p>0.98367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506194" calcext:value-type="float">
            <text:p>0.506194</text:p>
          </table:table-cell>
          <table:table-cell office:value-type="float" office:value="0.493806" calcext:value-type="float">
            <text:p>0.493806</text:p>
          </table:table-cell>
          <table:table-cell office:value-type="float" office:value="1" calcext:value-type="float">
            <text:p>1</text:p>
          </table:table-cell>
          <table:table-cell office:value-type="float" office:value="0.993786" calcext:value-type="float">
            <text:p>0.99378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496195" calcext:value-type="float">
            <text:p>0.496195</text:p>
          </table:table-cell>
          <table:table-cell office:value-type="float" office:value="0.503805" calcext:value-type="float">
            <text:p>0.503805</text:p>
          </table:table-cell>
          <table:table-cell office:value-type="float" office:value="1" calcext:value-type="float">
            <text:p>1</text:p>
          </table:table-cell>
          <table:table-cell office:value-type="float" office:value="1.0038" calcext:value-type="float">
            <text:p>1.003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486196" calcext:value-type="float">
            <text:p>0.486196</text:p>
          </table:table-cell>
          <table:table-cell office:value-type="float" office:value="0.513804" calcext:value-type="float">
            <text:p>0.513804</text:p>
          </table:table-cell>
          <table:table-cell office:value-type="float" office:value="1" calcext:value-type="float">
            <text:p>1</text:p>
          </table:table-cell>
          <table:table-cell office:value-type="float" office:value="1.01371" calcext:value-type="float">
            <text:p>1.0137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476203" calcext:value-type="float">
            <text:p>0.476203</text:p>
          </table:table-cell>
          <table:table-cell office:value-type="float" office:value="0.523797" calcext:value-type="float">
            <text:p>0.523797</text:p>
          </table:table-cell>
          <table:table-cell office:value-type="float" office:value="1" calcext:value-type="float">
            <text:p>1</text:p>
          </table:table-cell>
          <table:table-cell office:value-type="float" office:value="1.02352" calcext:value-type="float">
            <text:p>1.0235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46622" calcext:value-type="float">
            <text:p>0.46622</text:p>
          </table:table-cell>
          <table:table-cell office:value-type="float" office:value="0.53378" calcext:value-type="float">
            <text:p>0.53378</text:p>
          </table:table-cell>
          <table:table-cell office:value-type="float" office:value="1" calcext:value-type="float">
            <text:p>1</text:p>
          </table:table-cell>
          <table:table-cell office:value-type="float" office:value="1.03323" calcext:value-type="float">
            <text:p>1.033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456251" calcext:value-type="float">
            <text:p>0.456251</text:p>
          </table:table-cell>
          <table:table-cell office:value-type="float" office:value="0.543749" calcext:value-type="float">
            <text:p>0.543749</text:p>
          </table:table-cell>
          <table:table-cell office:value-type="float" office:value="1" calcext:value-type="float">
            <text:p>1</text:p>
          </table:table-cell>
          <table:table-cell office:value-type="float" office:value="1.04283" calcext:value-type="float">
            <text:p>1.0428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446298" calcext:value-type="float">
            <text:p>0.446298</text:p>
          </table:table-cell>
          <table:table-cell office:value-type="float" office:value="0.553702" calcext:value-type="float">
            <text:p>0.553702</text:p>
          </table:table-cell>
          <table:table-cell office:value-type="float" office:value="1" calcext:value-type="float">
            <text:p>1</text:p>
          </table:table-cell>
          <table:table-cell office:value-type="float" office:value="1.05233" calcext:value-type="float">
            <text:p>1.0523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436368" calcext:value-type="float">
            <text:p>0.436368</text:p>
          </table:table-cell>
          <table:table-cell office:value-type="float" office:value="0.563632" calcext:value-type="float">
            <text:p>0.563632</text:p>
          </table:table-cell>
          <table:table-cell office:value-type="float" office:value="1" calcext:value-type="float">
            <text:p>1</text:p>
          </table:table-cell>
          <table:table-cell office:value-type="float" office:value="1.06173" calcext:value-type="float">
            <text:p>1.0617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426462" calcext:value-type="float">
            <text:p>0.426462</text:p>
          </table:table-cell>
          <table:table-cell office:value-type="float" office:value="0.573538" calcext:value-type="float">
            <text:p>0.573538</text:p>
          </table:table-cell>
          <table:table-cell office:value-type="float" office:value="1" calcext:value-type="float">
            <text:p>1</text:p>
          </table:table-cell>
          <table:table-cell office:value-type="float" office:value="1.07102" calcext:value-type="float">
            <text:p>1.0710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416586" calcext:value-type="float">
            <text:p>0.416586</text:p>
          </table:table-cell>
          <table:table-cell office:value-type="float" office:value="0.583414" calcext:value-type="float">
            <text:p>0.583414</text:p>
          </table:table-cell>
          <table:table-cell office:value-type="float" office:value="1" calcext:value-type="float">
            <text:p>1</text:p>
          </table:table-cell>
          <table:table-cell office:value-type="float" office:value="1.0802" calcext:value-type="float">
            <text:p>1.080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406744" calcext:value-type="float">
            <text:p>0.406744</text:p>
          </table:table-cell>
          <table:table-cell office:value-type="float" office:value="0.593256" calcext:value-type="float">
            <text:p>0.593256</text:p>
          </table:table-cell>
          <table:table-cell office:value-type="float" office:value="1" calcext:value-type="float">
            <text:p>1</text:p>
          </table:table-cell>
          <table:table-cell office:value-type="float" office:value="1.08927" calcext:value-type="float">
            <text:p>1.0892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396939" calcext:value-type="float">
            <text:p>0.396939</text:p>
          </table:table-cell>
          <table:table-cell office:value-type="float" office:value="0.603061" calcext:value-type="float">
            <text:p>0.603061</text:p>
          </table:table-cell>
          <table:table-cell office:value-type="float" office:value="1" calcext:value-type="float">
            <text:p>1</text:p>
          </table:table-cell>
          <table:table-cell office:value-type="float" office:value="1.09824" calcext:value-type="float">
            <text:p>1.0982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387175" calcext:value-type="float">
            <text:p>0.387175</text:p>
          </table:table-cell>
          <table:table-cell office:value-type="float" office:value="0.612825" calcext:value-type="float">
            <text:p>0.612825</text:p>
          </table:table-cell>
          <table:table-cell office:value-type="float" office:value="1" calcext:value-type="float">
            <text:p>1</text:p>
          </table:table-cell>
          <table:table-cell office:value-type="float" office:value="1.10709" calcext:value-type="float">
            <text:p>1.1070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377456" calcext:value-type="float">
            <text:p>0.377456</text:p>
          </table:table-cell>
          <table:table-cell office:value-type="float" office:value="0.622544" calcext:value-type="float">
            <text:p>0.622544</text:p>
          </table:table-cell>
          <table:table-cell office:value-type="float" office:value="1" calcext:value-type="float">
            <text:p>1</text:p>
          </table:table-cell>
          <table:table-cell office:value-type="float" office:value="1.11584" calcext:value-type="float">
            <text:p>1.1158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367786" calcext:value-type="float">
            <text:p>0.367786</text:p>
          </table:table-cell>
          <table:table-cell office:value-type="float" office:value="0.632214" calcext:value-type="float">
            <text:p>0.632214</text:p>
          </table:table-cell>
          <table:table-cell office:value-type="float" office:value="1" calcext:value-type="float">
            <text:p>1</text:p>
          </table:table-cell>
          <table:table-cell office:value-type="float" office:value="1.12447" calcext:value-type="float">
            <text:p>1.124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58169" calcext:value-type="float">
            <text:p>0.358169</text:p>
          </table:table-cell>
          <table:table-cell office:value-type="float" office:value="0.641831" calcext:value-type="float">
            <text:p>0.641831</text:p>
          </table:table-cell>
          <table:table-cell office:value-type="float" office:value="1" calcext:value-type="float">
            <text:p>1</text:p>
          </table:table-cell>
          <table:table-cell office:value-type="float" office:value="1.13299" calcext:value-type="float">
            <text:p>1.13299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348609" calcext:value-type="float">
            <text:p>0.348609</text:p>
          </table:table-cell>
          <table:table-cell office:value-type="float" office:value="0.651391" calcext:value-type="float">
            <text:p>0.651391</text:p>
          </table:table-cell>
          <table:table-cell office:value-type="float" office:value="1" calcext:value-type="float">
            <text:p>1</text:p>
          </table:table-cell>
          <table:table-cell office:value-type="float" office:value="1.1414" calcext:value-type="float">
            <text:p>1.141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339109" calcext:value-type="float">
            <text:p>0.339109</text:p>
          </table:table-cell>
          <table:table-cell office:value-type="float" office:value="0.660891" calcext:value-type="float">
            <text:p>0.660891</text:p>
          </table:table-cell>
          <table:table-cell office:value-type="float" office:value="1" calcext:value-type="float">
            <text:p>1</text:p>
          </table:table-cell>
          <table:table-cell office:value-type="float" office:value="1.14969" calcext:value-type="float">
            <text:p>1.1496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329674" calcext:value-type="float">
            <text:p>0.329674</text:p>
          </table:table-cell>
          <table:table-cell office:value-type="float" office:value="0.670326" calcext:value-type="float">
            <text:p>0.670326</text:p>
          </table:table-cell>
          <table:table-cell office:value-type="float" office:value="1" calcext:value-type="float">
            <text:p>1</text:p>
          </table:table-cell>
          <table:table-cell office:value-type="float" office:value="1.15787" calcext:value-type="float">
            <text:p>1.15787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320306" calcext:value-type="float">
            <text:p>0.320306</text:p>
          </table:table-cell>
          <table:table-cell office:value-type="float" office:value="0.679694" calcext:value-type="float">
            <text:p>0.679694</text:p>
          </table:table-cell>
          <table:table-cell office:value-type="float" office:value="1" calcext:value-type="float">
            <text:p>1</text:p>
          </table:table-cell>
          <table:table-cell office:value-type="float" office:value="1.16593" calcext:value-type="float">
            <text:p>1.1659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311011" calcext:value-type="float">
            <text:p>0.311011</text:p>
          </table:table-cell>
          <table:table-cell office:value-type="float" office:value="0.688989" calcext:value-type="float">
            <text:p>0.688989</text:p>
          </table:table-cell>
          <table:table-cell office:value-type="float" office:value="1" calcext:value-type="float">
            <text:p>1</text:p>
          </table:table-cell>
          <table:table-cell office:value-type="float" office:value="1.17387" calcext:value-type="float">
            <text:p>1.17387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301791" calcext:value-type="float">
            <text:p>0.301791</text:p>
          </table:table-cell>
          <table:table-cell office:value-type="float" office:value="0.698209" calcext:value-type="float">
            <text:p>0.698209</text:p>
          </table:table-cell>
          <table:table-cell office:value-type="float" office:value="1" calcext:value-type="float">
            <text:p>1</text:p>
          </table:table-cell>
          <table:table-cell office:value-type="float" office:value="1.1817" calcext:value-type="float">
            <text:p>1.1817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292651" calcext:value-type="float">
            <text:p>0.292651</text:p>
          </table:table-cell>
          <table:table-cell office:value-type="float" office:value="0.707349" calcext:value-type="float">
            <text:p>0.707349</text:p>
          </table:table-cell>
          <table:table-cell office:value-type="float" office:value="1" calcext:value-type="float">
            <text:p>1</text:p>
          </table:table-cell>
          <table:table-cell office:value-type="float" office:value="1.18941" calcext:value-type="float">
            <text:p>1.18941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283593" calcext:value-type="float">
            <text:p>0.283593</text:p>
          </table:table-cell>
          <table:table-cell office:value-type="float" office:value="0.716407" calcext:value-type="float">
            <text:p>0.716407</text:p>
          </table:table-cell>
          <table:table-cell office:value-type="float" office:value="1" calcext:value-type="float">
            <text:p>1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274622" calcext:value-type="float">
            <text:p>0.274622</text:p>
          </table:table-cell>
          <table:table-cell office:value-type="float" office:value="0.725378" calcext:value-type="float">
            <text:p>0.725378</text:p>
          </table:table-cell>
          <table:table-cell office:value-type="float" office:value="1" calcext:value-type="float">
            <text:p>1</text:p>
          </table:table-cell>
          <table:table-cell office:value-type="float" office:value="1.20447" calcext:value-type="float">
            <text:p>1.2044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265742" calcext:value-type="float">
            <text:p>0.265742</text:p>
          </table:table-cell>
          <table:table-cell office:value-type="float" office:value="0.734258" calcext:value-type="float">
            <text:p>0.734258</text:p>
          </table:table-cell>
          <table:table-cell office:value-type="float" office:value="1" calcext:value-type="float">
            <text:p>1</text:p>
          </table:table-cell>
          <table:table-cell office:value-type="float" office:value="1.21182" calcext:value-type="float">
            <text:p>1.2118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256955" calcext:value-type="float">
            <text:p>0.256955</text:p>
          </table:table-cell>
          <table:table-cell office:value-type="float" office:value="0.743045" calcext:value-type="float">
            <text:p>0.743045</text:p>
          </table:table-cell>
          <table:table-cell office:value-type="float" office:value="1" calcext:value-type="float">
            <text:p>1</text:p>
          </table:table-cell>
          <table:table-cell office:value-type="float" office:value="1.21905" calcext:value-type="float">
            <text:p>1.2190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248265" calcext:value-type="float">
            <text:p>0.248265</text:p>
          </table:table-cell>
          <table:table-cell office:value-type="float" office:value="0.751735" calcext:value-type="float">
            <text:p>0.751735</text:p>
          </table:table-cell>
          <table:table-cell office:value-type="float" office:value="1" calcext:value-type="float">
            <text:p>1</text:p>
          </table:table-cell>
          <table:table-cell office:value-type="float" office:value="1.22616" calcext:value-type="float">
            <text:p>1.22616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239675" calcext:value-type="float">
            <text:p>0.239675</text:p>
          </table:table-cell>
          <table:table-cell office:value-type="float" office:value="0.760325" calcext:value-type="float">
            <text:p>0.760325</text:p>
          </table:table-cell>
          <table:table-cell office:value-type="float" office:value="1" calcext:value-type="float">
            <text:p>1</text:p>
          </table:table-cell>
          <table:table-cell office:value-type="float" office:value="1.23315" calcext:value-type="float">
            <text:p>1.2331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23119" calcext:value-type="float">
            <text:p>0.23119</text:p>
          </table:table-cell>
          <table:table-cell office:value-type="float" office:value="0.76881" calcext:value-type="float">
            <text:p>0.76881</text:p>
          </table:table-cell>
          <table:table-cell office:value-type="float" office:value="1" calcext:value-type="float">
            <text:p>1</text:p>
          </table:table-cell>
          <table:table-cell office:value-type="float" office:value="1.24001" calcext:value-type="float">
            <text:p>1.2400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222813" calcext:value-type="float">
            <text:p>0.222813</text:p>
          </table:table-cell>
          <table:table-cell office:value-type="float" office:value="0.777187" calcext:value-type="float">
            <text:p>0.777187</text:p>
          </table:table-cell>
          <table:table-cell office:value-type="float" office:value="1" calcext:value-type="float">
            <text:p>1</text:p>
          </table:table-cell>
          <table:table-cell office:value-type="float" office:value="1.24675" calcext:value-type="float">
            <text:p>1.2467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214546" calcext:value-type="float">
            <text:p>0.214546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1" calcext:value-type="float">
            <text:p>1</text:p>
          </table:table-cell>
          <table:table-cell office:value-type="float" office:value="1.25336" calcext:value-type="float">
            <text:p>1.2533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206394" calcext:value-type="float">
            <text:p>0.206394</text:p>
          </table:table-cell>
          <table:table-cell office:value-type="float" office:value="0.793606" calcext:value-type="float">
            <text:p>0.793606</text:p>
          </table:table-cell>
          <table:table-cell office:value-type="float" office:value="1" calcext:value-type="float">
            <text:p>1</text:p>
          </table:table-cell>
          <table:table-cell office:value-type="float" office:value="1.25985" calcext:value-type="float">
            <text:p>1.2598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801641" calcext:value-type="float">
            <text:p>0.801641</text:p>
          </table:table-cell>
          <table:table-cell office:value-type="float" office:value="1" calcext:value-type="float">
            <text:p>1</text:p>
          </table:table-cell>
          <table:table-cell office:value-type="float" office:value="1.26621" calcext:value-type="float">
            <text:p>1.26621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190444" calcext:value-type="float">
            <text:p>0.190444</text:p>
          </table:table-cell>
          <table:table-cell office:value-type="float" office:value="0.809556" calcext:value-type="float">
            <text:p>0.809556</text:p>
          </table:table-cell>
          <table:table-cell office:value-type="float" office:value="1" calcext:value-type="float">
            <text:p>1</text:p>
          </table:table-cell>
          <table:table-cell office:value-type="float" office:value="1.27244" calcext:value-type="float">
            <text:p>1.2724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82654" calcext:value-type="float">
            <text:p>0.182654</text:p>
          </table:table-cell>
          <table:table-cell office:value-type="float" office:value="0.817346" calcext:value-type="float">
            <text:p>0.817346</text:p>
          </table:table-cell>
          <table:table-cell office:value-type="float" office:value="1" calcext:value-type="float">
            <text:p>1</text:p>
          </table:table-cell>
          <table:table-cell office:value-type="float" office:value="1.27855" calcext:value-type="float">
            <text:p>1.2785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82501" calcext:value-type="float">
            <text:p>0.82501</text:p>
          </table:table-cell>
          <table:table-cell office:value-type="float" office:value="1" calcext:value-type="float">
            <text:p>1</text:p>
          </table:table-cell>
          <table:table-cell office:value-type="float" office:value="1.28453" calcext:value-type="float">
            <text:p>1.28453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167456" calcext:value-type="float">
            <text:p>0.167456</text:p>
          </table:table-cell>
          <table:table-cell office:value-type="float" office:value="0.832544" calcext:value-type="float">
            <text:p>0.832544</text:p>
          </table:table-cell>
          <table:table-cell office:value-type="float" office:value="1" calcext:value-type="float">
            <text:p>1</text:p>
          </table:table-cell>
          <table:table-cell office:value-type="float" office:value="1.29038" calcext:value-type="float">
            <text:p>1.2903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160056" calcext:value-type="float">
            <text:p>0.160056</text:p>
          </table:table-cell>
          <table:table-cell office:value-type="float" office:value="0.839944" calcext:value-type="float">
            <text:p>0.839944</text:p>
          </table:table-cell>
          <table:table-cell office:value-type="float" office:value="1" calcext:value-type="float">
            <text:p>1</text:p>
          </table:table-cell>
          <table:table-cell office:value-type="float" office:value="1.29611" calcext:value-type="float">
            <text:p>1.29611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152791" calcext:value-type="float">
            <text:p>0.152791</text:p>
          </table:table-cell>
          <table:table-cell office:value-type="float" office:value="0.847209" calcext:value-type="float">
            <text:p>0.847209</text:p>
          </table:table-cell>
          <table:table-cell office:value-type="float" office:value="1" calcext:value-type="float">
            <text:p>1</text:p>
          </table:table-cell>
          <table:table-cell office:value-type="float" office:value="1.3017" calcext:value-type="float">
            <text:p>1.301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145665" calcext:value-type="float">
            <text:p>0.145665</text:p>
          </table:table-cell>
          <table:table-cell office:value-type="float" office:value="0.854335" calcext:value-type="float">
            <text:p>0.854335</text:p>
          </table:table-cell>
          <table:table-cell office:value-type="float" office:value="1" calcext:value-type="float">
            <text:p>1</text:p>
          </table:table-cell>
          <table:table-cell office:value-type="float" office:value="1.30716" calcext:value-type="float">
            <text:p>1.3071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138681" calcext:value-type="float">
            <text:p>0.138681</text:p>
          </table:table-cell>
          <table:table-cell office:value-type="float" office:value="0.861319" calcext:value-type="float">
            <text:p>0.861319</text:p>
          </table:table-cell>
          <table:table-cell office:value-type="float" office:value="1" calcext:value-type="float">
            <text:p>1</text:p>
          </table:table-cell>
          <table:table-cell office:value-type="float" office:value="1.31249" calcext:value-type="float">
            <text:p>1.3124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131841" calcext:value-type="float">
            <text:p>0.131841</text:p>
          </table:table-cell>
          <table:table-cell office:value-type="float" office:value="0.868159" calcext:value-type="float">
            <text:p>0.868159</text:p>
          </table:table-cell>
          <table:table-cell office:value-type="float" office:value="1" calcext:value-type="float">
            <text:p>1</text:p>
          </table:table-cell>
          <table:table-cell office:value-type="float" office:value="1.31769" calcext:value-type="float">
            <text:p>1.3176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125149" calcext:value-type="float">
            <text:p>0.125149</text:p>
          </table:table-cell>
          <table:table-cell office:value-type="float" office:value="0.874851" calcext:value-type="float">
            <text:p>0.874851</text:p>
          </table:table-cell>
          <table:table-cell office:value-type="float" office:value="1" calcext:value-type="float">
            <text:p>1</text:p>
          </table:table-cell>
          <table:table-cell office:value-type="float" office:value="1.32276" calcext:value-type="float">
            <text:p>1.3227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118607" calcext:value-type="float">
            <text:p>0.118607</text:p>
          </table:table-cell>
          <table:table-cell office:value-type="float" office:value="0.881393" calcext:value-type="float">
            <text:p>0.881393</text:p>
          </table:table-cell>
          <table:table-cell office:value-type="float" office:value="1" calcext:value-type="float">
            <text:p>1</text:p>
          </table:table-cell>
          <table:table-cell office:value-type="float" office:value="1.3277" calcext:value-type="float">
            <text:p>1.327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12217" calcext:value-type="float">
            <text:p>0.112217</text:p>
          </table:table-cell>
          <table:table-cell office:value-type="float" office:value="0.887783" calcext:value-type="float">
            <text:p>0.887783</text:p>
          </table:table-cell>
          <table:table-cell office:value-type="float" office:value="1" calcext:value-type="float">
            <text:p>1</text:p>
          </table:table-cell>
          <table:table-cell office:value-type="float" office:value="1.3325" calcext:value-type="float">
            <text:p>1.332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105982" calcext:value-type="float">
            <text:p>0.105982</text:p>
          </table:table-cell>
          <table:table-cell office:value-type="float" office:value="0.894018" calcext:value-type="float">
            <text:p>0.894018</text:p>
          </table:table-cell>
          <table:table-cell office:value-type="float" office:value="1" calcext:value-type="float">
            <text:p>1</text:p>
          </table:table-cell>
          <table:table-cell office:value-type="float" office:value="1.33717" calcext:value-type="float">
            <text:p>1.3371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999053" calcext:value-type="float">
            <text:p>0.0999053</text:p>
          </table:table-cell>
          <table:table-cell office:value-type="float" office:value="0.900095" calcext:value-type="float">
            <text:p>0.900095</text:p>
          </table:table-cell>
          <table:table-cell office:value-type="float" office:value="1" calcext:value-type="float">
            <text:p>1</text:p>
          </table:table-cell>
          <table:table-cell office:value-type="float" office:value="1.34171" calcext:value-type="float">
            <text:p>1.3417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939882" calcext:value-type="float">
            <text:p>0.0939882</text:p>
          </table:table-cell>
          <table:table-cell office:value-type="float" office:value="0.906012" calcext:value-type="float">
            <text:p>0.906012</text:p>
          </table:table-cell>
          <table:table-cell office:value-type="float" office:value="1" calcext:value-type="float">
            <text:p>1</text:p>
          </table:table-cell>
          <table:table-cell office:value-type="float" office:value="1.34611" calcext:value-type="float">
            <text:p>1.3461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882336" calcext:value-type="float">
            <text:p>0.0882336</text:p>
          </table:table-cell>
          <table:table-cell office:value-type="float" office:value="0.911766" calcext:value-type="float">
            <text:p>0.911766</text:p>
          </table:table-cell>
          <table:table-cell office:value-type="float" office:value="1" calcext:value-type="float">
            <text:p>1</text:p>
          </table:table-cell>
          <table:table-cell office:value-type="float" office:value="1.35038" calcext:value-type="float">
            <text:p>1.3503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826436" calcext:value-type="float">
            <text:p>0.0826436</text:p>
          </table:table-cell>
          <table:table-cell office:value-type="float" office:value="0.917356" calcext:value-type="float">
            <text:p>0.917356</text:p>
          </table:table-cell>
          <table:table-cell office:value-type="float" office:value="1" calcext:value-type="float">
            <text:p>1</text:p>
          </table:table-cell>
          <table:table-cell office:value-type="float" office:value="1.35452" calcext:value-type="float">
            <text:p>1.3545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772206" calcext:value-type="float">
            <text:p>0.0772206</text:p>
          </table:table-cell>
          <table:table-cell office:value-type="float" office:value="0.922779" calcext:value-type="float">
            <text:p>0.922779</text:p>
          </table:table-cell>
          <table:table-cell office:value-type="float" office:value="1" calcext:value-type="float">
            <text:p>1</text:p>
          </table:table-cell>
          <table:table-cell office:value-type="float" office:value="1.35851" calcext:value-type="float">
            <text:p>1.3585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719667" calcext:value-type="float">
            <text:p>0.0719667</text:p>
          </table:table-cell>
          <table:table-cell office:value-type="float" office:value="0.928033" calcext:value-type="float">
            <text:p>0.928033</text:p>
          </table:table-cell>
          <table:table-cell office:value-type="float" office:value="1" calcext:value-type="float">
            <text:p>1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66884" calcext:value-type="float">
            <text:p>0.066884</text:p>
          </table:table-cell>
          <table:table-cell office:value-type="float" office:value="0.933116" calcext:value-type="float">
            <text:p>0.933116</text:p>
          </table:table-cell>
          <table:table-cell office:value-type="float" office:value="1" calcext:value-type="float">
            <text:p>1</text:p>
          </table:table-cell>
          <table:table-cell office:value-type="float" office:value="1.3661" calcext:value-type="float">
            <text:p>1.3661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0619745" calcext:value-type="float">
            <text:p>0.0619745</text:p>
          </table:table-cell>
          <table:table-cell office:value-type="float" office:value="0.938025" calcext:value-type="float">
            <text:p>0.938025</text:p>
          </table:table-cell>
          <table:table-cell office:value-type="float" office:value="1" calcext:value-type="float">
            <text:p>1</text:p>
          </table:table-cell>
          <table:table-cell office:value-type="float" office:value="1.36969" calcext:value-type="float">
            <text:p>1.3696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572402" calcext:value-type="float">
            <text:p>0.0572402</text:p>
          </table:table-cell>
          <table:table-cell office:value-type="float" office:value="0.94276" calcext:value-type="float">
            <text:p>0.94276</text:p>
          </table:table-cell>
          <table:table-cell office:value-type="float" office:value="1" calcext:value-type="float">
            <text:p>1</text:p>
          </table:table-cell>
          <table:table-cell office:value-type="float" office:value="1.37314" calcext:value-type="float">
            <text:p>1.3731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526831" calcext:value-type="float">
            <text:p>0.0526831</text:p>
          </table:table-cell>
          <table:table-cell office:value-type="float" office:value="0.947317" calcext:value-type="float">
            <text:p>0.947317</text:p>
          </table:table-cell>
          <table:table-cell office:value-type="float" office:value="1" calcext:value-type="float">
            <text:p>1</text:p>
          </table:table-cell>
          <table:table-cell office:value-type="float" office:value="1.37646" calcext:value-type="float">
            <text:p>1.37646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483048" calcext:value-type="float">
            <text:p>0.0483048</text:p>
          </table:table-cell>
          <table:table-cell office:value-type="float" office:value="0.951695" calcext:value-type="float">
            <text:p>0.951695</text:p>
          </table:table-cell>
          <table:table-cell office:value-type="float" office:value="1" calcext:value-type="float">
            <text:p>1</text:p>
          </table:table-cell>
          <table:table-cell office:value-type="float" office:value="1.37963" calcext:value-type="float">
            <text:p>1.37963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441073" calcext:value-type="float">
            <text:p>0.0441073</text:p>
          </table:table-cell>
          <table:table-cell office:value-type="float" office:value="0.955893" calcext:value-type="float">
            <text:p>0.955893</text:p>
          </table:table-cell>
          <table:table-cell office:value-type="float" office:value="1" calcext:value-type="float">
            <text:p>1</text:p>
          </table:table-cell>
          <table:table-cell office:value-type="float" office:value="1.38267" calcext:value-type="float">
            <text:p>1.3826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40092" calcext:value-type="float">
            <text:p>0.040092</text:p>
          </table:table-cell>
          <table:table-cell office:value-type="float" office:value="0.959908" calcext:value-type="float">
            <text:p>0.959908</text:p>
          </table:table-cell>
          <table:table-cell office:value-type="float" office:value="1" calcext:value-type="float">
            <text:p>1</text:p>
          </table:table-cell>
          <table:table-cell office:value-type="float" office:value="1.38557" calcext:value-type="float">
            <text:p>1.3855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362608" calcext:value-type="float">
            <text:p>0.0362608</text:p>
          </table:table-cell>
          <table:table-cell office:value-type="float" office:value="0.963739" calcext:value-type="float">
            <text:p>0.963739</text:p>
          </table:table-cell>
          <table:table-cell office:value-type="float" office:value="1" calcext:value-type="float">
            <text:p>1</text:p>
          </table:table-cell>
          <table:table-cell office:value-type="float" office:value="1.38834" calcext:value-type="float">
            <text:p>1.3883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967385" calcext:value-type="float">
            <text:p>0.967385</text:p>
          </table:table-cell>
          <table:table-cell office:value-type="float" office:value="1" calcext:value-type="float">
            <text:p>1</text:p>
          </table:table-cell>
          <table:table-cell office:value-type="float" office:value="1.39096" calcext:value-type="float">
            <text:p>1.3909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0291562" calcext:value-type="float">
            <text:p>0.0291562</text:p>
          </table:table-cell>
          <table:table-cell office:value-type="float" office:value="0.970844" calcext:value-type="float">
            <text:p>0.970844</text:p>
          </table:table-cell>
          <table:table-cell office:value-type="float" office:value="1" calcext:value-type="float">
            <text:p>1</text:p>
          </table:table-cell>
          <table:table-cell office:value-type="float" office:value="1.39344" calcext:value-type="float">
            <text:p>1.3934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258857" calcext:value-type="float">
            <text:p>0.0258857</text:p>
          </table:table-cell>
          <table:table-cell office:value-type="float" office:value="0.974114" calcext:value-type="float">
            <text:p>0.974114</text:p>
          </table:table-cell>
          <table:table-cell office:value-type="float" office:value="1" calcext:value-type="float">
            <text:p>1</text:p>
          </table:table-cell>
          <table:table-cell office:value-type="float" office:value="1.39579" calcext:value-type="float">
            <text:p>1.39579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0228048" calcext:value-type="float">
            <text:p>0.0228048</text:p>
          </table:table-cell>
          <table:table-cell office:value-type="float" office:value="0.977195" calcext:value-type="float">
            <text:p>0.977195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149" calcext:value-type="float">
            <text:p>0.0199149</text:p>
          </table:table-cell>
          <table:table-cell office:value-type="float" office:value="0.980085" calcext:value-type="float">
            <text:p>0.980085</text:p>
          </table:table-cell>
          <table:table-cell office:value-type="float" office:value="1" calcext:value-type="float">
            <text:p>1</text:p>
          </table:table-cell>
          <table:table-cell office:value-type="float" office:value="1.40006" calcext:value-type="float">
            <text:p>1.4000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172169" calcext:value-type="float">
            <text:p>0.0172169</text:p>
          </table:table-cell>
          <table:table-cell office:value-type="float" office:value="0.982783" calcext:value-type="float">
            <text:p>0.982783</text:p>
          </table:table-cell>
          <table:table-cell office:value-type="float" office:value="1" calcext:value-type="float">
            <text:p>1</text:p>
          </table:table-cell>
          <table:table-cell office:value-type="float" office:value="1.40199" calcext:value-type="float">
            <text:p>1.4019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147121" calcext:value-type="float">
            <text:p>0.0147121</text:p>
          </table:table-cell>
          <table:table-cell office:value-type="float" office:value="0.985288" calcext:value-type="float">
            <text:p>0.985288</text:p>
          </table:table-cell>
          <table:table-cell office:value-type="float" office:value="1" calcext:value-type="float">
            <text:p>1</text:p>
          </table:table-cell>
          <table:table-cell office:value-type="float" office:value="1.40377" calcext:value-type="float">
            <text:p>1.4037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124013" calcext:value-type="float">
            <text:p>0.0124013</text:p>
          </table:table-cell>
          <table:table-cell office:value-type="float" office:value="0.987599" calcext:value-type="float">
            <text:p>0.987599</text:p>
          </table:table-cell>
          <table:table-cell office:value-type="float" office:value="1" calcext:value-type="float">
            <text:p>1</text:p>
          </table:table-cell>
          <table:table-cell office:value-type="float" office:value="1.40542" calcext:value-type="float">
            <text:p>1.4054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0102856" calcext:value-type="float">
            <text:p>0.0102856</text:p>
          </table:table-cell>
          <table:table-cell office:value-type="float" office:value="0.989714" calcext:value-type="float">
            <text:p>0.989714</text:p>
          </table:table-cell>
          <table:table-cell office:value-type="float" office:value="1" calcext:value-type="float">
            <text:p>1</text:p>
          </table:table-cell>
          <table:table-cell office:value-type="float" office:value="1.40692" calcext:value-type="float">
            <text:p>1.4069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836578" calcext:value-type="float">
            <text:p>0.00836578</text:p>
          </table:table-cell>
          <table:table-cell office:value-type="float" office:value="0.991634" calcext:value-type="float">
            <text:p>0.991634</text:p>
          </table:table-cell>
          <table:table-cell office:value-type="float" office:value="1" calcext:value-type="float">
            <text:p>1</text:p>
          </table:table-cell>
          <table:table-cell office:value-type="float" office:value="1.40829" calcext:value-type="float">
            <text:p>1.4082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66426" calcext:value-type="float">
            <text:p>0.0066426</text:p>
          </table:table-cell>
          <table:table-cell office:value-type="float" office:value="0.993357" calcext:value-type="float">
            <text:p>0.993357</text:p>
          </table:table-cell>
          <table:table-cell office:value-type="float" office:value="1" calcext:value-type="float">
            <text:p>1</text:p>
          </table:table-cell>
          <table:table-cell office:value-type="float" office:value="1.40951" calcext:value-type="float">
            <text:p>1.4095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0511676" calcext:value-type="float">
            <text:p>0.00511676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1" calcext:value-type="float">
            <text:p>1</text:p>
          </table:table-cell>
          <table:table-cell office:value-type="float" office:value="1.41059" calcext:value-type="float">
            <text:p>1.41059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00378886" calcext:value-type="float">
            <text:p>0.00378886</text:p>
          </table:table-cell>
          <table:table-cell office:value-type="float" office:value="0.996211" calcext:value-type="float">
            <text:p>0.996211</text:p>
          </table:table-cell>
          <table:table-cell office:value-type="float" office:value="1" calcext:value-type="float">
            <text:p>1</text:p>
          </table:table-cell>
          <table:table-cell office:value-type="float" office:value="1.41153" calcext:value-type="float">
            <text:p>1.4115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00265944" calcext:value-type="float">
            <text:p>0.00265944</text:p>
          </table:table-cell>
          <table:table-cell office:value-type="float" office:value="0.997341" calcext:value-type="float">
            <text:p>0.997341</text:p>
          </table:table-cell>
          <table:table-cell office:value-type="float" office:value="1" calcext:value-type="float">
            <text:p>1</text:p>
          </table:table-cell>
          <table:table-cell office:value-type="float" office:value="1.41233" calcext:value-type="float">
            <text:p>1.412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172895" calcext:value-type="float">
            <text:p>0.00172895</text:p>
          </table:table-cell>
          <table:table-cell office:value-type="float" office:value="0.998271" calcext:value-type="float">
            <text:p>0.998271</text:p>
          </table:table-cell>
          <table:table-cell office:value-type="float" office:value="1" calcext:value-type="float">
            <text:p>1</text:p>
          </table:table-cell>
          <table:table-cell office:value-type="float" office:value="1.41299" calcext:value-type="float">
            <text:p>1.4129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0997764" calcext:value-type="float">
            <text:p>0.000997764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1" calcext:value-type="float">
            <text:p>1</text:p>
          </table:table-cell>
          <table:table-cell office:value-type="float" office:value="1.41351" calcext:value-type="float">
            <text:p>1.4135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00046617" calcext:value-type="float">
            <text:p>0.00046617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1" calcext:value-type="float">
            <text:p>1</text:p>
          </table:table-cell>
          <table:table-cell office:value-type="float" office:value="1.41388" calcext:value-type="float">
            <text:p>1.4138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000134384" calcext:value-type="float">
            <text:p>0.000134384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1" calcext:value-type="float">
            <text:p>1</text:p>
          </table:table-cell>
          <table:table-cell office:value-type="float" office:value="1.41412" calcext:value-type="float">
            <text:p>1.4141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00000253654" calcext:value-type="float">
            <text:p>2.53654E-0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000706818" calcext:value-type="float">
            <text:p>7.06818E-05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1" calcext:value-type="float">
            <text:p>1</text:p>
          </table:table-cell>
          <table:table-cell office:value-type="float" office:value="1.41416" calcext:value-type="float">
            <text:p>1.4141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00338792" calcext:value-type="float">
            <text:p>0.000338792</text:p>
          </table:table-cell>
          <table:table-cell office:value-type="float" office:value="0.999661" calcext:value-type="float">
            <text:p>0.999661</text:p>
          </table:table-cell>
          <table:table-cell office:value-type="float" office:value="1" calcext:value-type="float">
            <text:p>1</text:p>
          </table:table-cell>
          <table:table-cell office:value-type="float" office:value="1.41397" calcext:value-type="float">
            <text:p>1.4139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00080676" calcext:value-type="float">
            <text:p>0.00080676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1" calcext:value-type="float">
            <text:p>1</text:p>
          </table:table-cell>
          <table:table-cell office:value-type="float" office:value="1.41364" calcext:value-type="float">
            <text:p>1.4136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0014744" calcext:value-type="float">
            <text:p>0.0014744</text:p>
          </table:table-cell>
          <table:table-cell office:value-type="float" office:value="0.998526" calcext:value-type="float">
            <text:p>0.998526</text:p>
          </table:table-cell>
          <table:table-cell office:value-type="float" office:value="1" calcext:value-type="float">
            <text:p>1</text:p>
          </table:table-cell>
          <table:table-cell office:value-type="float" office:value="1.41317" calcext:value-type="float">
            <text:p>1.4131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00234144" calcext:value-type="float">
            <text:p>0.00234144</text:p>
          </table:table-cell>
          <table:table-cell office:value-type="float" office:value="0.997659" calcext:value-type="float">
            <text:p>0.997659</text:p>
          </table:table-cell>
          <table:table-cell office:value-type="float" office:value="1" calcext:value-type="float">
            <text:p>1</text:p>
          </table:table-cell>
          <table:table-cell office:value-type="float" office:value="1.41256" calcext:value-type="float">
            <text:p>1.4125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340754" calcext:value-type="float">
            <text:p>0.00340754</text:p>
          </table:table-cell>
          <table:table-cell office:value-type="float" office:value="0.996592" calcext:value-type="float">
            <text:p>0.996592</text:p>
          </table:table-cell>
          <table:table-cell office:value-type="float" office:value="1" calcext:value-type="float">
            <text:p>1</text:p>
          </table:table-cell>
          <table:table-cell office:value-type="float" office:value="1.4118" calcext:value-type="float">
            <text:p>1.411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0467227" calcext:value-type="float">
            <text:p>0.00467227</text:p>
          </table:table-cell>
          <table:table-cell office:value-type="float" office:value="0.995328" calcext:value-type="float">
            <text:p>0.995328</text:p>
          </table:table-cell>
          <table:table-cell office:value-type="float" office:value="1" calcext:value-type="float">
            <text:p>1</text:p>
          </table:table-cell>
          <table:table-cell office:value-type="float" office:value="1.41091" calcext:value-type="float">
            <text:p>1.4109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00613512" calcext:value-type="float">
            <text:p>0.00613512</text:p>
          </table:table-cell>
          <table:table-cell office:value-type="float" office:value="0.993865" calcext:value-type="float">
            <text:p>0.993865</text:p>
          </table:table-cell>
          <table:table-cell office:value-type="float" office:value="1" calcext:value-type="float">
            <text:p>1</text:p>
          </table:table-cell>
          <table:table-cell office:value-type="float" office:value="1.40987" calcext:value-type="float">
            <text:p>1.4098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00779552" calcext:value-type="float">
            <text:p>0.00779552</text:p>
          </table:table-cell>
          <table:table-cell office:value-type="float" office:value="0.992204" calcext:value-type="float">
            <text:p>0.992204</text:p>
          </table:table-cell>
          <table:table-cell office:value-type="float" office:value="1" calcext:value-type="float">
            <text:p>1</text:p>
          </table:table-cell>
          <table:table-cell office:value-type="float" office:value="1.40869" calcext:value-type="float">
            <text:p>1.4086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0965279" calcext:value-type="float">
            <text:p>0.00965279</text:p>
          </table:table-cell>
          <table:table-cell office:value-type="float" office:value="0.990347" calcext:value-type="float">
            <text:p>0.990347</text:p>
          </table:table-cell>
          <table:table-cell office:value-type="float" office:value="1" calcext:value-type="float">
            <text:p>1</text:p>
          </table:table-cell>
          <table:table-cell office:value-type="float" office:value="1.40737" calcext:value-type="float">
            <text:p>1.4073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117062" calcext:value-type="float">
            <text:p>0.0117062</text:p>
          </table:table-cell>
          <table:table-cell office:value-type="float" office:value="0.988294" calcext:value-type="float">
            <text:p>0.988294</text:p>
          </table:table-cell>
          <table:table-cell office:value-type="float" office:value="1" calcext:value-type="float">
            <text:p>1</text:p>
          </table:table-cell>
          <table:table-cell office:value-type="float" office:value="1.40591" calcext:value-type="float">
            <text:p>1.4059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139549" calcext:value-type="float">
            <text:p>0.0139549</text:p>
          </table:table-cell>
          <table:table-cell office:value-type="float" office:value="0.986045" calcext:value-type="float">
            <text:p>0.986045</text:p>
          </table:table-cell>
          <table:table-cell office:value-type="float" office:value="1" calcext:value-type="float">
            <text:p>1</text:p>
          </table:table-cell>
          <table:table-cell office:value-type="float" office:value="1.40431" calcext:value-type="float">
            <text:p>1.4043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0.983602" calcext:value-type="float">
            <text:p>0.983602</text:p>
          </table:table-cell>
          <table:table-cell office:value-type="float" office:value="1" calcext:value-type="float">
            <text:p>1</text:p>
          </table:table-cell>
          <table:table-cell office:value-type="float" office:value="1.40257" calcext:value-type="float">
            <text:p>1.4025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0190346" calcext:value-type="float">
            <text:p>0.0190346</text:p>
          </table:table-cell>
          <table:table-cell office:value-type="float" office:value="0.980965" calcext:value-type="float">
            <text:p>0.980965</text:p>
          </table:table-cell>
          <table:table-cell office:value-type="float" office:value="1" calcext:value-type="float">
            <text:p>1</text:p>
          </table:table-cell>
          <table:table-cell office:value-type="float" office:value="1.40069" calcext:value-type="float">
            <text:p>1.40069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0218635" calcext:value-type="float">
            <text:p>0.0218635</text:p>
          </table:table-cell>
          <table:table-cell office:value-type="float" office:value="0.978136" calcext:value-type="float">
            <text:p>0.978136</text:p>
          </table:table-cell>
          <table:table-cell office:value-type="float" office:value="1" calcext:value-type="float">
            <text:p>1</text:p>
          </table:table-cell>
          <table:table-cell office:value-type="float" office:value="1.39867" calcext:value-type="float">
            <text:p>1.398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248837" calcext:value-type="float">
            <text:p>0.0248837</text:p>
          </table:table-cell>
          <table:table-cell office:value-type="float" office:value="0.975116" calcext:value-type="float">
            <text:p>0.975116</text:p>
          </table:table-cell>
          <table:table-cell office:value-type="float" office:value="1" calcext:value-type="float">
            <text:p>1</text:p>
          </table:table-cell>
          <table:table-cell office:value-type="float" office:value="1.39651" calcext:value-type="float">
            <text:p>1.3965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0280939" calcext:value-type="float">
            <text:p>0.0280939</text:p>
          </table:table-cell>
          <table:table-cell office:value-type="float" office:value="0.971906" calcext:value-type="float">
            <text:p>0.971906</text:p>
          </table:table-cell>
          <table:table-cell office:value-type="float" office:value="1" calcext:value-type="float">
            <text:p>1</text:p>
          </table:table-cell>
          <table:table-cell office:value-type="float" office:value="1.39421" calcext:value-type="float">
            <text:p>1.3942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0314929" calcext:value-type="float">
            <text:p>0.0314929</text:p>
          </table:table-cell>
          <table:table-cell office:value-type="float" office:value="0.968507" calcext:value-type="float">
            <text:p>0.968507</text:p>
          </table:table-cell>
          <table:table-cell office:value-type="float" office:value="1" calcext:value-type="float">
            <text:p>1</text:p>
          </table:table-cell>
          <table:table-cell office:value-type="float" office:value="1.39177" calcext:value-type="float">
            <text:p>1.3917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0350793" calcext:value-type="float">
            <text:p>0.0350793</text:p>
          </table:table-cell>
          <table:table-cell office:value-type="float" office:value="0.964921" calcext:value-type="float">
            <text:p>0.964921</text:p>
          </table:table-cell>
          <table:table-cell office:value-type="float" office:value="1" calcext:value-type="float">
            <text:p>1</text:p>
          </table:table-cell>
          <table:table-cell office:value-type="float" office:value="1.38919" calcext:value-type="float">
            <text:p>1.3891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0388516" calcext:value-type="float">
            <text:p>0.0388516</text:p>
          </table:table-cell>
          <table:table-cell office:value-type="float" office:value="0.961148" calcext:value-type="float">
            <text:p>0.961148</text:p>
          </table:table-cell>
          <table:table-cell office:value-type="float" office:value="1" calcext:value-type="float">
            <text:p>1</text:p>
          </table:table-cell>
          <table:table-cell office:value-type="float" office:value="1.38647" calcext:value-type="float">
            <text:p>1.3864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428084" calcext:value-type="float">
            <text:p>0.0428084</text:p>
          </table:table-cell>
          <table:table-cell office:value-type="float" office:value="0.957192" calcext:value-type="float">
            <text:p>0.957192</text:p>
          </table:table-cell>
          <table:table-cell office:value-type="float" office:value="1" calcext:value-type="float">
            <text:p>1</text:p>
          </table:table-cell>
          <table:table-cell office:value-type="float" office:value="1.38361" calcext:value-type="float">
            <text:p>1.3836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469481" calcext:value-type="float">
            <text:p>0.0469481</text:p>
          </table:table-cell>
          <table:table-cell office:value-type="float" office:value="0.953052" calcext:value-type="float">
            <text:p>0.953052</text:p>
          </table:table-cell>
          <table:table-cell office:value-type="float" office:value="1" calcext:value-type="float">
            <text:p>1</text:p>
          </table:table-cell>
          <table:table-cell office:value-type="float" office:value="1.38062" calcext:value-type="float">
            <text:p>1.38062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051269" calcext:value-type="float">
            <text:p>0.051269</text:p>
          </table:table-cell>
          <table:table-cell office:value-type="float" office:value="0.948731" calcext:value-type="float">
            <text:p>0.948731</text:p>
          </table:table-cell>
          <table:table-cell office:value-type="float" office:value="1" calcext:value-type="float">
            <text:p>1</text:p>
          </table:table-cell>
          <table:table-cell office:value-type="float" office:value="1.37748" calcext:value-type="float">
            <text:p>1.3774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0557693" calcext:value-type="float">
            <text:p>0.0557693</text:p>
          </table:table-cell>
          <table:table-cell office:value-type="float" office:value="0.944231" calcext:value-type="float">
            <text:p>0.944231</text:p>
          </table:table-cell>
          <table:table-cell office:value-type="float" office:value="1" calcext:value-type="float">
            <text:p>1</text:p>
          </table:table-cell>
          <table:table-cell office:value-type="float" office:value="1.37421" calcext:value-type="float">
            <text:p>1.37421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0604474" calcext:value-type="float">
            <text:p>0.0604474</text:p>
          </table:table-cell>
          <table:table-cell office:value-type="float" office:value="0.939553" calcext:value-type="float">
            <text:p>0.939553</text:p>
          </table:table-cell>
          <table:table-cell office:value-type="float" office:value="1" calcext:value-type="float">
            <text:p>1</text:p>
          </table:table-cell>
          <table:table-cell office:value-type="float" office:value="1.3708" calcext:value-type="float">
            <text:p>1.37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653013" calcext:value-type="float">
            <text:p>0.0653013</text:p>
          </table:table-cell>
          <table:table-cell office:value-type="float" office:value="0.934699" calcext:value-type="float">
            <text:p>0.934699</text:p>
          </table:table-cell>
          <table:table-cell office:value-type="float" office:value="1" calcext:value-type="float">
            <text:p>1</text:p>
          </table:table-cell>
          <table:table-cell office:value-type="float" office:value="1.36726" calcext:value-type="float">
            <text:p>1.36726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070329" calcext:value-type="float">
            <text:p>0.070329</text:p>
          </table:table-cell>
          <table:table-cell office:value-type="float" office:value="0.929671" calcext:value-type="float">
            <text:p>0.929671</text:p>
          </table:table-cell>
          <table:table-cell office:value-type="float" office:value="1" calcext:value-type="float">
            <text:p>1</text:p>
          </table:table-cell>
          <table:table-cell office:value-type="float" office:value="1.36358" calcext:value-type="float">
            <text:p>1.3635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0755286" calcext:value-type="float">
            <text:p>0.0755286</text:p>
          </table:table-cell>
          <table:table-cell office:value-type="float" office:value="0.924471" calcext:value-type="float">
            <text:p>0.924471</text:p>
          </table:table-cell>
          <table:table-cell office:value-type="float" office:value="1" calcext:value-type="float">
            <text:p>1</text:p>
          </table:table-cell>
          <table:table-cell office:value-type="float" office:value="1.35976" calcext:value-type="float">
            <text:p>1.3597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080898" calcext:value-type="float">
            <text:p>0.080898</text:p>
          </table:table-cell>
          <table:table-cell office:value-type="float" office:value="0.919102" calcext:value-type="float">
            <text:p>0.919102</text:p>
          </table:table-cell>
          <table:table-cell office:value-type="float" office:value="1" calcext:value-type="float">
            <text:p>1</text:p>
          </table:table-cell>
          <table:table-cell office:value-type="float" office:value="1.3558" calcext:value-type="float">
            <text:p>1.355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086435" calcext:value-type="float">
            <text:p>0.086435</text:p>
          </table:table-cell>
          <table:table-cell office:value-type="float" office:value="0.913565" calcext:value-type="float">
            <text:p>0.913565</text:p>
          </table:table-cell>
          <table:table-cell office:value-type="float" office:value="1" calcext:value-type="float">
            <text:p>1</text:p>
          </table:table-cell>
          <table:table-cell office:value-type="float" office:value="1.35171" calcext:value-type="float">
            <text:p>1.3517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921375" calcext:value-type="float">
            <text:p>0.0921375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1" calcext:value-type="float">
            <text:p>1</text:p>
          </table:table-cell>
          <table:table-cell office:value-type="float" office:value="1.34749" calcext:value-type="float">
            <text:p>1.3474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98003" calcext:value-type="float">
            <text:p>0.098003</text:p>
          </table:table-cell>
          <table:table-cell office:value-type="float" office:value="0.901997" calcext:value-type="float">
            <text:p>0.901997</text:p>
          </table:table-cell>
          <table:table-cell office:value-type="float" office:value="1" calcext:value-type="float">
            <text:p>1</text:p>
          </table:table-cell>
          <table:table-cell office:value-type="float" office:value="1.34313" calcext:value-type="float">
            <text:p>1.3431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104029" calcext:value-type="float">
            <text:p>0.104029</text:p>
          </table:table-cell>
          <table:table-cell office:value-type="float" office:value="0.895971" calcext:value-type="float">
            <text:p>0.895971</text:p>
          </table:table-cell>
          <table:table-cell office:value-type="float" office:value="1" calcext:value-type="float">
            <text:p>1</text:p>
          </table:table-cell>
          <table:table-cell office:value-type="float" office:value="1.33863" calcext:value-type="float">
            <text:p>1.33863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110214" calcext:value-type="float">
            <text:p>0.110214</text:p>
          </table:table-cell>
          <table:table-cell office:value-type="float" office:value="0.889786" calcext:value-type="float">
            <text:p>0.889786</text:p>
          </table:table-cell>
          <table:table-cell office:value-type="float" office:value="1" calcext:value-type="float">
            <text:p>1</text:p>
          </table:table-cell>
          <table:table-cell office:value-type="float" office:value="1.33401" calcext:value-type="float">
            <text:p>1.33401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116555" calcext:value-type="float">
            <text:p>0.116555</text:p>
          </table:table-cell>
          <table:table-cell office:value-type="float" office:value="0.883445" calcext:value-type="float">
            <text:p>0.883445</text:p>
          </table:table-cell>
          <table:table-cell office:value-type="float" office:value="1" calcext:value-type="float">
            <text:p>1</text:p>
          </table:table-cell>
          <table:table-cell office:value-type="float" office:value="1.32924" calcext:value-type="float">
            <text:p>1.3292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23049" calcext:value-type="float">
            <text:p>0.123049</text:p>
          </table:table-cell>
          <table:table-cell office:value-type="float" office:value="0.876951" calcext:value-type="float">
            <text:p>0.876951</text:p>
          </table:table-cell>
          <table:table-cell office:value-type="float" office:value="1" calcext:value-type="float">
            <text:p>1</text:p>
          </table:table-cell>
          <table:table-cell office:value-type="float" office:value="1.32435" calcext:value-type="float">
            <text:p>1.3243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129694" calcext:value-type="float">
            <text:p>0.129694</text:p>
          </table:table-cell>
          <table:table-cell office:value-type="float" office:value="0.870306" calcext:value-type="float">
            <text:p>0.870306</text:p>
          </table:table-cell>
          <table:table-cell office:value-type="float" office:value="1" calcext:value-type="float">
            <text:p>1</text:p>
          </table:table-cell>
          <table:table-cell office:value-type="float" office:value="1.31932" calcext:value-type="float">
            <text:p>1.3193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136487" calcext:value-type="float">
            <text:p>0.136487</text:p>
          </table:table-cell>
          <table:table-cell office:value-type="float" office:value="0.863513" calcext:value-type="float">
            <text:p>0.863513</text:p>
          </table:table-cell>
          <table:table-cell office:value-type="float" office:value="1" calcext:value-type="float">
            <text:p>1</text:p>
          </table:table-cell>
          <table:table-cell office:value-type="float" office:value="1.31416" calcext:value-type="float">
            <text:p>1.31416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143425" calcext:value-type="float">
            <text:p>0.143425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1" calcext:value-type="float">
            <text:p>1</text:p>
          </table:table-cell>
          <table:table-cell office:value-type="float" office:value="1.30887" calcext:value-type="float">
            <text:p>1.3088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150506" calcext:value-type="float">
            <text:p>0.150506</text:p>
          </table:table-cell>
          <table:table-cell office:value-type="float" office:value="0.849494" calcext:value-type="float">
            <text:p>0.849494</text:p>
          </table:table-cell>
          <table:table-cell office:value-type="float" office:value="1" calcext:value-type="float">
            <text:p>1</text:p>
          </table:table-cell>
          <table:table-cell office:value-type="float" office:value="1.30345" calcext:value-type="float">
            <text:p>1.3034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157727" calcext:value-type="float">
            <text:p>0.157727</text:p>
          </table:table-cell>
          <table:table-cell office:value-type="float" office:value="0.842273" calcext:value-type="float">
            <text:p>0.842273</text:p>
          </table:table-cell>
          <table:table-cell office:value-type="float" office:value="1" calcext:value-type="float">
            <text:p>1</text:p>
          </table:table-cell>
          <table:table-cell office:value-type="float" office:value="1.2979" calcext:value-type="float">
            <text:p>1.297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165084" calcext:value-type="float">
            <text:p>0.165084</text:p>
          </table:table-cell>
          <table:table-cell office:value-type="float" office:value="0.834916" calcext:value-type="float">
            <text:p>0.834916</text:p>
          </table:table-cell>
          <table:table-cell office:value-type="float" office:value="1" calcext:value-type="float">
            <text:p>1</text:p>
          </table:table-cell>
          <table:table-cell office:value-type="float" office:value="1.29222" calcext:value-type="float">
            <text:p>1.2922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172576" calcext:value-type="float">
            <text:p>0.172576</text:p>
          </table:table-cell>
          <table:table-cell office:value-type="float" office:value="0.827424" calcext:value-type="float">
            <text:p>0.827424</text:p>
          </table:table-cell>
          <table:table-cell office:value-type="float" office:value="1" calcext:value-type="float">
            <text:p>1</text:p>
          </table:table-cell>
          <table:table-cell office:value-type="float" office:value="1.28641" calcext:value-type="float">
            <text:p>1.2864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180199" calcext:value-type="float">
            <text:p>0.180199</text:p>
          </table:table-cell>
          <table:table-cell office:value-type="float" office:value="0.819801" calcext:value-type="float">
            <text:p>0.819801</text:p>
          </table:table-cell>
          <table:table-cell office:value-type="float" office:value="1" calcext:value-type="float">
            <text:p>1</text:p>
          </table:table-cell>
          <table:table-cell office:value-type="float" office:value="1.28047" calcext:value-type="float">
            <text:p>1.28047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187949" calcext:value-type="float">
            <text:p>0.187949</text:p>
          </table:table-cell>
          <table:table-cell office:value-type="float" office:value="0.812051" calcext:value-type="float">
            <text:p>0.812051</text:p>
          </table:table-cell>
          <table:table-cell office:value-type="float" office:value="1" calcext:value-type="float">
            <text:p>1</text:p>
          </table:table-cell>
          <table:table-cell office:value-type="float" office:value="1.2744" calcext:value-type="float">
            <text:p>1.274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1" calcext:value-type="float">
            <text:p>1</text:p>
          </table:table-cell>
          <table:table-cell office:value-type="float" office:value="1.26821" calcext:value-type="float">
            <text:p>1.2682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203821" calcext:value-type="float">
            <text:p>0.203821</text:p>
          </table:table-cell>
          <table:table-cell office:value-type="float" office:value="0.796179" calcext:value-type="float">
            <text:p>0.796179</text:p>
          </table:table-cell>
          <table:table-cell office:value-type="float" office:value="1" calcext:value-type="float">
            <text:p>1</text:p>
          </table:table-cell>
          <table:table-cell office:value-type="float" office:value="1.26189" calcext:value-type="float">
            <text:p>1.2618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211937" calcext:value-type="float">
            <text:p>0.211937</text:p>
          </table:table-cell>
          <table:table-cell office:value-type="float" office:value="0.788063" calcext:value-type="float">
            <text:p>0.788063</text:p>
          </table:table-cell>
          <table:table-cell office:value-type="float" office:value="1" calcext:value-type="float">
            <text:p>1</text:p>
          </table:table-cell>
          <table:table-cell office:value-type="float" office:value="1.25544" calcext:value-type="float">
            <text:p>1.2554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220167" calcext:value-type="float">
            <text:p>0.220167</text:p>
          </table:table-cell>
          <table:table-cell office:value-type="float" office:value="0.779833" calcext:value-type="float">
            <text:p>0.779833</text:p>
          </table:table-cell>
          <table:table-cell office:value-type="float" office:value="1" calcext:value-type="float">
            <text:p>1</text:p>
          </table:table-cell>
          <table:table-cell office:value-type="float" office:value="1.24887" calcext:value-type="float">
            <text:p>1.2488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22851" calcext:value-type="float">
            <text:p>0.22851</text:p>
          </table:table-cell>
          <table:table-cell office:value-type="float" office:value="0.77149" calcext:value-type="float">
            <text:p>0.77149</text:p>
          </table:table-cell>
          <table:table-cell office:value-type="float" office:value="1" calcext:value-type="float">
            <text:p>1</text:p>
          </table:table-cell>
          <table:table-cell office:value-type="float" office:value="1.24217" calcext:value-type="float">
            <text:p>1.2421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236961" calcext:value-type="float">
            <text:p>0.236961</text:p>
          </table:table-cell>
          <table:table-cell office:value-type="float" office:value="0.763039" calcext:value-type="float">
            <text:p>0.763039</text:p>
          </table:table-cell>
          <table:table-cell office:value-type="float" office:value="1" calcext:value-type="float">
            <text:p>1</text:p>
          </table:table-cell>
          <table:table-cell office:value-type="float" office:value="1.23535" calcext:value-type="float">
            <text:p>1.23535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245518" calcext:value-type="float">
            <text:p>0.245518</text:p>
          </table:table-cell>
          <table:table-cell office:value-type="float" office:value="0.754482" calcext:value-type="float">
            <text:p>0.754482</text:p>
          </table:table-cell>
          <table:table-cell office:value-type="float" office:value="1" calcext:value-type="float">
            <text:p>1</text:p>
          </table:table-cell>
          <table:table-cell office:value-type="float" office:value="1.2284" calcext:value-type="float">
            <text:p>1.228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254176" calcext:value-type="float">
            <text:p>0.254176</text:p>
          </table:table-cell>
          <table:table-cell office:value-type="float" office:value="0.745824" calcext:value-type="float">
            <text:p>0.745824</text:p>
          </table:table-cell>
          <table:table-cell office:value-type="float" office:value="1" calcext:value-type="float">
            <text:p>1</text:p>
          </table:table-cell>
          <table:table-cell office:value-type="float" office:value="1.22133" calcext:value-type="float">
            <text:p>1.2213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262932" calcext:value-type="float">
            <text:p>0.262932</text:p>
          </table:table-cell>
          <table:table-cell office:value-type="float" office:value="0.737068" calcext:value-type="float">
            <text:p>0.737068</text:p>
          </table:table-cell>
          <table:table-cell office:value-type="float" office:value="1" calcext:value-type="float">
            <text:p>1</text:p>
          </table:table-cell>
          <table:table-cell office:value-type="float" office:value="1.21414" calcext:value-type="float">
            <text:p>1.2141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271784" calcext:value-type="float">
            <text:p>0.271784</text:p>
          </table:table-cell>
          <table:table-cell office:value-type="float" office:value="0.728216" calcext:value-type="float">
            <text:p>0.728216</text:p>
          </table:table-cell>
          <table:table-cell office:value-type="float" office:value="1" calcext:value-type="float">
            <text:p>1</text:p>
          </table:table-cell>
          <table:table-cell office:value-type="float" office:value="1.20683" calcext:value-type="float">
            <text:p>1.2068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280726" calcext:value-type="float">
            <text:p>0.280726</text:p>
          </table:table-cell>
          <table:table-cell office:value-type="float" office:value="0.719274" calcext:value-type="float">
            <text:p>0.719274</text:p>
          </table:table-cell>
          <table:table-cell office:value-type="float" office:value="1" calcext:value-type="float">
            <text:p>1</text:p>
          </table:table-cell>
          <table:table-cell office:value-type="float" office:value="1.19939" calcext:value-type="float">
            <text:p>1.19939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289757" calcext:value-type="float">
            <text:p>0.289757</text:p>
          </table:table-cell>
          <table:table-cell office:value-type="float" office:value="0.710243" calcext:value-type="float">
            <text:p>0.710243</text:p>
          </table:table-cell>
          <table:table-cell office:value-type="float" office:value="1" calcext:value-type="float">
            <text:p>1</text:p>
          </table:table-cell>
          <table:table-cell office:value-type="float" office:value="1.19184" calcext:value-type="float">
            <text:p>1.1918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298871" calcext:value-type="float">
            <text:p>0.298871</text:p>
          </table:table-cell>
          <table:table-cell office:value-type="float" office:value="0.701129" calcext:value-type="float">
            <text:p>0.701129</text:p>
          </table:table-cell>
          <table:table-cell office:value-type="float" office:value="1" calcext:value-type="float">
            <text:p>1</text:p>
          </table:table-cell>
          <table:table-cell office:value-type="float" office:value="1.18417" calcext:value-type="float">
            <text:p>1.1841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308066" calcext:value-type="float">
            <text:p>0.308066</text:p>
          </table:table-cell>
          <table:table-cell office:value-type="float" office:value="0.691934" calcext:value-type="float">
            <text:p>0.691934</text:p>
          </table:table-cell>
          <table:table-cell office:value-type="float" office:value="1" calcext:value-type="float">
            <text:p>1</text:p>
          </table:table-cell>
          <table:table-cell office:value-type="float" office:value="1.17638" calcext:value-type="float">
            <text:p>1.1763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317338" calcext:value-type="float">
            <text:p>0.317338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1" calcext:value-type="float">
            <text:p>1</text:p>
          </table:table-cell>
          <table:table-cell office:value-type="float" office:value="1.16847" calcext:value-type="float">
            <text:p>1.1684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26682" calcext:value-type="float">
            <text:p>0.326682</text:p>
          </table:table-cell>
          <table:table-cell office:value-type="float" office:value="0.673318" calcext:value-type="float">
            <text:p>0.673318</text:p>
          </table:table-cell>
          <table:table-cell office:value-type="float" office:value="1" calcext:value-type="float">
            <text:p>1</text:p>
          </table:table-cell>
          <table:table-cell office:value-type="float" office:value="1.16045" calcext:value-type="float">
            <text:p>1.16045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336096" calcext:value-type="float">
            <text:p>0.336096</text:p>
          </table:table-cell>
          <table:table-cell office:value-type="float" office:value="0.663904" calcext:value-type="float">
            <text:p>0.663904</text:p>
          </table:table-cell>
          <table:table-cell office:value-type="float" office:value="1" calcext:value-type="float">
            <text:p>1</text:p>
          </table:table-cell>
          <table:table-cell office:value-type="float" office:value="1.15231" calcext:value-type="float">
            <text:p>1.1523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345576" calcext:value-type="float">
            <text:p>0.345576</text:p>
          </table:table-cell>
          <table:table-cell office:value-type="float" office:value="0.654424" calcext:value-type="float">
            <text:p>0.654424</text:p>
          </table:table-cell>
          <table:table-cell office:value-type="float" office:value="1" calcext:value-type="float">
            <text:p>1</text:p>
          </table:table-cell>
          <table:table-cell office:value-type="float" office:value="1.14405" calcext:value-type="float">
            <text:p>1.1440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355117" calcext:value-type="float">
            <text:p>0.355117</text:p>
          </table:table-cell>
          <table:table-cell office:value-type="float" office:value="0.644883" calcext:value-type="float">
            <text:p>0.644883</text:p>
          </table:table-cell>
          <table:table-cell office:value-type="float" office:value="1" calcext:value-type="float">
            <text:p>1</text:p>
          </table:table-cell>
          <table:table-cell office:value-type="float" office:value="1.13568" calcext:value-type="float">
            <text:p>1.13568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364717" calcext:value-type="float">
            <text:p>0.364717</text:p>
          </table:table-cell>
          <table:table-cell office:value-type="float" office:value="0.635283" calcext:value-type="float">
            <text:p>0.635283</text:p>
          </table:table-cell>
          <table:table-cell office:value-type="float" office:value="1" calcext:value-type="float">
            <text:p>1</text:p>
          </table:table-cell>
          <table:table-cell office:value-type="float" office:value="1.12719" calcext:value-type="float">
            <text:p>1.1271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37437" calcext:value-type="float">
            <text:p>0.37437</text:p>
          </table:table-cell>
          <table:table-cell office:value-type="float" office:value="0.62563" calcext:value-type="float">
            <text:p>0.62563</text:p>
          </table:table-cell>
          <table:table-cell office:value-type="float" office:value="1" calcext:value-type="float">
            <text:p>1</text:p>
          </table:table-cell>
          <table:table-cell office:value-type="float" office:value="1.1186" calcext:value-type="float">
            <text:p>1.118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384074" calcext:value-type="float">
            <text:p>0.384074</text:p>
          </table:table-cell>
          <table:table-cell office:value-type="float" office:value="0.615926" calcext:value-type="float">
            <text:p>0.615926</text:p>
          </table:table-cell>
          <table:table-cell office:value-type="float" office:value="1" calcext:value-type="float">
            <text:p>1</text:p>
          </table:table-cell>
          <table:table-cell office:value-type="float" office:value="1.10989" calcext:value-type="float">
            <text:p>1.1098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393824" calcext:value-type="float">
            <text:p>0.393824</text:p>
          </table:table-cell>
          <table:table-cell office:value-type="float" office:value="0.606176" calcext:value-type="float">
            <text:p>0.606176</text:p>
          </table:table-cell>
          <table:table-cell office:value-type="float" office:value="1" calcext:value-type="float">
            <text:p>1</text:p>
          </table:table-cell>
          <table:table-cell office:value-type="float" office:value="1.10107" calcext:value-type="float">
            <text:p>1.10107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403616" calcext:value-type="float">
            <text:p>0.403616</text:p>
          </table:table-cell>
          <table:table-cell office:value-type="float" office:value="0.596384" calcext:value-type="float">
            <text:p>0.596384</text:p>
          </table:table-cell>
          <table:table-cell office:value-type="float" office:value="1" calcext:value-type="float">
            <text:p>1</text:p>
          </table:table-cell>
          <table:table-cell office:value-type="float" office:value="1.09214" calcext:value-type="float">
            <text:p>1.0921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413447" calcext:value-type="float">
            <text:p>0.413447</text:p>
          </table:table-cell>
          <table:table-cell office:value-type="float" office:value="0.586553" calcext:value-type="float">
            <text:p>0.586553</text:p>
          </table:table-cell>
          <table:table-cell office:value-type="float" office:value="1" calcext:value-type="float">
            <text:p>1</text:p>
          </table:table-cell>
          <table:table-cell office:value-type="float" office:value="1.0831" calcext:value-type="float">
            <text:p>1.083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23313" calcext:value-type="float">
            <text:p>0.423313</text:p>
          </table:table-cell>
          <table:table-cell office:value-type="float" office:value="0.576687" calcext:value-type="float">
            <text:p>0.576687</text:p>
          </table:table-cell>
          <table:table-cell office:value-type="float" office:value="1" calcext:value-type="float">
            <text:p>1</text:p>
          </table:table-cell>
          <table:table-cell office:value-type="float" office:value="1.07395" calcext:value-type="float">
            <text:p>1.0739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433209" calcext:value-type="float">
            <text:p>0.433209</text:p>
          </table:table-cell>
          <table:table-cell office:value-type="float" office:value="0.566791" calcext:value-type="float">
            <text:p>0.566791</text:p>
          </table:table-cell>
          <table:table-cell office:value-type="float" office:value="1" calcext:value-type="float">
            <text:p>1</text:p>
          </table:table-cell>
          <table:table-cell office:value-type="float" office:value="1.0647" calcext:value-type="float">
            <text:p>1.064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443133" calcext:value-type="float">
            <text:p>0.443133</text:p>
          </table:table-cell>
          <table:table-cell office:value-type="float" office:value="0.556867" calcext:value-type="float">
            <text:p>0.556867</text:p>
          </table:table-cell>
          <table:table-cell office:value-type="float" office:value="1" calcext:value-type="float">
            <text:p>1</text:p>
          </table:table-cell>
          <table:table-cell office:value-type="float" office:value="1.05534" calcext:value-type="float">
            <text:p>1.0553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453078" calcext:value-type="float">
            <text:p>0.453078</text:p>
          </table:table-cell>
          <table:table-cell office:value-type="float" office:value="0.546922" calcext:value-type="float">
            <text:p>0.546922</text:p>
          </table:table-cell>
          <table:table-cell office:value-type="float" office:value="1" calcext:value-type="float">
            <text:p>1</text:p>
          </table:table-cell>
          <table:table-cell office:value-type="float" office:value="1.04587" calcext:value-type="float">
            <text:p>1.04587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463043" calcext:value-type="float">
            <text:p>0.463043</text:p>
          </table:table-cell>
          <table:table-cell office:value-type="float" office:value="0.536957" calcext:value-type="float">
            <text:p>0.536957</text:p>
          </table:table-cell>
          <table:table-cell office:value-type="float" office:value="1" calcext:value-type="float">
            <text:p>1</text:p>
          </table:table-cell>
          <table:table-cell office:value-type="float" office:value="1.0363" calcext:value-type="float">
            <text:p>1.036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73022" calcext:value-type="float">
            <text:p>0.473022</text:p>
          </table:table-cell>
          <table:table-cell office:value-type="float" office:value="0.526978" calcext:value-type="float">
            <text:p>0.526978</text:p>
          </table:table-cell>
          <table:table-cell office:value-type="float" office:value="1" calcext:value-type="float">
            <text:p>1</text:p>
          </table:table-cell>
          <table:table-cell office:value-type="float" office:value="1.02662" calcext:value-type="float">
            <text:p>1.0266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483012" calcext:value-type="float">
            <text:p>0.483012</text:p>
          </table:table-cell>
          <table:table-cell office:value-type="float" office:value="0.516988" calcext:value-type="float">
            <text:p>0.516988</text:p>
          </table:table-cell>
          <table:table-cell office:value-type="float" office:value="1" calcext:value-type="float">
            <text:p>1</text:p>
          </table:table-cell>
          <table:table-cell office:value-type="float" office:value="1.01685" calcext:value-type="float">
            <text:p>1.0168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93009" calcext:value-type="float">
            <text:p>0.493009</text:p>
          </table:table-cell>
          <table:table-cell office:value-type="float" office:value="0.506991" calcext:value-type="float">
            <text:p>0.506991</text:p>
          </table:table-cell>
          <table:table-cell office:value-type="float" office:value="1" calcext:value-type="float">
            <text:p>1</text:p>
          </table:table-cell>
          <table:table-cell office:value-type="float" office:value="1.00697" calcext:value-type="float">
            <text:p>1.0069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503009" calcext:value-type="float">
            <text:p>0.503009</text:p>
          </table:table-cell>
          <table:table-cell office:value-type="float" office:value="0.496991" calcext:value-type="float">
            <text:p>0.496991</text:p>
          </table:table-cell>
          <table:table-cell office:value-type="float" office:value="1" calcext:value-type="float">
            <text:p>1</text:p>
          </table:table-cell>
          <table:table-cell office:value-type="float" office:value="0.996986" calcext:value-type="float">
            <text:p>0.996986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513008" calcext:value-type="float">
            <text:p>0.513008</text:p>
          </table:table-cell>
          <table:table-cell office:value-type="float" office:value="0.486992" calcext:value-type="float">
            <text:p>0.486992</text:p>
          </table:table-cell>
          <table:table-cell office:value-type="float" office:value="1" calcext:value-type="float">
            <text:p>1</text:p>
          </table:table-cell>
          <table:table-cell office:value-type="float" office:value="0.986907" calcext:value-type="float">
            <text:p>0.98690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.476999" calcext:value-type="float">
            <text:p>0.476999</text:p>
          </table:table-cell>
          <table:table-cell office:value-type="float" office:value="1" calcext:value-type="float">
            <text:p>1</text:p>
          </table:table-cell>
          <table:table-cell office:value-type="float" office:value="0.976728" calcext:value-type="float">
            <text:p>0.97672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532985" calcext:value-type="float">
            <text:p>0.532985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1" calcext:value-type="float">
            <text:p>1</text:p>
          </table:table-cell>
          <table:table-cell office:value-type="float" office:value="0.966452" calcext:value-type="float">
            <text:p>0.966452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542956" calcext:value-type="float">
            <text:p>0.542956</text:p>
          </table:table-cell>
          <table:table-cell office:value-type="float" office:value="0.457044" calcext:value-type="float">
            <text:p>0.457044</text:p>
          </table:table-cell>
          <table:table-cell office:value-type="float" office:value="1" calcext:value-type="float">
            <text:p>1</text:p>
          </table:table-cell>
          <table:table-cell office:value-type="float" office:value="0.956079" calcext:value-type="float">
            <text:p>0.95607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55291" calcext:value-type="float">
            <text:p>0.55291</text:p>
          </table:table-cell>
          <table:table-cell office:value-type="float" office:value="0.44709" calcext:value-type="float">
            <text:p>0.44709</text:p>
          </table:table-cell>
          <table:table-cell office:value-type="float" office:value="1" calcext:value-type="float">
            <text:p>1</text:p>
          </table:table-cell>
          <table:table-cell office:value-type="float" office:value="0.945611" calcext:value-type="float">
            <text:p>0.945611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0.562843" calcext:value-type="float">
            <text:p>0.562843</text:p>
          </table:table-cell>
          <table:table-cell office:value-type="float" office:value="0.437157" calcext:value-type="float">
            <text:p>0.437157</text:p>
          </table:table-cell>
          <table:table-cell office:value-type="float" office:value="1" calcext:value-type="float">
            <text:p>1</text:p>
          </table:table-cell>
          <table:table-cell office:value-type="float" office:value="0.935048" calcext:value-type="float">
            <text:p>0.935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1" calcext:value-type="float">
            <text:p>1</text:p>
          </table:table-cell>
          <table:table-cell office:value-type="float" office:value="0.924392" calcext:value-type="float">
            <text:p>0.924392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582628" calcext:value-type="float">
            <text:p>0.582628</text:p>
          </table:table-cell>
          <table:table-cell office:value-type="float" office:value="0.417372" calcext:value-type="float">
            <text:p>0.417372</text:p>
          </table:table-cell>
          <table:table-cell office:value-type="float" office:value="1" calcext:value-type="float">
            <text:p>1</text:p>
          </table:table-cell>
          <table:table-cell office:value-type="float" office:value="0.913643" calcext:value-type="float">
            <text:p>0.91364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592474" calcext:value-type="float">
            <text:p>0.592474</text:p>
          </table:table-cell>
          <table:table-cell office:value-type="float" office:value="0.407526" calcext:value-type="float">
            <text:p>0.407526</text:p>
          </table:table-cell>
          <table:table-cell office:value-type="float" office:value="1" calcext:value-type="float">
            <text:p>1</text:p>
          </table:table-cell>
          <table:table-cell office:value-type="float" office:value="0.902803" calcext:value-type="float">
            <text:p>0.902803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602282" calcext:value-type="float">
            <text:p>0.602282</text:p>
          </table:table-cell>
          <table:table-cell office:value-type="float" office:value="0.397718" calcext:value-type="float">
            <text:p>0.397718</text:p>
          </table:table-cell>
          <table:table-cell office:value-type="float" office:value="1" calcext:value-type="float">
            <text:p>1</text:p>
          </table:table-cell>
          <table:table-cell office:value-type="float" office:value="0.891872" calcext:value-type="float">
            <text:p>0.89187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612049" calcext:value-type="float">
            <text:p>0.612049</text:p>
          </table:table-cell>
          <table:table-cell office:value-type="float" office:value="0.387951" calcext:value-type="float">
            <text:p>0.387951</text:p>
          </table:table-cell>
          <table:table-cell office:value-type="float" office:value="1" calcext:value-type="float">
            <text:p>1</text:p>
          </table:table-cell>
          <table:table-cell office:value-type="float" office:value="0.880852" calcext:value-type="float">
            <text:p>0.88085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621772" calcext:value-type="float">
            <text:p>0.621772</text:p>
          </table:table-cell>
          <table:table-cell office:value-type="float" office:value="0.378228" calcext:value-type="float">
            <text:p>0.378228</text:p>
          </table:table-cell>
          <table:table-cell office:value-type="float" office:value="1" calcext:value-type="float">
            <text:p>1</text:p>
          </table:table-cell>
          <table:table-cell office:value-type="float" office:value="0.869745" calcext:value-type="float">
            <text:p>0.86974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631446" calcext:value-type="float">
            <text:p>0.631446</text:p>
          </table:table-cell>
          <table:table-cell office:value-type="float" office:value="0.368554" calcext:value-type="float">
            <text:p>0.368554</text:p>
          </table:table-cell>
          <table:table-cell office:value-type="float" office:value="1" calcext:value-type="float">
            <text:p>1</text:p>
          </table:table-cell>
          <table:table-cell office:value-type="float" office:value="0.85855" calcext:value-type="float">
            <text:p>0.8585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641067" calcext:value-type="float">
            <text:p>0.641067</text:p>
          </table:table-cell>
          <table:table-cell office:value-type="float" office:value="0.358933" calcext:value-type="float">
            <text:p>0.358933</text:p>
          </table:table-cell>
          <table:table-cell office:value-type="float" office:value="1" calcext:value-type="float">
            <text:p>1</text:p>
          </table:table-cell>
          <table:table-cell office:value-type="float" office:value="0.847269" calcext:value-type="float">
            <text:p>0.84726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650632" calcext:value-type="float">
            <text:p>0.650632</text:p>
          </table:table-cell>
          <table:table-cell office:value-type="float" office:value="0.349368" calcext:value-type="float">
            <text:p>0.349368</text:p>
          </table:table-cell>
          <table:table-cell office:value-type="float" office:value="1" calcext:value-type="float">
            <text:p>1</text:p>
          </table:table-cell>
          <table:table-cell office:value-type="float" office:value="0.835904" calcext:value-type="float">
            <text:p>0.835904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660137" calcext:value-type="float">
            <text:p>0.660137</text:p>
          </table:table-cell>
          <table:table-cell office:value-type="float" office:value="0.339863" calcext:value-type="float">
            <text:p>0.339863</text:p>
          </table:table-cell>
          <table:table-cell office:value-type="float" office:value="1" calcext:value-type="float">
            <text:p>1</text:p>
          </table:table-cell>
          <table:table-cell office:value-type="float" office:value="0.824455" calcext:value-type="float">
            <text:p>0.82445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69577" calcext:value-type="float">
            <text:p>0.669577</text:p>
          </table:table-cell>
          <table:table-cell office:value-type="float" office:value="0.330423" calcext:value-type="float">
            <text:p>0.330423</text:p>
          </table:table-cell>
          <table:table-cell office:value-type="float" office:value="1" calcext:value-type="float">
            <text:p>1</text:p>
          </table:table-cell>
          <table:table-cell office:value-type="float" office:value="0.812924" calcext:value-type="float">
            <text:p>0.81292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67895" calcext:value-type="float">
            <text:p>0.67895</text:p>
          </table:table-cell>
          <table:table-cell office:value-type="float" office:value="0.32105" calcext:value-type="float">
            <text:p>0.32105</text:p>
          </table:table-cell>
          <table:table-cell office:value-type="float" office:value="1" calcext:value-type="float">
            <text:p>1</text:p>
          </table:table-cell>
          <table:table-cell office:value-type="float" office:value="0.801311" calcext:value-type="float">
            <text:p>0.80131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688251" calcext:value-type="float">
            <text:p>0.688251</text:p>
          </table:table-cell>
          <table:table-cell office:value-type="float" office:value="0.311749" calcext:value-type="float">
            <text:p>0.311749</text:p>
          </table:table-cell>
          <table:table-cell office:value-type="float" office:value="1" calcext:value-type="float">
            <text:p>1</text:p>
          </table:table-cell>
          <table:table-cell office:value-type="float" office:value="0.789618" calcext:value-type="float">
            <text:p>0.78961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697477" calcext:value-type="float">
            <text:p>0.697477</text:p>
          </table:table-cell>
          <table:table-cell office:value-type="float" office:value="0.302523" calcext:value-type="float">
            <text:p>0.302523</text:p>
          </table:table-cell>
          <table:table-cell office:value-type="float" office:value="1" calcext:value-type="float">
            <text:p>1</text:p>
          </table:table-cell>
          <table:table-cell office:value-type="float" office:value="0.777847" calcext:value-type="float">
            <text:p>0.77784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706624" calcext:value-type="float">
            <text:p>0.706624</text:p>
          </table:table-cell>
          <table:table-cell office:value-type="float" office:value="0.293376" calcext:value-type="float">
            <text:p>0.293376</text:p>
          </table:table-cell>
          <table:table-cell office:value-type="float" office:value="1" calcext:value-type="float">
            <text:p>1</text:p>
          </table:table-cell>
          <table:table-cell office:value-type="float" office:value="0.765997" calcext:value-type="float">
            <text:p>0.76599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715688" calcext:value-type="float">
            <text:p>0.715688</text:p>
          </table:table-cell>
          <table:table-cell office:value-type="float" office:value="0.284312" calcext:value-type="float">
            <text:p>0.284312</text:p>
          </table:table-cell>
          <table:table-cell office:value-type="float" office:value="1" calcext:value-type="float">
            <text:p>1</text:p>
          </table:table-cell>
          <table:table-cell office:value-type="float" office:value="0.754071" calcext:value-type="float">
            <text:p>0.75407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724666" calcext:value-type="float">
            <text:p>0.724666</text:p>
          </table:table-cell>
          <table:table-cell office:value-type="float" office:value="0.275334" calcext:value-type="float">
            <text:p>0.275334</text:p>
          </table:table-cell>
          <table:table-cell office:value-type="float" office:value="1" calcext:value-type="float">
            <text:p>1</text:p>
          </table:table-cell>
          <table:table-cell office:value-type="float" office:value="0.74207" calcext:value-type="float">
            <text:p>0.7420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733555" calcext:value-type="float">
            <text:p>0.733555</text:p>
          </table:table-cell>
          <table:table-cell office:value-type="float" office:value="0.266445" calcext:value-type="float">
            <text:p>0.266445</text:p>
          </table:table-cell>
          <table:table-cell office:value-type="float" office:value="1" calcext:value-type="float">
            <text:p>1</text:p>
          </table:table-cell>
          <table:table-cell office:value-type="float" office:value="0.729994" calcext:value-type="float">
            <text:p>0.72999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742349" calcext:value-type="float">
            <text:p>0.742349</text:p>
          </table:table-cell>
          <table:table-cell office:value-type="float" office:value="0.257651" calcext:value-type="float">
            <text:p>0.257651</text:p>
          </table:table-cell>
          <table:table-cell office:value-type="float" office:value="1" calcext:value-type="float">
            <text:p>1</text:p>
          </table:table-cell>
          <table:table-cell office:value-type="float" office:value="0.717845" calcext:value-type="float">
            <text:p>0.71784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751047" calcext:value-type="float">
            <text:p>0.751047</text:p>
          </table:table-cell>
          <table:table-cell office:value-type="float" office:value="0.248953" calcext:value-type="float">
            <text:p>0.248953</text:p>
          </table:table-cell>
          <table:table-cell office:value-type="float" office:value="1" calcext:value-type="float">
            <text:p>1</text:p>
          </table:table-cell>
          <table:table-cell office:value-type="float" office:value="0.705625" calcext:value-type="float">
            <text:p>0.7056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59644" calcext:value-type="float">
            <text:p>0.759644</text:p>
          </table:table-cell>
          <table:table-cell office:value-type="float" office:value="0.240356" calcext:value-type="float">
            <text:p>0.240356</text:p>
          </table:table-cell>
          <table:table-cell office:value-type="float" office:value="1" calcext:value-type="float">
            <text:p>1</text:p>
          </table:table-cell>
          <table:table-cell office:value-type="float" office:value="0.693334" calcext:value-type="float">
            <text:p>0.693334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768138" calcext:value-type="float">
            <text:p>0.768138</text:p>
          </table:table-cell>
          <table:table-cell office:value-type="float" office:value="0.231862" calcext:value-type="float">
            <text:p>0.231862</text:p>
          </table:table-cell>
          <table:table-cell office:value-type="float" office:value="1" calcext:value-type="float">
            <text:p>1</text:p>
          </table:table-cell>
          <table:table-cell office:value-type="float" office:value="0.680973" calcext:value-type="float">
            <text:p>0.68097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776524" calcext:value-type="float">
            <text:p>0.776524</text:p>
          </table:table-cell>
          <table:table-cell office:value-type="float" office:value="0.223476" calcext:value-type="float">
            <text:p>0.223476</text:p>
          </table:table-cell>
          <table:table-cell office:value-type="float" office:value="1" calcext:value-type="float">
            <text:p>1</text:p>
          </table:table-cell>
          <table:table-cell office:value-type="float" office:value="0.668545" calcext:value-type="float">
            <text:p>0.66854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152" calcext:value-type="float">
            <text:p>0.2152</text:p>
          </table:table-cell>
          <table:table-cell office:value-type="float" office:value="1" calcext:value-type="float">
            <text:p>1</text:p>
          </table:table-cell>
          <table:table-cell office:value-type="float" office:value="0.656049" calcext:value-type="float">
            <text:p>0.65604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792961" calcext:value-type="float">
            <text:p>0.792961</text:p>
          </table:table-cell>
          <table:table-cell office:value-type="float" office:value="0.207039" calcext:value-type="float">
            <text:p>0.207039</text:p>
          </table:table-cell>
          <table:table-cell office:value-type="float" office:value="1" calcext:value-type="float">
            <text:p>1</text:p>
          </table:table-cell>
          <table:table-cell office:value-type="float" office:value="0.643488" calcext:value-type="float">
            <text:p>0.64348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801006" calcext:value-type="float">
            <text:p>0.801006</text:p>
          </table:table-cell>
          <table:table-cell office:value-type="float" office:value="0.198994" calcext:value-type="float">
            <text:p>0.198994</text:p>
          </table:table-cell>
          <table:table-cell office:value-type="float" office:value="1" calcext:value-type="float">
            <text:p>1</text:p>
          </table:table-cell>
          <table:table-cell office:value-type="float" office:value="0.630863" calcext:value-type="float">
            <text:p>0.63086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80893" calcext:value-type="float">
            <text:p>0.80893</text:p>
          </table:table-cell>
          <table:table-cell office:value-type="float" office:value="0.19107" calcext:value-type="float">
            <text:p>0.19107</text:p>
          </table:table-cell>
          <table:table-cell office:value-type="float" office:value="1" calcext:value-type="float">
            <text:p>1</text:p>
          </table:table-cell>
          <table:table-cell office:value-type="float" office:value="0.618175" calcext:value-type="float">
            <text:p>0.61817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816731" calcext:value-type="float">
            <text:p>0.816731</text:p>
          </table:table-cell>
          <table:table-cell office:value-type="float" office:value="0.183269" calcext:value-type="float">
            <text:p>0.183269</text:p>
          </table:table-cell>
          <table:table-cell office:value-type="float" office:value="1" calcext:value-type="float">
            <text:p>1</text:p>
          </table:table-cell>
          <table:table-cell office:value-type="float" office:value="0.605424" calcext:value-type="float">
            <text:p>0.60542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824405" calcext:value-type="float">
            <text:p>0.824405</text:p>
          </table:table-cell>
          <table:table-cell office:value-type="float" office:value="0.175595" calcext:value-type="float">
            <text:p>0.175595</text:p>
          </table:table-cell>
          <table:table-cell office:value-type="float" office:value="1" calcext:value-type="float">
            <text:p>1</text:p>
          </table:table-cell>
          <table:table-cell office:value-type="float" office:value="0.592614" calcext:value-type="float">
            <text:p>0.592614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831949" calcext:value-type="float">
            <text:p>0.831949</text:p>
          </table:table-cell>
          <table:table-cell office:value-type="float" office:value="0.168051" calcext:value-type="float">
            <text:p>0.168051</text:p>
          </table:table-cell>
          <table:table-cell office:value-type="float" office:value="1" calcext:value-type="float">
            <text:p>1</text:p>
          </table:table-cell>
          <table:table-cell office:value-type="float" office:value="0.579744" calcext:value-type="float">
            <text:p>0.5797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1" calcext:value-type="float">
            <text:p>1</text:p>
          </table:table-cell>
          <table:table-cell office:value-type="float" office:value="0.566816" calcext:value-type="float">
            <text:p>0.56681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846636" calcext:value-type="float">
            <text:p>0.846636</text:p>
          </table:table-cell>
          <table:table-cell office:value-type="float" office:value="0.153364" calcext:value-type="float">
            <text:p>0.153364</text:p>
          </table:table-cell>
          <table:table-cell office:value-type="float" office:value="1" calcext:value-type="float">
            <text:p>1</text:p>
          </table:table-cell>
          <table:table-cell office:value-type="float" office:value="0.553831" calcext:value-type="float">
            <text:p>0.55383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853773" calcext:value-type="float">
            <text:p>0.853773</text:p>
          </table:table-cell>
          <table:table-cell office:value-type="float" office:value="0.146227" calcext:value-type="float">
            <text:p>0.146227</text:p>
          </table:table-cell>
          <table:table-cell office:value-type="float" office:value="1" calcext:value-type="float">
            <text:p>1</text:p>
          </table:table-cell>
          <table:table-cell office:value-type="float" office:value="0.540791" calcext:value-type="float">
            <text:p>0.540791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860768" calcext:value-type="float">
            <text:p>0.860768</text:p>
          </table:table-cell>
          <table:table-cell office:value-type="float" office:value="0.139232" calcext:value-type="float">
            <text:p>0.139232</text:p>
          </table:table-cell>
          <table:table-cell office:value-type="float" office:value="1" calcext:value-type="float">
            <text:p>1</text:p>
          </table:table-cell>
          <table:table-cell office:value-type="float" office:value="0.527697" calcext:value-type="float">
            <text:p>0.527697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132381" calcext:value-type="float">
            <text:p>0.132381</text:p>
          </table:table-cell>
          <table:table-cell office:value-type="float" office:value="1" calcext:value-type="float">
            <text:p>1</text:p>
          </table:table-cell>
          <table:table-cell office:value-type="float" office:value="0.51455" calcext:value-type="float">
            <text:p>0.5145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874323" calcext:value-type="float">
            <text:p>0.874323</text:p>
          </table:table-cell>
          <table:table-cell office:value-type="float" office:value="0.125677" calcext:value-type="float">
            <text:p>0.125677</text:p>
          </table:table-cell>
          <table:table-cell office:value-type="float" office:value="1" calcext:value-type="float">
            <text:p>1</text:p>
          </table:table-cell>
          <table:table-cell office:value-type="float" office:value="0.501352" calcext:value-type="float">
            <text:p>0.50135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880878" calcext:value-type="float">
            <text:p>0.880878</text:p>
          </table:table-cell>
          <table:table-cell office:value-type="float" office:value="0.119122" calcext:value-type="float">
            <text:p>0.119122</text:p>
          </table:table-cell>
          <table:table-cell office:value-type="float" office:value="1" calcext:value-type="float">
            <text:p>1</text:p>
          </table:table-cell>
          <table:table-cell office:value-type="float" office:value="0.488103" calcext:value-type="float">
            <text:p>0.48810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88728" calcext:value-type="float">
            <text:p>0.88728</text:p>
          </table:table-cell>
          <table:table-cell office:value-type="float" office:value="0.11272" calcext:value-type="float">
            <text:p>0.11272</text:p>
          </table:table-cell>
          <table:table-cell office:value-type="float" office:value="1" calcext:value-type="float">
            <text:p>1</text:p>
          </table:table-cell>
          <table:table-cell office:value-type="float" office:value="0.474806" calcext:value-type="float">
            <text:p>0.47480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893527" calcext:value-type="float">
            <text:p>0.893527</text:p>
          </table:table-cell>
          <table:table-cell office:value-type="float" office:value="0.106473" calcext:value-type="float">
            <text:p>0.106473</text:p>
          </table:table-cell>
          <table:table-cell office:value-type="float" office:value="1" calcext:value-type="float">
            <text:p>1</text:p>
          </table:table-cell>
          <table:table-cell office:value-type="float" office:value="0.461461" calcext:value-type="float">
            <text:p>0.461461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899617" calcext:value-type="float">
            <text:p>0.899617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1" calcext:value-type="float">
            <text:p>1</text:p>
          </table:table-cell>
          <table:table-cell office:value-type="float" office:value="0.44807" calcext:value-type="float">
            <text:p>0.4480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05547" calcext:value-type="float">
            <text:p>0.905547</text:p>
          </table:table-cell>
          <table:table-cell office:value-type="float" office:value="0.0944535" calcext:value-type="float">
            <text:p>0.0944535</text:p>
          </table:table-cell>
          <table:table-cell office:value-type="float" office:value="1" calcext:value-type="float">
            <text:p>1</text:p>
          </table:table-cell>
          <table:table-cell office:value-type="float" office:value="0.434634" calcext:value-type="float">
            <text:p>0.434634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0886858" calcext:value-type="float">
            <text:p>0.0886858</text:p>
          </table:table-cell>
          <table:table-cell office:value-type="float" office:value="1" calcext:value-type="float">
            <text:p>1</text:p>
          </table:table-cell>
          <table:table-cell office:value-type="float" office:value="0.421155" calcext:value-type="float">
            <text:p>0.42115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916917" calcext:value-type="float">
            <text:p>0.916917</text:p>
          </table:table-cell>
          <table:table-cell office:value-type="float" office:value="0.0830827" calcext:value-type="float">
            <text:p>0.0830827</text:p>
          </table:table-cell>
          <table:table-cell office:value-type="float" office:value="1" calcext:value-type="float">
            <text:p>1</text:p>
          </table:table-cell>
          <table:table-cell office:value-type="float" office:value="0.407634" calcext:value-type="float">
            <text:p>0.407634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922354" calcext:value-type="float">
            <text:p>0.922354</text:p>
          </table:table-cell>
          <table:table-cell office:value-type="float" office:value="0.0776463" calcext:value-type="float">
            <text:p>0.0776463</text:p>
          </table:table-cell>
          <table:table-cell office:value-type="float" office:value="1" calcext:value-type="float">
            <text:p>1</text:p>
          </table:table-cell>
          <table:table-cell office:value-type="float" office:value="0.394072" calcext:value-type="float">
            <text:p>0.3940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927621" calcext:value-type="float">
            <text:p>0.927621</text:p>
          </table:table-cell>
          <table:table-cell office:value-type="float" office:value="0.0723788" calcext:value-type="float">
            <text:p>0.0723788</text:p>
          </table:table-cell>
          <table:table-cell office:value-type="float" office:value="1" calcext:value-type="float">
            <text:p>1</text:p>
          </table:table-cell>
          <table:table-cell office:value-type="float" office:value="0.38047" calcext:value-type="float">
            <text:p>0.3804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932718" calcext:value-type="float">
            <text:p>0.932718</text:p>
          </table:table-cell>
          <table:table-cell office:value-type="float" office:value="0.0672824" calcext:value-type="float">
            <text:p>0.0672824</text:p>
          </table:table-cell>
          <table:table-cell office:value-type="float" office:value="1" calcext:value-type="float">
            <text:p>1</text:p>
          </table:table-cell>
          <table:table-cell office:value-type="float" office:value="0.366831" calcext:value-type="float">
            <text:p>0.366831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937641" calcext:value-type="float">
            <text:p>0.937641</text:p>
          </table:table-cell>
          <table:table-cell office:value-type="float" office:value="0.0623591" calcext:value-type="float">
            <text:p>0.0623591</text:p>
          </table:table-cell>
          <table:table-cell office:value-type="float" office:value="1" calcext:value-type="float">
            <text:p>1</text:p>
          </table:table-cell>
          <table:table-cell office:value-type="float" office:value="0.353155" calcext:value-type="float">
            <text:p>0.35315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942389" calcext:value-type="float">
            <text:p>0.942389</text:p>
          </table:table-cell>
          <table:table-cell office:value-type="float" office:value="0.0576108" calcext:value-type="float">
            <text:p>0.0576108</text:p>
          </table:table-cell>
          <table:table-cell office:value-type="float" office:value="1" calcext:value-type="float">
            <text:p>1</text:p>
          </table:table-cell>
          <table:table-cell office:value-type="float" office:value="0.339443" calcext:value-type="float">
            <text:p>0.33944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946961" calcext:value-type="float">
            <text:p>0.946961</text:p>
          </table:table-cell>
          <table:table-cell office:value-type="float" office:value="0.0530394" calcext:value-type="float">
            <text:p>0.0530394</text:p>
          </table:table-cell>
          <table:table-cell office:value-type="float" office:value="1" calcext:value-type="float">
            <text:p>1</text:p>
          </table:table-cell>
          <table:table-cell office:value-type="float" office:value="0.325698" calcext:value-type="float">
            <text:p>0.32569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951353" calcext:value-type="float">
            <text:p>0.951353</text:p>
          </table:table-cell>
          <table:table-cell office:value-type="float" office:value="0.0486469" calcext:value-type="float">
            <text:p>0.0486469</text:p>
          </table:table-cell>
          <table:table-cell office:value-type="float" office:value="1" calcext:value-type="float">
            <text:p>1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55565" calcext:value-type="float">
            <text:p>0.955565</text:p>
          </table:table-cell>
          <table:table-cell office:value-type="float" office:value="0.0444349" calcext:value-type="float">
            <text:p>0.0444349</text:p>
          </table:table-cell>
          <table:table-cell office:value-type="float" office:value="1" calcext:value-type="float">
            <text:p>1</text:p>
          </table:table-cell>
          <table:table-cell office:value-type="float" office:value="0.29811" calcext:value-type="float">
            <text:p>0.2981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959595" calcext:value-type="float">
            <text:p>0.959595</text:p>
          </table:table-cell>
          <table:table-cell office:value-type="float" office:value="0.0404051" calcext:value-type="float">
            <text:p>0.0404051</text:p>
          </table:table-cell>
          <table:table-cell office:value-type="float" office:value="1" calcext:value-type="float">
            <text:p>1</text:p>
          </table:table-cell>
          <table:table-cell office:value-type="float" office:value="0.284271" calcext:value-type="float">
            <text:p>0.284271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963441" calcext:value-type="float">
            <text:p>0.963441</text:p>
          </table:table-cell>
          <table:table-cell office:value-type="float" office:value="0.0365591" calcext:value-type="float">
            <text:p>0.0365591</text:p>
          </table:table-cell>
          <table:table-cell office:value-type="float" office:value="1" calcext:value-type="float">
            <text:p>1</text:p>
          </table:table-cell>
          <table:table-cell office:value-type="float" office:value="0.270404" calcext:value-type="float">
            <text:p>0.27040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967102" calcext:value-type="float">
            <text:p>0.967102</text:p>
          </table:table-cell>
          <table:table-cell office:value-type="float" office:value="0.0328985" calcext:value-type="float">
            <text:p>0.0328985</text:p>
          </table:table-cell>
          <table:table-cell office:value-type="float" office:value="1" calcext:value-type="float">
            <text:p>1</text:p>
          </table:table-cell>
          <table:table-cell office:value-type="float" office:value="0.256509" calcext:value-type="float">
            <text:p>0.256509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970575" calcext:value-type="float">
            <text:p>0.970575</text:p>
          </table:table-cell>
          <table:table-cell office:value-type="float" office:value="0.0294247" calcext:value-type="float">
            <text:p>0.0294247</text:p>
          </table:table-cell>
          <table:table-cell office:value-type="float" office:value="1" calcext:value-type="float">
            <text:p>1</text:p>
          </table:table-cell>
          <table:table-cell office:value-type="float" office:value="0.242589" calcext:value-type="float">
            <text:p>0.24258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973861" calcext:value-type="float">
            <text:p>0.973861</text:p>
          </table:table-cell>
          <table:table-cell office:value-type="float" office:value="0.0261392" calcext:value-type="float">
            <text:p>0.0261392</text:p>
          </table:table-cell>
          <table:table-cell office:value-type="float" office:value="1" calcext:value-type="float">
            <text:p>1</text:p>
          </table:table-cell>
          <table:table-cell office:value-type="float" office:value="0.228645" calcext:value-type="float">
            <text:p>0.22864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976957" calcext:value-type="float">
            <text:p>0.976957</text:p>
          </table:table-cell>
          <table:table-cell office:value-type="float" office:value="0.0230432" calcext:value-type="float">
            <text:p>0.0230432</text:p>
          </table:table-cell>
          <table:table-cell office:value-type="float" office:value="1" calcext:value-type="float">
            <text:p>1</text:p>
          </table:table-cell>
          <table:table-cell office:value-type="float" office:value="0.214677" calcext:value-type="float">
            <text:p>0.21467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979862" calcext:value-type="float">
            <text:p>0.979862</text:p>
          </table:table-cell>
          <table:table-cell office:value-type="float" office:value="0.020138" calcext:value-type="float">
            <text:p>0.020138</text:p>
          </table:table-cell>
          <table:table-cell office:value-type="float" office:value="1" calcext:value-type="float">
            <text:p>1</text:p>
          </table:table-cell>
          <table:table-cell office:value-type="float" office:value="0.200689" calcext:value-type="float">
            <text:p>0.200689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982575" calcext:value-type="float">
            <text:p>0.982575</text:p>
          </table:table-cell>
          <table:table-cell office:value-type="float" office:value="0.0174247" calcext:value-type="float">
            <text:p>0.0174247</text:p>
          </table:table-cell>
          <table:table-cell office:value-type="float" office:value="1" calcext:value-type="float">
            <text:p>1</text:p>
          </table:table-cell>
          <table:table-cell office:value-type="float" office:value="0.18668" calcext:value-type="float">
            <text:p>0.1866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985096" calcext:value-type="float">
            <text:p>0.985096</text:p>
          </table:table-cell>
          <table:table-cell office:value-type="float" office:value="0.0149044" calcext:value-type="float">
            <text:p>0.0149044</text:p>
          </table:table-cell>
          <table:table-cell office:value-type="float" office:value="1" calcext:value-type="float">
            <text:p>1</text:p>
          </table:table-cell>
          <table:table-cell office:value-type="float" office:value="0.172652" calcext:value-type="float">
            <text:p>0.17265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87422" calcext:value-type="float">
            <text:p>0.987422</text:p>
          </table:table-cell>
          <table:table-cell office:value-type="float" office:value="0.0125782" calcext:value-type="float">
            <text:p>0.0125782</text:p>
          </table:table-cell>
          <table:table-cell office:value-type="float" office:value="1" calcext:value-type="float">
            <text:p>1</text:p>
          </table:table-cell>
          <table:table-cell office:value-type="float" office:value="0.158608" calcext:value-type="float">
            <text:p>0.15860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989553" calcext:value-type="float">
            <text:p>0.989553</text:p>
          </table:table-cell>
          <table:table-cell office:value-type="float" office:value="0.0104469" calcext:value-type="float">
            <text:p>0.0104469</text:p>
          </table:table-cell>
          <table:table-cell office:value-type="float" office:value="1" calcext:value-type="float">
            <text:p>1</text:p>
          </table:table-cell>
          <table:table-cell office:value-type="float" office:value="0.144547" calcext:value-type="float">
            <text:p>0.14454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991489" calcext:value-type="float">
            <text:p>0.991489</text:p>
          </table:table-cell>
          <table:table-cell office:value-type="float" office:value="0.00851146" calcext:value-type="float">
            <text:p>0.00851146</text:p>
          </table:table-cell>
          <table:table-cell office:value-type="float" office:value="1" calcext:value-type="float">
            <text:p>1</text:p>
          </table:table-cell>
          <table:table-cell office:value-type="float" office:value="0.130472" calcext:value-type="float">
            <text:p>0.130472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993227" calcext:value-type="float">
            <text:p>0.993227</text:p>
          </table:table-cell>
          <table:table-cell office:value-type="float" office:value="0.0067726" calcext:value-type="float">
            <text:p>0.0067726</text:p>
          </table:table-cell>
          <table:table-cell office:value-type="float" office:value="1" calcext:value-type="float">
            <text:p>1</text:p>
          </table:table-cell>
          <table:table-cell office:value-type="float" office:value="0.116384" calcext:value-type="float">
            <text:p>0.11638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00523102" calcext:value-type="float">
            <text:p>0.00523102</text:p>
          </table:table-cell>
          <table:table-cell office:value-type="float" office:value="1" calcext:value-type="float">
            <text:p>1</text:p>
          </table:table-cell>
          <table:table-cell office:value-type="float" office:value="0.102284" calcext:value-type="float">
            <text:p>0.10228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996113" calcext:value-type="float">
            <text:p>0.996113</text:p>
          </table:table-cell>
          <table:table-cell office:value-type="float" office:value="0.00388734" calcext:value-type="float">
            <text:p>0.00388734</text:p>
          </table:table-cell>
          <table:table-cell office:value-type="float" office:value="1" calcext:value-type="float">
            <text:p>1</text:p>
          </table:table-cell>
          <table:table-cell office:value-type="float" office:value="0.0881741" calcext:value-type="float">
            <text:p>0.088174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997258" calcext:value-type="float">
            <text:p>0.997258</text:p>
          </table:table-cell>
          <table:table-cell office:value-type="float" office:value="0.0027421" calcext:value-type="float">
            <text:p>0.0027421</text:p>
          </table:table-cell>
          <table:table-cell office:value-type="float" office:value="1" calcext:value-type="float">
            <text:p>1</text:p>
          </table:table-cell>
          <table:table-cell office:value-type="float" office:value="0.0740553" calcext:value-type="float">
            <text:p>0.074055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.00179575" calcext:value-type="float">
            <text:p>0.00179575</text:p>
          </table:table-cell>
          <table:table-cell office:value-type="float" office:value="1" calcext:value-type="float">
            <text:p>1</text:p>
          </table:table-cell>
          <table:table-cell office:value-type="float" office:value="0.0599291" calcext:value-type="float">
            <text:p>0.059929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998951" calcext:value-type="float">
            <text:p>0.998951</text:p>
          </table:table-cell>
          <table:table-cell office:value-type="float" office:value="0.00104868" calcext:value-type="float">
            <text:p>0.00104868</text:p>
          </table:table-cell>
          <table:table-cell office:value-type="float" office:value="1" calcext:value-type="float">
            <text:p>1</text:p>
          </table:table-cell>
          <table:table-cell office:value-type="float" office:value="0.0457969" calcext:value-type="float">
            <text:p>0.0457969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999499" calcext:value-type="float">
            <text:p>0.999499</text:p>
          </table:table-cell>
          <table:table-cell office:value-type="float" office:value="0.000501183" calcext:value-type="float">
            <text:p>0.000501183</text:p>
          </table:table-cell>
          <table:table-cell office:value-type="float" office:value="1" calcext:value-type="float">
            <text:p>1</text:p>
          </table:table-cell>
          <table:table-cell office:value-type="float" office:value="0.0316602" calcext:value-type="float">
            <text:p>0.031660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0.000153479" calcext:value-type="float">
            <text:p>0.000153479</text:p>
          </table:table-cell>
          <table:table-cell office:value-type="float" office:value="1" calcext:value-type="float">
            <text:p>1</text:p>
          </table:table-cell>
          <table:table-cell office:value-type="float" office:value="0.0175202" calcext:value-type="float">
            <text:p>0.0175202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0000570721" calcext:value-type="float">
            <text:p>5.70721E-06</text:p>
          </table:table-cell>
          <table:table-cell office:value-type="float" office:value="1" calcext:value-type="float">
            <text:p>1</text:p>
          </table:table-cell>
          <table:table-cell office:value-type="float" office:value="0.00337852" calcext:value-type="float">
            <text:p>0.0033785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0000579265" calcext:value-type="float">
            <text:p>5.79265E-05</text:p>
          </table:table-cell>
          <table:table-cell office:value-type="float" office:value="1" calcext:value-type="float">
            <text:p>1</text:p>
          </table:table-cell>
          <table:table-cell office:value-type="float" office:value="0.0107635" calcext:value-type="float">
            <text:p>0.0107635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000310116" calcext:value-type="float">
            <text:p>0.000310116</text:p>
          </table:table-cell>
          <table:table-cell office:value-type="float" office:value="1" calcext:value-type="float">
            <text:p>1</text:p>
          </table:table-cell>
          <table:table-cell office:value-type="float" office:value="0.0249045" calcext:value-type="float">
            <text:p>0.024904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000762175" calcext:value-type="float">
            <text:p>0.000762175</text:p>
          </table:table-cell>
          <table:table-cell office:value-type="float" office:value="1" calcext:value-type="float">
            <text:p>1</text:p>
          </table:table-cell>
          <table:table-cell office:value-type="float" office:value="0.0390429" calcext:value-type="float">
            <text:p>0.039042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98586" calcext:value-type="float">
            <text:p>0.998586</text:p>
          </table:table-cell>
          <table:table-cell office:value-type="float" office:value="0.00141392" calcext:value-type="float">
            <text:p>0.00141392</text:p>
          </table:table-cell>
          <table:table-cell office:value-type="float" office:value="1" calcext:value-type="float">
            <text:p>1</text:p>
          </table:table-cell>
          <table:table-cell office:value-type="float" office:value="0.0531775" calcext:value-type="float">
            <text:p>0.053177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997735" calcext:value-type="float">
            <text:p>0.997735</text:p>
          </table:table-cell>
          <table:table-cell office:value-type="float" office:value="0.0022651" calcext:value-type="float">
            <text:p>0.0022651</text:p>
          </table:table-cell>
          <table:table-cell office:value-type="float" office:value="1" calcext:value-type="float">
            <text:p>1</text:p>
          </table:table-cell>
          <table:table-cell office:value-type="float" office:value="0.0673067" calcext:value-type="float">
            <text:p>0.0673067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996685" calcext:value-type="float">
            <text:p>0.996685</text:p>
          </table:table-cell>
          <table:table-cell office:value-type="float" office:value="0.00331536" calcext:value-type="float">
            <text:p>0.00331536</text:p>
          </table:table-cell>
          <table:table-cell office:value-type="float" office:value="1" calcext:value-type="float">
            <text:p>1</text:p>
          </table:table-cell>
          <table:table-cell office:value-type="float" office:value="0.0814292" calcext:value-type="float">
            <text:p>0.081429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995436" calcext:value-type="float">
            <text:p>0.995436</text:p>
          </table:table-cell>
          <table:table-cell office:value-type="float" office:value="0.00456429" calcext:value-type="float">
            <text:p>0.00456429</text:p>
          </table:table-cell>
          <table:table-cell office:value-type="float" office:value="1" calcext:value-type="float">
            <text:p>1</text:p>
          </table:table-cell>
          <table:table-cell office:value-type="float" office:value="0.0955436" calcext:value-type="float">
            <text:p>0.0955436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993989" calcext:value-type="float">
            <text:p>0.993989</text:p>
          </table:table-cell>
          <table:table-cell office:value-type="float" office:value="0.00601139" calcext:value-type="float">
            <text:p>0.00601139</text:p>
          </table:table-cell>
          <table:table-cell office:value-type="float" office:value="1" calcext:value-type="float">
            <text:p>1</text:p>
          </table:table-cell>
          <table:table-cell office:value-type="float" office:value="0.109648" calcext:value-type="float">
            <text:p>0.10964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00765607" calcext:value-type="float">
            <text:p>0.00765607</text:p>
          </table:table-cell>
          <table:table-cell office:value-type="float" office:value="1" calcext:value-type="float">
            <text:p>1</text:p>
          </table:table-cell>
          <table:table-cell office:value-type="float" office:value="0.123742" calcext:value-type="float">
            <text:p>0.12374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990502" calcext:value-type="float">
            <text:p>0.990502</text:p>
          </table:table-cell>
          <table:table-cell office:value-type="float" office:value="0.00949769" calcext:value-type="float">
            <text:p>0.00949769</text:p>
          </table:table-cell>
          <table:table-cell office:value-type="float" office:value="1" calcext:value-type="float">
            <text:p>1</text:p>
          </table:table-cell>
          <table:table-cell office:value-type="float" office:value="0.137824" calcext:value-type="float">
            <text:p>0.13782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988465" calcext:value-type="float">
            <text:p>0.988465</text:p>
          </table:table-cell>
          <table:table-cell office:value-type="float" office:value="0.0115355" calcext:value-type="float">
            <text:p>0.0115355</text:p>
          </table:table-cell>
          <table:table-cell office:value-type="float" office:value="1" calcext:value-type="float">
            <text:p>1</text:p>
          </table:table-cell>
          <table:table-cell office:value-type="float" office:value="0.151891" calcext:value-type="float">
            <text:p>0.151891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986231" calcext:value-type="float">
            <text:p>0.986231</text:p>
          </table:table-cell>
          <table:table-cell office:value-type="float" office:value="0.0137687" calcext:value-type="float">
            <text:p>0.0137687</text:p>
          </table:table-cell>
          <table:table-cell office:value-type="float" office:value="1" calcext:value-type="float">
            <text:p>1</text:p>
          </table:table-cell>
          <table:table-cell office:value-type="float" office:value="0.165944" calcext:value-type="float">
            <text:p>0.16594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983804" calcext:value-type="float">
            <text:p>0.983804</text:p>
          </table:table-cell>
          <table:table-cell office:value-type="float" office:value="0.0161964" calcext:value-type="float">
            <text:p>0.0161964</text:p>
          </table:table-cell>
          <table:table-cell office:value-type="float" office:value="1" calcext:value-type="float">
            <text:p>1</text:p>
          </table:table-cell>
          <table:table-cell office:value-type="float" office:value="0.17998" calcext:value-type="float">
            <text:p>0.1799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981182" calcext:value-type="float">
            <text:p>0.981182</text:p>
          </table:table-cell>
          <table:table-cell office:value-type="float" office:value="0.0188176" calcext:value-type="float">
            <text:p>0.0188176</text:p>
          </table:table-cell>
          <table:table-cell office:value-type="float" office:value="1" calcext:value-type="float">
            <text:p>1</text:p>
          </table:table-cell>
          <table:table-cell office:value-type="float" office:value="0.193998" calcext:value-type="float">
            <text:p>0.19399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978369" calcext:value-type="float">
            <text:p>0.978369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1" calcext:value-type="float">
            <text:p>1</text:p>
          </table:table-cell>
          <table:table-cell office:value-type="float" office:value="0.207996" calcext:value-type="float">
            <text:p>0.207996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975364" calcext:value-type="float">
            <text:p>0.975364</text:p>
          </table:table-cell>
          <table:table-cell office:value-type="float" office:value="0.0246362" calcext:value-type="float">
            <text:p>0.0246362</text:p>
          </table:table-cell>
          <table:table-cell office:value-type="float" office:value="1" calcext:value-type="float">
            <text:p>1</text:p>
          </table:table-cell>
          <table:table-cell office:value-type="float" office:value="0.221974" calcext:value-type="float">
            <text:p>0.22197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972169" calcext:value-type="float">
            <text:p>0.972169</text:p>
          </table:table-cell>
          <table:table-cell office:value-type="float" office:value="0.0278314" calcext:value-type="float">
            <text:p>0.0278314</text:p>
          </table:table-cell>
          <table:table-cell office:value-type="float" office:value="1" calcext:value-type="float">
            <text:p>1</text:p>
          </table:table-cell>
          <table:table-cell office:value-type="float" office:value="0.235929" calcext:value-type="float">
            <text:p>0.23592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968785" calcext:value-type="float">
            <text:p>0.968785</text:p>
          </table:table-cell>
          <table:table-cell office:value-type="float" office:value="0.0312154" calcext:value-type="float">
            <text:p>0.0312154</text:p>
          </table:table-cell>
          <table:table-cell office:value-type="float" office:value="1" calcext:value-type="float">
            <text:p>1</text:p>
          </table:table-cell>
          <table:table-cell office:value-type="float" office:value="0.249861" calcext:value-type="float">
            <text:p>0.24986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965213" calcext:value-type="float">
            <text:p>0.965213</text:p>
          </table:table-cell>
          <table:table-cell office:value-type="float" office:value="0.0347869" calcext:value-type="float">
            <text:p>0.0347869</text:p>
          </table:table-cell>
          <table:table-cell office:value-type="float" office:value="1" calcext:value-type="float">
            <text:p>1</text:p>
          </table:table-cell>
          <table:table-cell office:value-type="float" office:value="0.263768" calcext:value-type="float">
            <text:p>0.263768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961456" calcext:value-type="float">
            <text:p>0.961456</text:p>
          </table:table-cell>
          <table:table-cell office:value-type="float" office:value="0.0385445" calcext:value-type="float">
            <text:p>0.0385445</text:p>
          </table:table-cell>
          <table:table-cell office:value-type="float" office:value="1" calcext:value-type="float">
            <text:p>1</text:p>
          </table:table-cell>
          <table:table-cell office:value-type="float" office:value="0.277649" calcext:value-type="float">
            <text:p>0.27764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957513" calcext:value-type="float">
            <text:p>0.957513</text:p>
          </table:table-cell>
          <table:table-cell office:value-type="float" office:value="0.0424866" calcext:value-type="float">
            <text:p>0.0424866</text:p>
          </table:table-cell>
          <table:table-cell office:value-type="float" office:value="1" calcext:value-type="float">
            <text:p>1</text:p>
          </table:table-cell>
          <table:table-cell office:value-type="float" office:value="0.291502" calcext:value-type="float">
            <text:p>0.291502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953388" calcext:value-type="float">
            <text:p>0.953388</text:p>
          </table:table-cell>
          <table:table-cell office:value-type="float" office:value="0.0466118" calcext:value-type="float">
            <text:p>0.0466118</text:p>
          </table:table-cell>
          <table:table-cell office:value-type="float" office:value="1" calcext:value-type="float">
            <text:p>1</text:p>
          </table:table-cell>
          <table:table-cell office:value-type="float" office:value="0.305325" calcext:value-type="float">
            <text:p>0.30532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0509183" calcext:value-type="float">
            <text:p>0.0509183</text:p>
          </table:table-cell>
          <table:table-cell office:value-type="float" office:value="1" calcext:value-type="float">
            <text:p>1</text:p>
          </table:table-cell>
          <table:table-cell office:value-type="float" office:value="0.319118" calcext:value-type="float">
            <text:p>0.31911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944596" calcext:value-type="float">
            <text:p>0.944596</text:p>
          </table:table-cell>
          <table:table-cell office:value-type="float" office:value="0.0554044" calcext:value-type="float">
            <text:p>0.0554044</text:p>
          </table:table-cell>
          <table:table-cell office:value-type="float" office:value="1" calcext:value-type="float">
            <text:p>1</text:p>
          </table:table-cell>
          <table:table-cell office:value-type="float" office:value="0.33288" calcext:value-type="float">
            <text:p>0.33288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939932" calcext:value-type="float">
            <text:p>0.939932</text:p>
          </table:table-cell>
          <table:table-cell office:value-type="float" office:value="0.0600684" calcext:value-type="float">
            <text:p>0.0600684</text:p>
          </table:table-cell>
          <table:table-cell office:value-type="float" office:value="1" calcext:value-type="float">
            <text:p>1</text:p>
          </table:table-cell>
          <table:table-cell office:value-type="float" office:value="0.346608" calcext:value-type="float">
            <text:p>0.34660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935092" calcext:value-type="float">
            <text:p>0.935092</text:p>
          </table:table-cell>
          <table:table-cell office:value-type="float" office:value="0.0649083" calcext:value-type="float">
            <text:p>0.0649083</text:p>
          </table:table-cell>
          <table:table-cell office:value-type="float" office:value="1" calcext:value-type="float">
            <text:p>1</text:p>
          </table:table-cell>
          <table:table-cell office:value-type="float" office:value="0.360301" calcext:value-type="float">
            <text:p>0.360301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930078" calcext:value-type="float">
            <text:p>0.930078</text:p>
          </table:table-cell>
          <table:table-cell office:value-type="float" office:value="0.0699223" calcext:value-type="float">
            <text:p>0.0699223</text:p>
          </table:table-cell>
          <table:table-cell office:value-type="float" office:value="1" calcext:value-type="float">
            <text:p>1</text:p>
          </table:table-cell>
          <table:table-cell office:value-type="float" office:value="0.373958" calcext:value-type="float">
            <text:p>0.373958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924892" calcext:value-type="float">
            <text:p>0.924892</text:p>
          </table:table-cell>
          <table:table-cell office:value-type="float" office:value="0.0751083" calcext:value-type="float">
            <text:p>0.0751083</text:p>
          </table:table-cell>
          <table:table-cell office:value-type="float" office:value="1" calcext:value-type="float">
            <text:p>1</text:p>
          </table:table-cell>
          <table:table-cell office:value-type="float" office:value="0.387578" calcext:value-type="float">
            <text:p>0.387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9536" calcext:value-type="float">
            <text:p>0.919536</text:p>
          </table:table-cell>
          <table:table-cell office:value-type="float" office:value="0.0804642" calcext:value-type="float">
            <text:p>0.0804642</text:p>
          </table:table-cell>
          <table:table-cell office:value-type="float" office:value="1" calcext:value-type="float">
            <text:p>1</text:p>
          </table:table-cell>
          <table:table-cell office:value-type="float" office:value="0.401159" calcext:value-type="float">
            <text:p>0.401159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914012" calcext:value-type="float">
            <text:p>0.914012</text:p>
          </table:table-cell>
          <table:table-cell office:value-type="float" office:value="0.085988" calcext:value-type="float">
            <text:p>0.085988</text:p>
          </table:table-cell>
          <table:table-cell office:value-type="float" office:value="1" calcext:value-type="float">
            <text:p>1</text:p>
          </table:table-cell>
          <table:table-cell office:value-type="float" office:value="0.4147" calcext:value-type="float">
            <text:p>0.4147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908323" calcext:value-type="float">
            <text:p>0.908323</text:p>
          </table:table-cell>
          <table:table-cell office:value-type="float" office:value="0.0916773" calcext:value-type="float">
            <text:p>0.0916773</text:p>
          </table:table-cell>
          <table:table-cell office:value-type="float" office:value="1" calcext:value-type="float">
            <text:p>1</text:p>
          </table:table-cell>
          <table:table-cell office:value-type="float" office:value="0.428199" calcext:value-type="float">
            <text:p>0.428199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90247" calcext:value-type="float">
            <text:p>0.90247</text:p>
          </table:table-cell>
          <table:table-cell office:value-type="float" office:value="0.09753" calcext:value-type="float">
            <text:p>0.09753</text:p>
          </table:table-cell>
          <table:table-cell office:value-type="float" office:value="1" calcext:value-type="float">
            <text:p>1</text:p>
          </table:table-cell>
          <table:table-cell office:value-type="float" office:value="0.441656" calcext:value-type="float">
            <text:p>0.441656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896456" calcext:value-type="float">
            <text:p>0.896456</text:p>
          </table:table-cell>
          <table:table-cell office:value-type="float" office:value="0.103544" calcext:value-type="float">
            <text:p>0.103544</text:p>
          </table:table-cell>
          <table:table-cell office:value-type="float" office:value="1" calcext:value-type="float">
            <text:p>1</text:p>
          </table:table-cell>
          <table:table-cell office:value-type="float" office:value="0.455069" calcext:value-type="float">
            <text:p>0.45506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890284" calcext:value-type="float">
            <text:p>0.890284</text:p>
          </table:table-cell>
          <table:table-cell office:value-type="float" office:value="0.109716" calcext:value-type="float">
            <text:p>0.109716</text:p>
          </table:table-cell>
          <table:table-cell office:value-type="float" office:value="1" calcext:value-type="float">
            <text:p>1</text:p>
          </table:table-cell>
          <table:table-cell office:value-type="float" office:value="0.468436" calcext:value-type="float">
            <text:p>0.468436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883956" calcext:value-type="float">
            <text:p>0.883956</text:p>
          </table:table-cell>
          <table:table-cell office:value-type="float" office:value="0.116044" calcext:value-type="float">
            <text:p>0.116044</text:p>
          </table:table-cell>
          <table:table-cell office:value-type="float" office:value="1" calcext:value-type="float">
            <text:p>1</text:p>
          </table:table-cell>
          <table:table-cell office:value-type="float" office:value="0.481756" calcext:value-type="float">
            <text:p>0.48175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877474" calcext:value-type="float">
            <text:p>0.877474</text:p>
          </table:table-cell>
          <table:table-cell office:value-type="float" office:value="0.122526" calcext:value-type="float">
            <text:p>0.122526</text:p>
          </table:table-cell>
          <table:table-cell office:value-type="float" office:value="1" calcext:value-type="float">
            <text:p>1</text:p>
          </table:table-cell>
          <table:table-cell office:value-type="float" office:value="0.495028" calcext:value-type="float">
            <text:p>0.495028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870841" calcext:value-type="float">
            <text:p>0.870841</text:p>
          </table:table-cell>
          <table:table-cell office:value-type="float" office:value="0.129159" calcext:value-type="float">
            <text:p>0.129159</text:p>
          </table:table-cell>
          <table:table-cell office:value-type="float" office:value="1" calcext:value-type="float">
            <text:p>1</text:p>
          </table:table-cell>
          <table:table-cell office:value-type="float" office:value="0.50825" calcext:value-type="float">
            <text:p>0.50825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86406" calcext:value-type="float">
            <text:p>0.86406</text:p>
          </table:table-cell>
          <table:table-cell office:value-type="float" office:value="0.13594" calcext:value-type="float">
            <text:p>0.13594</text:p>
          </table:table-cell>
          <table:table-cell office:value-type="float" office:value="1" calcext:value-type="float">
            <text:p>1</text:p>
          </table:table-cell>
          <table:table-cell office:value-type="float" office:value="0.521422" calcext:value-type="float">
            <text:p>0.52142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857133" calcext:value-type="float">
            <text:p>0.857133</text:p>
          </table:table-cell>
          <table:table-cell office:value-type="float" office:value="0.142867" calcext:value-type="float">
            <text:p>0.142867</text:p>
          </table:table-cell>
          <table:table-cell office:value-type="float" office:value="1" calcext:value-type="float">
            <text:p>1</text:p>
          </table:table-cell>
          <table:table-cell office:value-type="float" office:value="0.534541" calcext:value-type="float">
            <text:p>0.534541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850063" calcext:value-type="float">
            <text:p>0.850063</text:p>
          </table:table-cell>
          <table:table-cell office:value-type="float" office:value="0.149937" calcext:value-type="float">
            <text:p>0.149937</text:p>
          </table:table-cell>
          <table:table-cell office:value-type="float" office:value="1" calcext:value-type="float">
            <text:p>1</text:p>
          </table:table-cell>
          <table:table-cell office:value-type="float" office:value="0.547607" calcext:value-type="float">
            <text:p>0.547607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842853" calcext:value-type="float">
            <text:p>0.842853</text:p>
          </table:table-cell>
          <table:table-cell office:value-type="float" office:value="0.157147" calcext:value-type="float">
            <text:p>0.157147</text:p>
          </table:table-cell>
          <table:table-cell office:value-type="float" office:value="1" calcext:value-type="float">
            <text:p>1</text:p>
          </table:table-cell>
          <table:table-cell office:value-type="float" office:value="0.560619" calcext:value-type="float">
            <text:p>0.560619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835507" calcext:value-type="float">
            <text:p>0.835507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1" calcext:value-type="float">
            <text:p>1</text:p>
          </table:table-cell>
          <table:table-cell office:value-type="float" office:value="0.573574" calcext:value-type="float">
            <text:p>0.57357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828025" calcext:value-type="float">
            <text:p>0.828025</text:p>
          </table:table-cell>
          <table:table-cell office:value-type="float" office:value="0.171975" calcext:value-type="float">
            <text:p>0.171975</text:p>
          </table:table-cell>
          <table:table-cell office:value-type="float" office:value="1" calcext:value-type="float">
            <text:p>1</text:p>
          </table:table-cell>
          <table:table-cell office:value-type="float" office:value="0.586472" calcext:value-type="float">
            <text:p>0.586472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820413" calcext:value-type="float">
            <text:p>0.820413</text:p>
          </table:table-cell>
          <table:table-cell office:value-type="float" office:value="0.179587" calcext:value-type="float">
            <text:p>0.179587</text:p>
          </table:table-cell>
          <table:table-cell office:value-type="float" office:value="1" calcext:value-type="float">
            <text:p>1</text:p>
          </table:table-cell>
          <table:table-cell office:value-type="float" office:value="0.599311" calcext:value-type="float">
            <text:p>0.59931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812673" calcext:value-type="float">
            <text:p>0.812673</text:p>
          </table:table-cell>
          <table:table-cell office:value-type="float" office:value="0.187327" calcext:value-type="float">
            <text:p>0.187327</text:p>
          </table:table-cell>
          <table:table-cell office:value-type="float" office:value="1" calcext:value-type="float">
            <text:p>1</text:p>
          </table:table-cell>
          <table:table-cell office:value-type="float" office:value="0.61209" calcext:value-type="float">
            <text:p>0.61209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804807" calcext:value-type="float">
            <text:p>0.804807</text:p>
          </table:table-cell>
          <table:table-cell office:value-type="float" office:value="0.195193" calcext:value-type="float">
            <text:p>0.195193</text:p>
          </table:table-cell>
          <table:table-cell office:value-type="float" office:value="1" calcext:value-type="float">
            <text:p>1</text:p>
          </table:table-cell>
          <table:table-cell office:value-type="float" office:value="0.624808" calcext:value-type="float">
            <text:p>0.62480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79682" calcext:value-type="float">
            <text:p>0.79682</text:p>
          </table:table-cell>
          <table:table-cell office:value-type="float" office:value="0.20318" calcext:value-type="float">
            <text:p>0.20318</text:p>
          </table:table-cell>
          <table:table-cell office:value-type="float" office:value="1" calcext:value-type="float">
            <text:p>1</text:p>
          </table:table-cell>
          <table:table-cell office:value-type="float" office:value="0.637464" calcext:value-type="float">
            <text:p>0.63746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788714" calcext:value-type="float">
            <text:p>0.788714</text:p>
          </table:table-cell>
          <table:table-cell office:value-type="float" office:value="0.211286" calcext:value-type="float">
            <text:p>0.211286</text:p>
          </table:table-cell>
          <table:table-cell office:value-type="float" office:value="1" calcext:value-type="float">
            <text:p>1</text:p>
          </table:table-cell>
          <table:table-cell office:value-type="float" office:value="0.650056" calcext:value-type="float">
            <text:p>0.65005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0492" calcext:value-type="float">
            <text:p>0.780492</text:p>
          </table:table-cell>
          <table:table-cell office:value-type="float" office:value="0.219508" calcext:value-type="float">
            <text:p>0.219508</text:p>
          </table:table-cell>
          <table:table-cell office:value-type="float" office:value="1" calcext:value-type="float">
            <text:p>1</text:p>
          </table:table-cell>
          <table:table-cell office:value-type="float" office:value="0.662583" calcext:value-type="float">
            <text:p>0.662583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772158" calcext:value-type="float">
            <text:p>0.772158</text:p>
          </table:table-cell>
          <table:table-cell office:value-type="float" office:value="0.227842" calcext:value-type="float">
            <text:p>0.227842</text:p>
          </table:table-cell>
          <table:table-cell office:value-type="float" office:value="1" calcext:value-type="float">
            <text:p>1</text:p>
          </table:table-cell>
          <table:table-cell office:value-type="float" office:value="0.675043" calcext:value-type="float">
            <text:p>0.675043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763716" calcext:value-type="float">
            <text:p>0.763716</text:p>
          </table:table-cell>
          <table:table-cell office:value-type="float" office:value="0.236284" calcext:value-type="float">
            <text:p>0.236284</text:p>
          </table:table-cell>
          <table:table-cell office:value-type="float" office:value="1" calcext:value-type="float">
            <text:p>1</text:p>
          </table:table-cell>
          <table:table-cell office:value-type="float" office:value="0.687436" calcext:value-type="float">
            <text:p>0.687436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755167" calcext:value-type="float">
            <text:p>0.755167</text:p>
          </table:table-cell>
          <table:table-cell office:value-type="float" office:value="0.244833" calcext:value-type="float">
            <text:p>0.244833</text:p>
          </table:table-cell>
          <table:table-cell office:value-type="float" office:value="1" calcext:value-type="float">
            <text:p>1</text:p>
          </table:table-cell>
          <table:table-cell office:value-type="float" office:value="0.699761" calcext:value-type="float">
            <text:p>0.69976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746517" calcext:value-type="float">
            <text:p>0.746517</text:p>
          </table:table-cell>
          <table:table-cell office:value-type="float" office:value="0.253483" calcext:value-type="float">
            <text:p>0.253483</text:p>
          </table:table-cell>
          <table:table-cell office:value-type="float" office:value="1" calcext:value-type="float">
            <text:p>1</text:p>
          </table:table-cell>
          <table:table-cell office:value-type="float" office:value="0.712015" calcext:value-type="float">
            <text:p>0.71201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737768" calcext:value-type="float">
            <text:p>0.737768</text:p>
          </table:table-cell>
          <table:table-cell office:value-type="float" office:value="0.262232" calcext:value-type="float">
            <text:p>0.262232</text:p>
          </table:table-cell>
          <table:table-cell office:value-type="float" office:value="1" calcext:value-type="float">
            <text:p>1</text:p>
          </table:table-cell>
          <table:table-cell office:value-type="float" office:value="0.724198" calcext:value-type="float">
            <text:p>0.724198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728925" calcext:value-type="float">
            <text:p>0.728925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1" calcext:value-type="float">
            <text:p>1</text:p>
          </table:table-cell>
          <table:table-cell office:value-type="float" office:value="0.736309" calcext:value-type="float">
            <text:p>0.736309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719989" calcext:value-type="float">
            <text:p>0.719989</text:p>
          </table:table-cell>
          <table:table-cell office:value-type="float" office:value="0.280011" calcext:value-type="float">
            <text:p>0.280011</text:p>
          </table:table-cell>
          <table:table-cell office:value-type="float" office:value="1" calcext:value-type="float">
            <text:p>1</text:p>
          </table:table-cell>
          <table:table-cell office:value-type="float" office:value="0.748346" calcext:value-type="float">
            <text:p>0.748346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710966" calcext:value-type="float">
            <text:p>0.710966</text:p>
          </table:table-cell>
          <table:table-cell office:value-type="float" office:value="0.289034" calcext:value-type="float">
            <text:p>0.289034</text:p>
          </table:table-cell>
          <table:table-cell office:value-type="float" office:value="1" calcext:value-type="float">
            <text:p>1</text:p>
          </table:table-cell>
          <table:table-cell office:value-type="float" office:value="0.760308" calcext:value-type="float">
            <text:p>0.760308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701858" calcext:value-type="float">
            <text:p>0.701858</text:p>
          </table:table-cell>
          <table:table-cell office:value-type="float" office:value="0.298142" calcext:value-type="float">
            <text:p>0.298142</text:p>
          </table:table-cell>
          <table:table-cell office:value-type="float" office:value="1" calcext:value-type="float">
            <text:p>1</text:p>
          </table:table-cell>
          <table:table-cell office:value-type="float" office:value="0.772195" calcext:value-type="float">
            <text:p>0.77219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692669" calcext:value-type="float">
            <text:p>0.692669</text:p>
          </table:table-cell>
          <table:table-cell office:value-type="float" office:value="0.307331" calcext:value-type="float">
            <text:p>0.307331</text:p>
          </table:table-cell>
          <table:table-cell office:value-type="float" office:value="1" calcext:value-type="float">
            <text:p>1</text:p>
          </table:table-cell>
          <table:table-cell office:value-type="float" office:value="0.784004" calcext:value-type="float">
            <text:p>0.78400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683403" calcext:value-type="float">
            <text:p>0.683403</text:p>
          </table:table-cell>
          <table:table-cell office:value-type="float" office:value="0.316597" calcext:value-type="float">
            <text:p>0.316597</text:p>
          </table:table-cell>
          <table:table-cell office:value-type="float" office:value="1" calcext:value-type="float">
            <text:p>1</text:p>
          </table:table-cell>
          <table:table-cell office:value-type="float" office:value="0.795734" calcext:value-type="float">
            <text:p>0.79573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674064" calcext:value-type="float">
            <text:p>0.674064</text:p>
          </table:table-cell>
          <table:table-cell office:value-type="float" office:value="0.325936" calcext:value-type="float">
            <text:p>0.325936</text:p>
          </table:table-cell>
          <table:table-cell office:value-type="float" office:value="1" calcext:value-type="float">
            <text:p>1</text:p>
          </table:table-cell>
          <table:table-cell office:value-type="float" office:value="0.807385" calcext:value-type="float">
            <text:p>0.807385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664656" calcext:value-type="float">
            <text:p>0.664656</text:p>
          </table:table-cell>
          <table:table-cell office:value-type="float" office:value="0.335344" calcext:value-type="float">
            <text:p>0.335344</text:p>
          </table:table-cell>
          <table:table-cell office:value-type="float" office:value="1" calcext:value-type="float">
            <text:p>1</text:p>
          </table:table-cell>
          <table:table-cell office:value-type="float" office:value="0.818956" calcext:value-type="float">
            <text:p>0.818956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655181" calcext:value-type="float">
            <text:p>0.655181</text:p>
          </table:table-cell>
          <table:table-cell office:value-type="float" office:value="0.344819" calcext:value-type="float">
            <text:p>0.344819</text:p>
          </table:table-cell>
          <table:table-cell office:value-type="float" office:value="1" calcext:value-type="float">
            <text:p>1</text:p>
          </table:table-cell>
          <table:table-cell office:value-type="float" office:value="0.830444" calcext:value-type="float">
            <text:p>0.83044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645645" calcext:value-type="float">
            <text:p>0.645645</text:p>
          </table:table-cell>
          <table:table-cell office:value-type="float" office:value="0.354355" calcext:value-type="float">
            <text:p>0.354355</text:p>
          </table:table-cell>
          <table:table-cell office:value-type="float" office:value="1" calcext:value-type="float">
            <text:p>1</text:p>
          </table:table-cell>
          <table:table-cell office:value-type="float" office:value="0.84185" calcext:value-type="float">
            <text:p>0.8418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63605" calcext:value-type="float">
            <text:p>0.63605</text:p>
          </table:table-cell>
          <table:table-cell office:value-type="float" office:value="0.36395" calcext:value-type="float">
            <text:p>0.36395</text:p>
          </table:table-cell>
          <table:table-cell office:value-type="float" office:value="1" calcext:value-type="float">
            <text:p>1</text:p>
          </table:table-cell>
          <table:table-cell office:value-type="float" office:value="0.853171" calcext:value-type="float">
            <text:p>0.853171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626401" calcext:value-type="float">
            <text:p>0.626401</text:p>
          </table:table-cell>
          <table:table-cell office:value-type="float" office:value="0.373599" calcext:value-type="float">
            <text:p>0.373599</text:p>
          </table:table-cell>
          <table:table-cell office:value-type="float" office:value="1" calcext:value-type="float">
            <text:p>1</text:p>
          </table:table-cell>
          <table:table-cell office:value-type="float" office:value="0.864407" calcext:value-type="float">
            <text:p>0.864407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616701" calcext:value-type="float">
            <text:p>0.616701</text:p>
          </table:table-cell>
          <table:table-cell office:value-type="float" office:value="0.383299" calcext:value-type="float">
            <text:p>0.383299</text:p>
          </table:table-cell>
          <table:table-cell office:value-type="float" office:value="1" calcext:value-type="float">
            <text:p>1</text:p>
          </table:table-cell>
          <table:table-cell office:value-type="float" office:value="0.875556" calcext:value-type="float">
            <text:p>0.875556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606954" calcext:value-type="float">
            <text:p>0.606954</text:p>
          </table:table-cell>
          <table:table-cell office:value-type="float" office:value="0.393046" calcext:value-type="float">
            <text:p>0.393046</text:p>
          </table:table-cell>
          <table:table-cell office:value-type="float" office:value="1" calcext:value-type="float">
            <text:p>1</text:p>
          </table:table-cell>
          <table:table-cell office:value-type="float" office:value="0.886618" calcext:value-type="float">
            <text:p>0.88661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97165" calcext:value-type="float">
            <text:p>0.597165</text:p>
          </table:table-cell>
          <table:table-cell office:value-type="float" office:value="0.402835" calcext:value-type="float">
            <text:p>0.402835</text:p>
          </table:table-cell>
          <table:table-cell office:value-type="float" office:value="1" calcext:value-type="float">
            <text:p>1</text:p>
          </table:table-cell>
          <table:table-cell office:value-type="float" office:value="0.897591" calcext:value-type="float">
            <text:p>0.897591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587337" calcext:value-type="float">
            <text:p>0.587337</text:p>
          </table:table-cell>
          <table:table-cell office:value-type="float" office:value="0.412663" calcext:value-type="float">
            <text:p>0.412663</text:p>
          </table:table-cell>
          <table:table-cell office:value-type="float" office:value="1" calcext:value-type="float">
            <text:p>1</text:p>
          </table:table-cell>
          <table:table-cell office:value-type="float" office:value="0.908475" calcext:value-type="float">
            <text:p>0.908475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577474" calcext:value-type="float">
            <text:p>0.577474</text:p>
          </table:table-cell>
          <table:table-cell office:value-type="float" office:value="0.422526" calcext:value-type="float">
            <text:p>0.422526</text:p>
          </table:table-cell>
          <table:table-cell office:value-type="float" office:value="1" calcext:value-type="float">
            <text:p>1</text:p>
          </table:table-cell>
          <table:table-cell office:value-type="float" office:value="0.919267" calcext:value-type="float">
            <text:p>0.919267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56758" calcext:value-type="float">
            <text:p>0.56758</text:p>
          </table:table-cell>
          <table:table-cell office:value-type="float" office:value="0.43242" calcext:value-type="float">
            <text:p>0.43242</text:p>
          </table:table-cell>
          <table:table-cell office:value-type="float" office:value="1" calcext:value-type="float">
            <text:p>1</text:p>
          </table:table-cell>
          <table:table-cell office:value-type="float" office:value="0.929968" calcext:value-type="float">
            <text:p>0.92996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557659" calcext:value-type="float">
            <text:p>0.557659</text:p>
          </table:table-cell>
          <table:table-cell office:value-type="float" office:value="0.442341" calcext:value-type="float">
            <text:p>0.442341</text:p>
          </table:table-cell>
          <table:table-cell office:value-type="float" office:value="1" calcext:value-type="float">
            <text:p>1</text:p>
          </table:table-cell>
          <table:table-cell office:value-type="float" office:value="0.940576" calcext:value-type="float">
            <text:p>0.94057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547714" calcext:value-type="float">
            <text:p>0.547714</text:p>
          </table:table-cell>
          <table:table-cell office:value-type="float" office:value="0.452286" calcext:value-type="float">
            <text:p>0.452286</text:p>
          </table:table-cell>
          <table:table-cell office:value-type="float" office:value="1" calcext:value-type="float">
            <text:p>1</text:p>
          </table:table-cell>
          <table:table-cell office:value-type="float" office:value="0.951089" calcext:value-type="float">
            <text:p>0.951089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537751" calcext:value-type="float">
            <text:p>0.537751</text:p>
          </table:table-cell>
          <table:table-cell office:value-type="float" office:value="0.462249" calcext:value-type="float">
            <text:p>0.462249</text:p>
          </table:table-cell>
          <table:table-cell office:value-type="float" office:value="1" calcext:value-type="float">
            <text:p>1</text:p>
          </table:table-cell>
          <table:table-cell office:value-type="float" office:value="0.961508" calcext:value-type="float">
            <text:p>0.96150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527773" calcext:value-type="float">
            <text:p>0.527773</text:p>
          </table:table-cell>
          <table:table-cell office:value-type="float" office:value="0.472227" calcext:value-type="float">
            <text:p>0.472227</text:p>
          </table:table-cell>
          <table:table-cell office:value-type="float" office:value="1" calcext:value-type="float">
            <text:p>1</text:p>
          </table:table-cell>
          <table:table-cell office:value-type="float" office:value="0.97183" calcext:value-type="float">
            <text:p>0.97183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517783" calcext:value-type="float">
            <text:p>0.517783</text:p>
          </table:table-cell>
          <table:table-cell office:value-type="float" office:value="0.482217" calcext:value-type="float">
            <text:p>0.482217</text:p>
          </table:table-cell>
          <table:table-cell office:value-type="float" office:value="1" calcext:value-type="float">
            <text:p>1</text:p>
          </table:table-cell>
          <table:table-cell office:value-type="float" office:value="0.982056" calcext:value-type="float">
            <text:p>0.982056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507787" calcext:value-type="float">
            <text:p>0.507787</text:p>
          </table:table-cell>
          <table:table-cell office:value-type="float" office:value="0.492213" calcext:value-type="float">
            <text:p>0.492213</text:p>
          </table:table-cell>
          <table:table-cell office:value-type="float" office:value="1" calcext:value-type="float">
            <text:p>1</text:p>
          </table:table-cell>
          <table:table-cell office:value-type="float" office:value="0.992183" calcext:value-type="float">
            <text:p>0.99218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97787" calcext:value-type="float">
            <text:p>0.497787</text:p>
          </table:table-cell>
          <table:table-cell office:value-type="float" office:value="0.502213" calcext:value-type="float">
            <text:p>0.502213</text:p>
          </table:table-cell>
          <table:table-cell office:value-type="float" office:value="1" calcext:value-type="float">
            <text:p>1</text:p>
          </table:table-cell>
          <table:table-cell office:value-type="float" office:value="1.00221" calcext:value-type="float">
            <text:p>1.00221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487788" calcext:value-type="float">
            <text:p>0.487788</text:p>
          </table:table-cell>
          <table:table-cell office:value-type="float" office:value="0.512212" calcext:value-type="float">
            <text:p>0.512212</text:p>
          </table:table-cell>
          <table:table-cell office:value-type="float" office:value="1" calcext:value-type="float">
            <text:p>1</text:p>
          </table:table-cell>
          <table:table-cell office:value-type="float" office:value="1.01214" calcext:value-type="float">
            <text:p>1.0121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477794" calcext:value-type="float">
            <text:p>0.477794</text:p>
          </table:table-cell>
          <table:table-cell office:value-type="float" office:value="0.522206" calcext:value-type="float">
            <text:p>0.522206</text:p>
          </table:table-cell>
          <table:table-cell office:value-type="float" office:value="1" calcext:value-type="float">
            <text:p>1</text:p>
          </table:table-cell>
          <table:table-cell office:value-type="float" office:value="1.02196" calcext:value-type="float">
            <text:p>1.02196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467809" calcext:value-type="float">
            <text:p>0.467809</text:p>
          </table:table-cell>
          <table:table-cell office:value-type="float" office:value="0.532191" calcext:value-type="float">
            <text:p>0.532191</text:p>
          </table:table-cell>
          <table:table-cell office:value-type="float" office:value="1" calcext:value-type="float">
            <text:p>1</text:p>
          </table:table-cell>
          <table:table-cell office:value-type="float" office:value="1.03169" calcext:value-type="float">
            <text:p>1.03169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457837" calcext:value-type="float">
            <text:p>0.457837</text:p>
          </table:table-cell>
          <table:table-cell office:value-type="float" office:value="0.542163" calcext:value-type="float">
            <text:p>0.542163</text:p>
          </table:table-cell>
          <table:table-cell office:value-type="float" office:value="1" calcext:value-type="float">
            <text:p>1</text:p>
          </table:table-cell>
          <table:table-cell office:value-type="float" office:value="1.04131" calcext:value-type="float">
            <text:p>1.0413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47882" calcext:value-type="float">
            <text:p>0.447882</text:p>
          </table:table-cell>
          <table:table-cell office:value-type="float" office:value="0.552118" calcext:value-type="float">
            <text:p>0.552118</text:p>
          </table:table-cell>
          <table:table-cell office:value-type="float" office:value="1" calcext:value-type="float">
            <text:p>1</text:p>
          </table:table-cell>
          <table:table-cell office:value-type="float" office:value="1.05083" calcext:value-type="float">
            <text:p>1.0508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437948" calcext:value-type="float">
            <text:p>0.437948</text:p>
          </table:table-cell>
          <table:table-cell office:value-type="float" office:value="0.562052" calcext:value-type="float">
            <text:p>0.562052</text:p>
          </table:table-cell>
          <table:table-cell office:value-type="float" office:value="1" calcext:value-type="float">
            <text:p>1</text:p>
          </table:table-cell>
          <table:table-cell office:value-type="float" office:value="1.06024" calcext:value-type="float">
            <text:p>1.06024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428038" calcext:value-type="float">
            <text:p>0.428038</text:p>
          </table:table-cell>
          <table:table-cell office:value-type="float" office:value="0.571962" calcext:value-type="float">
            <text:p>0.571962</text:p>
          </table:table-cell>
          <table:table-cell office:value-type="float" office:value="1" calcext:value-type="float">
            <text:p>1</text:p>
          </table:table-cell>
          <table:table-cell office:value-type="float" office:value="1.06954" calcext:value-type="float">
            <text:p>1.0695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418157" calcext:value-type="float">
            <text:p>0.418157</text:p>
          </table:table-cell>
          <table:table-cell office:value-type="float" office:value="0.581843" calcext:value-type="float">
            <text:p>0.581843</text:p>
          </table:table-cell>
          <table:table-cell office:value-type="float" office:value="1" calcext:value-type="float">
            <text:p>1</text:p>
          </table:table-cell>
          <table:table-cell office:value-type="float" office:value="1.07874" calcext:value-type="float">
            <text:p>1.07874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0.408309" calcext:value-type="float">
            <text:p>0.408309</text:p>
          </table:table-cell>
          <table:table-cell office:value-type="float" office:value="0.591691" calcext:value-type="float">
            <text:p>0.591691</text:p>
          </table:table-cell>
          <table:table-cell office:value-type="float" office:value="1" calcext:value-type="float">
            <text:p>1</text:p>
          </table:table-cell>
          <table:table-cell office:value-type="float" office:value="1.08783" calcext:value-type="float">
            <text:p>1.0878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98498" calcext:value-type="float">
            <text:p>0.398498</text:p>
          </table:table-cell>
          <table:table-cell office:value-type="float" office:value="0.601502" calcext:value-type="float">
            <text:p>0.601502</text:p>
          </table:table-cell>
          <table:table-cell office:value-type="float" office:value="1" calcext:value-type="float">
            <text:p>1</text:p>
          </table:table-cell>
          <table:table-cell office:value-type="float" office:value="1.09682" calcext:value-type="float">
            <text:p>1.0968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388727" calcext:value-type="float">
            <text:p>0.388727</text:p>
          </table:table-cell>
          <table:table-cell office:value-type="float" office:value="0.611273" calcext:value-type="float">
            <text:p>0.611273</text:p>
          </table:table-cell>
          <table:table-cell office:value-type="float" office:value="1" calcext:value-type="float">
            <text:p>1</text:p>
          </table:table-cell>
          <table:table-cell office:value-type="float" office:value="1.10569" calcext:value-type="float">
            <text:p>1.10569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79" calcext:value-type="float">
            <text:p>0.379</text:p>
          </table:table-cell>
          <table:table-cell office:value-type="float" office:value="0.621" calcext:value-type="float">
            <text:p>0.621</text:p>
          </table:table-cell>
          <table:table-cell office:value-type="float" office:value="1" calcext:value-type="float">
            <text:p>1</text:p>
          </table:table-cell>
          <table:table-cell office:value-type="float" office:value="1.11445" calcext:value-type="float">
            <text:p>1.11445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369323" calcext:value-type="float">
            <text:p>0.369323</text:p>
          </table:table-cell>
          <table:table-cell office:value-type="float" office:value="0.630677" calcext:value-type="float">
            <text:p>0.630677</text:p>
          </table:table-cell>
          <table:table-cell office:value-type="float" office:value="1" calcext:value-type="float">
            <text:p>1</text:p>
          </table:table-cell>
          <table:table-cell office:value-type="float" office:value="1.1231" calcext:value-type="float">
            <text:p>1.123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359697" calcext:value-type="float">
            <text:p>0.359697</text:p>
          </table:table-cell>
          <table:table-cell office:value-type="float" office:value="0.640303" calcext:value-type="float">
            <text:p>0.640303</text:p>
          </table:table-cell>
          <table:table-cell office:value-type="float" office:value="1" calcext:value-type="float">
            <text:p>1</text:p>
          </table:table-cell>
          <table:table-cell office:value-type="float" office:value="1.13164" calcext:value-type="float">
            <text:p>1.13164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350127" calcext:value-type="float">
            <text:p>0.350127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1" calcext:value-type="float">
            <text:p>1</text:p>
          </table:table-cell>
          <table:table-cell office:value-type="float" office:value="1.14006" calcext:value-type="float">
            <text:p>1.14006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340618" calcext:value-type="float">
            <text:p>0.340618</text:p>
          </table:table-cell>
          <table:table-cell office:value-type="float" office:value="0.659382" calcext:value-type="float">
            <text:p>0.659382</text:p>
          </table:table-cell>
          <table:table-cell office:value-type="float" office:value="1" calcext:value-type="float">
            <text:p>1</text:p>
          </table:table-cell>
          <table:table-cell office:value-type="float" office:value="1.14837" calcext:value-type="float">
            <text:p>1.14837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331172" calcext:value-type="float">
            <text:p>0.331172</text:p>
          </table:table-cell>
          <table:table-cell office:value-type="float" office:value="0.668828" calcext:value-type="float">
            <text:p>0.668828</text:p>
          </table:table-cell>
          <table:table-cell office:value-type="float" office:value="1" calcext:value-type="float">
            <text:p>1</text:p>
          </table:table-cell>
          <table:table-cell office:value-type="float" office:value="1.15657" calcext:value-type="float">
            <text:p>1.1565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321794" calcext:value-type="float">
            <text:p>0.321794</text:p>
          </table:table-cell>
          <table:table-cell office:value-type="float" office:value="0.678206" calcext:value-type="float">
            <text:p>0.678206</text:p>
          </table:table-cell>
          <table:table-cell office:value-type="float" office:value="1" calcext:value-type="float">
            <text:p>1</text:p>
          </table:table-cell>
          <table:table-cell office:value-type="float" office:value="1.16465" calcext:value-type="float">
            <text:p>1.16465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0.312487" calcext:value-type="float">
            <text:p>0.312487</text:p>
          </table:table-cell>
          <table:table-cell office:value-type="float" office:value="0.687513" calcext:value-type="float">
            <text:p>0.687513</text:p>
          </table:table-cell>
          <table:table-cell office:value-type="float" office:value="1" calcext:value-type="float">
            <text:p>1</text:p>
          </table:table-cell>
          <table:table-cell office:value-type="float" office:value="1.17262" calcext:value-type="float">
            <text:p>1.1726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03255" calcext:value-type="float">
            <text:p>0.303255</text:p>
          </table:table-cell>
          <table:table-cell office:value-type="float" office:value="0.696745" calcext:value-type="float">
            <text:p>0.696745</text:p>
          </table:table-cell>
          <table:table-cell office:value-type="float" office:value="1" calcext:value-type="float">
            <text:p>1</text:p>
          </table:table-cell>
          <table:table-cell office:value-type="float" office:value="1.18046" calcext:value-type="float">
            <text:p>1.18046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294101" calcext:value-type="float">
            <text:p>0.294101</text:p>
          </table:table-cell>
          <table:table-cell office:value-type="float" office:value="0.705899" calcext:value-type="float">
            <text:p>0.705899</text:p>
          </table:table-cell>
          <table:table-cell office:value-type="float" office:value="1" calcext:value-type="float">
            <text:p>1</text:p>
          </table:table-cell>
          <table:table-cell office:value-type="float" office:value="1.18819" calcext:value-type="float">
            <text:p>1.18819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0.71497" calcext:value-type="float">
            <text:p>0.71497</text:p>
          </table:table-cell>
          <table:table-cell office:value-type="float" office:value="1" calcext:value-type="float">
            <text:p>1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5.7301" calcext:value-type="float">
            <text:p>5.7301</text:p>
          </table:table-cell>
          <table:table-cell office:value-type="float" office:value="0.275956" calcext:value-type="float">
            <text:p>0.275956</text:p>
          </table:table-cell>
          <table:table-cell office:value-type="float" office:value="0.724044" calcext:value-type="float">
            <text:p>0.724044</text:p>
          </table:table-cell>
          <table:table-cell office:value-type="float" office:value="1" calcext:value-type="float">
            <text:p>1</text:p>
          </table:table-cell>
          <table:table-cell office:value-type="float" office:value="1.20337" calcext:value-type="float">
            <text:p>1.20337</text:p>
          </table:table-cell>
        </table:table-row>
        <table:table-row table:style-name="ro1">
          <table:table-cell office:value-type="float" office:value="5.7401" calcext:value-type="float">
            <text:p>5.7401</text:p>
          </table:table-cell>
          <table:table-cell office:value-type="float" office:value="0.267061" calcext:value-type="float">
            <text:p>0.267061</text:p>
          </table:table-cell>
          <table:table-cell office:value-type="float" office:value="0.732939" calcext:value-type="float">
            <text:p>0.732939</text:p>
          </table:table-cell>
          <table:table-cell office:value-type="float" office:value="1" calcext:value-type="float">
            <text:p>1</text:p>
          </table:table-cell>
          <table:table-cell office:value-type="float" office:value="1.21073" calcext:value-type="float">
            <text:p>1.21073</text:p>
          </table:table-cell>
        </table:table-row>
        <table:table-row table:style-name="ro1">
          <table:table-cell office:value-type="float" office:value="5.7501" calcext:value-type="float">
            <text:p>5.7501</text:p>
          </table:table-cell>
          <table:table-cell office:value-type="float" office:value="0.25826" calcext:value-type="float">
            <text:p>0.25826</text:p>
          </table:table-cell>
          <table:table-cell office:value-type="float" office:value="0.74174" calcext:value-type="float">
            <text:p>0.74174</text:p>
          </table:table-cell>
          <table:table-cell office:value-type="float" office:value="1" calcext:value-type="float">
            <text:p>1</text:p>
          </table:table-cell>
          <table:table-cell office:value-type="float" office:value="1.21798" calcext:value-type="float">
            <text:p>1.21798</text:p>
          </table:table-cell>
        </table:table-row>
        <table:table-row table:style-name="ro1">
          <table:table-cell office:value-type="float" office:value="5.7601" calcext:value-type="float">
            <text:p>5.7601</text:p>
          </table:table-cell>
          <table:table-cell office:value-type="float" office:value="0.249555" calcext:value-type="float">
            <text:p>0.249555</text:p>
          </table:table-cell>
          <table:table-cell office:value-type="float" office:value="0.750445" calcext:value-type="float">
            <text:p>0.750445</text:p>
          </table:table-cell>
          <table:table-cell office:value-type="float" office:value="1" calcext:value-type="float">
            <text:p>1</text:p>
          </table:table-cell>
          <table:table-cell office:value-type="float" office:value="1.22511" calcext:value-type="float">
            <text:p>1.22511</text:p>
          </table:table-cell>
        </table:table-row>
        <table:table-row table:style-name="ro1">
          <table:table-cell office:value-type="float" office:value="5.7701" calcext:value-type="float">
            <text:p>5.7701</text:p>
          </table:table-cell>
          <table:table-cell office:value-type="float" office:value="0.240951" calcext:value-type="float">
            <text:p>0.240951</text:p>
          </table:table-cell>
          <table:table-cell office:value-type="float" office:value="0.759049" calcext:value-type="float">
            <text:p>0.759049</text:p>
          </table:table-cell>
          <table:table-cell office:value-type="float" office:value="1" calcext:value-type="float">
            <text:p>1</text:p>
          </table:table-cell>
          <table:table-cell office:value-type="float" office:value="1.23211" calcext:value-type="float">
            <text:p>1.23211</text:p>
          </table:table-cell>
        </table:table-row>
        <table:table-row table:style-name="ro1">
          <table:table-cell office:value-type="float" office:value="5.7801" calcext:value-type="float">
            <text:p>5.7801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76755" calcext:value-type="float">
            <text:p>0.76755</text:p>
          </table:table-cell>
          <table:table-cell office:value-type="float" office:value="1" calcext:value-type="float">
            <text:p>1</text:p>
          </table:table-cell>
          <table:table-cell office:value-type="float" office:value="1.23899" calcext:value-type="float">
            <text:p>1.23899</text:p>
          </table:table-cell>
        </table:table-row>
        <table:table-row table:style-name="ro1">
          <table:table-cell office:value-type="float" office:value="5.7901" calcext:value-type="float">
            <text:p>5.7901</text:p>
          </table:table-cell>
          <table:table-cell office:value-type="float" office:value="0.224056" calcext:value-type="float">
            <text:p>0.224056</text:p>
          </table:table-cell>
          <table:table-cell office:value-type="float" office:value="0.775944" calcext:value-type="float">
            <text:p>0.775944</text:p>
          </table:table-cell>
          <table:table-cell office:value-type="float" office:value="1" calcext:value-type="float">
            <text:p>1</text:p>
          </table:table-cell>
          <table:table-cell office:value-type="float" office:value="1.24575" calcext:value-type="float">
            <text:p>1.24575</text:p>
          </table:table-cell>
        </table:table-row>
        <table:table-row table:style-name="ro1">
          <table:table-cell office:value-type="float" office:value="5.8001" calcext:value-type="float">
            <text:p>5.8001</text:p>
          </table:table-cell>
          <table:table-cell office:value-type="float" office:value="0.215773" calcext:value-type="float">
            <text:p>0.215773</text:p>
          </table:table-cell>
          <table:table-cell office:value-type="float" office:value="0.784227" calcext:value-type="float">
            <text:p>0.784227</text:p>
          </table:table-cell>
          <table:table-cell office:value-type="float" office:value="1" calcext:value-type="float">
            <text:p>1</text:p>
          </table:table-cell>
          <table:table-cell office:value-type="float" office:value="1.25238" calcext:value-type="float">
            <text:p>1.25238</text:p>
          </table:table-cell>
        </table:table-row>
        <table:table-row table:style-name="ro1">
          <table:table-cell office:value-type="float" office:value="5.8101" calcext:value-type="float">
            <text:p>5.8101</text:p>
          </table:table-cell>
          <table:table-cell office:value-type="float" office:value="0.207603" calcext:value-type="float">
            <text:p>0.207603</text:p>
          </table:table-cell>
          <table:table-cell office:value-type="float" office:value="0.792397" calcext:value-type="float">
            <text:p>0.792397</text:p>
          </table:table-cell>
          <table:table-cell office:value-type="float" office:value="1" calcext:value-type="float">
            <text:p>1</text:p>
          </table:table-cell>
          <table:table-cell office:value-type="float" office:value="1.25889" calcext:value-type="float">
            <text:p>1.25889</text:p>
          </table:table-cell>
        </table:table-row>
        <table:table-row table:style-name="ro1">
          <table:table-cell office:value-type="float" office:value="5.8201" calcext:value-type="float">
            <text:p>5.8201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0.80045" calcext:value-type="float">
            <text:p>0.80045</text:p>
          </table:table-cell>
          <table:table-cell office:value-type="float" office:value="1" calcext:value-type="float">
            <text:p>1</text:p>
          </table:table-cell>
          <table:table-cell office:value-type="float" office:value="1.26527" calcext:value-type="float">
            <text:p>1.26527</text:p>
          </table:table-cell>
        </table:table-row>
        <table:table-row table:style-name="ro1">
          <table:table-cell office:value-type="float" office:value="5.8301" calcext:value-type="float">
            <text:p>5.8301</text:p>
          </table:table-cell>
          <table:table-cell office:value-type="float" office:value="0.191618" calcext:value-type="float">
            <text:p>0.191618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1" calcext:value-type="float">
            <text:p>1</text:p>
          </table:table-cell>
          <table:table-cell office:value-type="float" office:value="1.27152" calcext:value-type="float">
            <text:p>1.27152</text:p>
          </table:table-cell>
        </table:table-row>
        <table:table-row table:style-name="ro1">
          <table:table-cell office:value-type="float" office:value="5.8401" calcext:value-type="float">
            <text:p>5.8401</text:p>
          </table:table-cell>
          <table:table-cell office:value-type="float" office:value="0.183808" calcext:value-type="float">
            <text:p>0.183808</text:p>
          </table:table-cell>
          <table:table-cell office:value-type="float" office:value="0.816192" calcext:value-type="float">
            <text:p>0.816192</text:p>
          </table:table-cell>
          <table:table-cell office:value-type="float" office:value="1" calcext:value-type="float">
            <text:p>1</text:p>
          </table:table-cell>
          <table:table-cell office:value-type="float" office:value="1.27765" calcext:value-type="float">
            <text:p>1.27765</text:p>
          </table:table-cell>
        </table:table-row>
        <table:table-row table:style-name="ro1">
          <table:table-cell office:value-type="float" office:value="5.8501" calcext:value-type="float">
            <text:p>5.8501</text:p>
          </table:table-cell>
          <table:table-cell office:value-type="float" office:value="0.176126" calcext:value-type="float">
            <text:p>0.176126</text:p>
          </table:table-cell>
          <table:table-cell office:value-type="float" office:value="0.823874" calcext:value-type="float">
            <text:p>0.823874</text:p>
          </table:table-cell>
          <table:table-cell office:value-type="float" office:value="1" calcext:value-type="float">
            <text:p>1</text:p>
          </table:table-cell>
          <table:table-cell office:value-type="float" office:value="1.28365" calcext:value-type="float">
            <text:p>1.28365</text:p>
          </table:table-cell>
        </table:table-row>
        <table:table-row table:style-name="ro1">
          <table:table-cell office:value-type="float" office:value="5.8601" calcext:value-type="float">
            <text:p>5.8601</text:p>
          </table:table-cell>
          <table:table-cell office:value-type="float" office:value="0.168572" calcext:value-type="float">
            <text:p>0.168572</text:p>
          </table:table-cell>
          <table:table-cell office:value-type="float" office:value="0.831428" calcext:value-type="float">
            <text:p>0.831428</text:p>
          </table:table-cell>
          <table:table-cell office:value-type="float" office:value="1" calcext:value-type="float">
            <text:p>1</text:p>
          </table:table-cell>
          <table:table-cell office:value-type="float" office:value="1.28952" calcext:value-type="float">
            <text:p>1.28952</text:p>
          </table:table-cell>
        </table:table-row>
        <table:table-row table:style-name="ro1">
          <table:table-cell office:value-type="float" office:value="5.8701" calcext:value-type="float">
            <text:p>5.8701</text:p>
          </table:table-cell>
          <table:table-cell office:value-type="float" office:value="0.161152" calcext:value-type="float">
            <text:p>0.161152</text:p>
          </table:table-cell>
          <table:table-cell office:value-type="float" office:value="0.838848" calcext:value-type="float">
            <text:p>0.838848</text:p>
          </table:table-cell>
          <table:table-cell office:value-type="float" office:value="1" calcext:value-type="float">
            <text:p>1</text:p>
          </table:table-cell>
          <table:table-cell office:value-type="float" office:value="1.29526" calcext:value-type="float">
            <text:p>1.29526</text:p>
          </table:table-cell>
        </table:table-row>
        <table:table-row table:style-name="ro1">
          <table:table-cell office:value-type="float" office:value="5.8801" calcext:value-type="float">
            <text:p>5.8801</text:p>
          </table:table-cell>
          <table:table-cell office:value-type="float" office:value="0.153867" calcext:value-type="float">
            <text:p>0.153867</text:p>
          </table:table-cell>
          <table:table-cell office:value-type="float" office:value="0.846133" calcext:value-type="float">
            <text:p>0.846133</text:p>
          </table:table-cell>
          <table:table-cell office:value-type="float" office:value="1" calcext:value-type="float">
            <text:p>1</text:p>
          </table:table-cell>
          <table:table-cell office:value-type="float" office:value="1.30087" calcext:value-type="float">
            <text:p>1.30087</text:p>
          </table:table-cell>
        </table:table-row>
        <table:table-row table:style-name="ro1">
          <table:table-cell office:value-type="float" office:value="5.8901" calcext:value-type="float">
            <text:p>5.8901</text:p>
          </table:table-cell>
          <table:table-cell office:value-type="float" office:value="0.14672" calcext:value-type="float">
            <text:p>0.14672</text:p>
          </table:table-cell>
          <table:table-cell office:value-type="float" office:value="0.85328" calcext:value-type="float">
            <text:p>0.85328</text:p>
          </table:table-cell>
          <table:table-cell office:value-type="float" office:value="1" calcext:value-type="float">
            <text:p>1</text:p>
          </table:table-cell>
          <table:table-cell office:value-type="float" office:value="1.30635" calcext:value-type="float">
            <text:p>1.30635</text:p>
          </table:table-cell>
        </table:table-row>
        <table:table-row table:style-name="ro1">
          <table:table-cell office:value-type="float" office:value="5.9001" calcext:value-type="float">
            <text:p>5.9001</text:p>
          </table:table-cell>
          <table:table-cell office:value-type="float" office:value="0.139714" calcext:value-type="float">
            <text:p>0.139714</text:p>
          </table:table-cell>
          <table:table-cell office:value-type="float" office:value="0.860286" calcext:value-type="float">
            <text:p>0.860286</text:p>
          </table:table-cell>
          <table:table-cell office:value-type="float" office:value="1" calcext:value-type="float">
            <text:p>1</text:p>
          </table:table-cell>
          <table:table-cell office:value-type="float" office:value="1.31171" calcext:value-type="float">
            <text:p>1.31171</text:p>
          </table:table-cell>
        </table:table-row>
        <table:table-row table:style-name="ro1">
          <table:table-cell office:value-type="float" office:value="5.9101" calcext:value-type="float">
            <text:p>5.9101</text:p>
          </table:table-cell>
          <table:table-cell office:value-type="float" office:value="0.132853" calcext:value-type="float">
            <text:p>0.132853</text:p>
          </table:table-cell>
          <table:table-cell office:value-type="float" office:value="0.867147" calcext:value-type="float">
            <text:p>0.867147</text:p>
          </table:table-cell>
          <table:table-cell office:value-type="float" office:value="1" calcext:value-type="float">
            <text:p>1</text:p>
          </table:table-cell>
          <table:table-cell office:value-type="float" office:value="1.31693" calcext:value-type="float">
            <text:p>1.31693</text:p>
          </table:table-cell>
        </table:table-row>
        <table:table-row table:style-name="ro1">
          <table:table-cell office:value-type="float" office:value="5.9201" calcext:value-type="float">
            <text:p>5.9201</text:p>
          </table:table-cell>
          <table:table-cell office:value-type="float" office:value="0.126139" calcext:value-type="float">
            <text:p>0.126139</text:p>
          </table:table-cell>
          <table:table-cell office:value-type="float" office:value="0.873861" calcext:value-type="float">
            <text:p>0.873861</text:p>
          </table:table-cell>
          <table:table-cell office:value-type="float" office:value="1" calcext:value-type="float">
            <text:p>1</text:p>
          </table:table-cell>
          <table:table-cell office:value-type="float" office:value="1.32201" calcext:value-type="float">
            <text:p>1.32201</text:p>
          </table:table-cell>
        </table:table-row>
        <table:table-row table:style-name="ro1">
          <table:table-cell office:value-type="float" office:value="5.9301" calcext:value-type="float">
            <text:p>5.9301</text:p>
          </table:table-cell>
          <table:table-cell office:value-type="float" office:value="0.119574" calcext:value-type="float">
            <text:p>0.119574</text:p>
          </table:table-cell>
          <table:table-cell office:value-type="float" office:value="0.880426" calcext:value-type="float">
            <text:p>0.880426</text:p>
          </table:table-cell>
          <table:table-cell office:value-type="float" office:value="1" calcext:value-type="float">
            <text:p>1</text:p>
          </table:table-cell>
          <table:table-cell office:value-type="float" office:value="1.32697" calcext:value-type="float">
            <text:p>1.32697</text:p>
          </table:table-cell>
        </table:table-row>
        <table:table-row table:style-name="ro1">
          <table:table-cell office:value-type="float" office:value="5.9401" calcext:value-type="float">
            <text:p>5.9401</text:p>
          </table:table-cell>
          <table:table-cell office:value-type="float" office:value="0.113161" calcext:value-type="float">
            <text:p>0.113161</text:p>
          </table:table-cell>
          <table:table-cell office:value-type="float" office:value="0.886839" calcext:value-type="float">
            <text:p>0.886839</text:p>
          </table:table-cell>
          <table:table-cell office:value-type="float" office:value="1" calcext:value-type="float">
            <text:p>1</text:p>
          </table:table-cell>
          <table:table-cell office:value-type="float" office:value="1.33179" calcext:value-type="float">
            <text:p>1.33179</text:p>
          </table:table-cell>
        </table:table-row>
        <table:table-row table:style-name="ro1">
          <table:table-cell office:value-type="float" office:value="5.9501" calcext:value-type="float">
            <text:p>5.9501</text:p>
          </table:table-cell>
          <table:table-cell office:value-type="float" office:value="0.106903" calcext:value-type="float">
            <text:p>0.106903</text:p>
          </table:table-cell>
          <table:table-cell office:value-type="float" office:value="0.893097" calcext:value-type="float">
            <text:p>0.893097</text:p>
          </table:table-cell>
          <table:table-cell office:value-type="float" office:value="1" calcext:value-type="float">
            <text:p>1</text:p>
          </table:table-cell>
          <table:table-cell office:value-type="float" office:value="1.33649" calcext:value-type="float">
            <text:p>1.33649</text:p>
          </table:table-cell>
        </table:table-row>
        <table:table-row table:style-name="ro1">
          <table:table-cell office:value-type="float" office:value="5.9601" calcext:value-type="float">
            <text:p>5.960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899198" calcext:value-type="float">
            <text:p>0.899198</text:p>
          </table:table-cell>
          <table:table-cell office:value-type="float" office:value="1" calcext:value-type="float">
            <text:p>1</text:p>
          </table:table-cell>
          <table:table-cell office:value-type="float" office:value="1.34104" calcext:value-type="float">
            <text:p>1.34104</text:p>
          </table:table-cell>
        </table:table-row>
        <table:table-row table:style-name="ro1">
          <table:table-cell office:value-type="float" office:value="5.9701" calcext:value-type="float">
            <text:p>5.9701</text:p>
          </table:table-cell>
          <table:table-cell office:value-type="float" office:value="0.0948612" calcext:value-type="float">
            <text:p>0.0948612</text:p>
          </table:table-cell>
          <table:table-cell office:value-type="float" office:value="0.905139" calcext:value-type="float">
            <text:p>0.905139</text:p>
          </table:table-cell>
          <table:table-cell office:value-type="float" office:value="1" calcext:value-type="float">
            <text:p>1</text:p>
          </table:table-cell>
          <table:table-cell office:value-type="float" office:value="1.34547" calcext:value-type="float">
            <text:p>1.34547</text:p>
          </table:table-cell>
        </table:table-row>
        <table:table-row table:style-name="ro1">
          <table:table-cell office:value-type="float" office:value="5.9801" calcext:value-type="float">
            <text:p>5.9801</text:p>
          </table:table-cell>
          <table:table-cell office:value-type="float" office:value="0.0890821" calcext:value-type="float">
            <text:p>0.0890821</text:p>
          </table:table-cell>
          <table:table-cell office:value-type="float" office:value="0.910918" calcext:value-type="float">
            <text:p>0.910918</text:p>
          </table:table-cell>
          <table:table-cell office:value-type="float" office:value="1" calcext:value-type="float">
            <text:p>1</text:p>
          </table:table-cell>
          <table:table-cell office:value-type="float" office:value="1.34975" calcext:value-type="float">
            <text:p>1.34975</text:p>
          </table:table-cell>
        </table:table-row>
        <table:table-row table:style-name="ro1">
          <table:table-cell office:value-type="float" office:value="5.9901" calcext:value-type="float">
            <text:p>5.9901</text:p>
          </table:table-cell>
          <table:table-cell office:value-type="float" office:value="0.0834674" calcext:value-type="float">
            <text:p>0.0834674</text:p>
          </table:table-cell>
          <table:table-cell office:value-type="float" office:value="0.916533" calcext:value-type="float">
            <text:p>0.916533</text:p>
          </table:table-cell>
          <table:table-cell office:value-type="float" office:value="1" calcext:value-type="float">
            <text:p>1</text:p>
          </table:table-cell>
          <table:table-cell office:value-type="float" office:value="1.35391" calcext:value-type="float">
            <text:p>1.35391</text:p>
          </table:table-cell>
        </table:table-row>
        <table:table-row table:style-name="ro1">
          <table:table-cell office:value-type="float" office:value="6.0001" calcext:value-type="float">
            <text:p>6.0001</text:p>
          </table:table-cell>
          <table:table-cell office:value-type="float" office:value="0.0780194" calcext:value-type="float">
            <text:p>0.0780194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1" calcext:value-type="float">
            <text:p>1</text:p>
          </table:table-cell>
          <table:table-cell office:value-type="float" office:value="1.35793" calcext:value-type="float">
            <text:p>1.35793</text:p>
          </table:table-cell>
        </table:table-row>
        <table:table-row table:style-name="ro1">
          <table:table-cell office:value-type="float" office:value="6.0101" calcext:value-type="float">
            <text:p>6.0101</text:p>
          </table:table-cell>
          <table:table-cell office:value-type="float" office:value="0.0727401" calcext:value-type="float">
            <text:p>0.0727401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1" calcext:value-type="float">
            <text:p>1</text:p>
          </table:table-cell>
          <table:table-cell office:value-type="float" office:value="1.36181" calcext:value-type="float">
            <text:p>1.36181</text:p>
          </table:table-cell>
        </table:table-row>
        <table:table-row table:style-name="ro1">
          <table:table-cell office:value-type="float" office:value="6.0201" calcext:value-type="float">
            <text:p>6.0201</text:p>
          </table:table-cell>
          <table:table-cell office:value-type="float" office:value="0.0676317" calcext:value-type="float">
            <text:p>0.0676317</text:p>
          </table:table-cell>
          <table:table-cell office:value-type="float" office:value="0.932368" calcext:value-type="float">
            <text:p>0.932368</text:p>
          </table:table-cell>
          <table:table-cell office:value-type="float" office:value="1" calcext:value-type="float">
            <text:p>1</text:p>
          </table:table-cell>
          <table:table-cell office:value-type="float" office:value="1.36555" calcext:value-type="float">
            <text:p>1.36555</text:p>
          </table:table-cell>
        </table:table-row>
        <table:table-row table:style-name="ro1">
          <table:table-cell office:value-type="float" office:value="6.0301" calcext:value-type="float">
            <text:p>6.0301</text:p>
          </table:table-cell>
          <table:table-cell office:value-type="float" office:value="0.0626962" calcext:value-type="float">
            <text:p>0.0626962</text:p>
          </table:table-cell>
          <table:table-cell office:value-type="float" office:value="0.937304" calcext:value-type="float">
            <text:p>0.937304</text:p>
          </table:table-cell>
          <table:table-cell office:value-type="float" office:value="1" calcext:value-type="float">
            <text:p>1</text:p>
          </table:table-cell>
          <table:table-cell office:value-type="float" office:value="1.36916" calcext:value-type="float">
            <text:p>1.36916</text:p>
          </table:table-cell>
        </table:table-row>
        <table:table-row table:style-name="ro1">
          <table:table-cell office:value-type="float" office:value="6.0401" calcext:value-type="float">
            <text:p>6.0401</text:p>
          </table:table-cell>
          <table:table-cell office:value-type="float" office:value="0.0579357" calcext:value-type="float">
            <text:p>0.0579357</text:p>
          </table:table-cell>
          <table:table-cell office:value-type="float" office:value="0.942064" calcext:value-type="float">
            <text:p>0.942064</text:p>
          </table:table-cell>
          <table:table-cell office:value-type="float" office:value="1" calcext:value-type="float">
            <text:p>1</text:p>
          </table:table-cell>
          <table:table-cell office:value-type="float" office:value="1.37264" calcext:value-type="float">
            <text:p>1.37264</text:p>
          </table:table-cell>
        </table:table-row>
        <table:table-row table:style-name="ro1">
          <table:table-cell office:value-type="float" office:value="6.0501" calcext:value-type="float">
            <text:p>6.0501</text:p>
          </table:table-cell>
          <table:table-cell office:value-type="float" office:value="0.053352" calcext:value-type="float">
            <text:p>0.053352</text:p>
          </table:table-cell>
          <table:table-cell office:value-type="float" office:value="0.946648" calcext:value-type="float">
            <text:p>0.946648</text:p>
          </table:table-cell>
          <table:table-cell office:value-type="float" office:value="1" calcext:value-type="float">
            <text:p>1</text:p>
          </table:table-cell>
          <table:table-cell office:value-type="float" office:value="1.37597" calcext:value-type="float">
            <text:p>1.37597</text:p>
          </table:table-cell>
        </table:table-row>
        <table:table-row table:style-name="ro1">
          <table:table-cell office:value-type="float" office:value="6.0601" calcext:value-type="float">
            <text:p>6.0601</text:p>
          </table:table-cell>
          <table:table-cell office:value-type="float" office:value="0.0489469" calcext:value-type="float">
            <text:p>0.0489469</text:p>
          </table:table-cell>
          <table:table-cell office:value-type="float" office:value="0.951053" calcext:value-type="float">
            <text:p>0.951053</text:p>
          </table:table-cell>
          <table:table-cell office:value-type="float" office:value="1" calcext:value-type="float">
            <text:p>1</text:p>
          </table:table-cell>
          <table:table-cell office:value-type="float" office:value="1.37917" calcext:value-type="float">
            <text:p>1.37917</text:p>
          </table:table-cell>
        </table:table-row>
        <table:table-row table:style-name="ro1">
          <table:table-cell office:value-type="float" office:value="6.0701" calcext:value-type="float">
            <text:p>6.0701</text:p>
          </table:table-cell>
          <table:table-cell office:value-type="float" office:value="0.0447223" calcext:value-type="float">
            <text:p>0.0447223</text:p>
          </table:table-cell>
          <table:table-cell office:value-type="float" office:value="0.955278" calcext:value-type="float">
            <text:p>0.955278</text:p>
          </table:table-cell>
          <table:table-cell office:value-type="float" office:value="1" calcext:value-type="float">
            <text:p>1</text:p>
          </table:table-cell>
          <table:table-cell office:value-type="float" office:value="1.38223" calcext:value-type="float">
            <text:p>1.38223</text:p>
          </table:table-cell>
        </table:table-row>
        <table:table-row table:style-name="ro1">
          <table:table-cell office:value-type="float" office:value="6.0801" calcext:value-type="float">
            <text:p>6.0801</text:p>
          </table:table-cell>
          <table:table-cell office:value-type="float" office:value="0.0406797" calcext:value-type="float">
            <text:p>0.0406797</text:p>
          </table:table-cell>
          <table:table-cell office:value-type="float" office:value="0.95932" calcext:value-type="float">
            <text:p>0.95932</text:p>
          </table:table-cell>
          <table:table-cell office:value-type="float" office:value="1" calcext:value-type="float">
            <text:p>1</text:p>
          </table:table-cell>
          <table:table-cell office:value-type="float" office:value="1.38515" calcext:value-type="float">
            <text:p>1.38515</text:p>
          </table:table-cell>
        </table:table-row>
        <table:table-row table:style-name="ro1">
          <table:table-cell office:value-type="float" office:value="6.0901" calcext:value-type="float">
            <text:p>6.0901</text:p>
          </table:table-cell>
          <table:table-cell office:value-type="float" office:value="0.0368209" calcext:value-type="float">
            <text:p>0.0368209</text:p>
          </table:table-cell>
          <table:table-cell office:value-type="float" office:value="0.963179" calcext:value-type="float">
            <text:p>0.963179</text:p>
          </table:table-cell>
          <table:table-cell office:value-type="float" office:value="1" calcext:value-type="float">
            <text:p>1</text:p>
          </table:table-cell>
          <table:table-cell office:value-type="float" office:value="1.38793" calcext:value-type="float">
            <text:p>1.38793</text:p>
          </table:table-cell>
        </table:table-row>
        <table:table-row table:style-name="ro1">
          <table:table-cell office:value-type="float" office:value="6.1001" calcext:value-type="float">
            <text:p>6.1001</text:p>
          </table:table-cell>
          <table:table-cell office:value-type="float" office:value="0.0331474" calcext:value-type="float">
            <text:p>0.0331474</text:p>
          </table:table-cell>
          <table:table-cell office:value-type="float" office:value="0.966853" calcext:value-type="float">
            <text:p>0.966853</text:p>
          </table:table-cell>
          <table:table-cell office:value-type="float" office:value="1" calcext:value-type="float">
            <text:p>1</text:p>
          </table:table-cell>
          <table:table-cell office:value-type="float" office:value="1.39058" calcext:value-type="float">
            <text:p>1.39058</text:p>
          </table:table-cell>
        </table:table-row>
        <table:table-row table:style-name="ro1">
          <table:table-cell office:value-type="float" office:value="6.1101" calcext:value-type="float">
            <text:p>6.1101</text:p>
          </table:table-cell>
          <table:table-cell office:value-type="float" office:value="0.0296605" calcext:value-type="float">
            <text:p>0.0296605</text:p>
          </table:table-cell>
          <table:table-cell office:value-type="float" office:value="0.970339" calcext:value-type="float">
            <text:p>0.970339</text:p>
          </table:table-cell>
          <table:table-cell office:value-type="float" office:value="1" calcext:value-type="float">
            <text:p>1</text:p>
          </table:table-cell>
          <table:table-cell office:value-type="float" office:value="1.39308" calcext:value-type="float">
            <text:p>1.39308</text:p>
          </table:table-cell>
        </table:table-row>
        <table:table-row table:style-name="ro1">
          <table:table-cell office:value-type="float" office:value="6.1201" calcext:value-type="float">
            <text:p>6.1201</text:p>
          </table:table-cell>
          <table:table-cell office:value-type="float" office:value="0.0263619" calcext:value-type="float">
            <text:p>0.0263619</text:p>
          </table:table-cell>
          <table:table-cell office:value-type="float" office:value="0.973638" calcext:value-type="float">
            <text:p>0.973638</text:p>
          </table:table-cell>
          <table:table-cell office:value-type="float" office:value="1" calcext:value-type="float">
            <text:p>1</text:p>
          </table:table-cell>
          <table:table-cell office:value-type="float" office:value="1.39545" calcext:value-type="float">
            <text:p>1.39545</text:p>
          </table:table-cell>
        </table:table-row>
        <table:table-row table:style-name="ro1">
          <table:table-cell office:value-type="float" office:value="6.1301" calcext:value-type="float">
            <text:p>6.1301</text:p>
          </table:table-cell>
          <table:table-cell office:value-type="float" office:value="0.0232526" calcext:value-type="float">
            <text:p>0.0232526</text:p>
          </table:table-cell>
          <table:table-cell office:value-type="float" office:value="0.976747" calcext:value-type="float">
            <text:p>0.976747</text:p>
          </table:table-cell>
          <table:table-cell office:value-type="float" office:value="1" calcext:value-type="float">
            <text:p>1</text:p>
          </table:table-cell>
          <table:table-cell office:value-type="float" office:value="1.39767" calcext:value-type="float">
            <text:p>1.39767</text:p>
          </table:table-cell>
        </table:table-row>
        <table:table-row table:style-name="ro1">
          <table:table-cell office:value-type="float" office:value="6.1401" calcext:value-type="float">
            <text:p>6.1401</text:p>
          </table:table-cell>
          <table:table-cell office:value-type="float" office:value="0.0203341" calcext:value-type="float">
            <text:p>0.0203341</text:p>
          </table:table-cell>
          <table:table-cell office:value-type="float" office:value="0.979666" calcext:value-type="float">
            <text:p>0.979666</text:p>
          </table:table-cell>
          <table:table-cell office:value-type="float" office:value="1" calcext:value-type="float">
            <text:p>1</text:p>
          </table:table-cell>
          <table:table-cell office:value-type="float" office:value="1.39976" calcext:value-type="float">
            <text:p>1.39976</text:p>
          </table:table-cell>
        </table:table-row>
        <table:table-row table:style-name="ro1">
          <table:table-cell office:value-type="float" office:value="6.1501" calcext:value-type="float">
            <text:p>6.1501</text:p>
          </table:table-cell>
          <table:table-cell office:value-type="float" office:value="0.0176074" calcext:value-type="float">
            <text:p>0.0176074</text:p>
          </table:table-cell>
          <table:table-cell office:value-type="float" office:value="0.982393" calcext:value-type="float">
            <text:p>0.982393</text:p>
          </table:table-cell>
          <table:table-cell office:value-type="float" office:value="1" calcext:value-type="float">
            <text:p>1</text:p>
          </table:table-cell>
          <table:table-cell office:value-type="float" office:value="1.40171" calcext:value-type="float">
            <text:p>1.40171</text:p>
          </table:table-cell>
        </table:table-row>
        <table:table-row table:style-name="ro1">
          <table:table-cell office:value-type="float" office:value="6.1601" calcext:value-type="float">
            <text:p>6.1601</text:p>
          </table:table-cell>
          <table:table-cell office:value-type="float" office:value="0.0150736" calcext:value-type="float">
            <text:p>0.0150736</text:p>
          </table:table-cell>
          <table:table-cell office:value-type="float" office:value="0.984926" calcext:value-type="float">
            <text:p>0.984926</text:p>
          </table:table-cell>
          <table:table-cell office:value-type="float" office:value="1" calcext:value-type="float">
            <text:p>1</text:p>
          </table:table-cell>
          <table:table-cell office:value-type="float" office:value="1.40351" calcext:value-type="float">
            <text:p>1.40351</text:p>
          </table:table-cell>
        </table:table-row>
        <table:table-row table:style-name="ro1">
          <table:table-cell office:value-type="float" office:value="6.1701" calcext:value-type="float">
            <text:p>6.1701</text:p>
          </table:table-cell>
          <table:table-cell office:value-type="float" office:value="0.0127339" calcext:value-type="float">
            <text:p>0.0127339</text:p>
          </table:table-cell>
          <table:table-cell office:value-type="float" office:value="0.987266" calcext:value-type="float">
            <text:p>0.987266</text:p>
          </table:table-cell>
          <table:table-cell office:value-type="float" office:value="1" calcext:value-type="float">
            <text:p>1</text:p>
          </table:table-cell>
          <table:table-cell office:value-type="float" office:value="1.40518" calcext:value-type="float">
            <text:p>1.40518</text:p>
          </table:table-cell>
        </table:table-row>
        <table:table-row table:style-name="ro1">
          <table:table-cell office:value-type="float" office:value="6.1801" calcext:value-type="float">
            <text:p>6.1801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0.989411" calcext:value-type="float">
            <text:p>0.989411</text:p>
          </table:table-cell>
          <table:table-cell office:value-type="float" office:value="1" calcext:value-type="float">
            <text:p>1</text:p>
          </table:table-cell>
          <table:table-cell office:value-type="float" office:value="1.40671" calcext:value-type="float">
            <text:p>1.40671</text:p>
          </table:table-cell>
        </table:table-row>
        <table:table-row table:style-name="ro1">
          <table:table-cell office:value-type="float" office:value="6.1901" calcext:value-type="float">
            <text:p>6.1901</text:p>
          </table:table-cell>
          <table:table-cell office:value-type="float" office:value="0.00863988" calcext:value-type="float">
            <text:p>0.00863988</text:p>
          </table:table-cell>
          <table:table-cell office:value-type="float" office:value="0.99136" calcext:value-type="float">
            <text:p>0.99136</text:p>
          </table:table-cell>
          <table:table-cell office:value-type="float" office:value="1" calcext:value-type="float">
            <text:p>1</text:p>
          </table:table-cell>
          <table:table-cell office:value-type="float" office:value="1.40809" calcext:value-type="float">
            <text:p>1.40809</text:p>
          </table:table-cell>
        </table:table-row>
        <table:table-row table:style-name="ro1">
          <table:table-cell office:value-type="float" office:value="6.2001" calcext:value-type="float">
            <text:p>6.2001</text:p>
          </table:table-cell>
          <table:table-cell office:value-type="float" office:value="0.0068873" calcext:value-type="float">
            <text:p>0.0068873</text:p>
          </table:table-cell>
          <table:table-cell office:value-type="float" office:value="0.993113" calcext:value-type="float">
            <text:p>0.993113</text:p>
          </table:table-cell>
          <table:table-cell office:value-type="float" office:value="1" calcext:value-type="float">
            <text:p>1</text:p>
          </table:table-cell>
          <table:table-cell office:value-type="float" office:value="1.40934" calcext:value-type="float">
            <text:p>1.40934</text:p>
          </table:table-cell>
        </table:table-row>
        <table:table-row table:style-name="ro1">
          <table:table-cell office:value-type="float" office:value="6.2101" calcext:value-type="float">
            <text:p>6.2101</text:p>
          </table:table-cell>
          <table:table-cell office:value-type="float" office:value="0.00533196" calcext:value-type="float">
            <text:p>0.00533196</text:p>
          </table:table-cell>
          <table:table-cell office:value-type="float" office:value="0.994668" calcext:value-type="float">
            <text:p>0.994668</text:p>
          </table:table-cell>
          <table:table-cell office:value-type="float" office:value="1" calcext:value-type="float">
            <text:p>1</text:p>
          </table:table-cell>
          <table:table-cell office:value-type="float" office:value="1.41044" calcext:value-type="float">
            <text:p>1.41044</text:p>
          </table:table-cell>
        </table:table-row>
        <table:table-row table:style-name="ro1">
          <table:table-cell office:value-type="float" office:value="6.2201" calcext:value-type="float">
            <text:p>6.2201</text:p>
          </table:table-cell>
          <table:table-cell office:value-type="float" office:value="0.00397448" calcext:value-type="float">
            <text:p>0.00397448</text:p>
          </table:table-cell>
          <table:table-cell office:value-type="float" office:value="0.996026" calcext:value-type="float">
            <text:p>0.996026</text:p>
          </table:table-cell>
          <table:table-cell office:value-type="float" office:value="1" calcext:value-type="float">
            <text:p>1</text:p>
          </table:table-cell>
          <table:table-cell office:value-type="float" office:value="1.4114" calcext:value-type="float">
            <text:p>1.4114</text:p>
          </table:table-cell>
        </table:table-row>
        <table:table-row table:style-name="ro1">
          <table:table-cell office:value-type="float" office:value="6.2301" calcext:value-type="float">
            <text:p>6.2301</text:p>
          </table:table-cell>
          <table:table-cell office:value-type="float" office:value="0.0028154" calcext:value-type="float">
            <text:p>0.0028154</text:p>
          </table:table-cell>
          <table:table-cell office:value-type="float" office:value="0.997185" calcext:value-type="float">
            <text:p>0.997185</text:p>
          </table:table-cell>
          <table:table-cell office:value-type="float" office:value="1" calcext:value-type="float">
            <text:p>1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6.2401" calcext:value-type="float">
            <text:p>6.2401</text:p>
          </table:table-cell>
          <table:table-cell office:value-type="float" office:value="0.0018552" calcext:value-type="float">
            <text:p>0.0018552</text:p>
          </table:table-cell>
          <table:table-cell office:value-type="float" office:value="0.998145" calcext:value-type="float">
            <text:p>0.998145</text:p>
          </table:table-cell>
          <table:table-cell office:value-type="float" office:value="1" calcext:value-type="float">
            <text:p>1</text:p>
          </table:table-cell>
          <table:table-cell office:value-type="float" office:value="1.4129" calcext:value-type="float">
            <text:p>1.4129</text:p>
          </table:table-cell>
        </table:table-row>
        <table:table-row table:style-name="ro1">
          <table:table-cell office:value-type="float" office:value="6.2501" calcext:value-type="float">
            <text:p>6.2501</text:p>
          </table:table-cell>
          <table:table-cell office:value-type="float" office:value="0.00109424" calcext:value-type="float">
            <text:p>0.00109424</text:p>
          </table:table-cell>
          <table:table-cell office:value-type="float" office:value="0.998906" calcext:value-type="float">
            <text:p>0.998906</text:p>
          </table:table-cell>
          <table:table-cell office:value-type="float" office:value="1" calcext:value-type="float">
            <text:p>1</text:p>
          </table:table-cell>
          <table:table-cell office:value-type="float" office:value="1.41344" calcext:value-type="float">
            <text:p>1.41344</text:p>
          </table:table-cell>
        </table:table-row>
        <table:table-row table:style-name="ro1">
          <table:table-cell office:value-type="float" office:value="6.2601" calcext:value-type="float">
            <text:p>6.2601</text:p>
          </table:table-cell>
          <table:table-cell office:value-type="float" office:value="0.000532837" calcext:value-type="float">
            <text:p>0.000532837</text:p>
          </table:table-cell>
          <table:table-cell office:value-type="float" office:value="0.999467" calcext:value-type="float">
            <text:p>0.999467</text:p>
          </table:table-cell>
          <table:table-cell office:value-type="float" office:value="1" calcext:value-type="float">
            <text:p>1</text:p>
          </table:table-cell>
          <table:table-cell office:value-type="float" office:value="1.41384" calcext:value-type="float">
            <text:p>1.41384</text:p>
          </table:table-cell>
        </table:table-row>
        <table:table-row table:style-name="ro1">
          <table:table-cell office:value-type="float" office:value="6.2701" calcext:value-type="float">
            <text:p>6.2701</text:p>
          </table:table-cell>
          <table:table-cell office:value-type="float" office:value="0.000171215" calcext:value-type="float">
            <text:p>0.000171215</text:p>
          </table:table-cell>
          <table:table-cell office:value-type="float" office:value="0.999829" calcext:value-type="float">
            <text:p>0.999829</text:p>
          </table:table-cell>
          <table:table-cell office:value-type="float" office:value="1" calcext:value-type="float">
            <text:p>1</text:p>
          </table:table-cell>
          <table:table-cell office:value-type="float" office:value="1.41409" calcext:value-type="float">
            <text:p>1.41409</text:p>
          </table:table-cell>
        </table:table-row>
        <table:table-row table:style-name="ro1">
          <table:table-cell office:value-type="float" office:value="6.2801" calcext:value-type="float">
            <text:p>6.2801</text:p>
          </table:table-cell>
          <table:table-cell office:value-type="float" office:value="0.00000951907" calcext:value-type="float">
            <text:p>9.51907E-0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6.2901" calcext:value-type="float">
            <text:p>6.2901</text:p>
          </table:table-cell>
          <table:table-cell office:value-type="float" office:value="0.0000478123" calcext:value-type="float">
            <text:p>4.78123E-05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1" calcext:value-type="float">
            <text:p>1</text:p>
          </table:table-cell>
          <table:table-cell office:value-type="float" office:value="1.41418" calcext:value-type="float">
            <text:p>1.41418</text:p>
          </table:table-cell>
        </table:table-row>
        <table:table-row table:style-name="ro1">
          <table:table-cell office:value-type="float" office:value="6.3001" calcext:value-type="float">
            <text:p>6.3001</text:p>
          </table:table-cell>
          <table:table-cell office:value-type="float" office:value="0.00028608" calcext:value-type="float">
            <text:p>0.00028608</text:p>
          </table:table-cell>
          <table:table-cell office:value-type="float" office:value="0.999714" calcext:value-type="float">
            <text:p>0.999714</text:p>
          </table:table-cell>
          <table:table-cell office:value-type="float" office:value="1" calcext:value-type="float">
            <text:p>1</text:p>
          </table:table-cell>
          <table:table-cell office:value-type="float" office:value="1.41401" calcext:value-type="float">
            <text:p>1.41401</text:p>
          </table:table-cell>
        </table:table-row>
        <table:table-row table:style-name="ro1">
          <table:table-cell office:value-type="float" office:value="6.3101" calcext:value-type="float">
            <text:p>6.3101</text:p>
          </table:table-cell>
          <table:table-cell office:value-type="float" office:value="0.000724226" calcext:value-type="float">
            <text:p>0.00072422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" calcext:value-type="float">
            <text:p>1</text:p>
          </table:table-cell>
          <table:table-cell office:value-type="float" office:value="1.4137" calcext:value-type="float">
            <text:p>1.4137</text:p>
          </table:table-cell>
        </table:table-row>
        <table:table-row table:style-name="ro1">
          <table:table-cell office:value-type="float" office:value="6.3201" calcext:value-type="float">
            <text:p>6.3201</text:p>
          </table:table-cell>
          <table:table-cell office:value-type="float" office:value="0.00136208" calcext:value-type="float">
            <text:p>0.00136208</text:p>
          </table:table-cell>
          <table:table-cell office:value-type="float" office:value="0.998638" calcext:value-type="float">
            <text:p>0.998638</text:p>
          </table:table-cell>
          <table:table-cell office:value-type="float" office:value="1" calcext:value-type="float">
            <text:p>1</text:p>
          </table:table-cell>
          <table:table-cell office:value-type="float" office:value="1.41325" calcext:value-type="float">
            <text:p>1.41325</text:p>
          </table:table-cell>
        </table:table-row>
        <table:table-row table:style-name="ro1">
          <table:table-cell office:value-type="float" office:value="6.3301" calcext:value-type="float">
            <text:p>6.3301</text:p>
          </table:table-cell>
          <table:table-cell office:value-type="float" office:value="0.00219937" calcext:value-type="float">
            <text:p>0.00219937</text:p>
          </table:table-cell>
          <table:table-cell office:value-type="float" office:value="0.997801" calcext:value-type="float">
            <text:p>0.997801</text:p>
          </table:table-cell>
          <table:table-cell office:value-type="float" office:value="1" calcext:value-type="float">
            <text:p>1</text:p>
          </table:table-cell>
          <table:table-cell office:value-type="float" office:value="1.41266" calcext:value-type="float">
            <text:p>1.41266</text:p>
          </table:table-cell>
        </table:table-row>
        <table:table-row table:style-name="ro1">
          <table:table-cell office:value-type="float" office:value="6.3401" calcext:value-type="float">
            <text:p>6.3401</text:p>
          </table:table-cell>
          <table:table-cell office:value-type="float" office:value="0.00323579" calcext:value-type="float">
            <text:p>0.00323579</text:p>
          </table:table-cell>
          <table:table-cell office:value-type="float" office:value="0.996764" calcext:value-type="float">
            <text:p>0.996764</text:p>
          </table:table-cell>
          <table:table-cell office:value-type="float" office:value="1" calcext:value-type="float">
            <text:p>1</text:p>
          </table:table-cell>
          <table:table-cell office:value-type="float" office:value="1.41192" calcext:value-type="float">
            <text:p>1.41192</text:p>
          </table:table-cell>
        </table:table-row>
        <table:table-row table:style-name="ro1">
          <table:table-cell office:value-type="float" office:value="6.3501" calcext:value-type="float">
            <text:p>6.3501</text:p>
          </table:table-cell>
          <table:table-cell office:value-type="float" office:value="0.0044709" calcext:value-type="float">
            <text:p>0.0044709</text:p>
          </table:table-cell>
          <table:table-cell office:value-type="float" office:value="0.995529" calcext:value-type="float">
            <text:p>0.995529</text:p>
          </table:table-cell>
          <table:table-cell office:value-type="float" office:value="1" calcext:value-type="float">
            <text:p>1</text:p>
          </table:table-cell>
          <table:table-cell office:value-type="float" office:value="1.41105" calcext:value-type="float">
            <text:p>1.41105</text:p>
          </table:table-cell>
        </table:table-row>
        <table:table-row table:style-name="ro1">
          <table:table-cell office:value-type="float" office:value="6.3601" calcext:value-type="float">
            <text:p>6.3601</text:p>
          </table:table-cell>
          <table:table-cell office:value-type="float" office:value="0.00590421" calcext:value-type="float">
            <text:p>0.00590421</text:p>
          </table:table-cell>
          <table:table-cell office:value-type="float" office:value="0.994096" calcext:value-type="float">
            <text:p>0.994096</text:p>
          </table:table-cell>
          <table:table-cell office:value-type="float" office:value="1" calcext:value-type="float">
            <text:p>1</text:p>
          </table:table-cell>
          <table:table-cell office:value-type="float" office:value="1.41003" calcext:value-type="float">
            <text:p>1.41003</text:p>
          </table:table-cell>
        </table:table-row>
        <table:table-row table:style-name="ro1">
          <table:table-cell office:value-type="float" office:value="6.3701" calcext:value-type="float">
            <text:p>6.3701</text:p>
          </table:table-cell>
          <table:table-cell office:value-type="float" office:value="0.00753516" calcext:value-type="float">
            <text:p>0.00753516</text:p>
          </table:table-cell>
          <table:table-cell office:value-type="float" office:value="0.992465" calcext:value-type="float">
            <text:p>0.992465</text:p>
          </table:table-cell>
          <table:table-cell office:value-type="float" office:value="1" calcext:value-type="float">
            <text:p>1</text:p>
          </table:table-cell>
          <table:table-cell office:value-type="float" office:value="1.40888" calcext:value-type="float">
            <text:p>1.40888</text:p>
          </table:table-cell>
        </table:table-row>
        <table:table-row table:style-name="ro1">
          <table:table-cell office:value-type="float" office:value="6.3801" calcext:value-type="float">
            <text:p>6.3801</text:p>
          </table:table-cell>
          <table:table-cell office:value-type="float" office:value="0.00936309" calcext:value-type="float">
            <text:p>0.00936309</text:p>
          </table:table-cell>
          <table:table-cell office:value-type="float" office:value="0.990637" calcext:value-type="float">
            <text:p>0.990637</text:p>
          </table:table-cell>
          <table:table-cell office:value-type="float" office:value="1" calcext:value-type="float">
            <text:p>1</text:p>
          </table:table-cell>
          <table:table-cell office:value-type="float" office:value="1.40758" calcext:value-type="float">
            <text:p>1.40758</text:p>
          </table:table-cell>
        </table:table-row>
        <table:table-row table:style-name="ro1">
          <table:table-cell office:value-type="float" office:value="6.3901" calcext:value-type="float">
            <text:p>6.3901</text:p>
          </table:table-cell>
          <table:table-cell office:value-type="float" office:value="0.0113873" calcext:value-type="float">
            <text:p>0.0113873</text:p>
          </table:table-cell>
          <table:table-cell office:value-type="float" office:value="0.988613" calcext:value-type="float">
            <text:p>0.988613</text:p>
          </table:table-cell>
          <table:table-cell office:value-type="float" office:value="1" calcext:value-type="float">
            <text:p>1</text:p>
          </table:table-cell>
          <table:table-cell office:value-type="float" office:value="1.40614" calcext:value-type="float">
            <text:p>1.40614</text:p>
          </table:table-cell>
        </table:table-row>
        <table:table-row table:style-name="ro1">
          <table:table-cell office:value-type="float" office:value="6.4001" calcext:value-type="float">
            <text:p>6.4001</text:p>
          </table:table-cell>
          <table:table-cell office:value-type="float" office:value="0.0136069" calcext:value-type="float">
            <text:p>0.0136069</text:p>
          </table:table-cell>
          <table:table-cell office:value-type="float" office:value="0.986393" calcext:value-type="float">
            <text:p>0.986393</text:p>
          </table:table-cell>
          <table:table-cell office:value-type="float" office:value="1" calcext:value-type="float">
            <text:p>1</text:p>
          </table:table-cell>
          <table:table-cell office:value-type="float" office:value="1.40456" calcext:value-type="float">
            <text:p>1.40456</text:p>
          </table:table-cell>
        </table:table-row>
        <table:table-row table:style-name="ro1">
          <table:table-cell office:value-type="float" office:value="6.4101" calcext:value-type="float">
            <text:p>6.4101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0.983979" calcext:value-type="float">
            <text:p>0.983979</text:p>
          </table:table-cell>
          <table:table-cell office:value-type="float" office:value="1" calcext:value-type="float">
            <text:p>1</text:p>
          </table:table-cell>
          <table:table-cell office:value-type="float" office:value="1.40284" calcext:value-type="float">
            <text:p>1.40284</text:p>
          </table:table-cell>
        </table:table-row>
        <table:table-row table:style-name="ro1">
          <table:table-cell office:value-type="float" office:value="6.4201" calcext:value-type="float">
            <text:p>6.4201</text:p>
          </table:table-cell>
          <table:table-cell office:value-type="float" office:value="0.0186288" calcext:value-type="float">
            <text:p>0.0186288</text:p>
          </table:table-cell>
          <table:table-cell office:value-type="float" office:value="0.981371" calcext:value-type="float">
            <text:p>0.981371</text:p>
          </table:table-cell>
          <table:table-cell office:value-type="float" office:value="1" calcext:value-type="float">
            <text:p>1</text:p>
          </table:table-cell>
          <table:table-cell office:value-type="float" office:value="1.40098" calcext:value-type="float">
            <text:p>1.40098</text:p>
          </table:table-cell>
        </table:table-row>
        <table:table-row table:style-name="ro1">
          <table:table-cell office:value-type="float" office:value="6.4301" calcext:value-type="float">
            <text:p>6.4301</text:p>
          </table:table-cell>
          <table:table-cell office:value-type="float" office:value="0.0214291" calcext:value-type="float">
            <text:p>0.0214291</text:p>
          </table:table-cell>
          <table:table-cell office:value-type="float" office:value="0.978571" calcext:value-type="float">
            <text:p>0.978571</text:p>
          </table:table-cell>
          <table:table-cell office:value-type="float" office:value="1" calcext:value-type="float">
            <text:p>1</text:p>
          </table:table-cell>
          <table:table-cell office:value-type="float" office:value="1.39898" calcext:value-type="float">
            <text:p>1.39898</text:p>
          </table:table-cell>
        </table:table-row>
        <table:table-row table:style-name="ro1">
          <table:table-cell office:value-type="float" office:value="6.4401" calcext:value-type="float">
            <text:p>6.4401</text:p>
          </table:table-cell>
          <table:table-cell office:value-type="float" office:value="0.0244208" calcext:value-type="float">
            <text:p>0.0244208</text:p>
          </table:table-cell>
          <table:table-cell office:value-type="float" office:value="0.975579" calcext:value-type="float">
            <text:p>0.975579</text:p>
          </table:table-cell>
          <table:table-cell office:value-type="float" office:value="1" calcext:value-type="float">
            <text:p>1</text:p>
          </table:table-cell>
          <table:table-cell office:value-type="float" office:value="1.39684" calcext:value-type="float">
            <text:p>1.39684</text:p>
          </table:table-cell>
        </table:table-row>
        <table:table-row table:style-name="ro1">
          <table:table-cell office:value-type="float" office:value="6.4501" calcext:value-type="float">
            <text:p>6.4501</text:p>
          </table:table-cell>
          <table:table-cell office:value-type="float" office:value="0.0276027" calcext:value-type="float">
            <text:p>0.0276027</text:p>
          </table:table-cell>
          <table:table-cell office:value-type="float" office:value="0.972397" calcext:value-type="float">
            <text:p>0.972397</text:p>
          </table:table-cell>
          <table:table-cell office:value-type="float" office:value="1" calcext:value-type="float">
            <text:p>1</text:p>
          </table:table-cell>
          <table:table-cell office:value-type="float" office:value="1.39456" calcext:value-type="float">
            <text:p>1.39456</text:p>
          </table:table-cell>
        </table:table-row>
        <table:table-row table:style-name="ro1">
          <table:table-cell office:value-type="float" office:value="6.4601" calcext:value-type="float">
            <text:p>6.4601</text:p>
          </table:table-cell>
          <table:table-cell office:value-type="float" office:value="0.0309736" calcext:value-type="float">
            <text:p>0.0309736</text:p>
          </table:table-cell>
          <table:table-cell office:value-type="float" office:value="0.969026" calcext:value-type="float">
            <text:p>0.969026</text:p>
          </table:table-cell>
          <table:table-cell office:value-type="float" office:value="1" calcext:value-type="float">
            <text:p>1</text:p>
          </table:table-cell>
          <table:table-cell office:value-type="float" office:value="1.39214" calcext:value-type="float">
            <text:p>1.39214</text:p>
          </table:table-cell>
        </table:table-row>
        <table:table-row table:style-name="ro1">
          <table:table-cell office:value-type="float" office:value="6.4701" calcext:value-type="float">
            <text:p>6.4701</text:p>
          </table:table-cell>
          <table:table-cell office:value-type="float" office:value="0.0345321" calcext:value-type="float">
            <text:p>0.0345321</text:p>
          </table:table-cell>
          <table:table-cell office:value-type="float" office:value="0.965468" calcext:value-type="float">
            <text:p>0.965468</text:p>
          </table:table-cell>
          <table:table-cell office:value-type="float" office:value="1" calcext:value-type="float">
            <text:p>1</text:p>
          </table:table-cell>
          <table:table-cell office:value-type="float" office:value="1.38958" calcext:value-type="float">
            <text:p>1.38958</text:p>
          </table:table-cell>
        </table:table-row>
        <table:table-row table:style-name="ro1">
          <table:table-cell office:value-type="float" office:value="6.4801" calcext:value-type="float">
            <text:p>6.4801</text:p>
          </table:table-cell>
          <table:table-cell office:value-type="float" office:value="0.0382768" calcext:value-type="float">
            <text:p>0.0382768</text:p>
          </table:table-cell>
          <table:table-cell office:value-type="float" office:value="0.961723" calcext:value-type="float">
            <text:p>0.961723</text:p>
          </table:table-cell>
          <table:table-cell office:value-type="float" office:value="1" calcext:value-type="float">
            <text:p>1</text:p>
          </table:table-cell>
          <table:table-cell office:value-type="float" office:value="1.38688" calcext:value-type="float">
            <text:p>1.38688</text:p>
          </table:table-cell>
        </table:table-row>
        <table:table-row table:style-name="ro1">
          <table:table-cell office:value-type="float" office:value="6.4901" calcext:value-type="float">
            <text:p>6.4901</text:p>
          </table:table-cell>
          <table:table-cell office:value-type="float" office:value="0.0422062" calcext:value-type="float">
            <text:p>0.0422062</text:p>
          </table:table-cell>
          <table:table-cell office:value-type="float" office:value="0.957794" calcext:value-type="float">
            <text:p>0.957794</text:p>
          </table:table-cell>
          <table:table-cell office:value-type="float" office:value="1" calcext:value-type="float">
            <text:p>1</text:p>
          </table:table-cell>
          <table:table-cell office:value-type="float" office:value="1.38405" calcext:value-type="float">
            <text:p>1.38405</text:p>
          </table:table-cell>
        </table:table-row>
        <table:table-row table:style-name="ro1">
          <table:table-cell office:value-type="float" office:value="6.5001" calcext:value-type="float">
            <text:p>6.5001</text:p>
          </table:table-cell>
          <table:table-cell office:value-type="float" office:value="0.0463186" calcext:value-type="float">
            <text:p>0.0463186</text:p>
          </table:table-cell>
          <table:table-cell office:value-type="float" office:value="0.953681" calcext:value-type="float">
            <text:p>0.953681</text:p>
          </table:table-cell>
          <table:table-cell office:value-type="float" office:value="1" calcext:value-type="float">
            <text:p>1</text:p>
          </table:table-cell>
          <table:table-cell office:value-type="float" office:value="1.38107" calcext:value-type="float">
            <text:p>1.38107</text:p>
          </table:table-cell>
        </table:table-row>
        <table:table-row table:style-name="ro1">
          <table:table-cell office:value-type="float" office:value="6.5101" calcext:value-type="float">
            <text:p>6.5101</text:p>
          </table:table-cell>
          <table:table-cell office:value-type="float" office:value="0.0506126" calcext:value-type="float">
            <text:p>0.0506126</text:p>
          </table:table-cell>
          <table:table-cell office:value-type="float" office:value="0.949387" calcext:value-type="float">
            <text:p>0.949387</text:p>
          </table:table-cell>
          <table:table-cell office:value-type="float" office:value="1" calcext:value-type="float">
            <text:p>1</text:p>
          </table:table-cell>
          <table:table-cell office:value-type="float" office:value="1.37796" calcext:value-type="float">
            <text:p>1.37796</text:p>
          </table:table-cell>
        </table:table-row>
        <table:table-row table:style-name="ro1">
          <table:table-cell office:value-type="float" office:value="6.5201" calcext:value-type="float">
            <text:p>6.5201</text:p>
          </table:table-cell>
          <table:table-cell office:value-type="float" office:value="0.0550863" calcext:value-type="float">
            <text:p>0.0550863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1" calcext:value-type="float">
            <text:p>1</text:p>
          </table:table-cell>
          <table:table-cell office:value-type="float" office:value="1.37471" calcext:value-type="float">
            <text:p>1.37471</text:p>
          </table:table-cell>
        </table:table-row>
        <table:table-row table:style-name="ro1">
          <table:table-cell office:value-type="float" office:value="6.5301" calcext:value-type="float">
            <text:p>6.5301</text:p>
          </table:table-cell>
          <table:table-cell office:value-type="float" office:value="0.0597379" calcext:value-type="float">
            <text:p>0.0597379</text:p>
          </table:table-cell>
          <table:table-cell office:value-type="float" office:value="0.940262" calcext:value-type="float">
            <text:p>0.940262</text:p>
          </table:table-cell>
          <table:table-cell office:value-type="float" office:value="1" calcext:value-type="float">
            <text:p>1</text:p>
          </table:table-cell>
          <table:table-cell office:value-type="float" office:value="1.37132" calcext:value-type="float">
            <text:p>1.37132</text:p>
          </table:table-cell>
        </table:table-row>
        <table:table-row table:style-name="ro1">
          <table:table-cell office:value-type="float" office:value="6.5401" calcext:value-type="float">
            <text:p>6.5401</text:p>
          </table:table-cell>
          <table:table-cell office:value-type="float" office:value="0.0645657" calcext:value-type="float">
            <text:p>0.0645657</text:p>
          </table:table-cell>
          <table:table-cell office:value-type="float" office:value="0.935434" calcext:value-type="float">
            <text:p>0.935434</text:p>
          </table:table-cell>
          <table:table-cell office:value-type="float" office:value="1" calcext:value-type="float">
            <text:p>1</text:p>
          </table:table-cell>
          <table:table-cell office:value-type="float" office:value="1.3678" calcext:value-type="float">
            <text:p>1.3678</text:p>
          </table:table-cell>
        </table:table-row>
        <table:table-row table:style-name="ro1">
          <table:table-cell office:value-type="float" office:value="6.5501" calcext:value-type="float">
            <text:p>6.5501</text:p>
          </table:table-cell>
          <table:table-cell office:value-type="float" office:value="0.0695676" calcext:value-type="float">
            <text:p>0.0695676</text:p>
          </table:table-cell>
          <table:table-cell office:value-type="float" office:value="0.930432" calcext:value-type="float">
            <text:p>0.930432</text:p>
          </table:table-cell>
          <table:table-cell office:value-type="float" office:value="1" calcext:value-type="float">
            <text:p>1</text:p>
          </table:table-cell>
          <table:table-cell office:value-type="float" office:value="1.36414" calcext:value-type="float">
            <text:p>1.36414</text:p>
          </table:table-cell>
        </table:table-row>
        <table:table-row table:style-name="ro1">
          <table:table-cell office:value-type="float" office:value="6.5601" calcext:value-type="float">
            <text:p>6.5601</text:p>
          </table:table-cell>
          <table:table-cell office:value-type="float" office:value="0.0747416" calcext:value-type="float">
            <text:p>0.0747416</text:p>
          </table:table-cell>
          <table:table-cell office:value-type="float" office:value="0.925258" calcext:value-type="float">
            <text:p>0.925258</text:p>
          </table:table-cell>
          <table:table-cell office:value-type="float" office:value="1" calcext:value-type="float">
            <text:p>1</text:p>
          </table:table-cell>
          <table:table-cell office:value-type="float" office:value="1.36034" calcext:value-type="float">
            <text:p>1.36034</text:p>
          </table:table-cell>
        </table:table-row>
        <table:table-row table:style-name="ro1">
          <table:table-cell office:value-type="float" office:value="6.5701" calcext:value-type="float">
            <text:p>6.5701</text:p>
          </table:table-cell>
          <table:table-cell office:value-type="float" office:value="0.0800858" calcext:value-type="float">
            <text:p>0.0800858</text:p>
          </table:table-cell>
          <table:table-cell office:value-type="float" office:value="0.919914" calcext:value-type="float">
            <text:p>0.919914</text:p>
          </table:table-cell>
          <table:table-cell office:value-type="float" office:value="1" calcext:value-type="float">
            <text:p>1</text:p>
          </table:table-cell>
          <table:table-cell office:value-type="float" office:value="1.3564" calcext:value-type="float">
            <text:p>1.3564</text:p>
          </table:table-cell>
        </table:table-row>
        <table:table-row table:style-name="ro1">
          <table:table-cell office:value-type="float" office:value="6.5801" calcext:value-type="float">
            <text:p>6.5801</text:p>
          </table:table-cell>
          <table:table-cell office:value-type="float" office:value="0.085598" calcext:value-type="float">
            <text:p>0.085598</text:p>
          </table:table-cell>
          <table:table-cell office:value-type="float" office:value="0.914402" calcext:value-type="float">
            <text:p>0.914402</text:p>
          </table:table-cell>
          <table:table-cell office:value-type="float" office:value="1" calcext:value-type="float">
            <text:p>1</text:p>
          </table:table-cell>
          <table:table-cell office:value-type="float" office:value="1.35233" calcext:value-type="float">
            <text:p>1.35233</text:p>
          </table:table-cell>
        </table:table-row>
        <table:table-row table:style-name="ro1">
          <table:table-cell office:value-type="float" office:value="6.5901" calcext:value-type="float">
            <text:p>6.5901</text:p>
          </table:table-cell>
          <table:table-cell office:value-type="float" office:value="0.0912759" calcext:value-type="float">
            <text:p>0.0912759</text:p>
          </table:table-cell>
          <table:table-cell office:value-type="float" office:value="0.908724" calcext:value-type="float">
            <text:p>0.908724</text:p>
          </table:table-cell>
          <table:table-cell office:value-type="float" office:value="1" calcext:value-type="float">
            <text:p>1</text:p>
          </table:table-cell>
          <table:table-cell office:value-type="float" office:value="1.34813" calcext:value-type="float">
            <text:p>1.34813</text:p>
          </table:table-cell>
        </table:table-row>
        <table:table-row table:style-name="ro1">
          <table:table-cell office:value-type="float" office:value="6.6001" calcext:value-type="float">
            <text:p>6.6001</text:p>
          </table:table-cell>
          <table:table-cell office:value-type="float" office:value="0.0971172" calcext:value-type="float">
            <text:p>0.0971172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1" calcext:value-type="float">
            <text:p>1</text:p>
          </table:table-cell>
          <table:table-cell office:value-type="float" office:value="1.34379" calcext:value-type="float">
            <text:p>1.34379</text:p>
          </table:table-cell>
        </table:table-row>
        <table:table-row table:style-name="ro1">
          <table:table-cell office:value-type="float" office:value="6.6101" calcext:value-type="float">
            <text:p>6.6101</text:p>
          </table:table-cell>
          <table:table-cell office:value-type="float" office:value="0.10312" calcext:value-type="float">
            <text:p>0.10312</text:p>
          </table:table-cell>
          <table:table-cell office:value-type="float" office:value="0.89688" calcext:value-type="float">
            <text:p>0.89688</text:p>
          </table:table-cell>
          <table:table-cell office:value-type="float" office:value="1" calcext:value-type="float">
            <text:p>1</text:p>
          </table:table-cell>
          <table:table-cell office:value-type="float" office:value="1.33931" calcext:value-type="float">
            <text:p>1.33931</text:p>
          </table:table-cell>
        </table:table-row>
        <table:table-row table:style-name="ro1">
          <table:table-cell office:value-type="float" office:value="6.6201" calcext:value-type="float">
            <text:p>6.6201</text:p>
          </table:table-cell>
          <table:table-cell office:value-type="float" office:value="0.109281" calcext:value-type="float">
            <text:p>0.109281</text:p>
          </table:table-cell>
          <table:table-cell office:value-type="float" office:value="0.890719" calcext:value-type="float">
            <text:p>0.890719</text:p>
          </table:table-cell>
          <table:table-cell office:value-type="float" office:value="1" calcext:value-type="float">
            <text:p>1</text:p>
          </table:table-cell>
          <table:table-cell office:value-type="float" office:value="1.33471" calcext:value-type="float">
            <text:p>1.33471</text:p>
          </table:table-cell>
        </table:table-row>
        <table:table-row table:style-name="ro1">
          <table:table-cell office:value-type="float" office:value="6.6301" calcext:value-type="float">
            <text:p>6.6301</text:p>
          </table:table-cell>
          <table:table-cell office:value-type="float" office:value="0.115599" calcext:value-type="float">
            <text:p>0.115599</text:p>
          </table:table-cell>
          <table:table-cell office:value-type="float" office:value="0.884401" calcext:value-type="float">
            <text:p>0.884401</text:p>
          </table:table-cell>
          <table:table-cell office:value-type="float" office:value="1" calcext:value-type="float">
            <text:p>1</text:p>
          </table:table-cell>
          <table:table-cell office:value-type="float" office:value="1.32996" calcext:value-type="float">
            <text:p>1.32996</text:p>
          </table:table-cell>
        </table:table-row>
        <table:table-row table:style-name="ro1">
          <table:table-cell office:value-type="float" office:value="6.6401" calcext:value-type="float">
            <text:p>6.6401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1" calcext:value-type="float">
            <text:p>1</text:p>
          </table:table-cell>
          <table:table-cell office:value-type="float" office:value="1.32509" calcext:value-type="float">
            <text:p>1.32509</text:p>
          </table:table-cell>
        </table:table-row>
        <table:table-row table:style-name="ro1">
          <table:table-cell office:value-type="float" office:value="6.6501" calcext:value-type="float">
            <text:p>6.6501</text:p>
          </table:table-cell>
          <table:table-cell office:value-type="float" office:value="0.128692" calcext:value-type="float">
            <text:p>0.128692</text:p>
          </table:table-cell>
          <table:table-cell office:value-type="float" office:value="0.871308" calcext:value-type="float">
            <text:p>0.871308</text:p>
          </table:table-cell>
          <table:table-cell office:value-type="float" office:value="1" calcext:value-type="float">
            <text:p>1</text:p>
          </table:table-cell>
          <table:table-cell office:value-type="float" office:value="1.32008" calcext:value-type="float">
            <text:p>1.32008</text:p>
          </table:table-cell>
        </table:table-row>
        <table:table-row table:style-name="ro1">
          <table:table-cell office:value-type="float" office:value="6.6601" calcext:value-type="float">
            <text:p>6.6601</text:p>
          </table:table-cell>
          <table:table-cell office:value-type="float" office:value="0.135463" calcext:value-type="float">
            <text:p>0.135463</text:p>
          </table:table-cell>
          <table:table-cell office:value-type="float" office:value="0.864537" calcext:value-type="float">
            <text:p>0.864537</text:p>
          </table:table-cell>
          <table:table-cell office:value-type="float" office:value="1" calcext:value-type="float">
            <text:p>1</text:p>
          </table:table-cell>
          <table:table-cell office:value-type="float" office:value="1.31494" calcext:value-type="float">
            <text:p>1.31494</text:p>
          </table:table-cell>
        </table:table-row>
        <table:table-row table:style-name="ro1">
          <table:table-cell office:value-type="float" office:value="6.6701" calcext:value-type="float">
            <text:p>6.6701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85762" calcext:value-type="float">
            <text:p>0.85762</text:p>
          </table:table-cell>
          <table:table-cell office:value-type="float" office:value="1" calcext:value-type="float">
            <text:p>1</text:p>
          </table:table-cell>
          <table:table-cell office:value-type="float" office:value="1.30967" calcext:value-type="float">
            <text:p>1.30967</text:p>
          </table:table-cell>
        </table:table-row>
        <table:table-row table:style-name="ro1">
          <table:table-cell office:value-type="float" office:value="6.6801" calcext:value-type="float">
            <text:p>6.6801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85056" calcext:value-type="float">
            <text:p>0.85056</text:p>
          </table:table-cell>
          <table:table-cell office:value-type="float" office:value="1" calcext:value-type="float">
            <text:p>1</text:p>
          </table:table-cell>
          <table:table-cell office:value-type="float" office:value="1.30427" calcext:value-type="float">
            <text:p>1.30427</text:p>
          </table:table-cell>
        </table:table-row>
        <table:table-row table:style-name="ro1">
          <table:table-cell office:value-type="float" office:value="6.6901" calcext:value-type="float">
            <text:p>6.6901</text:p>
          </table:table-cell>
          <table:table-cell office:value-type="float" office:value="0.15664" calcext:value-type="float">
            <text:p>0.15664</text:p>
          </table:table-cell>
          <table:table-cell office:value-type="float" office:value="0.84336" calcext:value-type="float">
            <text:p>0.84336</text:p>
          </table:table-cell>
          <table:table-cell office:value-type="float" office:value="1" calcext:value-type="float">
            <text:p>1</text:p>
          </table:table-cell>
          <table:table-cell office:value-type="float" office:value="1.29874" calcext:value-type="float">
            <text:p>1.29874</text:p>
          </table:table-cell>
        </table:table-row>
        <table:table-row table:style-name="ro1">
          <table:table-cell office:value-type="float" office:value="6.7001" calcext:value-type="float">
            <text:p>6.7001</text:p>
          </table:table-cell>
          <table:table-cell office:value-type="float" office:value="0.163978" calcext:value-type="float">
            <text:p>0.163978</text:p>
          </table:table-cell>
          <table:table-cell office:value-type="float" office:value="0.836022" calcext:value-type="float">
            <text:p>0.836022</text:p>
          </table:table-cell>
          <table:table-cell office:value-type="float" office:value="1" calcext:value-type="float">
            <text:p>1</text:p>
          </table:table-cell>
          <table:table-cell office:value-type="float" office:value="1.29308" calcext:value-type="float">
            <text:p>1.29308</text:p>
          </table:table-cell>
        </table:table-row>
        <table:table-row table:style-name="ro1">
          <table:table-cell office:value-type="float" office:value="6.7101" calcext:value-type="float">
            <text:p>6.7101</text:p>
          </table:table-cell>
          <table:table-cell office:value-type="float" office:value="0.171449" calcext:value-type="float">
            <text:p>0.171449</text:p>
          </table:table-cell>
          <table:table-cell office:value-type="float" office:value="0.828551" calcext:value-type="float">
            <text:p>0.828551</text:p>
          </table:table-cell>
          <table:table-cell office:value-type="float" office:value="1" calcext:value-type="float">
            <text:p>1</text:p>
          </table:table-cell>
          <table:table-cell office:value-type="float" office:value="1.28728" calcext:value-type="float">
            <text:p>1.28728</text:p>
          </table:table-cell>
        </table:table-row>
        <table:table-row table:style-name="ro1">
          <table:table-cell office:value-type="float" office:value="6.7201" calcext:value-type="float">
            <text:p>6.7201</text:p>
          </table:table-cell>
          <table:table-cell office:value-type="float" office:value="0.179053" calcext:value-type="float">
            <text:p>0.179053</text:p>
          </table:table-cell>
          <table:table-cell office:value-type="float" office:value="0.820947" calcext:value-type="float">
            <text:p>0.820947</text:p>
          </table:table-cell>
          <table:table-cell office:value-type="float" office:value="1" calcext:value-type="float">
            <text:p>1</text:p>
          </table:table-cell>
          <table:table-cell office:value-type="float" office:value="1.28136" calcext:value-type="float">
            <text:p>1.28136</text:p>
          </table:table-cell>
        </table:table-row>
        <table:table-row table:style-name="ro1">
          <table:table-cell office:value-type="float" office:value="6.7301" calcext:value-type="float">
            <text:p>6.7301</text:p>
          </table:table-cell>
          <table:table-cell office:value-type="float" office:value="0.186784" calcext:value-type="float">
            <text:p>0.186784</text:p>
          </table:table-cell>
          <table:table-cell office:value-type="float" office:value="0.813216" calcext:value-type="float">
            <text:p>0.813216</text:p>
          </table:table-cell>
          <table:table-cell office:value-type="float" office:value="1" calcext:value-type="float">
            <text:p>1</text:p>
          </table:table-cell>
          <table:table-cell office:value-type="float" office:value="1.27532" calcext:value-type="float">
            <text:p>1.27532</text:p>
          </table:table-cell>
        </table:table-row>
        <table:table-row table:style-name="ro1">
          <table:table-cell office:value-type="float" office:value="6.7401" calcext:value-type="float">
            <text:p>6.7401</text:p>
          </table:table-cell>
          <table:table-cell office:value-type="float" office:value="0.194641" calcext:value-type="float">
            <text:p>0.194641</text:p>
          </table:table-cell>
          <table:table-cell office:value-type="float" office:value="0.805359" calcext:value-type="float">
            <text:p>0.805359</text:p>
          </table:table-cell>
          <table:table-cell office:value-type="float" office:value="1" calcext:value-type="float">
            <text:p>1</text:p>
          </table:table-cell>
          <table:table-cell office:value-type="float" office:value="1.26914" calcext:value-type="float">
            <text:p>1.26914</text:p>
          </table:table-cell>
        </table:table-row>
        <table:table-row table:style-name="ro1">
          <table:table-cell office:value-type="float" office:value="6.7501" calcext:value-type="float">
            <text:p>6.7501</text:p>
          </table:table-cell>
          <table:table-cell office:value-type="float" office:value="0.20262" calcext:value-type="float">
            <text:p>0.20262</text:p>
          </table:table-cell>
          <table:table-cell office:value-type="float" office:value="0.79738" calcext:value-type="float">
            <text:p>0.79738</text:p>
          </table:table-cell>
          <table:table-cell office:value-type="float" office:value="1" calcext:value-type="float">
            <text:p>1</text:p>
          </table:table-cell>
          <table:table-cell office:value-type="float" office:value="1.26284" calcext:value-type="float">
            <text:p>1.26284</text:p>
          </table:table-cell>
        </table:table-row>
        <table:table-row table:style-name="ro1">
          <table:table-cell office:value-type="float" office:value="6.7601" calcext:value-type="float">
            <text:p>6.7601</text:p>
          </table:table-cell>
          <table:table-cell office:value-type="float" office:value="0.210718" calcext:value-type="float">
            <text:p>0.210718</text:p>
          </table:table-cell>
          <table:table-cell office:value-type="float" office:value="0.789282" calcext:value-type="float">
            <text:p>0.789282</text:p>
          </table:table-cell>
          <table:table-cell office:value-type="float" office:value="1" calcext:value-type="float">
            <text:p>1</text:p>
          </table:table-cell>
          <table:table-cell office:value-type="float" office:value="1.25641" calcext:value-type="float">
            <text:p>1.25641</text:p>
          </table:table-cell>
        </table:table-row>
        <table:table-row table:style-name="ro1">
          <table:table-cell office:value-type="float" office:value="6.7701" calcext:value-type="float">
            <text:p>6.7701</text:p>
          </table:table-cell>
          <table:table-cell office:value-type="float" office:value="0.218932" calcext:value-type="float">
            <text:p>0.218932</text:p>
          </table:table-cell>
          <table:table-cell office:value-type="float" office:value="0.781068" calcext:value-type="float">
            <text:p>0.781068</text:p>
          </table:table-cell>
          <table:table-cell office:value-type="float" office:value="1" calcext:value-type="float">
            <text:p>1</text:p>
          </table:table-cell>
          <table:table-cell office:value-type="float" office:value="1.24985" calcext:value-type="float">
            <text:p>1.24985</text:p>
          </table:table-cell>
        </table:table-row>
        <table:table-row table:style-name="ro1">
          <table:table-cell office:value-type="float" office:value="6.7801" calcext:value-type="float">
            <text:p>6.7801</text:p>
          </table:table-cell>
          <table:table-cell office:value-type="float" office:value="0.227258" calcext:value-type="float">
            <text:p>0.227258</text:p>
          </table:table-cell>
          <table:table-cell office:value-type="float" office:value="0.772742" calcext:value-type="float">
            <text:p>0.772742</text:p>
          </table:table-cell>
          <table:table-cell office:value-type="float" office:value="1" calcext:value-type="float">
            <text:p>1</text:p>
          </table:table-cell>
          <table:table-cell office:value-type="float" office:value="1.24318" calcext:value-type="float">
            <text:p>1.24318</text:p>
          </table:table-cell>
        </table:table-row>
        <table:table-row table:style-name="ro1">
          <table:table-cell office:value-type="float" office:value="6.7901" calcext:value-type="float">
            <text:p>6.7901</text:p>
          </table:table-cell>
          <table:table-cell office:value-type="float" office:value="0.235693" calcext:value-type="float">
            <text:p>0.235693</text:p>
          </table:table-cell>
          <table:table-cell office:value-type="float" office:value="0.764307" calcext:value-type="float">
            <text:p>0.764307</text:p>
          </table:table-cell>
          <table:table-cell office:value-type="float" office:value="1" calcext:value-type="float">
            <text:p>1</text:p>
          </table:table-cell>
          <table:table-cell office:value-type="float" office:value="1.23637" calcext:value-type="float">
            <text:p>1.23637</text:p>
          </table:table-cell>
        </table:table-row>
        <table:table-row table:style-name="ro1">
          <table:table-cell office:value-type="float" office:value="6.8001" calcext:value-type="float">
            <text:p>6.8001</text:p>
          </table:table-cell>
          <table:table-cell office:value-type="float" office:value="0.244234" calcext:value-type="float">
            <text:p>0.244234</text:p>
          </table:table-cell>
          <table:table-cell office:value-type="float" office:value="0.755766" calcext:value-type="float">
            <text:p>0.755766</text:p>
          </table:table-cell>
          <table:table-cell office:value-type="float" office:value="1" calcext:value-type="float">
            <text:p>1</text:p>
          </table:table-cell>
          <table:table-cell office:value-type="float" office:value="1.22944" calcext:value-type="float">
            <text:p>1.22944</text:p>
          </table:table-cell>
        </table:table-row>
        <table:table-row table:style-name="ro1">
          <table:table-cell office:value-type="float" office:value="6.8101" calcext:value-type="float">
            <text:p>6.8101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0.747123" calcext:value-type="float">
            <text:p>0.747123</text:p>
          </table:table-cell>
          <table:table-cell office:value-type="float" office:value="1" calcext:value-type="float">
            <text:p>1</text:p>
          </table:table-cell>
          <table:table-cell office:value-type="float" office:value="1.22239" calcext:value-type="float">
            <text:p>1.22239</text:p>
          </table:table-cell>
        </table:table-row>
        <table:table-row table:style-name="ro1">
          <table:table-cell office:value-type="float" office:value="6.8201" calcext:value-type="float">
            <text:p>6.8201</text:p>
          </table:table-cell>
          <table:table-cell office:value-type="float" office:value="0.261619" calcext:value-type="float">
            <text:p>0.261619</text:p>
          </table:table-cell>
          <table:table-cell office:value-type="float" office:value="0.738381" calcext:value-type="float">
            <text:p>0.738381</text:p>
          </table:table-cell>
          <table:table-cell office:value-type="float" office:value="1" calcext:value-type="float">
            <text:p>1</text:p>
          </table:table-cell>
          <table:table-cell office:value-type="float" office:value="1.21522" calcext:value-type="float">
            <text:p>1.21522</text:p>
          </table:table-cell>
        </table:table-row>
        <table:table-row table:style-name="ro1">
          <table:table-cell office:value-type="float" office:value="6.8301" calcext:value-type="float">
            <text:p>6.8301</text:p>
          </table:table-cell>
          <table:table-cell office:value-type="float" office:value="0.270457" calcext:value-type="float">
            <text:p>0.270457</text:p>
          </table:table-cell>
          <table:table-cell office:value-type="float" office:value="0.729543" calcext:value-type="float">
            <text:p>0.729543</text:p>
          </table:table-cell>
          <table:table-cell office:value-type="float" office:value="1" calcext:value-type="float">
            <text:p>1</text:p>
          </table:table-cell>
          <table:table-cell office:value-type="float" office:value="1.20793" calcext:value-type="float">
            <text:p>1.20793</text:p>
          </table:table-cell>
        </table:table-row>
        <table:table-row table:style-name="ro1">
          <table:table-cell office:value-type="float" office:value="6.8401" calcext:value-type="float">
            <text:p>6.8401</text:p>
          </table:table-cell>
          <table:table-cell office:value-type="float" office:value="0.279386" calcext:value-type="float">
            <text:p>0.279386</text:p>
          </table:table-cell>
          <table:table-cell office:value-type="float" office:value="0.720614" calcext:value-type="float">
            <text:p>0.720614</text:p>
          </table:table-cell>
          <table:table-cell office:value-type="float" office:value="1" calcext:value-type="float">
            <text:p>1</text:p>
          </table:table-cell>
          <table:table-cell office:value-type="float" office:value="1.20051" calcext:value-type="float">
            <text:p>1.20051</text:p>
          </table:table-cell>
        </table:table-row>
        <table:table-row table:style-name="ro1">
          <table:table-cell office:value-type="float" office:value="6.8501" calcext:value-type="float">
            <text:p>6.8501</text:p>
          </table:table-cell>
          <table:table-cell office:value-type="float" office:value="0.288403" calcext:value-type="float">
            <text:p>0.288403</text:p>
          </table:table-cell>
          <table:table-cell office:value-type="float" office:value="0.711597" calcext:value-type="float">
            <text:p>0.711597</text:p>
          </table:table-cell>
          <table:table-cell office:value-type="float" office:value="1" calcext:value-type="float">
            <text:p>1</text:p>
          </table:table-cell>
          <table:table-cell office:value-type="float" office:value="1.19298" calcext:value-type="float">
            <text:p>1.19298</text:p>
          </table:table-cell>
        </table:table-row>
        <table:table-row table:style-name="ro1">
          <table:table-cell office:value-type="float" office:value="6.8601" calcext:value-type="float">
            <text:p>6.8601</text:p>
          </table:table-cell>
          <table:table-cell office:value-type="float" office:value="0.297505" calcext:value-type="float">
            <text:p>0.297505</text:p>
          </table:table-cell>
          <table:table-cell office:value-type="float" office:value="0.702495" calcext:value-type="float">
            <text:p>0.702495</text:p>
          </table:table-cell>
          <table:table-cell office:value-type="float" office:value="1" calcext:value-type="float">
            <text:p>1</text:p>
          </table:table-cell>
          <table:table-cell office:value-type="float" office:value="1.18532" calcext:value-type="float">
            <text:p>1.18532</text:p>
          </table:table-cell>
        </table:table-row>
        <table:table-row table:style-name="ro1">
          <table:table-cell office:value-type="float" office:value="6.8701" calcext:value-type="float">
            <text:p>6.8701</text:p>
          </table:table-cell>
          <table:table-cell office:value-type="float" office:value="0.306689" calcext:value-type="float">
            <text:p>0.306689</text:p>
          </table:table-cell>
          <table:table-cell office:value-type="float" office:value="0.693311" calcext:value-type="float">
            <text:p>0.693311</text:p>
          </table:table-cell>
          <table:table-cell office:value-type="float" office:value="1" calcext:value-type="float">
            <text:p>1</text:p>
          </table:table-cell>
          <table:table-cell office:value-type="float" office:value="1.17755" calcext:value-type="float">
            <text:p>1.17755</text:p>
          </table:table-cell>
        </table:table-row>
        <table:table-row table:style-name="ro1">
          <table:table-cell office:value-type="float" office:value="6.8801" calcext:value-type="float">
            <text:p>6.8801</text:p>
          </table:table-cell>
          <table:table-cell office:value-type="float" office:value="0.315949" calcext:value-type="float">
            <text:p>0.315949</text:p>
          </table:table-cell>
          <table:table-cell office:value-type="float" office:value="0.684051" calcext:value-type="float">
            <text:p>0.684051</text:p>
          </table:table-cell>
          <table:table-cell office:value-type="float" office:value="1" calcext:value-type="float">
            <text:p>1</text:p>
          </table:table-cell>
          <table:table-cell office:value-type="float" office:value="1.16966" calcext:value-type="float">
            <text:p>1.16966</text:p>
          </table:table-cell>
        </table:table-row>
        <table:table-row table:style-name="ro1">
          <table:table-cell office:value-type="float" office:value="6.8901" calcext:value-type="float">
            <text:p>6.8901</text:p>
          </table:table-cell>
          <table:table-cell office:value-type="float" office:value="0.325283" calcext:value-type="float">
            <text:p>0.325283</text:p>
          </table:table-cell>
          <table:table-cell office:value-type="float" office:value="0.674717" calcext:value-type="float">
            <text:p>0.674717</text:p>
          </table:table-cell>
          <table:table-cell office:value-type="float" office:value="1" calcext:value-type="float">
            <text:p>1</text:p>
          </table:table-cell>
          <table:table-cell office:value-type="float" office:value="1.16165" calcext:value-type="float">
            <text:p>1.16165</text:p>
          </table:table-cell>
        </table:table-row>
        <table:table-row table:style-name="ro1">
          <table:table-cell office:value-type="float" office:value="6.9001" calcext:value-type="float">
            <text:p>6.9001</text:p>
          </table:table-cell>
          <table:table-cell office:value-type="float" office:value="0.334687" calcext:value-type="float">
            <text:p>0.334687</text:p>
          </table:table-cell>
          <table:table-cell office:value-type="float" office:value="0.665313" calcext:value-type="float">
            <text:p>0.665313</text:p>
          </table:table-cell>
          <table:table-cell office:value-type="float" office:value="1" calcext:value-type="float">
            <text:p>1</text:p>
          </table:table-cell>
          <table:table-cell office:value-type="float" office:value="1.15353" calcext:value-type="float">
            <text:p>1.15353</text:p>
          </table:table-cell>
        </table:table-row>
        <table:table-row table:style-name="ro1">
          <table:table-cell office:value-type="float" office:value="6.9101" calcext:value-type="float">
            <text:p>6.9101</text:p>
          </table:table-cell>
          <table:table-cell office:value-type="float" office:value="0.344157" calcext:value-type="float">
            <text:p>0.344157</text:p>
          </table:table-cell>
          <table:table-cell office:value-type="float" office:value="0.655843" calcext:value-type="float">
            <text:p>0.655843</text:p>
          </table:table-cell>
          <table:table-cell office:value-type="float" office:value="1" calcext:value-type="float">
            <text:p>1</text:p>
          </table:table-cell>
          <table:table-cell office:value-type="float" office:value="1.14529" calcext:value-type="float">
            <text:p>1.14529</text:p>
          </table:table-cell>
        </table:table-row>
        <table:table-row table:style-name="ro1">
          <table:table-cell office:value-type="float" office:value="6.9201" calcext:value-type="float">
            <text:p>6.9201</text:p>
          </table:table-cell>
          <table:table-cell office:value-type="float" office:value="0.353689" calcext:value-type="float">
            <text:p>0.353689</text:p>
          </table:table-cell>
          <table:table-cell office:value-type="float" office:value="0.646311" calcext:value-type="float">
            <text:p>0.646311</text:p>
          </table:table-cell>
          <table:table-cell office:value-type="float" office:value="1" calcext:value-type="float">
            <text:p>1</text:p>
          </table:table-cell>
          <table:table-cell office:value-type="float" office:value="1.13694" calcext:value-type="float">
            <text:p>1.13694</text:p>
          </table:table-cell>
        </table:table-row>
        <table:table-row table:style-name="ro1">
          <table:table-cell office:value-type="float" office:value="6.9301" calcext:value-type="float">
            <text:p>6.9301</text:p>
          </table:table-cell>
          <table:table-cell office:value-type="float" office:value="0.36328" calcext:value-type="float">
            <text:p>0.36328</text:p>
          </table:table-cell>
          <table:table-cell office:value-type="float" office:value="0.63672" calcext:value-type="float">
            <text:p>0.63672</text:p>
          </table:table-cell>
          <table:table-cell office:value-type="float" office:value="1" calcext:value-type="float">
            <text:p>1</text:p>
          </table:table-cell>
          <table:table-cell office:value-type="float" office:value="1.12847" calcext:value-type="float">
            <text:p>1.12847</text:p>
          </table:table-cell>
        </table:table-row>
        <table:table-row table:style-name="ro1">
          <table:table-cell office:value-type="float" office:value="6.9401" calcext:value-type="float">
            <text:p>6.9401</text:p>
          </table:table-cell>
          <table:table-cell office:value-type="float" office:value="0.372926" calcext:value-type="float">
            <text:p>0.372926</text:p>
          </table:table-cell>
          <table:table-cell office:value-type="float" office:value="0.627074" calcext:value-type="float">
            <text:p>0.627074</text:p>
          </table:table-cell>
          <table:table-cell office:value-type="float" office:value="1" calcext:value-type="float">
            <text:p>1</text:p>
          </table:table-cell>
          <table:table-cell office:value-type="float" office:value="1.11989" calcext:value-type="float">
            <text:p>1.11989</text:p>
          </table:table-cell>
        </table:table-row>
        <table:table-row table:style-name="ro1">
          <table:table-cell office:value-type="float" office:value="6.9501" calcext:value-type="float">
            <text:p>6.9501</text:p>
          </table:table-cell>
          <table:table-cell office:value-type="float" office:value="0.382622" calcext:value-type="float">
            <text:p>0.382622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1" calcext:value-type="float">
            <text:p>1</text:p>
          </table:table-cell>
          <table:table-cell office:value-type="float" office:value="1.1112" calcext:value-type="float">
            <text:p>1.1112</text:p>
          </table:table-cell>
        </table:table-row>
        <table:table-row table:style-name="ro1">
          <table:table-cell office:value-type="float" office:value="6.9601" calcext:value-type="float">
            <text:p>6.9601</text:p>
          </table:table-cell>
          <table:table-cell office:value-type="float" office:value="0.392366" calcext:value-type="float">
            <text:p>0.392366</text:p>
          </table:table-cell>
          <table:table-cell office:value-type="float" office:value="0.607634" calcext:value-type="float">
            <text:p>0.607634</text:p>
          </table:table-cell>
          <table:table-cell office:value-type="float" office:value="1" calcext:value-type="float">
            <text:p>1</text:p>
          </table:table-cell>
          <table:table-cell office:value-type="float" office:value="1.10239" calcext:value-type="float">
            <text:p>1.10239</text:p>
          </table:table-cell>
        </table:table-row>
        <table:table-row table:style-name="ro1">
          <table:table-cell office:value-type="float" office:value="6.9701" calcext:value-type="float">
            <text:p>6.9701</text:p>
          </table:table-cell>
          <table:table-cell office:value-type="float" office:value="0.402152" calcext:value-type="float">
            <text:p>0.402152</text:p>
          </table:table-cell>
          <table:table-cell office:value-type="float" office:value="0.597848" calcext:value-type="float">
            <text:p>0.597848</text:p>
          </table:table-cell>
          <table:table-cell office:value-type="float" office:value="1" calcext:value-type="float">
            <text:p>1</text:p>
          </table:table-cell>
          <table:table-cell office:value-type="float" office:value="1.09348" calcext:value-type="float">
            <text:p>1.09348</text:p>
          </table:table-cell>
        </table:table-row>
        <table:table-row table:style-name="ro1">
          <table:table-cell office:value-type="float" office:value="6.9801" calcext:value-type="float">
            <text:p>6.9801</text:p>
          </table:table-cell>
          <table:table-cell office:value-type="float" office:value="0.411978" calcext:value-type="float">
            <text:p>0.411978</text:p>
          </table:table-cell>
          <table:table-cell office:value-type="float" office:value="0.588022" calcext:value-type="float">
            <text:p>0.588022</text:p>
          </table:table-cell>
          <table:table-cell office:value-type="float" office:value="1" calcext:value-type="float">
            <text:p>1</text:p>
          </table:table-cell>
          <table:table-cell office:value-type="float" office:value="1.08446" calcext:value-type="float">
            <text:p>1.08446</text:p>
          </table:table-cell>
        </table:table-row>
        <table:table-row table:style-name="ro1">
          <table:table-cell office:value-type="float" office:value="6.9901" calcext:value-type="float">
            <text:p>6.9901</text:p>
          </table:table-cell>
          <table:table-cell office:value-type="float" office:value="0.421838" calcext:value-type="float">
            <text:p>0.421838</text:p>
          </table:table-cell>
          <table:table-cell office:value-type="float" office:value="0.578162" calcext:value-type="float">
            <text:p>0.578162</text:p>
          </table:table-cell>
          <table:table-cell office:value-type="float" office:value="1" calcext:value-type="float">
            <text:p>1</text:p>
          </table:table-cell>
          <table:table-cell office:value-type="float" office:value="1.07532" calcext:value-type="float">
            <text:p>1.07532</text:p>
          </table:table-cell>
        </table:table-row>
        <table:table-row table:style-name="ro1">
          <table:table-cell office:value-type="float" office:value="7.0001" calcext:value-type="float">
            <text:p>7.0001</text:p>
          </table:table-cell>
          <table:table-cell office:value-type="float" office:value="0.43173" calcext:value-type="float">
            <text:p>0.43173</text:p>
          </table:table-cell>
          <table:table-cell office:value-type="float" office:value="0.56827" calcext:value-type="float">
            <text:p>0.56827</text:p>
          </table:table-cell>
          <table:table-cell office:value-type="float" office:value="1" calcext:value-type="float">
            <text:p>1</text:p>
          </table:table-cell>
          <table:table-cell office:value-type="float" office:value="1.06609" calcext:value-type="float">
            <text:p>1.06609</text:p>
          </table:table-cell>
        </table:table-row>
        <table:table-row table:style-name="ro1">
          <table:table-cell office:value-type="float" office:value="7.0101" calcext:value-type="float">
            <text:p>7.0101</text:p>
          </table:table-cell>
          <table:table-cell office:value-type="float" office:value="0.44165" calcext:value-type="float">
            <text:p>0.44165</text:p>
          </table:table-cell>
          <table:table-cell office:value-type="float" office:value="0.55835" calcext:value-type="float">
            <text:p>0.55835</text:p>
          </table:table-cell>
          <table:table-cell office:value-type="float" office:value="1" calcext:value-type="float">
            <text:p>1</text:p>
          </table:table-cell>
          <table:table-cell office:value-type="float" office:value="1.05674" calcext:value-type="float">
            <text:p>1.05674</text:p>
          </table:table-cell>
        </table:table-row>
        <table:table-row table:style-name="ro1">
          <table:table-cell office:value-type="float" office:value="7.0201" calcext:value-type="float">
            <text:p>7.0201</text:p>
          </table:table-cell>
          <table:table-cell office:value-type="float" office:value="0.451592" calcext:value-type="float">
            <text:p>0.451592</text:p>
          </table:table-cell>
          <table:table-cell office:value-type="float" office:value="0.548408" calcext:value-type="float">
            <text:p>0.548408</text:p>
          </table:table-cell>
          <table:table-cell office:value-type="float" office:value="1" calcext:value-type="float">
            <text:p>1</text:p>
          </table:table-cell>
          <table:table-cell office:value-type="float" office:value="1.04729" calcext:value-type="float">
            <text:p>1.04729</text:p>
          </table:table-cell>
        </table:table-row>
        <table:table-row table:style-name="ro1">
          <table:table-cell office:value-type="float" office:value="7.0301" calcext:value-type="float">
            <text:p>7.0301</text:p>
          </table:table-cell>
          <table:table-cell office:value-type="float" office:value="0.461555" calcext:value-type="float">
            <text:p>0.461555</text:p>
          </table:table-cell>
          <table:table-cell office:value-type="float" office:value="0.538445" calcext:value-type="float">
            <text:p>0.538445</text:p>
          </table:table-cell>
          <table:table-cell office:value-type="float" office:value="1" calcext:value-type="float">
            <text:p>1</text:p>
          </table:table-cell>
          <table:table-cell office:value-type="float" office:value="1.03773" calcext:value-type="float">
            <text:p>1.03773</text:p>
          </table:table-cell>
        </table:table-row>
        <table:table-row table:style-name="ro1">
          <table:table-cell office:value-type="float" office:value="7.0401" calcext:value-type="float">
            <text:p>7.0401</text:p>
          </table:table-cell>
          <table:table-cell office:value-type="float" office:value="0.471532" calcext:value-type="float">
            <text:p>0.471532</text:p>
          </table:table-cell>
          <table:table-cell office:value-type="float" office:value="0.528468" calcext:value-type="float">
            <text:p>0.528468</text:p>
          </table:table-cell>
          <table:table-cell office:value-type="float" office:value="1" calcext:value-type="float">
            <text:p>1</text:p>
          </table:table-cell>
          <table:table-cell office:value-type="float" office:value="1.02807" calcext:value-type="float">
            <text:p>1.02807</text:p>
          </table:table-cell>
        </table:table-row>
        <table:table-row table:style-name="ro1">
          <table:table-cell office:value-type="float" office:value="7.0501" calcext:value-type="float">
            <text:p>7.0501</text:p>
          </table:table-cell>
          <table:table-cell office:value-type="float" office:value="0.481521" calcext:value-type="float">
            <text:p>0.481521</text:p>
          </table:table-cell>
          <table:table-cell office:value-type="float" office:value="0.518479" calcext:value-type="float">
            <text:p>0.518479</text:p>
          </table:table-cell>
          <table:table-cell office:value-type="float" office:value="1" calcext:value-type="float">
            <text:p>1</text:p>
          </table:table-cell>
          <table:table-cell office:value-type="float" office:value="1.01831" calcext:value-type="float">
            <text:p>1.01831</text:p>
          </table:table-cell>
        </table:table-row>
        <table:table-row table:style-name="ro1">
          <table:table-cell office:value-type="float" office:value="7.0601" calcext:value-type="float">
            <text:p>7.0601</text:p>
          </table:table-cell>
          <table:table-cell office:value-type="float" office:value="0.491517" calcext:value-type="float">
            <text:p>0.491517</text:p>
          </table:table-cell>
          <table:table-cell office:value-type="float" office:value="0.508483" calcext:value-type="float">
            <text:p>0.508483</text:p>
          </table:table-cell>
          <table:table-cell office:value-type="float" office:value="1" calcext:value-type="float">
            <text:p>1</text:p>
          </table:table-cell>
          <table:table-cell office:value-type="float" office:value="1.00845" calcext:value-type="float">
            <text:p>1.00845</text:p>
          </table:table-cell>
        </table:table-row>
        <table:table-row table:style-name="ro1">
          <table:table-cell office:value-type="float" office:value="7.0701" calcext:value-type="float">
            <text:p>7.0701</text:p>
          </table:table-cell>
          <table:table-cell office:value-type="float" office:value="0.501517" calcext:value-type="float">
            <text:p>0.501517</text:p>
          </table:table-cell>
          <table:table-cell office:value-type="float" office:value="0.498483" calcext:value-type="float">
            <text:p>0.498483</text:p>
          </table:table-cell>
          <table:table-cell office:value-type="float" office:value="1" calcext:value-type="float">
            <text:p>1</text:p>
          </table:table-cell>
          <table:table-cell office:value-type="float" office:value="0.998482" calcext:value-type="float">
            <text:p>0.998482</text:p>
          </table:table-cell>
        </table:table-row>
        <table:table-row table:style-name="ro1">
          <table:table-cell office:value-type="float" office:value="7.0801" calcext:value-type="float">
            <text:p>7.0801</text:p>
          </table:table-cell>
          <table:table-cell office:value-type="float" office:value="0.511516" calcext:value-type="float">
            <text:p>0.511516</text:p>
          </table:table-cell>
          <table:table-cell office:value-type="float" office:value="0.488484" calcext:value-type="float">
            <text:p>0.488484</text:p>
          </table:table-cell>
          <table:table-cell office:value-type="float" office:value="1" calcext:value-type="float">
            <text:p>1</text:p>
          </table:table-cell>
          <table:table-cell office:value-type="float" office:value="0.988417" calcext:value-type="float">
            <text:p>0.988417</text:p>
          </table:table-cell>
        </table:table-row>
        <table:table-row table:style-name="ro1">
          <table:table-cell office:value-type="float" office:value="7.0901" calcext:value-type="float">
            <text:p>7.0901</text:p>
          </table:table-cell>
          <table:table-cell office:value-type="float" office:value="0.52151" calcext:value-type="float">
            <text:p>0.52151</text:p>
          </table:table-cell>
          <table:table-cell office:value-type="float" office:value="0.47849" calcext:value-type="float">
            <text:p>0.47849</text:p>
          </table:table-cell>
          <table:table-cell office:value-type="float" office:value="1" calcext:value-type="float">
            <text:p>1</text:p>
          </table:table-cell>
          <table:table-cell office:value-type="float" office:value="0.978254" calcext:value-type="float">
            <text:p>0.978254</text:p>
          </table:table-cell>
        </table:table-row>
        <table:table-row table:style-name="ro1">
          <table:table-cell office:value-type="float" office:value="7.1001" calcext:value-type="float">
            <text:p>7.1001</text:p>
          </table:table-cell>
          <table:table-cell office:value-type="float" office:value="0.531496" calcext:value-type="float">
            <text:p>0.531496</text:p>
          </table:table-cell>
          <table:table-cell office:value-type="float" office:value="0.468504" calcext:value-type="float">
            <text:p>0.468504</text:p>
          </table:table-cell>
          <table:table-cell office:value-type="float" office:value="1" calcext:value-type="float">
            <text:p>1</text:p>
          </table:table-cell>
          <table:table-cell office:value-type="float" office:value="0.967992" calcext:value-type="float">
            <text:p>0.967992</text:p>
          </table:table-cell>
        </table:table-row>
        <table:table-row table:style-name="ro1">
          <table:table-cell office:value-type="float" office:value="7.1101" calcext:value-type="float">
            <text:p>7.1101</text:p>
          </table:table-cell>
          <table:table-cell office:value-type="float" office:value="0.541469" calcext:value-type="float">
            <text:p>0.541469</text:p>
          </table:table-cell>
          <table:table-cell office:value-type="float" office:value="0.458531" calcext:value-type="float">
            <text:p>0.458531</text:p>
          </table:table-cell>
          <table:table-cell office:value-type="float" office:value="1" calcext:value-type="float">
            <text:p>1</text:p>
          </table:table-cell>
          <table:table-cell office:value-type="float" office:value="0.957634" calcext:value-type="float">
            <text:p>0.957634</text:p>
          </table:table-cell>
        </table:table-row>
        <table:table-row table:style-name="ro1">
          <table:table-cell office:value-type="float" office:value="7.1201" calcext:value-type="float">
            <text:p>7.1201</text:p>
          </table:table-cell>
          <table:table-cell office:value-type="float" office:value="0.551425" calcext:value-type="float">
            <text:p>0.551425</text:p>
          </table:table-cell>
          <table:table-cell office:value-type="float" office:value="0.448575" calcext:value-type="float">
            <text:p>0.448575</text:p>
          </table:table-cell>
          <table:table-cell office:value-type="float" office:value="1" calcext:value-type="float">
            <text:p>1</text:p>
          </table:table-cell>
          <table:table-cell office:value-type="float" office:value="0.94718" calcext:value-type="float">
            <text:p>0.94718</text:p>
          </table:table-cell>
        </table:table-row>
        <table:table-row table:style-name="ro1">
          <table:table-cell office:value-type="float" office:value="7.1301" calcext:value-type="float">
            <text:p>7.1301</text:p>
          </table:table-cell>
          <table:table-cell office:value-type="float" office:value="0.561361" calcext:value-type="float">
            <text:p>0.561361</text:p>
          </table:table-cell>
          <table:table-cell office:value-type="float" office:value="0.438639" calcext:value-type="float">
            <text:p>0.438639</text:p>
          </table:table-cell>
          <table:table-cell office:value-type="float" office:value="1" calcext:value-type="float">
            <text:p>1</text:p>
          </table:table-cell>
          <table:table-cell office:value-type="float" office:value="0.936631" calcext:value-type="float">
            <text:p>0.936631</text:p>
          </table:table-cell>
        </table:table-row>
        <table:table-row table:style-name="ro1">
          <table:table-cell office:value-type="float" office:value="7.1401" calcext:value-type="float">
            <text:p>7.1401</text:p>
          </table:table-cell>
          <table:table-cell office:value-type="float" office:value="0.571273" calcext:value-type="float">
            <text:p>0.571273</text:p>
          </table:table-cell>
          <table:table-cell office:value-type="float" office:value="0.428727" calcext:value-type="float">
            <text:p>0.428727</text:p>
          </table:table-cell>
          <table:table-cell office:value-type="float" office:value="1" calcext:value-type="float">
            <text:p>1</text:p>
          </table:table-cell>
          <table:table-cell office:value-type="float" office:value="0.925988" calcext:value-type="float">
            <text:p>0.925988</text:p>
          </table:table-cell>
        </table:table-row>
        <table:table-row table:style-name="ro1">
          <table:table-cell office:value-type="float" office:value="7.1501" calcext:value-type="float">
            <text:p>7.1501</text:p>
          </table:table-cell>
          <table:table-cell office:value-type="float" office:value="0.581156" calcext:value-type="float">
            <text:p>0.581156</text:p>
          </table:table-cell>
          <table:table-cell office:value-type="float" office:value="0.418844" calcext:value-type="float">
            <text:p>0.418844</text:p>
          </table:table-cell>
          <table:table-cell office:value-type="float" office:value="1" calcext:value-type="float">
            <text:p>1</text:p>
          </table:table-cell>
          <table:table-cell office:value-type="float" office:value="0.915253" calcext:value-type="float">
            <text:p>0.915253</text:p>
          </table:table-cell>
        </table:table-row>
        <table:table-row table:style-name="ro1">
          <table:table-cell office:value-type="float" office:value="7.1601" calcext:value-type="float">
            <text:p>7.1601</text:p>
          </table:table-cell>
          <table:table-cell office:value-type="float" office:value="0.591006" calcext:value-type="float">
            <text:p>0.591006</text:p>
          </table:table-cell>
          <table:table-cell office:value-type="float" office:value="0.408994" calcext:value-type="float">
            <text:p>0.408994</text:p>
          </table:table-cell>
          <table:table-cell office:value-type="float" office:value="1" calcext:value-type="float">
            <text:p>1</text:p>
          </table:table-cell>
          <table:table-cell office:value-type="float" office:value="0.904426" calcext:value-type="float">
            <text:p>0.904426</text:p>
          </table:table-cell>
        </table:table-row>
        <table:table-row table:style-name="ro1">
          <table:table-cell office:value-type="float" office:value="7.1701" calcext:value-type="float">
            <text:p>7.1701</text:p>
          </table:table-cell>
          <table:table-cell office:value-type="float" office:value="0.600821" calcext:value-type="float">
            <text:p>0.600821</text:p>
          </table:table-cell>
          <table:table-cell office:value-type="float" office:value="0.399179" calcext:value-type="float">
            <text:p>0.399179</text:p>
          </table:table-cell>
          <table:table-cell office:value-type="float" office:value="1" calcext:value-type="float">
            <text:p>1</text:p>
          </table:table-cell>
          <table:table-cell office:value-type="float" office:value="0.893509" calcext:value-type="float">
            <text:p>0.893509</text:p>
          </table:table-cell>
        </table:table-row>
        <table:table-row table:style-name="ro1">
          <table:table-cell office:value-type="float" office:value="7.1801" calcext:value-type="float">
            <text:p>7.1801</text:p>
          </table:table-cell>
          <table:table-cell office:value-type="float" office:value="0.610594" calcext:value-type="float">
            <text:p>0.610594</text:p>
          </table:table-cell>
          <table:table-cell office:value-type="float" office:value="0.389406" calcext:value-type="float">
            <text:p>0.389406</text:p>
          </table:table-cell>
          <table:table-cell office:value-type="float" office:value="1" calcext:value-type="float">
            <text:p>1</text:p>
          </table:table-cell>
          <table:table-cell office:value-type="float" office:value="0.882503" calcext:value-type="float">
            <text:p>0.882503</text:p>
          </table:table-cell>
        </table:table-row>
        <table:table-row table:style-name="ro1">
          <table:table-cell office:value-type="float" office:value="7.1901" calcext:value-type="float">
            <text:p>7.1901</text:p>
          </table:table-cell>
          <table:table-cell office:value-type="float" office:value="0.620324" calcext:value-type="float">
            <text:p>0.620324</text:p>
          </table:table-cell>
          <table:table-cell office:value-type="float" office:value="0.379676" calcext:value-type="float">
            <text:p>0.379676</text:p>
          </table:table-cell>
          <table:table-cell office:value-type="float" office:value="1" calcext:value-type="float">
            <text:p>1</text:p>
          </table:table-cell>
          <table:table-cell office:value-type="float" office:value="0.871408" calcext:value-type="float">
            <text:p>0.871408</text:p>
          </table:table-cell>
        </table:table-row>
        <table:table-row table:style-name="ro1">
          <table:table-cell office:value-type="float" office:value="7.2001" calcext:value-type="float">
            <text:p>7.2001</text:p>
          </table:table-cell>
          <table:table-cell office:value-type="float" office:value="0.630005" calcext:value-type="float">
            <text:p>0.630005</text:p>
          </table:table-cell>
          <table:table-cell office:value-type="float" office:value="0.369995" calcext:value-type="float">
            <text:p>0.369995</text:p>
          </table:table-cell>
          <table:table-cell office:value-type="float" office:value="1" calcext:value-type="float">
            <text:p>1</text:p>
          </table:table-cell>
          <table:table-cell office:value-type="float" office:value="0.860226" calcext:value-type="float">
            <text:p>0.860226</text:p>
          </table:table-cell>
        </table:table-row>
        <table:table-row table:style-name="ro1">
          <table:table-cell office:value-type="float" office:value="7.2101" calcext:value-type="float">
            <text:p>7.2101</text:p>
          </table:table-cell>
          <table:table-cell office:value-type="float" office:value="0.639635" calcext:value-type="float">
            <text:p>0.639635</text:p>
          </table:table-cell>
          <table:table-cell office:value-type="float" office:value="0.360365" calcext:value-type="float">
            <text:p>0.360365</text:p>
          </table:table-cell>
          <table:table-cell office:value-type="float" office:value="1" calcext:value-type="float">
            <text:p>1</text:p>
          </table:table-cell>
          <table:table-cell office:value-type="float" office:value="0.848959" calcext:value-type="float">
            <text:p>0.848959</text:p>
          </table:table-cell>
        </table:table-row>
        <table:table-row table:style-name="ro1">
          <table:table-cell office:value-type="float" office:value="7.2201" calcext:value-type="float">
            <text:p>7.2201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350792" calcext:value-type="float">
            <text:p>0.350792</text:p>
          </table:table-cell>
          <table:table-cell office:value-type="float" office:value="1" calcext:value-type="float">
            <text:p>1</text:p>
          </table:table-cell>
          <table:table-cell office:value-type="float" office:value="0.837606" calcext:value-type="float">
            <text:p>0.837606</text:p>
          </table:table-cell>
        </table:table-row>
        <table:table-row table:style-name="ro1">
          <table:table-cell office:value-type="float" office:value="7.2301" calcext:value-type="float">
            <text:p>7.2301</text:p>
          </table:table-cell>
          <table:table-cell office:value-type="float" office:value="0.658722" calcext:value-type="float">
            <text:p>0.658722</text:p>
          </table:table-cell>
          <table:table-cell office:value-type="float" office:value="0.341278" calcext:value-type="float">
            <text:p>0.341278</text:p>
          </table:table-cell>
          <table:table-cell office:value-type="float" office:value="1" calcext:value-type="float">
            <text:p>1</text:p>
          </table:table-cell>
          <table:table-cell office:value-type="float" office:value="0.826169" calcext:value-type="float">
            <text:p>0.826169</text:p>
          </table:table-cell>
        </table:table-row>
        <table:table-row table:style-name="ro1">
          <table:table-cell office:value-type="float" office:value="7.2401" calcext:value-type="float">
            <text:p>7.2401</text:p>
          </table:table-cell>
          <table:table-cell office:value-type="float" office:value="0.668172" calcext:value-type="float">
            <text:p>0.668172</text:p>
          </table:table-cell>
          <table:table-cell office:value-type="float" office:value="0.331828" calcext:value-type="float">
            <text:p>0.331828</text:p>
          </table:table-cell>
          <table:table-cell office:value-type="float" office:value="1" calcext:value-type="float">
            <text:p>1</text:p>
          </table:table-cell>
          <table:table-cell office:value-type="float" office:value="0.81465" calcext:value-type="float">
            <text:p>0.81465</text:p>
          </table:table-cell>
        </table:table-row>
        <table:table-row table:style-name="ro1">
          <table:table-cell office:value-type="float" office:value="7.2501" calcext:value-type="float">
            <text:p>7.2501</text:p>
          </table:table-cell>
          <table:table-cell office:value-type="float" office:value="0.677556" calcext:value-type="float">
            <text:p>0.677556</text:p>
          </table:table-cell>
          <table:table-cell office:value-type="float" office:value="0.322444" calcext:value-type="float">
            <text:p>0.322444</text:p>
          </table:table-cell>
          <table:table-cell office:value-type="float" office:value="1" calcext:value-type="float">
            <text:p>1</text:p>
          </table:table-cell>
          <table:table-cell office:value-type="float" office:value="0.80305" calcext:value-type="float">
            <text:p>0.80305</text:p>
          </table:table-cell>
        </table:table-row>
        <table:table-row table:style-name="ro1">
          <table:table-cell office:value-type="float" office:value="7.2601" calcext:value-type="float">
            <text:p>7.2601</text:p>
          </table:table-cell>
          <table:table-cell office:value-type="float" office:value="0.686868" calcext:value-type="float">
            <text:p>0.686868</text:p>
          </table:table-cell>
          <table:table-cell office:value-type="float" office:value="0.313132" calcext:value-type="float">
            <text:p>0.313132</text:p>
          </table:table-cell>
          <table:table-cell office:value-type="float" office:value="1" calcext:value-type="float">
            <text:p>1</text:p>
          </table:table-cell>
          <table:table-cell office:value-type="float" office:value="0.791369" calcext:value-type="float">
            <text:p>0.791369</text:p>
          </table:table-cell>
        </table:table-row>
        <table:table-row table:style-name="ro1">
          <table:table-cell office:value-type="float" office:value="7.2701" calcext:value-type="float">
            <text:p>7.2701</text:p>
          </table:table-cell>
          <table:table-cell office:value-type="float" office:value="0.696105" calcext:value-type="float">
            <text:p>0.696105</text:p>
          </table:table-cell>
          <table:table-cell office:value-type="float" office:value="0.303895" calcext:value-type="float">
            <text:p>0.303895</text:p>
          </table:table-cell>
          <table:table-cell office:value-type="float" office:value="1" calcext:value-type="float">
            <text:p>1</text:p>
          </table:table-cell>
          <table:table-cell office:value-type="float" office:value="0.779609" calcext:value-type="float">
            <text:p>0.779609</text:p>
          </table:table-cell>
        </table:table-row>
        <table:table-row table:style-name="ro1">
          <table:table-cell office:value-type="float" office:value="7.2801" calcext:value-type="float">
            <text:p>7.2801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1" calcext:value-type="float">
            <text:p>1</text:p>
          </table:table-cell>
          <table:table-cell office:value-type="float" office:value="0.767771" calcext:value-type="float">
            <text:p>0.767771</text:p>
          </table:table-cell>
        </table:table-row>
        <table:table-row table:style-name="ro1">
          <table:table-cell office:value-type="float" office:value="7.2901" calcext:value-type="float">
            <text:p>7.2901</text:p>
          </table:table-cell>
          <table:table-cell office:value-type="float" office:value="0.714341" calcext:value-type="float">
            <text:p>0.714341</text:p>
          </table:table-cell>
          <table:table-cell office:value-type="float" office:value="0.285659" calcext:value-type="float">
            <text:p>0.285659</text:p>
          </table:table-cell>
          <table:table-cell office:value-type="float" office:value="1" calcext:value-type="float">
            <text:p>1</text:p>
          </table:table-cell>
          <table:table-cell office:value-type="float" office:value="0.755856" calcext:value-type="float">
            <text:p>0.755856</text:p>
          </table:table-cell>
        </table:table-row>
        <table:table-row table:style-name="ro1">
          <table:table-cell office:value-type="float" office:value="7.3001" calcext:value-type="float">
            <text:p>7.3001</text:p>
          </table:table-cell>
          <table:table-cell office:value-type="float" office:value="0.723332" calcext:value-type="float">
            <text:p>0.723332</text:p>
          </table:table-cell>
          <table:table-cell office:value-type="float" office:value="0.276668" calcext:value-type="float">
            <text:p>0.276668</text:p>
          </table:table-cell>
          <table:table-cell office:value-type="float" office:value="1" calcext:value-type="float">
            <text:p>1</text:p>
          </table:table-cell>
          <table:table-cell office:value-type="float" office:value="0.743866" calcext:value-type="float">
            <text:p>0.743866</text:p>
          </table:table-cell>
        </table:table-row>
        <table:table-row table:style-name="ro1">
          <table:table-cell office:value-type="float" office:value="7.3101" calcext:value-type="float">
            <text:p>7.3101</text:p>
          </table:table-cell>
          <table:table-cell office:value-type="float" office:value="0.732234" calcext:value-type="float">
            <text:p>0.732234</text:p>
          </table:table-cell>
          <table:table-cell office:value-type="float" office:value="0.267766" calcext:value-type="float">
            <text:p>0.267766</text:p>
          </table:table-cell>
          <table:table-cell office:value-type="float" office:value="1" calcext:value-type="float">
            <text:p>1</text:p>
          </table:table-cell>
          <table:table-cell office:value-type="float" office:value="0.731801" calcext:value-type="float">
            <text:p>0.731801</text:p>
          </table:table-cell>
        </table:table-row>
        <table:table-row table:style-name="ro1">
          <table:table-cell office:value-type="float" office:value="7.3201" calcext:value-type="float">
            <text:p>7.3201</text:p>
          </table:table-cell>
          <table:table-cell office:value-type="float" office:value="0.741043" calcext:value-type="float">
            <text:p>0.741043</text:p>
          </table:table-cell>
          <table:table-cell office:value-type="float" office:value="0.258957" calcext:value-type="float">
            <text:p>0.258957</text:p>
          </table:table-cell>
          <table:table-cell office:value-type="float" office:value="1" calcext:value-type="float">
            <text:p>1</text:p>
          </table:table-cell>
          <table:table-cell office:value-type="float" office:value="0.719663" calcext:value-type="float">
            <text:p>0.719663</text:p>
          </table:table-cell>
        </table:table-row>
        <table:table-row table:style-name="ro1">
          <table:table-cell office:value-type="float" office:value="7.3301" calcext:value-type="float">
            <text:p>7.3301</text:p>
          </table:table-cell>
          <table:table-cell office:value-type="float" office:value="0.749755" calcext:value-type="float">
            <text:p>0.749755</text:p>
          </table:table-cell>
          <table:table-cell office:value-type="float" office:value="0.250245" calcext:value-type="float">
            <text:p>0.250245</text:p>
          </table:table-cell>
          <table:table-cell office:value-type="float" office:value="1" calcext:value-type="float">
            <text:p>1</text:p>
          </table:table-cell>
          <table:table-cell office:value-type="float" office:value="0.707453" calcext:value-type="float">
            <text:p>0.707453</text:p>
          </table:table-cell>
        </table:table-row>
        <table:table-row table:style-name="ro1">
          <table:table-cell office:value-type="float" office:value="7.3401" calcext:value-type="float">
            <text:p>7.3401</text:p>
          </table:table-cell>
          <table:table-cell office:value-type="float" office:value="0.758368" calcext:value-type="float">
            <text:p>0.758368</text:p>
          </table:table-cell>
          <table:table-cell office:value-type="float" office:value="0.241632" calcext:value-type="float">
            <text:p>0.241632</text:p>
          </table:table-cell>
          <table:table-cell office:value-type="float" office:value="1" calcext:value-type="float">
            <text:p>1</text:p>
          </table:table-cell>
          <table:table-cell office:value-type="float" office:value="0.695173" calcext:value-type="float">
            <text:p>0.695173</text:p>
          </table:table-cell>
        </table:table-row>
        <table:table-row table:style-name="ro1">
          <table:table-cell office:value-type="float" office:value="7.3501" calcext:value-type="float">
            <text:p>7.3501</text:p>
          </table:table-cell>
          <table:table-cell office:value-type="float" office:value="0.766877" calcext:value-type="float">
            <text:p>0.766877</text:p>
          </table:table-cell>
          <table:table-cell office:value-type="float" office:value="0.233123" calcext:value-type="float">
            <text:p>0.233123</text:p>
          </table:table-cell>
          <table:table-cell office:value-type="float" office:value="1" calcext:value-type="float">
            <text:p>1</text:p>
          </table:table-cell>
          <table:table-cell office:value-type="float" office:value="0.682822" calcext:value-type="float">
            <text:p>0.682822</text:p>
          </table:table-cell>
        </table:table-row>
        <table:table-row table:style-name="ro1">
          <table:table-cell office:value-type="float" office:value="7.3601" calcext:value-type="float">
            <text:p>7.3601</text:p>
          </table:table-cell>
          <table:table-cell office:value-type="float" office:value="0.775279" calcext:value-type="float">
            <text:p>0.775279</text:p>
          </table:table-cell>
          <table:table-cell office:value-type="float" office:value="0.224721" calcext:value-type="float">
            <text:p>0.224721</text:p>
          </table:table-cell>
          <table:table-cell office:value-type="float" office:value="1" calcext:value-type="float">
            <text:p>1</text:p>
          </table:table-cell>
          <table:table-cell office:value-type="float" office:value="0.670404" calcext:value-type="float">
            <text:p>0.670404</text:p>
          </table:table-cell>
        </table:table-row>
        <table:table-row table:style-name="ro1">
          <table:table-cell office:value-type="float" office:value="7.3701" calcext:value-type="float">
            <text:p>7.3701</text:p>
          </table:table-cell>
          <table:table-cell office:value-type="float" office:value="0.783572" calcext:value-type="float">
            <text:p>0.783572</text:p>
          </table:table-cell>
          <table:table-cell office:value-type="float" office:value="0.216428" calcext:value-type="float">
            <text:p>0.216428</text:p>
          </table:table-cell>
          <table:table-cell office:value-type="float" office:value="1" calcext:value-type="float">
            <text:p>1</text:p>
          </table:table-cell>
          <table:table-cell office:value-type="float" office:value="0.657919" calcext:value-type="float">
            <text:p>0.657919</text:p>
          </table:table-cell>
        </table:table-row>
        <table:table-row table:style-name="ro1">
          <table:table-cell office:value-type="float" office:value="7.3801" calcext:value-type="float">
            <text:p>7.3801</text:p>
          </table:table-cell>
          <table:table-cell office:value-type="float" office:value="0.791751" calcext:value-type="float">
            <text:p>0.791751</text:p>
          </table:table-cell>
          <table:table-cell office:value-type="float" office:value="0.208249" calcext:value-type="float">
            <text:p>0.208249</text:p>
          </table:table-cell>
          <table:table-cell office:value-type="float" office:value="1" calcext:value-type="float">
            <text:p>1</text:p>
          </table:table-cell>
          <table:table-cell office:value-type="float" office:value="0.645367" calcext:value-type="float">
            <text:p>0.645367</text:p>
          </table:table-cell>
        </table:table-row>
        <table:table-row table:style-name="ro1">
          <table:table-cell office:value-type="float" office:value="7.3901" calcext:value-type="float">
            <text:p>7.3901</text:p>
          </table:table-cell>
          <table:table-cell office:value-type="float" office:value="0.799813" calcext:value-type="float">
            <text:p>0.799813</text:p>
          </table:table-cell>
          <table:table-cell office:value-type="float" office:value="0.200187" calcext:value-type="float">
            <text:p>0.200187</text:p>
          </table:table-cell>
          <table:table-cell office:value-type="float" office:value="1" calcext:value-type="float">
            <text:p>1</text:p>
          </table:table-cell>
          <table:table-cell office:value-type="float" office:value="0.632752" calcext:value-type="float">
            <text:p>0.632752</text:p>
          </table:table-cell>
        </table:table-row>
        <table:table-row table:style-name="ro1">
          <table:table-cell office:value-type="float" office:value="7.4001" calcext:value-type="float">
            <text:p>7.4001</text:p>
          </table:table-cell>
          <table:table-cell office:value-type="float" office:value="0.807755" calcext:value-type="float">
            <text:p>0.807755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1" calcext:value-type="float">
            <text:p>1</text:p>
          </table:table-cell>
          <table:table-cell office:value-type="float" office:value="0.620072" calcext:value-type="float">
            <text:p>0.620072</text:p>
          </table:table-cell>
        </table:table-row>
        <table:table-row table:style-name="ro1">
          <table:table-cell office:value-type="float" office:value="7.4101" calcext:value-type="float">
            <text:p>7.4101</text:p>
          </table:table-cell>
          <table:table-cell office:value-type="float" office:value="0.815574" calcext:value-type="float">
            <text:p>0.815574</text:p>
          </table:table-cell>
          <table:table-cell office:value-type="float" office:value="0.184426" calcext:value-type="float">
            <text:p>0.184426</text:p>
          </table:table-cell>
          <table:table-cell office:value-type="float" office:value="1" calcext:value-type="float">
            <text:p>1</text:p>
          </table:table-cell>
          <table:table-cell office:value-type="float" office:value="0.607331" calcext:value-type="float">
            <text:p>0.607331</text:p>
          </table:table-cell>
        </table:table-row>
        <table:table-row table:style-name="ro1">
          <table:table-cell office:value-type="float" office:value="7.4201" calcext:value-type="float">
            <text:p>7.4201</text:p>
          </table:table-cell>
          <table:table-cell office:value-type="float" office:value="0.823267" calcext:value-type="float">
            <text:p>0.823267</text:p>
          </table:table-cell>
          <table:table-cell office:value-type="float" office:value="0.176733" calcext:value-type="float">
            <text:p>0.176733</text:p>
          </table:table-cell>
          <table:table-cell office:value-type="float" office:value="1" calcext:value-type="float">
            <text:p>1</text:p>
          </table:table-cell>
          <table:table-cell office:value-type="float" office:value="0.59453" calcext:value-type="float">
            <text:p>0.59453</text:p>
          </table:table-cell>
        </table:table-row>
        <table:table-row table:style-name="ro1">
          <table:table-cell office:value-type="float" office:value="7.4301" calcext:value-type="float">
            <text:p>7.4301</text:p>
          </table:table-cell>
          <table:table-cell office:value-type="float" office:value="0.830831" calcext:value-type="float">
            <text:p>0.830831</text:p>
          </table:table-cell>
          <table:table-cell office:value-type="float" office:value="0.169169" calcext:value-type="float">
            <text:p>0.169169</text:p>
          </table:table-cell>
          <table:table-cell office:value-type="float" office:value="1" calcext:value-type="float">
            <text:p>1</text:p>
          </table:table-cell>
          <table:table-cell office:value-type="float" office:value="0.581668" calcext:value-type="float">
            <text:p>0.581668</text:p>
          </table:table-cell>
        </table:table-row>
        <table:table-row table:style-name="ro1">
          <table:table-cell office:value-type="float" office:value="7.4401" calcext:value-type="float">
            <text:p>7.4401</text:p>
          </table:table-cell>
          <table:table-cell office:value-type="float" office:value="0.838262" calcext:value-type="float">
            <text:p>0.838262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1" calcext:value-type="float">
            <text:p>1</text:p>
          </table:table-cell>
          <table:table-cell office:value-type="float" office:value="0.568749" calcext:value-type="float">
            <text:p>0.568749</text:p>
          </table:table-cell>
        </table:table-row>
        <table:table-row table:style-name="ro1">
          <table:table-cell office:value-type="float" office:value="7.4501" calcext:value-type="float">
            <text:p>7.4501</text:p>
          </table:table-cell>
          <table:table-cell office:value-type="float" office:value="0.845558" calcext:value-type="float">
            <text:p>0.845558</text:p>
          </table:table-cell>
          <table:table-cell office:value-type="float" office:value="0.154442" calcext:value-type="float">
            <text:p>0.154442</text:p>
          </table:table-cell>
          <table:table-cell office:value-type="float" office:value="1" calcext:value-type="float">
            <text:p>1</text:p>
          </table:table-cell>
          <table:table-cell office:value-type="float" office:value="0.555773" calcext:value-type="float">
            <text:p>0.555773</text:p>
          </table:table-cell>
        </table:table-row>
        <table:table-row table:style-name="ro1">
          <table:table-cell office:value-type="float" office:value="7.4601" calcext:value-type="float">
            <text:p>7.4601</text:p>
          </table:table-cell>
          <table:table-cell office:value-type="float" office:value="0.852716" calcext:value-type="float">
            <text:p>0.852716</text:p>
          </table:table-cell>
          <table:table-cell office:value-type="float" office:value="0.147284" calcext:value-type="float">
            <text:p>0.147284</text:p>
          </table:table-cell>
          <table:table-cell office:value-type="float" office:value="1" calcext:value-type="float">
            <text:p>1</text:p>
          </table:table-cell>
          <table:table-cell office:value-type="float" office:value="0.542741" calcext:value-type="float">
            <text:p>0.542741</text:p>
          </table:table-cell>
        </table:table-row>
        <table:table-row table:style-name="ro1">
          <table:table-cell office:value-type="float" office:value="7.4701" calcext:value-type="float">
            <text:p>7.4701</text:p>
          </table:table-cell>
          <table:table-cell office:value-type="float" office:value="0.859733" calcext:value-type="float">
            <text:p>0.859733</text:p>
          </table:table-cell>
          <table:table-cell office:value-type="float" office:value="0.140267" calcext:value-type="float">
            <text:p>0.140267</text:p>
          </table:table-cell>
          <table:table-cell office:value-type="float" office:value="1" calcext:value-type="float">
            <text:p>1</text:p>
          </table:table-cell>
          <table:table-cell office:value-type="float" office:value="0.529655" calcext:value-type="float">
            <text:p>0.529655</text:p>
          </table:table-cell>
        </table:table-row>
        <table:table-row table:style-name="ro1">
          <table:table-cell office:value-type="float" office:value="7.4801" calcext:value-type="float">
            <text:p>7.4801</text:p>
          </table:table-cell>
          <table:table-cell office:value-type="float" office:value="0.866606" calcext:value-type="float">
            <text:p>0.866606</text:p>
          </table:table-cell>
          <table:table-cell office:value-type="float" office:value="0.133394" calcext:value-type="float">
            <text:p>0.133394</text:p>
          </table:table-cell>
          <table:table-cell office:value-type="float" office:value="1" calcext:value-type="float">
            <text:p>1</text:p>
          </table:table-cell>
          <table:table-cell office:value-type="float" office:value="0.516516" calcext:value-type="float">
            <text:p>0.516516</text:p>
          </table:table-cell>
        </table:table-row>
        <table:table-row table:style-name="ro1">
          <table:table-cell office:value-type="float" office:value="7.4901" calcext:value-type="float">
            <text:p>7.4901</text:p>
          </table:table-cell>
          <table:table-cell office:value-type="float" office:value="0.873332" calcext:value-type="float">
            <text:p>0.873332</text:p>
          </table:table-cell>
          <table:table-cell office:value-type="float" office:value="0.126668" calcext:value-type="float">
            <text:p>0.126668</text:p>
          </table:table-cell>
          <table:table-cell office:value-type="float" office:value="1" calcext:value-type="float">
            <text:p>1</text:p>
          </table:table-cell>
          <table:table-cell office:value-type="float" office:value="0.503325" calcext:value-type="float">
            <text:p>0.503325</text:p>
          </table:table-cell>
        </table:table-row>
        <table:table-row table:style-name="ro1">
          <table:table-cell office:value-type="float" office:value="7.5001" calcext:value-type="float">
            <text:p>7.5001</text:p>
          </table:table-cell>
          <table:table-cell office:value-type="float" office:value="0.879909" calcext:value-type="float">
            <text:p>0.879909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1" calcext:value-type="float">
            <text:p>1</text:p>
          </table:table-cell>
          <table:table-cell office:value-type="float" office:value="0.490084" calcext:value-type="float">
            <text:p>0.490084</text:p>
          </table:table-cell>
        </table:table-row>
        <table:table-row table:style-name="ro1">
          <table:table-cell office:value-type="float" office:value="7.5101" calcext:value-type="float">
            <text:p>7.5101</text:p>
          </table:table-cell>
          <table:table-cell office:value-type="float" office:value="0.886334" calcext:value-type="float">
            <text:p>0.886334</text:p>
          </table:table-cell>
          <table:table-cell office:value-type="float" office:value="0.113666" calcext:value-type="float">
            <text:p>0.113666</text:p>
          </table:table-cell>
          <table:table-cell office:value-type="float" office:value="1" calcext:value-type="float">
            <text:p>1</text:p>
          </table:table-cell>
          <table:table-cell office:value-type="float" office:value="0.476794" calcext:value-type="float">
            <text:p>0.476794</text:p>
          </table:table-cell>
        </table:table-row>
        <table:table-row table:style-name="ro1">
          <table:table-cell office:value-type="float" office:value="7.5201" calcext:value-type="float">
            <text:p>7.5201</text:p>
          </table:table-cell>
          <table:table-cell office:value-type="float" office:value="0.892604" calcext:value-type="float">
            <text:p>0.892604</text:p>
          </table:table-cell>
          <table:table-cell office:value-type="float" office:value="0.107396" calcext:value-type="float">
            <text:p>0.107396</text:p>
          </table:table-cell>
          <table:table-cell office:value-type="float" office:value="1" calcext:value-type="float">
            <text:p>1</text:p>
          </table:table-cell>
          <table:table-cell office:value-type="float" office:value="0.463456" calcext:value-type="float">
            <text:p>0.463456</text:p>
          </table:table-cell>
        </table:table-row>
        <table:table-row table:style-name="ro1">
          <table:table-cell office:value-type="float" office:value="7.5301" calcext:value-type="float">
            <text:p>7.5301</text:p>
          </table:table-cell>
          <table:table-cell office:value-type="float" office:value="0.898718" calcext:value-type="float">
            <text:p>0.898718</text:p>
          </table:table-cell>
          <table:table-cell office:value-type="float" office:value="0.101282" calcext:value-type="float">
            <text:p>0.101282</text:p>
          </table:table-cell>
          <table:table-cell office:value-type="float" office:value="1" calcext:value-type="float">
            <text:p>1</text:p>
          </table:table-cell>
          <table:table-cell office:value-type="float" office:value="0.450072" calcext:value-type="float">
            <text:p>0.450072</text:p>
          </table:table-cell>
        </table:table-row>
        <table:table-row table:style-name="ro1">
          <table:table-cell office:value-type="float" office:value="7.5401" calcext:value-type="float">
            <text:p>7.5401</text:p>
          </table:table-cell>
          <table:table-cell office:value-type="float" office:value="0.904672" calcext:value-type="float">
            <text:p>0.904672</text:p>
          </table:table-cell>
          <table:table-cell office:value-type="float" office:value="0.0953284" calcext:value-type="float">
            <text:p>0.0953284</text:p>
          </table:table-cell>
          <table:table-cell office:value-type="float" office:value="1" calcext:value-type="float">
            <text:p>1</text:p>
          </table:table-cell>
          <table:table-cell office:value-type="float" office:value="0.436643" calcext:value-type="float">
            <text:p>0.436643</text:p>
          </table:table-cell>
        </table:table-row>
        <table:table-row table:style-name="ro1">
          <table:table-cell office:value-type="float" office:value="7.5501" calcext:value-type="float">
            <text:p>7.5501</text:p>
          </table:table-cell>
          <table:table-cell office:value-type="float" office:value="0.910464" calcext:value-type="float">
            <text:p>0.910464</text:p>
          </table:table-cell>
          <table:table-cell office:value-type="float" office:value="0.0895363" calcext:value-type="float">
            <text:p>0.0895363</text:p>
          </table:table-cell>
          <table:table-cell office:value-type="float" office:value="1" calcext:value-type="float">
            <text:p>1</text:p>
          </table:table-cell>
          <table:table-cell office:value-type="float" office:value="0.42317" calcext:value-type="float">
            <text:p>0.42317</text:p>
          </table:table-cell>
        </table:table-row>
        <table:table-row table:style-name="ro1">
          <table:table-cell office:value-type="float" office:value="7.5601" calcext:value-type="float">
            <text:p>7.5601</text:p>
          </table:table-cell>
          <table:table-cell office:value-type="float" office:value="0.916092" calcext:value-type="float">
            <text:p>0.916092</text:p>
          </table:table-cell>
          <table:table-cell office:value-type="float" office:value="0.0839085" calcext:value-type="float">
            <text:p>0.0839085</text:p>
          </table:table-cell>
          <table:table-cell office:value-type="float" office:value="1" calcext:value-type="float">
            <text:p>1</text:p>
          </table:table-cell>
          <table:table-cell office:value-type="float" office:value="0.409655" calcext:value-type="float">
            <text:p>0.409655</text:p>
          </table:table-cell>
        </table:table-row>
        <table:table-row table:style-name="ro1">
          <table:table-cell office:value-type="float" office:value="7.5701" calcext:value-type="float">
            <text:p>7.5701</text:p>
          </table:table-cell>
          <table:table-cell office:value-type="float" office:value="0.921553" calcext:value-type="float">
            <text:p>0.921553</text:p>
          </table:table-cell>
          <table:table-cell office:value-type="float" office:value="0.0784471" calcext:value-type="float">
            <text:p>0.0784471</text:p>
          </table:table-cell>
          <table:table-cell office:value-type="float" office:value="1" calcext:value-type="float">
            <text:p>1</text:p>
          </table:table-cell>
          <table:table-cell office:value-type="float" office:value="0.396099" calcext:value-type="float">
            <text:p>0.396099</text:p>
          </table:table-cell>
        </table:table-row>
        <table:table-row table:style-name="ro1">
          <table:table-cell office:value-type="float" office:value="7.5801" calcext:value-type="float">
            <text:p>7.5801</text:p>
          </table:table-cell>
          <table:table-cell office:value-type="float" office:value="0.926846" calcext:value-type="float">
            <text:p>0.926846</text:p>
          </table:table-cell>
          <table:table-cell office:value-type="float" office:value="0.0731542" calcext:value-type="float">
            <text:p>0.0731542</text:p>
          </table:table-cell>
          <table:table-cell office:value-type="float" office:value="1" calcext:value-type="float">
            <text:p>1</text:p>
          </table:table-cell>
          <table:table-cell office:value-type="float" office:value="0.382503" calcext:value-type="float">
            <text:p>0.382503</text:p>
          </table:table-cell>
        </table:table-row>
        <table:table-row table:style-name="ro1">
          <table:table-cell office:value-type="float" office:value="7.5901" calcext:value-type="float">
            <text:p>7.5901</text:p>
          </table:table-cell>
          <table:table-cell office:value-type="float" office:value="0.931968" calcext:value-type="float">
            <text:p>0.931968</text:p>
          </table:table-cell>
          <table:table-cell office:value-type="float" office:value="0.0680322" calcext:value-type="float">
            <text:p>0.0680322</text:p>
          </table:table-cell>
          <table:table-cell office:value-type="float" office:value="1" calcext:value-type="float">
            <text:p>1</text:p>
          </table:table-cell>
          <table:table-cell office:value-type="float" office:value="0.368869" calcext:value-type="float">
            <text:p>0.368869</text:p>
          </table:table-cell>
        </table:table-row>
        <table:table-row table:style-name="ro1">
          <table:table-cell office:value-type="float" office:value="7.6001" calcext:value-type="float">
            <text:p>7.6001</text:p>
          </table:table-cell>
          <table:table-cell office:value-type="float" office:value="0.936917" calcext:value-type="float">
            <text:p>0.936917</text:p>
          </table:table-cell>
          <table:table-cell office:value-type="float" office:value="0.0630829" calcext:value-type="float">
            <text:p>0.0630829</text:p>
          </table:table-cell>
          <table:table-cell office:value-type="float" office:value="1" calcext:value-type="float">
            <text:p>1</text:p>
          </table:table-cell>
          <table:table-cell office:value-type="float" office:value="0.355198" calcext:value-type="float">
            <text:p>0.355198</text:p>
          </table:table-cell>
        </table:table-row>
        <table:table-row table:style-name="ro1">
          <table:table-cell office:value-type="float" office:value="7.6101" calcext:value-type="float">
            <text:p>7.6101</text:p>
          </table:table-cell>
          <table:table-cell office:value-type="float" office:value="0.941692" calcext:value-type="float">
            <text:p>0.941692</text:p>
          </table:table-cell>
          <table:table-cell office:value-type="float" office:value="0.0583083" calcext:value-type="float">
            <text:p>0.0583083</text:p>
          </table:table-cell>
          <table:table-cell office:value-type="float" office:value="1" calcext:value-type="float">
            <text:p>1</text:p>
          </table:table-cell>
          <table:table-cell office:value-type="float" office:value="0.341492" calcext:value-type="float">
            <text:p>0.341492</text:p>
          </table:table-cell>
        </table:table-row>
        <table:table-row table:style-name="ro1">
          <table:table-cell office:value-type="float" office:value="7.6201" calcext:value-type="float">
            <text:p>7.6201</text:p>
          </table:table-cell>
          <table:table-cell office:value-type="float" office:value="0.94629" calcext:value-type="float">
            <text:p>0.94629</text:p>
          </table:table-cell>
          <table:table-cell office:value-type="float" office:value="0.0537105" calcext:value-type="float">
            <text:p>0.0537105</text:p>
          </table:table-cell>
          <table:table-cell office:value-type="float" office:value="1" calcext:value-type="float">
            <text:p>1</text:p>
          </table:table-cell>
          <table:table-cell office:value-type="float" office:value="0.327751" calcext:value-type="float">
            <text:p>0.327751</text:p>
          </table:table-cell>
        </table:table-row>
        <table:table-row table:style-name="ro1">
          <table:table-cell office:value-type="float" office:value="7.6301" calcext:value-type="float">
            <text:p>7.6301</text:p>
          </table:table-cell>
          <table:table-cell office:value-type="float" office:value="0.950709" calcext:value-type="float">
            <text:p>0.950709</text:p>
          </table:table-cell>
          <table:table-cell office:value-type="float" office:value="0.0492911" calcext:value-type="float">
            <text:p>0.0492911</text:p>
          </table:table-cell>
          <table:table-cell office:value-type="float" office:value="1" calcext:value-type="float">
            <text:p>1</text:p>
          </table:table-cell>
          <table:table-cell office:value-type="float" office:value="0.313978" calcext:value-type="float">
            <text:p>0.313978</text:p>
          </table:table-cell>
        </table:table-row>
        <table:table-row table:style-name="ro1">
          <table:table-cell office:value-type="float" office:value="7.6401" calcext:value-type="float">
            <text:p>7.6401</text:p>
          </table:table-cell>
          <table:table-cell office:value-type="float" office:value="0.954948" calcext:value-type="float">
            <text:p>0.954948</text:p>
          </table:table-cell>
          <table:table-cell office:value-type="float" office:value="0.045052" calcext:value-type="float">
            <text:p>0.045052</text:p>
          </table:table-cell>
          <table:table-cell office:value-type="float" office:value="1" calcext:value-type="float">
            <text:p>1</text:p>
          </table:table-cell>
          <table:table-cell office:value-type="float" office:value="0.300173" calcext:value-type="float">
            <text:p>0.300173</text:p>
          </table:table-cell>
        </table:table-row>
        <table:table-row table:style-name="ro1">
          <table:table-cell office:value-type="float" office:value="7.6501" calcext:value-type="float">
            <text:p>7.6501</text:p>
          </table:table-cell>
          <table:table-cell office:value-type="float" office:value="0.959005" calcext:value-type="float">
            <text:p>0.959005</text:p>
          </table:table-cell>
          <table:table-cell office:value-type="float" office:value="0.0409949" calcext:value-type="float">
            <text:p>0.0409949</text:p>
          </table:table-cell>
          <table:table-cell office:value-type="float" office:value="1" calcext:value-type="float">
            <text:p>1</text:p>
          </table:table-cell>
          <table:table-cell office:value-type="float" office:value="0.286339" calcext:value-type="float">
            <text:p>0.286339</text:p>
          </table:table-cell>
        </table:table-row>
        <table:table-row table:style-name="ro1">
          <table:table-cell office:value-type="float" office:value="7.6601" calcext:value-type="float">
            <text:p>7.6601</text:p>
          </table:table-cell>
          <table:table-cell office:value-type="float" office:value="0.962879" calcext:value-type="float">
            <text:p>0.962879</text:p>
          </table:table-cell>
          <table:table-cell office:value-type="float" office:value="0.0371214" calcext:value-type="float">
            <text:p>0.0371214</text:p>
          </table:table-cell>
          <table:table-cell office:value-type="float" office:value="1" calcext:value-type="float">
            <text:p>1</text:p>
          </table:table-cell>
          <table:table-cell office:value-type="float" office:value="0.272475" calcext:value-type="float">
            <text:p>0.272475</text:p>
          </table:table-cell>
        </table:table-row>
        <table:table-row table:style-name="ro1">
          <table:table-cell office:value-type="float" office:value="7.6701" calcext:value-type="float">
            <text:p>7.6701</text:p>
          </table:table-cell>
          <table:table-cell office:value-type="float" office:value="0.966567" calcext:value-type="float">
            <text:p>0.966567</text:p>
          </table:table-cell>
          <table:table-cell office:value-type="float" office:value="0.0334331" calcext:value-type="float">
            <text:p>0.0334331</text:p>
          </table:table-cell>
          <table:table-cell office:value-type="float" office:value="1" calcext:value-type="float">
            <text:p>1</text:p>
          </table:table-cell>
          <table:table-cell office:value-type="float" office:value="0.258585" calcext:value-type="float">
            <text:p>0.258585</text:p>
          </table:table-cell>
        </table:table-row>
        <table:table-row table:style-name="ro1">
          <table:table-cell office:value-type="float" office:value="7.6801" calcext:value-type="float">
            <text:p>7.6801</text:p>
          </table:table-cell>
          <table:table-cell office:value-type="float" office:value="0.970069" calcext:value-type="float">
            <text:p>0.970069</text:p>
          </table:table-cell>
          <table:table-cell office:value-type="float" office:value="0.0299313" calcext:value-type="float">
            <text:p>0.0299313</text:p>
          </table:table-cell>
          <table:table-cell office:value-type="float" office:value="1" calcext:value-type="float">
            <text:p>1</text:p>
          </table:table-cell>
          <table:table-cell office:value-type="float" office:value="0.244668" calcext:value-type="float">
            <text:p>0.244668</text:p>
          </table:table-cell>
        </table:table-row>
        <table:table-row table:style-name="ro1">
          <table:table-cell office:value-type="float" office:value="7.6901" calcext:value-type="float">
            <text:p>7.6901</text:p>
          </table:table-cell>
          <table:table-cell office:value-type="float" office:value="0.973382" calcext:value-type="float">
            <text:p>0.973382</text:p>
          </table:table-cell>
          <table:table-cell office:value-type="float" office:value="0.0266176" calcext:value-type="float">
            <text:p>0.0266176</text:p>
          </table:table-cell>
          <table:table-cell office:value-type="float" office:value="1" calcext:value-type="float">
            <text:p>1</text:p>
          </table:table-cell>
          <table:table-cell office:value-type="float" office:value="0.230728" calcext:value-type="float">
            <text:p>0.230728</text:p>
          </table:table-cell>
        </table:table-row>
        <table:table-row table:style-name="ro1">
          <table:table-cell office:value-type="float" office:value="7.7001" calcext:value-type="float">
            <text:p>7.7001</text:p>
          </table:table-cell>
          <table:table-cell office:value-type="float" office:value="0.976507" calcext:value-type="float">
            <text:p>0.976507</text:p>
          </table:table-cell>
          <table:table-cell office:value-type="float" office:value="0.0234932" calcext:value-type="float">
            <text:p>0.0234932</text:p>
          </table:table-cell>
          <table:table-cell office:value-type="float" office:value="1" calcext:value-type="float">
            <text:p>1</text:p>
          </table:table-cell>
          <table:table-cell office:value-type="float" office:value="0.216764" calcext:value-type="float">
            <text:p>0.216764</text:p>
          </table:table-cell>
        </table:table-row>
        <table:table-row table:style-name="ro1">
          <table:table-cell office:value-type="float" office:value="7.7101" calcext:value-type="float">
            <text:p>7.7101</text:p>
          </table:table-cell>
          <table:table-cell office:value-type="float" office:value="0.979441" calcext:value-type="float">
            <text:p>0.979441</text:p>
          </table:table-cell>
          <table:table-cell office:value-type="float" office:value="0.0205595" calcext:value-type="float">
            <text:p>0.0205595</text:p>
          </table:table-cell>
          <table:table-cell office:value-type="float" office:value="1" calcext:value-type="float">
            <text:p>1</text:p>
          </table:table-cell>
          <table:table-cell office:value-type="float" office:value="0.202778" calcext:value-type="float">
            <text:p>0.202778</text:p>
          </table:table-cell>
        </table:table-row>
        <table:table-row table:style-name="ro1">
          <table:table-cell office:value-type="float" office:value="7.7201" calcext:value-type="float">
            <text:p>7.7201</text:p>
          </table:table-cell>
          <table:table-cell office:value-type="float" office:value="0.982183" calcext:value-type="float">
            <text:p>0.982183</text:p>
          </table:table-cell>
          <table:table-cell office:value-type="float" office:value="0.0178175" calcext:value-type="float">
            <text:p>0.0178175</text:p>
          </table:table-cell>
          <table:table-cell office:value-type="float" office:value="1" calcext:value-type="float">
            <text:p>1</text:p>
          </table:table-cell>
          <table:table-cell office:value-type="float" office:value="0.188772" calcext:value-type="float">
            <text:p>0.188772</text:p>
          </table:table-cell>
        </table:table-row>
        <table:table-row table:style-name="ro1">
          <table:table-cell office:value-type="float" office:value="7.7301" calcext:value-type="float">
            <text:p>7.7301</text:p>
          </table:table-cell>
          <table:table-cell office:value-type="float" office:value="0.984732" calcext:value-type="float">
            <text:p>0.984732</text:p>
          </table:table-cell>
          <table:table-cell office:value-type="float" office:value="0.0152683" calcext:value-type="float">
            <text:p>0.0152683</text:p>
          </table:table-cell>
          <table:table-cell office:value-type="float" office:value="1" calcext:value-type="float">
            <text:p>1</text:p>
          </table:table-cell>
          <table:table-cell office:value-type="float" office:value="0.174747" calcext:value-type="float">
            <text:p>0.174747</text:p>
          </table:table-cell>
        </table:table-row>
        <table:table-row table:style-name="ro1">
          <table:table-cell office:value-type="float" office:value="7.7401" calcext:value-type="float">
            <text:p>7.7401</text:p>
          </table:table-cell>
          <table:table-cell office:value-type="float" office:value="0.987087" calcext:value-type="float">
            <text:p>0.987087</text:p>
          </table:table-cell>
          <table:table-cell office:value-type="float" office:value="0.0129131" calcext:value-type="float">
            <text:p>0.0129131</text:p>
          </table:table-cell>
          <table:table-cell office:value-type="float" office:value="1" calcext:value-type="float">
            <text:p>1</text:p>
          </table:table-cell>
          <table:table-cell office:value-type="float" office:value="0.160705" calcext:value-type="float">
            <text:p>0.160705</text:p>
          </table:table-cell>
        </table:table-row>
        <table:table-row table:style-name="ro1">
          <table:table-cell office:value-type="float" office:value="7.7501" calcext:value-type="float">
            <text:p>7.7501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0107526" calcext:value-type="float">
            <text:p>0.0107526</text:p>
          </table:table-cell>
          <table:table-cell office:value-type="float" office:value="1" calcext:value-type="float">
            <text:p>1</text:p>
          </table:table-cell>
          <table:table-cell office:value-type="float" office:value="0.146647" calcext:value-type="float">
            <text:p>0.146647</text:p>
          </table:table-cell>
        </table:table-row>
        <table:table-row table:style-name="ro1">
          <table:table-cell office:value-type="float" office:value="7.7601" calcext:value-type="float">
            <text:p>7.7601</text:p>
          </table:table-cell>
          <table:table-cell office:value-type="float" office:value="0.991212" calcext:value-type="float">
            <text:p>0.991212</text:p>
          </table:table-cell>
          <table:table-cell office:value-type="float" office:value="0.0087879" calcext:value-type="float">
            <text:p>0.0087879</text:p>
          </table:table-cell>
          <table:table-cell office:value-type="float" office:value="1" calcext:value-type="float">
            <text:p>1</text:p>
          </table:table-cell>
          <table:table-cell office:value-type="float" office:value="0.132574" calcext:value-type="float">
            <text:p>0.132574</text:p>
          </table:table-cell>
        </table:table-row>
        <table:table-row table:style-name="ro1">
          <table:table-cell office:value-type="float" office:value="7.7701" calcext:value-type="float">
            <text:p>7.7701</text:p>
          </table:table-cell>
          <table:table-cell office:value-type="float" office:value="0.99298" calcext:value-type="float">
            <text:p>0.99298</text:p>
          </table:table-cell>
          <table:table-cell office:value-type="float" office:value="0.00701964" calcext:value-type="float">
            <text:p>0.00701964</text:p>
          </table:table-cell>
          <table:table-cell office:value-type="float" office:value="1" calcext:value-type="float">
            <text:p>1</text:p>
          </table:table-cell>
          <table:table-cell office:value-type="float" office:value="0.118487" calcext:value-type="float">
            <text:p>0.118487</text:p>
          </table:table-cell>
        </table:table-row>
        <table:table-row table:style-name="ro1">
          <table:table-cell office:value-type="float" office:value="7.7801" calcext:value-type="float">
            <text:p>7.7801</text:p>
          </table:table-cell>
          <table:table-cell office:value-type="float" office:value="0.994551" calcext:value-type="float">
            <text:p>0.994551</text:p>
          </table:table-cell>
          <table:table-cell office:value-type="float" office:value="0.00544857" calcext:value-type="float">
            <text:p>0.00544857</text:p>
          </table:table-cell>
          <table:table-cell office:value-type="float" office:value="1" calcext:value-type="float">
            <text:p>1</text:p>
          </table:table-cell>
          <table:table-cell office:value-type="float" office:value="0.104389" calcext:value-type="float">
            <text:p>0.104389</text:p>
          </table:table-cell>
        </table:table-row>
        <table:table-row table:style-name="ro1">
          <table:table-cell office:value-type="float" office:value="7.7901" calcext:value-type="float">
            <text:p>7.7901</text:p>
          </table:table-cell>
          <table:table-cell office:value-type="float" office:value="0.995925" calcext:value-type="float">
            <text:p>0.995925</text:p>
          </table:table-cell>
          <table:table-cell office:value-type="float" office:value="0.00407531" calcext:value-type="float">
            <text:p>0.00407531</text:p>
          </table:table-cell>
          <table:table-cell office:value-type="float" office:value="1" calcext:value-type="float">
            <text:p>1</text:p>
          </table:table-cell>
          <table:table-cell office:value-type="float" office:value="0.0902808" calcext:value-type="float">
            <text:p>0.0902808</text:p>
          </table:table-cell>
        </table:table-row>
        <table:table-row table:style-name="ro1">
          <table:table-cell office:value-type="float" office:value="7.8001" calcext:value-type="float">
            <text:p>7.8001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290042" calcext:value-type="float">
            <text:p>0.00290042</text:p>
          </table:table-cell>
          <table:table-cell office:value-type="float" office:value="1" calcext:value-type="float">
            <text:p>1</text:p>
          </table:table-cell>
          <table:table-cell office:value-type="float" office:value="0.0761633" calcext:value-type="float">
            <text:p>0.0761633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0.998076" calcext:value-type="float">
            <text:p>0.998076</text:p>
          </table:table-cell>
          <table:table-cell office:value-type="float" office:value="0.00192436" calcext:value-type="float">
            <text:p>0.00192436</text:p>
          </table:table-cell>
          <table:table-cell office:value-type="float" office:value="1" calcext:value-type="float">
            <text:p>1</text:p>
          </table:table-cell>
          <table:table-cell office:value-type="float" office:value="0.0620381" calcext:value-type="float">
            <text:p>0.0620381</text:p>
          </table:table-cell>
        </table:table-row>
        <table:table-row table:style-name="ro1">
          <table:table-cell office:value-type="float" office:value="7.8201" calcext:value-type="float">
            <text:p>7.820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0114753" calcext:value-type="float">
            <text:p>0.00114753</text:p>
          </table:table-cell>
          <table:table-cell office:value-type="float" office:value="1" calcext:value-type="float">
            <text:p>1</text:p>
          </table:table-cell>
          <table:table-cell office:value-type="float" office:value="0.0479067" calcext:value-type="float">
            <text:p>0.0479067</text:p>
          </table:table-cell>
        </table:table-row>
        <table:table-row table:style-name="ro1">
          <table:table-cell office:value-type="float" office:value="7.8301" calcext:value-type="float">
            <text:p>7.8301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000570224" calcext:value-type="float">
            <text:p>0.000570224</text:p>
          </table:table-cell>
          <table:table-cell office:value-type="float" office:value="1" calcext:value-type="float">
            <text:p>1</text:p>
          </table:table-cell>
          <table:table-cell office:value-type="float" office:value="0.0337705" calcext:value-type="float">
            <text:p>0.0337705</text:p>
          </table:table-cell>
        </table:table-row>
        <table:table-row table:style-name="ro1">
          <table:table-cell office:value-type="float" office:value="7.8401" calcext:value-type="float">
            <text:p>7.8401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0.000192687" calcext:value-type="float">
            <text:p>0.000192687</text:p>
          </table:table-cell>
          <table:table-cell office:value-type="float" office:value="1" calcext:value-type="float">
            <text:p>1</text:p>
          </table:table-cell>
          <table:table-cell office:value-type="float" office:value="0.019631" calcext:value-type="float">
            <text:p>0.019631</text:p>
          </table:table-cell>
        </table:table-row>
        <table:table-row table:style-name="ro1">
          <table:table-cell office:value-type="float" office:value="7.8501" calcext:value-type="float">
            <text:p>7.8501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15067" calcext:value-type="float">
            <text:p>0.000015067</text:p>
          </table:table-cell>
          <table:table-cell office:value-type="float" office:value="1" calcext:value-type="float">
            <text:p>1</text:p>
          </table:table-cell>
          <table:table-cell office:value-type="float" office:value="0.00548944" calcext:value-type="float">
            <text:p>0.00548944</text:p>
          </table:table-cell>
        </table:table-row>
        <table:table-row table:style-name="ro1">
          <table:table-cell office:value-type="float" office:value="7.8601" calcext:value-type="float">
            <text:p>7.860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000037434" calcext:value-type="float">
            <text:p>0.000037434</text:p>
          </table:table-cell>
          <table:table-cell office:value-type="float" office:value="1" calcext:value-type="float">
            <text:p>1</text:p>
          </table:table-cell>
          <table:table-cell office:value-type="float" office:value="0.00865263" calcext:value-type="float">
            <text:p>0.00865263</text:p>
          </table:table-cell>
        </table:table-row>
        <table:table-row table:style-name="ro1">
          <table:table-cell office:value-type="float" office:value="7.8701" calcext:value-type="float">
            <text:p>7.8701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000259779" calcext:value-type="float">
            <text:p>0.000259779</text:p>
          </table:table-cell>
          <table:table-cell office:value-type="float" office:value="1" calcext:value-type="float">
            <text:p>1</text:p>
          </table:table-cell>
          <table:table-cell office:value-type="float" office:value="0.0227938" calcext:value-type="float">
            <text:p>0.0227938</text:p>
          </table:table-cell>
        </table:table-row>
        <table:table-row table:style-name="ro1">
          <table:table-cell office:value-type="float" office:value="7.8801" calcext:value-type="float">
            <text:p>7.8801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000682014" calcext:value-type="float">
            <text:p>0.000682014</text:p>
          </table:table-cell>
          <table:table-cell office:value-type="float" office:value="1" calcext:value-type="float">
            <text:p>1</text:p>
          </table:table-cell>
          <table:table-cell office:value-type="float" office:value="0.0369328" calcext:value-type="float">
            <text:p>0.0369328</text:p>
          </table:table-cell>
        </table:table-row>
        <table:table-row table:style-name="ro1">
          <table:table-cell office:value-type="float" office:value="7.8901" calcext:value-type="float">
            <text:p>7.8901</text:p>
          </table:table-cell>
          <table:table-cell office:value-type="float" office:value="0.998696" calcext:value-type="float">
            <text:p>0.998696</text:p>
          </table:table-cell>
          <table:table-cell office:value-type="float" office:value="0.00130397" calcext:value-type="float">
            <text:p>0.00130397</text:p>
          </table:table-cell>
          <table:table-cell office:value-type="float" office:value="1" calcext:value-type="float">
            <text:p>1</text:p>
          </table:table-cell>
          <table:table-cell office:value-type="float" office:value="0.051068" calcext:value-type="float">
            <text:p>0.051068</text:p>
          </table:table-cell>
        </table:table-row>
        <table:table-row table:style-name="ro1">
          <table:table-cell office:value-type="float" office:value="7.9001" calcext:value-type="float">
            <text:p>7.9001</text:p>
          </table:table-cell>
          <table:table-cell office:value-type="float" office:value="0.997875" calcext:value-type="float">
            <text:p>0.997875</text:p>
          </table:table-cell>
          <table:table-cell office:value-type="float" office:value="0.0021254" calcext:value-type="float">
            <text:p>0.0021254</text:p>
          </table:table-cell>
          <table:table-cell office:value-type="float" office:value="1" calcext:value-type="float">
            <text:p>1</text:p>
          </table:table-cell>
          <table:table-cell office:value-type="float" office:value="0.0651981" calcext:value-type="float">
            <text:p>0.0651981</text:p>
          </table:table-cell>
        </table:table-row>
        <table:table-row table:style-name="ro1">
          <table:table-cell office:value-type="float" office:value="7.9101" calcext:value-type="float">
            <text:p>7.9101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00314597" calcext:value-type="float">
            <text:p>0.00314597</text:p>
          </table:table-cell>
          <table:table-cell office:value-type="float" office:value="1" calcext:value-type="float">
            <text:p>1</text:p>
          </table:table-cell>
          <table:table-cell office:value-type="float" office:value="0.0793217" calcext:value-type="float">
            <text:p>0.0793217</text:p>
          </table:table-cell>
        </table:table-row>
        <table:table-row table:style-name="ro1">
          <table:table-cell office:value-type="float" office:value="7.9201" calcext:value-type="float">
            <text:p>7.9201</text:p>
          </table:table-cell>
          <table:table-cell office:value-type="float" office:value="0.995635" calcext:value-type="float">
            <text:p>0.995635</text:p>
          </table:table-cell>
          <table:table-cell office:value-type="float" office:value="0.00436527" calcext:value-type="float">
            <text:p>0.00436527</text:p>
          </table:table-cell>
          <table:table-cell office:value-type="float" office:value="1" calcext:value-type="float">
            <text:p>1</text:p>
          </table:table-cell>
          <table:table-cell office:value-type="float" office:value="0.0934374" calcext:value-type="float">
            <text:p>0.0934374</text:p>
          </table:table-cell>
        </table:table-row>
        <table:table-row table:style-name="ro1">
          <table:table-cell office:value-type="float" office:value="7.9301" calcext:value-type="float">
            <text:p>7.9301</text:p>
          </table:table-cell>
          <table:table-cell office:value-type="float" office:value="0.994217" calcext:value-type="float">
            <text:p>0.994217</text:p>
          </table:table-cell>
          <table:table-cell office:value-type="float" office:value="0.00578282" calcext:value-type="float">
            <text:p>0.00578282</text:p>
          </table:table-cell>
          <table:table-cell office:value-type="float" office:value="1" calcext:value-type="float">
            <text:p>1</text:p>
          </table:table-cell>
          <table:table-cell office:value-type="float" office:value="0.107544" calcext:value-type="float">
            <text:p>0.107544</text:p>
          </table:table-cell>
        </table:table-row>
        <table:table-row table:style-name="ro1">
          <table:table-cell office:value-type="float" office:value="7.9401" calcext:value-type="float">
            <text:p>7.9401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00739806" calcext:value-type="float">
            <text:p>0.00739806</text:p>
          </table:table-cell>
          <table:table-cell office:value-type="float" office:value="1" calcext:value-type="float">
            <text:p>1</text:p>
          </table:table-cell>
          <table:table-cell office:value-type="float" office:value="0.121639" calcext:value-type="float">
            <text:p>0.121639</text:p>
          </table:table-cell>
        </table:table-row>
        <table:table-row table:style-name="ro1">
          <table:table-cell office:value-type="float" office:value="7.9501" calcext:value-type="float">
            <text:p>7.9501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0921032" calcext:value-type="float">
            <text:p>0.00921032</text:p>
          </table:table-cell>
          <table:table-cell office:value-type="float" office:value="1" calcext:value-type="float">
            <text:p>1</text:p>
          </table:table-cell>
          <table:table-cell office:value-type="float" office:value="0.135723" calcext:value-type="float">
            <text:p>0.135723</text:p>
          </table:table-cell>
        </table:table-row>
        <table:table-row table:style-name="ro1">
          <table:table-cell office:value-type="float" office:value="7.9601" calcext:value-type="float">
            <text:p>7.9601</text:p>
          </table:table-cell>
          <table:table-cell office:value-type="float" office:value="0.988781" calcext:value-type="float">
            <text:p>0.988781</text:p>
          </table:table-cell>
          <table:table-cell office:value-type="float" office:value="0.0112189" calcext:value-type="float">
            <text:p>0.0112189</text:p>
          </table:table-cell>
          <table:table-cell office:value-type="float" office:value="1" calcext:value-type="float">
            <text:p>1</text:p>
          </table:table-cell>
          <table:table-cell office:value-type="float" office:value="0.149793" calcext:value-type="float">
            <text:p>0.149793</text:p>
          </table:table-cell>
        </table:table-row>
        <table:table-row table:style-name="ro1">
          <table:table-cell office:value-type="float" office:value="7.9701" calcext:value-type="float">
            <text:p>7.9701</text:p>
          </table:table-cell>
          <table:table-cell office:value-type="float" office:value="0.986577" calcext:value-type="float">
            <text:p>0.986577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1" calcext:value-type="float">
            <text:p>1</text:p>
          </table:table-cell>
          <table:table-cell office:value-type="float" office:value="0.163847" calcext:value-type="float">
            <text:p>0.163847</text:p>
          </table:table-cell>
        </table:table-row>
        <table:table-row table:style-name="ro1">
          <table:table-cell office:value-type="float" office:value="7.9801" calcext:value-type="float">
            <text:p>7.9801</text:p>
          </table:table-cell>
          <table:table-cell office:value-type="float" office:value="0.984178" calcext:value-type="float">
            <text:p>0.984178</text:p>
          </table:table-cell>
          <table:table-cell office:value-type="float" office:value="0.0158217" calcext:value-type="float">
            <text:p>0.0158217</text:p>
          </table:table-cell>
          <table:table-cell office:value-type="float" office:value="1" calcext:value-type="float">
            <text:p>1</text:p>
          </table:table-cell>
          <table:table-cell office:value-type="float" office:value="0.177886" calcext:value-type="float">
            <text:p>0.177886</text:p>
          </table:table-cell>
        </table:table-row>
        <table:table-row table:style-name="ro1">
          <table:table-cell office:value-type="float" office:value="7.9901" calcext:value-type="float">
            <text:p>7.9901</text:p>
          </table:table-cell>
          <table:table-cell office:value-type="float" office:value="0.981586" calcext:value-type="float">
            <text:p>0.981586</text:p>
          </table:table-cell>
          <table:table-cell office:value-type="float" office:value="0.0184141" calcext:value-type="float">
            <text:p>0.0184141</text:p>
          </table:table-cell>
          <table:table-cell office:value-type="float" office:value="1" calcext:value-type="float">
            <text:p>1</text:p>
          </table:table-cell>
          <table:table-cell office:value-type="float" office:value="0.191907" calcext:value-type="float">
            <text:p>0.191907</text:p>
          </table:table-cell>
        </table:table-row>
        <table:table-row table:style-name="ro1">
          <table:table-cell office:value-type="float" office:value="8.0001" calcext:value-type="float">
            <text:p>8.0001</text:p>
          </table:table-cell>
          <table:table-cell office:value-type="float" office:value="0.978801" calcext:value-type="float">
            <text:p>0.978801</text:p>
          </table:table-cell>
          <table:table-cell office:value-type="float" office:value="0.0211991" calcext:value-type="float">
            <text:p>0.0211991</text:p>
          </table:table-cell>
          <table:table-cell office:value-type="float" office:value="1" calcext:value-type="float">
            <text:p>1</text:p>
          </table:table-cell>
          <table:table-cell office:value-type="float" office:value="0.205908" calcext:value-type="float">
            <text:p>0.205908</text:p>
          </table:table-cell>
        </table:table-row>
        <table:table-row table:style-name="ro1">
          <table:table-cell office:value-type="float" office:value="8.0101" calcext:value-type="float">
            <text:p>8.0101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0241756" calcext:value-type="float">
            <text:p>0.0241756</text:p>
          </table:table-cell>
          <table:table-cell office:value-type="float" office:value="1" calcext:value-type="float">
            <text:p>1</text:p>
          </table:table-cell>
          <table:table-cell office:value-type="float" office:value="0.219889" calcext:value-type="float">
            <text:p>0.219889</text:p>
          </table:table-cell>
        </table:table-row>
        <table:table-row table:style-name="ro1">
          <table:table-cell office:value-type="float" office:value="8.0201" calcext:value-type="float">
            <text:p>8.0201</text:p>
          </table:table-cell>
          <table:table-cell office:value-type="float" office:value="0.972658" calcext:value-type="float">
            <text:p>0.972658</text:p>
          </table:table-cell>
          <table:table-cell office:value-type="float" office:value="0.0273424" calcext:value-type="float">
            <text:p>0.0273424</text:p>
          </table:table-cell>
          <table:table-cell office:value-type="float" office:value="1" calcext:value-type="float">
            <text:p>1</text:p>
          </table:table-cell>
          <table:table-cell office:value-type="float" office:value="0.233848" calcext:value-type="float">
            <text:p>0.233848</text:p>
          </table:table-cell>
        </table:table-row>
        <table:table-row table:style-name="ro1">
          <table:table-cell office:value-type="float" office:value="8.0301" calcext:value-type="float">
            <text:p>8.0301</text:p>
          </table:table-cell>
          <table:table-cell office:value-type="float" office:value="0.969302" calcext:value-type="float">
            <text:p>0.969302</text:p>
          </table:table-cell>
          <table:table-cell office:value-type="float" office:value="0.0306983" calcext:value-type="float">
            <text:p>0.0306983</text:p>
          </table:table-cell>
          <table:table-cell office:value-type="float" office:value="1" calcext:value-type="float">
            <text:p>1</text:p>
          </table:table-cell>
          <table:table-cell office:value-type="float" office:value="0.247783" calcext:value-type="float">
            <text:p>0.247783</text:p>
          </table:table-cell>
        </table:table-row>
        <table:table-row table:style-name="ro1">
          <table:table-cell office:value-type="float" office:value="8.0401" calcext:value-type="float">
            <text:p>8.0401</text:p>
          </table:table-cell>
          <table:table-cell office:value-type="float" office:value="0.965758" calcext:value-type="float">
            <text:p>0.965758</text:p>
          </table:table-cell>
          <table:table-cell office:value-type="float" office:value="0.0342419" calcext:value-type="float">
            <text:p>0.0342419</text:p>
          </table:table-cell>
          <table:table-cell office:value-type="float" office:value="1" calcext:value-type="float">
            <text:p>1</text:p>
          </table:table-cell>
          <table:table-cell office:value-type="float" office:value="0.261694" calcext:value-type="float">
            <text:p>0.261694</text:p>
          </table:table-cell>
        </table:table-row>
        <table:table-row table:style-name="ro1">
          <table:table-cell office:value-type="float" office:value="8.0501" calcext:value-type="float">
            <text:p>8.0501</text:p>
          </table:table-cell>
          <table:table-cell office:value-type="float" office:value="0.962028" calcext:value-type="float">
            <text:p>0.962028</text:p>
          </table:table-cell>
          <table:table-cell office:value-type="float" office:value="0.0379718" calcext:value-type="float">
            <text:p>0.0379718</text:p>
          </table:table-cell>
          <table:table-cell office:value-type="float" office:value="1" calcext:value-type="float">
            <text:p>1</text:p>
          </table:table-cell>
          <table:table-cell office:value-type="float" office:value="0.275579" calcext:value-type="float">
            <text:p>0.275579</text:p>
          </table:table-cell>
        </table:table-row>
        <table:table-row table:style-name="ro1">
          <table:table-cell office:value-type="float" office:value="8.0601" calcext:value-type="float">
            <text:p>8.0601</text:p>
          </table:table-cell>
          <table:table-cell office:value-type="float" office:value="0.958113" calcext:value-type="float">
            <text:p>0.958113</text:p>
          </table:table-cell>
          <table:table-cell office:value-type="float" office:value="0.0418865" calcext:value-type="float">
            <text:p>0.0418865</text:p>
          </table:table-cell>
          <table:table-cell office:value-type="float" office:value="1" calcext:value-type="float">
            <text:p>1</text:p>
          </table:table-cell>
          <table:table-cell office:value-type="float" office:value="0.289436" calcext:value-type="float">
            <text:p>0.289436</text:p>
          </table:table-cell>
        </table:table-row>
        <table:table-row table:style-name="ro1">
          <table:table-cell office:value-type="float" office:value="8.0701" calcext:value-type="float">
            <text:p>8.0701</text:p>
          </table:table-cell>
          <table:table-cell office:value-type="float" office:value="0.954016" calcext:value-type="float">
            <text:p>0.954016</text:p>
          </table:table-cell>
          <table:table-cell office:value-type="float" office:value="0.0459845" calcext:value-type="float">
            <text:p>0.0459845</text:p>
          </table:table-cell>
          <table:table-cell office:value-type="float" office:value="1" calcext:value-type="float">
            <text:p>1</text:p>
          </table:table-cell>
          <table:table-cell office:value-type="float" office:value="0.303264" calcext:value-type="float">
            <text:p>0.303264</text:p>
          </table:table-cell>
        </table:table-row>
        <table:table-row table:style-name="ro1">
          <table:table-cell office:value-type="float" office:value="8.0801" calcext:value-type="float">
            <text:p>8.0801</text:p>
          </table:table-cell>
          <table:table-cell office:value-type="float" office:value="0.949736" calcext:value-type="float">
            <text:p>0.949736</text:p>
          </table:table-cell>
          <table:table-cell office:value-type="float" office:value="0.050264" calcext:value-type="float">
            <text:p>0.050264</text:p>
          </table:table-cell>
          <table:table-cell office:value-type="float" office:value="1" calcext:value-type="float">
            <text:p>1</text:p>
          </table:table-cell>
          <table:table-cell office:value-type="float" office:value="0.317062" calcext:value-type="float">
            <text:p>0.317062</text:p>
          </table:table-cell>
        </table:table-row>
        <table:table-row table:style-name="ro1">
          <table:table-cell office:value-type="float" office:value="8.0901" calcext:value-type="float">
            <text:p>8.0901</text:p>
          </table:table-cell>
          <table:table-cell office:value-type="float" office:value="0.945277" calcext:value-type="float">
            <text:p>0.945277</text:p>
          </table:table-cell>
          <table:table-cell office:value-type="float" office:value="0.0547235" calcext:value-type="float">
            <text:p>0.0547235</text:p>
          </table:table-cell>
          <table:table-cell office:value-type="float" office:value="1" calcext:value-type="float">
            <text:p>1</text:p>
          </table:table-cell>
          <table:table-cell office:value-type="float" office:value="0.330828" calcext:value-type="float">
            <text:p>0.330828</text:p>
          </table:table-cell>
        </table:table-row>
        <table:table-row table:style-name="ro1">
          <table:table-cell office:value-type="float" office:value="8.1001" calcext:value-type="float">
            <text:p>8.1001</text:p>
          </table:table-cell>
          <table:table-cell office:value-type="float" office:value="0.940639" calcext:value-type="float">
            <text:p>0.940639</text:p>
          </table:table-cell>
          <table:table-cell office:value-type="float" office:value="0.059361" calcext:value-type="float">
            <text:p>0.059361</text:p>
          </table:table-cell>
          <table:table-cell office:value-type="float" office:value="1" calcext:value-type="float">
            <text:p>1</text:p>
          </table:table-cell>
          <table:table-cell office:value-type="float" office:value="0.344561" calcext:value-type="float">
            <text:p>0.344561</text:p>
          </table:table-cell>
        </table:table-row>
        <table:table-row table:style-name="ro1">
          <table:table-cell office:value-type="float" office:value="8.1101" calcext:value-type="float">
            <text:p>8.1101</text:p>
          </table:table-cell>
          <table:table-cell office:value-type="float" office:value="0.935825" calcext:value-type="float">
            <text:p>0.935825</text:p>
          </table:table-cell>
          <table:table-cell office:value-type="float" office:value="0.0641748" calcext:value-type="float">
            <text:p>0.0641748</text:p>
          </table:table-cell>
          <table:table-cell office:value-type="float" office:value="1" calcext:value-type="float">
            <text:p>1</text:p>
          </table:table-cell>
          <table:table-cell office:value-type="float" office:value="0.358259" calcext:value-type="float">
            <text:p>0.358259</text:p>
          </table:table-cell>
        </table:table-row>
        <table:table-row table:style-name="ro1">
          <table:table-cell office:value-type="float" office:value="8.1201" calcext:value-type="float">
            <text:p>8.1201</text:p>
          </table:table-cell>
          <table:table-cell office:value-type="float" office:value="0.930837" calcext:value-type="float">
            <text:p>0.930837</text:p>
          </table:table-cell>
          <table:table-cell office:value-type="float" office:value="0.0691629" calcext:value-type="float">
            <text:p>0.0691629</text:p>
          </table:table-cell>
          <table:table-cell office:value-type="float" office:value="1" calcext:value-type="float">
            <text:p>1</text:p>
          </table:table-cell>
          <table:table-cell office:value-type="float" office:value="0.371922" calcext:value-type="float">
            <text:p>0.371922</text:p>
          </table:table-cell>
        </table:table-row>
        <table:table-row table:style-name="ro1">
          <table:table-cell office:value-type="float" office:value="8.1301" calcext:value-type="float">
            <text:p>8.1301</text:p>
          </table:table-cell>
          <table:table-cell office:value-type="float" office:value="0.925677" calcext:value-type="float">
            <text:p>0.925677</text:p>
          </table:table-cell>
          <table:table-cell office:value-type="float" office:value="0.0743234" calcext:value-type="float">
            <text:p>0.0743234</text:p>
          </table:table-cell>
          <table:table-cell office:value-type="float" office:value="1" calcext:value-type="float">
            <text:p>1</text:p>
          </table:table-cell>
          <table:table-cell office:value-type="float" office:value="0.385547" calcext:value-type="float">
            <text:p>0.385547</text:p>
          </table:table-cell>
        </table:table-row>
        <table:table-row table:style-name="ro1">
          <table:table-cell office:value-type="float" office:value="8.1401" calcext:value-type="float">
            <text:p>8.1401</text:p>
          </table:table-cell>
          <table:table-cell office:value-type="float" office:value="0.920346" calcext:value-type="float">
            <text:p>0.920346</text:p>
          </table:table-cell>
          <table:table-cell office:value-type="float" office:value="0.0796541" calcext:value-type="float">
            <text:p>0.0796541</text:p>
          </table:table-cell>
          <table:table-cell office:value-type="float" office:value="1" calcext:value-type="float">
            <text:p>1</text:p>
          </table:table-cell>
          <table:table-cell office:value-type="float" office:value="0.399134" calcext:value-type="float">
            <text:p>0.399134</text:p>
          </table:table-cell>
        </table:table-row>
        <table:table-row table:style-name="ro1">
          <table:table-cell office:value-type="float" office:value="8.1501" calcext:value-type="float">
            <text:p>8.1501</text:p>
          </table:table-cell>
          <table:table-cell office:value-type="float" office:value="0.914847" calcext:value-type="float">
            <text:p>0.914847</text:p>
          </table:table-cell>
          <table:table-cell office:value-type="float" office:value="0.0851529" calcext:value-type="float">
            <text:p>0.0851529</text:p>
          </table:table-cell>
          <table:table-cell office:value-type="float" office:value="1" calcext:value-type="float">
            <text:p>1</text:p>
          </table:table-cell>
          <table:table-cell office:value-type="float" office:value="0.412681" calcext:value-type="float">
            <text:p>0.412681</text:p>
          </table:table-cell>
        </table:table-row>
        <table:table-row table:style-name="ro1">
          <table:table-cell office:value-type="float" office:value="8.1601" calcext:value-type="float">
            <text:p>8.1601</text:p>
          </table:table-cell>
          <table:table-cell office:value-type="float" office:value="0.909182" calcext:value-type="float">
            <text:p>0.909182</text:p>
          </table:table-cell>
          <table:table-cell office:value-type="float" office:value="0.0908177" calcext:value-type="float">
            <text:p>0.0908177</text:p>
          </table:table-cell>
          <table:table-cell office:value-type="float" office:value="1" calcext:value-type="float">
            <text:p>1</text:p>
          </table:table-cell>
          <table:table-cell office:value-type="float" office:value="0.426187" calcext:value-type="float">
            <text:p>0.426187</text:p>
          </table:table-cell>
        </table:table-row>
        <table:table-row table:style-name="ro1">
          <table:table-cell office:value-type="float" office:value="8.1701" calcext:value-type="float">
            <text:p>8.1701</text:p>
          </table:table-cell>
          <table:table-cell office:value-type="float" office:value="0.903354" calcext:value-type="float">
            <text:p>0.903354</text:p>
          </table:table-cell>
          <table:table-cell office:value-type="float" office:value="0.0966461" calcext:value-type="float">
            <text:p>0.0966461</text:p>
          </table:table-cell>
          <table:table-cell office:value-type="float" office:value="1" calcext:value-type="float">
            <text:p>1</text:p>
          </table:table-cell>
          <table:table-cell office:value-type="float" office:value="0.43965" calcext:value-type="float">
            <text:p>0.43965</text:p>
          </table:table-cell>
        </table:table-row>
        <table:table-row table:style-name="ro1">
          <table:table-cell office:value-type="float" office:value="8.1801" calcext:value-type="float">
            <text:p>8.1801</text:p>
          </table:table-cell>
          <table:table-cell office:value-type="float" office:value="0.897364" calcext:value-type="float">
            <text:p>0.897364</text:p>
          </table:table-cell>
          <table:table-cell office:value-type="float" office:value="0.102636" calcext:value-type="float">
            <text:p>0.102636</text:p>
          </table:table-cell>
          <table:table-cell office:value-type="float" office:value="1" calcext:value-type="float">
            <text:p>1</text:p>
          </table:table-cell>
          <table:table-cell office:value-type="float" office:value="0.453069" calcext:value-type="float">
            <text:p>0.453069</text:p>
          </table:table-cell>
        </table:table-row>
        <table:table-row table:style-name="ro1">
          <table:table-cell office:value-type="float" office:value="8.1901" calcext:value-type="float">
            <text:p>8.1901</text:p>
          </table:table-cell>
          <table:table-cell office:value-type="float" office:value="0.891215" calcext:value-type="float">
            <text:p>0.891215</text:p>
          </table:table-cell>
          <table:table-cell office:value-type="float" office:value="0.108785" calcext:value-type="float">
            <text:p>0.108785</text:p>
          </table:table-cell>
          <table:table-cell office:value-type="float" office:value="1" calcext:value-type="float">
            <text:p>1</text:p>
          </table:table-cell>
          <table:table-cell office:value-type="float" office:value="0.466443" calcext:value-type="float">
            <text:p>0.466443</text:p>
          </table:table-cell>
        </table:table-row>
        <table:table-row table:style-name="ro1">
          <table:table-cell office:value-type="float" office:value="8.2001" calcext:value-type="float">
            <text:p>8.2001</text:p>
          </table:table-cell>
          <table:table-cell office:value-type="float" office:value="0.88491" calcext:value-type="float">
            <text:p>0.88491</text:p>
          </table:table-cell>
          <table:table-cell office:value-type="float" office:value="0.11509" calcext:value-type="float">
            <text:p>0.11509</text:p>
          </table:table-cell>
          <table:table-cell office:value-type="float" office:value="1" calcext:value-type="float">
            <text:p>1</text:p>
          </table:table-cell>
          <table:table-cell office:value-type="float" office:value="0.47977" calcext:value-type="float">
            <text:p>0.47977</text:p>
          </table:table-cell>
        </table:table-row>
        <table:table-row table:style-name="ro1">
          <table:table-cell office:value-type="float" office:value="8.2101" calcext:value-type="float">
            <text:p>8.2101</text:p>
          </table:table-cell>
          <table:table-cell office:value-type="float" office:value="0.878451" calcext:value-type="float">
            <text:p>0.878451</text:p>
          </table:table-cell>
          <table:table-cell office:value-type="float" office:value="0.121549" calcext:value-type="float">
            <text:p>0.121549</text:p>
          </table:table-cell>
          <table:table-cell office:value-type="float" office:value="1" calcext:value-type="float">
            <text:p>1</text:p>
          </table:table-cell>
          <table:table-cell office:value-type="float" office:value="0.49305" calcext:value-type="float">
            <text:p>0.49305</text:p>
          </table:table-cell>
        </table:table-row>
        <table:table-row table:style-name="ro1">
          <table:table-cell office:value-type="float" office:value="8.2201" calcext:value-type="float">
            <text:p>8.2201</text:p>
          </table:table-cell>
          <table:table-cell office:value-type="float" office:value="0.87184" calcext:value-type="float">
            <text:p>0.87184</text:p>
          </table:table-cell>
          <table:table-cell office:value-type="float" office:value="0.12816" calcext:value-type="float">
            <text:p>0.12816</text:p>
          </table:table-cell>
          <table:table-cell office:value-type="float" office:value="1" calcext:value-type="float">
            <text:p>1</text:p>
          </table:table-cell>
          <table:table-cell office:value-type="float" office:value="0.50628" calcext:value-type="float">
            <text:p>0.50628</text:p>
          </table:table-cell>
        </table:table-row>
        <table:table-row table:style-name="ro1">
          <table:table-cell office:value-type="float" office:value="8.2301" calcext:value-type="float">
            <text:p>8.2301</text:p>
          </table:table-cell>
          <table:table-cell office:value-type="float" office:value="0.865081" calcext:value-type="float">
            <text:p>0.865081</text:p>
          </table:table-cell>
          <table:table-cell office:value-type="float" office:value="0.134919" calcext:value-type="float">
            <text:p>0.134919</text:p>
          </table:table-cell>
          <table:table-cell office:value-type="float" office:value="1" calcext:value-type="float">
            <text:p>1</text:p>
          </table:table-cell>
          <table:table-cell office:value-type="float" office:value="0.519459" calcext:value-type="float">
            <text:p>0.519459</text:p>
          </table:table-cell>
        </table:table-row>
        <table:table-row table:style-name="ro1">
          <table:table-cell office:value-type="float" office:value="8.2401" calcext:value-type="float">
            <text:p>8.2401</text:p>
          </table:table-cell>
          <table:table-cell office:value-type="float" office:value="0.858176" calcext:value-type="float">
            <text:p>0.858176</text:p>
          </table:table-cell>
          <table:table-cell office:value-type="float" office:value="0.141824" calcext:value-type="float">
            <text:p>0.141824</text:p>
          </table:table-cell>
          <table:table-cell office:value-type="float" office:value="1" calcext:value-type="float">
            <text:p>1</text:p>
          </table:table-cell>
          <table:table-cell office:value-type="float" office:value="0.532586" calcext:value-type="float">
            <text:p>0.532586</text:p>
          </table:table-cell>
        </table:table-row>
        <table:table-row table:style-name="ro1">
          <table:table-cell office:value-type="float" office:value="8.2501" calcext:value-type="float">
            <text:p>8.2501</text:p>
          </table:table-cell>
          <table:table-cell office:value-type="float" office:value="0.851127" calcext:value-type="float">
            <text:p>0.851127</text:p>
          </table:table-cell>
          <table:table-cell office:value-type="float" office:value="0.148873" calcext:value-type="float">
            <text:p>0.148873</text:p>
          </table:table-cell>
          <table:table-cell office:value-type="float" office:value="1" calcext:value-type="float">
            <text:p>1</text:p>
          </table:table-cell>
          <table:table-cell office:value-type="float" office:value="0.54566" calcext:value-type="float">
            <text:p>0.54566</text:p>
          </table:table-cell>
        </table:table-row>
        <table:table-row table:style-name="ro1">
          <table:table-cell office:value-type="float" office:value="8.2601" calcext:value-type="float">
            <text:p>8.2601</text:p>
          </table:table-cell>
          <table:table-cell office:value-type="float" office:value="0.843938" calcext:value-type="float">
            <text:p>0.843938</text:p>
          </table:table-cell>
          <table:table-cell office:value-type="float" office:value="0.156062" calcext:value-type="float">
            <text:p>0.156062</text:p>
          </table:table-cell>
          <table:table-cell office:value-type="float" office:value="1" calcext:value-type="float">
            <text:p>1</text:p>
          </table:table-cell>
          <table:table-cell office:value-type="float" office:value="0.55868" calcext:value-type="float">
            <text:p>0.55868</text:p>
          </table:table-cell>
        </table:table-row>
        <table:table-row table:style-name="ro1">
          <table:table-cell office:value-type="float" office:value="8.2701" calcext:value-type="float">
            <text:p>8.2701</text:p>
          </table:table-cell>
          <table:table-cell office:value-type="float" office:value="0.836612" calcext:value-type="float">
            <text:p>0.836612</text:p>
          </table:table-cell>
          <table:table-cell office:value-type="float" office:value="0.163388" calcext:value-type="float">
            <text:p>0.163388</text:p>
          </table:table-cell>
          <table:table-cell office:value-type="float" office:value="1" calcext:value-type="float">
            <text:p>1</text:p>
          </table:table-cell>
          <table:table-cell office:value-type="float" office:value="0.571644" calcext:value-type="float">
            <text:p>0.571644</text:p>
          </table:table-cell>
        </table:table-row>
        <table:table-row table:style-name="ro1">
          <table:table-cell office:value-type="float" office:value="8.2801" calcext:value-type="float">
            <text:p>8.2801</text:p>
          </table:table-cell>
          <table:table-cell office:value-type="float" office:value="0.829151" calcext:value-type="float">
            <text:p>0.829151</text:p>
          </table:table-cell>
          <table:table-cell office:value-type="float" office:value="0.170849" calcext:value-type="float">
            <text:p>0.170849</text:p>
          </table:table-cell>
          <table:table-cell office:value-type="float" office:value="1" calcext:value-type="float">
            <text:p>1</text:p>
          </table:table-cell>
          <table:table-cell office:value-type="float" office:value="0.58455" calcext:value-type="float">
            <text:p>0.58455</text:p>
          </table:table-cell>
        </table:table-row>
        <table:table-row table:style-name="ro1">
          <table:table-cell office:value-type="float" office:value="8.2901" calcext:value-type="float">
            <text:p>8.2901</text:p>
          </table:table-cell>
          <table:table-cell office:value-type="float" office:value="0.821558" calcext:value-type="float">
            <text:p>0.821558</text:p>
          </table:table-cell>
          <table:table-cell office:value-type="float" office:value="0.178442" calcext:value-type="float">
            <text:p>0.178442</text:p>
          </table:table-cell>
          <table:table-cell office:value-type="float" office:value="1" calcext:value-type="float">
            <text:p>1</text:p>
          </table:table-cell>
          <table:table-cell office:value-type="float" office:value="0.597398" calcext:value-type="float">
            <text:p>0.597398</text:p>
          </table:table-cell>
        </table:table-row>
        <table:table-row table:style-name="ro1">
          <table:table-cell office:value-type="float" office:value="8.3001" calcext:value-type="float">
            <text:p>8.3001</text:p>
          </table:table-cell>
          <table:table-cell office:value-type="float" office:value="0.813836" calcext:value-type="float">
            <text:p>0.813836</text:p>
          </table:table-cell>
          <table:table-cell office:value-type="float" office:value="0.186164" calcext:value-type="float">
            <text:p>0.186164</text:p>
          </table:table-cell>
          <table:table-cell office:value-type="float" office:value="1" calcext:value-type="float">
            <text:p>1</text:p>
          </table:table-cell>
          <table:table-cell office:value-type="float" office:value="0.610187" calcext:value-type="float">
            <text:p>0.610187</text:p>
          </table:table-cell>
        </table:table-row>
        <table:table-row table:style-name="ro1">
          <table:table-cell office:value-type="float" office:value="8.3101" calcext:value-type="float">
            <text:p>8.3101</text:p>
          </table:table-cell>
          <table:table-cell office:value-type="float" office:value="0.805989" calcext:value-type="float">
            <text:p>0.805989</text:p>
          </table:table-cell>
          <table:table-cell office:value-type="float" office:value="0.194011" calcext:value-type="float">
            <text:p>0.194011</text:p>
          </table:table-cell>
          <table:table-cell office:value-type="float" office:value="1" calcext:value-type="float">
            <text:p>1</text:p>
          </table:table-cell>
          <table:table-cell office:value-type="float" office:value="0.622914" calcext:value-type="float">
            <text:p>0.622914</text:p>
          </table:table-cell>
        </table:table-row>
        <table:table-row table:style-name="ro1">
          <table:table-cell office:value-type="float" office:value="8.3201" calcext:value-type="float">
            <text:p>8.3201</text:p>
          </table:table-cell>
          <table:table-cell office:value-type="float" office:value="0.79802" calcext:value-type="float">
            <text:p>0.79802</text:p>
          </table:table-cell>
          <table:table-cell office:value-type="float" office:value="0.20198" calcext:value-type="float">
            <text:p>0.20198</text:p>
          </table:table-cell>
          <table:table-cell office:value-type="float" office:value="1" calcext:value-type="float">
            <text:p>1</text:p>
          </table:table-cell>
          <table:table-cell office:value-type="float" office:value="0.635579" calcext:value-type="float">
            <text:p>0.635579</text:p>
          </table:table-cell>
        </table:table-row>
        <table:table-row table:style-name="ro1">
          <table:table-cell office:value-type="float" office:value="8.3301" calcext:value-type="float">
            <text:p>8.3301</text:p>
          </table:table-cell>
          <table:table-cell office:value-type="float" office:value="0.789931" calcext:value-type="float">
            <text:p>0.789931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1" calcext:value-type="float">
            <text:p>1</text:p>
          </table:table-cell>
          <table:table-cell office:value-type="float" office:value="0.64818" calcext:value-type="float">
            <text:p>0.64818</text:p>
          </table:table-cell>
        </table:table-row>
        <table:table-row table:style-name="ro1">
          <table:table-cell office:value-type="float" office:value="8.3401" calcext:value-type="float">
            <text:p>8.3401</text:p>
          </table:table-cell>
          <table:table-cell office:value-type="float" office:value="0.781727" calcext:value-type="float">
            <text:p>0.781727</text:p>
          </table:table-cell>
          <table:table-cell office:value-type="float" office:value="0.218273" calcext:value-type="float">
            <text:p>0.218273</text:p>
          </table:table-cell>
          <table:table-cell office:value-type="float" office:value="1" calcext:value-type="float">
            <text:p>1</text:p>
          </table:table-cell>
          <table:table-cell office:value-type="float" office:value="0.660717" calcext:value-type="float">
            <text:p>0.660717</text:p>
          </table:table-cell>
        </table:table-row>
        <table:table-row table:style-name="ro1">
          <table:table-cell office:value-type="float" office:value="8.3501" calcext:value-type="float">
            <text:p>8.3501</text:p>
          </table:table-cell>
          <table:table-cell office:value-type="float" office:value="0.773409" calcext:value-type="float">
            <text:p>0.773409</text:p>
          </table:table-cell>
          <table:table-cell office:value-type="float" office:value="0.226591" calcext:value-type="float">
            <text:p>0.226591</text:p>
          </table:table-cell>
          <table:table-cell office:value-type="float" office:value="1" calcext:value-type="float">
            <text:p>1</text:p>
          </table:table-cell>
          <table:table-cell office:value-type="float" office:value="0.673188" calcext:value-type="float">
            <text:p>0.673188</text:p>
          </table:table-cell>
        </table:table-row>
        <table:table-row table:style-name="ro1">
          <table:table-cell office:value-type="float" office:value="8.3601" calcext:value-type="float">
            <text:p>8.3601</text:p>
          </table:table-cell>
          <table:table-cell office:value-type="float" office:value="0.764983" calcext:value-type="float">
            <text:p>0.764983</text:p>
          </table:table-cell>
          <table:table-cell office:value-type="float" office:value="0.235017" calcext:value-type="float">
            <text:p>0.235017</text:p>
          </table:table-cell>
          <table:table-cell office:value-type="float" office:value="1" calcext:value-type="float">
            <text:p>1</text:p>
          </table:table-cell>
          <table:table-cell office:value-type="float" office:value="0.685591" calcext:value-type="float">
            <text:p>0.685591</text:p>
          </table:table-cell>
        </table:table-row>
        <table:table-row table:style-name="ro1">
          <table:table-cell office:value-type="float" office:value="8.3701" calcext:value-type="float">
            <text:p>8.3701</text:p>
          </table:table-cell>
          <table:table-cell office:value-type="float" office:value="0.75645" calcext:value-type="float">
            <text:p>0.75645</text:p>
          </table:table-cell>
          <table:table-cell office:value-type="float" office:value="0.24355" calcext:value-type="float">
            <text:p>0.24355</text:p>
          </table:table-cell>
          <table:table-cell office:value-type="float" office:value="1" calcext:value-type="float">
            <text:p>1</text:p>
          </table:table-cell>
          <table:table-cell office:value-type="float" office:value="0.697925" calcext:value-type="float">
            <text:p>0.697925</text:p>
          </table:table-cell>
        </table:table-row>
        <table:table-row table:style-name="ro1">
          <table:table-cell office:value-type="float" office:value="8.3801" calcext:value-type="float">
            <text:p>8.3801</text:p>
          </table:table-cell>
          <table:table-cell office:value-type="float" office:value="0.747815" calcext:value-type="float">
            <text:p>0.747815</text:p>
          </table:table-cell>
          <table:table-cell office:value-type="float" office:value="0.252185" calcext:value-type="float">
            <text:p>0.252185</text:p>
          </table:table-cell>
          <table:table-cell office:value-type="float" office:value="1" calcext:value-type="float">
            <text:p>1</text:p>
          </table:table-cell>
          <table:table-cell office:value-type="float" office:value="0.71019" calcext:value-type="float">
            <text:p>0.71019</text:p>
          </table:table-cell>
        </table:table-row>
        <table:table-row table:style-name="ro1">
          <table:table-cell office:value-type="float" office:value="8.3901" calcext:value-type="float">
            <text:p>8.3901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26092" calcext:value-type="float">
            <text:p>0.26092</text:p>
          </table:table-cell>
          <table:table-cell office:value-type="float" office:value="1" calcext:value-type="float">
            <text:p>1</text:p>
          </table:table-cell>
          <table:table-cell office:value-type="float" office:value="0.722384" calcext:value-type="float">
            <text:p>0.722384</text:p>
          </table:table-cell>
        </table:table-row>
        <table:table-row table:style-name="ro1">
          <table:table-cell office:value-type="float" office:value="8.4001" calcext:value-type="float">
            <text:p>8.4001</text:p>
          </table:table-cell>
          <table:table-cell office:value-type="float" office:value="0.730251" calcext:value-type="float">
            <text:p>0.730251</text:p>
          </table:table-cell>
          <table:table-cell office:value-type="float" office:value="0.269749" calcext:value-type="float">
            <text:p>0.269749</text:p>
          </table:table-cell>
          <table:table-cell office:value-type="float" office:value="1" calcext:value-type="float">
            <text:p>1</text:p>
          </table:table-cell>
          <table:table-cell office:value-type="float" office:value="0.734506" calcext:value-type="float">
            <text:p>0.734506</text:p>
          </table:table-cell>
        </table:table-row>
        <table:table-row table:style-name="ro1">
          <table:table-cell office:value-type="float" office:value="8.4101" calcext:value-type="float">
            <text:p>8.4101</text:p>
          </table:table-cell>
          <table:table-cell office:value-type="float" office:value="0.721328" calcext:value-type="float">
            <text:p>0.721328</text:p>
          </table:table-cell>
          <table:table-cell office:value-type="float" office:value="0.278672" calcext:value-type="float">
            <text:p>0.278672</text:p>
          </table:table-cell>
          <table:table-cell office:value-type="float" office:value="1" calcext:value-type="float">
            <text:p>1</text:p>
          </table:table-cell>
          <table:table-cell office:value-type="float" office:value="0.746554" calcext:value-type="float">
            <text:p>0.746554</text:p>
          </table:table-cell>
        </table:table-row>
        <table:table-row table:style-name="ro1">
          <table:table-cell office:value-type="float" office:value="8.4201" calcext:value-type="float">
            <text:p>8.4201</text:p>
          </table:table-cell>
          <table:table-cell office:value-type="float" office:value="0.712318" calcext:value-type="float">
            <text:p>0.712318</text:p>
          </table:table-cell>
          <table:table-cell office:value-type="float" office:value="0.287682" calcext:value-type="float">
            <text:p>0.287682</text:p>
          </table:table-cell>
          <table:table-cell office:value-type="float" office:value="1" calcext:value-type="float">
            <text:p>1</text:p>
          </table:table-cell>
          <table:table-cell office:value-type="float" office:value="0.758528" calcext:value-type="float">
            <text:p>0.758528</text:p>
          </table:table-cell>
        </table:table-row>
        <table:table-row table:style-name="ro1">
          <table:table-cell office:value-type="float" office:value="8.4301" calcext:value-type="float">
            <text:p>8.4301</text:p>
          </table:table-cell>
          <table:table-cell office:value-type="float" office:value="0.703222" calcext:value-type="float">
            <text:p>0.703222</text:p>
          </table:table-cell>
          <table:table-cell office:value-type="float" office:value="0.296778" calcext:value-type="float">
            <text:p>0.296778</text:p>
          </table:table-cell>
          <table:table-cell office:value-type="float" office:value="1" calcext:value-type="float">
            <text:p>1</text:p>
          </table:table-cell>
          <table:table-cell office:value-type="float" office:value="0.770425" calcext:value-type="float">
            <text:p>0.770425</text:p>
          </table:table-cell>
        </table:table-row>
        <table:table-row table:style-name="ro1">
          <table:table-cell office:value-type="float" office:value="8.4401" calcext:value-type="float">
            <text:p>8.4401</text:p>
          </table:table-cell>
          <table:table-cell office:value-type="float" office:value="0.694046" calcext:value-type="float">
            <text:p>0.694046</text:p>
          </table:table-cell>
          <table:table-cell office:value-type="float" office:value="0.305954" calcext:value-type="float">
            <text:p>0.305954</text:p>
          </table:table-cell>
          <table:table-cell office:value-type="float" office:value="1" calcext:value-type="float">
            <text:p>1</text:p>
          </table:table-cell>
          <table:table-cell office:value-type="float" office:value="0.782246" calcext:value-type="float">
            <text:p>0.782246</text:p>
          </table:table-cell>
        </table:table-row>
        <table:table-row table:style-name="ro1">
          <table:table-cell office:value-type="float" office:value="8.4501" calcext:value-type="float">
            <text:p>8.4501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315209" calcext:value-type="float">
            <text:p>0.315209</text:p>
          </table:table-cell>
          <table:table-cell office:value-type="float" office:value="1" calcext:value-type="float">
            <text:p>1</text:p>
          </table:table-cell>
          <table:table-cell office:value-type="float" office:value="0.793988" calcext:value-type="float">
            <text:p>0.793988</text:p>
          </table:table-cell>
        </table:table-row>
        <table:table-row table:style-name="ro1">
          <table:table-cell office:value-type="float" office:value="8.4601" calcext:value-type="float">
            <text:p>8.4601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324537" calcext:value-type="float">
            <text:p>0.324537</text:p>
          </table:table-cell>
          <table:table-cell office:value-type="float" office:value="1" calcext:value-type="float">
            <text:p>1</text:p>
          </table:table-cell>
          <table:table-cell office:value-type="float" office:value="0.805651" calcext:value-type="float">
            <text:p>0.805651</text:p>
          </table:table-cell>
        </table:table-row>
        <table:table-row table:style-name="ro1">
          <table:table-cell office:value-type="float" office:value="8.4701" calcext:value-type="float">
            <text:p>8.4701</text:p>
          </table:table-cell>
          <table:table-cell office:value-type="float" office:value="0.666064" calcext:value-type="float">
            <text:p>0.666064</text:p>
          </table:table-cell>
          <table:table-cell office:value-type="float" office:value="0.333936" calcext:value-type="float">
            <text:p>0.333936</text:p>
          </table:table-cell>
          <table:table-cell office:value-type="float" office:value="1" calcext:value-type="float">
            <text:p>1</text:p>
          </table:table-cell>
          <table:table-cell office:value-type="float" office:value="0.817234" calcext:value-type="float">
            <text:p>0.817234</text:p>
          </table:table-cell>
        </table:table-row>
        <table:table-row table:style-name="ro1">
          <table:table-cell office:value-type="float" office:value="8.4801" calcext:value-type="float">
            <text:p>8.4801</text:p>
          </table:table-cell>
          <table:table-cell office:value-type="float" office:value="0.656599" calcext:value-type="float">
            <text:p>0.656599</text:p>
          </table:table-cell>
          <table:table-cell office:value-type="float" office:value="0.343401" calcext:value-type="float">
            <text:p>0.343401</text:p>
          </table:table-cell>
          <table:table-cell office:value-type="float" office:value="1" calcext:value-type="float">
            <text:p>1</text:p>
          </table:table-cell>
          <table:table-cell office:value-type="float" office:value="0.828735" calcext:value-type="float">
            <text:p>0.828735</text:p>
          </table:table-cell>
        </table:table-row>
        <table:table-row table:style-name="ro1">
          <table:table-cell office:value-type="float" office:value="8.4901" calcext:value-type="float">
            <text:p>8.4901</text:p>
          </table:table-cell>
          <table:table-cell office:value-type="float" office:value="0.647072" calcext:value-type="float">
            <text:p>0.647072</text:p>
          </table:table-cell>
          <table:table-cell office:value-type="float" office:value="0.352928" calcext:value-type="float">
            <text:p>0.352928</text:p>
          </table:table-cell>
          <table:table-cell office:value-type="float" office:value="1" calcext:value-type="float">
            <text:p>1</text:p>
          </table:table-cell>
          <table:table-cell office:value-type="float" office:value="0.840152" calcext:value-type="float">
            <text:p>0.840152</text:p>
          </table:table-cell>
        </table:table-row>
        <table:table-row table:style-name="ro1">
          <table:table-cell office:value-type="float" office:value="8.5001" calcext:value-type="float">
            <text:p>8.5001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362514" calcext:value-type="float">
            <text:p>0.362514</text:p>
          </table:table-cell>
          <table:table-cell office:value-type="float" office:value="1" calcext:value-type="float">
            <text:p>1</text:p>
          </table:table-cell>
          <table:table-cell office:value-type="float" office:value="0.851486" calcext:value-type="float">
            <text:p>0.851486</text:p>
          </table:table-cell>
        </table:table-row>
        <table:table-row table:style-name="ro1">
          <table:table-cell office:value-type="float" office:value="8.5101" calcext:value-type="float">
            <text:p>8.5101</text:p>
          </table:table-cell>
          <table:table-cell office:value-type="float" office:value="0.627844" calcext:value-type="float">
            <text:p>0.627844</text:p>
          </table:table-cell>
          <table:table-cell office:value-type="float" office:value="0.372156" calcext:value-type="float">
            <text:p>0.372156</text:p>
          </table:table-cell>
          <table:table-cell office:value-type="float" office:value="1" calcext:value-type="float">
            <text:p>1</text:p>
          </table:table-cell>
          <table:table-cell office:value-type="float" office:value="0.862735" calcext:value-type="float">
            <text:p>0.862735</text:p>
          </table:table-cell>
        </table:table-row>
        <table:table-row table:style-name="ro1">
          <table:table-cell office:value-type="float" office:value="8.5201" calcext:value-type="float">
            <text:p>8.5201</text:p>
          </table:table-cell>
          <table:table-cell office:value-type="float" office:value="0.618152" calcext:value-type="float">
            <text:p>0.618152</text:p>
          </table:table-cell>
          <table:table-cell office:value-type="float" office:value="0.381848" calcext:value-type="float">
            <text:p>0.381848</text:p>
          </table:table-cell>
          <table:table-cell office:value-type="float" office:value="1" calcext:value-type="float">
            <text:p>1</text:p>
          </table:table-cell>
          <table:table-cell office:value-type="float" office:value="0.873897" calcext:value-type="float">
            <text:p>0.873897</text:p>
          </table:table-cell>
        </table:table-row>
        <table:table-row table:style-name="ro1">
          <table:table-cell office:value-type="float" office:value="8.5301" calcext:value-type="float">
            <text:p>8.5301</text:p>
          </table:table-cell>
          <table:table-cell office:value-type="float" office:value="0.608412" calcext:value-type="float">
            <text:p>0.608412</text:p>
          </table:table-cell>
          <table:table-cell office:value-type="float" office:value="0.391588" calcext:value-type="float">
            <text:p>0.391588</text:p>
          </table:table-cell>
          <table:table-cell office:value-type="float" office:value="1" calcext:value-type="float">
            <text:p>1</text:p>
          </table:table-cell>
          <table:table-cell office:value-type="float" office:value="0.884972" calcext:value-type="float">
            <text:p>0.884972</text:p>
          </table:table-cell>
        </table:table-row>
        <table:table-row table:style-name="ro1">
          <table:table-cell office:value-type="float" office:value="8.5401" calcext:value-type="float">
            <text:p>8.5401</text:p>
          </table:table-cell>
          <table:table-cell office:value-type="float" office:value="0.598629" calcext:value-type="float">
            <text:p>0.598629</text:p>
          </table:table-cell>
          <table:table-cell office:value-type="float" office:value="0.401371" calcext:value-type="float">
            <text:p>0.401371</text:p>
          </table:table-cell>
          <table:table-cell office:value-type="float" office:value="1" calcext:value-type="float">
            <text:p>1</text:p>
          </table:table-cell>
          <table:table-cell office:value-type="float" office:value="0.895959" calcext:value-type="float">
            <text:p>0.895959</text:p>
          </table:table-cell>
        </table:table-row>
        <table:table-row table:style-name="ro1">
          <table:table-cell office:value-type="float" office:value="8.5501" calcext:value-type="float">
            <text:p>8.5501</text:p>
          </table:table-cell>
          <table:table-cell office:value-type="float" office:value="0.588806" calcext:value-type="float">
            <text:p>0.588806</text:p>
          </table:table-cell>
          <table:table-cell office:value-type="float" office:value="0.411194" calcext:value-type="float">
            <text:p>0.411194</text:p>
          </table:table-cell>
          <table:table-cell office:value-type="float" office:value="1" calcext:value-type="float">
            <text:p>1</text:p>
          </table:table-cell>
          <table:table-cell office:value-type="float" office:value="0.906856" calcext:value-type="float">
            <text:p>0.906856</text:p>
          </table:table-cell>
        </table:table-row>
        <table:table-row table:style-name="ro1">
          <table:table-cell office:value-type="float" office:value="8.5601" calcext:value-type="float">
            <text:p>8.5601</text:p>
          </table:table-cell>
          <table:table-cell office:value-type="float" office:value="0.578948" calcext:value-type="float">
            <text:p>0.578948</text:p>
          </table:table-cell>
          <table:table-cell office:value-type="float" office:value="0.421052" calcext:value-type="float">
            <text:p>0.421052</text:p>
          </table:table-cell>
          <table:table-cell office:value-type="float" office:value="1" calcext:value-type="float">
            <text:p>1</text:p>
          </table:table-cell>
          <table:table-cell office:value-type="float" office:value="0.917662" calcext:value-type="float">
            <text:p>0.917662</text:p>
          </table:table-cell>
        </table:table-row>
        <table:table-row table:style-name="ro1">
          <table:table-cell office:value-type="float" office:value="8.5701" calcext:value-type="float">
            <text:p>8.5701</text:p>
          </table:table-cell>
          <table:table-cell office:value-type="float" office:value="0.569058" calcext:value-type="float">
            <text:p>0.569058</text:p>
          </table:table-cell>
          <table:table-cell office:value-type="float" office:value="0.430942" calcext:value-type="float">
            <text:p>0.430942</text:p>
          </table:table-cell>
          <table:table-cell office:value-type="float" office:value="1" calcext:value-type="float">
            <text:p>1</text:p>
          </table:table-cell>
          <table:table-cell office:value-type="float" office:value="0.928377" calcext:value-type="float">
            <text:p>0.928377</text:p>
          </table:table-cell>
        </table:table-row>
        <table:table-row table:style-name="ro1">
          <table:table-cell office:value-type="float" office:value="8.5801" calcext:value-type="float">
            <text:p>8.5801</text:p>
          </table:table-cell>
          <table:table-cell office:value-type="float" office:value="0.559141" calcext:value-type="float">
            <text:p>0.559141</text:p>
          </table:table-cell>
          <table:table-cell office:value-type="float" office:value="0.440859" calcext:value-type="float">
            <text:p>0.440859</text:p>
          </table:table-cell>
          <table:table-cell office:value-type="float" office:value="1" calcext:value-type="float">
            <text:p>1</text:p>
          </table:table-cell>
          <table:table-cell office:value-type="float" office:value="0.938998" calcext:value-type="float">
            <text:p>0.938998</text:p>
          </table:table-cell>
        </table:table-row>
        <table:table-row table:style-name="ro1">
          <table:table-cell office:value-type="float" office:value="8.5901" calcext:value-type="float">
            <text:p>8.5901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4508" calcext:value-type="float">
            <text:p>0.4508</text:p>
          </table:table-cell>
          <table:table-cell office:value-type="float" office:value="1" calcext:value-type="float">
            <text:p>1</text:p>
          </table:table-cell>
          <table:table-cell office:value-type="float" office:value="0.949526" calcext:value-type="float">
            <text:p>0.949526</text:p>
          </table:table-cell>
        </table:table-row>
        <table:table-row table:style-name="ro1">
          <table:table-cell office:value-type="float" office:value="8.6001" calcext:value-type="float">
            <text:p>8.6001</text:p>
          </table:table-cell>
          <table:table-cell office:value-type="float" office:value="0.539239" calcext:value-type="float">
            <text:p>0.539239</text:p>
          </table:table-cell>
          <table:table-cell office:value-type="float" office:value="0.460761" calcext:value-type="float">
            <text:p>0.460761</text:p>
          </table:table-cell>
          <table:table-cell office:value-type="float" office:value="1" calcext:value-type="float">
            <text:p>1</text:p>
          </table:table-cell>
          <table:table-cell office:value-type="float" office:value="0.959959" calcext:value-type="float">
            <text:p>0.959959</text:p>
          </table:table-cell>
        </table:table-row>
        <table:table-row table:style-name="ro1">
          <table:table-cell office:value-type="float" office:value="8.6101" calcext:value-type="float">
            <text:p>8.6101</text:p>
          </table:table-cell>
          <table:table-cell office:value-type="float" office:value="0.529263" calcext:value-type="float">
            <text:p>0.529263</text:p>
          </table:table-cell>
          <table:table-cell office:value-type="float" office:value="0.470737" calcext:value-type="float">
            <text:p>0.470737</text:p>
          </table:table-cell>
          <table:table-cell office:value-type="float" office:value="1" calcext:value-type="float">
            <text:p>1</text:p>
          </table:table-cell>
          <table:table-cell office:value-type="float" office:value="0.970296" calcext:value-type="float">
            <text:p>0.970296</text:p>
          </table:table-cell>
        </table:table-row>
        <table:table-row table:style-name="ro1">
          <table:table-cell office:value-type="float" office:value="8.6201" calcext:value-type="float">
            <text:p>8.6201</text:p>
          </table:table-cell>
          <table:table-cell office:value-type="float" office:value="0.519275" calcext:value-type="float">
            <text:p>0.519275</text:p>
          </table:table-cell>
          <table:table-cell office:value-type="float" office:value="0.480725" calcext:value-type="float">
            <text:p>0.480725</text:p>
          </table:table-cell>
          <table:table-cell office:value-type="float" office:value="1" calcext:value-type="float">
            <text:p>1</text:p>
          </table:table-cell>
          <table:table-cell office:value-type="float" office:value="0.980536" calcext:value-type="float">
            <text:p>0.980536</text:p>
          </table:table-cell>
        </table:table-row>
        <table:table-row table:style-name="ro1">
          <table:table-cell office:value-type="float" office:value="8.6301" calcext:value-type="float">
            <text:p>8.6301</text:p>
          </table:table-cell>
          <table:table-cell office:value-type="float" office:value="0.509279" calcext:value-type="float">
            <text:p>0.509279</text:p>
          </table:table-cell>
          <table:table-cell office:value-type="float" office:value="0.490721" calcext:value-type="float">
            <text:p>0.490721</text:p>
          </table:table-cell>
          <table:table-cell office:value-type="float" office:value="1" calcext:value-type="float">
            <text:p>1</text:p>
          </table:table-cell>
          <table:table-cell office:value-type="float" office:value="0.990677" calcext:value-type="float">
            <text:p>0.990677</text:p>
          </table:table-cell>
        </table:table-row>
        <table:table-row table:style-name="ro1">
          <table:table-cell office:value-type="float" office:value="8.6401" calcext:value-type="float">
            <text:p>8.6401</text:p>
          </table:table-cell>
          <table:table-cell office:value-type="float" office:value="0.49928" calcext:value-type="float">
            <text:p>0.49928</text:p>
          </table:table-cell>
          <table:table-cell office:value-type="float" office:value="0.50072" calcext:value-type="float">
            <text:p>0.50072</text:p>
          </table:table-cell>
          <table:table-cell office:value-type="float" office:value="1" calcext:value-type="float">
            <text:p>1</text:p>
          </table:table-cell>
          <table:table-cell office:value-type="float" office:value="1.00072" calcext:value-type="float">
            <text:p>1.00072</text:p>
          </table:table-cell>
        </table:table-row>
        <table:table-row table:style-name="ro1">
          <table:table-cell office:value-type="float" office:value="8.6501" calcext:value-type="float">
            <text:p>8.6501</text:p>
          </table:table-cell>
          <table:table-cell office:value-type="float" office:value="0.489281" calcext:value-type="float">
            <text:p>0.489281</text:p>
          </table:table-cell>
          <table:table-cell office:value-type="float" office:value="0.510719" calcext:value-type="float">
            <text:p>0.510719</text:p>
          </table:table-cell>
          <table:table-cell office:value-type="float" office:value="1" calcext:value-type="float">
            <text:p>1</text:p>
          </table:table-cell>
          <table:table-cell office:value-type="float" office:value="1.01066" calcext:value-type="float">
            <text:p>1.01066</text:p>
          </table:table-cell>
        </table:table-row>
        <table:table-row table:style-name="ro1">
          <table:table-cell office:value-type="float" office:value="8.6601" calcext:value-type="float">
            <text:p>8.6601</text:p>
          </table:table-cell>
          <table:table-cell office:value-type="float" office:value="0.479286" calcext:value-type="float">
            <text:p>0.479286</text:p>
          </table:table-cell>
          <table:table-cell office:value-type="float" office:value="0.520714" calcext:value-type="float">
            <text:p>0.520714</text:p>
          </table:table-cell>
          <table:table-cell office:value-type="float" office:value="1" calcext:value-type="float">
            <text:p>1</text:p>
          </table:table-cell>
          <table:table-cell office:value-type="float" office:value="1.0205" calcext:value-type="float">
            <text:p>1.0205</text:p>
          </table:table-cell>
        </table:table-row>
        <table:table-row table:style-name="ro1">
          <table:table-cell office:value-type="float" office:value="8.6701" calcext:value-type="float">
            <text:p>8.6701</text:p>
          </table:table-cell>
          <table:table-cell office:value-type="float" office:value="0.469299" calcext:value-type="float">
            <text:p>0.469299</text:p>
          </table:table-cell>
          <table:table-cell office:value-type="float" office:value="0.530701" calcext:value-type="float">
            <text:p>0.530701</text:p>
          </table:table-cell>
          <table:table-cell office:value-type="float" office:value="1" calcext:value-type="float">
            <text:p>1</text:p>
          </table:table-cell>
          <table:table-cell office:value-type="float" office:value="1.03024" calcext:value-type="float">
            <text:p>1.03024</text:p>
          </table:table-cell>
        </table:table-row>
        <table:table-row table:style-name="ro1">
          <table:table-cell office:value-type="float" office:value="8.6801" calcext:value-type="float">
            <text:p>8.6801</text:p>
          </table:table-cell>
          <table:table-cell office:value-type="float" office:value="0.459325" calcext:value-type="float">
            <text:p>0.459325</text:p>
          </table:table-cell>
          <table:table-cell office:value-type="float" office:value="0.540675" calcext:value-type="float">
            <text:p>0.540675</text:p>
          </table:table-cell>
          <table:table-cell office:value-type="float" office:value="1" calcext:value-type="float">
            <text:p>1</text:p>
          </table:table-cell>
          <table:table-cell office:value-type="float" office:value="1.03988" calcext:value-type="float">
            <text:p>1.03988</text:p>
          </table:table-cell>
        </table:table-row>
        <table:table-row table:style-name="ro1">
          <table:table-cell office:value-type="float" office:value="8.6901" calcext:value-type="float">
            <text:p>8.6901</text:p>
          </table:table-cell>
          <table:table-cell office:value-type="float" office:value="0.449367" calcext:value-type="float">
            <text:p>0.449367</text:p>
          </table:table-cell>
          <table:table-cell office:value-type="float" office:value="0.550633" calcext:value-type="float">
            <text:p>0.550633</text:p>
          </table:table-cell>
          <table:table-cell office:value-type="float" office:value="1" calcext:value-type="float">
            <text:p>1</text:p>
          </table:table-cell>
          <table:table-cell office:value-type="float" office:value="1.04941" calcext:value-type="float">
            <text:p>1.04941</text:p>
          </table:table-cell>
        </table:table-row>
        <table:table-row table:style-name="ro1">
          <table:table-cell office:value-type="float" office:value="8.7001" calcext:value-type="float">
            <text:p>8.7001</text:p>
          </table:table-cell>
          <table:table-cell office:value-type="float" office:value="0.439429" calcext:value-type="float">
            <text:p>0.439429</text:p>
          </table:table-cell>
          <table:table-cell office:value-type="float" office:value="0.560571" calcext:value-type="float">
            <text:p>0.560571</text:p>
          </table:table-cell>
          <table:table-cell office:value-type="float" office:value="1" calcext:value-type="float">
            <text:p>1</text:p>
          </table:table-cell>
          <table:table-cell office:value-type="float" office:value="1.05884" calcext:value-type="float">
            <text:p>1.05884</text:p>
          </table:table-cell>
        </table:table-row>
        <table:table-row table:style-name="ro1">
          <table:table-cell office:value-type="float" office:value="8.7101" calcext:value-type="float">
            <text:p>8.7101</text:p>
          </table:table-cell>
          <table:table-cell office:value-type="float" office:value="0.429515" calcext:value-type="float">
            <text:p>0.429515</text:p>
          </table:table-cell>
          <table:table-cell office:value-type="float" office:value="0.570485" calcext:value-type="float">
            <text:p>0.570485</text:p>
          </table:table-cell>
          <table:table-cell office:value-type="float" office:value="1" calcext:value-type="float">
            <text:p>1</text:p>
          </table:table-cell>
          <table:table-cell office:value-type="float" office:value="1.06816" calcext:value-type="float">
            <text:p>1.06816</text:p>
          </table:table-cell>
        </table:table-row>
        <table:table-row table:style-name="ro1">
          <table:table-cell office:value-type="float" office:value="8.7201" calcext:value-type="float">
            <text:p>8.7201</text:p>
          </table:table-cell>
          <table:table-cell office:value-type="float" office:value="0.41963" calcext:value-type="float">
            <text:p>0.41963</text:p>
          </table:table-cell>
          <table:table-cell office:value-type="float" office:value="0.58037" calcext:value-type="float">
            <text:p>0.58037</text:p>
          </table:table-cell>
          <table:table-cell office:value-type="float" office:value="1" calcext:value-type="float">
            <text:p>1</text:p>
          </table:table-cell>
          <table:table-cell office:value-type="float" office:value="1.07738" calcext:value-type="float">
            <text:p>1.07738</text:p>
          </table:table-cell>
        </table:table-row>
        <table:table-row table:style-name="ro1">
          <table:table-cell office:value-type="float" office:value="8.7301" calcext:value-type="float">
            <text:p>8.7301</text:p>
          </table:table-cell>
          <table:table-cell office:value-type="float" office:value="0.409777" calcext:value-type="float">
            <text:p>0.409777</text:p>
          </table:table-cell>
          <table:table-cell office:value-type="float" office:value="0.590223" calcext:value-type="float">
            <text:p>0.590223</text:p>
          </table:table-cell>
          <table:table-cell office:value-type="float" office:value="1" calcext:value-type="float">
            <text:p>1</text:p>
          </table:table-cell>
          <table:table-cell office:value-type="float" office:value="1.08648" calcext:value-type="float">
            <text:p>1.08648</text:p>
          </table:table-cell>
        </table:table-row>
        <table:table-row table:style-name="ro1">
          <table:table-cell office:value-type="float" office:value="8.7401" calcext:value-type="float">
            <text:p>8.7401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0004" calcext:value-type="float">
            <text:p>0.60004</text:p>
          </table:table-cell>
          <table:table-cell office:value-type="float" office:value="1" calcext:value-type="float">
            <text:p>1</text:p>
          </table:table-cell>
          <table:table-cell office:value-type="float" office:value="1.09548" calcext:value-type="float">
            <text:p>1.09548</text:p>
          </table:table-cell>
        </table:table-row>
        <table:table-row table:style-name="ro1">
          <table:table-cell office:value-type="float" office:value="8.7501" calcext:value-type="float">
            <text:p>8.7501</text:p>
          </table:table-cell>
          <table:table-cell office:value-type="float" office:value="0.390182" calcext:value-type="float">
            <text:p>0.390182</text:p>
          </table:table-cell>
          <table:table-cell office:value-type="float" office:value="0.609818" calcext:value-type="float">
            <text:p>0.609818</text:p>
          </table:table-cell>
          <table:table-cell office:value-type="float" office:value="1" calcext:value-type="float">
            <text:p>1</text:p>
          </table:table-cell>
          <table:table-cell office:value-type="float" office:value="1.10437" calcext:value-type="float">
            <text:p>1.10437</text:p>
          </table:table-cell>
        </table:table-row>
        <table:table-row table:style-name="ro1">
          <table:table-cell office:value-type="float" office:value="8.7601" calcext:value-type="float">
            <text:p>8.7601</text:p>
          </table:table-cell>
          <table:table-cell office:value-type="float" office:value="0.380449" calcext:value-type="float">
            <text:p>0.380449</text:p>
          </table:table-cell>
          <table:table-cell office:value-type="float" office:value="0.619551" calcext:value-type="float">
            <text:p>0.619551</text:p>
          </table:table-cell>
          <table:table-cell office:value-type="float" office:value="1" calcext:value-type="float">
            <text:p>1</text:p>
          </table:table-cell>
          <table:table-cell office:value-type="float" office:value="1.11315" calcext:value-type="float">
            <text:p>1.11315</text:p>
          </table:table-cell>
        </table:table-row>
        <table:table-row table:style-name="ro1">
          <table:table-cell office:value-type="float" office:value="8.7701" calcext:value-type="float">
            <text:p>8.7701</text:p>
          </table:table-cell>
          <table:table-cell office:value-type="float" office:value="0.370764" calcext:value-type="float">
            <text:p>0.370764</text:p>
          </table:table-cell>
          <table:table-cell office:value-type="float" office:value="0.629236" calcext:value-type="float">
            <text:p>0.629236</text:p>
          </table:table-cell>
          <table:table-cell office:value-type="float" office:value="1" calcext:value-type="float">
            <text:p>1</text:p>
          </table:table-cell>
          <table:table-cell office:value-type="float" office:value="1.12182" calcext:value-type="float">
            <text:p>1.12182</text:p>
          </table:table-cell>
        </table:table-row>
        <table:table-row table:style-name="ro1">
          <table:table-cell office:value-type="float" office:value="8.7801" calcext:value-type="float">
            <text:p>8.7801</text:p>
          </table:table-cell>
          <table:table-cell office:value-type="float" office:value="0.36113" calcext:value-type="float">
            <text:p>0.36113</text:p>
          </table:table-cell>
          <table:table-cell office:value-type="float" office:value="0.63887" calcext:value-type="float">
            <text:p>0.63887</text:p>
          </table:table-cell>
          <table:table-cell office:value-type="float" office:value="1" calcext:value-type="float">
            <text:p>1</text:p>
          </table:table-cell>
          <table:table-cell office:value-type="float" office:value="1.13037" calcext:value-type="float">
            <text:p>1.13037</text:p>
          </table:table-cell>
        </table:table-row>
        <table:table-row table:style-name="ro1">
          <table:table-cell office:value-type="float" office:value="8.7901" calcext:value-type="float">
            <text:p>8.7901</text:p>
          </table:table-cell>
          <table:table-cell office:value-type="float" office:value="0.351552" calcext:value-type="float">
            <text:p>0.351552</text:p>
          </table:table-cell>
          <table:table-cell office:value-type="float" office:value="0.648448" calcext:value-type="float">
            <text:p>0.648448</text:p>
          </table:table-cell>
          <table:table-cell office:value-type="float" office:value="1" calcext:value-type="float">
            <text:p>1</text:p>
          </table:table-cell>
          <table:table-cell office:value-type="float" office:value="1.13881" calcext:value-type="float">
            <text:p>1.13881</text:p>
          </table:table-cell>
        </table:table-row>
        <table:table-row table:style-name="ro1">
          <table:table-cell office:value-type="float" office:value="8.8001" calcext:value-type="float">
            <text:p>8.8001</text:p>
          </table:table-cell>
          <table:table-cell office:value-type="float" office:value="0.342033" calcext:value-type="float">
            <text:p>0.342033</text:p>
          </table:table-cell>
          <table:table-cell office:value-type="float" office:value="0.657967" calcext:value-type="float">
            <text:p>0.657967</text:p>
          </table:table-cell>
          <table:table-cell office:value-type="float" office:value="1" calcext:value-type="float">
            <text:p>1</text:p>
          </table:table-cell>
          <table:table-cell office:value-type="float" office:value="1.14714" calcext:value-type="float">
            <text:p>1.14714</text:p>
          </table:table-cell>
        </table:table-row>
        <table:table-row table:style-name="ro1">
          <table:table-cell office:value-type="float" office:value="8.8101" calcext:value-type="float">
            <text:p>8.8101</text:p>
          </table:table-cell>
          <table:table-cell office:value-type="float" office:value="0.332578" calcext:value-type="float">
            <text:p>0.332578</text:p>
          </table:table-cell>
          <table:table-cell office:value-type="float" office:value="0.667422" calcext:value-type="float">
            <text:p>0.667422</text:p>
          </table:table-cell>
          <table:table-cell office:value-type="float" office:value="1" calcext:value-type="float">
            <text:p>1</text:p>
          </table:table-cell>
          <table:table-cell office:value-type="float" office:value="1.15535" calcext:value-type="float">
            <text:p>1.15535</text:p>
          </table:table-cell>
        </table:table-row>
        <table:table-row table:style-name="ro1">
          <table:table-cell office:value-type="float" office:value="8.8201" calcext:value-type="float">
            <text:p>8.8201</text:p>
          </table:table-cell>
          <table:table-cell office:value-type="float" office:value="0.323189" calcext:value-type="float">
            <text:p>0.323189</text:p>
          </table:table-cell>
          <table:table-cell office:value-type="float" office:value="0.676811" calcext:value-type="float">
            <text:p>0.676811</text:p>
          </table:table-cell>
          <table:table-cell office:value-type="float" office:value="1" calcext:value-type="float">
            <text:p>1</text:p>
          </table:table-cell>
          <table:table-cell office:value-type="float" office:value="1.16345" calcext:value-type="float">
            <text:p>1.16345</text:p>
          </table:table-cell>
        </table:table-row>
        <table:table-row table:style-name="ro1">
          <table:table-cell office:value-type="float" office:value="8.8301" calcext:value-type="float">
            <text:p>8.8301</text:p>
          </table:table-cell>
          <table:table-cell office:value-type="float" office:value="0.313871" calcext:value-type="float">
            <text:p>0.313871</text:p>
          </table:table-cell>
          <table:table-cell office:value-type="float" office:value="0.686129" calcext:value-type="float">
            <text:p>0.686129</text:p>
          </table:table-cell>
          <table:table-cell office:value-type="float" office:value="1" calcext:value-type="float">
            <text:p>1</text:p>
          </table:table-cell>
          <table:table-cell office:value-type="float" office:value="1.17143" calcext:value-type="float">
            <text:p>1.17143</text:p>
          </table:table-cell>
        </table:table-row>
        <table:table-row table:style-name="ro1">
          <table:table-cell office:value-type="float" office:value="8.8401" calcext:value-type="float">
            <text:p>8.8401</text:p>
          </table:table-cell>
          <table:table-cell office:value-type="float" office:value="0.304628" calcext:value-type="float">
            <text:p>0.304628</text:p>
          </table:table-cell>
          <table:table-cell office:value-type="float" office:value="0.695372" calcext:value-type="float">
            <text:p>0.695372</text:p>
          </table:table-cell>
          <table:table-cell office:value-type="float" office:value="1" calcext:value-type="float">
            <text:p>1</text:p>
          </table:table-cell>
          <table:table-cell office:value-type="float" office:value="1.1793" calcext:value-type="float">
            <text:p>1.1793</text:p>
          </table:table-cell>
        </table:table-row>
        <table:table-row table:style-name="ro1">
          <table:table-cell office:value-type="float" office:value="8.8501" calcext:value-type="float">
            <text:p>8.8501</text:p>
          </table:table-cell>
          <table:table-cell office:value-type="float" office:value="0.295462" calcext:value-type="float">
            <text:p>0.295462</text:p>
          </table:table-cell>
          <table:table-cell office:value-type="float" office:value="0.704538" calcext:value-type="float">
            <text:p>0.704538</text:p>
          </table:table-cell>
          <table:table-cell office:value-type="float" office:value="1" calcext:value-type="float">
            <text:p>1</text:p>
          </table:table-cell>
          <table:table-cell office:value-type="float" office:value="1.18704" calcext:value-type="float">
            <text:p>1.18704</text:p>
          </table:table-cell>
        </table:table-row>
        <table:table-row table:style-name="ro1">
          <table:table-cell office:value-type="float" office:value="8.8601" calcext:value-type="float">
            <text:p>8.8601</text:p>
          </table:table-cell>
          <table:table-cell office:value-type="float" office:value="0.286379" calcext:value-type="float">
            <text:p>0.286379</text:p>
          </table:table-cell>
          <table:table-cell office:value-type="float" office:value="0.713621" calcext:value-type="float">
            <text:p>0.713621</text:p>
          </table:table-cell>
          <table:table-cell office:value-type="float" office:value="1" calcext:value-type="float">
            <text:p>1</text:p>
          </table:table-cell>
          <table:table-cell office:value-type="float" office:value="1.19467" calcext:value-type="float">
            <text:p>1.19467</text:p>
          </table:table-cell>
        </table:table-row>
        <table:table-row table:style-name="ro1">
          <table:table-cell office:value-type="float" office:value="8.8701" calcext:value-type="float">
            <text:p>8.8701</text:p>
          </table:table-cell>
          <table:table-cell office:value-type="float" office:value="0.277381" calcext:value-type="float">
            <text:p>0.277381</text:p>
          </table:table-cell>
          <table:table-cell office:value-type="float" office:value="0.722619" calcext:value-type="float">
            <text:p>0.722619</text:p>
          </table:table-cell>
          <table:table-cell office:value-type="float" office:value="1" calcext:value-type="float">
            <text:p>1</text:p>
          </table:table-cell>
          <table:table-cell office:value-type="float" office:value="1.20218" calcext:value-type="float">
            <text:p>1.20218</text:p>
          </table:table-cell>
        </table:table-row>
        <table:table-row table:style-name="ro1">
          <table:table-cell office:value-type="float" office:value="8.8801" calcext:value-type="float">
            <text:p>8.8801</text:p>
          </table:table-cell>
          <table:table-cell office:value-type="float" office:value="0.268472" calcext:value-type="float">
            <text:p>0.268472</text:p>
          </table:table-cell>
          <table:table-cell office:value-type="float" office:value="0.731528" calcext:value-type="float">
            <text:p>0.731528</text:p>
          </table:table-cell>
          <table:table-cell office:value-type="float" office:value="1" calcext:value-type="float">
            <text:p>1</text:p>
          </table:table-cell>
          <table:table-cell office:value-type="float" office:value="1.20957" calcext:value-type="float">
            <text:p>1.20957</text:p>
          </table:table-cell>
        </table:table-row>
        <table:table-row table:style-name="ro1">
          <table:table-cell office:value-type="float" office:value="8.8901" calcext:value-type="float">
            <text:p>8.8901</text:p>
          </table:table-cell>
          <table:table-cell office:value-type="float" office:value="0.259655" calcext:value-type="float">
            <text:p>0.259655</text:p>
          </table:table-cell>
          <table:table-cell office:value-type="float" office:value="0.740345" calcext:value-type="float">
            <text:p>0.740345</text:p>
          </table:table-cell>
          <table:table-cell office:value-type="float" office:value="1" calcext:value-type="float">
            <text:p>1</text:p>
          </table:table-cell>
          <table:table-cell office:value-type="float" office:value="1.21684" calcext:value-type="float">
            <text:p>1.21684</text:p>
          </table:table-cell>
        </table:table-row>
        <table:table-row table:style-name="ro1">
          <table:table-cell office:value-type="float" office:value="8.9001" calcext:value-type="float">
            <text:p>8.9001</text:p>
          </table:table-cell>
          <table:table-cell office:value-type="float" office:value="0.250935" calcext:value-type="float">
            <text:p>0.250935</text:p>
          </table:table-cell>
          <table:table-cell office:value-type="float" office:value="0.749065" calcext:value-type="float">
            <text:p>0.749065</text:p>
          </table:table-cell>
          <table:table-cell office:value-type="float" office:value="1" calcext:value-type="float">
            <text:p>1</text:p>
          </table:table-cell>
          <table:table-cell office:value-type="float" office:value="1.22398" calcext:value-type="float">
            <text:p>1.22398</text:p>
          </table:table-cell>
        </table:table-row>
        <table:table-row table:style-name="ro1">
          <table:table-cell office:value-type="float" office:value="8.9101" calcext:value-type="float">
            <text:p>8.9101</text:p>
          </table:table-cell>
          <table:table-cell office:value-type="float" office:value="0.242315" calcext:value-type="float">
            <text:p>0.242315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1" calcext:value-type="float">
            <text:p>1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float" office:value="8.9201" calcext:value-type="float">
            <text:p>8.9201</text:p>
          </table:table-cell>
          <table:table-cell office:value-type="float" office:value="0.233797" calcext:value-type="float">
            <text:p>0.233797</text:p>
          </table:table-cell>
          <table:table-cell office:value-type="float" office:value="0.766203" calcext:value-type="float">
            <text:p>0.766203</text:p>
          </table:table-cell>
          <table:table-cell office:value-type="float" office:value="1" calcext:value-type="float">
            <text:p>1</text:p>
          </table:table-cell>
          <table:table-cell office:value-type="float" office:value="1.2379" calcext:value-type="float">
            <text:p>1.2379</text:p>
          </table:table-cell>
        </table:table-row>
        <table:table-row table:style-name="ro1">
          <table:table-cell office:value-type="float" office:value="8.9301" calcext:value-type="float">
            <text:p>8.9301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774614" calcext:value-type="float">
            <text:p>0.774614</text:p>
          </table:table-cell>
          <table:table-cell office:value-type="float" office:value="1" calcext:value-type="float">
            <text:p>1</text:p>
          </table:table-cell>
          <table:table-cell office:value-type="float" office:value="1.24468" calcext:value-type="float">
            <text:p>1.24468</text:p>
          </table:table-cell>
        </table:table-row>
        <table:table-row table:style-name="ro1">
          <table:table-cell office:value-type="float" office:value="8.9401" calcext:value-type="float">
            <text:p>8.9401</text:p>
          </table:table-cell>
          <table:table-cell office:value-type="float" office:value="0.217085" calcext:value-type="float">
            <text:p>0.217085</text:p>
          </table:table-cell>
          <table:table-cell office:value-type="float" office:value="0.782915" calcext:value-type="float">
            <text:p>0.782915</text:p>
          </table:table-cell>
          <table:table-cell office:value-type="float" office:value="1" calcext:value-type="float">
            <text:p>1</text:p>
          </table:table-cell>
          <table:table-cell office:value-type="float" office:value="1.25133" calcext:value-type="float">
            <text:p>1.25133</text:p>
          </table:table-cell>
        </table:table-row>
        <table:table-row table:style-name="ro1">
          <table:table-cell office:value-type="float" office:value="8.9501" calcext:value-type="float">
            <text:p>8.9501</text:p>
          </table:table-cell>
          <table:table-cell office:value-type="float" office:value="0.208897" calcext:value-type="float">
            <text:p>0.208897</text:p>
          </table:table-cell>
          <table:table-cell office:value-type="float" office:value="0.791103" calcext:value-type="float">
            <text:p>0.791103</text:p>
          </table:table-cell>
          <table:table-cell office:value-type="float" office:value="1" calcext:value-type="float">
            <text:p>1</text:p>
          </table:table-cell>
          <table:table-cell office:value-type="float" office:value="1.25786" calcext:value-type="float">
            <text:p>1.25786</text:p>
          </table:table-cell>
        </table:table-row>
        <table:table-row table:style-name="ro1">
          <table:table-cell office:value-type="float" office:value="8.9601" calcext:value-type="float">
            <text:p>8.9601</text:p>
          </table:table-cell>
          <table:table-cell office:value-type="float" office:value="0.200825" calcext:value-type="float">
            <text:p>0.200825</text:p>
          </table:table-cell>
          <table:table-cell office:value-type="float" office:value="0.799175" calcext:value-type="float">
            <text:p>0.799175</text:p>
          </table:table-cell>
          <table:table-cell office:value-type="float" office:value="1" calcext:value-type="float">
            <text:p>1</text:p>
          </table:table-cell>
          <table:table-cell office:value-type="float" office:value="1.26426" calcext:value-type="float">
            <text:p>1.26426</text:p>
          </table:table-cell>
        </table:table-row>
        <table:table-row table:style-name="ro1">
          <table:table-cell office:value-type="float" office:value="8.9701" calcext:value-type="float">
            <text:p>8.9701</text:p>
          </table:table-cell>
          <table:table-cell office:value-type="float" office:value="0.192873" calcext:value-type="float">
            <text:p>0.192873</text:p>
          </table:table-cell>
          <table:table-cell office:value-type="float" office:value="0.807127" calcext:value-type="float">
            <text:p>0.807127</text:p>
          </table:table-cell>
          <table:table-cell office:value-type="float" office:value="1" calcext:value-type="float">
            <text:p>1</text:p>
          </table:table-cell>
          <table:table-cell office:value-type="float" office:value="1.27053" calcext:value-type="float">
            <text:p>1.27053</text:p>
          </table:table-cell>
        </table:table-row>
        <table:table-row table:style-name="ro1">
          <table:table-cell office:value-type="float" office:value="8.9801" calcext:value-type="float">
            <text:p>8.9801</text:p>
          </table:table-cell>
          <table:table-cell office:value-type="float" office:value="0.185044" calcext:value-type="float">
            <text:p>0.185044</text:p>
          </table:table-cell>
          <table:table-cell office:value-type="float" office:value="0.814956" calcext:value-type="float">
            <text:p>0.814956</text:p>
          </table:table-cell>
          <table:table-cell office:value-type="float" office:value="1" calcext:value-type="float">
            <text:p>1</text:p>
          </table:table-cell>
          <table:table-cell office:value-type="float" office:value="1.27668" calcext:value-type="float">
            <text:p>1.27668</text:p>
          </table:table-cell>
        </table:table-row>
        <table:table-row table:style-name="ro1">
          <table:table-cell office:value-type="float" office:value="8.9901" calcext:value-type="float">
            <text:p>8.9901</text:p>
          </table:table-cell>
          <table:table-cell office:value-type="float" office:value="0.177341" calcext:value-type="float">
            <text:p>0.177341</text:p>
          </table:table-cell>
          <table:table-cell office:value-type="float" office:value="0.822659" calcext:value-type="float">
            <text:p>0.822659</text:p>
          </table:table-cell>
          <table:table-cell office:value-type="float" office:value="1" calcext:value-type="float">
            <text:p>1</text:p>
          </table:table-cell>
          <table:table-cell office:value-type="float" office:value="1.2827" calcext:value-type="float">
            <text:p>1.2827</text:p>
          </table:table-cell>
        </table:table-row>
        <table:table-row table:style-name="ro1">
          <table:table-cell office:value-type="float" office:value="9.0001" calcext:value-type="float">
            <text:p>9.0001</text:p>
          </table:table-cell>
          <table:table-cell office:value-type="float" office:value="0.169767" calcext:value-type="float">
            <text:p>0.169767</text:p>
          </table:table-cell>
          <table:table-cell office:value-type="float" office:value="0.830233" calcext:value-type="float">
            <text:p>0.830233</text:p>
          </table:table-cell>
          <table:table-cell office:value-type="float" office:value="1" calcext:value-type="float">
            <text:p>1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9.0101" calcext:value-type="float">
            <text:p>9.0101</text:p>
          </table:table-cell>
          <table:table-cell office:value-type="float" office:value="0.162325" calcext:value-type="float">
            <text:p>0.162325</text:p>
          </table:table-cell>
          <table:table-cell office:value-type="float" office:value="0.837675" calcext:value-type="float">
            <text:p>0.837675</text:p>
          </table:table-cell>
          <table:table-cell office:value-type="float" office:value="1" calcext:value-type="float">
            <text:p>1</text:p>
          </table:table-cell>
          <table:table-cell office:value-type="float" office:value="1.29435" calcext:value-type="float">
            <text:p>1.29435</text:p>
          </table:table-cell>
        </table:table-row>
        <table:table-row table:style-name="ro1">
          <table:table-cell office:value-type="float" office:value="9.0201" calcext:value-type="float">
            <text:p>9.0201</text:p>
          </table:table-cell>
          <table:table-cell office:value-type="float" office:value="0.155018" calcext:value-type="float">
            <text:p>0.155018</text:p>
          </table:table-cell>
          <table:table-cell office:value-type="float" office:value="0.844982" calcext:value-type="float">
            <text:p>0.844982</text:p>
          </table:table-cell>
          <table:table-cell office:value-type="float" office:value="1" calcext:value-type="float">
            <text:p>1</text:p>
          </table:table-cell>
          <table:table-cell office:value-type="float" office:value="1.29999" calcext:value-type="float">
            <text:p>1.29999</text:p>
          </table:table-cell>
        </table:table-row>
        <table:table-row table:style-name="ro1">
          <table:table-cell office:value-type="float" office:value="9.0301" calcext:value-type="float">
            <text:p>9.0301</text:p>
          </table:table-cell>
          <table:table-cell office:value-type="float" office:value="0.147849" calcext:value-type="float">
            <text:p>0.147849</text:p>
          </table:table-cell>
          <table:table-cell office:value-type="float" office:value="0.852151" calcext:value-type="float">
            <text:p>0.852151</text:p>
          </table:table-cell>
          <table:table-cell office:value-type="float" office:value="1" calcext:value-type="float">
            <text:p>1</text:p>
          </table:table-cell>
          <table:table-cell office:value-type="float" office:value="1.30549" calcext:value-type="float">
            <text:p>1.30549</text:p>
          </table:table-cell>
        </table:table-row>
        <table:table-row table:style-name="ro1">
          <table:table-cell office:value-type="float" office:value="9.0401" calcext:value-type="float">
            <text:p>9.0401</text:p>
          </table:table-cell>
          <table:table-cell office:value-type="float" office:value="0.140821" calcext:value-type="float">
            <text:p>0.140821</text:p>
          </table:table-cell>
          <table:table-cell office:value-type="float" office:value="0.859179" calcext:value-type="float">
            <text:p>0.859179</text:p>
          </table:table-cell>
          <table:table-cell office:value-type="float" office:value="1" calcext:value-type="float">
            <text:p>1</text:p>
          </table:table-cell>
          <table:table-cell office:value-type="float" office:value="1.31086" calcext:value-type="float">
            <text:p>1.31086</text:p>
          </table:table-cell>
        </table:table-row>
        <table:table-row table:style-name="ro1">
          <table:table-cell office:value-type="float" office:value="9.0501" calcext:value-type="float">
            <text:p>9.0501</text:p>
          </table:table-cell>
          <table:table-cell office:value-type="float" office:value="0.133936" calcext:value-type="float">
            <text:p>0.133936</text:p>
          </table:table-cell>
          <table:table-cell office:value-type="float" office:value="0.866064" calcext:value-type="float">
            <text:p>0.866064</text:p>
          </table:table-cell>
          <table:table-cell office:value-type="float" office:value="1" calcext:value-type="float">
            <text:p>1</text:p>
          </table:table-cell>
          <table:table-cell office:value-type="float" office:value="1.3161" calcext:value-type="float">
            <text:p>1.3161</text:p>
          </table:table-cell>
        </table:table-row>
        <table:table-row table:style-name="ro1">
          <table:table-cell office:value-type="float" office:value="9.0601" calcext:value-type="float">
            <text:p>9.0601</text:p>
          </table:table-cell>
          <table:table-cell office:value-type="float" office:value="0.127198" calcext:value-type="float">
            <text:p>0.127198</text:p>
          </table:table-cell>
          <table:table-cell office:value-type="float" office:value="0.872802" calcext:value-type="float">
            <text:p>0.872802</text:p>
          </table:table-cell>
          <table:table-cell office:value-type="float" office:value="1" calcext:value-type="float">
            <text:p>1</text:p>
          </table:table-cell>
          <table:table-cell office:value-type="float" office:value="1.32121" calcext:value-type="float">
            <text:p>1.32121</text:p>
          </table:table-cell>
        </table:table-row>
        <table:table-row table:style-name="ro1">
          <table:table-cell office:value-type="float" office:value="9.0701" calcext:value-type="float">
            <text:p>9.0701</text:p>
          </table:table-cell>
          <table:table-cell office:value-type="float" office:value="0.120609" calcext:value-type="float">
            <text:p>0.120609</text:p>
          </table:table-cell>
          <table:table-cell office:value-type="float" office:value="0.879391" calcext:value-type="float">
            <text:p>0.879391</text:p>
          </table:table-cell>
          <table:table-cell office:value-type="float" office:value="1" calcext:value-type="float">
            <text:p>1</text:p>
          </table:table-cell>
          <table:table-cell office:value-type="float" office:value="1.32619" calcext:value-type="float">
            <text:p>1.32619</text:p>
          </table:table-cell>
        </table:table-row>
        <table:table-row table:style-name="ro1">
          <table:table-cell office:value-type="float" office:value="9.0801" calcext:value-type="float">
            <text:p>9.0801</text:p>
          </table:table-cell>
          <table:table-cell office:value-type="float" office:value="0.114172" calcext:value-type="float">
            <text:p>0.114172</text:p>
          </table:table-cell>
          <table:table-cell office:value-type="float" office:value="0.885828" calcext:value-type="float">
            <text:p>0.885828</text:p>
          </table:table-cell>
          <table:table-cell office:value-type="float" office:value="1" calcext:value-type="float">
            <text:p>1</text:p>
          </table:table-cell>
          <table:table-cell office:value-type="float" office:value="1.33104" calcext:value-type="float">
            <text:p>1.33104</text:p>
          </table:table-cell>
        </table:table-row>
        <table:table-row table:style-name="ro1">
          <table:table-cell office:value-type="float" office:value="9.0901" calcext:value-type="float">
            <text:p>9.0901</text:p>
          </table:table-cell>
          <table:table-cell office:value-type="float" office:value="0.107889" calcext:value-type="float">
            <text:p>0.107889</text:p>
          </table:table-cell>
          <table:table-cell office:value-type="float" office:value="0.892111" calcext:value-type="float">
            <text:p>0.892111</text:p>
          </table:table-cell>
          <table:table-cell office:value-type="float" office:value="1" calcext:value-type="float">
            <text:p>1</text:p>
          </table:table-cell>
          <table:table-cell office:value-type="float" office:value="1.33575" calcext:value-type="float">
            <text:p>1.33575</text:p>
          </table:table-cell>
        </table:table-row>
        <table:table-row table:style-name="ro1">
          <table:table-cell office:value-type="float" office:value="9.1001" calcext:value-type="float">
            <text:p>9.1001</text:p>
          </table:table-cell>
          <table:table-cell office:value-type="float" office:value="0.101763" calcext:value-type="float">
            <text:p>0.101763</text:p>
          </table:table-cell>
          <table:table-cell office:value-type="float" office:value="0.898237" calcext:value-type="float">
            <text:p>0.898237</text:p>
          </table:table-cell>
          <table:table-cell office:value-type="float" office:value="1" calcext:value-type="float">
            <text:p>1</text:p>
          </table:table-cell>
          <table:table-cell office:value-type="float" office:value="1.34033" calcext:value-type="float">
            <text:p>1.34033</text:p>
          </table:table-cell>
        </table:table-row>
        <table:table-row table:style-name="ro1">
          <table:table-cell office:value-type="float" office:value="9.1101" calcext:value-type="float">
            <text:p>9.1101</text:p>
          </table:table-cell>
          <table:table-cell office:value-type="float" office:value="0.0957966" calcext:value-type="float">
            <text:p>0.0957966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1" calcext:value-type="float">
            <text:p>1</text:p>
          </table:table-cell>
          <table:table-cell office:value-type="float" office:value="1.34477" calcext:value-type="float">
            <text:p>1.34477</text:p>
          </table:table-cell>
        </table:table-row>
        <table:table-row table:style-name="ro1">
          <table:table-cell office:value-type="float" office:value="9.1201" calcext:value-type="float">
            <text:p>9.1201</text:p>
          </table:table-cell>
          <table:table-cell office:value-type="float" office:value="0.0899916" calcext:value-type="float">
            <text:p>0.0899916</text:p>
          </table:table-cell>
          <table:table-cell office:value-type="float" office:value="0.910008" calcext:value-type="float">
            <text:p>0.910008</text:p>
          </table:table-cell>
          <table:table-cell office:value-type="float" office:value="1" calcext:value-type="float">
            <text:p>1</text:p>
          </table:table-cell>
          <table:table-cell office:value-type="float" office:value="1.34908" calcext:value-type="float">
            <text:p>1.34908</text:p>
          </table:table-cell>
        </table:table-row>
        <table:table-row table:style-name="ro1">
          <table:table-cell office:value-type="float" office:value="9.1301" calcext:value-type="float">
            <text:p>9.1301</text:p>
          </table:table-cell>
          <table:table-cell office:value-type="float" office:value="0.0843506" calcext:value-type="float">
            <text:p>0.0843506</text:p>
          </table:table-cell>
          <table:table-cell office:value-type="float" office:value="0.915649" calcext:value-type="float">
            <text:p>0.915649</text:p>
          </table:table-cell>
          <table:table-cell office:value-type="float" office:value="1" calcext:value-type="float">
            <text:p>1</text:p>
          </table:table-cell>
          <table:table-cell office:value-type="float" office:value="1.35325" calcext:value-type="float">
            <text:p>1.35325</text:p>
          </table:table-cell>
        </table:table-row>
        <table:table-row table:style-name="ro1">
          <table:table-cell office:value-type="float" office:value="9.1401" calcext:value-type="float">
            <text:p>9.1401</text:p>
          </table:table-cell>
          <table:table-cell office:value-type="float" office:value="0.0788758" calcext:value-type="float">
            <text:p>0.0788758</text:p>
          </table:table-cell>
          <table:table-cell office:value-type="float" office:value="0.921124" calcext:value-type="float">
            <text:p>0.921124</text:p>
          </table:table-cell>
          <table:table-cell office:value-type="float" office:value="1" calcext:value-type="float">
            <text:p>1</text:p>
          </table:table-cell>
          <table:table-cell office:value-type="float" office:value="1.35729" calcext:value-type="float">
            <text:p>1.35729</text:p>
          </table:table-cell>
        </table:table-row>
        <table:table-row table:style-name="ro1">
          <table:table-cell office:value-type="float" office:value="9.1501" calcext:value-type="float">
            <text:p>9.1501</text:p>
          </table:table-cell>
          <table:table-cell office:value-type="float" office:value="0.0735695" calcext:value-type="float">
            <text:p>0.0735695</text:p>
          </table:table-cell>
          <table:table-cell office:value-type="float" office:value="0.926431" calcext:value-type="float">
            <text:p>0.926431</text:p>
          </table:table-cell>
          <table:table-cell office:value-type="float" office:value="1" calcext:value-type="float">
            <text:p>1</text:p>
          </table:table-cell>
          <table:table-cell office:value-type="float" office:value="1.3612" calcext:value-type="float">
            <text:p>1.3612</text:p>
          </table:table-cell>
        </table:table-row>
        <table:table-row table:style-name="ro1">
          <table:table-cell office:value-type="float" office:value="9.1601" calcext:value-type="float">
            <text:p>9.1601</text:p>
          </table:table-cell>
          <table:table-cell office:value-type="float" office:value="0.0684338" calcext:value-type="float">
            <text:p>0.0684338</text:p>
          </table:table-cell>
          <table:table-cell office:value-type="float" office:value="0.931566" calcext:value-type="float">
            <text:p>0.931566</text:p>
          </table:table-cell>
          <table:table-cell office:value-type="float" office:value="1" calcext:value-type="float">
            <text:p>1</text:p>
          </table:table-cell>
          <table:table-cell office:value-type="float" office:value="1.36497" calcext:value-type="float">
            <text:p>1.36497</text:p>
          </table:table-cell>
        </table:table-row>
        <table:table-row table:style-name="ro1">
          <table:table-cell office:value-type="float" office:value="9.1701" calcext:value-type="float">
            <text:p>9.1701</text:p>
          </table:table-cell>
          <table:table-cell office:value-type="float" office:value="0.0634706" calcext:value-type="float">
            <text:p>0.0634706</text:p>
          </table:table-cell>
          <table:table-cell office:value-type="float" office:value="0.936529" calcext:value-type="float">
            <text:p>0.936529</text:p>
          </table:table-cell>
          <table:table-cell office:value-type="float" office:value="1" calcext:value-type="float">
            <text:p>1</text:p>
          </table:table-cell>
          <table:table-cell office:value-type="float" office:value="1.3686" calcext:value-type="float">
            <text:p>1.3686</text:p>
          </table:table-cell>
        </table:table-row>
        <table:table-row table:style-name="ro1">
          <table:table-cell office:value-type="float" office:value="9.1801" calcext:value-type="float">
            <text:p>9.1801</text:p>
          </table:table-cell>
          <table:table-cell office:value-type="float" office:value="0.0586821" calcext:value-type="float">
            <text:p>0.0586821</text:p>
          </table:table-cell>
          <table:table-cell office:value-type="float" office:value="0.941318" calcext:value-type="float">
            <text:p>0.941318</text:p>
          </table:table-cell>
          <table:table-cell office:value-type="float" office:value="1" calcext:value-type="float">
            <text:p>1</text:p>
          </table:table-cell>
          <table:table-cell office:value-type="float" office:value="1.37209" calcext:value-type="float">
            <text:p>1.37209</text:p>
          </table:table-cell>
        </table:table-row>
        <table:table-row table:style-name="ro1">
          <table:table-cell office:value-type="float" office:value="9.1901" calcext:value-type="float">
            <text:p>9.1901</text:p>
          </table:table-cell>
          <table:table-cell office:value-type="float" office:value="0.0540701" calcext:value-type="float">
            <text:p>0.0540701</text:p>
          </table:table-cell>
          <table:table-cell office:value-type="float" office:value="0.94593" calcext:value-type="float">
            <text:p>0.94593</text:p>
          </table:table-cell>
          <table:table-cell office:value-type="float" office:value="1" calcext:value-type="float">
            <text:p>1</text:p>
          </table:table-cell>
          <table:table-cell office:value-type="float" office:value="1.37545" calcext:value-type="float">
            <text:p>1.37545</text:p>
          </table:table-cell>
        </table:table-row>
        <table:table-row table:style-name="ro1">
          <table:table-cell office:value-type="float" office:value="9.2001" calcext:value-type="float">
            <text:p>9.2001</text:p>
          </table:table-cell>
          <table:table-cell office:value-type="float" office:value="0.0496365" calcext:value-type="float">
            <text:p>0.0496365</text:p>
          </table:table-cell>
          <table:table-cell office:value-type="float" office:value="0.950364" calcext:value-type="float">
            <text:p>0.950364</text:p>
          </table:table-cell>
          <table:table-cell office:value-type="float" office:value="1" calcext:value-type="float">
            <text:p>1</text:p>
          </table:table-cell>
          <table:table-cell office:value-type="float" office:value="1.37867" calcext:value-type="float">
            <text:p>1.37867</text:p>
          </table:table-cell>
        </table:table-row>
        <table:table-row table:style-name="ro1">
          <table:table-cell office:value-type="float" office:value="9.2101" calcext:value-type="float">
            <text:p>9.2101</text:p>
          </table:table-cell>
          <table:table-cell office:value-type="float" office:value="0.045383" calcext:value-type="float">
            <text:p>0.045383</text:p>
          </table:table-cell>
          <table:table-cell office:value-type="float" office:value="0.954617" calcext:value-type="float">
            <text:p>0.954617</text:p>
          </table:table-cell>
          <table:table-cell office:value-type="float" office:value="1" calcext:value-type="float">
            <text:p>1</text:p>
          </table:table-cell>
          <table:table-cell office:value-type="float" office:value="1.38175" calcext:value-type="float">
            <text:p>1.38175</text:p>
          </table:table-cell>
        </table:table-row>
        <table:table-row table:style-name="ro1">
          <table:table-cell office:value-type="float" office:value="9.2201" calcext:value-type="float">
            <text:p>9.2201</text:p>
          </table:table-cell>
          <table:table-cell office:value-type="float" office:value="0.0413113" calcext:value-type="float">
            <text:p>0.0413113</text:p>
          </table:table-cell>
          <table:table-cell office:value-type="float" office:value="0.958689" calcext:value-type="float">
            <text:p>0.958689</text:p>
          </table:table-cell>
          <table:table-cell office:value-type="float" office:value="1" calcext:value-type="float">
            <text:p>1</text:p>
          </table:table-cell>
          <table:table-cell office:value-type="float" office:value="1.38469" calcext:value-type="float">
            <text:p>1.38469</text:p>
          </table:table-cell>
        </table:table-row>
        <table:table-row table:style-name="ro1">
          <table:table-cell office:value-type="float" office:value="9.2301" calcext:value-type="float">
            <text:p>9.2301</text:p>
          </table:table-cell>
          <table:table-cell office:value-type="float" office:value="0.0374231" calcext:value-type="float">
            <text:p>0.0374231</text:p>
          </table:table-cell>
          <table:table-cell office:value-type="float" office:value="0.962577" calcext:value-type="float">
            <text:p>0.962577</text:p>
          </table:table-cell>
          <table:table-cell office:value-type="float" office:value="1" calcext:value-type="float">
            <text:p>1</text:p>
          </table:table-cell>
          <table:table-cell office:value-type="float" office:value="1.3875" calcext:value-type="float">
            <text:p>1.3875</text:p>
          </table:table-cell>
        </table:table-row>
        <table:table-row table:style-name="ro1">
          <table:table-cell office:value-type="float" office:value="9.2401" calcext:value-type="float">
            <text:p>9.2401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96628" calcext:value-type="float">
            <text:p>0.96628</text:p>
          </table:table-cell>
          <table:table-cell office:value-type="float" office:value="1" calcext:value-type="float">
            <text:p>1</text:p>
          </table:table-cell>
          <table:table-cell office:value-type="float" office:value="1.39017" calcext:value-type="float">
            <text:p>1.39017</text:p>
          </table:table-cell>
        </table:table-row>
        <table:table-row table:style-name="ro1">
          <table:table-cell office:value-type="float" office:value="9.2501" calcext:value-type="float">
            <text:p>9.2501</text:p>
          </table:table-cell>
          <table:table-cell office:value-type="float" office:value="0.0302033" calcext:value-type="float">
            <text:p>0.0302033</text:p>
          </table:table-cell>
          <table:table-cell office:value-type="float" office:value="0.969797" calcext:value-type="float">
            <text:p>0.969797</text:p>
          </table:table-cell>
          <table:table-cell office:value-type="float" office:value="1" calcext:value-type="float">
            <text:p>1</text:p>
          </table:table-cell>
          <table:table-cell office:value-type="float" office:value="1.39269" calcext:value-type="float">
            <text:p>1.39269</text:p>
          </table:table-cell>
        </table:table-row>
        <table:table-row table:style-name="ro1">
          <table:table-cell office:value-type="float" office:value="9.2601" calcext:value-type="float">
            <text:p>9.2601</text:p>
          </table:table-cell>
          <table:table-cell office:value-type="float" office:value="0.0268746" calcext:value-type="float">
            <text:p>0.0268746</text:p>
          </table:table-cell>
          <table:table-cell office:value-type="float" office:value="0.973125" calcext:value-type="float">
            <text:p>0.973125</text:p>
          </table:table-cell>
          <table:table-cell office:value-type="float" office:value="1" calcext:value-type="float">
            <text:p>1</text:p>
          </table:table-cell>
          <table:table-cell office:value-type="float" office:value="1.39508" calcext:value-type="float">
            <text:p>1.39508</text:p>
          </table:table-cell>
        </table:table-row>
        <table:table-row table:style-name="ro1">
          <table:table-cell office:value-type="float" office:value="9.2701" calcext:value-type="float">
            <text:p>9.2701</text:p>
          </table:table-cell>
          <table:table-cell office:value-type="float" office:value="0.0237351" calcext:value-type="float">
            <text:p>0.0237351</text:p>
          </table:table-cell>
          <table:table-cell office:value-type="float" office:value="0.976265" calcext:value-type="float">
            <text:p>0.976265</text:p>
          </table:table-cell>
          <table:table-cell office:value-type="float" office:value="1" calcext:value-type="float">
            <text:p>1</text:p>
          </table:table-cell>
          <table:table-cell office:value-type="float" office:value="1.39733" calcext:value-type="float">
            <text:p>1.39733</text:p>
          </table:table-cell>
        </table:table-row>
        <table:table-row table:style-name="ro1">
          <table:table-cell office:value-type="float" office:value="9.2801" calcext:value-type="float">
            <text:p>9.2801</text:p>
          </table:table-cell>
          <table:table-cell office:value-type="float" office:value="0.0207861" calcext:value-type="float">
            <text:p>0.0207861</text:p>
          </table:table-cell>
          <table:table-cell office:value-type="float" office:value="0.979214" calcext:value-type="float">
            <text:p>0.979214</text:p>
          </table:table-cell>
          <table:table-cell office:value-type="float" office:value="1" calcext:value-type="float">
            <text:p>1</text:p>
          </table:table-cell>
          <table:table-cell office:value-type="float" office:value="1.39944" calcext:value-type="float">
            <text:p>1.39944</text:p>
          </table:table-cell>
        </table:table-row>
        <table:table-row table:style-name="ro1">
          <table:table-cell office:value-type="float" office:value="9.2901" calcext:value-type="float">
            <text:p>9.2901</text:p>
          </table:table-cell>
          <table:table-cell office:value-type="float" office:value="0.0180288" calcext:value-type="float">
            <text:p>0.0180288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1" calcext:value-type="float">
            <text:p>1</text:p>
          </table:table-cell>
          <table:table-cell office:value-type="float" office:value="1.40141" calcext:value-type="float">
            <text:p>1.40141</text:p>
          </table:table-cell>
        </table:table-row>
        <table:table-row table:style-name="ro1">
          <table:table-cell office:value-type="float" office:value="9.3001" calcext:value-type="float">
            <text:p>9.3001</text:p>
          </table:table-cell>
          <table:table-cell office:value-type="float" office:value="0.0154642" calcext:value-type="float">
            <text:p>0.0154642</text:p>
          </table:table-cell>
          <table:table-cell office:value-type="float" office:value="0.984536" calcext:value-type="float">
            <text:p>0.984536</text:p>
          </table:table-cell>
          <table:table-cell office:value-type="float" office:value="1" calcext:value-type="float">
            <text:p>1</text:p>
          </table:table-cell>
          <table:table-cell office:value-type="float" office:value="1.40324" calcext:value-type="float">
            <text:p>1.40324</text:p>
          </table:table-cell>
        </table:table-row>
        <table:table-row table:style-name="ro1">
          <table:table-cell office:value-type="float" office:value="9.3101" calcext:value-type="float">
            <text:p>9.3101</text:p>
          </table:table-cell>
          <table:table-cell office:value-type="float" office:value="0.0130935" calcext:value-type="float">
            <text:p>0.0130935</text:p>
          </table:table-cell>
          <table:table-cell office:value-type="float" office:value="0.986907" calcext:value-type="float">
            <text:p>0.986907</text:p>
          </table:table-cell>
          <table:table-cell office:value-type="float" office:value="1" calcext:value-type="float">
            <text:p>1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>
          <table:table-cell office:value-type="float" office:value="9.3201" calcext:value-type="float">
            <text:p>9.3201</text:p>
          </table:table-cell>
          <table:table-cell office:value-type="float" office:value="0.0109175" calcext:value-type="float">
            <text:p>0.0109175</text:p>
          </table:table-cell>
          <table:table-cell office:value-type="float" office:value="0.989082" calcext:value-type="float">
            <text:p>0.989082</text:p>
          </table:table-cell>
          <table:table-cell office:value-type="float" office:value="1" calcext:value-type="float">
            <text:p>1</text:p>
          </table:table-cell>
          <table:table-cell office:value-type="float" office:value="1.40647" calcext:value-type="float">
            <text:p>1.40647</text:p>
          </table:table-cell>
        </table:table-row>
        <table:table-row table:style-name="ro1">
          <table:table-cell office:value-type="float" office:value="9.3301" calcext:value-type="float">
            <text:p>9.3301</text:p>
          </table:table-cell>
          <table:table-cell office:value-type="float" office:value="0.00893716" calcext:value-type="float">
            <text:p>0.00893716</text:p>
          </table:table-cell>
          <table:table-cell office:value-type="float" office:value="0.991063" calcext:value-type="float">
            <text:p>0.991063</text:p>
          </table:table-cell>
          <table:table-cell office:value-type="float" office:value="1" calcext:value-type="float">
            <text:p>1</text:p>
          </table:table-cell>
          <table:table-cell office:value-type="float" office:value="1.40788" calcext:value-type="float">
            <text:p>1.40788</text:p>
          </table:table-cell>
        </table:table-row>
        <table:table-row table:style-name="ro1">
          <table:table-cell office:value-type="float" office:value="9.3401" calcext:value-type="float">
            <text:p>9.3401</text:p>
          </table:table-cell>
          <table:table-cell office:value-type="float" office:value="0.00715323" calcext:value-type="float">
            <text:p>0.00715323</text:p>
          </table:table-cell>
          <table:table-cell office:value-type="float" office:value="0.992847" calcext:value-type="float">
            <text:p>0.992847</text:p>
          </table:table-cell>
          <table:table-cell office:value-type="float" office:value="1" calcext:value-type="float">
            <text:p>1</text:p>
          </table:table-cell>
          <table:table-cell office:value-type="float" office:value="1.40915" calcext:value-type="float">
            <text:p>1.40915</text:p>
          </table:table-cell>
        </table:table-row>
        <table:table-row table:style-name="ro1">
          <table:table-cell office:value-type="float" office:value="9.3501" calcext:value-type="float">
            <text:p>9.3501</text:p>
          </table:table-cell>
          <table:table-cell office:value-type="float" office:value="0.00556644" calcext:value-type="float">
            <text:p>0.00556644</text:p>
          </table:table-cell>
          <table:table-cell office:value-type="float" office:value="0.994434" calcext:value-type="float">
            <text:p>0.994434</text:p>
          </table:table-cell>
          <table:table-cell office:value-type="float" office:value="1" calcext:value-type="float">
            <text:p>1</text:p>
          </table:table-cell>
          <table:table-cell office:value-type="float" office:value="1.41027" calcext:value-type="float">
            <text:p>1.41027</text:p>
          </table:table-cell>
        </table:table-row>
        <table:table-row table:style-name="ro1">
          <table:table-cell office:value-type="float" office:value="9.3601" calcext:value-type="float">
            <text:p>9.3601</text:p>
          </table:table-cell>
          <table:table-cell office:value-type="float" office:value="0.00417741" calcext:value-type="float">
            <text:p>0.00417741</text:p>
          </table:table-cell>
          <table:table-cell office:value-type="float" office:value="0.995823" calcext:value-type="float">
            <text:p>0.995823</text:p>
          </table:table-cell>
          <table:table-cell office:value-type="float" office:value="1" calcext:value-type="float">
            <text:p>1</text:p>
          </table:table-cell>
          <table:table-cell office:value-type="float" office:value="1.41126" calcext:value-type="float">
            <text:p>1.41126</text:p>
          </table:table-cell>
        </table:table-row>
        <table:table-row table:style-name="ro1">
          <table:table-cell office:value-type="float" office:value="9.3701" calcext:value-type="float">
            <text:p>9.3701</text:p>
          </table:table-cell>
          <table:table-cell office:value-type="float" office:value="0.0029867" calcext:value-type="float">
            <text:p>0.0029867</text:p>
          </table:table-cell>
          <table:table-cell office:value-type="float" office:value="0.997013" calcext:value-type="float">
            <text:p>0.997013</text:p>
          </table:table-cell>
          <table:table-cell office:value-type="float" office:value="1" calcext:value-type="float">
            <text:p>1</text:p>
          </table:table-cell>
          <table:table-cell office:value-type="float" office:value="1.4121" calcext:value-type="float">
            <text:p>1.4121</text:p>
          </table:table-cell>
        </table:table-row>
        <table:table-row table:style-name="ro1">
          <table:table-cell office:value-type="float" office:value="9.3801" calcext:value-type="float">
            <text:p>9.3801</text:p>
          </table:table-cell>
          <table:table-cell office:value-type="float" office:value="0.00199479" calcext:value-type="float">
            <text:p>0.00199479</text:p>
          </table:table-cell>
          <table:table-cell office:value-type="float" office:value="0.998005" calcext:value-type="float">
            <text:p>0.998005</text:p>
          </table:table-cell>
          <table:table-cell office:value-type="float" office:value="1" calcext:value-type="float">
            <text:p>1</text:p>
          </table:table-cell>
          <table:table-cell office:value-type="float" office:value="1.4128" calcext:value-type="float">
            <text:p>1.4128</text:p>
          </table:table-cell>
        </table:table-row>
        <table:table-row table:style-name="ro1">
          <table:table-cell office:value-type="float" office:value="9.3901" calcext:value-type="float">
            <text:p>9.3901</text:p>
          </table:table-cell>
          <table:table-cell office:value-type="float" office:value="0.00120208" calcext:value-type="float">
            <text:p>0.00120208</text:p>
          </table:table-cell>
          <table:table-cell office:value-type="float" office:value="0.998798" calcext:value-type="float">
            <text:p>0.998798</text:p>
          </table:table-cell>
          <table:table-cell office:value-type="float" office:value="1" calcext:value-type="float">
            <text:p>1</text:p>
          </table:table-cell>
          <table:table-cell office:value-type="float" office:value="1.41336" calcext:value-type="float">
            <text:p>1.41336</text:p>
          </table:table-cell>
        </table:table-row>
        <table:table-row table:style-name="ro1">
          <table:table-cell office:value-type="float" office:value="9.4001" calcext:value-type="float">
            <text:p>9.4001</text:p>
          </table:table-cell>
          <table:table-cell office:value-type="float" office:value="0.000608878" calcext:value-type="float">
            <text:p>0.000608878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1" calcext:value-type="float">
            <text:p>1</text:p>
          </table:table-cell>
          <table:table-cell office:value-type="float" office:value="1.41378" calcext:value-type="float">
            <text:p>1.41378</text:p>
          </table:table-cell>
        </table:table-row>
        <table:table-row table:style-name="ro1">
          <table:table-cell office:value-type="float" office:value="9.4101" calcext:value-type="float">
            <text:p>9.4101</text:p>
          </table:table-cell>
          <table:table-cell office:value-type="float" office:value="0.000215427" calcext:value-type="float">
            <text:p>0.000215427</text:p>
          </table:table-cell>
          <table:table-cell office:value-type="float" office:value="0.999785" calcext:value-type="float">
            <text:p>0.999785</text:p>
          </table:table-cell>
          <table:table-cell office:value-type="float" office:value="1" calcext:value-type="float">
            <text:p>1</text:p>
          </table:table-cell>
          <table:table-cell office:value-type="float" office:value="1.41406" calcext:value-type="float">
            <text:p>1.41406</text:p>
          </table:table-cell>
        </table:table-row>
        <table:table-row table:style-name="ro1">
          <table:table-cell office:value-type="float" office:value="9.4201" calcext:value-type="float">
            <text:p>9.4201</text:p>
          </table:table-cell>
          <table:table-cell office:value-type="float" office:value="0.0000218831" calcext:value-type="float">
            <text:p>2.18831E-0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1" calcext:value-type="float">
            <text:p>1</text:p>
          </table:table-cell>
          <table:table-cell office:value-type="float" office:value="1.4142" calcext:value-type="float">
            <text:p>1.4142</text:p>
          </table:table-cell>
        </table:table-row>
        <table:table-row table:style-name="ro1">
          <table:table-cell office:value-type="float" office:value="9.4301" calcext:value-type="float">
            <text:p>9.4301</text:p>
          </table:table-cell>
          <table:table-cell office:value-type="float" office:value="0.0000283239" calcext:value-type="float">
            <text:p>2.83239E-05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1" calcext:value-type="float">
            <text:p>1</text:p>
          </table:table-cell>
          <table:table-cell office:value-type="float" office:value="1.41419" calcext:value-type="float">
            <text:p>1.41419</text:p>
          </table:table-cell>
        </table:table-row>
        <table:table-row table:style-name="ro1">
          <table:table-cell office:value-type="float" office:value="9.4401" calcext:value-type="float">
            <text:p>9.4401</text:p>
          </table:table-cell>
          <table:table-cell office:value-type="float" office:value="0.000234747" calcext:value-type="float">
            <text:p>0.000234747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1" calcext:value-type="float">
            <text:p>1</text:p>
          </table:table-cell>
          <table:table-cell office:value-type="float" office:value="1.41405" calcext:value-type="float">
            <text:p>1.41405</text:p>
          </table:table-cell>
        </table:table-row>
        <table:table-row table:style-name="ro1">
          <table:table-cell office:value-type="float" office:value="9.4501" calcext:value-type="float">
            <text:p>9.4501</text:p>
          </table:table-cell>
          <table:table-cell office:value-type="float" office:value="0.000641069" calcext:value-type="float">
            <text:p>0.000641069</text:p>
          </table:table-cell>
          <table:table-cell office:value-type="float" office:value="0.999359" calcext:value-type="float">
            <text:p>0.999359</text:p>
          </table:table-cell>
          <table:table-cell office:value-type="float" office:value="1" calcext:value-type="float">
            <text:p>1</text:p>
          </table:table-cell>
          <table:table-cell office:value-type="float" office:value="1.41376" calcext:value-type="float">
            <text:p>1.41376</text:p>
          </table:table-cell>
        </table:table-row>
        <table:table-row table:style-name="ro1">
          <table:table-cell office:value-type="float" office:value="9.4601" calcext:value-type="float">
            <text:p>9.4601</text:p>
          </table:table-cell>
          <table:table-cell office:value-type="float" office:value="0.00124713" calcext:value-type="float">
            <text:p>0.00124713</text:p>
          </table:table-cell>
          <table:table-cell office:value-type="float" office:value="0.998753" calcext:value-type="float">
            <text:p>0.998753</text:p>
          </table:table-cell>
          <table:table-cell office:value-type="float" office:value="1" calcext:value-type="float">
            <text:p>1</text:p>
          </table:table-cell>
          <table:table-cell office:value-type="float" office:value="1.41333" calcext:value-type="float">
            <text:p>1.41333</text:p>
          </table:table-cell>
        </table:table-row>
        <table:table-row table:style-name="ro1">
          <table:table-cell office:value-type="float" office:value="9.4701" calcext:value-type="float">
            <text:p>9.4701</text:p>
          </table:table-cell>
          <table:table-cell office:value-type="float" office:value="0.00205268" calcext:value-type="float">
            <text:p>0.0020526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1" calcext:value-type="float">
            <text:p>1</text:p>
          </table:table-cell>
          <table:table-cell office:value-type="float" office:value="1.41276" calcext:value-type="float">
            <text:p>1.41276</text:p>
          </table:table-cell>
        </table:table-row>
        <table:table-row table:style-name="ro1">
          <table:table-cell office:value-type="float" office:value="9.4801" calcext:value-type="float">
            <text:p>9.4801</text:p>
          </table:table-cell>
          <table:table-cell office:value-type="float" office:value="0.00305741" calcext:value-type="float">
            <text:p>0.00305741</text:p>
          </table:table-cell>
          <table:table-cell office:value-type="float" office:value="0.996943" calcext:value-type="float">
            <text:p>0.996943</text:p>
          </table:table-cell>
          <table:table-cell office:value-type="float" office:value="1" calcext:value-type="float">
            <text:p>1</text:p>
          </table:table-cell>
          <table:table-cell office:value-type="float" office:value="1.41205" calcext:value-type="float">
            <text:p>1.41205</text:p>
          </table:table-cell>
        </table:table-row>
        <table:table-row table:style-name="ro1">
          <table:table-cell office:value-type="float" office:value="9.4901" calcext:value-type="float">
            <text:p>9.4901</text:p>
          </table:table-cell>
          <table:table-cell office:value-type="float" office:value="0.0042609" calcext:value-type="float">
            <text:p>0.0042609</text:p>
          </table:table-cell>
          <table:table-cell office:value-type="float" office:value="0.995739" calcext:value-type="float">
            <text:p>0.995739</text:p>
          </table:table-cell>
          <table:table-cell office:value-type="float" office:value="1" calcext:value-type="float">
            <text:p>1</text:p>
          </table:table-cell>
          <table:table-cell office:value-type="float" office:value="1.4112" calcext:value-type="float">
            <text:p>1.4112</text:p>
          </table:table-cell>
        </table:table-row>
        <table:table-row table:style-name="ro1">
          <table:table-cell office:value-type="float" office:value="9.5001" calcext:value-type="float">
            <text:p>9.5001</text:p>
          </table:table-cell>
          <table:table-cell office:value-type="float" office:value="0.00566269" calcext:value-type="float">
            <text:p>0.00566269</text:p>
          </table:table-cell>
          <table:table-cell office:value-type="float" office:value="0.994337" calcext:value-type="float">
            <text:p>0.994337</text:p>
          </table:table-cell>
          <table:table-cell office:value-type="float" office:value="1" calcext:value-type="float">
            <text:p>1</text:p>
          </table:table-cell>
          <table:table-cell office:value-type="float" office:value="1.4102" calcext:value-type="float">
            <text:p>1.4102</text:p>
          </table:table-cell>
        </table:table-row>
        <table:table-row table:style-name="ro1">
          <table:table-cell office:value-type="float" office:value="9.5101" calcext:value-type="float">
            <text:p>9.5101</text:p>
          </table:table-cell>
          <table:table-cell office:value-type="float" office:value="0.0072622" calcext:value-type="float">
            <text:p>0.0072622</text:p>
          </table:table-cell>
          <table:table-cell office:value-type="float" office:value="0.992738" calcext:value-type="float">
            <text:p>0.992738</text:p>
          </table:table-cell>
          <table:table-cell office:value-type="float" office:value="1" calcext:value-type="float">
            <text:p>1</text:p>
          </table:table-cell>
          <table:table-cell office:value-type="float" office:value="1.40907" calcext:value-type="float">
            <text:p>1.40907</text:p>
          </table:table-cell>
        </table:table-row>
        <table:table-row table:style-name="ro1">
          <table:table-cell office:value-type="float" office:value="9.5201" calcext:value-type="float">
            <text:p>9.5201</text:p>
          </table:table-cell>
          <table:table-cell office:value-type="float" office:value="0.00905881" calcext:value-type="float">
            <text:p>0.00905881</text:p>
          </table:table-cell>
          <table:table-cell office:value-type="float" office:value="0.990941" calcext:value-type="float">
            <text:p>0.990941</text:p>
          </table:table-cell>
          <table:table-cell office:value-type="float" office:value="1" calcext:value-type="float">
            <text:p>1</text:p>
          </table:table-cell>
          <table:table-cell office:value-type="float" office:value="1.40779" calcext:value-type="float">
            <text:p>1.40779</text:p>
          </table:table-cell>
        </table:table-row>
        <table:table-row table:style-name="ro1">
          <table:table-cell office:value-type="float" office:value="9.5301" calcext:value-type="float">
            <text:p>9.5301</text:p>
          </table:table-cell>
          <table:table-cell office:value-type="float" office:value="0.0110518" calcext:value-type="float">
            <text:p>0.0110518</text:p>
          </table:table-cell>
          <table:table-cell office:value-type="float" office:value="0.988948" calcext:value-type="float">
            <text:p>0.988948</text:p>
          </table:table-cell>
          <table:table-cell office:value-type="float" office:value="1" calcext:value-type="float">
            <text:p>1</text:p>
          </table:table-cell>
          <table:table-cell office:value-type="float" office:value="1.40638" calcext:value-type="float">
            <text:p>1.40638</text:p>
          </table:table-cell>
        </table:table-row>
        <table:table-row table:style-name="ro1">
          <table:table-cell office:value-type="float" office:value="9.5401" calcext:value-type="float">
            <text:p>9.5401</text:p>
          </table:table-cell>
          <table:table-cell office:value-type="float" office:value="0.0132403" calcext:value-type="float">
            <text:p>0.0132403</text:p>
          </table:table-cell>
          <table:table-cell office:value-type="float" office:value="0.98676" calcext:value-type="float">
            <text:p>0.98676</text:p>
          </table:table-cell>
          <table:table-cell office:value-type="float" office:value="1" calcext:value-type="float">
            <text:p>1</text:p>
          </table:table-cell>
          <table:table-cell office:value-type="float" office:value="1.40482" calcext:value-type="float">
            <text:p>1.40482</text:p>
          </table:table-cell>
        </table:table-row>
        <table:table-row table:style-name="ro1">
          <table:table-cell office:value-type="float" office:value="9.5501" calcext:value-type="float">
            <text:p>9.5501</text:p>
          </table:table-cell>
          <table:table-cell office:value-type="float" office:value="0.0156236" calcext:value-type="float">
            <text:p>0.0156236</text:p>
          </table:table-cell>
          <table:table-cell office:value-type="float" office:value="0.984376" calcext:value-type="float">
            <text:p>0.984376</text:p>
          </table:table-cell>
          <table:table-cell office:value-type="float" office:value="1" calcext:value-type="float">
            <text:p>1</text:p>
          </table:table-cell>
          <table:table-cell office:value-type="float" office:value="1.40312" calcext:value-type="float">
            <text:p>1.40312</text:p>
          </table:table-cell>
        </table:table-row>
        <table:table-row table:style-name="ro1">
          <table:table-cell office:value-type="float" office:value="9.5601" calcext:value-type="float">
            <text:p>9.5601</text:p>
          </table:table-cell>
          <table:table-cell office:value-type="float" office:value="0.0182006" calcext:value-type="float">
            <text:p>0.0182006</text:p>
          </table:table-cell>
          <table:table-cell office:value-type="float" office:value="0.981799" calcext:value-type="float">
            <text:p>0.981799</text:p>
          </table:table-cell>
          <table:table-cell office:value-type="float" office:value="1" calcext:value-type="float">
            <text:p>1</text:p>
          </table:table-cell>
          <table:table-cell office:value-type="float" office:value="1.40128" calcext:value-type="float">
            <text:p>1.40128</text:p>
          </table:table-cell>
        </table:table-row>
        <table:table-row table:style-name="ro1">
          <table:table-cell office:value-type="float" office:value="9.5701" calcext:value-type="float">
            <text:p>9.5701</text:p>
          </table:table-cell>
          <table:table-cell office:value-type="float" office:value="0.0209703" calcext:value-type="float">
            <text:p>0.0209703</text:p>
          </table:table-cell>
          <table:table-cell office:value-type="float" office:value="0.97903" calcext:value-type="float">
            <text:p>0.97903</text:p>
          </table:table-cell>
          <table:table-cell office:value-type="float" office:value="1" calcext:value-type="float">
            <text:p>1</text:p>
          </table:table-cell>
          <table:table-cell office:value-type="float" office:value="1.39931" calcext:value-type="float">
            <text:p>1.39931</text:p>
          </table:table-cell>
        </table:table-row>
        <table:table-row table:style-name="ro1">
          <table:table-cell office:value-type="float" office:value="9.5801" calcext:value-type="float">
            <text:p>9.5801</text:p>
          </table:table-cell>
          <table:table-cell office:value-type="float" office:value="0.0239316" calcext:value-type="float">
            <text:p>0.0239316</text:p>
          </table:table-cell>
          <table:table-cell office:value-type="float" office:value="0.976068" calcext:value-type="float">
            <text:p>0.976068</text:p>
          </table:table-cell>
          <table:table-cell office:value-type="float" office:value="1" calcext:value-type="float">
            <text:p>1</text:p>
          </table:table-cell>
          <table:table-cell office:value-type="float" office:value="1.39719" calcext:value-type="float">
            <text:p>1.39719</text:p>
          </table:table-cell>
        </table:table-row>
        <table:table-row table:style-name="ro1">
          <table:table-cell office:value-type="float" office:value="9.5901" calcext:value-type="float">
            <text:p>9.5901</text:p>
          </table:table-cell>
          <table:table-cell office:value-type="float" office:value="0.0270833" calcext:value-type="float">
            <text:p>0.0270833</text:p>
          </table:table-cell>
          <table:table-cell office:value-type="float" office:value="0.972917" calcext:value-type="float">
            <text:p>0.972917</text:p>
          </table:table-cell>
          <table:table-cell office:value-type="float" office:value="1" calcext:value-type="float">
            <text:p>1</text:p>
          </table:table-cell>
          <table:table-cell office:value-type="float" office:value="1.39493" calcext:value-type="float">
            <text:p>1.39493</text:p>
          </table:table-cell>
        </table:table-row>
        <table:table-row table:style-name="ro1">
          <table:table-cell office:value-type="float" office:value="9.6001" calcext:value-type="float">
            <text:p>9.6001</text:p>
          </table:table-cell>
          <table:table-cell office:value-type="float" office:value="0.0304242" calcext:value-type="float">
            <text:p>0.0304242</text:p>
          </table:table-cell>
          <table:table-cell office:value-type="float" office:value="0.969576" calcext:value-type="float">
            <text:p>0.969576</text:p>
          </table:table-cell>
          <table:table-cell office:value-type="float" office:value="1" calcext:value-type="float">
            <text:p>1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>
          <table:table-cell office:value-type="float" office:value="9.6101" calcext:value-type="float">
            <text:p>9.6101</text:p>
          </table:table-cell>
          <table:table-cell office:value-type="float" office:value="0.0339529" calcext:value-type="float">
            <text:p>0.0339529</text:p>
          </table:table-cell>
          <table:table-cell office:value-type="float" office:value="0.966047" calcext:value-type="float">
            <text:p>0.966047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9.6201" calcext:value-type="float">
            <text:p>9.6201</text:p>
          </table:table-cell>
          <table:table-cell office:value-type="float" office:value="0.037668" calcext:value-type="float">
            <text:p>0.037668</text:p>
          </table:table-cell>
          <table:table-cell office:value-type="float" office:value="0.962332" calcext:value-type="float">
            <text:p>0.962332</text:p>
          </table:table-cell>
          <table:table-cell office:value-type="float" office:value="1" calcext:value-type="float">
            <text:p>1</text:p>
          </table:table-cell>
          <table:table-cell office:value-type="float" office:value="1.38732" calcext:value-type="float">
            <text:p>1.38732</text:p>
          </table:table-cell>
        </table:table-row>
        <table:table-row table:style-name="ro1">
          <table:table-cell office:value-type="float" office:value="9.6301" calcext:value-type="float">
            <text:p>9.6301</text:p>
          </table:table-cell>
          <table:table-cell office:value-type="float" office:value="0.0415681" calcext:value-type="float">
            <text:p>0.0415681</text:p>
          </table:table-cell>
          <table:table-cell office:value-type="float" office:value="0.958432" calcext:value-type="float">
            <text:p>0.958432</text:p>
          </table:table-cell>
          <table:table-cell office:value-type="float" office:value="1" calcext:value-type="float">
            <text:p>1</text:p>
          </table:table-cell>
          <table:table-cell office:value-type="float" office:value="1.38451" calcext:value-type="float">
            <text:p>1.38451</text:p>
          </table:table-cell>
        </table:table-row>
        <table:table-row table:style-name="ro1">
          <table:table-cell office:value-type="float" office:value="9.6401" calcext:value-type="float">
            <text:p>9.6401</text:p>
          </table:table-cell>
          <table:table-cell office:value-type="float" office:value="0.0456515" calcext:value-type="float">
            <text:p>0.0456515</text:p>
          </table:table-cell>
          <table:table-cell office:value-type="float" office:value="0.954349" calcext:value-type="float">
            <text:p>0.954349</text:p>
          </table:table-cell>
          <table:table-cell office:value-type="float" office:value="1" calcext:value-type="float">
            <text:p>1</text:p>
          </table:table-cell>
          <table:table-cell office:value-type="float" office:value="1.38156" calcext:value-type="float">
            <text:p>1.38156</text:p>
          </table:table-cell>
        </table:table-row>
        <table:table-row table:style-name="ro1">
          <table:table-cell office:value-type="float" office:value="9.6501" calcext:value-type="float">
            <text:p>9.6501</text:p>
          </table:table-cell>
          <table:table-cell office:value-type="float" office:value="0.0499166" calcext:value-type="float">
            <text:p>0.0499166</text:p>
          </table:table-cell>
          <table:table-cell office:value-type="float" office:value="0.950083" calcext:value-type="float">
            <text:p>0.950083</text:p>
          </table:table-cell>
          <table:table-cell office:value-type="float" office:value="1" calcext:value-type="float">
            <text:p>1</text:p>
          </table:table-cell>
          <table:table-cell office:value-type="float" office:value="1.37847" calcext:value-type="float">
            <text:p>1.37847</text:p>
          </table:table-cell>
        </table:table-row>
        <table:table-row table:style-name="ro1">
          <table:table-cell office:value-type="float" office:value="9.6601" calcext:value-type="float">
            <text:p>9.6601</text:p>
          </table:table-cell>
          <table:table-cell office:value-type="float" office:value="0.0543618" calcext:value-type="float">
            <text:p>0.0543618</text:p>
          </table:table-cell>
          <table:table-cell office:value-type="float" office:value="0.945638" calcext:value-type="float">
            <text:p>0.945638</text:p>
          </table:table-cell>
          <table:table-cell office:value-type="float" office:value="1" calcext:value-type="float">
            <text:p>1</text:p>
          </table:table-cell>
          <table:table-cell office:value-type="float" office:value="1.37524" calcext:value-type="float">
            <text:p>1.37524</text:p>
          </table:table-cell>
        </table:table-row>
        <table:table-row table:style-name="ro1">
          <table:table-cell office:value-type="float" office:value="9.6701" calcext:value-type="float">
            <text:p>9.6701</text:p>
          </table:table-cell>
          <table:table-cell office:value-type="float" office:value="0.0589852" calcext:value-type="float">
            <text:p>0.0589852</text:p>
          </table:table-cell>
          <table:table-cell office:value-type="float" office:value="0.941015" calcext:value-type="float">
            <text:p>0.941015</text:p>
          </table:table-cell>
          <table:table-cell office:value-type="float" office:value="1" calcext:value-type="float">
            <text:p>1</text:p>
          </table:table-cell>
          <table:table-cell office:value-type="float" office:value="1.37187" calcext:value-type="float">
            <text:p>1.37187</text:p>
          </table:table-cell>
        </table:table-row>
        <table:table-row table:style-name="ro1">
          <table:table-cell office:value-type="float" office:value="9.6801" calcext:value-type="float">
            <text:p>9.6801</text:p>
          </table:table-cell>
          <table:table-cell office:value-type="float" office:value="0.0637851" calcext:value-type="float">
            <text:p>0.0637851</text:p>
          </table:table-cell>
          <table:table-cell office:value-type="float" office:value="0.936215" calcext:value-type="float">
            <text:p>0.936215</text:p>
          </table:table-cell>
          <table:table-cell office:value-type="float" office:value="1" calcext:value-type="float">
            <text:p>1</text:p>
          </table:table-cell>
          <table:table-cell office:value-type="float" office:value="1.36837" calcext:value-type="float">
            <text:p>1.36837</text:p>
          </table:table-cell>
        </table:table-row>
        <table:table-row table:style-name="ro1">
          <table:table-cell office:value-type="float" office:value="9.6901" calcext:value-type="float">
            <text:p>9.6901</text:p>
          </table:table-cell>
          <table:table-cell office:value-type="float" office:value="0.0687594" calcext:value-type="float">
            <text:p>0.0687594</text:p>
          </table:table-cell>
          <table:table-cell office:value-type="float" office:value="0.931241" calcext:value-type="float">
            <text:p>0.931241</text:p>
          </table:table-cell>
          <table:table-cell office:value-type="float" office:value="1" calcext:value-type="float">
            <text:p>1</text:p>
          </table:table-cell>
          <table:table-cell office:value-type="float" office:value="1.36473" calcext:value-type="float">
            <text:p>1.36473</text:p>
          </table:table-cell>
        </table:table-row>
        <table:table-row table:style-name="ro1">
          <table:table-cell office:value-type="float" office:value="9.7001" calcext:value-type="float">
            <text:p>9.7001</text:p>
          </table:table-cell>
          <table:table-cell office:value-type="float" office:value="0.0739062" calcext:value-type="float">
            <text:p>0.0739062</text:p>
          </table:table-cell>
          <table:table-cell office:value-type="float" office:value="0.926094" calcext:value-type="float">
            <text:p>0.926094</text:p>
          </table:table-cell>
          <table:table-cell office:value-type="float" office:value="1" calcext:value-type="float">
            <text:p>1</text:p>
          </table:table-cell>
          <table:table-cell office:value-type="float" office:value="1.36095" calcext:value-type="float">
            <text:p>1.36095</text:p>
          </table:table-cell>
        </table:table-row>
        <table:table-row table:style-name="ro1">
          <table:table-cell office:value-type="float" office:value="9.7101" calcext:value-type="float">
            <text:p>9.7101</text:p>
          </table:table-cell>
          <table:table-cell office:value-type="float" office:value="0.0792234" calcext:value-type="float">
            <text:p>0.0792234</text:p>
          </table:table-cell>
          <table:table-cell office:value-type="float" office:value="0.920777" calcext:value-type="float">
            <text:p>0.920777</text:p>
          </table:table-cell>
          <table:table-cell office:value-type="float" office:value="1" calcext:value-type="float">
            <text:p>1</text:p>
          </table:table-cell>
          <table:table-cell office:value-type="float" office:value="1.35704" calcext:value-type="float">
            <text:p>1.35704</text:p>
          </table:table-cell>
        </table:table-row>
        <table:table-row table:style-name="ro1">
          <table:table-cell office:value-type="float" office:value="9.7201" calcext:value-type="float">
            <text:p>9.7201</text:p>
          </table:table-cell>
          <table:table-cell office:value-type="float" office:value="0.0847089" calcext:value-type="float">
            <text:p>0.0847089</text:p>
          </table:table-cell>
          <table:table-cell office:value-type="float" office:value="0.915291" calcext:value-type="float">
            <text:p>0.915291</text:p>
          </table:table-cell>
          <table:table-cell office:value-type="float" office:value="1" calcext:value-type="float">
            <text:p>1</text:p>
          </table:table-cell>
          <table:table-cell office:value-type="float" office:value="1.35299" calcext:value-type="float">
            <text:p>1.35299</text:p>
          </table:table-cell>
        </table:table-row>
        <table:table-row table:style-name="ro1">
          <table:table-cell office:value-type="float" office:value="9.7301" calcext:value-type="float">
            <text:p>9.7301</text:p>
          </table:table-cell>
          <table:table-cell office:value-type="float" office:value="0.0903606" calcext:value-type="float">
            <text:p>0.0903606</text:p>
          </table:table-cell>
          <table:table-cell office:value-type="float" office:value="0.909639" calcext:value-type="float">
            <text:p>0.909639</text:p>
          </table:table-cell>
          <table:table-cell office:value-type="float" office:value="1" calcext:value-type="float">
            <text:p>1</text:p>
          </table:table-cell>
          <table:table-cell office:value-type="float" office:value="1.34881" calcext:value-type="float">
            <text:p>1.34881</text:p>
          </table:table-cell>
        </table:table-row>
        <table:table-row table:style-name="ro1">
          <table:table-cell office:value-type="float" office:value="9.7401" calcext:value-type="float">
            <text:p>9.7401</text:p>
          </table:table-cell>
          <table:table-cell office:value-type="float" office:value="0.0961761" calcext:value-type="float">
            <text:p>0.0961761</text:p>
          </table:table-cell>
          <table:table-cell office:value-type="float" office:value="0.903824" calcext:value-type="float">
            <text:p>0.903824</text:p>
          </table:table-cell>
          <table:table-cell office:value-type="float" office:value="1" calcext:value-type="float">
            <text:p>1</text:p>
          </table:table-cell>
          <table:table-cell office:value-type="float" office:value="1.34449" calcext:value-type="float">
            <text:p>1.34449</text:p>
          </table:table-cell>
        </table:table-row>
        <table:table-row table:style-name="ro1">
          <table:table-cell office:value-type="float" office:value="9.7501" calcext:value-type="float">
            <text:p>9.7501</text:p>
          </table:table-cell>
          <table:table-cell office:value-type="float" office:value="0.102153" calcext:value-type="float">
            <text:p>0.102153</text:p>
          </table:table-cell>
          <table:table-cell office:value-type="float" office:value="0.897847" calcext:value-type="float">
            <text:p>0.897847</text:p>
          </table:table-cell>
          <table:table-cell office:value-type="float" office:value="1" calcext:value-type="float">
            <text:p>1</text:p>
          </table:table-cell>
          <table:table-cell office:value-type="float" office:value="1.34004" calcext:value-type="float">
            <text:p>1.34004</text:p>
          </table:table-cell>
        </table:table-row>
        <table:table-row table:style-name="ro1">
          <table:table-cell office:value-type="float" office:value="9.7601" calcext:value-type="float">
            <text:p>9.7601</text:p>
          </table:table-cell>
          <table:table-cell office:value-type="float" office:value="0.108289" calcext:value-type="float">
            <text:p>0.108289</text:p>
          </table:table-cell>
          <table:table-cell office:value-type="float" office:value="0.891711" calcext:value-type="float">
            <text:p>0.891711</text:p>
          </table:table-cell>
          <table:table-cell office:value-type="float" office:value="1" calcext:value-type="float">
            <text:p>1</text:p>
          </table:table-cell>
          <table:table-cell office:value-type="float" office:value="1.33545" calcext:value-type="float">
            <text:p>1.33545</text:p>
          </table:table-cell>
        </table:table-row>
        <table:table-row table:style-name="ro1">
          <table:table-cell office:value-type="float" office:value="9.7701" calcext:value-type="float">
            <text:p>9.7701</text:p>
          </table:table-cell>
          <table:table-cell office:value-type="float" office:value="0.114582" calcext:value-type="float">
            <text:p>0.114582</text:p>
          </table:table-cell>
          <table:table-cell office:value-type="float" office:value="0.885418" calcext:value-type="float">
            <text:p>0.885418</text:p>
          </table:table-cell>
          <table:table-cell office:value-type="float" office:value="1" calcext:value-type="float">
            <text:p>1</text:p>
          </table:table-cell>
          <table:table-cell office:value-type="float" office:value="1.33073" calcext:value-type="float">
            <text:p>1.33073</text:p>
          </table:table-cell>
        </table:table-row>
        <table:table-row table:style-name="ro1">
          <table:table-cell office:value-type="float" office:value="9.7801" calcext:value-type="float">
            <text:p>9.7801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878971" calcext:value-type="float">
            <text:p>0.878971</text:p>
          </table:table-cell>
          <table:table-cell office:value-type="float" office:value="1" calcext:value-type="float">
            <text:p>1</text:p>
          </table:table-cell>
          <table:table-cell office:value-type="float" office:value="1.32587" calcext:value-type="float">
            <text:p>1.32587</text:p>
          </table:table-cell>
        </table:table-row>
        <table:table-row table:style-name="ro1">
          <table:table-cell office:value-type="float" office:value="9.7901" calcext:value-type="float">
            <text:p>9.7901</text:p>
          </table:table-cell>
          <table:table-cell office:value-type="float" office:value="0.127628" calcext:value-type="float">
            <text:p>0.127628</text:p>
          </table:table-cell>
          <table:table-cell office:value-type="float" office:value="0.872372" calcext:value-type="float">
            <text:p>0.872372</text:p>
          </table:table-cell>
          <table:table-cell office:value-type="float" office:value="1" calcext:value-type="float">
            <text:p>1</text:p>
          </table:table-cell>
          <table:table-cell office:value-type="float" office:value="1.32089" calcext:value-type="float">
            <text:p>1.32089</text:p>
          </table:table-cell>
        </table:table-row>
        <table:table-row table:style-name="ro1">
          <table:table-cell office:value-type="float" office:value="9.8001" calcext:value-type="float">
            <text:p>9.800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865625" calcext:value-type="float">
            <text:p>0.865625</text:p>
          </table:table-cell>
          <table:table-cell office:value-type="float" office:value="1" calcext:value-type="float">
            <text:p>1</text:p>
          </table:table-cell>
          <table:table-cell office:value-type="float" office:value="1.31577" calcext:value-type="float">
            <text:p>1.31577</text:p>
          </table:table-cell>
        </table:table-row>
        <table:table-row table:style-name="ro1">
          <table:table-cell office:value-type="float" office:value="9.8101" calcext:value-type="float">
            <text:p>9.8101</text:p>
          </table:table-cell>
          <table:table-cell office:value-type="float" office:value="0.141269" calcext:value-type="float">
            <text:p>0.141269</text:p>
          </table:table-cell>
          <table:table-cell office:value-type="float" office:value="0.858731" calcext:value-type="float">
            <text:p>0.858731</text:p>
          </table:table-cell>
          <table:table-cell office:value-type="float" office:value="1" calcext:value-type="float">
            <text:p>1</text:p>
          </table:table-cell>
          <table:table-cell office:value-type="float" office:value="1.31052" calcext:value-type="float">
            <text:p>1.31052</text:p>
          </table:table-cell>
        </table:table-row>
        <table:table-row table:style-name="ro1">
          <table:table-cell office:value-type="float" office:value="9.8201" calcext:value-type="float">
            <text:p>9.8201</text:p>
          </table:table-cell>
          <table:table-cell office:value-type="float" office:value="0.148306" calcext:value-type="float">
            <text:p>0.148306</text:p>
          </table:table-cell>
          <table:table-cell office:value-type="float" office:value="0.851694" calcext:value-type="float">
            <text:p>0.851694</text:p>
          </table:table-cell>
          <table:table-cell office:value-type="float" office:value="1" calcext:value-type="float">
            <text:p>1</text:p>
          </table:table-cell>
          <table:table-cell office:value-type="float" office:value="1.30514" calcext:value-type="float">
            <text:p>1.30514</text:p>
          </table:table-cell>
        </table:table-row>
        <table:table-row table:style-name="ro1">
          <table:table-cell office:value-type="float" office:value="9.8301" calcext:value-type="float">
            <text:p>9.8301</text:p>
          </table:table-cell>
          <table:table-cell office:value-type="float" office:value="0.155484" calcext:value-type="float">
            <text:p>0.155484</text:p>
          </table:table-cell>
          <table:table-cell office:value-type="float" office:value="0.844516" calcext:value-type="float">
            <text:p>0.844516</text:p>
          </table:table-cell>
          <table:table-cell office:value-type="float" office:value="1" calcext:value-type="float">
            <text:p>1</text:p>
          </table:table-cell>
          <table:table-cell office:value-type="float" office:value="1.29963" calcext:value-type="float">
            <text:p>1.29963</text:p>
          </table:table-cell>
        </table:table-row>
        <table:table-row table:style-name="ro1">
          <table:table-cell office:value-type="float" office:value="9.8401" calcext:value-type="float">
            <text:p>9.8401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8372" calcext:value-type="float">
            <text:p>0.8372</text:p>
          </table:table-cell>
          <table:table-cell office:value-type="float" office:value="1" calcext:value-type="float">
            <text:p>1</text:p>
          </table:table-cell>
          <table:table-cell office:value-type="float" office:value="1.29399" calcext:value-type="float">
            <text:p>1.29399</text:p>
          </table:table-cell>
        </table:table-row>
        <table:table-row table:style-name="ro1">
          <table:table-cell office:value-type="float" office:value="9.8501" calcext:value-type="float">
            <text:p>9.8501</text:p>
          </table:table-cell>
          <table:table-cell office:value-type="float" office:value="0.17025" calcext:value-type="float">
            <text:p>0.17025</text:p>
          </table:table-cell>
          <table:table-cell office:value-type="float" office:value="0.82975" calcext:value-type="float">
            <text:p>0.82975</text:p>
          </table:table-cell>
          <table:table-cell office:value-type="float" office:value="1" calcext:value-type="float">
            <text:p>1</text:p>
          </table:table-cell>
          <table:table-cell office:value-type="float" office:value="1.28822" calcext:value-type="float">
            <text:p>1.28822</text:p>
          </table:table-cell>
        </table:table-row>
        <table:table-row table:style-name="ro1">
          <table:table-cell office:value-type="float" office:value="9.8601" calcext:value-type="float">
            <text:p>9.8601</text:p>
          </table:table-cell>
          <table:table-cell office:value-type="float" office:value="0.177833" calcext:value-type="float">
            <text:p>0.177833</text:p>
          </table:table-cell>
          <table:table-cell office:value-type="float" office:value="0.822167" calcext:value-type="float">
            <text:p>0.822167</text:p>
          </table:table-cell>
          <table:table-cell office:value-type="float" office:value="1" calcext:value-type="float">
            <text:p>1</text:p>
          </table:table-cell>
          <table:table-cell office:value-type="float" office:value="1.28232" calcext:value-type="float">
            <text:p>1.28232</text:p>
          </table:table-cell>
        </table:table-row>
        <table:table-row table:style-name="ro1">
          <table:table-cell office:value-type="float" office:value="9.8701" calcext:value-type="float">
            <text:p>9.8701</text:p>
          </table:table-cell>
          <table:table-cell office:value-type="float" office:value="0.185544" calcext:value-type="float">
            <text:p>0.185544</text:p>
          </table:table-cell>
          <table:table-cell office:value-type="float" office:value="0.814456" calcext:value-type="float">
            <text:p>0.814456</text:p>
          </table:table-cell>
          <table:table-cell office:value-type="float" office:value="1" calcext:value-type="float">
            <text:p>1</text:p>
          </table:table-cell>
          <table:table-cell office:value-type="float" office:value="1.27629" calcext:value-type="float">
            <text:p>1.27629</text:p>
          </table:table-cell>
        </table:table-row>
        <table:table-row table:style-name="ro1">
          <table:table-cell office:value-type="float" office:value="9.8801" calcext:value-type="float">
            <text:p>9.8801</text:p>
          </table:table-cell>
          <table:table-cell office:value-type="float" office:value="0.193381" calcext:value-type="float">
            <text:p>0.193381</text:p>
          </table:table-cell>
          <table:table-cell office:value-type="float" office:value="0.806619" calcext:value-type="float">
            <text:p>0.806619</text:p>
          </table:table-cell>
          <table:table-cell office:value-type="float" office:value="1" calcext:value-type="float">
            <text:p>1</text:p>
          </table:table-cell>
          <table:table-cell office:value-type="float" office:value="1.27013" calcext:value-type="float">
            <text:p>1.27013</text:p>
          </table:table-cell>
        </table:table-row>
        <table:table-row table:style-name="ro1">
          <table:table-cell office:value-type="float" office:value="9.8901" calcext:value-type="float">
            <text:p>9.8901</text:p>
          </table:table-cell>
          <table:table-cell office:value-type="float" office:value="0.201341" calcext:value-type="float">
            <text:p>0.201341</text:p>
          </table:table-cell>
          <table:table-cell office:value-type="float" office:value="0.798659" calcext:value-type="float">
            <text:p>0.798659</text:p>
          </table:table-cell>
          <table:table-cell office:value-type="float" office:value="1" calcext:value-type="float">
            <text:p>1</text:p>
          </table:table-cell>
          <table:table-cell office:value-type="float" office:value="1.26385" calcext:value-type="float">
            <text:p>1.26385</text:p>
          </table:table-cell>
        </table:table-row>
        <table:table-row table:style-name="ro1">
          <table:table-cell office:value-type="float" office:value="9.9001" calcext:value-type="float">
            <text:p>9.9001</text:p>
          </table:table-cell>
          <table:table-cell office:value-type="float" office:value="0.20942" calcext:value-type="float">
            <text:p>0.20942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1" calcext:value-type="float">
            <text:p>1</text:p>
          </table:table-cell>
          <table:table-cell office:value-type="float" office:value="1.25744" calcext:value-type="float">
            <text:p>1.25744</text:p>
          </table:table-cell>
        </table:table-row>
        <table:table-row table:style-name="ro1">
          <table:table-cell office:value-type="float" office:value="9.9101" calcext:value-type="float">
            <text:p>9.9101</text:p>
          </table:table-cell>
          <table:table-cell office:value-type="float" office:value="0.217616" calcext:value-type="float">
            <text:p>0.217616</text:p>
          </table:table-cell>
          <table:table-cell office:value-type="float" office:value="0.782384" calcext:value-type="float">
            <text:p>0.782384</text:p>
          </table:table-cell>
          <table:table-cell office:value-type="float" office:value="1" calcext:value-type="float">
            <text:p>1</text:p>
          </table:table-cell>
          <table:table-cell office:value-type="float" office:value="1.25091" calcext:value-type="float">
            <text:p>1.25091</text:p>
          </table:table-cell>
        </table:table-row>
        <table:table-row table:style-name="ro1">
          <table:table-cell office:value-type="float" office:value="9.9201" calcext:value-type="float">
            <text:p>9.9201</text:p>
          </table:table-cell>
          <table:table-cell office:value-type="float" office:value="0.225924" calcext:value-type="float">
            <text:p>0.225924</text:p>
          </table:table-cell>
          <table:table-cell office:value-type="float" office:value="0.774076" calcext:value-type="float">
            <text:p>0.774076</text:p>
          </table:table-cell>
          <table:table-cell office:value-type="float" office:value="1" calcext:value-type="float">
            <text:p>1</text:p>
          </table:table-cell>
          <table:table-cell office:value-type="float" office:value="1.24425" calcext:value-type="float">
            <text:p>1.24425</text:p>
          </table:table-cell>
        </table:table-row>
        <table:table-row table:style-name="ro1">
          <table:table-cell office:value-type="float" office:value="9.9301" calcext:value-type="float">
            <text:p>9.9301</text:p>
          </table:table-cell>
          <table:table-cell office:value-type="float" office:value="0.234342" calcext:value-type="float">
            <text:p>0.234342</text:p>
          </table:table-cell>
          <table:table-cell office:value-type="float" office:value="0.765658" calcext:value-type="float">
            <text:p>0.765658</text:p>
          </table:table-cell>
          <table:table-cell office:value-type="float" office:value="1" calcext:value-type="float">
            <text:p>1</text:p>
          </table:table-cell>
          <table:table-cell office:value-type="float" office:value="1.23746" calcext:value-type="float">
            <text:p>1.23746</text:p>
          </table:table-cell>
        </table:table-row>
        <table:table-row table:style-name="ro1">
          <table:table-cell office:value-type="float" office:value="9.9401" calcext:value-type="float">
            <text:p>9.9401</text:p>
          </table:table-cell>
          <table:table-cell office:value-type="float" office:value="0.242867" calcext:value-type="float">
            <text:p>0.242867</text:p>
          </table:table-cell>
          <table:table-cell office:value-type="float" office:value="0.757133" calcext:value-type="float">
            <text:p>0.757133</text:p>
          </table:table-cell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</table:table-row>
        <table:table-row table:style-name="ro1">
          <table:table-cell office:value-type="float" office:value="9.9501" calcext:value-type="float">
            <text:p>9.9501</text:p>
          </table:table-cell>
          <table:table-cell office:value-type="float" office:value="0.251494" calcext:value-type="float">
            <text:p>0.251494</text:p>
          </table:table-cell>
          <table:table-cell office:value-type="float" office:value="0.748506" calcext:value-type="float">
            <text:p>0.748506</text:p>
          </table:table-cell>
          <table:table-cell office:value-type="float" office:value="1" calcext:value-type="float">
            <text:p>1</text:p>
          </table:table-cell>
          <table:table-cell office:value-type="float" office:value="1.22352" calcext:value-type="float">
            <text:p>1.22352</text:p>
          </table:table-cell>
        </table:table-row>
        <table:table-row table:style-name="ro1">
          <table:table-cell office:value-type="float" office:value="9.9601" calcext:value-type="float">
            <text:p>9.9601</text:p>
          </table:table-cell>
          <table:table-cell office:value-type="float" office:value="0.26022" calcext:value-type="float">
            <text:p>0.26022</text:p>
          </table:table-cell>
          <table:table-cell office:value-type="float" office:value="0.73978" calcext:value-type="float">
            <text:p>0.73978</text:p>
          </table:table-cell>
          <table:table-cell office:value-type="float" office:value="1" calcext:value-type="float">
            <text:p>1</text:p>
          </table:table-cell>
          <table:table-cell office:value-type="float" office:value="1.21637" calcext:value-type="float">
            <text:p>1.21637</text:p>
          </table:table-cell>
        </table:table-row>
        <table:table-row table:style-name="ro1">
          <table:table-cell office:value-type="float" office:value="9.9701" calcext:value-type="float">
            <text:p>9.9701</text:p>
          </table:table-cell>
          <table:table-cell office:value-type="float" office:value="0.269043" calcext:value-type="float">
            <text:p>0.269043</text:p>
          </table:table-cell>
          <table:table-cell office:value-type="float" office:value="0.730957" calcext:value-type="float">
            <text:p>0.730957</text:p>
          </table:table-cell>
          <table:table-cell office:value-type="float" office:value="1" calcext:value-type="float">
            <text:p>1</text:p>
          </table:table-cell>
          <table:table-cell office:value-type="float" office:value="1.2091" calcext:value-type="float">
            <text:p>1.2091</text:p>
          </table:table-cell>
        </table:table-row>
        <table:table-row table:style-name="ro1">
          <table:table-cell office:value-type="float" office:value="9.9801" calcext:value-type="float">
            <text:p>9.9801</text:p>
          </table:table-cell>
          <table:table-cell office:value-type="float" office:value="0.277958" calcext:value-type="float">
            <text:p>0.277958</text:p>
          </table:table-cell>
          <table:table-cell office:value-type="float" office:value="0.722042" calcext:value-type="float">
            <text:p>0.722042</text:p>
          </table:table-cell>
          <table:table-cell office:value-type="float" office:value="1" calcext:value-type="float">
            <text:p>1</text:p>
          </table:table-cell>
          <table:table-cell office:value-type="float" office:value="1.2017" calcext:value-type="float">
            <text:p>1.2017</text:p>
          </table:table-cell>
        </table:table-row>
        <table:table-row table:style-name="ro1">
          <table:table-cell office:value-type="float" office:value="9.9901" calcext:value-type="float">
            <text:p>9.9901</text:p>
          </table:table-cell>
          <table:table-cell office:value-type="float" office:value="0.286961" calcext:value-type="float">
            <text:p>0.286961</text:p>
          </table:table-cell>
          <table:table-cell office:value-type="float" office:value="0.713039" calcext:value-type="float">
            <text:p>0.713039</text:p>
          </table:table-cell>
          <table:table-cell office:value-type="float" office:value="1" calcext:value-type="float">
            <text:p>1</text:p>
          </table:table-cell>
          <table:table-cell office:value-type="float" office:value="1.19418" calcext:value-type="float">
            <text:p>1.19418</text:p>
          </table:table-cell>
        </table:table-row>
        <table:table-row table:style-name="ro1">
          <table:table-cell office:value-type="float" office:value="10.0001" calcext:value-type="float">
            <text:p>10.0001</text:p>
          </table:table-cell>
          <table:table-cell office:value-type="float" office:value="0.29605" calcext:value-type="float">
            <text:p>0.29605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1" calcext:value-type="float">
            <text:p>1</text:p>
          </table:table-cell>
          <table:table-cell office:value-type="float" office:value="1.18655" calcext:value-type="float">
            <text:p>1.18655</text:p>
          </table:table-cell>
        </table:table-row>
        <table:table-row table:style-name="ro1">
          <table:table-cell office:value-type="float" office:value="10.0101" calcext:value-type="float">
            <text:p>10.0101</text:p>
          </table:table-cell>
          <table:table-cell office:value-type="float" office:value="0.305221" calcext:value-type="float">
            <text:p>0.305221</text:p>
          </table:table-cell>
          <table:table-cell office:value-type="float" office:value="0.694779" calcext:value-type="float">
            <text:p>0.694779</text:p>
          </table:table-cell>
          <table:table-cell office:value-type="float" office:value="1" calcext:value-type="float">
            <text:p>1</text:p>
          </table:table-cell>
          <table:table-cell office:value-type="float" office:value="1.1788" calcext:value-type="float">
            <text:p>1.1788</text:p>
          </table:table-cell>
        </table:table-row>
        <table:table-row table:style-name="ro1">
          <table:table-cell office:value-type="float" office:value="10.0201" calcext:value-type="float">
            <text:p>10.0201</text:p>
          </table:table-cell>
          <table:table-cell office:value-type="float" office:value="0.314469" calcext:value-type="float">
            <text:p>0.314469</text:p>
          </table:table-cell>
          <table:table-cell office:value-type="float" office:value="0.685531" calcext:value-type="float">
            <text:p>0.685531</text:p>
          </table:table-cell>
          <table:table-cell office:value-type="float" office:value="1" calcext:value-type="float">
            <text:p>1</text:p>
          </table:table-cell>
          <table:table-cell office:value-type="float" office:value="1.17092" calcext:value-type="float">
            <text:p>1.17092</text:p>
          </table:table-cell>
        </table:table-row>
        <table:table-row table:style-name="ro1">
          <table:table-cell office:value-type="float" office:value="10.0301" calcext:value-type="float">
            <text:p>10.0301</text:p>
          </table:table-cell>
          <table:table-cell office:value-type="float" office:value="0.323792" calcext:value-type="float">
            <text:p>0.323792</text:p>
          </table:table-cell>
          <table:table-cell office:value-type="float" office:value="0.676208" calcext:value-type="float">
            <text:p>0.676208</text:p>
          </table:table-cell>
          <table:table-cell office:value-type="float" office:value="1" calcext:value-type="float">
            <text:p>1</text:p>
          </table:table-cell>
          <table:table-cell office:value-type="float" office:value="1.16293" calcext:value-type="float">
            <text:p>1.16293</text:p>
          </table:table-cell>
        </table:table-row>
        <table:table-row table:style-name="ro1">
          <table:table-cell office:value-type="float" office:value="10.0401" calcext:value-type="float">
            <text:p>10.0401</text:p>
          </table:table-cell>
          <table:table-cell office:value-type="float" office:value="0.333185" calcext:value-type="float">
            <text:p>0.333185</text:p>
          </table:table-cell>
          <table:table-cell office:value-type="float" office:value="0.666815" calcext:value-type="float">
            <text:p>0.666815</text:p>
          </table:table-cell>
          <table:table-cell office:value-type="float" office:value="1" calcext:value-type="float">
            <text:p>1</text:p>
          </table:table-cell>
          <table:table-cell office:value-type="float" office:value="1.15483" calcext:value-type="float">
            <text:p>1.15483</text:p>
          </table:table-cell>
        </table:table-row>
        <table:table-row table:style-name="ro1">
          <table:table-cell office:value-type="float" office:value="10.0501" calcext:value-type="float">
            <text:p>10.0501</text:p>
          </table:table-cell>
          <table:table-cell office:value-type="float" office:value="0.342644" calcext:value-type="float">
            <text:p>0.342644</text:p>
          </table:table-cell>
          <table:table-cell office:value-type="float" office:value="0.657356" calcext:value-type="float">
            <text:p>0.657356</text:p>
          </table:table-cell>
          <table:table-cell office:value-type="float" office:value="1" calcext:value-type="float">
            <text:p>1</text:p>
          </table:table-cell>
          <table:table-cell office:value-type="float" office:value="1.14661" calcext:value-type="float">
            <text:p>1.14661</text:p>
          </table:table-cell>
        </table:table-row>
        <table:table-row table:style-name="ro1">
          <table:table-cell office:value-type="float" office:value="10.0601" calcext:value-type="float">
            <text:p>10.0601</text:p>
          </table:table-cell>
          <table:table-cell office:value-type="float" office:value="0.352167" calcext:value-type="float">
            <text:p>0.352167</text:p>
          </table:table-cell>
          <table:table-cell office:value-type="float" office:value="0.647833" calcext:value-type="float">
            <text:p>0.647833</text:p>
          </table:table-cell>
          <table:table-cell office:value-type="float" office:value="1" calcext:value-type="float">
            <text:p>1</text:p>
          </table:table-cell>
          <table:table-cell office:value-type="float" office:value="1.13827" calcext:value-type="float">
            <text:p>1.13827</text:p>
          </table:table-cell>
        </table:table-row>
        <table:table-row table:style-name="ro1">
          <table:table-cell office:value-type="float" office:value="10.0701" calcext:value-type="float">
            <text:p>10.0701</text:p>
          </table:table-cell>
          <table:table-cell office:value-type="float" office:value="0.361749" calcext:value-type="float">
            <text:p>0.361749</text:p>
          </table:table-cell>
          <table:table-cell office:value-type="float" office:value="0.638251" calcext:value-type="float">
            <text:p>0.638251</text:p>
          </table:table-cell>
          <table:table-cell office:value-type="float" office:value="1" calcext:value-type="float">
            <text:p>1</text:p>
          </table:table-cell>
          <table:table-cell office:value-type="float" office:value="1.12982" calcext:value-type="float">
            <text:p>1.12982</text:p>
          </table:table-cell>
        </table:table-row>
        <table:table-row table:style-name="ro1">
          <table:table-cell office:value-type="float" office:value="10.0801" calcext:value-type="float">
            <text:p>10.0801</text:p>
          </table:table-cell>
          <table:table-cell office:value-type="float" office:value="0.371386" calcext:value-type="float">
            <text:p>0.371386</text:p>
          </table:table-cell>
          <table:table-cell office:value-type="float" office:value="0.628614" calcext:value-type="float">
            <text:p>0.628614</text:p>
          </table:table-cell>
          <table:table-cell office:value-type="float" office:value="1" calcext:value-type="float">
            <text:p>1</text:p>
          </table:table-cell>
          <table:table-cell office:value-type="float" office:value="1.12126" calcext:value-type="float">
            <text:p>1.12126</text:p>
          </table:table-cell>
        </table:table-row>
        <table:table-row table:style-name="ro1">
          <table:table-cell office:value-type="float" office:value="10.0901" calcext:value-type="float">
            <text:p>10.0901</text:p>
          </table:table-cell>
          <table:table-cell office:value-type="float" office:value="0.381075" calcext:value-type="float">
            <text:p>0.381075</text:p>
          </table:table-cell>
          <table:table-cell office:value-type="float" office:value="0.618925" calcext:value-type="float">
            <text:p>0.618925</text:p>
          </table:table-cell>
          <table:table-cell office:value-type="float" office:value="1" calcext:value-type="float">
            <text:p>1</text:p>
          </table:table-cell>
          <table:table-cell office:value-type="float" office:value="1.11259" calcext:value-type="float">
            <text:p>1.11259</text:p>
          </table:table-cell>
        </table:table-row>
        <table:table-row table:style-name="ro1">
          <table:table-cell office:value-type="float" office:value="10.1001" calcext:value-type="float">
            <text:p>10.1001</text:p>
          </table:table-cell>
          <table:table-cell office:value-type="float" office:value="0.390811" calcext:value-type="float">
            <text:p>0.390811</text:p>
          </table:table-cell>
          <table:table-cell office:value-type="float" office:value="0.609189" calcext:value-type="float">
            <text:p>0.609189</text:p>
          </table:table-cell>
          <table:table-cell office:value-type="float" office:value="1" calcext:value-type="float">
            <text:p>1</text:p>
          </table:table-cell>
          <table:table-cell office:value-type="float" office:value="1.1038" calcext:value-type="float">
            <text:p>1.1038</text:p>
          </table:table-cell>
        </table:table-row>
        <table:table-row table:style-name="ro1">
          <table:table-cell office:value-type="float" office:value="10.1101" calcext:value-type="float">
            <text:p>10.1101</text:p>
          </table:table-cell>
          <table:table-cell office:value-type="float" office:value="0.400591" calcext:value-type="float">
            <text:p>0.400591</text:p>
          </table:table-cell>
          <table:table-cell office:value-type="float" office:value="0.599409" calcext:value-type="float">
            <text:p>0.599409</text:p>
          </table:table-cell>
          <table:table-cell office:value-type="float" office:value="1" calcext:value-type="float">
            <text:p>1</text:p>
          </table:table-cell>
          <table:table-cell office:value-type="float" office:value="1.09491" calcext:value-type="float">
            <text:p>1.09491</text:p>
          </table:table-cell>
        </table:table-row>
        <table:table-row table:style-name="ro1">
          <table:table-cell office:value-type="float" office:value="10.1201" calcext:value-type="float">
            <text:p>10.1201</text:p>
          </table:table-cell>
          <table:table-cell office:value-type="float" office:value="0.41041" calcext:value-type="float">
            <text:p>0.41041</text:p>
          </table:table-cell>
          <table:table-cell office:value-type="float" office:value="0.58959" calcext:value-type="float">
            <text:p>0.58959</text:p>
          </table:table-cell>
          <table:table-cell office:value-type="float" office:value="1" calcext:value-type="float">
            <text:p>1</text:p>
          </table:table-cell>
          <table:table-cell office:value-type="float" office:value="1.0859" calcext:value-type="float">
            <text:p>1.0859</text:p>
          </table:table-cell>
        </table:table-row>
        <table:table-row table:style-name="ro1">
          <table:table-cell office:value-type="float" office:value="10.1301" calcext:value-type="float">
            <text:p>10.1301</text:p>
          </table:table-cell>
          <table:table-cell office:value-type="float" office:value="0.420266" calcext:value-type="float">
            <text:p>0.420266</text:p>
          </table:table-cell>
          <table:table-cell office:value-type="float" office:value="0.579734" calcext:value-type="float">
            <text:p>0.579734</text:p>
          </table:table-cell>
          <table:table-cell office:value-type="float" office:value="1" calcext:value-type="float">
            <text:p>1</text:p>
          </table:table-cell>
          <table:table-cell office:value-type="float" office:value="1.07679" calcext:value-type="float">
            <text:p>1.07679</text:p>
          </table:table-cell>
        </table:table-row>
        <table:table-row table:style-name="ro1">
          <table:table-cell office:value-type="float" office:value="10.1401" calcext:value-type="float">
            <text:p>10.1401</text:p>
          </table:table-cell>
          <table:table-cell office:value-type="float" office:value="0.430153" calcext:value-type="float">
            <text:p>0.430153</text:p>
          </table:table-cell>
          <table:table-cell office:value-type="float" office:value="0.569847" calcext:value-type="float">
            <text:p>0.569847</text:p>
          </table:table-cell>
          <table:table-cell office:value-type="float" office:value="1" calcext:value-type="float">
            <text:p>1</text:p>
          </table:table-cell>
          <table:table-cell office:value-type="float" office:value="1.06756" calcext:value-type="float">
            <text:p>1.06756</text:p>
          </table:table-cell>
        </table:table-row>
        <table:table-row table:style-name="ro1">
          <table:table-cell office:value-type="float" office:value="10.1501" calcext:value-type="float">
            <text:p>10.1501</text:p>
          </table:table-cell>
          <table:table-cell office:value-type="float" office:value="0.440068" calcext:value-type="float">
            <text:p>0.440068</text:p>
          </table:table-cell>
          <table:table-cell office:value-type="float" office:value="0.559932" calcext:value-type="float">
            <text:p>0.559932</text:p>
          </table:table-cell>
          <table:table-cell office:value-type="float" office:value="1" calcext:value-type="float">
            <text:p>1</text:p>
          </table:table-cell>
          <table:table-cell office:value-type="float" office:value="1.05824" calcext:value-type="float">
            <text:p>1.05824</text:p>
          </table:table-cell>
        </table:table-row>
        <table:table-row table:style-name="ro1">
          <table:table-cell office:value-type="float" office:value="10.1601" calcext:value-type="float">
            <text:p>10.1601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549992" calcext:value-type="float">
            <text:p>0.549992</text:p>
          </table:table-cell>
          <table:table-cell office:value-type="float" office:value="1" calcext:value-type="float">
            <text:p>1</text:p>
          </table:table-cell>
          <table:table-cell office:value-type="float" office:value="1.0488" calcext:value-type="float">
            <text:p>1.0488</text:p>
          </table:table-cell>
        </table:table-row>
        <table:table-row table:style-name="ro1">
          <table:table-cell office:value-type="float" office:value="10.1701" calcext:value-type="float">
            <text:p>10.1701</text:p>
          </table:table-cell>
          <table:table-cell office:value-type="float" office:value="0.459967" calcext:value-type="float">
            <text:p>0.459967</text:p>
          </table:table-cell>
          <table:table-cell office:value-type="float" office:value="0.540033" calcext:value-type="float">
            <text:p>0.540033</text:p>
          </table:table-cell>
          <table:table-cell office:value-type="float" office:value="1" calcext:value-type="float">
            <text:p>1</text:p>
          </table:table-cell>
          <table:table-cell office:value-type="float" office:value="1.03926" calcext:value-type="float">
            <text:p>1.03926</text:p>
          </table:table-cell>
        </table:table-row>
        <table:table-row table:style-name="ro1">
          <table:table-cell office:value-type="float" office:value="10.1801" calcext:value-type="float">
            <text:p>10.1801</text:p>
          </table:table-cell>
          <table:table-cell office:value-type="float" office:value="0.469942" calcext:value-type="float">
            <text:p>0.469942</text:p>
          </table:table-cell>
          <table:table-cell office:value-type="float" office:value="0.530058" calcext:value-type="float">
            <text:p>0.530058</text:p>
          </table:table-cell>
          <table:table-cell office:value-type="float" office:value="1" calcext:value-type="float">
            <text:p>1</text:p>
          </table:table-cell>
          <table:table-cell office:value-type="float" office:value="1.02962" calcext:value-type="float">
            <text:p>1.02962</text:p>
          </table:table-cell>
        </table:table-row>
        <table:table-row table:style-name="ro1">
          <table:table-cell office:value-type="float" office:value="10.1901" calcext:value-type="float">
            <text:p>10.1901</text:p>
          </table:table-cell>
          <table:table-cell office:value-type="float" office:value="0.479929" calcext:value-type="float">
            <text:p>0.479929</text:p>
          </table:table-cell>
          <table:table-cell office:value-type="float" office:value="0.520071" calcext:value-type="float">
            <text:p>0.520071</text:p>
          </table:table-cell>
          <table:table-cell office:value-type="float" office:value="1" calcext:value-type="float">
            <text:p>1</text:p>
          </table:table-cell>
          <table:table-cell office:value-type="float" office:value="1.01987" calcext:value-type="float">
            <text:p>1.01987</text:p>
          </table:table-cell>
        </table:table-row>
        <table:table-row table:style-name="ro1">
          <table:table-cell office:value-type="float" office:value="10.2001" calcext:value-type="float">
            <text:p>10.2001</text:p>
          </table:table-cell>
          <table:table-cell office:value-type="float" office:value="0.489925" calcext:value-type="float">
            <text:p>0.489925</text:p>
          </table:table-cell>
          <table:table-cell office:value-type="float" office:value="0.510075" calcext:value-type="float">
            <text:p>0.510075</text:p>
          </table:table-cell>
          <table:table-cell office:value-type="float" office:value="1" calcext:value-type="float">
            <text:p>1</text:p>
          </table:table-cell>
          <table:table-cell office:value-type="float" office:value="1.01003" calcext:value-type="float">
            <text:p>1.01003</text:p>
          </table:table-cell>
        </table:table-row>
        <table:table-row table:style-name="ro1">
          <table:table-cell office:value-type="float" office:value="10.2101" calcext:value-type="float">
            <text:p>10.2101</text:p>
          </table:table-cell>
          <table:table-cell office:value-type="float" office:value="0.499924" calcext:value-type="float">
            <text:p>0.499924</text:p>
          </table:table-cell>
          <table:table-cell office:value-type="float" office:value="0.500076" calcext:value-type="float">
            <text:p>0.500076</text:p>
          </table:table-cell>
          <table:table-cell office:value-type="float" office:value="1" calcext:value-type="float">
            <text:p>1</text:p>
          </table:table-cell>
          <table:table-cell office:value-type="float" office:value="1.00008" calcext:value-type="float">
            <text:p>1.00008</text:p>
          </table:table-cell>
        </table:table-row>
        <table:table-row table:style-name="ro1">
          <table:table-cell office:value-type="float" office:value="10.2201" calcext:value-type="float">
            <text:p>10.2201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0.490077" calcext:value-type="float">
            <text:p>0.490077</text:p>
          </table:table-cell>
          <table:table-cell office:value-type="float" office:value="1" calcext:value-type="float">
            <text:p>1</text:p>
          </table:table-cell>
          <table:table-cell office:value-type="float" office:value="0.990027" calcext:value-type="float">
            <text:p>0.990027</text:p>
          </table:table-cell>
        </table:table-row>
        <table:table-row table:style-name="ro1">
          <table:table-cell office:value-type="float" office:value="10.2301" calcext:value-type="float">
            <text:p>10.2301</text:p>
          </table:table-cell>
          <table:table-cell office:value-type="float" office:value="0.519919" calcext:value-type="float">
            <text:p>0.519919</text:p>
          </table:table-cell>
          <table:table-cell office:value-type="float" office:value="0.480081" calcext:value-type="float">
            <text:p>0.480081</text:p>
          </table:table-cell>
          <table:table-cell office:value-type="float" office:value="1" calcext:value-type="float">
            <text:p>1</text:p>
          </table:table-cell>
          <table:table-cell office:value-type="float" office:value="0.979879" calcext:value-type="float">
            <text:p>0.979879</text:p>
          </table:table-cell>
        </table:table-row>
        <table:table-row table:style-name="ro1">
          <table:table-cell office:value-type="float" office:value="10.2401" calcext:value-type="float">
            <text:p>10.2401</text:p>
          </table:table-cell>
          <table:table-cell office:value-type="float" office:value="0.529906" calcext:value-type="float">
            <text:p>0.529906</text:p>
          </table:table-cell>
          <table:table-cell office:value-type="float" office:value="0.470094" calcext:value-type="float">
            <text:p>0.470094</text:p>
          </table:table-cell>
          <table:table-cell office:value-type="float" office:value="1" calcext:value-type="float">
            <text:p>1</text:p>
          </table:table-cell>
          <table:table-cell office:value-type="float" office:value="0.969633" calcext:value-type="float">
            <text:p>0.969633</text:p>
          </table:table-cell>
        </table:table-row>
        <table:table-row table:style-name="ro1">
          <table:table-cell office:value-type="float" office:value="10.2501" calcext:value-type="float">
            <text:p>10.2501</text:p>
          </table:table-cell>
          <table:table-cell office:value-type="float" office:value="0.539881" calcext:value-type="float">
            <text:p>0.539881</text:p>
          </table:table-cell>
          <table:table-cell office:value-type="float" office:value="0.460119" calcext:value-type="float">
            <text:p>0.460119</text:p>
          </table:table-cell>
          <table:table-cell office:value-type="float" office:value="1" calcext:value-type="float">
            <text:p>1</text:p>
          </table:table-cell>
          <table:table-cell office:value-type="float" office:value="0.95929" calcext:value-type="float">
            <text:p>0.95929</text:p>
          </table:table-cell>
        </table:table-row>
        <table:table-row table:style-name="ro1">
          <table:table-cell office:value-type="float" office:value="10.2601" calcext:value-type="float">
            <text:p>10.2601</text:p>
          </table:table-cell>
          <table:table-cell office:value-type="float" office:value="0.549841" calcext:value-type="float">
            <text:p>0.549841</text:p>
          </table:table-cell>
          <table:table-cell office:value-type="float" office:value="0.450159" calcext:value-type="float">
            <text:p>0.450159</text:p>
          </table:table-cell>
          <table:table-cell office:value-type="float" office:value="1" calcext:value-type="float">
            <text:p>1</text:p>
          </table:table-cell>
          <table:table-cell office:value-type="float" office:value="0.948851" calcext:value-type="float">
            <text:p>0.948851</text:p>
          </table:table-cell>
        </table:table-row>
        <table:table-row table:style-name="ro1">
          <table:table-cell office:value-type="float" office:value="10.2701" calcext:value-type="float">
            <text:p>10.2701</text:p>
          </table:table-cell>
          <table:table-cell office:value-type="float" office:value="0.559781" calcext:value-type="float">
            <text:p>0.559781</text:p>
          </table:table-cell>
          <table:table-cell office:value-type="float" office:value="0.440219" calcext:value-type="float">
            <text:p>0.440219</text:p>
          </table:table-cell>
          <table:table-cell office:value-type="float" office:value="1" calcext:value-type="float">
            <text:p>1</text:p>
          </table:table-cell>
          <table:table-cell office:value-type="float" office:value="0.938317" calcext:value-type="float">
            <text:p>0.938317</text:p>
          </table:table-cell>
        </table:table-row>
        <table:table-row table:style-name="ro1">
          <table:table-cell office:value-type="float" office:value="10.2801" calcext:value-type="float">
            <text:p>10.2801</text:p>
          </table:table-cell>
          <table:table-cell office:value-type="float" office:value="0.569696" calcext:value-type="float">
            <text:p>0.569696</text:p>
          </table:table-cell>
          <table:table-cell office:value-type="float" office:value="0.430304" calcext:value-type="float">
            <text:p>0.430304</text:p>
          </table:table-cell>
          <table:table-cell office:value-type="float" office:value="1" calcext:value-type="float">
            <text:p>1</text:p>
          </table:table-cell>
          <table:table-cell office:value-type="float" office:value="0.927689" calcext:value-type="float">
            <text:p>0.927689</text:p>
          </table:table-cell>
        </table:table-row>
        <table:table-row table:style-name="ro1">
          <table:table-cell office:value-type="float" office:value="10.2901" calcext:value-type="float">
            <text:p>10.2901</text:p>
          </table:table-cell>
          <table:table-cell office:value-type="float" office:value="0.579584" calcext:value-type="float">
            <text:p>0.579584</text:p>
          </table:table-cell>
          <table:table-cell office:value-type="float" office:value="0.420416" calcext:value-type="float">
            <text:p>0.420416</text:p>
          </table:table-cell>
          <table:table-cell office:value-type="float" office:value="1" calcext:value-type="float">
            <text:p>1</text:p>
          </table:table-cell>
          <table:table-cell office:value-type="float" office:value="0.916969" calcext:value-type="float">
            <text:p>0.916969</text:p>
          </table:table-cell>
        </table:table-row>
        <table:table-row table:style-name="ro1">
          <table:table-cell office:value-type="float" office:value="10.3001" calcext:value-type="float">
            <text:p>10.300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0.41056" calcext:value-type="float">
            <text:p>0.41056</text:p>
          </table:table-cell>
          <table:table-cell office:value-type="float" office:value="1" calcext:value-type="float">
            <text:p>1</text:p>
          </table:table-cell>
          <table:table-cell office:value-type="float" office:value="0.906157" calcext:value-type="float">
            <text:p>0.906157</text:p>
          </table:table-cell>
        </table:table-row>
        <table:table-row table:style-name="ro1">
          <table:table-cell office:value-type="float" office:value="10.3101" calcext:value-type="float">
            <text:p>10.3101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40074" calcext:value-type="float">
            <text:p>0.40074</text:p>
          </table:table-cell>
          <table:table-cell office:value-type="float" office:value="1" calcext:value-type="float">
            <text:p>1</text:p>
          </table:table-cell>
          <table:table-cell office:value-type="float" office:value="0.895254" calcext:value-type="float">
            <text:p>0.895254</text:p>
          </table:table-cell>
        </table:table-row>
        <table:table-row table:style-name="ro1">
          <table:table-cell office:value-type="float" office:value="10.3201" calcext:value-type="float">
            <text:p>10.3201</text:p>
          </table:table-cell>
          <table:table-cell office:value-type="float" office:value="0.609041" calcext:value-type="float">
            <text:p>0.609041</text:p>
          </table:table-cell>
          <table:table-cell office:value-type="float" office:value="0.390959" calcext:value-type="float">
            <text:p>0.390959</text:p>
          </table:table-cell>
          <table:table-cell office:value-type="float" office:value="1" calcext:value-type="float">
            <text:p>1</text:p>
          </table:table-cell>
          <table:table-cell office:value-type="float" office:value="0.884262" calcext:value-type="float">
            <text:p>0.884262</text:p>
          </table:table-cell>
        </table:table-row>
        <table:table-row table:style-name="ro1">
          <table:table-cell office:value-type="float" office:value="10.3301" calcext:value-type="float">
            <text:p>10.3301</text:p>
          </table:table-cell>
          <table:table-cell office:value-type="float" office:value="0.618777" calcext:value-type="float">
            <text:p>0.618777</text:p>
          </table:table-cell>
          <table:table-cell office:value-type="float" office:value="0.381223" calcext:value-type="float">
            <text:p>0.381223</text:p>
          </table:table-cell>
          <table:table-cell office:value-type="float" office:value="1" calcext:value-type="float">
            <text:p>1</text:p>
          </table:table-cell>
          <table:table-cell office:value-type="float" office:value="0.873181" calcext:value-type="float">
            <text:p>0.873181</text:p>
          </table:table-cell>
        </table:table-row>
        <table:table-row table:style-name="ro1">
          <table:table-cell office:value-type="float" office:value="10.3401" calcext:value-type="float">
            <text:p>10.3401</text:p>
          </table:table-cell>
          <table:table-cell office:value-type="float" office:value="0.628467" calcext:value-type="float">
            <text:p>0.628467</text:p>
          </table:table-cell>
          <table:table-cell office:value-type="float" office:value="0.371533" calcext:value-type="float">
            <text:p>0.371533</text:p>
          </table:table-cell>
          <table:table-cell office:value-type="float" office:value="1" calcext:value-type="float">
            <text:p>1</text:p>
          </table:table-cell>
          <table:table-cell office:value-type="float" office:value="0.862013" calcext:value-type="float">
            <text:p>0.862013</text:p>
          </table:table-cell>
        </table:table-row>
        <table:table-row table:style-name="ro1">
          <table:table-cell office:value-type="float" office:value="10.3501" calcext:value-type="float">
            <text:p>10.3501</text:p>
          </table:table-cell>
          <table:table-cell office:value-type="float" office:value="0.638105" calcext:value-type="float">
            <text:p>0.638105</text:p>
          </table:table-cell>
          <table:table-cell office:value-type="float" office:value="0.361895" calcext:value-type="float">
            <text:p>0.361895</text:p>
          </table:table-cell>
          <table:table-cell office:value-type="float" office:value="1" calcext:value-type="float">
            <text:p>1</text:p>
          </table:table-cell>
          <table:table-cell office:value-type="float" office:value="0.850759" calcext:value-type="float">
            <text:p>0.850759</text:p>
          </table:table-cell>
        </table:table-row>
        <table:table-row table:style-name="ro1">
          <table:table-cell office:value-type="float" office:value="10.3601" calcext:value-type="float">
            <text:p>10.3601</text:p>
          </table:table-cell>
          <table:table-cell office:value-type="float" office:value="0.647687" calcext:value-type="float">
            <text:p>0.647687</text:p>
          </table:table-cell>
          <table:table-cell office:value-type="float" office:value="0.352313" calcext:value-type="float">
            <text:p>0.352313</text:p>
          </table:table-cell>
          <table:table-cell office:value-type="float" office:value="1" calcext:value-type="float">
            <text:p>1</text:p>
          </table:table-cell>
          <table:table-cell office:value-type="float" office:value="0.83942" calcext:value-type="float">
            <text:p>0.83942</text:p>
          </table:table-cell>
        </table:table-row>
        <table:table-row table:style-name="ro1">
          <table:table-cell office:value-type="float" office:value="10.3701" calcext:value-type="float">
            <text:p>10.3701</text:p>
          </table:table-cell>
          <table:table-cell office:value-type="float" office:value="0.657211" calcext:value-type="float">
            <text:p>0.657211</text:p>
          </table:table-cell>
          <table:table-cell office:value-type="float" office:value="0.342789" calcext:value-type="float">
            <text:p>0.342789</text:p>
          </table:table-cell>
          <table:table-cell office:value-type="float" office:value="1" calcext:value-type="float">
            <text:p>1</text:p>
          </table:table-cell>
          <table:table-cell office:value-type="float" office:value="0.827996" calcext:value-type="float">
            <text:p>0.827996</text:p>
          </table:table-cell>
        </table:table-row>
        <table:table-row table:style-name="ro1">
          <table:table-cell office:value-type="float" office:value="10.3801" calcext:value-type="float">
            <text:p>10.3801</text:p>
          </table:table-cell>
          <table:table-cell office:value-type="float" office:value="0.666672" calcext:value-type="float">
            <text:p>0.666672</text:p>
          </table:table-cell>
          <table:table-cell office:value-type="float" office:value="0.333328" calcext:value-type="float">
            <text:p>0.333328</text:p>
          </table:table-cell>
          <table:table-cell office:value-type="float" office:value="1" calcext:value-type="float">
            <text:p>1</text:p>
          </table:table-cell>
          <table:table-cell office:value-type="float" office:value="0.81649" calcext:value-type="float">
            <text:p>0.81649</text:p>
          </table:table-cell>
        </table:table-row>
        <table:table-row table:style-name="ro1">
          <table:table-cell office:value-type="float" office:value="10.3901" calcext:value-type="float">
            <text:p>10.3901</text:p>
          </table:table-cell>
          <table:table-cell office:value-type="float" office:value="0.676066" calcext:value-type="float">
            <text:p>0.676066</text:p>
          </table:table-cell>
          <table:table-cell office:value-type="float" office:value="0.323934" calcext:value-type="float">
            <text:p>0.323934</text:p>
          </table:table-cell>
          <table:table-cell office:value-type="float" office:value="1" calcext:value-type="float">
            <text:p>1</text:p>
          </table:table-cell>
          <table:table-cell office:value-type="float" office:value="0.804903" calcext:value-type="float">
            <text:p>0.804903</text:p>
          </table:table-cell>
        </table:table-row>
        <table:table-row table:style-name="ro1">
          <table:table-cell office:value-type="float" office:value="10.4001" calcext:value-type="float">
            <text:p>10.4001</text:p>
          </table:table-cell>
          <table:table-cell office:value-type="float" office:value="0.68539" calcext:value-type="float">
            <text:p>0.68539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1" calcext:value-type="float">
            <text:p>1</text:p>
          </table:table-cell>
          <table:table-cell office:value-type="float" office:value="0.793234" calcext:value-type="float">
            <text:p>0.793234</text:p>
          </table:table-cell>
        </table:table-row>
        <table:table-row table:style-name="ro1">
          <table:table-cell office:value-type="float" office:value="10.4101" calcext:value-type="float">
            <text:p>10.4101</text:p>
          </table:table-cell>
          <table:table-cell office:value-type="float" office:value="0.694639" calcext:value-type="float">
            <text:p>0.694639</text:p>
          </table:table-cell>
          <table:table-cell office:value-type="float" office:value="0.305361" calcext:value-type="float">
            <text:p>0.305361</text:p>
          </table:table-cell>
          <table:table-cell office:value-type="float" office:value="1" calcext:value-type="float">
            <text:p>1</text:p>
          </table:table-cell>
          <table:table-cell office:value-type="float" office:value="0.781487" calcext:value-type="float">
            <text:p>0.781487</text:p>
          </table:table-cell>
        </table:table-row>
        <table:table-row table:style-name="ro1">
          <table:table-cell office:value-type="float" office:value="10.4201" calcext:value-type="float">
            <text:p>10.4201</text:p>
          </table:table-cell>
          <table:table-cell office:value-type="float" office:value="0.703811" calcext:value-type="float">
            <text:p>0.703811</text:p>
          </table:table-cell>
          <table:table-cell office:value-type="float" office:value="0.296189" calcext:value-type="float">
            <text:p>0.296189</text:p>
          </table:table-cell>
          <table:table-cell office:value-type="float" office:value="1" calcext:value-type="float">
            <text:p>1</text:p>
          </table:table-cell>
          <table:table-cell office:value-type="float" office:value="0.769661" calcext:value-type="float">
            <text:p>0.769661</text:p>
          </table:table-cell>
        </table:table-row>
        <table:table-row table:style-name="ro1">
          <table:table-cell office:value-type="float" office:value="10.4301" calcext:value-type="float">
            <text:p>10.4301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287099" calcext:value-type="float">
            <text:p>0.287099</text:p>
          </table:table-cell>
          <table:table-cell office:value-type="float" office:value="1" calcext:value-type="float">
            <text:p>1</text:p>
          </table:table-cell>
          <table:table-cell office:value-type="float" office:value="0.757759" calcext:value-type="float">
            <text:p>0.757759</text:p>
          </table:table-cell>
        </table:table-row>
        <table:table-row table:style-name="ro1">
          <table:table-cell office:value-type="float" office:value="10.4401" calcext:value-type="float">
            <text:p>10.4401</text:p>
          </table:table-cell>
          <table:table-cell office:value-type="float" office:value="0.721906" calcext:value-type="float">
            <text:p>0.721906</text:p>
          </table:table-cell>
          <table:table-cell office:value-type="float" office:value="0.278094" calcext:value-type="float">
            <text:p>0.278094</text:p>
          </table:table-cell>
          <table:table-cell office:value-type="float" office:value="1" calcext:value-type="float">
            <text:p>1</text:p>
          </table:table-cell>
          <table:table-cell office:value-type="float" office:value="0.74578" calcext:value-type="float">
            <text:p>0.74578</text:p>
          </table:table-cell>
        </table:table-row>
        <table:table-row table:style-name="ro1">
          <table:table-cell office:value-type="float" office:value="10.4501" calcext:value-type="float">
            <text:p>10.4501</text:p>
          </table:table-cell>
          <table:table-cell office:value-type="float" office:value="0.730822" calcext:value-type="float">
            <text:p>0.730822</text:p>
          </table:table-cell>
          <table:table-cell office:value-type="float" office:value="0.269178" calcext:value-type="float">
            <text:p>0.269178</text:p>
          </table:table-cell>
          <table:table-cell office:value-type="float" office:value="1" calcext:value-type="float">
            <text:p>1</text:p>
          </table:table-cell>
          <table:table-cell office:value-type="float" office:value="0.733727" calcext:value-type="float">
            <text:p>0.733727</text:p>
          </table:table-cell>
        </table:table-row>
        <table:table-row table:style-name="ro1">
          <table:table-cell office:value-type="float" office:value="10.4601" calcext:value-type="float">
            <text:p>10.4601</text:p>
          </table:table-cell>
          <table:table-cell office:value-type="float" office:value="0.739646" calcext:value-type="float">
            <text:p>0.739646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1" calcext:value-type="float">
            <text:p>1</text:p>
          </table:table-cell>
          <table:table-cell office:value-type="float" office:value="0.721601" calcext:value-type="float">
            <text:p>0.721601</text:p>
          </table:table-cell>
        </table:table-row>
        <table:table-row table:style-name="ro1">
          <table:table-cell office:value-type="float" office:value="10.4701" calcext:value-type="float">
            <text:p>10.4701</text:p>
          </table:table-cell>
          <table:table-cell office:value-type="float" office:value="0.748374" calcext:value-type="float">
            <text:p>0.748374</text:p>
          </table:table-cell>
          <table:table-cell office:value-type="float" office:value="0.251626" calcext:value-type="float">
            <text:p>0.251626</text:p>
          </table:table-cell>
          <table:table-cell office:value-type="float" office:value="1" calcext:value-type="float">
            <text:p>1</text:p>
          </table:table-cell>
          <table:table-cell office:value-type="float" office:value="0.709403" calcext:value-type="float">
            <text:p>0.709403</text:p>
          </table:table-cell>
        </table:table-row>
        <table:table-row table:style-name="ro1">
          <table:table-cell office:value-type="float" office:value="10.4801" calcext:value-type="float">
            <text:p>10.4801</text:p>
          </table:table-cell>
          <table:table-cell office:value-type="float" office:value="0.757003" calcext:value-type="float">
            <text:p>0.757003</text:p>
          </table:table-cell>
          <table:table-cell office:value-type="float" office:value="0.242997" calcext:value-type="float">
            <text:p>0.242997</text:p>
          </table:table-cell>
          <table:table-cell office:value-type="float" office:value="1" calcext:value-type="float">
            <text:p>1</text:p>
          </table:table-cell>
          <table:table-cell office:value-type="float" office:value="0.697133" calcext:value-type="float">
            <text:p>0.697133</text:p>
          </table:table-cell>
        </table:table-row>
        <table:table-row table:style-name="ro1">
          <table:table-cell office:value-type="float" office:value="10.4901" calcext:value-type="float">
            <text:p>10.4901</text:p>
          </table:table-cell>
          <table:table-cell office:value-type="float" office:value="0.765529" calcext:value-type="float">
            <text:p>0.765529</text:p>
          </table:table-cell>
          <table:table-cell office:value-type="float" office:value="0.234471" calcext:value-type="float">
            <text:p>0.234471</text:p>
          </table:table-cell>
          <table:table-cell office:value-type="float" office:value="1" calcext:value-type="float">
            <text:p>1</text:p>
          </table:table-cell>
          <table:table-cell office:value-type="float" office:value="0.684794" calcext:value-type="float">
            <text:p>0.684794</text:p>
          </table:table-cell>
        </table:table-row>
        <table:table-row table:style-name="ro1">
          <table:table-cell office:value-type="float" office:value="10.5001" calcext:value-type="float">
            <text:p>10.5001</text:p>
          </table:table-cell>
          <table:table-cell office:value-type="float" office:value="0.773948" calcext:value-type="float">
            <text:p>0.773948</text:p>
          </table:table-cell>
          <table:table-cell office:value-type="float" office:value="0.226052" calcext:value-type="float">
            <text:p>0.226052</text:p>
          </table:table-cell>
          <table:table-cell office:value-type="float" office:value="1" calcext:value-type="float">
            <text:p>1</text:p>
          </table:table-cell>
          <table:table-cell office:value-type="float" office:value="0.672386" calcext:value-type="float">
            <text:p>0.672386</text:p>
          </table:table-cell>
        </table:table-row>
        <table:table-row table:style-name="ro1">
          <table:table-cell office:value-type="float" office:value="10.5101" calcext:value-type="float">
            <text:p>10.5101</text:p>
          </table:table-cell>
          <table:table-cell office:value-type="float" office:value="0.782258" calcext:value-type="float">
            <text:p>0.782258</text:p>
          </table:table-cell>
          <table:table-cell office:value-type="float" office:value="0.217742" calcext:value-type="float">
            <text:p>0.217742</text:p>
          </table:table-cell>
          <table:table-cell office:value-type="float" office:value="1" calcext:value-type="float">
            <text:p>1</text:p>
          </table:table-cell>
          <table:table-cell office:value-type="float" office:value="0.659911" calcext:value-type="float">
            <text:p>0.659911</text:p>
          </table:table-cell>
        </table:table-row>
        <table:table-row table:style-name="ro1">
          <table:table-cell office:value-type="float" office:value="10.5201" calcext:value-type="float">
            <text:p>10.5201</text:p>
          </table:table-cell>
          <table:table-cell office:value-type="float" office:value="0.790456" calcext:value-type="float">
            <text:p>0.790456</text:p>
          </table:table-cell>
          <table:table-cell office:value-type="float" office:value="0.209544" calcext:value-type="float">
            <text:p>0.209544</text:p>
          </table:table-cell>
          <table:table-cell office:value-type="float" office:value="1" calcext:value-type="float">
            <text:p>1</text:p>
          </table:table-cell>
          <table:table-cell office:value-type="float" office:value="0.647371" calcext:value-type="float">
            <text:p>0.647371</text:p>
          </table:table-cell>
        </table:table-row>
        <table:table-row table:style-name="ro1">
          <table:table-cell office:value-type="float" office:value="10.5301" calcext:value-type="float">
            <text:p>10.5301</text:p>
          </table:table-cell>
          <table:table-cell office:value-type="float" office:value="0.798537" calcext:value-type="float">
            <text:p>0.798537</text:p>
          </table:table-cell>
          <table:table-cell office:value-type="float" office:value="0.201463" calcext:value-type="float">
            <text:p>0.201463</text:p>
          </table:table-cell>
          <table:table-cell office:value-type="float" office:value="1" calcext:value-type="float">
            <text:p>1</text:p>
          </table:table-cell>
          <table:table-cell office:value-type="float" office:value="0.634765" calcext:value-type="float">
            <text:p>0.634765</text:p>
          </table:table-cell>
        </table:table-row>
        <table:table-row table:style-name="ro1">
          <table:table-cell office:value-type="float" office:value="10.5401" calcext:value-type="float">
            <text:p>10.5401</text:p>
          </table:table-cell>
          <table:table-cell office:value-type="float" office:value="0.806498" calcext:value-type="float">
            <text:p>0.806498</text:p>
          </table:table-cell>
          <table:table-cell office:value-type="float" office:value="0.193502" calcext:value-type="float">
            <text:p>0.193502</text:p>
          </table:table-cell>
          <table:table-cell office:value-type="float" office:value="1" calcext:value-type="float">
            <text:p>1</text:p>
          </table:table-cell>
          <table:table-cell office:value-type="float" office:value="0.622096" calcext:value-type="float">
            <text:p>0.622096</text:p>
          </table:table-cell>
        </table:table-row>
        <table:table-row table:style-name="ro1">
          <table:table-cell office:value-type="float" office:value="10.5501" calcext:value-type="float">
            <text:p>10.5501</text:p>
          </table:table-cell>
          <table:table-cell office:value-type="float" office:value="0.814337" calcext:value-type="float">
            <text:p>0.814337</text:p>
          </table:table-cell>
          <table:table-cell office:value-type="float" office:value="0.185663" calcext:value-type="float">
            <text:p>0.185663</text:p>
          </table:table-cell>
          <table:table-cell office:value-type="float" office:value="1" calcext:value-type="float">
            <text:p>1</text:p>
          </table:table-cell>
          <table:table-cell office:value-type="float" office:value="0.609365" calcext:value-type="float">
            <text:p>0.609365</text:p>
          </table:table-cell>
        </table:table-row>
        <table:table-row table:style-name="ro1">
          <table:table-cell office:value-type="float" office:value="10.5601" calcext:value-type="float">
            <text:p>10.5601</text:p>
          </table:table-cell>
          <table:table-cell office:value-type="float" office:value="0.822051" calcext:value-type="float">
            <text:p>0.822051</text:p>
          </table:table-cell>
          <table:table-cell office:value-type="float" office:value="0.177949" calcext:value-type="float">
            <text:p>0.177949</text:p>
          </table:table-cell>
          <table:table-cell office:value-type="float" office:value="1" calcext:value-type="float">
            <text:p>1</text:p>
          </table:table-cell>
          <table:table-cell office:value-type="float" office:value="0.596573" calcext:value-type="float">
            <text:p>0.596573</text:p>
          </table:table-cell>
        </table:table-row>
        <table:table-row table:style-name="ro1">
          <table:table-cell office:value-type="float" office:value="10.5701" calcext:value-type="float">
            <text:p>10.5701</text:p>
          </table:table-cell>
          <table:table-cell office:value-type="float" office:value="0.829635" calcext:value-type="float">
            <text:p>0.829635</text:p>
          </table:table-cell>
          <table:table-cell office:value-type="float" office:value="0.170365" calcext:value-type="float">
            <text:p>0.170365</text:p>
          </table:table-cell>
          <table:table-cell office:value-type="float" office:value="1" calcext:value-type="float">
            <text:p>1</text:p>
          </table:table-cell>
          <table:table-cell office:value-type="float" office:value="0.583721" calcext:value-type="float">
            <text:p>0.583721</text:p>
          </table:table-cell>
        </table:table-row>
        <table:table-row table:style-name="ro1">
          <table:table-cell office:value-type="float" office:value="10.5801" calcext:value-type="float">
            <text:p>10.5801</text:p>
          </table:table-cell>
          <table:table-cell office:value-type="float" office:value="0.837088" calcext:value-type="float">
            <text:p>0.837088</text:p>
          </table:table-cell>
          <table:table-cell office:value-type="float" office:value="0.162912" calcext:value-type="float">
            <text:p>0.162912</text:p>
          </table:table-cell>
          <table:table-cell office:value-type="float" office:value="1" calcext:value-type="float">
            <text:p>1</text:p>
          </table:table-cell>
          <table:table-cell office:value-type="float" office:value="0.57081" calcext:value-type="float">
            <text:p>0.57081</text:p>
          </table:table-cell>
        </table:table-row>
        <table:table-row table:style-name="ro1">
          <table:table-cell office:value-type="float" office:value="10.5901" calcext:value-type="float">
            <text:p>10.5901</text:p>
          </table:table-cell>
          <table:table-cell office:value-type="float" office:value="0.844406" calcext:value-type="float">
            <text:p>0.844406</text:p>
          </table:table-cell>
          <table:table-cell office:value-type="float" office:value="0.155594" calcext:value-type="float">
            <text:p>0.155594</text:p>
          </table:table-cell>
          <table:table-cell office:value-type="float" office:value="1" calcext:value-type="float">
            <text:p>1</text:p>
          </table:table-cell>
          <table:table-cell office:value-type="float" office:value="0.557843" calcext:value-type="float">
            <text:p>0.557843</text:p>
          </table:table-cell>
        </table:table-row>
        <table:table-row table:style-name="ro1">
          <table:table-cell office:value-type="float" office:value="10.6001" calcext:value-type="float">
            <text:p>10.6001</text:p>
          </table:table-cell>
          <table:table-cell office:value-type="float" office:value="0.851586" calcext:value-type="float">
            <text:p>0.851586</text:p>
          </table:table-cell>
          <table:table-cell office:value-type="float" office:value="0.148414" calcext:value-type="float">
            <text:p>0.148414</text:p>
          </table:table-cell>
          <table:table-cell office:value-type="float" office:value="1" calcext:value-type="float">
            <text:p>1</text:p>
          </table:table-cell>
          <table:table-cell office:value-type="float" office:value="0.54482" calcext:value-type="float">
            <text:p>0.54482</text:p>
          </table:table-cell>
        </table:table-row>
        <table:table-row table:style-name="ro1">
          <table:table-cell office:value-type="float" office:value="10.6101" calcext:value-type="float">
            <text:p>10.6101</text:p>
          </table:table-cell>
          <table:table-cell office:value-type="float" office:value="0.858625" calcext:value-type="float">
            <text:p>0.858625</text:p>
          </table:table-cell>
          <table:table-cell office:value-type="float" office:value="0.141375" calcext:value-type="float">
            <text:p>0.141375</text:p>
          </table:table-cell>
          <table:table-cell office:value-type="float" office:value="1" calcext:value-type="float">
            <text:p>1</text:p>
          </table:table-cell>
          <table:table-cell office:value-type="float" office:value="0.531742" calcext:value-type="float">
            <text:p>0.531742</text:p>
          </table:table-cell>
        </table:table-row>
        <table:table-row table:style-name="ro1">
          <table:table-cell office:value-type="float" office:value="10.6201" calcext:value-type="float">
            <text:p>10.6201</text:p>
          </table:table-cell>
          <table:table-cell office:value-type="float" office:value="0.865521" calcext:value-type="float">
            <text:p>0.865521</text:p>
          </table:table-cell>
          <table:table-cell office:value-type="float" office:value="0.134479" calcext:value-type="float">
            <text:p>0.134479</text:p>
          </table:table-cell>
          <table:table-cell office:value-type="float" office:value="1" calcext:value-type="float">
            <text:p>1</text:p>
          </table:table-cell>
          <table:table-cell office:value-type="float" office:value="0.518612" calcext:value-type="float">
            <text:p>0.518612</text:p>
          </table:table-cell>
        </table:table-row>
        <table:table-row table:style-name="ro1">
          <table:table-cell office:value-type="float" office:value="10.6301" calcext:value-type="float">
            <text:p>10.6301</text:p>
          </table:table-cell>
          <table:table-cell office:value-type="float" office:value="0.872271" calcext:value-type="float">
            <text:p>0.872271</text:p>
          </table:table-cell>
          <table:table-cell office:value-type="float" office:value="0.127729" calcext:value-type="float">
            <text:p>0.127729</text:p>
          </table:table-cell>
          <table:table-cell office:value-type="float" office:value="1" calcext:value-type="float">
            <text:p>1</text:p>
          </table:table-cell>
          <table:table-cell office:value-type="float" office:value="0.505429" calcext:value-type="float">
            <text:p>0.505429</text:p>
          </table:table-cell>
        </table:table-row>
        <table:table-row table:style-name="ro1">
          <table:table-cell office:value-type="float" office:value="10.6401" calcext:value-type="float">
            <text:p>10.6401</text:p>
          </table:table-cell>
          <table:table-cell office:value-type="float" office:value="0.878872" calcext:value-type="float">
            <text:p>0.878872</text:p>
          </table:table-cell>
          <table:table-cell office:value-type="float" office:value="0.121128" calcext:value-type="float">
            <text:p>0.121128</text:p>
          </table:table-cell>
          <table:table-cell office:value-type="float" office:value="1" calcext:value-type="float">
            <text:p>1</text:p>
          </table:table-cell>
          <table:table-cell office:value-type="float" office:value="0.492196" calcext:value-type="float">
            <text:p>0.492196</text:p>
          </table:table-cell>
        </table:table-row>
        <table:table-row table:style-name="ro1">
          <table:table-cell office:value-type="float" office:value="10.6501" calcext:value-type="float">
            <text:p>10.6501</text:p>
          </table:table-cell>
          <table:table-cell office:value-type="float" office:value="0.885321" calcext:value-type="float">
            <text:p>0.885321</text:p>
          </table:table-cell>
          <table:table-cell office:value-type="float" office:value="0.114679" calcext:value-type="float">
            <text:p>0.114679</text:p>
          </table:table-cell>
          <table:table-cell office:value-type="float" office:value="1" calcext:value-type="float">
            <text:p>1</text:p>
          </table:table-cell>
          <table:table-cell office:value-type="float" office:value="0.478913" calcext:value-type="float">
            <text:p>0.478913</text:p>
          </table:table-cell>
        </table:table-row>
        <table:table-row table:style-name="ro1">
          <table:table-cell office:value-type="float" office:value="10.6601" calcext:value-type="float">
            <text:p>10.6601</text:p>
          </table:table-cell>
          <table:table-cell office:value-type="float" office:value="0.891616" calcext:value-type="float">
            <text:p>0.891616</text:p>
          </table:table-cell>
          <table:table-cell office:value-type="float" office:value="0.108384" calcext:value-type="float">
            <text:p>0.108384</text:p>
          </table:table-cell>
          <table:table-cell office:value-type="float" office:value="1" calcext:value-type="float">
            <text:p>1</text:p>
          </table:table-cell>
          <table:table-cell office:value-type="float" office:value="0.465583" calcext:value-type="float">
            <text:p>0.465583</text:p>
          </table:table-cell>
        </table:table-row>
        <table:table-row table:style-name="ro1">
          <table:table-cell office:value-type="float" office:value="10.6701" calcext:value-type="float">
            <text:p>10.6701</text:p>
          </table:table-cell>
          <table:table-cell office:value-type="float" office:value="0.897755" calcext:value-type="float">
            <text:p>0.897755</text:p>
          </table:table-cell>
          <table:table-cell office:value-type="float" office:value="0.102245" calcext:value-type="float">
            <text:p>0.102245</text:p>
          </table:table-cell>
          <table:table-cell office:value-type="float" office:value="1" calcext:value-type="float">
            <text:p>1</text:p>
          </table:table-cell>
          <table:table-cell office:value-type="float" office:value="0.452206" calcext:value-type="float">
            <text:p>0.452206</text:p>
          </table:table-cell>
        </table:table-row>
        <table:table-row table:style-name="ro1">
          <table:table-cell office:value-type="float" office:value="10.6801" calcext:value-type="float">
            <text:p>10.6801</text:p>
          </table:table-cell>
          <table:table-cell office:value-type="float" office:value="0.903734" calcext:value-type="float">
            <text:p>0.903734</text:p>
          </table:table-cell>
          <table:table-cell office:value-type="float" office:value="0.0962658" calcext:value-type="float">
            <text:p>0.0962658</text:p>
          </table:table-cell>
          <table:table-cell office:value-type="float" office:value="1" calcext:value-type="float">
            <text:p>1</text:p>
          </table:table-cell>
          <table:table-cell office:value-type="float" office:value="0.438784" calcext:value-type="float">
            <text:p>0.438784</text:p>
          </table:table-cell>
        </table:table-row>
        <table:table-row table:style-name="ro1">
          <table:table-cell office:value-type="float" office:value="10.6901" calcext:value-type="float">
            <text:p>10.6901</text:p>
          </table:table-cell>
          <table:table-cell office:value-type="float" office:value="0.909552" calcext:value-type="float">
            <text:p>0.909552</text:p>
          </table:table-cell>
          <table:table-cell office:value-type="float" office:value="0.0904479" calcext:value-type="float">
            <text:p>0.0904479</text:p>
          </table:table-cell>
          <table:table-cell office:value-type="float" office:value="1" calcext:value-type="float">
            <text:p>1</text:p>
          </table:table-cell>
          <table:table-cell office:value-type="float" office:value="0.425318" calcext:value-type="float">
            <text:p>0.425318</text:p>
          </table:table-cell>
        </table:table-row>
        <table:table-row table:style-name="ro1">
          <table:table-cell office:value-type="float" office:value="10.7001" calcext:value-type="float">
            <text:p>10.7001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0847937" calcext:value-type="float">
            <text:p>0.0847937</text:p>
          </table:table-cell>
          <table:table-cell office:value-type="float" office:value="1" calcext:value-type="float">
            <text:p>1</text:p>
          </table:table-cell>
          <table:table-cell office:value-type="float" office:value="0.41181" calcext:value-type="float">
            <text:p>0.41181</text:p>
          </table:table-cell>
        </table:table-row>
        <table:table-row table:style-name="ro1">
          <table:table-cell office:value-type="float" office:value="10.7101" calcext:value-type="float">
            <text:p>10.7101</text:p>
          </table:table-cell>
          <table:table-cell office:value-type="float" office:value="0.920694" calcext:value-type="float">
            <text:p>0.920694</text:p>
          </table:table-cell>
          <table:table-cell office:value-type="float" office:value="0.0793056" calcext:value-type="float">
            <text:p>0.0793056</text:p>
          </table:table-cell>
          <table:table-cell office:value-type="float" office:value="1" calcext:value-type="float">
            <text:p>1</text:p>
          </table:table-cell>
          <table:table-cell office:value-type="float" office:value="0.39826" calcext:value-type="float">
            <text:p>0.39826</text:p>
          </table:table-cell>
        </table:table-row>
        <table:table-row table:style-name="ro1">
          <table:table-cell office:value-type="float" office:value="10.7201" calcext:value-type="float">
            <text:p>10.7201</text:p>
          </table:table-cell>
          <table:table-cell office:value-type="float" office:value="0.926014" calcext:value-type="float">
            <text:p>0.926014</text:p>
          </table:table-cell>
          <table:table-cell office:value-type="float" office:value="0.0739858" calcext:value-type="float">
            <text:p>0.0739858</text:p>
          </table:table-cell>
          <table:table-cell office:value-type="float" office:value="1" calcext:value-type="float">
            <text:p>1</text:p>
          </table:table-cell>
          <table:table-cell office:value-type="float" office:value="0.384671" calcext:value-type="float">
            <text:p>0.384671</text:p>
          </table:table-cell>
        </table:table-row>
        <table:table-row table:style-name="ro1">
          <table:table-cell office:value-type="float" office:value="10.7301" calcext:value-type="float">
            <text:p>10.7301</text:p>
          </table:table-cell>
          <table:table-cell office:value-type="float" office:value="0.931164" calcext:value-type="float">
            <text:p>0.931164</text:p>
          </table:table-cell>
          <table:table-cell office:value-type="float" office:value="0.0688364" calcext:value-type="float">
            <text:p>0.0688364</text:p>
          </table:table-cell>
          <table:table-cell office:value-type="float" office:value="1" calcext:value-type="float">
            <text:p>1</text:p>
          </table:table-cell>
          <table:table-cell office:value-type="float" office:value="0.371043" calcext:value-type="float">
            <text:p>0.371043</text:p>
          </table:table-cell>
        </table:table-row>
        <table:table-row table:style-name="ro1">
          <table:table-cell office:value-type="float" office:value="10.7401" calcext:value-type="float">
            <text:p>10.7401</text:p>
          </table:table-cell>
          <table:table-cell office:value-type="float" office:value="0.936141" calcext:value-type="float">
            <text:p>0.936141</text:p>
          </table:table-cell>
          <table:table-cell office:value-type="float" office:value="0.0638595" calcext:value-type="float">
            <text:p>0.0638595</text:p>
          </table:table-cell>
          <table:table-cell office:value-type="float" office:value="1" calcext:value-type="float">
            <text:p>1</text:p>
          </table:table-cell>
          <table:table-cell office:value-type="float" office:value="0.357378" calcext:value-type="float">
            <text:p>0.357378</text:p>
          </table:table-cell>
        </table:table-row>
        <table:table-row table:style-name="ro1">
          <table:table-cell office:value-type="float" office:value="10.7501" calcext:value-type="float">
            <text:p>10.7501</text:p>
          </table:table-cell>
          <table:table-cell office:value-type="float" office:value="0.940943" calcext:value-type="float">
            <text:p>0.940943</text:p>
          </table:table-cell>
          <table:table-cell office:value-type="float" office:value="0.059057" calcext:value-type="float">
            <text:p>0.059057</text:p>
          </table:table-cell>
          <table:table-cell office:value-type="float" office:value="1" calcext:value-type="float">
            <text:p>1</text:p>
          </table:table-cell>
          <table:table-cell office:value-type="float" office:value="0.343677" calcext:value-type="float">
            <text:p>0.343677</text:p>
          </table:table-cell>
        </table:table-row>
        <table:table-row table:style-name="ro1">
          <table:table-cell office:value-type="float" office:value="10.7601" calcext:value-type="float">
            <text:p>10.7601</text:p>
          </table:table-cell>
          <table:table-cell office:value-type="float" office:value="0.945569" calcext:value-type="float">
            <text:p>0.945569</text:p>
          </table:table-cell>
          <table:table-cell office:value-type="float" office:value="0.0544309" calcext:value-type="float">
            <text:p>0.0544309</text:p>
          </table:table-cell>
          <table:table-cell office:value-type="float" office:value="1" calcext:value-type="float">
            <text:p>1</text:p>
          </table:table-cell>
          <table:table-cell office:value-type="float" office:value="0.329942" calcext:value-type="float">
            <text:p>0.329942</text:p>
          </table:table-cell>
        </table:table-row>
        <table:table-row table:style-name="ro1">
          <table:table-cell office:value-type="float" office:value="10.7701" calcext:value-type="float">
            <text:p>10.7701</text:p>
          </table:table-cell>
          <table:table-cell office:value-type="float" office:value="0.950017" calcext:value-type="float">
            <text:p>0.950017</text:p>
          </table:table-cell>
          <table:table-cell office:value-type="float" office:value="0.0499829" calcext:value-type="float">
            <text:p>0.0499829</text:p>
          </table:table-cell>
          <table:table-cell office:value-type="float" office:value="1" calcext:value-type="float">
            <text:p>1</text:p>
          </table:table-cell>
          <table:table-cell office:value-type="float" office:value="0.316174" calcext:value-type="float">
            <text:p>0.316174</text:p>
          </table:table-cell>
        </table:table-row>
        <table:table-row table:style-name="ro1">
          <table:table-cell office:value-type="float" office:value="10.7801" calcext:value-type="float">
            <text:p>10.7801</text:p>
          </table:table-cell>
          <table:table-cell office:value-type="float" office:value="0.954285" calcext:value-type="float">
            <text:p>0.954285</text:p>
          </table:table-cell>
          <table:table-cell office:value-type="float" office:value="0.045715" calcext:value-type="float">
            <text:p>0.045715</text:p>
          </table:table-cell>
          <table:table-cell office:value-type="float" office:value="1" calcext:value-type="float">
            <text:p>1</text:p>
          </table:table-cell>
          <table:table-cell office:value-type="float" office:value="0.302374" calcext:value-type="float">
            <text:p>0.302374</text:p>
          </table:table-cell>
        </table:table-row>
        <table:table-row table:style-name="ro1">
          <table:table-cell office:value-type="float" office:value="10.7901" calcext:value-type="float">
            <text:p>10.7901</text:p>
          </table:table-cell>
          <table:table-cell office:value-type="float" office:value="0.958371" calcext:value-type="float">
            <text:p>0.958371</text:p>
          </table:table-cell>
          <table:table-cell office:value-type="float" office:value="0.0416288" calcext:value-type="float">
            <text:p>0.0416288</text:p>
          </table:table-cell>
          <table:table-cell office:value-type="float" office:value="1" calcext:value-type="float">
            <text:p>1</text:p>
          </table:table-cell>
          <table:table-cell office:value-type="float" office:value="0.288544" calcext:value-type="float">
            <text:p>0.288544</text:p>
          </table:table-cell>
        </table:table-row>
        <table:table-row table:style-name="ro1">
          <table:table-cell office:value-type="float" office:value="10.8001" calcext:value-type="float">
            <text:p>10.8001</text:p>
          </table:table-cell>
          <table:table-cell office:value-type="float" office:value="0.962274" calcext:value-type="float">
            <text:p>0.962274</text:p>
          </table:table-cell>
          <table:table-cell office:value-type="float" office:value="0.037726" calcext:value-type="float">
            <text:p>0.037726</text:p>
          </table:table-cell>
          <table:table-cell office:value-type="float" office:value="1" calcext:value-type="float">
            <text:p>1</text:p>
          </table:table-cell>
          <table:table-cell office:value-type="float" office:value="0.274685" calcext:value-type="float">
            <text:p>0.274685</text:p>
          </table:table-cell>
        </table:table-row>
        <table:table-row table:style-name="ro1">
          <table:table-cell office:value-type="float" office:value="10.8101" calcext:value-type="float">
            <text:p>10.8101</text:p>
          </table:table-cell>
          <table:table-cell office:value-type="float" office:value="0.965992" calcext:value-type="float">
            <text:p>0.965992</text:p>
          </table:table-cell>
          <table:table-cell office:value-type="float" office:value="0.034008" calcext:value-type="float">
            <text:p>0.034008</text:p>
          </table:table-cell>
          <table:table-cell office:value-type="float" office:value="1" calcext:value-type="float">
            <text:p>1</text:p>
          </table:table-cell>
          <table:table-cell office:value-type="float" office:value="0.260799" calcext:value-type="float">
            <text:p>0.260799</text:p>
          </table:table-cell>
        </table:table-row>
        <table:table-row table:style-name="ro1">
          <table:table-cell office:value-type="float" office:value="10.8201" calcext:value-type="float">
            <text:p>10.8201</text:p>
          </table:table-cell>
          <table:table-cell office:value-type="float" office:value="0.969524" calcext:value-type="float">
            <text:p>0.969524</text:p>
          </table:table-cell>
          <table:table-cell office:value-type="float" office:value="0.0304765" calcext:value-type="float">
            <text:p>0.0304765</text:p>
          </table:table-cell>
          <table:table-cell office:value-type="float" office:value="1" calcext:value-type="float">
            <text:p>1</text:p>
          </table:table-cell>
          <table:table-cell office:value-type="float" office:value="0.246887" calcext:value-type="float">
            <text:p>0.246887</text:p>
          </table:table-cell>
        </table:table-row>
        <table:table-row table:style-name="ro1">
          <table:table-cell office:value-type="float" office:value="10.8301" calcext:value-type="float">
            <text:p>10.8301</text:p>
          </table:table-cell>
          <table:table-cell office:value-type="float" office:value="0.972867" calcext:value-type="float">
            <text:p>0.972867</text:p>
          </table:table-cell>
          <table:table-cell office:value-type="float" office:value="0.0271327" calcext:value-type="float">
            <text:p>0.0271327</text:p>
          </table:table-cell>
          <table:table-cell office:value-type="float" office:value="1" calcext:value-type="float">
            <text:p>1</text:p>
          </table:table-cell>
          <table:table-cell office:value-type="float" office:value="0.232949" calcext:value-type="float">
            <text:p>0.232949</text:p>
          </table:table-cell>
        </table:table-row>
        <table:table-row table:style-name="ro1">
          <table:table-cell office:value-type="float" office:value="10.8401" calcext:value-type="float">
            <text:p>10.8401</text:p>
          </table:table-cell>
          <table:table-cell office:value-type="float" office:value="0.976022" calcext:value-type="float">
            <text:p>0.976022</text:p>
          </table:table-cell>
          <table:table-cell office:value-type="float" office:value="0.0239781" calcext:value-type="float">
            <text:p>0.0239781</text:p>
          </table:table-cell>
          <table:table-cell office:value-type="float" office:value="1" calcext:value-type="float">
            <text:p>1</text:p>
          </table:table-cell>
          <table:table-cell office:value-type="float" office:value="0.218989" calcext:value-type="float">
            <text:p>0.218989</text:p>
          </table:table-cell>
        </table:table-row>
        <table:table-row table:style-name="ro1">
          <table:table-cell office:value-type="float" office:value="10.8501" calcext:value-type="float">
            <text:p>10.8501</text:p>
          </table:table-cell>
          <table:table-cell office:value-type="float" office:value="0.978986" calcext:value-type="float">
            <text:p>0.978986</text:p>
          </table:table-cell>
          <table:table-cell office:value-type="float" office:value="0.0210139" calcext:value-type="float">
            <text:p>0.0210139</text:p>
          </table:table-cell>
          <table:table-cell office:value-type="float" office:value="1" calcext:value-type="float">
            <text:p>1</text:p>
          </table:table-cell>
          <table:table-cell office:value-type="float" office:value="0.205007" calcext:value-type="float">
            <text:p>0.205007</text:p>
          </table:table-cell>
        </table:table-row>
        <table:table-row table:style-name="ro1">
          <table:table-cell office:value-type="float" office:value="10.8601" calcext:value-type="float">
            <text:p>10.8601</text:p>
          </table:table-cell>
          <table:table-cell office:value-type="float" office:value="0.981759" calcext:value-type="float">
            <text:p>0.981759</text:p>
          </table:table-cell>
          <table:table-cell office:value-type="float" office:value="0.0182413" calcext:value-type="float">
            <text:p>0.0182413</text:p>
          </table:table-cell>
          <table:table-cell office:value-type="float" office:value="1" calcext:value-type="float">
            <text:p>1</text:p>
          </table:table-cell>
          <table:table-cell office:value-type="float" office:value="0.191004" calcext:value-type="float">
            <text:p>0.191004</text:p>
          </table:table-cell>
        </table:table-row>
        <table:table-row table:style-name="ro1">
          <table:table-cell office:value-type="float" office:value="10.8701" calcext:value-type="float">
            <text:p>10.8701</text:p>
          </table:table-cell>
          <table:table-cell office:value-type="float" office:value="0.984339" calcext:value-type="float">
            <text:p>0.984339</text:p>
          </table:table-cell>
          <table:table-cell office:value-type="float" office:value="0.0156613" calcext:value-type="float">
            <text:p>0.0156613</text:p>
          </table:table-cell>
          <table:table-cell office:value-type="float" office:value="1" calcext:value-type="float">
            <text:p>1</text:p>
          </table:table-cell>
          <table:table-cell office:value-type="float" office:value="0.176982" calcext:value-type="float">
            <text:p>0.176982</text:p>
          </table:table-cell>
        </table:table-row>
        <table:table-row table:style-name="ro1">
          <table:table-cell office:value-type="float" office:value="10.8801" calcext:value-type="float">
            <text:p>10.8801</text:p>
          </table:table-cell>
          <table:table-cell office:value-type="float" office:value="0.986725" calcext:value-type="float">
            <text:p>0.986725</text:p>
          </table:table-cell>
          <table:table-cell office:value-type="float" office:value="0.0132751" calcext:value-type="float">
            <text:p>0.0132751</text:p>
          </table:table-cell>
          <table:table-cell office:value-type="float" office:value="1" calcext:value-type="float">
            <text:p>1</text:p>
          </table:table-cell>
          <table:table-cell office:value-type="float" office:value="0.162943" calcext:value-type="float">
            <text:p>0.162943</text:p>
          </table:table-cell>
        </table:table-row>
        <table:table-row table:style-name="ro1">
          <table:table-cell office:value-type="float" office:value="10.8901" calcext:value-type="float">
            <text:p>10.8901</text:p>
          </table:table-cell>
          <table:table-cell office:value-type="float" office:value="0.988916" calcext:value-type="float">
            <text:p>0.988916</text:p>
          </table:table-cell>
          <table:table-cell office:value-type="float" office:value="0.0110836" calcext:value-type="float">
            <text:p>0.0110836</text:p>
          </table:table-cell>
          <table:table-cell office:value-type="float" office:value="1" calcext:value-type="float">
            <text:p>1</text:p>
          </table:table-cell>
          <table:table-cell office:value-type="float" office:value="0.148887" calcext:value-type="float">
            <text:p>0.148887</text:p>
          </table:table-cell>
        </table:table-row>
        <table:table-row table:style-name="ro1">
          <table:table-cell office:value-type="float" office:value="10.9001" calcext:value-type="float">
            <text:p>10.9001</text:p>
          </table:table-cell>
          <table:table-cell office:value-type="float" office:value="0.990912" calcext:value-type="float">
            <text:p>0.990912</text:p>
          </table:table-cell>
          <table:table-cell office:value-type="float" office:value="0.00908768" calcext:value-type="float">
            <text:p>0.00908768</text:p>
          </table:table-cell>
          <table:table-cell office:value-type="float" office:value="1" calcext:value-type="float">
            <text:p>1</text:p>
          </table:table-cell>
          <table:table-cell office:value-type="float" office:value="0.134816" calcext:value-type="float">
            <text:p>0.134816</text:p>
          </table:table-cell>
        </table:table-row>
        <table:table-row table:style-name="ro1">
          <table:table-cell office:value-type="float" office:value="10.9101" calcext:value-type="float">
            <text:p>10.9101</text:p>
          </table:table-cell>
          <table:table-cell office:value-type="float" office:value="0.992712" calcext:value-type="float">
            <text:p>0.992712</text:p>
          </table:table-cell>
          <table:table-cell office:value-type="float" office:value="0.00728808" calcext:value-type="float">
            <text:p>0.00728808</text:p>
          </table:table-cell>
          <table:table-cell office:value-type="float" office:value="1" calcext:value-type="float">
            <text:p>1</text:p>
          </table:table-cell>
          <table:table-cell office:value-type="float" office:value="0.120732" calcext:value-type="float">
            <text:p>0.120732</text:p>
          </table:table-cell>
        </table:table-row>
        <table:table-row table:style-name="ro1">
          <table:table-cell office:value-type="float" office:value="10.9201" calcext:value-type="float">
            <text:p>10.9201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0.00568556" calcext:value-type="float">
            <text:p>0.00568556</text:p>
          </table:table-cell>
          <table:table-cell office:value-type="float" office:value="1" calcext:value-type="float">
            <text:p>1</text:p>
          </table:table-cell>
          <table:table-cell office:value-type="float" office:value="0.106635" calcext:value-type="float">
            <text:p>0.106635</text:p>
          </table:table-cell>
        </table:table-row>
        <table:table-row table:style-name="ro1">
          <table:table-cell office:value-type="float" office:value="10.9301" calcext:value-type="float">
            <text:p>10.9301</text:p>
          </table:table-cell>
          <table:table-cell office:value-type="float" office:value="0.995719" calcext:value-type="float">
            <text:p>0.995719</text:p>
          </table:table-cell>
          <table:table-cell office:value-type="float" office:value="0.00428076" calcext:value-type="float">
            <text:p>0.00428076</text:p>
          </table:table-cell>
          <table:table-cell office:value-type="float" office:value="1" calcext:value-type="float">
            <text:p>1</text:p>
          </table:table-cell>
          <table:table-cell office:value-type="float" office:value="0.0925285" calcext:value-type="float">
            <text:p>0.0925285</text:p>
          </table:table-cell>
        </table:table-row>
        <table:table-row table:style-name="ro1">
          <table:table-cell office:value-type="float" office:value="10.9401" calcext:value-type="float">
            <text:p>10.9401</text:p>
          </table:table-cell>
          <table:table-cell office:value-type="float" office:value="0.996926" calcext:value-type="float">
            <text:p>0.996926</text:p>
          </table:table-cell>
          <table:table-cell office:value-type="float" office:value="0.00307424" calcext:value-type="float">
            <text:p>0.00307424</text:p>
          </table:table-cell>
          <table:table-cell office:value-type="float" office:value="1" calcext:value-type="float">
            <text:p>1</text:p>
          </table:table-cell>
          <table:table-cell office:value-type="float" office:value="0.0784123" calcext:value-type="float">
            <text:p>0.0784123</text:p>
          </table:table-cell>
        </table:table-row>
        <table:table-row table:style-name="ro1">
          <table:table-cell office:value-type="float" office:value="10.9501" calcext:value-type="float">
            <text:p>10.9501</text:p>
          </table:table-cell>
          <table:table-cell office:value-type="float" office:value="0.997934" calcext:value-type="float">
            <text:p>0.997934</text:p>
          </table:table-cell>
          <table:table-cell office:value-type="float" office:value="0.00206649" calcext:value-type="float">
            <text:p>0.00206649</text:p>
          </table:table-cell>
          <table:table-cell office:value-type="float" office:value="1" calcext:value-type="float">
            <text:p>1</text:p>
          </table:table-cell>
          <table:table-cell office:value-type="float" office:value="0.0642882" calcext:value-type="float">
            <text:p>0.0642882</text:p>
          </table:table-cell>
        </table:table-row>
        <table:table-row table:style-name="ro1">
          <table:table-cell office:value-type="float" office:value="10.9601" calcext:value-type="float">
            <text:p>10.9601</text:p>
          </table:table-cell>
          <table:table-cell office:value-type="float" office:value="0.998742" calcext:value-type="float">
            <text:p>0.998742</text:p>
          </table:table-cell>
          <table:table-cell office:value-type="float" office:value="0.0012579" calcext:value-type="float">
            <text:p>0.0012579</text:p>
          </table:table-cell>
          <table:table-cell office:value-type="float" office:value="1" calcext:value-type="float">
            <text:p>1</text:p>
          </table:table-cell>
          <table:table-cell office:value-type="float" office:value="0.0501577" calcext:value-type="float">
            <text:p>0.0501577</text:p>
          </table:table-cell>
        </table:table-row>
        <table:table-row table:style-name="ro1">
          <table:table-cell office:value-type="float" office:value="10.9701" calcext:value-type="float">
            <text:p>10.9701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000648799" calcext:value-type="float">
            <text:p>0.000648799</text:p>
          </table:table-cell>
          <table:table-cell office:value-type="float" office:value="1" calcext:value-type="float">
            <text:p>1</text:p>
          </table:table-cell>
          <table:table-cell office:value-type="float" office:value="0.0360222" calcext:value-type="float">
            <text:p>0.0360222</text:p>
          </table:table-cell>
        </table:table-row>
        <table:table-row table:style-name="ro1">
          <table:table-cell office:value-type="float" office:value="10.9801" calcext:value-type="float">
            <text:p>10.9801</text:p>
          </table:table-cell>
          <table:table-cell office:value-type="float" office:value="0.999761" calcext:value-type="float">
            <text:p>0.999761</text:p>
          </table:table-cell>
          <table:table-cell office:value-type="float" office:value="0.000239434" calcext:value-type="float">
            <text:p>0.000239434</text:p>
          </table:table-cell>
          <table:table-cell office:value-type="float" office:value="1" calcext:value-type="float">
            <text:p>1</text:p>
          </table:table-cell>
          <table:table-cell office:value-type="float" office:value="0.0218831" calcext:value-type="float">
            <text:p>0.0218831</text:p>
          </table:table-cell>
        </table:table-row>
        <table:table-row table:style-name="ro1">
          <table:table-cell office:value-type="float" office:value="10.9901" calcext:value-type="float">
            <text:p>10.9901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299675" calcext:value-type="float">
            <text:p>2.99675E-05</text:p>
          </table:table-cell>
          <table:table-cell office:value-type="float" office:value="1" calcext:value-type="float">
            <text:p>1</text:p>
          </table:table-cell>
          <table:table-cell office:value-type="float" office:value="0.00774177" calcext:value-type="float">
            <text:p>0.00774177</text:p>
          </table:table-cell>
        </table:table-row>
        <table:table-row table:style-name="ro1">
          <table:table-cell office:value-type="float" office:value="11.0001" calcext:value-type="float">
            <text:p>11.000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000020482" calcext:value-type="float">
            <text:p>0.000020482</text:p>
          </table:table-cell>
          <table:table-cell office:value-type="float" office:value="1" calcext:value-type="float">
            <text:p>1</text:p>
          </table:table-cell>
          <table:table-cell office:value-type="float" office:value="0.00640031" calcext:value-type="float">
            <text:p>0.00640031</text:p>
          </table:table-cell>
        </table:table-row>
        <table:table-row table:style-name="ro1">
          <table:table-cell office:value-type="float" office:value="11.0101" calcext:value-type="float">
            <text:p>11.0101</text:p>
          </table:table-cell>
          <table:table-cell office:value-type="float" office:value="0.999789" calcext:value-type="float">
            <text:p>0.999789</text:p>
          </table:table-cell>
          <table:table-cell office:value-type="float" office:value="0.000210982" calcext:value-type="float">
            <text:p>0.000210982</text:p>
          </table:table-cell>
          <table:table-cell office:value-type="float" office:value="1" calcext:value-type="float">
            <text:p>1</text:p>
          </table:table-cell>
          <table:table-cell office:value-type="float" office:value="0.0205417" calcext:value-type="float">
            <text:p>0.0205417</text:p>
          </table:table-cell>
        </table:table-row>
        <table:table-row table:style-name="ro1">
          <table:table-cell office:value-type="float" office:value="11.0201" calcext:value-type="float">
            <text:p>11.0201</text:p>
          </table:table-cell>
          <table:table-cell office:value-type="float" office:value="0.999399" calcext:value-type="float">
            <text:p>0.999399</text:p>
          </table:table-cell>
          <table:table-cell office:value-type="float" office:value="0.00060139" calcext:value-type="float">
            <text:p>0.00060139</text:p>
          </table:table-cell>
          <table:table-cell office:value-type="float" office:value="1" calcext:value-type="float">
            <text:p>1</text:p>
          </table:table-cell>
          <table:table-cell office:value-type="float" office:value="0.0346811" calcext:value-type="float">
            <text:p>0.0346811</text:p>
          </table:table-cell>
        </table:table-row>
        <table:table-row table:style-name="ro1">
          <table:table-cell office:value-type="float" office:value="11.0301" calcext:value-type="float">
            <text:p>11.0301</text:p>
          </table:table-cell>
          <table:table-cell office:value-type="float" office:value="0.998808" calcext:value-type="float">
            <text:p>0.998808</text:p>
          </table:table-cell>
          <table:table-cell office:value-type="float" office:value="0.00119155" calcext:value-type="float">
            <text:p>0.00119155</text:p>
          </table:table-cell>
          <table:table-cell office:value-type="float" office:value="1" calcext:value-type="float">
            <text:p>1</text:p>
          </table:table-cell>
          <table:table-cell office:value-type="float" office:value="0.048817" calcext:value-type="float">
            <text:p>0.048817</text:p>
          </table:table-cell>
        </table:table-row>
        <table:table-row table:style-name="ro1">
          <table:table-cell office:value-type="float" office:value="11.0401" calcext:value-type="float">
            <text:p>11.0401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0.00198123" calcext:value-type="float">
            <text:p>0.00198123</text:p>
          </table:table-cell>
          <table:table-cell office:value-type="float" office:value="1" calcext:value-type="float">
            <text:p>1</text:p>
          </table:table-cell>
          <table:table-cell office:value-type="float" office:value="0.0629481" calcext:value-type="float">
            <text:p>0.0629481</text:p>
          </table:table-cell>
        </table:table-row>
        <table:table-row table:style-name="ro1">
          <table:table-cell office:value-type="float" office:value="11.0501" calcext:value-type="float">
            <text:p>11.0501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00297011" calcext:value-type="float">
            <text:p>0.00297011</text:p>
          </table:table-cell>
          <table:table-cell office:value-type="float" office:value="1" calcext:value-type="float">
            <text:p>1</text:p>
          </table:table-cell>
          <table:table-cell office:value-type="float" office:value="0.0770728" calcext:value-type="float">
            <text:p>0.0770728</text:p>
          </table:table-cell>
        </table:table-row>
        <table:table-row table:style-name="ro1">
          <table:table-cell office:value-type="float" office:value="11.0601" calcext:value-type="float">
            <text:p>11.0601</text:p>
          </table:table-cell>
          <table:table-cell office:value-type="float" office:value="0.995842" calcext:value-type="float">
            <text:p>0.995842</text:p>
          </table:table-cell>
          <table:table-cell office:value-type="float" office:value="0.00415779" calcext:value-type="float">
            <text:p>0.00415779</text:p>
          </table:table-cell>
          <table:table-cell office:value-type="float" office:value="1" calcext:value-type="float">
            <text:p>1</text:p>
          </table:table-cell>
          <table:table-cell office:value-type="float" office:value="0.0911898" calcext:value-type="float">
            <text:p>0.0911898</text:p>
          </table:table-cell>
        </table:table-row>
        <table:table-row table:style-name="ro1">
          <table:table-cell office:value-type="float" office:value="11.0701" calcext:value-type="float">
            <text:p>11.0701</text:p>
          </table:table-cell>
          <table:table-cell office:value-type="float" office:value="0.994456" calcext:value-type="float">
            <text:p>0.994456</text:p>
          </table:table-cell>
          <table:table-cell office:value-type="float" office:value="0.00554381" calcext:value-type="float">
            <text:p>0.00554381</text:p>
          </table:table-cell>
          <table:table-cell office:value-type="float" office:value="1" calcext:value-type="float">
            <text:p>1</text:p>
          </table:table-cell>
          <table:table-cell office:value-type="float" office:value="0.105298" calcext:value-type="float">
            <text:p>0.105298</text:p>
          </table:table-cell>
        </table:table-row>
        <table:table-row table:style-name="ro1">
          <table:table-cell office:value-type="float" office:value="11.0801" calcext:value-type="float">
            <text:p>11.0801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0071276" calcext:value-type="float">
            <text:p>0.0071276</text:p>
          </table:table-cell>
          <table:table-cell office:value-type="float" office:value="1" calcext:value-type="float">
            <text:p>1</text:p>
          </table:table-cell>
          <table:table-cell office:value-type="float" office:value="0.119395" calcext:value-type="float">
            <text:p>0.119395</text:p>
          </table:table-cell>
        </table:table-row>
        <table:table-row table:style-name="ro1">
          <table:table-cell office:value-type="float" office:value="11.0901" calcext:value-type="float">
            <text:p>11.0901</text:p>
          </table:table-cell>
          <table:table-cell office:value-type="float" office:value="0.991091" calcext:value-type="float">
            <text:p>0.991091</text:p>
          </table:table-cell>
          <table:table-cell office:value-type="float" office:value="0.00890853" calcext:value-type="float">
            <text:p>0.00890853</text:p>
          </table:table-cell>
          <table:table-cell office:value-type="float" office:value="1" calcext:value-type="float">
            <text:p>1</text:p>
          </table:table-cell>
          <table:table-cell office:value-type="float" office:value="0.133481" calcext:value-type="float">
            <text:p>0.133481</text:p>
          </table:table-cell>
        </table:table-row>
        <table:table-row table:style-name="ro1">
          <table:table-cell office:value-type="float" office:value="11.1001" calcext:value-type="float">
            <text:p>11.1001</text:p>
          </table:table-cell>
          <table:table-cell office:value-type="float" office:value="0.989114" calcext:value-type="float">
            <text:p>0.989114</text:p>
          </table:table-cell>
          <table:table-cell office:value-type="float" office:value="0.0108859" calcext:value-type="float">
            <text:p>0.0108859</text:p>
          </table:table-cell>
          <table:table-cell office:value-type="float" office:value="1" calcext:value-type="float">
            <text:p>1</text:p>
          </table:table-cell>
          <table:table-cell office:value-type="float" office:value="0.147553" calcext:value-type="float">
            <text:p>0.147553</text:p>
          </table:table-cell>
        </table:table-row>
        <table:table-row table:style-name="ro1">
          <table:table-cell office:value-type="float" office:value="11.1101" calcext:value-type="float">
            <text:p>11.1101</text:p>
          </table:table-cell>
          <table:table-cell office:value-type="float" office:value="0.986941" calcext:value-type="float">
            <text:p>0.986941</text:p>
          </table:table-cell>
          <table:table-cell office:value-type="float" office:value="0.0130589" calcext:value-type="float">
            <text:p>0.0130589</text:p>
          </table:table-cell>
          <table:table-cell office:value-type="float" office:value="1" calcext:value-type="float">
            <text:p>1</text:p>
          </table:table-cell>
          <table:table-cell office:value-type="float" office:value="0.16161" calcext:value-type="float">
            <text:p>0.16161</text:p>
          </table:table-cell>
        </table:table-row>
        <table:table-row table:style-name="ro1">
          <table:table-cell office:value-type="float" office:value="11.1201" calcext:value-type="float">
            <text:p>11.1201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0154267" calcext:value-type="float">
            <text:p>0.0154267</text:p>
          </table:table-cell>
          <table:table-cell office:value-type="float" office:value="1" calcext:value-type="float">
            <text:p>1</text:p>
          </table:table-cell>
          <table:table-cell office:value-type="float" office:value="0.175651" calcext:value-type="float">
            <text:p>0.175651</text:p>
          </table:table-cell>
        </table:table-row>
        <table:table-row table:style-name="ro1">
          <table:table-cell office:value-type="float" office:value="11.1301" calcext:value-type="float">
            <text:p>11.1301</text:p>
          </table:table-cell>
          <table:table-cell office:value-type="float" office:value="0.982012" calcext:value-type="float">
            <text:p>0.982012</text:p>
          </table:table-cell>
          <table:table-cell office:value-type="float" office:value="0.0179883" calcext:value-type="float">
            <text:p>0.0179883</text:p>
          </table:table-cell>
          <table:table-cell office:value-type="float" office:value="1" calcext:value-type="float">
            <text:p>1</text:p>
          </table:table-cell>
          <table:table-cell office:value-type="float" office:value="0.189675" calcext:value-type="float">
            <text:p>0.189675</text:p>
          </table:table-cell>
        </table:table-row>
        <table:table-row table:style-name="ro1">
          <table:table-cell office:value-type="float" office:value="11.1401" calcext:value-type="float">
            <text:p>11.1401</text:p>
          </table:table-cell>
          <table:table-cell office:value-type="float" office:value="0.979257" calcext:value-type="float">
            <text:p>0.979257</text:p>
          </table:table-cell>
          <table:table-cell office:value-type="float" office:value="0.0207427" calcext:value-type="float">
            <text:p>0.0207427</text:p>
          </table:table-cell>
          <table:table-cell office:value-type="float" office:value="1" calcext:value-type="float">
            <text:p>1</text:p>
          </table:table-cell>
          <table:table-cell office:value-type="float" office:value="0.203679" calcext:value-type="float">
            <text:p>0.203679</text:p>
          </table:table-cell>
        </table:table-row>
        <table:table-row table:style-name="ro1">
          <table:table-cell office:value-type="float" office:value="11.1501" calcext:value-type="float">
            <text:p>11.1501</text:p>
          </table:table-cell>
          <table:table-cell office:value-type="float" office:value="0.976311" calcext:value-type="float">
            <text:p>0.97631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1" calcext:value-type="float">
            <text:p>1</text:p>
          </table:table-cell>
          <table:table-cell office:value-type="float" office:value="0.217664" calcext:value-type="float">
            <text:p>0.217664</text:p>
          </table:table-cell>
        </table:table-row>
        <table:table-row table:style-name="ro1">
          <table:table-cell office:value-type="float" office:value="11.1601" calcext:value-type="float">
            <text:p>11.1601</text:p>
          </table:table-cell>
          <table:table-cell office:value-type="float" office:value="0.973175" calcext:value-type="float">
            <text:p>0.973175</text:p>
          </table:table-cell>
          <table:table-cell office:value-type="float" office:value="0.0268254" calcext:value-type="float">
            <text:p>0.0268254</text:p>
          </table:table-cell>
          <table:table-cell office:value-type="float" office:value="1" calcext:value-type="float">
            <text:p>1</text:p>
          </table:table-cell>
          <table:table-cell office:value-type="float" office:value="0.231626" calcext:value-type="float">
            <text:p>0.231626</text:p>
          </table:table-cell>
        </table:table-row>
        <table:table-row table:style-name="ro1">
          <table:table-cell office:value-type="float" office:value="11.1701" calcext:value-type="float">
            <text:p>11.1701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0.0301512" calcext:value-type="float">
            <text:p>0.0301512</text:p>
          </table:table-cell>
          <table:table-cell office:value-type="float" office:value="1" calcext:value-type="float">
            <text:p>1</text:p>
          </table:table-cell>
          <table:table-cell office:value-type="float" office:value="0.245566" calcext:value-type="float">
            <text:p>0.245566</text:p>
          </table:table-cell>
        </table:table-row>
        <table:table-row table:style-name="ro1">
          <table:table-cell office:value-type="float" office:value="11.1801" calcext:value-type="float">
            <text:p>11.1801</text:p>
          </table:table-cell>
          <table:table-cell office:value-type="float" office:value="0.966335" calcext:value-type="float">
            <text:p>0.966335</text:p>
          </table:table-cell>
          <table:table-cell office:value-type="float" office:value="0.033665" calcext:value-type="float">
            <text:p>0.033665</text:p>
          </table:table-cell>
          <table:table-cell office:value-type="float" office:value="1" calcext:value-type="float">
            <text:p>1</text:p>
          </table:table-cell>
          <table:table-cell office:value-type="float" office:value="0.25948" calcext:value-type="float">
            <text:p>0.25948</text:p>
          </table:table-cell>
        </table:table-row>
        <table:table-row table:style-name="ro1">
          <table:table-cell office:value-type="float" office:value="11.1901" calcext:value-type="float">
            <text:p>11.1901</text:p>
          </table:table-cell>
          <table:table-cell office:value-type="float" office:value="0.962635" calcext:value-type="float">
            <text:p>0.962635</text:p>
          </table:table-cell>
          <table:table-cell office:value-type="float" office:value="0.0373654" calcext:value-type="float">
            <text:p>0.0373654</text:p>
          </table:table-cell>
          <table:table-cell office:value-type="float" office:value="1" calcext:value-type="float">
            <text:p>1</text:p>
          </table:table-cell>
          <table:table-cell office:value-type="float" office:value="0.273369" calcext:value-type="float">
            <text:p>0.273369</text:p>
          </table:table-cell>
        </table:table-row>
        <table:table-row table:style-name="ro1">
          <table:table-cell office:value-type="float" office:value="11.2001" calcext:value-type="float">
            <text:p>11.2001</text:p>
          </table:table-cell>
          <table:table-cell office:value-type="float" office:value="0.958749" calcext:value-type="float">
            <text:p>0.958749</text:p>
          </table:table-cell>
          <table:table-cell office:value-type="float" office:value="0.0412507" calcext:value-type="float">
            <text:p>0.0412507</text:p>
          </table:table-cell>
          <table:table-cell office:value-type="float" office:value="1" calcext:value-type="float">
            <text:p>1</text:p>
          </table:table-cell>
          <table:table-cell office:value-type="float" office:value="0.287231" calcext:value-type="float">
            <text:p>0.287231</text:p>
          </table:table-cell>
        </table:table-row>
        <table:table-row table:style-name="ro1">
          <table:table-cell office:value-type="float" office:value="11.2101" calcext:value-type="float">
            <text:p>11.2101</text:p>
          </table:table-cell>
          <table:table-cell office:value-type="float" office:value="0.95468" calcext:value-type="float">
            <text:p>0.95468</text:p>
          </table:table-cell>
          <table:table-cell office:value-type="float" office:value="0.0453196" calcext:value-type="float">
            <text:p>0.0453196</text:p>
          </table:table-cell>
          <table:table-cell office:value-type="float" office:value="1" calcext:value-type="float">
            <text:p>1</text:p>
          </table:table-cell>
          <table:table-cell office:value-type="float" office:value="0.301063" calcext:value-type="float">
            <text:p>0.301063</text:p>
          </table:table-cell>
        </table:table-row>
        <table:table-row table:style-name="ro1">
          <table:table-cell office:value-type="float" office:value="11.2201" calcext:value-type="float">
            <text:p>11.2201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0.0495704" calcext:value-type="float">
            <text:p>0.0495704</text:p>
          </table:table-cell>
          <table:table-cell office:value-type="float" office:value="1" calcext:value-type="float">
            <text:p>1</text:p>
          </table:table-cell>
          <table:table-cell office:value-type="float" office:value="0.314866" calcext:value-type="float">
            <text:p>0.314866</text:p>
          </table:table-cell>
        </table:table-row>
        <table:table-row table:style-name="ro1">
          <table:table-cell office:value-type="float" office:value="11.2301" calcext:value-type="float">
            <text:p>11.2301</text:p>
          </table:table-cell>
          <table:table-cell office:value-type="float" office:value="0.945999" calcext:value-type="float">
            <text:p>0.945999</text:p>
          </table:table-cell>
          <table:table-cell office:value-type="float" office:value="0.0540013" calcext:value-type="float">
            <text:p>0.0540013</text:p>
          </table:table-cell>
          <table:table-cell office:value-type="float" office:value="1" calcext:value-type="float">
            <text:p>1</text:p>
          </table:table-cell>
          <table:table-cell office:value-type="float" office:value="0.328637" calcext:value-type="float">
            <text:p>0.328637</text:p>
          </table:table-cell>
        </table:table-row>
        <table:table-row table:style-name="ro1">
          <table:table-cell office:value-type="float" office:value="11.2401" calcext:value-type="float">
            <text:p>11.2401</text:p>
          </table:table-cell>
          <table:table-cell office:value-type="float" office:value="0.941389" calcext:value-type="float">
            <text:p>0.941389</text:p>
          </table:table-cell>
          <table:table-cell office:value-type="float" office:value="0.0586106" calcext:value-type="float">
            <text:p>0.0586106</text:p>
          </table:table-cell>
          <table:table-cell office:value-type="float" office:value="1" calcext:value-type="float">
            <text:p>1</text:p>
          </table:table-cell>
          <table:table-cell office:value-type="float" office:value="0.342376" calcext:value-type="float">
            <text:p>0.342376</text:p>
          </table:table-cell>
        </table:table-row>
        <table:table-row table:style-name="ro1">
          <table:table-cell office:value-type="float" office:value="11.2501" calcext:value-type="float">
            <text:p>11.2501</text:p>
          </table:table-cell>
          <table:table-cell office:value-type="float" office:value="0.936604" calcext:value-type="float">
            <text:p>0.936604</text:p>
          </table:table-cell>
          <table:table-cell office:value-type="float" office:value="0.0633964" calcext:value-type="float">
            <text:p>0.0633964</text:p>
          </table:table-cell>
          <table:table-cell office:value-type="float" office:value="1" calcext:value-type="float">
            <text:p>1</text:p>
          </table:table-cell>
          <table:table-cell office:value-type="float" office:value="0.35608" calcext:value-type="float">
            <text:p>0.35608</text:p>
          </table:table-cell>
        </table:table-row>
        <table:table-row table:style-name="ro1">
          <table:table-cell office:value-type="float" office:value="11.2601" calcext:value-type="float">
            <text:p>11.2601</text:p>
          </table:table-cell>
          <table:table-cell office:value-type="float" office:value="0.931643" calcext:value-type="float">
            <text:p>0.931643</text:p>
          </table:table-cell>
          <table:table-cell office:value-type="float" office:value="0.0683569" calcext:value-type="float">
            <text:p>0.0683569</text:p>
          </table:table-cell>
          <table:table-cell office:value-type="float" office:value="1" calcext:value-type="float">
            <text:p>1</text:p>
          </table:table-cell>
          <table:table-cell office:value-type="float" office:value="0.369748" calcext:value-type="float">
            <text:p>0.369748</text:p>
          </table:table-cell>
        </table:table-row>
        <table:table-row table:style-name="ro1">
          <table:table-cell office:value-type="float" office:value="11.2701" calcext:value-type="float">
            <text:p>11.2701</text:p>
          </table:table-cell>
          <table:table-cell office:value-type="float" office:value="0.92651" calcext:value-type="float">
            <text:p>0.92651</text:p>
          </table:table-cell>
          <table:table-cell office:value-type="float" office:value="0.07349" calcext:value-type="float">
            <text:p>0.07349</text:p>
          </table:table-cell>
          <table:table-cell office:value-type="float" office:value="1" calcext:value-type="float">
            <text:p>1</text:p>
          </table:table-cell>
          <table:table-cell office:value-type="float" office:value="0.38338" calcext:value-type="float">
            <text:p>0.38338</text:p>
          </table:table-cell>
        </table:table-row>
        <table:table-row table:style-name="ro1">
          <table:table-cell office:value-type="float" office:value="11.2801" calcext:value-type="float">
            <text:p>11.2801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0787938" calcext:value-type="float">
            <text:p>0.0787938</text:p>
          </table:table-cell>
          <table:table-cell office:value-type="float" office:value="1" calcext:value-type="float">
            <text:p>1</text:p>
          </table:table-cell>
          <table:table-cell office:value-type="float" office:value="0.396973" calcext:value-type="float">
            <text:p>0.396973</text:p>
          </table:table-cell>
        </table:table-row>
        <table:table-row table:style-name="ro1">
          <table:table-cell office:value-type="float" office:value="11.2901" calcext:value-type="float">
            <text:p>11.2901</text:p>
          </table:table-cell>
          <table:table-cell office:value-type="float" office:value="0.915734" calcext:value-type="float">
            <text:p>0.915734</text:p>
          </table:table-cell>
          <table:table-cell office:value-type="float" office:value="0.084266" calcext:value-type="float">
            <text:p>0.084266</text:p>
          </table:table-cell>
          <table:table-cell office:value-type="float" office:value="1" calcext:value-type="float">
            <text:p>1</text:p>
          </table:table-cell>
          <table:table-cell office:value-type="float" office:value="0.410526" calcext:value-type="float">
            <text:p>0.410526</text:p>
          </table:table-cell>
        </table:table-row>
        <table:table-row table:style-name="ro1">
          <table:table-cell office:value-type="float" office:value="11.3001" calcext:value-type="float">
            <text:p>11.3001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0899045" calcext:value-type="float">
            <text:p>0.0899045</text:p>
          </table:table-cell>
          <table:table-cell office:value-type="float" office:value="1" calcext:value-type="float">
            <text:p>1</text:p>
          </table:table-cell>
          <table:table-cell office:value-type="float" office:value="0.424039" calcext:value-type="float">
            <text:p>0.424039</text:p>
          </table:table-cell>
        </table:table-row>
        <table:table-row table:style-name="ro1">
          <table:table-cell office:value-type="float" office:value="11.3101" calcext:value-type="float">
            <text:p>11.3101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095707" calcext:value-type="float">
            <text:p>0.095707</text:p>
          </table:table-cell>
          <table:table-cell office:value-type="float" office:value="1" calcext:value-type="float">
            <text:p>1</text:p>
          </table:table-cell>
          <table:table-cell office:value-type="float" office:value="0.437509" calcext:value-type="float">
            <text:p>0.437509</text:p>
          </table:table-cell>
        </table:table-row>
        <table:table-row table:style-name="ro1">
          <table:table-cell office:value-type="float" office:value="11.3201" calcext:value-type="float">
            <text:p>11.3201</text:p>
          </table:table-cell>
          <table:table-cell office:value-type="float" office:value="0.898329" calcext:value-type="float">
            <text:p>0.898329</text:p>
          </table:table-cell>
          <table:table-cell office:value-type="float" office:value="0.101671" calcext:value-type="float">
            <text:p>0.101671</text:p>
          </table:table-cell>
          <table:table-cell office:value-type="float" office:value="1" calcext:value-type="float">
            <text:p>1</text:p>
          </table:table-cell>
          <table:table-cell office:value-type="float" office:value="0.450935" calcext:value-type="float">
            <text:p>0.450935</text:p>
          </table:table-cell>
        </table:table-row>
        <table:table-row table:style-name="ro1">
          <table:table-cell office:value-type="float" office:value="11.3301" calcext:value-type="float">
            <text:p>11.3301</text:p>
          </table:table-cell>
          <table:table-cell office:value-type="float" office:value="0.892205" calcext:value-type="float">
            <text:p>0.892205</text:p>
          </table:table-cell>
          <table:table-cell office:value-type="float" office:value="0.107795" calcext:value-type="float">
            <text:p>0.107795</text:p>
          </table:table-cell>
          <table:table-cell office:value-type="float" office:value="1" calcext:value-type="float">
            <text:p>1</text:p>
          </table:table-cell>
          <table:table-cell office:value-type="float" office:value="0.464316" calcext:value-type="float">
            <text:p>0.464316</text:p>
          </table:table-cell>
        </table:table-row>
        <table:table-row table:style-name="ro1">
          <table:table-cell office:value-type="float" office:value="11.3401" calcext:value-type="float">
            <text:p>11.3401</text:p>
          </table:table-cell>
          <table:table-cell office:value-type="float" office:value="0.885925" calcext:value-type="float">
            <text:p>0.885925</text:p>
          </table:table-cell>
          <table:table-cell office:value-type="float" office:value="0.114075" calcext:value-type="float">
            <text:p>0.114075</text:p>
          </table:table-cell>
          <table:table-cell office:value-type="float" office:value="1" calcext:value-type="float">
            <text:p>1</text:p>
          </table:table-cell>
          <table:table-cell office:value-type="float" office:value="0.477651" calcext:value-type="float">
            <text:p>0.477651</text:p>
          </table:table-cell>
        </table:table-row>
        <table:table-row table:style-name="ro1">
          <table:table-cell office:value-type="float" office:value="11.3501" calcext:value-type="float">
            <text:p>11.3501</text:p>
          </table:table-cell>
          <table:table-cell office:value-type="float" office:value="0.87949" calcext:value-type="float">
            <text:p>0.87949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1" calcext:value-type="float">
            <text:p>1</text:p>
          </table:table-cell>
          <table:table-cell office:value-type="float" office:value="0.490938" calcext:value-type="float">
            <text:p>0.490938</text:p>
          </table:table-cell>
        </table:table-row>
        <table:table-row table:style-name="ro1">
          <table:table-cell office:value-type="float" office:value="11.3601" calcext:value-type="float">
            <text:p>11.3601</text:p>
          </table:table-cell>
          <table:table-cell office:value-type="float" office:value="0.872903" calcext:value-type="float">
            <text:p>0.872903</text:p>
          </table:table-cell>
          <table:table-cell office:value-type="float" office:value="0.127097" calcext:value-type="float">
            <text:p>0.127097</text:p>
          </table:table-cell>
          <table:table-cell office:value-type="float" office:value="1" calcext:value-type="float">
            <text:p>1</text:p>
          </table:table-cell>
          <table:table-cell office:value-type="float" office:value="0.504176" calcext:value-type="float">
            <text:p>0.504176</text:p>
          </table:table-cell>
        </table:table-row>
        <table:table-row table:style-name="ro1">
          <table:table-cell office:value-type="float" office:value="11.3701" calcext:value-type="float">
            <text:p>11.3701</text:p>
          </table:table-cell>
          <table:table-cell office:value-type="float" office:value="0.866168" calcext:value-type="float">
            <text:p>0.866168</text:p>
          </table:table-cell>
          <table:table-cell office:value-type="float" office:value="0.133832" calcext:value-type="float">
            <text:p>0.133832</text:p>
          </table:table-cell>
          <table:table-cell office:value-type="float" office:value="1" calcext:value-type="float">
            <text:p>1</text:p>
          </table:table-cell>
          <table:table-cell office:value-type="float" office:value="0.517363" calcext:value-type="float">
            <text:p>0.517363</text:p>
          </table:table-cell>
        </table:table-row>
        <table:table-row table:style-name="ro1">
          <table:table-cell office:value-type="float" office:value="11.3801" calcext:value-type="float">
            <text:p>11.3801</text:p>
          </table:table-cell>
          <table:table-cell office:value-type="float" office:value="0.859285" calcext:value-type="float">
            <text:p>0.859285</text:p>
          </table:table-cell>
          <table:table-cell office:value-type="float" office:value="0.140715" calcext:value-type="float">
            <text:p>0.140715</text:p>
          </table:table-cell>
          <table:table-cell office:value-type="float" office:value="1" calcext:value-type="float">
            <text:p>1</text:p>
          </table:table-cell>
          <table:table-cell office:value-type="float" office:value="0.530499" calcext:value-type="float">
            <text:p>0.530499</text:p>
          </table:table-cell>
        </table:table-row>
        <table:table-row table:style-name="ro1">
          <table:table-cell office:value-type="float" office:value="11.3901" calcext:value-type="float">
            <text:p>11.3901</text:p>
          </table:table-cell>
          <table:table-cell office:value-type="float" office:value="0.852259" calcext:value-type="float">
            <text:p>0.852259</text:p>
          </table:table-cell>
          <table:table-cell office:value-type="float" office:value="0.147741" calcext:value-type="float">
            <text:p>0.147741</text:p>
          </table:table-cell>
          <table:table-cell office:value-type="float" office:value="1" calcext:value-type="float">
            <text:p>1</text:p>
          </table:table-cell>
          <table:table-cell office:value-type="float" office:value="0.543582" calcext:value-type="float">
            <text:p>0.543582</text:p>
          </table:table-cell>
        </table:table-row>
        <table:table-row table:style-name="ro1">
          <table:table-cell office:value-type="float" office:value="11.4001" calcext:value-type="float">
            <text:p>11.4001</text:p>
          </table:table-cell>
          <table:table-cell office:value-type="float" office:value="0.845093" calcext:value-type="float">
            <text:p>0.845093</text:p>
          </table:table-cell>
          <table:table-cell office:value-type="float" office:value="0.154907" calcext:value-type="float">
            <text:p>0.154907</text:p>
          </table:table-cell>
          <table:table-cell office:value-type="float" office:value="1" calcext:value-type="float">
            <text:p>1</text:p>
          </table:table-cell>
          <table:table-cell office:value-type="float" office:value="0.55661" calcext:value-type="float">
            <text:p>0.55661</text:p>
          </table:table-cell>
        </table:table-row>
        <table:table-row table:style-name="ro1">
          <table:table-cell office:value-type="float" office:value="11.4101" calcext:value-type="float">
            <text:p>11.4101</text:p>
          </table:table-cell>
          <table:table-cell office:value-type="float" office:value="0.837788" calcext:value-type="float">
            <text:p>0.837788</text:p>
          </table:table-cell>
          <table:table-cell office:value-type="float" office:value="0.162212" calcext:value-type="float">
            <text:p>0.162212</text:p>
          </table:table-cell>
          <table:table-cell office:value-type="float" office:value="1" calcext:value-type="float">
            <text:p>1</text:p>
          </table:table-cell>
          <table:table-cell office:value-type="float" office:value="0.569583" calcext:value-type="float">
            <text:p>0.569583</text:p>
          </table:table-cell>
        </table:table-row>
        <table:table-row table:style-name="ro1">
          <table:table-cell office:value-type="float" office:value="11.4201" calcext:value-type="float">
            <text:p>11.4201</text:p>
          </table:table-cell>
          <table:table-cell office:value-type="float" office:value="0.830348" calcext:value-type="float">
            <text:p>0.830348</text:p>
          </table:table-cell>
          <table:table-cell office:value-type="float" office:value="0.169652" calcext:value-type="float">
            <text:p>0.169652</text:p>
          </table:table-cell>
          <table:table-cell office:value-type="float" office:value="1" calcext:value-type="float">
            <text:p>1</text:p>
          </table:table-cell>
          <table:table-cell office:value-type="float" office:value="0.582499" calcext:value-type="float">
            <text:p>0.582499</text:p>
          </table:table-cell>
        </table:table-row>
        <table:table-row table:style-name="ro1">
          <table:table-cell office:value-type="float" office:value="11.4301" calcext:value-type="float">
            <text:p>11.4301</text:p>
          </table:table-cell>
          <table:table-cell office:value-type="float" office:value="0.822776" calcext:value-type="float">
            <text:p>0.822776</text:p>
          </table:table-cell>
          <table:table-cell office:value-type="float" office:value="0.177224" calcext:value-type="float">
            <text:p>0.177224</text:p>
          </table:table-cell>
          <table:table-cell office:value-type="float" office:value="1" calcext:value-type="float">
            <text:p>1</text:p>
          </table:table-cell>
          <table:table-cell office:value-type="float" office:value="0.595356" calcext:value-type="float">
            <text:p>0.595356</text:p>
          </table:table-cell>
        </table:table-row>
        <table:table-row table:style-name="ro1">
          <table:table-cell office:value-type="float" office:value="11.4401" calcext:value-type="float">
            <text:p>11.4401</text:p>
          </table:table-cell>
          <table:table-cell office:value-type="float" office:value="0.815074" calcext:value-type="float">
            <text:p>0.815074</text:p>
          </table:table-cell>
          <table:table-cell office:value-type="float" office:value="0.184926" calcext:value-type="float">
            <text:p>0.184926</text:p>
          </table:table-cell>
          <table:table-cell office:value-type="float" office:value="1" calcext:value-type="float">
            <text:p>1</text:p>
          </table:table-cell>
          <table:table-cell office:value-type="float" office:value="0.608154" calcext:value-type="float">
            <text:p>0.608154</text:p>
          </table:table-cell>
        </table:table-row>
        <table:table-row table:style-name="ro1">
          <table:table-cell office:value-type="float" office:value="11.4501" calcext:value-type="float">
            <text:p>11.4501</text:p>
          </table:table-cell>
          <table:table-cell office:value-type="float" office:value="0.807247" calcext:value-type="float">
            <text:p>0.807247</text:p>
          </table:table-cell>
          <table:table-cell office:value-type="float" office:value="0.192753" calcext:value-type="float">
            <text:p>0.192753</text:p>
          </table:table-cell>
          <table:table-cell office:value-type="float" office:value="1" calcext:value-type="float">
            <text:p>1</text:p>
          </table:table-cell>
          <table:table-cell office:value-type="float" office:value="0.620891" calcext:value-type="float">
            <text:p>0.620891</text:p>
          </table:table-cell>
        </table:table-row>
        <table:table-row table:style-name="ro1">
          <table:table-cell office:value-type="float" office:value="11.4601" calcext:value-type="float">
            <text:p>11.4601</text:p>
          </table:table-cell>
          <table:table-cell office:value-type="float" office:value="0.799297" calcext:value-type="float">
            <text:p>0.799297</text:p>
          </table:table-cell>
          <table:table-cell office:value-type="float" office:value="0.200703" calcext:value-type="float">
            <text:p>0.200703</text:p>
          </table:table-cell>
          <table:table-cell office:value-type="float" office:value="1" calcext:value-type="float">
            <text:p>1</text:p>
          </table:table-cell>
          <table:table-cell office:value-type="float" office:value="0.633566" calcext:value-type="float">
            <text:p>0.633566</text:p>
          </table:table-cell>
        </table:table-row>
        <table:table-row table:style-name="ro1">
          <table:table-cell office:value-type="float" office:value="11.4701" calcext:value-type="float">
            <text:p>11.4701</text:p>
          </table:table-cell>
          <table:table-cell office:value-type="float" office:value="0.791227" calcext:value-type="float">
            <text:p>0.791227</text:p>
          </table:table-cell>
          <table:table-cell office:value-type="float" office:value="0.208773" calcext:value-type="float">
            <text:p>0.208773</text:p>
          </table:table-cell>
          <table:table-cell office:value-type="float" office:value="1" calcext:value-type="float">
            <text:p>1</text:p>
          </table:table-cell>
          <table:table-cell office:value-type="float" office:value="0.646178" calcext:value-type="float">
            <text:p>0.646178</text:p>
          </table:table-cell>
        </table:table-row>
        <table:table-row table:style-name="ro1">
          <table:table-cell office:value-type="float" office:value="11.4801" calcext:value-type="float">
            <text:p>11.4801</text:p>
          </table:table-cell>
          <table:table-cell office:value-type="float" office:value="0.783041" calcext:value-type="float">
            <text:p>0.783041</text:p>
          </table:table-cell>
          <table:table-cell office:value-type="float" office:value="0.216959" calcext:value-type="float">
            <text:p>0.216959</text:p>
          </table:table-cell>
          <table:table-cell office:value-type="float" office:value="1" calcext:value-type="float">
            <text:p>1</text:p>
          </table:table-cell>
          <table:table-cell office:value-type="float" office:value="0.658725" calcext:value-type="float">
            <text:p>0.658725</text:p>
          </table:table-cell>
        </table:table-row>
        <table:table-row table:style-name="ro1">
          <table:table-cell office:value-type="float" office:value="11.4901" calcext:value-type="float">
            <text:p>11.4901</text:p>
          </table:table-cell>
          <table:table-cell office:value-type="float" office:value="0.774741" calcext:value-type="float">
            <text:p>0.774741</text:p>
          </table:table-cell>
          <table:table-cell office:value-type="float" office:value="0.225259" calcext:value-type="float">
            <text:p>0.225259</text:p>
          </table:table-cell>
          <table:table-cell office:value-type="float" office:value="1" calcext:value-type="float">
            <text:p>1</text:p>
          </table:table-cell>
          <table:table-cell office:value-type="float" office:value="0.671206" calcext:value-type="float">
            <text:p>0.671206</text:p>
          </table:table-cell>
        </table:table-row>
        <table:table-row table:style-name="ro1">
          <table:table-cell office:value-type="float" office:value="11.5001" calcext:value-type="float">
            <text:p>11.5001</text:p>
          </table:table-cell>
          <table:table-cell office:value-type="float" office:value="0.766332" calcext:value-type="float">
            <text:p>0.766332</text:p>
          </table:table-cell>
          <table:table-cell office:value-type="float" office:value="0.233668" calcext:value-type="float">
            <text:p>0.233668</text:p>
          </table:table-cell>
          <table:table-cell office:value-type="float" office:value="1" calcext:value-type="float">
            <text:p>1</text:p>
          </table:table-cell>
          <table:table-cell office:value-type="float" office:value="0.68362" calcext:value-type="float">
            <text:p>0.68362</text:p>
          </table:table-cell>
        </table:table-row>
        <table:table-row table:style-name="ro1">
          <table:table-cell office:value-type="float" office:value="11.5101" calcext:value-type="float">
            <text:p>11.5101</text:p>
          </table:table-cell>
          <table:table-cell office:value-type="float" office:value="0.757816" calcext:value-type="float">
            <text:p>0.757816</text:p>
          </table:table-cell>
          <table:table-cell office:value-type="float" office:value="0.242184" calcext:value-type="float">
            <text:p>0.242184</text:p>
          </table:table-cell>
          <table:table-cell office:value-type="float" office:value="1" calcext:value-type="float">
            <text:p>1</text:p>
          </table:table-cell>
          <table:table-cell office:value-type="float" office:value="0.695966" calcext:value-type="float">
            <text:p>0.695966</text:p>
          </table:table-cell>
        </table:table-row>
        <table:table-row table:style-name="ro1">
          <table:table-cell office:value-type="float" office:value="11.5201" calcext:value-type="float">
            <text:p>11.5201</text:p>
          </table:table-cell>
          <table:table-cell office:value-type="float" office:value="0.749197" calcext:value-type="float">
            <text:p>0.749197</text:p>
          </table:table-cell>
          <table:table-cell office:value-type="float" office:value="0.250803" calcext:value-type="float">
            <text:p>0.250803</text:p>
          </table:table-cell>
          <table:table-cell office:value-type="float" office:value="1" calcext:value-type="float">
            <text:p>1</text:p>
          </table:table-cell>
          <table:table-cell office:value-type="float" office:value="0.708242" calcext:value-type="float">
            <text:p>0.708242</text:p>
          </table:table-cell>
        </table:table-row>
        <table:table-row table:style-name="ro1">
          <table:table-cell office:value-type="float" office:value="11.5301" calcext:value-type="float">
            <text:p>11.5301</text:p>
          </table:table-cell>
          <table:table-cell office:value-type="float" office:value="0.740478" calcext:value-type="float">
            <text:p>0.740478</text:p>
          </table:table-cell>
          <table:table-cell office:value-type="float" office:value="0.259522" calcext:value-type="float">
            <text:p>0.259522</text:p>
          </table:table-cell>
          <table:table-cell office:value-type="float" office:value="1" calcext:value-type="float">
            <text:p>1</text:p>
          </table:table-cell>
          <table:table-cell office:value-type="float" office:value="0.720447" calcext:value-type="float">
            <text:p>0.720447</text:p>
          </table:table-cell>
        </table:table-row>
        <table:table-row table:style-name="ro1">
          <table:table-cell office:value-type="float" office:value="11.5401" calcext:value-type="float">
            <text:p>11.5401</text:p>
          </table:table-cell>
          <table:table-cell office:value-type="float" office:value="0.731663" calcext:value-type="float">
            <text:p>0.731663</text:p>
          </table:table-cell>
          <table:table-cell office:value-type="float" office:value="0.268337" calcext:value-type="float">
            <text:p>0.268337</text:p>
          </table:table-cell>
          <table:table-cell office:value-type="float" office:value="1" calcext:value-type="float">
            <text:p>1</text:p>
          </table:table-cell>
          <table:table-cell office:value-type="float" office:value="0.73258" calcext:value-type="float">
            <text:p>0.73258</text:p>
          </table:table-cell>
        </table:table-row>
        <table:table-row table:style-name="ro1">
          <table:table-cell office:value-type="float" office:value="11.5501" calcext:value-type="float">
            <text:p>11.5501</text:p>
          </table:table-cell>
          <table:table-cell office:value-type="float" office:value="0.722755" calcext:value-type="float">
            <text:p>0.722755</text:p>
          </table:table-cell>
          <table:table-cell office:value-type="float" office:value="0.277245" calcext:value-type="float">
            <text:p>0.277245</text:p>
          </table:table-cell>
          <table:table-cell office:value-type="float" office:value="1" calcext:value-type="float">
            <text:p>1</text:p>
          </table:table-cell>
          <table:table-cell office:value-type="float" office:value="0.74464" calcext:value-type="float">
            <text:p>0.74464</text:p>
          </table:table-cell>
        </table:table-row>
        <table:table-row table:style-name="ro1">
          <table:table-cell office:value-type="float" office:value="11.5601" calcext:value-type="float">
            <text:p>11.5601</text:p>
          </table:table-cell>
          <table:table-cell office:value-type="float" office:value="0.713759" calcext:value-type="float">
            <text:p>0.713759</text:p>
          </table:table-cell>
          <table:table-cell office:value-type="float" office:value="0.286241" calcext:value-type="float">
            <text:p>0.286241</text:p>
          </table:table-cell>
          <table:table-cell office:value-type="float" office:value="1" calcext:value-type="float">
            <text:p>1</text:p>
          </table:table-cell>
          <table:table-cell office:value-type="float" office:value="0.756626" calcext:value-type="float">
            <text:p>0.756626</text:p>
          </table:table-cell>
        </table:table-row>
        <table:table-row table:style-name="ro1">
          <table:table-cell office:value-type="float" office:value="11.5701" calcext:value-type="float">
            <text:p>11.5701</text:p>
          </table:table-cell>
          <table:table-cell office:value-type="float" office:value="0.704677" calcext:value-type="float">
            <text:p>0.704677</text:p>
          </table:table-cell>
          <table:table-cell office:value-type="float" office:value="0.295323" calcext:value-type="float">
            <text:p>0.295323</text:p>
          </table:table-cell>
          <table:table-cell office:value-type="float" office:value="1" calcext:value-type="float">
            <text:p>1</text:p>
          </table:table-cell>
          <table:table-cell office:value-type="float" office:value="0.768536" calcext:value-type="float">
            <text:p>0.768536</text:p>
          </table:table-cell>
        </table:table-row>
        <table:table-row table:style-name="ro1">
          <table:table-cell office:value-type="float" office:value="11.5801" calcext:value-type="float">
            <text:p>11.5801</text:p>
          </table:table-cell>
          <table:table-cell office:value-type="float" office:value="0.695512" calcext:value-type="float">
            <text:p>0.695512</text:p>
          </table:table-cell>
          <table:table-cell office:value-type="float" office:value="0.304488" calcext:value-type="float">
            <text:p>0.304488</text:p>
          </table:table-cell>
          <table:table-cell office:value-type="float" office:value="1" calcext:value-type="float">
            <text:p>1</text:p>
          </table:table-cell>
          <table:table-cell office:value-type="float" office:value="0.780369" calcext:value-type="float">
            <text:p>0.780369</text:p>
          </table:table-cell>
        </table:table-row>
        <table:table-row table:style-name="ro1">
          <table:table-cell office:value-type="float" office:value="11.5901" calcext:value-type="float">
            <text:p>11.5901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31373" calcext:value-type="float">
            <text:p>0.31373</text:p>
          </table:table-cell>
          <table:table-cell office:value-type="float" office:value="1" calcext:value-type="float">
            <text:p>1</text:p>
          </table:table-cell>
          <table:table-cell office:value-type="float" office:value="0.792124" calcext:value-type="float">
            <text:p>0.792124</text:p>
          </table:table-cell>
        </table:table-row>
        <table:table-row table:style-name="ro1">
          <table:table-cell office:value-type="float" office:value="11.6001" calcext:value-type="float">
            <text:p>11.6001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323047" calcext:value-type="float">
            <text:p>0.323047</text:p>
          </table:table-cell>
          <table:table-cell office:value-type="float" office:value="1" calcext:value-type="float">
            <text:p>1</text:p>
          </table:table-cell>
          <table:table-cell office:value-type="float" office:value="0.803799" calcext:value-type="float">
            <text:p>0.803799</text:p>
          </table:table-cell>
        </table:table-row>
        <table:table-row table:style-name="ro1">
          <table:table-cell office:value-type="float" office:value="11.6101" calcext:value-type="float">
            <text:p>11.6101</text:p>
          </table:table-cell>
          <table:table-cell office:value-type="float" office:value="0.667566" calcext:value-type="float">
            <text:p>0.667566</text:p>
          </table:table-cell>
          <table:table-cell office:value-type="float" office:value="0.332434" calcext:value-type="float">
            <text:p>0.332434</text:p>
          </table:table-cell>
          <table:table-cell office:value-type="float" office:value="1" calcext:value-type="float">
            <text:p>1</text:p>
          </table:table-cell>
          <table:table-cell office:value-type="float" office:value="0.815395" calcext:value-type="float">
            <text:p>0.815395</text:p>
          </table:table-cell>
        </table:table-row>
        <table:table-row table:style-name="ro1">
          <table:table-cell office:value-type="float" office:value="11.6201" calcext:value-type="float">
            <text:p>11.6201</text:p>
          </table:table-cell>
          <table:table-cell office:value-type="float" office:value="0.658111" calcext:value-type="float">
            <text:p>0.658111</text:p>
          </table:table-cell>
          <table:table-cell office:value-type="float" office:value="0.341889" calcext:value-type="float">
            <text:p>0.341889</text:p>
          </table:table-cell>
          <table:table-cell office:value-type="float" office:value="1" calcext:value-type="float">
            <text:p>1</text:p>
          </table:table-cell>
          <table:table-cell office:value-type="float" office:value="0.826908" calcext:value-type="float">
            <text:p>0.826908</text:p>
          </table:table-cell>
        </table:table-row>
        <table:table-row table:style-name="ro1">
          <table:table-cell office:value-type="float" office:value="11.6301" calcext:value-type="float">
            <text:p>11.6301</text:p>
          </table:table-cell>
          <table:table-cell office:value-type="float" office:value="0.648593" calcext:value-type="float">
            <text:p>0.648593</text:p>
          </table:table-cell>
          <table:table-cell office:value-type="float" office:value="0.351407" calcext:value-type="float">
            <text:p>0.351407</text:p>
          </table:table-cell>
          <table:table-cell office:value-type="float" office:value="1" calcext:value-type="float">
            <text:p>1</text:p>
          </table:table-cell>
          <table:table-cell office:value-type="float" office:value="0.83834" calcext:value-type="float">
            <text:p>0.83834</text:p>
          </table:table-cell>
        </table:table-row>
        <table:table-row table:style-name="ro1">
          <table:table-cell office:value-type="float" office:value="11.6401" calcext:value-type="float">
            <text:p>11.6401</text:p>
          </table:table-cell>
          <table:table-cell office:value-type="float" office:value="0.639016" calcext:value-type="float">
            <text:p>0.639016</text:p>
          </table:table-cell>
          <table:table-cell office:value-type="float" office:value="0.360984" calcext:value-type="float">
            <text:p>0.360984</text:p>
          </table:table-cell>
          <table:table-cell office:value-type="float" office:value="1" calcext:value-type="float">
            <text:p>1</text:p>
          </table:table-cell>
          <table:table-cell office:value-type="float" office:value="0.849687" calcext:value-type="float">
            <text:p>0.849687</text:p>
          </table:table-cell>
        </table:table-row>
        <table:table-row table:style-name="ro1">
          <table:table-cell office:value-type="float" office:value="11.6501" calcext:value-type="float">
            <text:p>11.6501</text:p>
          </table:table-cell>
          <table:table-cell office:value-type="float" office:value="0.629383" calcext:value-type="float">
            <text:p>0.629383</text:p>
          </table:table-cell>
          <table:table-cell office:value-type="float" office:value="0.370617" calcext:value-type="float">
            <text:p>0.370617</text:p>
          </table:table-cell>
          <table:table-cell office:value-type="float" office:value="1" calcext:value-type="float">
            <text:p>1</text:p>
          </table:table-cell>
          <table:table-cell office:value-type="float" office:value="0.860949" calcext:value-type="float">
            <text:p>0.860949</text:p>
          </table:table-cell>
        </table:table-row>
        <table:table-row table:style-name="ro1">
          <table:table-cell office:value-type="float" office:value="11.6601" calcext:value-type="float">
            <text:p>11.6601</text:p>
          </table:table-cell>
          <table:table-cell office:value-type="float" office:value="0.619699" calcext:value-type="float">
            <text:p>0.619699</text:p>
          </table:table-cell>
          <table:table-cell office:value-type="float" office:value="0.380301" calcext:value-type="float">
            <text:p>0.380301</text:p>
          </table:table-cell>
          <table:table-cell office:value-type="float" office:value="1" calcext:value-type="float">
            <text:p>1</text:p>
          </table:table-cell>
          <table:table-cell office:value-type="float" office:value="0.872125" calcext:value-type="float">
            <text:p>0.872125</text:p>
          </table:table-cell>
        </table:table-row>
        <table:table-row table:style-name="ro1">
          <table:table-cell office:value-type="float" office:value="11.6701" calcext:value-type="float">
            <text:p>11.6701</text:p>
          </table:table-cell>
          <table:table-cell office:value-type="float" office:value="0.609966" calcext:value-type="float">
            <text:p>0.609966</text:p>
          </table:table-cell>
          <table:table-cell office:value-type="float" office:value="0.390034" calcext:value-type="float">
            <text:p>0.390034</text:p>
          </table:table-cell>
          <table:table-cell office:value-type="float" office:value="1" calcext:value-type="float">
            <text:p>1</text:p>
          </table:table-cell>
          <table:table-cell office:value-type="float" office:value="0.883215" calcext:value-type="float">
            <text:p>0.883215</text:p>
          </table:table-cell>
        </table:table-row>
        <table:table-row table:style-name="ro1">
          <table:table-cell office:value-type="float" office:value="11.6801" calcext:value-type="float">
            <text:p>11.6801</text:p>
          </table:table-cell>
          <table:table-cell office:value-type="float" office:value="0.60019" calcext:value-type="float">
            <text:p>0.60019</text:p>
          </table:table-cell>
          <table:table-cell office:value-type="float" office:value="0.39981" calcext:value-type="float">
            <text:p>0.39981</text:p>
          </table:table-cell>
          <table:table-cell office:value-type="float" office:value="1" calcext:value-type="float">
            <text:p>1</text:p>
          </table:table-cell>
          <table:table-cell office:value-type="float" office:value="0.894215" calcext:value-type="float">
            <text:p>0.894215</text:p>
          </table:table-cell>
        </table:table-row>
        <table:table-row table:style-name="ro1">
          <table:table-cell office:value-type="float" office:value="11.6901" calcext:value-type="float">
            <text:p>11.6901</text:p>
          </table:table-cell>
          <table:table-cell office:value-type="float" office:value="0.590373" calcext:value-type="float">
            <text:p>0.590373</text:p>
          </table:table-cell>
          <table:table-cell office:value-type="float" office:value="0.409627" calcext:value-type="float">
            <text:p>0.409627</text:p>
          </table:table-cell>
          <table:table-cell office:value-type="float" office:value="1" calcext:value-type="float">
            <text:p>1</text:p>
          </table:table-cell>
          <table:table-cell office:value-type="float" office:value="0.905127" calcext:value-type="float">
            <text:p>0.905127</text:p>
          </table:table-cell>
        </table:table-row>
        <table:table-row table:style-name="ro1">
          <table:table-cell office:value-type="float" office:value="11.7001" calcext:value-type="float">
            <text:p>11.7001</text:p>
          </table:table-cell>
          <table:table-cell office:value-type="float" office:value="0.58052" calcext:value-type="float">
            <text:p>0.58052</text:p>
          </table:table-cell>
          <table:table-cell office:value-type="float" office:value="0.41948" calcext:value-type="float">
            <text:p>0.41948</text:p>
          </table:table-cell>
          <table:table-cell office:value-type="float" office:value="1" calcext:value-type="float">
            <text:p>1</text:p>
          </table:table-cell>
          <table:table-cell office:value-type="float" office:value="0.915947" calcext:value-type="float">
            <text:p>0.915947</text:p>
          </table:table-cell>
        </table:table-row>
        <table:table-row table:style-name="ro1">
          <table:table-cell office:value-type="float" office:value="11.7101" calcext:value-type="float">
            <text:p>11.7101</text:p>
          </table:table-cell>
          <table:table-cell office:value-type="float" office:value="0.570635" calcext:value-type="float">
            <text:p>0.570635</text:p>
          </table:table-cell>
          <table:table-cell office:value-type="float" office:value="0.429365" calcext:value-type="float">
            <text:p>0.429365</text:p>
          </table:table-cell>
          <table:table-cell office:value-type="float" office:value="1" calcext:value-type="float">
            <text:p>1</text:p>
          </table:table-cell>
          <table:table-cell office:value-type="float" office:value="0.926676" calcext:value-type="float">
            <text:p>0.926676</text:p>
          </table:table-cell>
        </table:table-row>
        <table:table-row table:style-name="ro1">
          <table:table-cell office:value-type="float" office:value="11.7201" calcext:value-type="float">
            <text:p>11.7201</text:p>
          </table:table-cell>
          <table:table-cell office:value-type="float" office:value="0.560722" calcext:value-type="float">
            <text:p>0.560722</text:p>
          </table:table-cell>
          <table:table-cell office:value-type="float" office:value="0.439278" calcext:value-type="float">
            <text:p>0.439278</text:p>
          </table:table-cell>
          <table:table-cell office:value-type="float" office:value="1" calcext:value-type="float">
            <text:p>1</text:p>
          </table:table-cell>
          <table:table-cell office:value-type="float" office:value="0.937313" calcext:value-type="float">
            <text:p>0.937313</text:p>
          </table:table-cell>
        </table:table-row>
        <table:table-row table:style-name="ro1">
          <table:table-cell office:value-type="float" office:value="11.7301" calcext:value-type="float">
            <text:p>11.7301</text:p>
          </table:table-cell>
          <table:table-cell office:value-type="float" office:value="0.550785" calcext:value-type="float">
            <text:p>0.550785</text:p>
          </table:table-cell>
          <table:table-cell office:value-type="float" office:value="0.449215" calcext:value-type="float">
            <text:p>0.449215</text:p>
          </table:table-cell>
          <table:table-cell office:value-type="float" office:value="1" calcext:value-type="float">
            <text:p>1</text:p>
          </table:table-cell>
          <table:table-cell office:value-type="float" office:value="0.947856" calcext:value-type="float">
            <text:p>0.947856</text:p>
          </table:table-cell>
        </table:table-row>
        <table:table-row table:style-name="ro1">
          <table:table-cell office:value-type="float" office:value="11.7401" calcext:value-type="float">
            <text:p>11.7401</text:p>
          </table:table-cell>
          <table:table-cell office:value-type="float" office:value="0.540827" calcext:value-type="float">
            <text:p>0.540827</text:p>
          </table:table-cell>
          <table:table-cell office:value-type="float" office:value="0.459173" calcext:value-type="float">
            <text:p>0.459173</text:p>
          </table:table-cell>
          <table:table-cell office:value-type="float" office:value="1" calcext:value-type="float">
            <text:p>1</text:p>
          </table:table-cell>
          <table:table-cell office:value-type="float" office:value="0.958304" calcext:value-type="float">
            <text:p>0.958304</text:p>
          </table:table-cell>
        </table:table-row>
        <table:table-row table:style-name="ro1">
          <table:table-cell office:value-type="float" office:value="11.7501" calcext:value-type="float">
            <text:p>11.7501</text:p>
          </table:table-cell>
          <table:table-cell office:value-type="float" office:value="0.530853" calcext:value-type="float">
            <text:p>0.530853</text:p>
          </table:table-cell>
          <table:table-cell office:value-type="float" office:value="0.469147" calcext:value-type="float">
            <text:p>0.469147</text:p>
          </table:table-cell>
          <table:table-cell office:value-type="float" office:value="1" calcext:value-type="float">
            <text:p>1</text:p>
          </table:table-cell>
          <table:table-cell office:value-type="float" office:value="0.968656" calcext:value-type="float">
            <text:p>0.968656</text:p>
          </table:table-cell>
        </table:table-row>
        <table:table-row table:style-name="ro1">
          <table:table-cell office:value-type="float" office:value="11.7601" calcext:value-type="float">
            <text:p>11.7601</text:p>
          </table:table-cell>
          <table:table-cell office:value-type="float" office:value="0.520866" calcext:value-type="float">
            <text:p>0.520866</text:p>
          </table:table-cell>
          <table:table-cell office:value-type="float" office:value="0.479134" calcext:value-type="float">
            <text:p>0.479134</text:p>
          </table:table-cell>
          <table:table-cell office:value-type="float" office:value="1" calcext:value-type="float">
            <text:p>1</text:p>
          </table:table-cell>
          <table:table-cell office:value-type="float" office:value="0.978911" calcext:value-type="float">
            <text:p>0.978911</text:p>
          </table:table-cell>
        </table:table-row>
        <table:table-row table:style-name="ro1">
          <table:table-cell office:value-type="float" office:value="11.7701" calcext:value-type="float">
            <text:p>11.7701</text:p>
          </table:table-cell>
          <table:table-cell office:value-type="float" office:value="0.510872" calcext:value-type="float">
            <text:p>0.510872</text:p>
          </table:table-cell>
          <table:table-cell office:value-type="float" office:value="0.489128" calcext:value-type="float">
            <text:p>0.489128</text:p>
          </table:table-cell>
          <table:table-cell office:value-type="float" office:value="1" calcext:value-type="float">
            <text:p>1</text:p>
          </table:table-cell>
          <table:table-cell office:value-type="float" office:value="0.989069" calcext:value-type="float">
            <text:p>0.989069</text:p>
          </table:table-cell>
        </table:table-row>
        <table:table-row table:style-name="ro1">
          <table:table-cell office:value-type="float" office:value="11.7801" calcext:value-type="float">
            <text:p>11.7801</text:p>
          </table:table-cell>
          <table:table-cell office:value-type="float" office:value="0.500872" calcext:value-type="float">
            <text:p>0.500872</text:p>
          </table:table-cell>
          <table:table-cell office:value-type="float" office:value="0.499128" calcext:value-type="float">
            <text:p>0.499128</text:p>
          </table:table-cell>
          <table:table-cell office:value-type="float" office:value="1" calcext:value-type="float">
            <text:p>1</text:p>
          </table:table-cell>
          <table:table-cell office:value-type="float" office:value="0.999127" calcext:value-type="float">
            <text:p>0.999127</text:p>
          </table:table-cell>
        </table:table-row>
        <table:table-row table:style-name="ro1">
          <table:table-cell office:value-type="float" office:value="11.7901" calcext:value-type="float">
            <text:p>11.7901</text:p>
          </table:table-cell>
          <table:table-cell office:value-type="float" office:value="0.490873" calcext:value-type="float">
            <text:p>0.490873</text:p>
          </table:table-cell>
          <table:table-cell office:value-type="float" office:value="0.509127" calcext:value-type="float">
            <text:p>0.509127</text:p>
          </table:table-cell>
          <table:table-cell office:value-type="float" office:value="1" calcext:value-type="float">
            <text:p>1</text:p>
          </table:table-cell>
          <table:table-cell office:value-type="float" office:value="1.00909" calcext:value-type="float">
            <text:p>1.00909</text:p>
          </table:table-cell>
        </table:table-row>
        <table:table-row table:style-name="ro1">
          <table:table-cell office:value-type="float" office:value="11.8001" calcext:value-type="float">
            <text:p>11.8001</text:p>
          </table:table-cell>
          <table:table-cell office:value-type="float" office:value="0.480877" calcext:value-type="float">
            <text:p>0.480877</text:p>
          </table:table-cell>
          <table:table-cell office:value-type="float" office:value="0.519123" calcext:value-type="float">
            <text:p>0.519123</text:p>
          </table:table-cell>
          <table:table-cell office:value-type="float" office:value="1" calcext:value-type="float">
            <text:p>1</text:p>
          </table:table-cell>
          <table:table-cell office:value-type="float" office:value="1.01894" calcext:value-type="float">
            <text:p>1.01894</text:p>
          </table:table-cell>
        </table:table-row>
        <table:table-row table:style-name="ro1">
          <table:table-cell office:value-type="float" office:value="11.8101" calcext:value-type="float">
            <text:p>11.8101</text:p>
          </table:table-cell>
          <table:table-cell office:value-type="float" office:value="0.470889" calcext:value-type="float">
            <text:p>0.470889</text:p>
          </table:table-cell>
          <table:table-cell office:value-type="float" office:value="0.529111" calcext:value-type="float">
            <text:p>0.529111</text:p>
          </table:table-cell>
          <table:table-cell office:value-type="float" office:value="1" calcext:value-type="float">
            <text:p>1</text:p>
          </table:table-cell>
          <table:table-cell office:value-type="float" office:value="1.0287" calcext:value-type="float">
            <text:p>1.0287</text:p>
          </table:table-cell>
        </table:table-row>
        <table:table-row table:style-name="ro1">
          <table:table-cell office:value-type="float" office:value="11.8201" calcext:value-type="float">
            <text:p>11.8201</text:p>
          </table:table-cell>
          <table:table-cell office:value-type="float" office:value="0.460912" calcext:value-type="float">
            <text:p>0.460912</text:p>
          </table:table-cell>
          <table:table-cell office:value-type="float" office:value="0.539088" calcext:value-type="float">
            <text:p>0.539088</text:p>
          </table:table-cell>
          <table:table-cell office:value-type="float" office:value="1" calcext:value-type="float">
            <text:p>1</text:p>
          </table:table-cell>
          <table:table-cell office:value-type="float" office:value="1.03835" calcext:value-type="float">
            <text:p>1.03835</text:p>
          </table:table-cell>
        </table:table-row>
        <table:table-row table:style-name="ro1">
          <table:table-cell office:value-type="float" office:value="11.8301" calcext:value-type="float">
            <text:p>11.8301</text:p>
          </table:table-cell>
          <table:table-cell office:value-type="float" office:value="0.450951" calcext:value-type="float">
            <text:p>0.450951</text:p>
          </table:table-cell>
          <table:table-cell office:value-type="float" office:value="0.549049" calcext:value-type="float">
            <text:p>0.549049</text:p>
          </table:table-cell>
          <table:table-cell office:value-type="float" office:value="1" calcext:value-type="float">
            <text:p>1</text:p>
          </table:table-cell>
          <table:table-cell office:value-type="float" office:value="1.0479" calcext:value-type="float">
            <text:p>1.0479</text:p>
          </table:table-cell>
        </table:table-row>
        <table:table-row table:style-name="ro1">
          <table:table-cell office:value-type="float" office:value="11.8401" calcext:value-type="float">
            <text:p>11.8401</text:p>
          </table:table-cell>
          <table:table-cell office:value-type="float" office:value="0.44101" calcext:value-type="float">
            <text:p>0.44101</text:p>
          </table:table-cell>
          <table:table-cell office:value-type="float" office:value="0.55899" calcext:value-type="float">
            <text:p>0.55899</text:p>
          </table:table-cell>
          <table:table-cell office:value-type="float" office:value="1" calcext:value-type="float">
            <text:p>1</text:p>
          </table:table-cell>
          <table:table-cell office:value-type="float" office:value="1.05735" calcext:value-type="float">
            <text:p>1.05735</text:p>
          </table:table-cell>
        </table:table-row>
        <table:table-row table:style-name="ro1">
          <table:table-cell office:value-type="float" office:value="11.8501" calcext:value-type="float">
            <text:p>11.8501</text:p>
          </table:table-cell>
          <table:table-cell office:value-type="float" office:value="0.431092" calcext:value-type="float">
            <text:p>0.431092</text:p>
          </table:table-cell>
          <table:table-cell office:value-type="float" office:value="0.568908" calcext:value-type="float">
            <text:p>0.568908</text:p>
          </table:table-cell>
          <table:table-cell office:value-type="float" office:value="1" calcext:value-type="float">
            <text:p>1</text:p>
          </table:table-cell>
          <table:table-cell office:value-type="float" office:value="1.06668" calcext:value-type="float">
            <text:p>1.06668</text:p>
          </table:table-cell>
        </table:table-row>
        <table:table-row table:style-name="ro1">
          <table:table-cell office:value-type="float" office:value="11.8601" calcext:value-type="float">
            <text:p>11.8601</text:p>
          </table:table-cell>
          <table:table-cell office:value-type="float" office:value="0.421202" calcext:value-type="float">
            <text:p>0.421202</text:p>
          </table:table-cell>
          <table:table-cell office:value-type="float" office:value="0.578798" calcext:value-type="float">
            <text:p>0.578798</text:p>
          </table:table-cell>
          <table:table-cell office:value-type="float" office:value="1" calcext:value-type="float">
            <text:p>1</text:p>
          </table:table-cell>
          <table:table-cell office:value-type="float" office:value="1.07592" calcext:value-type="float">
            <text:p>1.07592</text:p>
          </table:table-cell>
        </table:table-row>
        <table:table-row table:style-name="ro1">
          <table:table-cell office:value-type="float" office:value="11.8701" calcext:value-type="float">
            <text:p>11.8701</text:p>
          </table:table-cell>
          <table:table-cell office:value-type="float" office:value="0.411344" calcext:value-type="float">
            <text:p>0.411344</text:p>
          </table:table-cell>
          <table:table-cell office:value-type="float" office:value="0.588656" calcext:value-type="float">
            <text:p>0.588656</text:p>
          </table:table-cell>
          <table:table-cell office:value-type="float" office:value="1" calcext:value-type="float">
            <text:p>1</text:p>
          </table:table-cell>
          <table:table-cell office:value-type="float" office:value="1.08504" calcext:value-type="float">
            <text:p>1.08504</text:p>
          </table:table-cell>
        </table:table-row>
        <table:table-row table:style-name="ro1">
          <table:table-cell office:value-type="float" office:value="11.8801" calcext:value-type="float">
            <text:p>11.8801</text:p>
          </table:table-cell>
          <table:table-cell office:value-type="float" office:value="0.401521" calcext:value-type="float">
            <text:p>0.401521</text:p>
          </table:table-cell>
          <table:table-cell office:value-type="float" office:value="0.598479" calcext:value-type="float">
            <text:p>0.598479</text:p>
          </table:table-cell>
          <table:table-cell office:value-type="float" office:value="1" calcext:value-type="float">
            <text:p>1</text:p>
          </table:table-cell>
          <table:table-cell office:value-type="float" office:value="1.09406" calcext:value-type="float">
            <text:p>1.09406</text:p>
          </table:table-cell>
        </table:table-row>
        <table:table-row table:style-name="ro1">
          <table:table-cell office:value-type="float" office:value="11.8901" calcext:value-type="float">
            <text:p>11.8901</text:p>
          </table:table-cell>
          <table:table-cell office:value-type="float" office:value="0.391737" calcext:value-type="float">
            <text:p>0.391737</text:p>
          </table:table-cell>
          <table:table-cell office:value-type="float" office:value="0.608263" calcext:value-type="float">
            <text:p>0.608263</text:p>
          </table:table-cell>
          <table:table-cell office:value-type="float" office:value="1" calcext:value-type="float">
            <text:p>1</text:p>
          </table:table-cell>
          <table:table-cell office:value-type="float" office:value="1.10296" calcext:value-type="float">
            <text:p>1.10296</text:p>
          </table:table-cell>
        </table:table-row>
        <table:table-row table:style-name="ro1">
          <table:table-cell office:value-type="float" office:value="11.9001" calcext:value-type="float">
            <text:p>11.9001</text:p>
          </table:table-cell>
          <table:table-cell office:value-type="float" office:value="0.381996" calcext:value-type="float">
            <text:p>0.381996</text:p>
          </table:table-cell>
          <table:table-cell office:value-type="float" office:value="0.618004" calcext:value-type="float">
            <text:p>0.618004</text:p>
          </table:table-cell>
          <table:table-cell office:value-type="float" office:value="1" calcext:value-type="float">
            <text:p>1</text:p>
          </table:table-cell>
          <table:table-cell office:value-type="float" office:value="1.11176" calcext:value-type="float">
            <text:p>1.11176</text:p>
          </table:table-cell>
        </table:table-row>
        <table:table-row table:style-name="ro1">
          <table:table-cell office:value-type="float" office:value="11.9101" calcext:value-type="float">
            <text:p>11.9101</text:p>
          </table:table-cell>
          <table:table-cell office:value-type="float" office:value="0.372303" calcext:value-type="float">
            <text:p>0.372303</text:p>
          </table:table-cell>
          <table:table-cell office:value-type="float" office:value="0.627697" calcext:value-type="float">
            <text:p>0.627697</text:p>
          </table:table-cell>
          <table:table-cell office:value-type="float" office:value="1" calcext:value-type="float">
            <text:p>1</text:p>
          </table:table-cell>
          <table:table-cell office:value-type="float" office:value="1.12044" calcext:value-type="float">
            <text:p>1.12044</text:p>
          </table:table-cell>
        </table:table-row>
        <table:table-row table:style-name="ro1">
          <table:table-cell office:value-type="float" office:value="11.9201" calcext:value-type="float">
            <text:p>11.9201</text:p>
          </table:table-cell>
          <table:table-cell office:value-type="float" office:value="0.362661" calcext:value-type="float">
            <text:p>0.362661</text:p>
          </table:table-cell>
          <table:table-cell office:value-type="float" office:value="0.637339" calcext:value-type="float">
            <text:p>0.637339</text:p>
          </table:table-cell>
          <table:table-cell office:value-type="float" office:value="1" calcext:value-type="float">
            <text:p>1</text:p>
          </table:table-cell>
          <table:table-cell office:value-type="float" office:value="1.12902" calcext:value-type="float">
            <text:p>1.12902</text:p>
          </table:table-cell>
        </table:table-row>
        <table:table-row table:style-name="ro1">
          <table:table-cell office:value-type="float" office:value="11.9301" calcext:value-type="float">
            <text:p>11.9301</text:p>
          </table:table-cell>
          <table:table-cell office:value-type="float" office:value="0.353074" calcext:value-type="float">
            <text:p>0.353074</text:p>
          </table:table-cell>
          <table:table-cell office:value-type="float" office:value="0.646926" calcext:value-type="float">
            <text:p>0.646926</text:p>
          </table:table-cell>
          <table:table-cell office:value-type="float" office:value="1" calcext:value-type="float">
            <text:p>1</text:p>
          </table:table-cell>
          <table:table-cell office:value-type="float" office:value="1.13748" calcext:value-type="float">
            <text:p>1.13748</text:p>
          </table:table-cell>
        </table:table-row>
        <table:table-row table:style-name="ro1">
          <table:table-cell office:value-type="float" office:value="11.9401" calcext:value-type="float">
            <text:p>11.9401</text:p>
          </table:table-cell>
          <table:table-cell office:value-type="float" office:value="0.343545" calcext:value-type="float">
            <text:p>0.343545</text:p>
          </table:table-cell>
          <table:table-cell office:value-type="float" office:value="0.656455" calcext:value-type="float">
            <text:p>0.656455</text:p>
          </table:table-cell>
          <table:table-cell office:value-type="float" office:value="1" calcext:value-type="float">
            <text:p>1</text:p>
          </table:table-cell>
          <table:table-cell office:value-type="float" office:value="1.14582" calcext:value-type="float">
            <text:p>1.14582</text:p>
          </table:table-cell>
        </table:table-row>
        <table:table-row table:style-name="ro1">
          <table:table-cell office:value-type="float" office:value="11.9501" calcext:value-type="float">
            <text:p>11.9501</text:p>
          </table:table-cell>
          <table:table-cell office:value-type="float" office:value="0.334079" calcext:value-type="float">
            <text:p>0.334079</text:p>
          </table:table-cell>
          <table:table-cell office:value-type="float" office:value="0.665921" calcext:value-type="float">
            <text:p>0.665921</text:p>
          </table:table-cell>
          <table:table-cell office:value-type="float" office:value="1" calcext:value-type="float">
            <text:p>1</text:p>
          </table:table-cell>
          <table:table-cell office:value-type="float" office:value="1.15405" calcext:value-type="float">
            <text:p>1.15405</text:p>
          </table:table-cell>
        </table:table-row>
        <table:table-row table:style-name="ro1">
          <table:table-cell office:value-type="float" office:value="11.9601" calcext:value-type="float">
            <text:p>11.9601</text:p>
          </table:table-cell>
          <table:table-cell office:value-type="float" office:value="0.32468" calcext:value-type="float">
            <text:p>0.32468</text:p>
          </table:table-cell>
          <table:table-cell office:value-type="float" office:value="0.67532" calcext:value-type="float">
            <text:p>0.67532</text:p>
          </table:table-cell>
          <table:table-cell office:value-type="float" office:value="1" calcext:value-type="float">
            <text:p>1</text:p>
          </table:table-cell>
          <table:table-cell office:value-type="float" office:value="1.16217" calcext:value-type="float">
            <text:p>1.16217</text:p>
          </table:table-cell>
        </table:table-row>
        <table:table-row table:style-name="ro1">
          <table:table-cell office:value-type="float" office:value="11.9701" calcext:value-type="float">
            <text:p>11.9701</text:p>
          </table:table-cell>
          <table:table-cell office:value-type="float" office:value="0.31535" calcext:value-type="float">
            <text:p>0.31535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1" calcext:value-type="float">
            <text:p>1</text:p>
          </table:table-cell>
          <table:table-cell office:value-type="float" office:value="1.17017" calcext:value-type="float">
            <text:p>1.17017</text:p>
          </table:table-cell>
        </table:table-row>
        <table:table-row table:style-name="ro1">
          <table:table-cell office:value-type="float" office:value="11.9801" calcext:value-type="float">
            <text:p>11.9801</text:p>
          </table:table-cell>
          <table:table-cell office:value-type="float" office:value="0.306095" calcext:value-type="float">
            <text:p>0.306095</text:p>
          </table:table-cell>
          <table:table-cell office:value-type="float" office:value="0.693905" calcext:value-type="float">
            <text:p>0.693905</text:p>
          </table:table-cell>
          <table:table-cell office:value-type="float" office:value="1" calcext:value-type="float">
            <text:p>1</text:p>
          </table:table-cell>
          <table:table-cell office:value-type="float" office:value="1.17805" calcext:value-type="float">
            <text:p>1.17805</text:p>
          </table:table-cell>
        </table:table-row>
        <table:table-row table:style-name="ro1">
          <table:table-cell office:value-type="float" office:value="11.9901" calcext:value-type="float">
            <text:p>11.9901</text:p>
          </table:table-cell>
          <table:table-cell office:value-type="float" office:value="0.296917" calcext:value-type="float">
            <text:p>0.296917</text:p>
          </table:table-cell>
          <table:table-cell office:value-type="float" office:value="0.703083" calcext:value-type="float">
            <text:p>0.703083</text:p>
          </table:table-cell>
          <table:table-cell office:value-type="float" office:value="1" calcext:value-type="float">
            <text:p>1</text:p>
          </table:table-cell>
          <table:table-cell office:value-type="float" office:value="1.18582" calcext:value-type="float">
            <text:p>1.18582</text:p>
          </table:table-cell>
        </table:table-row>
        <table:table-row table:style-name="ro1">
          <table:table-cell office:value-type="float" office:value="12.0001" calcext:value-type="float">
            <text:p>12.0001</text:p>
          </table:table-cell>
          <table:table-cell office:value-type="float" office:value="0.28782" calcext:value-type="float">
            <text:p>0.28782</text:p>
          </table:table-cell>
          <table:table-cell office:value-type="float" office:value="0.71218" calcext:value-type="float">
            <text:p>0.71218</text:p>
          </table:table-cell>
          <table:table-cell office:value-type="float" office:value="1" calcext:value-type="float">
            <text:p>1</text:p>
          </table:table-cell>
          <table:table-cell office:value-type="float" office:value="1.19347" calcext:value-type="float">
            <text:p>1.19347</text:p>
          </table:table-cell>
        </table:table-row>
        <table:table-row table:style-name="ro1">
          <table:table-cell office:value-type="float" office:value="12.0101" calcext:value-type="float">
            <text:p>12.0101</text:p>
          </table:table-cell>
          <table:table-cell office:value-type="float" office:value="0.278808" calcext:value-type="float">
            <text:p>0.278808</text:p>
          </table:table-cell>
          <table:table-cell office:value-type="float" office:value="0.721192" calcext:value-type="float">
            <text:p>0.721192</text:p>
          </table:table-cell>
          <table:table-cell office:value-type="float" office:value="1" calcext:value-type="float">
            <text:p>1</text:p>
          </table:table-cell>
          <table:table-cell office:value-type="float" office:value="1.20099" calcext:value-type="float">
            <text:p>1.20099</text:p>
          </table:table-cell>
        </table:table-row>
        <table:table-row table:style-name="ro1">
          <table:table-cell office:value-type="float" office:value="12.0201" calcext:value-type="float">
            <text:p>12.0201</text:p>
          </table:table-cell>
          <table:table-cell office:value-type="float" office:value="0.269885" calcext:value-type="float">
            <text:p>0.269885</text:p>
          </table:table-cell>
          <table:table-cell office:value-type="float" office:value="0.730115" calcext:value-type="float">
            <text:p>0.730115</text:p>
          </table:table-cell>
          <table:table-cell office:value-type="float" office:value="1" calcext:value-type="float">
            <text:p>1</text:p>
          </table:table-cell>
          <table:table-cell office:value-type="float" office:value="1.2084" calcext:value-type="float">
            <text:p>1.2084</text:p>
          </table:table-cell>
        </table:table-row>
        <table:table-row table:style-name="ro1">
          <table:table-cell office:value-type="float" office:value="12.0301" calcext:value-type="float">
            <text:p>12.0301</text:p>
          </table:table-cell>
          <table:table-cell office:value-type="float" office:value="0.261053" calcext:value-type="float">
            <text:p>0.261053</text:p>
          </table:table-cell>
          <table:table-cell office:value-type="float" office:value="0.738947" calcext:value-type="float">
            <text:p>0.738947</text:p>
          </table:table-cell>
          <table:table-cell office:value-type="float" office:value="1" calcext:value-type="float">
            <text:p>1</text:p>
          </table:table-cell>
          <table:table-cell office:value-type="float" office:value="1.21569" calcext:value-type="float">
            <text:p>1.21569</text:p>
          </table:table-cell>
        </table:table-row>
        <table:table-row table:style-name="ro1">
          <table:table-cell office:value-type="float" office:value="12.0401" calcext:value-type="float">
            <text:p>12.0401</text:p>
          </table:table-cell>
          <table:table-cell office:value-type="float" office:value="0.252317" calcext:value-type="float">
            <text:p>0.252317</text:p>
          </table:table-cell>
          <table:table-cell office:value-type="float" office:value="0.747683" calcext:value-type="float">
            <text:p>0.747683</text:p>
          </table:table-cell>
          <table:table-cell office:value-type="float" office:value="1" calcext:value-type="float">
            <text:p>1</text:p>
          </table:table-cell>
          <table:table-cell office:value-type="float" office:value="1.22285" calcext:value-type="float">
            <text:p>1.22285</text:p>
          </table:table-cell>
        </table:table-row>
        <table:table-row table:style-name="ro1">
          <table:table-cell office:value-type="float" office:value="12.0501" calcext:value-type="float">
            <text:p>12.0501</text:p>
          </table:table-cell>
          <table:table-cell office:value-type="float" office:value="0.243681" calcext:value-type="float">
            <text:p>0.243681</text:p>
          </table:table-cell>
          <table:table-cell office:value-type="float" office:value="0.756319" calcext:value-type="float">
            <text:p>0.756319</text:p>
          </table:table-cell>
          <table:table-cell office:value-type="float" office:value="1" calcext:value-type="float">
            <text:p>1</text:p>
          </table:table-cell>
          <table:table-cell office:value-type="float" office:value="1.22989" calcext:value-type="float">
            <text:p>1.22989</text:p>
          </table:table-cell>
        </table:table-row>
        <table:table-row table:style-name="ro1">
          <table:table-cell office:value-type="float" office:value="12.0601" calcext:value-type="float">
            <text:p>12.0601</text:p>
          </table:table-cell>
          <table:table-cell office:value-type="float" office:value="0.235146" calcext:value-type="float">
            <text:p>0.235146</text:p>
          </table:table-cell>
          <table:table-cell office:value-type="float" office:value="0.764854" calcext:value-type="float">
            <text:p>0.764854</text:p>
          </table:table-cell>
          <table:table-cell office:value-type="float" office:value="1" calcext:value-type="float">
            <text:p>1</text:p>
          </table:table-cell>
          <table:table-cell office:value-type="float" office:value="1.23681" calcext:value-type="float">
            <text:p>1.23681</text:p>
          </table:table-cell>
        </table:table-row>
        <table:table-row table:style-name="ro1">
          <table:table-cell office:value-type="float" office:value="12.0701" calcext:value-type="float">
            <text:p>12.0701</text:p>
          </table:table-cell>
          <table:table-cell office:value-type="float" office:value="0.226718" calcext:value-type="float">
            <text:p>0.226718</text:p>
          </table:table-cell>
          <table:table-cell office:value-type="float" office:value="0.773282" calcext:value-type="float">
            <text:p>0.773282</text:p>
          </table:table-cell>
          <table:table-cell office:value-type="float" office:value="1" calcext:value-type="float">
            <text:p>1</text:p>
          </table:table-cell>
          <table:table-cell office:value-type="float" office:value="1.24361" calcext:value-type="float">
            <text:p>1.24361</text:p>
          </table:table-cell>
        </table:table-row>
        <table:table-row table:style-name="ro1">
          <table:table-cell office:value-type="float" office:value="12.0801" calcext:value-type="float">
            <text:p>12.0801</text:p>
          </table:table-cell>
          <table:table-cell office:value-type="float" office:value="0.218399" calcext:value-type="float">
            <text:p>0.218399</text:p>
          </table:table-cell>
          <table:table-cell office:value-type="float" office:value="0.781601" calcext:value-type="float">
            <text:p>0.781601</text:p>
          </table:table-cell>
          <table:table-cell office:value-type="float" office:value="1" calcext:value-type="float">
            <text:p>1</text:p>
          </table:table-cell>
          <table:table-cell office:value-type="float" office:value="1.25028" calcext:value-type="float">
            <text:p>1.25028</text:p>
          </table:table-cell>
        </table:table-row>
        <table:table-row table:style-name="ro1">
          <table:table-cell office:value-type="float" office:value="12.0901" calcext:value-type="float">
            <text:p>12.0901</text:p>
          </table:table-cell>
          <table:table-cell office:value-type="float" office:value="0.210193" calcext:value-type="float">
            <text:p>0.210193</text:p>
          </table:table-cell>
          <table:table-cell office:value-type="float" office:value="0.789807" calcext:value-type="float">
            <text:p>0.789807</text:p>
          </table:table-cell>
          <table:table-cell office:value-type="float" office:value="1" calcext:value-type="float">
            <text:p>1</text:p>
          </table:table-cell>
          <table:table-cell office:value-type="float" office:value="1.25683" calcext:value-type="float">
            <text:p>1.25683</text:p>
          </table:table-cell>
        </table:table-row>
        <table:table-row table:style-name="ro1">
          <table:table-cell office:value-type="float" office:value="12.1001" calcext:value-type="float">
            <text:p>12.1001</text:p>
          </table:table-cell>
          <table:table-cell office:value-type="float" office:value="0.202103" calcext:value-type="float">
            <text:p>0.202103</text:p>
          </table:table-cell>
          <table:table-cell office:value-type="float" office:value="0.797897" calcext:value-type="float">
            <text:p>0.797897</text:p>
          </table:table-cell>
          <table:table-cell office:value-type="float" office:value="1" calcext:value-type="float">
            <text:p>1</text:p>
          </table:table-cell>
          <table:table-cell office:value-type="float" office:value="1.26325" calcext:value-type="float">
            <text:p>1.26325</text:p>
          </table:table-cell>
        </table:table-row>
        <table:table-row table:style-name="ro1">
          <table:table-cell office:value-type="float" office:value="12.1101" calcext:value-type="float">
            <text:p>12.1101</text:p>
          </table:table-cell>
          <table:table-cell office:value-type="float" office:value="0.194131" calcext:value-type="float">
            <text:p>0.194131</text:p>
          </table:table-cell>
          <table:table-cell office:value-type="float" office:value="0.805869" calcext:value-type="float">
            <text:p>0.805869</text:p>
          </table:table-cell>
          <table:table-cell office:value-type="float" office:value="1" calcext:value-type="float">
            <text:p>1</text:p>
          </table:table-cell>
          <table:table-cell office:value-type="float" office:value="1.26954" calcext:value-type="float">
            <text:p>1.26954</text:p>
          </table:table-cell>
        </table:table-row>
        <table:table-row table:style-name="ro1">
          <table:table-cell office:value-type="float" office:value="12.1201" calcext:value-type="float">
            <text:p>12.1201</text:p>
          </table:table-cell>
          <table:table-cell office:value-type="float" office:value="0.186282" calcext:value-type="float">
            <text:p>0.186282</text:p>
          </table:table-cell>
          <table:table-cell office:value-type="float" office:value="0.813718" calcext:value-type="float">
            <text:p>0.813718</text:p>
          </table:table-cell>
          <table:table-cell office:value-type="float" office:value="1" calcext:value-type="float">
            <text:p>1</text:p>
          </table:table-cell>
          <table:table-cell office:value-type="float" office:value="1.27571" calcext:value-type="float">
            <text:p>1.27571</text:p>
          </table:table-cell>
        </table:table-row>
        <table:table-row table:style-name="ro1">
          <table:table-cell office:value-type="float" office:value="12.1301" calcext:value-type="float">
            <text:p>12.1301</text:p>
          </table:table-cell>
          <table:table-cell office:value-type="float" office:value="0.178559" calcext:value-type="float">
            <text:p>0.178559</text:p>
          </table:table-cell>
          <table:table-cell office:value-type="float" office:value="0.821441" calcext:value-type="float">
            <text:p>0.821441</text:p>
          </table:table-cell>
          <table:table-cell office:value-type="float" office:value="1" calcext:value-type="float">
            <text:p>1</text:p>
          </table:table-cell>
          <table:table-cell office:value-type="float" office:value="1.28175" calcext:value-type="float">
            <text:p>1.28175</text:p>
          </table:table-cell>
        </table:table-row>
        <table:table-row table:style-name="ro1">
          <table:table-cell office:value-type="float" office:value="12.1401" calcext:value-type="float">
            <text:p>12.1401</text:p>
          </table:table-cell>
          <table:table-cell office:value-type="float" office:value="0.170964" calcext:value-type="float">
            <text:p>0.170964</text:p>
          </table:table-cell>
          <table:table-cell office:value-type="float" office:value="0.829036" calcext:value-type="float">
            <text:p>0.829036</text:p>
          </table:table-cell>
          <table:table-cell office:value-type="float" office:value="1" calcext:value-type="float">
            <text:p>1</text:p>
          </table:table-cell>
          <table:table-cell office:value-type="float" office:value="1.28766" calcext:value-type="float">
            <text:p>1.28766</text:p>
          </table:table-cell>
        </table:table-row>
        <table:table-row table:style-name="ro1">
          <table:table-cell office:value-type="float" office:value="12.1501" calcext:value-type="float">
            <text:p>12.1501</text:p>
          </table:table-cell>
          <table:table-cell office:value-type="float" office:value="0.163501" calcext:value-type="float">
            <text:p>0.163501</text:p>
          </table:table-cell>
          <table:table-cell office:value-type="float" office:value="0.836499" calcext:value-type="float">
            <text:p>0.836499</text:p>
          </table:table-cell>
          <table:table-cell office:value-type="float" office:value="1" calcext:value-type="float">
            <text:p>1</text:p>
          </table:table-cell>
          <table:table-cell office:value-type="float" office:value="1.29344" calcext:value-type="float">
            <text:p>1.29344</text:p>
          </table:table-cell>
        </table:table-row>
        <table:table-row table:style-name="ro1">
          <table:table-cell office:value-type="float" office:value="12.1601" calcext:value-type="float">
            <text:p>12.1601</text:p>
          </table:table-cell>
          <table:table-cell office:value-type="float" office:value="0.156172" calcext:value-type="float">
            <text:p>0.156172</text:p>
          </table:table-cell>
          <table:table-cell office:value-type="float" office:value="0.843828" calcext:value-type="float">
            <text:p>0.843828</text:p>
          </table:table-cell>
          <table:table-cell office:value-type="float" office:value="1" calcext:value-type="float">
            <text:p>1</text:p>
          </table:table-cell>
          <table:table-cell office:value-type="float" office:value="1.2991" calcext:value-type="float">
            <text:p>1.2991</text:p>
          </table:table-cell>
        </table:table-row>
        <table:table-row table:style-name="ro1">
          <table:table-cell office:value-type="float" office:value="12.1701" calcext:value-type="float">
            <text:p>12.1701</text:p>
          </table:table-cell>
          <table:table-cell office:value-type="float" office:value="0.148981" calcext:value-type="float">
            <text:p>0.148981</text:p>
          </table:table-cell>
          <table:table-cell office:value-type="float" office:value="0.851019" calcext:value-type="float">
            <text:p>0.851019</text:p>
          </table:table-cell>
          <table:table-cell office:value-type="float" office:value="1" calcext:value-type="float">
            <text:p>1</text:p>
          </table:table-cell>
          <table:table-cell office:value-type="float" office:value="1.30462" calcext:value-type="float">
            <text:p>1.30462</text:p>
          </table:table-cell>
        </table:table-row>
        <table:table-row table:style-name="ro1">
          <table:table-cell office:value-type="float" office:value="12.1801" calcext:value-type="float">
            <text:p>12.1801</text:p>
          </table:table-cell>
          <table:table-cell office:value-type="float" office:value="0.14193" calcext:value-type="float">
            <text:p>0.14193</text:p>
          </table:table-cell>
          <table:table-cell office:value-type="float" office:value="0.85807" calcext:value-type="float">
            <text:p>0.85807</text:p>
          </table:table-cell>
          <table:table-cell office:value-type="float" office:value="1" calcext:value-type="float">
            <text:p>1</text:p>
          </table:table-cell>
          <table:table-cell office:value-type="float" office:value="1.31002" calcext:value-type="float">
            <text:p>1.31002</text:p>
          </table:table-cell>
        </table:table-row>
        <table:table-row table:style-name="ro1">
          <table:table-cell office:value-type="float" office:value="12.1901" calcext:value-type="float">
            <text:p>12.1901</text:p>
          </table:table-cell>
          <table:table-cell office:value-type="float" office:value="0.135023" calcext:value-type="float">
            <text:p>0.135023</text:p>
          </table:table-cell>
          <table:table-cell office:value-type="float" office:value="0.864977" calcext:value-type="float">
            <text:p>0.864977</text:p>
          </table:table-cell>
          <table:table-cell office:value-type="float" office:value="1" calcext:value-type="float">
            <text:p>1</text:p>
          </table:table-cell>
          <table:table-cell office:value-type="float" office:value="1.31528" calcext:value-type="float">
            <text:p>1.31528</text:p>
          </table:table-cell>
        </table:table-row>
        <table:table-row table:style-name="ro1">
          <table:table-cell office:value-type="float" office:value="12.2001" calcext:value-type="float">
            <text:p>12.2001</text:p>
          </table:table-cell>
          <table:table-cell office:value-type="float" office:value="0.128261" calcext:value-type="float">
            <text:p>0.128261</text:p>
          </table:table-cell>
          <table:table-cell office:value-type="float" office:value="0.871739" calcext:value-type="float">
            <text:p>0.871739</text:p>
          </table:table-cell>
          <table:table-cell office:value-type="float" office:value="1" calcext:value-type="float">
            <text:p>1</text:p>
          </table:table-cell>
          <table:table-cell office:value-type="float" office:value="1.32041" calcext:value-type="float">
            <text:p>1.32041</text:p>
          </table:table-cell>
        </table:table-row>
        <table:table-row table:style-name="ro1">
          <table:table-cell office:value-type="float" office:value="12.2101" calcext:value-type="float">
            <text:p>12.2101</text:p>
          </table:table-cell>
          <table:table-cell office:value-type="float" office:value="0.121649" calcext:value-type="float">
            <text:p>0.121649</text:p>
          </table:table-cell>
          <table:table-cell office:value-type="float" office:value="0.878351" calcext:value-type="float">
            <text:p>0.878351</text:p>
          </table:table-cell>
          <table:table-cell office:value-type="float" office:value="1" calcext:value-type="float">
            <text:p>1</text:p>
          </table:table-cell>
          <table:table-cell office:value-type="float" office:value="1.32541" calcext:value-type="float">
            <text:p>1.32541</text:p>
          </table:table-cell>
        </table:table-row>
        <table:table-row table:style-name="ro1">
          <table:table-cell office:value-type="float" office:value="12.2201" calcext:value-type="float">
            <text:p>12.2201</text:p>
          </table:table-cell>
          <table:table-cell office:value-type="float" office:value="0.115187" calcext:value-type="float">
            <text:p>0.115187</text:p>
          </table:table-cell>
          <table:table-cell office:value-type="float" office:value="0.884813" calcext:value-type="float">
            <text:p>0.884813</text:p>
          </table:table-cell>
          <table:table-cell office:value-type="float" office:value="1" calcext:value-type="float">
            <text:p>1</text:p>
          </table:table-cell>
          <table:table-cell office:value-type="float" office:value="1.33027" calcext:value-type="float">
            <text:p>1.33027</text:p>
          </table:table-cell>
        </table:table-row>
        <table:table-row table:style-name="ro1">
          <table:table-cell office:value-type="float" office:value="12.2301" calcext:value-type="float">
            <text:p>12.2301</text:p>
          </table:table-cell>
          <table:table-cell office:value-type="float" office:value="0.108879" calcext:value-type="float">
            <text:p>0.108879</text:p>
          </table:table-cell>
          <table:table-cell office:value-type="float" office:value="0.891121" calcext:value-type="float">
            <text:p>0.891121</text:p>
          </table:table-cell>
          <table:table-cell office:value-type="float" office:value="1" calcext:value-type="float">
            <text:p>1</text:p>
          </table:table-cell>
          <table:table-cell office:value-type="float" office:value="1.33501" calcext:value-type="float">
            <text:p>1.33501</text:p>
          </table:table-cell>
        </table:table-row>
        <table:table-row table:style-name="ro1">
          <table:table-cell office:value-type="float" office:value="12.2401" calcext:value-type="float">
            <text:p>12.2401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897272" calcext:value-type="float">
            <text:p>0.897272</text:p>
          </table:table-cell>
          <table:table-cell office:value-type="float" office:value="1" calcext:value-type="float">
            <text:p>1</text:p>
          </table:table-cell>
          <table:table-cell office:value-type="float" office:value="1.33961" calcext:value-type="float">
            <text:p>1.33961</text:p>
          </table:table-cell>
        </table:table-row>
        <table:table-row table:style-name="ro1">
          <table:table-cell office:value-type="float" office:value="12.2501" calcext:value-type="float">
            <text:p>12.2501</text:p>
          </table:table-cell>
          <table:table-cell office:value-type="float" office:value="0.0967361" calcext:value-type="float">
            <text:p>0.0967361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1" calcext:value-type="float">
            <text:p>1</text:p>
          </table:table-cell>
          <table:table-cell office:value-type="float" office:value="1.34407" calcext:value-type="float">
            <text:p>1.34407</text:p>
          </table:table-cell>
        </table:table-row>
        <table:table-row table:style-name="ro1">
          <table:table-cell office:value-type="float" office:value="12.2601" calcext:value-type="float">
            <text:p>12.2601</text:p>
          </table:table-cell>
          <table:table-cell office:value-type="float" office:value="0.0909052" calcext:value-type="float">
            <text:p>0.0909052</text:p>
          </table:table-cell>
          <table:table-cell office:value-type="float" office:value="0.909095" calcext:value-type="float">
            <text:p>0.909095</text:p>
          </table:table-cell>
          <table:table-cell office:value-type="float" office:value="1" calcext:value-type="float">
            <text:p>1</text:p>
          </table:table-cell>
          <table:table-cell office:value-type="float" office:value="1.3484" calcext:value-type="float">
            <text:p>1.3484</text:p>
          </table:table-cell>
        </table:table-row>
        <table:table-row table:style-name="ro1">
          <table:table-cell office:value-type="float" office:value="12.2701" calcext:value-type="float">
            <text:p>12.2701</text:p>
          </table:table-cell>
          <table:table-cell office:value-type="float" office:value="0.0852379" calcext:value-type="float">
            <text:p>0.0852379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1" calcext:value-type="float">
            <text:p>1</text:p>
          </table:table-cell>
          <table:table-cell office:value-type="float" office:value="1.3526" calcext:value-type="float">
            <text:p>1.3526</text:p>
          </table:table-cell>
        </table:table-row>
        <table:table-row table:style-name="ro1">
          <table:table-cell office:value-type="float" office:value="12.2801" calcext:value-type="float">
            <text:p>12.2801</text:p>
          </table:table-cell>
          <table:table-cell office:value-type="float" office:value="0.0797365" calcext:value-type="float">
            <text:p>0.0797365</text:p>
          </table:table-cell>
          <table:table-cell office:value-type="float" office:value="0.920263" calcext:value-type="float">
            <text:p>0.920263</text:p>
          </table:table-cell>
          <table:table-cell office:value-type="float" office:value="1" calcext:value-type="float">
            <text:p>1</text:p>
          </table:table-cell>
          <table:table-cell office:value-type="float" office:value="1.35666" calcext:value-type="float">
            <text:p>1.35666</text:p>
          </table:table-cell>
        </table:table-row>
        <table:table-row table:style-name="ro1">
          <table:table-cell office:value-type="float" office:value="12.2901" calcext:value-type="float">
            <text:p>12.2901</text:p>
          </table:table-cell>
          <table:table-cell office:value-type="float" office:value="0.0744032" calcext:value-type="float">
            <text:p>0.0744032</text:p>
          </table:table-cell>
          <table:table-cell office:value-type="float" office:value="0.925597" calcext:value-type="float">
            <text:p>0.925597</text:p>
          </table:table-cell>
          <table:table-cell office:value-type="float" office:value="1" calcext:value-type="float">
            <text:p>1</text:p>
          </table:table-cell>
          <table:table-cell office:value-type="float" office:value="1.36059" calcext:value-type="float">
            <text:p>1.36059</text:p>
          </table:table-cell>
        </table:table-row>
        <table:table-row table:style-name="ro1">
          <table:table-cell office:value-type="float" office:value="12.3001" calcext:value-type="float">
            <text:p>12.3001</text:p>
          </table:table-cell>
          <table:table-cell office:value-type="float" office:value="0.0692402" calcext:value-type="float">
            <text:p>0.0692402</text:p>
          </table:table-cell>
          <table:table-cell office:value-type="float" office:value="0.93076" calcext:value-type="float">
            <text:p>0.93076</text:p>
          </table:table-cell>
          <table:table-cell office:value-type="float" office:value="1" calcext:value-type="float">
            <text:p>1</text:p>
          </table:table-cell>
          <table:table-cell office:value-type="float" office:value="1.36438" calcext:value-type="float">
            <text:p>1.36438</text:p>
          </table:table-cell>
        </table:table-row>
        <table:table-row table:style-name="ro1">
          <table:table-cell office:value-type="float" office:value="12.3101" calcext:value-type="float">
            <text:p>12.3101</text:p>
          </table:table-cell>
          <table:table-cell office:value-type="float" office:value="0.0642494" calcext:value-type="float">
            <text:p>0.0642494</text:p>
          </table:table-cell>
          <table:table-cell office:value-type="float" office:value="0.935751" calcext:value-type="float">
            <text:p>0.935751</text:p>
          </table:table-cell>
          <table:table-cell office:value-type="float" office:value="1" calcext:value-type="float">
            <text:p>1</text:p>
          </table:table-cell>
          <table:table-cell office:value-type="float" office:value="1.36803" calcext:value-type="float">
            <text:p>1.36803</text:p>
          </table:table-cell>
        </table:table-row>
        <table:table-row table:style-name="ro1">
          <table:table-cell office:value-type="float" office:value="12.3201" calcext:value-type="float">
            <text:p>12.3201</text:p>
          </table:table-cell>
          <table:table-cell office:value-type="float" office:value="0.059433" calcext:value-type="float">
            <text:p>0.059433</text:p>
          </table:table-cell>
          <table:table-cell office:value-type="float" office:value="0.940567" calcext:value-type="float">
            <text:p>0.940567</text:p>
          </table:table-cell>
          <table:table-cell office:value-type="float" office:value="1" calcext:value-type="float">
            <text:p>1</text:p>
          </table:table-cell>
          <table:table-cell office:value-type="float" office:value="1.37154" calcext:value-type="float">
            <text:p>1.37154</text:p>
          </table:table-cell>
        </table:table-row>
        <table:table-row table:style-name="ro1">
          <table:table-cell office:value-type="float" office:value="12.3301" calcext:value-type="float">
            <text:p>12.3301</text:p>
          </table:table-cell>
          <table:table-cell office:value-type="float" office:value="0.0547927" calcext:value-type="float">
            <text:p>0.0547927</text:p>
          </table:table-cell>
          <table:table-cell office:value-type="float" office:value="0.945207" calcext:value-type="float">
            <text:p>0.945207</text:p>
          </table:table-cell>
          <table:table-cell office:value-type="float" office:value="1" calcext:value-type="float">
            <text:p>1</text:p>
          </table:table-cell>
          <table:table-cell office:value-type="float" office:value="1.37492" calcext:value-type="float">
            <text:p>1.37492</text:p>
          </table:table-cell>
        </table:table-row>
        <table:table-row table:style-name="ro1">
          <table:table-cell office:value-type="float" office:value="12.3401" calcext:value-type="float">
            <text:p>12.3401</text:p>
          </table:table-cell>
          <table:table-cell office:value-type="float" office:value="0.0503306" calcext:value-type="float">
            <text:p>0.0503306</text:p>
          </table:table-cell>
          <table:table-cell office:value-type="float" office:value="0.949669" calcext:value-type="float">
            <text:p>0.949669</text:p>
          </table:table-cell>
          <table:table-cell office:value-type="float" office:value="1" calcext:value-type="float">
            <text:p>1</text:p>
          </table:table-cell>
          <table:table-cell office:value-type="float" office:value="1.37817" calcext:value-type="float">
            <text:p>1.37817</text:p>
          </table:table-cell>
        </table:table-row>
        <table:table-row table:style-name="ro1">
          <table:table-cell office:value-type="float" office:value="12.3501" calcext:value-type="float">
            <text:p>12.3501</text:p>
          </table:table-cell>
          <table:table-cell office:value-type="float" office:value="0.0460483" calcext:value-type="float">
            <text:p>0.0460483</text:p>
          </table:table-cell>
          <table:table-cell office:value-type="float" office:value="0.953952" calcext:value-type="float">
            <text:p>0.953952</text:p>
          </table:table-cell>
          <table:table-cell office:value-type="float" office:value="1" calcext:value-type="float">
            <text:p>1</text:p>
          </table:table-cell>
          <table:table-cell office:value-type="float" office:value="1.38127" calcext:value-type="float">
            <text:p>1.38127</text:p>
          </table:table-cell>
        </table:table-row>
        <table:table-row table:style-name="ro1">
          <table:table-cell office:value-type="float" office:value="12.3601" calcext:value-type="float">
            <text:p>12.3601</text:p>
          </table:table-cell>
          <table:table-cell office:value-type="float" office:value="0.0419475" calcext:value-type="float">
            <text:p>0.0419475</text:p>
          </table:table-cell>
          <table:table-cell office:value-type="float" office:value="0.958052" calcext:value-type="float">
            <text:p>0.958052</text:p>
          </table:table-cell>
          <table:table-cell office:value-type="float" office:value="1" calcext:value-type="float">
            <text:p>1</text:p>
          </table:table-cell>
          <table:table-cell office:value-type="float" office:value="1.38423" calcext:value-type="float">
            <text:p>1.38423</text:p>
          </table:table-cell>
        </table:table-row>
        <table:table-row table:style-name="ro1">
          <table:table-cell office:value-type="float" office:value="12.3701" calcext:value-type="float">
            <text:p>12.3701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96197" calcext:value-type="float">
            <text:p>0.96197</text:p>
          </table:table-cell>
          <table:table-cell office:value-type="float" office:value="1" calcext:value-type="float">
            <text:p>1</text:p>
          </table:table-cell>
          <table:table-cell office:value-type="float" office:value="1.38706" calcext:value-type="float">
            <text:p>1.38706</text:p>
          </table:table-cell>
        </table:table-row>
        <table:table-row table:style-name="ro1">
          <table:table-cell office:value-type="float" office:value="12.3801" calcext:value-type="float">
            <text:p>12.3801</text:p>
          </table:table-cell>
          <table:table-cell office:value-type="float" office:value="0.0342973" calcext:value-type="float">
            <text:p>0.0342973</text:p>
          </table:table-cell>
          <table:table-cell office:value-type="float" office:value="0.965703" calcext:value-type="float">
            <text:p>0.965703</text:p>
          </table:table-cell>
          <table:table-cell office:value-type="float" office:value="1" calcext:value-type="float">
            <text:p>1</text:p>
          </table:table-cell>
          <table:table-cell office:value-type="float" office:value="1.38975" calcext:value-type="float">
            <text:p>1.38975</text:p>
          </table:table-cell>
        </table:table-row>
        <table:table-row table:style-name="ro1">
          <table:table-cell office:value-type="float" office:value="12.3901" calcext:value-type="float">
            <text:p>12.3901</text:p>
          </table:table-cell>
          <table:table-cell office:value-type="float" office:value="0.0307508" calcext:value-type="float">
            <text:p>0.0307508</text:p>
          </table:table-cell>
          <table:table-cell office:value-type="float" office:value="0.969249" calcext:value-type="float">
            <text:p>0.969249</text:p>
          </table:table-cell>
          <table:table-cell office:value-type="float" office:value="1" calcext:value-type="float">
            <text:p>1</text:p>
          </table:table-cell>
          <table:table-cell office:value-type="float" office:value="1.3923" calcext:value-type="float">
            <text:p>1.3923</text:p>
          </table:table-cell>
        </table:table-row>
        <table:table-row table:style-name="ro1">
          <table:table-cell office:value-type="float" office:value="12.4001" calcext:value-type="float">
            <text:p>12.4001</text:p>
          </table:table-cell>
          <table:table-cell office:value-type="float" office:value="0.0273921" calcext:value-type="float">
            <text:p>0.0273921</text:p>
          </table:table-cell>
          <table:table-cell office:value-type="float" office:value="0.972608" calcext:value-type="float">
            <text:p>0.972608</text:p>
          </table:table-cell>
          <table:table-cell office:value-type="float" office:value="1" calcext:value-type="float">
            <text:p>1</text:p>
          </table:table-cell>
          <table:table-cell office:value-type="float" office:value="1.39471" calcext:value-type="float">
            <text:p>1.39471</text:p>
          </table:table-cell>
        </table:table-row>
        <table:table-row table:style-name="ro1">
          <table:table-cell office:value-type="float" office:value="12.4101" calcext:value-type="float">
            <text:p>12.4101</text:p>
          </table:table-cell>
          <table:table-cell office:value-type="float" office:value="0.0242224" calcext:value-type="float">
            <text:p>0.0242224</text:p>
          </table:table-cell>
          <table:table-cell office:value-type="float" office:value="0.975778" calcext:value-type="float">
            <text:p>0.975778</text:p>
          </table:table-cell>
          <table:table-cell office:value-type="float" office:value="1" calcext:value-type="float">
            <text:p>1</text:p>
          </table:table-cell>
          <table:table-cell office:value-type="float" office:value="1.39698" calcext:value-type="float">
            <text:p>1.39698</text:p>
          </table:table-cell>
        </table:table-row>
        <table:table-row table:style-name="ro1">
          <table:table-cell office:value-type="float" office:value="12.4201" calcext:value-type="float">
            <text:p>12.4201</text:p>
          </table:table-cell>
          <table:table-cell office:value-type="float" office:value="0.0212429" calcext:value-type="float">
            <text:p>0.0212429</text:p>
          </table:table-cell>
          <table:table-cell office:value-type="float" office:value="0.978757" calcext:value-type="float">
            <text:p>0.978757</text:p>
          </table:table-cell>
          <table:table-cell office:value-type="float" office:value="1" calcext:value-type="float">
            <text:p>1</text:p>
          </table:table-cell>
          <table:table-cell office:value-type="float" office:value="1.39911" calcext:value-type="float">
            <text:p>1.39911</text:p>
          </table:table-cell>
        </table:table-row>
        <table:table-row table:style-name="ro1">
          <table:table-cell office:value-type="float" office:value="12.4301" calcext:value-type="float">
            <text:p>12.4301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981545" calcext:value-type="float">
            <text:p>0.981545</text:p>
          </table:table-cell>
          <table:table-cell office:value-type="float" office:value="1" calcext:value-type="float">
            <text:p>1</text:p>
          </table:table-cell>
          <table:table-cell office:value-type="float" office:value="1.4011" calcext:value-type="float">
            <text:p>1.4011</text:p>
          </table:table-cell>
        </table:table-row>
        <table:table-row table:style-name="ro1">
          <table:table-cell office:value-type="float" office:value="12.4401" calcext:value-type="float">
            <text:p>12.4401</text:p>
          </table:table-cell>
          <table:table-cell office:value-type="float" office:value="0.0158597" calcext:value-type="float">
            <text:p>0.0158597</text:p>
          </table:table-cell>
          <table:table-cell office:value-type="float" office:value="0.98414" calcext:value-type="float">
            <text:p>0.98414</text:p>
          </table:table-cell>
          <table:table-cell office:value-type="float" office:value="1" calcext:value-type="float">
            <text:p>1</text:p>
          </table:table-cell>
          <table:table-cell office:value-type="float" office:value="1.40295" calcext:value-type="float">
            <text:p>1.40295</text:p>
          </table:table-cell>
        </table:table-row>
        <table:table-row table:style-name="ro1">
          <table:table-cell office:value-type="float" office:value="12.4501" calcext:value-type="float">
            <text:p>12.4501</text:p>
          </table:table-cell>
          <table:table-cell office:value-type="float" office:value="0.013458" calcext:value-type="float">
            <text:p>0.013458</text:p>
          </table:table-cell>
          <table:table-cell office:value-type="float" office:value="0.986542" calcext:value-type="float">
            <text:p>0.986542</text:p>
          </table:table-cell>
          <table:table-cell office:value-type="float" office:value="1" calcext:value-type="float">
            <text:p>1</text:p>
          </table:table-cell>
          <table:table-cell office:value-type="float" office:value="1.40467" calcext:value-type="float">
            <text:p>1.40467</text:p>
          </table:table-cell>
        </table:table-row>
        <table:table-row table:style-name="ro1">
          <table:table-cell office:value-type="float" office:value="12.4601" calcext:value-type="float">
            <text:p>12.4601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988749" calcext:value-type="float">
            <text:p>0.988749</text:p>
          </table:table-cell>
          <table:table-cell office:value-type="float" office:value="1" calcext:value-type="float">
            <text:p>1</text:p>
          </table:table-cell>
          <table:table-cell office:value-type="float" office:value="1.40624" calcext:value-type="float">
            <text:p>1.40624</text:p>
          </table:table-cell>
        </table:table-row>
        <table:table-row table:style-name="ro1">
          <table:table-cell office:value-type="float" office:value="12.4701" calcext:value-type="float">
            <text:p>12.4701</text:p>
          </table:table-cell>
          <table:table-cell office:value-type="float" office:value="0.00923943" calcext:value-type="float">
            <text:p>0.00923943</text:p>
          </table:table-cell>
          <table:table-cell office:value-type="float" office:value="0.990761" calcext:value-type="float">
            <text:p>0.990761</text:p>
          </table:table-cell>
          <table:table-cell office:value-type="float" office:value="1" calcext:value-type="float">
            <text:p>1</text:p>
          </table:table-cell>
          <table:table-cell office:value-type="float" office:value="1.40767" calcext:value-type="float">
            <text:p>1.40767</text:p>
          </table:table-cell>
        </table:table-row>
        <table:table-row table:style-name="ro1">
          <table:table-cell office:value-type="float" office:value="12.4801" calcext:value-type="float">
            <text:p>12.4801</text:p>
          </table:table-cell>
          <table:table-cell office:value-type="float" office:value="0.00742417" calcext:value-type="float">
            <text:p>0.00742417</text:p>
          </table:table-cell>
          <table:table-cell office:value-type="float" office:value="0.992576" calcext:value-type="float">
            <text:p>0.992576</text:p>
          </table:table-cell>
          <table:table-cell office:value-type="float" office:value="1" calcext:value-type="float">
            <text:p>1</text:p>
          </table:table-cell>
          <table:table-cell office:value-type="float" office:value="1.40895" calcext:value-type="float">
            <text:p>1.40895</text:p>
          </table:table-cell>
        </table:table-row>
        <table:table-row table:style-name="ro1">
          <table:table-cell office:value-type="float" office:value="12.4901" calcext:value-type="float">
            <text:p>12.4901</text:p>
          </table:table-cell>
          <table:table-cell office:value-type="float" office:value="0.00580593" calcext:value-type="float">
            <text:p>0.00580593</text:p>
          </table:table-cell>
          <table:table-cell office:value-type="float" office:value="0.994194" calcext:value-type="float">
            <text:p>0.994194</text:p>
          </table:table-cell>
          <table:table-cell office:value-type="float" office:value="1" calcext:value-type="float">
            <text:p>1</text:p>
          </table:table-cell>
          <table:table-cell office:value-type="float" office:value="1.4101" calcext:value-type="float">
            <text:p>1.4101</text:p>
          </table:table-cell>
        </table:table-row>
        <table:table-row table:style-name="ro1">
          <table:table-cell office:value-type="float" office:value="12.5001" calcext:value-type="float">
            <text:p>12.5001</text:p>
          </table:table-cell>
          <table:table-cell office:value-type="float" office:value="0.00438537" calcext:value-type="float">
            <text:p>0.00438537</text:p>
          </table:table-cell>
          <table:table-cell office:value-type="float" office:value="0.995615" calcext:value-type="float">
            <text:p>0.995615</text:p>
          </table:table-cell>
          <table:table-cell office:value-type="float" office:value="1" calcext:value-type="float">
            <text:p>1</text:p>
          </table:table-cell>
          <table:table-cell office:value-type="float" office:value="1.41111" calcext:value-type="float">
            <text:p>1.41111</text:p>
          </table:table-cell>
        </table:table-row>
        <table:table-row table:style-name="ro1">
          <table:table-cell office:value-type="float" office:value="12.5101" calcext:value-type="float">
            <text:p>12.5101</text:p>
          </table:table-cell>
          <table:table-cell office:value-type="float" office:value="0.00316304" calcext:value-type="float">
            <text:p>0.00316304</text:p>
          </table:table-cell>
          <table:table-cell office:value-type="float" office:value="0.996837" calcext:value-type="float">
            <text:p>0.996837</text:p>
          </table:table-cell>
          <table:table-cell office:value-type="float" office:value="1" calcext:value-type="float">
            <text:p>1</text:p>
          </table:table-cell>
          <table:table-cell office:value-type="float" office:value="1.41198" calcext:value-type="float">
            <text:p>1.41198</text:p>
          </table:table-cell>
        </table:table-row>
        <table:table-row table:style-name="ro1">
          <table:table-cell office:value-type="float" office:value="12.5201" calcext:value-type="float">
            <text:p>12.5201</text:p>
          </table:table-cell>
          <table:table-cell office:value-type="float" office:value="0.00213944" calcext:value-type="float">
            <text:p>0.00213944</text:p>
          </table:table-cell>
          <table:table-cell office:value-type="float" office:value="0.997861" calcext:value-type="float">
            <text:p>0.997861</text:p>
          </table:table-cell>
          <table:table-cell office:value-type="float" office:value="1" calcext:value-type="float">
            <text:p>1</text:p>
          </table:table-cell>
          <table:table-cell office:value-type="float" office:value="1.4127" calcext:value-type="float">
            <text:p>1.4127</text:p>
          </table:table-cell>
        </table:table-row>
        <table:table-row table:style-name="ro1">
          <table:table-cell office:value-type="float" office:value="12.5301" calcext:value-type="float">
            <text:p>12.5301</text:p>
          </table:table-cell>
          <table:table-cell office:value-type="float" office:value="0.00131498" calcext:value-type="float">
            <text:p>0.00131498</text:p>
          </table:table-cell>
          <table:table-cell office:value-type="float" office:value="0.998685" calcext:value-type="float">
            <text:p>0.998685</text:p>
          </table:table-cell>
          <table:table-cell office:value-type="float" office:value="1" calcext:value-type="float">
            <text:p>1</text:p>
          </table:table-cell>
          <table:table-cell office:value-type="float" office:value="1.41328" calcext:value-type="float">
            <text:p>1.41328</text:p>
          </table:table-cell>
        </table:table-row>
        <table:table-row table:style-name="ro1">
          <table:table-cell office:value-type="float" office:value="12.5401" calcext:value-type="float">
            <text:p>12.5401</text:p>
          </table:table-cell>
          <table:table-cell office:value-type="float" office:value="0.000689986" calcext:value-type="float">
            <text:p>0.000689986</text:p>
          </table:table-cell>
          <table:table-cell office:value-type="float" office:value="0.99931" calcext:value-type="float">
            <text:p>0.99931</text:p>
          </table:table-cell>
          <table:table-cell office:value-type="float" office:value="1" calcext:value-type="float">
            <text:p>1</text:p>
          </table:table-cell>
          <table:table-cell office:value-type="float" office:value="1.41373" calcext:value-type="float">
            <text:p>1.41373</text:p>
          </table:table-cell>
        </table:table-row>
        <table:table-row table:style-name="ro1">
          <table:table-cell office:value-type="float" office:value="12.5501" calcext:value-type="float">
            <text:p>12.5501</text:p>
          </table:table-cell>
          <table:table-cell office:value-type="float" office:value="0.000264709" calcext:value-type="float">
            <text:p>0.000264709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1" calcext:value-type="float">
            <text:p>1</text:p>
          </table:table-cell>
          <table:table-cell office:value-type="float" office:value="1.41403" calcext:value-type="float">
            <text:p>1.41403</text:p>
          </table:table-cell>
        </table:table-row>
        <table:table-row table:style-name="ro1">
          <table:table-cell office:value-type="float" office:value="12.5601" calcext:value-type="float">
            <text:p>12.5601</text:p>
          </table:table-cell>
          <table:table-cell office:value-type="float" office:value="0.00003932" calcext:value-type="float">
            <text:p>0.00003932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1" calcext:value-type="float">
            <text:p>1</text:p>
          </table:table-cell>
          <table:table-cell office:value-type="float" office:value="1.41419" calcext:value-type="float">
            <text:p>1.41419</text:p>
          </table:table-cell>
        </table:table-row>
        <table:table-row table:style-name="ro1">
          <table:table-cell office:value-type="float" office:value="12.5701" calcext:value-type="float">
            <text:p>12.5701</text:p>
          </table:table-cell>
          <table:table-cell office:value-type="float" office:value="0.0000139083" calcext:value-type="float">
            <text:p>1.39083E-05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1" calcext:value-type="float">
            <text:p>1</text:p>
          </table:table-cell>
          <table:table-cell office:value-type="float" office:value="1.4142" calcext:value-type="float">
            <text:p>1.4142</text:p>
          </table:table-cell>
        </table:table-row>
        <table:table-row table:style-name="ro1">
          <table:table-cell office:value-type="float" office:value="12.5801" calcext:value-type="float">
            <text:p>12.5801</text:p>
          </table:table-cell>
          <table:table-cell office:value-type="float" office:value="0.000188484" calcext:value-type="float">
            <text:p>0.000188484</text:p>
          </table:table-cell>
          <table:table-cell office:value-type="float" office:value="0.999812" calcext:value-type="float">
            <text:p>0.999812</text:p>
          </table:table-cell>
          <table:table-cell office:value-type="float" office:value="1" calcext:value-type="float">
            <text:p>1</text:p>
          </table:table-cell>
          <table:table-cell office:value-type="float" office:value="1.41408" calcext:value-type="float">
            <text:p>1.41408</text:p>
          </table:table-cell>
        </table:table-row>
        <table:table-row table:style-name="ro1">
          <table:table-cell office:value-type="float" office:value="12.5901" calcext:value-type="float">
            <text:p>12.5901</text:p>
          </table:table-cell>
          <table:table-cell office:value-type="float" office:value="0.000562978" calcext:value-type="float">
            <text:p>0.000562978</text:p>
          </table:table-cell>
          <table:table-cell office:value-type="float" office:value="0.999437" calcext:value-type="float">
            <text:p>0.999437</text:p>
          </table:table-cell>
          <table:table-cell office:value-type="float" office:value="1" calcext:value-type="float">
            <text:p>1</text:p>
          </table:table-cell>
          <table:table-cell office:value-type="float" office:value="1.41382" calcext:value-type="float">
            <text:p>1.41382</text:p>
          </table:table-cell>
        </table:table-row>
        <table:table-row table:style-name="ro1">
          <table:table-cell office:value-type="float" office:value="12.6001" calcext:value-type="float">
            <text:p>12.6001</text:p>
          </table:table-cell>
          <table:table-cell office:value-type="float" office:value="0.00113724" calcext:value-type="float">
            <text:p>0.00113724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1" calcext:value-type="float">
            <text:p>1</text:p>
          </table:table-cell>
          <table:table-cell office:value-type="float" office:value="1.41341" calcext:value-type="float">
            <text:p>1.41341</text:p>
          </table:table-cell>
        </table:table-row>
        <table:table-row table:style-name="ro1">
          <table:table-cell office:value-type="float" office:value="12.6101" calcext:value-type="float">
            <text:p>12.6101</text:p>
          </table:table-cell>
          <table:table-cell office:value-type="float" office:value="0.00191104" calcext:value-type="float">
            <text:p>0.00191104</text:p>
          </table:table-cell>
          <table:table-cell office:value-type="float" office:value="0.998089" calcext:value-type="float">
            <text:p>0.998089</text:p>
          </table:table-cell>
          <table:table-cell office:value-type="float" office:value="1" calcext:value-type="float">
            <text:p>1</text:p>
          </table:table-cell>
          <table:table-cell office:value-type="float" office:value="1.41286" calcext:value-type="float">
            <text:p>1.41286</text:p>
          </table:table-cell>
        </table:table-row>
        <table:table-row table:style-name="ro1">
          <table:table-cell office:value-type="float" office:value="12.6201" calcext:value-type="float">
            <text:p>12.6201</text:p>
          </table:table-cell>
          <table:table-cell office:value-type="float" office:value="0.00288407" calcext:value-type="float">
            <text:p>0.00288407</text:p>
          </table:table-cell>
          <table:table-cell office:value-type="float" office:value="0.997116" calcext:value-type="float">
            <text:p>0.997116</text:p>
          </table:table-cell>
          <table:table-cell office:value-type="float" office:value="1" calcext:value-type="float">
            <text:p>1</text:p>
          </table:table-cell>
          <table:table-cell office:value-type="float" office:value="1.41217" calcext:value-type="float">
            <text:p>1.41217</text:p>
          </table:table-cell>
        </table:table-row>
        <table:table-row table:style-name="ro1">
          <table:table-cell office:value-type="float" office:value="12.6301" calcext:value-type="float">
            <text:p>12.6301</text:p>
          </table:table-cell>
          <table:table-cell office:value-type="float" office:value="0.00405594" calcext:value-type="float">
            <text:p>0.00405594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1" calcext:value-type="float">
            <text:p>1</text:p>
          </table:table-cell>
          <table:table-cell office:value-type="float" office:value="1.41134" calcext:value-type="float">
            <text:p>1.41134</text:p>
          </table:table-cell>
        </table:table-row>
        <table:table-row table:style-name="ro1">
          <table:table-cell office:value-type="float" office:value="12.6401" calcext:value-type="float">
            <text:p>12.6401</text:p>
          </table:table-cell>
          <table:table-cell office:value-type="float" office:value="0.00542618" calcext:value-type="float">
            <text:p>0.00542618</text:p>
          </table:table-cell>
          <table:table-cell office:value-type="float" office:value="0.994574" calcext:value-type="float">
            <text:p>0.994574</text:p>
          </table:table-cell>
          <table:table-cell office:value-type="float" office:value="1" calcext:value-type="float">
            <text:p>1</text:p>
          </table:table-cell>
          <table:table-cell office:value-type="float" office:value="1.41037" calcext:value-type="float">
            <text:p>1.41037</text:p>
          </table:table-cell>
        </table:table-row>
        <table:table-row table:style-name="ro1">
          <table:table-cell office:value-type="float" office:value="12.6501" calcext:value-type="float">
            <text:p>12.6501</text:p>
          </table:table-cell>
          <table:table-cell office:value-type="float" office:value="0.00699424" calcext:value-type="float">
            <text:p>0.00699424</text:p>
          </table:table-cell>
          <table:table-cell office:value-type="float" office:value="0.993006" calcext:value-type="float">
            <text:p>0.993006</text:p>
          </table:table-cell>
          <table:table-cell office:value-type="float" office:value="1" calcext:value-type="float">
            <text:p>1</text:p>
          </table:table-cell>
          <table:table-cell office:value-type="float" office:value="1.40926" calcext:value-type="float">
            <text:p>1.40926</text:p>
          </table:table-cell>
        </table:table-row>
        <table:table-row table:style-name="ro1">
          <table:table-cell office:value-type="float" office:value="12.6601" calcext:value-type="float">
            <text:p>12.6601</text:p>
          </table:table-cell>
          <table:table-cell office:value-type="float" office:value="0.0087595" calcext:value-type="float">
            <text:p>0.0087595</text:p>
          </table:table-cell>
          <table:table-cell office:value-type="float" office:value="0.99124" calcext:value-type="float">
            <text:p>0.99124</text:p>
          </table:table-cell>
          <table:table-cell office:value-type="float" office:value="1" calcext:value-type="float">
            <text:p>1</text:p>
          </table:table-cell>
          <table:table-cell office:value-type="float" office:value="1.40801" calcext:value-type="float">
            <text:p>1.40801</text:p>
          </table:table-cell>
        </table:table-row>
        <table:table-row table:style-name="ro1">
          <table:table-cell office:value-type="float" office:value="12.6701" calcext:value-type="float">
            <text:p>12.6701</text:p>
          </table:table-cell>
          <table:table-cell office:value-type="float" office:value="0.0107213" calcext:value-type="float">
            <text:p>0.0107213</text:p>
          </table:table-cell>
          <table:table-cell office:value-type="float" office:value="0.989279" calcext:value-type="float">
            <text:p>0.989279</text:p>
          </table:table-cell>
          <table:table-cell office:value-type="float" office:value="1" calcext:value-type="float">
            <text:p>1</text:p>
          </table:table-cell>
          <table:table-cell office:value-type="float" office:value="1.40661" calcext:value-type="float">
            <text:p>1.40661</text:p>
          </table:table-cell>
        </table:table-row>
        <table:table-row table:style-name="ro1">
          <table:table-cell office:value-type="float" office:value="12.6801" calcext:value-type="float">
            <text:p>12.6801</text:p>
          </table:table-cell>
          <table:table-cell office:value-type="float" office:value="0.0128787" calcext:value-type="float">
            <text:p>0.0128787</text:p>
          </table:table-cell>
          <table:table-cell office:value-type="float" office:value="0.987121" calcext:value-type="float">
            <text:p>0.987121</text:p>
          </table:table-cell>
          <table:table-cell office:value-type="float" office:value="1" calcext:value-type="float">
            <text:p>1</text:p>
          </table:table-cell>
          <table:table-cell office:value-type="float" office:value="1.40508" calcext:value-type="float">
            <text:p>1.40508</text:p>
          </table:table-cell>
        </table:table-row>
        <table:table-row table:style-name="ro1">
          <table:table-cell office:value-type="float" office:value="12.6901" calcext:value-type="float">
            <text:p>12.6901</text:p>
          </table:table-cell>
          <table:table-cell office:value-type="float" office:value="0.015231" calcext:value-type="float">
            <text:p>0.015231</text:p>
          </table:table-cell>
          <table:table-cell office:value-type="float" office:value="0.984769" calcext:value-type="float">
            <text:p>0.984769</text:p>
          </table:table-cell>
          <table:table-cell office:value-type="float" office:value="1" calcext:value-type="float">
            <text:p>1</text:p>
          </table:table-cell>
          <table:table-cell office:value-type="float" office:value="1.4034" calcext:value-type="float">
            <text:p>1.4034</text:p>
          </table:table-cell>
        </table:table-row>
        <table:table-row table:style-name="ro1">
          <table:table-cell office:value-type="float" office:value="12.7001" calcext:value-type="float">
            <text:p>12.7001</text:p>
          </table:table-cell>
          <table:table-cell office:value-type="float" office:value="0.0177772" calcext:value-type="float">
            <text:p>0.0177772</text:p>
          </table:table-cell>
          <table:table-cell office:value-type="float" office:value="0.982223" calcext:value-type="float">
            <text:p>0.982223</text:p>
          </table:table-cell>
          <table:table-cell office:value-type="float" office:value="1" calcext:value-type="float">
            <text:p>1</text:p>
          </table:table-cell>
          <table:table-cell office:value-type="float" office:value="1.40159" calcext:value-type="float">
            <text:p>1.40159</text:p>
          </table:table-cell>
        </table:table-row>
        <table:table-row table:style-name="ro1">
          <table:table-cell office:value-type="float" office:value="12.7101" calcext:value-type="float">
            <text:p>12.7101</text:p>
          </table:table-cell>
          <table:table-cell office:value-type="float" office:value="0.0205163" calcext:value-type="float">
            <text:p>0.0205163</text:p>
          </table:table-cell>
          <table:table-cell office:value-type="float" office:value="0.979484" calcext:value-type="float">
            <text:p>0.979484</text:p>
          </table:table-cell>
          <table:table-cell office:value-type="float" office:value="1" calcext:value-type="float">
            <text:p>1</text:p>
          </table:table-cell>
          <table:table-cell office:value-type="float" office:value="1.39963" calcext:value-type="float">
            <text:p>1.39963</text:p>
          </table:table-cell>
        </table:table-row>
        <table:table-row table:style-name="ro1">
          <table:table-cell office:value-type="float" office:value="12.7201" calcext:value-type="float">
            <text:p>12.7201</text:p>
          </table:table-cell>
          <table:table-cell office:value-type="float" office:value="0.0234471" calcext:value-type="float">
            <text:p>0.0234471</text:p>
          </table:table-cell>
          <table:table-cell office:value-type="float" office:value="0.976553" calcext:value-type="float">
            <text:p>0.976553</text:p>
          </table:table-cell>
          <table:table-cell office:value-type="float" office:value="1" calcext:value-type="float">
            <text:p>1</text:p>
          </table:table-cell>
          <table:table-cell office:value-type="float" office:value="1.39754" calcext:value-type="float">
            <text:p>1.39754</text:p>
          </table:table-cell>
        </table:table-row>
        <table:table-row table:style-name="ro1">
          <table:table-cell office:value-type="float" office:value="12.7301" calcext:value-type="float">
            <text:p>12.7301</text:p>
          </table:table-cell>
          <table:table-cell office:value-type="float" office:value="0.0265686" calcext:value-type="float">
            <text:p>0.0265686</text:p>
          </table:table-cell>
          <table:table-cell office:value-type="float" office:value="0.973431" calcext:value-type="float">
            <text:p>0.973431</text:p>
          </table:table-cell>
          <table:table-cell office:value-type="float" office:value="1" calcext:value-type="float">
            <text:p>1</text:p>
          </table:table-cell>
          <table:table-cell office:value-type="float" office:value="1.3953" calcext:value-type="float">
            <text:p>1.3953</text:p>
          </table:table-cell>
        </table:table-row>
        <table:table-row table:style-name="ro1">
          <table:table-cell office:value-type="float" office:value="12.7401" calcext:value-type="float">
            <text:p>12.7401</text:p>
          </table:table-cell>
          <table:table-cell office:value-type="float" office:value="0.0298795" calcext:value-type="float">
            <text:p>0.0298795</text:p>
          </table:table-cell>
          <table:table-cell office:value-type="float" office:value="0.970121" calcext:value-type="float">
            <text:p>0.970121</text:p>
          </table:table-cell>
          <table:table-cell office:value-type="float" office:value="1" calcext:value-type="float">
            <text:p>1</text:p>
          </table:table-cell>
          <table:table-cell office:value-type="float" office:value="1.39293" calcext:value-type="float">
            <text:p>1.39293</text:p>
          </table:table-cell>
        </table:table-row>
        <table:table-row table:style-name="ro1">
          <table:table-cell office:value-type="float" office:value="12.7501" calcext:value-type="float">
            <text:p>12.7501</text:p>
          </table:table-cell>
          <table:table-cell office:value-type="float" office:value="0.0333784" calcext:value-type="float">
            <text:p>0.0333784</text:p>
          </table:table-cell>
          <table:table-cell office:value-type="float" office:value="0.966622" calcext:value-type="float">
            <text:p>0.966622</text:p>
          </table:table-cell>
          <table:table-cell office:value-type="float" office:value="1" calcext:value-type="float">
            <text:p>1</text:p>
          </table:table-cell>
          <table:table-cell office:value-type="float" office:value="1.39041" calcext:value-type="float">
            <text:p>1.39041</text:p>
          </table:table-cell>
        </table:table-row>
        <table:table-row table:style-name="ro1">
          <table:table-cell office:value-type="float" office:value="12.7601" calcext:value-type="float">
            <text:p>12.7601</text:p>
          </table:table-cell>
          <table:table-cell office:value-type="float" office:value="0.0370639" calcext:value-type="float">
            <text:p>0.0370639</text:p>
          </table:table-cell>
          <table:table-cell office:value-type="float" office:value="0.962936" calcext:value-type="float">
            <text:p>0.962936</text:p>
          </table:table-cell>
          <table:table-cell office:value-type="float" office:value="1" calcext:value-type="float">
            <text:p>1</text:p>
          </table:table-cell>
          <table:table-cell office:value-type="float" office:value="1.38776" calcext:value-type="float">
            <text:p>1.38776</text:p>
          </table:table-cell>
        </table:table-row>
        <table:table-row table:style-name="ro1">
          <table:table-cell office:value-type="float" office:value="12.7701" calcext:value-type="float">
            <text:p>12.7701</text:p>
          </table:table-cell>
          <table:table-cell office:value-type="float" office:value="0.0409346" calcext:value-type="float">
            <text:p>0.0409346</text:p>
          </table:table-cell>
          <table:table-cell office:value-type="float" office:value="0.959065" calcext:value-type="float">
            <text:p>0.959065</text:p>
          </table:table-cell>
          <table:table-cell office:value-type="float" office:value="1" calcext:value-type="float">
            <text:p>1</text:p>
          </table:table-cell>
          <table:table-cell office:value-type="float" office:value="1.38497" calcext:value-type="float">
            <text:p>1.38497</text:p>
          </table:table-cell>
        </table:table-row>
        <table:table-row table:style-name="ro1">
          <table:table-cell office:value-type="float" office:value="12.7801" calcext:value-type="float">
            <text:p>12.7801</text:p>
          </table:table-cell>
          <table:table-cell office:value-type="float" office:value="0.0449889" calcext:value-type="float">
            <text:p>0.0449889</text:p>
          </table:table-cell>
          <table:table-cell office:value-type="float" office:value="0.955011" calcext:value-type="float">
            <text:p>0.955011</text:p>
          </table:table-cell>
          <table:table-cell office:value-type="float" office:value="1" calcext:value-type="float">
            <text:p>1</text:p>
          </table:table-cell>
          <table:table-cell office:value-type="float" office:value="1.38204" calcext:value-type="float">
            <text:p>1.38204</text:p>
          </table:table-cell>
        </table:table-row>
        <table:table-row table:style-name="ro1">
          <table:table-cell office:value-type="float" office:value="12.7901" calcext:value-type="float">
            <text:p>12.7901</text:p>
          </table:table-cell>
          <table:table-cell office:value-type="float" office:value="0.0492252" calcext:value-type="float">
            <text:p>0.0492252</text:p>
          </table:table-cell>
          <table:table-cell office:value-type="float" office:value="0.950775" calcext:value-type="float">
            <text:p>0.950775</text:p>
          </table:table-cell>
          <table:table-cell office:value-type="float" office:value="1" calcext:value-type="float">
            <text:p>1</text:p>
          </table:table-cell>
          <table:table-cell office:value-type="float" office:value="1.37897" calcext:value-type="float">
            <text:p>1.37897</text:p>
          </table:table-cell>
        </table:table-row>
        <table:table-row table:style-name="ro1">
          <table:table-cell office:value-type="float" office:value="12.8001" calcext:value-type="float">
            <text:p>12.8001</text:p>
          </table:table-cell>
          <table:table-cell office:value-type="float" office:value="0.0536419" calcext:value-type="float">
            <text:p>0.0536419</text:p>
          </table:table-cell>
          <table:table-cell office:value-type="float" office:value="0.946358" calcext:value-type="float">
            <text:p>0.946358</text:p>
          </table:table-cell>
          <table:table-cell office:value-type="float" office:value="1" calcext:value-type="float">
            <text:p>1</text:p>
          </table:table-cell>
          <table:table-cell office:value-type="float" office:value="1.37576" calcext:value-type="float">
            <text:p>1.37576</text:p>
          </table:table-cell>
        </table:table-row>
        <table:table-row table:style-name="ro1">
          <table:table-cell office:value-type="float" office:value="12.8101" calcext:value-type="float">
            <text:p>12.8101</text:p>
          </table:table-cell>
          <table:table-cell office:value-type="float" office:value="0.058237" calcext:value-type="float">
            <text:p>0.058237</text:p>
          </table:table-cell>
          <table:table-cell office:value-type="float" office:value="0.941763" calcext:value-type="float">
            <text:p>0.941763</text:p>
          </table:table-cell>
          <table:table-cell office:value-type="float" office:value="1" calcext:value-type="float">
            <text:p>1</text:p>
          </table:table-cell>
          <table:table-cell office:value-type="float" office:value="1.37242" calcext:value-type="float">
            <text:p>1.37242</text:p>
          </table:table-cell>
        </table:table-row>
        <table:table-row table:style-name="ro1">
          <table:table-cell office:value-type="float" office:value="12.8201" calcext:value-type="float">
            <text:p>12.8201</text:p>
          </table:table-cell>
          <table:table-cell office:value-type="float" office:value="0.0630089" calcext:value-type="float">
            <text:p>0.0630089</text:p>
          </table:table-cell>
          <table:table-cell office:value-type="float" office:value="0.936991" calcext:value-type="float">
            <text:p>0.936991</text:p>
          </table:table-cell>
          <table:table-cell office:value-type="float" office:value="1" calcext:value-type="float">
            <text:p>1</text:p>
          </table:table-cell>
          <table:table-cell office:value-type="float" office:value="1.36893" calcext:value-type="float">
            <text:p>1.36893</text:p>
          </table:table-cell>
        </table:table-row>
        <table:table-row table:style-name="ro1">
          <table:table-cell office:value-type="float" office:value="12.8301" calcext:value-type="float">
            <text:p>12.8301</text:p>
          </table:table-cell>
          <table:table-cell office:value-type="float" office:value="0.0679555" calcext:value-type="float">
            <text:p>0.0679555</text:p>
          </table:table-cell>
          <table:table-cell office:value-type="float" office:value="0.932044" calcext:value-type="float">
            <text:p>0.932044</text:p>
          </table:table-cell>
          <table:table-cell office:value-type="float" office:value="1" calcext:value-type="float">
            <text:p>1</text:p>
          </table:table-cell>
          <table:table-cell office:value-type="float" office:value="1.36532" calcext:value-type="float">
            <text:p>1.36532</text:p>
          </table:table-cell>
        </table:table-row>
        <table:table-row table:style-name="ro1">
          <table:table-cell office:value-type="float" office:value="12.8401" calcext:value-type="float">
            <text:p>12.8401</text:p>
          </table:table-cell>
          <table:table-cell office:value-type="float" office:value="0.073075" calcext:value-type="float">
            <text:p>0.073075</text:p>
          </table:table-cell>
          <table:table-cell office:value-type="float" office:value="0.926925" calcext:value-type="float">
            <text:p>0.926925</text:p>
          </table:table-cell>
          <table:table-cell office:value-type="float" office:value="1" calcext:value-type="float">
            <text:p>1</text:p>
          </table:table-cell>
          <table:table-cell office:value-type="float" office:value="1.36156" calcext:value-type="float">
            <text:p>1.36156</text:p>
          </table:table-cell>
        </table:table-row>
        <table:table-row table:style-name="ro1">
          <table:table-cell office:value-type="float" office:value="12.8501" calcext:value-type="float">
            <text:p>12.8501</text:p>
          </table:table-cell>
          <table:table-cell office:value-type="float" office:value="0.0783652" calcext:value-type="float">
            <text:p>0.0783652</text:p>
          </table:table-cell>
          <table:table-cell office:value-type="float" office:value="0.921635" calcext:value-type="float">
            <text:p>0.921635</text:p>
          </table:table-cell>
          <table:table-cell office:value-type="float" office:value="1" calcext:value-type="float">
            <text:p>1</text:p>
          </table:table-cell>
          <table:table-cell office:value-type="float" office:value="1.35767" calcext:value-type="float">
            <text:p>1.35767</text:p>
          </table:table-cell>
        </table:table-row>
        <table:table-row table:style-name="ro1">
          <table:table-cell office:value-type="float" office:value="12.8601" calcext:value-type="float">
            <text:p>12.8601</text:p>
          </table:table-cell>
          <table:table-cell office:value-type="float" office:value="0.0838241" calcext:value-type="float">
            <text:p>0.083824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1" calcext:value-type="float">
            <text:p>1</text:p>
          </table:table-cell>
          <table:table-cell office:value-type="float" office:value="1.35364" calcext:value-type="float">
            <text:p>1.35364</text:p>
          </table:table-cell>
        </table:table-row>
        <table:table-row table:style-name="ro1">
          <table:table-cell office:value-type="float" office:value="12.8701" calcext:value-type="float">
            <text:p>12.8701</text:p>
          </table:table-cell>
          <table:table-cell office:value-type="float" office:value="0.0894494" calcext:value-type="float">
            <text:p>0.0894494</text:p>
          </table:table-cell>
          <table:table-cell office:value-type="float" office:value="0.910551" calcext:value-type="float">
            <text:p>0.910551</text:p>
          </table:table-cell>
          <table:table-cell office:value-type="float" office:value="1" calcext:value-type="float">
            <text:p>1</text:p>
          </table:table-cell>
          <table:table-cell office:value-type="float" office:value="1.34948" calcext:value-type="float">
            <text:p>1.34948</text:p>
          </table:table-cell>
        </table:table-row>
        <table:table-row table:style-name="ro1">
          <table:table-cell office:value-type="float" office:value="12.8801" calcext:value-type="float">
            <text:p>12.8801</text:p>
          </table:table-cell>
          <table:table-cell office:value-type="float" office:value="0.095239" calcext:value-type="float">
            <text:p>0.095239</text:p>
          </table:table-cell>
          <table:table-cell office:value-type="float" office:value="0.904761" calcext:value-type="float">
            <text:p>0.904761</text:p>
          </table:table-cell>
          <table:table-cell office:value-type="float" office:value="1" calcext:value-type="float">
            <text:p>1</text:p>
          </table:table-cell>
          <table:table-cell office:value-type="float" office:value="1.34518" calcext:value-type="float">
            <text:p>1.34518</text:p>
          </table:table-cell>
        </table:table-row>
        <table:table-row table:style-name="ro1">
          <table:table-cell office:value-type="float" office:value="12.8901" calcext:value-type="float">
            <text:p>12.8901</text:p>
          </table:table-cell>
          <table:table-cell office:value-type="float" office:value="0.10119" calcext:value-type="float">
            <text:p>0.10119</text:p>
          </table:table-cell>
          <table:table-cell office:value-type="float" office:value="0.89881" calcext:value-type="float">
            <text:p>0.89881</text:p>
          </table:table-cell>
          <table:table-cell office:value-type="float" office:value="1" calcext:value-type="float">
            <text:p>1</text:p>
          </table:table-cell>
          <table:table-cell office:value-type="float" office:value="1.34075" calcext:value-type="float">
            <text:p>1.34075</text:p>
          </table:table-cell>
        </table:table-row>
        <table:table-row table:style-name="ro1">
          <table:table-cell office:value-type="float" office:value="12.9001" calcext:value-type="float">
            <text:p>12.9001</text:p>
          </table:table-cell>
          <table:table-cell office:value-type="float" office:value="0.107301" calcext:value-type="float">
            <text:p>0.107301</text:p>
          </table:table-cell>
          <table:table-cell office:value-type="float" office:value="0.892699" calcext:value-type="float">
            <text:p>0.892699</text:p>
          </table:table-cell>
          <table:table-cell office:value-type="float" office:value="1" calcext:value-type="float">
            <text:p>1</text:p>
          </table:table-cell>
          <table:table-cell office:value-type="float" office:value="1.33619" calcext:value-type="float">
            <text:p>1.33619</text:p>
          </table:table-cell>
        </table:table-row>
        <table:table-row table:style-name="ro1">
          <table:table-cell office:value-type="float" office:value="12.9101" calcext:value-type="float">
            <text:p>12.9101</text:p>
          </table:table-cell>
          <table:table-cell office:value-type="float" office:value="0.113569" calcext:value-type="float">
            <text:p>0.113569</text:p>
          </table:table-cell>
          <table:table-cell office:value-type="float" office:value="0.886431" calcext:value-type="float">
            <text:p>0.886431</text:p>
          </table:table-cell>
          <table:table-cell office:value-type="float" office:value="1" calcext:value-type="float">
            <text:p>1</text:p>
          </table:table-cell>
          <table:table-cell office:value-type="float" office:value="1.33149" calcext:value-type="float">
            <text:p>1.33149</text:p>
          </table:table-cell>
        </table:table-row>
        <table:table-row table:style-name="ro1">
          <table:table-cell office:value-type="float" office:value="12.9201" calcext:value-type="float">
            <text:p>12.9201</text:p>
          </table:table-cell>
          <table:table-cell office:value-type="float" office:value="0.119992" calcext:value-type="float">
            <text:p>0.119992</text:p>
          </table:table-cell>
          <table:table-cell office:value-type="float" office:value="0.880008" calcext:value-type="float">
            <text:p>0.880008</text:p>
          </table:table-cell>
          <table:table-cell office:value-type="float" office:value="1" calcext:value-type="float">
            <text:p>1</text:p>
          </table:table-cell>
          <table:table-cell office:value-type="float" office:value="1.32666" calcext:value-type="float">
            <text:p>1.32666</text:p>
          </table:table-cell>
        </table:table-row>
        <table:table-row table:style-name="ro1">
          <table:table-cell office:value-type="float" office:value="12.9301" calcext:value-type="float">
            <text:p>12.9301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0.873433" calcext:value-type="float">
            <text:p>0.873433</text:p>
          </table:table-cell>
          <table:table-cell office:value-type="float" office:value="1" calcext:value-type="float">
            <text:p>1</text:p>
          </table:table-cell>
          <table:table-cell office:value-type="float" office:value="1.32169" calcext:value-type="float">
            <text:p>1.32169</text:p>
          </table:table-cell>
        </table:table-row>
        <table:table-row table:style-name="ro1">
          <table:table-cell office:value-type="float" office:value="12.9401" calcext:value-type="float">
            <text:p>12.9401</text:p>
          </table:table-cell>
          <table:table-cell office:value-type="float" office:value="0.133291" calcext:value-type="float">
            <text:p>0.133291</text:p>
          </table:table-cell>
          <table:table-cell office:value-type="float" office:value="0.866709" calcext:value-type="float">
            <text:p>0.866709</text:p>
          </table:table-cell>
          <table:table-cell office:value-type="float" office:value="1" calcext:value-type="float">
            <text:p>1</text:p>
          </table:table-cell>
          <table:table-cell office:value-type="float" office:value="1.31659" calcext:value-type="float">
            <text:p>1.31659</text:p>
          </table:table-cell>
        </table:table-row>
        <table:table-row table:style-name="ro1">
          <table:table-cell office:value-type="float" office:value="12.9501" calcext:value-type="float">
            <text:p>12.9501</text:p>
          </table:table-cell>
          <table:table-cell office:value-type="float" office:value="0.140161" calcext:value-type="float">
            <text:p>0.140161</text:p>
          </table:table-cell>
          <table:table-cell office:value-type="float" office:value="0.859839" calcext:value-type="float">
            <text:p>0.859839</text:p>
          </table:table-cell>
          <table:table-cell office:value-type="float" office:value="1" calcext:value-type="float">
            <text:p>1</text:p>
          </table:table-cell>
          <table:table-cell office:value-type="float" office:value="1.31136" calcext:value-type="float">
            <text:p>1.31136</text:p>
          </table:table-cell>
        </table:table-row>
        <table:table-row table:style-name="ro1">
          <table:table-cell office:value-type="float" office:value="12.9601" calcext:value-type="float">
            <text:p>12.9601</text:p>
          </table:table-cell>
          <table:table-cell office:value-type="float" office:value="0.147176" calcext:value-type="float">
            <text:p>0.147176</text:p>
          </table:table-cell>
          <table:table-cell office:value-type="float" office:value="0.852824" calcext:value-type="float">
            <text:p>0.852824</text:p>
          </table:table-cell>
          <table:table-cell office:value-type="float" office:value="1" calcext:value-type="float">
            <text:p>1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float" office:value="12.9701" calcext:value-type="float">
            <text:p>12.9701</text:p>
          </table:table-cell>
          <table:table-cell office:value-type="float" office:value="0.154332" calcext:value-type="float">
            <text:p>0.154332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1" calcext:value-type="float">
            <text:p>1</text:p>
          </table:table-cell>
          <table:table-cell office:value-type="float" office:value="1.30051" calcext:value-type="float">
            <text:p>1.30051</text:p>
          </table:table-cell>
        </table:table-row>
        <table:table-row table:style-name="ro1">
          <table:table-cell office:value-type="float" office:value="12.9801" calcext:value-type="float">
            <text:p>12.9801</text:p>
          </table:table-cell>
          <table:table-cell office:value-type="float" office:value="0.161626" calcext:value-type="float">
            <text:p>0.161626</text:p>
          </table:table-cell>
          <table:table-cell office:value-type="float" office:value="0.838374" calcext:value-type="float">
            <text:p>0.838374</text:p>
          </table:table-cell>
          <table:table-cell office:value-type="float" office:value="1" calcext:value-type="float">
            <text:p>1</text:p>
          </table:table-cell>
          <table:table-cell office:value-type="float" office:value="1.29489" calcext:value-type="float">
            <text:p>1.29489</text:p>
          </table:table-cell>
        </table:table-row>
        <table:table-row table:style-name="ro1">
          <table:table-cell office:value-type="float" office:value="12.9901" calcext:value-type="float">
            <text:p>12.9901</text:p>
          </table:table-cell>
          <table:table-cell office:value-type="float" office:value="0.169055" calcext:value-type="float">
            <text:p>0.169055</text:p>
          </table:table-cell>
          <table:table-cell office:value-type="float" office:value="0.830945" calcext:value-type="float">
            <text:p>0.830945</text:p>
          </table:table-cell>
          <table:table-cell office:value-type="float" office:value="1" calcext:value-type="float">
            <text:p>1</text:p>
          </table:table-cell>
          <table:table-cell office:value-type="float" office:value="1.28914" calcext:value-type="float">
            <text:p>1.28914</text:p>
          </table:table-cell>
        </table:table-row>
        <table:table-row table:style-name="ro1">
          <table:table-cell office:value-type="float" office:value="13.0001" calcext:value-type="float">
            <text:p>13.0001</text:p>
          </table:table-cell>
          <table:table-cell office:value-type="float" office:value="0.176617" calcext:value-type="float">
            <text:p>0.176617</text:p>
          </table:table-cell>
          <table:table-cell office:value-type="float" office:value="0.823383" calcext:value-type="float">
            <text:p>0.823383</text:p>
          </table:table-cell>
          <table:table-cell office:value-type="float" office:value="1" calcext:value-type="float">
            <text:p>1</text:p>
          </table:table-cell>
          <table:table-cell office:value-type="float" office:value="1.28326" calcext:value-type="float">
            <text:p>1.28326</text:p>
          </table:table-cell>
        </table:table-row>
        <table:table-row table:style-name="ro1">
          <table:table-cell office:value-type="float" office:value="13.0101" calcext:value-type="float">
            <text:p>13.0101</text:p>
          </table:table-cell>
          <table:table-cell office:value-type="float" office:value="0.184308" calcext:value-type="float">
            <text:p>0.184308</text:p>
          </table:table-cell>
          <table:table-cell office:value-type="float" office:value="0.815692" calcext:value-type="float">
            <text:p>0.815692</text:p>
          </table:table-cell>
          <table:table-cell office:value-type="float" office:value="1" calcext:value-type="float">
            <text:p>1</text:p>
          </table:table-cell>
          <table:table-cell office:value-type="float" office:value="1.27726" calcext:value-type="float">
            <text:p>1.27726</text:p>
          </table:table-cell>
        </table:table-row>
        <table:table-row table:style-name="ro1">
          <table:table-cell office:value-type="float" office:value="13.0201" calcext:value-type="float">
            <text:p>13.0201</text:p>
          </table:table-cell>
          <table:table-cell office:value-type="float" office:value="0.192125" calcext:value-type="float">
            <text:p>0.192125</text:p>
          </table:table-cell>
          <table:table-cell office:value-type="float" office:value="0.807875" calcext:value-type="float">
            <text:p>0.807875</text:p>
          </table:table-cell>
          <table:table-cell office:value-type="float" office:value="1" calcext:value-type="float">
            <text:p>1</text:p>
          </table:table-cell>
          <table:table-cell office:value-type="float" office:value="1.27112" calcext:value-type="float">
            <text:p>1.27112</text:p>
          </table:table-cell>
        </table:table-row>
        <table:table-row table:style-name="ro1">
          <table:table-cell office:value-type="float" office:value="13.0301" calcext:value-type="float">
            <text:p>13.0301</text:p>
          </table:table-cell>
          <table:table-cell office:value-type="float" office:value="0.200065" calcext:value-type="float">
            <text:p>0.200065</text:p>
          </table:table-cell>
          <table:table-cell office:value-type="float" office:value="0.799935" calcext:value-type="float">
            <text:p>0.799935</text:p>
          </table:table-cell>
          <table:table-cell office:value-type="float" office:value="1" calcext:value-type="float">
            <text:p>1</text:p>
          </table:table-cell>
          <table:table-cell office:value-type="float" office:value="1.26486" calcext:value-type="float">
            <text:p>1.26486</text:p>
          </table:table-cell>
        </table:table-row>
        <table:table-row table:style-name="ro1">
          <table:table-cell office:value-type="float" office:value="13.0401" calcext:value-type="float">
            <text:p>13.0401</text:p>
          </table:table-cell>
          <table:table-cell office:value-type="float" office:value="0.208126" calcext:value-type="float">
            <text:p>0.208126</text:p>
          </table:table-cell>
          <table:table-cell office:value-type="float" office:value="0.791874" calcext:value-type="float">
            <text:p>0.791874</text:p>
          </table:table-cell>
          <table:table-cell office:value-type="float" office:value="1" calcext:value-type="float">
            <text:p>1</text:p>
          </table:table-cell>
          <table:table-cell office:value-type="float" office:value="1.25847" calcext:value-type="float">
            <text:p>1.25847</text:p>
          </table:table-cell>
        </table:table-row>
        <table:table-row table:style-name="ro1">
          <table:table-cell office:value-type="float" office:value="13.0501" calcext:value-type="float">
            <text:p>13.0501</text:p>
          </table:table-cell>
          <table:table-cell office:value-type="float" office:value="0.216303" calcext:value-type="float">
            <text:p>0.216303</text:p>
          </table:table-cell>
          <table:table-cell office:value-type="float" office:value="0.783697" calcext:value-type="float">
            <text:p>0.783697</text:p>
          </table:table-cell>
          <table:table-cell office:value-type="float" office:value="1" calcext:value-type="float">
            <text:p>1</text:p>
          </table:table-cell>
          <table:table-cell office:value-type="float" office:value="1.25196" calcext:value-type="float">
            <text:p>1.25196</text:p>
          </table:table-cell>
        </table:table-row>
        <table:table-row table:style-name="ro1">
          <table:table-cell office:value-type="float" office:value="13.0601" calcext:value-type="float">
            <text:p>13.0601</text:p>
          </table:table-cell>
          <table:table-cell office:value-type="float" office:value="0.224594" calcext:value-type="float">
            <text:p>0.224594</text:p>
          </table:table-cell>
          <table:table-cell office:value-type="float" office:value="0.775406" calcext:value-type="float">
            <text:p>0.775406</text:p>
          </table:table-cell>
          <table:table-cell office:value-type="float" office:value="1" calcext:value-type="float">
            <text:p>1</text:p>
          </table:table-cell>
          <table:table-cell office:value-type="float" office:value="1.24532" calcext:value-type="float">
            <text:p>1.24532</text:p>
          </table:table-cell>
        </table:table-row>
        <table:table-row table:style-name="ro1">
          <table:table-cell office:value-type="float" office:value="13.0701" calcext:value-type="float">
            <text:p>13.0701</text:p>
          </table:table-cell>
          <table:table-cell office:value-type="float" office:value="0.232995" calcext:value-type="float">
            <text:p>0.232995</text:p>
          </table:table-cell>
          <table:table-cell office:value-type="float" office:value="0.767005" calcext:value-type="float">
            <text:p>0.767005</text:p>
          </table:table-cell>
          <table:table-cell office:value-type="float" office:value="1" calcext:value-type="float">
            <text:p>1</text:p>
          </table:table-cell>
          <table:table-cell office:value-type="float" office:value="1.23855" calcext:value-type="float">
            <text:p>1.23855</text:p>
          </table:table-cell>
        </table:table-row>
        <table:table-row table:style-name="ro1">
          <table:table-cell office:value-type="float" office:value="13.0801" calcext:value-type="float">
            <text:p>13.0801</text:p>
          </table:table-cell>
          <table:table-cell office:value-type="float" office:value="0.241502" calcext:value-type="float">
            <text:p>0.241502</text:p>
          </table:table-cell>
          <table:table-cell office:value-type="float" office:value="0.758498" calcext:value-type="float">
            <text:p>0.758498</text:p>
          </table:table-cell>
          <table:table-cell office:value-type="float" office:value="1" calcext:value-type="float">
            <text:p>1</text:p>
          </table:table-cell>
          <table:table-cell office:value-type="float" office:value="1.23166" calcext:value-type="float">
            <text:p>1.23166</text:p>
          </table:table-cell>
        </table:table-row>
        <table:table-row table:style-name="ro1">
          <table:table-cell office:value-type="float" office:value="13.0901" calcext:value-type="float">
            <text:p>13.0901</text:p>
          </table:table-cell>
          <table:table-cell office:value-type="float" office:value="0.250113" calcext:value-type="float">
            <text:p>0.250113</text:p>
          </table:table-cell>
          <table:table-cell office:value-type="float" office:value="0.749887" calcext:value-type="float">
            <text:p>0.749887</text:p>
          </table:table-cell>
          <table:table-cell office:value-type="float" office:value="1" calcext:value-type="float">
            <text:p>1</text:p>
          </table:table-cell>
          <table:table-cell office:value-type="float" office:value="1.22465" calcext:value-type="float">
            <text:p>1.22465</text:p>
          </table:table-cell>
        </table:table-row>
        <table:table-row table:style-name="ro1">
          <table:table-cell office:value-type="float" office:value="13.1001" calcext:value-type="float">
            <text:p>13.1001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1" calcext:value-type="float">
            <text:p>1</text:p>
          </table:table-cell>
          <table:table-cell office:value-type="float" office:value="1.21752" calcext:value-type="float">
            <text:p>1.21752</text:p>
          </table:table-cell>
        </table:table-row>
        <table:table-row table:style-name="ro1">
          <table:table-cell office:value-type="float" office:value="13.1101" calcext:value-type="float">
            <text:p>13.1101</text:p>
          </table:table-cell>
          <table:table-cell office:value-type="float" office:value="0.267632" calcext:value-type="float">
            <text:p>0.267632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1" calcext:value-type="float">
            <text:p>1</text:p>
          </table:table-cell>
          <table:table-cell office:value-type="float" office:value="1.21026" calcext:value-type="float">
            <text:p>1.21026</text:p>
          </table:table-cell>
        </table:table-row>
        <table:table-row table:style-name="ro1">
          <table:table-cell office:value-type="float" office:value="13.1201" calcext:value-type="float">
            <text:p>13.1201</text:p>
          </table:table-cell>
          <table:table-cell office:value-type="float" office:value="0.276532" calcext:value-type="float">
            <text:p>0.276532</text:p>
          </table:table-cell>
          <table:table-cell office:value-type="float" office:value="0.723468" calcext:value-type="float">
            <text:p>0.723468</text:p>
          </table:table-cell>
          <table:table-cell office:value-type="float" office:value="1" calcext:value-type="float">
            <text:p>1</text:p>
          </table:table-cell>
          <table:table-cell office:value-type="float" office:value="1.20289" calcext:value-type="float">
            <text:p>1.20289</text:p>
          </table:table-cell>
        </table:table-row>
        <table:table-row table:style-name="ro1">
          <table:table-cell office:value-type="float" office:value="13.1301" calcext:value-type="float">
            <text:p>13.1301</text:p>
          </table:table-cell>
          <table:table-cell office:value-type="float" office:value="0.285522" calcext:value-type="float">
            <text:p>0.285522</text:p>
          </table:table-cell>
          <table:table-cell office:value-type="float" office:value="0.714478" calcext:value-type="float">
            <text:p>0.714478</text:p>
          </table:table-cell>
          <table:table-cell office:value-type="float" office:value="1" calcext:value-type="float">
            <text:p>1</text:p>
          </table:table-cell>
          <table:table-cell office:value-type="float" office:value="1.19539" calcext:value-type="float">
            <text:p>1.19539</text:p>
          </table:table-cell>
        </table:table-row>
        <table:table-row table:style-name="ro1">
          <table:table-cell office:value-type="float" office:value="13.1401" calcext:value-type="float">
            <text:p>13.1401</text:p>
          </table:table-cell>
          <table:table-cell office:value-type="float" office:value="0.294597" calcext:value-type="float">
            <text:p>0.294597</text:p>
          </table:table-cell>
          <table:table-cell office:value-type="float" office:value="0.705403" calcext:value-type="float">
            <text:p>0.705403</text:p>
          </table:table-cell>
          <table:table-cell office:value-type="float" office:value="1" calcext:value-type="float">
            <text:p>1</text:p>
          </table:table-cell>
          <table:table-cell office:value-type="float" office:value="1.18777" calcext:value-type="float">
            <text:p>1.18777</text:p>
          </table:table-cell>
        </table:table-row>
        <table:table-row table:style-name="ro1">
          <table:table-cell office:value-type="float" office:value="13.1501" calcext:value-type="float">
            <text:p>13.1501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0.696245" calcext:value-type="float">
            <text:p>0.696245</text:p>
          </table:table-cell>
          <table:table-cell office:value-type="float" office:value="1" calcext:value-type="float">
            <text:p>1</text:p>
          </table:table-cell>
          <table:table-cell office:value-type="float" office:value="1.18004" calcext:value-type="float">
            <text:p>1.18004</text:p>
          </table:table-cell>
        </table:table-row>
        <table:table-row table:style-name="ro1">
          <table:table-cell office:value-type="float" office:value="13.1601" calcext:value-type="float">
            <text:p>13.1601</text:p>
          </table:table-cell>
          <table:table-cell office:value-type="float" office:value="0.312991" calcext:value-type="float">
            <text:p>0.312991</text:p>
          </table:table-cell>
          <table:table-cell office:value-type="float" office:value="0.687009" calcext:value-type="float">
            <text:p>0.687009</text:p>
          </table:table-cell>
          <table:table-cell office:value-type="float" office:value="1" calcext:value-type="float">
            <text:p>1</text:p>
          </table:table-cell>
          <table:table-cell office:value-type="float" office:value="1.17219" calcext:value-type="float">
            <text:p>1.17219</text:p>
          </table:table-cell>
        </table:table-row>
        <table:table-row table:style-name="ro1">
          <table:table-cell office:value-type="float" office:value="13.1701" calcext:value-type="float">
            <text:p>13.1701</text:p>
          </table:table-cell>
          <table:table-cell office:value-type="float" office:value="0.322302" calcext:value-type="float">
            <text:p>0.322302</text:p>
          </table:table-cell>
          <table:table-cell office:value-type="float" office:value="0.677698" calcext:value-type="float">
            <text:p>0.677698</text:p>
          </table:table-cell>
          <table:table-cell office:value-type="float" office:value="1" calcext:value-type="float">
            <text:p>1</text:p>
          </table:table-cell>
          <table:table-cell office:value-type="float" office:value="1.16421" calcext:value-type="float">
            <text:p>1.16421</text:p>
          </table:table-cell>
        </table:table-row>
        <table:table-row table:style-name="ro1">
          <table:table-cell office:value-type="float" office:value="13.1801" calcext:value-type="float">
            <text:p>13.1801</text:p>
          </table:table-cell>
          <table:table-cell office:value-type="float" office:value="0.331684" calcext:value-type="float">
            <text:p>0.331684</text:p>
          </table:table-cell>
          <table:table-cell office:value-type="float" office:value="0.668316" calcext:value-type="float">
            <text:p>0.668316</text:p>
          </table:table-cell>
          <table:table-cell office:value-type="float" office:value="1" calcext:value-type="float">
            <text:p>1</text:p>
          </table:table-cell>
          <table:table-cell office:value-type="float" office:value="1.15613" calcext:value-type="float">
            <text:p>1.15613</text:p>
          </table:table-cell>
        </table:table-row>
        <table:table-row table:style-name="ro1">
          <table:table-cell office:value-type="float" office:value="13.1901" calcext:value-type="float">
            <text:p>13.1901</text:p>
          </table:table-cell>
          <table:table-cell office:value-type="float" office:value="0.341134" calcext:value-type="float">
            <text:p>0.341134</text:p>
          </table:table-cell>
          <table:table-cell office:value-type="float" office:value="0.658866" calcext:value-type="float">
            <text:p>0.658866</text:p>
          </table:table-cell>
          <table:table-cell office:value-type="float" office:value="1" calcext:value-type="float">
            <text:p>1</text:p>
          </table:table-cell>
          <table:table-cell office:value-type="float" office:value="1.14793" calcext:value-type="float">
            <text:p>1.14793</text:p>
          </table:table-cell>
        </table:table-row>
        <table:table-row table:style-name="ro1">
          <table:table-cell office:value-type="float" office:value="13.2001" calcext:value-type="float">
            <text:p>13.2001</text:p>
          </table:table-cell>
          <table:table-cell office:value-type="float" office:value="0.350646" calcext:value-type="float">
            <text:p>0.350646</text:p>
          </table:table-cell>
          <table:table-cell office:value-type="float" office:value="0.649354" calcext:value-type="float">
            <text:p>0.649354</text:p>
          </table:table-cell>
          <table:table-cell office:value-type="float" office:value="1" calcext:value-type="float">
            <text:p>1</text:p>
          </table:table-cell>
          <table:table-cell office:value-type="float" office:value="1.13961" calcext:value-type="float">
            <text:p>1.13961</text:p>
          </table:table-cell>
        </table:table-row>
        <table:table-row table:style-name="ro1">
          <table:table-cell office:value-type="float" office:value="13.2101" calcext:value-type="float">
            <text:p>13.2101</text:p>
          </table:table-cell>
          <table:table-cell office:value-type="float" office:value="0.360219" calcext:value-type="float">
            <text:p>0.360219</text:p>
          </table:table-cell>
          <table:table-cell office:value-type="float" office:value="0.639781" calcext:value-type="float">
            <text:p>0.639781</text:p>
          </table:table-cell>
          <table:table-cell office:value-type="float" office:value="1" calcext:value-type="float">
            <text:p>1</text:p>
          </table:table-cell>
          <table:table-cell office:value-type="float" office:value="1.13118" calcext:value-type="float">
            <text:p>1.13118</text:p>
          </table:table-cell>
        </table:table-row>
        <table:table-row table:style-name="ro1">
          <table:table-cell office:value-type="float" office:value="13.2201" calcext:value-type="float">
            <text:p>13.2201</text:p>
          </table:table-cell>
          <table:table-cell office:value-type="float" office:value="0.369848" calcext:value-type="float">
            <text:p>0.369848</text:p>
          </table:table-cell>
          <table:table-cell office:value-type="float" office:value="0.630152" calcext:value-type="float">
            <text:p>0.630152</text:p>
          </table:table-cell>
          <table:table-cell office:value-type="float" office:value="1" calcext:value-type="float">
            <text:p>1</text:p>
          </table:table-cell>
          <table:table-cell office:value-type="float" office:value="1.12263" calcext:value-type="float">
            <text:p>1.12263</text:p>
          </table:table-cell>
        </table:table-row>
        <table:table-row table:style-name="ro1">
          <table:table-cell office:value-type="float" office:value="13.2301" calcext:value-type="float">
            <text:p>13.2301</text:p>
          </table:table-cell>
          <table:table-cell office:value-type="float" office:value="0.379528" calcext:value-type="float">
            <text:p>0.379528</text:p>
          </table:table-cell>
          <table:table-cell office:value-type="float" office:value="0.620472" calcext:value-type="float">
            <text:p>0.620472</text:p>
          </table:table-cell>
          <table:table-cell office:value-type="float" office:value="1" calcext:value-type="float">
            <text:p>1</text:p>
          </table:table-cell>
          <table:table-cell office:value-type="float" office:value="1.11398" calcext:value-type="float">
            <text:p>1.11398</text:p>
          </table:table-cell>
        </table:table-row>
        <table:table-row table:style-name="ro1">
          <table:table-cell office:value-type="float" office:value="13.2401" calcext:value-type="float">
            <text:p>13.2401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610743" calcext:value-type="float">
            <text:p>0.610743</text:p>
          </table:table-cell>
          <table:table-cell office:value-type="float" office:value="1" calcext:value-type="float">
            <text:p>1</text:p>
          </table:table-cell>
          <table:table-cell office:value-type="float" office:value="1.10521" calcext:value-type="float">
            <text:p>1.10521</text:p>
          </table:table-cell>
        </table:table-row>
        <table:table-row table:style-name="ro1">
          <table:table-cell office:value-type="float" office:value="13.2501" calcext:value-type="float">
            <text:p>13.2501</text:p>
          </table:table-cell>
          <table:table-cell office:value-type="float" office:value="0.39903" calcext:value-type="float">
            <text:p>0.39903</text:p>
          </table:table-cell>
          <table:table-cell office:value-type="float" office:value="0.60097" calcext:value-type="float">
            <text:p>0.60097</text:p>
          </table:table-cell>
          <table:table-cell office:value-type="float" office:value="1" calcext:value-type="float">
            <text:p>1</text:p>
          </table:table-cell>
          <table:table-cell office:value-type="float" office:value="1.09633" calcext:value-type="float">
            <text:p>1.09633</text:p>
          </table:table-cell>
        </table:table-row>
        <table:table-row table:style-name="ro1">
          <table:table-cell office:value-type="float" office:value="13.2601" calcext:value-type="float">
            <text:p>13.2601</text:p>
          </table:table-cell>
          <table:table-cell office:value-type="float" office:value="0.408844" calcext:value-type="float">
            <text:p>0.408844</text:p>
          </table:table-cell>
          <table:table-cell office:value-type="float" office:value="0.591156" calcext:value-type="float">
            <text:p>0.591156</text:p>
          </table:table-cell>
          <table:table-cell office:value-type="float" office:value="1" calcext:value-type="float">
            <text:p>1</text:p>
          </table:table-cell>
          <table:table-cell office:value-type="float" office:value="1.08734" calcext:value-type="float">
            <text:p>1.08734</text:p>
          </table:table-cell>
        </table:table-row>
        <table:table-row table:style-name="ro1">
          <table:table-cell office:value-type="float" office:value="13.2701" calcext:value-type="float">
            <text:p>13.2701</text:p>
          </table:table-cell>
          <table:table-cell office:value-type="float" office:value="0.418694" calcext:value-type="float">
            <text:p>0.418694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1" calcext:value-type="float">
            <text:p>1</text:p>
          </table:table-cell>
          <table:table-cell office:value-type="float" office:value="1.07824" calcext:value-type="float">
            <text:p>1.07824</text:p>
          </table:table-cell>
        </table:table-row>
        <table:table-row table:style-name="ro1">
          <table:table-cell office:value-type="float" office:value="13.2801" calcext:value-type="float">
            <text:p>13.2801</text:p>
          </table:table-cell>
          <table:table-cell office:value-type="float" office:value="0.428576" calcext:value-type="float">
            <text:p>0.428576</text:p>
          </table:table-cell>
          <table:table-cell office:value-type="float" office:value="0.571424" calcext:value-type="float">
            <text:p>0.571424</text:p>
          </table:table-cell>
          <table:table-cell office:value-type="float" office:value="1" calcext:value-type="float">
            <text:p>1</text:p>
          </table:table-cell>
          <table:table-cell office:value-type="float" office:value="1.06904" calcext:value-type="float">
            <text:p>1.06904</text:p>
          </table:table-cell>
        </table:table-row>
        <table:table-row table:style-name="ro1">
          <table:table-cell office:value-type="float" office:value="13.2901" calcext:value-type="float">
            <text:p>13.2901</text:p>
          </table:table-cell>
          <table:table-cell office:value-type="float" office:value="0.438487" calcext:value-type="float">
            <text:p>0.438487</text:p>
          </table:table-cell>
          <table:table-cell office:value-type="float" office:value="0.561513" calcext:value-type="float">
            <text:p>0.561513</text:p>
          </table:table-cell>
          <table:table-cell office:value-type="float" office:value="1" calcext:value-type="float">
            <text:p>1</text:p>
          </table:table-cell>
          <table:table-cell office:value-type="float" office:value="1.05973" calcext:value-type="float">
            <text:p>1.05973</text:p>
          </table:table-cell>
        </table:table-row>
        <table:table-row table:style-name="ro1">
          <table:table-cell office:value-type="float" office:value="13.3001" calcext:value-type="float">
            <text:p>13.3001</text:p>
          </table:table-cell>
          <table:table-cell office:value-type="float" office:value="0.448423" calcext:value-type="float">
            <text:p>0.448423</text:p>
          </table:table-cell>
          <table:table-cell office:value-type="float" office:value="0.551577" calcext:value-type="float">
            <text:p>0.551577</text:p>
          </table:table-cell>
          <table:table-cell office:value-type="float" office:value="1" calcext:value-type="float">
            <text:p>1</text:p>
          </table:table-cell>
          <table:table-cell office:value-type="float" office:value="1.05031" calcext:value-type="float">
            <text:p>1.05031</text:p>
          </table:table-cell>
        </table:table-row>
        <table:table-row table:style-name="ro1">
          <table:table-cell office:value-type="float" office:value="13.3101" calcext:value-type="float">
            <text:p>13.3101</text:p>
          </table:table-cell>
          <table:table-cell office:value-type="float" office:value="0.458379" calcext:value-type="float">
            <text:p>0.458379</text:p>
          </table:table-cell>
          <table:table-cell office:value-type="float" office:value="0.541621" calcext:value-type="float">
            <text:p>0.541621</text:p>
          </table:table-cell>
          <table:table-cell office:value-type="float" office:value="1" calcext:value-type="float">
            <text:p>1</text:p>
          </table:table-cell>
          <table:table-cell office:value-type="float" office:value="1.04079" calcext:value-type="float">
            <text:p>1.04079</text:p>
          </table:table-cell>
        </table:table-row>
        <table:table-row table:style-name="ro1">
          <table:table-cell office:value-type="float" office:value="13.3201" calcext:value-type="float">
            <text:p>13.3201</text:p>
          </table:table-cell>
          <table:table-cell office:value-type="float" office:value="0.468352" calcext:value-type="float">
            <text:p>0.468352</text:p>
          </table:table-cell>
          <table:table-cell office:value-type="float" office:value="0.531648" calcext:value-type="float">
            <text:p>0.531648</text:p>
          </table:table-cell>
          <table:table-cell office:value-type="float" office:value="1" calcext:value-type="float">
            <text:p>1</text:p>
          </table:table-cell>
          <table:table-cell office:value-type="float" office:value="1.03116" calcext:value-type="float">
            <text:p>1.03116</text:p>
          </table:table-cell>
        </table:table-row>
        <table:table-row table:style-name="ro1">
          <table:table-cell office:value-type="float" office:value="13.3301" calcext:value-type="float">
            <text:p>13.3301</text:p>
          </table:table-cell>
          <table:table-cell office:value-type="float" office:value="0.478338" calcext:value-type="float">
            <text:p>0.478338</text:p>
          </table:table-cell>
          <table:table-cell office:value-type="float" office:value="0.521662" calcext:value-type="float">
            <text:p>0.521662</text:p>
          </table:table-cell>
          <table:table-cell office:value-type="float" office:value="1" calcext:value-type="float">
            <text:p>1</text:p>
          </table:table-cell>
          <table:table-cell office:value-type="float" office:value="1.02143" calcext:value-type="float">
            <text:p>1.02143</text:p>
          </table:table-cell>
        </table:table-row>
        <table:table-row table:style-name="ro1">
          <table:table-cell office:value-type="float" office:value="13.3401" calcext:value-type="float">
            <text:p>13.3401</text:p>
          </table:table-cell>
          <table:table-cell office:value-type="float" office:value="0.488332" calcext:value-type="float">
            <text:p>0.488332</text:p>
          </table:table-cell>
          <table:table-cell office:value-type="float" office:value="0.511668" calcext:value-type="float">
            <text:p>0.511668</text:p>
          </table:table-cell>
          <table:table-cell office:value-type="float" office:value="1" calcext:value-type="float">
            <text:p>1</text:p>
          </table:table-cell>
          <table:table-cell office:value-type="float" office:value="1.0116" calcext:value-type="float">
            <text:p>1.0116</text:p>
          </table:table-cell>
        </table:table-row>
        <table:table-row table:style-name="ro1">
          <table:table-cell office:value-type="float" office:value="13.3501" calcext:value-type="float">
            <text:p>13.3501</text:p>
          </table:table-cell>
          <table:table-cell office:value-type="float" office:value="0.498331" calcext:value-type="float">
            <text:p>0.498331</text:p>
          </table:table-cell>
          <table:table-cell office:value-type="float" office:value="0.501669" calcext:value-type="float">
            <text:p>0.501669</text:p>
          </table:table-cell>
          <table:table-cell office:value-type="float" office:value="1" calcext:value-type="float">
            <text:p>1</text:p>
          </table:table-cell>
          <table:table-cell office:value-type="float" office:value="1.00167" calcext:value-type="float">
            <text:p>1.00167</text:p>
          </table:table-cell>
        </table:table-row>
        <table:table-row table:style-name="ro1">
          <table:table-cell office:value-type="float" office:value="13.3601" calcext:value-type="float">
            <text:p>13.3601</text:p>
          </table:table-cell>
          <table:table-cell office:value-type="float" office:value="0.508331" calcext:value-type="float">
            <text:p>0.508331</text:p>
          </table:table-cell>
          <table:table-cell office:value-type="float" office:value="0.491669" calcext:value-type="float">
            <text:p>0.491669</text:p>
          </table:table-cell>
          <table:table-cell office:value-type="float" office:value="1" calcext:value-type="float">
            <text:p>1</text:p>
          </table:table-cell>
          <table:table-cell office:value-type="float" office:value="0.991634" calcext:value-type="float">
            <text:p>0.991634</text:p>
          </table:table-cell>
        </table:table-row>
        <table:table-row table:style-name="ro1">
          <table:table-cell office:value-type="float" office:value="13.3701" calcext:value-type="float">
            <text:p>13.3701</text:p>
          </table:table-cell>
          <table:table-cell office:value-type="float" office:value="0.518327" calcext:value-type="float">
            <text:p>0.518327</text:p>
          </table:table-cell>
          <table:table-cell office:value-type="float" office:value="0.481673" calcext:value-type="float">
            <text:p>0.481673</text:p>
          </table:table-cell>
          <table:table-cell office:value-type="float" office:value="1" calcext:value-type="float">
            <text:p>1</text:p>
          </table:table-cell>
          <table:table-cell office:value-type="float" office:value="0.981502" calcext:value-type="float">
            <text:p>0.981502</text:p>
          </table:table-cell>
        </table:table-row>
        <table:table-row table:style-name="ro1">
          <table:table-cell office:value-type="float" office:value="13.3801" calcext:value-type="float">
            <text:p>13.3801</text:p>
          </table:table-cell>
          <table:table-cell office:value-type="float" office:value="0.528316" calcext:value-type="float">
            <text:p>0.528316</text:p>
          </table:table-cell>
          <table:table-cell office:value-type="float" office:value="0.471684" calcext:value-type="float">
            <text:p>0.471684</text:p>
          </table:table-cell>
          <table:table-cell office:value-type="float" office:value="1" calcext:value-type="float">
            <text:p>1</text:p>
          </table:table-cell>
          <table:table-cell office:value-type="float" office:value="0.971271" calcext:value-type="float">
            <text:p>0.971271</text:p>
          </table:table-cell>
        </table:table-row>
        <table:table-row table:style-name="ro1">
          <table:table-cell office:value-type="float" office:value="13.3901" calcext:value-type="float">
            <text:p>13.3901</text:p>
          </table:table-cell>
          <table:table-cell office:value-type="float" office:value="0.538294" calcext:value-type="float">
            <text:p>0.538294</text:p>
          </table:table-cell>
          <table:table-cell office:value-type="float" office:value="0.461706" calcext:value-type="float">
            <text:p>0.461706</text:p>
          </table:table-cell>
          <table:table-cell office:value-type="float" office:value="1" calcext:value-type="float">
            <text:p>1</text:p>
          </table:table-cell>
          <table:table-cell office:value-type="float" office:value="0.960944" calcext:value-type="float">
            <text:p>0.960944</text:p>
          </table:table-cell>
        </table:table-row>
        <table:table-row table:style-name="ro1">
          <table:table-cell office:value-type="float" office:value="13.4001" calcext:value-type="float">
            <text:p>13.4001</text:p>
          </table:table-cell>
          <table:table-cell office:value-type="float" office:value="0.548256" calcext:value-type="float">
            <text:p>0.548256</text:p>
          </table:table-cell>
          <table:table-cell office:value-type="float" office:value="0.451744" calcext:value-type="float">
            <text:p>0.451744</text:p>
          </table:table-cell>
          <table:table-cell office:value-type="float" office:value="1" calcext:value-type="float">
            <text:p>1</text:p>
          </table:table-cell>
          <table:table-cell office:value-type="float" office:value="0.95052" calcext:value-type="float">
            <text:p>0.95052</text:p>
          </table:table-cell>
        </table:table-row>
        <table:table-row table:style-name="ro1">
          <table:table-cell office:value-type="float" office:value="13.4101" calcext:value-type="float">
            <text:p>13.4101</text:p>
          </table:table-cell>
          <table:table-cell office:value-type="float" office:value="0.558199" calcext:value-type="float">
            <text:p>0.558199</text:p>
          </table:table-cell>
          <table:table-cell office:value-type="float" office:value="0.441801" calcext:value-type="float">
            <text:p>0.441801</text:p>
          </table:table-cell>
          <table:table-cell office:value-type="float" office:value="1" calcext:value-type="float">
            <text:p>1</text:p>
          </table:table-cell>
          <table:table-cell office:value-type="float" office:value="0.940001" calcext:value-type="float">
            <text:p>0.940001</text:p>
          </table:table-cell>
        </table:table-row>
        <table:table-row table:style-name="ro1">
          <table:table-cell office:value-type="float" office:value="13.4201" calcext:value-type="float">
            <text:p>13.4201</text:p>
          </table:table-cell>
          <table:table-cell office:value-type="float" office:value="0.568119" calcext:value-type="float">
            <text:p>0.568119</text:p>
          </table:table-cell>
          <table:table-cell office:value-type="float" office:value="0.431881" calcext:value-type="float">
            <text:p>0.431881</text:p>
          </table:table-cell>
          <table:table-cell office:value-type="float" office:value="1" calcext:value-type="float">
            <text:p>1</text:p>
          </table:table-cell>
          <table:table-cell office:value-type="float" office:value="0.929388" calcext:value-type="float">
            <text:p>0.929388</text:p>
          </table:table-cell>
        </table:table-row>
        <table:table-row table:style-name="ro1">
          <table:table-cell office:value-type="float" office:value="13.4301" calcext:value-type="float">
            <text:p>13.4301</text:p>
          </table:table-cell>
          <table:table-cell office:value-type="float" office:value="0.578011" calcext:value-type="float">
            <text:p>0.578011</text:p>
          </table:table-cell>
          <table:table-cell office:value-type="float" office:value="0.421989" calcext:value-type="float">
            <text:p>0.421989</text:p>
          </table:table-cell>
          <table:table-cell office:value-type="float" office:value="1" calcext:value-type="float">
            <text:p>1</text:p>
          </table:table-cell>
          <table:table-cell office:value-type="float" office:value="0.918683" calcext:value-type="float">
            <text:p>0.918683</text:p>
          </table:table-cell>
        </table:table-row>
        <table:table-row table:style-name="ro1">
          <table:table-cell office:value-type="float" office:value="13.4401" calcext:value-type="float">
            <text:p>13.4401</text:p>
          </table:table-cell>
          <table:table-cell office:value-type="float" office:value="0.587872" calcext:value-type="float">
            <text:p>0.587872</text:p>
          </table:table-cell>
          <table:table-cell office:value-type="float" office:value="0.412128" calcext:value-type="float">
            <text:p>0.412128</text:p>
          </table:table-cell>
          <table:table-cell office:value-type="float" office:value="1" calcext:value-type="float">
            <text:p>1</text:p>
          </table:table-cell>
          <table:table-cell office:value-type="float" office:value="0.907885" calcext:value-type="float">
            <text:p>0.907885</text:p>
          </table:table-cell>
        </table:table-row>
        <table:table-row table:style-name="ro1">
          <table:table-cell office:value-type="float" office:value="13.4501" calcext:value-type="float">
            <text:p>13.4501</text:p>
          </table:table-cell>
          <table:table-cell office:value-type="float" office:value="0.597699" calcext:value-type="float">
            <text:p>0.597699</text:p>
          </table:table-cell>
          <table:table-cell office:value-type="float" office:value="0.402301" calcext:value-type="float">
            <text:p>0.402301</text:p>
          </table:table-cell>
          <table:table-cell office:value-type="float" office:value="1" calcext:value-type="float">
            <text:p>1</text:p>
          </table:table-cell>
          <table:table-cell office:value-type="float" office:value="0.896997" calcext:value-type="float">
            <text:p>0.896997</text:p>
          </table:table-cell>
        </table:table-row>
        <table:table-row table:style-name="ro1">
          <table:table-cell office:value-type="float" office:value="13.4601" calcext:value-type="float">
            <text:p>13.4601</text:p>
          </table:table-cell>
          <table:table-cell office:value-type="float" office:value="0.607486" calcext:value-type="float">
            <text:p>0.607486</text:p>
          </table:table-cell>
          <table:table-cell office:value-type="float" office:value="0.392514" calcext:value-type="float">
            <text:p>0.392514</text:p>
          </table:table-cell>
          <table:table-cell office:value-type="float" office:value="1" calcext:value-type="float">
            <text:p>1</text:p>
          </table:table-cell>
          <table:table-cell office:value-type="float" office:value="0.886018" calcext:value-type="float">
            <text:p>0.886018</text:p>
          </table:table-cell>
        </table:table-row>
        <table:table-row table:style-name="ro1">
          <table:table-cell office:value-type="float" office:value="13.4701" calcext:value-type="float">
            <text:p>13.4701</text:p>
          </table:table-cell>
          <table:table-cell office:value-type="float" office:value="0.61723" calcext:value-type="float">
            <text:p>0.61723</text:p>
          </table:table-cell>
          <table:table-cell office:value-type="float" office:value="0.38277" calcext:value-type="float">
            <text:p>0.38277</text:p>
          </table:table-cell>
          <table:table-cell office:value-type="float" office:value="1" calcext:value-type="float">
            <text:p>1</text:p>
          </table:table-cell>
          <table:table-cell office:value-type="float" office:value="0.874952" calcext:value-type="float">
            <text:p>0.874952</text:p>
          </table:table-cell>
        </table:table-row>
        <table:table-row table:style-name="ro1">
          <table:table-cell office:value-type="float" office:value="13.4801" calcext:value-type="float">
            <text:p>13.4801</text:p>
          </table:table-cell>
          <table:table-cell office:value-type="float" office:value="0.626927" calcext:value-type="float">
            <text:p>0.626927</text:p>
          </table:table-cell>
          <table:table-cell office:value-type="float" office:value="0.373073" calcext:value-type="float">
            <text:p>0.373073</text:p>
          </table:table-cell>
          <table:table-cell office:value-type="float" office:value="1" calcext:value-type="float">
            <text:p>1</text:p>
          </table:table-cell>
          <table:table-cell office:value-type="float" office:value="0.863798" calcext:value-type="float">
            <text:p>0.863798</text:p>
          </table:table-cell>
        </table:table-row>
        <table:table-row table:style-name="ro1">
          <table:table-cell office:value-type="float" office:value="13.4901" calcext:value-type="float">
            <text:p>13.4901</text:p>
          </table:table-cell>
          <table:table-cell office:value-type="float" office:value="0.636573" calcext:value-type="float">
            <text:p>0.636573</text:p>
          </table:table-cell>
          <table:table-cell office:value-type="float" office:value="0.363427" calcext:value-type="float">
            <text:p>0.363427</text:p>
          </table:table-cell>
          <table:table-cell office:value-type="float" office:value="1" calcext:value-type="float">
            <text:p>1</text:p>
          </table:table-cell>
          <table:table-cell office:value-type="float" office:value="0.852557" calcext:value-type="float">
            <text:p>0.852557</text:p>
          </table:table-cell>
        </table:table-row>
        <table:table-row table:style-name="ro1">
          <table:table-cell office:value-type="float" office:value="13.5001" calcext:value-type="float">
            <text:p>13.5001</text:p>
          </table:table-cell>
          <table:table-cell office:value-type="float" office:value="0.646165" calcext:value-type="float">
            <text:p>0.646165</text:p>
          </table:table-cell>
          <table:table-cell office:value-type="float" office:value="0.353835" calcext:value-type="float">
            <text:p>0.353835</text:p>
          </table:table-cell>
          <table:table-cell office:value-type="float" office:value="1" calcext:value-type="float">
            <text:p>1</text:p>
          </table:table-cell>
          <table:table-cell office:value-type="float" office:value="0.841231" calcext:value-type="float">
            <text:p>0.841231</text:p>
          </table:table-cell>
        </table:table-row>
        <table:table-row table:style-name="ro1">
          <table:table-cell office:value-type="float" office:value="13.5101" calcext:value-type="float">
            <text:p>13.5101</text:p>
          </table:table-cell>
          <table:table-cell office:value-type="float" office:value="0.655698" calcext:value-type="float">
            <text:p>0.655698</text:p>
          </table:table-cell>
          <table:table-cell office:value-type="float" office:value="0.344302" calcext:value-type="float">
            <text:p>0.344302</text:p>
          </table:table-cell>
          <table:table-cell office:value-type="float" office:value="1" calcext:value-type="float">
            <text:p>1</text:p>
          </table:table-cell>
          <table:table-cell office:value-type="float" office:value="0.829821" calcext:value-type="float">
            <text:p>0.829821</text:p>
          </table:table-cell>
        </table:table-row>
        <table:table-row table:style-name="ro1">
          <table:table-cell office:value-type="float" office:value="13.5201" calcext:value-type="float">
            <text:p>13.5201</text:p>
          </table:table-cell>
          <table:table-cell office:value-type="float" office:value="0.665169" calcext:value-type="float">
            <text:p>0.665169</text:p>
          </table:table-cell>
          <table:table-cell office:value-type="float" office:value="0.334831" calcext:value-type="float">
            <text:p>0.334831</text:p>
          </table:table-cell>
          <table:table-cell office:value-type="float" office:value="1" calcext:value-type="float">
            <text:p>1</text:p>
          </table:table-cell>
          <table:table-cell office:value-type="float" office:value="0.818328" calcext:value-type="float">
            <text:p>0.818328</text:p>
          </table:table-cell>
        </table:table-row>
        <table:table-row table:style-name="ro1">
          <table:table-cell office:value-type="float" office:value="13.5301" calcext:value-type="float">
            <text:p>13.5301</text:p>
          </table:table-cell>
          <table:table-cell office:value-type="float" office:value="0.674574" calcext:value-type="float">
            <text:p>0.674574</text:p>
          </table:table-cell>
          <table:table-cell office:value-type="float" office:value="0.325426" calcext:value-type="float">
            <text:p>0.325426</text:p>
          </table:table-cell>
          <table:table-cell office:value-type="float" office:value="1" calcext:value-type="float">
            <text:p>1</text:p>
          </table:table-cell>
          <table:table-cell office:value-type="float" office:value="0.806754" calcext:value-type="float">
            <text:p>0.806754</text:p>
          </table:table-cell>
        </table:table-row>
        <table:table-row table:style-name="ro1">
          <table:table-cell office:value-type="float" office:value="13.5401" calcext:value-type="float">
            <text:p>13.5401</text:p>
          </table:table-cell>
          <table:table-cell office:value-type="float" office:value="0.683909" calcext:value-type="float">
            <text:p>0.683909</text:p>
          </table:table-cell>
          <table:table-cell office:value-type="float" office:value="0.316091" calcext:value-type="float">
            <text:p>0.316091</text:p>
          </table:table-cell>
          <table:table-cell office:value-type="float" office:value="1" calcext:value-type="float">
            <text:p>1</text:p>
          </table:table-cell>
          <table:table-cell office:value-type="float" office:value="0.795098" calcext:value-type="float">
            <text:p>0.795098</text:p>
          </table:table-cell>
        </table:table-row>
        <table:table-row table:style-name="ro1">
          <table:table-cell office:value-type="float" office:value="13.5501" calcext:value-type="float">
            <text:p>13.5501</text:p>
          </table:table-cell>
          <table:table-cell office:value-type="float" office:value="0.693171" calcext:value-type="float">
            <text:p>0.693171</text:p>
          </table:table-cell>
          <table:table-cell office:value-type="float" office:value="0.306829" calcext:value-type="float">
            <text:p>0.306829</text:p>
          </table:table-cell>
          <table:table-cell office:value-type="float" office:value="1" calcext:value-type="float">
            <text:p>1</text:p>
          </table:table-cell>
          <table:table-cell office:value-type="float" office:value="0.783363" calcext:value-type="float">
            <text:p>0.783363</text:p>
          </table:table-cell>
        </table:table-row>
        <table:table-row table:style-name="ro1">
          <table:table-cell office:value-type="float" office:value="13.5601" calcext:value-type="float">
            <text:p>13.5601</text:p>
          </table:table-cell>
          <table:table-cell office:value-type="float" office:value="0.702355" calcext:value-type="float">
            <text:p>0.702355</text:p>
          </table:table-cell>
          <table:table-cell office:value-type="float" office:value="0.297645" calcext:value-type="float">
            <text:p>0.297645</text:p>
          </table:table-cell>
          <table:table-cell office:value-type="float" office:value="1" calcext:value-type="float">
            <text:p>1</text:p>
          </table:table-cell>
          <table:table-cell office:value-type="float" office:value="0.77155" calcext:value-type="float">
            <text:p>0.77155</text:p>
          </table:table-cell>
        </table:table-row>
        <table:table-row table:style-name="ro1">
          <table:table-cell office:value-type="float" office:value="13.5701" calcext:value-type="float">
            <text:p>13.5701</text:p>
          </table:table-cell>
          <table:table-cell office:value-type="float" office:value="0.711459" calcext:value-type="float">
            <text:p>0.711459</text:p>
          </table:table-cell>
          <table:table-cell office:value-type="float" office:value="0.288541" calcext:value-type="float">
            <text:p>0.288541</text:p>
          </table:table-cell>
          <table:table-cell office:value-type="float" office:value="1" calcext:value-type="float">
            <text:p>1</text:p>
          </table:table-cell>
          <table:table-cell office:value-type="float" office:value="0.759659" calcext:value-type="float">
            <text:p>0.759659</text:p>
          </table:table-cell>
        </table:table-row>
        <table:table-row table:style-name="ro1">
          <table:table-cell office:value-type="float" office:value="13.5801" calcext:value-type="float">
            <text:p>13.5801</text:p>
          </table:table-cell>
          <table:table-cell office:value-type="float" office:value="0.720478" calcext:value-type="float">
            <text:p>0.720478</text:p>
          </table:table-cell>
          <table:table-cell office:value-type="float" office:value="0.279522" calcext:value-type="float">
            <text:p>0.279522</text:p>
          </table:table-cell>
          <table:table-cell office:value-type="float" office:value="1" calcext:value-type="float">
            <text:p>1</text:p>
          </table:table-cell>
          <table:table-cell office:value-type="float" office:value="0.747693" calcext:value-type="float">
            <text:p>0.747693</text:p>
          </table:table-cell>
        </table:table-row>
        <table:table-row table:style-name="ro1">
          <table:table-cell office:value-type="float" office:value="13.5901" calcext:value-type="float">
            <text:p>13.5901</text:p>
          </table:table-cell>
          <table:table-cell office:value-type="float" office:value="0.729408" calcext:value-type="float">
            <text:p>0.729408</text:p>
          </table:table-cell>
          <table:table-cell office:value-type="float" office:value="0.270592" calcext:value-type="float">
            <text:p>0.270592</text:p>
          </table:table-cell>
          <table:table-cell office:value-type="float" office:value="1" calcext:value-type="float">
            <text:p>1</text:p>
          </table:table-cell>
          <table:table-cell office:value-type="float" office:value="0.735652" calcext:value-type="float">
            <text:p>0.735652</text:p>
          </table:table-cell>
        </table:table-row>
        <table:table-row table:style-name="ro1">
          <table:table-cell office:value-type="float" office:value="13.6001" calcext:value-type="float">
            <text:p>13.6001</text:p>
          </table:table-cell>
          <table:table-cell office:value-type="float" office:value="0.738247" calcext:value-type="float">
            <text:p>0.738247</text:p>
          </table:table-cell>
          <table:table-cell office:value-type="float" office:value="0.261753" calcext:value-type="float">
            <text:p>0.261753</text:p>
          </table:table-cell>
          <table:table-cell office:value-type="float" office:value="1" calcext:value-type="float">
            <text:p>1</text:p>
          </table:table-cell>
          <table:table-cell office:value-type="float" office:value="0.723537" calcext:value-type="float">
            <text:p>0.723537</text:p>
          </table:table-cell>
        </table:table-row>
        <table:table-row table:style-name="ro1">
          <table:table-cell office:value-type="float" office:value="13.6101" calcext:value-type="float">
            <text:p>13.6101</text:p>
          </table:table-cell>
          <table:table-cell office:value-type="float" office:value="0.74699" calcext:value-type="float">
            <text:p>0.74699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1" calcext:value-type="float">
            <text:p>1</text:p>
          </table:table-cell>
          <table:table-cell office:value-type="float" office:value="0.71135" calcext:value-type="float">
            <text:p>0.71135</text:p>
          </table:table-cell>
        </table:table-row>
        <table:table-row table:style-name="ro1">
          <table:table-cell office:value-type="float" office:value="13.6201" calcext:value-type="float">
            <text:p>13.6201</text:p>
          </table:table-cell>
          <table:table-cell office:value-type="float" office:value="0.755635" calcext:value-type="float">
            <text:p>0.755635</text:p>
          </table:table-cell>
          <table:table-cell office:value-type="float" office:value="0.244365" calcext:value-type="float">
            <text:p>0.244365</text:p>
          </table:table-cell>
          <table:table-cell office:value-type="float" office:value="1" calcext:value-type="float">
            <text:p>1</text:p>
          </table:table-cell>
          <table:table-cell office:value-type="float" office:value="0.699092" calcext:value-type="float">
            <text:p>0.699092</text:p>
          </table:table-cell>
        </table:table-row>
        <table:table-row table:style-name="ro1">
          <table:table-cell office:value-type="float" office:value="13.6301" calcext:value-type="float">
            <text:p>13.6301</text:p>
          </table:table-cell>
          <table:table-cell office:value-type="float" office:value="0.764178" calcext:value-type="float">
            <text:p>0.764178</text:p>
          </table:table-cell>
          <table:table-cell office:value-type="float" office:value="0.235822" calcext:value-type="float">
            <text:p>0.235822</text:p>
          </table:table-cell>
          <table:table-cell office:value-type="float" office:value="1" calcext:value-type="float">
            <text:p>1</text:p>
          </table:table-cell>
          <table:table-cell office:value-type="float" office:value="0.686764" calcext:value-type="float">
            <text:p>0.686764</text:p>
          </table:table-cell>
        </table:table-row>
        <table:table-row table:style-name="ro1">
          <table:table-cell office:value-type="float" office:value="13.6401" calcext:value-type="float">
            <text:p>13.6401</text:p>
          </table:table-cell>
          <table:table-cell office:value-type="float" office:value="0.772615" calcext:value-type="float">
            <text:p>0.772615</text:p>
          </table:table-cell>
          <table:table-cell office:value-type="float" office:value="0.227385" calcext:value-type="float">
            <text:p>0.227385</text:p>
          </table:table-cell>
          <table:table-cell office:value-type="float" office:value="1" calcext:value-type="float">
            <text:p>1</text:p>
          </table:table-cell>
          <table:table-cell office:value-type="float" office:value="0.674367" calcext:value-type="float">
            <text:p>0.674367</text:p>
          </table:table-cell>
        </table:table-row>
        <table:table-row table:style-name="ro1">
          <table:table-cell office:value-type="float" office:value="13.6501" calcext:value-type="float">
            <text:p>13.6501</text:p>
          </table:table-cell>
          <table:table-cell office:value-type="float" office:value="0.780942" calcext:value-type="float">
            <text:p>0.780942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1" calcext:value-type="float">
            <text:p>1</text:p>
          </table:table-cell>
          <table:table-cell office:value-type="float" office:value="0.661903" calcext:value-type="float">
            <text:p>0.661903</text:p>
          </table:table-cell>
        </table:table-row>
        <table:table-row table:style-name="ro1">
          <table:table-cell office:value-type="float" office:value="13.6601" calcext:value-type="float">
            <text:p>13.6601</text:p>
          </table:table-cell>
          <table:table-cell office:value-type="float" office:value="0.789158" calcext:value-type="float">
            <text:p>0.789158</text:p>
          </table:table-cell>
          <table:table-cell office:value-type="float" office:value="0.210842" calcext:value-type="float">
            <text:p>0.210842</text:p>
          </table:table-cell>
          <table:table-cell office:value-type="float" office:value="1" calcext:value-type="float">
            <text:p>1</text:p>
          </table:table-cell>
          <table:table-cell office:value-type="float" office:value="0.649372" calcext:value-type="float">
            <text:p>0.649372</text:p>
          </table:table-cell>
        </table:table-row>
        <table:table-row table:style-name="ro1">
          <table:table-cell office:value-type="float" office:value="13.6701" calcext:value-type="float">
            <text:p>13.6701</text:p>
          </table:table-cell>
          <table:table-cell office:value-type="float" office:value="0.797258" calcext:value-type="float">
            <text:p>0.797258</text:p>
          </table:table-cell>
          <table:table-cell office:value-type="float" office:value="0.202742" calcext:value-type="float">
            <text:p>0.202742</text:p>
          </table:table-cell>
          <table:table-cell office:value-type="float" office:value="1" calcext:value-type="float">
            <text:p>1</text:p>
          </table:table-cell>
          <table:table-cell office:value-type="float" office:value="0.636777" calcext:value-type="float">
            <text:p>0.636777</text:p>
          </table:table-cell>
        </table:table-row>
        <table:table-row table:style-name="ro1">
          <table:table-cell office:value-type="float" office:value="13.6801" calcext:value-type="float">
            <text:p>13.6801</text:p>
          </table:table-cell>
          <table:table-cell office:value-type="float" office:value="0.805238" calcext:value-type="float">
            <text:p>0.805238</text:p>
          </table:table-cell>
          <table:table-cell office:value-type="float" office:value="0.194762" calcext:value-type="float">
            <text:p>0.194762</text:p>
          </table:table-cell>
          <table:table-cell office:value-type="float" office:value="1" calcext:value-type="float">
            <text:p>1</text:p>
          </table:table-cell>
          <table:table-cell office:value-type="float" office:value="0.624118" calcext:value-type="float">
            <text:p>0.624118</text:p>
          </table:table-cell>
        </table:table-row>
        <table:table-row table:style-name="ro1">
          <table:table-cell office:value-type="float" office:value="13.6901" calcext:value-type="float">
            <text:p>13.6901</text:p>
          </table:table-cell>
          <table:table-cell office:value-type="float" office:value="0.813097" calcext:value-type="float">
            <text:p>0.813097</text:p>
          </table:table-cell>
          <table:table-cell office:value-type="float" office:value="0.186903" calcext:value-type="float">
            <text:p>0.186903</text:p>
          </table:table-cell>
          <table:table-cell office:value-type="float" office:value="1" calcext:value-type="float">
            <text:p>1</text:p>
          </table:table-cell>
          <table:table-cell office:value-type="float" office:value="0.611396" calcext:value-type="float">
            <text:p>0.611396</text:p>
          </table:table-cell>
        </table:table-row>
        <table:table-row table:style-name="ro1">
          <table:table-cell office:value-type="float" office:value="13.7001" calcext:value-type="float">
            <text:p>13.7001</text:p>
          </table:table-cell>
          <table:table-cell office:value-type="float" office:value="0.820831" calcext:value-type="float">
            <text:p>0.820831</text:p>
          </table:table-cell>
          <table:table-cell office:value-type="float" office:value="0.179169" calcext:value-type="float">
            <text:p>0.179169</text:p>
          </table:table-cell>
          <table:table-cell office:value-type="float" office:value="1" calcext:value-type="float">
            <text:p>1</text:p>
          </table:table-cell>
          <table:table-cell office:value-type="float" office:value="0.598614" calcext:value-type="float">
            <text:p>0.598614</text:p>
          </table:table-cell>
        </table:table-row>
        <table:table-row table:style-name="ro1">
          <table:table-cell office:value-type="float" office:value="13.7101" calcext:value-type="float">
            <text:p>13.7101</text:p>
          </table:table-cell>
          <table:table-cell office:value-type="float" office:value="0.828436" calcext:value-type="float">
            <text:p>0.828436</text:p>
          </table:table-cell>
          <table:table-cell office:value-type="float" office:value="0.171564" calcext:value-type="float">
            <text:p>0.171564</text:p>
          </table:table-cell>
          <table:table-cell office:value-type="float" office:value="1" calcext:value-type="float">
            <text:p>1</text:p>
          </table:table-cell>
          <table:table-cell office:value-type="float" office:value="0.585771" calcext:value-type="float">
            <text:p>0.585771</text:p>
          </table:table-cell>
        </table:table-row>
        <table:table-row table:style-name="ro1">
          <table:table-cell office:value-type="float" office:value="13.7201" calcext:value-type="float">
            <text:p>13.7201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0.16409" calcext:value-type="float">
            <text:p>0.16409</text:p>
          </table:table-cell>
          <table:table-cell office:value-type="float" office:value="1" calcext:value-type="float">
            <text:p>1</text:p>
          </table:table-cell>
          <table:table-cell office:value-type="float" office:value="0.57287" calcext:value-type="float">
            <text:p>0.57287</text:p>
          </table:table-cell>
        </table:table-row>
        <table:table-row table:style-name="ro1">
          <table:table-cell office:value-type="float" office:value="13.7301" calcext:value-type="float">
            <text:p>13.7301</text:p>
          </table:table-cell>
          <table:table-cell office:value-type="float" office:value="0.843249" calcext:value-type="float">
            <text:p>0.843249</text:p>
          </table:table-cell>
          <table:table-cell office:value-type="float" office:value="0.156751" calcext:value-type="float">
            <text:p>0.156751</text:p>
          </table:table-cell>
          <table:table-cell office:value-type="float" office:value="1" calcext:value-type="float">
            <text:p>1</text:p>
          </table:table-cell>
          <table:table-cell office:value-type="float" office:value="0.559912" calcext:value-type="float">
            <text:p>0.559912</text:p>
          </table:table-cell>
        </table:table-row>
        <table:table-row table:style-name="ro1">
          <table:table-cell office:value-type="float" office:value="13.7401" calcext:value-type="float">
            <text:p>13.7401</text:p>
          </table:table-cell>
          <table:table-cell office:value-type="float" office:value="0.850451" calcext:value-type="float">
            <text:p>0.850451</text:p>
          </table:table-cell>
          <table:table-cell office:value-type="float" office:value="0.149549" calcext:value-type="float">
            <text:p>0.149549</text:p>
          </table:table-cell>
          <table:table-cell office:value-type="float" office:value="1" calcext:value-type="float">
            <text:p>1</text:p>
          </table:table-cell>
          <table:table-cell office:value-type="float" office:value="0.546898" calcext:value-type="float">
            <text:p>0.546898</text:p>
          </table:table-cell>
        </table:table-row>
        <table:table-row table:style-name="ro1">
          <table:table-cell office:value-type="float" office:value="13.7501" calcext:value-type="float">
            <text:p>13.7501</text:p>
          </table:table-cell>
          <table:table-cell office:value-type="float" office:value="0.857513" calcext:value-type="float">
            <text:p>0.857513</text:p>
          </table:table-cell>
          <table:table-cell office:value-type="float" office:value="0.142487" calcext:value-type="float">
            <text:p>0.142487</text:p>
          </table:table-cell>
          <table:table-cell office:value-type="float" office:value="1" calcext:value-type="float">
            <text:p>1</text:p>
          </table:table-cell>
          <table:table-cell office:value-type="float" office:value="0.533829" calcext:value-type="float">
            <text:p>0.533829</text:p>
          </table:table-cell>
        </table:table-row>
        <table:table-row table:style-name="ro1">
          <table:table-cell office:value-type="float" office:value="13.7601" calcext:value-type="float">
            <text:p>13.7601</text:p>
          </table:table-cell>
          <table:table-cell office:value-type="float" office:value="0.864432" calcext:value-type="float">
            <text:p>0.864432</text:p>
          </table:table-cell>
          <table:table-cell office:value-type="float" office:value="0.135568" calcext:value-type="float">
            <text:p>0.135568</text:p>
          </table:table-cell>
          <table:table-cell office:value-type="float" office:value="1" calcext:value-type="float">
            <text:p>1</text:p>
          </table:table-cell>
          <table:table-cell office:value-type="float" office:value="0.520706" calcext:value-type="float">
            <text:p>0.520706</text:p>
          </table:table-cell>
        </table:table-row>
        <table:table-row table:style-name="ro1">
          <table:table-cell office:value-type="float" office:value="13.7701" calcext:value-type="float">
            <text:p>13.7701</text:p>
          </table:table-cell>
          <table:table-cell office:value-type="float" office:value="0.871206" calcext:value-type="float">
            <text:p>0.871206</text:p>
          </table:table-cell>
          <table:table-cell office:value-type="float" office:value="0.128794" calcext:value-type="float">
            <text:p>0.128794</text:p>
          </table:table-cell>
          <table:table-cell office:value-type="float" office:value="1" calcext:value-type="float">
            <text:p>1</text:p>
          </table:table-cell>
          <table:table-cell office:value-type="float" office:value="0.507532" calcext:value-type="float">
            <text:p>0.507532</text:p>
          </table:table-cell>
        </table:table-row>
        <table:table-row table:style-name="ro1">
          <table:table-cell office:value-type="float" office:value="13.7801" calcext:value-type="float">
            <text:p>13.7801</text:p>
          </table:table-cell>
          <table:table-cell office:value-type="float" office:value="0.87783" calcext:value-type="float">
            <text:p>0.87783</text:p>
          </table:table-cell>
          <table:table-cell office:value-type="float" office:value="0.12217" calcext:value-type="float">
            <text:p>0.12217</text:p>
          </table:table-cell>
          <table:table-cell office:value-type="float" office:value="1" calcext:value-type="float">
            <text:p>1</text:p>
          </table:table-cell>
          <table:table-cell office:value-type="float" office:value="0.494307" calcext:value-type="float">
            <text:p>0.494307</text:p>
          </table:table-cell>
        </table:table-row>
        <table:table-row table:style-name="ro1">
          <table:table-cell office:value-type="float" office:value="13.7901" calcext:value-type="float">
            <text:p>13.7901</text:p>
          </table:table-cell>
          <table:table-cell office:value-type="float" office:value="0.884304" calcext:value-type="float">
            <text:p>0.884304</text:p>
          </table:table-cell>
          <table:table-cell office:value-type="float" office:value="0.115696" calcext:value-type="float">
            <text:p>0.115696</text:p>
          </table:table-cell>
          <table:table-cell office:value-type="float" office:value="1" calcext:value-type="float">
            <text:p>1</text:p>
          </table:table-cell>
          <table:table-cell office:value-type="float" office:value="0.481032" calcext:value-type="float">
            <text:p>0.481032</text:p>
          </table:table-cell>
        </table:table-row>
        <table:table-row table:style-name="ro1">
          <table:table-cell office:value-type="float" office:value="13.8001" calcext:value-type="float">
            <text:p>13.8001</text:p>
          </table:table-cell>
          <table:table-cell office:value-type="float" office:value="0.890624" calcext:value-type="float">
            <text:p>0.890624</text:p>
          </table:table-cell>
          <table:table-cell office:value-type="float" office:value="0.109376" calcext:value-type="float">
            <text:p>0.109376</text:p>
          </table:table-cell>
          <table:table-cell office:value-type="float" office:value="1" calcext:value-type="float">
            <text:p>1</text:p>
          </table:table-cell>
          <table:table-cell office:value-type="float" office:value="0.467709" calcext:value-type="float">
            <text:p>0.467709</text:p>
          </table:table-cell>
        </table:table-row>
        <table:table-row table:style-name="ro1">
          <table:table-cell office:value-type="float" office:value="13.8101" calcext:value-type="float">
            <text:p>13.8101</text:p>
          </table:table-cell>
          <table:table-cell office:value-type="float" office:value="0.896788" calcext:value-type="float">
            <text:p>0.896788</text:p>
          </table:table-cell>
          <table:table-cell office:value-type="float" office:value="0.103212" calcext:value-type="float">
            <text:p>0.103212</text:p>
          </table:table-cell>
          <table:table-cell office:value-type="float" office:value="1" calcext:value-type="float">
            <text:p>1</text:p>
          </table:table-cell>
          <table:table-cell office:value-type="float" office:value="0.45434" calcext:value-type="float">
            <text:p>0.45434</text:p>
          </table:table-cell>
        </table:table-row>
        <table:table-row table:style-name="ro1">
          <table:table-cell office:value-type="float" office:value="13.8201" calcext:value-type="float">
            <text:p>13.8201</text:p>
          </table:table-cell>
          <table:table-cell office:value-type="float" office:value="0.902793" calcext:value-type="float">
            <text:p>0.902793</text:p>
          </table:table-cell>
          <table:table-cell office:value-type="float" office:value="0.0972074" calcext:value-type="float">
            <text:p>0.0972074</text:p>
          </table:table-cell>
          <table:table-cell office:value-type="float" office:value="1" calcext:value-type="float">
            <text:p>1</text:p>
          </table:table-cell>
          <table:table-cell office:value-type="float" office:value="0.440925" calcext:value-type="float">
            <text:p>0.440925</text:p>
          </table:table-cell>
        </table:table-row>
        <table:table-row table:style-name="ro1">
          <table:table-cell office:value-type="float" office:value="13.8301" calcext:value-type="float">
            <text:p>13.8301</text:p>
          </table:table-cell>
          <table:table-cell office:value-type="float" office:value="0.908636" calcext:value-type="float">
            <text:p>0.908636</text:p>
          </table:table-cell>
          <table:table-cell office:value-type="float" office:value="0.0913636" calcext:value-type="float">
            <text:p>0.0913636</text:p>
          </table:table-cell>
          <table:table-cell office:value-type="float" office:value="1" calcext:value-type="float">
            <text:p>1</text:p>
          </table:table-cell>
          <table:table-cell office:value-type="float" office:value="0.427466" calcext:value-type="float">
            <text:p>0.427466</text:p>
          </table:table-cell>
        </table:table-row>
        <table:table-row table:style-name="ro1">
          <table:table-cell office:value-type="float" office:value="13.8401" calcext:value-type="float">
            <text:p>13.8401</text:p>
          </table:table-cell>
          <table:table-cell office:value-type="float" office:value="0.914317" calcext:value-type="float">
            <text:p>0.914317</text:p>
          </table:table-cell>
          <table:table-cell office:value-type="float" office:value="0.0856832" calcext:value-type="float">
            <text:p>0.0856832</text:p>
          </table:table-cell>
          <table:table-cell office:value-type="float" office:value="1" calcext:value-type="float">
            <text:p>1</text:p>
          </table:table-cell>
          <table:table-cell office:value-type="float" office:value="0.413964" calcext:value-type="float">
            <text:p>0.413964</text:p>
          </table:table-cell>
        </table:table-row>
        <table:table-row table:style-name="ro1">
          <table:table-cell office:value-type="float" office:value="13.8501" calcext:value-type="float">
            <text:p>13.8501</text:p>
          </table:table-cell>
          <table:table-cell office:value-type="float" office:value="0.919832" calcext:value-type="float">
            <text:p>0.919832</text:p>
          </table:table-cell>
          <table:table-cell office:value-type="float" office:value="0.0801685" calcext:value-type="float">
            <text:p>0.0801685</text:p>
          </table:table-cell>
          <table:table-cell office:value-type="float" office:value="1" calcext:value-type="float">
            <text:p>1</text:p>
          </table:table-cell>
          <table:table-cell office:value-type="float" office:value="0.400421" calcext:value-type="float">
            <text:p>0.400421</text:p>
          </table:table-cell>
        </table:table-row>
        <table:table-row table:style-name="ro1">
          <table:table-cell office:value-type="float" office:value="13.8601" calcext:value-type="float">
            <text:p>13.8601</text:p>
          </table:table-cell>
          <table:table-cell office:value-type="float" office:value="0.925178" calcext:value-type="float">
            <text:p>0.925178</text:p>
          </table:table-cell>
          <table:table-cell office:value-type="float" office:value="0.0748217" calcext:value-type="float">
            <text:p>0.0748217</text:p>
          </table:table-cell>
          <table:table-cell office:value-type="float" office:value="1" calcext:value-type="float">
            <text:p>1</text:p>
          </table:table-cell>
          <table:table-cell office:value-type="float" office:value="0.386838" calcext:value-type="float">
            <text:p>0.386838</text:p>
          </table:table-cell>
        </table:table-row>
        <table:table-row table:style-name="ro1">
          <table:table-cell office:value-type="float" office:value="13.8701" calcext:value-type="float">
            <text:p>13.8701</text:p>
          </table:table-cell>
          <table:table-cell office:value-type="float" office:value="0.930355" calcext:value-type="float">
            <text:p>0.930355</text:p>
          </table:table-cell>
          <table:table-cell office:value-type="float" office:value="0.0696451" calcext:value-type="float">
            <text:p>0.0696451</text:p>
          </table:table-cell>
          <table:table-cell office:value-type="float" office:value="1" calcext:value-type="float">
            <text:p>1</text:p>
          </table:table-cell>
          <table:table-cell office:value-type="float" office:value="0.373216" calcext:value-type="float">
            <text:p>0.373216</text:p>
          </table:table-cell>
        </table:table-row>
        <table:table-row table:style-name="ro1">
          <table:table-cell office:value-type="float" office:value="13.8801" calcext:value-type="float">
            <text:p>13.8801</text:p>
          </table:table-cell>
          <table:table-cell office:value-type="float" office:value="0.935359" calcext:value-type="float">
            <text:p>0.935359</text:p>
          </table:table-cell>
          <table:table-cell office:value-type="float" office:value="0.0646405" calcext:value-type="float">
            <text:p>0.0646405</text:p>
          </table:table-cell>
          <table:table-cell office:value-type="float" office:value="1" calcext:value-type="float">
            <text:p>1</text:p>
          </table:table-cell>
          <table:table-cell office:value-type="float" office:value="0.359557" calcext:value-type="float">
            <text:p>0.359557</text:p>
          </table:table-cell>
        </table:table-row>
        <table:table-row table:style-name="ro1">
          <table:table-cell office:value-type="float" office:value="13.8901" calcext:value-type="float">
            <text:p>13.8901</text:p>
          </table:table-cell>
          <table:table-cell office:value-type="float" office:value="0.94019" calcext:value-type="float">
            <text:p>0.94019</text:p>
          </table:table-cell>
          <table:table-cell office:value-type="float" office:value="0.0598101" calcext:value-type="float">
            <text:p>0.0598101</text:p>
          </table:table-cell>
          <table:table-cell office:value-type="float" office:value="1" calcext:value-type="float">
            <text:p>1</text:p>
          </table:table-cell>
          <table:table-cell office:value-type="float" office:value="0.345862" calcext:value-type="float">
            <text:p>0.345862</text:p>
          </table:table-cell>
        </table:table-row>
        <table:table-row table:style-name="ro1">
          <table:table-cell office:value-type="float" office:value="13.9001" calcext:value-type="float">
            <text:p>13.9001</text:p>
          </table:table-cell>
          <table:table-cell office:value-type="float" office:value="0.944844" calcext:value-type="float">
            <text:p>0.944844</text:p>
          </table:table-cell>
          <table:table-cell office:value-type="float" office:value="0.0551557" calcext:value-type="float">
            <text:p>0.0551557</text:p>
          </table:table-cell>
          <table:table-cell office:value-type="float" office:value="1" calcext:value-type="float">
            <text:p>1</text:p>
          </table:table-cell>
          <table:table-cell office:value-type="float" office:value="0.332132" calcext:value-type="float">
            <text:p>0.332132</text:p>
          </table:table-cell>
        </table:table-row>
        <table:table-row table:style-name="ro1">
          <table:table-cell office:value-type="float" office:value="13.9101" calcext:value-type="float">
            <text:p>13.9101</text:p>
          </table:table-cell>
          <table:table-cell office:value-type="float" office:value="0.949321" calcext:value-type="float">
            <text:p>0.949321</text:p>
          </table:table-cell>
          <table:table-cell office:value-type="float" office:value="0.0506793" calcext:value-type="float">
            <text:p>0.0506793</text:p>
          </table:table-cell>
          <table:table-cell office:value-type="float" office:value="1" calcext:value-type="float">
            <text:p>1</text:p>
          </table:table-cell>
          <table:table-cell office:value-type="float" office:value="0.318369" calcext:value-type="float">
            <text:p>0.318369</text:p>
          </table:table-cell>
        </table:table-row>
        <table:table-row table:style-name="ro1">
          <table:table-cell office:value-type="float" office:value="13.9201" calcext:value-type="float">
            <text:p>13.9201</text:p>
          </table:table-cell>
          <table:table-cell office:value-type="float" office:value="0.953617" calcext:value-type="float">
            <text:p>0.953617</text:p>
          </table:table-cell>
          <table:table-cell office:value-type="float" office:value="0.0463827" calcext:value-type="float">
            <text:p>0.0463827</text:p>
          </table:table-cell>
          <table:table-cell office:value-type="float" office:value="1" calcext:value-type="float">
            <text:p>1</text:p>
          </table:table-cell>
          <table:table-cell office:value-type="float" office:value="0.304574" calcext:value-type="float">
            <text:p>0.304574</text:p>
          </table:table-cell>
        </table:table-row>
        <table:table-row table:style-name="ro1">
          <table:table-cell office:value-type="float" office:value="13.9301" calcext:value-type="float">
            <text:p>13.9301</text:p>
          </table:table-cell>
          <table:table-cell office:value-type="float" office:value="0.957733" calcext:value-type="float">
            <text:p>0.957733</text:p>
          </table:table-cell>
          <table:table-cell office:value-type="float" office:value="0.0422674" calcext:value-type="float">
            <text:p>0.0422674</text:p>
          </table:table-cell>
          <table:table-cell office:value-type="float" office:value="1" calcext:value-type="float">
            <text:p>1</text:p>
          </table:table-cell>
          <table:table-cell office:value-type="float" office:value="0.290749" calcext:value-type="float">
            <text:p>0.290749</text:p>
          </table:table-cell>
        </table:table-row>
        <table:table-row table:style-name="ro1">
          <table:table-cell office:value-type="float" office:value="13.9401" calcext:value-type="float">
            <text:p>13.9401</text:p>
          </table:table-cell>
          <table:table-cell office:value-type="float" office:value="0.961665" calcext:value-type="float">
            <text:p>0.961665</text:p>
          </table:table-cell>
          <table:table-cell office:value-type="float" office:value="0.0383352" calcext:value-type="float">
            <text:p>0.0383352</text:p>
          </table:table-cell>
          <table:table-cell office:value-type="float" office:value="1" calcext:value-type="float">
            <text:p>1</text:p>
          </table:table-cell>
          <table:table-cell office:value-type="float" office:value="0.276894" calcext:value-type="float">
            <text:p>0.276894</text:p>
          </table:table-cell>
        </table:table-row>
        <table:table-row table:style-name="ro1">
          <table:table-cell office:value-type="float" office:value="13.9501" calcext:value-type="float">
            <text:p>13.9501</text:p>
          </table:table-cell>
          <table:table-cell office:value-type="float" office:value="0.965412" calcext:value-type="float">
            <text:p>0.965412</text:p>
          </table:table-cell>
          <table:table-cell office:value-type="float" office:value="0.0345877" calcext:value-type="float">
            <text:p>0.0345877</text:p>
          </table:table-cell>
          <table:table-cell office:value-type="float" office:value="1" calcext:value-type="float">
            <text:p>1</text:p>
          </table:table-cell>
          <table:table-cell office:value-type="float" office:value="0.263012" calcext:value-type="float">
            <text:p>0.263012</text:p>
          </table:table-cell>
        </table:table-row>
        <table:table-row table:style-name="ro1">
          <table:table-cell office:value-type="float" office:value="13.9601" calcext:value-type="float">
            <text:p>13.9601</text:p>
          </table:table-cell>
          <table:table-cell office:value-type="float" office:value="0.968974" calcext:value-type="float">
            <text:p>0.968974</text:p>
          </table:table-cell>
          <table:table-cell office:value-type="float" office:value="0.0310264" calcext:value-type="float">
            <text:p>0.0310264</text:p>
          </table:table-cell>
          <table:table-cell office:value-type="float" office:value="1" calcext:value-type="float">
            <text:p>1</text:p>
          </table:table-cell>
          <table:table-cell office:value-type="float" office:value="0.249104" calcext:value-type="float">
            <text:p>0.249104</text:p>
          </table:table-cell>
        </table:table-row>
        <table:table-row table:style-name="ro1">
          <table:table-cell office:value-type="float" office:value="13.9701" calcext:value-type="float">
            <text:p>13.9701</text:p>
          </table:table-cell>
          <table:table-cell office:value-type="float" office:value="0.972347" calcext:value-type="float">
            <text:p>0.972347</text:p>
          </table:table-cell>
          <table:table-cell office:value-type="float" office:value="0.0276526" calcext:value-type="float">
            <text:p>0.0276526</text:p>
          </table:table-cell>
          <table:table-cell office:value-type="float" office:value="1" calcext:value-type="float">
            <text:p>1</text:p>
          </table:table-cell>
          <table:table-cell office:value-type="float" office:value="0.235171" calcext:value-type="float">
            <text:p>0.235171</text:p>
          </table:table-cell>
        </table:table-row>
        <table:table-row table:style-name="ro1">
          <table:table-cell office:value-type="float" office:value="13.9801" calcext:value-type="float">
            <text:p>13.9801</text:p>
          </table:table-cell>
          <table:table-cell office:value-type="float" office:value="0.975532" calcext:value-type="float">
            <text:p>0.975532</text:p>
          </table:table-cell>
          <table:table-cell office:value-type="float" office:value="0.0244678" calcext:value-type="float">
            <text:p>0.0244678</text:p>
          </table:table-cell>
          <table:table-cell office:value-type="float" office:value="1" calcext:value-type="float">
            <text:p>1</text:p>
          </table:table-cell>
          <table:table-cell office:value-type="float" office:value="0.221214" calcext:value-type="float">
            <text:p>0.221214</text:p>
          </table:table-cell>
        </table:table-row>
        <table:table-row table:style-name="ro1">
          <table:table-cell office:value-type="float" office:value="13.9901" calcext:value-type="float">
            <text:p>13.9901</text:p>
          </table:table-cell>
          <table:table-cell office:value-type="float" office:value="0.978527" calcext:value-type="float">
            <text:p>0.978527</text:p>
          </table:table-cell>
          <table:table-cell office:value-type="float" office:value="0.0214732" calcext:value-type="float">
            <text:p>0.0214732</text:p>
          </table:table-cell>
          <table:table-cell office:value-type="float" office:value="1" calcext:value-type="float">
            <text:p>1</text:p>
          </table:table-cell>
          <table:table-cell office:value-type="float" office:value="0.207235" calcext:value-type="float">
            <text:p>0.207235</text:p>
          </table:table-cell>
        </table:table-row>
        <table:table-row table:style-name="ro1">
          <table:table-cell office:value-type="float" office:value="14.0001" calcext:value-type="float">
            <text:p>14.0001</text:p>
          </table:table-cell>
          <table:table-cell office:value-type="float" office:value="0.98133" calcext:value-type="float">
            <text:p>0.98133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1" calcext:value-type="float">
            <text:p>1</text:p>
          </table:table-cell>
          <table:table-cell office:value-type="float" office:value="0.193236" calcext:value-type="float">
            <text:p>0.193236</text:p>
          </table:table-cell>
        </table:table-row>
        <table:table-row table:style-name="ro1">
          <table:table-cell office:value-type="float" office:value="14.0101" calcext:value-type="float">
            <text:p>14.0101</text:p>
          </table:table-cell>
          <table:table-cell office:value-type="float" office:value="0.983941" calcext:value-type="float">
            <text:p>0.983941</text:p>
          </table:table-cell>
          <table:table-cell office:value-type="float" office:value="0.0160593" calcext:value-type="float">
            <text:p>0.0160593</text:p>
          </table:table-cell>
          <table:table-cell office:value-type="float" office:value="1" calcext:value-type="float">
            <text:p>1</text:p>
          </table:table-cell>
          <table:table-cell office:value-type="float" office:value="0.179217" calcext:value-type="float">
            <text:p>0.179217</text:p>
          </table:table-cell>
        </table:table-row>
        <table:table-row table:style-name="ro1">
          <table:table-cell office:value-type="float" office:value="14.0201" calcext:value-type="float">
            <text:p>14.0201</text:p>
          </table:table-cell>
          <table:table-cell office:value-type="float" office:value="0.986358" calcext:value-type="float">
            <text:p>0.986358</text:p>
          </table:table-cell>
          <table:table-cell office:value-type="float" office:value="0.0136422" calcext:value-type="float">
            <text:p>0.0136422</text:p>
          </table:table-cell>
          <table:table-cell office:value-type="float" office:value="1" calcext:value-type="float">
            <text:p>1</text:p>
          </table:table-cell>
          <table:table-cell office:value-type="float" office:value="0.16518" calcext:value-type="float">
            <text:p>0.16518</text:p>
          </table:table-cell>
        </table:table-row>
        <table:table-row table:style-name="ro1">
          <table:table-cell office:value-type="float" office:value="14.0301" calcext:value-type="float">
            <text:p>14.0301</text:p>
          </table:table-cell>
          <table:table-cell office:value-type="float" office:value="0.98858" calcext:value-type="float">
            <text:p>0.98858</text:p>
          </table:table-cell>
          <table:table-cell office:value-type="float" office:value="0.0114196" calcext:value-type="float">
            <text:p>0.0114196</text:p>
          </table:table-cell>
          <table:table-cell office:value-type="float" office:value="1" calcext:value-type="float">
            <text:p>1</text:p>
          </table:table-cell>
          <table:table-cell office:value-type="float" office:value="0.151126" calcext:value-type="float">
            <text:p>0.151126</text:p>
          </table:table-cell>
        </table:table-row>
        <table:table-row table:style-name="ro1">
          <table:table-cell office:value-type="float" office:value="14.0401" calcext:value-type="float">
            <text:p>14.0401</text:p>
          </table:table-cell>
          <table:table-cell office:value-type="float" office:value="0.990608" calcext:value-type="float">
            <text:p>0.990608</text:p>
          </table:table-cell>
          <table:table-cell office:value-type="float" office:value="0.00939244" calcext:value-type="float">
            <text:p>0.00939244</text:p>
          </table:table-cell>
          <table:table-cell office:value-type="float" office:value="1" calcext:value-type="float">
            <text:p>1</text:p>
          </table:table-cell>
          <table:table-cell office:value-type="float" office:value="0.137058" calcext:value-type="float">
            <text:p>0.137058</text:p>
          </table:table-cell>
        </table:table-row>
        <table:table-row table:style-name="ro1">
          <table:table-cell office:value-type="float" office:value="14.0501" calcext:value-type="float">
            <text:p>14.0501</text:p>
          </table:table-cell>
          <table:table-cell office:value-type="float" office:value="0.992438" calcext:value-type="float">
            <text:p>0.992438</text:p>
          </table:table-cell>
          <table:table-cell office:value-type="float" office:value="0.00756152" calcext:value-type="float">
            <text:p>0.00756152</text:p>
          </table:table-cell>
          <table:table-cell office:value-type="float" office:value="1" calcext:value-type="float">
            <text:p>1</text:p>
          </table:table-cell>
          <table:table-cell office:value-type="float" office:value="0.122976" calcext:value-type="float">
            <text:p>0.122976</text:p>
          </table:table-cell>
        </table:table-row>
        <table:table-row table:style-name="ro1">
          <table:table-cell office:value-type="float" office:value="14.0601" calcext:value-type="float">
            <text:p>14.0601</text:p>
          </table:table-cell>
          <table:table-cell office:value-type="float" office:value="0.994072" calcext:value-type="float">
            <text:p>0.994072</text:p>
          </table:table-cell>
          <table:table-cell office:value-type="float" office:value="0.00592756" calcext:value-type="float">
            <text:p>0.00592756</text:p>
          </table:table-cell>
          <table:table-cell office:value-type="float" office:value="1" calcext:value-type="float">
            <text:p>1</text:p>
          </table:table-cell>
          <table:table-cell office:value-type="float" office:value="0.108881" calcext:value-type="float">
            <text:p>0.108881</text:p>
          </table:table-cell>
        </table:table-row>
        <table:table-row table:style-name="ro1">
          <table:table-cell office:value-type="float" office:value="14.0701" calcext:value-type="float">
            <text:p>14.0701</text:p>
          </table:table-cell>
          <table:table-cell office:value-type="float" office:value="0.995509" calcext:value-type="float">
            <text:p>0.995509</text:p>
          </table:table-cell>
          <table:table-cell office:value-type="float" office:value="0.00449123" calcext:value-type="float">
            <text:p>0.00449123</text:p>
          </table:table-cell>
          <table:table-cell office:value-type="float" office:value="1" calcext:value-type="float">
            <text:p>1</text:p>
          </table:table-cell>
          <table:table-cell office:value-type="float" office:value="0.0947759" calcext:value-type="float">
            <text:p>0.0947759</text:p>
          </table:table-cell>
        </table:table-row>
        <table:table-row table:style-name="ro1">
          <table:table-cell office:value-type="float" office:value="14.0801" calcext:value-type="float">
            <text:p>14.0801</text:p>
          </table:table-cell>
          <table:table-cell office:value-type="float" office:value="0.996747" calcext:value-type="float">
            <text:p>0.996747</text:p>
          </table:table-cell>
          <table:table-cell office:value-type="float" office:value="0.0032531" calcext:value-type="float">
            <text:p>0.0032531</text:p>
          </table:table-cell>
          <table:table-cell office:value-type="float" office:value="1" calcext:value-type="float">
            <text:p>1</text:p>
          </table:table-cell>
          <table:table-cell office:value-type="float" office:value="0.080661" calcext:value-type="float">
            <text:p>0.080661</text:p>
          </table:table-cell>
        </table:table-row>
        <table:table-row table:style-name="ro1">
          <table:table-cell office:value-type="float" office:value="14.0901" calcext:value-type="float">
            <text:p>14.0901</text:p>
          </table:table-cell>
          <table:table-cell office:value-type="float" office:value="0.997786" calcext:value-type="float">
            <text:p>0.997786</text:p>
          </table:table-cell>
          <table:table-cell office:value-type="float" office:value="0.00221366" calcext:value-type="float">
            <text:p>0.00221366</text:p>
          </table:table-cell>
          <table:table-cell office:value-type="float" office:value="1" calcext:value-type="float">
            <text:p>1</text:p>
          </table:table-cell>
          <table:table-cell office:value-type="float" office:value="0.0665381" calcext:value-type="float">
            <text:p>0.0665381</text:p>
          </table:table-cell>
        </table:table-row>
        <table:table-row table:style-name="ro1">
          <table:table-cell office:value-type="float" office:value="14.1001" calcext:value-type="float">
            <text:p>14.1001</text:p>
          </table:table-cell>
          <table:table-cell office:value-type="float" office:value="0.998627" calcext:value-type="float">
            <text:p>0.998627</text:p>
          </table:table-cell>
          <table:table-cell office:value-type="float" office:value="0.00137333" calcext:value-type="float">
            <text:p>0.00137333</text:p>
          </table:table-cell>
          <table:table-cell office:value-type="float" office:value="1" calcext:value-type="float">
            <text:p>1</text:p>
          </table:table-cell>
          <table:table-cell office:value-type="float" office:value="0.0524086" calcext:value-type="float">
            <text:p>0.0524086</text:p>
          </table:table-cell>
        </table:table-row>
        <table:table-row table:style-name="ro1">
          <table:table-cell office:value-type="float" office:value="14.1101" calcext:value-type="float">
            <text:p>14.1101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0.00073244" calcext:value-type="float">
            <text:p>0.00073244</text:p>
          </table:table-cell>
          <table:table-cell office:value-type="float" office:value="1" calcext:value-type="float">
            <text:p>1</text:p>
          </table:table-cell>
          <table:table-cell office:value-type="float" office:value="0.0382738" calcext:value-type="float">
            <text:p>0.0382738</text:p>
          </table:table-cell>
        </table:table-row>
        <table:table-row table:style-name="ro1">
          <table:table-cell office:value-type="float" office:value="14.1201" calcext:value-type="float">
            <text:p>14.1201</text:p>
          </table:table-cell>
          <table:table-cell office:value-type="float" office:value="0.999709" calcext:value-type="float">
            <text:p>0.999709</text:p>
          </table:table-cell>
          <table:table-cell office:value-type="float" office:value="0.000291252" calcext:value-type="float">
            <text:p>0.000291252</text:p>
          </table:table-cell>
          <table:table-cell office:value-type="float" office:value="1" calcext:value-type="float">
            <text:p>1</text:p>
          </table:table-cell>
          <table:table-cell office:value-type="float" office:value="0.0241351" calcext:value-type="float">
            <text:p>0.0241351</text:p>
          </table:table-cell>
        </table:table-row>
        <table:table-row table:style-name="ro1">
          <table:table-cell office:value-type="float" office:value="14.1301" calcext:value-type="float">
            <text:p>14.1301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0000499407" calcext:value-type="float">
            <text:p>4.99407E-05</text:p>
          </table:table-cell>
          <table:table-cell office:value-type="float" office:value="1" calcext:value-type="float">
            <text:p>1</text:p>
          </table:table-cell>
          <table:table-cell office:value-type="float" office:value="0.00999407" calcext:value-type="float">
            <text:p>0.00999407</text:p>
          </table:table-cell>
        </table:table-row>
        <table:table-row table:style-name="ro1">
          <table:table-cell office:value-type="float" office:value="14.1401" calcext:value-type="float">
            <text:p>14.140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00000860284" calcext:value-type="float">
            <text:p>8.60284E-06</text:p>
          </table:table-cell>
          <table:table-cell office:value-type="float" office:value="1" calcext:value-type="float">
            <text:p>1</text:p>
          </table:table-cell>
          <table:table-cell office:value-type="float" office:value="0.00414797" calcext:value-type="float">
            <text:p>0.00414797</text:p>
          </table:table-cell>
        </table:table-row>
        <table:table-row table:style-name="ro1">
          <table:table-cell office:value-type="float" office:value="14.1501" calcext:value-type="float">
            <text:p>14.1501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000167255" calcext:value-type="float">
            <text:p>0.000167255</text:p>
          </table:table-cell>
          <table:table-cell office:value-type="float" office:value="1" calcext:value-type="float">
            <text:p>1</text:p>
          </table:table-cell>
          <table:table-cell office:value-type="float" office:value="0.0182896" calcext:value-type="float">
            <text:p>0.0182896</text:p>
          </table:table-cell>
        </table:table-row>
        <table:table-row table:style-name="ro1">
          <table:table-cell office:value-type="float" office:value="14.1601" calcext:value-type="float">
            <text:p>14.1601</text:p>
          </table:table-cell>
          <table:table-cell office:value-type="float" office:value="0.999474" calcext:value-type="float">
            <text:p>0.999474</text:p>
          </table:table-cell>
          <table:table-cell office:value-type="float" office:value="0.000525833" calcext:value-type="float">
            <text:p>0.000525833</text:p>
          </table:table-cell>
          <table:table-cell office:value-type="float" office:value="1" calcext:value-type="float">
            <text:p>1</text:p>
          </table:table-cell>
          <table:table-cell office:value-type="float" office:value="0.0324294" calcext:value-type="float">
            <text:p>0.0324294</text:p>
          </table:table-cell>
        </table:table-row>
        <table:table-row table:style-name="ro1">
          <table:table-cell office:value-type="float" office:value="14.1701" calcext:value-type="float">
            <text:p>14.1701</text:p>
          </table:table-cell>
          <table:table-cell office:value-type="float" office:value="0.998916" calcext:value-type="float">
            <text:p>0.998916</text:p>
          </table:table-cell>
          <table:table-cell office:value-type="float" office:value="0.00108419" calcext:value-type="float">
            <text:p>0.00108419</text:p>
          </table:table-cell>
          <table:table-cell office:value-type="float" office:value="1" calcext:value-type="float">
            <text:p>1</text:p>
          </table:table-cell>
          <table:table-cell office:value-type="float" office:value="0.046566" calcext:value-type="float">
            <text:p>0.046566</text:p>
          </table:table-cell>
        </table:table-row>
        <table:table-row table:style-name="ro1">
          <table:table-cell office:value-type="float" office:value="14.1801" calcext:value-type="float">
            <text:p>14.1801</text:p>
          </table:table-cell>
          <table:table-cell office:value-type="float" office:value="0.998158" calcext:value-type="float">
            <text:p>0.998158</text:p>
          </table:table-cell>
          <table:table-cell office:value-type="float" office:value="0.00184212" calcext:value-type="float">
            <text:p>0.00184212</text:p>
          </table:table-cell>
          <table:table-cell office:value-type="float" office:value="1" calcext:value-type="float">
            <text:p>1</text:p>
          </table:table-cell>
          <table:table-cell office:value-type="float" office:value="0.0606979" calcext:value-type="float">
            <text:p>0.0606979</text:p>
          </table:table-cell>
        </table:table-row>
        <table:table-row table:style-name="ro1">
          <table:table-cell office:value-type="float" office:value="14.1901" calcext:value-type="float">
            <text:p>14.1901</text:p>
          </table:table-cell>
          <table:table-cell office:value-type="float" office:value="0.997201" calcext:value-type="float">
            <text:p>0.997201</text:p>
          </table:table-cell>
          <table:table-cell office:value-type="float" office:value="0.00279929" calcext:value-type="float">
            <text:p>0.00279929</text:p>
          </table:table-cell>
          <table:table-cell office:value-type="float" office:value="1" calcext:value-type="float">
            <text:p>1</text:p>
          </table:table-cell>
          <table:table-cell office:value-type="float" office:value="0.0748237" calcext:value-type="float">
            <text:p>0.0748237</text:p>
          </table:table-cell>
        </table:table-row>
        <table:table-row table:style-name="ro1">
          <table:table-cell office:value-type="float" office:value="14.2001" calcext:value-type="float">
            <text:p>14.2001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00395534" calcext:value-type="float">
            <text:p>0.00395534</text:p>
          </table:table-cell>
          <table:table-cell office:value-type="float" office:value="1" calcext:value-type="float">
            <text:p>1</text:p>
          </table:table-cell>
          <table:table-cell office:value-type="float" office:value="0.0889421" calcext:value-type="float">
            <text:p>0.0889421</text:p>
          </table:table-cell>
        </table:table-row>
        <table:table-row table:style-name="ro1">
          <table:table-cell office:value-type="float" office:value="14.2101" calcext:value-type="float">
            <text:p>14.2101</text:p>
          </table:table-cell>
          <table:table-cell office:value-type="float" office:value="0.99469" calcext:value-type="float">
            <text:p>0.99469</text:p>
          </table:table-cell>
          <table:table-cell office:value-type="float" office:value="0.00530981" calcext:value-type="float">
            <text:p>0.00530981</text:p>
          </table:table-cell>
          <table:table-cell office:value-type="float" office:value="1" calcext:value-type="float">
            <text:p>1</text:p>
          </table:table-cell>
          <table:table-cell office:value-type="float" office:value="0.103052" calcext:value-type="float">
            <text:p>0.103052</text:p>
          </table:table-cell>
        </table:table-row>
        <table:table-row table:style-name="ro1">
          <table:table-cell office:value-type="float" office:value="14.2201" calcext:value-type="float">
            <text:p>14.2201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00686214" calcext:value-type="float">
            <text:p>0.00686214</text:p>
          </table:table-cell>
          <table:table-cell office:value-type="float" office:value="1" calcext:value-type="float">
            <text:p>1</text:p>
          </table:table-cell>
          <table:table-cell office:value-type="float" office:value="0.117151" calcext:value-type="float">
            <text:p>0.117151</text:p>
          </table:table-cell>
        </table:table-row>
        <table:table-row table:style-name="ro1">
          <table:table-cell office:value-type="float" office:value="14.2301" calcext:value-type="float">
            <text:p>14.2301</text:p>
          </table:table-cell>
          <table:table-cell office:value-type="float" office:value="0.991388" calcext:value-type="float">
            <text:p>0.991388</text:p>
          </table:table-cell>
          <table:table-cell office:value-type="float" office:value="0.00861172" calcext:value-type="float">
            <text:p>0.00861172</text:p>
          </table:table-cell>
          <table:table-cell office:value-type="float" office:value="1" calcext:value-type="float">
            <text:p>1</text:p>
          </table:table-cell>
          <table:table-cell office:value-type="float" office:value="0.131238" calcext:value-type="float">
            <text:p>0.131238</text:p>
          </table:table-cell>
        </table:table-row>
        <table:table-row table:style-name="ro1">
          <table:table-cell office:value-type="float" office:value="14.2401" calcext:value-type="float">
            <text:p>14.2401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0105578" calcext:value-type="float">
            <text:p>0.0105578</text:p>
          </table:table-cell>
          <table:table-cell office:value-type="float" office:value="1" calcext:value-type="float">
            <text:p>1</text:p>
          </table:table-cell>
          <table:table-cell office:value-type="float" office:value="0.145312" calcext:value-type="float">
            <text:p>0.145312</text:p>
          </table:table-cell>
        </table:table-row>
        <table:table-row table:style-name="ro1">
          <table:table-cell office:value-type="float" office:value="14.2501" calcext:value-type="float">
            <text:p>14.2501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0126997" calcext:value-type="float">
            <text:p>0.0126997</text:p>
          </table:table-cell>
          <table:table-cell office:value-type="float" office:value="1" calcext:value-type="float">
            <text:p>1</text:p>
          </table:table-cell>
          <table:table-cell office:value-type="float" office:value="0.159372" calcext:value-type="float">
            <text:p>0.159372</text:p>
          </table:table-cell>
        </table:table-row>
        <table:table-row table:style-name="ro1">
          <table:table-cell office:value-type="float" office:value="14.2601" calcext:value-type="float">
            <text:p>14.2601</text:p>
          </table:table-cell>
          <table:table-cell office:value-type="float" office:value="0.984963" calcext:value-type="float">
            <text:p>0.984963</text:p>
          </table:table-cell>
          <table:table-cell office:value-type="float" office:value="0.0150366" calcext:value-type="float">
            <text:p>0.0150366</text:p>
          </table:table-cell>
          <table:table-cell office:value-type="float" office:value="1" calcext:value-type="float">
            <text:p>1</text:p>
          </table:table-cell>
          <table:table-cell office:value-type="float" office:value="0.173416" calcext:value-type="float">
            <text:p>0.173416</text:p>
          </table:table-cell>
        </table:table-row>
        <table:table-row table:style-name="ro1">
          <table:table-cell office:value-type="float" office:value="14.2701" calcext:value-type="float">
            <text:p>14.2701</text:p>
          </table:table-cell>
          <table:table-cell office:value-type="float" office:value="0.982433" calcext:value-type="float">
            <text:p>0.982433</text:p>
          </table:table-cell>
          <table:table-cell office:value-type="float" office:value="0.0175674" calcext:value-type="float">
            <text:p>0.0175674</text:p>
          </table:table-cell>
          <table:table-cell office:value-type="float" office:value="1" calcext:value-type="float">
            <text:p>1</text:p>
          </table:table-cell>
          <table:table-cell office:value-type="float" office:value="0.187443" calcext:value-type="float">
            <text:p>0.187443</text:p>
          </table:table-cell>
        </table:table-row>
        <table:table-row table:style-name="ro1">
          <table:table-cell office:value-type="float" office:value="14.2801" calcext:value-type="float">
            <text:p>14.2801</text:p>
          </table:table-cell>
          <table:table-cell office:value-type="float" office:value="0.979709" calcext:value-type="float">
            <text:p>0.979709</text:p>
          </table:table-cell>
          <table:table-cell office:value-type="float" office:value="0.0202911" calcext:value-type="float">
            <text:p>0.0202911</text:p>
          </table:table-cell>
          <table:table-cell office:value-type="float" office:value="1" calcext:value-type="float">
            <text:p>1</text:p>
          </table:table-cell>
          <table:table-cell office:value-type="float" office:value="0.20145" calcext:value-type="float">
            <text:p>0.20145</text:p>
          </table:table-cell>
        </table:table-row>
        <table:table-row table:style-name="ro1">
          <table:table-cell office:value-type="float" office:value="14.2901" calcext:value-type="float">
            <text:p>14.2901</text:p>
          </table:table-cell>
          <table:table-cell office:value-type="float" office:value="0.976793" calcext:value-type="float">
            <text:p>0.976793</text:p>
          </table:table-cell>
          <table:table-cell office:value-type="float" office:value="0.0232067" calcext:value-type="float">
            <text:p>0.0232067</text:p>
          </table:table-cell>
          <table:table-cell office:value-type="float" office:value="1" calcext:value-type="float">
            <text:p>1</text:p>
          </table:table-cell>
          <table:table-cell office:value-type="float" office:value="0.215438" calcext:value-type="float">
            <text:p>0.215438</text:p>
          </table:table-cell>
        </table:table-row>
        <table:table-row table:style-name="ro1">
          <table:table-cell office:value-type="float" office:value="14.3001" calcext:value-type="float">
            <text:p>14.3001</text:p>
          </table:table-cell>
          <table:table-cell office:value-type="float" office:value="0.973687" calcext:value-type="float">
            <text:p>0.973687</text:p>
          </table:table-cell>
          <table:table-cell office:value-type="float" office:value="0.0263131" calcext:value-type="float">
            <text:p>0.0263131</text:p>
          </table:table-cell>
          <table:table-cell office:value-type="float" office:value="1" calcext:value-type="float">
            <text:p>1</text:p>
          </table:table-cell>
          <table:table-cell office:value-type="float" office:value="0.229404" calcext:value-type="float">
            <text:p>0.229404</text:p>
          </table:table-cell>
        </table:table-row>
        <table:table-row table:style-name="ro1">
          <table:table-cell office:value-type="float" office:value="14.3101" calcext:value-type="float">
            <text:p>14.3101</text:p>
          </table:table-cell>
          <table:table-cell office:value-type="float" office:value="0.970391" calcext:value-type="float">
            <text:p>0.970391</text:p>
          </table:table-cell>
          <table:table-cell office:value-type="float" office:value="0.0296089" calcext:value-type="float">
            <text:p>0.0296089</text:p>
          </table:table-cell>
          <table:table-cell office:value-type="float" office:value="1" calcext:value-type="float">
            <text:p>1</text:p>
          </table:table-cell>
          <table:table-cell office:value-type="float" office:value="0.243347" calcext:value-type="float">
            <text:p>0.243347</text:p>
          </table:table-cell>
        </table:table-row>
        <table:table-row table:style-name="ro1">
          <table:table-cell office:value-type="float" office:value="14.3201" calcext:value-type="float">
            <text:p>14.3201</text:p>
          </table:table-cell>
          <table:table-cell office:value-type="float" office:value="0.966907" calcext:value-type="float">
            <text:p>0.966907</text:p>
          </table:table-cell>
          <table:table-cell office:value-type="float" office:value="0.0330929" calcext:value-type="float">
            <text:p>0.0330929</text:p>
          </table:table-cell>
          <table:table-cell office:value-type="float" office:value="1" calcext:value-type="float">
            <text:p>1</text:p>
          </table:table-cell>
          <table:table-cell office:value-type="float" office:value="0.257266" calcext:value-type="float">
            <text:p>0.257266</text:p>
          </table:table-cell>
        </table:table-row>
        <table:table-row table:style-name="ro1">
          <table:table-cell office:value-type="float" office:value="14.3301" calcext:value-type="float">
            <text:p>14.3301</text:p>
          </table:table-cell>
          <table:table-cell office:value-type="float" office:value="0.963236" calcext:value-type="float">
            <text:p>0.963236</text:p>
          </table:table-cell>
          <table:table-cell office:value-type="float" office:value="0.0367636" calcext:value-type="float">
            <text:p>0.0367636</text:p>
          </table:table-cell>
          <table:table-cell office:value-type="float" office:value="1" calcext:value-type="float">
            <text:p>1</text:p>
          </table:table-cell>
          <table:table-cell office:value-type="float" office:value="0.271159" calcext:value-type="float">
            <text:p>0.271159</text:p>
          </table:table-cell>
        </table:table-row>
        <table:table-row table:style-name="ro1">
          <table:table-cell office:value-type="float" office:value="14.3401" calcext:value-type="float">
            <text:p>14.3401</text:p>
          </table:table-cell>
          <table:table-cell office:value-type="float" office:value="0.95938" calcext:value-type="float">
            <text:p>0.95938</text:p>
          </table:table-cell>
          <table:table-cell office:value-type="float" office:value="0.0406196" calcext:value-type="float">
            <text:p>0.0406196</text:p>
          </table:table-cell>
          <table:table-cell office:value-type="float" office:value="1" calcext:value-type="float">
            <text:p>1</text:p>
          </table:table-cell>
          <table:table-cell office:value-type="float" office:value="0.285025" calcext:value-type="float">
            <text:p>0.285025</text:p>
          </table:table-cell>
        </table:table-row>
        <table:table-row table:style-name="ro1">
          <table:table-cell office:value-type="float" office:value="14.3501" calcext:value-type="float">
            <text:p>14.3501</text:p>
          </table:table-cell>
          <table:table-cell office:value-type="float" office:value="0.955341" calcext:value-type="float">
            <text:p>0.955341</text:p>
          </table:table-cell>
          <table:table-cell office:value-type="float" office:value="0.0446594" calcext:value-type="float">
            <text:p>0.0446594</text:p>
          </table:table-cell>
          <table:table-cell office:value-type="float" office:value="1" calcext:value-type="float">
            <text:p>1</text:p>
          </table:table-cell>
          <table:table-cell office:value-type="float" office:value="0.298862" calcext:value-type="float">
            <text:p>0.298862</text:p>
          </table:table-cell>
        </table:table-row>
        <table:table-row table:style-name="ro1">
          <table:table-cell office:value-type="float" office:value="14.3601" calcext:value-type="float">
            <text:p>14.3601</text:p>
          </table:table-cell>
          <table:table-cell office:value-type="float" office:value="0.951119" calcext:value-type="float">
            <text:p>0.951119</text:p>
          </table:table-cell>
          <table:table-cell office:value-type="float" office:value="0.0488813" calcext:value-type="float">
            <text:p>0.0488813</text:p>
          </table:table-cell>
          <table:table-cell office:value-type="float" office:value="1" calcext:value-type="float">
            <text:p>1</text:p>
          </table:table-cell>
          <table:table-cell office:value-type="float" office:value="0.31267" calcext:value-type="float">
            <text:p>0.31267</text:p>
          </table:table-cell>
        </table:table-row>
        <table:table-row table:style-name="ro1">
          <table:table-cell office:value-type="float" office:value="14.3701" calcext:value-type="float">
            <text:p>14.3701</text:p>
          </table:table-cell>
          <table:table-cell office:value-type="float" office:value="0.946716" calcext:value-type="float">
            <text:p>0.946716</text:p>
          </table:table-cell>
          <table:table-cell office:value-type="float" office:value="0.0532836" calcext:value-type="float">
            <text:p>0.0532836</text:p>
          </table:table-cell>
          <table:table-cell office:value-type="float" office:value="1" calcext:value-type="float">
            <text:p>1</text:p>
          </table:table-cell>
          <table:table-cell office:value-type="float" office:value="0.326446" calcext:value-type="float">
            <text:p>0.326446</text:p>
          </table:table-cell>
        </table:table-row>
        <table:table-row table:style-name="ro1">
          <table:table-cell office:value-type="float" office:value="14.3801" calcext:value-type="float">
            <text:p>14.3801</text:p>
          </table:table-cell>
          <table:table-cell office:value-type="float" office:value="0.942135" calcext:value-type="float">
            <text:p>0.942135</text:p>
          </table:table-cell>
          <table:table-cell office:value-type="float" office:value="0.0578646" calcext:value-type="float">
            <text:p>0.0578646</text:p>
          </table:table-cell>
          <table:table-cell office:value-type="float" office:value="1" calcext:value-type="float">
            <text:p>1</text:p>
          </table:table-cell>
          <table:table-cell office:value-type="float" office:value="0.34019" calcext:value-type="float">
            <text:p>0.34019</text:p>
          </table:table-cell>
        </table:table-row>
        <table:table-row table:style-name="ro1">
          <table:table-cell office:value-type="float" office:value="14.3901" calcext:value-type="float">
            <text:p>14.3901</text:p>
          </table:table-cell>
          <table:table-cell office:value-type="float" office:value="0.937378" calcext:value-type="float">
            <text:p>0.937378</text:p>
          </table:table-cell>
          <table:table-cell office:value-type="float" office:value="0.0626224" calcext:value-type="float">
            <text:p>0.0626224</text:p>
          </table:table-cell>
          <table:table-cell office:value-type="float" office:value="1" calcext:value-type="float">
            <text:p>1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4.4001" calcext:value-type="float">
            <text:p>14.4001</text:p>
          </table:table-cell>
          <table:table-cell office:value-type="float" office:value="0.932445" calcext:value-type="float">
            <text:p>0.932445</text:p>
          </table:table-cell>
          <table:table-cell office:value-type="float" office:value="0.0675552" calcext:value-type="float">
            <text:p>0.0675552</text:p>
          </table:table-cell>
          <table:table-cell office:value-type="float" office:value="1" calcext:value-type="float">
            <text:p>1</text:p>
          </table:table-cell>
          <table:table-cell office:value-type="float" office:value="0.367574" calcext:value-type="float">
            <text:p>0.367574</text:p>
          </table:table-cell>
        </table:table-row>
        <table:table-row table:style-name="ro1">
          <table:table-cell office:value-type="float" office:value="14.4101" calcext:value-type="float">
            <text:p>14.4101</text:p>
          </table:table-cell>
          <table:table-cell office:value-type="float" office:value="0.927339" calcext:value-type="float">
            <text:p>0.927339</text:p>
          </table:table-cell>
          <table:table-cell office:value-type="float" office:value="0.072661" calcext:value-type="float">
            <text:p>0.072661</text:p>
          </table:table-cell>
          <table:table-cell office:value-type="float" office:value="1" calcext:value-type="float">
            <text:p>1</text:p>
          </table:table-cell>
          <table:table-cell office:value-type="float" office:value="0.381211" calcext:value-type="float">
            <text:p>0.381211</text:p>
          </table:table-cell>
        </table:table-row>
        <table:table-row table:style-name="ro1">
          <table:table-cell office:value-type="float" office:value="14.4201" calcext:value-type="float">
            <text:p>14.4201</text:p>
          </table:table-cell>
          <table:table-cell office:value-type="float" office:value="0.922062" calcext:value-type="float">
            <text:p>0.922062</text:p>
          </table:table-cell>
          <table:table-cell office:value-type="float" office:value="0.0779377" calcext:value-type="float">
            <text:p>0.0779377</text:p>
          </table:table-cell>
          <table:table-cell office:value-type="float" office:value="1" calcext:value-type="float">
            <text:p>1</text:p>
          </table:table-cell>
          <table:table-cell office:value-type="float" office:value="0.394811" calcext:value-type="float">
            <text:p>0.394811</text:p>
          </table:table-cell>
        </table:table-row>
        <table:table-row table:style-name="ro1">
          <table:table-cell office:value-type="float" office:value="14.4301" calcext:value-type="float">
            <text:p>14.4301</text:p>
          </table:table-cell>
          <table:table-cell office:value-type="float" office:value="0.916617" calcext:value-type="float">
            <text:p>0.916617</text:p>
          </table:table-cell>
          <table:table-cell office:value-type="float" office:value="0.0833833" calcext:value-type="float">
            <text:p>0.0833833</text:p>
          </table:table-cell>
          <table:table-cell office:value-type="float" office:value="1" calcext:value-type="float">
            <text:p>1</text:p>
          </table:table-cell>
          <table:table-cell office:value-type="float" office:value="0.408371" calcext:value-type="float">
            <text:p>0.408371</text:p>
          </table:table-cell>
        </table:table-row>
        <table:table-row table:style-name="ro1">
          <table:table-cell office:value-type="float" office:value="14.4401" calcext:value-type="float">
            <text:p>14.4401</text:p>
          </table:table-cell>
          <table:table-cell office:value-type="float" office:value="0.911005" calcext:value-type="float">
            <text:p>0.911005</text:p>
          </table:table-cell>
          <table:table-cell office:value-type="float" office:value="0.0889954" calcext:value-type="float">
            <text:p>0.0889954</text:p>
          </table:table-cell>
          <table:table-cell office:value-type="float" office:value="1" calcext:value-type="float">
            <text:p>1</text:p>
          </table:table-cell>
          <table:table-cell office:value-type="float" office:value="0.42189" calcext:value-type="float">
            <text:p>0.42189</text:p>
          </table:table-cell>
        </table:table-row>
        <table:table-row table:style-name="ro1">
          <table:table-cell office:value-type="float" office:value="14.4501" calcext:value-type="float">
            <text:p>14.4501</text:p>
          </table:table-cell>
          <table:table-cell office:value-type="float" office:value="0.905228" calcext:value-type="float">
            <text:p>0.905228</text:p>
          </table:table-cell>
          <table:table-cell office:value-type="float" office:value="0.094772" calcext:value-type="float">
            <text:p>0.094772</text:p>
          </table:table-cell>
          <table:table-cell office:value-type="float" office:value="1" calcext:value-type="float">
            <text:p>1</text:p>
          </table:table-cell>
          <table:table-cell office:value-type="float" office:value="0.435366" calcext:value-type="float">
            <text:p>0.435366</text:p>
          </table:table-cell>
        </table:table-row>
        <table:table-row table:style-name="ro1">
          <table:table-cell office:value-type="float" office:value="14.4601" calcext:value-type="float">
            <text:p>14.4601</text:p>
          </table:table-cell>
          <table:table-cell office:value-type="float" office:value="0.899289" calcext:value-type="float">
            <text:p>0.899289</text:p>
          </table:table-cell>
          <table:table-cell office:value-type="float" office:value="0.100711" calcext:value-type="float">
            <text:p>0.100711</text:p>
          </table:table-cell>
          <table:table-cell office:value-type="float" office:value="1" calcext:value-type="float">
            <text:p>1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float" office:value="14.4701" calcext:value-type="float">
            <text:p>14.4701</text:p>
          </table:table-cell>
          <table:table-cell office:value-type="float" office:value="0.893191" calcext:value-type="float">
            <text:p>0.893191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1" calcext:value-type="float">
            <text:p>1</text:p>
          </table:table-cell>
          <table:table-cell office:value-type="float" office:value="0.462188" calcext:value-type="float">
            <text:p>0.462188</text:p>
          </table:table-cell>
        </table:table-row>
        <table:table-row table:style-name="ro1">
          <table:table-cell office:value-type="float" office:value="14.4801" calcext:value-type="float">
            <text:p>14.4801</text:p>
          </table:table-cell>
          <table:table-cell office:value-type="float" office:value="0.886935" calcext:value-type="float">
            <text:p>0.886935</text:p>
          </table:table-cell>
          <table:table-cell office:value-type="float" office:value="0.113065" calcext:value-type="float">
            <text:p>0.113065</text:p>
          </table:table-cell>
          <table:table-cell office:value-type="float" office:value="1" calcext:value-type="float">
            <text:p>1</text:p>
          </table:table-cell>
          <table:table-cell office:value-type="float" office:value="0.47553" calcext:value-type="float">
            <text:p>0.47553</text:p>
          </table:table-cell>
        </table:table-row>
        <table:table-row table:style-name="ro1">
          <table:table-cell office:value-type="float" office:value="14.4901" calcext:value-type="float">
            <text:p>14.4901</text:p>
          </table:table-cell>
          <table:table-cell office:value-type="float" office:value="0.880525" calcext:value-type="float">
            <text:p>0.880525</text:p>
          </table:table-cell>
          <table:table-cell office:value-type="float" office:value="0.119475" calcext:value-type="float">
            <text:p>0.119475</text:p>
          </table:table-cell>
          <table:table-cell office:value-type="float" office:value="1" calcext:value-type="float">
            <text:p>1</text:p>
          </table:table-cell>
          <table:table-cell office:value-type="float" office:value="0.488825" calcext:value-type="float">
            <text:p>0.488825</text:p>
          </table:table-cell>
        </table:table-row>
        <table:table-row table:style-name="ro1">
          <table:table-cell office:value-type="float" office:value="14.5001" calcext:value-type="float">
            <text:p>14.5001</text:p>
          </table:table-cell>
          <table:table-cell office:value-type="float" office:value="0.873962" calcext:value-type="float">
            <text:p>0.873962</text:p>
          </table:table-cell>
          <table:table-cell office:value-type="float" office:value="0.126038" calcext:value-type="float">
            <text:p>0.126038</text:p>
          </table:table-cell>
          <table:table-cell office:value-type="float" office:value="1" calcext:value-type="float">
            <text:p>1</text:p>
          </table:table-cell>
          <table:table-cell office:value-type="float" office:value="0.502071" calcext:value-type="float">
            <text:p>0.502071</text:p>
          </table:table-cell>
        </table:table-row>
        <table:table-row table:style-name="ro1">
          <table:table-cell office:value-type="float" office:value="14.5101" calcext:value-type="float">
            <text:p>14.5101</text:p>
          </table:table-cell>
          <table:table-cell office:value-type="float" office:value="0.86725" calcext:value-type="float">
            <text:p>0.86725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1" calcext:value-type="float">
            <text:p>1</text:p>
          </table:table-cell>
          <table:table-cell office:value-type="float" office:value="0.515267" calcext:value-type="float">
            <text:p>0.515267</text:p>
          </table:table-cell>
        </table:table-row>
        <table:table-row table:style-name="ro1">
          <table:table-cell office:value-type="float" office:value="14.5201" calcext:value-type="float">
            <text:p>14.5201</text:p>
          </table:table-cell>
          <table:table-cell office:value-type="float" office:value="0.860391" calcext:value-type="float">
            <text:p>0.860391</text:p>
          </table:table-cell>
          <table:table-cell office:value-type="float" office:value="0.139609" calcext:value-type="float">
            <text:p>0.139609</text:p>
          </table:table-cell>
          <table:table-cell office:value-type="float" office:value="1" calcext:value-type="float">
            <text:p>1</text:p>
          </table:table-cell>
          <table:table-cell office:value-type="float" office:value="0.528411" calcext:value-type="float">
            <text:p>0.528411</text:p>
          </table:table-cell>
        </table:table-row>
        <table:table-row table:style-name="ro1">
          <table:table-cell office:value-type="float" office:value="14.5301" calcext:value-type="float">
            <text:p>14.5301</text:p>
          </table:table-cell>
          <table:table-cell office:value-type="float" office:value="0.853388" calcext:value-type="float">
            <text:p>0.853388</text:p>
          </table:table-cell>
          <table:table-cell office:value-type="float" office:value="0.146612" calcext:value-type="float">
            <text:p>0.146612</text:p>
          </table:table-cell>
          <table:table-cell office:value-type="float" office:value="1" calcext:value-type="float">
            <text:p>1</text:p>
          </table:table-cell>
          <table:table-cell office:value-type="float" office:value="0.541502" calcext:value-type="float">
            <text:p>0.541502</text:p>
          </table:table-cell>
        </table:table-row>
        <table:table-row table:style-name="ro1">
          <table:table-cell office:value-type="float" office:value="14.5401" calcext:value-type="float">
            <text:p>14.5401</text:p>
          </table:table-cell>
          <table:table-cell office:value-type="float" office:value="0.846243" calcext:value-type="float">
            <text:p>0.846243</text:p>
          </table:table-cell>
          <table:table-cell office:value-type="float" office:value="0.153757" calcext:value-type="float">
            <text:p>0.153757</text:p>
          </table:table-cell>
          <table:table-cell office:value-type="float" office:value="1" calcext:value-type="float">
            <text:p>1</text:p>
          </table:table-cell>
          <table:table-cell office:value-type="float" office:value="0.554539" calcext:value-type="float">
            <text:p>0.554539</text:p>
          </table:table-cell>
        </table:table-row>
        <table:table-row table:style-name="ro1">
          <table:table-cell office:value-type="float" office:value="14.5501" calcext:value-type="float">
            <text:p>14.5501</text:p>
          </table:table-cell>
          <table:table-cell office:value-type="float" office:value="0.83896" calcext:value-type="float">
            <text:p>0.83896</text:p>
          </table:table-cell>
          <table:table-cell office:value-type="float" office:value="0.16104" calcext:value-type="float">
            <text:p>0.16104</text:p>
          </table:table-cell>
          <table:table-cell office:value-type="float" office:value="1" calcext:value-type="float">
            <text:p>1</text:p>
          </table:table-cell>
          <table:table-cell office:value-type="float" office:value="0.56752" calcext:value-type="float">
            <text:p>0.56752</text:p>
          </table:table-cell>
        </table:table-row>
        <table:table-row table:style-name="ro1">
          <table:table-cell office:value-type="float" office:value="14.5601" calcext:value-type="float">
            <text:p>14.5601</text:p>
          </table:table-cell>
          <table:table-cell office:value-type="float" office:value="0.831542" calcext:value-type="float">
            <text:p>0.831542</text:p>
          </table:table-cell>
          <table:table-cell office:value-type="float" office:value="0.168458" calcext:value-type="float">
            <text:p>0.168458</text:p>
          </table:table-cell>
          <table:table-cell office:value-type="float" office:value="1" calcext:value-type="float">
            <text:p>1</text:p>
          </table:table-cell>
          <table:table-cell office:value-type="float" office:value="0.580445" calcext:value-type="float">
            <text:p>0.580445</text:p>
          </table:table-cell>
        </table:table-row>
        <table:table-row table:style-name="ro1">
          <table:table-cell office:value-type="float" office:value="14.5701" calcext:value-type="float">
            <text:p>14.5701</text:p>
          </table:table-cell>
          <table:table-cell office:value-type="float" office:value="0.82399" calcext:value-type="float">
            <text:p>0.82399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1" calcext:value-type="float">
            <text:p>1</text:p>
          </table:table-cell>
          <table:table-cell office:value-type="float" office:value="0.593312" calcext:value-type="float">
            <text:p>0.593312</text:p>
          </table:table-cell>
        </table:table-row>
        <table:table-row table:style-name="ro1">
          <table:table-cell office:value-type="float" office:value="14.5801" calcext:value-type="float">
            <text:p>14.5801</text:p>
          </table:table-cell>
          <table:table-cell office:value-type="float" office:value="0.816309" calcext:value-type="float">
            <text:p>0.816309</text:p>
          </table:table-cell>
          <table:table-cell office:value-type="float" office:value="0.183691" calcext:value-type="float">
            <text:p>0.183691</text:p>
          </table:table-cell>
          <table:table-cell office:value-type="float" office:value="1" calcext:value-type="float">
            <text:p>1</text:p>
          </table:table-cell>
          <table:table-cell office:value-type="float" office:value="0.60612" calcext:value-type="float">
            <text:p>0.60612</text:p>
          </table:table-cell>
        </table:table-row>
        <table:table-row table:style-name="ro1">
          <table:table-cell office:value-type="float" office:value="14.5901" calcext:value-type="float">
            <text:p>14.5901</text:p>
          </table:table-cell>
          <table:table-cell office:value-type="float" office:value="0.808502" calcext:value-type="float">
            <text:p>0.808502</text:p>
          </table:table-cell>
          <table:table-cell office:value-type="float" office:value="0.191498" calcext:value-type="float">
            <text:p>0.191498</text:p>
          </table:table-cell>
          <table:table-cell office:value-type="float" office:value="1" calcext:value-type="float">
            <text:p>1</text:p>
          </table:table-cell>
          <table:table-cell office:value-type="float" office:value="0.618867" calcext:value-type="float">
            <text:p>0.618867</text:p>
          </table:table-cell>
        </table:table-row>
        <table:table-row table:style-name="ro1">
          <table:table-cell office:value-type="float" office:value="14.6001" calcext:value-type="float">
            <text:p>14.6001</text:p>
          </table:table-cell>
          <table:table-cell office:value-type="float" office:value="0.800571" calcext:value-type="float">
            <text:p>0.800571</text:p>
          </table:table-cell>
          <table:table-cell office:value-type="float" office:value="0.199429" calcext:value-type="float">
            <text:p>0.199429</text:p>
          </table:table-cell>
          <table:table-cell office:value-type="float" office:value="1" calcext:value-type="float">
            <text:p>1</text:p>
          </table:table-cell>
          <table:table-cell office:value-type="float" office:value="0.631552" calcext:value-type="float">
            <text:p>0.631552</text:p>
          </table:table-cell>
        </table:table-row>
        <table:table-row table:style-name="ro1">
          <table:table-cell office:value-type="float" office:value="14.6101" calcext:value-type="float">
            <text:p>14.6101</text:p>
          </table:table-cell>
          <table:table-cell office:value-type="float" office:value="0.79252" calcext:value-type="float">
            <text:p>0.79252</text:p>
          </table:table-cell>
          <table:table-cell office:value-type="float" office:value="0.20748" calcext:value-type="float">
            <text:p>0.20748</text:p>
          </table:table-cell>
          <table:table-cell office:value-type="float" office:value="1" calcext:value-type="float">
            <text:p>1</text:p>
          </table:table-cell>
          <table:table-cell office:value-type="float" office:value="0.644173" calcext:value-type="float">
            <text:p>0.644173</text:p>
          </table:table-cell>
        </table:table-row>
        <table:table-row table:style-name="ro1">
          <table:table-cell office:value-type="float" office:value="14.6201" calcext:value-type="float">
            <text:p>14.620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215648" calcext:value-type="float">
            <text:p>0.215648</text:p>
          </table:table-cell>
          <table:table-cell office:value-type="float" office:value="1" calcext:value-type="float">
            <text:p>1</text:p>
          </table:table-cell>
          <table:table-cell office:value-type="float" office:value="0.656731" calcext:value-type="float">
            <text:p>0.656731</text:p>
          </table:table-cell>
        </table:table-row>
        <table:table-row table:style-name="ro1">
          <table:table-cell office:value-type="float" office:value="14.6301" calcext:value-type="float">
            <text:p>14.6301</text:p>
          </table:table-cell>
          <table:table-cell office:value-type="float" office:value="0.776071" calcext:value-type="float">
            <text:p>0.776071</text:p>
          </table:table-cell>
          <table:table-cell office:value-type="float" office:value="0.223929" calcext:value-type="float">
            <text:p>0.223929</text:p>
          </table:table-cell>
          <table:table-cell office:value-type="float" office:value="1" calcext:value-type="float">
            <text:p>1</text:p>
          </table:table-cell>
          <table:table-cell office:value-type="float" office:value="0.669223" calcext:value-type="float">
            <text:p>0.669223</text:p>
          </table:table-cell>
        </table:table-row>
        <table:table-row table:style-name="ro1">
          <table:table-cell office:value-type="float" office:value="14.6401" calcext:value-type="float">
            <text:p>14.6401</text:p>
          </table:table-cell>
          <table:table-cell office:value-type="float" office:value="0.767678" calcext:value-type="float">
            <text:p>0.767678</text:p>
          </table:table-cell>
          <table:table-cell office:value-type="float" office:value="0.232322" calcext:value-type="float">
            <text:p>0.232322</text:p>
          </table:table-cell>
          <table:table-cell office:value-type="float" office:value="1" calcext:value-type="float">
            <text:p>1</text:p>
          </table:table-cell>
          <table:table-cell office:value-type="float" office:value="0.681647" calcext:value-type="float">
            <text:p>0.681647</text:p>
          </table:table-cell>
        </table:table-row>
        <table:table-row table:style-name="ro1">
          <table:table-cell office:value-type="float" office:value="14.6501" calcext:value-type="float">
            <text:p>14.6501</text:p>
          </table:table-cell>
          <table:table-cell office:value-type="float" office:value="0.759179" calcext:value-type="float">
            <text:p>0.759179</text:p>
          </table:table-cell>
          <table:table-cell office:value-type="float" office:value="0.240821" calcext:value-type="float">
            <text:p>0.240821</text:p>
          </table:table-cell>
          <table:table-cell office:value-type="float" office:value="1" calcext:value-type="float">
            <text:p>1</text:p>
          </table:table-cell>
          <table:table-cell office:value-type="float" office:value="0.694004" calcext:value-type="float">
            <text:p>0.694004</text:p>
          </table:table-cell>
        </table:table-row>
        <table:table-row table:style-name="ro1">
          <table:table-cell office:value-type="float" office:value="14.6601" calcext:value-type="float">
            <text:p>14.6601</text:p>
          </table:table-cell>
          <table:table-cell office:value-type="float" office:value="0.750576" calcext:value-type="float">
            <text:p>0.750576</text:p>
          </table:table-cell>
          <table:table-cell office:value-type="float" office:value="0.249424" calcext:value-type="float">
            <text:p>0.249424</text:p>
          </table:table-cell>
          <table:table-cell office:value-type="float" office:value="1" calcext:value-type="float">
            <text:p>1</text:p>
          </table:table-cell>
          <table:table-cell office:value-type="float" office:value="0.706291" calcext:value-type="float">
            <text:p>0.706291</text:p>
          </table:table-cell>
        </table:table-row>
        <table:table-row table:style-name="ro1">
          <table:table-cell office:value-type="float" office:value="14.6701" calcext:value-type="float">
            <text:p>14.6701</text:p>
          </table:table-cell>
          <table:table-cell office:value-type="float" office:value="0.741873" calcext:value-type="float">
            <text:p>0.741873</text:p>
          </table:table-cell>
          <table:table-cell office:value-type="float" office:value="0.258127" calcext:value-type="float">
            <text:p>0.258127</text:p>
          </table:table-cell>
          <table:table-cell office:value-type="float" office:value="1" calcext:value-type="float">
            <text:p>1</text:p>
          </table:table-cell>
          <table:table-cell office:value-type="float" office:value="0.718508" calcext:value-type="float">
            <text:p>0.718508</text:p>
          </table:table-cell>
        </table:table-row>
        <table:table-row table:style-name="ro1">
          <table:table-cell office:value-type="float" office:value="14.6801" calcext:value-type="float">
            <text:p>14.6801</text:p>
          </table:table-cell>
          <table:table-cell office:value-type="float" office:value="0.733073" calcext:value-type="float">
            <text:p>0.733073</text:p>
          </table:table-cell>
          <table:table-cell office:value-type="float" office:value="0.266927" calcext:value-type="float">
            <text:p>0.266927</text:p>
          </table:table-cell>
          <table:table-cell office:value-type="float" office:value="1" calcext:value-type="float">
            <text:p>1</text:p>
          </table:table-cell>
          <table:table-cell office:value-type="float" office:value="0.730653" calcext:value-type="float">
            <text:p>0.730653</text:p>
          </table:table-cell>
        </table:table-row>
        <table:table-row table:style-name="ro1">
          <table:table-cell office:value-type="float" office:value="14.6901" calcext:value-type="float">
            <text:p>14.6901</text:p>
          </table:table-cell>
          <table:table-cell office:value-type="float" office:value="0.72418" calcext:value-type="float">
            <text:p>0.7241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1" calcext:value-type="float">
            <text:p>1</text:p>
          </table:table-cell>
          <table:table-cell office:value-type="float" office:value="0.742724" calcext:value-type="float">
            <text:p>0.742724</text:p>
          </table:table-cell>
        </table:table-row>
        <table:table-row table:style-name="ro1">
          <table:table-cell office:value-type="float" office:value="14.7001" calcext:value-type="float">
            <text:p>14.7001</text:p>
          </table:table-cell>
          <table:table-cell office:value-type="float" office:value="0.715197" calcext:value-type="float">
            <text:p>0.715197</text:p>
          </table:table-cell>
          <table:table-cell office:value-type="float" office:value="0.284803" calcext:value-type="float">
            <text:p>0.284803</text:p>
          </table:table-cell>
          <table:table-cell office:value-type="float" office:value="1" calcext:value-type="float">
            <text:p>1</text:p>
          </table:table-cell>
          <table:table-cell office:value-type="float" office:value="0.754722" calcext:value-type="float">
            <text:p>0.754722</text:p>
          </table:table-cell>
        </table:table-row>
        <table:table-row table:style-name="ro1">
          <table:table-cell office:value-type="float" office:value="14.7101" calcext:value-type="float">
            <text:p>14.7101</text:p>
          </table:table-cell>
          <table:table-cell office:value-type="float" office:value="0.706129" calcext:value-type="float">
            <text:p>0.706129</text:p>
          </table:table-cell>
          <table:table-cell office:value-type="float" office:value="0.293871" calcext:value-type="float">
            <text:p>0.293871</text:p>
          </table:table-cell>
          <table:table-cell office:value-type="float" office:value="1" calcext:value-type="float">
            <text:p>1</text:p>
          </table:table-cell>
          <table:table-cell office:value-type="float" office:value="0.766644" calcext:value-type="float">
            <text:p>0.766644</text:p>
          </table:table-cell>
        </table:table-row>
        <table:table-row table:style-name="ro1">
          <table:table-cell office:value-type="float" office:value="14.7201" calcext:value-type="float">
            <text:p>14.7201</text:p>
          </table:table-cell>
          <table:table-cell office:value-type="float" office:value="0.696977" calcext:value-type="float">
            <text:p>0.696977</text:p>
          </table:table-cell>
          <table:table-cell office:value-type="float" office:value="0.303023" calcext:value-type="float">
            <text:p>0.303023</text:p>
          </table:table-cell>
          <table:table-cell office:value-type="float" office:value="1" calcext:value-type="float">
            <text:p>1</text:p>
          </table:table-cell>
          <table:table-cell office:value-type="float" office:value="0.778489" calcext:value-type="float">
            <text:p>0.778489</text:p>
          </table:table-cell>
        </table:table-row>
        <table:table-row table:style-name="ro1">
          <table:table-cell office:value-type="float" office:value="14.7301" calcext:value-type="float">
            <text:p>14.7301</text:p>
          </table:table-cell>
          <table:table-cell office:value-type="float" office:value="0.687747" calcext:value-type="float">
            <text:p>0.687747</text:p>
          </table:table-cell>
          <table:table-cell office:value-type="float" office:value="0.312253" calcext:value-type="float">
            <text:p>0.312253</text:p>
          </table:table-cell>
          <table:table-cell office:value-type="float" office:value="1" calcext:value-type="float">
            <text:p>1</text:p>
          </table:table-cell>
          <table:table-cell office:value-type="float" office:value="0.790257" calcext:value-type="float">
            <text:p>0.790257</text:p>
          </table:table-cell>
        </table:table-row>
        <table:table-row table:style-name="ro1">
          <table:table-cell office:value-type="float" office:value="14.7401" calcext:value-type="float">
            <text:p>14.7401</text:p>
          </table:table-cell>
          <table:table-cell office:value-type="float" office:value="0.678442" calcext:value-type="float">
            <text:p>0.678442</text:p>
          </table:table-cell>
          <table:table-cell office:value-type="float" office:value="0.321558" calcext:value-type="float">
            <text:p>0.321558</text:p>
          </table:table-cell>
          <table:table-cell office:value-type="float" office:value="1" calcext:value-type="float">
            <text:p>1</text:p>
          </table:table-cell>
          <table:table-cell office:value-type="float" office:value="0.801945" calcext:value-type="float">
            <text:p>0.801945</text:p>
          </table:table-cell>
        </table:table-row>
        <table:table-row table:style-name="ro1">
          <table:table-cell office:value-type="float" office:value="14.7501" calcext:value-type="float">
            <text:p>14.7501</text:p>
          </table:table-cell>
          <table:table-cell office:value-type="float" office:value="0.669065" calcext:value-type="float">
            <text:p>0.669065</text:p>
          </table:table-cell>
          <table:table-cell office:value-type="float" office:value="0.330935" calcext:value-type="float">
            <text:p>0.330935</text:p>
          </table:table-cell>
          <table:table-cell office:value-type="float" office:value="1" calcext:value-type="float">
            <text:p>1</text:p>
          </table:table-cell>
          <table:table-cell office:value-type="float" office:value="0.813553" calcext:value-type="float">
            <text:p>0.813553</text:p>
          </table:table-cell>
        </table:table-row>
        <table:table-row table:style-name="ro1">
          <table:table-cell office:value-type="float" office:value="14.7601" calcext:value-type="float">
            <text:p>14.7601</text:p>
          </table:table-cell>
          <table:table-cell office:value-type="float" office:value="0.659621" calcext:value-type="float">
            <text:p>0.659621</text:p>
          </table:table-cell>
          <table:table-cell office:value-type="float" office:value="0.340379" calcext:value-type="float">
            <text:p>0.340379</text:p>
          </table:table-cell>
          <table:table-cell office:value-type="float" office:value="1" calcext:value-type="float">
            <text:p>1</text:p>
          </table:table-cell>
          <table:table-cell office:value-type="float" office:value="0.82508" calcext:value-type="float">
            <text:p>0.82508</text:p>
          </table:table-cell>
        </table:table-row>
        <table:table-row table:style-name="ro1">
          <table:table-cell office:value-type="float" office:value="14.7701" calcext:value-type="float">
            <text:p>14.7701</text:p>
          </table:table-cell>
          <table:table-cell office:value-type="float" office:value="0.650113" calcext:value-type="float">
            <text:p>0.650113</text:p>
          </table:table-cell>
          <table:table-cell office:value-type="float" office:value="0.349887" calcext:value-type="float">
            <text:p>0.349887</text:p>
          </table:table-cell>
          <table:table-cell office:value-type="float" office:value="1" calcext:value-type="float">
            <text:p>1</text:p>
          </table:table-cell>
          <table:table-cell office:value-type="float" office:value="0.836525" calcext:value-type="float">
            <text:p>0.836525</text:p>
          </table:table-cell>
        </table:table-row>
        <table:table-row table:style-name="ro1">
          <table:table-cell office:value-type="float" office:value="14.7801" calcext:value-type="float">
            <text:p>14.7801</text:p>
          </table:table-cell>
          <table:table-cell office:value-type="float" office:value="0.640545" calcext:value-type="float">
            <text:p>0.640545</text:p>
          </table:table-cell>
          <table:table-cell office:value-type="float" office:value="0.359455" calcext:value-type="float">
            <text:p>0.359455</text:p>
          </table:table-cell>
          <table:table-cell office:value-type="float" office:value="1" calcext:value-type="float">
            <text:p>1</text:p>
          </table:table-cell>
          <table:table-cell office:value-type="float" office:value="0.847885" calcext:value-type="float">
            <text:p>0.847885</text:p>
          </table:table-cell>
        </table:table-row>
        <table:table-row table:style-name="ro1">
          <table:table-cell office:value-type="float" office:value="14.7901" calcext:value-type="float">
            <text:p>14.7901</text:p>
          </table:table-cell>
          <table:table-cell office:value-type="float" office:value="0.630921" calcext:value-type="float">
            <text:p>0.630921</text:p>
          </table:table-cell>
          <table:table-cell office:value-type="float" office:value="0.369079" calcext:value-type="float">
            <text:p>0.369079</text:p>
          </table:table-cell>
          <table:table-cell office:value-type="float" office:value="1" calcext:value-type="float">
            <text:p>1</text:p>
          </table:table-cell>
          <table:table-cell office:value-type="float" office:value="0.859161" calcext:value-type="float">
            <text:p>0.859161</text:p>
          </table:table-cell>
        </table:table-row>
        <table:table-row table:style-name="ro1">
          <table:table-cell office:value-type="float" office:value="14.8001" calcext:value-type="float">
            <text:p>14.8001</text:p>
          </table:table-cell>
          <table:table-cell office:value-type="float" office:value="0.621244" calcext:value-type="float">
            <text:p>0.621244</text:p>
          </table:table-cell>
          <table:table-cell office:value-type="float" office:value="0.378756" calcext:value-type="float">
            <text:p>0.378756</text:p>
          </table:table-cell>
          <table:table-cell office:value-type="float" office:value="1" calcext:value-type="float">
            <text:p>1</text:p>
          </table:table-cell>
          <table:table-cell office:value-type="float" office:value="0.870351" calcext:value-type="float">
            <text:p>0.870351</text:p>
          </table:table-cell>
        </table:table-row>
        <table:table-row table:style-name="ro1">
          <table:table-cell office:value-type="float" office:value="14.8101" calcext:value-type="float">
            <text:p>14.8101</text:p>
          </table:table-cell>
          <table:table-cell office:value-type="float" office:value="0.611519" calcext:value-type="float">
            <text:p>0.611519</text:p>
          </table:table-cell>
          <table:table-cell office:value-type="float" office:value="0.388481" calcext:value-type="float">
            <text:p>0.388481</text:p>
          </table:table-cell>
          <table:table-cell office:value-type="float" office:value="1" calcext:value-type="float">
            <text:p>1</text:p>
          </table:table-cell>
          <table:table-cell office:value-type="float" office:value="0.881454" calcext:value-type="float">
            <text:p>0.881454</text:p>
          </table:table-cell>
        </table:table-row>
        <table:table-row table:style-name="ro1">
          <table:table-cell office:value-type="float" office:value="14.8201" calcext:value-type="float">
            <text:p>14.8201</text:p>
          </table:table-cell>
          <table:table-cell office:value-type="float" office:value="0.601749" calcext:value-type="float">
            <text:p>0.601749</text:p>
          </table:table-cell>
          <table:table-cell office:value-type="float" office:value="0.398251" calcext:value-type="float">
            <text:p>0.398251</text:p>
          </table:table-cell>
          <table:table-cell office:value-type="float" office:value="1" calcext:value-type="float">
            <text:p>1</text:p>
          </table:table-cell>
          <table:table-cell office:value-type="float" office:value="0.892469" calcext:value-type="float">
            <text:p>0.892469</text:p>
          </table:table-cell>
        </table:table-row>
        <table:table-row table:style-name="ro1">
          <table:table-cell office:value-type="float" office:value="14.8301" calcext:value-type="float">
            <text:p>14.8301</text:p>
          </table:table-cell>
          <table:table-cell office:value-type="float" office:value="0.591939" calcext:value-type="float">
            <text:p>0.591939</text:p>
          </table:table-cell>
          <table:table-cell office:value-type="float" office:value="0.408061" calcext:value-type="float">
            <text:p>0.408061</text:p>
          </table:table-cell>
          <table:table-cell office:value-type="float" office:value="1" calcext:value-type="float">
            <text:p>1</text:p>
          </table:table-cell>
          <table:table-cell office:value-type="float" office:value="0.903395" calcext:value-type="float">
            <text:p>0.903395</text:p>
          </table:table-cell>
        </table:table-row>
        <table:table-row table:style-name="ro1">
          <table:table-cell office:value-type="float" office:value="14.8401" calcext:value-type="float">
            <text:p>14.8401</text:p>
          </table:table-cell>
          <table:table-cell office:value-type="float" office:value="0.582092" calcext:value-type="float">
            <text:p>0.582092</text:p>
          </table:table-cell>
          <table:table-cell office:value-type="float" office:value="0.417908" calcext:value-type="float">
            <text:p>0.417908</text:p>
          </table:table-cell>
          <table:table-cell office:value-type="float" office:value="1" calcext:value-type="float">
            <text:p>1</text:p>
          </table:table-cell>
          <table:table-cell office:value-type="float" office:value="0.91423" calcext:value-type="float">
            <text:p>0.91423</text:p>
          </table:table-cell>
        </table:table-row>
        <table:table-row table:style-name="ro1">
          <table:table-cell office:value-type="float" office:value="14.8501" calcext:value-type="float">
            <text:p>14.8501</text:p>
          </table:table-cell>
          <table:table-cell office:value-type="float" office:value="0.572212" calcext:value-type="float">
            <text:p>0.572212</text:p>
          </table:table-cell>
          <table:table-cell office:value-type="float" office:value="0.427788" calcext:value-type="float">
            <text:p>0.427788</text:p>
          </table:table-cell>
          <table:table-cell office:value-type="float" office:value="1" calcext:value-type="float">
            <text:p>1</text:p>
          </table:table-cell>
          <table:table-cell office:value-type="float" office:value="0.924974" calcext:value-type="float">
            <text:p>0.924974</text:p>
          </table:table-cell>
        </table:table-row>
        <table:table-row table:style-name="ro1">
          <table:table-cell office:value-type="float" office:value="14.8601" calcext:value-type="float">
            <text:p>14.8601</text:p>
          </table:table-cell>
          <table:table-cell office:value-type="float" office:value="0.562303" calcext:value-type="float">
            <text:p>0.562303</text:p>
          </table:table-cell>
          <table:table-cell office:value-type="float" office:value="0.437697" calcext:value-type="float">
            <text:p>0.437697</text:p>
          </table:table-cell>
          <table:table-cell office:value-type="float" office:value="1" calcext:value-type="float">
            <text:p>1</text:p>
          </table:table-cell>
          <table:table-cell office:value-type="float" office:value="0.935625" calcext:value-type="float">
            <text:p>0.935625</text:p>
          </table:table-cell>
        </table:table-row>
        <table:table-row table:style-name="ro1">
          <table:table-cell office:value-type="float" office:value="14.8701" calcext:value-type="float">
            <text:p>14.8701</text:p>
          </table:table-cell>
          <table:table-cell office:value-type="float" office:value="0.552369" calcext:value-type="float">
            <text:p>0.552369</text:p>
          </table:table-cell>
          <table:table-cell office:value-type="float" office:value="0.447631" calcext:value-type="float">
            <text:p>0.447631</text:p>
          </table:table-cell>
          <table:table-cell office:value-type="float" office:value="1" calcext:value-type="float">
            <text:p>1</text:p>
          </table:table-cell>
          <table:table-cell office:value-type="float" office:value="0.946183" calcext:value-type="float">
            <text:p>0.946183</text:p>
          </table:table-cell>
        </table:table-row>
        <table:table-row table:style-name="ro1">
          <table:table-cell office:value-type="float" office:value="14.8801" calcext:value-type="float">
            <text:p>14.8801</text:p>
          </table:table-cell>
          <table:table-cell office:value-type="float" office:value="0.542414" calcext:value-type="float">
            <text:p>0.542414</text:p>
          </table:table-cell>
          <table:table-cell office:value-type="float" office:value="0.457586" calcext:value-type="float">
            <text:p>0.457586</text:p>
          </table:table-cell>
          <table:table-cell office:value-type="float" office:value="1" calcext:value-type="float">
            <text:p>1</text:p>
          </table:table-cell>
          <table:table-cell office:value-type="float" office:value="0.956646" calcext:value-type="float">
            <text:p>0.956646</text:p>
          </table:table-cell>
        </table:table-row>
        <table:table-row table:style-name="ro1">
          <table:table-cell office:value-type="float" office:value="14.8901" calcext:value-type="float">
            <text:p>14.8901</text:p>
          </table:table-cell>
          <table:table-cell office:value-type="float" office:value="0.532442" calcext:value-type="float">
            <text:p>0.532442</text:p>
          </table:table-cell>
          <table:table-cell office:value-type="float" office:value="0.467558" calcext:value-type="float">
            <text:p>0.467558</text:p>
          </table:table-cell>
          <table:table-cell office:value-type="float" office:value="1" calcext:value-type="float">
            <text:p>1</text:p>
          </table:table-cell>
          <table:table-cell office:value-type="float" office:value="0.967014" calcext:value-type="float">
            <text:p>0.967014</text:p>
          </table:table-cell>
        </table:table-row>
        <table:table-row table:style-name="ro1">
          <table:table-cell office:value-type="float" office:value="14.9001" calcext:value-type="float">
            <text:p>14.9001</text:p>
          </table:table-cell>
          <table:table-cell office:value-type="float" office:value="0.522458" calcext:value-type="float">
            <text:p>0.522458</text:p>
          </table:table-cell>
          <table:table-cell office:value-type="float" office:value="0.477542" calcext:value-type="float">
            <text:p>0.477542</text:p>
          </table:table-cell>
          <table:table-cell office:value-type="float" office:value="1" calcext:value-type="float">
            <text:p>1</text:p>
          </table:table-cell>
          <table:table-cell office:value-type="float" office:value="0.977284" calcext:value-type="float">
            <text:p>0.977284</text:p>
          </table:table-cell>
        </table:table-row>
        <table:table-row table:style-name="ro1">
          <table:table-cell office:value-type="float" office:value="14.9101" calcext:value-type="float">
            <text:p>14.9101</text:p>
          </table:table-cell>
          <table:table-cell office:value-type="float" office:value="0.512464" calcext:value-type="float">
            <text:p>0.512464</text:p>
          </table:table-cell>
          <table:table-cell office:value-type="float" office:value="0.487536" calcext:value-type="float">
            <text:p>0.487536</text:p>
          </table:table-cell>
          <table:table-cell office:value-type="float" office:value="1" calcext:value-type="float">
            <text:p>1</text:p>
          </table:table-cell>
          <table:table-cell office:value-type="float" office:value="0.987458" calcext:value-type="float">
            <text:p>0.987458</text:p>
          </table:table-cell>
        </table:table-row>
        <table:table-row table:style-name="ro1">
          <table:table-cell office:value-type="float" office:value="14.9201" calcext:value-type="float">
            <text:p>14.9201</text:p>
          </table:table-cell>
          <table:table-cell office:value-type="float" office:value="0.502465" calcext:value-type="float">
            <text:p>0.502465</text:p>
          </table:table-cell>
          <table:table-cell office:value-type="float" office:value="0.497535" calcext:value-type="float">
            <text:p>0.497535</text:p>
          </table:table-cell>
          <table:table-cell office:value-type="float" office:value="1" calcext:value-type="float">
            <text:p>1</text:p>
          </table:table-cell>
          <table:table-cell office:value-type="float" office:value="0.997532" calcext:value-type="float">
            <text:p>0.997532</text:p>
          </table:table-cell>
        </table:table-row>
        <table:table-row table:style-name="ro1">
          <table:table-cell office:value-type="float" office:value="14.9301" calcext:value-type="float">
            <text:p>14.9301</text:p>
          </table:table-cell>
          <table:table-cell office:value-type="float" office:value="0.492465" calcext:value-type="float">
            <text:p>0.492465</text:p>
          </table:table-cell>
          <table:table-cell office:value-type="float" office:value="0.507535" calcext:value-type="float">
            <text:p>0.507535</text:p>
          </table:table-cell>
          <table:table-cell office:value-type="float" office:value="1" calcext:value-type="float">
            <text:p>1</text:p>
          </table:table-cell>
          <table:table-cell office:value-type="float" office:value="1.00751" calcext:value-type="float">
            <text:p>1.00751</text:p>
          </table:table-cell>
        </table:table-row>
        <table:table-row table:style-name="ro1">
          <table:table-cell office:value-type="float" office:value="14.9401" calcext:value-type="float">
            <text:p>14.9401</text:p>
          </table:table-cell>
          <table:table-cell office:value-type="float" office:value="0.482469" calcext:value-type="float">
            <text:p>0.482469</text:p>
          </table:table-cell>
          <table:table-cell office:value-type="float" office:value="0.517531" calcext:value-type="float">
            <text:p>0.517531</text:p>
          </table:table-cell>
          <table:table-cell office:value-type="float" office:value="1" calcext:value-type="float">
            <text:p>1</text:p>
          </table:table-cell>
          <table:table-cell office:value-type="float" office:value="1.01738" calcext:value-type="float">
            <text:p>1.01738</text:p>
          </table:table-cell>
        </table:table-row>
        <table:table-row table:style-name="ro1">
          <table:table-cell office:value-type="float" office:value="14.9501" calcext:value-type="float">
            <text:p>14.9501</text:p>
          </table:table-cell>
          <table:table-cell office:value-type="float" office:value="0.472479" calcext:value-type="float">
            <text:p>0.472479</text:p>
          </table:table-cell>
          <table:table-cell office:value-type="float" office:value="0.527521" calcext:value-type="float">
            <text:p>0.527521</text:p>
          </table:table-cell>
          <table:table-cell office:value-type="float" office:value="1" calcext:value-type="float">
            <text:p>1</text:p>
          </table:table-cell>
          <table:table-cell office:value-type="float" office:value="1.02715" calcext:value-type="float">
            <text:p>1.02715</text:p>
          </table:table-cell>
        </table:table-row>
        <table:table-row table:style-name="ro1">
          <table:table-cell office:value-type="float" office:value="14.9601" calcext:value-type="float">
            <text:p>14.9601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1" calcext:value-type="float">
            <text:p>1</text:p>
          </table:table-cell>
          <table:table-cell office:value-type="float" office:value="1.03682" calcext:value-type="float">
            <text:p>1.03682</text:p>
          </table:table-cell>
        </table:table-row>
        <table:table-row table:style-name="ro1">
          <table:table-cell office:value-type="float" office:value="14.9701" calcext:value-type="float">
            <text:p>14.9701</text:p>
          </table:table-cell>
          <table:table-cell office:value-type="float" office:value="0.452537" calcext:value-type="float">
            <text:p>0.452537</text:p>
          </table:table-cell>
          <table:table-cell office:value-type="float" office:value="0.547463" calcext:value-type="float">
            <text:p>0.547463</text:p>
          </table:table-cell>
          <table:table-cell office:value-type="float" office:value="1" calcext:value-type="float">
            <text:p>1</text:p>
          </table:table-cell>
          <table:table-cell office:value-type="float" office:value="1.04639" calcext:value-type="float">
            <text:p>1.04639</text:p>
          </table:table-cell>
        </table:table-row>
        <table:table-row table:style-name="ro1">
          <table:table-cell office:value-type="float" office:value="14.9801" calcext:value-type="float">
            <text:p>14.9801</text:p>
          </table:table-cell>
          <table:table-cell office:value-type="float" office:value="0.442592" calcext:value-type="float">
            <text:p>0.442592</text:p>
          </table:table-cell>
          <table:table-cell office:value-type="float" office:value="0.557408" calcext:value-type="float">
            <text:p>0.557408</text:p>
          </table:table-cell>
          <table:table-cell office:value-type="float" office:value="1" calcext:value-type="float">
            <text:p>1</text:p>
          </table:table-cell>
          <table:table-cell office:value-type="float" office:value="1.05585" calcext:value-type="float">
            <text:p>1.05585</text:p>
          </table:table-cell>
        </table:table-row>
        <table:table-row table:style-name="ro1">
          <table:table-cell office:value-type="float" office:value="14.9901" calcext:value-type="float">
            <text:p>14.9901</text:p>
          </table:table-cell>
          <table:table-cell office:value-type="float" office:value="0.43267" calcext:value-type="float">
            <text:p>0.43267</text:p>
          </table:table-cell>
          <table:table-cell office:value-type="float" office:value="0.56733" calcext:value-type="float">
            <text:p>0.56733</text:p>
          </table:table-cell>
          <table:table-cell office:value-type="float" office:value="1" calcext:value-type="float">
            <text:p>1</text:p>
          </table:table-cell>
          <table:table-cell office:value-type="float" office:value="1.0652" calcext:value-type="float">
            <text:p>1.0652</text:p>
          </table:table-cell>
        </table:table-row>
        <table:table-row table:style-name="ro1">
          <table:table-cell office:value-type="float" office:value="15.0001" calcext:value-type="float">
            <text:p>15.0001</text:p>
          </table:table-cell>
          <table:table-cell office:value-type="float" office:value="0.422775" calcext:value-type="float">
            <text:p>0.422775</text:p>
          </table:table-cell>
          <table:table-cell office:value-type="float" office:value="0.577225" calcext:value-type="float">
            <text:p>0.577225</text:p>
          </table:table-cell>
          <table:table-cell office:value-type="float" office:value="1" calcext:value-type="float">
            <text:p>1</text:p>
          </table:table-cell>
          <table:table-cell office:value-type="float" office:value="1.07445" calcext:value-type="float">
            <text:p>1.07445</text:p>
          </table:table-cell>
        </table:table-row>
        <table:table-row table:style-name="ro1">
          <table:table-cell office:value-type="float" office:value="15.0101" calcext:value-type="float">
            <text:p>15.0101</text:p>
          </table:table-cell>
          <table:table-cell office:value-type="float" office:value="0.412912" calcext:value-type="float">
            <text:p>0.412912</text:p>
          </table:table-cell>
          <table:table-cell office:value-type="float" office:value="0.587088" calcext:value-type="float">
            <text:p>0.587088</text:p>
          </table:table-cell>
          <table:table-cell office:value-type="float" office:value="1" calcext:value-type="float">
            <text:p>1</text:p>
          </table:table-cell>
          <table:table-cell office:value-type="float" office:value="1.08359" calcext:value-type="float">
            <text:p>1.08359</text:p>
          </table:table-cell>
        </table:table-row>
        <table:table-row table:style-name="ro1">
          <table:table-cell office:value-type="float" office:value="15.0201" calcext:value-type="float">
            <text:p>15.020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596918" calcext:value-type="float">
            <text:p>0.596918</text:p>
          </table:table-cell>
          <table:table-cell office:value-type="float" office:value="1" calcext:value-type="float">
            <text:p>1</text:p>
          </table:table-cell>
          <table:table-cell office:value-type="float" office:value="1.09263" calcext:value-type="float">
            <text:p>1.09263</text:p>
          </table:table-cell>
        </table:table-row>
        <table:table-row table:style-name="ro1">
          <table:table-cell office:value-type="float" office:value="15.0301" calcext:value-type="float">
            <text:p>15.0301</text:p>
          </table:table-cell>
          <table:table-cell office:value-type="float" office:value="0.393292" calcext:value-type="float">
            <text:p>0.393292</text:p>
          </table:table-cell>
          <table:table-cell office:value-type="float" office:value="0.606708" calcext:value-type="float">
            <text:p>0.606708</text:p>
          </table:table-cell>
          <table:table-cell office:value-type="float" office:value="1" calcext:value-type="float">
            <text:p>1</text:p>
          </table:table-cell>
          <table:table-cell office:value-type="float" office:value="1.10155" calcext:value-type="float">
            <text:p>1.10155</text:p>
          </table:table-cell>
        </table:table-row>
        <table:table-row table:style-name="ro1">
          <table:table-cell office:value-type="float" office:value="15.0401" calcext:value-type="float">
            <text:p>15.0401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0.616455" calcext:value-type="float">
            <text:p>0.616455</text:p>
          </table:table-cell>
          <table:table-cell office:value-type="float" office:value="1" calcext:value-type="float">
            <text:p>1</text:p>
          </table:table-cell>
          <table:table-cell office:value-type="float" office:value="1.11037" calcext:value-type="float">
            <text:p>1.11037</text:p>
          </table:table-cell>
        </table:table-row>
        <table:table-row table:style-name="ro1">
          <table:table-cell office:value-type="float" office:value="15.0501" calcext:value-type="float">
            <text:p>15.0501</text:p>
          </table:table-cell>
          <table:table-cell office:value-type="float" office:value="0.373844" calcext:value-type="float">
            <text:p>0.373844</text:p>
          </table:table-cell>
          <table:table-cell office:value-type="float" office:value="0.626156" calcext:value-type="float">
            <text:p>0.626156</text:p>
          </table:table-cell>
          <table:table-cell office:value-type="float" office:value="1" calcext:value-type="float">
            <text:p>1</text:p>
          </table:table-cell>
          <table:table-cell office:value-type="float" office:value="1.11907" calcext:value-type="float">
            <text:p>1.11907</text:p>
          </table:table-cell>
        </table:table-row>
        <table:table-row table:style-name="ro1">
          <table:table-cell office:value-type="float" office:value="15.0601" calcext:value-type="float">
            <text:p>15.0601</text:p>
          </table:table-cell>
          <table:table-cell office:value-type="float" office:value="0.364193" calcext:value-type="float">
            <text:p>0.364193</text:p>
          </table:table-cell>
          <table:table-cell office:value-type="float" office:value="0.635807" calcext:value-type="float">
            <text:p>0.635807</text:p>
          </table:table-cell>
          <table:table-cell office:value-type="float" office:value="1" calcext:value-type="float">
            <text:p>1</text:p>
          </table:table-cell>
          <table:table-cell office:value-type="float" office:value="1.12766" calcext:value-type="float">
            <text:p>1.12766</text:p>
          </table:table-cell>
        </table:table-row>
        <table:table-row table:style-name="ro1">
          <table:table-cell office:value-type="float" office:value="15.0701" calcext:value-type="float">
            <text:p>15.0701</text:p>
          </table:table-cell>
          <table:table-cell office:value-type="float" office:value="0.354597" calcext:value-type="float">
            <text:p>0.354597</text:p>
          </table:table-cell>
          <table:table-cell office:value-type="float" office:value="0.645403" calcext:value-type="float">
            <text:p>0.645403</text:p>
          </table:table-cell>
          <table:table-cell office:value-type="float" office:value="1" calcext:value-type="float">
            <text:p>1</text:p>
          </table:table-cell>
          <table:table-cell office:value-type="float" office:value="1.13614" calcext:value-type="float">
            <text:p>1.13614</text:p>
          </table:table-cell>
        </table:table-row>
        <table:table-row table:style-name="ro1">
          <table:table-cell office:value-type="float" office:value="15.0801" calcext:value-type="float">
            <text:p>15.0801</text:p>
          </table:table-cell>
          <table:table-cell office:value-type="float" office:value="0.345059" calcext:value-type="float">
            <text:p>0.345059</text:p>
          </table:table-cell>
          <table:table-cell office:value-type="float" office:value="0.654941" calcext:value-type="float">
            <text:p>0.654941</text:p>
          </table:table-cell>
          <table:table-cell office:value-type="float" office:value="1" calcext:value-type="float">
            <text:p>1</text:p>
          </table:table-cell>
          <table:table-cell office:value-type="float" office:value="1.1445" calcext:value-type="float">
            <text:p>1.1445</text:p>
          </table:table-cell>
        </table:table-row>
        <table:table-row table:style-name="ro1">
          <table:table-cell office:value-type="float" office:value="15.0901" calcext:value-type="float">
            <text:p>15.0901</text:p>
          </table:table-cell>
          <table:table-cell office:value-type="float" office:value="0.335582" calcext:value-type="float">
            <text:p>0.335582</text:p>
          </table:table-cell>
          <table:table-cell office:value-type="float" office:value="0.664418" calcext:value-type="float">
            <text:p>0.664418</text:p>
          </table:table-cell>
          <table:table-cell office:value-type="float" office:value="1" calcext:value-type="float">
            <text:p>1</text:p>
          </table:table-cell>
          <table:table-cell office:value-type="float" office:value="1.15275" calcext:value-type="float">
            <text:p>1.15275</text:p>
          </table:table-cell>
        </table:table-row>
        <table:table-row table:style-name="ro1">
          <table:table-cell office:value-type="float" office:value="15.1001" calcext:value-type="float">
            <text:p>15.1001</text:p>
          </table:table-cell>
          <table:table-cell office:value-type="float" office:value="0.326172" calcext:value-type="float">
            <text:p>0.326172</text:p>
          </table:table-cell>
          <table:table-cell office:value-type="float" office:value="0.673828" calcext:value-type="float">
            <text:p>0.673828</text:p>
          </table:table-cell>
          <table:table-cell office:value-type="float" office:value="1" calcext:value-type="float">
            <text:p>1</text:p>
          </table:table-cell>
          <table:table-cell office:value-type="float" office:value="1.16089" calcext:value-type="float">
            <text:p>1.16089</text:p>
          </table:table-cell>
        </table:table-row>
        <table:table-row table:style-name="ro1">
          <table:table-cell office:value-type="float" office:value="15.1101" calcext:value-type="float">
            <text:p>15.1101</text:p>
          </table:table-cell>
          <table:table-cell office:value-type="float" office:value="0.316831" calcext:value-type="float">
            <text:p>0.316831</text:p>
          </table:table-cell>
          <table:table-cell office:value-type="float" office:value="0.683169" calcext:value-type="float">
            <text:p>0.683169</text:p>
          </table:table-cell>
          <table:table-cell office:value-type="float" office:value="1" calcext:value-type="float">
            <text:p>1</text:p>
          </table:table-cell>
          <table:table-cell office:value-type="float" office:value="1.1689" calcext:value-type="float">
            <text:p>1.1689</text:p>
          </table:table-cell>
        </table:table-row>
        <table:table-row table:style-name="ro1">
          <table:table-cell office:value-type="float" office:value="15.1201" calcext:value-type="float">
            <text:p>15.1201</text:p>
          </table:table-cell>
          <table:table-cell office:value-type="float" office:value="0.307564" calcext:value-type="float">
            <text:p>0.307564</text:p>
          </table:table-cell>
          <table:table-cell office:value-type="float" office:value="0.692436" calcext:value-type="float">
            <text:p>0.692436</text:p>
          </table:table-cell>
          <table:table-cell office:value-type="float" office:value="1" calcext:value-type="float">
            <text:p>1</text:p>
          </table:table-cell>
          <table:table-cell office:value-type="float" office:value="1.17681" calcext:value-type="float">
            <text:p>1.17681</text:p>
          </table:table-cell>
        </table:table-row>
        <table:table-row table:style-name="ro1">
          <table:table-cell office:value-type="float" office:value="15.1301" calcext:value-type="float">
            <text:p>15.1301</text:p>
          </table:table-cell>
          <table:table-cell office:value-type="float" office:value="0.298373" calcext:value-type="float">
            <text:p>0.29837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1" calcext:value-type="float">
            <text:p>1</text:p>
          </table:table-cell>
          <table:table-cell office:value-type="float" office:value="1.18459" calcext:value-type="float">
            <text:p>1.18459</text:p>
          </table:table-cell>
        </table:table-row>
        <table:table-row table:style-name="ro1">
          <table:table-cell office:value-type="float" office:value="15.1401" calcext:value-type="float">
            <text:p>15.1401</text:p>
          </table:table-cell>
          <table:table-cell office:value-type="float" office:value="0.289263" calcext:value-type="float">
            <text:p>0.289263</text:p>
          </table:table-cell>
          <table:table-cell office:value-type="float" office:value="0.710737" calcext:value-type="float">
            <text:p>0.710737</text:p>
          </table:table-cell>
          <table:table-cell office:value-type="float" office:value="1" calcext:value-type="float">
            <text:p>1</text:p>
          </table:table-cell>
          <table:table-cell office:value-type="float" office:value="1.19226" calcext:value-type="float">
            <text:p>1.19226</text:p>
          </table:table-cell>
        </table:table-row>
        <table:table-row table:style-name="ro1">
          <table:table-cell office:value-type="float" office:value="15.1501" calcext:value-type="float">
            <text:p>15.1501</text:p>
          </table:table-cell>
          <table:table-cell office:value-type="float" office:value="0.280237" calcext:value-type="float">
            <text:p>0.280237</text:p>
          </table:table-cell>
          <table:table-cell office:value-type="float" office:value="0.719763" calcext:value-type="float">
            <text:p>0.719763</text:p>
          </table:table-cell>
          <table:table-cell office:value-type="float" office:value="1" calcext:value-type="float">
            <text:p>1</text:p>
          </table:table-cell>
          <table:table-cell office:value-type="float" office:value="1.1998" calcext:value-type="float">
            <text:p>1.1998</text:p>
          </table:table-cell>
        </table:table-row>
        <table:table-row table:style-name="ro1">
          <table:table-cell office:value-type="float" office:value="15.1601" calcext:value-type="float">
            <text:p>15.1601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7287" calcext:value-type="float">
            <text:p>0.7287</text:p>
          </table:table-cell>
          <table:table-cell office:value-type="float" office:value="1" calcext:value-type="float">
            <text:p>1</text:p>
          </table:table-cell>
          <table:table-cell office:value-type="float" office:value="1.20723" calcext:value-type="float">
            <text:p>1.20723</text:p>
          </table:table-cell>
        </table:table-row>
        <table:table-row table:style-name="ro1">
          <table:table-cell office:value-type="float" office:value="15.1701" calcext:value-type="float">
            <text:p>15.1701</text:p>
          </table:table-cell>
          <table:table-cell office:value-type="float" office:value="0.262453" calcext:value-type="float">
            <text:p>0.262453</text:p>
          </table:table-cell>
          <table:table-cell office:value-type="float" office:value="0.737547" calcext:value-type="float">
            <text:p>0.737547</text:p>
          </table:table-cell>
          <table:table-cell office:value-type="float" office:value="1" calcext:value-type="float">
            <text:p>1</text:p>
          </table:table-cell>
          <table:table-cell office:value-type="float" office:value="1.21453" calcext:value-type="float">
            <text:p>1.21453</text:p>
          </table:table-cell>
        </table:table-row>
        <table:table-row table:style-name="ro1">
          <table:table-cell office:value-type="float" office:value="15.1801" calcext:value-type="float">
            <text:p>15.1801</text:p>
          </table:table-cell>
          <table:table-cell office:value-type="float" office:value="0.253702" calcext:value-type="float">
            <text:p>0.253702</text:p>
          </table:table-cell>
          <table:table-cell office:value-type="float" office:value="0.746298" calcext:value-type="float">
            <text:p>0.746298</text:p>
          </table:table-cell>
          <table:table-cell office:value-type="float" office:value="1" calcext:value-type="float">
            <text:p>1</text:p>
          </table:table-cell>
          <table:table-cell office:value-type="float" office:value="1.22172" calcext:value-type="float">
            <text:p>1.22172</text:p>
          </table:table-cell>
        </table:table-row>
        <table:table-row table:style-name="ro1">
          <table:table-cell office:value-type="float" office:value="15.1901" calcext:value-type="float">
            <text:p>15.1901</text:p>
          </table:table-cell>
          <table:table-cell office:value-type="float" office:value="0.245049" calcext:value-type="float">
            <text:p>0.245049</text:p>
          </table:table-cell>
          <table:table-cell office:value-type="float" office:value="0.754951" calcext:value-type="float">
            <text:p>0.754951</text:p>
          </table:table-cell>
          <table:table-cell office:value-type="float" office:value="1" calcext:value-type="float">
            <text:p>1</text:p>
          </table:table-cell>
          <table:table-cell office:value-type="float" office:value="1.22878" calcext:value-type="float">
            <text:p>1.22878</text:p>
          </table:table-cell>
        </table:table-row>
        <table:table-row table:style-name="ro1">
          <table:table-cell office:value-type="float" office:value="15.2001" calcext:value-type="float">
            <text:p>15.2001</text:p>
          </table:table-cell>
          <table:table-cell office:value-type="float" office:value="0.236499" calcext:value-type="float">
            <text:p>0.236499</text:p>
          </table:table-cell>
          <table:table-cell office:value-type="float" office:value="0.763501" calcext:value-type="float">
            <text:p>0.763501</text:p>
          </table:table-cell>
          <table:table-cell office:value-type="float" office:value="1" calcext:value-type="float">
            <text:p>1</text:p>
          </table:table-cell>
          <table:table-cell office:value-type="float" office:value="1.23572" calcext:value-type="float">
            <text:p>1.23572</text:p>
          </table:table-cell>
        </table:table-row>
        <table:table-row table:style-name="ro1">
          <table:table-cell office:value-type="float" office:value="15.2101" calcext:value-type="float">
            <text:p>15.2101</text:p>
          </table:table-cell>
          <table:table-cell office:value-type="float" office:value="0.228053" calcext:value-type="float">
            <text:p>0.228053</text:p>
          </table:table-cell>
          <table:table-cell office:value-type="float" office:value="0.771947" calcext:value-type="float">
            <text:p>0.771947</text:p>
          </table:table-cell>
          <table:table-cell office:value-type="float" office:value="1" calcext:value-type="float">
            <text:p>1</text:p>
          </table:table-cell>
          <table:table-cell office:value-type="float" office:value="1.24254" calcext:value-type="float">
            <text:p>1.24254</text:p>
          </table:table-cell>
        </table:table-row>
        <table:table-row table:style-name="ro1">
          <table:table-cell office:value-type="float" office:value="15.2201" calcext:value-type="float">
            <text:p>15.2201</text:p>
          </table:table-cell>
          <table:table-cell office:value-type="float" office:value="0.219717" calcext:value-type="float">
            <text:p>0.219717</text:p>
          </table:table-cell>
          <table:table-cell office:value-type="float" office:value="0.780283" calcext:value-type="float">
            <text:p>0.780283</text:p>
          </table:table-cell>
          <table:table-cell office:value-type="float" office:value="1" calcext:value-type="float">
            <text:p>1</text:p>
          </table:table-cell>
          <table:table-cell office:value-type="float" office:value="1.24923" calcext:value-type="float">
            <text:p>1.24923</text:p>
          </table:table-cell>
        </table:table-row>
        <table:table-row table:style-name="ro1">
          <table:table-cell office:value-type="float" office:value="15.2301" calcext:value-type="float">
            <text:p>15.2301</text:p>
          </table:table-cell>
          <table:table-cell office:value-type="float" office:value="0.211492" calcext:value-type="float">
            <text:p>0.211492</text:p>
          </table:table-cell>
          <table:table-cell office:value-type="float" office:value="0.788508" calcext:value-type="float">
            <text:p>0.788508</text:p>
          </table:table-cell>
          <table:table-cell office:value-type="float" office:value="1" calcext:value-type="float">
            <text:p>1</text:p>
          </table:table-cell>
          <table:table-cell office:value-type="float" office:value="1.25579" calcext:value-type="float">
            <text:p>1.25579</text:p>
          </table:table-cell>
        </table:table-row>
        <table:table-row table:style-name="ro1">
          <table:table-cell office:value-type="float" office:value="15.2401" calcext:value-type="float">
            <text:p>15.2401</text:p>
          </table:table-cell>
          <table:table-cell office:value-type="float" office:value="0.203383" calcext:value-type="float">
            <text:p>0.203383</text:p>
          </table:table-cell>
          <table:table-cell office:value-type="float" office:value="0.796617" calcext:value-type="float">
            <text:p>0.796617</text:p>
          </table:table-cell>
          <table:table-cell office:value-type="float" office:value="1" calcext:value-type="float">
            <text:p>1</text:p>
          </table:table-cell>
          <table:table-cell office:value-type="float" office:value="1.26223" calcext:value-type="float">
            <text:p>1.26223</text:p>
          </table:table-cell>
        </table:table-row>
        <table:table-row table:style-name="ro1">
          <table:table-cell office:value-type="float" office:value="15.2501" calcext:value-type="float">
            <text:p>15.2501</text:p>
          </table:table-cell>
          <table:table-cell office:value-type="float" office:value="0.195393" calcext:value-type="float">
            <text:p>0.195393</text:p>
          </table:table-cell>
          <table:table-cell office:value-type="float" office:value="0.804607" calcext:value-type="float">
            <text:p>0.804607</text:p>
          </table:table-cell>
          <table:table-cell office:value-type="float" office:value="1" calcext:value-type="float">
            <text:p>1</text:p>
          </table:table-cell>
          <table:table-cell office:value-type="float" office:value="1.26855" calcext:value-type="float">
            <text:p>1.26855</text:p>
          </table:table-cell>
        </table:table-row>
        <table:table-row table:style-name="ro1">
          <table:table-cell office:value-type="float" office:value="15.2601" calcext:value-type="float">
            <text:p>15.2601</text:p>
          </table:table-cell>
          <table:table-cell office:value-type="float" office:value="0.187524" calcext:value-type="float">
            <text:p>0.187524</text:p>
          </table:table-cell>
          <table:table-cell office:value-type="float" office:value="0.812476" calcext:value-type="float">
            <text:p>0.812476</text:p>
          </table:table-cell>
          <table:table-cell office:value-type="float" office:value="1" calcext:value-type="float">
            <text:p>1</text:p>
          </table:table-cell>
          <table:table-cell office:value-type="float" office:value="1.27474" calcext:value-type="float">
            <text:p>1.27474</text:p>
          </table:table-cell>
        </table:table-row>
        <table:table-row table:style-name="ro1">
          <table:table-cell office:value-type="float" office:value="15.2701" calcext:value-type="float">
            <text:p>15.2701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0.82022" calcext:value-type="float">
            <text:p>0.82022</text:p>
          </table:table-cell>
          <table:table-cell office:value-type="float" office:value="1" calcext:value-type="float">
            <text:p>1</text:p>
          </table:table-cell>
          <table:table-cell office:value-type="float" office:value="1.2808" calcext:value-type="float">
            <text:p>1.2808</text:p>
          </table:table-cell>
        </table:table-row>
        <table:table-row table:style-name="ro1">
          <table:table-cell office:value-type="float" office:value="15.2801" calcext:value-type="float">
            <text:p>15.2801</text:p>
          </table:table-cell>
          <table:table-cell office:value-type="float" office:value="0.172165" calcext:value-type="float">
            <text:p>0.172165</text:p>
          </table:table-cell>
          <table:table-cell office:value-type="float" office:value="0.827835" calcext:value-type="float">
            <text:p>0.827835</text:p>
          </table:table-cell>
          <table:table-cell office:value-type="float" office:value="1" calcext:value-type="float">
            <text:p>1</text:p>
          </table:table-cell>
          <table:table-cell office:value-type="float" office:value="1.28673" calcext:value-type="float">
            <text:p>1.28673</text:p>
          </table:table-cell>
        </table:table-row>
        <table:table-row table:style-name="ro1">
          <table:table-cell office:value-type="float" office:value="15.2901" calcext:value-type="float">
            <text:p>15.2901</text:p>
          </table:table-cell>
          <table:table-cell office:value-type="float" office:value="0.164681" calcext:value-type="float">
            <text:p>0.164681</text:p>
          </table:table-cell>
          <table:table-cell office:value-type="float" office:value="0.835319" calcext:value-type="float">
            <text:p>0.835319</text:p>
          </table:table-cell>
          <table:table-cell office:value-type="float" office:value="1" calcext:value-type="float">
            <text:p>1</text:p>
          </table:table-cell>
          <table:table-cell office:value-type="float" office:value="1.29253" calcext:value-type="float">
            <text:p>1.29253</text:p>
          </table:table-cell>
        </table:table-row>
        <table:table-row table:style-name="ro1">
          <table:table-cell office:value-type="float" office:value="15.3001" calcext:value-type="float">
            <text:p>15.3001</text:p>
          </table:table-cell>
          <table:table-cell office:value-type="float" office:value="0.15733" calcext:value-type="float">
            <text:p>0.15733</text:p>
          </table:table-cell>
          <table:table-cell office:value-type="float" office:value="0.84267" calcext:value-type="float">
            <text:p>0.84267</text:p>
          </table:table-cell>
          <table:table-cell office:value-type="float" office:value="1" calcext:value-type="float">
            <text:p>1</text:p>
          </table:table-cell>
          <table:table-cell office:value-type="float" office:value="1.29821" calcext:value-type="float">
            <text:p>1.29821</text:p>
          </table:table-cell>
        </table:table-row>
        <table:table-row table:style-name="ro1">
          <table:table-cell office:value-type="float" office:value="15.3101" calcext:value-type="float">
            <text:p>15.3101</text:p>
          </table:table-cell>
          <table:table-cell office:value-type="float" office:value="0.150117" calcext:value-type="float">
            <text:p>0.150117</text:p>
          </table:table-cell>
          <table:table-cell office:value-type="float" office:value="0.849883" calcext:value-type="float">
            <text:p>0.849883</text:p>
          </table:table-cell>
          <table:table-cell office:value-type="float" office:value="1" calcext:value-type="float">
            <text:p>1</text:p>
          </table:table-cell>
          <table:table-cell office:value-type="float" office:value="1.30375" calcext:value-type="float">
            <text:p>1.30375</text:p>
          </table:table-cell>
        </table:table-row>
        <table:table-row table:style-name="ro1">
          <table:table-cell office:value-type="float" office:value="15.3201" calcext:value-type="float">
            <text:p>15.3201</text:p>
          </table:table-cell>
          <table:table-cell office:value-type="float" office:value="0.143044" calcext:value-type="float">
            <text:p>0.143044</text:p>
          </table:table-cell>
          <table:table-cell office:value-type="float" office:value="0.856956" calcext:value-type="float">
            <text:p>0.856956</text:p>
          </table:table-cell>
          <table:table-cell office:value-type="float" office:value="1" calcext:value-type="float">
            <text:p>1</text:p>
          </table:table-cell>
          <table:table-cell office:value-type="float" office:value="1.30916" calcext:value-type="float">
            <text:p>1.30916</text:p>
          </table:table-cell>
        </table:table-row>
        <table:table-row table:style-name="ro1">
          <table:table-cell office:value-type="float" office:value="15.3301" calcext:value-type="float">
            <text:p>15.3301</text:p>
          </table:table-cell>
          <table:table-cell office:value-type="float" office:value="0.136113" calcext:value-type="float">
            <text:p>0.136113</text:p>
          </table:table-cell>
          <table:table-cell office:value-type="float" office:value="0.863887" calcext:value-type="float">
            <text:p>0.863887</text:p>
          </table:table-cell>
          <table:table-cell office:value-type="float" office:value="1" calcext:value-type="float">
            <text:p>1</text:p>
          </table:table-cell>
          <table:table-cell office:value-type="float" office:value="1.31445" calcext:value-type="float">
            <text:p>1.31445</text:p>
          </table:table-cell>
        </table:table-row>
        <table:table-row table:style-name="ro1">
          <table:table-cell office:value-type="float" office:value="15.3401" calcext:value-type="float">
            <text:p>15.3401</text:p>
          </table:table-cell>
          <table:table-cell office:value-type="float" office:value="0.129328" calcext:value-type="float">
            <text:p>0.129328</text:p>
          </table:table-cell>
          <table:table-cell office:value-type="float" office:value="0.870672" calcext:value-type="float">
            <text:p>0.870672</text:p>
          </table:table-cell>
          <table:table-cell office:value-type="float" office:value="1" calcext:value-type="float">
            <text:p>1</text:p>
          </table:table-cell>
          <table:table-cell office:value-type="float" office:value="1.3196" calcext:value-type="float">
            <text:p>1.3196</text:p>
          </table:table-cell>
        </table:table-row>
        <table:table-row table:style-name="ro1">
          <table:table-cell office:value-type="float" office:value="15.3501" calcext:value-type="float">
            <text:p>15.3501</text:p>
          </table:table-cell>
          <table:table-cell office:value-type="float" office:value="0.122692" calcext:value-type="float">
            <text:p>0.122692</text:p>
          </table:table-cell>
          <table:table-cell office:value-type="float" office:value="0.877308" calcext:value-type="float">
            <text:p>0.877308</text:p>
          </table:table-cell>
          <table:table-cell office:value-type="float" office:value="1" calcext:value-type="float">
            <text:p>1</text:p>
          </table:table-cell>
          <table:table-cell office:value-type="float" office:value="1.32462" calcext:value-type="float">
            <text:p>1.32462</text:p>
          </table:table-cell>
        </table:table-row>
        <table:table-row table:style-name="ro1">
          <table:table-cell office:value-type="float" office:value="15.3601" calcext:value-type="float">
            <text:p>15.3601</text:p>
          </table:table-cell>
          <table:table-cell office:value-type="float" office:value="0.116206" calcext:value-type="float">
            <text:p>0.116206</text:p>
          </table:table-cell>
          <table:table-cell office:value-type="float" office:value="0.883794" calcext:value-type="float">
            <text:p>0.883794</text:p>
          </table:table-cell>
          <table:table-cell office:value-type="float" office:value="1" calcext:value-type="float">
            <text:p>1</text:p>
          </table:table-cell>
          <table:table-cell office:value-type="float" office:value="1.32951" calcext:value-type="float">
            <text:p>1.32951</text:p>
          </table:table-cell>
        </table:table-row>
        <table:table-row table:style-name="ro1">
          <table:table-cell office:value-type="float" office:value="15.3701" calcext:value-type="float">
            <text:p>15.3701</text:p>
          </table:table-cell>
          <table:table-cell office:value-type="float" office:value="0.109874" calcext:value-type="float">
            <text:p>0.109874</text:p>
          </table:table-cell>
          <table:table-cell office:value-type="float" office:value="0.890126" calcext:value-type="float">
            <text:p>0.890126</text:p>
          </table:table-cell>
          <table:table-cell office:value-type="float" office:value="1" calcext:value-type="float">
            <text:p>1</text:p>
          </table:table-cell>
          <table:table-cell office:value-type="float" office:value="1.33426" calcext:value-type="float">
            <text:p>1.33426</text:p>
          </table:table-cell>
        </table:table-row>
        <table:table-row table:style-name="ro1">
          <table:table-cell office:value-type="float" office:value="15.3801" calcext:value-type="float">
            <text:p>15.3801</text:p>
          </table:table-cell>
          <table:table-cell office:value-type="float" office:value="0.103697" calcext:value-type="float">
            <text:p>0.103697</text:p>
          </table:table-cell>
          <table:table-cell office:value-type="float" office:value="0.896303" calcext:value-type="float">
            <text:p>0.896303</text:p>
          </table:table-cell>
          <table:table-cell office:value-type="float" office:value="1" calcext:value-type="float">
            <text:p>1</text:p>
          </table:table-cell>
          <table:table-cell office:value-type="float" office:value="1.33888" calcext:value-type="float">
            <text:p>1.33888</text:p>
          </table:table-cell>
        </table:table-row>
        <table:table-row table:style-name="ro1">
          <table:table-cell office:value-type="float" office:value="15.3901" calcext:value-type="float">
            <text:p>15.3901</text:p>
          </table:table-cell>
          <table:table-cell office:value-type="float" office:value="0.0976797" calcext:value-type="float">
            <text:p>0.0976797</text:p>
          </table:table-cell>
          <table:table-cell office:value-type="float" office:value="0.90232" calcext:value-type="float">
            <text:p>0.90232</text:p>
          </table:table-cell>
          <table:table-cell office:value-type="float" office:value="1" calcext:value-type="float">
            <text:p>1</text:p>
          </table:table-cell>
          <table:table-cell office:value-type="float" office:value="1.34337" calcext:value-type="float">
            <text:p>1.34337</text:p>
          </table:table-cell>
        </table:table-row>
        <table:table-row table:style-name="ro1">
          <table:table-cell office:value-type="float" office:value="15.4001" calcext:value-type="float">
            <text:p>15.4001</text:p>
          </table:table-cell>
          <table:table-cell office:value-type="float" office:value="0.091823" calcext:value-type="float">
            <text:p>0.091823</text:p>
          </table:table-cell>
          <table:table-cell office:value-type="float" office:value="0.908177" calcext:value-type="float">
            <text:p>0.908177</text:p>
          </table:table-cell>
          <table:table-cell office:value-type="float" office:value="1" calcext:value-type="float">
            <text:p>1</text:p>
          </table:table-cell>
          <table:table-cell office:value-type="float" office:value="1.34772" calcext:value-type="float">
            <text:p>1.34772</text:p>
          </table:table-cell>
        </table:table-row>
        <table:table-row table:style-name="ro1">
          <table:table-cell office:value-type="float" office:value="15.4101" calcext:value-type="float">
            <text:p>15.4101</text:p>
          </table:table-cell>
          <table:table-cell office:value-type="float" office:value="0.0861295" calcext:value-type="float">
            <text:p>0.0861295</text:p>
          </table:table-cell>
          <table:table-cell office:value-type="float" office:value="0.913871" calcext:value-type="float">
            <text:p>0.913871</text:p>
          </table:table-cell>
          <table:table-cell office:value-type="float" office:value="1" calcext:value-type="float">
            <text:p>1</text:p>
          </table:table-cell>
          <table:table-cell office:value-type="float" office:value="1.35194" calcext:value-type="float">
            <text:p>1.35194</text:p>
          </table:table-cell>
        </table:table-row>
        <table:table-row table:style-name="ro1">
          <table:table-cell office:value-type="float" office:value="15.4201" calcext:value-type="float">
            <text:p>15.4201</text:p>
          </table:table-cell>
          <table:table-cell office:value-type="float" office:value="0.0806015" calcext:value-type="float">
            <text:p>0.0806015</text:p>
          </table:table-cell>
          <table:table-cell office:value-type="float" office:value="0.919398" calcext:value-type="float">
            <text:p>0.919398</text:p>
          </table:table-cell>
          <table:table-cell office:value-type="float" office:value="1" calcext:value-type="float">
            <text:p>1</text:p>
          </table:table-cell>
          <table:table-cell office:value-type="float" office:value="1.35602" calcext:value-type="float">
            <text:p>1.35602</text:p>
          </table:table-cell>
        </table:table-row>
        <table:table-row table:style-name="ro1">
          <table:table-cell office:value-type="float" office:value="15.4301" calcext:value-type="float">
            <text:p>15.4301</text:p>
          </table:table-cell>
          <table:table-cell office:value-type="float" office:value="0.0752413" calcext:value-type="float">
            <text:p>0.0752413</text:p>
          </table:table-cell>
          <table:table-cell office:value-type="float" office:value="0.924759" calcext:value-type="float">
            <text:p>0.924759</text:p>
          </table:table-cell>
          <table:table-cell office:value-type="float" office:value="1" calcext:value-type="float">
            <text:p>1</text:p>
          </table:table-cell>
          <table:table-cell office:value-type="float" office:value="1.35997" calcext:value-type="float">
            <text:p>1.35997</text:p>
          </table:table-cell>
        </table:table-row>
        <table:table-row table:style-name="ro1">
          <table:table-cell office:value-type="float" office:value="15.4401" calcext:value-type="float">
            <text:p>15.4401</text:p>
          </table:table-cell>
          <table:table-cell office:value-type="float" office:value="0.070051" calcext:value-type="float">
            <text:p>0.070051</text:p>
          </table:table-cell>
          <table:table-cell office:value-type="float" office:value="0.929949" calcext:value-type="float">
            <text:p>0.929949</text:p>
          </table:table-cell>
          <table:table-cell office:value-type="float" office:value="1" calcext:value-type="float">
            <text:p>1</text:p>
          </table:table-cell>
          <table:table-cell office:value-type="float" office:value="1.36378" calcext:value-type="float">
            <text:p>1.36378</text:p>
          </table:table-cell>
        </table:table-row>
        <table:table-row table:style-name="ro1">
          <table:table-cell office:value-type="float" office:value="15.4501" calcext:value-type="float">
            <text:p>15.4501</text:p>
          </table:table-cell>
          <table:table-cell office:value-type="float" office:value="0.0650327" calcext:value-type="float">
            <text:p>0.0650327</text:p>
          </table:table-cell>
          <table:table-cell office:value-type="float" office:value="0.934967" calcext:value-type="float">
            <text:p>0.934967</text:p>
          </table:table-cell>
          <table:table-cell office:value-type="float" office:value="1" calcext:value-type="float">
            <text:p>1</text:p>
          </table:table-cell>
          <table:table-cell office:value-type="float" office:value="1.36746" calcext:value-type="float">
            <text:p>1.36746</text:p>
          </table:table-cell>
        </table:table-row>
        <table:table-row table:style-name="ro1">
          <table:table-cell office:value-type="float" office:value="15.4601" calcext:value-type="float">
            <text:p>15.4601</text:p>
          </table:table-cell>
          <table:table-cell office:value-type="float" office:value="0.0601883" calcext:value-type="float">
            <text:p>0.0601883</text:p>
          </table:table-cell>
          <table:table-cell office:value-type="float" office:value="0.939812" calcext:value-type="float">
            <text:p>0.939812</text:p>
          </table:table-cell>
          <table:table-cell office:value-type="float" office:value="1" calcext:value-type="float">
            <text:p>1</text:p>
          </table:table-cell>
          <table:table-cell office:value-type="float" office:value="1.37099" calcext:value-type="float">
            <text:p>1.37099</text:p>
          </table:table-cell>
        </table:table-row>
        <table:table-row table:style-name="ro1">
          <table:table-cell office:value-type="float" office:value="15.4701" calcext:value-type="float">
            <text:p>15.4701</text:p>
          </table:table-cell>
          <table:table-cell office:value-type="float" office:value="0.0555199" calcext:value-type="float">
            <text:p>0.0555199</text:p>
          </table:table-cell>
          <table:table-cell office:value-type="float" office:value="0.94448" calcext:value-type="float">
            <text:p>0.94448</text:p>
          </table:table-cell>
          <table:table-cell office:value-type="float" office:value="1" calcext:value-type="float">
            <text:p>1</text:p>
          </table:table-cell>
          <table:table-cell office:value-type="float" office:value="1.37439" calcext:value-type="float">
            <text:p>1.37439</text:p>
          </table:table-cell>
        </table:table-row>
        <table:table-row table:style-name="ro1">
          <table:table-cell office:value-type="float" office:value="15.4801" calcext:value-type="float">
            <text:p>15.4801</text:p>
          </table:table-cell>
          <table:table-cell office:value-type="float" office:value="0.0510292" calcext:value-type="float">
            <text:p>0.0510292</text:p>
          </table:table-cell>
          <table:table-cell office:value-type="float" office:value="0.948971" calcext:value-type="float">
            <text:p>0.948971</text:p>
          </table:table-cell>
          <table:table-cell office:value-type="float" office:value="1" calcext:value-type="float">
            <text:p>1</text:p>
          </table:table-cell>
          <table:table-cell office:value-type="float" office:value="1.37766" calcext:value-type="float">
            <text:p>1.37766</text:p>
          </table:table-cell>
        </table:table-row>
        <table:table-row table:style-name="ro1">
          <table:table-cell office:value-type="float" office:value="15.4901" calcext:value-type="float">
            <text:p>15.4901</text:p>
          </table:table-cell>
          <table:table-cell office:value-type="float" office:value="0.0467182" calcext:value-type="float">
            <text:p>0.0467182</text:p>
          </table:table-cell>
          <table:table-cell office:value-type="float" office:value="0.953282" calcext:value-type="float">
            <text:p>0.953282</text:p>
          </table:table-cell>
          <table:table-cell office:value-type="float" office:value="1" calcext:value-type="float">
            <text:p>1</text:p>
          </table:table-cell>
          <table:table-cell office:value-type="float" office:value="1.38078" calcext:value-type="float">
            <text:p>1.38078</text:p>
          </table:table-cell>
        </table:table-row>
        <table:table-row table:style-name="ro1">
          <table:table-cell office:value-type="float" office:value="15.5001" calcext:value-type="float">
            <text:p>15.5001</text:p>
          </table:table-cell>
          <table:table-cell office:value-type="float" office:value="0.0425884" calcext:value-type="float">
            <text:p>0.0425884</text:p>
          </table:table-cell>
          <table:table-cell office:value-type="float" office:value="0.957412" calcext:value-type="float">
            <text:p>0.957412</text:p>
          </table:table-cell>
          <table:table-cell office:value-type="float" office:value="1" calcext:value-type="float">
            <text:p>1</text:p>
          </table:table-cell>
          <table:table-cell office:value-type="float" office:value="1.38377" calcext:value-type="float">
            <text:p>1.38377</text:p>
          </table:table-cell>
        </table:table-row>
        <table:table-row table:style-name="ro1">
          <table:table-cell office:value-type="float" office:value="15.5101" calcext:value-type="float">
            <text:p>15.5101</text:p>
          </table:table-cell>
          <table:table-cell office:value-type="float" office:value="0.0386416" calcext:value-type="float">
            <text:p>0.0386416</text:p>
          </table:table-cell>
          <table:table-cell office:value-type="float" office:value="0.961358" calcext:value-type="float">
            <text:p>0.961358</text:p>
          </table:table-cell>
          <table:table-cell office:value-type="float" office:value="1" calcext:value-type="float">
            <text:p>1</text:p>
          </table:table-cell>
          <table:table-cell office:value-type="float" office:value="1.38662" calcext:value-type="float">
            <text:p>1.38662</text:p>
          </table:table-cell>
        </table:table-row>
        <table:table-row table:style-name="ro1">
          <table:table-cell office:value-type="float" office:value="15.5201" calcext:value-type="float">
            <text:p>15.5201</text:p>
          </table:table-cell>
          <table:table-cell office:value-type="float" office:value="0.0348794" calcext:value-type="float">
            <text:p>0.0348794</text:p>
          </table:table-cell>
          <table:table-cell office:value-type="float" office:value="0.965121" calcext:value-type="float">
            <text:p>0.965121</text:p>
          </table:table-cell>
          <table:table-cell office:value-type="float" office:value="1" calcext:value-type="float">
            <text:p>1</text:p>
          </table:table-cell>
          <table:table-cell office:value-type="float" office:value="1.38933" calcext:value-type="float">
            <text:p>1.38933</text:p>
          </table:table-cell>
        </table:table-row>
        <table:table-row table:style-name="ro1">
          <table:table-cell office:value-type="float" office:value="15.5301" calcext:value-type="float">
            <text:p>15.5301</text:p>
          </table:table-cell>
          <table:table-cell office:value-type="float" office:value="0.0313031" calcext:value-type="float">
            <text:p>0.0313031</text:p>
          </table:table-cell>
          <table:table-cell office:value-type="float" office:value="0.968697" calcext:value-type="float">
            <text:p>0.968697</text:p>
          </table:table-cell>
          <table:table-cell office:value-type="float" office:value="1" calcext:value-type="float">
            <text:p>1</text:p>
          </table:table-cell>
          <table:table-cell office:value-type="float" office:value="1.3919" calcext:value-type="float">
            <text:p>1.3919</text:p>
          </table:table-cell>
        </table:table-row>
        <table:table-row table:style-name="ro1">
          <table:table-cell office:value-type="float" office:value="15.5401" calcext:value-type="float">
            <text:p>15.5401</text:p>
          </table:table-cell>
          <table:table-cell office:value-type="float" office:value="0.0279144" calcext:value-type="float">
            <text:p>0.0279144</text:p>
          </table:table-cell>
          <table:table-cell office:value-type="float" office:value="0.972086" calcext:value-type="float">
            <text:p>0.972086</text:p>
          </table:table-cell>
          <table:table-cell office:value-type="float" office:value="1" calcext:value-type="float">
            <text:p>1</text:p>
          </table:table-cell>
          <table:table-cell office:value-type="float" office:value="1.39434" calcext:value-type="float">
            <text:p>1.39434</text:p>
          </table:table-cell>
        </table:table-row>
        <table:table-row table:style-name="ro1">
          <table:table-cell office:value-type="float" office:value="15.5501" calcext:value-type="float">
            <text:p>15.5501</text:p>
          </table:table-cell>
          <table:table-cell office:value-type="float" office:value="0.0247145" calcext:value-type="float">
            <text:p>0.0247145</text:p>
          </table:table-cell>
          <table:table-cell office:value-type="float" office:value="0.975286" calcext:value-type="float">
            <text:p>0.975286</text:p>
          </table:table-cell>
          <table:table-cell office:value-type="float" office:value="1" calcext:value-type="float">
            <text:p>1</text:p>
          </table:table-cell>
          <table:table-cell office:value-type="float" office:value="1.39663" calcext:value-type="float">
            <text:p>1.39663</text:p>
          </table:table-cell>
        </table:table-row>
        <table:table-row table:style-name="ro1">
          <table:table-cell office:value-type="float" office:value="15.5601" calcext:value-type="float">
            <text:p>15.5601</text:p>
          </table:table-cell>
          <table:table-cell office:value-type="float" office:value="0.0217047" calcext:value-type="float">
            <text:p>0.0217047</text:p>
          </table:table-cell>
          <table:table-cell office:value-type="float" office:value="0.978295" calcext:value-type="float">
            <text:p>0.978295</text:p>
          </table:table-cell>
          <table:table-cell office:value-type="float" office:value="1" calcext:value-type="float">
            <text:p>1</text:p>
          </table:table-cell>
          <table:table-cell office:value-type="float" office:value="1.39878" calcext:value-type="float">
            <text:p>1.39878</text:p>
          </table:table-cell>
        </table:table-row>
        <table:table-row table:style-name="ro1">
          <table:table-cell office:value-type="float" office:value="15.5701" calcext:value-type="float">
            <text:p>15.5701</text:p>
          </table:table-cell>
          <table:table-cell office:value-type="float" office:value="0.0188862" calcext:value-type="float">
            <text:p>0.0188862</text:p>
          </table:table-cell>
          <table:table-cell office:value-type="float" office:value="0.981114" calcext:value-type="float">
            <text:p>0.981114</text:p>
          </table:table-cell>
          <table:table-cell office:value-type="float" office:value="1" calcext:value-type="float">
            <text:p>1</text:p>
          </table:table-cell>
          <table:table-cell office:value-type="float" office:value="1.4008" calcext:value-type="float">
            <text:p>1.4008</text:p>
          </table:table-cell>
        </table:table-row>
        <table:table-row table:style-name="ro1">
          <table:table-cell office:value-type="float" office:value="15.5801" calcext:value-type="float">
            <text:p>15.5801</text:p>
          </table:table-cell>
          <table:table-cell office:value-type="float" office:value="0.0162601" calcext:value-type="float">
            <text:p>0.0162601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1" calcext:value-type="float">
            <text:p>1</text:p>
          </table:table-cell>
          <table:table-cell office:value-type="float" office:value="1.40267" calcext:value-type="float">
            <text:p>1.40267</text:p>
          </table:table-cell>
        </table:table-row>
        <table:table-row table:style-name="ro1">
          <table:table-cell office:value-type="float" office:value="15.5901" calcext:value-type="float">
            <text:p>15.5901</text:p>
          </table:table-cell>
          <table:table-cell office:value-type="float" office:value="0.0138275" calcext:value-type="float">
            <text:p>0.0138275</text:p>
          </table:table-cell>
          <table:table-cell office:value-type="float" office:value="0.986172" calcext:value-type="float">
            <text:p>0.986172</text:p>
          </table:table-cell>
          <table:table-cell office:value-type="float" office:value="1" calcext:value-type="float">
            <text:p>1</text:p>
          </table:table-cell>
          <table:table-cell office:value-type="float" office:value="1.4044" calcext:value-type="float">
            <text:p>1.4044</text:p>
          </table:table-cell>
        </table:table-row>
        <table:table-row table:style-name="ro1">
          <table:table-cell office:value-type="float" office:value="15.6001" calcext:value-type="float">
            <text:p>15.6001</text:p>
          </table:table-cell>
          <table:table-cell office:value-type="float" office:value="0.0115894" calcext:value-type="float">
            <text:p>0.0115894</text:p>
          </table:table-cell>
          <table:table-cell office:value-type="float" office:value="0.988411" calcext:value-type="float">
            <text:p>0.988411</text:p>
          </table:table-cell>
          <table:table-cell office:value-type="float" office:value="1" calcext:value-type="float">
            <text:p>1</text:p>
          </table:table-cell>
          <table:table-cell office:value-type="float" office:value="1.40599" calcext:value-type="float">
            <text:p>1.40599</text:p>
          </table:table-cell>
        </table:table-row>
        <table:table-row table:style-name="ro1">
          <table:table-cell office:value-type="float" office:value="15.6101" calcext:value-type="float">
            <text:p>15.6101</text:p>
          </table:table-cell>
          <table:table-cell office:value-type="float" office:value="0.00954668" calcext:value-type="float">
            <text:p>0.00954668</text:p>
          </table:table-cell>
          <table:table-cell office:value-type="float" office:value="0.990453" calcext:value-type="float">
            <text:p>0.990453</text:p>
          </table:table-cell>
          <table:table-cell office:value-type="float" office:value="1" calcext:value-type="float">
            <text:p>1</text:p>
          </table:table-cell>
          <table:table-cell office:value-type="float" office:value="1.40745" calcext:value-type="float">
            <text:p>1.40745</text:p>
          </table:table-cell>
        </table:table-row>
        <table:table-row table:style-name="ro1">
          <table:table-cell office:value-type="float" office:value="15.6201" calcext:value-type="float">
            <text:p>15.6201</text:p>
          </table:table-cell>
          <table:table-cell office:value-type="float" office:value="0.00770011" calcext:value-type="float">
            <text:p>0.00770011</text:p>
          </table:table-cell>
          <table:table-cell office:value-type="float" office:value="0.9923" calcext:value-type="float">
            <text:p>0.9923</text:p>
          </table:table-cell>
          <table:table-cell office:value-type="float" office:value="1" calcext:value-type="float">
            <text:p>1</text:p>
          </table:table-cell>
          <table:table-cell office:value-type="float" office:value="1.40876" calcext:value-type="float">
            <text:p>1.40876</text:p>
          </table:table-cell>
        </table:table-row>
        <table:table-row table:style-name="ro1">
          <table:table-cell office:value-type="float" office:value="15.6301" calcext:value-type="float">
            <text:p>15.6301</text:p>
          </table:table-cell>
          <table:table-cell office:value-type="float" office:value="0.00605045" calcext:value-type="float">
            <text:p>0.00605045</text:p>
          </table:table-cell>
          <table:table-cell office:value-type="float" office:value="0.99395" calcext:value-type="float">
            <text:p>0.99395</text:p>
          </table:table-cell>
          <table:table-cell office:value-type="float" office:value="1" calcext:value-type="float">
            <text:p>1</text:p>
          </table:table-cell>
          <table:table-cell office:value-type="float" office:value="1.40993" calcext:value-type="float">
            <text:p>1.40993</text:p>
          </table:table-cell>
        </table:table-row>
        <table:table-row table:style-name="ro1">
          <table:table-cell office:value-type="float" office:value="15.6401" calcext:value-type="float">
            <text:p>15.6401</text:p>
          </table:table-cell>
          <table:table-cell office:value-type="float" office:value="0.00459836" calcext:value-type="float">
            <text:p>0.00459836</text:p>
          </table:table-cell>
          <table:table-cell office:value-type="float" office:value="0.995402" calcext:value-type="float">
            <text:p>0.995402</text:p>
          </table:table-cell>
          <table:table-cell office:value-type="float" office:value="1" calcext:value-type="float">
            <text:p>1</text:p>
          </table:table-cell>
          <table:table-cell office:value-type="float" office:value="1.41096" calcext:value-type="float">
            <text:p>1.41096</text:p>
          </table:table-cell>
        </table:table-row>
        <table:table-row table:style-name="ro1">
          <table:table-cell office:value-type="float" office:value="15.6501" calcext:value-type="float">
            <text:p>15.6501</text:p>
          </table:table-cell>
          <table:table-cell office:value-type="float" office:value="0.00334442" calcext:value-type="float">
            <text:p>0.00334442</text:p>
          </table:table-cell>
          <table:table-cell office:value-type="float" office:value="0.996656" calcext:value-type="float">
            <text:p>0.996656</text:p>
          </table:table-cell>
          <table:table-cell office:value-type="float" office:value="1" calcext:value-type="float">
            <text:p>1</text:p>
          </table:table-cell>
          <table:table-cell office:value-type="float" office:value="1.41185" calcext:value-type="float">
            <text:p>1.41185</text:p>
          </table:table-cell>
        </table:table-row>
        <table:table-row table:style-name="ro1">
          <table:table-cell office:value-type="float" office:value="15.6601" calcext:value-type="float">
            <text:p>15.6601</text:p>
          </table:table-cell>
          <table:table-cell office:value-type="float" office:value="0.00228914" calcext:value-type="float">
            <text:p>0.00228914</text:p>
          </table:table-cell>
          <table:table-cell office:value-type="float" office:value="0.997711" calcext:value-type="float">
            <text:p>0.997711</text:p>
          </table:table-cell>
          <table:table-cell office:value-type="float" office:value="1" calcext:value-type="float">
            <text:p>1</text:p>
          </table:table-cell>
          <table:table-cell office:value-type="float" office:value="1.41259" calcext:value-type="float">
            <text:p>1.41259</text:p>
          </table:table-cell>
        </table:table-row>
        <table:table-row table:style-name="ro1">
          <table:table-cell office:value-type="float" office:value="15.6701" calcext:value-type="float">
            <text:p>15.6701</text:p>
          </table:table-cell>
          <table:table-cell office:value-type="float" office:value="0.00143294" calcext:value-type="float">
            <text:p>0.00143294</text:p>
          </table:table-cell>
          <table:table-cell office:value-type="float" office:value="0.998567" calcext:value-type="float">
            <text:p>0.998567</text:p>
          </table:table-cell>
          <table:table-cell office:value-type="float" office:value="1" calcext:value-type="float">
            <text:p>1</text:p>
          </table:table-cell>
          <table:table-cell office:value-type="float" office:value="1.4132" calcext:value-type="float">
            <text:p>1.4132</text:p>
          </table:table-cell>
        </table:table-row>
        <table:table-row table:style-name="ro1">
          <table:table-cell office:value-type="float" office:value="15.6801" calcext:value-type="float">
            <text:p>15.6801</text:p>
          </table:table-cell>
          <table:table-cell office:value-type="float" office:value="0.00077616" calcext:value-type="float">
            <text:p>0.00077616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1" calcext:value-type="float">
            <text:p>1</text:p>
          </table:table-cell>
          <table:table-cell office:value-type="float" office:value="1.41366" calcext:value-type="float">
            <text:p>1.41366</text:p>
          </table:table-cell>
        </table:table-row>
        <table:table-row table:style-name="ro1">
          <table:table-cell office:value-type="float" office:value="15.6901" calcext:value-type="float">
            <text:p>15.6901</text:p>
          </table:table-cell>
          <table:table-cell office:value-type="float" office:value="0.000319062" calcext:value-type="float">
            <text:p>0.000319062</text:p>
          </table:table-cell>
          <table:table-cell office:value-type="float" office:value="0.999681" calcext:value-type="float">
            <text:p>0.999681</text:p>
          </table:table-cell>
          <table:table-cell office:value-type="float" office:value="1" calcext:value-type="float">
            <text:p>1</text:p>
          </table:table-cell>
          <table:table-cell office:value-type="float" office:value="1.41399" calcext:value-type="float">
            <text:p>1.41399</text:p>
          </table:table-cell>
        </table:table-row>
        <table:table-row table:style-name="ro1">
          <table:table-cell office:value-type="float" office:value="15.7001" calcext:value-type="float">
            <text:p>15.7001</text:p>
          </table:table-cell>
          <table:table-cell office:value-type="float" office:value="0.0000618296" calcext:value-type="float">
            <text:p>6.18296E-05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1" calcext:value-type="float">
            <text:p>1</text:p>
          </table:table-cell>
          <table:table-cell office:value-type="float" office:value="1.41417" calcext:value-type="float">
            <text:p>1.41417</text:p>
          </table:table-cell>
        </table:table-row>
        <table:table-row table:style-name="ro1">
          <table:table-cell office:value-type="float" office:value="15.7101" calcext:value-type="float">
            <text:p>15.7101</text:p>
          </table:table-cell>
          <table:table-cell office:value-type="float" office:value="0.00000456564" calcext:value-type="float">
            <text:p>4.56564E-0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15.7201" calcext:value-type="float">
            <text:p>15.7201</text:p>
          </table:table-cell>
          <table:table-cell office:value-type="float" office:value="0.000147293" calcext:value-type="float">
            <text:p>0.000147293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1" calcext:value-type="float">
            <text:p>1</text:p>
          </table:table-cell>
          <table:table-cell office:value-type="float" office:value="1.41411" calcext:value-type="float">
            <text:p>1.41411</text:p>
          </table:table-cell>
        </table:table-row>
        <table:table-row table:style-name="ro1">
          <table:table-cell office:value-type="float" office:value="15.7301" calcext:value-type="float">
            <text:p>15.7301</text:p>
          </table:table-cell>
          <table:table-cell office:value-type="float" office:value="0.000489955" calcext:value-type="float">
            <text:p>0.000489955</text:p>
          </table:table-cell>
          <table:table-cell office:value-type="float" office:value="0.99951" calcext:value-type="float">
            <text:p>0.99951</text:p>
          </table:table-cell>
          <table:table-cell office:value-type="float" office:value="1" calcext:value-type="float">
            <text:p>1</text:p>
          </table:table-cell>
          <table:table-cell office:value-type="float" office:value="1.41387" calcext:value-type="float">
            <text:p>1.41387</text:p>
          </table:table-cell>
        </table:table-row>
        <table:table-row table:style-name="ro1">
          <table:table-cell office:value-type="float" office:value="15.7401" calcext:value-type="float">
            <text:p>15.7401</text:p>
          </table:table-cell>
          <table:table-cell office:value-type="float" office:value="0.00103241" calcext:value-type="float">
            <text:p>0.00103241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1" calcext:value-type="float">
            <text:p>1</text:p>
          </table:table-cell>
          <table:table-cell office:value-type="float" office:value="1.41348" calcext:value-type="float">
            <text:p>1.41348</text:p>
          </table:table-cell>
        </table:table-row>
        <table:table-row table:style-name="ro1">
          <table:table-cell office:value-type="float" office:value="15.7501" calcext:value-type="float">
            <text:p>15.7501</text:p>
          </table:table-cell>
          <table:table-cell office:value-type="float" office:value="0.00177445" calcext:value-type="float">
            <text:p>0.00177445</text:p>
          </table:table-cell>
          <table:table-cell office:value-type="float" office:value="0.998226" calcext:value-type="float">
            <text:p>0.998226</text:p>
          </table:table-cell>
          <table:table-cell office:value-type="float" office:value="1" calcext:value-type="float">
            <text:p>1</text:p>
          </table:table-cell>
          <table:table-cell office:value-type="float" office:value="1.41296" calcext:value-type="float">
            <text:p>1.41296</text:p>
          </table:table-cell>
        </table:table-row>
        <table:table-row table:style-name="ro1">
          <table:table-cell office:value-type="float" office:value="15.7601" calcext:value-type="float">
            <text:p>15.7601</text:p>
          </table:table-cell>
          <table:table-cell office:value-type="float" office:value="0.00271578" calcext:value-type="float">
            <text:p>0.00271578</text:p>
          </table:table-cell>
          <table:table-cell office:value-type="float" office:value="0.997284" calcext:value-type="float">
            <text:p>0.997284</text:p>
          </table:table-cell>
          <table:table-cell office:value-type="float" office:value="1" calcext:value-type="float">
            <text:p>1</text:p>
          </table:table-cell>
          <table:table-cell office:value-type="float" office:value="1.41229" calcext:value-type="float">
            <text:p>1.41229</text:p>
          </table:table-cell>
        </table:table-row>
        <table:table-row table:style-name="ro1">
          <table:table-cell office:value-type="float" office:value="15.7701" calcext:value-type="float">
            <text:p>15.7701</text:p>
          </table:table-cell>
          <table:table-cell office:value-type="float" office:value="0.00385601" calcext:value-type="float">
            <text:p>0.00385601</text:p>
          </table:table-cell>
          <table:table-cell office:value-type="float" office:value="0.996144" calcext:value-type="float">
            <text:p>0.996144</text:p>
          </table:table-cell>
          <table:table-cell office:value-type="float" office:value="1" calcext:value-type="float">
            <text:p>1</text:p>
          </table:table-cell>
          <table:table-cell office:value-type="float" office:value="1.41148" calcext:value-type="float">
            <text:p>1.41148</text:p>
          </table:table-cell>
        </table:table-row>
        <table:table-row table:style-name="ro1">
          <table:table-cell office:value-type="float" office:value="15.7801" calcext:value-type="float">
            <text:p>15.7801</text:p>
          </table:table-cell>
          <table:table-cell office:value-type="float" office:value="0.00519469" calcext:value-type="float">
            <text:p>0.00519469</text:p>
          </table:table-cell>
          <table:table-cell office:value-type="float" office:value="0.994805" calcext:value-type="float">
            <text:p>0.994805</text:p>
          </table:table-cell>
          <table:table-cell office:value-type="float" office:value="1" calcext:value-type="float">
            <text:p>1</text:p>
          </table:table-cell>
          <table:table-cell office:value-type="float" office:value="1.41054" calcext:value-type="float">
            <text:p>1.41054</text:p>
          </table:table-cell>
        </table:table-row>
        <table:table-row table:style-name="ro1">
          <table:table-cell office:value-type="float" office:value="15.7901" calcext:value-type="float">
            <text:p>15.7901</text:p>
          </table:table-cell>
          <table:table-cell office:value-type="float" office:value="0.00673129" calcext:value-type="float">
            <text:p>0.00673129</text:p>
          </table:table-cell>
          <table:table-cell office:value-type="float" office:value="0.993269" calcext:value-type="float">
            <text:p>0.993269</text:p>
          </table:table-cell>
          <table:table-cell office:value-type="float" office:value="1" calcext:value-type="float">
            <text:p>1</text:p>
          </table:table-cell>
          <table:table-cell office:value-type="float" office:value="1.40945" calcext:value-type="float">
            <text:p>1.40945</text:p>
          </table:table-cell>
        </table:table-row>
        <table:table-row table:style-name="ro1">
          <table:table-cell office:value-type="float" office:value="15.8001" calcext:value-type="float">
            <text:p>15.8001</text:p>
          </table:table-cell>
          <table:table-cell office:value-type="float" office:value="0.00846518" calcext:value-type="float">
            <text:p>0.00846518</text:p>
          </table:table-cell>
          <table:table-cell office:value-type="float" office:value="0.991535" calcext:value-type="float">
            <text:p>0.991535</text:p>
          </table:table-cell>
          <table:table-cell office:value-type="float" office:value="1" calcext:value-type="float">
            <text:p>1</text:p>
          </table:table-cell>
          <table:table-cell office:value-type="float" office:value="1.40822" calcext:value-type="float">
            <text:p>1.40822</text:p>
          </table:table-cell>
        </table:table-row>
        <table:table-row table:style-name="ro1">
          <table:table-cell office:value-type="float" office:value="15.8101" calcext:value-type="float">
            <text:p>15.8101</text:p>
          </table:table-cell>
          <table:table-cell office:value-type="float" office:value="0.0103957" calcext:value-type="float">
            <text:p>0.0103957</text:p>
          </table:table-cell>
          <table:table-cell office:value-type="float" office:value="0.989604" calcext:value-type="float">
            <text:p>0.989604</text:p>
          </table:table-cell>
          <table:table-cell office:value-type="float" office:value="1" calcext:value-type="float">
            <text:p>1</text:p>
          </table:table-cell>
          <table:table-cell office:value-type="float" office:value="1.40684" calcext:value-type="float">
            <text:p>1.40684</text:p>
          </table:table-cell>
        </table:table-row>
        <table:table-row table:style-name="ro1">
          <table:table-cell office:value-type="float" office:value="15.8201" calcext:value-type="float">
            <text:p>15.8201</text:p>
          </table:table-cell>
          <table:table-cell office:value-type="float" office:value="0.012522" calcext:value-type="float">
            <text:p>0.012522</text:p>
          </table:table-cell>
          <table:table-cell office:value-type="float" office:value="0.987478" calcext:value-type="float">
            <text:p>0.987478</text:p>
          </table:table-cell>
          <table:table-cell office:value-type="float" office:value="1" calcext:value-type="float">
            <text:p>1</text:p>
          </table:table-cell>
          <table:table-cell office:value-type="float" office:value="1.40533" calcext:value-type="float">
            <text:p>1.40533</text:p>
          </table:table-cell>
        </table:table-row>
        <table:table-row table:style-name="ro1">
          <table:table-cell office:value-type="float" office:value="15.8301" calcext:value-type="float">
            <text:p>15.8301</text:p>
          </table:table-cell>
          <table:table-cell office:value-type="float" office:value="0.0148434" calcext:value-type="float">
            <text:p>0.0148434</text:p>
          </table:table-cell>
          <table:table-cell office:value-type="float" office:value="0.985157" calcext:value-type="float">
            <text:p>0.985157</text:p>
          </table:table-cell>
          <table:table-cell office:value-type="float" office:value="1" calcext:value-type="float">
            <text:p>1</text:p>
          </table:table-cell>
          <table:table-cell office:value-type="float" office:value="1.40368" calcext:value-type="float">
            <text:p>1.40368</text:p>
          </table:table-cell>
        </table:table-row>
        <table:table-row table:style-name="ro1">
          <table:table-cell office:value-type="float" office:value="15.8401" calcext:value-type="float">
            <text:p>15.8401</text:p>
          </table:table-cell>
          <table:table-cell office:value-type="float" office:value="0.0173587" calcext:value-type="float">
            <text:p>0.0173587</text:p>
          </table:table-cell>
          <table:table-cell office:value-type="float" office:value="0.982641" calcext:value-type="float">
            <text:p>0.982641</text:p>
          </table:table-cell>
          <table:table-cell office:value-type="float" office:value="1" calcext:value-type="float">
            <text:p>1</text:p>
          </table:table-cell>
          <table:table-cell office:value-type="float" office:value="1.40189" calcext:value-type="float">
            <text:p>1.40189</text:p>
          </table:table-cell>
        </table:table-row>
        <table:table-row table:style-name="ro1">
          <table:table-cell office:value-type="float" office:value="15.8501" calcext:value-type="float">
            <text:p>15.8501</text:p>
          </table:table-cell>
          <table:table-cell office:value-type="float" office:value="0.0200672" calcext:value-type="float">
            <text:p>0.0200672</text:p>
          </table:table-cell>
          <table:table-cell office:value-type="float" office:value="0.979933" calcext:value-type="float">
            <text:p>0.979933</text:p>
          </table:table-cell>
          <table:table-cell office:value-type="float" office:value="1" calcext:value-type="float">
            <text:p>1</text:p>
          </table:table-cell>
          <table:table-cell office:value-type="float" office:value="1.39995" calcext:value-type="float">
            <text:p>1.39995</text:p>
          </table:table-cell>
        </table:table-row>
        <table:table-row table:style-name="ro1">
          <table:table-cell office:value-type="float" office:value="15.8601" calcext:value-type="float">
            <text:p>15.8601</text:p>
          </table:table-cell>
          <table:table-cell office:value-type="float" office:value="0.0229676" calcext:value-type="float">
            <text:p>0.0229676</text:p>
          </table:table-cell>
          <table:table-cell office:value-type="float" office:value="0.977032" calcext:value-type="float">
            <text:p>0.977032</text:p>
          </table:table-cell>
          <table:table-cell office:value-type="float" office:value="1" calcext:value-type="float">
            <text:p>1</text:p>
          </table:table-cell>
          <table:table-cell office:value-type="float" office:value="1.39788" calcext:value-type="float">
            <text:p>1.39788</text:p>
          </table:table-cell>
        </table:table-row>
        <table:table-row table:style-name="ro1">
          <table:table-cell office:value-type="float" office:value="15.8701" calcext:value-type="float">
            <text:p>15.8701</text:p>
          </table:table-cell>
          <table:table-cell office:value-type="float" office:value="0.0260588" calcext:value-type="float">
            <text:p>0.0260588</text:p>
          </table:table-cell>
          <table:table-cell office:value-type="float" office:value="0.973941" calcext:value-type="float">
            <text:p>0.973941</text:p>
          </table:table-cell>
          <table:table-cell office:value-type="float" office:value="1" calcext:value-type="float">
            <text:p>1</text:p>
          </table:table-cell>
          <table:table-cell office:value-type="float" office:value="1.39567" calcext:value-type="float">
            <text:p>1.39567</text:p>
          </table:table-cell>
        </table:table-row>
        <table:table-row table:style-name="ro1">
          <table:table-cell office:value-type="float" office:value="15.8801" calcext:value-type="float">
            <text:p>15.8801</text:p>
          </table:table-cell>
          <table:table-cell office:value-type="float" office:value="0.0293395" calcext:value-type="float">
            <text:p>0.0293395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1" calcext:value-type="float">
            <text:p>1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15.8901" calcext:value-type="float">
            <text:p>15.8901</text:p>
          </table:table-cell>
          <table:table-cell office:value-type="float" office:value="0.0328086" calcext:value-type="float">
            <text:p>0.0328086</text:p>
          </table:table-cell>
          <table:table-cell office:value-type="float" office:value="0.967191" calcext:value-type="float">
            <text:p>0.967191</text:p>
          </table:table-cell>
          <table:table-cell office:value-type="float" office:value="1" calcext:value-type="float">
            <text:p>1</text:p>
          </table:table-cell>
          <table:table-cell office:value-type="float" office:value="1.39082" calcext:value-type="float">
            <text:p>1.39082</text:p>
          </table:table-cell>
        </table:table-row>
        <table:table-row table:style-name="ro1">
          <table:table-cell office:value-type="float" office:value="15.9001" calcext:value-type="float">
            <text:p>15.9001</text:p>
          </table:table-cell>
          <table:table-cell office:value-type="float" office:value="0.0364645" calcext:value-type="float">
            <text:p>0.0364645</text:p>
          </table:table-cell>
          <table:table-cell office:value-type="float" office:value="0.963536" calcext:value-type="float">
            <text:p>0.963536</text:p>
          </table:table-cell>
          <table:table-cell office:value-type="float" office:value="1" calcext:value-type="float">
            <text:p>1</text:p>
          </table:table-cell>
          <table:table-cell office:value-type="float" office:value="1.38819" calcext:value-type="float">
            <text:p>1.38819</text:p>
          </table:table-cell>
        </table:table-row>
        <table:table-row table:style-name="ro1">
          <table:table-cell office:value-type="float" office:value="15.9101" calcext:value-type="float">
            <text:p>15.9101</text:p>
          </table:table-cell>
          <table:table-cell office:value-type="float" office:value="0.0403058" calcext:value-type="float">
            <text:p>0.0403058</text:p>
          </table:table-cell>
          <table:table-cell office:value-type="float" office:value="0.959694" calcext:value-type="float">
            <text:p>0.959694</text:p>
          </table:table-cell>
          <table:table-cell office:value-type="float" office:value="1" calcext:value-type="float">
            <text:p>1</text:p>
          </table:table-cell>
          <table:table-cell office:value-type="float" office:value="1.38542" calcext:value-type="float">
            <text:p>1.38542</text:p>
          </table:table-cell>
        </table:table-row>
        <table:table-row table:style-name="ro1">
          <table:table-cell office:value-type="float" office:value="15.9201" calcext:value-type="float">
            <text:p>15.9201</text:p>
          </table:table-cell>
          <table:table-cell office:value-type="float" office:value="0.044331" calcext:value-type="float">
            <text:p>0.044331</text:p>
          </table:table-cell>
          <table:table-cell office:value-type="float" office:value="0.955669" calcext:value-type="float">
            <text:p>0.955669</text:p>
          </table:table-cell>
          <table:table-cell office:value-type="float" office:value="1" calcext:value-type="float">
            <text:p>1</text:p>
          </table:table-cell>
          <table:table-cell office:value-type="float" office:value="1.38251" calcext:value-type="float">
            <text:p>1.38251</text:p>
          </table:table-cell>
        </table:table-row>
        <table:table-row table:style-name="ro1">
          <table:table-cell office:value-type="float" office:value="15.9301" calcext:value-type="float">
            <text:p>15.9301</text:p>
          </table:table-cell>
          <table:table-cell office:value-type="float" office:value="0.0485384" calcext:value-type="float">
            <text:p>0.0485384</text:p>
          </table:table-cell>
          <table:table-cell office:value-type="float" office:value="0.951462" calcext:value-type="float">
            <text:p>0.951462</text:p>
          </table:table-cell>
          <table:table-cell office:value-type="float" office:value="1" calcext:value-type="float">
            <text:p>1</text:p>
          </table:table-cell>
          <table:table-cell office:value-type="float" office:value="1.37946" calcext:value-type="float">
            <text:p>1.37946</text:p>
          </table:table-cell>
        </table:table-row>
        <table:table-row table:style-name="ro1">
          <table:table-cell office:value-type="float" office:value="15.9401" calcext:value-type="float">
            <text:p>15.9401</text:p>
          </table:table-cell>
          <table:table-cell office:value-type="float" office:value="0.0529264" calcext:value-type="float">
            <text:p>0.0529264</text:p>
          </table:table-cell>
          <table:table-cell office:value-type="float" office:value="0.947074" calcext:value-type="float">
            <text:p>0.947074</text:p>
          </table:table-cell>
          <table:table-cell office:value-type="float" office:value="1" calcext:value-type="float">
            <text:p>1</text:p>
          </table:table-cell>
          <table:table-cell office:value-type="float" office:value="1.37628" calcext:value-type="float">
            <text:p>1.37628</text:p>
          </table:table-cell>
        </table:table-row>
        <table:table-row table:style-name="ro1">
          <table:table-cell office:value-type="float" office:value="15.9501" calcext:value-type="float">
            <text:p>15.9501</text:p>
          </table:table-cell>
          <table:table-cell office:value-type="float" office:value="0.0574933" calcext:value-type="float">
            <text:p>0.0574933</text:p>
          </table:table-cell>
          <table:table-cell office:value-type="float" office:value="0.942507" calcext:value-type="float">
            <text:p>0.942507</text:p>
          </table:table-cell>
          <table:table-cell office:value-type="float" office:value="1" calcext:value-type="float">
            <text:p>1</text:p>
          </table:table-cell>
          <table:table-cell office:value-type="float" office:value="1.37296" calcext:value-type="float">
            <text:p>1.37296</text:p>
          </table:table-cell>
        </table:table-row>
        <table:table-row table:style-name="ro1">
          <table:table-cell office:value-type="float" office:value="15.9601" calcext:value-type="float">
            <text:p>15.9601</text:p>
          </table:table-cell>
          <table:table-cell office:value-type="float" office:value="0.0622371" calcext:value-type="float">
            <text:p>0.0622371</text:p>
          </table:table-cell>
          <table:table-cell office:value-type="float" office:value="0.937763" calcext:value-type="float">
            <text:p>0.937763</text:p>
          </table:table-cell>
          <table:table-cell office:value-type="float" office:value="1" calcext:value-type="float">
            <text:p>1</text:p>
          </table:table-cell>
          <table:table-cell office:value-type="float" office:value="1.3695" calcext:value-type="float">
            <text:p>1.3695</text:p>
          </table:table-cell>
        </table:table-row>
        <table:table-row table:style-name="ro1">
          <table:table-cell office:value-type="float" office:value="15.9701" calcext:value-type="float">
            <text:p>15.9701</text:p>
          </table:table-cell>
          <table:table-cell office:value-type="float" office:value="0.0671561" calcext:value-type="float">
            <text:p>0.0671561</text:p>
          </table:table-cell>
          <table:table-cell office:value-type="float" office:value="0.932844" calcext:value-type="float">
            <text:p>0.932844</text:p>
          </table:table-cell>
          <table:table-cell office:value-type="float" office:value="1" calcext:value-type="float">
            <text:p>1</text:p>
          </table:table-cell>
          <table:table-cell office:value-type="float" office:value="1.3659" calcext:value-type="float">
            <text:p>1.3659</text:p>
          </table:table-cell>
        </table:table-row>
        <table:table-row table:style-name="ro1">
          <table:table-cell office:value-type="float" office:value="15.9801" calcext:value-type="float">
            <text:p>15.9801</text:p>
          </table:table-cell>
          <table:table-cell office:value-type="float" office:value="0.0722481" calcext:value-type="float">
            <text:p>0.0722481</text:p>
          </table:table-cell>
          <table:table-cell office:value-type="float" office:value="0.927752" calcext:value-type="float">
            <text:p>0.927752</text:p>
          </table:table-cell>
          <table:table-cell office:value-type="float" office:value="1" calcext:value-type="float">
            <text:p>1</text:p>
          </table:table-cell>
          <table:table-cell office:value-type="float" office:value="1.36217" calcext:value-type="float">
            <text:p>1.36217</text:p>
          </table:table-cell>
        </table:table-row>
        <table:table-row table:style-name="ro1">
          <table:table-cell office:value-type="float" office:value="15.9901" calcext:value-type="float">
            <text:p>15.9901</text:p>
          </table:table-cell>
          <table:table-cell office:value-type="float" office:value="0.0775113" calcext:value-type="float">
            <text:p>0.0775113</text:p>
          </table:table-cell>
          <table:table-cell office:value-type="float" office:value="0.922489" calcext:value-type="float">
            <text:p>0.922489</text:p>
          </table:table-cell>
          <table:table-cell office:value-type="float" office:value="1" calcext:value-type="float">
            <text:p>1</text:p>
          </table:table-cell>
          <table:table-cell office:value-type="float" office:value="1.3583" calcext:value-type="float">
            <text:p>1.3583</text:p>
          </table:table-cell>
        </table:table-row>
        <table:table-row table:style-name="ro1">
          <table:table-cell office:value-type="float" office:value="16.0001" calcext:value-type="float">
            <text:p>16.0001</text:p>
          </table:table-cell>
          <table:table-cell office:value-type="float" office:value="0.0829435" calcext:value-type="float">
            <text:p>0.0829435</text:p>
          </table:table-cell>
          <table:table-cell office:value-type="float" office:value="0.917057" calcext:value-type="float">
            <text:p>0.917057</text:p>
          </table:table-cell>
          <table:table-cell office:value-type="float" office:value="1" calcext:value-type="float">
            <text:p>1</text:p>
          </table:table-cell>
          <table:table-cell office:value-type="float" office:value="1.35429" calcext:value-type="float">
            <text:p>1.35429</text:p>
          </table:table-cell>
        </table:table-row>
        <table:table-row table:style-name="ro1">
          <table:table-cell office:value-type="float" office:value="16.0101" calcext:value-type="float">
            <text:p>16.0101</text:p>
          </table:table-cell>
          <table:table-cell office:value-type="float" office:value="0.0885425" calcext:value-type="float">
            <text:p>0.0885425</text:p>
          </table:table-cell>
          <table:table-cell office:value-type="float" office:value="0.911458" calcext:value-type="float">
            <text:p>0.911458</text:p>
          </table:table-cell>
          <table:table-cell office:value-type="float" office:value="1" calcext:value-type="float">
            <text:p>1</text:p>
          </table:table-cell>
          <table:table-cell office:value-type="float" office:value="1.35015" calcext:value-type="float">
            <text:p>1.35015</text:p>
          </table:table-cell>
        </table:table-row>
        <table:table-row table:style-name="ro1">
          <table:table-cell office:value-type="float" office:value="16.0201" calcext:value-type="float">
            <text:p>16.0201</text:p>
          </table:table-cell>
          <table:table-cell office:value-type="float" office:value="0.094306" calcext:value-type="float">
            <text:p>0.094306</text:p>
          </table:table-cell>
          <table:table-cell office:value-type="float" office:value="0.905694" calcext:value-type="float">
            <text:p>0.905694</text:p>
          </table:table-cell>
          <table:table-cell office:value-type="float" office:value="1" calcext:value-type="float">
            <text:p>1</text:p>
          </table:table-cell>
          <table:table-cell office:value-type="float" office:value="1.34588" calcext:value-type="float">
            <text:p>1.34588</text:p>
          </table:table-cell>
        </table:table-row>
        <table:table-row table:style-name="ro1">
          <table:table-cell office:value-type="float" office:value="16.0301" calcext:value-type="float">
            <text:p>16.0301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0.899768" calcext:value-type="float">
            <text:p>0.899768</text:p>
          </table:table-cell>
          <table:table-cell office:value-type="float" office:value="1" calcext:value-type="float">
            <text:p>1</text:p>
          </table:table-cell>
          <table:table-cell office:value-type="float" office:value="1.34147" calcext:value-type="float">
            <text:p>1.34147</text:p>
          </table:table-cell>
        </table:table-row>
        <table:table-row table:style-name="ro1">
          <table:table-cell office:value-type="float" office:value="16.0401" calcext:value-type="float">
            <text:p>16.0401</text:p>
          </table:table-cell>
          <table:table-cell office:value-type="float" office:value="0.106318" calcext:value-type="float">
            <text:p>0.106318</text:p>
          </table:table-cell>
          <table:table-cell office:value-type="float" office:value="0.893682" calcext:value-type="float">
            <text:p>0.893682</text:p>
          </table:table-cell>
          <table:table-cell office:value-type="float" office:value="1" calcext:value-type="float">
            <text:p>1</text:p>
          </table:table-cell>
          <table:table-cell office:value-type="float" office:value="1.33692" calcext:value-type="float">
            <text:p>1.33692</text:p>
          </table:table-cell>
        </table:table-row>
        <table:table-row table:style-name="ro1">
          <table:table-cell office:value-type="float" office:value="16.0501" calcext:value-type="float">
            <text:p>16.0501</text:p>
          </table:table-cell>
          <table:table-cell office:value-type="float" office:value="0.112561" calcext:value-type="float">
            <text:p>0.112561</text:p>
          </table:table-cell>
          <table:table-cell office:value-type="float" office:value="0.887439" calcext:value-type="float">
            <text:p>0.887439</text:p>
          </table:table-cell>
          <table:table-cell office:value-type="float" office:value="1" calcext:value-type="float">
            <text:p>1</text:p>
          </table:table-cell>
          <table:table-cell office:value-type="float" office:value="1.33225" calcext:value-type="float">
            <text:p>1.33225</text:p>
          </table:table-cell>
        </table:table-row>
        <table:table-row table:style-name="ro1">
          <table:table-cell office:value-type="float" office:value="16.0601" calcext:value-type="float">
            <text:p>16.0601</text:p>
          </table:table-cell>
          <table:table-cell office:value-type="float" office:value="0.118959" calcext:value-type="float">
            <text:p>0.118959</text:p>
          </table:table-cell>
          <table:table-cell office:value-type="float" office:value="0.881041" calcext:value-type="float">
            <text:p>0.881041</text:p>
          </table:table-cell>
          <table:table-cell office:value-type="float" office:value="1" calcext:value-type="float">
            <text:p>1</text:p>
          </table:table-cell>
          <table:table-cell office:value-type="float" office:value="1.32743" calcext:value-type="float">
            <text:p>1.32743</text:p>
          </table:table-cell>
        </table:table-row>
        <table:table-row table:style-name="ro1">
          <table:table-cell office:value-type="float" office:value="16.0701" calcext:value-type="float">
            <text:p>16.0701</text:p>
          </table:table-cell>
          <table:table-cell office:value-type="float" office:value="0.125509" calcext:value-type="float">
            <text:p>0.125509</text:p>
          </table:table-cell>
          <table:table-cell office:value-type="float" office:value="0.874491" calcext:value-type="float">
            <text:p>0.874491</text:p>
          </table:table-cell>
          <table:table-cell office:value-type="float" office:value="1" calcext:value-type="float">
            <text:p>1</text:p>
          </table:table-cell>
          <table:table-cell office:value-type="float" office:value="1.32249" calcext:value-type="float">
            <text:p>1.32249</text:p>
          </table:table-cell>
        </table:table-row>
        <table:table-row table:style-name="ro1">
          <table:table-cell office:value-type="float" office:value="16.0801" calcext:value-type="float">
            <text:p>16.080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86779" calcext:value-type="float">
            <text:p>0.86779</text:p>
          </table:table-cell>
          <table:table-cell office:value-type="float" office:value="1" calcext:value-type="float">
            <text:p>1</text:p>
          </table:table-cell>
          <table:table-cell office:value-type="float" office:value="1.31741" calcext:value-type="float">
            <text:p>1.31741</text:p>
          </table:table-cell>
        </table:table-row>
        <table:table-row table:style-name="ro1">
          <table:table-cell office:value-type="float" office:value="16.0901" calcext:value-type="float">
            <text:p>16.0901</text:p>
          </table:table-cell>
          <table:table-cell office:value-type="float" office:value="0.139057" calcext:value-type="float">
            <text:p>0.139057</text:p>
          </table:table-cell>
          <table:table-cell office:value-type="float" office:value="0.860943" calcext:value-type="float">
            <text:p>0.860943</text:p>
          </table:table-cell>
          <table:table-cell office:value-type="float" office:value="1" calcext:value-type="float">
            <text:p>1</text:p>
          </table:table-cell>
          <table:table-cell office:value-type="float" office:value="1.31221" calcext:value-type="float">
            <text:p>1.31221</text:p>
          </table:table-cell>
        </table:table-row>
        <table:table-row table:style-name="ro1">
          <table:table-cell office:value-type="float" office:value="16.1001" calcext:value-type="float">
            <text:p>16.1001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0.853951" calcext:value-type="float">
            <text:p>0.853951</text:p>
          </table:table-cell>
          <table:table-cell office:value-type="float" office:value="1" calcext:value-type="float">
            <text:p>1</text:p>
          </table:table-cell>
          <table:table-cell office:value-type="float" office:value="1.30687" calcext:value-type="float">
            <text:p>1.30687</text:p>
          </table:table-cell>
        </table:table-row>
        <table:table-row table:style-name="ro1">
          <table:table-cell office:value-type="float" office:value="16.1101" calcext:value-type="float">
            <text:p>16.1101</text:p>
          </table:table-cell>
          <table:table-cell office:value-type="float" office:value="0.153183" calcext:value-type="float">
            <text:p>0.153183</text:p>
          </table:table-cell>
          <table:table-cell office:value-type="float" office:value="0.846817" calcext:value-type="float">
            <text:p>0.846817</text:p>
          </table:table-cell>
          <table:table-cell office:value-type="float" office:value="1" calcext:value-type="float">
            <text:p>1</text:p>
          </table:table-cell>
          <table:table-cell office:value-type="float" office:value="1.3014" calcext:value-type="float">
            <text:p>1.3014</text:p>
          </table:table-cell>
        </table:table-row>
        <table:table-row table:style-name="ro1">
          <table:table-cell office:value-type="float" office:value="16.1201" calcext:value-type="float">
            <text:p>16.1201</text:p>
          </table:table-cell>
          <table:table-cell office:value-type="float" office:value="0.160455" calcext:value-type="float">
            <text:p>0.160455</text:p>
          </table:table-cell>
          <table:table-cell office:value-type="float" office:value="0.839545" calcext:value-type="float">
            <text:p>0.839545</text:p>
          </table:table-cell>
          <table:table-cell office:value-type="float" office:value="1" calcext:value-type="float">
            <text:p>1</text:p>
          </table:table-cell>
          <table:table-cell office:value-type="float" office:value="1.2958" calcext:value-type="float">
            <text:p>1.2958</text:p>
          </table:table-cell>
        </table:table-row>
        <table:table-row table:style-name="ro1">
          <table:table-cell office:value-type="float" office:value="16.1301" calcext:value-type="float">
            <text:p>16.1301</text:p>
          </table:table-cell>
          <table:table-cell office:value-type="float" office:value="0.167863" calcext:value-type="float">
            <text:p>0.167863</text:p>
          </table:table-cell>
          <table:table-cell office:value-type="float" office:value="0.832137" calcext:value-type="float">
            <text:p>0.832137</text:p>
          </table:table-cell>
          <table:table-cell office:value-type="float" office:value="1" calcext:value-type="float">
            <text:p>1</text:p>
          </table:table-cell>
          <table:table-cell office:value-type="float" office:value="1.29007" calcext:value-type="float">
            <text:p>1.29007</text:p>
          </table:table-cell>
        </table:table-row>
        <table:table-row table:style-name="ro1">
          <table:table-cell office:value-type="float" office:value="16.1401" calcext:value-type="float">
            <text:p>16.1401</text:p>
          </table:table-cell>
          <table:table-cell office:value-type="float" office:value="0.175404" calcext:value-type="float">
            <text:p>0.175404</text:p>
          </table:table-cell>
          <table:table-cell office:value-type="float" office:value="0.824596" calcext:value-type="float">
            <text:p>0.824596</text:p>
          </table:table-cell>
          <table:table-cell office:value-type="float" office:value="1" calcext:value-type="float">
            <text:p>1</text:p>
          </table:table-cell>
          <table:table-cell office:value-type="float" office:value="1.28421" calcext:value-type="float">
            <text:p>1.28421</text:p>
          </table:table-cell>
        </table:table-row>
        <table:table-row table:style-name="ro1">
          <table:table-cell office:value-type="float" office:value="16.1501" calcext:value-type="float">
            <text:p>16.1501</text:p>
          </table:table-cell>
          <table:table-cell office:value-type="float" office:value="0.183074" calcext:value-type="float">
            <text:p>0.183074</text:p>
          </table:table-cell>
          <table:table-cell office:value-type="float" office:value="0.816926" calcext:value-type="float">
            <text:p>0.816926</text:p>
          </table:table-cell>
          <table:table-cell office:value-type="float" office:value="1" calcext:value-type="float">
            <text:p>1</text:p>
          </table:table-cell>
          <table:table-cell office:value-type="float" office:value="1.27822" calcext:value-type="float">
            <text:p>1.27822</text:p>
          </table:table-cell>
        </table:table-row>
        <table:table-row table:style-name="ro1">
          <table:table-cell office:value-type="float" office:value="16.1601" calcext:value-type="float">
            <text:p>16.1601</text:p>
          </table:table-cell>
          <table:table-cell office:value-type="float" office:value="0.190872" calcext:value-type="float">
            <text:p>0.190872</text:p>
          </table:table-cell>
          <table:table-cell office:value-type="float" office:value="0.809128" calcext:value-type="float">
            <text:p>0.809128</text:p>
          </table:table-cell>
          <table:table-cell office:value-type="float" office:value="1" calcext:value-type="float">
            <text:p>1</text:p>
          </table:table-cell>
          <table:table-cell office:value-type="float" office:value="1.27211" calcext:value-type="float">
            <text:p>1.27211</text:p>
          </table:table-cell>
        </table:table-row>
        <table:table-row table:style-name="ro1">
          <table:table-cell office:value-type="float" office:value="16.1701" calcext:value-type="float">
            <text:p>16.1701</text:p>
          </table:table-cell>
          <table:table-cell office:value-type="float" office:value="0.198793" calcext:value-type="float">
            <text:p>0.198793</text:p>
          </table:table-cell>
          <table:table-cell office:value-type="float" office:value="0.801207" calcext:value-type="float">
            <text:p>0.801207</text:p>
          </table:table-cell>
          <table:table-cell office:value-type="float" office:value="1" calcext:value-type="float">
            <text:p>1</text:p>
          </table:table-cell>
          <table:table-cell office:value-type="float" office:value="1.26587" calcext:value-type="float">
            <text:p>1.26587</text:p>
          </table:table-cell>
        </table:table-row>
        <table:table-row table:style-name="ro1">
          <table:table-cell office:value-type="float" office:value="16.1801" calcext:value-type="float">
            <text:p>16.1801</text:p>
          </table:table-cell>
          <table:table-cell office:value-type="float" office:value="0.206834" calcext:value-type="float">
            <text:p>0.206834</text:p>
          </table:table-cell>
          <table:table-cell office:value-type="float" office:value="0.793166" calcext:value-type="float">
            <text:p>0.793166</text:p>
          </table:table-cell>
          <table:table-cell office:value-type="float" office:value="1" calcext:value-type="float">
            <text:p>1</text:p>
          </table:table-cell>
          <table:table-cell office:value-type="float" office:value="1.2595" calcext:value-type="float">
            <text:p>1.2595</text:p>
          </table:table-cell>
        </table:table-row>
        <table:table-row table:style-name="ro1">
          <table:table-cell office:value-type="float" office:value="16.1901" calcext:value-type="float">
            <text:p>16.1901</text:p>
          </table:table-cell>
          <table:table-cell office:value-type="float" office:value="0.214993" calcext:value-type="float">
            <text:p>0.214993</text:p>
          </table:table-cell>
          <table:table-cell office:value-type="float" office:value="0.785007" calcext:value-type="float">
            <text:p>0.785007</text:p>
          </table:table-cell>
          <table:table-cell office:value-type="float" office:value="1" calcext:value-type="float">
            <text:p>1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16.2001" calcext:value-type="float">
            <text:p>16.2001</text:p>
          </table:table-cell>
          <table:table-cell office:value-type="float" office:value="0.223266" calcext:value-type="float">
            <text:p>0.223266</text:p>
          </table:table-cell>
          <table:table-cell office:value-type="float" office:value="0.776734" calcext:value-type="float">
            <text:p>0.776734</text:p>
          </table:table-cell>
          <table:table-cell office:value-type="float" office:value="1" calcext:value-type="float">
            <text:p>1</text:p>
          </table:table-cell>
          <table:table-cell office:value-type="float" office:value="1.24638" calcext:value-type="float">
            <text:p>1.24638</text:p>
          </table:table-cell>
        </table:table-row>
        <table:table-row table:style-name="ro1">
          <table:table-cell office:value-type="float" office:value="16.2101" calcext:value-type="float">
            <text:p>16.2101</text:p>
          </table:table-cell>
          <table:table-cell office:value-type="float" office:value="0.231649" calcext:value-type="float">
            <text:p>0.231649</text:p>
          </table:table-cell>
          <table:table-cell office:value-type="float" office:value="0.768351" calcext:value-type="float">
            <text:p>0.768351</text:p>
          </table:table-cell>
          <table:table-cell office:value-type="float" office:value="1" calcext:value-type="float">
            <text:p>1</text:p>
          </table:table-cell>
          <table:table-cell office:value-type="float" office:value="1.23964" calcext:value-type="float">
            <text:p>1.23964</text:p>
          </table:table-cell>
        </table:table-row>
        <table:table-row table:style-name="ro1">
          <table:table-cell office:value-type="float" office:value="16.2201" calcext:value-type="float">
            <text:p>16.2201</text:p>
          </table:table-cell>
          <table:table-cell office:value-type="float" office:value="0.24014" calcext:value-type="float">
            <text:p>0.24014</text:p>
          </table:table-cell>
          <table:table-cell office:value-type="float" office:value="0.75986" calcext:value-type="float">
            <text:p>0.75986</text:p>
          </table:table-cell>
          <table:table-cell office:value-type="float" office:value="1" calcext:value-type="float">
            <text:p>1</text:p>
          </table:table-cell>
          <table:table-cell office:value-type="float" office:value="1.23277" calcext:value-type="float">
            <text:p>1.23277</text:p>
          </table:table-cell>
        </table:table-row>
        <table:table-row table:style-name="ro1">
          <table:table-cell office:value-type="float" office:value="16.2301" calcext:value-type="float">
            <text:p>16.2301</text:p>
          </table:table-cell>
          <table:table-cell office:value-type="float" office:value="0.248735" calcext:value-type="float">
            <text:p>0.248735</text:p>
          </table:table-cell>
          <table:table-cell office:value-type="float" office:value="0.751265" calcext:value-type="float">
            <text:p>0.751265</text:p>
          </table:table-cell>
          <table:table-cell office:value-type="float" office:value="1" calcext:value-type="float">
            <text:p>1</text:p>
          </table:table-cell>
          <table:table-cell office:value-type="float" office:value="1.22578" calcext:value-type="float">
            <text:p>1.22578</text:p>
          </table:table-cell>
        </table:table-row>
        <table:table-row table:style-name="ro1">
          <table:table-cell office:value-type="float" office:value="16.2401" calcext:value-type="float">
            <text:p>16.2401</text:p>
          </table:table-cell>
          <table:table-cell office:value-type="float" office:value="0.25743" calcext:value-type="float">
            <text:p>0.25743</text:p>
          </table:table-cell>
          <table:table-cell office:value-type="float" office:value="0.74257" calcext:value-type="float">
            <text:p>0.74257</text:p>
          </table:table-cell>
          <table:table-cell office:value-type="float" office:value="1" calcext:value-type="float">
            <text:p>1</text:p>
          </table:table-cell>
          <table:table-cell office:value-type="float" office:value="1.21866" calcext:value-type="float">
            <text:p>1.21866</text:p>
          </table:table-cell>
        </table:table-row>
        <table:table-row table:style-name="ro1">
          <table:table-cell office:value-type="float" office:value="16.2501" calcext:value-type="float">
            <text:p>16.2501</text:p>
          </table:table-cell>
          <table:table-cell office:value-type="float" office:value="0.266222" calcext:value-type="float">
            <text:p>0.266222</text:p>
          </table:table-cell>
          <table:table-cell office:value-type="float" office:value="0.733778" calcext:value-type="float">
            <text:p>0.733778</text:p>
          </table:table-cell>
          <table:table-cell office:value-type="float" office:value="1" calcext:value-type="float">
            <text:p>1</text:p>
          </table:table-cell>
          <table:table-cell office:value-type="float" office:value="1.21143" calcext:value-type="float">
            <text:p>1.21143</text:p>
          </table:table-cell>
        </table:table-row>
        <table:table-row table:style-name="ro1">
          <table:table-cell office:value-type="float" office:value="16.2601" calcext:value-type="float">
            <text:p>16.2601</text:p>
          </table:table-cell>
          <table:table-cell office:value-type="float" office:value="0.275108" calcext:value-type="float">
            <text:p>0.275108</text:p>
          </table:table-cell>
          <table:table-cell office:value-type="float" office:value="0.724892" calcext:value-type="float">
            <text:p>0.724892</text:p>
          </table:table-cell>
          <table:table-cell office:value-type="float" office:value="1" calcext:value-type="float">
            <text:p>1</text:p>
          </table:table-cell>
          <table:table-cell office:value-type="float" office:value="1.20407" calcext:value-type="float">
            <text:p>1.20407</text:p>
          </table:table-cell>
        </table:table-row>
        <table:table-row table:style-name="ro1">
          <table:table-cell office:value-type="float" office:value="16.2701" calcext:value-type="float">
            <text:p>16.2701</text:p>
          </table:table-cell>
          <table:table-cell office:value-type="float" office:value="0.284084" calcext:value-type="float">
            <text:p>0.284084</text:p>
          </table:table-cell>
          <table:table-cell office:value-type="float" office:value="0.715916" calcext:value-type="float">
            <text:p>0.715916</text:p>
          </table:table-cell>
          <table:table-cell office:value-type="float" office:value="1" calcext:value-type="float">
            <text:p>1</text:p>
          </table:table-cell>
          <table:table-cell office:value-type="float" office:value="1.19659" calcext:value-type="float">
            <text:p>1.19659</text:p>
          </table:table-cell>
        </table:table-row>
        <table:table-row table:style-name="ro1">
          <table:table-cell office:value-type="float" office:value="16.2801" calcext:value-type="float">
            <text:p>16.2801</text:p>
          </table:table-cell>
          <table:table-cell office:value-type="float" office:value="0.293146" calcext:value-type="float">
            <text:p>0.293146</text:p>
          </table:table-cell>
          <table:table-cell office:value-type="float" office:value="0.706854" calcext:value-type="float">
            <text:p>0.706854</text:p>
          </table:table-cell>
          <table:table-cell office:value-type="float" office:value="1" calcext:value-type="float">
            <text:p>1</text:p>
          </table:table-cell>
          <table:table-cell office:value-type="float" office:value="1.18899" calcext:value-type="float">
            <text:p>1.18899</text:p>
          </table:table-cell>
        </table:table-row>
        <table:table-row table:style-name="ro1">
          <table:table-cell office:value-type="float" office:value="16.2901" calcext:value-type="float">
            <text:p>16.2901</text:p>
          </table:table-cell>
          <table:table-cell office:value-type="float" office:value="0.302291" calcext:value-type="float">
            <text:p>0.302291</text:p>
          </table:table-cell>
          <table:table-cell office:value-type="float" office:value="0.697709" calcext:value-type="float">
            <text:p>0.697709</text:p>
          </table:table-cell>
          <table:table-cell office:value-type="float" office:value="1" calcext:value-type="float">
            <text:p>1</text:p>
          </table:table-cell>
          <table:table-cell office:value-type="float" office:value="1.18128" calcext:value-type="float">
            <text:p>1.18128</text:p>
          </table:table-cell>
        </table:table-row>
        <table:table-row table:style-name="ro1">
          <table:table-cell office:value-type="float" office:value="16.3001" calcext:value-type="float">
            <text:p>16.3001</text:p>
          </table:table-cell>
          <table:table-cell office:value-type="float" office:value="0.311515" calcext:value-type="float">
            <text:p>0.311515</text:p>
          </table:table-cell>
          <table:table-cell office:value-type="float" office:value="0.688485" calcext:value-type="float">
            <text:p>0.688485</text:p>
          </table:table-cell>
          <table:table-cell office:value-type="float" office:value="1" calcext:value-type="float">
            <text:p>1</text:p>
          </table:table-cell>
          <table:table-cell office:value-type="float" office:value="1.17344" calcext:value-type="float">
            <text:p>1.17344</text:p>
          </table:table-cell>
        </table:table-row>
        <table:table-row table:style-name="ro1">
          <table:table-cell office:value-type="float" office:value="16.3101" calcext:value-type="float">
            <text:p>16.3101</text:p>
          </table:table-cell>
          <table:table-cell office:value-type="float" office:value="0.320814" calcext:value-type="float">
            <text:p>0.320814</text:p>
          </table:table-cell>
          <table:table-cell office:value-type="float" office:value="0.679186" calcext:value-type="float">
            <text:p>0.679186</text:p>
          </table:table-cell>
          <table:table-cell office:value-type="float" office:value="1" calcext:value-type="float">
            <text:p>1</text:p>
          </table:table-cell>
          <table:table-cell office:value-type="float" office:value="1.16549" calcext:value-type="float">
            <text:p>1.16549</text:p>
          </table:table-cell>
        </table:table-row>
        <table:table-row table:style-name="ro1">
          <table:table-cell office:value-type="float" office:value="16.3201" calcext:value-type="float">
            <text:p>16.3201</text:p>
          </table:table-cell>
          <table:table-cell office:value-type="float" office:value="0.330185" calcext:value-type="float">
            <text:p>0.330185</text:p>
          </table:table-cell>
          <table:table-cell office:value-type="float" office:value="0.669815" calcext:value-type="float">
            <text:p>0.669815</text:p>
          </table:table-cell>
          <table:table-cell office:value-type="float" office:value="1" calcext:value-type="float">
            <text:p>1</text:p>
          </table:table-cell>
          <table:table-cell office:value-type="float" office:value="1.15742" calcext:value-type="float">
            <text:p>1.15742</text:p>
          </table:table-cell>
        </table:table-row>
        <table:table-row table:style-name="ro1">
          <table:table-cell office:value-type="float" office:value="16.3301" calcext:value-type="float">
            <text:p>16.3301</text:p>
          </table:table-cell>
          <table:table-cell office:value-type="float" office:value="0.339624" calcext:value-type="float">
            <text:p>0.339624</text:p>
          </table:table-cell>
          <table:table-cell office:value-type="float" office:value="0.660376" calcext:value-type="float">
            <text:p>0.660376</text:p>
          </table:table-cell>
          <table:table-cell office:value-type="float" office:value="1" calcext:value-type="float">
            <text:p>1</text:p>
          </table:table-cell>
          <table:table-cell office:value-type="float" office:value="1.14924" calcext:value-type="float">
            <text:p>1.14924</text:p>
          </table:table-cell>
        </table:table-row>
        <table:table-row table:style-name="ro1">
          <table:table-cell office:value-type="float" office:value="16.3401" calcext:value-type="float">
            <text:p>16.3401</text:p>
          </table:table-cell>
          <table:table-cell office:value-type="float" office:value="0.349127" calcext:value-type="float">
            <text:p>0.349127</text:p>
          </table:table-cell>
          <table:table-cell office:value-type="float" office:value="0.650873" calcext:value-type="float">
            <text:p>0.650873</text:p>
          </table:table-cell>
          <table:table-cell office:value-type="float" office:value="1" calcext:value-type="float">
            <text:p>1</text:p>
          </table:table-cell>
          <table:table-cell office:value-type="float" office:value="1.14094" calcext:value-type="float">
            <text:p>1.14094</text:p>
          </table:table-cell>
        </table:table-row>
        <table:table-row table:style-name="ro1">
          <table:table-cell office:value-type="float" office:value="16.3501" calcext:value-type="float">
            <text:p>16.3501</text:p>
          </table:table-cell>
          <table:table-cell office:value-type="float" office:value="0.358691" calcext:value-type="float">
            <text:p>0.358691</text:p>
          </table:table-cell>
          <table:table-cell office:value-type="float" office:value="0.641309" calcext:value-type="float">
            <text:p>0.641309</text:p>
          </table:table-cell>
          <table:table-cell office:value-type="float" office:value="1" calcext:value-type="float">
            <text:p>1</text:p>
          </table:table-cell>
          <table:table-cell office:value-type="float" office:value="1.13253" calcext:value-type="float">
            <text:p>1.13253</text:p>
          </table:table-cell>
        </table:table-row>
        <table:table-row table:style-name="ro1">
          <table:table-cell office:value-type="float" office:value="16.3601" calcext:value-type="float">
            <text:p>16.3601</text:p>
          </table:table-cell>
          <table:table-cell office:value-type="float" office:value="0.368311" calcext:value-type="float">
            <text:p>0.368311</text:p>
          </table:table-cell>
          <table:table-cell office:value-type="float" office:value="0.631689" calcext:value-type="float">
            <text:p>0.631689</text:p>
          </table:table-cell>
          <table:table-cell office:value-type="float" office:value="1" calcext:value-type="float">
            <text:p>1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16.3701" calcext:value-type="float">
            <text:p>16.3701</text:p>
          </table:table-cell>
          <table:table-cell office:value-type="float" office:value="0.377983" calcext:value-type="float">
            <text:p>0.377983</text:p>
          </table:table-cell>
          <table:table-cell office:value-type="float" office:value="0.622017" calcext:value-type="float">
            <text:p>0.622017</text:p>
          </table:table-cell>
          <table:table-cell office:value-type="float" office:value="1" calcext:value-type="float">
            <text:p>1</text:p>
          </table:table-cell>
          <table:table-cell office:value-type="float" office:value="1.11536" calcext:value-type="float">
            <text:p>1.11536</text:p>
          </table:table-cell>
        </table:table-row>
        <table:table-row table:style-name="ro1">
          <table:table-cell office:value-type="float" office:value="16.3801" calcext:value-type="float">
            <text:p>16.3801</text:p>
          </table:table-cell>
          <table:table-cell office:value-type="float" office:value="0.387705" calcext:value-type="float">
            <text:p>0.387705</text:p>
          </table:table-cell>
          <table:table-cell office:value-type="float" office:value="0.612295" calcext:value-type="float">
            <text:p>0.612295</text:p>
          </table:table-cell>
          <table:table-cell office:value-type="float" office:value="1" calcext:value-type="float">
            <text:p>1</text:p>
          </table:table-cell>
          <table:table-cell office:value-type="float" office:value="1.10661" calcext:value-type="float">
            <text:p>1.10661</text:p>
          </table:table-cell>
        </table:table-row>
        <table:table-row table:style-name="ro1">
          <table:table-cell office:value-type="float" office:value="16.3901" calcext:value-type="float">
            <text:p>16.3901</text:p>
          </table:table-cell>
          <table:table-cell office:value-type="float" office:value="0.397471" calcext:value-type="float">
            <text:p>0.397471</text:p>
          </table:table-cell>
          <table:table-cell office:value-type="float" office:value="0.602529" calcext:value-type="float">
            <text:p>0.602529</text:p>
          </table:table-cell>
          <table:table-cell office:value-type="float" office:value="1" calcext:value-type="float">
            <text:p>1</text:p>
          </table:table-cell>
          <table:table-cell office:value-type="float" office:value="1.09775" calcext:value-type="float">
            <text:p>1.09775</text:p>
          </table:table-cell>
        </table:table-row>
        <table:table-row table:style-name="ro1">
          <table:table-cell office:value-type="float" office:value="16.4001" calcext:value-type="float">
            <text:p>16.4001</text:p>
          </table:table-cell>
          <table:table-cell office:value-type="float" office:value="0.407278" calcext:value-type="float">
            <text:p>0.407278</text:p>
          </table:table-cell>
          <table:table-cell office:value-type="float" office:value="0.592722" calcext:value-type="float">
            <text:p>0.592722</text:p>
          </table:table-cell>
          <table:table-cell office:value-type="float" office:value="1" calcext:value-type="float">
            <text:p>1</text:p>
          </table:table-cell>
          <table:table-cell office:value-type="float" office:value="1.08878" calcext:value-type="float">
            <text:p>1.08878</text:p>
          </table:table-cell>
        </table:table-row>
        <table:table-row table:style-name="ro1">
          <table:table-cell office:value-type="float" office:value="16.4101" calcext:value-type="float">
            <text:p>16.4101</text:p>
          </table:table-cell>
          <table:table-cell office:value-type="float" office:value="0.417123" calcext:value-type="float">
            <text:p>0.417123</text:p>
          </table:table-cell>
          <table:table-cell office:value-type="float" office:value="0.582877" calcext:value-type="float">
            <text:p>0.582877</text:p>
          </table:table-cell>
          <table:table-cell office:value-type="float" office:value="1" calcext:value-type="float">
            <text:p>1</text:p>
          </table:table-cell>
          <table:table-cell office:value-type="float" office:value="1.0797" calcext:value-type="float">
            <text:p>1.0797</text:p>
          </table:table-cell>
        </table:table-row>
        <table:table-row table:style-name="ro1">
          <table:table-cell office:value-type="float" office:value="16.4201" calcext:value-type="float">
            <text:p>16.4201</text:p>
          </table:table-cell>
          <table:table-cell office:value-type="float" office:value="0.427" calcext:value-type="float">
            <text:p>0.427</text:p>
          </table:table-cell>
          <table:table-cell office:value-type="float" office:value="0.573" calcext:value-type="float">
            <text:p>0.573</text:p>
          </table:table-cell>
          <table:table-cell office:value-type="float" office:value="1" calcext:value-type="float">
            <text:p>1</text:p>
          </table:table-cell>
          <table:table-cell office:value-type="float" office:value="1.07051" calcext:value-type="float">
            <text:p>1.07051</text:p>
          </table:table-cell>
        </table:table-row>
        <table:table-row table:style-name="ro1">
          <table:table-cell office:value-type="float" office:value="16.4301" calcext:value-type="float">
            <text:p>16.4301</text:p>
          </table:table-cell>
          <table:table-cell office:value-type="float" office:value="0.436907" calcext:value-type="float">
            <text:p>0.436907</text:p>
          </table:table-cell>
          <table:table-cell office:value-type="float" office:value="0.563093" calcext:value-type="float">
            <text:p>0.563093</text:p>
          </table:table-cell>
          <table:table-cell office:value-type="float" office:value="1" calcext:value-type="float">
            <text:p>1</text:p>
          </table:table-cell>
          <table:table-cell office:value-type="float" office:value="1.06122" calcext:value-type="float">
            <text:p>1.06122</text:p>
          </table:table-cell>
        </table:table-row>
        <table:table-row table:style-name="ro1">
          <table:table-cell office:value-type="float" office:value="16.4401" calcext:value-type="float">
            <text:p>16.4401</text:p>
          </table:table-cell>
          <table:table-cell office:value-type="float" office:value="0.446839" calcext:value-type="float">
            <text:p>0.446839</text:p>
          </table:table-cell>
          <table:table-cell office:value-type="float" office:value="0.553161" calcext:value-type="float">
            <text:p>0.553161</text:p>
          </table:table-cell>
          <table:table-cell office:value-type="float" office:value="1" calcext:value-type="float">
            <text:p>1</text:p>
          </table:table-cell>
          <table:table-cell office:value-type="float" office:value="1.05182" calcext:value-type="float">
            <text:p>1.05182</text:p>
          </table:table-cell>
        </table:table-row>
        <table:table-row table:style-name="ro1">
          <table:table-cell office:value-type="float" office:value="16.4501" calcext:value-type="float">
            <text:p>16.4501</text:p>
          </table:table-cell>
          <table:table-cell office:value-type="float" office:value="0.456793" calcext:value-type="float">
            <text:p>0.456793</text:p>
          </table:table-cell>
          <table:table-cell office:value-type="float" office:value="0.543207" calcext:value-type="float">
            <text:p>0.543207</text:p>
          </table:table-cell>
          <table:table-cell office:value-type="float" office:value="1" calcext:value-type="float">
            <text:p>1</text:p>
          </table:table-cell>
          <table:table-cell office:value-type="float" office:value="1.04231" calcext:value-type="float">
            <text:p>1.04231</text:p>
          </table:table-cell>
        </table:table-row>
        <table:table-row table:style-name="ro1">
          <table:table-cell office:value-type="float" office:value="16.4601" calcext:value-type="float">
            <text:p>16.4601</text:p>
          </table:table-cell>
          <table:table-cell office:value-type="float" office:value="0.466763" calcext:value-type="float">
            <text:p>0.466763</text:p>
          </table:table-cell>
          <table:table-cell office:value-type="float" office:value="0.533237" calcext:value-type="float">
            <text:p>0.533237</text:p>
          </table:table-cell>
          <table:table-cell office:value-type="float" office:value="1" calcext:value-type="float">
            <text:p>1</text:p>
          </table:table-cell>
          <table:table-cell office:value-type="float" office:value="1.0327" calcext:value-type="float">
            <text:p>1.0327</text:p>
          </table:table-cell>
        </table:table-row>
        <table:table-row table:style-name="ro1">
          <table:table-cell office:value-type="float" office:value="16.4701" calcext:value-type="float">
            <text:p>16.4701</text:p>
          </table:table-cell>
          <table:table-cell office:value-type="float" office:value="0.476747" calcext:value-type="float">
            <text:p>0.476747</text:p>
          </table:table-cell>
          <table:table-cell office:value-type="float" office:value="0.523253" calcext:value-type="float">
            <text:p>0.523253</text:p>
          </table:table-cell>
          <table:table-cell office:value-type="float" office:value="1" calcext:value-type="float">
            <text:p>1</text:p>
          </table:table-cell>
          <table:table-cell office:value-type="float" office:value="1.02299" calcext:value-type="float">
            <text:p>1.02299</text:p>
          </table:table-cell>
        </table:table-row>
        <table:table-row table:style-name="ro1">
          <table:table-cell office:value-type="float" office:value="16.4801" calcext:value-type="float">
            <text:p>16.4801</text:p>
          </table:table-cell>
          <table:table-cell office:value-type="float" office:value="0.48674" calcext:value-type="float">
            <text:p>0.48674</text:p>
          </table:table-cell>
          <table:table-cell office:value-type="float" office:value="0.51326" calcext:value-type="float">
            <text:p>0.51326</text:p>
          </table:table-cell>
          <table:table-cell office:value-type="float" office:value="1" calcext:value-type="float">
            <text:p>1</text:p>
          </table:table-cell>
          <table:table-cell office:value-type="float" office:value="1.01317" calcext:value-type="float">
            <text:p>1.01317</text:p>
          </table:table-cell>
        </table:table-row>
        <table:table-row table:style-name="ro1">
          <table:table-cell office:value-type="float" office:value="16.4901" calcext:value-type="float">
            <text:p>16.4901</text:p>
          </table:table-cell>
          <table:table-cell office:value-type="float" office:value="0.496739" calcext:value-type="float">
            <text:p>0.496739</text:p>
          </table:table-cell>
          <table:table-cell office:value-type="float" office:value="0.503261" calcext:value-type="float">
            <text:p>0.503261</text:p>
          </table:table-cell>
          <table:table-cell office:value-type="float" office:value="1" calcext:value-type="float">
            <text:p>1</text:p>
          </table:table-cell>
          <table:table-cell office:value-type="float" office:value="1.00326" calcext:value-type="float">
            <text:p>1.00326</text:p>
          </table:table-cell>
        </table:table-row>
        <table:table-row table:style-name="ro1">
          <table:table-cell office:value-type="float" office:value="16.5001" calcext:value-type="float">
            <text:p>16.5001</text:p>
          </table:table-cell>
          <table:table-cell office:value-type="float" office:value="0.506738" calcext:value-type="float">
            <text:p>0.506738</text:p>
          </table:table-cell>
          <table:table-cell office:value-type="float" office:value="0.493262" calcext:value-type="float">
            <text:p>0.493262</text:p>
          </table:table-cell>
          <table:table-cell office:value-type="float" office:value="1" calcext:value-type="float">
            <text:p>1</text:p>
          </table:table-cell>
          <table:table-cell office:value-type="float" office:value="0.993239" calcext:value-type="float">
            <text:p>0.993239</text:p>
          </table:table-cell>
        </table:table-row>
        <table:table-row table:style-name="ro1">
          <table:table-cell office:value-type="float" office:value="16.5101" calcext:value-type="float">
            <text:p>16.5101</text:p>
          </table:table-cell>
          <table:table-cell office:value-type="float" office:value="0.516735" calcext:value-type="float">
            <text:p>0.516735</text:p>
          </table:table-cell>
          <table:table-cell office:value-type="float" office:value="0.483265" calcext:value-type="float">
            <text:p>0.483265</text:p>
          </table:table-cell>
          <table:table-cell office:value-type="float" office:value="1" calcext:value-type="float">
            <text:p>1</text:p>
          </table:table-cell>
          <table:table-cell office:value-type="float" office:value="0.983122" calcext:value-type="float">
            <text:p>0.983122</text:p>
          </table:table-cell>
        </table:table-row>
        <table:table-row table:style-name="ro1">
          <table:table-cell office:value-type="float" office:value="16.5201" calcext:value-type="float">
            <text:p>16.5201</text:p>
          </table:table-cell>
          <table:table-cell office:value-type="float" office:value="0.526726" calcext:value-type="float">
            <text:p>0.526726</text:p>
          </table:table-cell>
          <table:table-cell office:value-type="float" office:value="0.473274" calcext:value-type="float">
            <text:p>0.473274</text:p>
          </table:table-cell>
          <table:table-cell office:value-type="float" office:value="1" calcext:value-type="float">
            <text:p>1</text:p>
          </table:table-cell>
          <table:table-cell office:value-type="float" office:value="0.972907" calcext:value-type="float">
            <text:p>0.972907</text:p>
          </table:table-cell>
        </table:table-row>
        <table:table-row table:style-name="ro1">
          <table:table-cell office:value-type="float" office:value="16.5301" calcext:value-type="float">
            <text:p>16.5301</text:p>
          </table:table-cell>
          <table:table-cell office:value-type="float" office:value="0.536706" calcext:value-type="float">
            <text:p>0.536706</text:p>
          </table:table-cell>
          <table:table-cell office:value-type="float" office:value="0.463294" calcext:value-type="float">
            <text:p>0.463294</text:p>
          </table:table-cell>
          <table:table-cell office:value-type="float" office:value="1" calcext:value-type="float">
            <text:p>1</text:p>
          </table:table-cell>
          <table:table-cell office:value-type="float" office:value="0.962595" calcext:value-type="float">
            <text:p>0.962595</text:p>
          </table:table-cell>
        </table:table-row>
        <table:table-row table:style-name="ro1">
          <table:table-cell office:value-type="float" office:value="16.5401" calcext:value-type="float">
            <text:p>16.5401</text:p>
          </table:table-cell>
          <table:table-cell office:value-type="float" office:value="0.546671" calcext:value-type="float">
            <text:p>0.546671</text:p>
          </table:table-cell>
          <table:table-cell office:value-type="float" office:value="0.453329" calcext:value-type="float">
            <text:p>0.453329</text:p>
          </table:table-cell>
          <table:table-cell office:value-type="float" office:value="1" calcext:value-type="float">
            <text:p>1</text:p>
          </table:table-cell>
          <table:table-cell office:value-type="float" office:value="0.952186" calcext:value-type="float">
            <text:p>0.952186</text:p>
          </table:table-cell>
        </table:table-row>
        <table:table-row table:style-name="ro1">
          <table:table-cell office:value-type="float" office:value="16.5501" calcext:value-type="float">
            <text:p>16.5501</text:p>
          </table:table-cell>
          <table:table-cell office:value-type="float" office:value="0.556617" calcext:value-type="float">
            <text:p>0.556617</text:p>
          </table:table-cell>
          <table:table-cell office:value-type="float" office:value="0.443383" calcext:value-type="float">
            <text:p>0.443383</text:p>
          </table:table-cell>
          <table:table-cell office:value-type="float" office:value="1" calcext:value-type="float">
            <text:p>1</text:p>
          </table:table-cell>
          <table:table-cell office:value-type="float" office:value="0.941683" calcext:value-type="float">
            <text:p>0.941683</text:p>
          </table:table-cell>
        </table:table-row>
        <table:table-row table:style-name="ro1">
          <table:table-cell office:value-type="float" office:value="16.5601" calcext:value-type="float">
            <text:p>16.5601</text:p>
          </table:table-cell>
          <table:table-cell office:value-type="float" office:value="0.566541" calcext:value-type="float">
            <text:p>0.566541</text:p>
          </table:table-cell>
          <table:table-cell office:value-type="float" office:value="0.433459" calcext:value-type="float">
            <text:p>0.433459</text:p>
          </table:table-cell>
          <table:table-cell office:value-type="float" office:value="1" calcext:value-type="float">
            <text:p>1</text:p>
          </table:table-cell>
          <table:table-cell office:value-type="float" office:value="0.931085" calcext:value-type="float">
            <text:p>0.931085</text:p>
          </table:table-cell>
        </table:table-row>
        <table:table-row table:style-name="ro1">
          <table:table-cell office:value-type="float" office:value="16.5701" calcext:value-type="float">
            <text:p>16.5701</text:p>
          </table:table-cell>
          <table:table-cell office:value-type="float" office:value="0.576438" calcext:value-type="float">
            <text:p>0.576438</text:p>
          </table:table-cell>
          <table:table-cell office:value-type="float" office:value="0.423562" calcext:value-type="float">
            <text:p>0.423562</text:p>
          </table:table-cell>
          <table:table-cell office:value-type="float" office:value="1" calcext:value-type="float">
            <text:p>1</text:p>
          </table:table-cell>
          <table:table-cell office:value-type="float" office:value="0.920394" calcext:value-type="float">
            <text:p>0.920394</text:p>
          </table:table-cell>
        </table:table-row>
        <table:table-row table:style-name="ro1">
          <table:table-cell office:value-type="float" office:value="16.5801" calcext:value-type="float">
            <text:p>16.5801</text:p>
          </table:table-cell>
          <table:table-cell office:value-type="float" office:value="0.586304" calcext:value-type="float">
            <text:p>0.586304</text:p>
          </table:table-cell>
          <table:table-cell office:value-type="float" office:value="0.413696" calcext:value-type="float">
            <text:p>0.413696</text:p>
          </table:table-cell>
          <table:table-cell office:value-type="float" office:value="1" calcext:value-type="float">
            <text:p>1</text:p>
          </table:table-cell>
          <table:table-cell office:value-type="float" office:value="0.909611" calcext:value-type="float">
            <text:p>0.909611</text:p>
          </table:table-cell>
        </table:table-row>
        <table:table-row table:style-name="ro1">
          <table:table-cell office:value-type="float" office:value="16.5901" calcext:value-type="float">
            <text:p>16.5901</text:p>
          </table:table-cell>
          <table:table-cell office:value-type="float" office:value="0.596136" calcext:value-type="float">
            <text:p>0.596136</text:p>
          </table:table-cell>
          <table:table-cell office:value-type="float" office:value="0.403864" calcext:value-type="float">
            <text:p>0.403864</text:p>
          </table:table-cell>
          <table:table-cell office:value-type="float" office:value="1" calcext:value-type="float">
            <text:p>1</text:p>
          </table:table-cell>
          <table:table-cell office:value-type="float" office:value="0.898737" calcext:value-type="float">
            <text:p>0.898737</text:p>
          </table:table-cell>
        </table:table-row>
        <table:table-row table:style-name="ro1">
          <table:table-cell office:value-type="float" office:value="16.6001" calcext:value-type="float">
            <text:p>16.6001</text:p>
          </table:table-cell>
          <table:table-cell office:value-type="float" office:value="0.60593" calcext:value-type="float">
            <text:p>0.60593</text:p>
          </table:table-cell>
          <table:table-cell office:value-type="float" office:value="0.39407" calcext:value-type="float">
            <text:p>0.39407</text:p>
          </table:table-cell>
          <table:table-cell office:value-type="float" office:value="1" calcext:value-type="float">
            <text:p>1</text:p>
          </table:table-cell>
          <table:table-cell office:value-type="float" office:value="0.887773" calcext:value-type="float">
            <text:p>0.887773</text:p>
          </table:table-cell>
        </table:table-row>
        <table:table-row table:style-name="ro1">
          <table:table-cell office:value-type="float" office:value="16.6101" calcext:value-type="float">
            <text:p>16.6101</text:p>
          </table:table-cell>
          <table:table-cell office:value-type="float" office:value="0.615681" calcext:value-type="float">
            <text:p>0.615681</text:p>
          </table:table-cell>
          <table:table-cell office:value-type="float" office:value="0.384319" calcext:value-type="float">
            <text:p>0.384319</text:p>
          </table:table-cell>
          <table:table-cell office:value-type="float" office:value="1" calcext:value-type="float">
            <text:p>1</text:p>
          </table:table-cell>
          <table:table-cell office:value-type="float" office:value="0.87672" calcext:value-type="float">
            <text:p>0.87672</text:p>
          </table:table-cell>
        </table:table-row>
        <table:table-row table:style-name="ro1">
          <table:table-cell office:value-type="float" office:value="16.6201" calcext:value-type="float">
            <text:p>16.6201</text:p>
          </table:table-cell>
          <table:table-cell office:value-type="float" office:value="0.625386" calcext:value-type="float">
            <text:p>0.625386</text:p>
          </table:table-cell>
          <table:table-cell office:value-type="float" office:value="0.374614" calcext:value-type="float">
            <text:p>0.374614</text:p>
          </table:table-cell>
          <table:table-cell office:value-type="float" office:value="1" calcext:value-type="float">
            <text:p>1</text:p>
          </table:table-cell>
          <table:table-cell office:value-type="float" office:value="0.86558" calcext:value-type="float">
            <text:p>0.86558</text:p>
          </table:table-cell>
        </table:table-row>
        <table:table-row table:style-name="ro1">
          <table:table-cell office:value-type="float" office:value="16.6301" calcext:value-type="float">
            <text:p>16.6301</text:p>
          </table:table-cell>
          <table:table-cell office:value-type="float" office:value="0.63504" calcext:value-type="float">
            <text:p>0.63504</text:p>
          </table:table-cell>
          <table:table-cell office:value-type="float" office:value="0.36496" calcext:value-type="float">
            <text:p>0.36496</text:p>
          </table:table-cell>
          <table:table-cell office:value-type="float" office:value="1" calcext:value-type="float">
            <text:p>1</text:p>
          </table:table-cell>
          <table:table-cell office:value-type="float" office:value="0.854353" calcext:value-type="float">
            <text:p>0.854353</text:p>
          </table:table-cell>
        </table:table-row>
        <table:table-row table:style-name="ro1">
          <table:table-cell office:value-type="float" office:value="16.6401" calcext:value-type="float">
            <text:p>16.6401</text:p>
          </table:table-cell>
          <table:table-cell office:value-type="float" office:value="0.644641" calcext:value-type="float">
            <text:p>0.644641</text:p>
          </table:table-cell>
          <table:table-cell office:value-type="float" office:value="0.355359" calcext:value-type="float">
            <text:p>0.355359</text:p>
          </table:table-cell>
          <table:table-cell office:value-type="float" office:value="1" calcext:value-type="float">
            <text:p>1</text:p>
          </table:table-cell>
          <table:table-cell office:value-type="float" office:value="0.843041" calcext:value-type="float">
            <text:p>0.843041</text:p>
          </table:table-cell>
        </table:table-row>
        <table:table-row table:style-name="ro1">
          <table:table-cell office:value-type="float" office:value="16.6501" calcext:value-type="float">
            <text:p>16.6501</text:p>
          </table:table-cell>
          <table:table-cell office:value-type="float" office:value="0.654184" calcext:value-type="float">
            <text:p>0.654184</text:p>
          </table:table-cell>
          <table:table-cell office:value-type="float" office:value="0.345816" calcext:value-type="float">
            <text:p>0.345816</text:p>
          </table:table-cell>
          <table:table-cell office:value-type="float" office:value="1" calcext:value-type="float">
            <text:p>1</text:p>
          </table:table-cell>
          <table:table-cell office:value-type="float" office:value="0.831644" calcext:value-type="float">
            <text:p>0.831644</text:p>
          </table:table-cell>
        </table:table-row>
        <table:table-row table:style-name="ro1">
          <table:table-cell office:value-type="float" office:value="16.6601" calcext:value-type="float">
            <text:p>16.6601</text:p>
          </table:table-cell>
          <table:table-cell office:value-type="float" office:value="0.663665" calcext:value-type="float">
            <text:p>0.663665</text:p>
          </table:table-cell>
          <table:table-cell office:value-type="float" office:value="0.336335" calcext:value-type="float">
            <text:p>0.336335</text:p>
          </table:table-cell>
          <table:table-cell office:value-type="float" office:value="1" calcext:value-type="float">
            <text:p>1</text:p>
          </table:table-cell>
          <table:table-cell office:value-type="float" office:value="0.820164" calcext:value-type="float">
            <text:p>0.820164</text:p>
          </table:table-cell>
        </table:table-row>
        <table:table-row table:style-name="ro1">
          <table:table-cell office:value-type="float" office:value="16.6701" calcext:value-type="float">
            <text:p>16.6701</text:p>
          </table:table-cell>
          <table:table-cell office:value-type="float" office:value="0.673081" calcext:value-type="float">
            <text:p>0.673081</text:p>
          </table:table-cell>
          <table:table-cell office:value-type="float" office:value="0.326919" calcext:value-type="float">
            <text:p>0.326919</text:p>
          </table:table-cell>
          <table:table-cell office:value-type="float" office:value="1" calcext:value-type="float">
            <text:p>1</text:p>
          </table:table-cell>
          <table:table-cell office:value-type="float" office:value="0.808602" calcext:value-type="float">
            <text:p>0.808602</text:p>
          </table:table-cell>
        </table:table-row>
        <table:table-row table:style-name="ro1">
          <table:table-cell office:value-type="float" office:value="16.6801" calcext:value-type="float">
            <text:p>16.6801</text:p>
          </table:table-cell>
          <table:table-cell office:value-type="float" office:value="0.682428" calcext:value-type="float">
            <text:p>0.682428</text:p>
          </table:table-cell>
          <table:table-cell office:value-type="float" office:value="0.317572" calcext:value-type="float">
            <text:p>0.317572</text:p>
          </table:table-cell>
          <table:table-cell office:value-type="float" office:value="1" calcext:value-type="float">
            <text:p>1</text:p>
          </table:table-cell>
          <table:table-cell office:value-type="float" office:value="0.79696" calcext:value-type="float">
            <text:p>0.79696</text:p>
          </table:table-cell>
        </table:table-row>
        <table:table-row table:style-name="ro1">
          <table:table-cell office:value-type="float" office:value="16.6901" calcext:value-type="float">
            <text:p>16.6901</text:p>
          </table:table-cell>
          <table:table-cell office:value-type="float" office:value="0.691701" calcext:value-type="float">
            <text:p>0.691701</text:p>
          </table:table-cell>
          <table:table-cell office:value-type="float" office:value="0.308299" calcext:value-type="float">
            <text:p>0.308299</text:p>
          </table:table-cell>
          <table:table-cell office:value-type="float" office:value="1" calcext:value-type="float">
            <text:p>1</text:p>
          </table:table-cell>
          <table:table-cell office:value-type="float" office:value="0.785237" calcext:value-type="float">
            <text:p>0.785237</text:p>
          </table:table-cell>
        </table:table-row>
        <table:table-row table:style-name="ro1">
          <table:table-cell office:value-type="float" office:value="16.7001" calcext:value-type="float">
            <text:p>16.7001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299102" calcext:value-type="float">
            <text:p>0.299102</text:p>
          </table:table-cell>
          <table:table-cell office:value-type="float" office:value="1" calcext:value-type="float">
            <text:p>1</text:p>
          </table:table-cell>
          <table:table-cell office:value-type="float" office:value="0.773437" calcext:value-type="float">
            <text:p>0.773437</text:p>
          </table:table-cell>
        </table:table-row>
        <table:table-row table:style-name="ro1">
          <table:table-cell office:value-type="float" office:value="16.7101" calcext:value-type="float">
            <text:p>16.7101</text:p>
          </table:table-cell>
          <table:table-cell office:value-type="float" office:value="0.710014" calcext:value-type="float">
            <text:p>0.710014</text:p>
          </table:table-cell>
          <table:table-cell office:value-type="float" office:value="0.289986" calcext:value-type="float">
            <text:p>0.289986</text:p>
          </table:table-cell>
          <table:table-cell office:value-type="float" office:value="1" calcext:value-type="float">
            <text:p>1</text:p>
          </table:table-cell>
          <table:table-cell office:value-type="float" office:value="0.761558" calcext:value-type="float">
            <text:p>0.761558</text:p>
          </table:table-cell>
        </table:table-row>
        <table:table-row table:style-name="ro1">
          <table:table-cell office:value-type="float" office:value="16.7201" calcext:value-type="float">
            <text:p>16.7201</text:p>
          </table:table-cell>
          <table:table-cell office:value-type="float" office:value="0.719047" calcext:value-type="float">
            <text:p>0.719047</text:p>
          </table:table-cell>
          <table:table-cell office:value-type="float" office:value="0.280953" calcext:value-type="float">
            <text:p>0.280953</text:p>
          </table:table-cell>
          <table:table-cell office:value-type="float" office:value="1" calcext:value-type="float">
            <text:p>1</text:p>
          </table:table-cell>
          <table:table-cell office:value-type="float" office:value="0.749604" calcext:value-type="float">
            <text:p>0.749604</text:p>
          </table:table-cell>
        </table:table-row>
        <table:table-row table:style-name="ro1">
          <table:table-cell office:value-type="float" office:value="16.7301" calcext:value-type="float">
            <text:p>16.7301</text:p>
          </table:table-cell>
          <table:table-cell office:value-type="float" office:value="0.727992" calcext:value-type="float">
            <text:p>0.727992</text:p>
          </table:table-cell>
          <table:table-cell office:value-type="float" office:value="0.272008" calcext:value-type="float">
            <text:p>0.272008</text:p>
          </table:table-cell>
          <table:table-cell office:value-type="float" office:value="1" calcext:value-type="float">
            <text:p>1</text:p>
          </table:table-cell>
          <table:table-cell office:value-type="float" office:value="0.737575" calcext:value-type="float">
            <text:p>0.737575</text:p>
          </table:table-cell>
        </table:table-row>
        <table:table-row table:style-name="ro1">
          <table:table-cell office:value-type="float" office:value="16.7401" calcext:value-type="float">
            <text:p>16.7401</text:p>
          </table:table-cell>
          <table:table-cell office:value-type="float" office:value="0.736846" calcext:value-type="float">
            <text:p>0.736846</text:p>
          </table:table-cell>
          <table:table-cell office:value-type="float" office:value="0.263154" calcext:value-type="float">
            <text:p>0.263154</text:p>
          </table:table-cell>
          <table:table-cell office:value-type="float" office:value="1" calcext:value-type="float">
            <text:p>1</text:p>
          </table:table-cell>
          <table:table-cell office:value-type="float" office:value="0.725472" calcext:value-type="float">
            <text:p>0.725472</text:p>
          </table:table-cell>
        </table:table-row>
        <table:table-row table:style-name="ro1">
          <table:table-cell office:value-type="float" office:value="16.7501" calcext:value-type="float">
            <text:p>16.7501</text:p>
          </table:table-cell>
          <table:table-cell office:value-type="float" office:value="0.745604" calcext:value-type="float">
            <text:p>0.745604</text:p>
          </table:table-cell>
          <table:table-cell office:value-type="float" office:value="0.254396" calcext:value-type="float">
            <text:p>0.254396</text:p>
          </table:table-cell>
          <table:table-cell office:value-type="float" office:value="1" calcext:value-type="float">
            <text:p>1</text:p>
          </table:table-cell>
          <table:table-cell office:value-type="float" office:value="0.713296" calcext:value-type="float">
            <text:p>0.713296</text:p>
          </table:table-cell>
        </table:table-row>
        <table:table-row table:style-name="ro1">
          <table:table-cell office:value-type="float" office:value="16.7601" calcext:value-type="float">
            <text:p>16.7601</text:p>
          </table:table-cell>
          <table:table-cell office:value-type="float" office:value="0.754265" calcext:value-type="float">
            <text:p>0.754265</text:p>
          </table:table-cell>
          <table:table-cell office:value-type="float" office:value="0.245735" calcext:value-type="float">
            <text:p>0.245735</text:p>
          </table:table-cell>
          <table:table-cell office:value-type="float" office:value="1" calcext:value-type="float">
            <text:p>1</text:p>
          </table:table-cell>
          <table:table-cell office:value-type="float" office:value="0.701049" calcext:value-type="float">
            <text:p>0.701049</text:p>
          </table:table-cell>
        </table:table-row>
        <table:table-row table:style-name="ro1">
          <table:table-cell office:value-type="float" office:value="16.7701" calcext:value-type="float">
            <text:p>16.7701</text:p>
          </table:table-cell>
          <table:table-cell office:value-type="float" office:value="0.762824" calcext:value-type="float">
            <text:p>0.762824</text:p>
          </table:table-cell>
          <table:table-cell office:value-type="float" office:value="0.237176" calcext:value-type="float">
            <text:p>0.237176</text:p>
          </table:table-cell>
          <table:table-cell office:value-type="float" office:value="1" calcext:value-type="float">
            <text:p>1</text:p>
          </table:table-cell>
          <table:table-cell office:value-type="float" office:value="0.688732" calcext:value-type="float">
            <text:p>0.688732</text:p>
          </table:table-cell>
        </table:table-row>
        <table:table-row table:style-name="ro1">
          <table:table-cell office:value-type="float" office:value="16.7801" calcext:value-type="float">
            <text:p>16.7801</text:p>
          </table:table-cell>
          <table:table-cell office:value-type="float" office:value="0.771278" calcext:value-type="float">
            <text:p>0.771278</text:p>
          </table:table-cell>
          <table:table-cell office:value-type="float" office:value="0.228722" calcext:value-type="float">
            <text:p>0.228722</text:p>
          </table:table-cell>
          <table:table-cell office:value-type="float" office:value="1" calcext:value-type="float">
            <text:p>1</text:p>
          </table:table-cell>
          <table:table-cell office:value-type="float" office:value="0.676346" calcext:value-type="float">
            <text:p>0.676346</text:p>
          </table:table-cell>
        </table:table-row>
        <table:table-row table:style-name="ro1">
          <table:table-cell office:value-type="float" office:value="16.7901" calcext:value-type="float">
            <text:p>16.7901</text:p>
          </table:table-cell>
          <table:table-cell office:value-type="float" office:value="0.779623" calcext:value-type="float">
            <text:p>0.779623</text:p>
          </table:table-cell>
          <table:table-cell office:value-type="float" office:value="0.220377" calcext:value-type="float">
            <text:p>0.220377</text:p>
          </table:table-cell>
          <table:table-cell office:value-type="float" office:value="1" calcext:value-type="float">
            <text:p>1</text:p>
          </table:table-cell>
          <table:table-cell office:value-type="float" office:value="0.663892" calcext:value-type="float">
            <text:p>0.663892</text:p>
          </table:table-cell>
        </table:table-row>
        <table:table-row table:style-name="ro1">
          <table:table-cell office:value-type="float" office:value="16.8001" calcext:value-type="float">
            <text:p>16.8001</text:p>
          </table:table-cell>
          <table:table-cell office:value-type="float" office:value="0.787857" calcext:value-type="float">
            <text:p>0.787857</text:p>
          </table:table-cell>
          <table:table-cell office:value-type="float" office:value="0.212143" calcext:value-type="float">
            <text:p>0.212143</text:p>
          </table:table-cell>
          <table:table-cell office:value-type="float" office:value="1" calcext:value-type="float">
            <text:p>1</text:p>
          </table:table-cell>
          <table:table-cell office:value-type="float" office:value="0.651372" calcext:value-type="float">
            <text:p>0.651372</text:p>
          </table:table-cell>
        </table:table-row>
        <table:table-row table:style-name="ro1">
          <table:table-cell office:value-type="float" office:value="16.8101" calcext:value-type="float">
            <text:p>16.8101</text:p>
          </table:table-cell>
          <table:table-cell office:value-type="float" office:value="0.795975" calcext:value-type="float">
            <text:p>0.795975</text:p>
          </table:table-cell>
          <table:table-cell office:value-type="float" office:value="0.204025" calcext:value-type="float">
            <text:p>0.204025</text:p>
          </table:table-cell>
          <table:table-cell office:value-type="float" office:value="1" calcext:value-type="float">
            <text:p>1</text:p>
          </table:table-cell>
          <table:table-cell office:value-type="float" office:value="0.638787" calcext:value-type="float">
            <text:p>0.638787</text:p>
          </table:table-cell>
        </table:table-row>
        <table:table-row table:style-name="ro1">
          <table:table-cell office:value-type="float" office:value="16.8201" calcext:value-type="float">
            <text:p>16.8201</text:p>
          </table:table-cell>
          <table:table-cell office:value-type="float" office:value="0.803975" calcext:value-type="float">
            <text:p>0.803975</text:p>
          </table:table-cell>
          <table:table-cell office:value-type="float" office:value="0.196025" calcext:value-type="float">
            <text:p>0.196025</text:p>
          </table:table-cell>
          <table:table-cell office:value-type="float" office:value="1" calcext:value-type="float">
            <text:p>1</text:p>
          </table:table-cell>
          <table:table-cell office:value-type="float" office:value="0.626138" calcext:value-type="float">
            <text:p>0.626138</text:p>
          </table:table-cell>
        </table:table-row>
        <table:table-row table:style-name="ro1">
          <table:table-cell office:value-type="float" office:value="16.8301" calcext:value-type="float">
            <text:p>16.8301</text:p>
          </table:table-cell>
          <table:table-cell office:value-type="float" office:value="0.811854" calcext:value-type="float">
            <text:p>0.811854</text:p>
          </table:table-cell>
          <table:table-cell office:value-type="float" office:value="0.188146" calcext:value-type="float">
            <text:p>0.188146</text:p>
          </table:table-cell>
          <table:table-cell office:value-type="float" office:value="1" calcext:value-type="float">
            <text:p>1</text:p>
          </table:table-cell>
          <table:table-cell office:value-type="float" office:value="0.613427" calcext:value-type="float">
            <text:p>0.613427</text:p>
          </table:table-cell>
        </table:table-row>
        <table:table-row table:style-name="ro1">
          <table:table-cell office:value-type="float" office:value="16.8401" calcext:value-type="float">
            <text:p>16.8401</text:p>
          </table:table-cell>
          <table:table-cell office:value-type="float" office:value="0.819608" calcext:value-type="float">
            <text:p>0.819608</text:p>
          </table:table-cell>
          <table:table-cell office:value-type="float" office:value="0.180392" calcext:value-type="float">
            <text:p>0.180392</text:p>
          </table:table-cell>
          <table:table-cell office:value-type="float" office:value="1" calcext:value-type="float">
            <text:p>1</text:p>
          </table:table-cell>
          <table:table-cell office:value-type="float" office:value="0.600654" calcext:value-type="float">
            <text:p>0.600654</text:p>
          </table:table-cell>
        </table:table-row>
        <table:table-row table:style-name="ro1">
          <table:table-cell office:value-type="float" office:value="16.8501" calcext:value-type="float">
            <text:p>16.8501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172767" calcext:value-type="float">
            <text:p>0.172767</text:p>
          </table:table-cell>
          <table:table-cell office:value-type="float" office:value="1" calcext:value-type="float">
            <text:p>1</text:p>
          </table:table-cell>
          <table:table-cell office:value-type="float" office:value="0.587821" calcext:value-type="float">
            <text:p>0.587821</text:p>
          </table:table-cell>
        </table:table-row>
        <table:table-row table:style-name="ro1">
          <table:table-cell office:value-type="float" office:value="16.8601" calcext:value-type="float">
            <text:p>16.8601</text:p>
          </table:table-cell>
          <table:table-cell office:value-type="float" office:value="0.834728" calcext:value-type="float">
            <text:p>0.834728</text:p>
          </table:table-cell>
          <table:table-cell office:value-type="float" office:value="0.165272" calcext:value-type="float">
            <text:p>0.165272</text:p>
          </table:table-cell>
          <table:table-cell office:value-type="float" office:value="1" calcext:value-type="float">
            <text:p>1</text:p>
          </table:table-cell>
          <table:table-cell office:value-type="float" office:value="0.574929" calcext:value-type="float">
            <text:p>0.574929</text:p>
          </table:table-cell>
        </table:table-row>
        <table:table-row table:style-name="ro1">
          <table:table-cell office:value-type="float" office:value="16.8701" calcext:value-type="float">
            <text:p>16.8701</text:p>
          </table:table-cell>
          <table:table-cell office:value-type="float" office:value="0.842089" calcext:value-type="float">
            <text:p>0.842089</text:p>
          </table:table-cell>
          <table:table-cell office:value-type="float" office:value="0.157911" calcext:value-type="float">
            <text:p>0.157911</text:p>
          </table:table-cell>
          <table:table-cell office:value-type="float" office:value="1" calcext:value-type="float">
            <text:p>1</text:p>
          </table:table-cell>
          <table:table-cell office:value-type="float" office:value="0.56198" calcext:value-type="float">
            <text:p>0.56198</text:p>
          </table:table-cell>
        </table:table-row>
        <table:table-row table:style-name="ro1">
          <table:table-cell office:value-type="float" office:value="16.8801" calcext:value-type="float">
            <text:p>16.8801</text:p>
          </table:table-cell>
          <table:table-cell office:value-type="float" office:value="0.849314" calcext:value-type="float">
            <text:p>0.849314</text:p>
          </table:table-cell>
          <table:table-cell office:value-type="float" office:value="0.150686" calcext:value-type="float">
            <text:p>0.150686</text:p>
          </table:table-cell>
          <table:table-cell office:value-type="float" office:value="1" calcext:value-type="float">
            <text:p>1</text:p>
          </table:table-cell>
          <table:table-cell office:value-type="float" office:value="0.548974" calcext:value-type="float">
            <text:p>0.548974</text:p>
          </table:table-cell>
        </table:table-row>
        <table:table-row table:style-name="ro1">
          <table:table-cell office:value-type="float" office:value="16.8901" calcext:value-type="float">
            <text:p>16.8901</text:p>
          </table:table-cell>
          <table:table-cell office:value-type="float" office:value="0.856398" calcext:value-type="float">
            <text:p>0.856398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1" calcext:value-type="float">
            <text:p>1</text:p>
          </table:table-cell>
          <table:table-cell office:value-type="float" office:value="0.535914" calcext:value-type="float">
            <text:p>0.535914</text:p>
          </table:table-cell>
        </table:table-row>
        <table:table-row table:style-name="ro1">
          <table:table-cell office:value-type="float" office:value="16.9001" calcext:value-type="float">
            <text:p>16.9001</text:p>
          </table:table-cell>
          <table:table-cell office:value-type="float" office:value="0.86334" calcext:value-type="float">
            <text:p>0.86334</text:p>
          </table:table-cell>
          <table:table-cell office:value-type="float" office:value="0.13666" calcext:value-type="float">
            <text:p>0.13666</text:p>
          </table:table-cell>
          <table:table-cell office:value-type="float" office:value="1" calcext:value-type="float">
            <text:p>1</text:p>
          </table:table-cell>
          <table:table-cell office:value-type="float" office:value="0.5228" calcext:value-type="float">
            <text:p>0.5228</text:p>
          </table:table-cell>
        </table:table-row>
        <table:table-row table:style-name="ro1">
          <table:table-cell office:value-type="float" office:value="16.9101" calcext:value-type="float">
            <text:p>16.9101</text:p>
          </table:table-cell>
          <table:table-cell office:value-type="float" office:value="0.870137" calcext:value-type="float">
            <text:p>0.870137</text:p>
          </table:table-cell>
          <table:table-cell office:value-type="float" office:value="0.129863" calcext:value-type="float">
            <text:p>0.129863</text:p>
          </table:table-cell>
          <table:table-cell office:value-type="float" office:value="1" calcext:value-type="float">
            <text:p>1</text:p>
          </table:table-cell>
          <table:table-cell office:value-type="float" office:value="0.509634" calcext:value-type="float">
            <text:p>0.509634</text:p>
          </table:table-cell>
        </table:table-row>
        <table:table-row table:style-name="ro1">
          <table:table-cell office:value-type="float" office:value="16.9201" calcext:value-type="float">
            <text:p>16.9201</text:p>
          </table:table-cell>
          <table:table-cell office:value-type="float" office:value="0.876785" calcext:value-type="float">
            <text:p>0.876785</text:p>
          </table:table-cell>
          <table:table-cell office:value-type="float" office:value="0.123215" calcext:value-type="float">
            <text:p>0.123215</text:p>
          </table:table-cell>
          <table:table-cell office:value-type="float" office:value="1" calcext:value-type="float">
            <text:p>1</text:p>
          </table:table-cell>
          <table:table-cell office:value-type="float" office:value="0.496416" calcext:value-type="float">
            <text:p>0.496416</text:p>
          </table:table-cell>
        </table:table-row>
        <table:table-row table:style-name="ro1">
          <table:table-cell office:value-type="float" office:value="16.9301" calcext:value-type="float">
            <text:p>16.9301</text:p>
          </table:table-cell>
          <table:table-cell office:value-type="float" office:value="0.883283" calcext:value-type="float">
            <text:p>0.883283</text:p>
          </table:table-cell>
          <table:table-cell office:value-type="float" office:value="0.116717" calcext:value-type="float">
            <text:p>0.116717</text:p>
          </table:table-cell>
          <table:table-cell office:value-type="float" office:value="1" calcext:value-type="float">
            <text:p>1</text:p>
          </table:table-cell>
          <table:table-cell office:value-type="float" office:value="0.48315" calcext:value-type="float">
            <text:p>0.48315</text:p>
          </table:table-cell>
        </table:table-row>
        <table:table-row table:style-name="ro1">
          <table:table-cell office:value-type="float" office:value="16.9401" calcext:value-type="float">
            <text:p>16.9401</text:p>
          </table:table-cell>
          <table:table-cell office:value-type="float" office:value="0.889628" calcext:value-type="float">
            <text:p>0.889628</text:p>
          </table:table-cell>
          <table:table-cell office:value-type="float" office:value="0.110372" calcext:value-type="float">
            <text:p>0.110372</text:p>
          </table:table-cell>
          <table:table-cell office:value-type="float" office:value="1" calcext:value-type="float">
            <text:p>1</text:p>
          </table:table-cell>
          <table:table-cell office:value-type="float" office:value="0.469834" calcext:value-type="float">
            <text:p>0.469834</text:p>
          </table:table-cell>
        </table:table-row>
        <table:table-row table:style-name="ro1">
          <table:table-cell office:value-type="float" office:value="16.9501" calcext:value-type="float">
            <text:p>16.9501</text:p>
          </table:table-cell>
          <table:table-cell office:value-type="float" office:value="0.895817" calcext:value-type="float">
            <text:p>0.895817</text:p>
          </table:table-cell>
          <table:table-cell office:value-type="float" office:value="0.104183" calcext:value-type="float">
            <text:p>0.104183</text:p>
          </table:table-cell>
          <table:table-cell office:value-type="float" office:value="1" calcext:value-type="float">
            <text:p>1</text:p>
          </table:table-cell>
          <table:table-cell office:value-type="float" office:value="0.456472" calcext:value-type="float">
            <text:p>0.456472</text:p>
          </table:table-cell>
        </table:table-row>
        <table:table-row table:style-name="ro1">
          <table:table-cell office:value-type="float" office:value="16.9601" calcext:value-type="float">
            <text:p>16.9601</text:p>
          </table:table-cell>
          <table:table-cell office:value-type="float" office:value="0.901847" calcext:value-type="float">
            <text:p>0.901847</text:p>
          </table:table-cell>
          <table:table-cell office:value-type="float" office:value="0.0981531" calcext:value-type="float">
            <text:p>0.0981531</text:p>
          </table:table-cell>
          <table:table-cell office:value-type="float" office:value="1" calcext:value-type="float">
            <text:p>1</text:p>
          </table:table-cell>
          <table:table-cell office:value-type="float" office:value="0.443064" calcext:value-type="float">
            <text:p>0.443064</text:p>
          </table:table-cell>
        </table:table-row>
        <table:table-row table:style-name="ro1">
          <table:table-cell office:value-type="float" office:value="16.9701" calcext:value-type="float">
            <text:p>16.9701</text:p>
          </table:table-cell>
          <table:table-cell office:value-type="float" office:value="0.907717" calcext:value-type="float">
            <text:p>0.907717</text:p>
          </table:table-cell>
          <table:table-cell office:value-type="float" office:value="0.0922834" calcext:value-type="float">
            <text:p>0.0922834</text:p>
          </table:table-cell>
          <table:table-cell office:value-type="float" office:value="1" calcext:value-type="float">
            <text:p>1</text:p>
          </table:table-cell>
          <table:table-cell office:value-type="float" office:value="0.429612" calcext:value-type="float">
            <text:p>0.429612</text:p>
          </table:table-cell>
        </table:table-row>
        <table:table-row table:style-name="ro1">
          <table:table-cell office:value-type="float" office:value="16.9801" calcext:value-type="float">
            <text:p>16.9801</text:p>
          </table:table-cell>
          <table:table-cell office:value-type="float" office:value="0.913423" calcext:value-type="float">
            <text:p>0.913423</text:p>
          </table:table-cell>
          <table:table-cell office:value-type="float" office:value="0.0865768" calcext:value-type="float">
            <text:p>0.0865768</text:p>
          </table:table-cell>
          <table:table-cell office:value-type="float" office:value="1" calcext:value-type="float">
            <text:p>1</text:p>
          </table:table-cell>
          <table:table-cell office:value-type="float" office:value="0.416117" calcext:value-type="float">
            <text:p>0.416117</text:p>
          </table:table-cell>
        </table:table-row>
        <table:table-row table:style-name="ro1">
          <table:table-cell office:value-type="float" office:value="16.9901" calcext:value-type="float">
            <text:p>16.9901</text:p>
          </table:table-cell>
          <table:table-cell office:value-type="float" office:value="0.918964" calcext:value-type="float">
            <text:p>0.918964</text:p>
          </table:table-cell>
          <table:table-cell office:value-type="float" office:value="0.0810356" calcext:value-type="float">
            <text:p>0.0810356</text:p>
          </table:table-cell>
          <table:table-cell office:value-type="float" office:value="1" calcext:value-type="float">
            <text:p>1</text:p>
          </table:table-cell>
          <table:table-cell office:value-type="float" office:value="0.402581" calcext:value-type="float">
            <text:p>0.402581</text:p>
          </table:table-cell>
        </table:table-row>
        <table:table-row table:style-name="ro1">
          <table:table-cell office:value-type="float" office:value="17.0001" calcext:value-type="float">
            <text:p>17.0001</text:p>
          </table:table-cell>
          <table:table-cell office:value-type="float" office:value="0.924338" calcext:value-type="float">
            <text:p>0.924338</text:p>
          </table:table-cell>
          <table:table-cell office:value-type="float" office:value="0.075662" calcext:value-type="float">
            <text:p>0.075662</text:p>
          </table:table-cell>
          <table:table-cell office:value-type="float" office:value="1" calcext:value-type="float">
            <text:p>1</text:p>
          </table:table-cell>
          <table:table-cell office:value-type="float" office:value="0.389004" calcext:value-type="float">
            <text:p>0.389004</text:p>
          </table:table-cell>
        </table:table-row>
        <table:table-row table:style-name="ro1">
          <table:table-cell office:value-type="float" office:value="17.0101" calcext:value-type="float">
            <text:p>17.0101</text:p>
          </table:table-cell>
          <table:table-cell office:value-type="float" office:value="0.929542" calcext:value-type="float">
            <text:p>0.929542</text:p>
          </table:table-cell>
          <table:table-cell office:value-type="float" office:value="0.070458" calcext:value-type="float">
            <text:p>0.070458</text:p>
          </table:table-cell>
          <table:table-cell office:value-type="float" office:value="1" calcext:value-type="float">
            <text:p>1</text:p>
          </table:table-cell>
          <table:table-cell office:value-type="float" office:value="0.375388" calcext:value-type="float">
            <text:p>0.375388</text:p>
          </table:table-cell>
        </table:table-row>
        <table:table-row table:style-name="ro1">
          <table:table-cell office:value-type="float" office:value="17.0201" calcext:value-type="float">
            <text:p>17.0201</text:p>
          </table:table-cell>
          <table:table-cell office:value-type="float" office:value="0.934574" calcext:value-type="float">
            <text:p>0.934574</text:p>
          </table:table-cell>
          <table:table-cell office:value-type="float" office:value="0.0654259" calcext:value-type="float">
            <text:p>0.0654259</text:p>
          </table:table-cell>
          <table:table-cell office:value-type="float" office:value="1" calcext:value-type="float">
            <text:p>1</text:p>
          </table:table-cell>
          <table:table-cell office:value-type="float" office:value="0.361735" calcext:value-type="float">
            <text:p>0.361735</text:p>
          </table:table-cell>
        </table:table-row>
        <table:table-row table:style-name="ro1">
          <table:table-cell office:value-type="float" office:value="17.0301" calcext:value-type="float">
            <text:p>17.0301</text:p>
          </table:table-cell>
          <table:table-cell office:value-type="float" office:value="0.939432" calcext:value-type="float">
            <text:p>0.939432</text:p>
          </table:table-cell>
          <table:table-cell office:value-type="float" office:value="0.0605677" calcext:value-type="float">
            <text:p>0.0605677</text:p>
          </table:table-cell>
          <table:table-cell office:value-type="float" office:value="1" calcext:value-type="float">
            <text:p>1</text:p>
          </table:table-cell>
          <table:table-cell office:value-type="float" office:value="0.348045" calcext:value-type="float">
            <text:p>0.348045</text:p>
          </table:table-cell>
        </table:table-row>
        <table:table-row table:style-name="ro1">
          <table:table-cell office:value-type="float" office:value="17.0401" calcext:value-type="float">
            <text:p>17.0401</text:p>
          </table:table-cell>
          <table:table-cell office:value-type="float" office:value="0.944115" calcext:value-type="float">
            <text:p>0.944115</text:p>
          </table:table-cell>
          <table:table-cell office:value-type="float" office:value="0.0558852" calcext:value-type="float">
            <text:p>0.0558852</text:p>
          </table:table-cell>
          <table:table-cell office:value-type="float" office:value="1" calcext:value-type="float">
            <text:p>1</text:p>
          </table:table-cell>
          <table:table-cell office:value-type="float" office:value="0.334321" calcext:value-type="float">
            <text:p>0.334321</text:p>
          </table:table-cell>
        </table:table-row>
        <table:table-row table:style-name="ro1">
          <table:table-cell office:value-type="float" office:value="17.0501" calcext:value-type="float">
            <text:p>17.0501</text:p>
          </table:table-cell>
          <table:table-cell office:value-type="float" office:value="0.94862" calcext:value-type="float">
            <text:p>0.94862</text:p>
          </table:table-cell>
          <table:table-cell office:value-type="float" office:value="0.0513803" calcext:value-type="float">
            <text:p>0.0513803</text:p>
          </table:table-cell>
          <table:table-cell office:value-type="float" office:value="1" calcext:value-type="float">
            <text:p>1</text:p>
          </table:table-cell>
          <table:table-cell office:value-type="float" office:value="0.320563" calcext:value-type="float">
            <text:p>0.320563</text:p>
          </table:table-cell>
        </table:table-row>
        <table:table-row table:style-name="ro1">
          <table:table-cell office:value-type="float" office:value="17.0601" calcext:value-type="float">
            <text:p>17.0601</text:p>
          </table:table-cell>
          <table:table-cell office:value-type="float" office:value="0.952945" calcext:value-type="float">
            <text:p>0.952945</text:p>
          </table:table-cell>
          <table:table-cell office:value-type="float" office:value="0.0470549" calcext:value-type="float">
            <text:p>0.0470549</text:p>
          </table:table-cell>
          <table:table-cell office:value-type="float" office:value="1" calcext:value-type="float">
            <text:p>1</text:p>
          </table:table-cell>
          <table:table-cell office:value-type="float" office:value="0.306773" calcext:value-type="float">
            <text:p>0.306773</text:p>
          </table:table-cell>
        </table:table-row>
        <table:table-row table:style-name="ro1">
          <table:table-cell office:value-type="float" office:value="17.0701" calcext:value-type="float">
            <text:p>17.0701</text:p>
          </table:table-cell>
          <table:table-cell office:value-type="float" office:value="0.957089" calcext:value-type="float">
            <text:p>0.957089</text:p>
          </table:table-cell>
          <table:table-cell office:value-type="float" office:value="0.0429106" calcext:value-type="float">
            <text:p>0.0429106</text:p>
          </table:table-cell>
          <table:table-cell office:value-type="float" office:value="1" calcext:value-type="float">
            <text:p>1</text:p>
          </table:table-cell>
          <table:table-cell office:value-type="float" office:value="0.292953" calcext:value-type="float">
            <text:p>0.292953</text:p>
          </table:table-cell>
        </table:table-row>
        <table:table-row table:style-name="ro1">
          <table:table-cell office:value-type="float" office:value="17.0801" calcext:value-type="float">
            <text:p>17.0801</text:p>
          </table:table-cell>
          <table:table-cell office:value-type="float" office:value="0.961051" calcext:value-type="float">
            <text:p>0.961051</text:p>
          </table:table-cell>
          <table:table-cell office:value-type="float" office:value="0.0389492" calcext:value-type="float">
            <text:p>0.0389492</text:p>
          </table:table-cell>
          <table:table-cell office:value-type="float" office:value="1" calcext:value-type="float">
            <text:p>1</text:p>
          </table:table-cell>
          <table:table-cell office:value-type="float" office:value="0.279103" calcext:value-type="float">
            <text:p>0.279103</text:p>
          </table:table-cell>
        </table:table-row>
        <table:table-row table:style-name="ro1">
          <table:table-cell office:value-type="float" office:value="17.0901" calcext:value-type="float">
            <text:p>17.0901</text:p>
          </table:table-cell>
          <table:table-cell office:value-type="float" office:value="0.964828" calcext:value-type="float">
            <text:p>0.964828</text:p>
          </table:table-cell>
          <table:table-cell office:value-type="float" office:value="0.0351722" calcext:value-type="float">
            <text:p>0.0351722</text:p>
          </table:table-cell>
          <table:table-cell office:value-type="float" office:value="1" calcext:value-type="float">
            <text:p>1</text:p>
          </table:table-cell>
          <table:table-cell office:value-type="float" office:value="0.265225" calcext:value-type="float">
            <text:p>0.265225</text:p>
          </table:table-cell>
        </table:table-row>
        <table:table-row table:style-name="ro1">
          <table:table-cell office:value-type="float" office:value="17.1001" calcext:value-type="float">
            <text:p>17.1001</text:p>
          </table:table-cell>
          <table:table-cell office:value-type="float" office:value="0.968419" calcext:value-type="float">
            <text:p>0.968419</text:p>
          </table:table-cell>
          <table:table-cell office:value-type="float" office:value="0.0315811" calcext:value-type="float">
            <text:p>0.0315811</text:p>
          </table:table-cell>
          <table:table-cell office:value-type="float" office:value="1" calcext:value-type="float">
            <text:p>1</text:p>
          </table:table-cell>
          <table:table-cell office:value-type="float" office:value="0.251321" calcext:value-type="float">
            <text:p>0.251321</text:p>
          </table:table-cell>
        </table:table-row>
        <table:table-row table:style-name="ro1">
          <table:table-cell office:value-type="float" office:value="17.1101" calcext:value-type="float">
            <text:p>17.1101</text:p>
          </table:table-cell>
          <table:table-cell office:value-type="float" office:value="0.971823" calcext:value-type="float">
            <text:p>0.971823</text:p>
          </table:table-cell>
          <table:table-cell office:value-type="float" office:value="0.0281774" calcext:value-type="float">
            <text:p>0.0281774</text:p>
          </table:table-cell>
          <table:table-cell office:value-type="float" office:value="1" calcext:value-type="float">
            <text:p>1</text:p>
          </table:table-cell>
          <table:table-cell office:value-type="float" office:value="0.237391" calcext:value-type="float">
            <text:p>0.237391</text:p>
          </table:table-cell>
        </table:table-row>
        <table:table-row table:style-name="ro1">
          <table:table-cell office:value-type="float" office:value="17.1201" calcext:value-type="float">
            <text:p>17.1201</text:p>
          </table:table-cell>
          <table:table-cell office:value-type="float" office:value="0.975038" calcext:value-type="float">
            <text:p>0.975038</text:p>
          </table:table-cell>
          <table:table-cell office:value-type="float" office:value="0.0249623" calcext:value-type="float">
            <text:p>0.0249623</text:p>
          </table:table-cell>
          <table:table-cell office:value-type="float" office:value="1" calcext:value-type="float">
            <text:p>1</text:p>
          </table:table-cell>
          <table:table-cell office:value-type="float" office:value="0.223438" calcext:value-type="float">
            <text:p>0.223438</text:p>
          </table:table-cell>
        </table:table-row>
        <table:table-row table:style-name="ro1">
          <table:table-cell office:value-type="float" office:value="17.1301" calcext:value-type="float">
            <text:p>17.1301</text:p>
          </table:table-cell>
          <table:table-cell office:value-type="float" office:value="0.978063" calcext:value-type="float">
            <text:p>0.978063</text:p>
          </table:table-cell>
          <table:table-cell office:value-type="float" office:value="0.0219374" calcext:value-type="float">
            <text:p>0.0219374</text:p>
          </table:table-cell>
          <table:table-cell office:value-type="float" office:value="1" calcext:value-type="float">
            <text:p>1</text:p>
          </table:table-cell>
          <table:table-cell office:value-type="float" office:value="0.209463" calcext:value-type="float">
            <text:p>0.209463</text:p>
          </table:table-cell>
        </table:table-row>
        <table:table-row table:style-name="ro1">
          <table:table-cell office:value-type="float" office:value="17.1401" calcext:value-type="float">
            <text:p>17.1401</text:p>
          </table:table-cell>
          <table:table-cell office:value-type="float" office:value="0.980896" calcext:value-type="float">
            <text:p>0.980896</text:p>
          </table:table-cell>
          <table:table-cell office:value-type="float" office:value="0.0191036" calcext:value-type="float">
            <text:p>0.0191036</text:p>
          </table:table-cell>
          <table:table-cell office:value-type="float" office:value="1" calcext:value-type="float">
            <text:p>1</text:p>
          </table:table-cell>
          <table:table-cell office:value-type="float" office:value="0.195467" calcext:value-type="float">
            <text:p>0.195467</text:p>
          </table:table-cell>
        </table:table-row>
        <table:table-row table:style-name="ro1">
          <table:table-cell office:value-type="float" office:value="17.1501" calcext:value-type="float">
            <text:p>17.1501</text:p>
          </table:table-cell>
          <table:table-cell office:value-type="float" office:value="0.983538" calcext:value-type="float">
            <text:p>0.983538</text:p>
          </table:table-cell>
          <table:table-cell office:value-type="float" office:value="0.0164622" calcext:value-type="float">
            <text:p>0.0164622</text:p>
          </table:table-cell>
          <table:table-cell office:value-type="float" office:value="1" calcext:value-type="float">
            <text:p>1</text:p>
          </table:table-cell>
          <table:table-cell office:value-type="float" office:value="0.181451" calcext:value-type="float">
            <text:p>0.181451</text:p>
          </table:table-cell>
        </table:table-row>
        <table:table-row table:style-name="ro1">
          <table:table-cell office:value-type="float" office:value="17.1601" calcext:value-type="float">
            <text:p>17.1601</text:p>
          </table:table-cell>
          <table:table-cell office:value-type="float" office:value="0.985986" calcext:value-type="float">
            <text:p>0.985986</text:p>
          </table:table-cell>
          <table:table-cell office:value-type="float" office:value="0.0140141" calcext:value-type="float">
            <text:p>0.0140141</text:p>
          </table:table-cell>
          <table:table-cell office:value-type="float" office:value="1" calcext:value-type="float">
            <text:p>1</text:p>
          </table:table-cell>
          <table:table-cell office:value-type="float" office:value="0.167416" calcext:value-type="float">
            <text:p>0.167416</text:p>
          </table:table-cell>
        </table:table-row>
        <table:table-row table:style-name="ro1">
          <table:table-cell office:value-type="float" office:value="17.1701" calcext:value-type="float">
            <text:p>17.1701</text:p>
          </table:table-cell>
          <table:table-cell office:value-type="float" office:value="0.988239" calcext:value-type="float">
            <text:p>0.988239</text:p>
          </table:table-cell>
          <table:table-cell office:value-type="float" office:value="0.0117605" calcext:value-type="float">
            <text:p>0.0117605</text:p>
          </table:table-cell>
          <table:table-cell office:value-type="float" office:value="1" calcext:value-type="float">
            <text:p>1</text:p>
          </table:table-cell>
          <table:table-cell office:value-type="float" office:value="0.153366" calcext:value-type="float">
            <text:p>0.153366</text:p>
          </table:table-cell>
        </table:table-row>
        <table:table-row table:style-name="ro1">
          <table:table-cell office:value-type="float" office:value="17.1801" calcext:value-type="float">
            <text:p>17.1801</text:p>
          </table:table-cell>
          <table:table-cell office:value-type="float" office:value="0.990298" calcext:value-type="float">
            <text:p>0.990298</text:p>
          </table:table-cell>
          <table:table-cell office:value-type="float" office:value="0.00970217" calcext:value-type="float">
            <text:p>0.00970217</text:p>
          </table:table-cell>
          <table:table-cell office:value-type="float" office:value="1" calcext:value-type="float">
            <text:p>1</text:p>
          </table:table-cell>
          <table:table-cell office:value-type="float" office:value="0.139299" calcext:value-type="float">
            <text:p>0.139299</text:p>
          </table:table-cell>
        </table:table-row>
        <table:table-row table:style-name="ro1">
          <table:table-cell office:value-type="float" office:value="17.1901" calcext:value-type="float">
            <text:p>17.1901</text:p>
          </table:table-cell>
          <table:table-cell office:value-type="float" office:value="0.99216" calcext:value-type="float">
            <text:p>0.99216</text:p>
          </table:table-cell>
          <table:table-cell office:value-type="float" office:value="0.00783995" calcext:value-type="float">
            <text:p>0.00783995</text:p>
          </table:table-cell>
          <table:table-cell office:value-type="float" office:value="1" calcext:value-type="float">
            <text:p>1</text:p>
          </table:table-cell>
          <table:table-cell office:value-type="float" office:value="0.125219" calcext:value-type="float">
            <text:p>0.125219</text:p>
          </table:table-cell>
        </table:table-row>
        <table:table-row table:style-name="ro1">
          <table:table-cell office:value-type="float" office:value="17.2001" calcext:value-type="float">
            <text:p>17.2001</text:p>
          </table:table-cell>
          <table:table-cell office:value-type="float" office:value="0.993825" calcext:value-type="float">
            <text:p>0.993825</text:p>
          </table:table-cell>
          <table:table-cell office:value-type="float" office:value="0.00617458" calcext:value-type="float">
            <text:p>0.00617458</text:p>
          </table:table-cell>
          <table:table-cell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</table:table-row>
        <table:table-row table:style-name="ro1">
          <table:table-cell office:value-type="float" office:value="17.2101" calcext:value-type="float">
            <text:p>17.2101</text:p>
          </table:table-cell>
          <table:table-cell office:value-type="float" office:value="0.995293" calcext:value-type="float">
            <text:p>0.995293</text:p>
          </table:table-cell>
          <table:table-cell office:value-type="float" office:value="0.00470674" calcext:value-type="float">
            <text:p>0.00470674</text:p>
          </table:table-cell>
          <table:table-cell office:value-type="float" office:value="1" calcext:value-type="float">
            <text:p>1</text:p>
          </table:table-cell>
          <table:table-cell office:value-type="float" office:value="0.097023" calcext:value-type="float">
            <text:p>0.097023</text:p>
          </table:table-cell>
        </table:table-row>
        <table:table-row table:style-name="ro1">
          <table:table-cell office:value-type="float" office:value="17.2201" calcext:value-type="float">
            <text:p>17.2201</text:p>
          </table:table-cell>
          <table:table-cell office:value-type="float" office:value="0.996563" calcext:value-type="float">
            <text:p>0.996563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1" calcext:value-type="float">
            <text:p>1</text:p>
          </table:table-cell>
          <table:table-cell office:value-type="float" office:value="0.0829096" calcext:value-type="float">
            <text:p>0.0829096</text:p>
          </table:table-cell>
        </table:table-row>
        <table:table-row table:style-name="ro1">
          <table:table-cell office:value-type="float" office:value="17.2301" calcext:value-type="float">
            <text:p>17.2301</text:p>
          </table:table-cell>
          <table:table-cell office:value-type="float" office:value="0.997634" calcext:value-type="float">
            <text:p>0.997634</text:p>
          </table:table-cell>
          <table:table-cell office:value-type="float" office:value="0.00236589" calcext:value-type="float">
            <text:p>0.00236589</text:p>
          </table:table-cell>
          <table:table-cell office:value-type="float" office:value="1" calcext:value-type="float">
            <text:p>1</text:p>
          </table:table-cell>
          <table:table-cell office:value-type="float" office:value="0.0687879" calcext:value-type="float">
            <text:p>0.0687879</text:p>
          </table:table-cell>
        </table:table-row>
        <table:table-row table:style-name="ro1">
          <table:table-cell office:value-type="float" office:value="17.2401" calcext:value-type="float">
            <text:p>17.2401</text:p>
          </table:table-cell>
          <table:table-cell office:value-type="float" office:value="0.998506" calcext:value-type="float">
            <text:p>0.998506</text:p>
          </table:table-cell>
          <table:table-cell office:value-type="float" office:value="0.00149382" calcext:value-type="float">
            <text:p>0.00149382</text:p>
          </table:table-cell>
          <table:table-cell office:value-type="float" office:value="1" calcext:value-type="float">
            <text:p>1</text:p>
          </table:table-cell>
          <table:table-cell office:value-type="float" office:value="0.0546593" calcext:value-type="float">
            <text:p>0.0546593</text:p>
          </table:table-cell>
        </table:table-row>
        <table:table-row table:style-name="ro1">
          <table:table-cell office:value-type="float" office:value="17.2501" calcext:value-type="float">
            <text:p>17.2501</text:p>
          </table:table-cell>
          <table:table-cell office:value-type="float" office:value="0.999179" calcext:value-type="float">
            <text:p>0.999179</text:p>
          </table:table-cell>
          <table:table-cell office:value-type="float" office:value="0.000821147" calcext:value-type="float">
            <text:p>0.000821147</text:p>
          </table:table-cell>
          <table:table-cell office:value-type="float" office:value="1" calcext:value-type="float">
            <text:p>1</text:p>
          </table:table-cell>
          <table:table-cell office:value-type="float" office:value="0.0405252" calcext:value-type="float">
            <text:p>0.0405252</text:p>
          </table:table-cell>
        </table:table-row>
        <table:table-row table:style-name="ro1">
          <table:table-cell office:value-type="float" office:value="17.2601" calcext:value-type="float">
            <text:p>17.2601</text:p>
          </table:table-cell>
          <table:table-cell office:value-type="float" office:value="0.999652" calcext:value-type="float">
            <text:p>0.999652</text:p>
          </table:table-cell>
          <table:table-cell office:value-type="float" office:value="0.00034814" calcext:value-type="float">
            <text:p>0.00034814</text:p>
          </table:table-cell>
          <table:table-cell office:value-type="float" office:value="1" calcext:value-type="float">
            <text:p>1</text:p>
          </table:table-cell>
          <table:table-cell office:value-type="float" office:value="0.0263871" calcext:value-type="float">
            <text:p>0.0263871</text:p>
          </table:table-cell>
        </table:table-row>
        <table:table-row table:style-name="ro1">
          <table:table-cell office:value-type="float" office:value="17.2701" calcext:value-type="float">
            <text:p>17.2701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0000749866" calcext:value-type="float">
            <text:p>7.49866E-05</text:p>
          </table:table-cell>
          <table:table-cell office:value-type="float" office:value="1" calcext:value-type="float">
            <text:p>1</text:p>
          </table:table-cell>
          <table:table-cell office:value-type="float" office:value="0.0122464" calcext:value-type="float">
            <text:p>0.0122464</text:p>
          </table:table-cell>
        </table:table-row>
        <table:table-row table:style-name="ro1">
          <table:table-cell office:value-type="float" office:value="17.2801" calcext:value-type="float">
            <text:p>17.280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17967" calcext:value-type="float">
            <text:p>1.7967E-06</text:p>
          </table:table-cell>
          <table:table-cell office:value-type="float" office:value="1" calcext:value-type="float">
            <text:p>1</text:p>
          </table:table-cell>
          <table:table-cell office:value-type="float" office:value="0.00189563" calcext:value-type="float">
            <text:p>0.00189563</text:p>
          </table:table-cell>
        </table:table-row>
        <table:table-row table:style-name="ro1">
          <table:table-cell office:value-type="float" office:value="17.2901" calcext:value-type="float">
            <text:p>17.2901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0.000128599" calcext:value-type="float">
            <text:p>0.000128599</text:p>
          </table:table-cell>
          <table:table-cell office:value-type="float" office:value="1" calcext:value-type="float">
            <text:p>1</text:p>
          </table:table-cell>
          <table:table-cell office:value-type="float" office:value="0.0160374" calcext:value-type="float">
            <text:p>0.0160374</text:p>
          </table:table-cell>
        </table:table-row>
        <table:table-row table:style-name="ro1">
          <table:table-cell office:value-type="float" office:value="17.3001" calcext:value-type="float">
            <text:p>17.3001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00455344" calcext:value-type="float">
            <text:p>0.000455344</text:p>
          </table:table-cell>
          <table:table-cell office:value-type="float" office:value="1" calcext:value-type="float">
            <text:p>1</text:p>
          </table:table-cell>
          <table:table-cell office:value-type="float" office:value="0.0301776" calcext:value-type="float">
            <text:p>0.0301776</text:p>
          </table:table-cell>
        </table:table-row>
        <table:table-row table:style-name="ro1">
          <table:table-cell office:value-type="float" office:value="17.3101" calcext:value-type="float">
            <text:p>17.3101</text:p>
          </table:table-cell>
          <table:table-cell office:value-type="float" office:value="0.999018" calcext:value-type="float">
            <text:p>0.999018</text:p>
          </table:table-cell>
          <table:table-cell office:value-type="float" office:value="0.0009819" calcext:value-type="float">
            <text:p>0.0009819</text:p>
          </table:table-cell>
          <table:table-cell office:value-type="float" office:value="1" calcext:value-type="float">
            <text:p>1</text:p>
          </table:table-cell>
          <table:table-cell office:value-type="float" office:value="0.0443148" calcext:value-type="float">
            <text:p>0.0443148</text:p>
          </table:table-cell>
        </table:table-row>
        <table:table-row table:style-name="ro1">
          <table:table-cell office:value-type="float" office:value="17.3201" calcext:value-type="float">
            <text:p>17.3201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00170806" calcext:value-type="float">
            <text:p>0.00170806</text:p>
          </table:table-cell>
          <table:table-cell office:value-type="float" office:value="1" calcext:value-type="float">
            <text:p>1</text:p>
          </table:table-cell>
          <table:table-cell office:value-type="float" office:value="0.0584475" calcext:value-type="float">
            <text:p>0.0584475</text:p>
          </table:table-cell>
        </table:table-row>
        <table:table-row table:style-name="ro1">
          <table:table-cell office:value-type="float" office:value="17.3301" calcext:value-type="float">
            <text:p>17.3301</text:p>
          </table:table-cell>
          <table:table-cell office:value-type="float" office:value="0.997366" calcext:value-type="float">
            <text:p>0.997366</text:p>
          </table:table-cell>
          <table:table-cell office:value-type="float" office:value="0.00263352" calcext:value-type="float">
            <text:p>0.00263352</text:p>
          </table:table-cell>
          <table:table-cell office:value-type="float" office:value="1" calcext:value-type="float">
            <text:p>1</text:p>
          </table:table-cell>
          <table:table-cell office:value-type="float" office:value="0.0725744" calcext:value-type="float">
            <text:p>0.0725744</text:p>
          </table:table-cell>
        </table:table-row>
        <table:table-row table:style-name="ro1">
          <table:table-cell office:value-type="float" office:value="17.3401" calcext:value-type="float">
            <text:p>17.3401</text:p>
          </table:table-cell>
          <table:table-cell office:value-type="float" office:value="0.996242" calcext:value-type="float">
            <text:p>0.996242</text:p>
          </table:table-cell>
          <table:table-cell office:value-type="float" office:value="0.00375793" calcext:value-type="float">
            <text:p>0.00375793</text:p>
          </table:table-cell>
          <table:table-cell office:value-type="float" office:value="1" calcext:value-type="float">
            <text:p>1</text:p>
          </table:table-cell>
          <table:table-cell office:value-type="float" office:value="0.0866941" calcext:value-type="float">
            <text:p>0.0866941</text:p>
          </table:table-cell>
        </table:table-row>
        <table:table-row table:style-name="ro1">
          <table:table-cell office:value-type="float" office:value="17.3501" calcext:value-type="float">
            <text:p>17.3501</text:p>
          </table:table-cell>
          <table:table-cell office:value-type="float" office:value="0.994919" calcext:value-type="float">
            <text:p>0.994919</text:p>
          </table:table-cell>
          <table:table-cell office:value-type="float" office:value="0.00508083" calcext:value-type="float">
            <text:p>0.00508083</text:p>
          </table:table-cell>
          <table:table-cell office:value-type="float" office:value="1" calcext:value-type="float">
            <text:p>1</text:p>
          </table:table-cell>
          <table:table-cell office:value-type="float" office:value="0.100805" calcext:value-type="float">
            <text:p>0.100805</text:p>
          </table:table-cell>
        </table:table-row>
        <table:table-row table:style-name="ro1">
          <table:table-cell office:value-type="float" office:value="17.3601" calcext:value-type="float">
            <text:p>17.3601</text:p>
          </table:table-cell>
          <table:table-cell office:value-type="float" office:value="0.993398" calcext:value-type="float">
            <text:p>0.993398</text:p>
          </table:table-cell>
          <table:table-cell office:value-type="float" office:value="0.00660168" calcext:value-type="float">
            <text:p>0.00660168</text:p>
          </table:table-cell>
          <table:table-cell office:value-type="float" office:value="1" calcext:value-type="float">
            <text:p>1</text:p>
          </table:table-cell>
          <table:table-cell office:value-type="float" office:value="0.114906" calcext:value-type="float">
            <text:p>0.114906</text:p>
          </table:table-cell>
        </table:table-row>
        <table:table-row table:style-name="ro1">
          <table:table-cell office:value-type="float" office:value="17.3701" calcext:value-type="float">
            <text:p>17.3701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0.00831989" calcext:value-type="float">
            <text:p>0.00831989</text:p>
          </table:table-cell>
          <table:table-cell office:value-type="float" office:value="1" calcext:value-type="float">
            <text:p>1</text:p>
          </table:table-cell>
          <table:table-cell office:value-type="float" office:value="0.128995" calcext:value-type="float">
            <text:p>0.128995</text:p>
          </table:table-cell>
        </table:table-row>
        <table:table-row table:style-name="ro1">
          <table:table-cell office:value-type="float" office:value="17.3801" calcext:value-type="float">
            <text:p>17.3801</text:p>
          </table:table-cell>
          <table:table-cell office:value-type="float" office:value="0.989765" calcext:value-type="float">
            <text:p>0.989765</text:p>
          </table:table-cell>
          <table:table-cell office:value-type="float" office:value="0.0102348" calcext:value-type="float">
            <text:p>0.0102348</text:p>
          </table:table-cell>
          <table:table-cell office:value-type="float" office:value="1" calcext:value-type="float">
            <text:p>1</text:p>
          </table:table-cell>
          <table:table-cell office:value-type="float" office:value="0.143072" calcext:value-type="float">
            <text:p>0.143072</text:p>
          </table:table-cell>
        </table:table-row>
        <table:table-row table:style-name="ro1">
          <table:table-cell office:value-type="float" office:value="17.3901" calcext:value-type="float">
            <text:p>17.3901</text:p>
          </table:table-cell>
          <table:table-cell office:value-type="float" office:value="0.987654" calcext:value-type="float">
            <text:p>0.987654</text:p>
          </table:table-cell>
          <table:table-cell office:value-type="float" office:value="0.0123455" calcext:value-type="float">
            <text:p>0.0123455</text:p>
          </table:table-cell>
          <table:table-cell office:value-type="float" office:value="1" calcext:value-type="float">
            <text:p>1</text:p>
          </table:table-cell>
          <table:table-cell office:value-type="float" office:value="0.157134" calcext:value-type="float">
            <text:p>0.157134</text:p>
          </table:table-cell>
        </table:table-row>
        <table:table-row table:style-name="ro1">
          <table:table-cell office:value-type="float" office:value="17.4001" calcext:value-type="float">
            <text:p>17.4001</text:p>
          </table:table-cell>
          <table:table-cell office:value-type="float" office:value="0.985349" calcext:value-type="float">
            <text:p>0.985349</text:p>
          </table:table-cell>
          <table:table-cell office:value-type="float" office:value="0.0146514" calcext:value-type="float">
            <text:p>0.0146514</text:p>
          </table:table-cell>
          <table:table-cell office:value-type="float" office:value="1" calcext:value-type="float">
            <text:p>1</text:p>
          </table:table-cell>
          <table:table-cell office:value-type="float" office:value="0.17118" calcext:value-type="float">
            <text:p>0.17118</text:p>
          </table:table-cell>
        </table:table-row>
        <table:table-row table:style-name="ro1">
          <table:table-cell office:value-type="float" office:value="17.4101" calcext:value-type="float">
            <text:p>17.4101</text:p>
          </table:table-cell>
          <table:table-cell office:value-type="float" office:value="0.982849" calcext:value-type="float">
            <text:p>0.982849</text:p>
          </table:table-cell>
          <table:table-cell office:value-type="float" office:value="0.0171513" calcext:value-type="float">
            <text:p>0.0171513</text:p>
          </table:table-cell>
          <table:table-cell office:value-type="float" office:value="1" calcext:value-type="float">
            <text:p>1</text:p>
          </table:table-cell>
          <table:table-cell office:value-type="float" office:value="0.18521" calcext:value-type="float">
            <text:p>0.18521</text:p>
          </table:table-cell>
        </table:table-row>
        <table:table-row table:style-name="ro1">
          <table:table-cell office:value-type="float" office:value="17.4201" calcext:value-type="float">
            <text:p>17.4201</text:p>
          </table:table-cell>
          <table:table-cell office:value-type="float" office:value="0.980156" calcext:value-type="float">
            <text:p>0.980156</text:p>
          </table:table-cell>
          <table:table-cell office:value-type="float" office:value="0.0198444" calcext:value-type="float">
            <text:p>0.0198444</text:p>
          </table:table-cell>
          <table:table-cell office:value-type="float" office:value="1" calcext:value-type="float">
            <text:p>1</text:p>
          </table:table-cell>
          <table:table-cell office:value-type="float" office:value="0.199221" calcext:value-type="float">
            <text:p>0.199221</text:p>
          </table:table-cell>
        </table:table-row>
        <table:table-row table:style-name="ro1">
          <table:table-cell office:value-type="float" office:value="17.4301" calcext:value-type="float">
            <text:p>17.4301</text:p>
          </table:table-cell>
          <table:table-cell office:value-type="float" office:value="0.97727" calcext:value-type="float">
            <text:p>0.97727</text:p>
          </table:table-cell>
          <table:table-cell office:value-type="float" office:value="0.0227296" calcext:value-type="float">
            <text:p>0.0227296</text:p>
          </table:table-cell>
          <table:table-cell office:value-type="float" office:value="1" calcext:value-type="float">
            <text:p>1</text:p>
          </table:table-cell>
          <table:table-cell office:value-type="float" office:value="0.213212" calcext:value-type="float">
            <text:p>0.213212</text:p>
          </table:table-cell>
        </table:table-row>
        <table:table-row table:style-name="ro1">
          <table:table-cell office:value-type="float" office:value="17.4401" calcext:value-type="float">
            <text:p>17.4401</text:p>
          </table:table-cell>
          <table:table-cell office:value-type="float" office:value="0.974194" calcext:value-type="float">
            <text:p>0.974194</text:p>
          </table:table-cell>
          <table:table-cell office:value-type="float" office:value="0.0258056" calcext:value-type="float">
            <text:p>0.0258056</text:p>
          </table:table-cell>
          <table:table-cell office:value-type="float" office:value="1" calcext:value-type="float">
            <text:p>1</text:p>
          </table:table-cell>
          <table:table-cell office:value-type="float" office:value="0.227181" calcext:value-type="float">
            <text:p>0.227181</text:p>
          </table:table-cell>
        </table:table-row>
        <table:table-row table:style-name="ro1">
          <table:table-cell office:value-type="float" office:value="17.4501" calcext:value-type="float">
            <text:p>17.4501</text:p>
          </table:table-cell>
          <table:table-cell office:value-type="float" office:value="0.970929" calcext:value-type="float">
            <text:p>0.970929</text:p>
          </table:table-cell>
          <table:table-cell office:value-type="float" office:value="0.0290714" calcext:value-type="float">
            <text:p>0.0290714</text:p>
          </table:table-cell>
          <table:table-cell office:value-type="float" office:value="1" calcext:value-type="float">
            <text:p>1</text:p>
          </table:table-cell>
          <table:table-cell office:value-type="float" office:value="0.241128" calcext:value-type="float">
            <text:p>0.241128</text:p>
          </table:table-cell>
        </table:table-row>
        <table:table-row table:style-name="ro1">
          <table:table-cell office:value-type="float" office:value="17.4601" calcext:value-type="float">
            <text:p>17.4601</text:p>
          </table:table-cell>
          <table:table-cell office:value-type="float" office:value="0.967475" calcext:value-type="float">
            <text:p>0.967475</text:p>
          </table:table-cell>
          <table:table-cell office:value-type="float" office:value="0.0325255" calcext:value-type="float">
            <text:p>0.0325255</text:p>
          </table:table-cell>
          <table:table-cell office:value-type="float" office:value="1" calcext:value-type="float">
            <text:p>1</text:p>
          </table:table-cell>
          <table:table-cell office:value-type="float" office:value="0.255051" calcext:value-type="float">
            <text:p>0.255051</text:p>
          </table:table-cell>
        </table:table-row>
        <table:table-row table:style-name="ro1">
          <table:table-cell office:value-type="float" office:value="17.4701" calcext:value-type="float">
            <text:p>17.4701</text:p>
          </table:table-cell>
          <table:table-cell office:value-type="float" office:value="0.963833" calcext:value-type="float">
            <text:p>0.963833</text:p>
          </table:table-cell>
          <table:table-cell office:value-type="float" office:value="0.0361665" calcext:value-type="float">
            <text:p>0.0361665</text:p>
          </table:table-cell>
          <table:table-cell office:value-type="float" office:value="1" calcext:value-type="float">
            <text:p>1</text:p>
          </table:table-cell>
          <table:table-cell office:value-type="float" office:value="0.268948" calcext:value-type="float">
            <text:p>0.268948</text:p>
          </table:table-cell>
        </table:table-row>
        <table:table-row table:style-name="ro1">
          <table:table-cell office:value-type="float" office:value="17.4801" calcext:value-type="float">
            <text:p>17.4801</text:p>
          </table:table-cell>
          <table:table-cell office:value-type="float" office:value="0.960007" calcext:value-type="float">
            <text:p>0.960007</text:p>
          </table:table-cell>
          <table:table-cell office:value-type="float" office:value="0.0399931" calcext:value-type="float">
            <text:p>0.0399931</text:p>
          </table:table-cell>
          <table:table-cell office:value-type="float" office:value="1" calcext:value-type="float">
            <text:p>1</text:p>
          </table:table-cell>
          <table:table-cell office:value-type="float" office:value="0.282818" calcext:value-type="float">
            <text:p>0.282818</text:p>
          </table:table-cell>
        </table:table-row>
        <table:table-row table:style-name="ro1">
          <table:table-cell office:value-type="float" office:value="17.4901" calcext:value-type="float">
            <text:p>17.4901</text:p>
          </table:table-cell>
          <table:table-cell office:value-type="float" office:value="0.955996" calcext:value-type="float">
            <text:p>0.955996</text:p>
          </table:table-cell>
          <table:table-cell office:value-type="float" office:value="0.0440037" calcext:value-type="float">
            <text:p>0.0440037</text:p>
          </table:table-cell>
          <table:table-cell office:value-type="float" office:value="1" calcext:value-type="float">
            <text:p>1</text:p>
          </table:table-cell>
          <table:table-cell office:value-type="float" office:value="0.296661" calcext:value-type="float">
            <text:p>0.296661</text:p>
          </table:table-cell>
        </table:table-row>
        <table:table-row table:style-name="ro1">
          <table:table-cell office:value-type="float" office:value="17.5001" calcext:value-type="float">
            <text:p>17.5001</text:p>
          </table:table-cell>
          <table:table-cell office:value-type="float" office:value="0.951803" calcext:value-type="float">
            <text:p>0.951803</text:p>
          </table:table-cell>
          <table:table-cell office:value-type="float" office:value="0.0481967" calcext:value-type="float">
            <text:p>0.0481967</text:p>
          </table:table-cell>
          <table:table-cell office:value-type="float" office:value="1" calcext:value-type="float">
            <text:p>1</text:p>
          </table:table-cell>
          <table:table-cell office:value-type="float" office:value="0.310473" calcext:value-type="float">
            <text:p>0.310473</text:p>
          </table:table-cell>
        </table:table-row>
        <table:table-row table:style-name="ro1">
          <table:table-cell office:value-type="float" office:value="17.5101" calcext:value-type="float">
            <text:p>17.5101</text:p>
          </table:table-cell>
          <table:table-cell office:value-type="float" office:value="0.94743" calcext:value-type="float">
            <text:p>0.94743</text:p>
          </table:table-cell>
          <table:table-cell office:value-type="float" office:value="0.0525704" calcext:value-type="float">
            <text:p>0.0525704</text:p>
          </table:table-cell>
          <table:table-cell office:value-type="float" office:value="1" calcext:value-type="float">
            <text:p>1</text:p>
          </table:table-cell>
          <table:table-cell office:value-type="float" office:value="0.324254" calcext:value-type="float">
            <text:p>0.324254</text:p>
          </table:table-cell>
        </table:table-row>
        <table:table-row table:style-name="ro1">
          <table:table-cell office:value-type="float" office:value="17.5201" calcext:value-type="float">
            <text:p>17.5201</text:p>
          </table:table-cell>
          <table:table-cell office:value-type="float" office:value="0.942877" calcext:value-type="float">
            <text:p>0.942877</text:p>
          </table:table-cell>
          <table:table-cell office:value-type="float" office:value="0.0571231" calcext:value-type="float">
            <text:p>0.0571231</text:p>
          </table:table-cell>
          <table:table-cell office:value-type="float" office:value="1" calcext:value-type="float">
            <text:p>1</text:p>
          </table:table-cell>
          <table:table-cell office:value-type="float" office:value="0.338003" calcext:value-type="float">
            <text:p>0.338003</text:p>
          </table:table-cell>
        </table:table-row>
        <table:table-row table:style-name="ro1">
          <table:table-cell office:value-type="float" office:value="17.5301" calcext:value-type="float">
            <text:p>17.5301</text:p>
          </table:table-cell>
          <table:table-cell office:value-type="float" office:value="0.938147" calcext:value-type="float">
            <text:p>0.938147</text:p>
          </table:table-cell>
          <table:table-cell office:value-type="float" office:value="0.0618529" calcext:value-type="float">
            <text:p>0.0618529</text:p>
          </table:table-cell>
          <table:table-cell office:value-type="float" office:value="1" calcext:value-type="float">
            <text:p>1</text:p>
          </table:table-cell>
          <table:table-cell office:value-type="float" office:value="0.351718" calcext:value-type="float">
            <text:p>0.351718</text:p>
          </table:table-cell>
        </table:table-row>
        <table:table-row table:style-name="ro1">
          <table:table-cell office:value-type="float" office:value="17.5401" calcext:value-type="float">
            <text:p>17.5401</text:p>
          </table:table-cell>
          <table:table-cell office:value-type="float" office:value="0.933242" calcext:value-type="float">
            <text:p>0.933242</text:p>
          </table:table-cell>
          <table:table-cell office:value-type="float" office:value="0.066758" calcext:value-type="float">
            <text:p>0.066758</text:p>
          </table:table-cell>
          <table:table-cell office:value-type="float" office:value="1" calcext:value-type="float">
            <text:p>1</text:p>
          </table:table-cell>
          <table:table-cell office:value-type="float" office:value="0.365398" calcext:value-type="float">
            <text:p>0.365398</text:p>
          </table:table-cell>
        </table:table-row>
        <table:table-row table:style-name="ro1">
          <table:table-cell office:value-type="float" office:value="17.5501" calcext:value-type="float">
            <text:p>17.5501</text:p>
          </table:table-cell>
          <table:table-cell office:value-type="float" office:value="0.928164" calcext:value-type="float">
            <text:p>0.928164</text:p>
          </table:table-cell>
          <table:table-cell office:value-type="float" office:value="0.0718364" calcext:value-type="float">
            <text:p>0.0718364</text:p>
          </table:table-cell>
          <table:table-cell office:value-type="float" office:value="1" calcext:value-type="float">
            <text:p>1</text:p>
          </table:table-cell>
          <table:table-cell office:value-type="float" office:value="0.379042" calcext:value-type="float">
            <text:p>0.379042</text:p>
          </table:table-cell>
        </table:table-row>
        <table:table-row table:style-name="ro1">
          <table:table-cell office:value-type="float" office:value="17.5601" calcext:value-type="float">
            <text:p>17.5601</text:p>
          </table:table-cell>
          <table:table-cell office:value-type="float" office:value="0.922914" calcext:value-type="float">
            <text:p>0.922914</text:p>
          </table:table-cell>
          <table:table-cell office:value-type="float" office:value="0.077086" calcext:value-type="float">
            <text:p>0.077086</text:p>
          </table:table-cell>
          <table:table-cell office:value-type="float" office:value="1" calcext:value-type="float">
            <text:p>1</text:p>
          </table:table-cell>
          <table:table-cell office:value-type="float" office:value="0.392647" calcext:value-type="float">
            <text:p>0.392647</text:p>
          </table:table-cell>
        </table:table-row>
        <table:table-row table:style-name="ro1">
          <table:table-cell office:value-type="float" office:value="17.5701" calcext:value-type="float">
            <text:p>17.5701</text:p>
          </table:table-cell>
          <table:table-cell office:value-type="float" office:value="0.917495" calcext:value-type="float">
            <text:p>0.917495</text:p>
          </table:table-cell>
          <table:table-cell office:value-type="float" office:value="0.0825048" calcext:value-type="float">
            <text:p>0.0825048</text:p>
          </table:table-cell>
          <table:table-cell office:value-type="float" office:value="1" calcext:value-type="float">
            <text:p>1</text:p>
          </table:table-cell>
          <table:table-cell office:value-type="float" office:value="0.406214" calcext:value-type="float">
            <text:p>0.406214</text:p>
          </table:table-cell>
        </table:table-row>
        <table:table-row table:style-name="ro1">
          <table:table-cell office:value-type="float" office:value="17.5801" calcext:value-type="float">
            <text:p>17.5801</text:p>
          </table:table-cell>
          <table:table-cell office:value-type="float" office:value="0.911909" calcext:value-type="float">
            <text:p>0.911909</text:p>
          </table:table-cell>
          <table:table-cell office:value-type="float" office:value="0.0880905" calcext:value-type="float">
            <text:p>0.0880905</text:p>
          </table:table-cell>
          <table:table-cell office:value-type="float" office:value="1" calcext:value-type="float">
            <text:p>1</text:p>
          </table:table-cell>
          <table:table-cell office:value-type="float" office:value="0.419739" calcext:value-type="float">
            <text:p>0.419739</text:p>
          </table:table-cell>
        </table:table-row>
        <table:table-row table:style-name="ro1">
          <table:table-cell office:value-type="float" office:value="17.5901" calcext:value-type="float">
            <text:p>17.5901</text:p>
          </table:table-cell>
          <table:table-cell office:value-type="float" office:value="0.906159" calcext:value-type="float">
            <text:p>0.906159</text:p>
          </table:table-cell>
          <table:table-cell office:value-type="float" office:value="0.0938411" calcext:value-type="float">
            <text:p>0.0938411</text:p>
          </table:table-cell>
          <table:table-cell office:value-type="float" office:value="1" calcext:value-type="float">
            <text:p>1</text:p>
          </table:table-cell>
          <table:table-cell office:value-type="float" office:value="0.433223" calcext:value-type="float">
            <text:p>0.433223</text:p>
          </table:table-cell>
        </table:table-row>
        <table:table-row table:style-name="ro1">
          <table:table-cell office:value-type="float" office:value="17.6001" calcext:value-type="float">
            <text:p>17.6001</text:p>
          </table:table-cell>
          <table:table-cell office:value-type="float" office:value="0.900246" calcext:value-type="float">
            <text:p>0.900246</text:p>
          </table:table-cell>
          <table:table-cell office:value-type="float" office:value="0.099754" calcext:value-type="float">
            <text:p>0.099754</text:p>
          </table:table-cell>
          <table:table-cell office:value-type="float" office:value="1" calcext:value-type="float">
            <text:p>1</text:p>
          </table:table-cell>
          <table:table-cell office:value-type="float" office:value="0.446663" calcext:value-type="float">
            <text:p>0.446663</text:p>
          </table:table-cell>
        </table:table-row>
        <table:table-row table:style-name="ro1">
          <table:table-cell office:value-type="float" office:value="17.6101" calcext:value-type="float">
            <text:p>17.6101</text:p>
          </table:table-cell>
          <table:table-cell office:value-type="float" office:value="0.894173" calcext:value-type="float">
            <text:p>0.894173</text:p>
          </table:table-cell>
          <table:table-cell office:value-type="float" office:value="0.105827" calcext:value-type="float">
            <text:p>0.105827</text:p>
          </table:table-cell>
          <table:table-cell office:value-type="float" office:value="1" calcext:value-type="float">
            <text:p>1</text:p>
          </table:table-cell>
          <table:table-cell office:value-type="float" office:value="0.460059" calcext:value-type="float">
            <text:p>0.460059</text:p>
          </table:table-cell>
        </table:table-row>
        <table:table-row table:style-name="ro1">
          <table:table-cell office:value-type="float" office:value="17.6201" calcext:value-type="float">
            <text:p>17.6201</text:p>
          </table:table-cell>
          <table:table-cell office:value-type="float" office:value="0.887942" calcext:value-type="float">
            <text:p>0.887942</text:p>
          </table:table-cell>
          <table:table-cell office:value-type="float" office:value="0.112058" calcext:value-type="float">
            <text:p>0.112058</text:p>
          </table:table-cell>
          <table:table-cell office:value-type="float" office:value="1" calcext:value-type="float">
            <text:p>1</text:p>
          </table:table-cell>
          <table:table-cell office:value-type="float" office:value="0.473409" calcext:value-type="float">
            <text:p>0.473409</text:p>
          </table:table-cell>
        </table:table-row>
        <table:table-row table:style-name="ro1">
          <table:table-cell office:value-type="float" office:value="17.6301" calcext:value-type="float">
            <text:p>17.6301</text:p>
          </table:table-cell>
          <table:table-cell office:value-type="float" office:value="0.881556" calcext:value-type="float">
            <text:p>0.881556</text:p>
          </table:table-cell>
          <table:table-cell office:value-type="float" office:value="0.118444" calcext:value-type="float">
            <text:p>0.118444</text:p>
          </table:table-cell>
          <table:table-cell office:value-type="float" office:value="1" calcext:value-type="float">
            <text:p>1</text:p>
          </table:table-cell>
          <table:table-cell office:value-type="float" office:value="0.486711" calcext:value-type="float">
            <text:p>0.486711</text:p>
          </table:table-cell>
        </table:table-row>
        <table:table-row table:style-name="ro1">
          <table:table-cell office:value-type="float" office:value="17.6401" calcext:value-type="float">
            <text:p>17.6401</text:p>
          </table:table-cell>
          <table:table-cell office:value-type="float" office:value="0.875018" calcext:value-type="float">
            <text:p>0.875018</text:p>
          </table:table-cell>
          <table:table-cell office:value-type="float" office:value="0.124982" calcext:value-type="float">
            <text:p>0.124982</text:p>
          </table:table-cell>
          <table:table-cell office:value-type="float" office:value="1" calcext:value-type="float">
            <text:p>1</text:p>
          </table:table-cell>
          <table:table-cell office:value-type="float" office:value="0.499965" calcext:value-type="float">
            <text:p>0.499965</text:p>
          </table:table-cell>
        </table:table-row>
        <table:table-row table:style-name="ro1">
          <table:table-cell office:value-type="float" office:value="17.6501" calcext:value-type="float">
            <text:p>17.6501</text:p>
          </table:table-cell>
          <table:table-cell office:value-type="float" office:value="0.868329" calcext:value-type="float">
            <text:p>0.868329</text:p>
          </table:table-cell>
          <table:table-cell office:value-type="float" office:value="0.131671" calcext:value-type="float">
            <text:p>0.131671</text:p>
          </table:table-cell>
          <table:table-cell office:value-type="float" office:value="1" calcext:value-type="float">
            <text:p>1</text:p>
          </table:table-cell>
          <table:table-cell office:value-type="float" office:value="0.513168" calcext:value-type="float">
            <text:p>0.513168</text:p>
          </table:table-cell>
        </table:table-row>
        <table:table-row table:style-name="ro1">
          <table:table-cell office:value-type="float" office:value="17.6601" calcext:value-type="float">
            <text:p>17.6601</text:p>
          </table:table-cell>
          <table:table-cell office:value-type="float" office:value="0.861493" calcext:value-type="float">
            <text:p>0.8614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1" calcext:value-type="float">
            <text:p>1</text:p>
          </table:table-cell>
          <table:table-cell office:value-type="float" office:value="0.526321" calcext:value-type="float">
            <text:p>0.526321</text:p>
          </table:table-cell>
        </table:table-row>
        <table:table-row table:style-name="ro1">
          <table:table-cell office:value-type="float" office:value="17.6701" calcext:value-type="float">
            <text:p>17.6701</text:p>
          </table:table-cell>
          <table:table-cell office:value-type="float" office:value="0.854513" calcext:value-type="float">
            <text:p>0.854513</text:p>
          </table:table-cell>
          <table:table-cell office:value-type="float" office:value="0.145487" calcext:value-type="float">
            <text:p>0.145487</text:p>
          </table:table-cell>
          <table:table-cell office:value-type="float" office:value="1" calcext:value-type="float">
            <text:p>1</text:p>
          </table:table-cell>
          <table:table-cell office:value-type="float" office:value="0.53942" calcext:value-type="float">
            <text:p>0.53942</text:p>
          </table:table-cell>
        </table:table-row>
        <table:table-row table:style-name="ro1">
          <table:table-cell office:value-type="float" office:value="17.6801" calcext:value-type="float">
            <text:p>17.6801</text:p>
          </table:table-cell>
          <table:table-cell office:value-type="float" office:value="0.847391" calcext:value-type="float">
            <text:p>0.847391</text:p>
          </table:table-cell>
          <table:table-cell office:value-type="float" office:value="0.152609" calcext:value-type="float">
            <text:p>0.152609</text:p>
          </table:table-cell>
          <table:table-cell office:value-type="float" office:value="1" calcext:value-type="float">
            <text:p>1</text:p>
          </table:table-cell>
          <table:table-cell office:value-type="float" office:value="0.552466" calcext:value-type="float">
            <text:p>0.552466</text:p>
          </table:table-cell>
        </table:table-row>
        <table:table-row table:style-name="ro1">
          <table:table-cell office:value-type="float" office:value="17.6901" calcext:value-type="float">
            <text:p>17.6901</text:p>
          </table:table-cell>
          <table:table-cell office:value-type="float" office:value="0.840129" calcext:value-type="float">
            <text:p>0.840129</text:p>
          </table:table-cell>
          <table:table-cell office:value-type="float" office:value="0.159871" calcext:value-type="float">
            <text:p>0.159871</text:p>
          </table:table-cell>
          <table:table-cell office:value-type="float" office:value="1" calcext:value-type="float">
            <text:p>1</text:p>
          </table:table-cell>
          <table:table-cell office:value-type="float" office:value="0.565457" calcext:value-type="float">
            <text:p>0.565457</text:p>
          </table:table-cell>
        </table:table-row>
        <table:table-row table:style-name="ro1">
          <table:table-cell office:value-type="float" office:value="17.7001" calcext:value-type="float">
            <text:p>17.7001</text:p>
          </table:table-cell>
          <table:table-cell office:value-type="float" office:value="0.832732" calcext:value-type="float">
            <text:p>0.832732</text:p>
          </table:table-cell>
          <table:table-cell office:value-type="float" office:value="0.167268" calcext:value-type="float">
            <text:p>0.167268</text:p>
          </table:table-cell>
          <table:table-cell office:value-type="float" office:value="1" calcext:value-type="float">
            <text:p>1</text:p>
          </table:table-cell>
          <table:table-cell office:value-type="float" office:value="0.578391" calcext:value-type="float">
            <text:p>0.578391</text:p>
          </table:table-cell>
        </table:table-row>
        <table:table-row table:style-name="ro1">
          <table:table-cell office:value-type="float" office:value="17.7101" calcext:value-type="float">
            <text:p>17.7101</text:p>
          </table:table-cell>
          <table:table-cell office:value-type="float" office:value="0.825202" calcext:value-type="float">
            <text:p>0.825202</text:p>
          </table:table-cell>
          <table:table-cell office:value-type="float" office:value="0.174798" calcext:value-type="float">
            <text:p>0.174798</text:p>
          </table:table-cell>
          <table:table-cell office:value-type="float" office:value="1" calcext:value-type="float">
            <text:p>1</text:p>
          </table:table-cell>
          <table:table-cell office:value-type="float" office:value="0.591267" calcext:value-type="float">
            <text:p>0.591267</text:p>
          </table:table-cell>
        </table:table-row>
        <table:table-row table:style-name="ro1">
          <table:table-cell office:value-type="float" office:value="17.7201" calcext:value-type="float">
            <text:p>17.7201</text:p>
          </table:table-cell>
          <table:table-cell office:value-type="float" office:value="0.817541" calcext:value-type="float">
            <text:p>0.817541</text:p>
          </table:table-cell>
          <table:table-cell office:value-type="float" office:value="0.182459" calcext:value-type="float">
            <text:p>0.182459</text:p>
          </table:table-cell>
          <table:table-cell office:value-type="float" office:value="1" calcext:value-type="float">
            <text:p>1</text:p>
          </table:table-cell>
          <table:table-cell office:value-type="float" office:value="0.604084" calcext:value-type="float">
            <text:p>0.604084</text:p>
          </table:table-cell>
        </table:table-row>
        <table:table-row table:style-name="ro1">
          <table:table-cell office:value-type="float" office:value="17.7301" calcext:value-type="float">
            <text:p>17.7301</text:p>
          </table:table-cell>
          <table:table-cell office:value-type="float" office:value="0.809754" calcext:value-type="float">
            <text:p>0.809754</text:p>
          </table:table-cell>
          <table:table-cell office:value-type="float" office:value="0.190246" calcext:value-type="float">
            <text:p>0.190246</text:p>
          </table:table-cell>
          <table:table-cell office:value-type="float" office:value="1" calcext:value-type="float">
            <text:p>1</text:p>
          </table:table-cell>
          <table:table-cell office:value-type="float" office:value="0.616841" calcext:value-type="float">
            <text:p>0.616841</text:p>
          </table:table-cell>
        </table:table-row>
        <table:table-row table:style-name="ro1">
          <table:table-cell office:value-type="float" office:value="17.7401" calcext:value-type="float">
            <text:p>17.7401</text:p>
          </table:table-cell>
          <table:table-cell office:value-type="float" office:value="0.801843" calcext:value-type="float">
            <text:p>0.801843</text:p>
          </table:table-cell>
          <table:table-cell office:value-type="float" office:value="0.198157" calcext:value-type="float">
            <text:p>0.198157</text:p>
          </table:table-cell>
          <table:table-cell office:value-type="float" office:value="1" calcext:value-type="float">
            <text:p>1</text:p>
          </table:table-cell>
          <table:table-cell office:value-type="float" office:value="0.629535" calcext:value-type="float">
            <text:p>0.629535</text:p>
          </table:table-cell>
        </table:table-row>
        <table:table-row table:style-name="ro1">
          <table:table-cell office:value-type="float" office:value="17.7501" calcext:value-type="float">
            <text:p>17.7501</text:p>
          </table:table-cell>
          <table:table-cell office:value-type="float" office:value="0.79381" calcext:value-type="float">
            <text:p>0.79381</text:p>
          </table:table-cell>
          <table:table-cell office:value-type="float" office:value="0.20619" calcext:value-type="float">
            <text:p>0.20619</text:p>
          </table:table-cell>
          <table:table-cell office:value-type="float" office:value="1" calcext:value-type="float">
            <text:p>1</text:p>
          </table:table-cell>
          <table:table-cell office:value-type="float" office:value="0.642167" calcext:value-type="float">
            <text:p>0.642167</text:p>
          </table:table-cell>
        </table:table-row>
        <table:table-row table:style-name="ro1">
          <table:table-cell office:value-type="float" office:value="17.7601" calcext:value-type="float">
            <text:p>17.7601</text:p>
          </table:table-cell>
          <table:table-cell office:value-type="float" office:value="0.785661" calcext:value-type="float">
            <text:p>0.785661</text:p>
          </table:table-cell>
          <table:table-cell office:value-type="float" office:value="0.214339" calcext:value-type="float">
            <text:p>0.214339</text:p>
          </table:table-cell>
          <table:table-cell office:value-type="float" office:value="1" calcext:value-type="float">
            <text:p>1</text:p>
          </table:table-cell>
          <table:table-cell office:value-type="float" office:value="0.654735" calcext:value-type="float">
            <text:p>0.654735</text:p>
          </table:table-cell>
        </table:table-row>
        <table:table-row table:style-name="ro1">
          <table:table-cell office:value-type="float" office:value="17.7701" calcext:value-type="float">
            <text:p>17.7701</text:p>
          </table:table-cell>
          <table:table-cell office:value-type="float" office:value="0.777397" calcext:value-type="float">
            <text:p>0.777397</text:p>
          </table:table-cell>
          <table:table-cell office:value-type="float" office:value="0.222603" calcext:value-type="float">
            <text:p>0.222603</text:p>
          </table:table-cell>
          <table:table-cell office:value-type="float" office:value="1" calcext:value-type="float">
            <text:p>1</text:p>
          </table:table-cell>
          <table:table-cell office:value-type="float" office:value="0.667237" calcext:value-type="float">
            <text:p>0.667237</text:p>
          </table:table-cell>
        </table:table-row>
        <table:table-row table:style-name="ro1">
          <table:table-cell office:value-type="float" office:value="17.7801" calcext:value-type="float">
            <text:p>17.7801</text:p>
          </table:table-cell>
          <table:table-cell office:value-type="float" office:value="0.769022" calcext:value-type="float">
            <text:p>0.769022</text:p>
          </table:table-cell>
          <table:table-cell office:value-type="float" office:value="0.230978" calcext:value-type="float">
            <text:p>0.230978</text:p>
          </table:table-cell>
          <table:table-cell office:value-type="float" office:value="1" calcext:value-type="float">
            <text:p>1</text:p>
          </table:table-cell>
          <table:table-cell office:value-type="float" office:value="0.679673" calcext:value-type="float">
            <text:p>0.679673</text:p>
          </table:table-cell>
        </table:table-row>
        <table:table-row table:style-name="ro1">
          <table:table-cell office:value-type="float" office:value="17.7901" calcext:value-type="float">
            <text:p>17.7901</text:p>
          </table:table-cell>
          <table:table-cell office:value-type="float" office:value="0.76054" calcext:value-type="float">
            <text:p>0.76054</text:p>
          </table:table-cell>
          <table:table-cell office:value-type="float" office:value="0.23946" calcext:value-type="float">
            <text:p>0.23946</text:p>
          </table:table-cell>
          <table:table-cell office:value-type="float" office:value="1" calcext:value-type="float">
            <text:p>1</text:p>
          </table:table-cell>
          <table:table-cell office:value-type="float" office:value="0.692041" calcext:value-type="float">
            <text:p>0.692041</text:p>
          </table:table-cell>
        </table:table-row>
        <table:table-row table:style-name="ro1">
          <table:table-cell office:value-type="float" office:value="17.8001" calcext:value-type="float">
            <text:p>17.8001</text:p>
          </table:table-cell>
          <table:table-cell office:value-type="float" office:value="0.751953" calcext:value-type="float">
            <text:p>0.751953</text:p>
          </table:table-cell>
          <table:table-cell office:value-type="float" office:value="0.248047" calcext:value-type="float">
            <text:p>0.248047</text:p>
          </table:table-cell>
          <table:table-cell office:value-type="float" office:value="1" calcext:value-type="float">
            <text:p>1</text:p>
          </table:table-cell>
          <table:table-cell office:value-type="float" office:value="0.704339" calcext:value-type="float">
            <text:p>0.704339</text:p>
          </table:table-cell>
        </table:table-row>
        <table:table-row table:style-name="ro1">
          <table:table-cell office:value-type="float" office:value="17.8101" calcext:value-type="float">
            <text:p>17.8101</text:p>
          </table:table-cell>
          <table:table-cell office:value-type="float" office:value="0.743266" calcext:value-type="float">
            <text:p>0.743266</text:p>
          </table:table-cell>
          <table:table-cell office:value-type="float" office:value="0.256734" calcext:value-type="float">
            <text:p>0.256734</text:p>
          </table:table-cell>
          <table:table-cell office:value-type="float" office:value="1" calcext:value-type="float">
            <text:p>1</text:p>
          </table:table-cell>
          <table:table-cell office:value-type="float" office:value="0.716567" calcext:value-type="float">
            <text:p>0.716567</text:p>
          </table:table-cell>
        </table:table-row>
        <table:table-row table:style-name="ro1">
          <table:table-cell office:value-type="float" office:value="17.8201" calcext:value-type="float">
            <text:p>17.8201</text:p>
          </table:table-cell>
          <table:table-cell office:value-type="float" office:value="0.734481" calcext:value-type="float">
            <text:p>0.734481</text:p>
          </table:table-cell>
          <table:table-cell office:value-type="float" office:value="0.265519" calcext:value-type="float">
            <text:p>0.265519</text:p>
          </table:table-cell>
          <table:table-cell office:value-type="float" office:value="1" calcext:value-type="float">
            <text:p>1</text:p>
          </table:table-cell>
          <table:table-cell office:value-type="float" office:value="0.728723" calcext:value-type="float">
            <text:p>0.728723</text:p>
          </table:table-cell>
        </table:table-row>
        <table:table-row table:style-name="ro1">
          <table:table-cell office:value-type="float" office:value="17.8301" calcext:value-type="float">
            <text:p>17.8301</text:p>
          </table:table-cell>
          <table:table-cell office:value-type="float" office:value="0.725603" calcext:value-type="float">
            <text:p>0.725603</text:p>
          </table:table-cell>
          <table:table-cell office:value-type="float" office:value="0.274397" calcext:value-type="float">
            <text:p>0.274397</text:p>
          </table:table-cell>
          <table:table-cell office:value-type="float" office:value="1" calcext:value-type="float">
            <text:p>1</text:p>
          </table:table-cell>
          <table:table-cell office:value-type="float" office:value="0.740807" calcext:value-type="float">
            <text:p>0.740807</text:p>
          </table:table-cell>
        </table:table-row>
        <table:table-row table:style-name="ro1">
          <table:table-cell office:value-type="float" office:value="17.8401" calcext:value-type="float">
            <text:p>17.8401</text:p>
          </table:table-cell>
          <table:table-cell office:value-type="float" office:value="0.716634" calcext:value-type="float">
            <text:p>0.716634</text:p>
          </table:table-cell>
          <table:table-cell office:value-type="float" office:value="0.283366" calcext:value-type="float">
            <text:p>0.283366</text:p>
          </table:table-cell>
          <table:table-cell office:value-type="float" office:value="1" calcext:value-type="float">
            <text:p>1</text:p>
          </table:table-cell>
          <table:table-cell office:value-type="float" office:value="0.752816" calcext:value-type="float">
            <text:p>0.752816</text:p>
          </table:table-cell>
        </table:table-row>
        <table:table-row table:style-name="ro1">
          <table:table-cell office:value-type="float" office:value="17.8501" calcext:value-type="float">
            <text:p>17.8501</text:p>
          </table:table-cell>
          <table:table-cell office:value-type="float" office:value="0.707579" calcext:value-type="float">
            <text:p>0.707579</text:p>
          </table:table-cell>
          <table:table-cell office:value-type="float" office:value="0.292421" calcext:value-type="float">
            <text:p>0.292421</text:p>
          </table:table-cell>
          <table:table-cell office:value-type="float" office:value="1" calcext:value-type="float">
            <text:p>1</text:p>
          </table:table-cell>
          <table:table-cell office:value-type="float" office:value="0.76475" calcext:value-type="float">
            <text:p>0.76475</text:p>
          </table:table-cell>
        </table:table-row>
        <table:table-row table:style-name="ro1">
          <table:table-cell office:value-type="float" office:value="17.8601" calcext:value-type="float">
            <text:p>17.8601</text:p>
          </table:table-cell>
          <table:table-cell office:value-type="float" office:value="0.69844" calcext:value-type="float">
            <text:p>0.69844</text:p>
          </table:table-cell>
          <table:table-cell office:value-type="float" office:value="0.30156" calcext:value-type="float">
            <text:p>0.30156</text:p>
          </table:table-cell>
          <table:table-cell office:value-type="float" office:value="1" calcext:value-type="float">
            <text:p>1</text:p>
          </table:table-cell>
          <table:table-cell office:value-type="float" office:value="0.776608" calcext:value-type="float">
            <text:p>0.776608</text:p>
          </table:table-cell>
        </table:table-row>
        <table:table-row table:style-name="ro1">
          <table:table-cell office:value-type="float" office:value="17.8701" calcext:value-type="float">
            <text:p>17.8701</text:p>
          </table:table-cell>
          <table:table-cell office:value-type="float" office:value="0.689222" calcext:value-type="float">
            <text:p>0.689222</text:p>
          </table:table-cell>
          <table:table-cell office:value-type="float" office:value="0.310778" calcext:value-type="float">
            <text:p>0.310778</text:p>
          </table:table-cell>
          <table:table-cell office:value-type="float" office:value="1" calcext:value-type="float">
            <text:p>1</text:p>
          </table:table-cell>
          <table:table-cell office:value-type="float" office:value="0.788388" calcext:value-type="float">
            <text:p>0.788388</text:p>
          </table:table-cell>
        </table:table-row>
        <table:table-row table:style-name="ro1">
          <table:table-cell office:value-type="float" office:value="17.8801" calcext:value-type="float">
            <text:p>17.8801</text:p>
          </table:table-cell>
          <table:table-cell office:value-type="float" office:value="0.679929" calcext:value-type="float">
            <text:p>0.679929</text:p>
          </table:table-cell>
          <table:table-cell office:value-type="float" office:value="0.320071" calcext:value-type="float">
            <text:p>0.320071</text:p>
          </table:table-cell>
          <table:table-cell office:value-type="float" office:value="1" calcext:value-type="float">
            <text:p>1</text:p>
          </table:table-cell>
          <table:table-cell office:value-type="float" office:value="0.800089" calcext:value-type="float">
            <text:p>0.800089</text:p>
          </table:table-cell>
        </table:table-row>
        <table:table-row table:style-name="ro1">
          <table:table-cell office:value-type="float" office:value="17.8901" calcext:value-type="float">
            <text:p>17.8901</text:p>
          </table:table-cell>
          <table:table-cell office:value-type="float" office:value="0.670563" calcext:value-type="float">
            <text:p>0.670563</text:p>
          </table:table-cell>
          <table:table-cell office:value-type="float" office:value="0.329437" calcext:value-type="float">
            <text:p>0.329437</text:p>
          </table:table-cell>
          <table:table-cell office:value-type="float" office:value="1" calcext:value-type="float">
            <text:p>1</text:p>
          </table:table-cell>
          <table:table-cell office:value-type="float" office:value="0.81171" calcext:value-type="float">
            <text:p>0.81171</text:p>
          </table:table-cell>
        </table:table-row>
        <table:table-row table:style-name="ro1">
          <table:table-cell office:value-type="float" office:value="17.9001" calcext:value-type="float">
            <text:p>17.9001</text:p>
          </table:table-cell>
          <table:table-cell office:value-type="float" office:value="0.66113" calcext:value-type="float">
            <text:p>0.66113</text:p>
          </table:table-cell>
          <table:table-cell office:value-type="float" office:value="0.33887" calcext:value-type="float">
            <text:p>0.33887</text:p>
          </table:table-cell>
          <table:table-cell office:value-type="float" office:value="1" calcext:value-type="float">
            <text:p>1</text:p>
          </table:table-cell>
          <table:table-cell office:value-type="float" office:value="0.82325" calcext:value-type="float">
            <text:p>0.82325</text:p>
          </table:table-cell>
        </table:table-row>
        <table:table-row table:style-name="ro1">
          <table:table-cell office:value-type="float" office:value="17.9101" calcext:value-type="float">
            <text:p>17.9101</text:p>
          </table:table-cell>
          <table:table-cell office:value-type="float" office:value="0.651632" calcext:value-type="float">
            <text:p>0.651632</text:p>
          </table:table-cell>
          <table:table-cell office:value-type="float" office:value="0.348368" calcext:value-type="float">
            <text:p>0.348368</text:p>
          </table:table-cell>
          <table:table-cell office:value-type="float" office:value="1" calcext:value-type="float">
            <text:p>1</text:p>
          </table:table-cell>
          <table:table-cell office:value-type="float" office:value="0.834707" calcext:value-type="float">
            <text:p>0.834707</text:p>
          </table:table-cell>
        </table:table-row>
        <table:table-row table:style-name="ro1">
          <table:table-cell office:value-type="float" office:value="17.9201" calcext:value-type="float">
            <text:p>17.9201</text:p>
          </table:table-cell>
          <table:table-cell office:value-type="float" office:value="0.642073" calcext:value-type="float">
            <text:p>0.642073</text:p>
          </table:table-cell>
          <table:table-cell office:value-type="float" office:value="0.357927" calcext:value-type="float">
            <text:p>0.357927</text:p>
          </table:table-cell>
          <table:table-cell office:value-type="float" office:value="1" calcext:value-type="float">
            <text:p>1</text:p>
          </table:table-cell>
          <table:table-cell office:value-type="float" office:value="0.846082" calcext:value-type="float">
            <text:p>0.846082</text:p>
          </table:table-cell>
        </table:table-row>
        <table:table-row table:style-name="ro1">
          <table:table-cell office:value-type="float" office:value="17.9301" calcext:value-type="float">
            <text:p>17.9301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367543" calcext:value-type="float">
            <text:p>0.367543</text:p>
          </table:table-cell>
          <table:table-cell office:value-type="float" office:value="1" calcext:value-type="float">
            <text:p>1</text:p>
          </table:table-cell>
          <table:table-cell office:value-type="float" office:value="0.857371" calcext:value-type="float">
            <text:p>0.857371</text:p>
          </table:table-cell>
        </table:table-row>
        <table:table-row table:style-name="ro1">
          <table:table-cell office:value-type="float" office:value="17.9401" calcext:value-type="float">
            <text:p>17.9401</text:p>
          </table:table-cell>
          <table:table-cell office:value-type="float" office:value="0.622789" calcext:value-type="float">
            <text:p>0.622789</text:p>
          </table:table-cell>
          <table:table-cell office:value-type="float" office:value="0.377211" calcext:value-type="float">
            <text:p>0.377211</text:p>
          </table:table-cell>
          <table:table-cell office:value-type="float" office:value="1" calcext:value-type="float">
            <text:p>1</text:p>
          </table:table-cell>
          <table:table-cell office:value-type="float" office:value="0.868575" calcext:value-type="float">
            <text:p>0.868575</text:p>
          </table:table-cell>
        </table:table-row>
        <table:table-row table:style-name="ro1">
          <table:table-cell office:value-type="float" office:value="17.9501" calcext:value-type="float">
            <text:p>17.9501</text:p>
          </table:table-cell>
          <table:table-cell office:value-type="float" office:value="0.613071" calcext:value-type="float">
            <text:p>0.613071</text:p>
          </table:table-cell>
          <table:table-cell office:value-type="float" office:value="0.386929" calcext:value-type="float">
            <text:p>0.386929</text:p>
          </table:table-cell>
          <table:table-cell office:value-type="float" office:value="1" calcext:value-type="float">
            <text:p>1</text:p>
          </table:table-cell>
          <table:table-cell office:value-type="float" office:value="0.879692" calcext:value-type="float">
            <text:p>0.879692</text:p>
          </table:table-cell>
        </table:table-row>
        <table:table-row table:style-name="ro1">
          <table:table-cell office:value-type="float" office:value="17.9601" calcext:value-type="float">
            <text:p>17.9601</text:p>
          </table:table-cell>
          <table:table-cell office:value-type="float" office:value="0.603308" calcext:value-type="float">
            <text:p>0.603308</text:p>
          </table:table-cell>
          <table:table-cell office:value-type="float" office:value="0.396692" calcext:value-type="float">
            <text:p>0.396692</text:p>
          </table:table-cell>
          <table:table-cell office:value-type="float" office:value="1" calcext:value-type="float">
            <text:p>1</text:p>
          </table:table-cell>
          <table:table-cell office:value-type="float" office:value="0.890721" calcext:value-type="float">
            <text:p>0.890721</text:p>
          </table:table-cell>
        </table:table-row>
        <table:table-row table:style-name="ro1">
          <table:table-cell office:value-type="float" office:value="17.9701" calcext:value-type="float">
            <text:p>17.9701</text:p>
          </table:table-cell>
          <table:table-cell office:value-type="float" office:value="0.593504" calcext:value-type="float">
            <text:p>0.593504</text:p>
          </table:table-cell>
          <table:table-cell office:value-type="float" office:value="0.406496" calcext:value-type="float">
            <text:p>0.406496</text:p>
          </table:table-cell>
          <table:table-cell office:value-type="float" office:value="1" calcext:value-type="float">
            <text:p>1</text:p>
          </table:table-cell>
          <table:table-cell office:value-type="float" office:value="0.901661" calcext:value-type="float">
            <text:p>0.901661</text:p>
          </table:table-cell>
        </table:table-row>
        <table:table-row table:style-name="ro1">
          <table:table-cell office:value-type="float" office:value="17.9801" calcext:value-type="float">
            <text:p>17.9801</text:p>
          </table:table-cell>
          <table:table-cell office:value-type="float" office:value="0.583662" calcext:value-type="float">
            <text:p>0.583662</text:p>
          </table:table-cell>
          <table:table-cell office:value-type="float" office:value="0.416338" calcext:value-type="float">
            <text:p>0.416338</text:p>
          </table:table-cell>
          <table:table-cell office:value-type="float" office:value="1" calcext:value-type="float">
            <text:p>1</text:p>
          </table:table-cell>
          <table:table-cell office:value-type="float" office:value="0.91251" calcext:value-type="float">
            <text:p>0.91251</text:p>
          </table:table-cell>
        </table:table-row>
        <table:table-row table:style-name="ro1">
          <table:table-cell office:value-type="float" office:value="17.9901" calcext:value-type="float">
            <text:p>17.9901</text:p>
          </table:table-cell>
          <table:table-cell office:value-type="float" office:value="0.573787" calcext:value-type="float">
            <text:p>0.573787</text:p>
          </table:table-cell>
          <table:table-cell office:value-type="float" office:value="0.426213" calcext:value-type="float">
            <text:p>0.426213</text:p>
          </table:table-cell>
          <table:table-cell office:value-type="float" office:value="1" calcext:value-type="float">
            <text:p>1</text:p>
          </table:table-cell>
          <table:table-cell office:value-type="float" office:value="0.923269" calcext:value-type="float">
            <text:p>0.923269</text:p>
          </table:table-cell>
        </table:table-row>
        <table:table-row table:style-name="ro1">
          <table:table-cell office:value-type="float" office:value="18.0001" calcext:value-type="float">
            <text:p>18.0001</text:p>
          </table:table-cell>
          <table:table-cell office:value-type="float" office:value="0.563883" calcext:value-type="float">
            <text:p>0.563883</text:p>
          </table:table-cell>
          <table:table-cell office:value-type="float" office:value="0.436117" calcext:value-type="float">
            <text:p>0.436117</text:p>
          </table:table-cell>
          <table:table-cell office:value-type="float" office:value="1" calcext:value-type="float">
            <text:p>1</text:p>
          </table:table-cell>
          <table:table-cell office:value-type="float" office:value="0.933935" calcext:value-type="float">
            <text:p>0.933935</text:p>
          </table:table-cell>
        </table:table-row>
        <table:table-row table:style-name="ro1">
          <table:table-cell office:value-type="float" office:value="18.0101" calcext:value-type="float">
            <text:p>18.0101</text:p>
          </table:table-cell>
          <table:table-cell office:value-type="float" office:value="0.553953" calcext:value-type="float">
            <text:p>0.553953</text:p>
          </table:table-cell>
          <table:table-cell office:value-type="float" office:value="0.446048" calcext:value-type="float">
            <text:p>0.446048</text:p>
          </table:table-cell>
          <table:table-cell office:value-type="float" office:value="1" calcext:value-type="float">
            <text:p>1</text:p>
          </table:table-cell>
          <table:table-cell office:value-type="float" office:value="0.944508" calcext:value-type="float">
            <text:p>0.944508</text:p>
          </table:table-cell>
        </table:table-row>
        <table:table-row table:style-name="ro1">
          <table:table-cell office:value-type="float" office:value="18.0201" calcext:value-type="float">
            <text:p>18.0201</text:p>
          </table:table-cell>
          <table:table-cell office:value-type="float" office:value="0.544001" calcext:value-type="float">
            <text:p>0.544001</text:p>
          </table:table-cell>
          <table:table-cell office:value-type="float" office:value="0.455999" calcext:value-type="float">
            <text:p>0.455999</text:p>
          </table:table-cell>
          <table:table-cell office:value-type="float" office:value="1" calcext:value-type="float">
            <text:p>1</text:p>
          </table:table-cell>
          <table:table-cell office:value-type="float" office:value="0.954986" calcext:value-type="float">
            <text:p>0.954986</text:p>
          </table:table-cell>
        </table:table-row>
        <table:table-row table:style-name="ro1">
          <table:table-cell office:value-type="float" office:value="18.0301" calcext:value-type="float">
            <text:p>18.0301</text:p>
          </table:table-cell>
          <table:table-cell office:value-type="float" office:value="0.534031" calcext:value-type="float">
            <text:p>0.534031</text:p>
          </table:table-cell>
          <table:table-cell office:value-type="float" office:value="0.465969" calcext:value-type="float">
            <text:p>0.465969</text:p>
          </table:table-cell>
          <table:table-cell office:value-type="float" office:value="1" calcext:value-type="float">
            <text:p>1</text:p>
          </table:table-cell>
          <table:table-cell office:value-type="float" office:value="0.965369" calcext:value-type="float">
            <text:p>0.965369</text:p>
          </table:table-cell>
        </table:table-row>
        <table:table-row table:style-name="ro1">
          <table:table-cell office:value-type="float" office:value="18.0401" calcext:value-type="float">
            <text:p>18.0401</text:p>
          </table:table-cell>
          <table:table-cell office:value-type="float" office:value="0.524048" calcext:value-type="float">
            <text:p>0.524048</text:p>
          </table:table-cell>
          <table:table-cell office:value-type="float" office:value="0.475952" calcext:value-type="float">
            <text:p>0.475952</text:p>
          </table:table-cell>
          <table:table-cell office:value-type="float" office:value="1" calcext:value-type="float">
            <text:p>1</text:p>
          </table:table-cell>
          <table:table-cell office:value-type="float" office:value="0.975655" calcext:value-type="float">
            <text:p>0.975655</text:p>
          </table:table-cell>
        </table:table-row>
        <table:table-row table:style-name="ro1">
          <table:table-cell office:value-type="float" office:value="18.0501" calcext:value-type="float">
            <text:p>18.0501</text:p>
          </table:table-cell>
          <table:table-cell office:value-type="float" office:value="0.514056" calcext:value-type="float">
            <text:p>0.514056</text:p>
          </table:table-cell>
          <table:table-cell office:value-type="float" office:value="0.485944" calcext:value-type="float">
            <text:p>0.485944</text:p>
          </table:table-cell>
          <table:table-cell office:value-type="float" office:value="1" calcext:value-type="float">
            <text:p>1</text:p>
          </table:table-cell>
          <table:table-cell office:value-type="float" office:value="0.985844" calcext:value-type="float">
            <text:p>0.985844</text:p>
          </table:table-cell>
        </table:table-row>
        <table:table-row table:style-name="ro1">
          <table:table-cell office:value-type="float" office:value="18.0601" calcext:value-type="float">
            <text:p>18.0601</text:p>
          </table:table-cell>
          <table:table-cell office:value-type="float" office:value="0.504058" calcext:value-type="float">
            <text:p>0.504058</text:p>
          </table:table-cell>
          <table:table-cell office:value-type="float" office:value="0.495942" calcext:value-type="float">
            <text:p>0.495942</text:p>
          </table:table-cell>
          <table:table-cell office:value-type="float" office:value="1" calcext:value-type="float">
            <text:p>1</text:p>
          </table:table-cell>
          <table:table-cell office:value-type="float" office:value="0.995934" calcext:value-type="float">
            <text:p>0.995934</text:p>
          </table:table-cell>
        </table:table-row>
        <table:table-row table:style-name="ro1">
          <table:table-cell office:value-type="float" office:value="18.0701" calcext:value-type="float">
            <text:p>18.0701</text:p>
          </table:table-cell>
          <table:table-cell office:value-type="float" office:value="0.494058" calcext:value-type="float">
            <text:p>0.494058</text:p>
          </table:table-cell>
          <table:table-cell office:value-type="float" office:value="0.505942" calcext:value-type="float">
            <text:p>0.505942</text:p>
          </table:table-cell>
          <table:table-cell office:value-type="float" office:value="1" calcext:value-type="float">
            <text:p>1</text:p>
          </table:table-cell>
          <table:table-cell office:value-type="float" office:value="1.00592" calcext:value-type="float">
            <text:p>1.00592</text:p>
          </table:table-cell>
        </table:table-row>
        <table:table-row table:style-name="ro1">
          <table:table-cell office:value-type="float" office:value="18.0801" calcext:value-type="float">
            <text:p>18.0801</text:p>
          </table:table-cell>
          <table:table-cell office:value-type="float" office:value="0.48406" calcext:value-type="float">
            <text:p>0.48406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1" calcext:value-type="float">
            <text:p>1</text:p>
          </table:table-cell>
          <table:table-cell office:value-type="float" office:value="1.01581" calcext:value-type="float">
            <text:p>1.01581</text:p>
          </table:table-cell>
        </table:table-row>
        <table:table-row table:style-name="ro1">
          <table:table-cell office:value-type="float" office:value="18.0901" calcext:value-type="float">
            <text:p>18.0901</text:p>
          </table:table-cell>
          <table:table-cell office:value-type="float" office:value="0.474069" calcext:value-type="float">
            <text:p>0.474069</text:p>
          </table:table-cell>
          <table:table-cell office:value-type="float" office:value="0.525931" calcext:value-type="float">
            <text:p>0.525931</text:p>
          </table:table-cell>
          <table:table-cell office:value-type="float" office:value="1" calcext:value-type="float">
            <text:p>1</text:p>
          </table:table-cell>
          <table:table-cell office:value-type="float" office:value="1.0256" calcext:value-type="float">
            <text:p>1.0256</text:p>
          </table:table-cell>
        </table:table-row>
        <table:table-row table:style-name="ro1">
          <table:table-cell office:value-type="float" office:value="18.1001" calcext:value-type="float">
            <text:p>18.1001</text:p>
          </table:table-cell>
          <table:table-cell office:value-type="float" office:value="0.464089" calcext:value-type="float">
            <text:p>0.464089</text:p>
          </table:table-cell>
          <table:table-cell office:value-type="float" office:value="0.535911" calcext:value-type="float">
            <text:p>0.535911</text:p>
          </table:table-cell>
          <table:table-cell office:value-type="float" office:value="1" calcext:value-type="float">
            <text:p>1</text:p>
          </table:table-cell>
          <table:table-cell office:value-type="float" office:value="1.03529" calcext:value-type="float">
            <text:p>1.03529</text:p>
          </table:table-cell>
        </table:table-row>
        <table:table-row table:style-name="ro1">
          <table:table-cell office:value-type="float" office:value="18.1101" calcext:value-type="float">
            <text:p>18.1101</text:p>
          </table:table-cell>
          <table:table-cell office:value-type="float" office:value="0.454122" calcext:value-type="float">
            <text:p>0.454122</text:p>
          </table:table-cell>
          <table:table-cell office:value-type="float" office:value="0.545878" calcext:value-type="float">
            <text:p>0.545878</text:p>
          </table:table-cell>
          <table:table-cell office:value-type="float" office:value="1" calcext:value-type="float">
            <text:p>1</text:p>
          </table:table-cell>
          <table:table-cell office:value-type="float" office:value="1.04487" calcext:value-type="float">
            <text:p>1.04487</text:p>
          </table:table-cell>
        </table:table-row>
        <table:table-row table:style-name="ro1">
          <table:table-cell office:value-type="float" office:value="18.1201" calcext:value-type="float">
            <text:p>18.1201</text:p>
          </table:table-cell>
          <table:table-cell office:value-type="float" office:value="0.444174" calcext:value-type="float">
            <text:p>0.444174</text:p>
          </table:table-cell>
          <table:table-cell office:value-type="float" office:value="0.555826" calcext:value-type="float">
            <text:p>0.555826</text:p>
          </table:table-cell>
          <table:table-cell office:value-type="float" office:value="1" calcext:value-type="float">
            <text:p>1</text:p>
          </table:table-cell>
          <table:table-cell office:value-type="float" office:value="1.05435" calcext:value-type="float">
            <text:p>1.05435</text:p>
          </table:table-cell>
        </table:table-row>
        <table:table-row table:style-name="ro1">
          <table:table-cell office:value-type="float" office:value="18.1301" calcext:value-type="float">
            <text:p>18.1301</text:p>
          </table:table-cell>
          <table:table-cell office:value-type="float" office:value="0.434249" calcext:value-type="float">
            <text:p>0.434249</text:p>
          </table:table-cell>
          <table:table-cell office:value-type="float" office:value="0.565751" calcext:value-type="float">
            <text:p>0.565751</text:p>
          </table:table-cell>
          <table:table-cell office:value-type="float" office:value="1" calcext:value-type="float">
            <text:p>1</text:p>
          </table:table-cell>
          <table:table-cell office:value-type="float" office:value="1.06372" calcext:value-type="float">
            <text:p>1.06372</text:p>
          </table:table-cell>
        </table:table-row>
        <table:table-row table:style-name="ro1">
          <table:table-cell office:value-type="float" office:value="18.1401" calcext:value-type="float">
            <text:p>18.1401</text:p>
          </table:table-cell>
          <table:table-cell office:value-type="float" office:value="0.424349" calcext:value-type="float">
            <text:p>0.424349</text:p>
          </table:table-cell>
          <table:table-cell office:value-type="float" office:value="0.575651" calcext:value-type="float">
            <text:p>0.575651</text:p>
          </table:table-cell>
          <table:table-cell office:value-type="float" office:value="1" calcext:value-type="float">
            <text:p>1</text:p>
          </table:table-cell>
          <table:table-cell office:value-type="float" office:value="1.07299" calcext:value-type="float">
            <text:p>1.07299</text:p>
          </table:table-cell>
        </table:table-row>
        <table:table-row table:style-name="ro1">
          <table:table-cell office:value-type="float" office:value="18.1501" calcext:value-type="float">
            <text:p>18.1501</text:p>
          </table:table-cell>
          <table:table-cell office:value-type="float" office:value="0.41448" calcext:value-type="float">
            <text:p>0.41448</text:p>
          </table:table-cell>
          <table:table-cell office:value-type="float" office:value="0.58552" calcext:value-type="float">
            <text:p>0.58552</text:p>
          </table:table-cell>
          <table:table-cell office:value-type="float" office:value="1" calcext:value-type="float">
            <text:p>1</text:p>
          </table:table-cell>
          <table:table-cell office:value-type="float" office:value="1.08215" calcext:value-type="float">
            <text:p>1.08215</text:p>
          </table:table-cell>
        </table:table-row>
        <table:table-row table:style-name="ro1">
          <table:table-cell office:value-type="float" office:value="18.1601" calcext:value-type="float">
            <text:p>18.1601</text:p>
          </table:table-cell>
          <table:table-cell office:value-type="float" office:value="0.404645" calcext:value-type="float">
            <text:p>0.404645</text:p>
          </table:table-cell>
          <table:table-cell office:value-type="float" office:value="0.595355" calcext:value-type="float">
            <text:p>0.595355</text:p>
          </table:table-cell>
          <table:table-cell office:value-type="float" office:value="1" calcext:value-type="float">
            <text:p>1</text:p>
          </table:table-cell>
          <table:table-cell office:value-type="float" office:value="1.0912" calcext:value-type="float">
            <text:p>1.0912</text:p>
          </table:table-cell>
        </table:table-row>
        <table:table-row table:style-name="ro1">
          <table:table-cell office:value-type="float" office:value="18.1701" calcext:value-type="float">
            <text:p>18.1701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605151" calcext:value-type="float">
            <text:p>0.605151</text:p>
          </table:table-cell>
          <table:table-cell office:value-type="float" office:value="1" calcext:value-type="float">
            <text:p>1</text:p>
          </table:table-cell>
          <table:table-cell office:value-type="float" office:value="1.10014" calcext:value-type="float">
            <text:p>1.10014</text:p>
          </table:table-cell>
        </table:table-row>
        <table:table-row table:style-name="ro1">
          <table:table-cell office:value-type="float" office:value="18.1801" calcext:value-type="float">
            <text:p>18.1801</text:p>
          </table:table-cell>
          <table:table-cell office:value-type="float" office:value="0.385094" calcext:value-type="float">
            <text:p>0.385094</text:p>
          </table:table-cell>
          <table:table-cell office:value-type="float" office:value="0.614906" calcext:value-type="float">
            <text:p>0.614906</text:p>
          </table:table-cell>
          <table:table-cell office:value-type="float" office:value="1" calcext:value-type="float">
            <text:p>1</text:p>
          </table:table-cell>
          <table:table-cell office:value-type="float" office:value="1.10897" calcext:value-type="float">
            <text:p>1.10897</text:p>
          </table:table-cell>
        </table:table-row>
        <table:table-row table:style-name="ro1">
          <table:table-cell office:value-type="float" office:value="18.1901" calcext:value-type="float">
            <text:p>18.1901</text:p>
          </table:table-cell>
          <table:table-cell office:value-type="float" office:value="0.375385" calcext:value-type="float">
            <text:p>0.375385</text:p>
          </table:table-cell>
          <table:table-cell office:value-type="float" office:value="0.624615" calcext:value-type="float">
            <text:p>0.624615</text:p>
          </table:table-cell>
          <table:table-cell office:value-type="float" office:value="1" calcext:value-type="float">
            <text:p>1</text:p>
          </table:table-cell>
          <table:table-cell office:value-type="float" office:value="1.11769" calcext:value-type="float">
            <text:p>1.11769</text:p>
          </table:table-cell>
        </table:table-row>
        <table:table-row table:style-name="ro1">
          <table:table-cell office:value-type="float" office:value="18.2001" calcext:value-type="float">
            <text:p>18.2001</text:p>
          </table:table-cell>
          <table:table-cell office:value-type="float" office:value="0.365726" calcext:value-type="float">
            <text:p>0.365726</text:p>
          </table:table-cell>
          <table:table-cell office:value-type="float" office:value="0.634274" calcext:value-type="float">
            <text:p>0.634274</text:p>
          </table:table-cell>
          <table:table-cell office:value-type="float" office:value="1" calcext:value-type="float">
            <text:p>1</text:p>
          </table:table-cell>
          <table:table-cell office:value-type="float" office:value="1.1263" calcext:value-type="float">
            <text:p>1.1263</text:p>
          </table:table-cell>
        </table:table-row>
        <table:table-row table:style-name="ro1">
          <table:table-cell office:value-type="float" office:value="18.2101" calcext:value-type="float">
            <text:p>18.2101</text:p>
          </table:table-cell>
          <table:table-cell office:value-type="float" office:value="0.356121" calcext:value-type="float">
            <text:p>0.356121</text:p>
          </table:table-cell>
          <table:table-cell office:value-type="float" office:value="0.643879" calcext:value-type="float">
            <text:p>0.643879</text:p>
          </table:table-cell>
          <table:table-cell office:value-type="float" office:value="1" calcext:value-type="float">
            <text:p>1</text:p>
          </table:table-cell>
          <table:table-cell office:value-type="float" office:value="1.13479" calcext:value-type="float">
            <text:p>1.13479</text:p>
          </table:table-cell>
        </table:table-row>
        <table:table-row table:style-name="ro1">
          <table:table-cell office:value-type="float" office:value="18.2201" calcext:value-type="float">
            <text:p>18.2201</text:p>
          </table:table-cell>
          <table:table-cell office:value-type="float" office:value="0.346574" calcext:value-type="float">
            <text:p>0.346574</text:p>
          </table:table-cell>
          <table:table-cell office:value-type="float" office:value="0.653426" calcext:value-type="float">
            <text:p>0.653426</text:p>
          </table:table-cell>
          <table:table-cell office:value-type="float" office:value="1" calcext:value-type="float">
            <text:p>1</text:p>
          </table:table-cell>
          <table:table-cell office:value-type="float" office:value="1.14318" calcext:value-type="float">
            <text:p>1.14318</text:p>
          </table:table-cell>
        </table:table-row>
        <table:table-row table:style-name="ro1">
          <table:table-cell office:value-type="float" office:value="18.2301" calcext:value-type="float">
            <text:p>18.2301</text:p>
          </table:table-cell>
          <table:table-cell office:value-type="float" office:value="0.337087" calcext:value-type="float">
            <text:p>0.337087</text:p>
          </table:table-cell>
          <table:table-cell office:value-type="float" office:value="0.662913" calcext:value-type="float">
            <text:p>0.662913</text:p>
          </table:table-cell>
          <table:table-cell office:value-type="float" office:value="1" calcext:value-type="float">
            <text:p>1</text:p>
          </table:table-cell>
          <table:table-cell office:value-type="float" office:value="1.15144" calcext:value-type="float">
            <text:p>1.15144</text:p>
          </table:table-cell>
        </table:table-row>
        <table:table-row table:style-name="ro1">
          <table:table-cell office:value-type="float" office:value="18.2401" calcext:value-type="float">
            <text:p>18.2401</text:p>
          </table:table-cell>
          <table:table-cell office:value-type="float" office:value="0.327666" calcext:value-type="float">
            <text:p>0.327666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1" calcext:value-type="float">
            <text:p>1</text:p>
          </table:table-cell>
          <table:table-cell office:value-type="float" office:value="1.1596" calcext:value-type="float">
            <text:p>1.1596</text:p>
          </table:table-cell>
        </table:table-row>
        <table:table-row table:style-name="ro1">
          <table:table-cell office:value-type="float" office:value="18.2501" calcext:value-type="float">
            <text:p>18.2501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0.681686" calcext:value-type="float">
            <text:p>0.681686</text:p>
          </table:table-cell>
          <table:table-cell office:value-type="float" office:value="1" calcext:value-type="float">
            <text:p>1</text:p>
          </table:table-cell>
          <table:table-cell office:value-type="float" office:value="1.16764" calcext:value-type="float">
            <text:p>1.16764</text:p>
          </table:table-cell>
        </table:table-row>
        <table:table-row table:style-name="ro1">
          <table:table-cell office:value-type="float" office:value="18.2601" calcext:value-type="float">
            <text:p>18.2601</text:p>
          </table:table-cell>
          <table:table-cell office:value-type="float" office:value="0.309035" calcext:value-type="float">
            <text:p>0.309035</text:p>
          </table:table-cell>
          <table:table-cell office:value-type="float" office:value="0.690965" calcext:value-type="float">
            <text:p>0.690965</text:p>
          </table:table-cell>
          <table:table-cell office:value-type="float" office:value="1" calcext:value-type="float">
            <text:p>1</text:p>
          </table:table-cell>
          <table:table-cell office:value-type="float" office:value="1.17556" calcext:value-type="float">
            <text:p>1.17556</text:p>
          </table:table-cell>
        </table:table-row>
        <table:table-row table:style-name="ro1">
          <table:table-cell office:value-type="float" office:value="18.2701" calcext:value-type="float">
            <text:p>18.2701</text:p>
          </table:table-cell>
          <table:table-cell office:value-type="float" office:value="0.299832" calcext:value-type="float">
            <text:p>0.299832</text:p>
          </table:table-cell>
          <table:table-cell office:value-type="float" office:value="0.700168" calcext:value-type="float">
            <text:p>0.700168</text:p>
          </table:table-cell>
          <table:table-cell office:value-type="float" office:value="1" calcext:value-type="float">
            <text:p>1</text:p>
          </table:table-cell>
          <table:table-cell office:value-type="float" office:value="1.18336" calcext:value-type="float">
            <text:p>1.18336</text:p>
          </table:table-cell>
        </table:table-row>
        <table:table-row table:style-name="ro1">
          <table:table-cell office:value-type="float" office:value="18.2801" calcext:value-type="float">
            <text:p>18.2801</text:p>
          </table:table-cell>
          <table:table-cell office:value-type="float" office:value="0.290708" calcext:value-type="float">
            <text:p>0.290708</text:p>
          </table:table-cell>
          <table:table-cell office:value-type="float" office:value="0.709292" calcext:value-type="float">
            <text:p>0.709292</text:p>
          </table:table-cell>
          <table:table-cell office:value-type="float" office:value="1" calcext:value-type="float">
            <text:p>1</text:p>
          </table:table-cell>
          <table:table-cell office:value-type="float" office:value="1.19104" calcext:value-type="float">
            <text:p>1.19104</text:p>
          </table:table-cell>
        </table:table-row>
        <table:table-row table:style-name="ro1">
          <table:table-cell office:value-type="float" office:value="18.2901" calcext:value-type="float">
            <text:p>18.2901</text:p>
          </table:table-cell>
          <table:table-cell office:value-type="float" office:value="0.281669" calcext:value-type="float">
            <text:p>0.281669</text:p>
          </table:table-cell>
          <table:table-cell office:value-type="float" office:value="0.718331" calcext:value-type="float">
            <text:p>0.718331</text:p>
          </table:table-cell>
          <table:table-cell office:value-type="float" office:value="1" calcext:value-type="float">
            <text:p>1</text:p>
          </table:table-cell>
          <table:table-cell office:value-type="float" office:value="1.19861" calcext:value-type="float">
            <text:p>1.19861</text:p>
          </table:table-cell>
        </table:table-row>
        <table:table-row table:style-name="ro1">
          <table:table-cell office:value-type="float" office:value="18.3001" calcext:value-type="float">
            <text:p>18.3001</text:p>
          </table:table-cell>
          <table:table-cell office:value-type="float" office:value="0.272717" calcext:value-type="float">
            <text:p>0.272717</text:p>
          </table:table-cell>
          <table:table-cell office:value-type="float" office:value="0.727283" calcext:value-type="float">
            <text:p>0.727283</text:p>
          </table:table-cell>
          <table:table-cell office:value-type="float" office:value="1" calcext:value-type="float">
            <text:p>1</text:p>
          </table:table-cell>
          <table:table-cell office:value-type="float" office:value="1.20605" calcext:value-type="float">
            <text:p>1.20605</text:p>
          </table:table-cell>
        </table:table-row>
        <table:table-row table:style-name="ro1">
          <table:table-cell office:value-type="float" office:value="18.3101" calcext:value-type="float">
            <text:p>18.3101</text:p>
          </table:table-cell>
          <table:table-cell office:value-type="float" office:value="0.263856" calcext:value-type="float">
            <text:p>0.263856</text:p>
          </table:table-cell>
          <table:table-cell office:value-type="float" office:value="0.736144" calcext:value-type="float">
            <text:p>0.736144</text:p>
          </table:table-cell>
          <table:table-cell office:value-type="float" office:value="1" calcext:value-type="float">
            <text:p>1</text:p>
          </table:table-cell>
          <table:table-cell office:value-type="float" office:value="1.21338" calcext:value-type="float">
            <text:p>1.21338</text:p>
          </table:table-cell>
        </table:table-row>
        <table:table-row table:style-name="ro1">
          <table:table-cell office:value-type="float" office:value="18.3201" calcext:value-type="float">
            <text:p>18.3201</text:p>
          </table:table-cell>
          <table:table-cell office:value-type="float" office:value="0.255089" calcext:value-type="float">
            <text:p>0.255089</text:p>
          </table:table-cell>
          <table:table-cell office:value-type="float" office:value="0.744911" calcext:value-type="float">
            <text:p>0.744911</text:p>
          </table:table-cell>
          <table:table-cell office:value-type="float" office:value="1" calcext:value-type="float">
            <text:p>1</text:p>
          </table:table-cell>
          <table:table-cell office:value-type="float" office:value="1.22058" calcext:value-type="float">
            <text:p>1.22058</text:p>
          </table:table-cell>
        </table:table-row>
        <table:table-row table:style-name="ro1">
          <table:table-cell office:value-type="float" office:value="18.3301" calcext:value-type="float">
            <text:p>18.3301</text:p>
          </table:table-cell>
          <table:table-cell office:value-type="float" office:value="0.246421" calcext:value-type="float">
            <text:p>0.246421</text:p>
          </table:table-cell>
          <table:table-cell office:value-type="float" office:value="0.753579" calcext:value-type="float">
            <text:p>0.753579</text:p>
          </table:table-cell>
          <table:table-cell office:value-type="float" office:value="1" calcext:value-type="float">
            <text:p>1</text:p>
          </table:table-cell>
          <table:table-cell office:value-type="float" office:value="1.22766" calcext:value-type="float">
            <text:p>1.22766</text:p>
          </table:table-cell>
        </table:table-row>
        <table:table-row table:style-name="ro1">
          <table:table-cell office:value-type="float" office:value="18.3401" calcext:value-type="float">
            <text:p>18.3401</text:p>
          </table:table-cell>
          <table:table-cell office:value-type="float" office:value="0.237854" calcext:value-type="float">
            <text:p>0.23785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1" calcext:value-type="float">
            <text:p>1</text:p>
          </table:table-cell>
          <table:table-cell office:value-type="float" office:value="1.23462" calcext:value-type="float">
            <text:p>1.23462</text:p>
          </table:table-cell>
        </table:table-row>
        <table:table-row table:style-name="ro1">
          <table:table-cell office:value-type="float" office:value="18.3501" calcext:value-type="float">
            <text:p>18.3501</text:p>
          </table:table-cell>
          <table:table-cell office:value-type="float" office:value="0.229391" calcext:value-type="float">
            <text:p>0.229391</text:p>
          </table:table-cell>
          <table:table-cell office:value-type="float" office:value="0.770609" calcext:value-type="float">
            <text:p>0.770609</text:p>
          </table:table-cell>
          <table:table-cell office:value-type="float" office:value="1" calcext:value-type="float">
            <text:p>1</text:p>
          </table:table-cell>
          <table:table-cell office:value-type="float" office:value="1.24146" calcext:value-type="float">
            <text:p>1.24146</text:p>
          </table:table-cell>
        </table:table-row>
        <table:table-row table:style-name="ro1">
          <table:table-cell office:value-type="float" office:value="18.3601" calcext:value-type="float">
            <text:p>18.3601</text:p>
          </table:table-cell>
          <table:table-cell office:value-type="float" office:value="0.221037" calcext:value-type="float">
            <text:p>0.221037</text:p>
          </table:table-cell>
          <table:table-cell office:value-type="float" office:value="0.778963" calcext:value-type="float">
            <text:p>0.778963</text:p>
          </table:table-cell>
          <table:table-cell office:value-type="float" office:value="1" calcext:value-type="float">
            <text:p>1</text:p>
          </table:table-cell>
          <table:table-cell office:value-type="float" office:value="1.24817" calcext:value-type="float">
            <text:p>1.24817</text:p>
          </table:table-cell>
        </table:table-row>
        <table:table-row table:style-name="ro1">
          <table:table-cell office:value-type="float" office:value="18.3701" calcext:value-type="float">
            <text:p>18.3701</text:p>
          </table:table-cell>
          <table:table-cell office:value-type="float" office:value="0.212794" calcext:value-type="float">
            <text:p>0.212794</text:p>
          </table:table-cell>
          <table:table-cell office:value-type="float" office:value="0.787206" calcext:value-type="float">
            <text:p>0.787206</text:p>
          </table:table-cell>
          <table:table-cell office:value-type="float" office:value="1" calcext:value-type="float">
            <text:p>1</text:p>
          </table:table-cell>
          <table:table-cell office:value-type="float" office:value="1.25476" calcext:value-type="float">
            <text:p>1.25476</text:p>
          </table:table-cell>
        </table:table-row>
        <table:table-row table:style-name="ro1">
          <table:table-cell office:value-type="float" office:value="18.3801" calcext:value-type="float">
            <text:p>18.3801</text:p>
          </table:table-cell>
          <table:table-cell office:value-type="float" office:value="0.204667" calcext:value-type="float">
            <text:p>0.204667</text:p>
          </table:table-cell>
          <table:table-cell office:value-type="float" office:value="0.795333" calcext:value-type="float">
            <text:p>0.795333</text:p>
          </table:table-cell>
          <table:table-cell office:value-type="float" office:value="1" calcext:value-type="float">
            <text:p>1</text:p>
          </table:table-cell>
          <table:table-cell office:value-type="float" office:value="1.26122" calcext:value-type="float">
            <text:p>1.26122</text:p>
          </table:table-cell>
        </table:table-row>
        <table:table-row table:style-name="ro1">
          <table:table-cell office:value-type="float" office:value="18.3901" calcext:value-type="float">
            <text:p>18.3901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803343" calcext:value-type="float">
            <text:p>0.803343</text:p>
          </table:table-cell>
          <table:table-cell office:value-type="float" office:value="1" calcext:value-type="float">
            <text:p>1</text:p>
          </table:table-cell>
          <table:table-cell office:value-type="float" office:value="1.26755" calcext:value-type="float">
            <text:p>1.26755</text:p>
          </table:table-cell>
        </table:table-row>
        <table:table-row table:style-name="ro1">
          <table:table-cell office:value-type="float" office:value="18.4001" calcext:value-type="float">
            <text:p>18.4001</text:p>
          </table:table-cell>
          <table:table-cell office:value-type="float" office:value="0.188769" calcext:value-type="float">
            <text:p>0.188769</text:p>
          </table:table-cell>
          <table:table-cell office:value-type="float" office:value="0.811231" calcext:value-type="float">
            <text:p>0.811231</text:p>
          </table:table-cell>
          <table:table-cell office:value-type="float" office:value="1" calcext:value-type="float">
            <text:p>1</text:p>
          </table:table-cell>
          <table:table-cell office:value-type="float" office:value="1.27376" calcext:value-type="float">
            <text:p>1.27376</text:p>
          </table:table-cell>
        </table:table-row>
        <table:table-row table:style-name="ro1">
          <table:table-cell office:value-type="float" office:value="18.4101" calcext:value-type="float">
            <text:p>18.4101</text:p>
          </table:table-cell>
          <table:table-cell office:value-type="float" office:value="0.181005" calcext:value-type="float">
            <text:p>0.181005</text:p>
          </table:table-cell>
          <table:table-cell office:value-type="float" office:value="0.818995" calcext:value-type="float">
            <text:p>0.818995</text:p>
          </table:table-cell>
          <table:table-cell office:value-type="float" office:value="1" calcext:value-type="float">
            <text:p>1</text:p>
          </table:table-cell>
          <table:table-cell office:value-type="float" office:value="1.27984" calcext:value-type="float">
            <text:p>1.27984</text:p>
          </table:table-cell>
        </table:table-row>
        <table:table-row table:style-name="ro1">
          <table:table-cell office:value-type="float" office:value="18.4201" calcext:value-type="float">
            <text:p>18.4201</text:p>
          </table:table-cell>
          <table:table-cell office:value-type="float" office:value="0.173369" calcext:value-type="float">
            <text:p>0.173369</text:p>
          </table:table-cell>
          <table:table-cell office:value-type="float" office:value="0.826631" calcext:value-type="float">
            <text:p>0.826631</text:p>
          </table:table-cell>
          <table:table-cell office:value-type="float" office:value="1" calcext:value-type="float">
            <text:p>1</text:p>
          </table:table-cell>
          <table:table-cell office:value-type="float" office:value="1.28579" calcext:value-type="float">
            <text:p>1.28579</text:p>
          </table:table-cell>
        </table:table-row>
        <table:table-row table:style-name="ro1">
          <table:table-cell office:value-type="float" office:value="18.4301" calcext:value-type="float">
            <text:p>18.4301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834136" calcext:value-type="float">
            <text:p>0.834136</text:p>
          </table:table-cell>
          <table:table-cell office:value-type="float" office:value="1" calcext:value-type="float">
            <text:p>1</text:p>
          </table:table-cell>
          <table:table-cell office:value-type="float" office:value="1.29162" calcext:value-type="float">
            <text:p>1.29162</text:p>
          </table:table-cell>
        </table:table-row>
        <table:table-row table:style-name="ro1">
          <table:table-cell office:value-type="float" office:value="18.4401" calcext:value-type="float">
            <text:p>18.4401</text:p>
          </table:table-cell>
          <table:table-cell office:value-type="float" office:value="0.158492" calcext:value-type="float">
            <text:p>0.158492</text:p>
          </table:table-cell>
          <table:table-cell office:value-type="float" office:value="0.841508" calcext:value-type="float">
            <text:p>0.841508</text:p>
          </table:table-cell>
          <table:table-cell office:value-type="float" office:value="1" calcext:value-type="float">
            <text:p>1</text:p>
          </table:table-cell>
          <table:table-cell office:value-type="float" office:value="1.29731" calcext:value-type="float">
            <text:p>1.29731</text:p>
          </table:table-cell>
        </table:table-row>
        <table:table-row table:style-name="ro1">
          <table:table-cell office:value-type="float" office:value="18.4501" calcext:value-type="float">
            <text:p>18.450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848743" calcext:value-type="float">
            <text:p>0.848743</text:p>
          </table:table-cell>
          <table:table-cell office:value-type="float" office:value="1" calcext:value-type="float">
            <text:p>1</text:p>
          </table:table-cell>
          <table:table-cell office:value-type="float" office:value="1.30288" calcext:value-type="float">
            <text:p>1.30288</text:p>
          </table:table-cell>
        </table:table-row>
        <table:table-row table:style-name="ro1">
          <table:table-cell office:value-type="float" office:value="18.4601" calcext:value-type="float">
            <text:p>18.4601</text:p>
          </table:table-cell>
          <table:table-cell office:value-type="float" office:value="0.144161" calcext:value-type="float">
            <text:p>0.144161</text:p>
          </table:table-cell>
          <table:table-cell office:value-type="float" office:value="0.855839" calcext:value-type="float">
            <text:p>0.855839</text:p>
          </table:table-cell>
          <table:table-cell office:value-type="float" office:value="1" calcext:value-type="float">
            <text:p>1</text:p>
          </table:table-cell>
          <table:table-cell office:value-type="float" office:value="1.30831" calcext:value-type="float">
            <text:p>1.30831</text:p>
          </table:table-cell>
        </table:table-row>
        <table:table-row table:style-name="ro1">
          <table:table-cell office:value-type="float" office:value="18.4701" calcext:value-type="float">
            <text:p>18.4701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0.862793" calcext:value-type="float">
            <text:p>0.862793</text:p>
          </table:table-cell>
          <table:table-cell office:value-type="float" office:value="1" calcext:value-type="float">
            <text:p>1</text:p>
          </table:table-cell>
          <table:table-cell office:value-type="float" office:value="1.31362" calcext:value-type="float">
            <text:p>1.31362</text:p>
          </table:table-cell>
        </table:table-row>
        <table:table-row table:style-name="ro1">
          <table:table-cell office:value-type="float" office:value="18.4801" calcext:value-type="float">
            <text:p>18.4801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869601" calcext:value-type="float">
            <text:p>0.869601</text:p>
          </table:table-cell>
          <table:table-cell office:value-type="float" office:value="1" calcext:value-type="float">
            <text:p>1</text:p>
          </table:table-cell>
          <table:table-cell office:value-type="float" office:value="1.31879" calcext:value-type="float">
            <text:p>1.31879</text:p>
          </table:table-cell>
        </table:table-row>
        <table:table-row table:style-name="ro1">
          <table:table-cell office:value-type="float" office:value="18.4901" calcext:value-type="float">
            <text:p>18.4901</text:p>
          </table:table-cell>
          <table:table-cell office:value-type="float" office:value="0.123739" calcext:value-type="float">
            <text:p>0.123739</text:p>
          </table:table-cell>
          <table:table-cell office:value-type="float" office:value="0.876261" calcext:value-type="float">
            <text:p>0.876261</text:p>
          </table:table-cell>
          <table:table-cell office:value-type="float" office:value="1" calcext:value-type="float">
            <text:p>1</text:p>
          </table:table-cell>
          <table:table-cell office:value-type="float" office:value="1.32383" calcext:value-type="float">
            <text:p>1.32383</text:p>
          </table:table-cell>
        </table:table-row>
        <table:table-row table:style-name="ro1">
          <table:table-cell office:value-type="float" office:value="18.5001" calcext:value-type="float">
            <text:p>18.5001</text:p>
          </table:table-cell>
          <table:table-cell office:value-type="float" office:value="0.117229" calcext:value-type="float">
            <text:p>0.117229</text:p>
          </table:table-cell>
          <table:table-cell office:value-type="float" office:value="0.882771" calcext:value-type="float">
            <text:p>0.882771</text:p>
          </table:table-cell>
          <table:table-cell office:value-type="float" office:value="1" calcext:value-type="float">
            <text:p>1</text:p>
          </table:table-cell>
          <table:table-cell office:value-type="float" office:value="1.32874" calcext:value-type="float">
            <text:p>1.32874</text:p>
          </table:table-cell>
        </table:table-row>
        <table:table-row table:style-name="ro1">
          <table:table-cell office:value-type="float" office:value="18.5101" calcext:value-type="float">
            <text:p>18.5101</text:p>
          </table:table-cell>
          <table:table-cell office:value-type="float" office:value="0.110872" calcext:value-type="float">
            <text:p>0.110872</text:p>
          </table:table-cell>
          <table:table-cell office:value-type="float" office:value="0.889128" calcext:value-type="float">
            <text:p>0.889128</text:p>
          </table:table-cell>
          <table:table-cell office:value-type="float" office:value="1" calcext:value-type="float">
            <text:p>1</text:p>
          </table:table-cell>
          <table:table-cell office:value-type="float" office:value="1.33351" calcext:value-type="float">
            <text:p>1.33351</text:p>
          </table:table-cell>
        </table:table-row>
        <table:table-row table:style-name="ro1">
          <table:table-cell office:value-type="float" office:value="18.5201" calcext:value-type="float">
            <text:p>18.5201</text:p>
          </table:table-cell>
          <table:table-cell office:value-type="float" office:value="0.104671" calcext:value-type="float">
            <text:p>0.104671</text:p>
          </table:table-cell>
          <table:table-cell office:value-type="float" office:value="0.895329" calcext:value-type="float">
            <text:p>0.895329</text:p>
          </table:table-cell>
          <table:table-cell office:value-type="float" office:value="1" calcext:value-type="float">
            <text:p>1</text:p>
          </table:table-cell>
          <table:table-cell office:value-type="float" office:value="1.33816" calcext:value-type="float">
            <text:p>1.33816</text:p>
          </table:table-cell>
        </table:table-row>
        <table:table-row table:style-name="ro1">
          <table:table-cell office:value-type="float" office:value="18.5301" calcext:value-type="float">
            <text:p>18.5301</text:p>
          </table:table-cell>
          <table:table-cell office:value-type="float" office:value="0.0986274" calcext:value-type="float">
            <text:p>0.0986274</text:p>
          </table:table-cell>
          <table:table-cell office:value-type="float" office:value="0.901373" calcext:value-type="float">
            <text:p>0.901373</text:p>
          </table:table-cell>
          <table:table-cell office:value-type="float" office:value="1" calcext:value-type="float">
            <text:p>1</text:p>
          </table:table-cell>
          <table:table-cell office:value-type="float" office:value="1.34266" calcext:value-type="float">
            <text:p>1.34266</text:p>
          </table:table-cell>
        </table:table-row>
        <table:table-row table:style-name="ro1">
          <table:table-cell office:value-type="float" office:value="18.5401" calcext:value-type="float">
            <text:p>18.5401</text:p>
          </table:table-cell>
          <table:table-cell office:value-type="float" office:value="0.0927449" calcext:value-type="float">
            <text:p>0.0927449</text:p>
          </table:table-cell>
          <table:table-cell office:value-type="float" office:value="0.907255" calcext:value-type="float">
            <text:p>0.907255</text:p>
          </table:table-cell>
          <table:table-cell office:value-type="float" office:value="1" calcext:value-type="float">
            <text:p>1</text:p>
          </table:table-cell>
          <table:table-cell office:value-type="float" office:value="1.34704" calcext:value-type="float">
            <text:p>1.34704</text:p>
          </table:table-cell>
        </table:table-row>
        <table:table-row table:style-name="ro1">
          <table:table-cell office:value-type="float" office:value="18.5501" calcext:value-type="float">
            <text:p>18.5501</text:p>
          </table:table-cell>
          <table:table-cell office:value-type="float" office:value="0.0870252" calcext:value-type="float">
            <text:p>0.0870252</text:p>
          </table:table-cell>
          <table:table-cell office:value-type="float" office:value="0.912975" calcext:value-type="float">
            <text:p>0.912975</text:p>
          </table:table-cell>
          <table:table-cell office:value-type="float" office:value="1" calcext:value-type="float">
            <text:p>1</text:p>
          </table:table-cell>
          <table:table-cell office:value-type="float" office:value="1.35128" calcext:value-type="float">
            <text:p>1.35128</text:p>
          </table:table-cell>
        </table:table-row>
        <table:table-row table:style-name="ro1">
          <table:table-cell office:value-type="float" office:value="18.5601" calcext:value-type="float">
            <text:p>18.5601</text:p>
          </table:table-cell>
          <table:table-cell office:value-type="float" office:value="0.0814708" calcext:value-type="float">
            <text:p>0.0814708</text:p>
          </table:table-cell>
          <table:table-cell office:value-type="float" office:value="0.918529" calcext:value-type="float">
            <text:p>0.918529</text:p>
          </table:table-cell>
          <table:table-cell office:value-type="float" office:value="1" calcext:value-type="float">
            <text:p>1</text:p>
          </table:table-cell>
          <table:table-cell office:value-type="float" office:value="1.35538" calcext:value-type="float">
            <text:p>1.35538</text:p>
          </table:table-cell>
        </table:table-row>
        <table:table-row table:style-name="ro1">
          <table:table-cell office:value-type="float" office:value="18.5701" calcext:value-type="float">
            <text:p>18.5701</text:p>
          </table:table-cell>
          <table:table-cell office:value-type="float" office:value="0.0760837" calcext:value-type="float">
            <text:p>0.0760837</text:p>
          </table:table-cell>
          <table:table-cell office:value-type="float" office:value="0.923916" calcext:value-type="float">
            <text:p>0.923916</text:p>
          </table:table-cell>
          <table:table-cell office:value-type="float" office:value="1" calcext:value-type="float">
            <text:p>1</text:p>
          </table:table-cell>
          <table:table-cell office:value-type="float" office:value="1.35935" calcext:value-type="float">
            <text:p>1.35935</text:p>
          </table:table-cell>
        </table:table-row>
        <table:table-row table:style-name="ro1">
          <table:table-cell office:value-type="float" office:value="18.5801" calcext:value-type="float">
            <text:p>18.5801</text:p>
          </table:table-cell>
          <table:table-cell office:value-type="float" office:value="0.0708662" calcext:value-type="float">
            <text:p>0.0708662</text:p>
          </table:table-cell>
          <table:table-cell office:value-type="float" office:value="0.929134" calcext:value-type="float">
            <text:p>0.929134</text:p>
          </table:table-cell>
          <table:table-cell office:value-type="float" office:value="1" calcext:value-type="float">
            <text:p>1</text:p>
          </table:table-cell>
          <table:table-cell office:value-type="float" office:value="1.36318" calcext:value-type="float">
            <text:p>1.36318</text:p>
          </table:table-cell>
        </table:table-row>
        <table:table-row table:style-name="ro1">
          <table:table-cell office:value-type="float" office:value="18.5901" calcext:value-type="float">
            <text:p>18.5901</text:p>
          </table:table-cell>
          <table:table-cell office:value-type="float" office:value="0.0658203" calcext:value-type="float">
            <text:p>0.0658203</text:p>
          </table:table-cell>
          <table:table-cell office:value-type="float" office:value="0.93418" calcext:value-type="float">
            <text:p>0.93418</text:p>
          </table:table-cell>
          <table:table-cell office:value-type="float" office:value="1" calcext:value-type="float">
            <text:p>1</text:p>
          </table:table-cell>
          <table:table-cell office:value-type="float" office:value="1.36688" calcext:value-type="float">
            <text:p>1.36688</text:p>
          </table:table-cell>
        </table:table-row>
        <table:table-row table:style-name="ro1">
          <table:table-cell office:value-type="float" office:value="18.6001" calcext:value-type="float">
            <text:p>18.6001</text:p>
          </table:table-cell>
          <table:table-cell office:value-type="float" office:value="0.0609481" calcext:value-type="float">
            <text:p>0.0609481</text:p>
          </table:table-cell>
          <table:table-cell office:value-type="float" office:value="0.939052" calcext:value-type="float">
            <text:p>0.939052</text:p>
          </table:table-cell>
          <table:table-cell office:value-type="float" office:value="1" calcext:value-type="float">
            <text:p>1</text:p>
          </table:table-cell>
          <table:table-cell office:value-type="float" office:value="1.37044" calcext:value-type="float">
            <text:p>1.37044</text:p>
          </table:table-cell>
        </table:table-row>
        <table:table-row table:style-name="ro1">
          <table:table-cell office:value-type="float" office:value="18.6101" calcext:value-type="float">
            <text:p>18.6101</text:p>
          </table:table-cell>
          <table:table-cell office:value-type="float" office:value="0.0562516" calcext:value-type="float">
            <text:p>0.0562516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1" calcext:value-type="float">
            <text:p>1</text:p>
          </table:table-cell>
          <table:table-cell office:value-type="float" office:value="1.37386" calcext:value-type="float">
            <text:p>1.37386</text:p>
          </table:table-cell>
        </table:table-row>
        <table:table-row table:style-name="ro1">
          <table:table-cell office:value-type="float" office:value="18.6201" calcext:value-type="float">
            <text:p>18.6201</text:p>
          </table:table-cell>
          <table:table-cell office:value-type="float" office:value="0.0517325" calcext:value-type="float">
            <text:p>0.0517325</text:p>
          </table:table-cell>
          <table:table-cell office:value-type="float" office:value="0.948268" calcext:value-type="float">
            <text:p>0.948268</text:p>
          </table:table-cell>
          <table:table-cell office:value-type="float" office:value="1" calcext:value-type="float">
            <text:p>1</text:p>
          </table:table-cell>
          <table:table-cell office:value-type="float" office:value="1.37715" calcext:value-type="float">
            <text:p>1.37715</text:p>
          </table:table-cell>
        </table:table-row>
        <table:table-row table:style-name="ro1">
          <table:table-cell office:value-type="float" office:value="18.6301" calcext:value-type="float">
            <text:p>18.6301</text:p>
          </table:table-cell>
          <table:table-cell office:value-type="float" office:value="0.0473927" calcext:value-type="float">
            <text:p>0.0473927</text:p>
          </table:table-cell>
          <table:table-cell office:value-type="float" office:value="0.952607" calcext:value-type="float">
            <text:p>0.952607</text:p>
          </table:table-cell>
          <table:table-cell office:value-type="float" office:value="1" calcext:value-type="float">
            <text:p>1</text:p>
          </table:table-cell>
          <table:table-cell office:value-type="float" office:value="1.3803" calcext:value-type="float">
            <text:p>1.3803</text:p>
          </table:table-cell>
        </table:table-row>
        <table:table-row table:style-name="ro1">
          <table:table-cell office:value-type="float" office:value="18.6401" calcext:value-type="float">
            <text:p>18.6401</text:p>
          </table:table-cell>
          <table:table-cell office:value-type="float" office:value="0.0432339" calcext:value-type="float">
            <text:p>0.0432339</text:p>
          </table:table-cell>
          <table:table-cell office:value-type="float" office:value="0.956766" calcext:value-type="float">
            <text:p>0.956766</text:p>
          </table:table-cell>
          <table:table-cell office:value-type="float" office:value="1" calcext:value-type="float">
            <text:p>1</text:p>
          </table:table-cell>
          <table:table-cell office:value-type="float" office:value="1.3833" calcext:value-type="float">
            <text:p>1.3833</text:p>
          </table:table-cell>
        </table:table-row>
        <table:table-row table:style-name="ro1">
          <table:table-cell office:value-type="float" office:value="18.6501" calcext:value-type="float">
            <text:p>18.6501</text:p>
          </table:table-cell>
          <table:table-cell office:value-type="float" office:value="0.0392579" calcext:value-type="float">
            <text:p>0.0392579</text:p>
          </table:table-cell>
          <table:table-cell office:value-type="float" office:value="0.960742" calcext:value-type="float">
            <text:p>0.960742</text:p>
          </table:table-cell>
          <table:table-cell office:value-type="float" office:value="1" calcext:value-type="float">
            <text:p>1</text:p>
          </table:table-cell>
          <table:table-cell office:value-type="float" office:value="1.38618" calcext:value-type="float">
            <text:p>1.38618</text:p>
          </table:table-cell>
        </table:table-row>
        <table:table-row table:style-name="ro1">
          <table:table-cell office:value-type="float" office:value="18.6601" calcext:value-type="float">
            <text:p>18.6601</text:p>
          </table:table-cell>
          <table:table-cell office:value-type="float" office:value="0.0354661" calcext:value-type="float">
            <text:p>0.0354661</text:p>
          </table:table-cell>
          <table:table-cell office:value-type="float" office:value="0.964534" calcext:value-type="float">
            <text:p>0.964534</text:p>
          </table:table-cell>
          <table:table-cell office:value-type="float" office:value="1" calcext:value-type="float">
            <text:p>1</text:p>
          </table:table-cell>
          <table:table-cell office:value-type="float" office:value="1.38891" calcext:value-type="float">
            <text:p>1.38891</text:p>
          </table:table-cell>
        </table:table-row>
        <table:table-row table:style-name="ro1">
          <table:table-cell office:value-type="float" office:value="18.6701" calcext:value-type="float">
            <text:p>18.6701</text:p>
          </table:table-cell>
          <table:table-cell office:value-type="float" office:value="0.0318602" calcext:value-type="float">
            <text:p>0.0318602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1" calcext:value-type="float">
            <text:p>1</text:p>
          </table:table-cell>
          <table:table-cell office:value-type="float" office:value="1.3915" calcext:value-type="float">
            <text:p>1.3915</text:p>
          </table:table-cell>
        </table:table-row>
        <table:table-row table:style-name="ro1">
          <table:table-cell office:value-type="float" office:value="18.6801" calcext:value-type="float">
            <text:p>18.6801</text:p>
          </table:table-cell>
          <table:table-cell office:value-type="float" office:value="0.0284415" calcext:value-type="float">
            <text:p>0.0284415</text:p>
          </table:table-cell>
          <table:table-cell office:value-type="float" office:value="0.971558" calcext:value-type="float">
            <text:p>0.971558</text:p>
          </table:table-cell>
          <table:table-cell office:value-type="float" office:value="1" calcext:value-type="float">
            <text:p>1</text:p>
          </table:table-cell>
          <table:table-cell office:value-type="float" office:value="1.39396" calcext:value-type="float">
            <text:p>1.39396</text:p>
          </table:table-cell>
        </table:table-row>
        <table:table-row table:style-name="ro1">
          <table:table-cell office:value-type="float" office:value="18.6901" calcext:value-type="float">
            <text:p>18.6901</text:p>
          </table:table-cell>
          <table:table-cell office:value-type="float" office:value="0.0252114" calcext:value-type="float">
            <text:p>0.0252114</text:p>
          </table:table-cell>
          <table:table-cell office:value-type="float" office:value="0.974789" calcext:value-type="float">
            <text:p>0.974789</text:p>
          </table:table-cell>
          <table:table-cell office:value-type="float" office:value="1" calcext:value-type="float">
            <text:p>1</text:p>
          </table:table-cell>
          <table:table-cell office:value-type="float" office:value="1.39627" calcext:value-type="float">
            <text:p>1.39627</text:p>
          </table:table-cell>
        </table:table-row>
        <table:table-row table:style-name="ro1">
          <table:table-cell office:value-type="float" office:value="18.7001" calcext:value-type="float">
            <text:p>18.7001</text:p>
          </table:table-cell>
          <table:table-cell office:value-type="float" office:value="0.0221712" calcext:value-type="float">
            <text:p>0.0221712</text:p>
          </table:table-cell>
          <table:table-cell office:value-type="float" office:value="0.977829" calcext:value-type="float">
            <text:p>0.977829</text:p>
          </table:table-cell>
          <table:table-cell office:value-type="float" office:value="1" calcext:value-type="float">
            <text:p>1</text:p>
          </table:table-cell>
          <table:table-cell office:value-type="float" office:value="1.39845" calcext:value-type="float">
            <text:p>1.39845</text:p>
          </table:table-cell>
        </table:table-row>
        <table:table-row table:style-name="ro1">
          <table:table-cell office:value-type="float" office:value="18.7101" calcext:value-type="float">
            <text:p>18.7101</text:p>
          </table:table-cell>
          <table:table-cell office:value-type="float" office:value="0.0193222" calcext:value-type="float">
            <text:p>0.0193222</text:p>
          </table:table-cell>
          <table:table-cell office:value-type="float" office:value="0.980678" calcext:value-type="float">
            <text:p>0.980678</text:p>
          </table:table-cell>
          <table:table-cell office:value-type="float" office:value="1" calcext:value-type="float">
            <text:p>1</text:p>
          </table:table-cell>
          <table:table-cell office:value-type="float" office:value="1.40048" calcext:value-type="float">
            <text:p>1.40048</text:p>
          </table:table-cell>
        </table:table-row>
        <table:table-row table:style-name="ro1">
          <table:table-cell office:value-type="float" office:value="18.7201" calcext:value-type="float">
            <text:p>18.7201</text:p>
          </table:table-cell>
          <table:table-cell office:value-type="float" office:value="0.0166654" calcext:value-type="float">
            <text:p>0.0166654</text:p>
          </table:table-cell>
          <table:table-cell office:value-type="float" office:value="0.983335" calcext:value-type="float">
            <text:p>0.983335</text:p>
          </table:table-cell>
          <table:table-cell office:value-type="float" office:value="1" calcext:value-type="float">
            <text:p>1</text:p>
          </table:table-cell>
          <table:table-cell office:value-type="float" office:value="1.40238" calcext:value-type="float">
            <text:p>1.40238</text:p>
          </table:table-cell>
        </table:table-row>
        <table:table-row table:style-name="ro1">
          <table:table-cell office:value-type="float" office:value="18.7301" calcext:value-type="float">
            <text:p>18.7301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985798" calcext:value-type="float">
            <text:p>0.985798</text:p>
          </table:table-cell>
          <table:table-cell office:value-type="float" office:value="1" calcext:value-type="float">
            <text:p>1</text:p>
          </table:table-cell>
          <table:table-cell office:value-type="float" office:value="1.40414" calcext:value-type="float">
            <text:p>1.40414</text:p>
          </table:table-cell>
        </table:table-row>
        <table:table-row table:style-name="ro1">
          <table:table-cell office:value-type="float" office:value="18.7401" calcext:value-type="float">
            <text:p>18.7401</text:p>
          </table:table-cell>
          <table:table-cell office:value-type="float" office:value="0.0119328" calcext:value-type="float">
            <text:p>0.0119328</text:p>
          </table:table-cell>
          <table:table-cell office:value-type="float" office:value="0.988067" calcext:value-type="float">
            <text:p>0.988067</text:p>
          </table:table-cell>
          <table:table-cell office:value-type="float" office:value="1" calcext:value-type="float">
            <text:p>1</text:p>
          </table:table-cell>
          <table:table-cell office:value-type="float" office:value="1.40575" calcext:value-type="float">
            <text:p>1.40575</text:p>
          </table:table-cell>
        </table:table-row>
        <table:table-row table:style-name="ro1">
          <table:table-cell office:value-type="float" office:value="18.7501" calcext:value-type="float">
            <text:p>18.7501</text:p>
          </table:table-cell>
          <table:table-cell office:value-type="float" office:value="0.00985891" calcext:value-type="float">
            <text:p>0.00985891</text:p>
          </table:table-cell>
          <table:table-cell office:value-type="float" office:value="0.990141" calcext:value-type="float">
            <text:p>0.990141</text:p>
          </table:table-cell>
          <table:table-cell office:value-type="float" office:value="1" calcext:value-type="float">
            <text:p>1</text:p>
          </table:table-cell>
          <table:table-cell office:value-type="float" office:value="1.40722" calcext:value-type="float">
            <text:p>1.40722</text:p>
          </table:table-cell>
        </table:table-row>
        <table:table-row table:style-name="ro1">
          <table:table-cell office:value-type="float" office:value="18.7601" calcext:value-type="float">
            <text:p>18.7601</text:p>
          </table:table-cell>
          <table:table-cell office:value-type="float" office:value="0.00798104" calcext:value-type="float">
            <text:p>0.00798104</text:p>
          </table:table-cell>
          <table:table-cell office:value-type="float" office:value="0.992019" calcext:value-type="float">
            <text:p>0.992019</text:p>
          </table:table-cell>
          <table:table-cell office:value-type="float" office:value="1" calcext:value-type="float">
            <text:p>1</text:p>
          </table:table-cell>
          <table:table-cell office:value-type="float" office:value="1.40856" calcext:value-type="float">
            <text:p>1.40856</text:p>
          </table:table-cell>
        </table:table-row>
        <table:table-row table:style-name="ro1">
          <table:table-cell office:value-type="float" office:value="18.7701" calcext:value-type="float">
            <text:p>18.7701</text:p>
          </table:table-cell>
          <table:table-cell office:value-type="float" office:value="0.00629997" calcext:value-type="float">
            <text:p>0.00629997</text:p>
          </table:table-cell>
          <table:table-cell office:value-type="float" office:value="0.9937" calcext:value-type="float">
            <text:p>0.9937</text:p>
          </table:table-cell>
          <table:table-cell office:value-type="float" office:value="1" calcext:value-type="float">
            <text:p>1</text:p>
          </table:table-cell>
          <table:table-cell office:value-type="float" office:value="1.40975" calcext:value-type="float">
            <text:p>1.40975</text:p>
          </table:table-cell>
        </table:table-row>
        <table:table-row table:style-name="ro1">
          <table:table-cell office:value-type="float" office:value="18.7801" calcext:value-type="float">
            <text:p>18.7801</text:p>
          </table:table-cell>
          <table:table-cell office:value-type="float" office:value="0.00481637" calcext:value-type="float">
            <text:p>0.00481637</text:p>
          </table:table-cell>
          <table:table-cell office:value-type="float" office:value="0.995184" calcext:value-type="float">
            <text:p>0.995184</text:p>
          </table:table-cell>
          <table:table-cell office:value-type="float" office:value="1" calcext:value-type="float">
            <text:p>1</text:p>
          </table:table-cell>
          <table:table-cell office:value-type="float" office:value="1.4108" calcext:value-type="float">
            <text:p>1.4108</text:p>
          </table:table-cell>
        </table:table-row>
        <table:table-row table:style-name="ro1">
          <table:table-cell office:value-type="float" office:value="18.7901" calcext:value-type="float">
            <text:p>18.7901</text:p>
          </table:table-cell>
          <table:table-cell office:value-type="float" office:value="0.00353084" calcext:value-type="float">
            <text:p>0.00353084</text:p>
          </table:table-cell>
          <table:table-cell office:value-type="float" office:value="0.996469" calcext:value-type="float">
            <text:p>0.996469</text:p>
          </table:table-cell>
          <table:table-cell office:value-type="float" office:value="1" calcext:value-type="float">
            <text:p>1</text:p>
          </table:table-cell>
          <table:table-cell office:value-type="float" office:value="1.41171" calcext:value-type="float">
            <text:p>1.41171</text:p>
          </table:table-cell>
        </table:table-row>
        <table:table-row table:style-name="ro1">
          <table:table-cell office:value-type="float" office:value="18.8001" calcext:value-type="float">
            <text:p>18.8001</text:p>
          </table:table-cell>
          <table:table-cell office:value-type="float" office:value="0.00244389" calcext:value-type="float">
            <text:p>0.00244389</text:p>
          </table:table-cell>
          <table:table-cell office:value-type="float" office:value="0.997556" calcext:value-type="float">
            <text:p>0.997556</text:p>
          </table:table-cell>
          <table:table-cell office:value-type="float" office:value="1" calcext:value-type="float">
            <text:p>1</text:p>
          </table:table-cell>
          <table:table-cell office:value-type="float" office:value="1.41248" calcext:value-type="float">
            <text:p>1.41248</text:p>
          </table:table-cell>
        </table:table-row>
        <table:table-row table:style-name="ro1">
          <table:table-cell office:value-type="float" office:value="18.8101" calcext:value-type="float">
            <text:p>18.8101</text:p>
          </table:table-cell>
          <table:table-cell office:value-type="float" office:value="0.00155596" calcext:value-type="float">
            <text:p>0.00155596</text:p>
          </table:table-cell>
          <table:table-cell office:value-type="float" office:value="0.998444" calcext:value-type="float">
            <text:p>0.998444</text:p>
          </table:table-cell>
          <table:table-cell office:value-type="float" office:value="1" calcext:value-type="float">
            <text:p>1</text:p>
          </table:table-cell>
          <table:table-cell office:value-type="float" office:value="1.41311" calcext:value-type="float">
            <text:p>1.41311</text:p>
          </table:table-cell>
        </table:table-row>
        <table:table-row table:style-name="ro1">
          <table:table-cell office:value-type="float" office:value="18.8201" calcext:value-type="float">
            <text:p>18.8201</text:p>
          </table:table-cell>
          <table:table-cell office:value-type="float" office:value="0.0008674" calcext:value-type="float">
            <text:p>0.0008674</text:p>
          </table:table-cell>
          <table:table-cell office:value-type="float" office:value="0.999133" calcext:value-type="float">
            <text:p>0.999133</text:p>
          </table:table-cell>
          <table:table-cell office:value-type="float" office:value="1" calcext:value-type="float">
            <text:p>1</text:p>
          </table:table-cell>
          <table:table-cell office:value-type="float" office:value="1.4136" calcext:value-type="float">
            <text:p>1.4136</text:p>
          </table:table-cell>
        </table:table-row>
        <table:table-row table:style-name="ro1">
          <table:table-cell office:value-type="float" office:value="18.8301" calcext:value-type="float">
            <text:p>18.8301</text:p>
          </table:table-cell>
          <table:table-cell office:value-type="float" office:value="0.000378485" calcext:value-type="float">
            <text:p>0.000378485</text:p>
          </table:table-cell>
          <table:table-cell office:value-type="float" office:value="0.999622" calcext:value-type="float">
            <text:p>0.999622</text:p>
          </table:table-cell>
          <table:table-cell office:value-type="float" office:value="1" calcext:value-type="float">
            <text:p>1</text:p>
          </table:table-cell>
          <table:table-cell office:value-type="float" office:value="1.41395" calcext:value-type="float">
            <text:p>1.41395</text:p>
          </table:table-cell>
        </table:table-row>
        <table:table-row table:style-name="ro1">
          <table:table-cell office:value-type="float" office:value="18.8401" calcext:value-type="float">
            <text:p>18.8401</text:p>
          </table:table-cell>
          <table:table-cell office:value-type="float" office:value="0.0000894116" calcext:value-type="float">
            <text:p>8.94116E-05</text:p>
          </table:table-cell>
          <table:table-cell office:value-type="float" office:value="0.999911" calcext:value-type="float">
            <text:p>0.999911</text:p>
          </table:table-cell>
          <table:table-cell office:value-type="float" office:value="1" calcext:value-type="float">
            <text:p>1</text:p>
          </table:table-cell>
          <table:table-cell office:value-type="float" office:value="1.41415" calcext:value-type="float">
            <text:p>1.41415</text:p>
          </table:table-cell>
        </table:table-row>
        <table:table-row table:style-name="ro1">
          <table:table-cell office:value-type="float" office:value="18.8501" calcext:value-type="float">
            <text:p>18.8501</text:p>
          </table:table-cell>
          <table:table-cell office:value-type="float" office:value="0.00000029603" calcext:value-type="float">
            <text:p>0.000000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18.8601" calcext:value-type="float">
            <text:p>18.8601</text:p>
          </table:table-cell>
          <table:table-cell office:value-type="float" office:value="0.000111174" calcext:value-type="float">
            <text:p>0.000111174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1" calcext:value-type="float">
            <text:p>1</text:p>
          </table:table-cell>
          <table:table-cell office:value-type="float" office:value="1.41413" calcext:value-type="float">
            <text:p>1.41413</text:p>
          </table:table-cell>
        </table:table-row>
        <table:table-row table:style-name="ro1">
          <table:table-cell office:value-type="float" office:value="18.8701" calcext:value-type="float">
            <text:p>18.870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999578" calcext:value-type="float">
            <text:p>0.999578</text:p>
          </table:table-cell>
          <table:table-cell office:value-type="float" office:value="1" calcext:value-type="float">
            <text:p>1</text:p>
          </table:table-cell>
          <table:table-cell office:value-type="float" office:value="1.41392" calcext:value-type="float">
            <text:p>1.41392</text:p>
          </table:table-cell>
        </table:table-row>
        <table:table-row table:style-name="ro1">
          <table:table-cell office:value-type="float" office:value="18.8801" calcext:value-type="float">
            <text:p>18.8801</text:p>
          </table:table-cell>
          <table:table-cell office:value-type="float" office:value="0.000932651" calcext:value-type="float">
            <text:p>0.000932651</text:p>
          </table:table-cell>
          <table:table-cell office:value-type="float" office:value="0.999067" calcext:value-type="float">
            <text:p>0.999067</text:p>
          </table:table-cell>
          <table:table-cell office:value-type="float" office:value="1" calcext:value-type="float">
            <text:p>1</text:p>
          </table:table-cell>
          <table:table-cell office:value-type="float" office:value="1.41355" calcext:value-type="float">
            <text:p>1.41355</text:p>
          </table:table-cell>
        </table:table-row>
        <table:table-row table:style-name="ro1">
          <table:table-cell office:value-type="float" office:value="18.8901" calcext:value-type="float">
            <text:p>18.8901</text:p>
          </table:table-cell>
          <table:table-cell office:value-type="float" office:value="0.00164292" calcext:value-type="float">
            <text:p>0.00164292</text:p>
          </table:table-cell>
          <table:table-cell office:value-type="float" office:value="0.998357" calcext:value-type="float">
            <text:p>0.998357</text:p>
          </table:table-cell>
          <table:table-cell office:value-type="float" office:value="1" calcext:value-type="float">
            <text:p>1</text:p>
          </table:table-cell>
          <table:table-cell office:value-type="float" office:value="1.41305" calcext:value-type="float">
            <text:p>1.41305</text:p>
          </table:table-cell>
        </table:table-row>
        <table:table-row table:style-name="ro1">
          <table:table-cell office:value-type="float" office:value="18.9001" calcext:value-type="float">
            <text:p>18.9001</text:p>
          </table:table-cell>
          <table:table-cell office:value-type="float" office:value="0.00255253" calcext:value-type="float">
            <text:p>0.00255253</text:p>
          </table:table-cell>
          <table:table-cell office:value-type="float" office:value="0.997447" calcext:value-type="float">
            <text:p>0.997447</text:p>
          </table:table-cell>
          <table:table-cell office:value-type="float" office:value="1" calcext:value-type="float">
            <text:p>1</text:p>
          </table:table-cell>
          <table:table-cell office:value-type="float" office:value="1.41241" calcext:value-type="float">
            <text:p>1.41241</text:p>
          </table:table-cell>
        </table:table-row>
        <table:table-row table:style-name="ro1">
          <table:table-cell office:value-type="float" office:value="18.9101" calcext:value-type="float">
            <text:p>18.9101</text:p>
          </table:table-cell>
          <table:table-cell office:value-type="float" office:value="0.00366111" calcext:value-type="float">
            <text:p>0.00366111</text:p>
          </table:table-cell>
          <table:table-cell office:value-type="float" office:value="0.996339" calcext:value-type="float">
            <text:p>0.996339</text:p>
          </table:table-cell>
          <table:table-cell office:value-type="float" office:value="1" calcext:value-type="float">
            <text:p>1</text:p>
          </table:table-cell>
          <table:table-cell office:value-type="float" office:value="1.41162" calcext:value-type="float">
            <text:p>1.41162</text:p>
          </table:table-cell>
        </table:table-row>
        <table:table-row table:style-name="ro1">
          <table:table-cell office:value-type="float" office:value="18.9201" calcext:value-type="float">
            <text:p>18.9201</text:p>
          </table:table-cell>
          <table:table-cell office:value-type="float" office:value="0.00496822" calcext:value-type="float">
            <text:p>0.00496822</text:p>
          </table:table-cell>
          <table:table-cell office:value-type="float" office:value="0.995032" calcext:value-type="float">
            <text:p>0.995032</text:p>
          </table:table-cell>
          <table:table-cell office:value-type="float" office:value="1" calcext:value-type="float">
            <text:p>1</text:p>
          </table:table-cell>
          <table:table-cell office:value-type="float" office:value="1.4107" calcext:value-type="float">
            <text:p>1.4107</text:p>
          </table:table-cell>
        </table:table-row>
        <table:table-row table:style-name="ro1">
          <table:table-cell office:value-type="float" office:value="18.9301" calcext:value-type="float">
            <text:p>18.9301</text:p>
          </table:table-cell>
          <table:table-cell office:value-type="float" office:value="0.00647333" calcext:value-type="float">
            <text:p>0.00647333</text:p>
          </table:table-cell>
          <table:table-cell office:value-type="float" office:value="0.993527" calcext:value-type="float">
            <text:p>0.993527</text:p>
          </table:table-cell>
          <table:table-cell office:value-type="float" office:value="1" calcext:value-type="float">
            <text:p>1</text:p>
          </table:table-cell>
          <table:table-cell office:value-type="float" office:value="1.40963" calcext:value-type="float">
            <text:p>1.40963</text:p>
          </table:table-cell>
        </table:table-row>
        <table:table-row table:style-name="ro1">
          <table:table-cell office:value-type="float" office:value="18.9401" calcext:value-type="float">
            <text:p>18.9401</text:p>
          </table:table-cell>
          <table:table-cell office:value-type="float" office:value="0.00817585" calcext:value-type="float">
            <text:p>0.00817585</text:p>
          </table:table-cell>
          <table:table-cell office:value-type="float" office:value="0.991824" calcext:value-type="float">
            <text:p>0.991824</text:p>
          </table:table-cell>
          <table:table-cell office:value-type="float" office:value="1" calcext:value-type="float">
            <text:p>1</text:p>
          </table:table-cell>
          <table:table-cell office:value-type="float" office:value="1.40842" calcext:value-type="float">
            <text:p>1.40842</text:p>
          </table:table-cell>
        </table:table-row>
        <table:table-row table:style-name="ro1">
          <table:table-cell office:value-type="float" office:value="18.9501" calcext:value-type="float">
            <text:p>18.9501</text:p>
          </table:table-cell>
          <table:table-cell office:value-type="float" office:value="0.0100751" calcext:value-type="float">
            <text:p>0.0100751</text:p>
          </table:table-cell>
          <table:table-cell office:value-type="float" office:value="0.989925" calcext:value-type="float">
            <text:p>0.989925</text:p>
          </table:table-cell>
          <table:table-cell office:value-type="float" office:value="1" calcext:value-type="float">
            <text:p>1</text:p>
          </table:table-cell>
          <table:table-cell office:value-type="float" office:value="1.40707" calcext:value-type="float">
            <text:p>1.40707</text:p>
          </table:table-cell>
        </table:table-row>
        <table:table-row table:style-name="ro1">
          <table:table-cell office:value-type="float" office:value="18.9601" calcext:value-type="float">
            <text:p>18.9601</text:p>
          </table:table-cell>
          <table:table-cell office:value-type="float" office:value="0.0121703" calcext:value-type="float">
            <text:p>0.0121703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1" calcext:value-type="float">
            <text:p>1</text:p>
          </table:table-cell>
          <table:table-cell office:value-type="float" office:value="1.40558" calcext:value-type="float">
            <text:p>1.40558</text:p>
          </table:table-cell>
        </table:table-row>
        <table:table-row table:style-name="ro1">
          <table:table-cell office:value-type="float" office:value="18.9701" calcext:value-type="float">
            <text:p>18.9701</text:p>
          </table:table-cell>
          <table:table-cell office:value-type="float" office:value="0.0144606" calcext:value-type="float">
            <text:p>0.0144606</text:p>
          </table:table-cell>
          <table:table-cell office:value-type="float" office:value="0.985539" calcext:value-type="float">
            <text:p>0.985539</text:p>
          </table:table-cell>
          <table:table-cell office:value-type="float" office:value="1" calcext:value-type="float">
            <text:p>1</text:p>
          </table:table-cell>
          <table:table-cell office:value-type="float" office:value="1.40395" calcext:value-type="float">
            <text:p>1.40395</text:p>
          </table:table-cell>
        </table:table-row>
        <table:table-row table:style-name="ro1">
          <table:table-cell office:value-type="float" office:value="18.9801" calcext:value-type="float">
            <text:p>18.9801</text:p>
          </table:table-cell>
          <table:table-cell office:value-type="float" office:value="0.0169452" calcext:value-type="float">
            <text:p>0.0169452</text:p>
          </table:table-cell>
          <table:table-cell office:value-type="float" office:value="0.983055" calcext:value-type="float">
            <text:p>0.983055</text:p>
          </table:table-cell>
          <table:table-cell office:value-type="float" office:value="1" calcext:value-type="float">
            <text:p>1</text:p>
          </table:table-cell>
          <table:table-cell office:value-type="float" office:value="1.40218" calcext:value-type="float">
            <text:p>1.40218</text:p>
          </table:table-cell>
        </table:table-row>
        <table:table-row table:style-name="ro1">
          <table:table-cell office:value-type="float" office:value="18.9901" calcext:value-type="float">
            <text:p>18.9901</text:p>
          </table:table-cell>
          <table:table-cell office:value-type="float" office:value="0.0196229" calcext:value-type="float">
            <text:p>0.0196229</text:p>
          </table:table-cell>
          <table:table-cell office:value-type="float" office:value="0.980377" calcext:value-type="float">
            <text:p>0.980377</text:p>
          </table:table-cell>
          <table:table-cell office:value-type="float" office:value="1" calcext:value-type="float">
            <text:p>1</text:p>
          </table:table-cell>
          <table:table-cell office:value-type="float" office:value="1.40027" calcext:value-type="float">
            <text:p>1.40027</text:p>
          </table:table-cell>
        </table:table-row>
        <table:table-row table:style-name="ro1">
          <table:table-cell office:value-type="float" office:value="19.0001" calcext:value-type="float">
            <text:p>19.0001</text:p>
          </table:table-cell>
          <table:table-cell office:value-type="float" office:value="0.0224928" calcext:value-type="float">
            <text:p>0.0224928</text:p>
          </table:table-cell>
          <table:table-cell office:value-type="float" office:value="0.977507" calcext:value-type="float">
            <text:p>0.977507</text:p>
          </table:table-cell>
          <table:table-cell office:value-type="float" office:value="1" calcext:value-type="float">
            <text:p>1</text:p>
          </table:table-cell>
          <table:table-cell office:value-type="float" office:value="1.39822" calcext:value-type="float">
            <text:p>1.39822</text:p>
          </table:table-cell>
        </table:table-row>
        <table:table-row table:style-name="ro1">
          <table:table-cell office:value-type="float" office:value="19.0101" calcext:value-type="float">
            <text:p>19.0101</text:p>
          </table:table-cell>
          <table:table-cell office:value-type="float" office:value="0.0255537" calcext:value-type="float">
            <text:p>0.0255537</text:p>
          </table:table-cell>
          <table:table-cell office:value-type="float" office:value="0.974446" calcext:value-type="float">
            <text:p>0.974446</text:p>
          </table:table-cell>
          <table:table-cell office:value-type="float" office:value="1" calcext:value-type="float">
            <text:p>1</text:p>
          </table:table-cell>
          <table:table-cell office:value-type="float" office:value="1.39603" calcext:value-type="float">
            <text:p>1.39603</text:p>
          </table:table-cell>
        </table:table-row>
        <table:table-row table:style-name="ro1">
          <table:table-cell office:value-type="float" office:value="19.0201" calcext:value-type="float">
            <text:p>19.0201</text:p>
          </table:table-cell>
          <table:table-cell office:value-type="float" office:value="0.0288044" calcext:value-type="float">
            <text:p>0.0288044</text:p>
          </table:table-cell>
          <table:table-cell office:value-type="float" office:value="0.971196" calcext:value-type="float">
            <text:p>0.971196</text:p>
          </table:table-cell>
          <table:table-cell office:value-type="float" office:value="1" calcext:value-type="float">
            <text:p>1</text:p>
          </table:table-cell>
          <table:table-cell office:value-type="float" office:value="1.3937" calcext:value-type="float">
            <text:p>1.3937</text:p>
          </table:table-cell>
        </table:table-row>
        <table:table-row table:style-name="ro1">
          <table:table-cell office:value-type="float" office:value="19.0301" calcext:value-type="float">
            <text:p>19.0301</text:p>
          </table:table-cell>
          <table:table-cell office:value-type="float" office:value="0.0322435" calcext:value-type="float">
            <text:p>0.0322435</text:p>
          </table:table-cell>
          <table:table-cell office:value-type="float" office:value="0.967756" calcext:value-type="float">
            <text:p>0.967756</text:p>
          </table:table-cell>
          <table:table-cell office:value-type="float" office:value="1" calcext:value-type="float">
            <text:p>1</text:p>
          </table:table-cell>
          <table:table-cell office:value-type="float" office:value="1.39123" calcext:value-type="float">
            <text:p>1.39123</text:p>
          </table:table-cell>
        </table:table-row>
        <table:table-row table:style-name="ro1">
          <table:table-cell office:value-type="float" office:value="19.0401" calcext:value-type="float">
            <text:p>19.0401</text:p>
          </table:table-cell>
          <table:table-cell office:value-type="float" office:value="0.0358698" calcext:value-type="float">
            <text:p>0.0358698</text:p>
          </table:table-cell>
          <table:table-cell office:value-type="float" office:value="0.96413" calcext:value-type="float">
            <text:p>0.96413</text:p>
          </table:table-cell>
          <table:table-cell office:value-type="float" office:value="1" calcext:value-type="float">
            <text:p>1</text:p>
          </table:table-cell>
          <table:table-cell office:value-type="float" office:value="1.38862" calcext:value-type="float">
            <text:p>1.38862</text:p>
          </table:table-cell>
        </table:table-row>
        <table:table-row table:style-name="ro1">
          <table:table-cell office:value-type="float" office:value="19.0501" calcext:value-type="float">
            <text:p>19.0501</text:p>
          </table:table-cell>
          <table:table-cell office:value-type="float" office:value="0.0396817" calcext:value-type="float">
            <text:p>0.0396817</text:p>
          </table:table-cell>
          <table:table-cell office:value-type="float" office:value="0.960318" calcext:value-type="float">
            <text:p>0.960318</text:p>
          </table:table-cell>
          <table:table-cell office:value-type="float" office:value="1" calcext:value-type="float">
            <text:p>1</text:p>
          </table:table-cell>
          <table:table-cell office:value-type="float" office:value="1.38587" calcext:value-type="float">
            <text:p>1.38587</text:p>
          </table:table-cell>
        </table:table-row>
        <table:table-row table:style-name="ro1">
          <table:table-cell office:value-type="float" office:value="19.0601" calcext:value-type="float">
            <text:p>19.0601</text:p>
          </table:table-cell>
          <table:table-cell office:value-type="float" office:value="0.0436777" calcext:value-type="float">
            <text:p>0.0436777</text:p>
          </table:table-cell>
          <table:table-cell office:value-type="float" office:value="0.956322" calcext:value-type="float">
            <text:p>0.956322</text:p>
          </table:table-cell>
          <table:table-cell office:value-type="float" office:value="1" calcext:value-type="float">
            <text:p>1</text:p>
          </table:table-cell>
          <table:table-cell office:value-type="float" office:value="1.38298" calcext:value-type="float">
            <text:p>1.38298</text:p>
          </table:table-cell>
        </table:table-row>
        <table:table-row table:style-name="ro1">
          <table:table-cell office:value-type="float" office:value="19.0701" calcext:value-type="float">
            <text:p>19.0701</text:p>
          </table:table-cell>
          <table:table-cell office:value-type="float" office:value="0.0478562" calcext:value-type="float">
            <text:p>0.0478562</text:p>
          </table:table-cell>
          <table:table-cell office:value-type="float" office:value="0.952144" calcext:value-type="float">
            <text:p>0.952144</text:p>
          </table:table-cell>
          <table:table-cell office:value-type="float" office:value="1" calcext:value-type="float">
            <text:p>1</text:p>
          </table:table-cell>
          <table:table-cell office:value-type="float" office:value="1.37996" calcext:value-type="float">
            <text:p>1.37996</text:p>
          </table:table-cell>
        </table:table-row>
        <table:table-row table:style-name="ro1">
          <table:table-cell office:value-type="float" office:value="19.0801" calcext:value-type="float">
            <text:p>19.0801</text:p>
          </table:table-cell>
          <table:table-cell office:value-type="float" office:value="0.0522156" calcext:value-type="float">
            <text:p>0.0522156</text:p>
          </table:table-cell>
          <table:table-cell office:value-type="float" office:value="0.947784" calcext:value-type="float">
            <text:p>0.947784</text:p>
          </table:table-cell>
          <table:table-cell office:value-type="float" office:value="1" calcext:value-type="float">
            <text:p>1</text:p>
          </table:table-cell>
          <table:table-cell office:value-type="float" office:value="1.3768" calcext:value-type="float">
            <text:p>1.3768</text:p>
          </table:table-cell>
        </table:table-row>
        <table:table-row table:style-name="ro1">
          <table:table-cell office:value-type="float" office:value="19.0901" calcext:value-type="float">
            <text:p>19.0901</text:p>
          </table:table-cell>
          <table:table-cell office:value-type="float" office:value="0.056754" calcext:value-type="float">
            <text:p>0.056754</text:p>
          </table:table-cell>
          <table:table-cell office:value-type="float" office:value="0.943246" calcext:value-type="float">
            <text:p>0.943246</text:p>
          </table:table-cell>
          <table:table-cell office:value-type="float" office:value="1" calcext:value-type="float">
            <text:p>1</text:p>
          </table:table-cell>
          <table:table-cell office:value-type="float" office:value="1.3735" calcext:value-type="float">
            <text:p>1.3735</text:p>
          </table:table-cell>
        </table:table-row>
        <table:table-row table:style-name="ro1">
          <table:table-cell office:value-type="float" office:value="19.1001" calcext:value-type="float">
            <text:p>19.1001</text:p>
          </table:table-cell>
          <table:table-cell office:value-type="float" office:value="0.0614698" calcext:value-type="float">
            <text:p>0.0614698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1" calcext:value-type="float">
            <text:p>1</text:p>
          </table:table-cell>
          <table:table-cell office:value-type="float" office:value="1.37006" calcext:value-type="float">
            <text:p>1.37006</text:p>
          </table:table-cell>
        </table:table-row>
        <table:table-row table:style-name="ro1">
          <table:table-cell office:value-type="float" office:value="19.1101" calcext:value-type="float">
            <text:p>19.1101</text:p>
          </table:table-cell>
          <table:table-cell office:value-type="float" office:value="0.066361" calcext:value-type="float">
            <text:p>0.066361</text:p>
          </table:table-cell>
          <table:table-cell office:value-type="float" office:value="0.933639" calcext:value-type="float">
            <text:p>0.933639</text:p>
          </table:table-cell>
          <table:table-cell office:value-type="float" office:value="1" calcext:value-type="float">
            <text:p>1</text:p>
          </table:table-cell>
          <table:table-cell office:value-type="float" office:value="1.36648" calcext:value-type="float">
            <text:p>1.36648</text:p>
          </table:table-cell>
        </table:table-row>
        <table:table-row table:style-name="ro1">
          <table:table-cell office:value-type="float" office:value="19.1201" calcext:value-type="float">
            <text:p>19.1201</text:p>
          </table:table-cell>
          <table:table-cell office:value-type="float" office:value="0.0714256" calcext:value-type="float">
            <text:p>0.0714256</text:p>
          </table:table-cell>
          <table:table-cell office:value-type="float" office:value="0.928574" calcext:value-type="float">
            <text:p>0.928574</text:p>
          </table:table-cell>
          <table:table-cell office:value-type="float" office:value="1" calcext:value-type="float">
            <text:p>1</text:p>
          </table:table-cell>
          <table:table-cell office:value-type="float" office:value="1.36277" calcext:value-type="float">
            <text:p>1.36277</text:p>
          </table:table-cell>
        </table:table-row>
        <table:table-row table:style-name="ro1">
          <table:table-cell office:value-type="float" office:value="19.1301" calcext:value-type="float">
            <text:p>19.1301</text:p>
          </table:table-cell>
          <table:table-cell office:value-type="float" office:value="0.0766617" calcext:value-type="float">
            <text:p>0.0766617</text:p>
          </table:table-cell>
          <table:table-cell office:value-type="float" office:value="0.923338" calcext:value-type="float">
            <text:p>0.923338</text:p>
          </table:table-cell>
          <table:table-cell office:value-type="float" office:value="1" calcext:value-type="float">
            <text:p>1</text:p>
          </table:table-cell>
          <table:table-cell office:value-type="float" office:value="1.35892" calcext:value-type="float">
            <text:p>1.35892</text:p>
          </table:table-cell>
        </table:table-row>
        <table:table-row table:style-name="ro1">
          <table:table-cell office:value-type="float" office:value="19.1401" calcext:value-type="float">
            <text:p>19.1401</text:p>
          </table:table-cell>
          <table:table-cell office:value-type="float" office:value="0.0820671" calcext:value-type="float">
            <text:p>0.0820671</text:p>
          </table:table-cell>
          <table:table-cell office:value-type="float" office:value="0.917933" calcext:value-type="float">
            <text:p>0.917933</text:p>
          </table:table-cell>
          <table:table-cell office:value-type="float" office:value="1" calcext:value-type="float">
            <text:p>1</text:p>
          </table:table-cell>
          <table:table-cell office:value-type="float" office:value="1.35494" calcext:value-type="float">
            <text:p>1.35494</text:p>
          </table:table-cell>
        </table:table-row>
        <table:table-row table:style-name="ro1">
          <table:table-cell office:value-type="float" office:value="19.1501" calcext:value-type="float">
            <text:p>19.1501</text:p>
          </table:table-cell>
          <table:table-cell office:value-type="float" office:value="0.0876397" calcext:value-type="float">
            <text:p>0.0876397</text:p>
          </table:table-cell>
          <table:table-cell office:value-type="float" office:value="0.91236" calcext:value-type="float">
            <text:p>0.91236</text:p>
          </table:table-cell>
          <table:table-cell office:value-type="float" office:value="1" calcext:value-type="float">
            <text:p>1</text:p>
          </table:table-cell>
          <table:table-cell office:value-type="float" office:value="1.35082" calcext:value-type="float">
            <text:p>1.35082</text:p>
          </table:table-cell>
        </table:table-row>
        <table:table-row table:style-name="ro1">
          <table:table-cell office:value-type="float" office:value="19.1601" calcext:value-type="float">
            <text:p>19.1601</text:p>
          </table:table-cell>
          <table:table-cell office:value-type="float" office:value="0.0933771" calcext:value-type="float">
            <text:p>0.0933771</text:p>
          </table:table-cell>
          <table:table-cell office:value-type="float" office:value="0.906623" calcext:value-type="float">
            <text:p>0.906623</text:p>
          </table:table-cell>
          <table:table-cell office:value-type="float" office:value="1" calcext:value-type="float">
            <text:p>1</text:p>
          </table:table-cell>
          <table:table-cell office:value-type="float" office:value="1.34657" calcext:value-type="float">
            <text:p>1.34657</text:p>
          </table:table-cell>
        </table:table-row>
        <table:table-row table:style-name="ro1">
          <table:table-cell office:value-type="float" office:value="19.1701" calcext:value-type="float">
            <text:p>19.1701</text:p>
          </table:table-cell>
          <table:table-cell office:value-type="float" office:value="0.0992773" calcext:value-type="float">
            <text:p>0.099277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1" calcext:value-type="float">
            <text:p>1</text:p>
          </table:table-cell>
          <table:table-cell office:value-type="float" office:value="1.34218" calcext:value-type="float">
            <text:p>1.34218</text:p>
          </table:table-cell>
        </table:table-row>
        <table:table-row table:style-name="ro1">
          <table:table-cell office:value-type="float" office:value="19.1801" calcext:value-type="float">
            <text:p>19.1801</text:p>
          </table:table-cell>
          <table:table-cell office:value-type="float" office:value="0.105338" calcext:value-type="float">
            <text:p>0.105338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1" calcext:value-type="float">
            <text:p>1</text:p>
          </table:table-cell>
          <table:table-cell office:value-type="float" office:value="1.33766" calcext:value-type="float">
            <text:p>1.33766</text:p>
          </table:table-cell>
        </table:table-row>
        <table:table-row table:style-name="ro1">
          <table:table-cell office:value-type="float" office:value="19.1901" calcext:value-type="float">
            <text:p>19.1901</text:p>
          </table:table-cell>
          <table:table-cell office:value-type="float" office:value="0.111556" calcext:value-type="float">
            <text:p>0.111556</text:p>
          </table:table-cell>
          <table:table-cell office:value-type="float" office:value="0.888444" calcext:value-type="float">
            <text:p>0.888444</text:p>
          </table:table-cell>
          <table:table-cell office:value-type="float" office:value="1" calcext:value-type="float">
            <text:p>1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19.2001" calcext:value-type="float">
            <text:p>19.2001</text:p>
          </table:table-cell>
          <table:table-cell office:value-type="float" office:value="0.11793" calcext:value-type="float">
            <text:p>0.11793</text:p>
          </table:table-cell>
          <table:table-cell office:value-type="float" office:value="0.88207" calcext:value-type="float">
            <text:p>0.88207</text:p>
          </table:table-cell>
          <table:table-cell office:value-type="float" office:value="1" calcext:value-type="float">
            <text:p>1</text:p>
          </table:table-cell>
          <table:table-cell office:value-type="float" office:value="1.32821" calcext:value-type="float">
            <text:p>1.32821</text:p>
          </table:table-cell>
        </table:table-row>
        <table:table-row table:style-name="ro1">
          <table:table-cell office:value-type="float" office:value="19.2101" calcext:value-type="float">
            <text:p>19.2101</text:p>
          </table:table-cell>
          <table:table-cell office:value-type="float" office:value="0.124456" calcext:value-type="float">
            <text:p>0.124456</text:p>
          </table:table-cell>
          <table:table-cell office:value-type="float" office:value="0.875544" calcext:value-type="float">
            <text:p>0.875544</text:p>
          </table:table-cell>
          <table:table-cell office:value-type="float" office:value="1" calcext:value-type="float">
            <text:p>1</text:p>
          </table:table-cell>
          <table:table-cell office:value-type="float" office:value="1.32329" calcext:value-type="float">
            <text:p>1.32329</text:p>
          </table:table-cell>
        </table:table-row>
        <table:table-row table:style-name="ro1">
          <table:table-cell office:value-type="float" office:value="19.2201" calcext:value-type="float">
            <text:p>19.2201</text:p>
          </table:table-cell>
          <table:table-cell office:value-type="float" office:value="0.131133" calcext:value-type="float">
            <text:p>0.131133</text:p>
          </table:table-cell>
          <table:table-cell office:value-type="float" office:value="0.868867" calcext:value-type="float">
            <text:p>0.868867</text:p>
          </table:table-cell>
          <table:table-cell office:value-type="float" office:value="1" calcext:value-type="float">
            <text:p>1</text:p>
          </table:table-cell>
          <table:table-cell office:value-type="float" office:value="1.31823" calcext:value-type="float">
            <text:p>1.31823</text:p>
          </table:table-cell>
        </table:table-row>
        <table:table-row table:style-name="ro1">
          <table:table-cell office:value-type="float" office:value="19.2301" calcext:value-type="float">
            <text:p>19.2301</text:p>
          </table:table-cell>
          <table:table-cell office:value-type="float" office:value="0.137957" calcext:value-type="float">
            <text:p>0.137957</text:p>
          </table:table-cell>
          <table:table-cell office:value-type="float" office:value="0.862043" calcext:value-type="float">
            <text:p>0.862043</text:p>
          </table:table-cell>
          <table:table-cell office:value-type="float" office:value="1" calcext:value-type="float">
            <text:p>1</text:p>
          </table:table-cell>
          <table:table-cell office:value-type="float" office:value="1.31304" calcext:value-type="float">
            <text:p>1.31304</text:p>
          </table:table-cell>
        </table:table-row>
        <table:table-row table:style-name="ro1">
          <table:table-cell office:value-type="float" office:value="19.2401" calcext:value-type="float">
            <text:p>19.2401</text:p>
          </table:table-cell>
          <table:table-cell office:value-type="float" office:value="0.144926" calcext:value-type="float">
            <text:p>0.144926</text:p>
          </table:table-cell>
          <table:table-cell office:value-type="float" office:value="0.855074" calcext:value-type="float">
            <text:p>0.855074</text:p>
          </table:table-cell>
          <table:table-cell office:value-type="float" office:value="1" calcext:value-type="float">
            <text:p>1</text:p>
          </table:table-cell>
          <table:table-cell office:value-type="float" office:value="1.30773" calcext:value-type="float">
            <text:p>1.30773</text:p>
          </table:table-cell>
        </table:table-row>
        <table:table-row table:style-name="ro1">
          <table:table-cell office:value-type="float" office:value="19.2501" calcext:value-type="float">
            <text:p>19.2501</text:p>
          </table:table-cell>
          <table:table-cell office:value-type="float" office:value="0.152037" calcext:value-type="float">
            <text:p>0.152037</text:p>
          </table:table-cell>
          <table:table-cell office:value-type="float" office:value="0.847963" calcext:value-type="float">
            <text:p>0.847963</text:p>
          </table:table-cell>
          <table:table-cell office:value-type="float" office:value="1" calcext:value-type="float">
            <text:p>1</text:p>
          </table:table-cell>
          <table:table-cell office:value-type="float" office:value="1.30228" calcext:value-type="float">
            <text:p>1.30228</text:p>
          </table:table-cell>
        </table:table-row>
        <table:table-row table:style-name="ro1">
          <table:table-cell office:value-type="float" office:value="19.2601" calcext:value-type="float">
            <text:p>19.2601</text:p>
          </table:table-cell>
          <table:table-cell office:value-type="float" office:value="0.159287" calcext:value-type="float">
            <text:p>0.159287</text:p>
          </table:table-cell>
          <table:table-cell office:value-type="float" office:value="0.840713" calcext:value-type="float">
            <text:p>0.840713</text:p>
          </table:table-cell>
          <table:table-cell office:value-type="float" office:value="1" calcext:value-type="float">
            <text:p>1</text:p>
          </table:table-cell>
          <table:table-cell office:value-type="float" office:value="1.2967" calcext:value-type="float">
            <text:p>1.2967</text:p>
          </table:table-cell>
        </table:table-row>
        <table:table-row table:style-name="ro1">
          <table:table-cell office:value-type="float" office:value="19.2701" calcext:value-type="float">
            <text:p>19.2701</text:p>
          </table:table-cell>
          <table:table-cell office:value-type="float" office:value="0.166674" calcext:value-type="float">
            <text:p>0.166674</text:p>
          </table:table-cell>
          <table:table-cell office:value-type="float" office:value="0.833326" calcext:value-type="float">
            <text:p>0.833326</text:p>
          </table:table-cell>
          <table:table-cell office:value-type="float" office:value="1" calcext:value-type="float">
            <text:p>1</text:p>
          </table:table-cell>
          <table:table-cell office:value-type="float" office:value="1.29099" calcext:value-type="float">
            <text:p>1.29099</text:p>
          </table:table-cell>
        </table:table-row>
        <table:table-row table:style-name="ro1">
          <table:table-cell office:value-type="float" office:value="19.2801" calcext:value-type="float">
            <text:p>19.2801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825806" calcext:value-type="float">
            <text:p>0.825806</text:p>
          </table:table-cell>
          <table:table-cell office:value-type="float" office:value="1" calcext:value-type="float">
            <text:p>1</text:p>
          </table:table-cell>
          <table:table-cell office:value-type="float" office:value="1.28515" calcext:value-type="float">
            <text:p>1.28515</text:p>
          </table:table-cell>
        </table:table-row>
        <table:table-row table:style-name="ro1">
          <table:table-cell office:value-type="float" office:value="19.2901" calcext:value-type="float">
            <text:p>19.2901</text:p>
          </table:table-cell>
          <table:table-cell office:value-type="float" office:value="0.181844" calcext:value-type="float">
            <text:p>0.181844</text:p>
          </table:table-cell>
          <table:table-cell office:value-type="float" office:value="0.818156" calcext:value-type="float">
            <text:p>0.818156</text:p>
          </table:table-cell>
          <table:table-cell office:value-type="float" office:value="1" calcext:value-type="float">
            <text:p>1</text:p>
          </table:table-cell>
          <table:table-cell office:value-type="float" office:value="1.27918" calcext:value-type="float">
            <text:p>1.27918</text:p>
          </table:table-cell>
        </table:table-row>
        <table:table-row table:style-name="ro1">
          <table:table-cell office:value-type="float" office:value="19.3001" calcext:value-type="float">
            <text:p>19.3001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810379" calcext:value-type="float">
            <text:p>0.810379</text:p>
          </table:table-cell>
          <table:table-cell office:value-type="float" office:value="1" calcext:value-type="float">
            <text:p>1</text:p>
          </table:table-cell>
          <table:table-cell office:value-type="float" office:value="1.27309" calcext:value-type="float">
            <text:p>1.27309</text:p>
          </table:table-cell>
        </table:table-row>
        <table:table-row table:style-name="ro1">
          <table:table-cell office:value-type="float" office:value="19.3101" calcext:value-type="float">
            <text:p>19.3101</text:p>
          </table:table-cell>
          <table:table-cell office:value-type="float" office:value="0.197523" calcext:value-type="float">
            <text:p>0.197523</text:p>
          </table:table-cell>
          <table:table-cell office:value-type="float" office:value="0.802477" calcext:value-type="float">
            <text:p>0.802477</text:p>
          </table:table-cell>
          <table:table-cell office:value-type="float" office:value="1" calcext:value-type="float">
            <text:p>1</text:p>
          </table:table-cell>
          <table:table-cell office:value-type="float" office:value="1.26687" calcext:value-type="float">
            <text:p>1.26687</text:p>
          </table:table-cell>
        </table:table-row>
        <table:table-row table:style-name="ro1">
          <table:table-cell office:value-type="float" office:value="19.3201" calcext:value-type="float">
            <text:p>19.3201</text:p>
          </table:table-cell>
          <table:table-cell office:value-type="float" office:value="0.205546" calcext:value-type="float">
            <text:p>0.205546</text:p>
          </table:table-cell>
          <table:table-cell office:value-type="float" office:value="0.794454" calcext:value-type="float">
            <text:p>0.794454</text:p>
          </table:table-cell>
          <table:table-cell office:value-type="float" office:value="1" calcext:value-type="float">
            <text:p>1</text:p>
          </table:table-cell>
          <table:table-cell office:value-type="float" office:value="1.26052" calcext:value-type="float">
            <text:p>1.26052</text:p>
          </table:table-cell>
        </table:table-row>
        <table:table-row table:style-name="ro1">
          <table:table-cell office:value-type="float" office:value="19.3301" calcext:value-type="float">
            <text:p>19.3301</text:p>
          </table:table-cell>
          <table:table-cell office:value-type="float" office:value="0.213686" calcext:value-type="float">
            <text:p>0.213686</text:p>
          </table:table-cell>
          <table:table-cell office:value-type="float" office:value="0.786314" calcext:value-type="float">
            <text:p>0.786314</text:p>
          </table:table-cell>
          <table:table-cell office:value-type="float" office:value="1" calcext:value-type="float">
            <text:p>1</text:p>
          </table:table-cell>
          <table:table-cell office:value-type="float" office:value="1.25404" calcext:value-type="float">
            <text:p>1.25404</text:p>
          </table:table-cell>
        </table:table-row>
        <table:table-row table:style-name="ro1">
          <table:table-cell office:value-type="float" office:value="19.3401" calcext:value-type="float">
            <text:p>19.3401</text:p>
          </table:table-cell>
          <table:table-cell office:value-type="float" office:value="0.221941" calcext:value-type="float">
            <text:p>0.221941</text:p>
          </table:table-cell>
          <table:table-cell office:value-type="float" office:value="0.778059" calcext:value-type="float">
            <text:p>0.778059</text:p>
          </table:table-cell>
          <table:table-cell office:value-type="float" office:value="1" calcext:value-type="float">
            <text:p>1</text:p>
          </table:table-cell>
          <table:table-cell office:value-type="float" office:value="1.24744" calcext:value-type="float">
            <text:p>1.24744</text:p>
          </table:table-cell>
        </table:table-row>
        <table:table-row table:style-name="ro1">
          <table:table-cell office:value-type="float" office:value="19.3501" calcext:value-type="float">
            <text:p>19.3501</text:p>
          </table:table-cell>
          <table:table-cell office:value-type="float" office:value="0.230307" calcext:value-type="float">
            <text:p>0.230307</text:p>
          </table:table-cell>
          <table:table-cell office:value-type="float" office:value="0.769693" calcext:value-type="float">
            <text:p>0.769693</text:p>
          </table:table-cell>
          <table:table-cell office:value-type="float" office:value="1" calcext:value-type="float">
            <text:p>1</text:p>
          </table:table-cell>
          <table:table-cell office:value-type="float" office:value="1.24072" calcext:value-type="float">
            <text:p>1.24072</text:p>
          </table:table-cell>
        </table:table-row>
        <table:table-row table:style-name="ro1">
          <table:table-cell office:value-type="float" office:value="19.3601" calcext:value-type="float">
            <text:p>19.3601</text:p>
          </table:table-cell>
          <table:table-cell office:value-type="float" office:value="0.238781" calcext:value-type="float">
            <text:p>0.238781</text:p>
          </table:table-cell>
          <table:table-cell office:value-type="float" office:value="0.761219" calcext:value-type="float">
            <text:p>0.761219</text:p>
          </table:table-cell>
          <table:table-cell office:value-type="float" office:value="1" calcext:value-type="float">
            <text:p>1</text:p>
          </table:table-cell>
          <table:table-cell office:value-type="float" office:value="1.23387" calcext:value-type="float">
            <text:p>1.23387</text:p>
          </table:table-cell>
        </table:table-row>
        <table:table-row table:style-name="ro1">
          <table:table-cell office:value-type="float" office:value="19.3701" calcext:value-type="float">
            <text:p>19.3701</text:p>
          </table:table-cell>
          <table:table-cell office:value-type="float" office:value="0.247359" calcext:value-type="float">
            <text:p>0.247359</text:p>
          </table:table-cell>
          <table:table-cell office:value-type="float" office:value="0.752641" calcext:value-type="float">
            <text:p>0.752641</text:p>
          </table:table-cell>
          <table:table-cell office:value-type="float" office:value="1" calcext:value-type="float">
            <text:p>1</text:p>
          </table:table-cell>
          <table:table-cell office:value-type="float" office:value="1.2269" calcext:value-type="float">
            <text:p>1.2269</text:p>
          </table:table-cell>
        </table:table-row>
        <table:table-row table:style-name="ro1">
          <table:table-cell office:value-type="float" office:value="19.3801" calcext:value-type="float">
            <text:p>19.3801</text:p>
          </table:table-cell>
          <table:table-cell office:value-type="float" office:value="0.256039" calcext:value-type="float">
            <text:p>0.256039</text:p>
          </table:table-cell>
          <table:table-cell office:value-type="float" office:value="0.743961" calcext:value-type="float">
            <text:p>0.743961</text:p>
          </table:table-cell>
          <table:table-cell office:value-type="float" office:value="1" calcext:value-type="float">
            <text:p>1</text:p>
          </table:table-cell>
          <table:table-cell office:value-type="float" office:value="1.2198" calcext:value-type="float">
            <text:p>1.2198</text:p>
          </table:table-cell>
        </table:table-row>
        <table:table-row table:style-name="ro1">
          <table:table-cell office:value-type="float" office:value="19.3901" calcext:value-type="float">
            <text:p>19.3901</text:p>
          </table:table-cell>
          <table:table-cell office:value-type="float" office:value="0.264816" calcext:value-type="float">
            <text:p>0.264816</text:p>
          </table:table-cell>
          <table:table-cell office:value-type="float" office:value="0.735184" calcext:value-type="float">
            <text:p>0.735184</text:p>
          </table:table-cell>
          <table:table-cell office:value-type="float" office:value="1" calcext:value-type="float">
            <text:p>1</text:p>
          </table:table-cell>
          <table:table-cell office:value-type="float" office:value="1.21259" calcext:value-type="float">
            <text:p>1.21259</text:p>
          </table:table-cell>
        </table:table-row>
        <table:table-row table:style-name="ro1">
          <table:table-cell office:value-type="float" office:value="19.4001" calcext:value-type="float">
            <text:p>19.4001</text:p>
          </table:table-cell>
          <table:table-cell office:value-type="float" office:value="0.273687" calcext:value-type="float">
            <text:p>0.273687</text:p>
          </table:table-cell>
          <table:table-cell office:value-type="float" office:value="0.726313" calcext:value-type="float">
            <text:p>0.726313</text:p>
          </table:table-cell>
          <table:table-cell office:value-type="float" office:value="1" calcext:value-type="float">
            <text:p>1</text:p>
          </table:table-cell>
          <table:table-cell office:value-type="float" office:value="1.20525" calcext:value-type="float">
            <text:p>1.20525</text:p>
          </table:table-cell>
        </table:table-row>
        <table:table-row table:style-name="ro1">
          <table:table-cell office:value-type="float" office:value="19.4101" calcext:value-type="float">
            <text:p>19.4101</text:p>
          </table:table-cell>
          <table:table-cell office:value-type="float" office:value="0.282649" calcext:value-type="float">
            <text:p>0.282649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1" calcext:value-type="float">
            <text:p>1</text:p>
          </table:table-cell>
          <table:table-cell office:value-type="float" office:value="1.19779" calcext:value-type="float">
            <text:p>1.19779</text:p>
          </table:table-cell>
        </table:table-row>
        <table:table-row table:style-name="ro1">
          <table:table-cell office:value-type="float" office:value="19.4201" calcext:value-type="float">
            <text:p>19.4201</text:p>
          </table:table-cell>
          <table:table-cell office:value-type="float" office:value="0.291697" calcext:value-type="float">
            <text:p>0.291697</text:p>
          </table:table-cell>
          <table:table-cell office:value-type="float" office:value="0.708303" calcext:value-type="float">
            <text:p>0.708303</text:p>
          </table:table-cell>
          <table:table-cell office:value-type="float" office:value="1" calcext:value-type="float">
            <text:p>1</text:p>
          </table:table-cell>
          <table:table-cell office:value-type="float" office:value="1.19021" calcext:value-type="float">
            <text:p>1.19021</text:p>
          </table:table-cell>
        </table:table-row>
        <table:table-row table:style-name="ro1">
          <table:table-cell office:value-type="float" office:value="19.4301" calcext:value-type="float">
            <text:p>19.4301</text:p>
          </table:table-cell>
          <table:table-cell office:value-type="float" office:value="0.300829" calcext:value-type="float">
            <text:p>0.300829</text:p>
          </table:table-cell>
          <table:table-cell office:value-type="float" office:value="0.699171" calcext:value-type="float">
            <text:p>0.699171</text:p>
          </table:table-cell>
          <table:table-cell office:value-type="float" office:value="1" calcext:value-type="float">
            <text:p>1</text:p>
          </table:table-cell>
          <table:table-cell office:value-type="float" office:value="1.18251" calcext:value-type="float">
            <text:p>1.18251</text:p>
          </table:table-cell>
        </table:table-row>
        <table:table-row table:style-name="ro1">
          <table:table-cell office:value-type="float" office:value="19.4401" calcext:value-type="float">
            <text:p>19.4401</text:p>
          </table:table-cell>
          <table:table-cell office:value-type="float" office:value="0.310041" calcext:value-type="float">
            <text:p>0.310041</text:p>
          </table:table-cell>
          <table:table-cell office:value-type="float" office:value="0.689959" calcext:value-type="float">
            <text:p>0.689959</text:p>
          </table:table-cell>
          <table:table-cell office:value-type="float" office:value="1" calcext:value-type="float">
            <text:p>1</text:p>
          </table:table-cell>
          <table:table-cell office:value-type="float" office:value="1.1747" calcext:value-type="float">
            <text:p>1.1747</text:p>
          </table:table-cell>
        </table:table-row>
        <table:table-row table:style-name="ro1">
          <table:table-cell office:value-type="float" office:value="19.4501" calcext:value-type="float">
            <text:p>19.4501</text:p>
          </table:table-cell>
          <table:table-cell office:value-type="float" office:value="0.319328" calcext:value-type="float">
            <text:p>0.319328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1" calcext:value-type="float">
            <text:p>1</text:p>
          </table:table-cell>
          <table:table-cell office:value-type="float" office:value="1.16677" calcext:value-type="float">
            <text:p>1.16677</text:p>
          </table:table-cell>
        </table:table-row>
        <table:table-row table:style-name="ro1">
          <table:table-cell office:value-type="float" office:value="19.4601" calcext:value-type="float">
            <text:p>19.4601</text:p>
          </table:table-cell>
          <table:table-cell office:value-type="float" office:value="0.328688" calcext:value-type="float">
            <text:p>0.328688</text:p>
          </table:table-cell>
          <table:table-cell office:value-type="float" office:value="0.671312" calcext:value-type="float">
            <text:p>0.671312</text:p>
          </table:table-cell>
          <table:table-cell office:value-type="float" office:value="1" calcext:value-type="float">
            <text:p>1</text:p>
          </table:table-cell>
          <table:table-cell office:value-type="float" office:value="1.15872" calcext:value-type="float">
            <text:p>1.15872</text:p>
          </table:table-cell>
        </table:table-row>
        <table:table-row table:style-name="ro1">
          <table:table-cell office:value-type="float" office:value="19.4701" calcext:value-type="float">
            <text:p>19.4701</text:p>
          </table:table-cell>
          <table:table-cell office:value-type="float" office:value="0.338117" calcext:value-type="float">
            <text:p>0.338117</text:p>
          </table:table-cell>
          <table:table-cell office:value-type="float" office:value="0.661883" calcext:value-type="float">
            <text:p>0.661883</text:p>
          </table:table-cell>
          <table:table-cell office:value-type="float" office:value="1" calcext:value-type="float">
            <text:p>1</text:p>
          </table:table-cell>
          <table:table-cell office:value-type="float" office:value="1.15055" calcext:value-type="float">
            <text:p>1.15055</text:p>
          </table:table-cell>
        </table:table-row>
        <table:table-row table:style-name="ro1">
          <table:table-cell office:value-type="float" office:value="19.4801" calcext:value-type="float">
            <text:p>19.4801</text:p>
          </table:table-cell>
          <table:table-cell office:value-type="float" office:value="0.34761" calcext:value-type="float">
            <text:p>0.34761</text:p>
          </table:table-cell>
          <table:table-cell office:value-type="float" office:value="0.65239" calcext:value-type="float">
            <text:p>0.65239</text:p>
          </table:table-cell>
          <table:table-cell office:value-type="float" office:value="1" calcext:value-type="float">
            <text:p>1</text:p>
          </table:table-cell>
          <table:table-cell office:value-type="float" office:value="1.14227" calcext:value-type="float">
            <text:p>1.14227</text:p>
          </table:table-cell>
        </table:table-row>
        <table:table-row table:style-name="ro1">
          <table:table-cell office:value-type="float" office:value="19.4901" calcext:value-type="float">
            <text:p>19.4901</text:p>
          </table:table-cell>
          <table:table-cell office:value-type="float" office:value="0.357164" calcext:value-type="float">
            <text:p>0.357164</text:p>
          </table:table-cell>
          <table:table-cell office:value-type="float" office:value="0.642836" calcext:value-type="float">
            <text:p>0.642836</text:p>
          </table:table-cell>
          <table:table-cell office:value-type="float" office:value="1" calcext:value-type="float">
            <text:p>1</text:p>
          </table:table-cell>
          <table:table-cell office:value-type="float" office:value="1.13388" calcext:value-type="float">
            <text:p>1.13388</text:p>
          </table:table-cell>
        </table:table-row>
        <table:table-row table:style-name="ro1">
          <table:table-cell office:value-type="float" office:value="19.5001" calcext:value-type="float">
            <text:p>19.5001</text:p>
          </table:table-cell>
          <table:table-cell office:value-type="float" office:value="0.366775" calcext:value-type="float">
            <text:p>0.366775</text:p>
          </table:table-cell>
          <table:table-cell office:value-type="float" office:value="0.633225" calcext:value-type="float">
            <text:p>0.633225</text:p>
          </table:table-cell>
          <table:table-cell office:value-type="float" office:value="1" calcext:value-type="float">
            <text:p>1</text:p>
          </table:table-cell>
          <table:table-cell office:value-type="float" office:value="1.12537" calcext:value-type="float">
            <text:p>1.12537</text:p>
          </table:table-cell>
        </table:table-row>
        <table:table-row table:style-name="ro1">
          <table:table-cell office:value-type="float" office:value="19.5101" calcext:value-type="float">
            <text:p>19.5101</text:p>
          </table:table-cell>
          <table:table-cell office:value-type="float" office:value="0.376439" calcext:value-type="float">
            <text:p>0.376439</text:p>
          </table:table-cell>
          <table:table-cell office:value-type="float" office:value="0.623561" calcext:value-type="float">
            <text:p>0.623561</text:p>
          </table:table-cell>
          <table:table-cell office:value-type="float" office:value="1" calcext:value-type="float">
            <text:p>1</text:p>
          </table:table-cell>
          <table:table-cell office:value-type="float" office:value="1.11675" calcext:value-type="float">
            <text:p>1.11675</text:p>
          </table:table-cell>
        </table:table-row>
        <table:table-row table:style-name="ro1">
          <table:table-cell office:value-type="float" office:value="19.5201" calcext:value-type="float">
            <text:p>19.5201</text:p>
          </table:table-cell>
          <table:table-cell office:value-type="float" office:value="0.386153" calcext:value-type="float">
            <text:p>0.386153</text:p>
          </table:table-cell>
          <table:table-cell office:value-type="float" office:value="0.613847" calcext:value-type="float">
            <text:p>0.613847</text:p>
          </table:table-cell>
          <table:table-cell office:value-type="float" office:value="1" calcext:value-type="float">
            <text:p>1</text:p>
          </table:table-cell>
          <table:table-cell office:value-type="float" office:value="1.10801" calcext:value-type="float">
            <text:p>1.10801</text:p>
          </table:table-cell>
        </table:table-row>
        <table:table-row table:style-name="ro1">
          <table:table-cell office:value-type="float" office:value="19.5301" calcext:value-type="float">
            <text:p>19.5301</text:p>
          </table:table-cell>
          <table:table-cell office:value-type="float" office:value="0.395913" calcext:value-type="float">
            <text:p>0.395913</text:p>
          </table:table-cell>
          <table:table-cell office:value-type="float" office:value="0.604087" calcext:value-type="float">
            <text:p>0.604087</text:p>
          </table:table-cell>
          <table:table-cell office:value-type="float" office:value="1" calcext:value-type="float">
            <text:p>1</text:p>
          </table:table-cell>
          <table:table-cell office:value-type="float" office:value="1.09917" calcext:value-type="float">
            <text:p>1.09917</text:p>
          </table:table-cell>
        </table:table-row>
        <table:table-row table:style-name="ro1">
          <table:table-cell office:value-type="float" office:value="19.5401" calcext:value-type="float">
            <text:p>19.5401</text:p>
          </table:table-cell>
          <table:table-cell office:value-type="float" office:value="0.405714" calcext:value-type="float">
            <text:p>0.405714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1" calcext:value-type="float">
            <text:p>1</text:p>
          </table:table-cell>
          <table:table-cell office:value-type="float" office:value="1.09022" calcext:value-type="float">
            <text:p>1.09022</text:p>
          </table:table-cell>
        </table:table-row>
        <table:table-row table:style-name="ro1">
          <table:table-cell office:value-type="float" office:value="19.5501" calcext:value-type="float">
            <text:p>19.5501</text:p>
          </table:table-cell>
          <table:table-cell office:value-type="float" office:value="0.415553" calcext:value-type="float">
            <text:p>0.415553</text:p>
          </table:table-cell>
          <table:table-cell office:value-type="float" office:value="0.584447" calcext:value-type="float">
            <text:p>0.584447</text:p>
          </table:table-cell>
          <table:table-cell office:value-type="float" office:value="1" calcext:value-type="float">
            <text:p>1</text:p>
          </table:table-cell>
          <table:table-cell office:value-type="float" office:value="1.08115" calcext:value-type="float">
            <text:p>1.08115</text:p>
          </table:table-cell>
        </table:table-row>
        <table:table-row table:style-name="ro1">
          <table:table-cell office:value-type="float" office:value="19.5601" calcext:value-type="float">
            <text:p>19.5601</text:p>
          </table:table-cell>
          <table:table-cell office:value-type="float" office:value="0.425425" calcext:value-type="float">
            <text:p>0.425425</text:p>
          </table:table-cell>
          <table:table-cell office:value-type="float" office:value="0.574575" calcext:value-type="float">
            <text:p>0.574575</text:p>
          </table:table-cell>
          <table:table-cell office:value-type="float" office:value="1" calcext:value-type="float">
            <text:p>1</text:p>
          </table:table-cell>
          <table:table-cell office:value-type="float" office:value="1.07198" calcext:value-type="float">
            <text:p>1.07198</text:p>
          </table:table-cell>
        </table:table-row>
        <table:table-row table:style-name="ro1">
          <table:table-cell office:value-type="float" office:value="19.5701" calcext:value-type="float">
            <text:p>19.5701</text:p>
          </table:table-cell>
          <table:table-cell office:value-type="float" office:value="0.435328" calcext:value-type="float">
            <text:p>0.435328</text:p>
          </table:table-cell>
          <table:table-cell office:value-type="float" office:value="0.564672" calcext:value-type="float">
            <text:p>0.564672</text:p>
          </table:table-cell>
          <table:table-cell office:value-type="float" office:value="1" calcext:value-type="float">
            <text:p>1</text:p>
          </table:table-cell>
          <table:table-cell office:value-type="float" office:value="1.06271" calcext:value-type="float">
            <text:p>1.06271</text:p>
          </table:table-cell>
        </table:table-row>
        <table:table-row table:style-name="ro1">
          <table:table-cell office:value-type="float" office:value="19.5801" calcext:value-type="float">
            <text:p>19.5801</text:p>
          </table:table-cell>
          <table:table-cell office:value-type="float" office:value="0.445256" calcext:value-type="float">
            <text:p>0.445256</text:p>
          </table:table-cell>
          <table:table-cell office:value-type="float" office:value="0.554744" calcext:value-type="float">
            <text:p>0.554744</text:p>
          </table:table-cell>
          <table:table-cell office:value-type="float" office:value="1" calcext:value-type="float">
            <text:p>1</text:p>
          </table:table-cell>
          <table:table-cell office:value-type="float" office:value="1.05332" calcext:value-type="float">
            <text:p>1.05332</text:p>
          </table:table-cell>
        </table:table-row>
        <table:table-row table:style-name="ro1">
          <table:table-cell office:value-type="float" office:value="19.5901" calcext:value-type="float">
            <text:p>19.5901</text:p>
          </table:table-cell>
          <table:table-cell office:value-type="float" office:value="0.455206" calcext:value-type="float">
            <text:p>0.455206</text:p>
          </table:table-cell>
          <table:table-cell office:value-type="float" office:value="0.544794" calcext:value-type="float">
            <text:p>0.544794</text:p>
          </table:table-cell>
          <table:table-cell office:value-type="float" office:value="1" calcext:value-type="float">
            <text:p>1</text:p>
          </table:table-cell>
          <table:table-cell office:value-type="float" office:value="1.04383" calcext:value-type="float">
            <text:p>1.04383</text:p>
          </table:table-cell>
        </table:table-row>
        <table:table-row table:style-name="ro1">
          <table:table-cell office:value-type="float" office:value="19.6001" calcext:value-type="float">
            <text:p>19.6001</text:p>
          </table:table-cell>
          <table:table-cell office:value-type="float" office:value="0.465174" calcext:value-type="float">
            <text:p>0.465174</text:p>
          </table:table-cell>
          <table:table-cell office:value-type="float" office:value="0.534826" calcext:value-type="float">
            <text:p>0.534826</text:p>
          </table:table-cell>
          <table:table-cell office:value-type="float" office:value="1" calcext:value-type="float">
            <text:p>1</text:p>
          </table:table-cell>
          <table:table-cell office:value-type="float" office:value="1.03424" calcext:value-type="float">
            <text:p>1.03424</text:p>
          </table:table-cell>
        </table:table-row>
        <table:table-row table:style-name="ro1">
          <table:table-cell office:value-type="float" office:value="19.6101" calcext:value-type="float">
            <text:p>19.6101</text:p>
          </table:table-cell>
          <table:table-cell office:value-type="float" office:value="0.475156" calcext:value-type="float">
            <text:p>0.475156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1" calcext:value-type="float">
            <text:p>1</text:p>
          </table:table-cell>
          <table:table-cell office:value-type="float" office:value="1.02454" calcext:value-type="float">
            <text:p>1.02454</text:p>
          </table:table-cell>
        </table:table-row>
        <table:table-row table:style-name="ro1">
          <table:table-cell office:value-type="float" office:value="19.6201" calcext:value-type="float">
            <text:p>19.6201</text:p>
          </table:table-cell>
          <table:table-cell office:value-type="float" office:value="0.485148" calcext:value-type="float">
            <text:p>0.485148</text:p>
          </table:table-cell>
          <table:table-cell office:value-type="float" office:value="0.514852" calcext:value-type="float">
            <text:p>0.514852</text:p>
          </table:table-cell>
          <table:table-cell office:value-type="float" office:value="1" calcext:value-type="float">
            <text:p>1</text:p>
          </table:table-cell>
          <table:table-cell office:value-type="float" office:value="1.01474" calcext:value-type="float">
            <text:p>1.01474</text:p>
          </table:table-cell>
        </table:table-row>
        <table:table-row table:style-name="ro1">
          <table:table-cell office:value-type="float" office:value="19.6301" calcext:value-type="float">
            <text:p>19.6301</text:p>
          </table:table-cell>
          <table:table-cell office:value-type="float" office:value="0.495146" calcext:value-type="float">
            <text:p>0.495146</text:p>
          </table:table-cell>
          <table:table-cell office:value-type="float" office:value="0.504854" calcext:value-type="float">
            <text:p>0.504854</text:p>
          </table:table-cell>
          <table:table-cell office:value-type="float" office:value="1" calcext:value-type="float">
            <text:p>1</text:p>
          </table:table-cell>
          <table:table-cell office:value-type="float" office:value="1.00484" calcext:value-type="float">
            <text:p>1.00484</text:p>
          </table:table-cell>
        </table:table-row>
        <table:table-row table:style-name="ro1">
          <table:table-cell office:value-type="float" office:value="19.6401" calcext:value-type="float">
            <text:p>19.6401</text:p>
          </table:table-cell>
          <table:table-cell office:value-type="float" office:value="0.505146" calcext:value-type="float">
            <text:p>0.505146</text:p>
          </table:table-cell>
          <table:table-cell office:value-type="float" office:value="0.494854" calcext:value-type="float">
            <text:p>0.494854</text:p>
          </table:table-cell>
          <table:table-cell office:value-type="float" office:value="1" calcext:value-type="float">
            <text:p>1</text:p>
          </table:table-cell>
          <table:table-cell office:value-type="float" office:value="0.994841" calcext:value-type="float">
            <text:p>0.994841</text:p>
          </table:table-cell>
        </table:table-row>
        <table:table-row table:style-name="ro1">
          <table:table-cell office:value-type="float" office:value="19.6501" calcext:value-type="float">
            <text:p>19.6501</text:p>
          </table:table-cell>
          <table:table-cell office:value-type="float" office:value="0.515144" calcext:value-type="float">
            <text:p>0.515144</text:p>
          </table:table-cell>
          <table:table-cell office:value-type="float" office:value="0.484856" calcext:value-type="float">
            <text:p>0.484856</text:p>
          </table:table-cell>
          <table:table-cell office:value-type="float" office:value="1" calcext:value-type="float">
            <text:p>1</text:p>
          </table:table-cell>
          <table:table-cell office:value-type="float" office:value="0.98474" calcext:value-type="float">
            <text:p>0.98474</text:p>
          </table:table-cell>
        </table:table-row>
        <table:table-row table:style-name="ro1">
          <table:table-cell office:value-type="float" office:value="19.6601" calcext:value-type="float">
            <text:p>19.6601</text:p>
          </table:table-cell>
          <table:table-cell office:value-type="float" office:value="0.525135" calcext:value-type="float">
            <text:p>0.525135</text:p>
          </table:table-cell>
          <table:table-cell office:value-type="float" office:value="0.474865" calcext:value-type="float">
            <text:p>0.474865</text:p>
          </table:table-cell>
          <table:table-cell office:value-type="float" office:value="1" calcext:value-type="float">
            <text:p>1</text:p>
          </table:table-cell>
          <table:table-cell office:value-type="float" office:value="0.974541" calcext:value-type="float">
            <text:p>0.974541</text:p>
          </table:table-cell>
        </table:table-row>
        <table:table-row table:style-name="ro1">
          <table:table-cell office:value-type="float" office:value="19.6701" calcext:value-type="float">
            <text:p>19.6701</text:p>
          </table:table-cell>
          <table:table-cell office:value-type="float" office:value="0.535117" calcext:value-type="float">
            <text:p>0.535117</text:p>
          </table:table-cell>
          <table:table-cell office:value-type="float" office:value="0.464883" calcext:value-type="float">
            <text:p>0.464883</text:p>
          </table:table-cell>
          <table:table-cell office:value-type="float" office:value="1" calcext:value-type="float">
            <text:p>1</text:p>
          </table:table-cell>
          <table:table-cell office:value-type="float" office:value="0.964244" calcext:value-type="float">
            <text:p>0.964244</text:p>
          </table:table-cell>
        </table:table-row>
        <table:table-row table:style-name="ro1">
          <table:table-cell office:value-type="float" office:value="19.6801" calcext:value-type="float">
            <text:p>19.6801</text:p>
          </table:table-cell>
          <table:table-cell office:value-type="float" office:value="0.545085" calcext:value-type="float">
            <text:p>0.545085</text:p>
          </table:table-cell>
          <table:table-cell office:value-type="float" office:value="0.454915" calcext:value-type="float">
            <text:p>0.454915</text:p>
          </table:table-cell>
          <table:table-cell office:value-type="float" office:value="1" calcext:value-type="float">
            <text:p>1</text:p>
          </table:table-cell>
          <table:table-cell office:value-type="float" office:value="0.953851" calcext:value-type="float">
            <text:p>0.953851</text:p>
          </table:table-cell>
        </table:table-row>
        <table:table-row table:style-name="ro1">
          <table:table-cell office:value-type="float" office:value="19.6901" calcext:value-type="float">
            <text:p>19.6901</text:p>
          </table:table-cell>
          <table:table-cell office:value-type="float" office:value="0.555034" calcext:value-type="float">
            <text:p>0.555034</text:p>
          </table:table-cell>
          <table:table-cell office:value-type="float" office:value="0.444966" calcext:value-type="float">
            <text:p>0.444966</text:p>
          </table:table-cell>
          <table:table-cell office:value-type="float" office:value="1" calcext:value-type="float">
            <text:p>1</text:p>
          </table:table-cell>
          <table:table-cell office:value-type="float" office:value="0.943362" calcext:value-type="float">
            <text:p>0.943362</text:p>
          </table:table-cell>
        </table:table-row>
        <table:table-row table:style-name="ro1">
          <table:table-cell office:value-type="float" office:value="19.7001" calcext:value-type="float">
            <text:p>19.7001</text:p>
          </table:table-cell>
          <table:table-cell office:value-type="float" office:value="0.564962" calcext:value-type="float">
            <text:p>0.564962</text:p>
          </table:table-cell>
          <table:table-cell office:value-type="float" office:value="0.435038" calcext:value-type="float">
            <text:p>0.435038</text:p>
          </table:table-cell>
          <table:table-cell office:value-type="float" office:value="1" calcext:value-type="float">
            <text:p>1</text:p>
          </table:table-cell>
          <table:table-cell office:value-type="float" office:value="0.932779" calcext:value-type="float">
            <text:p>0.932779</text:p>
          </table:table-cell>
        </table:table-row>
        <table:table-row table:style-name="ro1">
          <table:table-cell office:value-type="float" office:value="19.7101" calcext:value-type="float">
            <text:p>19.7101</text:p>
          </table:table-cell>
          <table:table-cell office:value-type="float" office:value="0.574863" calcext:value-type="float">
            <text:p>0.574863</text:p>
          </table:table-cell>
          <table:table-cell office:value-type="float" office:value="0.425137" calcext:value-type="float">
            <text:p>0.425137</text:p>
          </table:table-cell>
          <table:table-cell office:value-type="float" office:value="1" calcext:value-type="float">
            <text:p>1</text:p>
          </table:table-cell>
          <table:table-cell office:value-type="float" office:value="0.922103" calcext:value-type="float">
            <text:p>0.922103</text:p>
          </table:table-cell>
        </table:table-row>
        <table:table-row table:style-name="ro1">
          <table:table-cell office:value-type="float" office:value="19.7201" calcext:value-type="float">
            <text:p>19.7201</text:p>
          </table:table-cell>
          <table:table-cell office:value-type="float" office:value="0.584735" calcext:value-type="float">
            <text:p>0.584735</text:p>
          </table:table-cell>
          <table:table-cell office:value-type="float" office:value="0.415265" calcext:value-type="float">
            <text:p>0.415265</text:p>
          </table:table-cell>
          <table:table-cell office:value-type="float" office:value="1" calcext:value-type="float">
            <text:p>1</text:p>
          </table:table-cell>
          <table:table-cell office:value-type="float" office:value="0.911334" calcext:value-type="float">
            <text:p>0.911334</text:p>
          </table:table-cell>
        </table:table-row>
        <table:table-row table:style-name="ro1">
          <table:table-cell office:value-type="float" office:value="19.7301" calcext:value-type="float">
            <text:p>19.7301</text:p>
          </table:table-cell>
          <table:table-cell office:value-type="float" office:value="0.594573" calcext:value-type="float">
            <text:p>0.594573</text:p>
          </table:table-cell>
          <table:table-cell office:value-type="float" office:value="0.405427" calcext:value-type="float">
            <text:p>0.405427</text:p>
          </table:table-cell>
          <table:table-cell office:value-type="float" office:value="1" calcext:value-type="float">
            <text:p>1</text:p>
          </table:table-cell>
          <table:table-cell office:value-type="float" office:value="0.900475" calcext:value-type="float">
            <text:p>0.900475</text:p>
          </table:table-cell>
        </table:table-row>
        <table:table-row table:style-name="ro1">
          <table:table-cell office:value-type="float" office:value="19.7401" calcext:value-type="float">
            <text:p>19.7401</text:p>
          </table:table-cell>
          <table:table-cell office:value-type="float" office:value="0.604373" calcext:value-type="float">
            <text:p>0.604373</text:p>
          </table:table-cell>
          <table:table-cell office:value-type="float" office:value="0.395627" calcext:value-type="float">
            <text:p>0.395627</text:p>
          </table:table-cell>
          <table:table-cell office:value-type="float" office:value="1" calcext:value-type="float">
            <text:p>1</text:p>
          </table:table-cell>
          <table:table-cell office:value-type="float" office:value="0.889525" calcext:value-type="float">
            <text:p>0.889525</text:p>
          </table:table-cell>
        </table:table-row>
        <table:table-row table:style-name="ro1">
          <table:table-cell office:value-type="float" office:value="19.7501" calcext:value-type="float">
            <text:p>19.7501</text:p>
          </table:table-cell>
          <table:table-cell office:value-type="float" office:value="0.614131" calcext:value-type="float">
            <text:p>0.614131</text:p>
          </table:table-cell>
          <table:table-cell office:value-type="float" office:value="0.385869" calcext:value-type="float">
            <text:p>0.385869</text:p>
          </table:table-cell>
          <table:table-cell office:value-type="float" office:value="1" calcext:value-type="float">
            <text:p>1</text:p>
          </table:table-cell>
          <table:table-cell office:value-type="float" office:value="0.878486" calcext:value-type="float">
            <text:p>0.878486</text:p>
          </table:table-cell>
        </table:table-row>
        <table:table-row table:style-name="ro1">
          <table:table-cell office:value-type="float" office:value="19.7601" calcext:value-type="float">
            <text:p>19.7601</text:p>
          </table:table-cell>
          <table:table-cell office:value-type="float" office:value="0.623843" calcext:value-type="float">
            <text:p>0.623843</text:p>
          </table:table-cell>
          <table:table-cell office:value-type="float" office:value="0.376157" calcext:value-type="float">
            <text:p>0.376157</text:p>
          </table:table-cell>
          <table:table-cell office:value-type="float" office:value="1" calcext:value-type="float">
            <text:p>1</text:p>
          </table:table-cell>
          <table:table-cell office:value-type="float" office:value="0.86736" calcext:value-type="float">
            <text:p>0.86736</text:p>
          </table:table-cell>
        </table:table-row>
        <table:table-row table:style-name="ro1">
          <table:table-cell office:value-type="float" office:value="19.7701" calcext:value-type="float">
            <text:p>19.7701</text:p>
          </table:table-cell>
          <table:table-cell office:value-type="float" office:value="0.633506" calcext:value-type="float">
            <text:p>0.633506</text:p>
          </table:table-cell>
          <table:table-cell office:value-type="float" office:value="0.366494" calcext:value-type="float">
            <text:p>0.366494</text:p>
          </table:table-cell>
          <table:table-cell office:value-type="float" office:value="1" calcext:value-type="float">
            <text:p>1</text:p>
          </table:table-cell>
          <table:table-cell office:value-type="float" office:value="0.856147" calcext:value-type="float">
            <text:p>0.856147</text:p>
          </table:table-cell>
        </table:table-row>
        <table:table-row table:style-name="ro1">
          <table:table-cell office:value-type="float" office:value="19.7801" calcext:value-type="float">
            <text:p>19.7801</text:p>
          </table:table-cell>
          <table:table-cell office:value-type="float" office:value="0.643116" calcext:value-type="float">
            <text:p>0.643116</text:p>
          </table:table-cell>
          <table:table-cell office:value-type="float" office:value="0.356884" calcext:value-type="float">
            <text:p>0.356884</text:p>
          </table:table-cell>
          <table:table-cell office:value-type="float" office:value="1" calcext:value-type="float">
            <text:p>1</text:p>
          </table:table-cell>
          <table:table-cell office:value-type="float" office:value="0.844848" calcext:value-type="float">
            <text:p>0.844848</text:p>
          </table:table-cell>
        </table:table-row>
        <table:table-row table:style-name="ro1">
          <table:table-cell office:value-type="float" office:value="19.7901" calcext:value-type="float">
            <text:p>19.7901</text:p>
          </table:table-cell>
          <table:table-cell office:value-type="float" office:value="0.652668" calcext:value-type="float">
            <text:p>0.652668</text:p>
          </table:table-cell>
          <table:table-cell office:value-type="float" office:value="0.347332" calcext:value-type="float">
            <text:p>0.347332</text:p>
          </table:table-cell>
          <table:table-cell office:value-type="float" office:value="1" calcext:value-type="float">
            <text:p>1</text:p>
          </table:table-cell>
          <table:table-cell office:value-type="float" office:value="0.833465" calcext:value-type="float">
            <text:p>0.833465</text:p>
          </table:table-cell>
        </table:table-row>
        <table:table-row table:style-name="ro1">
          <table:table-cell office:value-type="float" office:value="19.8001" calcext:value-type="float">
            <text:p>19.8001</text:p>
          </table:table-cell>
          <table:table-cell office:value-type="float" office:value="0.66216" calcext:value-type="float">
            <text:p>0.66216</text:p>
          </table:table-cell>
          <table:table-cell office:value-type="float" office:value="0.33784" calcext:value-type="float">
            <text:p>0.33784</text:p>
          </table:table-cell>
          <table:table-cell office:value-type="float" office:value="1" calcext:value-type="float">
            <text:p>1</text:p>
          </table:table-cell>
          <table:table-cell office:value-type="float" office:value="0.821998" calcext:value-type="float">
            <text:p>0.821998</text:p>
          </table:table-cell>
        </table:table-row>
        <table:table-row table:style-name="ro1">
          <table:table-cell office:value-type="float" office:value="19.8101" calcext:value-type="float">
            <text:p>19.810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328414" calcext:value-type="float">
            <text:p>0.328414</text:p>
          </table:table-cell>
          <table:table-cell office:value-type="float" office:value="1" calcext:value-type="float">
            <text:p>1</text:p>
          </table:table-cell>
          <table:table-cell office:value-type="float" office:value="0.810449" calcext:value-type="float">
            <text:p>0.810449</text:p>
          </table:table-cell>
        </table:table-row>
        <table:table-row table:style-name="ro1">
          <table:table-cell office:value-type="float" office:value="19.8201" calcext:value-type="float">
            <text:p>19.8201</text:p>
          </table:table-cell>
          <table:table-cell office:value-type="float" office:value="0.680944" calcext:value-type="float">
            <text:p>0.680944</text:p>
          </table:table-cell>
          <table:table-cell office:value-type="float" office:value="0.319056" calcext:value-type="float">
            <text:p>0.319056</text:p>
          </table:table-cell>
          <table:table-cell office:value-type="float" office:value="1" calcext:value-type="float">
            <text:p>1</text:p>
          </table:table-cell>
          <table:table-cell office:value-type="float" office:value="0.798819" calcext:value-type="float">
            <text:p>0.798819</text:p>
          </table:table-cell>
        </table:table-row>
        <table:table-row table:style-name="ro1">
          <table:table-cell office:value-type="float" office:value="19.8301" calcext:value-type="float">
            <text:p>19.8301</text:p>
          </table:table-cell>
          <table:table-cell office:value-type="float" office:value="0.690229" calcext:value-type="float">
            <text:p>0.690229</text:p>
          </table:table-cell>
          <table:table-cell office:value-type="float" office:value="0.309771" calcext:value-type="float">
            <text:p>0.309771</text:p>
          </table:table-cell>
          <table:table-cell office:value-type="float" office:value="1" calcext:value-type="float">
            <text:p>1</text:p>
          </table:table-cell>
          <table:table-cell office:value-type="float" office:value="0.78711" calcext:value-type="float">
            <text:p>0.78711</text:p>
          </table:table-cell>
        </table:table-row>
        <table:table-row table:style-name="ro1">
          <table:table-cell office:value-type="float" office:value="19.8401" calcext:value-type="float">
            <text:p>19.8401</text:p>
          </table:table-cell>
          <table:table-cell office:value-type="float" office:value="0.699438" calcext:value-type="float">
            <text:p>0.699438</text:p>
          </table:table-cell>
          <table:table-cell office:value-type="float" office:value="0.300562" calcext:value-type="float">
            <text:p>0.300562</text:p>
          </table:table-cell>
          <table:table-cell office:value-type="float" office:value="1" calcext:value-type="float">
            <text:p>1</text:p>
          </table:table-cell>
          <table:table-cell office:value-type="float" office:value="0.775321" calcext:value-type="float">
            <text:p>0.775321</text:p>
          </table:table-cell>
        </table:table-row>
        <table:table-row table:style-name="ro1">
          <table:table-cell office:value-type="float" office:value="19.8501" calcext:value-type="float">
            <text:p>19.8501</text:p>
          </table:table-cell>
          <table:table-cell office:value-type="float" office:value="0.708568" calcext:value-type="float">
            <text:p>0.708568</text:p>
          </table:table-cell>
          <table:table-cell office:value-type="float" office:value="0.291432" calcext:value-type="float">
            <text:p>0.291432</text:p>
          </table:table-cell>
          <table:table-cell office:value-type="float" office:value="1" calcext:value-type="float">
            <text:p>1</text:p>
          </table:table-cell>
          <table:table-cell office:value-type="float" office:value="0.763455" calcext:value-type="float">
            <text:p>0.763455</text:p>
          </table:table-cell>
        </table:table-row>
        <table:table-row table:style-name="ro1">
          <table:table-cell office:value-type="float" office:value="19.8601" calcext:value-type="float">
            <text:p>19.8601</text:p>
          </table:table-cell>
          <table:table-cell office:value-type="float" office:value="0.717614" calcext:value-type="float">
            <text:p>0.717614</text:p>
          </table:table-cell>
          <table:table-cell office:value-type="float" office:value="0.282386" calcext:value-type="float">
            <text:p>0.282386</text:p>
          </table:table-cell>
          <table:table-cell office:value-type="float" office:value="1" calcext:value-type="float">
            <text:p>1</text:p>
          </table:table-cell>
          <table:table-cell office:value-type="float" office:value="0.751513" calcext:value-type="float">
            <text:p>0.751513</text:p>
          </table:table-cell>
        </table:table-row>
        <table:table-row table:style-name="ro1">
          <table:table-cell office:value-type="float" office:value="19.8701" calcext:value-type="float">
            <text:p>19.8701</text:p>
          </table:table-cell>
          <table:table-cell office:value-type="float" office:value="0.726573" calcext:value-type="float">
            <text:p>0.726573</text:p>
          </table:table-cell>
          <table:table-cell office:value-type="float" office:value="0.273427" calcext:value-type="float">
            <text:p>0.273427</text:p>
          </table:table-cell>
          <table:table-cell office:value-type="float" office:value="1" calcext:value-type="float">
            <text:p>1</text:p>
          </table:table-cell>
          <table:table-cell office:value-type="float" office:value="0.739495" calcext:value-type="float">
            <text:p>0.739495</text:p>
          </table:table-cell>
        </table:table-row>
        <table:table-row table:style-name="ro1">
          <table:table-cell office:value-type="float" office:value="19.8801" calcext:value-type="float">
            <text:p>19.8801</text:p>
          </table:table-cell>
          <table:table-cell office:value-type="float" office:value="0.735442" calcext:value-type="float">
            <text:p>0.735442</text:p>
          </table:table-cell>
          <table:table-cell office:value-type="float" office:value="0.264558" calcext:value-type="float">
            <text:p>0.264558</text:p>
          </table:table-cell>
          <table:table-cell office:value-type="float" office:value="1" calcext:value-type="float">
            <text:p>1</text:p>
          </table:table-cell>
          <table:table-cell office:value-type="float" office:value="0.727404" calcext:value-type="float">
            <text:p>0.727404</text:p>
          </table:table-cell>
        </table:table-row>
        <table:table-row table:style-name="ro1">
          <table:table-cell office:value-type="float" office:value="19.8901" calcext:value-type="float">
            <text:p>19.8901</text:p>
          </table:table-cell>
          <table:table-cell office:value-type="float" office:value="0.744216" calcext:value-type="float">
            <text:p>0.744216</text:p>
          </table:table-cell>
          <table:table-cell office:value-type="float" office:value="0.255784" calcext:value-type="float">
            <text:p>0.255784</text:p>
          </table:table-cell>
          <table:table-cell office:value-type="float" office:value="1" calcext:value-type="float">
            <text:p>1</text:p>
          </table:table-cell>
          <table:table-cell office:value-type="float" office:value="0.71524" calcext:value-type="float">
            <text:p>0.71524</text:p>
          </table:table-cell>
        </table:table-row>
        <table:table-row table:style-name="ro1">
          <table:table-cell office:value-type="float" office:value="19.9001" calcext:value-type="float">
            <text:p>19.9001</text:p>
          </table:table-cell>
          <table:table-cell office:value-type="float" office:value="0.752893" calcext:value-type="float">
            <text:p>0.752893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1" calcext:value-type="float">
            <text:p>1</text:p>
          </table:table-cell>
          <table:table-cell office:value-type="float" office:value="0.703004" calcext:value-type="float">
            <text:p>0.703004</text:p>
          </table:table-cell>
        </table:table-row>
        <table:table-row table:style-name="ro1">
          <table:table-cell office:value-type="float" office:value="19.9101" calcext:value-type="float">
            <text:p>19.9101</text:p>
          </table:table-cell>
          <table:table-cell office:value-type="float" office:value="0.761468" calcext:value-type="float">
            <text:p>0.761468</text:p>
          </table:table-cell>
          <table:table-cell office:value-type="float" office:value="0.238532" calcext:value-type="float">
            <text:p>0.238532</text:p>
          </table:table-cell>
          <table:table-cell office:value-type="float" office:value="1" calcext:value-type="float">
            <text:p>1</text:p>
          </table:table-cell>
          <table:table-cell office:value-type="float" office:value="0.690698" calcext:value-type="float">
            <text:p>0.690698</text:p>
          </table:table-cell>
        </table:table-row>
        <table:table-row table:style-name="ro1">
          <table:table-cell office:value-type="float" office:value="19.9201" calcext:value-type="float">
            <text:p>19.9201</text:p>
          </table:table-cell>
          <table:table-cell office:value-type="float" office:value="0.769939" calcext:value-type="float">
            <text:p>0.769939</text:p>
          </table:table-cell>
          <table:table-cell office:value-type="float" office:value="0.230061" calcext:value-type="float">
            <text:p>0.230061</text:p>
          </table:table-cell>
          <table:table-cell office:value-type="float" office:value="1" calcext:value-type="float">
            <text:p>1</text:p>
          </table:table-cell>
          <table:table-cell office:value-type="float" office:value="0.678323" calcext:value-type="float">
            <text:p>0.678323</text:p>
          </table:table-cell>
        </table:table-row>
        <table:table-row table:style-name="ro1">
          <table:table-cell office:value-type="float" office:value="19.9301" calcext:value-type="float">
            <text:p>19.9301</text:p>
          </table:table-cell>
          <table:table-cell office:value-type="float" office:value="0.778302" calcext:value-type="float">
            <text:p>0.778302</text:p>
          </table:table-cell>
          <table:table-cell office:value-type="float" office:value="0.221698" calcext:value-type="float">
            <text:p>0.221698</text:p>
          </table:table-cell>
          <table:table-cell office:value-type="float" office:value="1" calcext:value-type="float">
            <text:p>1</text:p>
          </table:table-cell>
          <table:table-cell office:value-type="float" office:value="0.66588" calcext:value-type="float">
            <text:p>0.66588</text:p>
          </table:table-cell>
        </table:table-row>
        <table:table-row table:style-name="ro1">
          <table:table-cell office:value-type="float" office:value="19.9401" calcext:value-type="float">
            <text:p>19.9401</text:p>
          </table:table-cell>
          <table:table-cell office:value-type="float" office:value="0.786553" calcext:value-type="float">
            <text:p>0.786553</text:p>
          </table:table-cell>
          <table:table-cell office:value-type="float" office:value="0.213447" calcext:value-type="float">
            <text:p>0.213447</text:p>
          </table:table-cell>
          <table:table-cell office:value-type="float" office:value="1" calcext:value-type="float">
            <text:p>1</text:p>
          </table:table-cell>
          <table:table-cell office:value-type="float" office:value="0.653371" calcext:value-type="float">
            <text:p>0.653371</text:p>
          </table:table-cell>
        </table:table-row>
        <table:table-row table:style-name="ro1">
          <table:table-cell office:value-type="float" office:value="19.9501" calcext:value-type="float">
            <text:p>19.9501</text:p>
          </table:table-cell>
          <table:table-cell office:value-type="float" office:value="0.79469" calcext:value-type="float">
            <text:p>0.79469</text:p>
          </table:table-cell>
          <table:table-cell office:value-type="float" office:value="0.20531" calcext:value-type="float">
            <text:p>0.20531</text:p>
          </table:table-cell>
          <table:table-cell office:value-type="float" office:value="1" calcext:value-type="float">
            <text:p>1</text:p>
          </table:table-cell>
          <table:table-cell office:value-type="float" office:value="0.640796" calcext:value-type="float">
            <text:p>0.640796</text:p>
          </table:table-cell>
        </table:table-row>
        <table:table-row table:style-name="ro1">
          <table:table-cell office:value-type="float" office:value="19.9601" calcext:value-type="float">
            <text:p>19.9601</text:p>
          </table:table-cell>
          <table:table-cell office:value-type="float" office:value="0.802709" calcext:value-type="float">
            <text:p>0.802709</text:p>
          </table:table-cell>
          <table:table-cell office:value-type="float" office:value="0.197291" calcext:value-type="float">
            <text:p>0.197291</text:p>
          </table:table-cell>
          <table:table-cell office:value-type="float" office:value="1" calcext:value-type="float">
            <text:p>1</text:p>
          </table:table-cell>
          <table:table-cell office:value-type="float" office:value="0.628157" calcext:value-type="float">
            <text:p>0.628157</text:p>
          </table:table-cell>
        </table:table-row>
        <table:table-row table:style-name="ro1">
          <table:table-cell office:value-type="float" office:value="19.9701" calcext:value-type="float">
            <text:p>19.9701</text:p>
          </table:table-cell>
          <table:table-cell office:value-type="float" office:value="0.810607" calcext:value-type="float">
            <text:p>0.810607</text:p>
          </table:table-cell>
          <table:table-cell office:value-type="float" office:value="0.189393" calcext:value-type="float">
            <text:p>0.189393</text:p>
          </table:table-cell>
          <table:table-cell office:value-type="float" office:value="1" calcext:value-type="float">
            <text:p>1</text:p>
          </table:table-cell>
          <table:table-cell office:value-type="float" office:value="0.615455" calcext:value-type="float">
            <text:p>0.615455</text:p>
          </table:table-cell>
        </table:table-row>
        <table:table-row table:style-name="ro1">
          <table:table-cell office:value-type="float" office:value="19.9801" calcext:value-type="float">
            <text:p>19.9801</text:p>
          </table:table-cell>
          <table:table-cell office:value-type="float" office:value="0.818381" calcext:value-type="float">
            <text:p>0.818381</text:p>
          </table:table-cell>
          <table:table-cell office:value-type="float" office:value="0.181619" calcext:value-type="float">
            <text:p>0.181619</text:p>
          </table:table-cell>
          <table:table-cell office:value-type="float" office:value="1" calcext:value-type="float">
            <text:p>1</text:p>
          </table:table-cell>
          <table:table-cell office:value-type="float" office:value="0.602692" calcext:value-type="float">
            <text:p>0.602692</text:p>
          </table:table-cell>
        </table:table-row>
        <table:table-row table:style-name="ro1">
          <table:table-cell office:value-type="float" office:value="19.9901" calcext:value-type="float">
            <text:p>19.9901</text:p>
          </table:table-cell>
          <table:table-cell office:value-type="float" office:value="0.826028" calcext:value-type="float">
            <text:p>0.826028</text:p>
          </table:table-cell>
          <table:table-cell office:value-type="float" office:value="0.173972" calcext:value-type="float">
            <text:p>0.173972</text:p>
          </table:table-cell>
          <table:table-cell office:value-type="float" office:value="1" calcext:value-type="float">
            <text:p>1</text:p>
          </table:table-cell>
          <table:table-cell office:value-type="float" office:value="0.589869" calcext:value-type="float">
            <text:p>0.589869</text:p>
          </table:table-cell>
        </table:table-row>
        <table:table-row table:style-name="ro1">
          <table:table-cell office:value-type="float" office:value="20.0001" calcext:value-type="float">
            <text:p>20.0001</text:p>
          </table:table-cell>
          <table:table-cell office:value-type="float" office:value="0.833544" calcext:value-type="float">
            <text:p>0.833544</text:p>
          </table:table-cell>
          <table:table-cell office:value-type="float" office:value="0.166456" calcext:value-type="float">
            <text:p>0.166456</text:p>
          </table:table-cell>
          <table:table-cell office:value-type="float" office:value="1" calcext:value-type="float">
            <text:p>1</text:p>
          </table:table-cell>
          <table:table-cell office:value-type="float" office:value="0.576986" calcext:value-type="float">
            <text:p>0.576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0:54:34.154864929</dc:date>
    <meta:editing-duration>PT4M44S</meta:editing-duration>
    <meta:editing-cycles>1</meta:editing-cycles>
    <meta:document-statistic meta:table-count="1" meta:cell-count="10000" meta:object-count="1"/>
    <meta:generator>LibreOffice/5.1.5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line" chart:style-name="ch1">
        <chart:legend chart:legend-position="end" svg:x="13.505cm" svg:y="3.701cm" style:legend-expansion="high" chart:style-name="ch2"/>
        <chart:plot-area chart:style-name="ch3" table:cell-range-address="2i_data.A1:2i_data.D2000" chart:data-source-has-labels="both" svg:x="0.319cm" svg:y="0.179cm" svg:width="12.867cm" svg:height="8.639cm">
          <chartooo:coordinate-region svg:x="0.424cm" svg:y="0.179cm" svg:width="12.034cm" svg:height="7.048cm"/>
          <chart:axis chart:dimension="x" chart:name="primary-x" chart:style-name="ch4" chartooo:axis-type="text">
            <chart:categories table:cell-range-address="2i_data.A1:2i_data.A2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i_data.B1:2i_data.B2000" loext:label-string="&quot;U&quot;" chart:class="chart:line">
            <chart:data-point chart:repeated="2000"/>
          </chart:series>
          <chart:series chart:style-name="ch8" chart:values-cell-range-address="2i_data.C1:2i_data.C2000" loext:label-string="&quot;K&quot;" chart:class="chart:line">
            <chart:data-point chart:repeated="2000"/>
          </chart:series>
          <chart:series chart:style-name="ch9" chart:values-cell-range-address="2i_data.D1:2i_data.D2000" loext:label-string="&quot;H=K+U&quot;" chart:class="chart:line">
            <chart:data-point chart:repeated="2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</table:table-cell>
              <table:table-cell office:value-type="string">
                <text:p>K</text:p>
              </table:table-cell>
              <table:table-cell office:value-type="string">
                <text:p>H=K+U</text:p>
              </table:table-cell>
            </table:table-row>
          </table:table-header-rows>
          <table:table-rows>
            <table:table-row>
              <table:table-cell office:value-type="float" office:value="0.0101">
                <text:p>0.0101</text:p>
                <draw:g>
                  <svg:desc>2i_data.A1:2i_data.A2000</svg:desc>
                </draw:g>
              </table:table-cell>
              <table:table-cell office:value-type="float" office:value="0.000102007">
                <text:p>0.000102007</text:p>
                <draw:g>
                  <svg:desc>2i_data.B1:2i_data.B2000</svg:desc>
                </draw:g>
              </table:table-cell>
              <table:table-cell office:value-type="float" office:value="0.999898">
                <text:p>0.999898</text:p>
                <draw:g>
                  <svg:desc>2i_data.C1:2i_data.C2000</svg:desc>
                </draw:g>
              </table:table-cell>
              <table:table-cell office:value-type="float" office:value="1">
                <text:p>1</text:p>
                <draw:g>
                  <svg:desc>2i_data.D1:2i_data.D2000</svg:desc>
                </draw:g>
              </table:table-cell>
            </table:table-row>
            <table:table-row>
              <table:table-cell office:value-type="float" office:value="0.0201">
                <text:p>0.0201</text:p>
              </table:table-cell>
              <table:table-cell office:value-type="float" office:value="0.000403956">
                <text:p>0.000403956</text:p>
              </table:table-cell>
              <table:table-cell office:value-type="float" office:value="0.999596">
                <text:p>0.999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01">
                <text:p>0.0301</text:p>
              </table:table-cell>
              <table:table-cell office:value-type="float" office:value="0.000905736">
                <text:p>0.000905736</text:p>
              </table:table-cell>
              <table:table-cell office:value-type="float" office:value="0.999094">
                <text:p>0.999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159915">
                <text:p>0.00159915</text:p>
              </table:table-cell>
              <table:table-cell office:value-type="float" office:value="0.998401">
                <text:p>0.998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249792">
                <text:p>0.00249792</text:p>
              </table:table-cell>
              <table:table-cell office:value-type="float" office:value="0.997502">
                <text:p>0.997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0359568">
                <text:p>0.00359568</text:p>
              </table:table-cell>
              <table:table-cell office:value-type="float" office:value="0.996404">
                <text:p>0.996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04892">
                <text:p>0.004892</text:p>
              </table:table-cell>
              <table:table-cell office:value-type="float" office:value="0.995108">
                <text:p>0.995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0638636">
                <text:p>0.00638636</text:p>
              </table:table-cell>
              <table:table-cell office:value-type="float" office:value="0.993614">
                <text:p>0.993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0807815">
                <text:p>0.00807815</text:p>
              </table:table-cell>
              <table:table-cell office:value-type="float" office:value="0.991922">
                <text:p>0.99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996671">
                <text:p>0.00996671</text:p>
              </table:table-cell>
              <table:table-cell office:value-type="float" office:value="0.990033">
                <text:p>0.990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120513">
                <text:p>0.0120513</text:p>
              </table:table-cell>
              <table:table-cell office:value-type="float" office:value="0.987949">
                <text:p>0.98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14331">
                <text:p>0.014331</text:p>
              </table:table-cell>
              <table:table-cell office:value-type="float" office:value="0.985669">
                <text:p>0.985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16805">
                <text:p>0.016805</text:p>
              </table:table-cell>
              <table:table-cell office:value-type="float" office:value="0.983195">
                <text:p>0.98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194723">
                <text:p>0.0194723</text:p>
              </table:table-cell>
              <table:table-cell office:value-type="float" office:value="0.980528">
                <text:p>0.980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01">
                <text:p>0.1501</text:p>
              </table:table-cell>
              <table:table-cell office:value-type="float" office:value="0.0223613">
                <text:p>0.0223613</text:p>
              </table:table-cell>
              <table:table-cell office:value-type="float" office:value="0.977639">
                <text:p>0.977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601">
                <text:p>0.1601</text:p>
              </table:table-cell>
              <table:table-cell office:value-type="float" office:value="0.0254138">
                <text:p>0.0254138</text:p>
              </table:table-cell>
              <table:table-cell office:value-type="float" office:value="0.974586">
                <text:p>0.974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701">
                <text:p>0.1701</text:p>
              </table:table-cell>
              <table:table-cell office:value-type="float" office:value="0.028656">
                <text:p>0.028656</text:p>
              </table:table-cell>
              <table:table-cell office:value-type="float" office:value="0.971344">
                <text:p>0.97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01">
                <text:p>0.1801</text:p>
              </table:table-cell>
              <table:table-cell office:value-type="float" office:value="0.0320868">
                <text:p>0.0320868</text:p>
              </table:table-cell>
              <table:table-cell office:value-type="float" office:value="0.967913">
                <text:p>0.967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901">
                <text:p>0.1901</text:p>
              </table:table-cell>
              <table:table-cell office:value-type="float" office:value="0.0357048">
                <text:p>0.0357048</text:p>
              </table:table-cell>
              <table:table-cell office:value-type="float" office:value="0.964295">
                <text:p>0.964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01">
                <text:p>0.2001</text:p>
              </table:table-cell>
              <table:table-cell office:value-type="float" office:value="0.0395085">
                <text:p>0.0395085</text:p>
              </table:table-cell>
              <table:table-cell office:value-type="float" office:value="0.960492">
                <text:p>0.960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101">
                <text:p>0.2101</text:p>
              </table:table-cell>
              <table:table-cell office:value-type="float" office:value="0.0434963">
                <text:p>0.0434963</text:p>
              </table:table-cell>
              <table:table-cell office:value-type="float" office:value="0.956504">
                <text:p>0.956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201">
                <text:p>0.2201</text:p>
              </table:table-cell>
              <table:table-cell office:value-type="float" office:value="0.0476668">
                <text:p>0.0476668</text:p>
              </table:table-cell>
              <table:table-cell office:value-type="float" office:value="0.952333">
                <text:p>0.952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301">
                <text:p>0.2301</text:p>
              </table:table-cell>
              <table:table-cell office:value-type="float" office:value="0.0520182">
                <text:p>0.0520182</text:p>
              </table:table-cell>
              <table:table-cell office:value-type="float" office:value="0.947982">
                <text:p>0.94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01">
                <text:p>0.2401</text:p>
              </table:table-cell>
              <table:table-cell office:value-type="float" office:value="0.0565487">
                <text:p>0.0565487</text:p>
              </table:table-cell>
              <table:table-cell office:value-type="float" office:value="0.943451">
                <text:p>0.943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01">
                <text:p>0.2501</text:p>
              </table:table-cell>
              <table:table-cell office:value-type="float" office:value="0.0612567">
                <text:p>0.0612567</text:p>
              </table:table-cell>
              <table:table-cell office:value-type="float" office:value="0.938743">
                <text:p>0.938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01">
                <text:p>0.2601</text:p>
              </table:table-cell>
              <table:table-cell office:value-type="float" office:value="0.0661401">
                <text:p>0.0661401</text:p>
              </table:table-cell>
              <table:table-cell office:value-type="float" office:value="0.93386">
                <text:p>0.93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01">
                <text:p>0.2701</text:p>
              </table:table-cell>
              <table:table-cell office:value-type="float" office:value="0.0711971">
                <text:p>0.0711971</text:p>
              </table:table-cell>
              <table:table-cell office:value-type="float" office:value="0.928803">
                <text:p>0.928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01">
                <text:p>0.2801</text:p>
              </table:table-cell>
              <table:table-cell office:value-type="float" office:value="0.0764256">
                <text:p>0.0764256</text:p>
              </table:table-cell>
              <table:table-cell office:value-type="float" office:value="0.923574">
                <text:p>0.923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901">
                <text:p>0.2901</text:p>
              </table:table-cell>
              <table:table-cell office:value-type="float" office:value="0.0818235">
                <text:p>0.0818235</text:p>
              </table:table-cell>
              <table:table-cell office:value-type="float" office:value="0.918177">
                <text:p>0.918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01">
                <text:p>0.3001</text:p>
              </table:table-cell>
              <table:table-cell office:value-type="float" office:value="0.0873887">
                <text:p>0.0873887</text:p>
              </table:table-cell>
              <table:table-cell office:value-type="float" office:value="0.912611">
                <text:p>0.912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01">
                <text:p>0.3101</text:p>
              </table:table-cell>
              <table:table-cell office:value-type="float" office:value="0.0931189">
                <text:p>0.0931189</text:p>
              </table:table-cell>
              <table:table-cell office:value-type="float" office:value="0.906881">
                <text:p>0.906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01">
                <text:p>0.3201</text:p>
              </table:table-cell>
              <table:table-cell office:value-type="float" office:value="0.0990118">
                <text:p>0.0990118</text:p>
              </table:table-cell>
              <table:table-cell office:value-type="float" office:value="0.900988">
                <text:p>0.900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01">
                <text:p>0.3301</text:p>
              </table:table-cell>
              <table:table-cell office:value-type="float" office:value="0.105065">
                <text:p>0.105065</text:p>
              </table:table-cell>
              <table:table-cell office:value-type="float" office:value="0.894935">
                <text:p>0.894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01">
                <text:p>0.3401</text:p>
              </table:table-cell>
              <table:table-cell office:value-type="float" office:value="0.111277">
                <text:p>0.111277</text:p>
              </table:table-cell>
              <table:table-cell office:value-type="float" office:value="0.888723">
                <text:p>0.888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01">
                <text:p>0.3501</text:p>
              </table:table-cell>
              <table:table-cell office:value-type="float" office:value="0.117643">
                <text:p>0.117643</text:p>
              </table:table-cell>
              <table:table-cell office:value-type="float" office:value="0.882357">
                <text:p>0.882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601">
                <text:p>0.3601</text:p>
              </table:table-cell>
              <table:table-cell office:value-type="float" office:value="0.124163">
                <text:p>0.124163</text:p>
              </table:table-cell>
              <table:table-cell office:value-type="float" office:value="0.875837">
                <text:p>0.875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701">
                <text:p>0.3701</text:p>
              </table:table-cell>
              <table:table-cell office:value-type="float" office:value="0.130833">
                <text:p>0.130833</text:p>
              </table:table-cell>
              <table:table-cell office:value-type="float" office:value="0.869167">
                <text:p>0.86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01">
                <text:p>0.3801</text:p>
              </table:table-cell>
              <table:table-cell office:value-type="float" office:value="0.137651">
                <text:p>0.137651</text:p>
              </table:table-cell>
              <table:table-cell office:value-type="float" office:value="0.862349">
                <text:p>0.86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01">
                <text:p>0.3901</text:p>
              </table:table-cell>
              <table:table-cell office:value-type="float" office:value="0.144614">
                <text:p>0.144614</text:p>
              </table:table-cell>
              <table:table-cell office:value-type="float" office:value="0.855386">
                <text:p>0.855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01">
                <text:p>0.4001</text:p>
              </table:table-cell>
              <table:table-cell office:value-type="float" office:value="0.151718">
                <text:p>0.151718</text:p>
              </table:table-cell>
              <table:table-cell office:value-type="float" office:value="0.848282">
                <text:p>0.848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01">
                <text:p>0.4101</text:p>
              </table:table-cell>
              <table:table-cell office:value-type="float" office:value="0.158963">
                <text:p>0.158963</text:p>
              </table:table-cell>
              <table:table-cell office:value-type="float" office:value="0.841037">
                <text:p>0.84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01">
                <text:p>0.4201</text:p>
              </table:table-cell>
              <table:table-cell office:value-type="float" office:value="0.166343">
                <text:p>0.166343</text:p>
              </table:table-cell>
              <table:table-cell office:value-type="float" office:value="0.833657">
                <text:p>0.833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01">
                <text:p>0.4301</text:p>
              </table:table-cell>
              <table:table-cell office:value-type="float" office:value="0.173857">
                <text:p>0.173857</text:p>
              </table:table-cell>
              <table:table-cell office:value-type="float" office:value="0.826143">
                <text:p>0.826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401">
                <text:p>0.4401</text:p>
              </table:table-cell>
              <table:table-cell office:value-type="float" office:value="0.181502">
                <text:p>0.181502</text:p>
              </table:table-cell>
              <table:table-cell office:value-type="float" office:value="0.818498">
                <text:p>0.818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501">
                <text:p>0.4501</text:p>
              </table:table-cell>
              <table:table-cell office:value-type="float" office:value="0.189273">
                <text:p>0.189273</text:p>
              </table:table-cell>
              <table:table-cell office:value-type="float" office:value="0.810727">
                <text:p>0.810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601">
                <text:p>0.4601</text:p>
              </table:table-cell>
              <table:table-cell office:value-type="float" office:value="0.197169">
                <text:p>0.197169</text:p>
              </table:table-cell>
              <table:table-cell office:value-type="float" office:value="0.802831">
                <text:p>0.802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701">
                <text:p>0.4701</text:p>
              </table:table-cell>
              <table:table-cell office:value-type="float" office:value="0.205187">
                <text:p>0.205187</text:p>
              </table:table-cell>
              <table:table-cell office:value-type="float" office:value="0.794813">
                <text:p>0.794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801">
                <text:p>0.4801</text:p>
              </table:table-cell>
              <table:table-cell office:value-type="float" office:value="0.213322">
                <text:p>0.213322</text:p>
              </table:table-cell>
              <table:table-cell office:value-type="float" office:value="0.786678">
                <text:p>0.786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901">
                <text:p>0.4901</text:p>
              </table:table-cell>
              <table:table-cell office:value-type="float" office:value="0.221572">
                <text:p>0.221572</text:p>
              </table:table-cell>
              <table:table-cell office:value-type="float" office:value="0.778428">
                <text:p>0.778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001">
                <text:p>0.5001</text:p>
              </table:table-cell>
              <table:table-cell office:value-type="float" office:value="0.229933">
                <text:p>0.229933</text:p>
              </table:table-cell>
              <table:table-cell office:value-type="float" office:value="0.770067">
                <text:p>0.77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101">
                <text:p>0.5101</text:p>
              </table:table-cell>
              <table:table-cell office:value-type="float" office:value="0.238402">
                <text:p>0.238402</text:p>
              </table:table-cell>
              <table:table-cell office:value-type="float" office:value="0.761598">
                <text:p>0.76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201">
                <text:p>0.5201</text:p>
              </table:table-cell>
              <table:table-cell office:value-type="float" office:value="0.246976">
                <text:p>0.246976</text:p>
              </table:table-cell>
              <table:table-cell office:value-type="float" office:value="0.753024">
                <text:p>0.753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301">
                <text:p>0.5301</text:p>
              </table:table-cell>
              <table:table-cell office:value-type="float" office:value="0.255651">
                <text:p>0.255651</text:p>
              </table:table-cell>
              <table:table-cell office:value-type="float" office:value="0.744349">
                <text:p>0.744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401">
                <text:p>0.5401</text:p>
              </table:table-cell>
              <table:table-cell office:value-type="float" office:value="0.264424">
                <text:p>0.264424</text:p>
              </table:table-cell>
              <table:table-cell office:value-type="float" office:value="0.735576">
                <text:p>0.735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01">
                <text:p>0.5501</text:p>
              </table:table-cell>
              <table:table-cell office:value-type="float" office:value="0.273291">
                <text:p>0.273291</text:p>
              </table:table-cell>
              <table:table-cell office:value-type="float" office:value="0.726709">
                <text:p>0.726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601">
                <text:p>0.5601</text:p>
              </table:table-cell>
              <table:table-cell office:value-type="float" office:value="0.282249">
                <text:p>0.282249</text:p>
              </table:table-cell>
              <table:table-cell office:value-type="float" office:value="0.717751">
                <text:p>0.717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701">
                <text:p>0.5701</text:p>
              </table:table-cell>
              <table:table-cell office:value-type="float" office:value="0.291294">
                <text:p>0.291294</text:p>
              </table:table-cell>
              <table:table-cell office:value-type="float" office:value="0.708706">
                <text:p>0.708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801">
                <text:p>0.5801</text:p>
              </table:table-cell>
              <table:table-cell office:value-type="float" office:value="0.300422">
                <text:p>0.300422</text:p>
              </table:table-cell>
              <table:table-cell office:value-type="float" office:value="0.699578">
                <text:p>0.699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901">
                <text:p>0.5901</text:p>
              </table:table-cell>
              <table:table-cell office:value-type="float" office:value="0.30963">
                <text:p>0.30963</text:p>
              </table:table-cell>
              <table:table-cell office:value-type="float" office:value="0.69037">
                <text:p>0.69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001">
                <text:p>0.6001</text:p>
              </table:table-cell>
              <table:table-cell office:value-type="float" office:value="0.318914">
                <text:p>0.318914</text:p>
              </table:table-cell>
              <table:table-cell office:value-type="float" office:value="0.681086">
                <text:p>0.68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101">
                <text:p>0.6101</text:p>
              </table:table-cell>
              <table:table-cell office:value-type="float" office:value="0.328271">
                <text:p>0.328271</text:p>
              </table:table-cell>
              <table:table-cell office:value-type="float" office:value="0.671729">
                <text:p>0.67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201">
                <text:p>0.6201</text:p>
              </table:table-cell>
              <table:table-cell office:value-type="float" office:value="0.337696">
                <text:p>0.337696</text:p>
              </table:table-cell>
              <table:table-cell office:value-type="float" office:value="0.662304">
                <text:p>0.662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301">
                <text:p>0.6301</text:p>
              </table:table-cell>
              <table:table-cell office:value-type="float" office:value="0.347187">
                <text:p>0.347187</text:p>
              </table:table-cell>
              <table:table-cell office:value-type="float" office:value="0.652813">
                <text:p>0.652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401">
                <text:p>0.6401</text:p>
              </table:table-cell>
              <table:table-cell office:value-type="float" office:value="0.356738">
                <text:p>0.356738</text:p>
              </table:table-cell>
              <table:table-cell office:value-type="float" office:value="0.643262">
                <text:p>0.643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501">
                <text:p>0.6501</text:p>
              </table:table-cell>
              <table:table-cell office:value-type="float" office:value="0.366347">
                <text:p>0.366347</text:p>
              </table:table-cell>
              <table:table-cell office:value-type="float" office:value="0.633653">
                <text:p>0.633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601">
                <text:p>0.6601</text:p>
              </table:table-cell>
              <table:table-cell office:value-type="float" office:value="0.376009">
                <text:p>0.376009</text:p>
              </table:table-cell>
              <table:table-cell office:value-type="float" office:value="0.623991">
                <text:p>0.623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701">
                <text:p>0.6701</text:p>
              </table:table-cell>
              <table:table-cell office:value-type="float" office:value="0.385721">
                <text:p>0.385721</text:p>
              </table:table-cell>
              <table:table-cell office:value-type="float" office:value="0.614279">
                <text:p>0.614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801">
                <text:p>0.6801</text:p>
              </table:table-cell>
              <table:table-cell office:value-type="float" office:value="0.395478">
                <text:p>0.395478</text:p>
              </table:table-cell>
              <table:table-cell office:value-type="float" office:value="0.604522">
                <text:p>0.604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01">
                <text:p>0.6901</text:p>
              </table:table-cell>
              <table:table-cell office:value-type="float" office:value="0.405278">
                <text:p>0.405278</text:p>
              </table:table-cell>
              <table:table-cell office:value-type="float" office:value="0.594722">
                <text:p>0.594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001">
                <text:p>0.7001</text:p>
              </table:table-cell>
              <table:table-cell office:value-type="float" office:value="0.415115">
                <text:p>0.415115</text:p>
              </table:table-cell>
              <table:table-cell office:value-type="float" office:value="0.584885">
                <text:p>0.584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01">
                <text:p>0.7101</text:p>
              </table:table-cell>
              <table:table-cell office:value-type="float" office:value="0.424986">
                <text:p>0.424986</text:p>
              </table:table-cell>
              <table:table-cell office:value-type="float" office:value="0.575014">
                <text:p>0.57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201">
                <text:p>0.7201</text:p>
              </table:table-cell>
              <table:table-cell office:value-type="float" office:value="0.434887">
                <text:p>0.434887</text:p>
              </table:table-cell>
              <table:table-cell office:value-type="float" office:value="0.565113">
                <text:p>0.565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301">
                <text:p>0.7301</text:p>
              </table:table-cell>
              <table:table-cell office:value-type="float" office:value="0.444814">
                <text:p>0.444814</text:p>
              </table:table-cell>
              <table:table-cell office:value-type="float" office:value="0.555186">
                <text:p>0.55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401">
                <text:p>0.7401</text:p>
              </table:table-cell>
              <table:table-cell office:value-type="float" office:value="0.454764">
                <text:p>0.454764</text:p>
              </table:table-cell>
              <table:table-cell office:value-type="float" office:value="0.545236">
                <text:p>0.545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01">
                <text:p>0.7501</text:p>
              </table:table-cell>
              <table:table-cell office:value-type="float" office:value="0.464731">
                <text:p>0.464731</text:p>
              </table:table-cell>
              <table:table-cell office:value-type="float" office:value="0.535269">
                <text:p>0.53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601">
                <text:p>0.7601</text:p>
              </table:table-cell>
              <table:table-cell office:value-type="float" office:value="0.474713">
                <text:p>0.474713</text:p>
              </table:table-cell>
              <table:table-cell office:value-type="float" office:value="0.525287">
                <text:p>0.525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701">
                <text:p>0.7701</text:p>
              </table:table-cell>
              <table:table-cell office:value-type="float" office:value="0.484704">
                <text:p>0.484704</text:p>
              </table:table-cell>
              <table:table-cell office:value-type="float" office:value="0.515296">
                <text:p>0.515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801">
                <text:p>0.7801</text:p>
              </table:table-cell>
              <table:table-cell office:value-type="float" office:value="0.494702">
                <text:p>0.494702</text:p>
              </table:table-cell>
              <table:table-cell office:value-type="float" office:value="0.505298">
                <text:p>0.505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901">
                <text:p>0.7901</text:p>
              </table:table-cell>
              <table:table-cell office:value-type="float" office:value="0.504702">
                <text:p>0.504702</text:p>
              </table:table-cell>
              <table:table-cell office:value-type="float" office:value="0.495298">
                <text:p>0.495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001">
                <text:p>0.8001</text:p>
              </table:table-cell>
              <table:table-cell office:value-type="float" office:value="0.5147">
                <text:p>0.5147</text:p>
              </table:table-cell>
              <table:table-cell office:value-type="float" office:value="0.4853">
                <text:p>0.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101">
                <text:p>0.8101</text:p>
              </table:table-cell>
              <table:table-cell office:value-type="float" office:value="0.524692">
                <text:p>0.524692</text:p>
              </table:table-cell>
              <table:table-cell office:value-type="float" office:value="0.475308">
                <text:p>0.475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201">
                <text:p>0.8201</text:p>
              </table:table-cell>
              <table:table-cell office:value-type="float" office:value="0.534674">
                <text:p>0.534674</text:p>
              </table:table-cell>
              <table:table-cell office:value-type="float" office:value="0.465326">
                <text:p>0.465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301">
                <text:p>0.8301</text:p>
              </table:table-cell>
              <table:table-cell office:value-type="float" office:value="0.544642">
                <text:p>0.544642</text:p>
              </table:table-cell>
              <table:table-cell office:value-type="float" office:value="0.455358">
                <text:p>0.455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401">
                <text:p>0.8401</text:p>
              </table:table-cell>
              <table:table-cell office:value-type="float" office:value="0.554593">
                <text:p>0.554593</text:p>
              </table:table-cell>
              <table:table-cell office:value-type="float" office:value="0.445407">
                <text:p>0.445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01">
                <text:p>0.8501</text:p>
              </table:table-cell>
              <table:table-cell office:value-type="float" office:value="0.564521">
                <text:p>0.564521</text:p>
              </table:table-cell>
              <table:table-cell office:value-type="float" office:value="0.435479">
                <text:p>0.435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601">
                <text:p>0.8601</text:p>
              </table:table-cell>
              <table:table-cell office:value-type="float" office:value="0.574424">
                <text:p>0.574424</text:p>
              </table:table-cell>
              <table:table-cell office:value-type="float" office:value="0.425576">
                <text:p>0.425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01">
                <text:p>0.8701</text:p>
              </table:table-cell>
              <table:table-cell office:value-type="float" office:value="0.584297">
                <text:p>0.584297</text:p>
              </table:table-cell>
              <table:table-cell office:value-type="float" office:value="0.415703">
                <text:p>0.41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801">
                <text:p>0.8801</text:p>
              </table:table-cell>
              <table:table-cell office:value-type="float" office:value="0.594137">
                <text:p>0.594137</text:p>
              </table:table-cell>
              <table:table-cell office:value-type="float" office:value="0.405863">
                <text:p>0.405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01">
                <text:p>0.8901</text:p>
              </table:table-cell>
              <table:table-cell office:value-type="float" office:value="0.603938">
                <text:p>0.603938</text:p>
              </table:table-cell>
              <table:table-cell office:value-type="float" office:value="0.396062">
                <text:p>0.396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01">
                <text:p>0.9001</text:p>
              </table:table-cell>
              <table:table-cell office:value-type="float" office:value="0.613698">
                <text:p>0.613698</text:p>
              </table:table-cell>
              <table:table-cell office:value-type="float" office:value="0.386302">
                <text:p>0.386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101">
                <text:p>0.9101</text:p>
              </table:table-cell>
              <table:table-cell office:value-type="float" office:value="0.623413">
                <text:p>0.623413</text:p>
              </table:table-cell>
              <table:table-cell office:value-type="float" office:value="0.376587">
                <text:p>0.376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01">
                <text:p>0.9201</text:p>
              </table:table-cell>
              <table:table-cell office:value-type="float" office:value="0.633078">
                <text:p>0.633078</text:p>
              </table:table-cell>
              <table:table-cell office:value-type="float" office:value="0.366922">
                <text:p>0.366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301">
                <text:p>0.9301</text:p>
              </table:table-cell>
              <table:table-cell office:value-type="float" office:value="0.64269">
                <text:p>0.64269</text:p>
              </table:table-cell>
              <table:table-cell office:value-type="float" office:value="0.35731">
                <text:p>0.35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401">
                <text:p>0.9401</text:p>
              </table:table-cell>
              <table:table-cell office:value-type="float" office:value="0.652245">
                <text:p>0.652245</text:p>
              </table:table-cell>
              <table:table-cell office:value-type="float" office:value="0.347755">
                <text:p>0.347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01">
                <text:p>0.9501</text:p>
              </table:table-cell>
              <table:table-cell office:value-type="float" office:value="0.661739">
                <text:p>0.661739</text:p>
              </table:table-cell>
              <table:table-cell office:value-type="float" office:value="0.338261">
                <text:p>0.338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01">
                <text:p>0.9601</text:p>
              </table:table-cell>
              <table:table-cell office:value-type="float" office:value="0.671169">
                <text:p>0.671169</text:p>
              </table:table-cell>
              <table:table-cell office:value-type="float" office:value="0.328831">
                <text:p>0.328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01">
                <text:p>0.9701</text:p>
              </table:table-cell>
              <table:table-cell office:value-type="float" office:value="0.68053">
                <text:p>0.68053</text:p>
              </table:table-cell>
              <table:table-cell office:value-type="float" office:value="0.31947">
                <text:p>0.3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01">
                <text:p>0.9801</text:p>
              </table:table-cell>
              <table:table-cell office:value-type="float" office:value="0.689818">
                <text:p>0.689818</text:p>
              </table:table-cell>
              <table:table-cell office:value-type="float" office:value="0.310182">
                <text:p>0.310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01">
                <text:p>0.9901</text:p>
              </table:table-cell>
              <table:table-cell office:value-type="float" office:value="0.699031">
                <text:p>0.699031</text:p>
              </table:table-cell>
              <table:table-cell office:value-type="float" office:value="0.300969">
                <text:p>0.300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001">
                <text:p>1.0001</text:p>
              </table:table-cell>
              <table:table-cell office:value-type="float" office:value="0.708164">
                <text:p>0.708164</text:p>
              </table:table-cell>
              <table:table-cell office:value-type="float" office:value="0.291836">
                <text:p>0.29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101">
                <text:p>1.0101</text:p>
              </table:table-cell>
              <table:table-cell office:value-type="float" office:value="0.717214">
                <text:p>0.717214</text:p>
              </table:table-cell>
              <table:table-cell office:value-type="float" office:value="0.282786">
                <text:p>0.282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201">
                <text:p>1.0201</text:p>
              </table:table-cell>
              <table:table-cell office:value-type="float" office:value="0.726177">
                <text:p>0.726177</text:p>
              </table:table-cell>
              <table:table-cell office:value-type="float" office:value="0.273823">
                <text:p>0.273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301">
                <text:p>1.0301</text:p>
              </table:table-cell>
              <table:table-cell office:value-type="float" office:value="0.73505">
                <text:p>0.73505</text:p>
              </table:table-cell>
              <table:table-cell office:value-type="float" office:value="0.26495">
                <text:p>0.26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401">
                <text:p>1.0401</text:p>
              </table:table-cell>
              <table:table-cell office:value-type="float" office:value="0.743828">
                <text:p>0.743828</text:p>
              </table:table-cell>
              <table:table-cell office:value-type="float" office:value="0.256172">
                <text:p>0.256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01">
                <text:p>1.0501</text:p>
              </table:table-cell>
              <table:table-cell office:value-type="float" office:value="0.752509">
                <text:p>0.752509</text:p>
              </table:table-cell>
              <table:table-cell office:value-type="float" office:value="0.247491">
                <text:p>0.247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601">
                <text:p>1.0601</text:p>
              </table:table-cell>
              <table:table-cell office:value-type="float" office:value="0.761089">
                <text:p>0.761089</text:p>
              </table:table-cell>
              <table:table-cell office:value-type="float" office:value="0.238911">
                <text:p>0.238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701">
                <text:p>1.0701</text:p>
              </table:table-cell>
              <table:table-cell office:value-type="float" office:value="0.769565">
                <text:p>0.769565</text:p>
              </table:table-cell>
              <table:table-cell office:value-type="float" office:value="0.230435">
                <text:p>0.230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801">
                <text:p>1.0801</text:p>
              </table:table-cell>
              <table:table-cell office:value-type="float" office:value="0.777933">
                <text:p>0.777933</text:p>
              </table:table-cell>
              <table:table-cell office:value-type="float" office:value="0.222067">
                <text:p>0.22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901">
                <text:p>1.0901</text:p>
              </table:table-cell>
              <table:table-cell office:value-type="float" office:value="0.786189">
                <text:p>0.786189</text:p>
              </table:table-cell>
              <table:table-cell office:value-type="float" office:value="0.213811">
                <text:p>0.213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001">
                <text:p>1.1001</text:p>
              </table:table-cell>
              <table:table-cell office:value-type="float" office:value="0.794331">
                <text:p>0.794331</text:p>
              </table:table-cell>
              <table:table-cell office:value-type="float" office:value="0.205669">
                <text:p>0.205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101">
                <text:p>1.1101</text:p>
              </table:table-cell>
              <table:table-cell office:value-type="float" office:value="0.802356">
                <text:p>0.802356</text:p>
              </table:table-cell>
              <table:table-cell office:value-type="float" office:value="0.197644">
                <text:p>0.197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01">
                <text:p>1.1201</text:p>
              </table:table-cell>
              <table:table-cell office:value-type="float" office:value="0.810259">
                <text:p>0.810259</text:p>
              </table:table-cell>
              <table:table-cell office:value-type="float" office:value="0.189741">
                <text:p>0.189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301">
                <text:p>1.1301</text:p>
              </table:table-cell>
              <table:table-cell office:value-type="float" office:value="0.818039">
                <text:p>0.818039</text:p>
              </table:table-cell>
              <table:table-cell office:value-type="float" office:value="0.181961">
                <text:p>0.18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401">
                <text:p>1.1401</text:p>
              </table:table-cell>
              <table:table-cell office:value-type="float" office:value="0.825691">
                <text:p>0.825691</text:p>
              </table:table-cell>
              <table:table-cell office:value-type="float" office:value="0.174309">
                <text:p>0.174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501">
                <text:p>1.1501</text:p>
              </table:table-cell>
              <table:table-cell office:value-type="float" office:value="0.833213">
                <text:p>0.833213</text:p>
              </table:table-cell>
              <table:table-cell office:value-type="float" office:value="0.166787">
                <text:p>0.166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601">
                <text:p>1.1601</text:p>
              </table:table-cell>
              <table:table-cell office:value-type="float" office:value="0.840601">
                <text:p>0.840601</text:p>
              </table:table-cell>
              <table:table-cell office:value-type="float" office:value="0.159399">
                <text:p>0.159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701">
                <text:p>1.1701</text:p>
              </table:table-cell>
              <table:table-cell office:value-type="float" office:value="0.847854">
                <text:p>0.847854</text:p>
              </table:table-cell>
              <table:table-cell office:value-type="float" office:value="0.152146">
                <text:p>0.152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801">
                <text:p>1.1801</text:p>
              </table:table-cell>
              <table:table-cell office:value-type="float" office:value="0.854967">
                <text:p>0.854967</text:p>
              </table:table-cell>
              <table:table-cell office:value-type="float" office:value="0.145033">
                <text:p>0.145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901">
                <text:p>1.1901</text:p>
              </table:table-cell>
              <table:table-cell office:value-type="float" office:value="0.861938">
                <text:p>0.861938</text:p>
              </table:table-cell>
              <table:table-cell office:value-type="float" office:value="0.138062">
                <text:p>0.138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001">
                <text:p>1.2001</text:p>
              </table:table-cell>
              <table:table-cell office:value-type="float" office:value="0.868764">
                <text:p>0.868764</text:p>
              </table:table-cell>
              <table:table-cell office:value-type="float" office:value="0.131236">
                <text:p>0.13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101">
                <text:p>1.2101</text:p>
              </table:table-cell>
              <table:table-cell office:value-type="float" office:value="0.875443">
                <text:p>0.875443</text:p>
              </table:table-cell>
              <table:table-cell office:value-type="float" office:value="0.124557">
                <text:p>0.124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201">
                <text:p>1.2201</text:p>
              </table:table-cell>
              <table:table-cell office:value-type="float" office:value="0.881972">
                <text:p>0.881972</text:p>
              </table:table-cell>
              <table:table-cell office:value-type="float" office:value="0.118028">
                <text:p>0.118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301">
                <text:p>1.2301</text:p>
              </table:table-cell>
              <table:table-cell office:value-type="float" office:value="0.888348">
                <text:p>0.888348</text:p>
              </table:table-cell>
              <table:table-cell office:value-type="float" office:value="0.111652">
                <text:p>0.11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401">
                <text:p>1.2401</text:p>
              </table:table-cell>
              <table:table-cell office:value-type="float" office:value="0.894569">
                <text:p>0.894569</text:p>
              </table:table-cell>
              <table:table-cell office:value-type="float" office:value="0.105431">
                <text:p>0.105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501">
                <text:p>1.2501</text:p>
              </table:table-cell>
              <table:table-cell office:value-type="float" office:value="0.900632">
                <text:p>0.900632</text:p>
              </table:table-cell>
              <table:table-cell office:value-type="float" office:value="0.0993684">
                <text:p>0.0993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601">
                <text:p>1.2601</text:p>
              </table:table-cell>
              <table:table-cell office:value-type="float" office:value="0.906534">
                <text:p>0.906534</text:p>
              </table:table-cell>
              <table:table-cell office:value-type="float" office:value="0.0934658">
                <text:p>0.0934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701">
                <text:p>1.2701</text:p>
              </table:table-cell>
              <table:table-cell office:value-type="float" office:value="0.912274">
                <text:p>0.912274</text:p>
              </table:table-cell>
              <table:table-cell office:value-type="float" office:value="0.0877258">
                <text:p>0.0877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801">
                <text:p>1.2801</text:p>
              </table:table-cell>
              <table:table-cell office:value-type="float" office:value="0.917849">
                <text:p>0.917849</text:p>
              </table:table-cell>
              <table:table-cell office:value-type="float" office:value="0.0821507">
                <text:p>0.0821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901">
                <text:p>1.2901</text:p>
              </table:table-cell>
              <table:table-cell office:value-type="float" office:value="0.923257">
                <text:p>0.923257</text:p>
              </table:table-cell>
              <table:table-cell office:value-type="float" office:value="0.0767427">
                <text:p>0.0767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001">
                <text:p>1.3001</text:p>
              </table:table-cell>
              <table:table-cell office:value-type="float" office:value="0.928496">
                <text:p>0.928496</text:p>
              </table:table-cell>
              <table:table-cell office:value-type="float" office:value="0.0715041">
                <text:p>0.0715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101">
                <text:p>1.3101</text:p>
              </table:table-cell>
              <table:table-cell office:value-type="float" office:value="0.933563">
                <text:p>0.933563</text:p>
              </table:table-cell>
              <table:table-cell office:value-type="float" office:value="0.0664368">
                <text:p>0.0664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201">
                <text:p>1.3201</text:p>
              </table:table-cell>
              <table:table-cell office:value-type="float" office:value="0.938457">
                <text:p>0.938457</text:p>
              </table:table-cell>
              <table:table-cell office:value-type="float" office:value="0.061543">
                <text:p>0.06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301">
                <text:p>1.3301</text:p>
              </table:table-cell>
              <table:table-cell office:value-type="float" office:value="0.943175">
                <text:p>0.943175</text:p>
              </table:table-cell>
              <table:table-cell office:value-type="float" office:value="0.0568245">
                <text:p>0.0568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401">
                <text:p>1.3401</text:p>
              </table:table-cell>
              <table:table-cell office:value-type="float" office:value="0.947717">
                <text:p>0.947717</text:p>
              </table:table-cell>
              <table:table-cell office:value-type="float" office:value="0.0522833">
                <text:p>0.0522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501">
                <text:p>1.3501</text:p>
              </table:table-cell>
              <table:table-cell office:value-type="float" office:value="0.952079">
                <text:p>0.952079</text:p>
              </table:table-cell>
              <table:table-cell office:value-type="float" office:value="0.0479212">
                <text:p>0.0479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601">
                <text:p>1.3601</text:p>
              </table:table-cell>
              <table:table-cell office:value-type="float" office:value="0.95626">
                <text:p>0.95626</text:p>
              </table:table-cell>
              <table:table-cell office:value-type="float" office:value="0.0437399">
                <text:p>0.0437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701">
                <text:p>1.3701</text:p>
              </table:table-cell>
              <table:table-cell office:value-type="float" office:value="0.960259">
                <text:p>0.960259</text:p>
              </table:table-cell>
              <table:table-cell office:value-type="float" office:value="0.0397411">
                <text:p>0.0397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801">
                <text:p>1.3801</text:p>
              </table:table-cell>
              <table:table-cell office:value-type="float" office:value="0.964074">
                <text:p>0.964074</text:p>
              </table:table-cell>
              <table:table-cell office:value-type="float" office:value="0.0359264">
                <text:p>0.0359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901">
                <text:p>1.3901</text:p>
              </table:table-cell>
              <table:table-cell office:value-type="float" office:value="0.967703">
                <text:p>0.967703</text:p>
              </table:table-cell>
              <table:table-cell office:value-type="float" office:value="0.0322973">
                <text:p>0.0322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001">
                <text:p>1.4001</text:p>
              </table:table-cell>
              <table:table-cell office:value-type="float" office:value="0.971145">
                <text:p>0.971145</text:p>
              </table:table-cell>
              <table:table-cell office:value-type="float" office:value="0.0288553">
                <text:p>0.0288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101">
                <text:p>1.4101</text:p>
              </table:table-cell>
              <table:table-cell office:value-type="float" office:value="0.974398">
                <text:p>0.974398</text:p>
              </table:table-cell>
              <table:table-cell office:value-type="float" office:value="0.0256018">
                <text:p>0.0256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201">
                <text:p>1.4201</text:p>
              </table:table-cell>
              <table:table-cell office:value-type="float" office:value="0.977462">
                <text:p>0.977462</text:p>
              </table:table-cell>
              <table:table-cell office:value-type="float" office:value="0.022538">
                <text:p>0.022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301">
                <text:p>1.4301</text:p>
              </table:table-cell>
              <table:table-cell office:value-type="float" office:value="0.980335">
                <text:p>0.980335</text:p>
              </table:table-cell>
              <table:table-cell office:value-type="float" office:value="0.0196652">
                <text:p>0.0196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401">
                <text:p>1.4401</text:p>
              </table:table-cell>
              <table:table-cell office:value-type="float" office:value="0.983016">
                <text:p>0.983016</text:p>
              </table:table-cell>
              <table:table-cell office:value-type="float" office:value="0.0169845">
                <text:p>0.0169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501">
                <text:p>1.4501</text:p>
              </table:table-cell>
              <table:table-cell office:value-type="float" office:value="0.985503">
                <text:p>0.985503</text:p>
              </table:table-cell>
              <table:table-cell office:value-type="float" office:value="0.014497">
                <text:p>0.014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601">
                <text:p>1.4601</text:p>
              </table:table-cell>
              <table:table-cell office:value-type="float" office:value="0.987796">
                <text:p>0.987796</text:p>
              </table:table-cell>
              <table:table-cell office:value-type="float" office:value="0.0122037">
                <text:p>0.012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701">
                <text:p>1.4701</text:p>
              </table:table-cell>
              <table:table-cell office:value-type="float" office:value="0.989894">
                <text:p>0.989894</text:p>
              </table:table-cell>
              <table:table-cell office:value-type="float" office:value="0.0101055">
                <text:p>0.010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801">
                <text:p>1.4801</text:p>
              </table:table-cell>
              <table:table-cell office:value-type="float" office:value="0.991797">
                <text:p>0.991797</text:p>
              </table:table-cell>
              <table:table-cell office:value-type="float" office:value="0.00820329">
                <text:p>0.00820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901">
                <text:p>1.4901</text:p>
              </table:table-cell>
              <table:table-cell office:value-type="float" office:value="0.993502">
                <text:p>0.993502</text:p>
              </table:table-cell>
              <table:table-cell office:value-type="float" office:value="0.00649777">
                <text:p>0.00649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001">
                <text:p>1.5001</text:p>
              </table:table-cell>
              <table:table-cell office:value-type="float" office:value="0.99501">
                <text:p>0.99501</text:p>
              </table:table-cell>
              <table:table-cell office:value-type="float" office:value="0.00498965">
                <text:p>0.00498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101">
                <text:p>1.5101</text:p>
              </table:table-cell>
              <table:table-cell office:value-type="float" office:value="0.99632">
                <text:p>0.99632</text:p>
              </table:table-cell>
              <table:table-cell office:value-type="float" office:value="0.00367952">
                <text:p>0.00367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201">
                <text:p>1.5201</text:p>
              </table:table-cell>
              <table:table-cell office:value-type="float" office:value="0.997432">
                <text:p>0.997432</text:p>
              </table:table-cell>
              <table:table-cell office:value-type="float" office:value="0.00256792">
                <text:p>0.00256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301">
                <text:p>1.5301</text:p>
              </table:table-cell>
              <table:table-cell office:value-type="float" office:value="0.998345">
                <text:p>0.998345</text:p>
              </table:table-cell>
              <table:table-cell office:value-type="float" office:value="0.00165528">
                <text:p>0.00165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401">
                <text:p>1.5401</text:p>
              </table:table-cell>
              <table:table-cell office:value-type="float" office:value="0.999058">
                <text:p>0.999058</text:p>
              </table:table-cell>
              <table:table-cell office:value-type="float" office:value="0.000941969">
                <text:p>0.00094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501">
                <text:p>1.5501</text:p>
              </table:table-cell>
              <table:table-cell office:value-type="float" office:value="0.999572">
                <text:p>0.999572</text:p>
              </table:table-cell>
              <table:table-cell office:value-type="float" office:value="0.000428277">
                <text:p>0.000428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601">
                <text:p>1.5601</text:p>
              </table:table-cell>
              <table:table-cell office:value-type="float" office:value="0.999886">
                <text:p>0.999886</text:p>
              </table:table-cell>
              <table:table-cell office:value-type="float" office:value="0.000114407">
                <text:p>0.00011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701">
                <text:p>1.5701</text:p>
              </table:table-cell>
              <table:table-cell office:value-type="float" office:value="1">
                <text:p>1</text:p>
              </table:table-cell>
              <table:table-cell office:value-type="float" office:value="0.00000048487">
                <text:p>0.00000048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801">
                <text:p>1.5801</text:p>
              </table:table-cell>
              <table:table-cell office:value-type="float" office:value="0.999913">
                <text:p>0.999913</text:p>
              </table:table-cell>
              <table:table-cell office:value-type="float" office:value="0.0000865558">
                <text:p>0.0000865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901">
                <text:p>1.5901</text:p>
              </table:table-cell>
              <table:table-cell office:value-type="float" office:value="0.999627">
                <text:p>0.999627</text:p>
              </table:table-cell>
              <table:table-cell office:value-type="float" office:value="0.000372586">
                <text:p>0.000372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001">
                <text:p>1.6001</text:p>
              </table:table-cell>
              <table:table-cell office:value-type="float" office:value="0.999142">
                <text:p>0.999142</text:p>
              </table:table-cell>
              <table:table-cell office:value-type="float" office:value="0.00085846">
                <text:p>0.00085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101">
                <text:p>1.6101</text:p>
              </table:table-cell>
              <table:table-cell office:value-type="float" office:value="0.998456">
                <text:p>0.998456</text:p>
              </table:table-cell>
              <table:table-cell office:value-type="float" office:value="0.00154398">
                <text:p>0.0015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201">
                <text:p>1.6201</text:p>
              </table:table-cell>
              <table:table-cell office:value-type="float" office:value="0.997571">
                <text:p>0.997571</text:p>
              </table:table-cell>
              <table:table-cell office:value-type="float" office:value="0.00242888">
                <text:p>0.0024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301">
                <text:p>1.6301</text:p>
              </table:table-cell>
              <table:table-cell office:value-type="float" office:value="0.996487">
                <text:p>0.996487</text:p>
              </table:table-cell>
              <table:table-cell office:value-type="float" office:value="0.0035128">
                <text:p>0.0035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401">
                <text:p>1.6401</text:p>
              </table:table-cell>
              <table:table-cell office:value-type="float" office:value="0.995205">
                <text:p>0.995205</text:p>
              </table:table-cell>
              <table:table-cell office:value-type="float" office:value="0.00479531">
                <text:p>0.00479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501">
                <text:p>1.6501</text:p>
              </table:table-cell>
              <table:table-cell office:value-type="float" office:value="0.993724">
                <text:p>0.993724</text:p>
              </table:table-cell>
              <table:table-cell office:value-type="float" office:value="0.0062759">
                <text:p>0.0062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601">
                <text:p>1.6601</text:p>
              </table:table-cell>
              <table:table-cell office:value-type="float" office:value="0.992046">
                <text:p>0.992046</text:p>
              </table:table-cell>
              <table:table-cell office:value-type="float" office:value="0.00795397">
                <text:p>0.00795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701">
                <text:p>1.6701</text:p>
              </table:table-cell>
              <table:table-cell office:value-type="float" office:value="0.990171">
                <text:p>0.990171</text:p>
              </table:table-cell>
              <table:table-cell office:value-type="float" office:value="0.00982885">
                <text:p>0.0098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801">
                <text:p>1.6801</text:p>
              </table:table-cell>
              <table:table-cell office:value-type="float" office:value="0.9881">
                <text:p>0.9881</text:p>
              </table:table-cell>
              <table:table-cell office:value-type="float" office:value="0.0118998">
                <text:p>0.0118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901">
                <text:p>1.6901</text:p>
              </table:table-cell>
              <table:table-cell office:value-type="float" office:value="0.985834">
                <text:p>0.985834</text:p>
              </table:table-cell>
              <table:table-cell office:value-type="float" office:value="0.014166">
                <text:p>0.014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001">
                <text:p>1.7001</text:p>
              </table:table-cell>
              <table:table-cell office:value-type="float" office:value="0.983374">
                <text:p>0.983374</text:p>
              </table:table-cell>
              <table:table-cell office:value-type="float" office:value="0.0166265">
                <text:p>0.0166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101">
                <text:p>1.7101</text:p>
              </table:table-cell>
              <table:table-cell office:value-type="float" office:value="0.98072">
                <text:p>0.98072</text:p>
              </table:table-cell>
              <table:table-cell office:value-type="float" office:value="0.0192803">
                <text:p>0.0192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201">
                <text:p>1.7201</text:p>
              </table:table-cell>
              <table:table-cell office:value-type="float" office:value="0.977874">
                <text:p>0.977874</text:p>
              </table:table-cell>
              <table:table-cell office:value-type="float" office:value="0.0221264">
                <text:p>0.022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301">
                <text:p>1.7301</text:p>
              </table:table-cell>
              <table:table-cell office:value-type="float" office:value="0.974836">
                <text:p>0.974836</text:p>
              </table:table-cell>
              <table:table-cell office:value-type="float" office:value="0.0251637">
                <text:p>0.0251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401">
                <text:p>1.7401</text:p>
              </table:table-cell>
              <table:table-cell office:value-type="float" office:value="0.971609">
                <text:p>0.971609</text:p>
              </table:table-cell>
              <table:table-cell office:value-type="float" office:value="0.0283909">
                <text:p>0.0283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501">
                <text:p>1.7501</text:p>
              </table:table-cell>
              <table:table-cell office:value-type="float" office:value="0.968193">
                <text:p>0.968193</text:p>
              </table:table-cell>
              <table:table-cell office:value-type="float" office:value="0.0318067">
                <text:p>0.0318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601">
                <text:p>1.7601</text:p>
              </table:table-cell>
              <table:table-cell office:value-type="float" office:value="0.96459">
                <text:p>0.96459</text:p>
              </table:table-cell>
              <table:table-cell office:value-type="float" office:value="0.0354099">
                <text:p>0.0354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701">
                <text:p>1.7701</text:p>
              </table:table-cell>
              <table:table-cell office:value-type="float" office:value="0.960801">
                <text:p>0.960801</text:p>
              </table:table-cell>
              <table:table-cell office:value-type="float" office:value="0.0391988">
                <text:p>0.039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801">
                <text:p>1.7801</text:p>
              </table:table-cell>
              <table:table-cell office:value-type="float" office:value="0.956828">
                <text:p>0.956828</text:p>
              </table:table-cell>
              <table:table-cell office:value-type="float" office:value="0.043172">
                <text:p>0.043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901">
                <text:p>1.7901</text:p>
              </table:table-cell>
              <table:table-cell office:value-type="float" office:value="0.952672">
                <text:p>0.952672</text:p>
              </table:table-cell>
              <table:table-cell office:value-type="float" office:value="0.047328">
                <text:p>0.047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001">
                <text:p>1.8001</text:p>
              </table:table-cell>
              <table:table-cell office:value-type="float" office:value="0.948335">
                <text:p>0.948335</text:p>
              </table:table-cell>
              <table:table-cell office:value-type="float" office:value="0.0516651">
                <text:p>0.0516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101">
                <text:p>1.8101</text:p>
              </table:table-cell>
              <table:table-cell office:value-type="float" office:value="0.943819">
                <text:p>0.943819</text:p>
              </table:table-cell>
              <table:table-cell office:value-type="float" office:value="0.0561814">
                <text:p>0.0561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201">
                <text:p>1.8201</text:p>
              </table:table-cell>
              <table:table-cell office:value-type="float" office:value="0.939125">
                <text:p>0.939125</text:p>
              </table:table-cell>
              <table:table-cell office:value-type="float" office:value="0.0608753">
                <text:p>0.0608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301">
                <text:p>1.8301</text:p>
              </table:table-cell>
              <table:table-cell office:value-type="float" office:value="0.934255">
                <text:p>0.934255</text:p>
              </table:table-cell>
              <table:table-cell office:value-type="float" office:value="0.0657448">
                <text:p>0.0657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401">
                <text:p>1.8401</text:p>
              </table:table-cell>
              <table:table-cell office:value-type="float" office:value="0.929212">
                <text:p>0.929212</text:p>
              </table:table-cell>
              <table:table-cell office:value-type="float" office:value="0.0707881">
                <text:p>0.0707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501">
                <text:p>1.8501</text:p>
              </table:table-cell>
              <table:table-cell office:value-type="float" office:value="0.923997">
                <text:p>0.923997</text:p>
              </table:table-cell>
              <table:table-cell office:value-type="float" office:value="0.076003">
                <text:p>0.076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601">
                <text:p>1.8601</text:p>
              </table:table-cell>
              <table:table-cell office:value-type="float" office:value="0.918613">
                <text:p>0.918613</text:p>
              </table:table-cell>
              <table:table-cell office:value-type="float" office:value="0.0813875">
                <text:p>0.0813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701">
                <text:p>1.8701</text:p>
              </table:table-cell>
              <table:table-cell office:value-type="float" office:value="0.913061">
                <text:p>0.913061</text:p>
              </table:table-cell>
              <table:table-cell office:value-type="float" office:value="0.0869394">
                <text:p>0.0869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801">
                <text:p>1.8801</text:p>
              </table:table-cell>
              <table:table-cell office:value-type="float" office:value="0.907343">
                <text:p>0.907343</text:p>
              </table:table-cell>
              <table:table-cell office:value-type="float" office:value="0.0926566">
                <text:p>0.0926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8901">
                <text:p>1.8901</text:p>
              </table:table-cell>
              <table:table-cell office:value-type="float" office:value="0.901463">
                <text:p>0.901463</text:p>
              </table:table-cell>
              <table:table-cell office:value-type="float" office:value="0.0985367">
                <text:p>0.0985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001">
                <text:p>1.9001</text:p>
              </table:table-cell>
              <table:table-cell office:value-type="float" office:value="0.895423">
                <text:p>0.895423</text:p>
              </table:table-cell>
              <table:table-cell office:value-type="float" office:value="0.104577">
                <text:p>0.104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101">
                <text:p>1.9101</text:p>
              </table:table-cell>
              <table:table-cell office:value-type="float" office:value="0.889224">
                <text:p>0.889224</text:p>
              </table:table-cell>
              <table:table-cell office:value-type="float" office:value="0.110776">
                <text:p>0.110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201">
                <text:p>1.9201</text:p>
              </table:table-cell>
              <table:table-cell office:value-type="float" office:value="0.882869">
                <text:p>0.882869</text:p>
              </table:table-cell>
              <table:table-cell office:value-type="float" office:value="0.117131">
                <text:p>0.117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301">
                <text:p>1.9301</text:p>
              </table:table-cell>
              <table:table-cell office:value-type="float" office:value="0.876362">
                <text:p>0.876362</text:p>
              </table:table-cell>
              <table:table-cell office:value-type="float" office:value="0.123638">
                <text:p>0.123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401">
                <text:p>1.9401</text:p>
              </table:table-cell>
              <table:table-cell office:value-type="float" office:value="0.869703">
                <text:p>0.869703</text:p>
              </table:table-cell>
              <table:table-cell office:value-type="float" office:value="0.130297">
                <text:p>0.130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501">
                <text:p>1.9501</text:p>
              </table:table-cell>
              <table:table-cell office:value-type="float" office:value="0.862897">
                <text:p>0.862897</text:p>
              </table:table-cell>
              <table:table-cell office:value-type="float" office:value="0.137103">
                <text:p>0.137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601">
                <text:p>1.9601</text:p>
              </table:table-cell>
              <table:table-cell office:value-type="float" office:value="0.855946">
                <text:p>0.855946</text:p>
              </table:table-cell>
              <table:table-cell office:value-type="float" office:value="0.144054">
                <text:p>0.144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701">
                <text:p>1.9701</text:p>
              </table:table-cell>
              <table:table-cell office:value-type="float" office:value="0.848853">
                <text:p>0.848853</text:p>
              </table:table-cell>
              <table:table-cell office:value-type="float" office:value="0.151147">
                <text:p>0.15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801">
                <text:p>1.9801</text:p>
              </table:table-cell>
              <table:table-cell office:value-type="float" office:value="0.841619">
                <text:p>0.841619</text:p>
              </table:table-cell>
              <table:table-cell office:value-type="float" office:value="0.158381">
                <text:p>0.158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901">
                <text:p>1.9901</text:p>
              </table:table-cell>
              <table:table-cell office:value-type="float" office:value="0.83425">
                <text:p>0.83425</text:p>
              </table:table-cell>
              <table:table-cell office:value-type="float" office:value="0.16575">
                <text:p>0.16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001">
                <text:p>2.0001</text:p>
              </table:table-cell>
              <table:table-cell office:value-type="float" office:value="0.826746">
                <text:p>0.826746</text:p>
              </table:table-cell>
              <table:table-cell office:value-type="float" office:value="0.173254">
                <text:p>0.173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101">
                <text:p>2.0101</text:p>
              </table:table-cell>
              <table:table-cell office:value-type="float" office:value="0.819112">
                <text:p>0.819112</text:p>
              </table:table-cell>
              <table:table-cell office:value-type="float" office:value="0.180888">
                <text:p>0.18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201">
                <text:p>2.0201</text:p>
              </table:table-cell>
              <table:table-cell office:value-type="float" office:value="0.81135">
                <text:p>0.81135</text:p>
              </table:table-cell>
              <table:table-cell office:value-type="float" office:value="0.18865">
                <text:p>0.18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301">
                <text:p>2.0301</text:p>
              </table:table-cell>
              <table:table-cell office:value-type="float" office:value="0.803464">
                <text:p>0.803464</text:p>
              </table:table-cell>
              <table:table-cell office:value-type="float" office:value="0.196536">
                <text:p>0.196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401">
                <text:p>2.0401</text:p>
              </table:table-cell>
              <table:table-cell office:value-type="float" office:value="0.795456">
                <text:p>0.795456</text:p>
              </table:table-cell>
              <table:table-cell office:value-type="float" office:value="0.204544">
                <text:p>0.204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501">
                <text:p>2.0501</text:p>
              </table:table-cell>
              <table:table-cell office:value-type="float" office:value="0.78733">
                <text:p>0.78733</text:p>
              </table:table-cell>
              <table:table-cell office:value-type="float" office:value="0.21267">
                <text:p>0.2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601">
                <text:p>2.0601</text:p>
              </table:table-cell>
              <table:table-cell office:value-type="float" office:value="0.779089">
                <text:p>0.779089</text:p>
              </table:table-cell>
              <table:table-cell office:value-type="float" office:value="0.220911">
                <text:p>0.220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701">
                <text:p>2.0701</text:p>
              </table:table-cell>
              <table:table-cell office:value-type="float" office:value="0.770737">
                <text:p>0.770737</text:p>
              </table:table-cell>
              <table:table-cell office:value-type="float" office:value="0.229263">
                <text:p>0.229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801">
                <text:p>2.0801</text:p>
              </table:table-cell>
              <table:table-cell office:value-type="float" office:value="0.762276">
                <text:p>0.762276</text:p>
              </table:table-cell>
              <table:table-cell office:value-type="float" office:value="0.237724">
                <text:p>0.237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0901">
                <text:p>2.0901</text:p>
              </table:table-cell>
              <table:table-cell office:value-type="float" office:value="0.75371">
                <text:p>0.75371</text:p>
              </table:table-cell>
              <table:table-cell office:value-type="float" office:value="0.24629">
                <text:p>0.24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74513">
                <text:p>0.74513</text:p>
              </table:table-cell>
              <table:table-cell office:value-type="float" office:value="0.25487">
                <text:p>0.25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736366">
                <text:p>0.736366</text:p>
              </table:table-cell>
              <table:table-cell office:value-type="float" office:value="0.263634">
                <text:p>0.263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727507">
                <text:p>0.727507</text:p>
              </table:table-cell>
              <table:table-cell office:value-type="float" office:value="0.272493">
                <text:p>0.272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718558">
                <text:p>0.718558</text:p>
              </table:table-cell>
              <table:table-cell office:value-type="float" office:value="0.281442">
                <text:p>0.28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709521">
                <text:p>0.709521</text:p>
              </table:table-cell>
              <table:table-cell office:value-type="float" office:value="0.290479">
                <text:p>0.290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7004">
                <text:p>0.7004</text:p>
              </table:table-cell>
              <table:table-cell office:value-type="float" office:value="0.2996">
                <text:p>0.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91198">
                <text:p>0.691198</text:p>
              </table:table-cell>
              <table:table-cell office:value-type="float" office:value="0.308802">
                <text:p>0.308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681921">
                <text:p>0.681921</text:p>
              </table:table-cell>
              <table:table-cell office:value-type="float" office:value="0.318079">
                <text:p>0.318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67257">
                <text:p>0.67257</text:p>
              </table:table-cell>
              <table:table-cell office:value-type="float" office:value="0.32743">
                <text:p>0.32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663151">
                <text:p>0.663151</text:p>
              </table:table-cell>
              <table:table-cell office:value-type="float" office:value="0.336849">
                <text:p>0.336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653666">
                <text:p>0.653666</text:p>
              </table:table-cell>
              <table:table-cell office:value-type="float" office:value="0.346334">
                <text:p>0.346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64412">
                <text:p>0.64412</text:p>
              </table:table-cell>
              <table:table-cell office:value-type="float" office:value="0.35588">
                <text:p>0.35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634517">
                <text:p>0.634517</text:p>
              </table:table-cell>
              <table:table-cell office:value-type="float" office:value="0.365483">
                <text:p>0.365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0.624859">
                <text:p>0.624859</text:p>
              </table:table-cell>
              <table:table-cell office:value-type="float" office:value="0.375141">
                <text:p>0.375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615151">
                <text:p>0.615151</text:p>
              </table:table-cell>
              <table:table-cell office:value-type="float" office:value="0.384849">
                <text:p>0.384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605398">
                <text:p>0.605398</text:p>
              </table:table-cell>
              <table:table-cell office:value-type="float" office:value="0.394602">
                <text:p>0.394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595602">
                <text:p>0.595602</text:p>
              </table:table-cell>
              <table:table-cell office:value-type="float" office:value="0.404398">
                <text:p>0.40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0.585768">
                <text:p>0.585768</text:p>
              </table:table-cell>
              <table:table-cell office:value-type="float" office:value="0.414232">
                <text:p>0.414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5759">
                <text:p>0.5759</text:p>
              </table:table-cell>
              <table:table-cell office:value-type="float" office:value="0.4241">
                <text:p>0.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0.566001">
                <text:p>0.566001</text:p>
              </table:table-cell>
              <table:table-cell office:value-type="float" office:value="0.433999">
                <text:p>0.433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556076">
                <text:p>0.556076</text:p>
              </table:table-cell>
              <table:table-cell office:value-type="float" office:value="0.443924">
                <text:p>0.44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.546129">
                <text:p>0.546129</text:p>
              </table:table-cell>
              <table:table-cell office:value-type="float" office:value="0.453871">
                <text:p>0.45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536163">
                <text:p>0.536163</text:p>
              </table:table-cell>
              <table:table-cell office:value-type="float" office:value="0.463837">
                <text:p>0.463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0.526183">
                <text:p>0.526183</text:p>
              </table:table-cell>
              <table:table-cell office:value-type="float" office:value="0.473817">
                <text:p>0.473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516192">
                <text:p>0.516192</text:p>
              </table:table-cell>
              <table:table-cell office:value-type="float" office:value="0.483808">
                <text:p>0.483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506194">
                <text:p>0.506194</text:p>
              </table:table-cell>
              <table:table-cell office:value-type="float" office:value="0.493806">
                <text:p>0.493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496195">
                <text:p>0.496195</text:p>
              </table:table-cell>
              <table:table-cell office:value-type="float" office:value="0.503805">
                <text:p>0.503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0.486196">
                <text:p>0.486196</text:p>
              </table:table-cell>
              <table:table-cell office:value-type="float" office:value="0.513804">
                <text:p>0.513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476203">
                <text:p>0.476203</text:p>
              </table:table-cell>
              <table:table-cell office:value-type="float" office:value="0.523797">
                <text:p>0.523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0.46622">
                <text:p>0.46622</text:p>
              </table:table-cell>
              <table:table-cell office:value-type="float" office:value="0.53378">
                <text:p>0.53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456251">
                <text:p>0.456251</text:p>
              </table:table-cell>
              <table:table-cell office:value-type="float" office:value="0.543749">
                <text:p>0.543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0.446298">
                <text:p>0.446298</text:p>
              </table:table-cell>
              <table:table-cell office:value-type="float" office:value="0.553702">
                <text:p>0.553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436368">
                <text:p>0.436368</text:p>
              </table:table-cell>
              <table:table-cell office:value-type="float" office:value="0.563632">
                <text:p>0.563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0.426462">
                <text:p>0.426462</text:p>
              </table:table-cell>
              <table:table-cell office:value-type="float" office:value="0.573538">
                <text:p>0.573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416586">
                <text:p>0.416586</text:p>
              </table:table-cell>
              <table:table-cell office:value-type="float" office:value="0.583414">
                <text:p>0.583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406744">
                <text:p>0.406744</text:p>
              </table:table-cell>
              <table:table-cell office:value-type="float" office:value="0.593256">
                <text:p>0.59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396939">
                <text:p>0.396939</text:p>
              </table:table-cell>
              <table:table-cell office:value-type="float" office:value="0.603061">
                <text:p>0.603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0.387175">
                <text:p>0.387175</text:p>
              </table:table-cell>
              <table:table-cell office:value-type="float" office:value="0.612825">
                <text:p>0.61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377456">
                <text:p>0.377456</text:p>
              </table:table-cell>
              <table:table-cell office:value-type="float" office:value="0.622544">
                <text:p>0.62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0.367786">
                <text:p>0.367786</text:p>
              </table:table-cell>
              <table:table-cell office:value-type="float" office:value="0.632214">
                <text:p>0.632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58169">
                <text:p>0.358169</text:p>
              </table:table-cell>
              <table:table-cell office:value-type="float" office:value="0.641831">
                <text:p>0.641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0.348609">
                <text:p>0.348609</text:p>
              </table:table-cell>
              <table:table-cell office:value-type="float" office:value="0.651391">
                <text:p>0.65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339109">
                <text:p>0.339109</text:p>
              </table:table-cell>
              <table:table-cell office:value-type="float" office:value="0.660891">
                <text:p>0.660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0.329674">
                <text:p>0.329674</text:p>
              </table:table-cell>
              <table:table-cell office:value-type="float" office:value="0.670326">
                <text:p>0.670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320306">
                <text:p>0.320306</text:p>
              </table:table-cell>
              <table:table-cell office:value-type="float" office:value="0.679694">
                <text:p>0.679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311011">
                <text:p>0.311011</text:p>
              </table:table-cell>
              <table:table-cell office:value-type="float" office:value="0.688989">
                <text:p>0.688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301791">
                <text:p>0.301791</text:p>
              </table:table-cell>
              <table:table-cell office:value-type="float" office:value="0.698209">
                <text:p>0.698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0.292651">
                <text:p>0.292651</text:p>
              </table:table-cell>
              <table:table-cell office:value-type="float" office:value="0.707349">
                <text:p>0.707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283593">
                <text:p>0.283593</text:p>
              </table:table-cell>
              <table:table-cell office:value-type="float" office:value="0.716407">
                <text:p>0.716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0.274622">
                <text:p>0.274622</text:p>
              </table:table-cell>
              <table:table-cell office:value-type="float" office:value="0.725378">
                <text:p>0.725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265742">
                <text:p>0.265742</text:p>
              </table:table-cell>
              <table:table-cell office:value-type="float" office:value="0.734258">
                <text:p>0.734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0.256955">
                <text:p>0.256955</text:p>
              </table:table-cell>
              <table:table-cell office:value-type="float" office:value="0.743045">
                <text:p>0.74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248265">
                <text:p>0.248265</text:p>
              </table:table-cell>
              <table:table-cell office:value-type="float" office:value="0.751735">
                <text:p>0.7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0.239675">
                <text:p>0.239675</text:p>
              </table:table-cell>
              <table:table-cell office:value-type="float" office:value="0.760325">
                <text:p>0.760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.23119">
                <text:p>0.23119</text:p>
              </table:table-cell>
              <table:table-cell office:value-type="float" office:value="0.76881">
                <text:p>0.76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222813">
                <text:p>0.222813</text:p>
              </table:table-cell>
              <table:table-cell office:value-type="float" office:value="0.777187">
                <text:p>0.777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214546">
                <text:p>0.214546</text:p>
              </table:table-cell>
              <table:table-cell office:value-type="float" office:value="0.785454">
                <text:p>0.785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0.206394">
                <text:p>0.206394</text:p>
              </table:table-cell>
              <table:table-cell office:value-type="float" office:value="0.793606">
                <text:p>0.793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198359">
                <text:p>0.198359</text:p>
              </table:table-cell>
              <table:table-cell office:value-type="float" office:value="0.801641">
                <text:p>0.80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0.190444">
                <text:p>0.190444</text:p>
              </table:table-cell>
              <table:table-cell office:value-type="float" office:value="0.809556">
                <text:p>0.809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182654">
                <text:p>0.182654</text:p>
              </table:table-cell>
              <table:table-cell office:value-type="float" office:value="0.817346">
                <text:p>0.817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0.17499">
                <text:p>0.17499</text:p>
              </table:table-cell>
              <table:table-cell office:value-type="float" office:value="0.82501">
                <text:p>0.82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167456">
                <text:p>0.167456</text:p>
              </table:table-cell>
              <table:table-cell office:value-type="float" office:value="0.832544">
                <text:p>0.83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0.160056">
                <text:p>0.160056</text:p>
              </table:table-cell>
              <table:table-cell office:value-type="float" office:value="0.839944">
                <text:p>0.839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0.152791">
                <text:p>0.152791</text:p>
              </table:table-cell>
              <table:table-cell office:value-type="float" office:value="0.847209">
                <text:p>0.847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145665">
                <text:p>0.145665</text:p>
              </table:table-cell>
              <table:table-cell office:value-type="float" office:value="0.854335">
                <text:p>0.854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138681">
                <text:p>0.138681</text:p>
              </table:table-cell>
              <table:table-cell office:value-type="float" office:value="0.861319">
                <text:p>0.86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0.131841">
                <text:p>0.131841</text:p>
              </table:table-cell>
              <table:table-cell office:value-type="float" office:value="0.868159">
                <text:p>0.868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0.125149">
                <text:p>0.125149</text:p>
              </table:table-cell>
              <table:table-cell office:value-type="float" office:value="0.874851">
                <text:p>0.874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0.118607">
                <text:p>0.118607</text:p>
              </table:table-cell>
              <table:table-cell office:value-type="float" office:value="0.881393">
                <text:p>0.881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112217">
                <text:p>0.112217</text:p>
              </table:table-cell>
              <table:table-cell office:value-type="float" office:value="0.887783">
                <text:p>0.887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0.105982">
                <text:p>0.105982</text:p>
              </table:table-cell>
              <table:table-cell office:value-type="float" office:value="0.894018">
                <text:p>0.894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0999053">
                <text:p>0.0999053</text:p>
              </table:table-cell>
              <table:table-cell office:value-type="float" office:value="0.900095">
                <text:p>0.900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0.0939882">
                <text:p>0.0939882</text:p>
              </table:table-cell>
              <table:table-cell office:value-type="float" office:value="0.906012">
                <text:p>0.90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0.0882336">
                <text:p>0.0882336</text:p>
              </table:table-cell>
              <table:table-cell office:value-type="float" office:value="0.911766">
                <text:p>0.91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826436">
                <text:p>0.0826436</text:p>
              </table:table-cell>
              <table:table-cell office:value-type="float" office:value="0.917356">
                <text:p>0.917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0772206">
                <text:p>0.0772206</text:p>
              </table:table-cell>
              <table:table-cell office:value-type="float" office:value="0.922779">
                <text:p>0.922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0.0719667">
                <text:p>0.0719667</text:p>
              </table:table-cell>
              <table:table-cell office:value-type="float" office:value="0.928033">
                <text:p>0.928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066884">
                <text:p>0.066884</text:p>
              </table:table-cell>
              <table:table-cell office:value-type="float" office:value="0.933116">
                <text:p>0.93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0.0619745">
                <text:p>0.0619745</text:p>
              </table:table-cell>
              <table:table-cell office:value-type="float" office:value="0.938025">
                <text:p>0.938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572402">
                <text:p>0.0572402</text:p>
              </table:table-cell>
              <table:table-cell office:value-type="float" office:value="0.94276">
                <text:p>0.94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0.0526831">
                <text:p>0.0526831</text:p>
              </table:table-cell>
              <table:table-cell office:value-type="float" office:value="0.947317">
                <text:p>0.947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0483048">
                <text:p>0.0483048</text:p>
              </table:table-cell>
              <table:table-cell office:value-type="float" office:value="0.951695">
                <text:p>0.951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0.0441073">
                <text:p>0.0441073</text:p>
              </table:table-cell>
              <table:table-cell office:value-type="float" office:value="0.955893">
                <text:p>0.955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0.040092">
                <text:p>0.040092</text:p>
              </table:table-cell>
              <table:table-cell office:value-type="float" office:value="0.959908">
                <text:p>0.959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362608">
                <text:p>0.0362608</text:p>
              </table:table-cell>
              <table:table-cell office:value-type="float" office:value="0.963739">
                <text:p>0.963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032615">
                <text:p>0.032615</text:p>
              </table:table-cell>
              <table:table-cell office:value-type="float" office:value="0.967385">
                <text:p>0.967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0291562">
                <text:p>0.0291562</text:p>
              </table:table-cell>
              <table:table-cell office:value-type="float" office:value="0.970844">
                <text:p>0.970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0258857">
                <text:p>0.0258857</text:p>
              </table:table-cell>
              <table:table-cell office:value-type="float" office:value="0.974114">
                <text:p>0.974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0.0228048">
                <text:p>0.0228048</text:p>
              </table:table-cell>
              <table:table-cell office:value-type="float" office:value="0.977195">
                <text:p>0.977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9149">
                <text:p>0.0199149</text:p>
              </table:table-cell>
              <table:table-cell office:value-type="float" office:value="0.980085">
                <text:p>0.980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0.0172169">
                <text:p>0.0172169</text:p>
              </table:table-cell>
              <table:table-cell office:value-type="float" office:value="0.982783">
                <text:p>0.982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0147121">
                <text:p>0.0147121</text:p>
              </table:table-cell>
              <table:table-cell office:value-type="float" office:value="0.985288">
                <text:p>0.985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0.0124013">
                <text:p>0.0124013</text:p>
              </table:table-cell>
              <table:table-cell office:value-type="float" office:value="0.987599">
                <text:p>0.987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0102856">
                <text:p>0.0102856</text:p>
              </table:table-cell>
              <table:table-cell office:value-type="float" office:value="0.989714">
                <text:p>0.989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836578">
                <text:p>0.00836578</text:p>
              </table:table-cell>
              <table:table-cell office:value-type="float" office:value="0.991634">
                <text:p>0.99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0066426">
                <text:p>0.0066426</text:p>
              </table:table-cell>
              <table:table-cell office:value-type="float" office:value="0.993357">
                <text:p>0.993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0.00511676">
                <text:p>0.00511676</text:p>
              </table:table-cell>
              <table:table-cell office:value-type="float" office:value="0.994883">
                <text:p>0.994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00378886">
                <text:p>0.00378886</text:p>
              </table:table-cell>
              <table:table-cell office:value-type="float" office:value="0.996211">
                <text:p>0.996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0.00265944">
                <text:p>0.00265944</text:p>
              </table:table-cell>
              <table:table-cell office:value-type="float" office:value="0.997341">
                <text:p>0.997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172895">
                <text:p>0.00172895</text:p>
              </table:table-cell>
              <table:table-cell office:value-type="float" office:value="0.998271">
                <text:p>0.998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0.000997764">
                <text:p>0.000997764</text:p>
              </table:table-cell>
              <table:table-cell office:value-type="float" office:value="0.999002">
                <text:p>0.999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999534">
                <text:p>0.999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0.000134384">
                <text:p>0.000134384</text:p>
              </table:table-cell>
              <table:table-cell office:value-type="float" office:value="0.999866">
                <text:p>0.999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00000253654">
                <text:p>0.00000253654</text:p>
              </table:table-cell>
              <table:table-cell office:value-type="float" office:value="0.999997">
                <text:p>0.9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0706818">
                <text:p>0.0000706818</text:p>
              </table:table-cell>
              <table:table-cell office:value-type="float" office:value="0.999929">
                <text:p>0.999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000338792">
                <text:p>0.000338792</text:p>
              </table:table-cell>
              <table:table-cell office:value-type="float" office:value="0.999661">
                <text:p>0.999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0.00080676">
                <text:p>0.00080676</text:p>
              </table:table-cell>
              <table:table-cell office:value-type="float" office:value="0.999193">
                <text:p>0.999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0014744">
                <text:p>0.0014744</text:p>
              </table:table-cell>
              <table:table-cell office:value-type="float" office:value="0.998526">
                <text:p>0.998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0.00234144">
                <text:p>0.00234144</text:p>
              </table:table-cell>
              <table:table-cell office:value-type="float" office:value="0.997659">
                <text:p>0.997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340754">
                <text:p>0.00340754</text:p>
              </table:table-cell>
              <table:table-cell office:value-type="float" office:value="0.996592">
                <text:p>0.996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0.00467227">
                <text:p>0.00467227</text:p>
              </table:table-cell>
              <table:table-cell office:value-type="float" office:value="0.995328">
                <text:p>0.995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00613512">
                <text:p>0.00613512</text:p>
              </table:table-cell>
              <table:table-cell office:value-type="float" office:value="0.993865">
                <text:p>0.993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0.00779552">
                <text:p>0.00779552</text:p>
              </table:table-cell>
              <table:table-cell office:value-type="float" office:value="0.992204">
                <text:p>0.99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00965279">
                <text:p>0.00965279</text:p>
              </table:table-cell>
              <table:table-cell office:value-type="float" office:value="0.990347">
                <text:p>0.990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117062">
                <text:p>0.0117062</text:p>
              </table:table-cell>
              <table:table-cell office:value-type="float" office:value="0.988294">
                <text:p>0.988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0139549">
                <text:p>0.0139549</text:p>
              </table:table-cell>
              <table:table-cell office:value-type="float" office:value="0.986045">
                <text:p>0.986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0.016398">
                <text:p>0.016398</text:p>
              </table:table-cell>
              <table:table-cell office:value-type="float" office:value="0.983602">
                <text:p>0.98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0190346">
                <text:p>0.0190346</text:p>
              </table:table-cell>
              <table:table-cell office:value-type="float" office:value="0.980965">
                <text:p>0.980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0.0218635">
                <text:p>0.0218635</text:p>
              </table:table-cell>
              <table:table-cell office:value-type="float" office:value="0.978136">
                <text:p>0.978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248837">
                <text:p>0.0248837</text:p>
              </table:table-cell>
              <table:table-cell office:value-type="float" office:value="0.975116">
                <text:p>0.975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0.0280939">
                <text:p>0.0280939</text:p>
              </table:table-cell>
              <table:table-cell office:value-type="float" office:value="0.971906">
                <text:p>0.971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0314929">
                <text:p>0.0314929</text:p>
              </table:table-cell>
              <table:table-cell office:value-type="float" office:value="0.968507">
                <text:p>0.96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0.0350793">
                <text:p>0.0350793</text:p>
              </table:table-cell>
              <table:table-cell office:value-type="float" office:value="0.964921">
                <text:p>0.964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0388516">
                <text:p>0.0388516</text:p>
              </table:table-cell>
              <table:table-cell office:value-type="float" office:value="0.961148">
                <text:p>0.96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0428084">
                <text:p>0.0428084</text:p>
              </table:table-cell>
              <table:table-cell office:value-type="float" office:value="0.957192">
                <text:p>0.957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0469481">
                <text:p>0.0469481</text:p>
              </table:table-cell>
              <table:table-cell office:value-type="float" office:value="0.953052">
                <text:p>0.95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0.051269">
                <text:p>0.051269</text:p>
              </table:table-cell>
              <table:table-cell office:value-type="float" office:value="0.948731">
                <text:p>0.948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0557693">
                <text:p>0.0557693</text:p>
              </table:table-cell>
              <table:table-cell office:value-type="float" office:value="0.944231">
                <text:p>0.9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0.0604474">
                <text:p>0.0604474</text:p>
              </table:table-cell>
              <table:table-cell office:value-type="float" office:value="0.939553">
                <text:p>0.939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653013">
                <text:p>0.0653013</text:p>
              </table:table-cell>
              <table:table-cell office:value-type="float" office:value="0.934699">
                <text:p>0.934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0.070329">
                <text:p>0.070329</text:p>
              </table:table-cell>
              <table:table-cell office:value-type="float" office:value="0.929671">
                <text:p>0.929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0755286">
                <text:p>0.0755286</text:p>
              </table:table-cell>
              <table:table-cell office:value-type="float" office:value="0.924471">
                <text:p>0.924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0.080898">
                <text:p>0.080898</text:p>
              </table:table-cell>
              <table:table-cell office:value-type="float" office:value="0.919102">
                <text:p>0.919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086435">
                <text:p>0.086435</text:p>
              </table:table-cell>
              <table:table-cell office:value-type="float" office:value="0.913565">
                <text:p>0.913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921375">
                <text:p>0.0921375</text:p>
              </table:table-cell>
              <table:table-cell office:value-type="float" office:value="0.907863">
                <text:p>0.907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098003">
                <text:p>0.098003</text:p>
              </table:table-cell>
              <table:table-cell office:value-type="float" office:value="0.901997">
                <text:p>0.90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0.104029">
                <text:p>0.104029</text:p>
              </table:table-cell>
              <table:table-cell office:value-type="float" office:value="0.895971">
                <text:p>0.895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110214">
                <text:p>0.110214</text:p>
              </table:table-cell>
              <table:table-cell office:value-type="float" office:value="0.889786">
                <text:p>0.88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0.116555">
                <text:p>0.116555</text:p>
              </table:table-cell>
              <table:table-cell office:value-type="float" office:value="0.883445">
                <text:p>0.883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123049">
                <text:p>0.123049</text:p>
              </table:table-cell>
              <table:table-cell office:value-type="float" office:value="0.876951">
                <text:p>0.876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0.129694">
                <text:p>0.129694</text:p>
              </table:table-cell>
              <table:table-cell office:value-type="float" office:value="0.870306">
                <text:p>0.870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136487">
                <text:p>0.136487</text:p>
              </table:table-cell>
              <table:table-cell office:value-type="float" office:value="0.863513">
                <text:p>0.863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0.143425">
                <text:p>0.143425</text:p>
              </table:table-cell>
              <table:table-cell office:value-type="float" office:value="0.856575">
                <text:p>0.856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150506">
                <text:p>0.150506</text:p>
              </table:table-cell>
              <table:table-cell office:value-type="float" office:value="0.849494">
                <text:p>0.849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157727">
                <text:p>0.157727</text:p>
              </table:table-cell>
              <table:table-cell office:value-type="float" office:value="0.842273">
                <text:p>0.84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165084">
                <text:p>0.165084</text:p>
              </table:table-cell>
              <table:table-cell office:value-type="float" office:value="0.834916">
                <text:p>0.834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.172576">
                <text:p>0.172576</text:p>
              </table:table-cell>
              <table:table-cell office:value-type="float" office:value="0.827424">
                <text:p>0.827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180199">
                <text:p>0.180199</text:p>
              </table:table-cell>
              <table:table-cell office:value-type="float" office:value="0.819801">
                <text:p>0.819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0.187949">
                <text:p>0.187949</text:p>
              </table:table-cell>
              <table:table-cell office:value-type="float" office:value="0.812051">
                <text:p>0.812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195824">
                <text:p>0.195824</text:p>
              </table:table-cell>
              <table:table-cell office:value-type="float" office:value="0.804176">
                <text:p>0.804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0.203821">
                <text:p>0.203821</text:p>
              </table:table-cell>
              <table:table-cell office:value-type="float" office:value="0.796179">
                <text:p>0.796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211937">
                <text:p>0.211937</text:p>
              </table:table-cell>
              <table:table-cell office:value-type="float" office:value="0.788063">
                <text:p>0.788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.220167">
                <text:p>0.220167</text:p>
              </table:table-cell>
              <table:table-cell office:value-type="float" office:value="0.779833">
                <text:p>0.779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.22851">
                <text:p>0.22851</text:p>
              </table:table-cell>
              <table:table-cell office:value-type="float" office:value="0.77149">
                <text:p>0.77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236961">
                <text:p>0.236961</text:p>
              </table:table-cell>
              <table:table-cell office:value-type="float" office:value="0.763039">
                <text:p>0.763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245518">
                <text:p>0.245518</text:p>
              </table:table-cell>
              <table:table-cell office:value-type="float" office:value="0.754482">
                <text:p>0.754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0.254176">
                <text:p>0.254176</text:p>
              </table:table-cell>
              <table:table-cell office:value-type="float" office:value="0.745824">
                <text:p>0.745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262932">
                <text:p>0.262932</text:p>
              </table:table-cell>
              <table:table-cell office:value-type="float" office:value="0.737068">
                <text:p>0.737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0.271784">
                <text:p>0.271784</text:p>
              </table:table-cell>
              <table:table-cell office:value-type="float" office:value="0.728216">
                <text:p>0.728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280726">
                <text:p>0.280726</text:p>
              </table:table-cell>
              <table:table-cell office:value-type="float" office:value="0.719274">
                <text:p>0.719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0.289757">
                <text:p>0.289757</text:p>
              </table:table-cell>
              <table:table-cell office:value-type="float" office:value="0.710243">
                <text:p>0.710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298871">
                <text:p>0.298871</text:p>
              </table:table-cell>
              <table:table-cell office:value-type="float" office:value="0.701129">
                <text:p>0.70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0.308066">
                <text:p>0.308066</text:p>
              </table:table-cell>
              <table:table-cell office:value-type="float" office:value="0.691934">
                <text:p>0.69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0.317338">
                <text:p>0.317338</text:p>
              </table:table-cell>
              <table:table-cell office:value-type="float" office:value="0.682662">
                <text:p>0.682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326682">
                <text:p>0.326682</text:p>
              </table:table-cell>
              <table:table-cell office:value-type="float" office:value="0.673318">
                <text:p>0.673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336096">
                <text:p>0.336096</text:p>
              </table:table-cell>
              <table:table-cell office:value-type="float" office:value="0.663904">
                <text:p>0.66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0.345576">
                <text:p>0.345576</text:p>
              </table:table-cell>
              <table:table-cell office:value-type="float" office:value="0.654424">
                <text:p>0.654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.355117">
                <text:p>0.355117</text:p>
              </table:table-cell>
              <table:table-cell office:value-type="float" office:value="0.644883">
                <text:p>0.644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0.364717">
                <text:p>0.364717</text:p>
              </table:table-cell>
              <table:table-cell office:value-type="float" office:value="0.635283">
                <text:p>0.635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37437">
                <text:p>0.37437</text:p>
              </table:table-cell>
              <table:table-cell office:value-type="float" office:value="0.62563">
                <text:p>0.6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0.384074">
                <text:p>0.384074</text:p>
              </table:table-cell>
              <table:table-cell office:value-type="float" office:value="0.615926">
                <text:p>0.61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393824">
                <text:p>0.393824</text:p>
              </table:table-cell>
              <table:table-cell office:value-type="float" office:value="0.606176">
                <text:p>0.60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0.403616">
                <text:p>0.403616</text:p>
              </table:table-cell>
              <table:table-cell office:value-type="float" office:value="0.596384">
                <text:p>0.596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0.413447">
                <text:p>0.413447</text:p>
              </table:table-cell>
              <table:table-cell office:value-type="float" office:value="0.586553">
                <text:p>0.586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423313">
                <text:p>0.423313</text:p>
              </table:table-cell>
              <table:table-cell office:value-type="float" office:value="0.576687">
                <text:p>0.57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433209">
                <text:p>0.433209</text:p>
              </table:table-cell>
              <table:table-cell office:value-type="float" office:value="0.566791">
                <text:p>0.566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0.443133">
                <text:p>0.443133</text:p>
              </table:table-cell>
              <table:table-cell office:value-type="float" office:value="0.556867">
                <text:p>0.556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453078">
                <text:p>0.453078</text:p>
              </table:table-cell>
              <table:table-cell office:value-type="float" office:value="0.546922">
                <text:p>0.546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0.463043">
                <text:p>0.463043</text:p>
              </table:table-cell>
              <table:table-cell office:value-type="float" office:value="0.536957">
                <text:p>0.536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473022">
                <text:p>0.473022</text:p>
              </table:table-cell>
              <table:table-cell office:value-type="float" office:value="0.526978">
                <text:p>0.526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0.483012">
                <text:p>0.483012</text:p>
              </table:table-cell>
              <table:table-cell office:value-type="float" office:value="0.516988">
                <text:p>0.516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493009">
                <text:p>0.493009</text:p>
              </table:table-cell>
              <table:table-cell office:value-type="float" office:value="0.506991">
                <text:p>0.506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0.503009">
                <text:p>0.503009</text:p>
              </table:table-cell>
              <table:table-cell office:value-type="float" office:value="0.496991">
                <text:p>0.496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0.513008">
                <text:p>0.513008</text:p>
              </table:table-cell>
              <table:table-cell office:value-type="float" office:value="0.486992">
                <text:p>0.486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523001">
                <text:p>0.523001</text:p>
              </table:table-cell>
              <table:table-cell office:value-type="float" office:value="0.476999">
                <text:p>0.476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532985">
                <text:p>0.532985</text:p>
              </table:table-cell>
              <table:table-cell office:value-type="float" office:value="0.467015">
                <text:p>0.46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0.542956">
                <text:p>0.542956</text:p>
              </table:table-cell>
              <table:table-cell office:value-type="float" office:value="0.457044">
                <text:p>0.457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55291">
                <text:p>0.55291</text:p>
              </table:table-cell>
              <table:table-cell office:value-type="float" office:value="0.44709">
                <text:p>0.44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0.562843">
                <text:p>0.562843</text:p>
              </table:table-cell>
              <table:table-cell office:value-type="float" office:value="0.437157">
                <text:p>0.437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275">
                <text:p>0.57275</text:p>
              </table:table-cell>
              <table:table-cell office:value-type="float" office:value="0.42725">
                <text:p>0.42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0.582628">
                <text:p>0.582628</text:p>
              </table:table-cell>
              <table:table-cell office:value-type="float" office:value="0.417372">
                <text:p>0.417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592474">
                <text:p>0.592474</text:p>
              </table:table-cell>
              <table:table-cell office:value-type="float" office:value="0.407526">
                <text:p>0.407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0.602282">
                <text:p>0.602282</text:p>
              </table:table-cell>
              <table:table-cell office:value-type="float" office:value="0.397718">
                <text:p>0.397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0.612049">
                <text:p>0.612049</text:p>
              </table:table-cell>
              <table:table-cell office:value-type="float" office:value="0.387951">
                <text:p>0.387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621772">
                <text:p>0.621772</text:p>
              </table:table-cell>
              <table:table-cell office:value-type="float" office:value="0.378228">
                <text:p>0.378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31446">
                <text:p>0.631446</text:p>
              </table:table-cell>
              <table:table-cell office:value-type="float" office:value="0.368554">
                <text:p>0.368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0.641067">
                <text:p>0.641067</text:p>
              </table:table-cell>
              <table:table-cell office:value-type="float" office:value="0.358933">
                <text:p>0.358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650632">
                <text:p>0.650632</text:p>
              </table:table-cell>
              <table:table-cell office:value-type="float" office:value="0.349368">
                <text:p>0.349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0.660137">
                <text:p>0.660137</text:p>
              </table:table-cell>
              <table:table-cell office:value-type="float" office:value="0.339863">
                <text:p>0.339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669577">
                <text:p>0.669577</text:p>
              </table:table-cell>
              <table:table-cell office:value-type="float" office:value="0.330423">
                <text:p>0.330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0.67895">
                <text:p>0.67895</text:p>
              </table:table-cell>
              <table:table-cell office:value-type="float" office:value="0.32105">
                <text:p>0.3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688251">
                <text:p>0.688251</text:p>
              </table:table-cell>
              <table:table-cell office:value-type="float" office:value="0.311749">
                <text:p>0.31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0.697477">
                <text:p>0.697477</text:p>
              </table:table-cell>
              <table:table-cell office:value-type="float" office:value="0.302523">
                <text:p>0.302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706624">
                <text:p>0.706624</text:p>
              </table:table-cell>
              <table:table-cell office:value-type="float" office:value="0.293376">
                <text:p>0.293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715688">
                <text:p>0.715688</text:p>
              </table:table-cell>
              <table:table-cell office:value-type="float" office:value="0.284312">
                <text:p>0.284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724666">
                <text:p>0.724666</text:p>
              </table:table-cell>
              <table:table-cell office:value-type="float" office:value="0.275334">
                <text:p>0.275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0.733555">
                <text:p>0.733555</text:p>
              </table:table-cell>
              <table:table-cell office:value-type="float" office:value="0.266445">
                <text:p>0.266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742349">
                <text:p>0.742349</text:p>
              </table:table-cell>
              <table:table-cell office:value-type="float" office:value="0.257651">
                <text:p>0.257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0.751047">
                <text:p>0.751047</text:p>
              </table:table-cell>
              <table:table-cell office:value-type="float" office:value="0.248953">
                <text:p>0.248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759644">
                <text:p>0.759644</text:p>
              </table:table-cell>
              <table:table-cell office:value-type="float" office:value="0.240356">
                <text:p>0.240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0.768138">
                <text:p>0.768138</text:p>
              </table:table-cell>
              <table:table-cell office:value-type="float" office:value="0.231862">
                <text:p>0.231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776524">
                <text:p>0.776524</text:p>
              </table:table-cell>
              <table:table-cell office:value-type="float" office:value="0.223476">
                <text:p>0.22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0.7848">
                <text:p>0.7848</text:p>
              </table:table-cell>
              <table:table-cell office:value-type="float" office:value="0.2152">
                <text:p>0.2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0.792961">
                <text:p>0.792961</text:p>
              </table:table-cell>
              <table:table-cell office:value-type="float" office:value="0.207039">
                <text:p>0.207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0.801006">
                <text:p>0.801006</text:p>
              </table:table-cell>
              <table:table-cell office:value-type="float" office:value="0.198994">
                <text:p>0.198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80893">
                <text:p>0.80893</text:p>
              </table:table-cell>
              <table:table-cell office:value-type="float" office:value="0.19107">
                <text:p>0.19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0.816731">
                <text:p>0.816731</text:p>
              </table:table-cell>
              <table:table-cell office:value-type="float" office:value="0.183269">
                <text:p>0.18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824405">
                <text:p>0.824405</text:p>
              </table:table-cell>
              <table:table-cell office:value-type="float" office:value="0.175595">
                <text:p>0.175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0.831949">
                <text:p>0.831949</text:p>
              </table:table-cell>
              <table:table-cell office:value-type="float" office:value="0.168051">
                <text:p>0.168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83936">
                <text:p>0.83936</text:p>
              </table:table-cell>
              <table:table-cell office:value-type="float" office:value="0.16064">
                <text:p>0.16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0.846636">
                <text:p>0.846636</text:p>
              </table:table-cell>
              <table:table-cell office:value-type="float" office:value="0.153364">
                <text:p>0.153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853773">
                <text:p>0.853773</text:p>
              </table:table-cell>
              <table:table-cell office:value-type="float" office:value="0.146227">
                <text:p>0.146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0.860768">
                <text:p>0.860768</text:p>
              </table:table-cell>
              <table:table-cell office:value-type="float" office:value="0.139232">
                <text:p>0.139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867619">
                <text:p>0.867619</text:p>
              </table:table-cell>
              <table:table-cell office:value-type="float" office:value="0.132381">
                <text:p>0.13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874323">
                <text:p>0.874323</text:p>
              </table:table-cell>
              <table:table-cell office:value-type="float" office:value="0.125677">
                <text:p>0.125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880878">
                <text:p>0.880878</text:p>
              </table:table-cell>
              <table:table-cell office:value-type="float" office:value="0.119122">
                <text:p>0.119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0.88728">
                <text:p>0.88728</text:p>
              </table:table-cell>
              <table:table-cell office:value-type="float" office:value="0.11272">
                <text:p>0.1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893527">
                <text:p>0.893527</text:p>
              </table:table-cell>
              <table:table-cell office:value-type="float" office:value="0.106473">
                <text:p>0.106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0.899617">
                <text:p>0.899617</text:p>
              </table:table-cell>
              <table:table-cell office:value-type="float" office:value="0.100383">
                <text:p>0.100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05547">
                <text:p>0.905547</text:p>
              </table:table-cell>
              <table:table-cell office:value-type="float" office:value="0.0944535">
                <text:p>0.0944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0.911314">
                <text:p>0.911314</text:p>
              </table:table-cell>
              <table:table-cell office:value-type="float" office:value="0.0886858">
                <text:p>0.0886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916917">
                <text:p>0.916917</text:p>
              </table:table-cell>
              <table:table-cell office:value-type="float" office:value="0.0830827">
                <text:p>0.0830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0.922354">
                <text:p>0.922354</text:p>
              </table:table-cell>
              <table:table-cell office:value-type="float" office:value="0.0776463">
                <text:p>0.0776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927621">
                <text:p>0.927621</text:p>
              </table:table-cell>
              <table:table-cell office:value-type="float" office:value="0.0723788">
                <text:p>0.0723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932718">
                <text:p>0.932718</text:p>
              </table:table-cell>
              <table:table-cell office:value-type="float" office:value="0.0672824">
                <text:p>0.067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937641">
                <text:p>0.937641</text:p>
              </table:table-cell>
              <table:table-cell office:value-type="float" office:value="0.0623591">
                <text:p>0.0623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0.942389">
                <text:p>0.942389</text:p>
              </table:table-cell>
              <table:table-cell office:value-type="float" office:value="0.0576108">
                <text:p>0.0576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946961">
                <text:p>0.946961</text:p>
              </table:table-cell>
              <table:table-cell office:value-type="float" office:value="0.0530394">
                <text:p>0.0530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0.951353">
                <text:p>0.951353</text:p>
              </table:table-cell>
              <table:table-cell office:value-type="float" office:value="0.0486469">
                <text:p>0.0486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955565">
                <text:p>0.955565</text:p>
              </table:table-cell>
              <table:table-cell office:value-type="float" office:value="0.0444349">
                <text:p>0.0444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0.959595">
                <text:p>0.959595</text:p>
              </table:table-cell>
              <table:table-cell office:value-type="float" office:value="0.0404051">
                <text:p>0.040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963441">
                <text:p>0.963441</text:p>
              </table:table-cell>
              <table:table-cell office:value-type="float" office:value="0.0365591">
                <text:p>0.0365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0.967102">
                <text:p>0.967102</text:p>
              </table:table-cell>
              <table:table-cell office:value-type="float" office:value="0.0328985">
                <text:p>0.0328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0.970575">
                <text:p>0.970575</text:p>
              </table:table-cell>
              <table:table-cell office:value-type="float" office:value="0.0294247">
                <text:p>0.0294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0.973861">
                <text:p>0.973861</text:p>
              </table:table-cell>
              <table:table-cell office:value-type="float" office:value="0.0261392">
                <text:p>0.026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976957">
                <text:p>0.976957</text:p>
              </table:table-cell>
              <table:table-cell office:value-type="float" office:value="0.0230432">
                <text:p>0.0230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0.979862">
                <text:p>0.979862</text:p>
              </table:table-cell>
              <table:table-cell office:value-type="float" office:value="0.020138">
                <text:p>0.020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982575">
                <text:p>0.982575</text:p>
              </table:table-cell>
              <table:table-cell office:value-type="float" office:value="0.0174247">
                <text:p>0.0174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0.985096">
                <text:p>0.985096</text:p>
              </table:table-cell>
              <table:table-cell office:value-type="float" office:value="0.0149044">
                <text:p>0.0149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987422">
                <text:p>0.987422</text:p>
              </table:table-cell>
              <table:table-cell office:value-type="float" office:value="0.0125782">
                <text:p>0.0125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0.989553">
                <text:p>0.989553</text:p>
              </table:table-cell>
              <table:table-cell office:value-type="float" office:value="0.0104469">
                <text:p>0.0104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991489">
                <text:p>0.991489</text:p>
              </table:table-cell>
              <table:table-cell office:value-type="float" office:value="0.00851146">
                <text:p>0.0085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0.993227">
                <text:p>0.993227</text:p>
              </table:table-cell>
              <table:table-cell office:value-type="float" office:value="0.0067726">
                <text:p>0.0067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0.994769">
                <text:p>0.994769</text:p>
              </table:table-cell>
              <table:table-cell office:value-type="float" office:value="0.00523102">
                <text:p>0.0052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996113">
                <text:p>0.996113</text:p>
              </table:table-cell>
              <table:table-cell office:value-type="float" office:value="0.00388734">
                <text:p>0.00388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997258">
                <text:p>0.997258</text:p>
              </table:table-cell>
              <table:table-cell office:value-type="float" office:value="0.0027421">
                <text:p>0.0027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0.998204">
                <text:p>0.998204</text:p>
              </table:table-cell>
              <table:table-cell office:value-type="float" office:value="0.00179575">
                <text:p>0.00179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998951">
                <text:p>0.998951</text:p>
              </table:table-cell>
              <table:table-cell office:value-type="float" office:value="0.00104868">
                <text:p>0.00104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0.999499">
                <text:p>0.999499</text:p>
              </table:table-cell>
              <table:table-cell office:value-type="float" office:value="0.000501183">
                <text:p>0.00050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999847">
                <text:p>0.999847</text:p>
              </table:table-cell>
              <table:table-cell office:value-type="float" office:value="0.000153479">
                <text:p>0.00015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0570721">
                <text:p>0.00000570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0.999942">
                <text:p>0.999942</text:p>
              </table:table-cell>
              <table:table-cell office:value-type="float" office:value="0.0000579265">
                <text:p>0.0000579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0.99969">
                <text:p>0.99969</text:p>
              </table:table-cell>
              <table:table-cell office:value-type="float" office:value="0.000310116">
                <text:p>0.000310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0.999238">
                <text:p>0.999238</text:p>
              </table:table-cell>
              <table:table-cell office:value-type="float" office:value="0.000762175">
                <text:p>0.000762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998586">
                <text:p>0.998586</text:p>
              </table:table-cell>
              <table:table-cell office:value-type="float" office:value="0.00141392">
                <text:p>0.0014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997735">
                <text:p>0.997735</text:p>
              </table:table-cell>
              <table:table-cell office:value-type="float" office:value="0.0022651">
                <text:p>0.0022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0.996685">
                <text:p>0.996685</text:p>
              </table:table-cell>
              <table:table-cell office:value-type="float" office:value="0.00331536">
                <text:p>0.0033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995436">
                <text:p>0.995436</text:p>
              </table:table-cell>
              <table:table-cell office:value-type="float" office:value="0.00456429">
                <text:p>0.00456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0.993989">
                <text:p>0.993989</text:p>
              </table:table-cell>
              <table:table-cell office:value-type="float" office:value="0.00601139">
                <text:p>0.0060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992344">
                <text:p>0.992344</text:p>
              </table:table-cell>
              <table:table-cell office:value-type="float" office:value="0.00765607">
                <text:p>0.00765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0.990502">
                <text:p>0.990502</text:p>
              </table:table-cell>
              <table:table-cell office:value-type="float" office:value="0.00949769">
                <text:p>0.00949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0.988465">
                <text:p>0.988465</text:p>
              </table:table-cell>
              <table:table-cell office:value-type="float" office:value="0.0115355">
                <text:p>0.0115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0.986231">
                <text:p>0.986231</text:p>
              </table:table-cell>
              <table:table-cell office:value-type="float" office:value="0.0137687">
                <text:p>0.0137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0.983804">
                <text:p>0.983804</text:p>
              </table:table-cell>
              <table:table-cell office:value-type="float" office:value="0.0161964">
                <text:p>0.016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981182">
                <text:p>0.981182</text:p>
              </table:table-cell>
              <table:table-cell office:value-type="float" office:value="0.0188176">
                <text:p>0.0188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978369">
                <text:p>0.978369</text:p>
              </table:table-cell>
              <table:table-cell office:value-type="float" office:value="0.0216312">
                <text:p>0.0216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0.975364">
                <text:p>0.975364</text:p>
              </table:table-cell>
              <table:table-cell office:value-type="float" office:value="0.0246362">
                <text:p>0.0246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972169">
                <text:p>0.972169</text:p>
              </table:table-cell>
              <table:table-cell office:value-type="float" office:value="0.0278314">
                <text:p>0.0278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0.968785">
                <text:p>0.968785</text:p>
              </table:table-cell>
              <table:table-cell office:value-type="float" office:value="0.0312154">
                <text:p>0.031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965213">
                <text:p>0.965213</text:p>
              </table:table-cell>
              <table:table-cell office:value-type="float" office:value="0.0347869">
                <text:p>0.0347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0.961456">
                <text:p>0.961456</text:p>
              </table:table-cell>
              <table:table-cell office:value-type="float" office:value="0.0385445">
                <text:p>0.0385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957513">
                <text:p>0.957513</text:p>
              </table:table-cell>
              <table:table-cell office:value-type="float" office:value="0.0424866">
                <text:p>0.0424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0.953388">
                <text:p>0.953388</text:p>
              </table:table-cell>
              <table:table-cell office:value-type="float" office:value="0.0466118">
                <text:p>0.0466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0.949082">
                <text:p>0.949082</text:p>
              </table:table-cell>
              <table:table-cell office:value-type="float" office:value="0.0509183">
                <text:p>0.0509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944596">
                <text:p>0.944596</text:p>
              </table:table-cell>
              <table:table-cell office:value-type="float" office:value="0.0554044">
                <text:p>0.0554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939932">
                <text:p>0.939932</text:p>
              </table:table-cell>
              <table:table-cell office:value-type="float" office:value="0.0600684">
                <text:p>0.0600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0.935092">
                <text:p>0.935092</text:p>
              </table:table-cell>
              <table:table-cell office:value-type="float" office:value="0.0649083">
                <text:p>0.0649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930078">
                <text:p>0.930078</text:p>
              </table:table-cell>
              <table:table-cell office:value-type="float" office:value="0.0699223">
                <text:p>0.0699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0.924892">
                <text:p>0.924892</text:p>
              </table:table-cell>
              <table:table-cell office:value-type="float" office:value="0.0751083">
                <text:p>0.075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19536">
                <text:p>0.919536</text:p>
              </table:table-cell>
              <table:table-cell office:value-type="float" office:value="0.0804642">
                <text:p>0.0804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0.914012">
                <text:p>0.914012</text:p>
              </table:table-cell>
              <table:table-cell office:value-type="float" office:value="0.085988">
                <text:p>0.085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0.908323">
                <text:p>0.908323</text:p>
              </table:table-cell>
              <table:table-cell office:value-type="float" office:value="0.0916773">
                <text:p>0.0916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0.90247">
                <text:p>0.90247</text:p>
              </table:table-cell>
              <table:table-cell office:value-type="float" office:value="0.09753">
                <text:p>0.09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0.896456">
                <text:p>0.896456</text:p>
              </table:table-cell>
              <table:table-cell office:value-type="float" office:value="0.103544">
                <text:p>0.103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0.890284">
                <text:p>0.890284</text:p>
              </table:table-cell>
              <table:table-cell office:value-type="float" office:value="0.109716">
                <text:p>0.109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883956">
                <text:p>0.883956</text:p>
              </table:table-cell>
              <table:table-cell office:value-type="float" office:value="0.116044">
                <text:p>0.116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0.877474">
                <text:p>0.877474</text:p>
              </table:table-cell>
              <table:table-cell office:value-type="float" office:value="0.122526">
                <text:p>0.122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870841">
                <text:p>0.870841</text:p>
              </table:table-cell>
              <table:table-cell office:value-type="float" office:value="0.129159">
                <text:p>0.129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0.86406">
                <text:p>0.86406</text:p>
              </table:table-cell>
              <table:table-cell office:value-type="float" office:value="0.13594">
                <text:p>0.13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57133">
                <text:p>0.857133</text:p>
              </table:table-cell>
              <table:table-cell office:value-type="float" office:value="0.142867">
                <text:p>0.14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0.850063">
                <text:p>0.850063</text:p>
              </table:table-cell>
              <table:table-cell office:value-type="float" office:value="0.149937">
                <text:p>0.14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842853">
                <text:p>0.842853</text:p>
              </table:table-cell>
              <table:table-cell office:value-type="float" office:value="0.157147">
                <text:p>0.157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0.835507">
                <text:p>0.835507</text:p>
              </table:table-cell>
              <table:table-cell office:value-type="float" office:value="0.164493">
                <text:p>0.164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0.828025">
                <text:p>0.828025</text:p>
              </table:table-cell>
              <table:table-cell office:value-type="float" office:value="0.171975">
                <text:p>0.17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820413">
                <text:p>0.820413</text:p>
              </table:table-cell>
              <table:table-cell office:value-type="float" office:value="0.179587">
                <text:p>0.179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812673">
                <text:p>0.812673</text:p>
              </table:table-cell>
              <table:table-cell office:value-type="float" office:value="0.187327">
                <text:p>0.187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0.804807">
                <text:p>0.804807</text:p>
              </table:table-cell>
              <table:table-cell office:value-type="float" office:value="0.195193">
                <text:p>0.195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79682">
                <text:p>0.79682</text:p>
              </table:table-cell>
              <table:table-cell office:value-type="float" office:value="0.20318">
                <text:p>0.20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0.788714">
                <text:p>0.788714</text:p>
              </table:table-cell>
              <table:table-cell office:value-type="float" office:value="0.211286">
                <text:p>0.21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780492">
                <text:p>0.780492</text:p>
              </table:table-cell>
              <table:table-cell office:value-type="float" office:value="0.219508">
                <text:p>0.219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0.772158">
                <text:p>0.772158</text:p>
              </table:table-cell>
              <table:table-cell office:value-type="float" office:value="0.227842">
                <text:p>0.227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763716">
                <text:p>0.763716</text:p>
              </table:table-cell>
              <table:table-cell office:value-type="float" office:value="0.236284">
                <text:p>0.236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0.755167">
                <text:p>0.755167</text:p>
              </table:table-cell>
              <table:table-cell office:value-type="float" office:value="0.244833">
                <text:p>0.244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0.746517">
                <text:p>0.746517</text:p>
              </table:table-cell>
              <table:table-cell office:value-type="float" office:value="0.253483">
                <text:p>0.253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737768">
                <text:p>0.737768</text:p>
              </table:table-cell>
              <table:table-cell office:value-type="float" office:value="0.262232">
                <text:p>0.26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728925">
                <text:p>0.728925</text:p>
              </table:table-cell>
              <table:table-cell office:value-type="float" office:value="0.271075">
                <text:p>0.27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0.719989">
                <text:p>0.719989</text:p>
              </table:table-cell>
              <table:table-cell office:value-type="float" office:value="0.280011">
                <text:p>0.280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710966">
                <text:p>0.710966</text:p>
              </table:table-cell>
              <table:table-cell office:value-type="float" office:value="0.289034">
                <text:p>0.28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0.701858">
                <text:p>0.701858</text:p>
              </table:table-cell>
              <table:table-cell office:value-type="float" office:value="0.298142">
                <text:p>0.298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692669">
                <text:p>0.692669</text:p>
              </table:table-cell>
              <table:table-cell office:value-type="float" office:value="0.307331">
                <text:p>0.307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0.683403">
                <text:p>0.683403</text:p>
              </table:table-cell>
              <table:table-cell office:value-type="float" office:value="0.316597">
                <text:p>0.316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674064">
                <text:p>0.674064</text:p>
              </table:table-cell>
              <table:table-cell office:value-type="float" office:value="0.325936">
                <text:p>0.325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0.664656">
                <text:p>0.664656</text:p>
              </table:table-cell>
              <table:table-cell office:value-type="float" office:value="0.335344">
                <text:p>0.335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655181">
                <text:p>0.655181</text:p>
              </table:table-cell>
              <table:table-cell office:value-type="float" office:value="0.344819">
                <text:p>0.344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.645645">
                <text:p>0.645645</text:p>
              </table:table-cell>
              <table:table-cell office:value-type="float" office:value="0.354355">
                <text:p>0.354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3605">
                <text:p>0.63605</text:p>
              </table:table-cell>
              <table:table-cell office:value-type="float" office:value="0.36395">
                <text:p>0.36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0.626401">
                <text:p>0.626401</text:p>
              </table:table-cell>
              <table:table-cell office:value-type="float" office:value="0.373599">
                <text:p>0.373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616701">
                <text:p>0.616701</text:p>
              </table:table-cell>
              <table:table-cell office:value-type="float" office:value="0.383299">
                <text:p>0.383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0.606954">
                <text:p>0.606954</text:p>
              </table:table-cell>
              <table:table-cell office:value-type="float" office:value="0.393046">
                <text:p>0.393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597165">
                <text:p>0.597165</text:p>
              </table:table-cell>
              <table:table-cell office:value-type="float" office:value="0.402835">
                <text:p>0.402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0.587337">
                <text:p>0.587337</text:p>
              </table:table-cell>
              <table:table-cell office:value-type="float" office:value="0.412663">
                <text:p>0.41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577474">
                <text:p>0.577474</text:p>
              </table:table-cell>
              <table:table-cell office:value-type="float" office:value="0.422526">
                <text:p>0.422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0.56758">
                <text:p>0.56758</text:p>
              </table:table-cell>
              <table:table-cell office:value-type="float" office:value="0.43242">
                <text:p>0.43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0.557659">
                <text:p>0.557659</text:p>
              </table:table-cell>
              <table:table-cell office:value-type="float" office:value="0.442341">
                <text:p>0.442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.547714">
                <text:p>0.547714</text:p>
              </table:table-cell>
              <table:table-cell office:value-type="float" office:value="0.452286">
                <text:p>0.452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537751">
                <text:p>0.537751</text:p>
              </table:table-cell>
              <table:table-cell office:value-type="float" office:value="0.462249">
                <text:p>0.46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0.527773">
                <text:p>0.527773</text:p>
              </table:table-cell>
              <table:table-cell office:value-type="float" office:value="0.472227">
                <text:p>0.472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517783">
                <text:p>0.517783</text:p>
              </table:table-cell>
              <table:table-cell office:value-type="float" office:value="0.482217">
                <text:p>0.482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0.507787">
                <text:p>0.507787</text:p>
              </table:table-cell>
              <table:table-cell office:value-type="float" office:value="0.492213">
                <text:p>0.49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497787">
                <text:p>0.497787</text:p>
              </table:table-cell>
              <table:table-cell office:value-type="float" office:value="0.502213">
                <text:p>0.50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0.487788">
                <text:p>0.487788</text:p>
              </table:table-cell>
              <table:table-cell office:value-type="float" office:value="0.512212">
                <text:p>0.51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477794">
                <text:p>0.477794</text:p>
              </table:table-cell>
              <table:table-cell office:value-type="float" office:value="0.522206">
                <text:p>0.522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0.467809">
                <text:p>0.467809</text:p>
              </table:table-cell>
              <table:table-cell office:value-type="float" office:value="0.532191">
                <text:p>0.532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0.457837">
                <text:p>0.457837</text:p>
              </table:table-cell>
              <table:table-cell office:value-type="float" office:value="0.542163">
                <text:p>0.542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447882">
                <text:p>0.447882</text:p>
              </table:table-cell>
              <table:table-cell office:value-type="float" office:value="0.552118">
                <text:p>0.552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437948">
                <text:p>0.437948</text:p>
              </table:table-cell>
              <table:table-cell office:value-type="float" office:value="0.562052">
                <text:p>0.56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0.428038">
                <text:p>0.428038</text:p>
              </table:table-cell>
              <table:table-cell office:value-type="float" office:value="0.571962">
                <text:p>0.57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0.418157">
                <text:p>0.418157</text:p>
              </table:table-cell>
              <table:table-cell office:value-type="float" office:value="0.581843">
                <text:p>0.58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0.408309">
                <text:p>0.408309</text:p>
              </table:table-cell>
              <table:table-cell office:value-type="float" office:value="0.591691">
                <text:p>0.591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398498">
                <text:p>0.398498</text:p>
              </table:table-cell>
              <table:table-cell office:value-type="float" office:value="0.601502">
                <text:p>0.60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0.388727">
                <text:p>0.388727</text:p>
              </table:table-cell>
              <table:table-cell office:value-type="float" office:value="0.611273">
                <text:p>0.611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0.379">
                <text:p>0.379</text:p>
              </table:table-cell>
              <table:table-cell office:value-type="float" office:value="0.621">
                <text:p>0.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0.369323">
                <text:p>0.369323</text:p>
              </table:table-cell>
              <table:table-cell office:value-type="float" office:value="0.630677">
                <text:p>0.630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0.359697">
                <text:p>0.359697</text:p>
              </table:table-cell>
              <table:table-cell office:value-type="float" office:value="0.640303">
                <text:p>0.64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.350127">
                <text:p>0.350127</text:p>
              </table:table-cell>
              <table:table-cell office:value-type="float" office:value="0.649873">
                <text:p>0.649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340618">
                <text:p>0.340618</text:p>
              </table:table-cell>
              <table:table-cell office:value-type="float" office:value="0.659382">
                <text:p>0.659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0.331172">
                <text:p>0.331172</text:p>
              </table:table-cell>
              <table:table-cell office:value-type="float" office:value="0.668828">
                <text:p>0.668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0.321794">
                <text:p>0.321794</text:p>
              </table:table-cell>
              <table:table-cell office:value-type="float" office:value="0.678206">
                <text:p>0.678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0.312487">
                <text:p>0.312487</text:p>
              </table:table-cell>
              <table:table-cell office:value-type="float" office:value="0.687513">
                <text:p>0.687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303255">
                <text:p>0.303255</text:p>
              </table:table-cell>
              <table:table-cell office:value-type="float" office:value="0.696745">
                <text:p>0.696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0.294101">
                <text:p>0.294101</text:p>
              </table:table-cell>
              <table:table-cell office:value-type="float" office:value="0.705899">
                <text:p>0.705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0.28503">
                <text:p>0.28503</text:p>
              </table:table-cell>
              <table:table-cell office:value-type="float" office:value="0.71497">
                <text:p>0.7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301">
                <text:p>5.7301</text:p>
              </table:table-cell>
              <table:table-cell office:value-type="float" office:value="0.275956">
                <text:p>0.275956</text:p>
              </table:table-cell>
              <table:table-cell office:value-type="float" office:value="0.724044">
                <text:p>0.724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401">
                <text:p>5.7401</text:p>
              </table:table-cell>
              <table:table-cell office:value-type="float" office:value="0.267061">
                <text:p>0.267061</text:p>
              </table:table-cell>
              <table:table-cell office:value-type="float" office:value="0.732939">
                <text:p>0.732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501">
                <text:p>5.7501</text:p>
              </table:table-cell>
              <table:table-cell office:value-type="float" office:value="0.25826">
                <text:p>0.25826</text:p>
              </table:table-cell>
              <table:table-cell office:value-type="float" office:value="0.74174">
                <text:p>0.74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601">
                <text:p>5.7601</text:p>
              </table:table-cell>
              <table:table-cell office:value-type="float" office:value="0.249555">
                <text:p>0.249555</text:p>
              </table:table-cell>
              <table:table-cell office:value-type="float" office:value="0.750445">
                <text:p>0.750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701">
                <text:p>5.7701</text:p>
              </table:table-cell>
              <table:table-cell office:value-type="float" office:value="0.240951">
                <text:p>0.240951</text:p>
              </table:table-cell>
              <table:table-cell office:value-type="float" office:value="0.759049">
                <text:p>0.759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801">
                <text:p>5.7801</text:p>
              </table:table-cell>
              <table:table-cell office:value-type="float" office:value="0.23245">
                <text:p>0.23245</text:p>
              </table:table-cell>
              <table:table-cell office:value-type="float" office:value="0.76755">
                <text:p>0.76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901">
                <text:p>5.7901</text:p>
              </table:table-cell>
              <table:table-cell office:value-type="float" office:value="0.224056">
                <text:p>0.224056</text:p>
              </table:table-cell>
              <table:table-cell office:value-type="float" office:value="0.775944">
                <text:p>0.77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001">
                <text:p>5.8001</text:p>
              </table:table-cell>
              <table:table-cell office:value-type="float" office:value="0.215773">
                <text:p>0.215773</text:p>
              </table:table-cell>
              <table:table-cell office:value-type="float" office:value="0.784227">
                <text:p>0.784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101">
                <text:p>5.8101</text:p>
              </table:table-cell>
              <table:table-cell office:value-type="float" office:value="0.207603">
                <text:p>0.207603</text:p>
              </table:table-cell>
              <table:table-cell office:value-type="float" office:value="0.792397">
                <text:p>0.792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201">
                <text:p>5.8201</text:p>
              </table:table-cell>
              <table:table-cell office:value-type="float" office:value="0.19955">
                <text:p>0.19955</text:p>
              </table:table-cell>
              <table:table-cell office:value-type="float" office:value="0.80045">
                <text:p>0.80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301">
                <text:p>5.8301</text:p>
              </table:table-cell>
              <table:table-cell office:value-type="float" office:value="0.191618">
                <text:p>0.191618</text:p>
              </table:table-cell>
              <table:table-cell office:value-type="float" office:value="0.808382">
                <text:p>0.80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401">
                <text:p>5.8401</text:p>
              </table:table-cell>
              <table:table-cell office:value-type="float" office:value="0.183808">
                <text:p>0.183808</text:p>
              </table:table-cell>
              <table:table-cell office:value-type="float" office:value="0.816192">
                <text:p>0.816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501">
                <text:p>5.8501</text:p>
              </table:table-cell>
              <table:table-cell office:value-type="float" office:value="0.176126">
                <text:p>0.176126</text:p>
              </table:table-cell>
              <table:table-cell office:value-type="float" office:value="0.823874">
                <text:p>0.823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601">
                <text:p>5.8601</text:p>
              </table:table-cell>
              <table:table-cell office:value-type="float" office:value="0.168572">
                <text:p>0.168572</text:p>
              </table:table-cell>
              <table:table-cell office:value-type="float" office:value="0.831428">
                <text:p>0.83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701">
                <text:p>5.8701</text:p>
              </table:table-cell>
              <table:table-cell office:value-type="float" office:value="0.161152">
                <text:p>0.161152</text:p>
              </table:table-cell>
              <table:table-cell office:value-type="float" office:value="0.838848">
                <text:p>0.838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801">
                <text:p>5.8801</text:p>
              </table:table-cell>
              <table:table-cell office:value-type="float" office:value="0.153867">
                <text:p>0.153867</text:p>
              </table:table-cell>
              <table:table-cell office:value-type="float" office:value="0.846133">
                <text:p>0.846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901">
                <text:p>5.8901</text:p>
              </table:table-cell>
              <table:table-cell office:value-type="float" office:value="0.14672">
                <text:p>0.14672</text:p>
              </table:table-cell>
              <table:table-cell office:value-type="float" office:value="0.85328">
                <text:p>0.85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001">
                <text:p>5.9001</text:p>
              </table:table-cell>
              <table:table-cell office:value-type="float" office:value="0.139714">
                <text:p>0.139714</text:p>
              </table:table-cell>
              <table:table-cell office:value-type="float" office:value="0.860286">
                <text:p>0.860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101">
                <text:p>5.9101</text:p>
              </table:table-cell>
              <table:table-cell office:value-type="float" office:value="0.132853">
                <text:p>0.132853</text:p>
              </table:table-cell>
              <table:table-cell office:value-type="float" office:value="0.867147">
                <text:p>0.867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201">
                <text:p>5.9201</text:p>
              </table:table-cell>
              <table:table-cell office:value-type="float" office:value="0.126139">
                <text:p>0.126139</text:p>
              </table:table-cell>
              <table:table-cell office:value-type="float" office:value="0.873861">
                <text:p>0.873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301">
                <text:p>5.9301</text:p>
              </table:table-cell>
              <table:table-cell office:value-type="float" office:value="0.119574">
                <text:p>0.119574</text:p>
              </table:table-cell>
              <table:table-cell office:value-type="float" office:value="0.880426">
                <text:p>0.880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401">
                <text:p>5.9401</text:p>
              </table:table-cell>
              <table:table-cell office:value-type="float" office:value="0.113161">
                <text:p>0.113161</text:p>
              </table:table-cell>
              <table:table-cell office:value-type="float" office:value="0.886839">
                <text:p>0.886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501">
                <text:p>5.9501</text:p>
              </table:table-cell>
              <table:table-cell office:value-type="float" office:value="0.106903">
                <text:p>0.106903</text:p>
              </table:table-cell>
              <table:table-cell office:value-type="float" office:value="0.893097">
                <text:p>0.893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601">
                <text:p>5.9601</text:p>
              </table:table-cell>
              <table:table-cell office:value-type="float" office:value="0.100802">
                <text:p>0.100802</text:p>
              </table:table-cell>
              <table:table-cell office:value-type="float" office:value="0.899198">
                <text:p>0.899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701">
                <text:p>5.9701</text:p>
              </table:table-cell>
              <table:table-cell office:value-type="float" office:value="0.0948612">
                <text:p>0.0948612</text:p>
              </table:table-cell>
              <table:table-cell office:value-type="float" office:value="0.905139">
                <text:p>0.905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801">
                <text:p>5.9801</text:p>
              </table:table-cell>
              <table:table-cell office:value-type="float" office:value="0.0890821">
                <text:p>0.0890821</text:p>
              </table:table-cell>
              <table:table-cell office:value-type="float" office:value="0.910918">
                <text:p>0.910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901">
                <text:p>5.9901</text:p>
              </table:table-cell>
              <table:table-cell office:value-type="float" office:value="0.0834674">
                <text:p>0.0834674</text:p>
              </table:table-cell>
              <table:table-cell office:value-type="float" office:value="0.916533">
                <text:p>0.916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001">
                <text:p>6.0001</text:p>
              </table:table-cell>
              <table:table-cell office:value-type="float" office:value="0.0780194">
                <text:p>0.0780194</text:p>
              </table:table-cell>
              <table:table-cell office:value-type="float" office:value="0.921981">
                <text:p>0.921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101">
                <text:p>6.0101</text:p>
              </table:table-cell>
              <table:table-cell office:value-type="float" office:value="0.0727401">
                <text:p>0.0727401</text:p>
              </table:table-cell>
              <table:table-cell office:value-type="float" office:value="0.92726">
                <text:p>0.92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201">
                <text:p>6.0201</text:p>
              </table:table-cell>
              <table:table-cell office:value-type="float" office:value="0.0676317">
                <text:p>0.0676317</text:p>
              </table:table-cell>
              <table:table-cell office:value-type="float" office:value="0.932368">
                <text:p>0.93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301">
                <text:p>6.0301</text:p>
              </table:table-cell>
              <table:table-cell office:value-type="float" office:value="0.0626962">
                <text:p>0.0626962</text:p>
              </table:table-cell>
              <table:table-cell office:value-type="float" office:value="0.937304">
                <text:p>0.937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401">
                <text:p>6.0401</text:p>
              </table:table-cell>
              <table:table-cell office:value-type="float" office:value="0.0579357">
                <text:p>0.0579357</text:p>
              </table:table-cell>
              <table:table-cell office:value-type="float" office:value="0.942064">
                <text:p>0.942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501">
                <text:p>6.0501</text:p>
              </table:table-cell>
              <table:table-cell office:value-type="float" office:value="0.053352">
                <text:p>0.053352</text:p>
              </table:table-cell>
              <table:table-cell office:value-type="float" office:value="0.946648">
                <text:p>0.946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601">
                <text:p>6.0601</text:p>
              </table:table-cell>
              <table:table-cell office:value-type="float" office:value="0.0489469">
                <text:p>0.0489469</text:p>
              </table:table-cell>
              <table:table-cell office:value-type="float" office:value="0.951053">
                <text:p>0.95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701">
                <text:p>6.0701</text:p>
              </table:table-cell>
              <table:table-cell office:value-type="float" office:value="0.0447223">
                <text:p>0.0447223</text:p>
              </table:table-cell>
              <table:table-cell office:value-type="float" office:value="0.955278">
                <text:p>0.955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801">
                <text:p>6.0801</text:p>
              </table:table-cell>
              <table:table-cell office:value-type="float" office:value="0.0406797">
                <text:p>0.0406797</text:p>
              </table:table-cell>
              <table:table-cell office:value-type="float" office:value="0.95932">
                <text:p>0.95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0901">
                <text:p>6.0901</text:p>
              </table:table-cell>
              <table:table-cell office:value-type="float" office:value="0.0368209">
                <text:p>0.0368209</text:p>
              </table:table-cell>
              <table:table-cell office:value-type="float" office:value="0.963179">
                <text:p>0.96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001">
                <text:p>6.1001</text:p>
              </table:table-cell>
              <table:table-cell office:value-type="float" office:value="0.0331474">
                <text:p>0.0331474</text:p>
              </table:table-cell>
              <table:table-cell office:value-type="float" office:value="0.966853">
                <text:p>0.966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101">
                <text:p>6.1101</text:p>
              </table:table-cell>
              <table:table-cell office:value-type="float" office:value="0.0296605">
                <text:p>0.0296605</text:p>
              </table:table-cell>
              <table:table-cell office:value-type="float" office:value="0.970339">
                <text:p>0.970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201">
                <text:p>6.1201</text:p>
              </table:table-cell>
              <table:table-cell office:value-type="float" office:value="0.0263619">
                <text:p>0.0263619</text:p>
              </table:table-cell>
              <table:table-cell office:value-type="float" office:value="0.973638">
                <text:p>0.973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301">
                <text:p>6.1301</text:p>
              </table:table-cell>
              <table:table-cell office:value-type="float" office:value="0.0232526">
                <text:p>0.0232526</text:p>
              </table:table-cell>
              <table:table-cell office:value-type="float" office:value="0.976747">
                <text:p>0.976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401">
                <text:p>6.1401</text:p>
              </table:table-cell>
              <table:table-cell office:value-type="float" office:value="0.0203341">
                <text:p>0.0203341</text:p>
              </table:table-cell>
              <table:table-cell office:value-type="float" office:value="0.979666">
                <text:p>0.979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501">
                <text:p>6.1501</text:p>
              </table:table-cell>
              <table:table-cell office:value-type="float" office:value="0.0176074">
                <text:p>0.0176074</text:p>
              </table:table-cell>
              <table:table-cell office:value-type="float" office:value="0.982393">
                <text:p>0.982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601">
                <text:p>6.1601</text:p>
              </table:table-cell>
              <table:table-cell office:value-type="float" office:value="0.0150736">
                <text:p>0.0150736</text:p>
              </table:table-cell>
              <table:table-cell office:value-type="float" office:value="0.984926">
                <text:p>0.984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701">
                <text:p>6.1701</text:p>
              </table:table-cell>
              <table:table-cell office:value-type="float" office:value="0.0127339">
                <text:p>0.0127339</text:p>
              </table:table-cell>
              <table:table-cell office:value-type="float" office:value="0.987266">
                <text:p>0.987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801">
                <text:p>6.1801</text:p>
              </table:table-cell>
              <table:table-cell office:value-type="float" office:value="0.010589">
                <text:p>0.010589</text:p>
              </table:table-cell>
              <table:table-cell office:value-type="float" office:value="0.989411">
                <text:p>0.989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1901">
                <text:p>6.1901</text:p>
              </table:table-cell>
              <table:table-cell office:value-type="float" office:value="0.00863988">
                <text:p>0.00863988</text:p>
              </table:table-cell>
              <table:table-cell office:value-type="float" office:value="0.99136">
                <text:p>0.99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001">
                <text:p>6.2001</text:p>
              </table:table-cell>
              <table:table-cell office:value-type="float" office:value="0.0068873">
                <text:p>0.0068873</text:p>
              </table:table-cell>
              <table:table-cell office:value-type="float" office:value="0.993113">
                <text:p>0.993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101">
                <text:p>6.2101</text:p>
              </table:table-cell>
              <table:table-cell office:value-type="float" office:value="0.00533196">
                <text:p>0.00533196</text:p>
              </table:table-cell>
              <table:table-cell office:value-type="float" office:value="0.994668">
                <text:p>0.994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201">
                <text:p>6.2201</text:p>
              </table:table-cell>
              <table:table-cell office:value-type="float" office:value="0.00397448">
                <text:p>0.00397448</text:p>
              </table:table-cell>
              <table:table-cell office:value-type="float" office:value="0.996026">
                <text:p>0.996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301">
                <text:p>6.2301</text:p>
              </table:table-cell>
              <table:table-cell office:value-type="float" office:value="0.0028154">
                <text:p>0.0028154</text:p>
              </table:table-cell>
              <table:table-cell office:value-type="float" office:value="0.997185">
                <text:p>0.997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401">
                <text:p>6.2401</text:p>
              </table:table-cell>
              <table:table-cell office:value-type="float" office:value="0.0018552">
                <text:p>0.0018552</text:p>
              </table:table-cell>
              <table:table-cell office:value-type="float" office:value="0.998145">
                <text:p>0.998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501">
                <text:p>6.2501</text:p>
              </table:table-cell>
              <table:table-cell office:value-type="float" office:value="0.00109424">
                <text:p>0.00109424</text:p>
              </table:table-cell>
              <table:table-cell office:value-type="float" office:value="0.998906">
                <text:p>0.998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601">
                <text:p>6.2601</text:p>
              </table:table-cell>
              <table:table-cell office:value-type="float" office:value="0.000532837">
                <text:p>0.000532837</text:p>
              </table:table-cell>
              <table:table-cell office:value-type="float" office:value="0.999467">
                <text:p>0.999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701">
                <text:p>6.2701</text:p>
              </table:table-cell>
              <table:table-cell office:value-type="float" office:value="0.000171215">
                <text:p>0.000171215</text:p>
              </table:table-cell>
              <table:table-cell office:value-type="float" office:value="0.999829">
                <text:p>0.999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801">
                <text:p>6.2801</text:p>
              </table:table-cell>
              <table:table-cell office:value-type="float" office:value="0.00000951907">
                <text:p>0.00000951907</text:p>
              </table:table-cell>
              <table:table-cell office:value-type="float" office:value="0.99999">
                <text:p>0.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901">
                <text:p>6.2901</text:p>
              </table:table-cell>
              <table:table-cell office:value-type="float" office:value="0.0000478123">
                <text:p>0.0000478123</text:p>
              </table:table-cell>
              <table:table-cell office:value-type="float" office:value="0.999952">
                <text:p>0.999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001">
                <text:p>6.3001</text:p>
              </table:table-cell>
              <table:table-cell office:value-type="float" office:value="0.00028608">
                <text:p>0.00028608</text:p>
              </table:table-cell>
              <table:table-cell office:value-type="float" office:value="0.999714">
                <text:p>0.999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101">
                <text:p>6.3101</text:p>
              </table:table-cell>
              <table:table-cell office:value-type="float" office:value="0.000724226">
                <text:p>0.000724226</text:p>
              </table:table-cell>
              <table:table-cell office:value-type="float" office:value="0.999276">
                <text:p>0.999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201">
                <text:p>6.3201</text:p>
              </table:table-cell>
              <table:table-cell office:value-type="float" office:value="0.00136208">
                <text:p>0.00136208</text:p>
              </table:table-cell>
              <table:table-cell office:value-type="float" office:value="0.998638">
                <text:p>0.998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301">
                <text:p>6.3301</text:p>
              </table:table-cell>
              <table:table-cell office:value-type="float" office:value="0.00219937">
                <text:p>0.00219937</text:p>
              </table:table-cell>
              <table:table-cell office:value-type="float" office:value="0.997801">
                <text:p>0.997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401">
                <text:p>6.3401</text:p>
              </table:table-cell>
              <table:table-cell office:value-type="float" office:value="0.00323579">
                <text:p>0.00323579</text:p>
              </table:table-cell>
              <table:table-cell office:value-type="float" office:value="0.996764">
                <text:p>0.996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501">
                <text:p>6.3501</text:p>
              </table:table-cell>
              <table:table-cell office:value-type="float" office:value="0.0044709">
                <text:p>0.0044709</text:p>
              </table:table-cell>
              <table:table-cell office:value-type="float" office:value="0.995529">
                <text:p>0.995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601">
                <text:p>6.3601</text:p>
              </table:table-cell>
              <table:table-cell office:value-type="float" office:value="0.00590421">
                <text:p>0.00590421</text:p>
              </table:table-cell>
              <table:table-cell office:value-type="float" office:value="0.994096">
                <text:p>0.994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701">
                <text:p>6.3701</text:p>
              </table:table-cell>
              <table:table-cell office:value-type="float" office:value="0.00753516">
                <text:p>0.00753516</text:p>
              </table:table-cell>
              <table:table-cell office:value-type="float" office:value="0.992465">
                <text:p>0.992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801">
                <text:p>6.3801</text:p>
              </table:table-cell>
              <table:table-cell office:value-type="float" office:value="0.00936309">
                <text:p>0.00936309</text:p>
              </table:table-cell>
              <table:table-cell office:value-type="float" office:value="0.990637">
                <text:p>0.990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3901">
                <text:p>6.3901</text:p>
              </table:table-cell>
              <table:table-cell office:value-type="float" office:value="0.0113873">
                <text:p>0.0113873</text:p>
              </table:table-cell>
              <table:table-cell office:value-type="float" office:value="0.988613">
                <text:p>0.988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001">
                <text:p>6.4001</text:p>
              </table:table-cell>
              <table:table-cell office:value-type="float" office:value="0.0136069">
                <text:p>0.0136069</text:p>
              </table:table-cell>
              <table:table-cell office:value-type="float" office:value="0.986393">
                <text:p>0.986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101">
                <text:p>6.4101</text:p>
              </table:table-cell>
              <table:table-cell office:value-type="float" office:value="0.016021">
                <text:p>0.016021</text:p>
              </table:table-cell>
              <table:table-cell office:value-type="float" office:value="0.983979">
                <text:p>0.983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201">
                <text:p>6.4201</text:p>
              </table:table-cell>
              <table:table-cell office:value-type="float" office:value="0.0186288">
                <text:p>0.0186288</text:p>
              </table:table-cell>
              <table:table-cell office:value-type="float" office:value="0.981371">
                <text:p>0.98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301">
                <text:p>6.4301</text:p>
              </table:table-cell>
              <table:table-cell office:value-type="float" office:value="0.0214291">
                <text:p>0.0214291</text:p>
              </table:table-cell>
              <table:table-cell office:value-type="float" office:value="0.978571">
                <text:p>0.97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401">
                <text:p>6.4401</text:p>
              </table:table-cell>
              <table:table-cell office:value-type="float" office:value="0.0244208">
                <text:p>0.0244208</text:p>
              </table:table-cell>
              <table:table-cell office:value-type="float" office:value="0.975579">
                <text:p>0.975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501">
                <text:p>6.4501</text:p>
              </table:table-cell>
              <table:table-cell office:value-type="float" office:value="0.0276027">
                <text:p>0.0276027</text:p>
              </table:table-cell>
              <table:table-cell office:value-type="float" office:value="0.972397">
                <text:p>0.972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601">
                <text:p>6.4601</text:p>
              </table:table-cell>
              <table:table-cell office:value-type="float" office:value="0.0309736">
                <text:p>0.0309736</text:p>
              </table:table-cell>
              <table:table-cell office:value-type="float" office:value="0.969026">
                <text:p>0.969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701">
                <text:p>6.4701</text:p>
              </table:table-cell>
              <table:table-cell office:value-type="float" office:value="0.0345321">
                <text:p>0.0345321</text:p>
              </table:table-cell>
              <table:table-cell office:value-type="float" office:value="0.965468">
                <text:p>0.96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801">
                <text:p>6.4801</text:p>
              </table:table-cell>
              <table:table-cell office:value-type="float" office:value="0.0382768">
                <text:p>0.0382768</text:p>
              </table:table-cell>
              <table:table-cell office:value-type="float" office:value="0.961723">
                <text:p>0.961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4901">
                <text:p>6.4901</text:p>
              </table:table-cell>
              <table:table-cell office:value-type="float" office:value="0.0422062">
                <text:p>0.0422062</text:p>
              </table:table-cell>
              <table:table-cell office:value-type="float" office:value="0.957794">
                <text:p>0.957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001">
                <text:p>6.5001</text:p>
              </table:table-cell>
              <table:table-cell office:value-type="float" office:value="0.0463186">
                <text:p>0.0463186</text:p>
              </table:table-cell>
              <table:table-cell office:value-type="float" office:value="0.953681">
                <text:p>0.95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101">
                <text:p>6.5101</text:p>
              </table:table-cell>
              <table:table-cell office:value-type="float" office:value="0.0506126">
                <text:p>0.0506126</text:p>
              </table:table-cell>
              <table:table-cell office:value-type="float" office:value="0.949387">
                <text:p>0.949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201">
                <text:p>6.5201</text:p>
              </table:table-cell>
              <table:table-cell office:value-type="float" office:value="0.0550863">
                <text:p>0.0550863</text:p>
              </table:table-cell>
              <table:table-cell office:value-type="float" office:value="0.944914">
                <text:p>0.944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301">
                <text:p>6.5301</text:p>
              </table:table-cell>
              <table:table-cell office:value-type="float" office:value="0.0597379">
                <text:p>0.0597379</text:p>
              </table:table-cell>
              <table:table-cell office:value-type="float" office:value="0.940262">
                <text:p>0.940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401">
                <text:p>6.5401</text:p>
              </table:table-cell>
              <table:table-cell office:value-type="float" office:value="0.0645657">
                <text:p>0.0645657</text:p>
              </table:table-cell>
              <table:table-cell office:value-type="float" office:value="0.935434">
                <text:p>0.935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501">
                <text:p>6.5501</text:p>
              </table:table-cell>
              <table:table-cell office:value-type="float" office:value="0.0695676">
                <text:p>0.0695676</text:p>
              </table:table-cell>
              <table:table-cell office:value-type="float" office:value="0.930432">
                <text:p>0.930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601">
                <text:p>6.5601</text:p>
              </table:table-cell>
              <table:table-cell office:value-type="float" office:value="0.0747416">
                <text:p>0.0747416</text:p>
              </table:table-cell>
              <table:table-cell office:value-type="float" office:value="0.925258">
                <text:p>0.925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701">
                <text:p>6.5701</text:p>
              </table:table-cell>
              <table:table-cell office:value-type="float" office:value="0.0800858">
                <text:p>0.0800858</text:p>
              </table:table-cell>
              <table:table-cell office:value-type="float" office:value="0.919914">
                <text:p>0.919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801">
                <text:p>6.5801</text:p>
              </table:table-cell>
              <table:table-cell office:value-type="float" office:value="0.085598">
                <text:p>0.085598</text:p>
              </table:table-cell>
              <table:table-cell office:value-type="float" office:value="0.914402">
                <text:p>0.91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901">
                <text:p>6.5901</text:p>
              </table:table-cell>
              <table:table-cell office:value-type="float" office:value="0.0912759">
                <text:p>0.0912759</text:p>
              </table:table-cell>
              <table:table-cell office:value-type="float" office:value="0.908724">
                <text:p>0.908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001">
                <text:p>6.6001</text:p>
              </table:table-cell>
              <table:table-cell office:value-type="float" office:value="0.0971172">
                <text:p>0.0971172</text:p>
              </table:table-cell>
              <table:table-cell office:value-type="float" office:value="0.902883">
                <text:p>0.902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101">
                <text:p>6.6101</text:p>
              </table:table-cell>
              <table:table-cell office:value-type="float" office:value="0.10312">
                <text:p>0.10312</text:p>
              </table:table-cell>
              <table:table-cell office:value-type="float" office:value="0.89688">
                <text:p>0.89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201">
                <text:p>6.6201</text:p>
              </table:table-cell>
              <table:table-cell office:value-type="float" office:value="0.109281">
                <text:p>0.109281</text:p>
              </table:table-cell>
              <table:table-cell office:value-type="float" office:value="0.890719">
                <text:p>0.890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301">
                <text:p>6.6301</text:p>
              </table:table-cell>
              <table:table-cell office:value-type="float" office:value="0.115599">
                <text:p>0.115599</text:p>
              </table:table-cell>
              <table:table-cell office:value-type="float" office:value="0.884401">
                <text:p>0.884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401">
                <text:p>6.6401</text:p>
              </table:table-cell>
              <table:table-cell office:value-type="float" office:value="0.12207">
                <text:p>0.12207</text:p>
              </table:table-cell>
              <table:table-cell office:value-type="float" office:value="0.87793">
                <text:p>0.87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501">
                <text:p>6.6501</text:p>
              </table:table-cell>
              <table:table-cell office:value-type="float" office:value="0.128692">
                <text:p>0.128692</text:p>
              </table:table-cell>
              <table:table-cell office:value-type="float" office:value="0.871308">
                <text:p>0.871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601">
                <text:p>6.6601</text:p>
              </table:table-cell>
              <table:table-cell office:value-type="float" office:value="0.135463">
                <text:p>0.135463</text:p>
              </table:table-cell>
              <table:table-cell office:value-type="float" office:value="0.864537">
                <text:p>0.864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701">
                <text:p>6.6701</text:p>
              </table:table-cell>
              <table:table-cell office:value-type="float" office:value="0.14238">
                <text:p>0.14238</text:p>
              </table:table-cell>
              <table:table-cell office:value-type="float" office:value="0.85762">
                <text:p>0.85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801">
                <text:p>6.6801</text:p>
              </table:table-cell>
              <table:table-cell office:value-type="float" office:value="0.14944">
                <text:p>0.14944</text:p>
              </table:table-cell>
              <table:table-cell office:value-type="float" office:value="0.85056">
                <text:p>0.85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6901">
                <text:p>6.6901</text:p>
              </table:table-cell>
              <table:table-cell office:value-type="float" office:value="0.15664">
                <text:p>0.15664</text:p>
              </table:table-cell>
              <table:table-cell office:value-type="float" office:value="0.84336">
                <text:p>0.84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001">
                <text:p>6.7001</text:p>
              </table:table-cell>
              <table:table-cell office:value-type="float" office:value="0.163978">
                <text:p>0.163978</text:p>
              </table:table-cell>
              <table:table-cell office:value-type="float" office:value="0.836022">
                <text:p>0.836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101">
                <text:p>6.7101</text:p>
              </table:table-cell>
              <table:table-cell office:value-type="float" office:value="0.171449">
                <text:p>0.171449</text:p>
              </table:table-cell>
              <table:table-cell office:value-type="float" office:value="0.828551">
                <text:p>0.828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201">
                <text:p>6.7201</text:p>
              </table:table-cell>
              <table:table-cell office:value-type="float" office:value="0.179053">
                <text:p>0.179053</text:p>
              </table:table-cell>
              <table:table-cell office:value-type="float" office:value="0.820947">
                <text:p>0.820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301">
                <text:p>6.7301</text:p>
              </table:table-cell>
              <table:table-cell office:value-type="float" office:value="0.186784">
                <text:p>0.186784</text:p>
              </table:table-cell>
              <table:table-cell office:value-type="float" office:value="0.813216">
                <text:p>0.813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401">
                <text:p>6.7401</text:p>
              </table:table-cell>
              <table:table-cell office:value-type="float" office:value="0.194641">
                <text:p>0.194641</text:p>
              </table:table-cell>
              <table:table-cell office:value-type="float" office:value="0.805359">
                <text:p>0.805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501">
                <text:p>6.7501</text:p>
              </table:table-cell>
              <table:table-cell office:value-type="float" office:value="0.20262">
                <text:p>0.20262</text:p>
              </table:table-cell>
              <table:table-cell office:value-type="float" office:value="0.79738">
                <text:p>0.79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601">
                <text:p>6.7601</text:p>
              </table:table-cell>
              <table:table-cell office:value-type="float" office:value="0.210718">
                <text:p>0.210718</text:p>
              </table:table-cell>
              <table:table-cell office:value-type="float" office:value="0.789282">
                <text:p>0.789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701">
                <text:p>6.7701</text:p>
              </table:table-cell>
              <table:table-cell office:value-type="float" office:value="0.218932">
                <text:p>0.218932</text:p>
              </table:table-cell>
              <table:table-cell office:value-type="float" office:value="0.781068">
                <text:p>0.78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801">
                <text:p>6.7801</text:p>
              </table:table-cell>
              <table:table-cell office:value-type="float" office:value="0.227258">
                <text:p>0.227258</text:p>
              </table:table-cell>
              <table:table-cell office:value-type="float" office:value="0.772742">
                <text:p>0.772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7901">
                <text:p>6.7901</text:p>
              </table:table-cell>
              <table:table-cell office:value-type="float" office:value="0.235693">
                <text:p>0.235693</text:p>
              </table:table-cell>
              <table:table-cell office:value-type="float" office:value="0.764307">
                <text:p>0.764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001">
                <text:p>6.8001</text:p>
              </table:table-cell>
              <table:table-cell office:value-type="float" office:value="0.244234">
                <text:p>0.244234</text:p>
              </table:table-cell>
              <table:table-cell office:value-type="float" office:value="0.755766">
                <text:p>0.755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101">
                <text:p>6.8101</text:p>
              </table:table-cell>
              <table:table-cell office:value-type="float" office:value="0.252877">
                <text:p>0.252877</text:p>
              </table:table-cell>
              <table:table-cell office:value-type="float" office:value="0.747123">
                <text:p>0.747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201">
                <text:p>6.8201</text:p>
              </table:table-cell>
              <table:table-cell office:value-type="float" office:value="0.261619">
                <text:p>0.261619</text:p>
              </table:table-cell>
              <table:table-cell office:value-type="float" office:value="0.738381">
                <text:p>0.738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301">
                <text:p>6.8301</text:p>
              </table:table-cell>
              <table:table-cell office:value-type="float" office:value="0.270457">
                <text:p>0.270457</text:p>
              </table:table-cell>
              <table:table-cell office:value-type="float" office:value="0.729543">
                <text:p>0.729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401">
                <text:p>6.8401</text:p>
              </table:table-cell>
              <table:table-cell office:value-type="float" office:value="0.279386">
                <text:p>0.279386</text:p>
              </table:table-cell>
              <table:table-cell office:value-type="float" office:value="0.720614">
                <text:p>0.720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501">
                <text:p>6.8501</text:p>
              </table:table-cell>
              <table:table-cell office:value-type="float" office:value="0.288403">
                <text:p>0.288403</text:p>
              </table:table-cell>
              <table:table-cell office:value-type="float" office:value="0.711597">
                <text:p>0.711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601">
                <text:p>6.8601</text:p>
              </table:table-cell>
              <table:table-cell office:value-type="float" office:value="0.297505">
                <text:p>0.297505</text:p>
              </table:table-cell>
              <table:table-cell office:value-type="float" office:value="0.702495">
                <text:p>0.702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701">
                <text:p>6.8701</text:p>
              </table:table-cell>
              <table:table-cell office:value-type="float" office:value="0.306689">
                <text:p>0.306689</text:p>
              </table:table-cell>
              <table:table-cell office:value-type="float" office:value="0.693311">
                <text:p>0.693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801">
                <text:p>6.8801</text:p>
              </table:table-cell>
              <table:table-cell office:value-type="float" office:value="0.315949">
                <text:p>0.315949</text:p>
              </table:table-cell>
              <table:table-cell office:value-type="float" office:value="0.684051">
                <text:p>0.68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8901">
                <text:p>6.8901</text:p>
              </table:table-cell>
              <table:table-cell office:value-type="float" office:value="0.325283">
                <text:p>0.325283</text:p>
              </table:table-cell>
              <table:table-cell office:value-type="float" office:value="0.674717">
                <text:p>0.674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001">
                <text:p>6.9001</text:p>
              </table:table-cell>
              <table:table-cell office:value-type="float" office:value="0.334687">
                <text:p>0.334687</text:p>
              </table:table-cell>
              <table:table-cell office:value-type="float" office:value="0.665313">
                <text:p>0.665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101">
                <text:p>6.9101</text:p>
              </table:table-cell>
              <table:table-cell office:value-type="float" office:value="0.344157">
                <text:p>0.344157</text:p>
              </table:table-cell>
              <table:table-cell office:value-type="float" office:value="0.655843">
                <text:p>0.655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201">
                <text:p>6.9201</text:p>
              </table:table-cell>
              <table:table-cell office:value-type="float" office:value="0.353689">
                <text:p>0.353689</text:p>
              </table:table-cell>
              <table:table-cell office:value-type="float" office:value="0.646311">
                <text:p>0.646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301">
                <text:p>6.9301</text:p>
              </table:table-cell>
              <table:table-cell office:value-type="float" office:value="0.36328">
                <text:p>0.36328</text:p>
              </table:table-cell>
              <table:table-cell office:value-type="float" office:value="0.63672">
                <text:p>0.63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401">
                <text:p>6.9401</text:p>
              </table:table-cell>
              <table:table-cell office:value-type="float" office:value="0.372926">
                <text:p>0.372926</text:p>
              </table:table-cell>
              <table:table-cell office:value-type="float" office:value="0.627074">
                <text:p>0.627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501">
                <text:p>6.9501</text:p>
              </table:table-cell>
              <table:table-cell office:value-type="float" office:value="0.382622">
                <text:p>0.382622</text:p>
              </table:table-cell>
              <table:table-cell office:value-type="float" office:value="0.617378">
                <text:p>0.617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601">
                <text:p>6.9601</text:p>
              </table:table-cell>
              <table:table-cell office:value-type="float" office:value="0.392366">
                <text:p>0.392366</text:p>
              </table:table-cell>
              <table:table-cell office:value-type="float" office:value="0.607634">
                <text:p>0.607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701">
                <text:p>6.9701</text:p>
              </table:table-cell>
              <table:table-cell office:value-type="float" office:value="0.402152">
                <text:p>0.402152</text:p>
              </table:table-cell>
              <table:table-cell office:value-type="float" office:value="0.597848">
                <text:p>0.597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801">
                <text:p>6.9801</text:p>
              </table:table-cell>
              <table:table-cell office:value-type="float" office:value="0.411978">
                <text:p>0.411978</text:p>
              </table:table-cell>
              <table:table-cell office:value-type="float" office:value="0.588022">
                <text:p>0.588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901">
                <text:p>6.9901</text:p>
              </table:table-cell>
              <table:table-cell office:value-type="float" office:value="0.421838">
                <text:p>0.421838</text:p>
              </table:table-cell>
              <table:table-cell office:value-type="float" office:value="0.578162">
                <text:p>0.578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001">
                <text:p>7.0001</text:p>
              </table:table-cell>
              <table:table-cell office:value-type="float" office:value="0.43173">
                <text:p>0.43173</text:p>
              </table:table-cell>
              <table:table-cell office:value-type="float" office:value="0.56827">
                <text:p>0.56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101">
                <text:p>7.0101</text:p>
              </table:table-cell>
              <table:table-cell office:value-type="float" office:value="0.44165">
                <text:p>0.44165</text:p>
              </table:table-cell>
              <table:table-cell office:value-type="float" office:value="0.55835">
                <text:p>0.55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201">
                <text:p>7.0201</text:p>
              </table:table-cell>
              <table:table-cell office:value-type="float" office:value="0.451592">
                <text:p>0.451592</text:p>
              </table:table-cell>
              <table:table-cell office:value-type="float" office:value="0.548408">
                <text:p>0.54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301">
                <text:p>7.0301</text:p>
              </table:table-cell>
              <table:table-cell office:value-type="float" office:value="0.461555">
                <text:p>0.461555</text:p>
              </table:table-cell>
              <table:table-cell office:value-type="float" office:value="0.538445">
                <text:p>0.538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401">
                <text:p>7.0401</text:p>
              </table:table-cell>
              <table:table-cell office:value-type="float" office:value="0.471532">
                <text:p>0.471532</text:p>
              </table:table-cell>
              <table:table-cell office:value-type="float" office:value="0.528468">
                <text:p>0.528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501">
                <text:p>7.0501</text:p>
              </table:table-cell>
              <table:table-cell office:value-type="float" office:value="0.481521">
                <text:p>0.481521</text:p>
              </table:table-cell>
              <table:table-cell office:value-type="float" office:value="0.518479">
                <text:p>0.518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601">
                <text:p>7.0601</text:p>
              </table:table-cell>
              <table:table-cell office:value-type="float" office:value="0.491517">
                <text:p>0.491517</text:p>
              </table:table-cell>
              <table:table-cell office:value-type="float" office:value="0.508483">
                <text:p>0.508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701">
                <text:p>7.0701</text:p>
              </table:table-cell>
              <table:table-cell office:value-type="float" office:value="0.501517">
                <text:p>0.501517</text:p>
              </table:table-cell>
              <table:table-cell office:value-type="float" office:value="0.498483">
                <text:p>0.498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801">
                <text:p>7.0801</text:p>
              </table:table-cell>
              <table:table-cell office:value-type="float" office:value="0.511516">
                <text:p>0.511516</text:p>
              </table:table-cell>
              <table:table-cell office:value-type="float" office:value="0.488484">
                <text:p>0.488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0901">
                <text:p>7.0901</text:p>
              </table:table-cell>
              <table:table-cell office:value-type="float" office:value="0.52151">
                <text:p>0.52151</text:p>
              </table:table-cell>
              <table:table-cell office:value-type="float" office:value="0.47849">
                <text:p>0.47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001">
                <text:p>7.1001</text:p>
              </table:table-cell>
              <table:table-cell office:value-type="float" office:value="0.531496">
                <text:p>0.531496</text:p>
              </table:table-cell>
              <table:table-cell office:value-type="float" office:value="0.468504">
                <text:p>0.468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101">
                <text:p>7.1101</text:p>
              </table:table-cell>
              <table:table-cell office:value-type="float" office:value="0.541469">
                <text:p>0.541469</text:p>
              </table:table-cell>
              <table:table-cell office:value-type="float" office:value="0.458531">
                <text:p>0.458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201">
                <text:p>7.1201</text:p>
              </table:table-cell>
              <table:table-cell office:value-type="float" office:value="0.551425">
                <text:p>0.551425</text:p>
              </table:table-cell>
              <table:table-cell office:value-type="float" office:value="0.448575">
                <text:p>0.448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301">
                <text:p>7.1301</text:p>
              </table:table-cell>
              <table:table-cell office:value-type="float" office:value="0.561361">
                <text:p>0.561361</text:p>
              </table:table-cell>
              <table:table-cell office:value-type="float" office:value="0.438639">
                <text:p>0.438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401">
                <text:p>7.1401</text:p>
              </table:table-cell>
              <table:table-cell office:value-type="float" office:value="0.571273">
                <text:p>0.571273</text:p>
              </table:table-cell>
              <table:table-cell office:value-type="float" office:value="0.428727">
                <text:p>0.428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501">
                <text:p>7.1501</text:p>
              </table:table-cell>
              <table:table-cell office:value-type="float" office:value="0.581156">
                <text:p>0.581156</text:p>
              </table:table-cell>
              <table:table-cell office:value-type="float" office:value="0.418844">
                <text:p>0.418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601">
                <text:p>7.1601</text:p>
              </table:table-cell>
              <table:table-cell office:value-type="float" office:value="0.591006">
                <text:p>0.591006</text:p>
              </table:table-cell>
              <table:table-cell office:value-type="float" office:value="0.408994">
                <text:p>0.408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701">
                <text:p>7.1701</text:p>
              </table:table-cell>
              <table:table-cell office:value-type="float" office:value="0.600821">
                <text:p>0.600821</text:p>
              </table:table-cell>
              <table:table-cell office:value-type="float" office:value="0.399179">
                <text:p>0.399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801">
                <text:p>7.1801</text:p>
              </table:table-cell>
              <table:table-cell office:value-type="float" office:value="0.610594">
                <text:p>0.610594</text:p>
              </table:table-cell>
              <table:table-cell office:value-type="float" office:value="0.389406">
                <text:p>0.389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1901">
                <text:p>7.1901</text:p>
              </table:table-cell>
              <table:table-cell office:value-type="float" office:value="0.620324">
                <text:p>0.620324</text:p>
              </table:table-cell>
              <table:table-cell office:value-type="float" office:value="0.379676">
                <text:p>0.37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001">
                <text:p>7.2001</text:p>
              </table:table-cell>
              <table:table-cell office:value-type="float" office:value="0.630005">
                <text:p>0.630005</text:p>
              </table:table-cell>
              <table:table-cell office:value-type="float" office:value="0.369995">
                <text:p>0.36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101">
                <text:p>7.2101</text:p>
              </table:table-cell>
              <table:table-cell office:value-type="float" office:value="0.639635">
                <text:p>0.639635</text:p>
              </table:table-cell>
              <table:table-cell office:value-type="float" office:value="0.360365">
                <text:p>0.360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201">
                <text:p>7.2201</text:p>
              </table:table-cell>
              <table:table-cell office:value-type="float" office:value="0.649208">
                <text:p>0.649208</text:p>
              </table:table-cell>
              <table:table-cell office:value-type="float" office:value="0.350792">
                <text:p>0.350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301">
                <text:p>7.2301</text:p>
              </table:table-cell>
              <table:table-cell office:value-type="float" office:value="0.658722">
                <text:p>0.658722</text:p>
              </table:table-cell>
              <table:table-cell office:value-type="float" office:value="0.341278">
                <text:p>0.34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401">
                <text:p>7.2401</text:p>
              </table:table-cell>
              <table:table-cell office:value-type="float" office:value="0.668172">
                <text:p>0.668172</text:p>
              </table:table-cell>
              <table:table-cell office:value-type="float" office:value="0.331828">
                <text:p>0.33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501">
                <text:p>7.2501</text:p>
              </table:table-cell>
              <table:table-cell office:value-type="float" office:value="0.677556">
                <text:p>0.677556</text:p>
              </table:table-cell>
              <table:table-cell office:value-type="float" office:value="0.322444">
                <text:p>0.322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601">
                <text:p>7.2601</text:p>
              </table:table-cell>
              <table:table-cell office:value-type="float" office:value="0.686868">
                <text:p>0.686868</text:p>
              </table:table-cell>
              <table:table-cell office:value-type="float" office:value="0.313132">
                <text:p>0.31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701">
                <text:p>7.2701</text:p>
              </table:table-cell>
              <table:table-cell office:value-type="float" office:value="0.696105">
                <text:p>0.696105</text:p>
              </table:table-cell>
              <table:table-cell office:value-type="float" office:value="0.303895">
                <text:p>0.30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801">
                <text:p>7.2801</text:p>
              </table:table-cell>
              <table:table-cell office:value-type="float" office:value="0.705264">
                <text:p>0.705264</text:p>
              </table:table-cell>
              <table:table-cell office:value-type="float" office:value="0.294736">
                <text:p>0.294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2901">
                <text:p>7.2901</text:p>
              </table:table-cell>
              <table:table-cell office:value-type="float" office:value="0.714341">
                <text:p>0.714341</text:p>
              </table:table-cell>
              <table:table-cell office:value-type="float" office:value="0.285659">
                <text:p>0.28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001">
                <text:p>7.3001</text:p>
              </table:table-cell>
              <table:table-cell office:value-type="float" office:value="0.723332">
                <text:p>0.723332</text:p>
              </table:table-cell>
              <table:table-cell office:value-type="float" office:value="0.276668">
                <text:p>0.276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101">
                <text:p>7.3101</text:p>
              </table:table-cell>
              <table:table-cell office:value-type="float" office:value="0.732234">
                <text:p>0.732234</text:p>
              </table:table-cell>
              <table:table-cell office:value-type="float" office:value="0.267766">
                <text:p>0.267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201">
                <text:p>7.3201</text:p>
              </table:table-cell>
              <table:table-cell office:value-type="float" office:value="0.741043">
                <text:p>0.741043</text:p>
              </table:table-cell>
              <table:table-cell office:value-type="float" office:value="0.258957">
                <text:p>0.258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301">
                <text:p>7.3301</text:p>
              </table:table-cell>
              <table:table-cell office:value-type="float" office:value="0.749755">
                <text:p>0.749755</text:p>
              </table:table-cell>
              <table:table-cell office:value-type="float" office:value="0.250245">
                <text:p>0.250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401">
                <text:p>7.3401</text:p>
              </table:table-cell>
              <table:table-cell office:value-type="float" office:value="0.758368">
                <text:p>0.758368</text:p>
              </table:table-cell>
              <table:table-cell office:value-type="float" office:value="0.241632">
                <text:p>0.24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501">
                <text:p>7.3501</text:p>
              </table:table-cell>
              <table:table-cell office:value-type="float" office:value="0.766877">
                <text:p>0.766877</text:p>
              </table:table-cell>
              <table:table-cell office:value-type="float" office:value="0.233123">
                <text:p>0.23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601">
                <text:p>7.3601</text:p>
              </table:table-cell>
              <table:table-cell office:value-type="float" office:value="0.775279">
                <text:p>0.775279</text:p>
              </table:table-cell>
              <table:table-cell office:value-type="float" office:value="0.224721">
                <text:p>0.224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701">
                <text:p>7.3701</text:p>
              </table:table-cell>
              <table:table-cell office:value-type="float" office:value="0.783572">
                <text:p>0.783572</text:p>
              </table:table-cell>
              <table:table-cell office:value-type="float" office:value="0.216428">
                <text:p>0.216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801">
                <text:p>7.3801</text:p>
              </table:table-cell>
              <table:table-cell office:value-type="float" office:value="0.791751">
                <text:p>0.791751</text:p>
              </table:table-cell>
              <table:table-cell office:value-type="float" office:value="0.208249">
                <text:p>0.208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901">
                <text:p>7.3901</text:p>
              </table:table-cell>
              <table:table-cell office:value-type="float" office:value="0.799813">
                <text:p>0.799813</text:p>
              </table:table-cell>
              <table:table-cell office:value-type="float" office:value="0.200187">
                <text:p>0.200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001">
                <text:p>7.4001</text:p>
              </table:table-cell>
              <table:table-cell office:value-type="float" office:value="0.807755">
                <text:p>0.807755</text:p>
              </table:table-cell>
              <table:table-cell office:value-type="float" office:value="0.192245">
                <text:p>0.192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101">
                <text:p>7.4101</text:p>
              </table:table-cell>
              <table:table-cell office:value-type="float" office:value="0.815574">
                <text:p>0.815574</text:p>
              </table:table-cell>
              <table:table-cell office:value-type="float" office:value="0.184426">
                <text:p>0.184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201">
                <text:p>7.4201</text:p>
              </table:table-cell>
              <table:table-cell office:value-type="float" office:value="0.823267">
                <text:p>0.823267</text:p>
              </table:table-cell>
              <table:table-cell office:value-type="float" office:value="0.176733">
                <text:p>0.176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301">
                <text:p>7.4301</text:p>
              </table:table-cell>
              <table:table-cell office:value-type="float" office:value="0.830831">
                <text:p>0.830831</text:p>
              </table:table-cell>
              <table:table-cell office:value-type="float" office:value="0.169169">
                <text:p>0.169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401">
                <text:p>7.4401</text:p>
              </table:table-cell>
              <table:table-cell office:value-type="float" office:value="0.838262">
                <text:p>0.838262</text:p>
              </table:table-cell>
              <table:table-cell office:value-type="float" office:value="0.161738">
                <text:p>0.16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501">
                <text:p>7.4501</text:p>
              </table:table-cell>
              <table:table-cell office:value-type="float" office:value="0.845558">
                <text:p>0.845558</text:p>
              </table:table-cell>
              <table:table-cell office:value-type="float" office:value="0.154442">
                <text:p>0.154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601">
                <text:p>7.4601</text:p>
              </table:table-cell>
              <table:table-cell office:value-type="float" office:value="0.852716">
                <text:p>0.852716</text:p>
              </table:table-cell>
              <table:table-cell office:value-type="float" office:value="0.147284">
                <text:p>0.147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701">
                <text:p>7.4701</text:p>
              </table:table-cell>
              <table:table-cell office:value-type="float" office:value="0.859733">
                <text:p>0.859733</text:p>
              </table:table-cell>
              <table:table-cell office:value-type="float" office:value="0.140267">
                <text:p>0.140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801">
                <text:p>7.4801</text:p>
              </table:table-cell>
              <table:table-cell office:value-type="float" office:value="0.866606">
                <text:p>0.866606</text:p>
              </table:table-cell>
              <table:table-cell office:value-type="float" office:value="0.133394">
                <text:p>0.133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4901">
                <text:p>7.4901</text:p>
              </table:table-cell>
              <table:table-cell office:value-type="float" office:value="0.873332">
                <text:p>0.873332</text:p>
              </table:table-cell>
              <table:table-cell office:value-type="float" office:value="0.126668">
                <text:p>0.126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001">
                <text:p>7.5001</text:p>
              </table:table-cell>
              <table:table-cell office:value-type="float" office:value="0.879909">
                <text:p>0.879909</text:p>
              </table:table-cell>
              <table:table-cell office:value-type="float" office:value="0.120091">
                <text:p>0.120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101">
                <text:p>7.5101</text:p>
              </table:table-cell>
              <table:table-cell office:value-type="float" office:value="0.886334">
                <text:p>0.886334</text:p>
              </table:table-cell>
              <table:table-cell office:value-type="float" office:value="0.113666">
                <text:p>0.113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201">
                <text:p>7.5201</text:p>
              </table:table-cell>
              <table:table-cell office:value-type="float" office:value="0.892604">
                <text:p>0.892604</text:p>
              </table:table-cell>
              <table:table-cell office:value-type="float" office:value="0.107396">
                <text:p>0.107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301">
                <text:p>7.5301</text:p>
              </table:table-cell>
              <table:table-cell office:value-type="float" office:value="0.898718">
                <text:p>0.898718</text:p>
              </table:table-cell>
              <table:table-cell office:value-type="float" office:value="0.101282">
                <text:p>0.10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401">
                <text:p>7.5401</text:p>
              </table:table-cell>
              <table:table-cell office:value-type="float" office:value="0.904672">
                <text:p>0.904672</text:p>
              </table:table-cell>
              <table:table-cell office:value-type="float" office:value="0.0953284">
                <text:p>0.0953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501">
                <text:p>7.5501</text:p>
              </table:table-cell>
              <table:table-cell office:value-type="float" office:value="0.910464">
                <text:p>0.910464</text:p>
              </table:table-cell>
              <table:table-cell office:value-type="float" office:value="0.0895363">
                <text:p>0.0895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601">
                <text:p>7.5601</text:p>
              </table:table-cell>
              <table:table-cell office:value-type="float" office:value="0.916092">
                <text:p>0.916092</text:p>
              </table:table-cell>
              <table:table-cell office:value-type="float" office:value="0.0839085">
                <text:p>0.0839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701">
                <text:p>7.5701</text:p>
              </table:table-cell>
              <table:table-cell office:value-type="float" office:value="0.921553">
                <text:p>0.921553</text:p>
              </table:table-cell>
              <table:table-cell office:value-type="float" office:value="0.0784471">
                <text:p>0.0784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801">
                <text:p>7.5801</text:p>
              </table:table-cell>
              <table:table-cell office:value-type="float" office:value="0.926846">
                <text:p>0.926846</text:p>
              </table:table-cell>
              <table:table-cell office:value-type="float" office:value="0.0731542">
                <text:p>0.073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5901">
                <text:p>7.5901</text:p>
              </table:table-cell>
              <table:table-cell office:value-type="float" office:value="0.931968">
                <text:p>0.931968</text:p>
              </table:table-cell>
              <table:table-cell office:value-type="float" office:value="0.0680322">
                <text:p>0.0680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001">
                <text:p>7.6001</text:p>
              </table:table-cell>
              <table:table-cell office:value-type="float" office:value="0.936917">
                <text:p>0.936917</text:p>
              </table:table-cell>
              <table:table-cell office:value-type="float" office:value="0.0630829">
                <text:p>0.0630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101">
                <text:p>7.6101</text:p>
              </table:table-cell>
              <table:table-cell office:value-type="float" office:value="0.941692">
                <text:p>0.941692</text:p>
              </table:table-cell>
              <table:table-cell office:value-type="float" office:value="0.0583083">
                <text:p>0.0583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201">
                <text:p>7.6201</text:p>
              </table:table-cell>
              <table:table-cell office:value-type="float" office:value="0.94629">
                <text:p>0.94629</text:p>
              </table:table-cell>
              <table:table-cell office:value-type="float" office:value="0.0537105">
                <text:p>0.0537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301">
                <text:p>7.6301</text:p>
              </table:table-cell>
              <table:table-cell office:value-type="float" office:value="0.950709">
                <text:p>0.950709</text:p>
              </table:table-cell>
              <table:table-cell office:value-type="float" office:value="0.0492911">
                <text:p>0.0492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401">
                <text:p>7.6401</text:p>
              </table:table-cell>
              <table:table-cell office:value-type="float" office:value="0.954948">
                <text:p>0.954948</text:p>
              </table:table-cell>
              <table:table-cell office:value-type="float" office:value="0.045052">
                <text:p>0.045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501">
                <text:p>7.6501</text:p>
              </table:table-cell>
              <table:table-cell office:value-type="float" office:value="0.959005">
                <text:p>0.959005</text:p>
              </table:table-cell>
              <table:table-cell office:value-type="float" office:value="0.0409949">
                <text:p>0.040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601">
                <text:p>7.6601</text:p>
              </table:table-cell>
              <table:table-cell office:value-type="float" office:value="0.962879">
                <text:p>0.962879</text:p>
              </table:table-cell>
              <table:table-cell office:value-type="float" office:value="0.0371214">
                <text:p>0.037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701">
                <text:p>7.6701</text:p>
              </table:table-cell>
              <table:table-cell office:value-type="float" office:value="0.966567">
                <text:p>0.966567</text:p>
              </table:table-cell>
              <table:table-cell office:value-type="float" office:value="0.0334331">
                <text:p>0.0334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801">
                <text:p>7.6801</text:p>
              </table:table-cell>
              <table:table-cell office:value-type="float" office:value="0.970069">
                <text:p>0.970069</text:p>
              </table:table-cell>
              <table:table-cell office:value-type="float" office:value="0.0299313">
                <text:p>0.0299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6901">
                <text:p>7.6901</text:p>
              </table:table-cell>
              <table:table-cell office:value-type="float" office:value="0.973382">
                <text:p>0.973382</text:p>
              </table:table-cell>
              <table:table-cell office:value-type="float" office:value="0.0266176">
                <text:p>0.026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001">
                <text:p>7.7001</text:p>
              </table:table-cell>
              <table:table-cell office:value-type="float" office:value="0.976507">
                <text:p>0.976507</text:p>
              </table:table-cell>
              <table:table-cell office:value-type="float" office:value="0.0234932">
                <text:p>0.0234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101">
                <text:p>7.7101</text:p>
              </table:table-cell>
              <table:table-cell office:value-type="float" office:value="0.979441">
                <text:p>0.979441</text:p>
              </table:table-cell>
              <table:table-cell office:value-type="float" office:value="0.0205595">
                <text:p>0.0205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201">
                <text:p>7.7201</text:p>
              </table:table-cell>
              <table:table-cell office:value-type="float" office:value="0.982183">
                <text:p>0.982183</text:p>
              </table:table-cell>
              <table:table-cell office:value-type="float" office:value="0.0178175">
                <text:p>0.0178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301">
                <text:p>7.7301</text:p>
              </table:table-cell>
              <table:table-cell office:value-type="float" office:value="0.984732">
                <text:p>0.984732</text:p>
              </table:table-cell>
              <table:table-cell office:value-type="float" office:value="0.0152683">
                <text:p>0.0152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401">
                <text:p>7.7401</text:p>
              </table:table-cell>
              <table:table-cell office:value-type="float" office:value="0.987087">
                <text:p>0.987087</text:p>
              </table:table-cell>
              <table:table-cell office:value-type="float" office:value="0.0129131">
                <text:p>0.0129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501">
                <text:p>7.7501</text:p>
              </table:table-cell>
              <table:table-cell office:value-type="float" office:value="0.989247">
                <text:p>0.989247</text:p>
              </table:table-cell>
              <table:table-cell office:value-type="float" office:value="0.0107526">
                <text:p>0.0107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601">
                <text:p>7.7601</text:p>
              </table:table-cell>
              <table:table-cell office:value-type="float" office:value="0.991212">
                <text:p>0.991212</text:p>
              </table:table-cell>
              <table:table-cell office:value-type="float" office:value="0.0087879">
                <text:p>0.0087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701">
                <text:p>7.7701</text:p>
              </table:table-cell>
              <table:table-cell office:value-type="float" office:value="0.99298">
                <text:p>0.99298</text:p>
              </table:table-cell>
              <table:table-cell office:value-type="float" office:value="0.00701964">
                <text:p>0.0070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801">
                <text:p>7.7801</text:p>
              </table:table-cell>
              <table:table-cell office:value-type="float" office:value="0.994551">
                <text:p>0.994551</text:p>
              </table:table-cell>
              <table:table-cell office:value-type="float" office:value="0.00544857">
                <text:p>0.00544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901">
                <text:p>7.7901</text:p>
              </table:table-cell>
              <table:table-cell office:value-type="float" office:value="0.995925">
                <text:p>0.995925</text:p>
              </table:table-cell>
              <table:table-cell office:value-type="float" office:value="0.00407531">
                <text:p>0.00407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001">
                <text:p>7.8001</text:p>
              </table:table-cell>
              <table:table-cell office:value-type="float" office:value="0.9971">
                <text:p>0.9971</text:p>
              </table:table-cell>
              <table:table-cell office:value-type="float" office:value="0.00290042">
                <text:p>0.00290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101">
                <text:p>7.8101</text:p>
              </table:table-cell>
              <table:table-cell office:value-type="float" office:value="0.998076">
                <text:p>0.998076</text:p>
              </table:table-cell>
              <table:table-cell office:value-type="float" office:value="0.00192436">
                <text:p>0.0019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201">
                <text:p>7.8201</text:p>
              </table:table-cell>
              <table:table-cell office:value-type="float" office:value="0.998852">
                <text:p>0.998852</text:p>
              </table:table-cell>
              <table:table-cell office:value-type="float" office:value="0.00114753">
                <text:p>0.00114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301">
                <text:p>7.8301</text:p>
              </table:table-cell>
              <table:table-cell office:value-type="float" office:value="0.99943">
                <text:p>0.99943</text:p>
              </table:table-cell>
              <table:table-cell office:value-type="float" office:value="0.000570224">
                <text:p>0.000570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401">
                <text:p>7.8401</text:p>
              </table:table-cell>
              <table:table-cell office:value-type="float" office:value="0.999807">
                <text:p>0.999807</text:p>
              </table:table-cell>
              <table:table-cell office:value-type="float" office:value="0.000192687">
                <text:p>0.000192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501">
                <text:p>7.8501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15067">
                <text:p>0.000015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601">
                <text:p>7.8601</text:p>
              </table:table-cell>
              <table:table-cell office:value-type="float" office:value="0.999963">
                <text:p>0.999963</text:p>
              </table:table-cell>
              <table:table-cell office:value-type="float" office:value="0.000037434">
                <text:p>0.000037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701">
                <text:p>7.8701</text:p>
              </table:table-cell>
              <table:table-cell office:value-type="float" office:value="0.99974">
                <text:p>0.99974</text:p>
              </table:table-cell>
              <table:table-cell office:value-type="float" office:value="0.000259779">
                <text:p>0.000259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801">
                <text:p>7.8801</text:p>
              </table:table-cell>
              <table:table-cell office:value-type="float" office:value="0.999318">
                <text:p>0.999318</text:p>
              </table:table-cell>
              <table:table-cell office:value-type="float" office:value="0.000682014">
                <text:p>0.00068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901">
                <text:p>7.8901</text:p>
              </table:table-cell>
              <table:table-cell office:value-type="float" office:value="0.998696">
                <text:p>0.998696</text:p>
              </table:table-cell>
              <table:table-cell office:value-type="float" office:value="0.00130397">
                <text:p>0.00130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001">
                <text:p>7.9001</text:p>
              </table:table-cell>
              <table:table-cell office:value-type="float" office:value="0.997875">
                <text:p>0.997875</text:p>
              </table:table-cell>
              <table:table-cell office:value-type="float" office:value="0.0021254">
                <text:p>0.002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101">
                <text:p>7.9101</text:p>
              </table:table-cell>
              <table:table-cell office:value-type="float" office:value="0.996854">
                <text:p>0.996854</text:p>
              </table:table-cell>
              <table:table-cell office:value-type="float" office:value="0.00314597">
                <text:p>0.00314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201">
                <text:p>7.9201</text:p>
              </table:table-cell>
              <table:table-cell office:value-type="float" office:value="0.995635">
                <text:p>0.995635</text:p>
              </table:table-cell>
              <table:table-cell office:value-type="float" office:value="0.00436527">
                <text:p>0.00436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301">
                <text:p>7.9301</text:p>
              </table:table-cell>
              <table:table-cell office:value-type="float" office:value="0.994217">
                <text:p>0.994217</text:p>
              </table:table-cell>
              <table:table-cell office:value-type="float" office:value="0.00578282">
                <text:p>0.00578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401">
                <text:p>7.9401</text:p>
              </table:table-cell>
              <table:table-cell office:value-type="float" office:value="0.992602">
                <text:p>0.992602</text:p>
              </table:table-cell>
              <table:table-cell office:value-type="float" office:value="0.00739806">
                <text:p>0.00739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501">
                <text:p>7.9501</text:p>
              </table:table-cell>
              <table:table-cell office:value-type="float" office:value="0.99079">
                <text:p>0.99079</text:p>
              </table:table-cell>
              <table:table-cell office:value-type="float" office:value="0.00921032">
                <text:p>0.0092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601">
                <text:p>7.9601</text:p>
              </table:table-cell>
              <table:table-cell office:value-type="float" office:value="0.988781">
                <text:p>0.988781</text:p>
              </table:table-cell>
              <table:table-cell office:value-type="float" office:value="0.0112189">
                <text:p>0.0112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701">
                <text:p>7.9701</text:p>
              </table:table-cell>
              <table:table-cell office:value-type="float" office:value="0.986577">
                <text:p>0.986577</text:p>
              </table:table-cell>
              <table:table-cell office:value-type="float" office:value="0.013423">
                <text:p>0.013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801">
                <text:p>7.9801</text:p>
              </table:table-cell>
              <table:table-cell office:value-type="float" office:value="0.984178">
                <text:p>0.984178</text:p>
              </table:table-cell>
              <table:table-cell office:value-type="float" office:value="0.0158217">
                <text:p>0.0158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901">
                <text:p>7.9901</text:p>
              </table:table-cell>
              <table:table-cell office:value-type="float" office:value="0.981586">
                <text:p>0.981586</text:p>
              </table:table-cell>
              <table:table-cell office:value-type="float" office:value="0.0184141">
                <text:p>0.0184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001">
                <text:p>8.0001</text:p>
              </table:table-cell>
              <table:table-cell office:value-type="float" office:value="0.978801">
                <text:p>0.978801</text:p>
              </table:table-cell>
              <table:table-cell office:value-type="float" office:value="0.0211991">
                <text:p>0.021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101">
                <text:p>8.0101</text:p>
              </table:table-cell>
              <table:table-cell office:value-type="float" office:value="0.975824">
                <text:p>0.975824</text:p>
              </table:table-cell>
              <table:table-cell office:value-type="float" office:value="0.0241756">
                <text:p>0.024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201">
                <text:p>8.0201</text:p>
              </table:table-cell>
              <table:table-cell office:value-type="float" office:value="0.972658">
                <text:p>0.972658</text:p>
              </table:table-cell>
              <table:table-cell office:value-type="float" office:value="0.0273424">
                <text:p>0.0273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301">
                <text:p>8.0301</text:p>
              </table:table-cell>
              <table:table-cell office:value-type="float" office:value="0.969302">
                <text:p>0.969302</text:p>
              </table:table-cell>
              <table:table-cell office:value-type="float" office:value="0.0306983">
                <text:p>0.0306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401">
                <text:p>8.0401</text:p>
              </table:table-cell>
              <table:table-cell office:value-type="float" office:value="0.965758">
                <text:p>0.965758</text:p>
              </table:table-cell>
              <table:table-cell office:value-type="float" office:value="0.0342419">
                <text:p>0.034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501">
                <text:p>8.0501</text:p>
              </table:table-cell>
              <table:table-cell office:value-type="float" office:value="0.962028">
                <text:p>0.962028</text:p>
              </table:table-cell>
              <table:table-cell office:value-type="float" office:value="0.0379718">
                <text:p>0.0379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601">
                <text:p>8.0601</text:p>
              </table:table-cell>
              <table:table-cell office:value-type="float" office:value="0.958113">
                <text:p>0.958113</text:p>
              </table:table-cell>
              <table:table-cell office:value-type="float" office:value="0.0418865">
                <text:p>0.0418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701">
                <text:p>8.0701</text:p>
              </table:table-cell>
              <table:table-cell office:value-type="float" office:value="0.954016">
                <text:p>0.954016</text:p>
              </table:table-cell>
              <table:table-cell office:value-type="float" office:value="0.0459845">
                <text:p>0.0459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801">
                <text:p>8.0801</text:p>
              </table:table-cell>
              <table:table-cell office:value-type="float" office:value="0.949736">
                <text:p>0.949736</text:p>
              </table:table-cell>
              <table:table-cell office:value-type="float" office:value="0.050264">
                <text:p>0.05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0901">
                <text:p>8.0901</text:p>
              </table:table-cell>
              <table:table-cell office:value-type="float" office:value="0.945277">
                <text:p>0.945277</text:p>
              </table:table-cell>
              <table:table-cell office:value-type="float" office:value="0.0547235">
                <text:p>0.0547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001">
                <text:p>8.1001</text:p>
              </table:table-cell>
              <table:table-cell office:value-type="float" office:value="0.940639">
                <text:p>0.940639</text:p>
              </table:table-cell>
              <table:table-cell office:value-type="float" office:value="0.059361">
                <text:p>0.059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101">
                <text:p>8.1101</text:p>
              </table:table-cell>
              <table:table-cell office:value-type="float" office:value="0.935825">
                <text:p>0.935825</text:p>
              </table:table-cell>
              <table:table-cell office:value-type="float" office:value="0.0641748">
                <text:p>0.064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201">
                <text:p>8.1201</text:p>
              </table:table-cell>
              <table:table-cell office:value-type="float" office:value="0.930837">
                <text:p>0.930837</text:p>
              </table:table-cell>
              <table:table-cell office:value-type="float" office:value="0.0691629">
                <text:p>0.069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301">
                <text:p>8.1301</text:p>
              </table:table-cell>
              <table:table-cell office:value-type="float" office:value="0.925677">
                <text:p>0.925677</text:p>
              </table:table-cell>
              <table:table-cell office:value-type="float" office:value="0.0743234">
                <text:p>0.0743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401">
                <text:p>8.1401</text:p>
              </table:table-cell>
              <table:table-cell office:value-type="float" office:value="0.920346">
                <text:p>0.920346</text:p>
              </table:table-cell>
              <table:table-cell office:value-type="float" office:value="0.0796541">
                <text:p>0.079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501">
                <text:p>8.1501</text:p>
              </table:table-cell>
              <table:table-cell office:value-type="float" office:value="0.914847">
                <text:p>0.914847</text:p>
              </table:table-cell>
              <table:table-cell office:value-type="float" office:value="0.0851529">
                <text:p>0.085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601">
                <text:p>8.1601</text:p>
              </table:table-cell>
              <table:table-cell office:value-type="float" office:value="0.909182">
                <text:p>0.909182</text:p>
              </table:table-cell>
              <table:table-cell office:value-type="float" office:value="0.0908177">
                <text:p>0.0908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701">
                <text:p>8.1701</text:p>
              </table:table-cell>
              <table:table-cell office:value-type="float" office:value="0.903354">
                <text:p>0.903354</text:p>
              </table:table-cell>
              <table:table-cell office:value-type="float" office:value="0.0966461">
                <text:p>0.0966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801">
                <text:p>8.1801</text:p>
              </table:table-cell>
              <table:table-cell office:value-type="float" office:value="0.897364">
                <text:p>0.897364</text:p>
              </table:table-cell>
              <table:table-cell office:value-type="float" office:value="0.102636">
                <text:p>0.10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1901">
                <text:p>8.1901</text:p>
              </table:table-cell>
              <table:table-cell office:value-type="float" office:value="0.891215">
                <text:p>0.891215</text:p>
              </table:table-cell>
              <table:table-cell office:value-type="float" office:value="0.108785">
                <text:p>0.10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001">
                <text:p>8.2001</text:p>
              </table:table-cell>
              <table:table-cell office:value-type="float" office:value="0.88491">
                <text:p>0.88491</text:p>
              </table:table-cell>
              <table:table-cell office:value-type="float" office:value="0.11509">
                <text:p>0.1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101">
                <text:p>8.2101</text:p>
              </table:table-cell>
              <table:table-cell office:value-type="float" office:value="0.878451">
                <text:p>0.878451</text:p>
              </table:table-cell>
              <table:table-cell office:value-type="float" office:value="0.121549">
                <text:p>0.12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201">
                <text:p>8.2201</text:p>
              </table:table-cell>
              <table:table-cell office:value-type="float" office:value="0.87184">
                <text:p>0.87184</text:p>
              </table:table-cell>
              <table:table-cell office:value-type="float" office:value="0.12816">
                <text:p>0.12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301">
                <text:p>8.2301</text:p>
              </table:table-cell>
              <table:table-cell office:value-type="float" office:value="0.865081">
                <text:p>0.865081</text:p>
              </table:table-cell>
              <table:table-cell office:value-type="float" office:value="0.134919">
                <text:p>0.134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401">
                <text:p>8.2401</text:p>
              </table:table-cell>
              <table:table-cell office:value-type="float" office:value="0.858176">
                <text:p>0.858176</text:p>
              </table:table-cell>
              <table:table-cell office:value-type="float" office:value="0.141824">
                <text:p>0.14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501">
                <text:p>8.2501</text:p>
              </table:table-cell>
              <table:table-cell office:value-type="float" office:value="0.851127">
                <text:p>0.851127</text:p>
              </table:table-cell>
              <table:table-cell office:value-type="float" office:value="0.148873">
                <text:p>0.148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601">
                <text:p>8.2601</text:p>
              </table:table-cell>
              <table:table-cell office:value-type="float" office:value="0.843938">
                <text:p>0.843938</text:p>
              </table:table-cell>
              <table:table-cell office:value-type="float" office:value="0.156062">
                <text:p>0.156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701">
                <text:p>8.2701</text:p>
              </table:table-cell>
              <table:table-cell office:value-type="float" office:value="0.836612">
                <text:p>0.836612</text:p>
              </table:table-cell>
              <table:table-cell office:value-type="float" office:value="0.163388">
                <text:p>0.16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801">
                <text:p>8.2801</text:p>
              </table:table-cell>
              <table:table-cell office:value-type="float" office:value="0.829151">
                <text:p>0.829151</text:p>
              </table:table-cell>
              <table:table-cell office:value-type="float" office:value="0.170849">
                <text:p>0.170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2901">
                <text:p>8.2901</text:p>
              </table:table-cell>
              <table:table-cell office:value-type="float" office:value="0.821558">
                <text:p>0.821558</text:p>
              </table:table-cell>
              <table:table-cell office:value-type="float" office:value="0.178442">
                <text:p>0.178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001">
                <text:p>8.3001</text:p>
              </table:table-cell>
              <table:table-cell office:value-type="float" office:value="0.813836">
                <text:p>0.813836</text:p>
              </table:table-cell>
              <table:table-cell office:value-type="float" office:value="0.186164">
                <text:p>0.186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101">
                <text:p>8.3101</text:p>
              </table:table-cell>
              <table:table-cell office:value-type="float" office:value="0.805989">
                <text:p>0.805989</text:p>
              </table:table-cell>
              <table:table-cell office:value-type="float" office:value="0.194011">
                <text:p>0.194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201">
                <text:p>8.3201</text:p>
              </table:table-cell>
              <table:table-cell office:value-type="float" office:value="0.79802">
                <text:p>0.79802</text:p>
              </table:table-cell>
              <table:table-cell office:value-type="float" office:value="0.20198">
                <text:p>0.20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301">
                <text:p>8.3301</text:p>
              </table:table-cell>
              <table:table-cell office:value-type="float" office:value="0.789931">
                <text:p>0.789931</text:p>
              </table:table-cell>
              <table:table-cell office:value-type="float" office:value="0.210069">
                <text:p>0.21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401">
                <text:p>8.3401</text:p>
              </table:table-cell>
              <table:table-cell office:value-type="float" office:value="0.781727">
                <text:p>0.781727</text:p>
              </table:table-cell>
              <table:table-cell office:value-type="float" office:value="0.218273">
                <text:p>0.218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501">
                <text:p>8.3501</text:p>
              </table:table-cell>
              <table:table-cell office:value-type="float" office:value="0.773409">
                <text:p>0.773409</text:p>
              </table:table-cell>
              <table:table-cell office:value-type="float" office:value="0.226591">
                <text:p>0.226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601">
                <text:p>8.3601</text:p>
              </table:table-cell>
              <table:table-cell office:value-type="float" office:value="0.764983">
                <text:p>0.764983</text:p>
              </table:table-cell>
              <table:table-cell office:value-type="float" office:value="0.235017">
                <text:p>0.235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701">
                <text:p>8.3701</text:p>
              </table:table-cell>
              <table:table-cell office:value-type="float" office:value="0.75645">
                <text:p>0.75645</text:p>
              </table:table-cell>
              <table:table-cell office:value-type="float" office:value="0.24355">
                <text:p>0.24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801">
                <text:p>8.3801</text:p>
              </table:table-cell>
              <table:table-cell office:value-type="float" office:value="0.747815">
                <text:p>0.747815</text:p>
              </table:table-cell>
              <table:table-cell office:value-type="float" office:value="0.252185">
                <text:p>0.252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901">
                <text:p>8.3901</text:p>
              </table:table-cell>
              <table:table-cell office:value-type="float" office:value="0.73908">
                <text:p>0.73908</text:p>
              </table:table-cell>
              <table:table-cell office:value-type="float" office:value="0.26092">
                <text:p>0.26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001">
                <text:p>8.4001</text:p>
              </table:table-cell>
              <table:table-cell office:value-type="float" office:value="0.730251">
                <text:p>0.730251</text:p>
              </table:table-cell>
              <table:table-cell office:value-type="float" office:value="0.269749">
                <text:p>0.26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101">
                <text:p>8.4101</text:p>
              </table:table-cell>
              <table:table-cell office:value-type="float" office:value="0.721328">
                <text:p>0.721328</text:p>
              </table:table-cell>
              <table:table-cell office:value-type="float" office:value="0.278672">
                <text:p>0.278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201">
                <text:p>8.4201</text:p>
              </table:table-cell>
              <table:table-cell office:value-type="float" office:value="0.712318">
                <text:p>0.712318</text:p>
              </table:table-cell>
              <table:table-cell office:value-type="float" office:value="0.287682">
                <text:p>0.287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301">
                <text:p>8.4301</text:p>
              </table:table-cell>
              <table:table-cell office:value-type="float" office:value="0.703222">
                <text:p>0.703222</text:p>
              </table:table-cell>
              <table:table-cell office:value-type="float" office:value="0.296778">
                <text:p>0.296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401">
                <text:p>8.4401</text:p>
              </table:table-cell>
              <table:table-cell office:value-type="float" office:value="0.694046">
                <text:p>0.694046</text:p>
              </table:table-cell>
              <table:table-cell office:value-type="float" office:value="0.305954">
                <text:p>0.305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501">
                <text:p>8.4501</text:p>
              </table:table-cell>
              <table:table-cell office:value-type="float" office:value="0.684791">
                <text:p>0.684791</text:p>
              </table:table-cell>
              <table:table-cell office:value-type="float" office:value="0.315209">
                <text:p>0.315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601">
                <text:p>8.4601</text:p>
              </table:table-cell>
              <table:table-cell office:value-type="float" office:value="0.675463">
                <text:p>0.675463</text:p>
              </table:table-cell>
              <table:table-cell office:value-type="float" office:value="0.324537">
                <text:p>0.324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701">
                <text:p>8.4701</text:p>
              </table:table-cell>
              <table:table-cell office:value-type="float" office:value="0.666064">
                <text:p>0.666064</text:p>
              </table:table-cell>
              <table:table-cell office:value-type="float" office:value="0.333936">
                <text:p>0.333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801">
                <text:p>8.4801</text:p>
              </table:table-cell>
              <table:table-cell office:value-type="float" office:value="0.656599">
                <text:p>0.656599</text:p>
              </table:table-cell>
              <table:table-cell office:value-type="float" office:value="0.343401">
                <text:p>0.343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4901">
                <text:p>8.4901</text:p>
              </table:table-cell>
              <table:table-cell office:value-type="float" office:value="0.647072">
                <text:p>0.647072</text:p>
              </table:table-cell>
              <table:table-cell office:value-type="float" office:value="0.352928">
                <text:p>0.352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001">
                <text:p>8.5001</text:p>
              </table:table-cell>
              <table:table-cell office:value-type="float" office:value="0.637486">
                <text:p>0.637486</text:p>
              </table:table-cell>
              <table:table-cell office:value-type="float" office:value="0.362514">
                <text:p>0.362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101">
                <text:p>8.5101</text:p>
              </table:table-cell>
              <table:table-cell office:value-type="float" office:value="0.627844">
                <text:p>0.627844</text:p>
              </table:table-cell>
              <table:table-cell office:value-type="float" office:value="0.372156">
                <text:p>0.372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201">
                <text:p>8.5201</text:p>
              </table:table-cell>
              <table:table-cell office:value-type="float" office:value="0.618152">
                <text:p>0.618152</text:p>
              </table:table-cell>
              <table:table-cell office:value-type="float" office:value="0.381848">
                <text:p>0.381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301">
                <text:p>8.5301</text:p>
              </table:table-cell>
              <table:table-cell office:value-type="float" office:value="0.608412">
                <text:p>0.608412</text:p>
              </table:table-cell>
              <table:table-cell office:value-type="float" office:value="0.391588">
                <text:p>0.39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401">
                <text:p>8.5401</text:p>
              </table:table-cell>
              <table:table-cell office:value-type="float" office:value="0.598629">
                <text:p>0.598629</text:p>
              </table:table-cell>
              <table:table-cell office:value-type="float" office:value="0.401371">
                <text:p>0.40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501">
                <text:p>8.5501</text:p>
              </table:table-cell>
              <table:table-cell office:value-type="float" office:value="0.588806">
                <text:p>0.588806</text:p>
              </table:table-cell>
              <table:table-cell office:value-type="float" office:value="0.411194">
                <text:p>0.41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601">
                <text:p>8.5601</text:p>
              </table:table-cell>
              <table:table-cell office:value-type="float" office:value="0.578948">
                <text:p>0.578948</text:p>
              </table:table-cell>
              <table:table-cell office:value-type="float" office:value="0.421052">
                <text:p>0.42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701">
                <text:p>8.5701</text:p>
              </table:table-cell>
              <table:table-cell office:value-type="float" office:value="0.569058">
                <text:p>0.569058</text:p>
              </table:table-cell>
              <table:table-cell office:value-type="float" office:value="0.430942">
                <text:p>0.430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801">
                <text:p>8.5801</text:p>
              </table:table-cell>
              <table:table-cell office:value-type="float" office:value="0.559141">
                <text:p>0.559141</text:p>
              </table:table-cell>
              <table:table-cell office:value-type="float" office:value="0.440859">
                <text:p>0.440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5901">
                <text:p>8.5901</text:p>
              </table:table-cell>
              <table:table-cell office:value-type="float" office:value="0.5492">
                <text:p>0.5492</text:p>
              </table:table-cell>
              <table:table-cell office:value-type="float" office:value="0.4508">
                <text:p>0.4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001">
                <text:p>8.6001</text:p>
              </table:table-cell>
              <table:table-cell office:value-type="float" office:value="0.539239">
                <text:p>0.539239</text:p>
              </table:table-cell>
              <table:table-cell office:value-type="float" office:value="0.460761">
                <text:p>0.46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101">
                <text:p>8.6101</text:p>
              </table:table-cell>
              <table:table-cell office:value-type="float" office:value="0.529263">
                <text:p>0.529263</text:p>
              </table:table-cell>
              <table:table-cell office:value-type="float" office:value="0.470737">
                <text:p>0.470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201">
                <text:p>8.6201</text:p>
              </table:table-cell>
              <table:table-cell office:value-type="float" office:value="0.519275">
                <text:p>0.519275</text:p>
              </table:table-cell>
              <table:table-cell office:value-type="float" office:value="0.480725">
                <text:p>0.480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301">
                <text:p>8.6301</text:p>
              </table:table-cell>
              <table:table-cell office:value-type="float" office:value="0.509279">
                <text:p>0.509279</text:p>
              </table:table-cell>
              <table:table-cell office:value-type="float" office:value="0.490721">
                <text:p>0.490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401">
                <text:p>8.6401</text:p>
              </table:table-cell>
              <table:table-cell office:value-type="float" office:value="0.49928">
                <text:p>0.49928</text:p>
              </table:table-cell>
              <table:table-cell office:value-type="float" office:value="0.50072">
                <text:p>0.50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501">
                <text:p>8.6501</text:p>
              </table:table-cell>
              <table:table-cell office:value-type="float" office:value="0.489281">
                <text:p>0.489281</text:p>
              </table:table-cell>
              <table:table-cell office:value-type="float" office:value="0.510719">
                <text:p>0.510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601">
                <text:p>8.6601</text:p>
              </table:table-cell>
              <table:table-cell office:value-type="float" office:value="0.479286">
                <text:p>0.479286</text:p>
              </table:table-cell>
              <table:table-cell office:value-type="float" office:value="0.520714">
                <text:p>0.520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701">
                <text:p>8.6701</text:p>
              </table:table-cell>
              <table:table-cell office:value-type="float" office:value="0.469299">
                <text:p>0.469299</text:p>
              </table:table-cell>
              <table:table-cell office:value-type="float" office:value="0.530701">
                <text:p>0.530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801">
                <text:p>8.6801</text:p>
              </table:table-cell>
              <table:table-cell office:value-type="float" office:value="0.459325">
                <text:p>0.459325</text:p>
              </table:table-cell>
              <table:table-cell office:value-type="float" office:value="0.540675">
                <text:p>0.540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901">
                <text:p>8.6901</text:p>
              </table:table-cell>
              <table:table-cell office:value-type="float" office:value="0.449367">
                <text:p>0.449367</text:p>
              </table:table-cell>
              <table:table-cell office:value-type="float" office:value="0.550633">
                <text:p>0.550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001">
                <text:p>8.7001</text:p>
              </table:table-cell>
              <table:table-cell office:value-type="float" office:value="0.439429">
                <text:p>0.439429</text:p>
              </table:table-cell>
              <table:table-cell office:value-type="float" office:value="0.560571">
                <text:p>0.560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101">
                <text:p>8.7101</text:p>
              </table:table-cell>
              <table:table-cell office:value-type="float" office:value="0.429515">
                <text:p>0.429515</text:p>
              </table:table-cell>
              <table:table-cell office:value-type="float" office:value="0.570485">
                <text:p>0.570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201">
                <text:p>8.7201</text:p>
              </table:table-cell>
              <table:table-cell office:value-type="float" office:value="0.41963">
                <text:p>0.41963</text:p>
              </table:table-cell>
              <table:table-cell office:value-type="float" office:value="0.58037">
                <text:p>0.58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301">
                <text:p>8.7301</text:p>
              </table:table-cell>
              <table:table-cell office:value-type="float" office:value="0.409777">
                <text:p>0.409777</text:p>
              </table:table-cell>
              <table:table-cell office:value-type="float" office:value="0.590223">
                <text:p>0.590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401">
                <text:p>8.7401</text:p>
              </table:table-cell>
              <table:table-cell office:value-type="float" office:value="0.39996">
                <text:p>0.39996</text:p>
              </table:table-cell>
              <table:table-cell office:value-type="float" office:value="0.60004">
                <text:p>0.6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501">
                <text:p>8.7501</text:p>
              </table:table-cell>
              <table:table-cell office:value-type="float" office:value="0.390182">
                <text:p>0.390182</text:p>
              </table:table-cell>
              <table:table-cell office:value-type="float" office:value="0.609818">
                <text:p>0.609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601">
                <text:p>8.7601</text:p>
              </table:table-cell>
              <table:table-cell office:value-type="float" office:value="0.380449">
                <text:p>0.380449</text:p>
              </table:table-cell>
              <table:table-cell office:value-type="float" office:value="0.619551">
                <text:p>0.619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701">
                <text:p>8.7701</text:p>
              </table:table-cell>
              <table:table-cell office:value-type="float" office:value="0.370764">
                <text:p>0.370764</text:p>
              </table:table-cell>
              <table:table-cell office:value-type="float" office:value="0.629236">
                <text:p>0.629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801">
                <text:p>8.7801</text:p>
              </table:table-cell>
              <table:table-cell office:value-type="float" office:value="0.36113">
                <text:p>0.36113</text:p>
              </table:table-cell>
              <table:table-cell office:value-type="float" office:value="0.63887">
                <text:p>0.6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7901">
                <text:p>8.7901</text:p>
              </table:table-cell>
              <table:table-cell office:value-type="float" office:value="0.351552">
                <text:p>0.351552</text:p>
              </table:table-cell>
              <table:table-cell office:value-type="float" office:value="0.648448">
                <text:p>0.648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001">
                <text:p>8.8001</text:p>
              </table:table-cell>
              <table:table-cell office:value-type="float" office:value="0.342033">
                <text:p>0.342033</text:p>
              </table:table-cell>
              <table:table-cell office:value-type="float" office:value="0.657967">
                <text:p>0.657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101">
                <text:p>8.8101</text:p>
              </table:table-cell>
              <table:table-cell office:value-type="float" office:value="0.332578">
                <text:p>0.332578</text:p>
              </table:table-cell>
              <table:table-cell office:value-type="float" office:value="0.667422">
                <text:p>0.667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201">
                <text:p>8.8201</text:p>
              </table:table-cell>
              <table:table-cell office:value-type="float" office:value="0.323189">
                <text:p>0.323189</text:p>
              </table:table-cell>
              <table:table-cell office:value-type="float" office:value="0.676811">
                <text:p>0.676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301">
                <text:p>8.8301</text:p>
              </table:table-cell>
              <table:table-cell office:value-type="float" office:value="0.313871">
                <text:p>0.313871</text:p>
              </table:table-cell>
              <table:table-cell office:value-type="float" office:value="0.686129">
                <text:p>0.686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401">
                <text:p>8.8401</text:p>
              </table:table-cell>
              <table:table-cell office:value-type="float" office:value="0.304628">
                <text:p>0.304628</text:p>
              </table:table-cell>
              <table:table-cell office:value-type="float" office:value="0.695372">
                <text:p>0.695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501">
                <text:p>8.8501</text:p>
              </table:table-cell>
              <table:table-cell office:value-type="float" office:value="0.295462">
                <text:p>0.295462</text:p>
              </table:table-cell>
              <table:table-cell office:value-type="float" office:value="0.704538">
                <text:p>0.704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601">
                <text:p>8.8601</text:p>
              </table:table-cell>
              <table:table-cell office:value-type="float" office:value="0.286379">
                <text:p>0.286379</text:p>
              </table:table-cell>
              <table:table-cell office:value-type="float" office:value="0.713621">
                <text:p>0.713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701">
                <text:p>8.8701</text:p>
              </table:table-cell>
              <table:table-cell office:value-type="float" office:value="0.277381">
                <text:p>0.277381</text:p>
              </table:table-cell>
              <table:table-cell office:value-type="float" office:value="0.722619">
                <text:p>0.72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801">
                <text:p>8.8801</text:p>
              </table:table-cell>
              <table:table-cell office:value-type="float" office:value="0.268472">
                <text:p>0.268472</text:p>
              </table:table-cell>
              <table:table-cell office:value-type="float" office:value="0.731528">
                <text:p>0.73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8901">
                <text:p>8.8901</text:p>
              </table:table-cell>
              <table:table-cell office:value-type="float" office:value="0.259655">
                <text:p>0.259655</text:p>
              </table:table-cell>
              <table:table-cell office:value-type="float" office:value="0.740345">
                <text:p>0.740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001">
                <text:p>8.9001</text:p>
              </table:table-cell>
              <table:table-cell office:value-type="float" office:value="0.250935">
                <text:p>0.250935</text:p>
              </table:table-cell>
              <table:table-cell office:value-type="float" office:value="0.749065">
                <text:p>0.749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101">
                <text:p>8.9101</text:p>
              </table:table-cell>
              <table:table-cell office:value-type="float" office:value="0.242315">
                <text:p>0.242315</text:p>
              </table:table-cell>
              <table:table-cell office:value-type="float" office:value="0.757685">
                <text:p>0.757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201">
                <text:p>8.9201</text:p>
              </table:table-cell>
              <table:table-cell office:value-type="float" office:value="0.233797">
                <text:p>0.233797</text:p>
              </table:table-cell>
              <table:table-cell office:value-type="float" office:value="0.766203">
                <text:p>0.766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301">
                <text:p>8.9301</text:p>
              </table:table-cell>
              <table:table-cell office:value-type="float" office:value="0.225386">
                <text:p>0.225386</text:p>
              </table:table-cell>
              <table:table-cell office:value-type="float" office:value="0.774614">
                <text:p>0.774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401">
                <text:p>8.9401</text:p>
              </table:table-cell>
              <table:table-cell office:value-type="float" office:value="0.217085">
                <text:p>0.217085</text:p>
              </table:table-cell>
              <table:table-cell office:value-type="float" office:value="0.782915">
                <text:p>0.782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501">
                <text:p>8.9501</text:p>
              </table:table-cell>
              <table:table-cell office:value-type="float" office:value="0.208897">
                <text:p>0.208897</text:p>
              </table:table-cell>
              <table:table-cell office:value-type="float" office:value="0.791103">
                <text:p>0.79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601">
                <text:p>8.9601</text:p>
              </table:table-cell>
              <table:table-cell office:value-type="float" office:value="0.200825">
                <text:p>0.200825</text:p>
              </table:table-cell>
              <table:table-cell office:value-type="float" office:value="0.799175">
                <text:p>0.799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701">
                <text:p>8.9701</text:p>
              </table:table-cell>
              <table:table-cell office:value-type="float" office:value="0.192873">
                <text:p>0.192873</text:p>
              </table:table-cell>
              <table:table-cell office:value-type="float" office:value="0.807127">
                <text:p>0.807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801">
                <text:p>8.9801</text:p>
              </table:table-cell>
              <table:table-cell office:value-type="float" office:value="0.185044">
                <text:p>0.185044</text:p>
              </table:table-cell>
              <table:table-cell office:value-type="float" office:value="0.814956">
                <text:p>0.81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9901">
                <text:p>8.9901</text:p>
              </table:table-cell>
              <table:table-cell office:value-type="float" office:value="0.177341">
                <text:p>0.177341</text:p>
              </table:table-cell>
              <table:table-cell office:value-type="float" office:value="0.822659">
                <text:p>0.822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001">
                <text:p>9.0001</text:p>
              </table:table-cell>
              <table:table-cell office:value-type="float" office:value="0.169767">
                <text:p>0.169767</text:p>
              </table:table-cell>
              <table:table-cell office:value-type="float" office:value="0.830233">
                <text:p>0.830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101">
                <text:p>9.0101</text:p>
              </table:table-cell>
              <table:table-cell office:value-type="float" office:value="0.162325">
                <text:p>0.162325</text:p>
              </table:table-cell>
              <table:table-cell office:value-type="float" office:value="0.837675">
                <text:p>0.837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201">
                <text:p>9.0201</text:p>
              </table:table-cell>
              <table:table-cell office:value-type="float" office:value="0.155018">
                <text:p>0.155018</text:p>
              </table:table-cell>
              <table:table-cell office:value-type="float" office:value="0.844982">
                <text:p>0.84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301">
                <text:p>9.0301</text:p>
              </table:table-cell>
              <table:table-cell office:value-type="float" office:value="0.147849">
                <text:p>0.147849</text:p>
              </table:table-cell>
              <table:table-cell office:value-type="float" office:value="0.852151">
                <text:p>0.852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401">
                <text:p>9.0401</text:p>
              </table:table-cell>
              <table:table-cell office:value-type="float" office:value="0.140821">
                <text:p>0.140821</text:p>
              </table:table-cell>
              <table:table-cell office:value-type="float" office:value="0.859179">
                <text:p>0.859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501">
                <text:p>9.0501</text:p>
              </table:table-cell>
              <table:table-cell office:value-type="float" office:value="0.133936">
                <text:p>0.133936</text:p>
              </table:table-cell>
              <table:table-cell office:value-type="float" office:value="0.866064">
                <text:p>0.866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601">
                <text:p>9.0601</text:p>
              </table:table-cell>
              <table:table-cell office:value-type="float" office:value="0.127198">
                <text:p>0.127198</text:p>
              </table:table-cell>
              <table:table-cell office:value-type="float" office:value="0.872802">
                <text:p>0.87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701">
                <text:p>9.0701</text:p>
              </table:table-cell>
              <table:table-cell office:value-type="float" office:value="0.120609">
                <text:p>0.120609</text:p>
              </table:table-cell>
              <table:table-cell office:value-type="float" office:value="0.879391">
                <text:p>0.879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801">
                <text:p>9.0801</text:p>
              </table:table-cell>
              <table:table-cell office:value-type="float" office:value="0.114172">
                <text:p>0.114172</text:p>
              </table:table-cell>
              <table:table-cell office:value-type="float" office:value="0.885828">
                <text:p>0.885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0901">
                <text:p>9.0901</text:p>
              </table:table-cell>
              <table:table-cell office:value-type="float" office:value="0.107889">
                <text:p>0.107889</text:p>
              </table:table-cell>
              <table:table-cell office:value-type="float" office:value="0.892111">
                <text:p>0.892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001">
                <text:p>9.1001</text:p>
              </table:table-cell>
              <table:table-cell office:value-type="float" office:value="0.101763">
                <text:p>0.101763</text:p>
              </table:table-cell>
              <table:table-cell office:value-type="float" office:value="0.898237">
                <text:p>0.898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101">
                <text:p>9.1101</text:p>
              </table:table-cell>
              <table:table-cell office:value-type="float" office:value="0.0957966">
                <text:p>0.0957966</text:p>
              </table:table-cell>
              <table:table-cell office:value-type="float" office:value="0.904203">
                <text:p>0.904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201">
                <text:p>9.1201</text:p>
              </table:table-cell>
              <table:table-cell office:value-type="float" office:value="0.0899916">
                <text:p>0.0899916</text:p>
              </table:table-cell>
              <table:table-cell office:value-type="float" office:value="0.910008">
                <text:p>0.91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301">
                <text:p>9.1301</text:p>
              </table:table-cell>
              <table:table-cell office:value-type="float" office:value="0.0843506">
                <text:p>0.0843506</text:p>
              </table:table-cell>
              <table:table-cell office:value-type="float" office:value="0.915649">
                <text:p>0.915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401">
                <text:p>9.1401</text:p>
              </table:table-cell>
              <table:table-cell office:value-type="float" office:value="0.0788758">
                <text:p>0.0788758</text:p>
              </table:table-cell>
              <table:table-cell office:value-type="float" office:value="0.921124">
                <text:p>0.92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501">
                <text:p>9.1501</text:p>
              </table:table-cell>
              <table:table-cell office:value-type="float" office:value="0.0735695">
                <text:p>0.0735695</text:p>
              </table:table-cell>
              <table:table-cell office:value-type="float" office:value="0.926431">
                <text:p>0.926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601">
                <text:p>9.1601</text:p>
              </table:table-cell>
              <table:table-cell office:value-type="float" office:value="0.0684338">
                <text:p>0.0684338</text:p>
              </table:table-cell>
              <table:table-cell office:value-type="float" office:value="0.931566">
                <text:p>0.931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701">
                <text:p>9.1701</text:p>
              </table:table-cell>
              <table:table-cell office:value-type="float" office:value="0.0634706">
                <text:p>0.0634706</text:p>
              </table:table-cell>
              <table:table-cell office:value-type="float" office:value="0.936529">
                <text:p>0.936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801">
                <text:p>9.1801</text:p>
              </table:table-cell>
              <table:table-cell office:value-type="float" office:value="0.0586821">
                <text:p>0.0586821</text:p>
              </table:table-cell>
              <table:table-cell office:value-type="float" office:value="0.941318">
                <text:p>0.94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901">
                <text:p>9.1901</text:p>
              </table:table-cell>
              <table:table-cell office:value-type="float" office:value="0.0540701">
                <text:p>0.0540701</text:p>
              </table:table-cell>
              <table:table-cell office:value-type="float" office:value="0.94593">
                <text:p>0.94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001">
                <text:p>9.2001</text:p>
              </table:table-cell>
              <table:table-cell office:value-type="float" office:value="0.0496365">
                <text:p>0.0496365</text:p>
              </table:table-cell>
              <table:table-cell office:value-type="float" office:value="0.950364">
                <text:p>0.950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101">
                <text:p>9.2101</text:p>
              </table:table-cell>
              <table:table-cell office:value-type="float" office:value="0.045383">
                <text:p>0.045383</text:p>
              </table:table-cell>
              <table:table-cell office:value-type="float" office:value="0.954617">
                <text:p>0.954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201">
                <text:p>9.2201</text:p>
              </table:table-cell>
              <table:table-cell office:value-type="float" office:value="0.0413113">
                <text:p>0.0413113</text:p>
              </table:table-cell>
              <table:table-cell office:value-type="float" office:value="0.958689">
                <text:p>0.958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301">
                <text:p>9.2301</text:p>
              </table:table-cell>
              <table:table-cell office:value-type="float" office:value="0.0374231">
                <text:p>0.0374231</text:p>
              </table:table-cell>
              <table:table-cell office:value-type="float" office:value="0.962577">
                <text:p>0.96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401">
                <text:p>9.2401</text:p>
              </table:table-cell>
              <table:table-cell office:value-type="float" office:value="0.03372">
                <text:p>0.03372</text:p>
              </table:table-cell>
              <table:table-cell office:value-type="float" office:value="0.96628">
                <text:p>0.96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501">
                <text:p>9.2501</text:p>
              </table:table-cell>
              <table:table-cell office:value-type="float" office:value="0.0302033">
                <text:p>0.0302033</text:p>
              </table:table-cell>
              <table:table-cell office:value-type="float" office:value="0.969797">
                <text:p>0.969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601">
                <text:p>9.2601</text:p>
              </table:table-cell>
              <table:table-cell office:value-type="float" office:value="0.0268746">
                <text:p>0.0268746</text:p>
              </table:table-cell>
              <table:table-cell office:value-type="float" office:value="0.973125">
                <text:p>0.97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701">
                <text:p>9.2701</text:p>
              </table:table-cell>
              <table:table-cell office:value-type="float" office:value="0.0237351">
                <text:p>0.0237351</text:p>
              </table:table-cell>
              <table:table-cell office:value-type="float" office:value="0.976265">
                <text:p>0.976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801">
                <text:p>9.2801</text:p>
              </table:table-cell>
              <table:table-cell office:value-type="float" office:value="0.0207861">
                <text:p>0.0207861</text:p>
              </table:table-cell>
              <table:table-cell office:value-type="float" office:value="0.979214">
                <text:p>0.979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2901">
                <text:p>9.2901</text:p>
              </table:table-cell>
              <table:table-cell office:value-type="float" office:value="0.0180288">
                <text:p>0.0180288</text:p>
              </table:table-cell>
              <table:table-cell office:value-type="float" office:value="0.981971">
                <text:p>0.981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001">
                <text:p>9.3001</text:p>
              </table:table-cell>
              <table:table-cell office:value-type="float" office:value="0.0154642">
                <text:p>0.0154642</text:p>
              </table:table-cell>
              <table:table-cell office:value-type="float" office:value="0.984536">
                <text:p>0.984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101">
                <text:p>9.3101</text:p>
              </table:table-cell>
              <table:table-cell office:value-type="float" office:value="0.0130935">
                <text:p>0.0130935</text:p>
              </table:table-cell>
              <table:table-cell office:value-type="float" office:value="0.986907">
                <text:p>0.986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201">
                <text:p>9.3201</text:p>
              </table:table-cell>
              <table:table-cell office:value-type="float" office:value="0.0109175">
                <text:p>0.0109175</text:p>
              </table:table-cell>
              <table:table-cell office:value-type="float" office:value="0.989082">
                <text:p>0.989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301">
                <text:p>9.3301</text:p>
              </table:table-cell>
              <table:table-cell office:value-type="float" office:value="0.00893716">
                <text:p>0.00893716</text:p>
              </table:table-cell>
              <table:table-cell office:value-type="float" office:value="0.991063">
                <text:p>0.99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401">
                <text:p>9.3401</text:p>
              </table:table-cell>
              <table:table-cell office:value-type="float" office:value="0.00715323">
                <text:p>0.00715323</text:p>
              </table:table-cell>
              <table:table-cell office:value-type="float" office:value="0.992847">
                <text:p>0.992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501">
                <text:p>9.3501</text:p>
              </table:table-cell>
              <table:table-cell office:value-type="float" office:value="0.00556644">
                <text:p>0.00556644</text:p>
              </table:table-cell>
              <table:table-cell office:value-type="float" office:value="0.994434">
                <text:p>0.994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601">
                <text:p>9.3601</text:p>
              </table:table-cell>
              <table:table-cell office:value-type="float" office:value="0.00417741">
                <text:p>0.00417741</text:p>
              </table:table-cell>
              <table:table-cell office:value-type="float" office:value="0.995823">
                <text:p>0.995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701">
                <text:p>9.3701</text:p>
              </table:table-cell>
              <table:table-cell office:value-type="float" office:value="0.0029867">
                <text:p>0.0029867</text:p>
              </table:table-cell>
              <table:table-cell office:value-type="float" office:value="0.997013">
                <text:p>0.99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801">
                <text:p>9.3801</text:p>
              </table:table-cell>
              <table:table-cell office:value-type="float" office:value="0.00199479">
                <text:p>0.00199479</text:p>
              </table:table-cell>
              <table:table-cell office:value-type="float" office:value="0.998005">
                <text:p>0.998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901">
                <text:p>9.3901</text:p>
              </table:table-cell>
              <table:table-cell office:value-type="float" office:value="0.00120208">
                <text:p>0.00120208</text:p>
              </table:table-cell>
              <table:table-cell office:value-type="float" office:value="0.998798">
                <text:p>0.998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001">
                <text:p>9.4001</text:p>
              </table:table-cell>
              <table:table-cell office:value-type="float" office:value="0.000608878">
                <text:p>0.000608878</text:p>
              </table:table-cell>
              <table:table-cell office:value-type="float" office:value="0.999391">
                <text:p>0.999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101">
                <text:p>9.4101</text:p>
              </table:table-cell>
              <table:table-cell office:value-type="float" office:value="0.000215427">
                <text:p>0.000215427</text:p>
              </table:table-cell>
              <table:table-cell office:value-type="float" office:value="0.999785">
                <text:p>0.999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201">
                <text:p>9.4201</text:p>
              </table:table-cell>
              <table:table-cell office:value-type="float" office:value="0.0000218831">
                <text:p>0.0000218831</text:p>
              </table:table-cell>
              <table:table-cell office:value-type="float" office:value="0.999978">
                <text:p>0.99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301">
                <text:p>9.4301</text:p>
              </table:table-cell>
              <table:table-cell office:value-type="float" office:value="0.0000283239">
                <text:p>0.0000283239</text:p>
              </table:table-cell>
              <table:table-cell office:value-type="float" office:value="0.999972">
                <text:p>0.999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401">
                <text:p>9.4401</text:p>
              </table:table-cell>
              <table:table-cell office:value-type="float" office:value="0.000234747">
                <text:p>0.000234747</text:p>
              </table:table-cell>
              <table:table-cell office:value-type="float" office:value="0.999765">
                <text:p>0.999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501">
                <text:p>9.4501</text:p>
              </table:table-cell>
              <table:table-cell office:value-type="float" office:value="0.000641069">
                <text:p>0.000641069</text:p>
              </table:table-cell>
              <table:table-cell office:value-type="float" office:value="0.999359">
                <text:p>0.99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601">
                <text:p>9.4601</text:p>
              </table:table-cell>
              <table:table-cell office:value-type="float" office:value="0.00124713">
                <text:p>0.00124713</text:p>
              </table:table-cell>
              <table:table-cell office:value-type="float" office:value="0.998753">
                <text:p>0.998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701">
                <text:p>9.4701</text:p>
              </table:table-cell>
              <table:table-cell office:value-type="float" office:value="0.00205268">
                <text:p>0.00205268</text:p>
              </table:table-cell>
              <table:table-cell office:value-type="float" office:value="0.997947">
                <text:p>0.997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801">
                <text:p>9.4801</text:p>
              </table:table-cell>
              <table:table-cell office:value-type="float" office:value="0.00305741">
                <text:p>0.00305741</text:p>
              </table:table-cell>
              <table:table-cell office:value-type="float" office:value="0.996943">
                <text:p>0.996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901">
                <text:p>9.4901</text:p>
              </table:table-cell>
              <table:table-cell office:value-type="float" office:value="0.0042609">
                <text:p>0.0042609</text:p>
              </table:table-cell>
              <table:table-cell office:value-type="float" office:value="0.995739">
                <text:p>0.995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001">
                <text:p>9.5001</text:p>
              </table:table-cell>
              <table:table-cell office:value-type="float" office:value="0.00566269">
                <text:p>0.00566269</text:p>
              </table:table-cell>
              <table:table-cell office:value-type="float" office:value="0.994337">
                <text:p>0.994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101">
                <text:p>9.5101</text:p>
              </table:table-cell>
              <table:table-cell office:value-type="float" office:value="0.0072622">
                <text:p>0.0072622</text:p>
              </table:table-cell>
              <table:table-cell office:value-type="float" office:value="0.992738">
                <text:p>0.992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201">
                <text:p>9.5201</text:p>
              </table:table-cell>
              <table:table-cell office:value-type="float" office:value="0.00905881">
                <text:p>0.00905881</text:p>
              </table:table-cell>
              <table:table-cell office:value-type="float" office:value="0.990941">
                <text:p>0.9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301">
                <text:p>9.5301</text:p>
              </table:table-cell>
              <table:table-cell office:value-type="float" office:value="0.0110518">
                <text:p>0.0110518</text:p>
              </table:table-cell>
              <table:table-cell office:value-type="float" office:value="0.988948">
                <text:p>0.98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401">
                <text:p>9.5401</text:p>
              </table:table-cell>
              <table:table-cell office:value-type="float" office:value="0.0132403">
                <text:p>0.0132403</text:p>
              </table:table-cell>
              <table:table-cell office:value-type="float" office:value="0.98676">
                <text:p>0.98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501">
                <text:p>9.5501</text:p>
              </table:table-cell>
              <table:table-cell office:value-type="float" office:value="0.0156236">
                <text:p>0.0156236</text:p>
              </table:table-cell>
              <table:table-cell office:value-type="float" office:value="0.984376">
                <text:p>0.984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601">
                <text:p>9.5601</text:p>
              </table:table-cell>
              <table:table-cell office:value-type="float" office:value="0.0182006">
                <text:p>0.0182006</text:p>
              </table:table-cell>
              <table:table-cell office:value-type="float" office:value="0.981799">
                <text:p>0.98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701">
                <text:p>9.5701</text:p>
              </table:table-cell>
              <table:table-cell office:value-type="float" office:value="0.0209703">
                <text:p>0.0209703</text:p>
              </table:table-cell>
              <table:table-cell office:value-type="float" office:value="0.97903">
                <text:p>0.97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801">
                <text:p>9.5801</text:p>
              </table:table-cell>
              <table:table-cell office:value-type="float" office:value="0.0239316">
                <text:p>0.0239316</text:p>
              </table:table-cell>
              <table:table-cell office:value-type="float" office:value="0.976068">
                <text:p>0.976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901">
                <text:p>9.5901</text:p>
              </table:table-cell>
              <table:table-cell office:value-type="float" office:value="0.0270833">
                <text:p>0.0270833</text:p>
              </table:table-cell>
              <table:table-cell office:value-type="float" office:value="0.972917">
                <text:p>0.972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001">
                <text:p>9.6001</text:p>
              </table:table-cell>
              <table:table-cell office:value-type="float" office:value="0.0304242">
                <text:p>0.0304242</text:p>
              </table:table-cell>
              <table:table-cell office:value-type="float" office:value="0.969576">
                <text:p>0.969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101">
                <text:p>9.6101</text:p>
              </table:table-cell>
              <table:table-cell office:value-type="float" office:value="0.0339529">
                <text:p>0.0339529</text:p>
              </table:table-cell>
              <table:table-cell office:value-type="float" office:value="0.966047">
                <text:p>0.966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201">
                <text:p>9.6201</text:p>
              </table:table-cell>
              <table:table-cell office:value-type="float" office:value="0.037668">
                <text:p>0.037668</text:p>
              </table:table-cell>
              <table:table-cell office:value-type="float" office:value="0.962332">
                <text:p>0.962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301">
                <text:p>9.6301</text:p>
              </table:table-cell>
              <table:table-cell office:value-type="float" office:value="0.0415681">
                <text:p>0.0415681</text:p>
              </table:table-cell>
              <table:table-cell office:value-type="float" office:value="0.958432">
                <text:p>0.958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401">
                <text:p>9.6401</text:p>
              </table:table-cell>
              <table:table-cell office:value-type="float" office:value="0.0456515">
                <text:p>0.0456515</text:p>
              </table:table-cell>
              <table:table-cell office:value-type="float" office:value="0.954349">
                <text:p>0.954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501">
                <text:p>9.6501</text:p>
              </table:table-cell>
              <table:table-cell office:value-type="float" office:value="0.0499166">
                <text:p>0.0499166</text:p>
              </table:table-cell>
              <table:table-cell office:value-type="float" office:value="0.950083">
                <text:p>0.950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601">
                <text:p>9.6601</text:p>
              </table:table-cell>
              <table:table-cell office:value-type="float" office:value="0.0543618">
                <text:p>0.0543618</text:p>
              </table:table-cell>
              <table:table-cell office:value-type="float" office:value="0.945638">
                <text:p>0.945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701">
                <text:p>9.6701</text:p>
              </table:table-cell>
              <table:table-cell office:value-type="float" office:value="0.0589852">
                <text:p>0.0589852</text:p>
              </table:table-cell>
              <table:table-cell office:value-type="float" office:value="0.941015">
                <text:p>0.94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801">
                <text:p>9.6801</text:p>
              </table:table-cell>
              <table:table-cell office:value-type="float" office:value="0.0637851">
                <text:p>0.0637851</text:p>
              </table:table-cell>
              <table:table-cell office:value-type="float" office:value="0.936215">
                <text:p>0.936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6901">
                <text:p>9.6901</text:p>
              </table:table-cell>
              <table:table-cell office:value-type="float" office:value="0.0687594">
                <text:p>0.0687594</text:p>
              </table:table-cell>
              <table:table-cell office:value-type="float" office:value="0.931241">
                <text:p>0.93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001">
                <text:p>9.7001</text:p>
              </table:table-cell>
              <table:table-cell office:value-type="float" office:value="0.0739062">
                <text:p>0.0739062</text:p>
              </table:table-cell>
              <table:table-cell office:value-type="float" office:value="0.926094">
                <text:p>0.926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101">
                <text:p>9.7101</text:p>
              </table:table-cell>
              <table:table-cell office:value-type="float" office:value="0.0792234">
                <text:p>0.0792234</text:p>
              </table:table-cell>
              <table:table-cell office:value-type="float" office:value="0.920777">
                <text:p>0.920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201">
                <text:p>9.7201</text:p>
              </table:table-cell>
              <table:table-cell office:value-type="float" office:value="0.0847089">
                <text:p>0.0847089</text:p>
              </table:table-cell>
              <table:table-cell office:value-type="float" office:value="0.915291">
                <text:p>0.915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301">
                <text:p>9.7301</text:p>
              </table:table-cell>
              <table:table-cell office:value-type="float" office:value="0.0903606">
                <text:p>0.0903606</text:p>
              </table:table-cell>
              <table:table-cell office:value-type="float" office:value="0.909639">
                <text:p>0.909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401">
                <text:p>9.7401</text:p>
              </table:table-cell>
              <table:table-cell office:value-type="float" office:value="0.0961761">
                <text:p>0.0961761</text:p>
              </table:table-cell>
              <table:table-cell office:value-type="float" office:value="0.903824">
                <text:p>0.90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501">
                <text:p>9.7501</text:p>
              </table:table-cell>
              <table:table-cell office:value-type="float" office:value="0.102153">
                <text:p>0.102153</text:p>
              </table:table-cell>
              <table:table-cell office:value-type="float" office:value="0.897847">
                <text:p>0.897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601">
                <text:p>9.7601</text:p>
              </table:table-cell>
              <table:table-cell office:value-type="float" office:value="0.108289">
                <text:p>0.108289</text:p>
              </table:table-cell>
              <table:table-cell office:value-type="float" office:value="0.891711">
                <text:p>0.89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701">
                <text:p>9.7701</text:p>
              </table:table-cell>
              <table:table-cell office:value-type="float" office:value="0.114582">
                <text:p>0.114582</text:p>
              </table:table-cell>
              <table:table-cell office:value-type="float" office:value="0.885418">
                <text:p>0.885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801">
                <text:p>9.7801</text:p>
              </table:table-cell>
              <table:table-cell office:value-type="float" office:value="0.121029">
                <text:p>0.121029</text:p>
              </table:table-cell>
              <table:table-cell office:value-type="float" office:value="0.878971">
                <text:p>0.878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901">
                <text:p>9.7901</text:p>
              </table:table-cell>
              <table:table-cell office:value-type="float" office:value="0.127628">
                <text:p>0.127628</text:p>
              </table:table-cell>
              <table:table-cell office:value-type="float" office:value="0.872372">
                <text:p>0.87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001">
                <text:p>9.8001</text:p>
              </table:table-cell>
              <table:table-cell office:value-type="float" office:value="0.134375">
                <text:p>0.134375</text:p>
              </table:table-cell>
              <table:table-cell office:value-type="float" office:value="0.865625">
                <text:p>0.8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101">
                <text:p>9.8101</text:p>
              </table:table-cell>
              <table:table-cell office:value-type="float" office:value="0.141269">
                <text:p>0.141269</text:p>
              </table:table-cell>
              <table:table-cell office:value-type="float" office:value="0.858731">
                <text:p>0.858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201">
                <text:p>9.8201</text:p>
              </table:table-cell>
              <table:table-cell office:value-type="float" office:value="0.148306">
                <text:p>0.148306</text:p>
              </table:table-cell>
              <table:table-cell office:value-type="float" office:value="0.851694">
                <text:p>0.851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301">
                <text:p>9.8301</text:p>
              </table:table-cell>
              <table:table-cell office:value-type="float" office:value="0.155484">
                <text:p>0.155484</text:p>
              </table:table-cell>
              <table:table-cell office:value-type="float" office:value="0.844516">
                <text:p>0.844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401">
                <text:p>9.8401</text:p>
              </table:table-cell>
              <table:table-cell office:value-type="float" office:value="0.1628">
                <text:p>0.1628</text:p>
              </table:table-cell>
              <table:table-cell office:value-type="float" office:value="0.8372">
                <text:p>0.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501">
                <text:p>9.8501</text:p>
              </table:table-cell>
              <table:table-cell office:value-type="float" office:value="0.17025">
                <text:p>0.17025</text:p>
              </table:table-cell>
              <table:table-cell office:value-type="float" office:value="0.82975">
                <text:p>0.8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601">
                <text:p>9.8601</text:p>
              </table:table-cell>
              <table:table-cell office:value-type="float" office:value="0.177833">
                <text:p>0.177833</text:p>
              </table:table-cell>
              <table:table-cell office:value-type="float" office:value="0.822167">
                <text:p>0.822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701">
                <text:p>9.8701</text:p>
              </table:table-cell>
              <table:table-cell office:value-type="float" office:value="0.185544">
                <text:p>0.185544</text:p>
              </table:table-cell>
              <table:table-cell office:value-type="float" office:value="0.814456">
                <text:p>0.814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801">
                <text:p>9.8801</text:p>
              </table:table-cell>
              <table:table-cell office:value-type="float" office:value="0.193381">
                <text:p>0.193381</text:p>
              </table:table-cell>
              <table:table-cell office:value-type="float" office:value="0.806619">
                <text:p>0.806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8901">
                <text:p>9.8901</text:p>
              </table:table-cell>
              <table:table-cell office:value-type="float" office:value="0.201341">
                <text:p>0.201341</text:p>
              </table:table-cell>
              <table:table-cell office:value-type="float" office:value="0.798659">
                <text:p>0.798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001">
                <text:p>9.9001</text:p>
              </table:table-cell>
              <table:table-cell office:value-type="float" office:value="0.20942">
                <text:p>0.20942</text:p>
              </table:table-cell>
              <table:table-cell office:value-type="float" office:value="0.79058">
                <text:p>0.79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101">
                <text:p>9.9101</text:p>
              </table:table-cell>
              <table:table-cell office:value-type="float" office:value="0.217616">
                <text:p>0.217616</text:p>
              </table:table-cell>
              <table:table-cell office:value-type="float" office:value="0.782384">
                <text:p>0.782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201">
                <text:p>9.9201</text:p>
              </table:table-cell>
              <table:table-cell office:value-type="float" office:value="0.225924">
                <text:p>0.225924</text:p>
              </table:table-cell>
              <table:table-cell office:value-type="float" office:value="0.774076">
                <text:p>0.774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301">
                <text:p>9.9301</text:p>
              </table:table-cell>
              <table:table-cell office:value-type="float" office:value="0.234342">
                <text:p>0.234342</text:p>
              </table:table-cell>
              <table:table-cell office:value-type="float" office:value="0.765658">
                <text:p>0.765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401">
                <text:p>9.9401</text:p>
              </table:table-cell>
              <table:table-cell office:value-type="float" office:value="0.242867">
                <text:p>0.242867</text:p>
              </table:table-cell>
              <table:table-cell office:value-type="float" office:value="0.757133">
                <text:p>0.757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501">
                <text:p>9.9501</text:p>
              </table:table-cell>
              <table:table-cell office:value-type="float" office:value="0.251494">
                <text:p>0.251494</text:p>
              </table:table-cell>
              <table:table-cell office:value-type="float" office:value="0.748506">
                <text:p>0.748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601">
                <text:p>9.9601</text:p>
              </table:table-cell>
              <table:table-cell office:value-type="float" office:value="0.26022">
                <text:p>0.26022</text:p>
              </table:table-cell>
              <table:table-cell office:value-type="float" office:value="0.73978">
                <text:p>0.73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701">
                <text:p>9.9701</text:p>
              </table:table-cell>
              <table:table-cell office:value-type="float" office:value="0.269043">
                <text:p>0.269043</text:p>
              </table:table-cell>
              <table:table-cell office:value-type="float" office:value="0.730957">
                <text:p>0.730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801">
                <text:p>9.9801</text:p>
              </table:table-cell>
              <table:table-cell office:value-type="float" office:value="0.277958">
                <text:p>0.277958</text:p>
              </table:table-cell>
              <table:table-cell office:value-type="float" office:value="0.722042">
                <text:p>0.722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901">
                <text:p>9.9901</text:p>
              </table:table-cell>
              <table:table-cell office:value-type="float" office:value="0.286961">
                <text:p>0.286961</text:p>
              </table:table-cell>
              <table:table-cell office:value-type="float" office:value="0.713039">
                <text:p>0.713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001">
                <text:p>10.0001</text:p>
              </table:table-cell>
              <table:table-cell office:value-type="float" office:value="0.29605">
                <text:p>0.29605</text:p>
              </table:table-cell>
              <table:table-cell office:value-type="float" office:value="0.70395">
                <text:p>0.70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101">
                <text:p>10.0101</text:p>
              </table:table-cell>
              <table:table-cell office:value-type="float" office:value="0.305221">
                <text:p>0.305221</text:p>
              </table:table-cell>
              <table:table-cell office:value-type="float" office:value="0.694779">
                <text:p>0.694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201">
                <text:p>10.0201</text:p>
              </table:table-cell>
              <table:table-cell office:value-type="float" office:value="0.314469">
                <text:p>0.314469</text:p>
              </table:table-cell>
              <table:table-cell office:value-type="float" office:value="0.685531">
                <text:p>0.685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301">
                <text:p>10.0301</text:p>
              </table:table-cell>
              <table:table-cell office:value-type="float" office:value="0.323792">
                <text:p>0.323792</text:p>
              </table:table-cell>
              <table:table-cell office:value-type="float" office:value="0.676208">
                <text:p>0.676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401">
                <text:p>10.0401</text:p>
              </table:table-cell>
              <table:table-cell office:value-type="float" office:value="0.333185">
                <text:p>0.333185</text:p>
              </table:table-cell>
              <table:table-cell office:value-type="float" office:value="0.666815">
                <text:p>0.666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501">
                <text:p>10.0501</text:p>
              </table:table-cell>
              <table:table-cell office:value-type="float" office:value="0.342644">
                <text:p>0.342644</text:p>
              </table:table-cell>
              <table:table-cell office:value-type="float" office:value="0.657356">
                <text:p>0.657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601">
                <text:p>10.0601</text:p>
              </table:table-cell>
              <table:table-cell office:value-type="float" office:value="0.352167">
                <text:p>0.352167</text:p>
              </table:table-cell>
              <table:table-cell office:value-type="float" office:value="0.647833">
                <text:p>0.647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701">
                <text:p>10.0701</text:p>
              </table:table-cell>
              <table:table-cell office:value-type="float" office:value="0.361749">
                <text:p>0.361749</text:p>
              </table:table-cell>
              <table:table-cell office:value-type="float" office:value="0.638251">
                <text:p>0.638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801">
                <text:p>10.0801</text:p>
              </table:table-cell>
              <table:table-cell office:value-type="float" office:value="0.371386">
                <text:p>0.371386</text:p>
              </table:table-cell>
              <table:table-cell office:value-type="float" office:value="0.628614">
                <text:p>0.628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0901">
                <text:p>10.0901</text:p>
              </table:table-cell>
              <table:table-cell office:value-type="float" office:value="0.381075">
                <text:p>0.381075</text:p>
              </table:table-cell>
              <table:table-cell office:value-type="float" office:value="0.618925">
                <text:p>0.618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001">
                <text:p>10.1001</text:p>
              </table:table-cell>
              <table:table-cell office:value-type="float" office:value="0.390811">
                <text:p>0.390811</text:p>
              </table:table-cell>
              <table:table-cell office:value-type="float" office:value="0.609189">
                <text:p>0.609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101">
                <text:p>10.1101</text:p>
              </table:table-cell>
              <table:table-cell office:value-type="float" office:value="0.400591">
                <text:p>0.400591</text:p>
              </table:table-cell>
              <table:table-cell office:value-type="float" office:value="0.599409">
                <text:p>0.599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201">
                <text:p>10.1201</text:p>
              </table:table-cell>
              <table:table-cell office:value-type="float" office:value="0.41041">
                <text:p>0.41041</text:p>
              </table:table-cell>
              <table:table-cell office:value-type="float" office:value="0.58959">
                <text:p>0.58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301">
                <text:p>10.1301</text:p>
              </table:table-cell>
              <table:table-cell office:value-type="float" office:value="0.420266">
                <text:p>0.420266</text:p>
              </table:table-cell>
              <table:table-cell office:value-type="float" office:value="0.579734">
                <text:p>0.579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401">
                <text:p>10.1401</text:p>
              </table:table-cell>
              <table:table-cell office:value-type="float" office:value="0.430153">
                <text:p>0.430153</text:p>
              </table:table-cell>
              <table:table-cell office:value-type="float" office:value="0.569847">
                <text:p>0.569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501">
                <text:p>10.1501</text:p>
              </table:table-cell>
              <table:table-cell office:value-type="float" office:value="0.440068">
                <text:p>0.440068</text:p>
              </table:table-cell>
              <table:table-cell office:value-type="float" office:value="0.559932">
                <text:p>0.55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601">
                <text:p>10.1601</text:p>
              </table:table-cell>
              <table:table-cell office:value-type="float" office:value="0.450008">
                <text:p>0.450008</text:p>
              </table:table-cell>
              <table:table-cell office:value-type="float" office:value="0.549992">
                <text:p>0.54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701">
                <text:p>10.1701</text:p>
              </table:table-cell>
              <table:table-cell office:value-type="float" office:value="0.459967">
                <text:p>0.459967</text:p>
              </table:table-cell>
              <table:table-cell office:value-type="float" office:value="0.540033">
                <text:p>0.540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801">
                <text:p>10.1801</text:p>
              </table:table-cell>
              <table:table-cell office:value-type="float" office:value="0.469942">
                <text:p>0.469942</text:p>
              </table:table-cell>
              <table:table-cell office:value-type="float" office:value="0.530058">
                <text:p>0.530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1901">
                <text:p>10.1901</text:p>
              </table:table-cell>
              <table:table-cell office:value-type="float" office:value="0.479929">
                <text:p>0.479929</text:p>
              </table:table-cell>
              <table:table-cell office:value-type="float" office:value="0.520071">
                <text:p>0.520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001">
                <text:p>10.2001</text:p>
              </table:table-cell>
              <table:table-cell office:value-type="float" office:value="0.489925">
                <text:p>0.489925</text:p>
              </table:table-cell>
              <table:table-cell office:value-type="float" office:value="0.510075">
                <text:p>0.510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101">
                <text:p>10.2101</text:p>
              </table:table-cell>
              <table:table-cell office:value-type="float" office:value="0.499924">
                <text:p>0.499924</text:p>
              </table:table-cell>
              <table:table-cell office:value-type="float" office:value="0.500076">
                <text:p>0.500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201">
                <text:p>10.2201</text:p>
              </table:table-cell>
              <table:table-cell office:value-type="float" office:value="0.509923">
                <text:p>0.509923</text:p>
              </table:table-cell>
              <table:table-cell office:value-type="float" office:value="0.490077">
                <text:p>0.490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301">
                <text:p>10.2301</text:p>
              </table:table-cell>
              <table:table-cell office:value-type="float" office:value="0.519919">
                <text:p>0.519919</text:p>
              </table:table-cell>
              <table:table-cell office:value-type="float" office:value="0.480081">
                <text:p>0.480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401">
                <text:p>10.2401</text:p>
              </table:table-cell>
              <table:table-cell office:value-type="float" office:value="0.529906">
                <text:p>0.529906</text:p>
              </table:table-cell>
              <table:table-cell office:value-type="float" office:value="0.470094">
                <text:p>0.470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501">
                <text:p>10.2501</text:p>
              </table:table-cell>
              <table:table-cell office:value-type="float" office:value="0.539881">
                <text:p>0.539881</text:p>
              </table:table-cell>
              <table:table-cell office:value-type="float" office:value="0.460119">
                <text:p>0.460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601">
                <text:p>10.2601</text:p>
              </table:table-cell>
              <table:table-cell office:value-type="float" office:value="0.549841">
                <text:p>0.549841</text:p>
              </table:table-cell>
              <table:table-cell office:value-type="float" office:value="0.450159">
                <text:p>0.450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701">
                <text:p>10.2701</text:p>
              </table:table-cell>
              <table:table-cell office:value-type="float" office:value="0.559781">
                <text:p>0.559781</text:p>
              </table:table-cell>
              <table:table-cell office:value-type="float" office:value="0.440219">
                <text:p>0.440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801">
                <text:p>10.2801</text:p>
              </table:table-cell>
              <table:table-cell office:value-type="float" office:value="0.569696">
                <text:p>0.569696</text:p>
              </table:table-cell>
              <table:table-cell office:value-type="float" office:value="0.430304">
                <text:p>0.430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2901">
                <text:p>10.2901</text:p>
              </table:table-cell>
              <table:table-cell office:value-type="float" office:value="0.579584">
                <text:p>0.579584</text:p>
              </table:table-cell>
              <table:table-cell office:value-type="float" office:value="0.420416">
                <text:p>0.420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001">
                <text:p>10.3001</text:p>
              </table:table-cell>
              <table:table-cell office:value-type="float" office:value="0.58944">
                <text:p>0.58944</text:p>
              </table:table-cell>
              <table:table-cell office:value-type="float" office:value="0.41056">
                <text:p>0.4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101">
                <text:p>10.3101</text:p>
              </table:table-cell>
              <table:table-cell office:value-type="float" office:value="0.59926">
                <text:p>0.59926</text:p>
              </table:table-cell>
              <table:table-cell office:value-type="float" office:value="0.40074">
                <text:p>0.40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201">
                <text:p>10.3201</text:p>
              </table:table-cell>
              <table:table-cell office:value-type="float" office:value="0.609041">
                <text:p>0.609041</text:p>
              </table:table-cell>
              <table:table-cell office:value-type="float" office:value="0.390959">
                <text:p>0.390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301">
                <text:p>10.3301</text:p>
              </table:table-cell>
              <table:table-cell office:value-type="float" office:value="0.618777">
                <text:p>0.618777</text:p>
              </table:table-cell>
              <table:table-cell office:value-type="float" office:value="0.381223">
                <text:p>0.38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401">
                <text:p>10.3401</text:p>
              </table:table-cell>
              <table:table-cell office:value-type="float" office:value="0.628467">
                <text:p>0.628467</text:p>
              </table:table-cell>
              <table:table-cell office:value-type="float" office:value="0.371533">
                <text:p>0.37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501">
                <text:p>10.3501</text:p>
              </table:table-cell>
              <table:table-cell office:value-type="float" office:value="0.638105">
                <text:p>0.638105</text:p>
              </table:table-cell>
              <table:table-cell office:value-type="float" office:value="0.361895">
                <text:p>0.361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601">
                <text:p>10.3601</text:p>
              </table:table-cell>
              <table:table-cell office:value-type="float" office:value="0.647687">
                <text:p>0.647687</text:p>
              </table:table-cell>
              <table:table-cell office:value-type="float" office:value="0.352313">
                <text:p>0.35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701">
                <text:p>10.3701</text:p>
              </table:table-cell>
              <table:table-cell office:value-type="float" office:value="0.657211">
                <text:p>0.657211</text:p>
              </table:table-cell>
              <table:table-cell office:value-type="float" office:value="0.342789">
                <text:p>0.342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801">
                <text:p>10.3801</text:p>
              </table:table-cell>
              <table:table-cell office:value-type="float" office:value="0.666672">
                <text:p>0.666672</text:p>
              </table:table-cell>
              <table:table-cell office:value-type="float" office:value="0.333328">
                <text:p>0.333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901">
                <text:p>10.3901</text:p>
              </table:table-cell>
              <table:table-cell office:value-type="float" office:value="0.676066">
                <text:p>0.676066</text:p>
              </table:table-cell>
              <table:table-cell office:value-type="float" office:value="0.323934">
                <text:p>0.323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001">
                <text:p>10.4001</text:p>
              </table:table-cell>
              <table:table-cell office:value-type="float" office:value="0.68539">
                <text:p>0.68539</text:p>
              </table:table-cell>
              <table:table-cell office:value-type="float" office:value="0.31461">
                <text:p>0.3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101">
                <text:p>10.4101</text:p>
              </table:table-cell>
              <table:table-cell office:value-type="float" office:value="0.694639">
                <text:p>0.694639</text:p>
              </table:table-cell>
              <table:table-cell office:value-type="float" office:value="0.305361">
                <text:p>0.305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201">
                <text:p>10.4201</text:p>
              </table:table-cell>
              <table:table-cell office:value-type="float" office:value="0.703811">
                <text:p>0.703811</text:p>
              </table:table-cell>
              <table:table-cell office:value-type="float" office:value="0.296189">
                <text:p>0.296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301">
                <text:p>10.4301</text:p>
              </table:table-cell>
              <table:table-cell office:value-type="float" office:value="0.712901">
                <text:p>0.712901</text:p>
              </table:table-cell>
              <table:table-cell office:value-type="float" office:value="0.287099">
                <text:p>0.287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401">
                <text:p>10.4401</text:p>
              </table:table-cell>
              <table:table-cell office:value-type="float" office:value="0.721906">
                <text:p>0.721906</text:p>
              </table:table-cell>
              <table:table-cell office:value-type="float" office:value="0.278094">
                <text:p>0.278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501">
                <text:p>10.4501</text:p>
              </table:table-cell>
              <table:table-cell office:value-type="float" office:value="0.730822">
                <text:p>0.730822</text:p>
              </table:table-cell>
              <table:table-cell office:value-type="float" office:value="0.269178">
                <text:p>0.269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601">
                <text:p>10.4601</text:p>
              </table:table-cell>
              <table:table-cell office:value-type="float" office:value="0.739646">
                <text:p>0.739646</text:p>
              </table:table-cell>
              <table:table-cell office:value-type="float" office:value="0.260354">
                <text:p>0.260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701">
                <text:p>10.4701</text:p>
              </table:table-cell>
              <table:table-cell office:value-type="float" office:value="0.748374">
                <text:p>0.748374</text:p>
              </table:table-cell>
              <table:table-cell office:value-type="float" office:value="0.251626">
                <text:p>0.25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801">
                <text:p>10.4801</text:p>
              </table:table-cell>
              <table:table-cell office:value-type="float" office:value="0.757003">
                <text:p>0.757003</text:p>
              </table:table-cell>
              <table:table-cell office:value-type="float" office:value="0.242997">
                <text:p>0.242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901">
                <text:p>10.4901</text:p>
              </table:table-cell>
              <table:table-cell office:value-type="float" office:value="0.765529">
                <text:p>0.765529</text:p>
              </table:table-cell>
              <table:table-cell office:value-type="float" office:value="0.234471">
                <text:p>0.234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001">
                <text:p>10.5001</text:p>
              </table:table-cell>
              <table:table-cell office:value-type="float" office:value="0.773948">
                <text:p>0.773948</text:p>
              </table:table-cell>
              <table:table-cell office:value-type="float" office:value="0.226052">
                <text:p>0.226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101">
                <text:p>10.5101</text:p>
              </table:table-cell>
              <table:table-cell office:value-type="float" office:value="0.782258">
                <text:p>0.782258</text:p>
              </table:table-cell>
              <table:table-cell office:value-type="float" office:value="0.217742">
                <text:p>0.217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201">
                <text:p>10.5201</text:p>
              </table:table-cell>
              <table:table-cell office:value-type="float" office:value="0.790456">
                <text:p>0.790456</text:p>
              </table:table-cell>
              <table:table-cell office:value-type="float" office:value="0.209544">
                <text:p>0.209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301">
                <text:p>10.5301</text:p>
              </table:table-cell>
              <table:table-cell office:value-type="float" office:value="0.798537">
                <text:p>0.798537</text:p>
              </table:table-cell>
              <table:table-cell office:value-type="float" office:value="0.201463">
                <text:p>0.20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401">
                <text:p>10.5401</text:p>
              </table:table-cell>
              <table:table-cell office:value-type="float" office:value="0.806498">
                <text:p>0.806498</text:p>
              </table:table-cell>
              <table:table-cell office:value-type="float" office:value="0.193502">
                <text:p>0.193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501">
                <text:p>10.5501</text:p>
              </table:table-cell>
              <table:table-cell office:value-type="float" office:value="0.814337">
                <text:p>0.814337</text:p>
              </table:table-cell>
              <table:table-cell office:value-type="float" office:value="0.185663">
                <text:p>0.185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601">
                <text:p>10.5601</text:p>
              </table:table-cell>
              <table:table-cell office:value-type="float" office:value="0.822051">
                <text:p>0.822051</text:p>
              </table:table-cell>
              <table:table-cell office:value-type="float" office:value="0.177949">
                <text:p>0.17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701">
                <text:p>10.5701</text:p>
              </table:table-cell>
              <table:table-cell office:value-type="float" office:value="0.829635">
                <text:p>0.829635</text:p>
              </table:table-cell>
              <table:table-cell office:value-type="float" office:value="0.170365">
                <text:p>0.170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801">
                <text:p>10.5801</text:p>
              </table:table-cell>
              <table:table-cell office:value-type="float" office:value="0.837088">
                <text:p>0.837088</text:p>
              </table:table-cell>
              <table:table-cell office:value-type="float" office:value="0.162912">
                <text:p>0.16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901">
                <text:p>10.5901</text:p>
              </table:table-cell>
              <table:table-cell office:value-type="float" office:value="0.844406">
                <text:p>0.844406</text:p>
              </table:table-cell>
              <table:table-cell office:value-type="float" office:value="0.155594">
                <text:p>0.155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001">
                <text:p>10.6001</text:p>
              </table:table-cell>
              <table:table-cell office:value-type="float" office:value="0.851586">
                <text:p>0.851586</text:p>
              </table:table-cell>
              <table:table-cell office:value-type="float" office:value="0.148414">
                <text:p>0.148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101">
                <text:p>10.6101</text:p>
              </table:table-cell>
              <table:table-cell office:value-type="float" office:value="0.858625">
                <text:p>0.858625</text:p>
              </table:table-cell>
              <table:table-cell office:value-type="float" office:value="0.141375">
                <text:p>0.141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201">
                <text:p>10.6201</text:p>
              </table:table-cell>
              <table:table-cell office:value-type="float" office:value="0.865521">
                <text:p>0.865521</text:p>
              </table:table-cell>
              <table:table-cell office:value-type="float" office:value="0.134479">
                <text:p>0.134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301">
                <text:p>10.6301</text:p>
              </table:table-cell>
              <table:table-cell office:value-type="float" office:value="0.872271">
                <text:p>0.872271</text:p>
              </table:table-cell>
              <table:table-cell office:value-type="float" office:value="0.127729">
                <text:p>0.127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401">
                <text:p>10.6401</text:p>
              </table:table-cell>
              <table:table-cell office:value-type="float" office:value="0.878872">
                <text:p>0.878872</text:p>
              </table:table-cell>
              <table:table-cell office:value-type="float" office:value="0.121128">
                <text:p>0.12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501">
                <text:p>10.6501</text:p>
              </table:table-cell>
              <table:table-cell office:value-type="float" office:value="0.885321">
                <text:p>0.885321</text:p>
              </table:table-cell>
              <table:table-cell office:value-type="float" office:value="0.114679">
                <text:p>0.114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601">
                <text:p>10.6601</text:p>
              </table:table-cell>
              <table:table-cell office:value-type="float" office:value="0.891616">
                <text:p>0.891616</text:p>
              </table:table-cell>
              <table:table-cell office:value-type="float" office:value="0.108384">
                <text:p>0.108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701">
                <text:p>10.6701</text:p>
              </table:table-cell>
              <table:table-cell office:value-type="float" office:value="0.897755">
                <text:p>0.897755</text:p>
              </table:table-cell>
              <table:table-cell office:value-type="float" office:value="0.102245">
                <text:p>0.102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801">
                <text:p>10.6801</text:p>
              </table:table-cell>
              <table:table-cell office:value-type="float" office:value="0.903734">
                <text:p>0.903734</text:p>
              </table:table-cell>
              <table:table-cell office:value-type="float" office:value="0.0962658">
                <text:p>0.0962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901">
                <text:p>10.6901</text:p>
              </table:table-cell>
              <table:table-cell office:value-type="float" office:value="0.909552">
                <text:p>0.909552</text:p>
              </table:table-cell>
              <table:table-cell office:value-type="float" office:value="0.0904479">
                <text:p>0.0904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001">
                <text:p>10.7001</text:p>
              </table:table-cell>
              <table:table-cell office:value-type="float" office:value="0.915206">
                <text:p>0.915206</text:p>
              </table:table-cell>
              <table:table-cell office:value-type="float" office:value="0.0847937">
                <text:p>0.0847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101">
                <text:p>10.7101</text:p>
              </table:table-cell>
              <table:table-cell office:value-type="float" office:value="0.920694">
                <text:p>0.920694</text:p>
              </table:table-cell>
              <table:table-cell office:value-type="float" office:value="0.0793056">
                <text:p>0.0793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201">
                <text:p>10.7201</text:p>
              </table:table-cell>
              <table:table-cell office:value-type="float" office:value="0.926014">
                <text:p>0.926014</text:p>
              </table:table-cell>
              <table:table-cell office:value-type="float" office:value="0.0739858">
                <text:p>0.0739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301">
                <text:p>10.7301</text:p>
              </table:table-cell>
              <table:table-cell office:value-type="float" office:value="0.931164">
                <text:p>0.931164</text:p>
              </table:table-cell>
              <table:table-cell office:value-type="float" office:value="0.0688364">
                <text:p>0.0688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401">
                <text:p>10.7401</text:p>
              </table:table-cell>
              <table:table-cell office:value-type="float" office:value="0.936141">
                <text:p>0.936141</text:p>
              </table:table-cell>
              <table:table-cell office:value-type="float" office:value="0.0638595">
                <text:p>0.0638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501">
                <text:p>10.7501</text:p>
              </table:table-cell>
              <table:table-cell office:value-type="float" office:value="0.940943">
                <text:p>0.940943</text:p>
              </table:table-cell>
              <table:table-cell office:value-type="float" office:value="0.059057">
                <text:p>0.059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601">
                <text:p>10.7601</text:p>
              </table:table-cell>
              <table:table-cell office:value-type="float" office:value="0.945569">
                <text:p>0.945569</text:p>
              </table:table-cell>
              <table:table-cell office:value-type="float" office:value="0.0544309">
                <text:p>0.0544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701">
                <text:p>10.7701</text:p>
              </table:table-cell>
              <table:table-cell office:value-type="float" office:value="0.950017">
                <text:p>0.950017</text:p>
              </table:table-cell>
              <table:table-cell office:value-type="float" office:value="0.0499829">
                <text:p>0.0499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801">
                <text:p>10.7801</text:p>
              </table:table-cell>
              <table:table-cell office:value-type="float" office:value="0.954285">
                <text:p>0.954285</text:p>
              </table:table-cell>
              <table:table-cell office:value-type="float" office:value="0.045715">
                <text:p>0.045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901">
                <text:p>10.7901</text:p>
              </table:table-cell>
              <table:table-cell office:value-type="float" office:value="0.958371">
                <text:p>0.958371</text:p>
              </table:table-cell>
              <table:table-cell office:value-type="float" office:value="0.0416288">
                <text:p>0.041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001">
                <text:p>10.8001</text:p>
              </table:table-cell>
              <table:table-cell office:value-type="float" office:value="0.962274">
                <text:p>0.962274</text:p>
              </table:table-cell>
              <table:table-cell office:value-type="float" office:value="0.037726">
                <text:p>0.037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101">
                <text:p>10.8101</text:p>
              </table:table-cell>
              <table:table-cell office:value-type="float" office:value="0.965992">
                <text:p>0.965992</text:p>
              </table:table-cell>
              <table:table-cell office:value-type="float" office:value="0.034008">
                <text:p>0.034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201">
                <text:p>10.8201</text:p>
              </table:table-cell>
              <table:table-cell office:value-type="float" office:value="0.969524">
                <text:p>0.969524</text:p>
              </table:table-cell>
              <table:table-cell office:value-type="float" office:value="0.0304765">
                <text:p>0.0304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301">
                <text:p>10.8301</text:p>
              </table:table-cell>
              <table:table-cell office:value-type="float" office:value="0.972867">
                <text:p>0.972867</text:p>
              </table:table-cell>
              <table:table-cell office:value-type="float" office:value="0.0271327">
                <text:p>0.027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401">
                <text:p>10.8401</text:p>
              </table:table-cell>
              <table:table-cell office:value-type="float" office:value="0.976022">
                <text:p>0.976022</text:p>
              </table:table-cell>
              <table:table-cell office:value-type="float" office:value="0.0239781">
                <text:p>0.0239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501">
                <text:p>10.8501</text:p>
              </table:table-cell>
              <table:table-cell office:value-type="float" office:value="0.978986">
                <text:p>0.978986</text:p>
              </table:table-cell>
              <table:table-cell office:value-type="float" office:value="0.0210139">
                <text:p>0.0210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601">
                <text:p>10.8601</text:p>
              </table:table-cell>
              <table:table-cell office:value-type="float" office:value="0.981759">
                <text:p>0.981759</text:p>
              </table:table-cell>
              <table:table-cell office:value-type="float" office:value="0.0182413">
                <text:p>0.018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701">
                <text:p>10.8701</text:p>
              </table:table-cell>
              <table:table-cell office:value-type="float" office:value="0.984339">
                <text:p>0.984339</text:p>
              </table:table-cell>
              <table:table-cell office:value-type="float" office:value="0.0156613">
                <text:p>0.0156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801">
                <text:p>10.8801</text:p>
              </table:table-cell>
              <table:table-cell office:value-type="float" office:value="0.986725">
                <text:p>0.986725</text:p>
              </table:table-cell>
              <table:table-cell office:value-type="float" office:value="0.0132751">
                <text:p>0.0132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8901">
                <text:p>10.8901</text:p>
              </table:table-cell>
              <table:table-cell office:value-type="float" office:value="0.988916">
                <text:p>0.988916</text:p>
              </table:table-cell>
              <table:table-cell office:value-type="float" office:value="0.0110836">
                <text:p>0.0110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001">
                <text:p>10.9001</text:p>
              </table:table-cell>
              <table:table-cell office:value-type="float" office:value="0.990912">
                <text:p>0.990912</text:p>
              </table:table-cell>
              <table:table-cell office:value-type="float" office:value="0.00908768">
                <text:p>0.00908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101">
                <text:p>10.9101</text:p>
              </table:table-cell>
              <table:table-cell office:value-type="float" office:value="0.992712">
                <text:p>0.992712</text:p>
              </table:table-cell>
              <table:table-cell office:value-type="float" office:value="0.00728808">
                <text:p>0.00728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201">
                <text:p>10.9201</text:p>
              </table:table-cell>
              <table:table-cell office:value-type="float" office:value="0.994314">
                <text:p>0.994314</text:p>
              </table:table-cell>
              <table:table-cell office:value-type="float" office:value="0.00568556">
                <text:p>0.00568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301">
                <text:p>10.9301</text:p>
              </table:table-cell>
              <table:table-cell office:value-type="float" office:value="0.995719">
                <text:p>0.995719</text:p>
              </table:table-cell>
              <table:table-cell office:value-type="float" office:value="0.00428076">
                <text:p>0.00428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401">
                <text:p>10.9401</text:p>
              </table:table-cell>
              <table:table-cell office:value-type="float" office:value="0.996926">
                <text:p>0.996926</text:p>
              </table:table-cell>
              <table:table-cell office:value-type="float" office:value="0.00307424">
                <text:p>0.00307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501">
                <text:p>10.9501</text:p>
              </table:table-cell>
              <table:table-cell office:value-type="float" office:value="0.997934">
                <text:p>0.997934</text:p>
              </table:table-cell>
              <table:table-cell office:value-type="float" office:value="0.00206649">
                <text:p>0.00206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601">
                <text:p>10.9601</text:p>
              </table:table-cell>
              <table:table-cell office:value-type="float" office:value="0.998742">
                <text:p>0.998742</text:p>
              </table:table-cell>
              <table:table-cell office:value-type="float" office:value="0.0012579">
                <text:p>0.0012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701">
                <text:p>10.9701</text:p>
              </table:table-cell>
              <table:table-cell office:value-type="float" office:value="0.999351">
                <text:p>0.999351</text:p>
              </table:table-cell>
              <table:table-cell office:value-type="float" office:value="0.000648799">
                <text:p>0.000648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801">
                <text:p>10.9801</text:p>
              </table:table-cell>
              <table:table-cell office:value-type="float" office:value="0.999761">
                <text:p>0.999761</text:p>
              </table:table-cell>
              <table:table-cell office:value-type="float" office:value="0.000239434">
                <text:p>0.000239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9901">
                <text:p>10.9901</text:p>
              </table:table-cell>
              <table:table-cell office:value-type="float" office:value="0.99997">
                <text:p>0.99997</text:p>
              </table:table-cell>
              <table:table-cell office:value-type="float" office:value="0.0000299675">
                <text:p>0.0000299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001">
                <text:p>11.0001</text:p>
              </table:table-cell>
              <table:table-cell office:value-type="float" office:value="0.99998">
                <text:p>0.99998</text:p>
              </table:table-cell>
              <table:table-cell office:value-type="float" office:value="0.000020482">
                <text:p>0.00002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101">
                <text:p>11.0101</text:p>
              </table:table-cell>
              <table:table-cell office:value-type="float" office:value="0.999789">
                <text:p>0.999789</text:p>
              </table:table-cell>
              <table:table-cell office:value-type="float" office:value="0.000210982">
                <text:p>0.000210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201">
                <text:p>11.0201</text:p>
              </table:table-cell>
              <table:table-cell office:value-type="float" office:value="0.999399">
                <text:p>0.999399</text:p>
              </table:table-cell>
              <table:table-cell office:value-type="float" office:value="0.00060139">
                <text:p>0.00060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301">
                <text:p>11.0301</text:p>
              </table:table-cell>
              <table:table-cell office:value-type="float" office:value="0.998808">
                <text:p>0.998808</text:p>
              </table:table-cell>
              <table:table-cell office:value-type="float" office:value="0.00119155">
                <text:p>0.00119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401">
                <text:p>11.0401</text:p>
              </table:table-cell>
              <table:table-cell office:value-type="float" office:value="0.998019">
                <text:p>0.998019</text:p>
              </table:table-cell>
              <table:table-cell office:value-type="float" office:value="0.00198123">
                <text:p>0.00198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501">
                <text:p>11.0501</text:p>
              </table:table-cell>
              <table:table-cell office:value-type="float" office:value="0.99703">
                <text:p>0.99703</text:p>
              </table:table-cell>
              <table:table-cell office:value-type="float" office:value="0.00297011">
                <text:p>0.00297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601">
                <text:p>11.0601</text:p>
              </table:table-cell>
              <table:table-cell office:value-type="float" office:value="0.995842">
                <text:p>0.995842</text:p>
              </table:table-cell>
              <table:table-cell office:value-type="float" office:value="0.00415779">
                <text:p>0.00415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701">
                <text:p>11.0701</text:p>
              </table:table-cell>
              <table:table-cell office:value-type="float" office:value="0.994456">
                <text:p>0.994456</text:p>
              </table:table-cell>
              <table:table-cell office:value-type="float" office:value="0.00554381">
                <text:p>0.00554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801">
                <text:p>11.0801</text:p>
              </table:table-cell>
              <table:table-cell office:value-type="float" office:value="0.992872">
                <text:p>0.992872</text:p>
              </table:table-cell>
              <table:table-cell office:value-type="float" office:value="0.0071276">
                <text:p>0.007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901">
                <text:p>11.0901</text:p>
              </table:table-cell>
              <table:table-cell office:value-type="float" office:value="0.991091">
                <text:p>0.991091</text:p>
              </table:table-cell>
              <table:table-cell office:value-type="float" office:value="0.00890853">
                <text:p>0.00890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001">
                <text:p>11.1001</text:p>
              </table:table-cell>
              <table:table-cell office:value-type="float" office:value="0.989114">
                <text:p>0.989114</text:p>
              </table:table-cell>
              <table:table-cell office:value-type="float" office:value="0.0108859">
                <text:p>0.0108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101">
                <text:p>11.1101</text:p>
              </table:table-cell>
              <table:table-cell office:value-type="float" office:value="0.986941">
                <text:p>0.986941</text:p>
              </table:table-cell>
              <table:table-cell office:value-type="float" office:value="0.0130589">
                <text:p>0.0130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201">
                <text:p>11.1201</text:p>
              </table:table-cell>
              <table:table-cell office:value-type="float" office:value="0.984573">
                <text:p>0.984573</text:p>
              </table:table-cell>
              <table:table-cell office:value-type="float" office:value="0.0154267">
                <text:p>0.015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301">
                <text:p>11.1301</text:p>
              </table:table-cell>
              <table:table-cell office:value-type="float" office:value="0.982012">
                <text:p>0.982012</text:p>
              </table:table-cell>
              <table:table-cell office:value-type="float" office:value="0.0179883">
                <text:p>0.0179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401">
                <text:p>11.1401</text:p>
              </table:table-cell>
              <table:table-cell office:value-type="float" office:value="0.979257">
                <text:p>0.979257</text:p>
              </table:table-cell>
              <table:table-cell office:value-type="float" office:value="0.0207427">
                <text:p>0.0207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501">
                <text:p>11.1501</text:p>
              </table:table-cell>
              <table:table-cell office:value-type="float" office:value="0.976311">
                <text:p>0.976311</text:p>
              </table:table-cell>
              <table:table-cell office:value-type="float" office:value="0.0236887">
                <text:p>0.0236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601">
                <text:p>11.1601</text:p>
              </table:table-cell>
              <table:table-cell office:value-type="float" office:value="0.973175">
                <text:p>0.973175</text:p>
              </table:table-cell>
              <table:table-cell office:value-type="float" office:value="0.0268254">
                <text:p>0.0268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701">
                <text:p>11.1701</text:p>
              </table:table-cell>
              <table:table-cell office:value-type="float" office:value="0.969849">
                <text:p>0.969849</text:p>
              </table:table-cell>
              <table:table-cell office:value-type="float" office:value="0.0301512">
                <text:p>0.030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801">
                <text:p>11.1801</text:p>
              </table:table-cell>
              <table:table-cell office:value-type="float" office:value="0.966335">
                <text:p>0.966335</text:p>
              </table:table-cell>
              <table:table-cell office:value-type="float" office:value="0.033665">
                <text:p>0.033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901">
                <text:p>11.1901</text:p>
              </table:table-cell>
              <table:table-cell office:value-type="float" office:value="0.962635">
                <text:p>0.962635</text:p>
              </table:table-cell>
              <table:table-cell office:value-type="float" office:value="0.0373654">
                <text:p>0.0373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001">
                <text:p>11.2001</text:p>
              </table:table-cell>
              <table:table-cell office:value-type="float" office:value="0.958749">
                <text:p>0.958749</text:p>
              </table:table-cell>
              <table:table-cell office:value-type="float" office:value="0.0412507">
                <text:p>0.0412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101">
                <text:p>11.2101</text:p>
              </table:table-cell>
              <table:table-cell office:value-type="float" office:value="0.95468">
                <text:p>0.95468</text:p>
              </table:table-cell>
              <table:table-cell office:value-type="float" office:value="0.0453196">
                <text:p>0.0453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201">
                <text:p>11.2201</text:p>
              </table:table-cell>
              <table:table-cell office:value-type="float" office:value="0.95043">
                <text:p>0.95043</text:p>
              </table:table-cell>
              <table:table-cell office:value-type="float" office:value="0.0495704">
                <text:p>0.0495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301">
                <text:p>11.2301</text:p>
              </table:table-cell>
              <table:table-cell office:value-type="float" office:value="0.945999">
                <text:p>0.945999</text:p>
              </table:table-cell>
              <table:table-cell office:value-type="float" office:value="0.0540013">
                <text:p>0.0540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401">
                <text:p>11.2401</text:p>
              </table:table-cell>
              <table:table-cell office:value-type="float" office:value="0.941389">
                <text:p>0.941389</text:p>
              </table:table-cell>
              <table:table-cell office:value-type="float" office:value="0.0586106">
                <text:p>0.0586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501">
                <text:p>11.2501</text:p>
              </table:table-cell>
              <table:table-cell office:value-type="float" office:value="0.936604">
                <text:p>0.936604</text:p>
              </table:table-cell>
              <table:table-cell office:value-type="float" office:value="0.0633964">
                <text:p>0.0633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601">
                <text:p>11.2601</text:p>
              </table:table-cell>
              <table:table-cell office:value-type="float" office:value="0.931643">
                <text:p>0.931643</text:p>
              </table:table-cell>
              <table:table-cell office:value-type="float" office:value="0.0683569">
                <text:p>0.0683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701">
                <text:p>11.2701</text:p>
              </table:table-cell>
              <table:table-cell office:value-type="float" office:value="0.92651">
                <text:p>0.92651</text:p>
              </table:table-cell>
              <table:table-cell office:value-type="float" office:value="0.07349">
                <text:p>0.07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801">
                <text:p>11.2801</text:p>
              </table:table-cell>
              <table:table-cell office:value-type="float" office:value="0.921206">
                <text:p>0.921206</text:p>
              </table:table-cell>
              <table:table-cell office:value-type="float" office:value="0.0787938">
                <text:p>0.0787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2901">
                <text:p>11.2901</text:p>
              </table:table-cell>
              <table:table-cell office:value-type="float" office:value="0.915734">
                <text:p>0.915734</text:p>
              </table:table-cell>
              <table:table-cell office:value-type="float" office:value="0.084266">
                <text:p>0.084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001">
                <text:p>11.3001</text:p>
              </table:table-cell>
              <table:table-cell office:value-type="float" office:value="0.910096">
                <text:p>0.910096</text:p>
              </table:table-cell>
              <table:table-cell office:value-type="float" office:value="0.0899045">
                <text:p>0.0899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101">
                <text:p>11.3101</text:p>
              </table:table-cell>
              <table:table-cell office:value-type="float" office:value="0.904293">
                <text:p>0.904293</text:p>
              </table:table-cell>
              <table:table-cell office:value-type="float" office:value="0.095707">
                <text:p>0.095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201">
                <text:p>11.3201</text:p>
              </table:table-cell>
              <table:table-cell office:value-type="float" office:value="0.898329">
                <text:p>0.898329</text:p>
              </table:table-cell>
              <table:table-cell office:value-type="float" office:value="0.101671">
                <text:p>0.10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301">
                <text:p>11.3301</text:p>
              </table:table-cell>
              <table:table-cell office:value-type="float" office:value="0.892205">
                <text:p>0.892205</text:p>
              </table:table-cell>
              <table:table-cell office:value-type="float" office:value="0.107795">
                <text:p>0.107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401">
                <text:p>11.3401</text:p>
              </table:table-cell>
              <table:table-cell office:value-type="float" office:value="0.885925">
                <text:p>0.885925</text:p>
              </table:table-cell>
              <table:table-cell office:value-type="float" office:value="0.114075">
                <text:p>0.11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501">
                <text:p>11.3501</text:p>
              </table:table-cell>
              <table:table-cell office:value-type="float" office:value="0.87949">
                <text:p>0.87949</text:p>
              </table:table-cell>
              <table:table-cell office:value-type="float" office:value="0.12051">
                <text:p>0.12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601">
                <text:p>11.3601</text:p>
              </table:table-cell>
              <table:table-cell office:value-type="float" office:value="0.872903">
                <text:p>0.872903</text:p>
              </table:table-cell>
              <table:table-cell office:value-type="float" office:value="0.127097">
                <text:p>0.127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701">
                <text:p>11.3701</text:p>
              </table:table-cell>
              <table:table-cell office:value-type="float" office:value="0.866168">
                <text:p>0.866168</text:p>
              </table:table-cell>
              <table:table-cell office:value-type="float" office:value="0.133832">
                <text:p>0.133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801">
                <text:p>11.3801</text:p>
              </table:table-cell>
              <table:table-cell office:value-type="float" office:value="0.859285">
                <text:p>0.859285</text:p>
              </table:table-cell>
              <table:table-cell office:value-type="float" office:value="0.140715">
                <text:p>0.140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901">
                <text:p>11.3901</text:p>
              </table:table-cell>
              <table:table-cell office:value-type="float" office:value="0.852259">
                <text:p>0.852259</text:p>
              </table:table-cell>
              <table:table-cell office:value-type="float" office:value="0.147741">
                <text:p>0.147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001">
                <text:p>11.4001</text:p>
              </table:table-cell>
              <table:table-cell office:value-type="float" office:value="0.845093">
                <text:p>0.845093</text:p>
              </table:table-cell>
              <table:table-cell office:value-type="float" office:value="0.154907">
                <text:p>0.154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101">
                <text:p>11.4101</text:p>
              </table:table-cell>
              <table:table-cell office:value-type="float" office:value="0.837788">
                <text:p>0.837788</text:p>
              </table:table-cell>
              <table:table-cell office:value-type="float" office:value="0.162212">
                <text:p>0.16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201">
                <text:p>11.4201</text:p>
              </table:table-cell>
              <table:table-cell office:value-type="float" office:value="0.830348">
                <text:p>0.830348</text:p>
              </table:table-cell>
              <table:table-cell office:value-type="float" office:value="0.169652">
                <text:p>0.169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301">
                <text:p>11.4301</text:p>
              </table:table-cell>
              <table:table-cell office:value-type="float" office:value="0.822776">
                <text:p>0.822776</text:p>
              </table:table-cell>
              <table:table-cell office:value-type="float" office:value="0.177224">
                <text:p>0.177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401">
                <text:p>11.4401</text:p>
              </table:table-cell>
              <table:table-cell office:value-type="float" office:value="0.815074">
                <text:p>0.815074</text:p>
              </table:table-cell>
              <table:table-cell office:value-type="float" office:value="0.184926">
                <text:p>0.184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501">
                <text:p>11.4501</text:p>
              </table:table-cell>
              <table:table-cell office:value-type="float" office:value="0.807247">
                <text:p>0.807247</text:p>
              </table:table-cell>
              <table:table-cell office:value-type="float" office:value="0.192753">
                <text:p>0.192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601">
                <text:p>11.4601</text:p>
              </table:table-cell>
              <table:table-cell office:value-type="float" office:value="0.799297">
                <text:p>0.799297</text:p>
              </table:table-cell>
              <table:table-cell office:value-type="float" office:value="0.200703">
                <text:p>0.200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701">
                <text:p>11.4701</text:p>
              </table:table-cell>
              <table:table-cell office:value-type="float" office:value="0.791227">
                <text:p>0.791227</text:p>
              </table:table-cell>
              <table:table-cell office:value-type="float" office:value="0.208773">
                <text:p>0.208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801">
                <text:p>11.4801</text:p>
              </table:table-cell>
              <table:table-cell office:value-type="float" office:value="0.783041">
                <text:p>0.783041</text:p>
              </table:table-cell>
              <table:table-cell office:value-type="float" office:value="0.216959">
                <text:p>0.216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4901">
                <text:p>11.4901</text:p>
              </table:table-cell>
              <table:table-cell office:value-type="float" office:value="0.774741">
                <text:p>0.774741</text:p>
              </table:table-cell>
              <table:table-cell office:value-type="float" office:value="0.225259">
                <text:p>0.225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001">
                <text:p>11.5001</text:p>
              </table:table-cell>
              <table:table-cell office:value-type="float" office:value="0.766332">
                <text:p>0.766332</text:p>
              </table:table-cell>
              <table:table-cell office:value-type="float" office:value="0.233668">
                <text:p>0.233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101">
                <text:p>11.5101</text:p>
              </table:table-cell>
              <table:table-cell office:value-type="float" office:value="0.757816">
                <text:p>0.757816</text:p>
              </table:table-cell>
              <table:table-cell office:value-type="float" office:value="0.242184">
                <text:p>0.242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201">
                <text:p>11.5201</text:p>
              </table:table-cell>
              <table:table-cell office:value-type="float" office:value="0.749197">
                <text:p>0.749197</text:p>
              </table:table-cell>
              <table:table-cell office:value-type="float" office:value="0.250803">
                <text:p>0.250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301">
                <text:p>11.5301</text:p>
              </table:table-cell>
              <table:table-cell office:value-type="float" office:value="0.740478">
                <text:p>0.740478</text:p>
              </table:table-cell>
              <table:table-cell office:value-type="float" office:value="0.259522">
                <text:p>0.259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401">
                <text:p>11.5401</text:p>
              </table:table-cell>
              <table:table-cell office:value-type="float" office:value="0.731663">
                <text:p>0.731663</text:p>
              </table:table-cell>
              <table:table-cell office:value-type="float" office:value="0.268337">
                <text:p>0.26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501">
                <text:p>11.5501</text:p>
              </table:table-cell>
              <table:table-cell office:value-type="float" office:value="0.722755">
                <text:p>0.722755</text:p>
              </table:table-cell>
              <table:table-cell office:value-type="float" office:value="0.277245">
                <text:p>0.277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601">
                <text:p>11.5601</text:p>
              </table:table-cell>
              <table:table-cell office:value-type="float" office:value="0.713759">
                <text:p>0.713759</text:p>
              </table:table-cell>
              <table:table-cell office:value-type="float" office:value="0.286241">
                <text:p>0.286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701">
                <text:p>11.5701</text:p>
              </table:table-cell>
              <table:table-cell office:value-type="float" office:value="0.704677">
                <text:p>0.704677</text:p>
              </table:table-cell>
              <table:table-cell office:value-type="float" office:value="0.295323">
                <text:p>0.2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801">
                <text:p>11.5801</text:p>
              </table:table-cell>
              <table:table-cell office:value-type="float" office:value="0.695512">
                <text:p>0.695512</text:p>
              </table:table-cell>
              <table:table-cell office:value-type="float" office:value="0.304488">
                <text:p>0.304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901">
                <text:p>11.5901</text:p>
              </table:table-cell>
              <table:table-cell office:value-type="float" office:value="0.68627">
                <text:p>0.68627</text:p>
              </table:table-cell>
              <table:table-cell office:value-type="float" office:value="0.31373">
                <text:p>0.3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001">
                <text:p>11.6001</text:p>
              </table:table-cell>
              <table:table-cell office:value-type="float" office:value="0.676953">
                <text:p>0.676953</text:p>
              </table:table-cell>
              <table:table-cell office:value-type="float" office:value="0.323047">
                <text:p>0.323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101">
                <text:p>11.6101</text:p>
              </table:table-cell>
              <table:table-cell office:value-type="float" office:value="0.667566">
                <text:p>0.667566</text:p>
              </table:table-cell>
              <table:table-cell office:value-type="float" office:value="0.332434">
                <text:p>0.33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201">
                <text:p>11.6201</text:p>
              </table:table-cell>
              <table:table-cell office:value-type="float" office:value="0.658111">
                <text:p>0.658111</text:p>
              </table:table-cell>
              <table:table-cell office:value-type="float" office:value="0.341889">
                <text:p>0.34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301">
                <text:p>11.6301</text:p>
              </table:table-cell>
              <table:table-cell office:value-type="float" office:value="0.648593">
                <text:p>0.648593</text:p>
              </table:table-cell>
              <table:table-cell office:value-type="float" office:value="0.351407">
                <text:p>0.35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401">
                <text:p>11.6401</text:p>
              </table:table-cell>
              <table:table-cell office:value-type="float" office:value="0.639016">
                <text:p>0.639016</text:p>
              </table:table-cell>
              <table:table-cell office:value-type="float" office:value="0.360984">
                <text:p>0.360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501">
                <text:p>11.6501</text:p>
              </table:table-cell>
              <table:table-cell office:value-type="float" office:value="0.629383">
                <text:p>0.629383</text:p>
              </table:table-cell>
              <table:table-cell office:value-type="float" office:value="0.370617">
                <text:p>0.370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601">
                <text:p>11.6601</text:p>
              </table:table-cell>
              <table:table-cell office:value-type="float" office:value="0.619699">
                <text:p>0.619699</text:p>
              </table:table-cell>
              <table:table-cell office:value-type="float" office:value="0.380301">
                <text:p>0.380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701">
                <text:p>11.6701</text:p>
              </table:table-cell>
              <table:table-cell office:value-type="float" office:value="0.609966">
                <text:p>0.609966</text:p>
              </table:table-cell>
              <table:table-cell office:value-type="float" office:value="0.390034">
                <text:p>0.390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801">
                <text:p>11.6801</text:p>
              </table:table-cell>
              <table:table-cell office:value-type="float" office:value="0.60019">
                <text:p>0.60019</text:p>
              </table:table-cell>
              <table:table-cell office:value-type="float" office:value="0.39981">
                <text:p>0.3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901">
                <text:p>11.6901</text:p>
              </table:table-cell>
              <table:table-cell office:value-type="float" office:value="0.590373">
                <text:p>0.590373</text:p>
              </table:table-cell>
              <table:table-cell office:value-type="float" office:value="0.409627">
                <text:p>0.409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001">
                <text:p>11.7001</text:p>
              </table:table-cell>
              <table:table-cell office:value-type="float" office:value="0.58052">
                <text:p>0.58052</text:p>
              </table:table-cell>
              <table:table-cell office:value-type="float" office:value="0.41948">
                <text:p>0.4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101">
                <text:p>11.7101</text:p>
              </table:table-cell>
              <table:table-cell office:value-type="float" office:value="0.570635">
                <text:p>0.570635</text:p>
              </table:table-cell>
              <table:table-cell office:value-type="float" office:value="0.429365">
                <text:p>0.4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201">
                <text:p>11.7201</text:p>
              </table:table-cell>
              <table:table-cell office:value-type="float" office:value="0.560722">
                <text:p>0.560722</text:p>
              </table:table-cell>
              <table:table-cell office:value-type="float" office:value="0.439278">
                <text:p>0.439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301">
                <text:p>11.7301</text:p>
              </table:table-cell>
              <table:table-cell office:value-type="float" office:value="0.550785">
                <text:p>0.550785</text:p>
              </table:table-cell>
              <table:table-cell office:value-type="float" office:value="0.449215">
                <text:p>0.449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401">
                <text:p>11.7401</text:p>
              </table:table-cell>
              <table:table-cell office:value-type="float" office:value="0.540827">
                <text:p>0.540827</text:p>
              </table:table-cell>
              <table:table-cell office:value-type="float" office:value="0.459173">
                <text:p>0.459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501">
                <text:p>11.7501</text:p>
              </table:table-cell>
              <table:table-cell office:value-type="float" office:value="0.530853">
                <text:p>0.530853</text:p>
              </table:table-cell>
              <table:table-cell office:value-type="float" office:value="0.469147">
                <text:p>0.469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601">
                <text:p>11.7601</text:p>
              </table:table-cell>
              <table:table-cell office:value-type="float" office:value="0.520866">
                <text:p>0.520866</text:p>
              </table:table-cell>
              <table:table-cell office:value-type="float" office:value="0.479134">
                <text:p>0.479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701">
                <text:p>11.7701</text:p>
              </table:table-cell>
              <table:table-cell office:value-type="float" office:value="0.510872">
                <text:p>0.510872</text:p>
              </table:table-cell>
              <table:table-cell office:value-type="float" office:value="0.489128">
                <text:p>0.489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801">
                <text:p>11.7801</text:p>
              </table:table-cell>
              <table:table-cell office:value-type="float" office:value="0.500872">
                <text:p>0.500872</text:p>
              </table:table-cell>
              <table:table-cell office:value-type="float" office:value="0.499128">
                <text:p>0.499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7901">
                <text:p>11.7901</text:p>
              </table:table-cell>
              <table:table-cell office:value-type="float" office:value="0.490873">
                <text:p>0.490873</text:p>
              </table:table-cell>
              <table:table-cell office:value-type="float" office:value="0.509127">
                <text:p>0.509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001">
                <text:p>11.8001</text:p>
              </table:table-cell>
              <table:table-cell office:value-type="float" office:value="0.480877">
                <text:p>0.480877</text:p>
              </table:table-cell>
              <table:table-cell office:value-type="float" office:value="0.519123">
                <text:p>0.519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101">
                <text:p>11.8101</text:p>
              </table:table-cell>
              <table:table-cell office:value-type="float" office:value="0.470889">
                <text:p>0.470889</text:p>
              </table:table-cell>
              <table:table-cell office:value-type="float" office:value="0.529111">
                <text:p>0.529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201">
                <text:p>11.8201</text:p>
              </table:table-cell>
              <table:table-cell office:value-type="float" office:value="0.460912">
                <text:p>0.460912</text:p>
              </table:table-cell>
              <table:table-cell office:value-type="float" office:value="0.539088">
                <text:p>0.539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301">
                <text:p>11.8301</text:p>
              </table:table-cell>
              <table:table-cell office:value-type="float" office:value="0.450951">
                <text:p>0.450951</text:p>
              </table:table-cell>
              <table:table-cell office:value-type="float" office:value="0.549049">
                <text:p>0.549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401">
                <text:p>11.8401</text:p>
              </table:table-cell>
              <table:table-cell office:value-type="float" office:value="0.44101">
                <text:p>0.44101</text:p>
              </table:table-cell>
              <table:table-cell office:value-type="float" office:value="0.55899">
                <text:p>0.55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501">
                <text:p>11.8501</text:p>
              </table:table-cell>
              <table:table-cell office:value-type="float" office:value="0.431092">
                <text:p>0.431092</text:p>
              </table:table-cell>
              <table:table-cell office:value-type="float" office:value="0.568908">
                <text:p>0.568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601">
                <text:p>11.8601</text:p>
              </table:table-cell>
              <table:table-cell office:value-type="float" office:value="0.421202">
                <text:p>0.421202</text:p>
              </table:table-cell>
              <table:table-cell office:value-type="float" office:value="0.578798">
                <text:p>0.578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701">
                <text:p>11.8701</text:p>
              </table:table-cell>
              <table:table-cell office:value-type="float" office:value="0.411344">
                <text:p>0.411344</text:p>
              </table:table-cell>
              <table:table-cell office:value-type="float" office:value="0.588656">
                <text:p>0.588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801">
                <text:p>11.8801</text:p>
              </table:table-cell>
              <table:table-cell office:value-type="float" office:value="0.401521">
                <text:p>0.401521</text:p>
              </table:table-cell>
              <table:table-cell office:value-type="float" office:value="0.598479">
                <text:p>0.598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8901">
                <text:p>11.8901</text:p>
              </table:table-cell>
              <table:table-cell office:value-type="float" office:value="0.391737">
                <text:p>0.391737</text:p>
              </table:table-cell>
              <table:table-cell office:value-type="float" office:value="0.608263">
                <text:p>0.608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001">
                <text:p>11.9001</text:p>
              </table:table-cell>
              <table:table-cell office:value-type="float" office:value="0.381996">
                <text:p>0.381996</text:p>
              </table:table-cell>
              <table:table-cell office:value-type="float" office:value="0.618004">
                <text:p>0.618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101">
                <text:p>11.9101</text:p>
              </table:table-cell>
              <table:table-cell office:value-type="float" office:value="0.372303">
                <text:p>0.372303</text:p>
              </table:table-cell>
              <table:table-cell office:value-type="float" office:value="0.627697">
                <text:p>0.627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201">
                <text:p>11.9201</text:p>
              </table:table-cell>
              <table:table-cell office:value-type="float" office:value="0.362661">
                <text:p>0.362661</text:p>
              </table:table-cell>
              <table:table-cell office:value-type="float" office:value="0.637339">
                <text:p>0.637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301">
                <text:p>11.9301</text:p>
              </table:table-cell>
              <table:table-cell office:value-type="float" office:value="0.353074">
                <text:p>0.353074</text:p>
              </table:table-cell>
              <table:table-cell office:value-type="float" office:value="0.646926">
                <text:p>0.646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401">
                <text:p>11.9401</text:p>
              </table:table-cell>
              <table:table-cell office:value-type="float" office:value="0.343545">
                <text:p>0.343545</text:p>
              </table:table-cell>
              <table:table-cell office:value-type="float" office:value="0.656455">
                <text:p>0.656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501">
                <text:p>11.9501</text:p>
              </table:table-cell>
              <table:table-cell office:value-type="float" office:value="0.334079">
                <text:p>0.334079</text:p>
              </table:table-cell>
              <table:table-cell office:value-type="float" office:value="0.665921">
                <text:p>0.665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601">
                <text:p>11.9601</text:p>
              </table:table-cell>
              <table:table-cell office:value-type="float" office:value="0.32468">
                <text:p>0.32468</text:p>
              </table:table-cell>
              <table:table-cell office:value-type="float" office:value="0.67532">
                <text:p>0.67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701">
                <text:p>11.9701</text:p>
              </table:table-cell>
              <table:table-cell office:value-type="float" office:value="0.31535">
                <text:p>0.31535</text:p>
              </table:table-cell>
              <table:table-cell office:value-type="float" office:value="0.68465">
                <text:p>0.68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801">
                <text:p>11.9801</text:p>
              </table:table-cell>
              <table:table-cell office:value-type="float" office:value="0.306095">
                <text:p>0.306095</text:p>
              </table:table-cell>
              <table:table-cell office:value-type="float" office:value="0.693905">
                <text:p>0.693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901">
                <text:p>11.9901</text:p>
              </table:table-cell>
              <table:table-cell office:value-type="float" office:value="0.296917">
                <text:p>0.296917</text:p>
              </table:table-cell>
              <table:table-cell office:value-type="float" office:value="0.703083">
                <text:p>0.703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001">
                <text:p>12.0001</text:p>
              </table:table-cell>
              <table:table-cell office:value-type="float" office:value="0.28782">
                <text:p>0.28782</text:p>
              </table:table-cell>
              <table:table-cell office:value-type="float" office:value="0.71218">
                <text:p>0.71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101">
                <text:p>12.0101</text:p>
              </table:table-cell>
              <table:table-cell office:value-type="float" office:value="0.278808">
                <text:p>0.278808</text:p>
              </table:table-cell>
              <table:table-cell office:value-type="float" office:value="0.721192">
                <text:p>0.72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201">
                <text:p>12.0201</text:p>
              </table:table-cell>
              <table:table-cell office:value-type="float" office:value="0.269885">
                <text:p>0.269885</text:p>
              </table:table-cell>
              <table:table-cell office:value-type="float" office:value="0.730115">
                <text:p>0.730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301">
                <text:p>12.0301</text:p>
              </table:table-cell>
              <table:table-cell office:value-type="float" office:value="0.261053">
                <text:p>0.261053</text:p>
              </table:table-cell>
              <table:table-cell office:value-type="float" office:value="0.738947">
                <text:p>0.738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401">
                <text:p>12.0401</text:p>
              </table:table-cell>
              <table:table-cell office:value-type="float" office:value="0.252317">
                <text:p>0.252317</text:p>
              </table:table-cell>
              <table:table-cell office:value-type="float" office:value="0.747683">
                <text:p>0.747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501">
                <text:p>12.0501</text:p>
              </table:table-cell>
              <table:table-cell office:value-type="float" office:value="0.243681">
                <text:p>0.243681</text:p>
              </table:table-cell>
              <table:table-cell office:value-type="float" office:value="0.756319">
                <text:p>0.756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601">
                <text:p>12.0601</text:p>
              </table:table-cell>
              <table:table-cell office:value-type="float" office:value="0.235146">
                <text:p>0.235146</text:p>
              </table:table-cell>
              <table:table-cell office:value-type="float" office:value="0.764854">
                <text:p>0.764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701">
                <text:p>12.0701</text:p>
              </table:table-cell>
              <table:table-cell office:value-type="float" office:value="0.226718">
                <text:p>0.226718</text:p>
              </table:table-cell>
              <table:table-cell office:value-type="float" office:value="0.773282">
                <text:p>0.77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801">
                <text:p>12.0801</text:p>
              </table:table-cell>
              <table:table-cell office:value-type="float" office:value="0.218399">
                <text:p>0.218399</text:p>
              </table:table-cell>
              <table:table-cell office:value-type="float" office:value="0.781601">
                <text:p>0.78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0901">
                <text:p>12.0901</text:p>
              </table:table-cell>
              <table:table-cell office:value-type="float" office:value="0.210193">
                <text:p>0.210193</text:p>
              </table:table-cell>
              <table:table-cell office:value-type="float" office:value="0.789807">
                <text:p>0.789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001">
                <text:p>12.1001</text:p>
              </table:table-cell>
              <table:table-cell office:value-type="float" office:value="0.202103">
                <text:p>0.202103</text:p>
              </table:table-cell>
              <table:table-cell office:value-type="float" office:value="0.797897">
                <text:p>0.797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101">
                <text:p>12.1101</text:p>
              </table:table-cell>
              <table:table-cell office:value-type="float" office:value="0.194131">
                <text:p>0.194131</text:p>
              </table:table-cell>
              <table:table-cell office:value-type="float" office:value="0.805869">
                <text:p>0.805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201">
                <text:p>12.1201</text:p>
              </table:table-cell>
              <table:table-cell office:value-type="float" office:value="0.186282">
                <text:p>0.186282</text:p>
              </table:table-cell>
              <table:table-cell office:value-type="float" office:value="0.813718">
                <text:p>0.813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301">
                <text:p>12.1301</text:p>
              </table:table-cell>
              <table:table-cell office:value-type="float" office:value="0.178559">
                <text:p>0.178559</text:p>
              </table:table-cell>
              <table:table-cell office:value-type="float" office:value="0.821441">
                <text:p>0.82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401">
                <text:p>12.1401</text:p>
              </table:table-cell>
              <table:table-cell office:value-type="float" office:value="0.170964">
                <text:p>0.170964</text:p>
              </table:table-cell>
              <table:table-cell office:value-type="float" office:value="0.829036">
                <text:p>0.829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501">
                <text:p>12.1501</text:p>
              </table:table-cell>
              <table:table-cell office:value-type="float" office:value="0.163501">
                <text:p>0.163501</text:p>
              </table:table-cell>
              <table:table-cell office:value-type="float" office:value="0.836499">
                <text:p>0.836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601">
                <text:p>12.1601</text:p>
              </table:table-cell>
              <table:table-cell office:value-type="float" office:value="0.156172">
                <text:p>0.156172</text:p>
              </table:table-cell>
              <table:table-cell office:value-type="float" office:value="0.843828">
                <text:p>0.843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701">
                <text:p>12.1701</text:p>
              </table:table-cell>
              <table:table-cell office:value-type="float" office:value="0.148981">
                <text:p>0.148981</text:p>
              </table:table-cell>
              <table:table-cell office:value-type="float" office:value="0.851019">
                <text:p>0.85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801">
                <text:p>12.1801</text:p>
              </table:table-cell>
              <table:table-cell office:value-type="float" office:value="0.14193">
                <text:p>0.14193</text:p>
              </table:table-cell>
              <table:table-cell office:value-type="float" office:value="0.85807">
                <text:p>0.85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901">
                <text:p>12.1901</text:p>
              </table:table-cell>
              <table:table-cell office:value-type="float" office:value="0.135023">
                <text:p>0.135023</text:p>
              </table:table-cell>
              <table:table-cell office:value-type="float" office:value="0.864977">
                <text:p>0.864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001">
                <text:p>12.2001</text:p>
              </table:table-cell>
              <table:table-cell office:value-type="float" office:value="0.128261">
                <text:p>0.128261</text:p>
              </table:table-cell>
              <table:table-cell office:value-type="float" office:value="0.871739">
                <text:p>0.87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101">
                <text:p>12.2101</text:p>
              </table:table-cell>
              <table:table-cell office:value-type="float" office:value="0.121649">
                <text:p>0.121649</text:p>
              </table:table-cell>
              <table:table-cell office:value-type="float" office:value="0.878351">
                <text:p>0.878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201">
                <text:p>12.2201</text:p>
              </table:table-cell>
              <table:table-cell office:value-type="float" office:value="0.115187">
                <text:p>0.115187</text:p>
              </table:table-cell>
              <table:table-cell office:value-type="float" office:value="0.884813">
                <text:p>0.884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301">
                <text:p>12.2301</text:p>
              </table:table-cell>
              <table:table-cell office:value-type="float" office:value="0.108879">
                <text:p>0.108879</text:p>
              </table:table-cell>
              <table:table-cell office:value-type="float" office:value="0.891121">
                <text:p>0.89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401">
                <text:p>12.2401</text:p>
              </table:table-cell>
              <table:table-cell office:value-type="float" office:value="0.102728">
                <text:p>0.102728</text:p>
              </table:table-cell>
              <table:table-cell office:value-type="float" office:value="0.897272">
                <text:p>0.897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501">
                <text:p>12.2501</text:p>
              </table:table-cell>
              <table:table-cell office:value-type="float" office:value="0.0967361">
                <text:p>0.0967361</text:p>
              </table:table-cell>
              <table:table-cell office:value-type="float" office:value="0.903264">
                <text:p>0.903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601">
                <text:p>12.2601</text:p>
              </table:table-cell>
              <table:table-cell office:value-type="float" office:value="0.0909052">
                <text:p>0.0909052</text:p>
              </table:table-cell>
              <table:table-cell office:value-type="float" office:value="0.909095">
                <text:p>0.909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701">
                <text:p>12.2701</text:p>
              </table:table-cell>
              <table:table-cell office:value-type="float" office:value="0.0852379">
                <text:p>0.0852379</text:p>
              </table:table-cell>
              <table:table-cell office:value-type="float" office:value="0.914762">
                <text:p>0.91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801">
                <text:p>12.2801</text:p>
              </table:table-cell>
              <table:table-cell office:value-type="float" office:value="0.0797365">
                <text:p>0.0797365</text:p>
              </table:table-cell>
              <table:table-cell office:value-type="float" office:value="0.920263">
                <text:p>0.920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901">
                <text:p>12.2901</text:p>
              </table:table-cell>
              <table:table-cell office:value-type="float" office:value="0.0744032">
                <text:p>0.0744032</text:p>
              </table:table-cell>
              <table:table-cell office:value-type="float" office:value="0.925597">
                <text:p>0.925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001">
                <text:p>12.3001</text:p>
              </table:table-cell>
              <table:table-cell office:value-type="float" office:value="0.0692402">
                <text:p>0.0692402</text:p>
              </table:table-cell>
              <table:table-cell office:value-type="float" office:value="0.93076">
                <text:p>0.93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101">
                <text:p>12.3101</text:p>
              </table:table-cell>
              <table:table-cell office:value-type="float" office:value="0.0642494">
                <text:p>0.0642494</text:p>
              </table:table-cell>
              <table:table-cell office:value-type="float" office:value="0.935751">
                <text:p>0.935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201">
                <text:p>12.3201</text:p>
              </table:table-cell>
              <table:table-cell office:value-type="float" office:value="0.059433">
                <text:p>0.059433</text:p>
              </table:table-cell>
              <table:table-cell office:value-type="float" office:value="0.940567">
                <text:p>0.940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301">
                <text:p>12.3301</text:p>
              </table:table-cell>
              <table:table-cell office:value-type="float" office:value="0.0547927">
                <text:p>0.0547927</text:p>
              </table:table-cell>
              <table:table-cell office:value-type="float" office:value="0.945207">
                <text:p>0.945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401">
                <text:p>12.3401</text:p>
              </table:table-cell>
              <table:table-cell office:value-type="float" office:value="0.0503306">
                <text:p>0.0503306</text:p>
              </table:table-cell>
              <table:table-cell office:value-type="float" office:value="0.949669">
                <text:p>0.949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501">
                <text:p>12.3501</text:p>
              </table:table-cell>
              <table:table-cell office:value-type="float" office:value="0.0460483">
                <text:p>0.0460483</text:p>
              </table:table-cell>
              <table:table-cell office:value-type="float" office:value="0.953952">
                <text:p>0.953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601">
                <text:p>12.3601</text:p>
              </table:table-cell>
              <table:table-cell office:value-type="float" office:value="0.0419475">
                <text:p>0.0419475</text:p>
              </table:table-cell>
              <table:table-cell office:value-type="float" office:value="0.958052">
                <text:p>0.958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701">
                <text:p>12.3701</text:p>
              </table:table-cell>
              <table:table-cell office:value-type="float" office:value="0.03803">
                <text:p>0.03803</text:p>
              </table:table-cell>
              <table:table-cell office:value-type="float" office:value="0.96197">
                <text:p>0.96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801">
                <text:p>12.3801</text:p>
              </table:table-cell>
              <table:table-cell office:value-type="float" office:value="0.0342973">
                <text:p>0.0342973</text:p>
              </table:table-cell>
              <table:table-cell office:value-type="float" office:value="0.965703">
                <text:p>0.96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901">
                <text:p>12.3901</text:p>
              </table:table-cell>
              <table:table-cell office:value-type="float" office:value="0.0307508">
                <text:p>0.0307508</text:p>
              </table:table-cell>
              <table:table-cell office:value-type="float" office:value="0.969249">
                <text:p>0.969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001">
                <text:p>12.4001</text:p>
              </table:table-cell>
              <table:table-cell office:value-type="float" office:value="0.0273921">
                <text:p>0.0273921</text:p>
              </table:table-cell>
              <table:table-cell office:value-type="float" office:value="0.972608">
                <text:p>0.972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101">
                <text:p>12.4101</text:p>
              </table:table-cell>
              <table:table-cell office:value-type="float" office:value="0.0242224">
                <text:p>0.0242224</text:p>
              </table:table-cell>
              <table:table-cell office:value-type="float" office:value="0.975778">
                <text:p>0.975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201">
                <text:p>12.4201</text:p>
              </table:table-cell>
              <table:table-cell office:value-type="float" office:value="0.0212429">
                <text:p>0.0212429</text:p>
              </table:table-cell>
              <table:table-cell office:value-type="float" office:value="0.978757">
                <text:p>0.978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301">
                <text:p>12.4301</text:p>
              </table:table-cell>
              <table:table-cell office:value-type="float" office:value="0.018455">
                <text:p>0.018455</text:p>
              </table:table-cell>
              <table:table-cell office:value-type="float" office:value="0.981545">
                <text:p>0.98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401">
                <text:p>12.4401</text:p>
              </table:table-cell>
              <table:table-cell office:value-type="float" office:value="0.0158597">
                <text:p>0.0158597</text:p>
              </table:table-cell>
              <table:table-cell office:value-type="float" office:value="0.98414">
                <text:p>0.98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501">
                <text:p>12.4501</text:p>
              </table:table-cell>
              <table:table-cell office:value-type="float" office:value="0.013458">
                <text:p>0.013458</text:p>
              </table:table-cell>
              <table:table-cell office:value-type="float" office:value="0.986542">
                <text:p>0.986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601">
                <text:p>12.4601</text:p>
              </table:table-cell>
              <table:table-cell office:value-type="float" office:value="0.011251">
                <text:p>0.011251</text:p>
              </table:table-cell>
              <table:table-cell office:value-type="float" office:value="0.988749">
                <text:p>0.988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701">
                <text:p>12.4701</text:p>
              </table:table-cell>
              <table:table-cell office:value-type="float" office:value="0.00923943">
                <text:p>0.00923943</text:p>
              </table:table-cell>
              <table:table-cell office:value-type="float" office:value="0.990761">
                <text:p>0.99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801">
                <text:p>12.4801</text:p>
              </table:table-cell>
              <table:table-cell office:value-type="float" office:value="0.00742417">
                <text:p>0.00742417</text:p>
              </table:table-cell>
              <table:table-cell office:value-type="float" office:value="0.992576">
                <text:p>0.992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901">
                <text:p>12.4901</text:p>
              </table:table-cell>
              <table:table-cell office:value-type="float" office:value="0.00580593">
                <text:p>0.00580593</text:p>
              </table:table-cell>
              <table:table-cell office:value-type="float" office:value="0.994194">
                <text:p>0.994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001">
                <text:p>12.5001</text:p>
              </table:table-cell>
              <table:table-cell office:value-type="float" office:value="0.00438537">
                <text:p>0.00438537</text:p>
              </table:table-cell>
              <table:table-cell office:value-type="float" office:value="0.995615">
                <text:p>0.995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101">
                <text:p>12.5101</text:p>
              </table:table-cell>
              <table:table-cell office:value-type="float" office:value="0.00316304">
                <text:p>0.00316304</text:p>
              </table:table-cell>
              <table:table-cell office:value-type="float" office:value="0.996837">
                <text:p>0.996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201">
                <text:p>12.5201</text:p>
              </table:table-cell>
              <table:table-cell office:value-type="float" office:value="0.00213944">
                <text:p>0.00213944</text:p>
              </table:table-cell>
              <table:table-cell office:value-type="float" office:value="0.997861">
                <text:p>0.997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301">
                <text:p>12.5301</text:p>
              </table:table-cell>
              <table:table-cell office:value-type="float" office:value="0.00131498">
                <text:p>0.00131498</text:p>
              </table:table-cell>
              <table:table-cell office:value-type="float" office:value="0.998685">
                <text:p>0.998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401">
                <text:p>12.5401</text:p>
              </table:table-cell>
              <table:table-cell office:value-type="float" office:value="0.000689986">
                <text:p>0.000689986</text:p>
              </table:table-cell>
              <table:table-cell office:value-type="float" office:value="0.99931">
                <text:p>0.99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501">
                <text:p>12.5501</text:p>
              </table:table-cell>
              <table:table-cell office:value-type="float" office:value="0.000264709">
                <text:p>0.000264709</text:p>
              </table:table-cell>
              <table:table-cell office:value-type="float" office:value="0.999735">
                <text:p>0.999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601">
                <text:p>12.5601</text:p>
              </table:table-cell>
              <table:table-cell office:value-type="float" office:value="0.00003932">
                <text:p>0.00003932</text:p>
              </table:table-cell>
              <table:table-cell office:value-type="float" office:value="0.999961">
                <text:p>0.999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701">
                <text:p>12.5701</text:p>
              </table:table-cell>
              <table:table-cell office:value-type="float" office:value="0.0000139083">
                <text:p>0.0000139083</text:p>
              </table:table-cell>
              <table:table-cell office:value-type="float" office:value="0.999986">
                <text:p>0.999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801">
                <text:p>12.5801</text:p>
              </table:table-cell>
              <table:table-cell office:value-type="float" office:value="0.000188484">
                <text:p>0.000188484</text:p>
              </table:table-cell>
              <table:table-cell office:value-type="float" office:value="0.999812">
                <text:p>0.999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901">
                <text:p>12.5901</text:p>
              </table:table-cell>
              <table:table-cell office:value-type="float" office:value="0.000562978">
                <text:p>0.000562978</text:p>
              </table:table-cell>
              <table:table-cell office:value-type="float" office:value="0.999437">
                <text:p>0.999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001">
                <text:p>12.6001</text:p>
              </table:table-cell>
              <table:table-cell office:value-type="float" office:value="0.00113724">
                <text:p>0.00113724</text:p>
              </table:table-cell>
              <table:table-cell office:value-type="float" office:value="0.998863">
                <text:p>0.998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101">
                <text:p>12.6101</text:p>
              </table:table-cell>
              <table:table-cell office:value-type="float" office:value="0.00191104">
                <text:p>0.00191104</text:p>
              </table:table-cell>
              <table:table-cell office:value-type="float" office:value="0.998089">
                <text:p>0.998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201">
                <text:p>12.6201</text:p>
              </table:table-cell>
              <table:table-cell office:value-type="float" office:value="0.00288407">
                <text:p>0.00288407</text:p>
              </table:table-cell>
              <table:table-cell office:value-type="float" office:value="0.997116">
                <text:p>0.997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301">
                <text:p>12.6301</text:p>
              </table:table-cell>
              <table:table-cell office:value-type="float" office:value="0.00405594">
                <text:p>0.00405594</text:p>
              </table:table-cell>
              <table:table-cell office:value-type="float" office:value="0.995944">
                <text:p>0.99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401">
                <text:p>12.6401</text:p>
              </table:table-cell>
              <table:table-cell office:value-type="float" office:value="0.00542618">
                <text:p>0.00542618</text:p>
              </table:table-cell>
              <table:table-cell office:value-type="float" office:value="0.994574">
                <text:p>0.994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501">
                <text:p>12.6501</text:p>
              </table:table-cell>
              <table:table-cell office:value-type="float" office:value="0.00699424">
                <text:p>0.00699424</text:p>
              </table:table-cell>
              <table:table-cell office:value-type="float" office:value="0.993006">
                <text:p>0.993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601">
                <text:p>12.6601</text:p>
              </table:table-cell>
              <table:table-cell office:value-type="float" office:value="0.0087595">
                <text:p>0.0087595</text:p>
              </table:table-cell>
              <table:table-cell office:value-type="float" office:value="0.99124">
                <text:p>0.99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701">
                <text:p>12.6701</text:p>
              </table:table-cell>
              <table:table-cell office:value-type="float" office:value="0.0107213">
                <text:p>0.0107213</text:p>
              </table:table-cell>
              <table:table-cell office:value-type="float" office:value="0.989279">
                <text:p>0.989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801">
                <text:p>12.6801</text:p>
              </table:table-cell>
              <table:table-cell office:value-type="float" office:value="0.0128787">
                <text:p>0.0128787</text:p>
              </table:table-cell>
              <table:table-cell office:value-type="float" office:value="0.987121">
                <text:p>0.987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901">
                <text:p>12.6901</text:p>
              </table:table-cell>
              <table:table-cell office:value-type="float" office:value="0.015231">
                <text:p>0.015231</text:p>
              </table:table-cell>
              <table:table-cell office:value-type="float" office:value="0.984769">
                <text:p>0.984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001">
                <text:p>12.7001</text:p>
              </table:table-cell>
              <table:table-cell office:value-type="float" office:value="0.0177772">
                <text:p>0.0177772</text:p>
              </table:table-cell>
              <table:table-cell office:value-type="float" office:value="0.982223">
                <text:p>0.982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101">
                <text:p>12.7101</text:p>
              </table:table-cell>
              <table:table-cell office:value-type="float" office:value="0.0205163">
                <text:p>0.0205163</text:p>
              </table:table-cell>
              <table:table-cell office:value-type="float" office:value="0.979484">
                <text:p>0.979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201">
                <text:p>12.7201</text:p>
              </table:table-cell>
              <table:table-cell office:value-type="float" office:value="0.0234471">
                <text:p>0.0234471</text:p>
              </table:table-cell>
              <table:table-cell office:value-type="float" office:value="0.976553">
                <text:p>0.976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301">
                <text:p>12.7301</text:p>
              </table:table-cell>
              <table:table-cell office:value-type="float" office:value="0.0265686">
                <text:p>0.0265686</text:p>
              </table:table-cell>
              <table:table-cell office:value-type="float" office:value="0.973431">
                <text:p>0.973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401">
                <text:p>12.7401</text:p>
              </table:table-cell>
              <table:table-cell office:value-type="float" office:value="0.0298795">
                <text:p>0.0298795</text:p>
              </table:table-cell>
              <table:table-cell office:value-type="float" office:value="0.970121">
                <text:p>0.970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501">
                <text:p>12.7501</text:p>
              </table:table-cell>
              <table:table-cell office:value-type="float" office:value="0.0333784">
                <text:p>0.0333784</text:p>
              </table:table-cell>
              <table:table-cell office:value-type="float" office:value="0.966622">
                <text:p>0.966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601">
                <text:p>12.7601</text:p>
              </table:table-cell>
              <table:table-cell office:value-type="float" office:value="0.0370639">
                <text:p>0.0370639</text:p>
              </table:table-cell>
              <table:table-cell office:value-type="float" office:value="0.962936">
                <text:p>0.96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701">
                <text:p>12.7701</text:p>
              </table:table-cell>
              <table:table-cell office:value-type="float" office:value="0.0409346">
                <text:p>0.0409346</text:p>
              </table:table-cell>
              <table:table-cell office:value-type="float" office:value="0.959065">
                <text:p>0.959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801">
                <text:p>12.7801</text:p>
              </table:table-cell>
              <table:table-cell office:value-type="float" office:value="0.0449889">
                <text:p>0.0449889</text:p>
              </table:table-cell>
              <table:table-cell office:value-type="float" office:value="0.955011">
                <text:p>0.955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901">
                <text:p>12.7901</text:p>
              </table:table-cell>
              <table:table-cell office:value-type="float" office:value="0.0492252">
                <text:p>0.0492252</text:p>
              </table:table-cell>
              <table:table-cell office:value-type="float" office:value="0.950775">
                <text:p>0.950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001">
                <text:p>12.8001</text:p>
              </table:table-cell>
              <table:table-cell office:value-type="float" office:value="0.0536419">
                <text:p>0.0536419</text:p>
              </table:table-cell>
              <table:table-cell office:value-type="float" office:value="0.946358">
                <text:p>0.946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101">
                <text:p>12.8101</text:p>
              </table:table-cell>
              <table:table-cell office:value-type="float" office:value="0.058237">
                <text:p>0.058237</text:p>
              </table:table-cell>
              <table:table-cell office:value-type="float" office:value="0.941763">
                <text:p>0.94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201">
                <text:p>12.8201</text:p>
              </table:table-cell>
              <table:table-cell office:value-type="float" office:value="0.0630089">
                <text:p>0.0630089</text:p>
              </table:table-cell>
              <table:table-cell office:value-type="float" office:value="0.936991">
                <text:p>0.936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301">
                <text:p>12.8301</text:p>
              </table:table-cell>
              <table:table-cell office:value-type="float" office:value="0.0679555">
                <text:p>0.0679555</text:p>
              </table:table-cell>
              <table:table-cell office:value-type="float" office:value="0.932044">
                <text:p>0.93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401">
                <text:p>12.8401</text:p>
              </table:table-cell>
              <table:table-cell office:value-type="float" office:value="0.073075">
                <text:p>0.073075</text:p>
              </table:table-cell>
              <table:table-cell office:value-type="float" office:value="0.926925">
                <text:p>0.926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501">
                <text:p>12.8501</text:p>
              </table:table-cell>
              <table:table-cell office:value-type="float" office:value="0.0783652">
                <text:p>0.0783652</text:p>
              </table:table-cell>
              <table:table-cell office:value-type="float" office:value="0.921635">
                <text:p>0.921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601">
                <text:p>12.8601</text:p>
              </table:table-cell>
              <table:table-cell office:value-type="float" office:value="0.0838241">
                <text:p>0.0838241</text:p>
              </table:table-cell>
              <table:table-cell office:value-type="float" office:value="0.916176">
                <text:p>0.91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701">
                <text:p>12.8701</text:p>
              </table:table-cell>
              <table:table-cell office:value-type="float" office:value="0.0894494">
                <text:p>0.0894494</text:p>
              </table:table-cell>
              <table:table-cell office:value-type="float" office:value="0.910551">
                <text:p>0.910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801">
                <text:p>12.8801</text:p>
              </table:table-cell>
              <table:table-cell office:value-type="float" office:value="0.095239">
                <text:p>0.095239</text:p>
              </table:table-cell>
              <table:table-cell office:value-type="float" office:value="0.904761">
                <text:p>0.904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901">
                <text:p>12.8901</text:p>
              </table:table-cell>
              <table:table-cell office:value-type="float" office:value="0.10119">
                <text:p>0.10119</text:p>
              </table:table-cell>
              <table:table-cell office:value-type="float" office:value="0.89881">
                <text:p>0.89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001">
                <text:p>12.9001</text:p>
              </table:table-cell>
              <table:table-cell office:value-type="float" office:value="0.107301">
                <text:p>0.107301</text:p>
              </table:table-cell>
              <table:table-cell office:value-type="float" office:value="0.892699">
                <text:p>0.892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101">
                <text:p>12.9101</text:p>
              </table:table-cell>
              <table:table-cell office:value-type="float" office:value="0.113569">
                <text:p>0.113569</text:p>
              </table:table-cell>
              <table:table-cell office:value-type="float" office:value="0.886431">
                <text:p>0.886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201">
                <text:p>12.9201</text:p>
              </table:table-cell>
              <table:table-cell office:value-type="float" office:value="0.119992">
                <text:p>0.119992</text:p>
              </table:table-cell>
              <table:table-cell office:value-type="float" office:value="0.880008">
                <text:p>0.88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301">
                <text:p>12.9301</text:p>
              </table:table-cell>
              <table:table-cell office:value-type="float" office:value="0.126567">
                <text:p>0.126567</text:p>
              </table:table-cell>
              <table:table-cell office:value-type="float" office:value="0.873433">
                <text:p>0.87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401">
                <text:p>12.9401</text:p>
              </table:table-cell>
              <table:table-cell office:value-type="float" office:value="0.133291">
                <text:p>0.133291</text:p>
              </table:table-cell>
              <table:table-cell office:value-type="float" office:value="0.866709">
                <text:p>0.866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501">
                <text:p>12.9501</text:p>
              </table:table-cell>
              <table:table-cell office:value-type="float" office:value="0.140161">
                <text:p>0.140161</text:p>
              </table:table-cell>
              <table:table-cell office:value-type="float" office:value="0.859839">
                <text:p>0.859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601">
                <text:p>12.9601</text:p>
              </table:table-cell>
              <table:table-cell office:value-type="float" office:value="0.147176">
                <text:p>0.147176</text:p>
              </table:table-cell>
              <table:table-cell office:value-type="float" office:value="0.852824">
                <text:p>0.85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701">
                <text:p>12.9701</text:p>
              </table:table-cell>
              <table:table-cell office:value-type="float" office:value="0.154332">
                <text:p>0.154332</text:p>
              </table:table-cell>
              <table:table-cell office:value-type="float" office:value="0.845668">
                <text:p>0.845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801">
                <text:p>12.9801</text:p>
              </table:table-cell>
              <table:table-cell office:value-type="float" office:value="0.161626">
                <text:p>0.161626</text:p>
              </table:table-cell>
              <table:table-cell office:value-type="float" office:value="0.838374">
                <text:p>0.83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901">
                <text:p>12.9901</text:p>
              </table:table-cell>
              <table:table-cell office:value-type="float" office:value="0.169055">
                <text:p>0.169055</text:p>
              </table:table-cell>
              <table:table-cell office:value-type="float" office:value="0.830945">
                <text:p>0.830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001">
                <text:p>13.0001</text:p>
              </table:table-cell>
              <table:table-cell office:value-type="float" office:value="0.176617">
                <text:p>0.176617</text:p>
              </table:table-cell>
              <table:table-cell office:value-type="float" office:value="0.823383">
                <text:p>0.823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101">
                <text:p>13.0101</text:p>
              </table:table-cell>
              <table:table-cell office:value-type="float" office:value="0.184308">
                <text:p>0.184308</text:p>
              </table:table-cell>
              <table:table-cell office:value-type="float" office:value="0.815692">
                <text:p>0.815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201">
                <text:p>13.0201</text:p>
              </table:table-cell>
              <table:table-cell office:value-type="float" office:value="0.192125">
                <text:p>0.192125</text:p>
              </table:table-cell>
              <table:table-cell office:value-type="float" office:value="0.807875">
                <text:p>0.807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301">
                <text:p>13.0301</text:p>
              </table:table-cell>
              <table:table-cell office:value-type="float" office:value="0.200065">
                <text:p>0.200065</text:p>
              </table:table-cell>
              <table:table-cell office:value-type="float" office:value="0.799935">
                <text:p>0.7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401">
                <text:p>13.0401</text:p>
              </table:table-cell>
              <table:table-cell office:value-type="float" office:value="0.208126">
                <text:p>0.208126</text:p>
              </table:table-cell>
              <table:table-cell office:value-type="float" office:value="0.791874">
                <text:p>0.791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501">
                <text:p>13.0501</text:p>
              </table:table-cell>
              <table:table-cell office:value-type="float" office:value="0.216303">
                <text:p>0.216303</text:p>
              </table:table-cell>
              <table:table-cell office:value-type="float" office:value="0.783697">
                <text:p>0.783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601">
                <text:p>13.0601</text:p>
              </table:table-cell>
              <table:table-cell office:value-type="float" office:value="0.224594">
                <text:p>0.224594</text:p>
              </table:table-cell>
              <table:table-cell office:value-type="float" office:value="0.775406">
                <text:p>0.775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701">
                <text:p>13.0701</text:p>
              </table:table-cell>
              <table:table-cell office:value-type="float" office:value="0.232995">
                <text:p>0.232995</text:p>
              </table:table-cell>
              <table:table-cell office:value-type="float" office:value="0.767005">
                <text:p>0.767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801">
                <text:p>13.0801</text:p>
              </table:table-cell>
              <table:table-cell office:value-type="float" office:value="0.241502">
                <text:p>0.241502</text:p>
              </table:table-cell>
              <table:table-cell office:value-type="float" office:value="0.758498">
                <text:p>0.758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0901">
                <text:p>13.0901</text:p>
              </table:table-cell>
              <table:table-cell office:value-type="float" office:value="0.250113">
                <text:p>0.250113</text:p>
              </table:table-cell>
              <table:table-cell office:value-type="float" office:value="0.749887">
                <text:p>0.749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001">
                <text:p>13.1001</text:p>
              </table:table-cell>
              <table:table-cell office:value-type="float" office:value="0.258824">
                <text:p>0.258824</text:p>
              </table:table-cell>
              <table:table-cell office:value-type="float" office:value="0.741176">
                <text:p>0.7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101">
                <text:p>13.1101</text:p>
              </table:table-cell>
              <table:table-cell office:value-type="float" office:value="0.267632">
                <text:p>0.267632</text:p>
              </table:table-cell>
              <table:table-cell office:value-type="float" office:value="0.732368">
                <text:p>0.73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201">
                <text:p>13.1201</text:p>
              </table:table-cell>
              <table:table-cell office:value-type="float" office:value="0.276532">
                <text:p>0.276532</text:p>
              </table:table-cell>
              <table:table-cell office:value-type="float" office:value="0.723468">
                <text:p>0.723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301">
                <text:p>13.1301</text:p>
              </table:table-cell>
              <table:table-cell office:value-type="float" office:value="0.285522">
                <text:p>0.285522</text:p>
              </table:table-cell>
              <table:table-cell office:value-type="float" office:value="0.714478">
                <text:p>0.714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401">
                <text:p>13.1401</text:p>
              </table:table-cell>
              <table:table-cell office:value-type="float" office:value="0.294597">
                <text:p>0.294597</text:p>
              </table:table-cell>
              <table:table-cell office:value-type="float" office:value="0.705403">
                <text:p>0.705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501">
                <text:p>13.1501</text:p>
              </table:table-cell>
              <table:table-cell office:value-type="float" office:value="0.303755">
                <text:p>0.303755</text:p>
              </table:table-cell>
              <table:table-cell office:value-type="float" office:value="0.696245">
                <text:p>0.696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601">
                <text:p>13.1601</text:p>
              </table:table-cell>
              <table:table-cell office:value-type="float" office:value="0.312991">
                <text:p>0.312991</text:p>
              </table:table-cell>
              <table:table-cell office:value-type="float" office:value="0.687009">
                <text:p>0.687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701">
                <text:p>13.1701</text:p>
              </table:table-cell>
              <table:table-cell office:value-type="float" office:value="0.322302">
                <text:p>0.322302</text:p>
              </table:table-cell>
              <table:table-cell office:value-type="float" office:value="0.677698">
                <text:p>0.677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801">
                <text:p>13.1801</text:p>
              </table:table-cell>
              <table:table-cell office:value-type="float" office:value="0.331684">
                <text:p>0.331684</text:p>
              </table:table-cell>
              <table:table-cell office:value-type="float" office:value="0.668316">
                <text:p>0.668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901">
                <text:p>13.1901</text:p>
              </table:table-cell>
              <table:table-cell office:value-type="float" office:value="0.341134">
                <text:p>0.341134</text:p>
              </table:table-cell>
              <table:table-cell office:value-type="float" office:value="0.658866">
                <text:p>0.658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001">
                <text:p>13.2001</text:p>
              </table:table-cell>
              <table:table-cell office:value-type="float" office:value="0.350646">
                <text:p>0.350646</text:p>
              </table:table-cell>
              <table:table-cell office:value-type="float" office:value="0.649354">
                <text:p>0.649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101">
                <text:p>13.2101</text:p>
              </table:table-cell>
              <table:table-cell office:value-type="float" office:value="0.360219">
                <text:p>0.360219</text:p>
              </table:table-cell>
              <table:table-cell office:value-type="float" office:value="0.639781">
                <text:p>0.639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201">
                <text:p>13.2201</text:p>
              </table:table-cell>
              <table:table-cell office:value-type="float" office:value="0.369848">
                <text:p>0.369848</text:p>
              </table:table-cell>
              <table:table-cell office:value-type="float" office:value="0.630152">
                <text:p>0.630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301">
                <text:p>13.2301</text:p>
              </table:table-cell>
              <table:table-cell office:value-type="float" office:value="0.379528">
                <text:p>0.379528</text:p>
              </table:table-cell>
              <table:table-cell office:value-type="float" office:value="0.620472">
                <text:p>0.620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401">
                <text:p>13.2401</text:p>
              </table:table-cell>
              <table:table-cell office:value-type="float" office:value="0.389257">
                <text:p>0.389257</text:p>
              </table:table-cell>
              <table:table-cell office:value-type="float" office:value="0.610743">
                <text:p>0.610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501">
                <text:p>13.2501</text:p>
              </table:table-cell>
              <table:table-cell office:value-type="float" office:value="0.39903">
                <text:p>0.39903</text:p>
              </table:table-cell>
              <table:table-cell office:value-type="float" office:value="0.60097">
                <text:p>0.60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601">
                <text:p>13.2601</text:p>
              </table:table-cell>
              <table:table-cell office:value-type="float" office:value="0.408844">
                <text:p>0.408844</text:p>
              </table:table-cell>
              <table:table-cell office:value-type="float" office:value="0.591156">
                <text:p>0.59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701">
                <text:p>13.2701</text:p>
              </table:table-cell>
              <table:table-cell office:value-type="float" office:value="0.418694">
                <text:p>0.418694</text:p>
              </table:table-cell>
              <table:table-cell office:value-type="float" office:value="0.581306">
                <text:p>0.58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801">
                <text:p>13.2801</text:p>
              </table:table-cell>
              <table:table-cell office:value-type="float" office:value="0.428576">
                <text:p>0.428576</text:p>
              </table:table-cell>
              <table:table-cell office:value-type="float" office:value="0.571424">
                <text:p>0.57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901">
                <text:p>13.2901</text:p>
              </table:table-cell>
              <table:table-cell office:value-type="float" office:value="0.438487">
                <text:p>0.438487</text:p>
              </table:table-cell>
              <table:table-cell office:value-type="float" office:value="0.561513">
                <text:p>0.56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001">
                <text:p>13.3001</text:p>
              </table:table-cell>
              <table:table-cell office:value-type="float" office:value="0.448423">
                <text:p>0.448423</text:p>
              </table:table-cell>
              <table:table-cell office:value-type="float" office:value="0.551577">
                <text:p>0.55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101">
                <text:p>13.3101</text:p>
              </table:table-cell>
              <table:table-cell office:value-type="float" office:value="0.458379">
                <text:p>0.458379</text:p>
              </table:table-cell>
              <table:table-cell office:value-type="float" office:value="0.541621">
                <text:p>0.54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201">
                <text:p>13.3201</text:p>
              </table:table-cell>
              <table:table-cell office:value-type="float" office:value="0.468352">
                <text:p>0.468352</text:p>
              </table:table-cell>
              <table:table-cell office:value-type="float" office:value="0.531648">
                <text:p>0.53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301">
                <text:p>13.3301</text:p>
              </table:table-cell>
              <table:table-cell office:value-type="float" office:value="0.478338">
                <text:p>0.478338</text:p>
              </table:table-cell>
              <table:table-cell office:value-type="float" office:value="0.521662">
                <text:p>0.521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401">
                <text:p>13.3401</text:p>
              </table:table-cell>
              <table:table-cell office:value-type="float" office:value="0.488332">
                <text:p>0.488332</text:p>
              </table:table-cell>
              <table:table-cell office:value-type="float" office:value="0.511668">
                <text:p>0.51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501">
                <text:p>13.3501</text:p>
              </table:table-cell>
              <table:table-cell office:value-type="float" office:value="0.498331">
                <text:p>0.498331</text:p>
              </table:table-cell>
              <table:table-cell office:value-type="float" office:value="0.501669">
                <text:p>0.50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601">
                <text:p>13.3601</text:p>
              </table:table-cell>
              <table:table-cell office:value-type="float" office:value="0.508331">
                <text:p>0.508331</text:p>
              </table:table-cell>
              <table:table-cell office:value-type="float" office:value="0.491669">
                <text:p>0.49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701">
                <text:p>13.3701</text:p>
              </table:table-cell>
              <table:table-cell office:value-type="float" office:value="0.518327">
                <text:p>0.518327</text:p>
              </table:table-cell>
              <table:table-cell office:value-type="float" office:value="0.481673">
                <text:p>0.48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801">
                <text:p>13.3801</text:p>
              </table:table-cell>
              <table:table-cell office:value-type="float" office:value="0.528316">
                <text:p>0.528316</text:p>
              </table:table-cell>
              <table:table-cell office:value-type="float" office:value="0.471684">
                <text:p>0.47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901">
                <text:p>13.3901</text:p>
              </table:table-cell>
              <table:table-cell office:value-type="float" office:value="0.538294">
                <text:p>0.538294</text:p>
              </table:table-cell>
              <table:table-cell office:value-type="float" office:value="0.461706">
                <text:p>0.46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001">
                <text:p>13.4001</text:p>
              </table:table-cell>
              <table:table-cell office:value-type="float" office:value="0.548256">
                <text:p>0.548256</text:p>
              </table:table-cell>
              <table:table-cell office:value-type="float" office:value="0.451744">
                <text:p>0.45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101">
                <text:p>13.4101</text:p>
              </table:table-cell>
              <table:table-cell office:value-type="float" office:value="0.558199">
                <text:p>0.558199</text:p>
              </table:table-cell>
              <table:table-cell office:value-type="float" office:value="0.441801">
                <text:p>0.44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201">
                <text:p>13.4201</text:p>
              </table:table-cell>
              <table:table-cell office:value-type="float" office:value="0.568119">
                <text:p>0.568119</text:p>
              </table:table-cell>
              <table:table-cell office:value-type="float" office:value="0.431881">
                <text:p>0.43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301">
                <text:p>13.4301</text:p>
              </table:table-cell>
              <table:table-cell office:value-type="float" office:value="0.578011">
                <text:p>0.578011</text:p>
              </table:table-cell>
              <table:table-cell office:value-type="float" office:value="0.421989">
                <text:p>0.42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401">
                <text:p>13.4401</text:p>
              </table:table-cell>
              <table:table-cell office:value-type="float" office:value="0.587872">
                <text:p>0.587872</text:p>
              </table:table-cell>
              <table:table-cell office:value-type="float" office:value="0.412128">
                <text:p>0.41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501">
                <text:p>13.4501</text:p>
              </table:table-cell>
              <table:table-cell office:value-type="float" office:value="0.597699">
                <text:p>0.597699</text:p>
              </table:table-cell>
              <table:table-cell office:value-type="float" office:value="0.402301">
                <text:p>0.402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601">
                <text:p>13.4601</text:p>
              </table:table-cell>
              <table:table-cell office:value-type="float" office:value="0.607486">
                <text:p>0.607486</text:p>
              </table:table-cell>
              <table:table-cell office:value-type="float" office:value="0.392514">
                <text:p>0.392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701">
                <text:p>13.4701</text:p>
              </table:table-cell>
              <table:table-cell office:value-type="float" office:value="0.61723">
                <text:p>0.61723</text:p>
              </table:table-cell>
              <table:table-cell office:value-type="float" office:value="0.38277">
                <text:p>0.38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801">
                <text:p>13.4801</text:p>
              </table:table-cell>
              <table:table-cell office:value-type="float" office:value="0.626927">
                <text:p>0.626927</text:p>
              </table:table-cell>
              <table:table-cell office:value-type="float" office:value="0.373073">
                <text:p>0.373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901">
                <text:p>13.4901</text:p>
              </table:table-cell>
              <table:table-cell office:value-type="float" office:value="0.636573">
                <text:p>0.636573</text:p>
              </table:table-cell>
              <table:table-cell office:value-type="float" office:value="0.363427">
                <text:p>0.36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001">
                <text:p>13.5001</text:p>
              </table:table-cell>
              <table:table-cell office:value-type="float" office:value="0.646165">
                <text:p>0.646165</text:p>
              </table:table-cell>
              <table:table-cell office:value-type="float" office:value="0.353835">
                <text:p>0.353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101">
                <text:p>13.5101</text:p>
              </table:table-cell>
              <table:table-cell office:value-type="float" office:value="0.655698">
                <text:p>0.655698</text:p>
              </table:table-cell>
              <table:table-cell office:value-type="float" office:value="0.344302">
                <text:p>0.344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201">
                <text:p>13.5201</text:p>
              </table:table-cell>
              <table:table-cell office:value-type="float" office:value="0.665169">
                <text:p>0.665169</text:p>
              </table:table-cell>
              <table:table-cell office:value-type="float" office:value="0.334831">
                <text:p>0.334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301">
                <text:p>13.5301</text:p>
              </table:table-cell>
              <table:table-cell office:value-type="float" office:value="0.674574">
                <text:p>0.674574</text:p>
              </table:table-cell>
              <table:table-cell office:value-type="float" office:value="0.325426">
                <text:p>0.325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401">
                <text:p>13.5401</text:p>
              </table:table-cell>
              <table:table-cell office:value-type="float" office:value="0.683909">
                <text:p>0.683909</text:p>
              </table:table-cell>
              <table:table-cell office:value-type="float" office:value="0.316091">
                <text:p>0.316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501">
                <text:p>13.5501</text:p>
              </table:table-cell>
              <table:table-cell office:value-type="float" office:value="0.693171">
                <text:p>0.693171</text:p>
              </table:table-cell>
              <table:table-cell office:value-type="float" office:value="0.306829">
                <text:p>0.306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601">
                <text:p>13.5601</text:p>
              </table:table-cell>
              <table:table-cell office:value-type="float" office:value="0.702355">
                <text:p>0.702355</text:p>
              </table:table-cell>
              <table:table-cell office:value-type="float" office:value="0.297645">
                <text:p>0.297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701">
                <text:p>13.5701</text:p>
              </table:table-cell>
              <table:table-cell office:value-type="float" office:value="0.711459">
                <text:p>0.711459</text:p>
              </table:table-cell>
              <table:table-cell office:value-type="float" office:value="0.288541">
                <text:p>0.288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801">
                <text:p>13.5801</text:p>
              </table:table-cell>
              <table:table-cell office:value-type="float" office:value="0.720478">
                <text:p>0.720478</text:p>
              </table:table-cell>
              <table:table-cell office:value-type="float" office:value="0.279522">
                <text:p>0.279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901">
                <text:p>13.5901</text:p>
              </table:table-cell>
              <table:table-cell office:value-type="float" office:value="0.729408">
                <text:p>0.729408</text:p>
              </table:table-cell>
              <table:table-cell office:value-type="float" office:value="0.270592">
                <text:p>0.270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001">
                <text:p>13.6001</text:p>
              </table:table-cell>
              <table:table-cell office:value-type="float" office:value="0.738247">
                <text:p>0.738247</text:p>
              </table:table-cell>
              <table:table-cell office:value-type="float" office:value="0.261753">
                <text:p>0.261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101">
                <text:p>13.6101</text:p>
              </table:table-cell>
              <table:table-cell office:value-type="float" office:value="0.74699">
                <text:p>0.74699</text:p>
              </table:table-cell>
              <table:table-cell office:value-type="float" office:value="0.25301">
                <text:p>0.25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201">
                <text:p>13.6201</text:p>
              </table:table-cell>
              <table:table-cell office:value-type="float" office:value="0.755635">
                <text:p>0.755635</text:p>
              </table:table-cell>
              <table:table-cell office:value-type="float" office:value="0.244365">
                <text:p>0.244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301">
                <text:p>13.6301</text:p>
              </table:table-cell>
              <table:table-cell office:value-type="float" office:value="0.764178">
                <text:p>0.764178</text:p>
              </table:table-cell>
              <table:table-cell office:value-type="float" office:value="0.235822">
                <text:p>0.235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401">
                <text:p>13.6401</text:p>
              </table:table-cell>
              <table:table-cell office:value-type="float" office:value="0.772615">
                <text:p>0.772615</text:p>
              </table:table-cell>
              <table:table-cell office:value-type="float" office:value="0.227385">
                <text:p>0.227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501">
                <text:p>13.6501</text:p>
              </table:table-cell>
              <table:table-cell office:value-type="float" office:value="0.780942">
                <text:p>0.780942</text:p>
              </table:table-cell>
              <table:table-cell office:value-type="float" office:value="0.219058">
                <text:p>0.219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601">
                <text:p>13.6601</text:p>
              </table:table-cell>
              <table:table-cell office:value-type="float" office:value="0.789158">
                <text:p>0.789158</text:p>
              </table:table-cell>
              <table:table-cell office:value-type="float" office:value="0.210842">
                <text:p>0.210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701">
                <text:p>13.6701</text:p>
              </table:table-cell>
              <table:table-cell office:value-type="float" office:value="0.797258">
                <text:p>0.797258</text:p>
              </table:table-cell>
              <table:table-cell office:value-type="float" office:value="0.202742">
                <text:p>0.202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801">
                <text:p>13.6801</text:p>
              </table:table-cell>
              <table:table-cell office:value-type="float" office:value="0.805238">
                <text:p>0.805238</text:p>
              </table:table-cell>
              <table:table-cell office:value-type="float" office:value="0.194762">
                <text:p>0.19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901">
                <text:p>13.6901</text:p>
              </table:table-cell>
              <table:table-cell office:value-type="float" office:value="0.813097">
                <text:p>0.813097</text:p>
              </table:table-cell>
              <table:table-cell office:value-type="float" office:value="0.186903">
                <text:p>0.18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001">
                <text:p>13.7001</text:p>
              </table:table-cell>
              <table:table-cell office:value-type="float" office:value="0.820831">
                <text:p>0.820831</text:p>
              </table:table-cell>
              <table:table-cell office:value-type="float" office:value="0.179169">
                <text:p>0.179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101">
                <text:p>13.7101</text:p>
              </table:table-cell>
              <table:table-cell office:value-type="float" office:value="0.828436">
                <text:p>0.828436</text:p>
              </table:table-cell>
              <table:table-cell office:value-type="float" office:value="0.171564">
                <text:p>0.17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201">
                <text:p>13.7201</text:p>
              </table:table-cell>
              <table:table-cell office:value-type="float" office:value="0.83591">
                <text:p>0.83591</text:p>
              </table:table-cell>
              <table:table-cell office:value-type="float" office:value="0.16409">
                <text:p>0.16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301">
                <text:p>13.7301</text:p>
              </table:table-cell>
              <table:table-cell office:value-type="float" office:value="0.843249">
                <text:p>0.843249</text:p>
              </table:table-cell>
              <table:table-cell office:value-type="float" office:value="0.156751">
                <text:p>0.156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401">
                <text:p>13.7401</text:p>
              </table:table-cell>
              <table:table-cell office:value-type="float" office:value="0.850451">
                <text:p>0.850451</text:p>
              </table:table-cell>
              <table:table-cell office:value-type="float" office:value="0.149549">
                <text:p>0.149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501">
                <text:p>13.7501</text:p>
              </table:table-cell>
              <table:table-cell office:value-type="float" office:value="0.857513">
                <text:p>0.857513</text:p>
              </table:table-cell>
              <table:table-cell office:value-type="float" office:value="0.142487">
                <text:p>0.142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601">
                <text:p>13.7601</text:p>
              </table:table-cell>
              <table:table-cell office:value-type="float" office:value="0.864432">
                <text:p>0.864432</text:p>
              </table:table-cell>
              <table:table-cell office:value-type="float" office:value="0.135568">
                <text:p>0.135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701">
                <text:p>13.7701</text:p>
              </table:table-cell>
              <table:table-cell office:value-type="float" office:value="0.871206">
                <text:p>0.871206</text:p>
              </table:table-cell>
              <table:table-cell office:value-type="float" office:value="0.128794">
                <text:p>0.128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801">
                <text:p>13.7801</text:p>
              </table:table-cell>
              <table:table-cell office:value-type="float" office:value="0.87783">
                <text:p>0.87783</text:p>
              </table:table-cell>
              <table:table-cell office:value-type="float" office:value="0.12217">
                <text:p>0.12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7901">
                <text:p>13.7901</text:p>
              </table:table-cell>
              <table:table-cell office:value-type="float" office:value="0.884304">
                <text:p>0.884304</text:p>
              </table:table-cell>
              <table:table-cell office:value-type="float" office:value="0.115696">
                <text:p>0.115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001">
                <text:p>13.8001</text:p>
              </table:table-cell>
              <table:table-cell office:value-type="float" office:value="0.890624">
                <text:p>0.890624</text:p>
              </table:table-cell>
              <table:table-cell office:value-type="float" office:value="0.109376">
                <text:p>0.109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101">
                <text:p>13.8101</text:p>
              </table:table-cell>
              <table:table-cell office:value-type="float" office:value="0.896788">
                <text:p>0.896788</text:p>
              </table:table-cell>
              <table:table-cell office:value-type="float" office:value="0.103212">
                <text:p>0.103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201">
                <text:p>13.8201</text:p>
              </table:table-cell>
              <table:table-cell office:value-type="float" office:value="0.902793">
                <text:p>0.902793</text:p>
              </table:table-cell>
              <table:table-cell office:value-type="float" office:value="0.0972074">
                <text:p>0.097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301">
                <text:p>13.8301</text:p>
              </table:table-cell>
              <table:table-cell office:value-type="float" office:value="0.908636">
                <text:p>0.908636</text:p>
              </table:table-cell>
              <table:table-cell office:value-type="float" office:value="0.0913636">
                <text:p>0.091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401">
                <text:p>13.8401</text:p>
              </table:table-cell>
              <table:table-cell office:value-type="float" office:value="0.914317">
                <text:p>0.914317</text:p>
              </table:table-cell>
              <table:table-cell office:value-type="float" office:value="0.0856832">
                <text:p>0.0856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501">
                <text:p>13.8501</text:p>
              </table:table-cell>
              <table:table-cell office:value-type="float" office:value="0.919832">
                <text:p>0.919832</text:p>
              </table:table-cell>
              <table:table-cell office:value-type="float" office:value="0.0801685">
                <text:p>0.080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601">
                <text:p>13.8601</text:p>
              </table:table-cell>
              <table:table-cell office:value-type="float" office:value="0.925178">
                <text:p>0.925178</text:p>
              </table:table-cell>
              <table:table-cell office:value-type="float" office:value="0.0748217">
                <text:p>0.0748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701">
                <text:p>13.8701</text:p>
              </table:table-cell>
              <table:table-cell office:value-type="float" office:value="0.930355">
                <text:p>0.930355</text:p>
              </table:table-cell>
              <table:table-cell office:value-type="float" office:value="0.0696451">
                <text:p>0.0696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801">
                <text:p>13.8801</text:p>
              </table:table-cell>
              <table:table-cell office:value-type="float" office:value="0.935359">
                <text:p>0.935359</text:p>
              </table:table-cell>
              <table:table-cell office:value-type="float" office:value="0.0646405">
                <text:p>0.0646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901">
                <text:p>13.8901</text:p>
              </table:table-cell>
              <table:table-cell office:value-type="float" office:value="0.94019">
                <text:p>0.94019</text:p>
              </table:table-cell>
              <table:table-cell office:value-type="float" office:value="0.0598101">
                <text:p>0.0598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001">
                <text:p>13.9001</text:p>
              </table:table-cell>
              <table:table-cell office:value-type="float" office:value="0.944844">
                <text:p>0.944844</text:p>
              </table:table-cell>
              <table:table-cell office:value-type="float" office:value="0.0551557">
                <text:p>0.055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101">
                <text:p>13.9101</text:p>
              </table:table-cell>
              <table:table-cell office:value-type="float" office:value="0.949321">
                <text:p>0.949321</text:p>
              </table:table-cell>
              <table:table-cell office:value-type="float" office:value="0.0506793">
                <text:p>0.0506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201">
                <text:p>13.9201</text:p>
              </table:table-cell>
              <table:table-cell office:value-type="float" office:value="0.953617">
                <text:p>0.953617</text:p>
              </table:table-cell>
              <table:table-cell office:value-type="float" office:value="0.0463827">
                <text:p>0.0463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301">
                <text:p>13.9301</text:p>
              </table:table-cell>
              <table:table-cell office:value-type="float" office:value="0.957733">
                <text:p>0.957733</text:p>
              </table:table-cell>
              <table:table-cell office:value-type="float" office:value="0.0422674">
                <text:p>0.042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401">
                <text:p>13.9401</text:p>
              </table:table-cell>
              <table:table-cell office:value-type="float" office:value="0.961665">
                <text:p>0.961665</text:p>
              </table:table-cell>
              <table:table-cell office:value-type="float" office:value="0.0383352">
                <text:p>0.0383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501">
                <text:p>13.9501</text:p>
              </table:table-cell>
              <table:table-cell office:value-type="float" office:value="0.965412">
                <text:p>0.965412</text:p>
              </table:table-cell>
              <table:table-cell office:value-type="float" office:value="0.0345877">
                <text:p>0.0345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601">
                <text:p>13.9601</text:p>
              </table:table-cell>
              <table:table-cell office:value-type="float" office:value="0.968974">
                <text:p>0.968974</text:p>
              </table:table-cell>
              <table:table-cell office:value-type="float" office:value="0.0310264">
                <text:p>0.031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701">
                <text:p>13.9701</text:p>
              </table:table-cell>
              <table:table-cell office:value-type="float" office:value="0.972347">
                <text:p>0.972347</text:p>
              </table:table-cell>
              <table:table-cell office:value-type="float" office:value="0.0276526">
                <text:p>0.0276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801">
                <text:p>13.9801</text:p>
              </table:table-cell>
              <table:table-cell office:value-type="float" office:value="0.975532">
                <text:p>0.975532</text:p>
              </table:table-cell>
              <table:table-cell office:value-type="float" office:value="0.0244678">
                <text:p>0.0244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901">
                <text:p>13.9901</text:p>
              </table:table-cell>
              <table:table-cell office:value-type="float" office:value="0.978527">
                <text:p>0.978527</text:p>
              </table:table-cell>
              <table:table-cell office:value-type="float" office:value="0.0214732">
                <text:p>0.0214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001">
                <text:p>14.0001</text:p>
              </table:table-cell>
              <table:table-cell office:value-type="float" office:value="0.98133">
                <text:p>0.98133</text:p>
              </table:table-cell>
              <table:table-cell office:value-type="float" office:value="0.01867">
                <text:p>0.0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101">
                <text:p>14.0101</text:p>
              </table:table-cell>
              <table:table-cell office:value-type="float" office:value="0.983941">
                <text:p>0.983941</text:p>
              </table:table-cell>
              <table:table-cell office:value-type="float" office:value="0.0160593">
                <text:p>0.0160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201">
                <text:p>14.0201</text:p>
              </table:table-cell>
              <table:table-cell office:value-type="float" office:value="0.986358">
                <text:p>0.986358</text:p>
              </table:table-cell>
              <table:table-cell office:value-type="float" office:value="0.0136422">
                <text:p>0.0136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301">
                <text:p>14.0301</text:p>
              </table:table-cell>
              <table:table-cell office:value-type="float" office:value="0.98858">
                <text:p>0.98858</text:p>
              </table:table-cell>
              <table:table-cell office:value-type="float" office:value="0.0114196">
                <text:p>0.0114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401">
                <text:p>14.0401</text:p>
              </table:table-cell>
              <table:table-cell office:value-type="float" office:value="0.990608">
                <text:p>0.990608</text:p>
              </table:table-cell>
              <table:table-cell office:value-type="float" office:value="0.00939244">
                <text:p>0.00939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501">
                <text:p>14.0501</text:p>
              </table:table-cell>
              <table:table-cell office:value-type="float" office:value="0.992438">
                <text:p>0.992438</text:p>
              </table:table-cell>
              <table:table-cell office:value-type="float" office:value="0.00756152">
                <text:p>0.00756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601">
                <text:p>14.0601</text:p>
              </table:table-cell>
              <table:table-cell office:value-type="float" office:value="0.994072">
                <text:p>0.994072</text:p>
              </table:table-cell>
              <table:table-cell office:value-type="float" office:value="0.00592756">
                <text:p>0.00592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701">
                <text:p>14.0701</text:p>
              </table:table-cell>
              <table:table-cell office:value-type="float" office:value="0.995509">
                <text:p>0.995509</text:p>
              </table:table-cell>
              <table:table-cell office:value-type="float" office:value="0.00449123">
                <text:p>0.00449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801">
                <text:p>14.0801</text:p>
              </table:table-cell>
              <table:table-cell office:value-type="float" office:value="0.996747">
                <text:p>0.996747</text:p>
              </table:table-cell>
              <table:table-cell office:value-type="float" office:value="0.0032531">
                <text:p>0.0032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0901">
                <text:p>14.0901</text:p>
              </table:table-cell>
              <table:table-cell office:value-type="float" office:value="0.997786">
                <text:p>0.997786</text:p>
              </table:table-cell>
              <table:table-cell office:value-type="float" office:value="0.00221366">
                <text:p>0.00221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001">
                <text:p>14.1001</text:p>
              </table:table-cell>
              <table:table-cell office:value-type="float" office:value="0.998627">
                <text:p>0.998627</text:p>
              </table:table-cell>
              <table:table-cell office:value-type="float" office:value="0.00137333">
                <text:p>0.00137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101">
                <text:p>14.1101</text:p>
              </table:table-cell>
              <table:table-cell office:value-type="float" office:value="0.999268">
                <text:p>0.999268</text:p>
              </table:table-cell>
              <table:table-cell office:value-type="float" office:value="0.00073244">
                <text:p>0.00073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201">
                <text:p>14.1201</text:p>
              </table:table-cell>
              <table:table-cell office:value-type="float" office:value="0.999709">
                <text:p>0.999709</text:p>
              </table:table-cell>
              <table:table-cell office:value-type="float" office:value="0.000291252">
                <text:p>0.00029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301">
                <text:p>14.1301</text:p>
              </table:table-cell>
              <table:table-cell office:value-type="float" office:value="0.99995">
                <text:p>0.99995</text:p>
              </table:table-cell>
              <table:table-cell office:value-type="float" office:value="0.0000499407">
                <text:p>0.0000499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401">
                <text:p>14.1401</text:p>
              </table:table-cell>
              <table:table-cell office:value-type="float" office:value="0.999991">
                <text:p>0.999991</text:p>
              </table:table-cell>
              <table:table-cell office:value-type="float" office:value="0.00000860284">
                <text:p>0.00000860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501">
                <text:p>14.1501</text:p>
              </table:table-cell>
              <table:table-cell office:value-type="float" office:value="0.999833">
                <text:p>0.999833</text:p>
              </table:table-cell>
              <table:table-cell office:value-type="float" office:value="0.000167255">
                <text:p>0.000167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601">
                <text:p>14.1601</text:p>
              </table:table-cell>
              <table:table-cell office:value-type="float" office:value="0.999474">
                <text:p>0.999474</text:p>
              </table:table-cell>
              <table:table-cell office:value-type="float" office:value="0.000525833">
                <text:p>0.00052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701">
                <text:p>14.1701</text:p>
              </table:table-cell>
              <table:table-cell office:value-type="float" office:value="0.998916">
                <text:p>0.998916</text:p>
              </table:table-cell>
              <table:table-cell office:value-type="float" office:value="0.00108419">
                <text:p>0.0010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801">
                <text:p>14.1801</text:p>
              </table:table-cell>
              <table:table-cell office:value-type="float" office:value="0.998158">
                <text:p>0.998158</text:p>
              </table:table-cell>
              <table:table-cell office:value-type="float" office:value="0.00184212">
                <text:p>0.00184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901">
                <text:p>14.1901</text:p>
              </table:table-cell>
              <table:table-cell office:value-type="float" office:value="0.997201">
                <text:p>0.997201</text:p>
              </table:table-cell>
              <table:table-cell office:value-type="float" office:value="0.00279929">
                <text:p>0.00279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001">
                <text:p>14.2001</text:p>
              </table:table-cell>
              <table:table-cell office:value-type="float" office:value="0.996045">
                <text:p>0.996045</text:p>
              </table:table-cell>
              <table:table-cell office:value-type="float" office:value="0.00395534">
                <text:p>0.00395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101">
                <text:p>14.2101</text:p>
              </table:table-cell>
              <table:table-cell office:value-type="float" office:value="0.99469">
                <text:p>0.99469</text:p>
              </table:table-cell>
              <table:table-cell office:value-type="float" office:value="0.00530981">
                <text:p>0.00530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201">
                <text:p>14.2201</text:p>
              </table:table-cell>
              <table:table-cell office:value-type="float" office:value="0.993138">
                <text:p>0.993138</text:p>
              </table:table-cell>
              <table:table-cell office:value-type="float" office:value="0.00686214">
                <text:p>0.00686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301">
                <text:p>14.2301</text:p>
              </table:table-cell>
              <table:table-cell office:value-type="float" office:value="0.991388">
                <text:p>0.991388</text:p>
              </table:table-cell>
              <table:table-cell office:value-type="float" office:value="0.00861172">
                <text:p>0.0086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401">
                <text:p>14.2401</text:p>
              </table:table-cell>
              <table:table-cell office:value-type="float" office:value="0.989442">
                <text:p>0.989442</text:p>
              </table:table-cell>
              <table:table-cell office:value-type="float" office:value="0.0105578">
                <text:p>0.0105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501">
                <text:p>14.2501</text:p>
              </table:table-cell>
              <table:table-cell office:value-type="float" office:value="0.9873">
                <text:p>0.9873</text:p>
              </table:table-cell>
              <table:table-cell office:value-type="float" office:value="0.0126997">
                <text:p>0.0126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601">
                <text:p>14.2601</text:p>
              </table:table-cell>
              <table:table-cell office:value-type="float" office:value="0.984963">
                <text:p>0.984963</text:p>
              </table:table-cell>
              <table:table-cell office:value-type="float" office:value="0.0150366">
                <text:p>0.015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701">
                <text:p>14.2701</text:p>
              </table:table-cell>
              <table:table-cell office:value-type="float" office:value="0.982433">
                <text:p>0.982433</text:p>
              </table:table-cell>
              <table:table-cell office:value-type="float" office:value="0.0175674">
                <text:p>0.0175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801">
                <text:p>14.2801</text:p>
              </table:table-cell>
              <table:table-cell office:value-type="float" office:value="0.979709">
                <text:p>0.979709</text:p>
              </table:table-cell>
              <table:table-cell office:value-type="float" office:value="0.0202911">
                <text:p>0.0202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2901">
                <text:p>14.2901</text:p>
              </table:table-cell>
              <table:table-cell office:value-type="float" office:value="0.976793">
                <text:p>0.976793</text:p>
              </table:table-cell>
              <table:table-cell office:value-type="float" office:value="0.0232067">
                <text:p>0.023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001">
                <text:p>14.3001</text:p>
              </table:table-cell>
              <table:table-cell office:value-type="float" office:value="0.973687">
                <text:p>0.973687</text:p>
              </table:table-cell>
              <table:table-cell office:value-type="float" office:value="0.0263131">
                <text:p>0.0263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101">
                <text:p>14.3101</text:p>
              </table:table-cell>
              <table:table-cell office:value-type="float" office:value="0.970391">
                <text:p>0.970391</text:p>
              </table:table-cell>
              <table:table-cell office:value-type="float" office:value="0.0296089">
                <text:p>0.0296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201">
                <text:p>14.3201</text:p>
              </table:table-cell>
              <table:table-cell office:value-type="float" office:value="0.966907">
                <text:p>0.966907</text:p>
              </table:table-cell>
              <table:table-cell office:value-type="float" office:value="0.0330929">
                <text:p>0.0330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301">
                <text:p>14.3301</text:p>
              </table:table-cell>
              <table:table-cell office:value-type="float" office:value="0.963236">
                <text:p>0.963236</text:p>
              </table:table-cell>
              <table:table-cell office:value-type="float" office:value="0.0367636">
                <text:p>0.0367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401">
                <text:p>14.3401</text:p>
              </table:table-cell>
              <table:table-cell office:value-type="float" office:value="0.95938">
                <text:p>0.95938</text:p>
              </table:table-cell>
              <table:table-cell office:value-type="float" office:value="0.0406196">
                <text:p>0.0406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501">
                <text:p>14.3501</text:p>
              </table:table-cell>
              <table:table-cell office:value-type="float" office:value="0.955341">
                <text:p>0.955341</text:p>
              </table:table-cell>
              <table:table-cell office:value-type="float" office:value="0.0446594">
                <text:p>0.0446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601">
                <text:p>14.3601</text:p>
              </table:table-cell>
              <table:table-cell office:value-type="float" office:value="0.951119">
                <text:p>0.951119</text:p>
              </table:table-cell>
              <table:table-cell office:value-type="float" office:value="0.0488813">
                <text:p>0.0488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701">
                <text:p>14.3701</text:p>
              </table:table-cell>
              <table:table-cell office:value-type="float" office:value="0.946716">
                <text:p>0.946716</text:p>
              </table:table-cell>
              <table:table-cell office:value-type="float" office:value="0.0532836">
                <text:p>0.0532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801">
                <text:p>14.3801</text:p>
              </table:table-cell>
              <table:table-cell office:value-type="float" office:value="0.942135">
                <text:p>0.942135</text:p>
              </table:table-cell>
              <table:table-cell office:value-type="float" office:value="0.0578646">
                <text:p>0.0578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901">
                <text:p>14.3901</text:p>
              </table:table-cell>
              <table:table-cell office:value-type="float" office:value="0.937378">
                <text:p>0.937378</text:p>
              </table:table-cell>
              <table:table-cell office:value-type="float" office:value="0.0626224">
                <text:p>0.0626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001">
                <text:p>14.4001</text:p>
              </table:table-cell>
              <table:table-cell office:value-type="float" office:value="0.932445">
                <text:p>0.932445</text:p>
              </table:table-cell>
              <table:table-cell office:value-type="float" office:value="0.0675552">
                <text:p>0.0675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101">
                <text:p>14.4101</text:p>
              </table:table-cell>
              <table:table-cell office:value-type="float" office:value="0.927339">
                <text:p>0.927339</text:p>
              </table:table-cell>
              <table:table-cell office:value-type="float" office:value="0.072661">
                <text:p>0.072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201">
                <text:p>14.4201</text:p>
              </table:table-cell>
              <table:table-cell office:value-type="float" office:value="0.922062">
                <text:p>0.922062</text:p>
              </table:table-cell>
              <table:table-cell office:value-type="float" office:value="0.0779377">
                <text:p>0.0779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301">
                <text:p>14.4301</text:p>
              </table:table-cell>
              <table:table-cell office:value-type="float" office:value="0.916617">
                <text:p>0.916617</text:p>
              </table:table-cell>
              <table:table-cell office:value-type="float" office:value="0.0833833">
                <text:p>0.0833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401">
                <text:p>14.4401</text:p>
              </table:table-cell>
              <table:table-cell office:value-type="float" office:value="0.911005">
                <text:p>0.911005</text:p>
              </table:table-cell>
              <table:table-cell office:value-type="float" office:value="0.0889954">
                <text:p>0.0889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501">
                <text:p>14.4501</text:p>
              </table:table-cell>
              <table:table-cell office:value-type="float" office:value="0.905228">
                <text:p>0.905228</text:p>
              </table:table-cell>
              <table:table-cell office:value-type="float" office:value="0.094772">
                <text:p>0.094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601">
                <text:p>14.4601</text:p>
              </table:table-cell>
              <table:table-cell office:value-type="float" office:value="0.899289">
                <text:p>0.899289</text:p>
              </table:table-cell>
              <table:table-cell office:value-type="float" office:value="0.100711">
                <text:p>0.100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701">
                <text:p>14.4701</text:p>
              </table:table-cell>
              <table:table-cell office:value-type="float" office:value="0.893191">
                <text:p>0.893191</text:p>
              </table:table-cell>
              <table:table-cell office:value-type="float" office:value="0.106809">
                <text:p>0.106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801">
                <text:p>14.4801</text:p>
              </table:table-cell>
              <table:table-cell office:value-type="float" office:value="0.886935">
                <text:p>0.886935</text:p>
              </table:table-cell>
              <table:table-cell office:value-type="float" office:value="0.113065">
                <text:p>0.113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901">
                <text:p>14.4901</text:p>
              </table:table-cell>
              <table:table-cell office:value-type="float" office:value="0.880525">
                <text:p>0.880525</text:p>
              </table:table-cell>
              <table:table-cell office:value-type="float" office:value="0.119475">
                <text:p>0.119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001">
                <text:p>14.5001</text:p>
              </table:table-cell>
              <table:table-cell office:value-type="float" office:value="0.873962">
                <text:p>0.873962</text:p>
              </table:table-cell>
              <table:table-cell office:value-type="float" office:value="0.126038">
                <text:p>0.126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101">
                <text:p>14.5101</text:p>
              </table:table-cell>
              <table:table-cell office:value-type="float" office:value="0.86725">
                <text:p>0.86725</text:p>
              </table:table-cell>
              <table:table-cell office:value-type="float" office:value="0.13275">
                <text:p>0.13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201">
                <text:p>14.5201</text:p>
              </table:table-cell>
              <table:table-cell office:value-type="float" office:value="0.860391">
                <text:p>0.860391</text:p>
              </table:table-cell>
              <table:table-cell office:value-type="float" office:value="0.139609">
                <text:p>0.139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301">
                <text:p>14.5301</text:p>
              </table:table-cell>
              <table:table-cell office:value-type="float" office:value="0.853388">
                <text:p>0.853388</text:p>
              </table:table-cell>
              <table:table-cell office:value-type="float" office:value="0.146612">
                <text:p>0.146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401">
                <text:p>14.5401</text:p>
              </table:table-cell>
              <table:table-cell office:value-type="float" office:value="0.846243">
                <text:p>0.846243</text:p>
              </table:table-cell>
              <table:table-cell office:value-type="float" office:value="0.153757">
                <text:p>0.153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501">
                <text:p>14.5501</text:p>
              </table:table-cell>
              <table:table-cell office:value-type="float" office:value="0.83896">
                <text:p>0.83896</text:p>
              </table:table-cell>
              <table:table-cell office:value-type="float" office:value="0.16104">
                <text:p>0.16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601">
                <text:p>14.5601</text:p>
              </table:table-cell>
              <table:table-cell office:value-type="float" office:value="0.831542">
                <text:p>0.831542</text:p>
              </table:table-cell>
              <table:table-cell office:value-type="float" office:value="0.168458">
                <text:p>0.168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701">
                <text:p>14.5701</text:p>
              </table:table-cell>
              <table:table-cell office:value-type="float" office:value="0.82399">
                <text:p>0.82399</text:p>
              </table:table-cell>
              <table:table-cell office:value-type="float" office:value="0.17601">
                <text:p>0.17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801">
                <text:p>14.5801</text:p>
              </table:table-cell>
              <table:table-cell office:value-type="float" office:value="0.816309">
                <text:p>0.816309</text:p>
              </table:table-cell>
              <table:table-cell office:value-type="float" office:value="0.183691">
                <text:p>0.183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901">
                <text:p>14.5901</text:p>
              </table:table-cell>
              <table:table-cell office:value-type="float" office:value="0.808502">
                <text:p>0.808502</text:p>
              </table:table-cell>
              <table:table-cell office:value-type="float" office:value="0.191498">
                <text:p>0.19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001">
                <text:p>14.6001</text:p>
              </table:table-cell>
              <table:table-cell office:value-type="float" office:value="0.800571">
                <text:p>0.800571</text:p>
              </table:table-cell>
              <table:table-cell office:value-type="float" office:value="0.199429">
                <text:p>0.199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101">
                <text:p>14.6101</text:p>
              </table:table-cell>
              <table:table-cell office:value-type="float" office:value="0.79252">
                <text:p>0.79252</text:p>
              </table:table-cell>
              <table:table-cell office:value-type="float" office:value="0.20748">
                <text:p>0.20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201">
                <text:p>14.6201</text:p>
              </table:table-cell>
              <table:table-cell office:value-type="float" office:value="0.784352">
                <text:p>0.784352</text:p>
              </table:table-cell>
              <table:table-cell office:value-type="float" office:value="0.215648">
                <text:p>0.215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301">
                <text:p>14.6301</text:p>
              </table:table-cell>
              <table:table-cell office:value-type="float" office:value="0.776071">
                <text:p>0.776071</text:p>
              </table:table-cell>
              <table:table-cell office:value-type="float" office:value="0.223929">
                <text:p>0.223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401">
                <text:p>14.6401</text:p>
              </table:table-cell>
              <table:table-cell office:value-type="float" office:value="0.767678">
                <text:p>0.767678</text:p>
              </table:table-cell>
              <table:table-cell office:value-type="float" office:value="0.232322">
                <text:p>0.232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501">
                <text:p>14.6501</text:p>
              </table:table-cell>
              <table:table-cell office:value-type="float" office:value="0.759179">
                <text:p>0.759179</text:p>
              </table:table-cell>
              <table:table-cell office:value-type="float" office:value="0.240821">
                <text:p>0.240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601">
                <text:p>14.6601</text:p>
              </table:table-cell>
              <table:table-cell office:value-type="float" office:value="0.750576">
                <text:p>0.750576</text:p>
              </table:table-cell>
              <table:table-cell office:value-type="float" office:value="0.249424">
                <text:p>0.24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701">
                <text:p>14.6701</text:p>
              </table:table-cell>
              <table:table-cell office:value-type="float" office:value="0.741873">
                <text:p>0.741873</text:p>
              </table:table-cell>
              <table:table-cell office:value-type="float" office:value="0.258127">
                <text:p>0.258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801">
                <text:p>14.6801</text:p>
              </table:table-cell>
              <table:table-cell office:value-type="float" office:value="0.733073">
                <text:p>0.733073</text:p>
              </table:table-cell>
              <table:table-cell office:value-type="float" office:value="0.266927">
                <text:p>0.266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6901">
                <text:p>14.6901</text:p>
              </table:table-cell>
              <table:table-cell office:value-type="float" office:value="0.72418">
                <text:p>0.72418</text:p>
              </table:table-cell>
              <table:table-cell office:value-type="float" office:value="0.27582">
                <text:p>0.27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001">
                <text:p>14.7001</text:p>
              </table:table-cell>
              <table:table-cell office:value-type="float" office:value="0.715197">
                <text:p>0.715197</text:p>
              </table:table-cell>
              <table:table-cell office:value-type="float" office:value="0.284803">
                <text:p>0.284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101">
                <text:p>14.7101</text:p>
              </table:table-cell>
              <table:table-cell office:value-type="float" office:value="0.706129">
                <text:p>0.706129</text:p>
              </table:table-cell>
              <table:table-cell office:value-type="float" office:value="0.293871">
                <text:p>0.29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201">
                <text:p>14.7201</text:p>
              </table:table-cell>
              <table:table-cell office:value-type="float" office:value="0.696977">
                <text:p>0.696977</text:p>
              </table:table-cell>
              <table:table-cell office:value-type="float" office:value="0.303023">
                <text:p>0.303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301">
                <text:p>14.7301</text:p>
              </table:table-cell>
              <table:table-cell office:value-type="float" office:value="0.687747">
                <text:p>0.687747</text:p>
              </table:table-cell>
              <table:table-cell office:value-type="float" office:value="0.312253">
                <text:p>0.31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401">
                <text:p>14.7401</text:p>
              </table:table-cell>
              <table:table-cell office:value-type="float" office:value="0.678442">
                <text:p>0.678442</text:p>
              </table:table-cell>
              <table:table-cell office:value-type="float" office:value="0.321558">
                <text:p>0.32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501">
                <text:p>14.7501</text:p>
              </table:table-cell>
              <table:table-cell office:value-type="float" office:value="0.669065">
                <text:p>0.669065</text:p>
              </table:table-cell>
              <table:table-cell office:value-type="float" office:value="0.330935">
                <text:p>0.330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601">
                <text:p>14.7601</text:p>
              </table:table-cell>
              <table:table-cell office:value-type="float" office:value="0.659621">
                <text:p>0.659621</text:p>
              </table:table-cell>
              <table:table-cell office:value-type="float" office:value="0.340379">
                <text:p>0.340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701">
                <text:p>14.7701</text:p>
              </table:table-cell>
              <table:table-cell office:value-type="float" office:value="0.650113">
                <text:p>0.650113</text:p>
              </table:table-cell>
              <table:table-cell office:value-type="float" office:value="0.349887">
                <text:p>0.349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801">
                <text:p>14.7801</text:p>
              </table:table-cell>
              <table:table-cell office:value-type="float" office:value="0.640545">
                <text:p>0.640545</text:p>
              </table:table-cell>
              <table:table-cell office:value-type="float" office:value="0.359455">
                <text:p>0.359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7901">
                <text:p>14.7901</text:p>
              </table:table-cell>
              <table:table-cell office:value-type="float" office:value="0.630921">
                <text:p>0.630921</text:p>
              </table:table-cell>
              <table:table-cell office:value-type="float" office:value="0.369079">
                <text:p>0.369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001">
                <text:p>14.8001</text:p>
              </table:table-cell>
              <table:table-cell office:value-type="float" office:value="0.621244">
                <text:p>0.621244</text:p>
              </table:table-cell>
              <table:table-cell office:value-type="float" office:value="0.378756">
                <text:p>0.37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101">
                <text:p>14.8101</text:p>
              </table:table-cell>
              <table:table-cell office:value-type="float" office:value="0.611519">
                <text:p>0.611519</text:p>
              </table:table-cell>
              <table:table-cell office:value-type="float" office:value="0.388481">
                <text:p>0.388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201">
                <text:p>14.8201</text:p>
              </table:table-cell>
              <table:table-cell office:value-type="float" office:value="0.601749">
                <text:p>0.601749</text:p>
              </table:table-cell>
              <table:table-cell office:value-type="float" office:value="0.398251">
                <text:p>0.398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301">
                <text:p>14.8301</text:p>
              </table:table-cell>
              <table:table-cell office:value-type="float" office:value="0.591939">
                <text:p>0.591939</text:p>
              </table:table-cell>
              <table:table-cell office:value-type="float" office:value="0.408061">
                <text:p>0.408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401">
                <text:p>14.8401</text:p>
              </table:table-cell>
              <table:table-cell office:value-type="float" office:value="0.582092">
                <text:p>0.582092</text:p>
              </table:table-cell>
              <table:table-cell office:value-type="float" office:value="0.417908">
                <text:p>0.417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501">
                <text:p>14.8501</text:p>
              </table:table-cell>
              <table:table-cell office:value-type="float" office:value="0.572212">
                <text:p>0.572212</text:p>
              </table:table-cell>
              <table:table-cell office:value-type="float" office:value="0.427788">
                <text:p>0.427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601">
                <text:p>14.8601</text:p>
              </table:table-cell>
              <table:table-cell office:value-type="float" office:value="0.562303">
                <text:p>0.562303</text:p>
              </table:table-cell>
              <table:table-cell office:value-type="float" office:value="0.437697">
                <text:p>0.437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701">
                <text:p>14.8701</text:p>
              </table:table-cell>
              <table:table-cell office:value-type="float" office:value="0.552369">
                <text:p>0.552369</text:p>
              </table:table-cell>
              <table:table-cell office:value-type="float" office:value="0.447631">
                <text:p>0.447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801">
                <text:p>14.8801</text:p>
              </table:table-cell>
              <table:table-cell office:value-type="float" office:value="0.542414">
                <text:p>0.542414</text:p>
              </table:table-cell>
              <table:table-cell office:value-type="float" office:value="0.457586">
                <text:p>0.457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901">
                <text:p>14.8901</text:p>
              </table:table-cell>
              <table:table-cell office:value-type="float" office:value="0.532442">
                <text:p>0.532442</text:p>
              </table:table-cell>
              <table:table-cell office:value-type="float" office:value="0.467558">
                <text:p>0.467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001">
                <text:p>14.9001</text:p>
              </table:table-cell>
              <table:table-cell office:value-type="float" office:value="0.522458">
                <text:p>0.522458</text:p>
              </table:table-cell>
              <table:table-cell office:value-type="float" office:value="0.477542">
                <text:p>0.477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101">
                <text:p>14.9101</text:p>
              </table:table-cell>
              <table:table-cell office:value-type="float" office:value="0.512464">
                <text:p>0.512464</text:p>
              </table:table-cell>
              <table:table-cell office:value-type="float" office:value="0.487536">
                <text:p>0.487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201">
                <text:p>14.9201</text:p>
              </table:table-cell>
              <table:table-cell office:value-type="float" office:value="0.502465">
                <text:p>0.502465</text:p>
              </table:table-cell>
              <table:table-cell office:value-type="float" office:value="0.497535">
                <text:p>0.497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301">
                <text:p>14.9301</text:p>
              </table:table-cell>
              <table:table-cell office:value-type="float" office:value="0.492465">
                <text:p>0.492465</text:p>
              </table:table-cell>
              <table:table-cell office:value-type="float" office:value="0.507535">
                <text:p>0.507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401">
                <text:p>14.9401</text:p>
              </table:table-cell>
              <table:table-cell office:value-type="float" office:value="0.482469">
                <text:p>0.482469</text:p>
              </table:table-cell>
              <table:table-cell office:value-type="float" office:value="0.517531">
                <text:p>0.517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501">
                <text:p>14.9501</text:p>
              </table:table-cell>
              <table:table-cell office:value-type="float" office:value="0.472479">
                <text:p>0.472479</text:p>
              </table:table-cell>
              <table:table-cell office:value-type="float" office:value="0.527521">
                <text:p>0.527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601">
                <text:p>14.9601</text:p>
              </table:table-cell>
              <table:table-cell office:value-type="float" office:value="0.4625">
                <text:p>0.4625</text:p>
              </table:table-cell>
              <table:table-cell office:value-type="float" office:value="0.5375">
                <text:p>0.5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701">
                <text:p>14.9701</text:p>
              </table:table-cell>
              <table:table-cell office:value-type="float" office:value="0.452537">
                <text:p>0.452537</text:p>
              </table:table-cell>
              <table:table-cell office:value-type="float" office:value="0.547463">
                <text:p>0.547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801">
                <text:p>14.9801</text:p>
              </table:table-cell>
              <table:table-cell office:value-type="float" office:value="0.442592">
                <text:p>0.442592</text:p>
              </table:table-cell>
              <table:table-cell office:value-type="float" office:value="0.557408">
                <text:p>0.557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901">
                <text:p>14.9901</text:p>
              </table:table-cell>
              <table:table-cell office:value-type="float" office:value="0.43267">
                <text:p>0.43267</text:p>
              </table:table-cell>
              <table:table-cell office:value-type="float" office:value="0.56733">
                <text:p>0.56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001">
                <text:p>15.0001</text:p>
              </table:table-cell>
              <table:table-cell office:value-type="float" office:value="0.422775">
                <text:p>0.422775</text:p>
              </table:table-cell>
              <table:table-cell office:value-type="float" office:value="0.577225">
                <text:p>0.577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101">
                <text:p>15.0101</text:p>
              </table:table-cell>
              <table:table-cell office:value-type="float" office:value="0.412912">
                <text:p>0.412912</text:p>
              </table:table-cell>
              <table:table-cell office:value-type="float" office:value="0.587088">
                <text:p>0.587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201">
                <text:p>15.0201</text:p>
              </table:table-cell>
              <table:table-cell office:value-type="float" office:value="0.403082">
                <text:p>0.403082</text:p>
              </table:table-cell>
              <table:table-cell office:value-type="float" office:value="0.596918">
                <text:p>0.596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301">
                <text:p>15.0301</text:p>
              </table:table-cell>
              <table:table-cell office:value-type="float" office:value="0.393292">
                <text:p>0.393292</text:p>
              </table:table-cell>
              <table:table-cell office:value-type="float" office:value="0.606708">
                <text:p>0.606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401">
                <text:p>15.0401</text:p>
              </table:table-cell>
              <table:table-cell office:value-type="float" office:value="0.383545">
                <text:p>0.383545</text:p>
              </table:table-cell>
              <table:table-cell office:value-type="float" office:value="0.616455">
                <text:p>0.616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501">
                <text:p>15.0501</text:p>
              </table:table-cell>
              <table:table-cell office:value-type="float" office:value="0.373844">
                <text:p>0.373844</text:p>
              </table:table-cell>
              <table:table-cell office:value-type="float" office:value="0.626156">
                <text:p>0.626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601">
                <text:p>15.0601</text:p>
              </table:table-cell>
              <table:table-cell office:value-type="float" office:value="0.364193">
                <text:p>0.364193</text:p>
              </table:table-cell>
              <table:table-cell office:value-type="float" office:value="0.635807">
                <text:p>0.635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701">
                <text:p>15.0701</text:p>
              </table:table-cell>
              <table:table-cell office:value-type="float" office:value="0.354597">
                <text:p>0.354597</text:p>
              </table:table-cell>
              <table:table-cell office:value-type="float" office:value="0.645403">
                <text:p>0.645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801">
                <text:p>15.0801</text:p>
              </table:table-cell>
              <table:table-cell office:value-type="float" office:value="0.345059">
                <text:p>0.345059</text:p>
              </table:table-cell>
              <table:table-cell office:value-type="float" office:value="0.654941">
                <text:p>0.654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0901">
                <text:p>15.0901</text:p>
              </table:table-cell>
              <table:table-cell office:value-type="float" office:value="0.335582">
                <text:p>0.335582</text:p>
              </table:table-cell>
              <table:table-cell office:value-type="float" office:value="0.664418">
                <text:p>0.664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001">
                <text:p>15.1001</text:p>
              </table:table-cell>
              <table:table-cell office:value-type="float" office:value="0.326172">
                <text:p>0.326172</text:p>
              </table:table-cell>
              <table:table-cell office:value-type="float" office:value="0.673828">
                <text:p>0.673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101">
                <text:p>15.1101</text:p>
              </table:table-cell>
              <table:table-cell office:value-type="float" office:value="0.316831">
                <text:p>0.316831</text:p>
              </table:table-cell>
              <table:table-cell office:value-type="float" office:value="0.683169">
                <text:p>0.68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201">
                <text:p>15.1201</text:p>
              </table:table-cell>
              <table:table-cell office:value-type="float" office:value="0.307564">
                <text:p>0.307564</text:p>
              </table:table-cell>
              <table:table-cell office:value-type="float" office:value="0.692436">
                <text:p>0.69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301">
                <text:p>15.1301</text:p>
              </table:table-cell>
              <table:table-cell office:value-type="float" office:value="0.298373">
                <text:p>0.298373</text:p>
              </table:table-cell>
              <table:table-cell office:value-type="float" office:value="0.701627">
                <text:p>0.701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401">
                <text:p>15.1401</text:p>
              </table:table-cell>
              <table:table-cell office:value-type="float" office:value="0.289263">
                <text:p>0.289263</text:p>
              </table:table-cell>
              <table:table-cell office:value-type="float" office:value="0.710737">
                <text:p>0.710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501">
                <text:p>15.1501</text:p>
              </table:table-cell>
              <table:table-cell office:value-type="float" office:value="0.280237">
                <text:p>0.280237</text:p>
              </table:table-cell>
              <table:table-cell office:value-type="float" office:value="0.719763">
                <text:p>0.719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601">
                <text:p>15.1601</text:p>
              </table:table-cell>
              <table:table-cell office:value-type="float" office:value="0.2713">
                <text:p>0.2713</text:p>
              </table:table-cell>
              <table:table-cell office:value-type="float" office:value="0.7287">
                <text:p>0.7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701">
                <text:p>15.1701</text:p>
              </table:table-cell>
              <table:table-cell office:value-type="float" office:value="0.262453">
                <text:p>0.262453</text:p>
              </table:table-cell>
              <table:table-cell office:value-type="float" office:value="0.737547">
                <text:p>0.737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801">
                <text:p>15.1801</text:p>
              </table:table-cell>
              <table:table-cell office:value-type="float" office:value="0.253702">
                <text:p>0.253702</text:p>
              </table:table-cell>
              <table:table-cell office:value-type="float" office:value="0.746298">
                <text:p>0.746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1901">
                <text:p>15.1901</text:p>
              </table:table-cell>
              <table:table-cell office:value-type="float" office:value="0.245049">
                <text:p>0.245049</text:p>
              </table:table-cell>
              <table:table-cell office:value-type="float" office:value="0.754951">
                <text:p>0.754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001">
                <text:p>15.2001</text:p>
              </table:table-cell>
              <table:table-cell office:value-type="float" office:value="0.236499">
                <text:p>0.236499</text:p>
              </table:table-cell>
              <table:table-cell office:value-type="float" office:value="0.763501">
                <text:p>0.763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101">
                <text:p>15.2101</text:p>
              </table:table-cell>
              <table:table-cell office:value-type="float" office:value="0.228053">
                <text:p>0.228053</text:p>
              </table:table-cell>
              <table:table-cell office:value-type="float" office:value="0.771947">
                <text:p>0.77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201">
                <text:p>15.2201</text:p>
              </table:table-cell>
              <table:table-cell office:value-type="float" office:value="0.219717">
                <text:p>0.219717</text:p>
              </table:table-cell>
              <table:table-cell office:value-type="float" office:value="0.780283">
                <text:p>0.780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301">
                <text:p>15.2301</text:p>
              </table:table-cell>
              <table:table-cell office:value-type="float" office:value="0.211492">
                <text:p>0.211492</text:p>
              </table:table-cell>
              <table:table-cell office:value-type="float" office:value="0.788508">
                <text:p>0.788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401">
                <text:p>15.2401</text:p>
              </table:table-cell>
              <table:table-cell office:value-type="float" office:value="0.203383">
                <text:p>0.203383</text:p>
              </table:table-cell>
              <table:table-cell office:value-type="float" office:value="0.796617">
                <text:p>0.796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501">
                <text:p>15.2501</text:p>
              </table:table-cell>
              <table:table-cell office:value-type="float" office:value="0.195393">
                <text:p>0.195393</text:p>
              </table:table-cell>
              <table:table-cell office:value-type="float" office:value="0.804607">
                <text:p>0.804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601">
                <text:p>15.2601</text:p>
              </table:table-cell>
              <table:table-cell office:value-type="float" office:value="0.187524">
                <text:p>0.187524</text:p>
              </table:table-cell>
              <table:table-cell office:value-type="float" office:value="0.812476">
                <text:p>0.812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701">
                <text:p>15.2701</text:p>
              </table:table-cell>
              <table:table-cell office:value-type="float" office:value="0.17978">
                <text:p>0.17978</text:p>
              </table:table-cell>
              <table:table-cell office:value-type="float" office:value="0.82022">
                <text:p>0.8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801">
                <text:p>15.2801</text:p>
              </table:table-cell>
              <table:table-cell office:value-type="float" office:value="0.172165">
                <text:p>0.172165</text:p>
              </table:table-cell>
              <table:table-cell office:value-type="float" office:value="0.827835">
                <text:p>0.827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2901">
                <text:p>15.2901</text:p>
              </table:table-cell>
              <table:table-cell office:value-type="float" office:value="0.164681">
                <text:p>0.164681</text:p>
              </table:table-cell>
              <table:table-cell office:value-type="float" office:value="0.835319">
                <text:p>0.835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001">
                <text:p>15.3001</text:p>
              </table:table-cell>
              <table:table-cell office:value-type="float" office:value="0.15733">
                <text:p>0.15733</text:p>
              </table:table-cell>
              <table:table-cell office:value-type="float" office:value="0.84267">
                <text:p>0.8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101">
                <text:p>15.3101</text:p>
              </table:table-cell>
              <table:table-cell office:value-type="float" office:value="0.150117">
                <text:p>0.150117</text:p>
              </table:table-cell>
              <table:table-cell office:value-type="float" office:value="0.849883">
                <text:p>0.849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201">
                <text:p>15.3201</text:p>
              </table:table-cell>
              <table:table-cell office:value-type="float" office:value="0.143044">
                <text:p>0.143044</text:p>
              </table:table-cell>
              <table:table-cell office:value-type="float" office:value="0.856956">
                <text:p>0.856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301">
                <text:p>15.3301</text:p>
              </table:table-cell>
              <table:table-cell office:value-type="float" office:value="0.136113">
                <text:p>0.136113</text:p>
              </table:table-cell>
              <table:table-cell office:value-type="float" office:value="0.863887">
                <text:p>0.86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401">
                <text:p>15.3401</text:p>
              </table:table-cell>
              <table:table-cell office:value-type="float" office:value="0.129328">
                <text:p>0.129328</text:p>
              </table:table-cell>
              <table:table-cell office:value-type="float" office:value="0.870672">
                <text:p>0.870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501">
                <text:p>15.3501</text:p>
              </table:table-cell>
              <table:table-cell office:value-type="float" office:value="0.122692">
                <text:p>0.122692</text:p>
              </table:table-cell>
              <table:table-cell office:value-type="float" office:value="0.877308">
                <text:p>0.877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601">
                <text:p>15.3601</text:p>
              </table:table-cell>
              <table:table-cell office:value-type="float" office:value="0.116206">
                <text:p>0.116206</text:p>
              </table:table-cell>
              <table:table-cell office:value-type="float" office:value="0.883794">
                <text:p>0.883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701">
                <text:p>15.3701</text:p>
              </table:table-cell>
              <table:table-cell office:value-type="float" office:value="0.109874">
                <text:p>0.109874</text:p>
              </table:table-cell>
              <table:table-cell office:value-type="float" office:value="0.890126">
                <text:p>0.890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801">
                <text:p>15.3801</text:p>
              </table:table-cell>
              <table:table-cell office:value-type="float" office:value="0.103697">
                <text:p>0.103697</text:p>
              </table:table-cell>
              <table:table-cell office:value-type="float" office:value="0.896303">
                <text:p>0.896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3901">
                <text:p>15.3901</text:p>
              </table:table-cell>
              <table:table-cell office:value-type="float" office:value="0.0976797">
                <text:p>0.0976797</text:p>
              </table:table-cell>
              <table:table-cell office:value-type="float" office:value="0.90232">
                <text:p>0.90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001">
                <text:p>15.4001</text:p>
              </table:table-cell>
              <table:table-cell office:value-type="float" office:value="0.091823">
                <text:p>0.091823</text:p>
              </table:table-cell>
              <table:table-cell office:value-type="float" office:value="0.908177">
                <text:p>0.908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101">
                <text:p>15.4101</text:p>
              </table:table-cell>
              <table:table-cell office:value-type="float" office:value="0.0861295">
                <text:p>0.0861295</text:p>
              </table:table-cell>
              <table:table-cell office:value-type="float" office:value="0.913871">
                <text:p>0.91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201">
                <text:p>15.4201</text:p>
              </table:table-cell>
              <table:table-cell office:value-type="float" office:value="0.0806015">
                <text:p>0.0806015</text:p>
              </table:table-cell>
              <table:table-cell office:value-type="float" office:value="0.919398">
                <text:p>0.919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301">
                <text:p>15.4301</text:p>
              </table:table-cell>
              <table:table-cell office:value-type="float" office:value="0.0752413">
                <text:p>0.0752413</text:p>
              </table:table-cell>
              <table:table-cell office:value-type="float" office:value="0.924759">
                <text:p>0.924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401">
                <text:p>15.4401</text:p>
              </table:table-cell>
              <table:table-cell office:value-type="float" office:value="0.070051">
                <text:p>0.070051</text:p>
              </table:table-cell>
              <table:table-cell office:value-type="float" office:value="0.929949">
                <text:p>0.92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501">
                <text:p>15.4501</text:p>
              </table:table-cell>
              <table:table-cell office:value-type="float" office:value="0.0650327">
                <text:p>0.0650327</text:p>
              </table:table-cell>
              <table:table-cell office:value-type="float" office:value="0.934967">
                <text:p>0.934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601">
                <text:p>15.4601</text:p>
              </table:table-cell>
              <table:table-cell office:value-type="float" office:value="0.0601883">
                <text:p>0.0601883</text:p>
              </table:table-cell>
              <table:table-cell office:value-type="float" office:value="0.939812">
                <text:p>0.939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701">
                <text:p>15.4701</text:p>
              </table:table-cell>
              <table:table-cell office:value-type="float" office:value="0.0555199">
                <text:p>0.0555199</text:p>
              </table:table-cell>
              <table:table-cell office:value-type="float" office:value="0.94448">
                <text:p>0.94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801">
                <text:p>15.4801</text:p>
              </table:table-cell>
              <table:table-cell office:value-type="float" office:value="0.0510292">
                <text:p>0.0510292</text:p>
              </table:table-cell>
              <table:table-cell office:value-type="float" office:value="0.948971">
                <text:p>0.948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901">
                <text:p>15.4901</text:p>
              </table:table-cell>
              <table:table-cell office:value-type="float" office:value="0.0467182">
                <text:p>0.0467182</text:p>
              </table:table-cell>
              <table:table-cell office:value-type="float" office:value="0.953282">
                <text:p>0.95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001">
                <text:p>15.5001</text:p>
              </table:table-cell>
              <table:table-cell office:value-type="float" office:value="0.0425884">
                <text:p>0.0425884</text:p>
              </table:table-cell>
              <table:table-cell office:value-type="float" office:value="0.957412">
                <text:p>0.957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101">
                <text:p>15.5101</text:p>
              </table:table-cell>
              <table:table-cell office:value-type="float" office:value="0.0386416">
                <text:p>0.0386416</text:p>
              </table:table-cell>
              <table:table-cell office:value-type="float" office:value="0.961358">
                <text:p>0.96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201">
                <text:p>15.5201</text:p>
              </table:table-cell>
              <table:table-cell office:value-type="float" office:value="0.0348794">
                <text:p>0.0348794</text:p>
              </table:table-cell>
              <table:table-cell office:value-type="float" office:value="0.965121">
                <text:p>0.965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301">
                <text:p>15.5301</text:p>
              </table:table-cell>
              <table:table-cell office:value-type="float" office:value="0.0313031">
                <text:p>0.0313031</text:p>
              </table:table-cell>
              <table:table-cell office:value-type="float" office:value="0.968697">
                <text:p>0.96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401">
                <text:p>15.5401</text:p>
              </table:table-cell>
              <table:table-cell office:value-type="float" office:value="0.0279144">
                <text:p>0.0279144</text:p>
              </table:table-cell>
              <table:table-cell office:value-type="float" office:value="0.972086">
                <text:p>0.972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501">
                <text:p>15.5501</text:p>
              </table:table-cell>
              <table:table-cell office:value-type="float" office:value="0.0247145">
                <text:p>0.0247145</text:p>
              </table:table-cell>
              <table:table-cell office:value-type="float" office:value="0.975286">
                <text:p>0.975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601">
                <text:p>15.5601</text:p>
              </table:table-cell>
              <table:table-cell office:value-type="float" office:value="0.0217047">
                <text:p>0.0217047</text:p>
              </table:table-cell>
              <table:table-cell office:value-type="float" office:value="0.978295">
                <text:p>0.97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701">
                <text:p>15.5701</text:p>
              </table:table-cell>
              <table:table-cell office:value-type="float" office:value="0.0188862">
                <text:p>0.0188862</text:p>
              </table:table-cell>
              <table:table-cell office:value-type="float" office:value="0.981114">
                <text:p>0.98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801">
                <text:p>15.5801</text:p>
              </table:table-cell>
              <table:table-cell office:value-type="float" office:value="0.0162601">
                <text:p>0.0162601</text:p>
              </table:table-cell>
              <table:table-cell office:value-type="float" office:value="0.98374">
                <text:p>0.9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5901">
                <text:p>15.5901</text:p>
              </table:table-cell>
              <table:table-cell office:value-type="float" office:value="0.0138275">
                <text:p>0.0138275</text:p>
              </table:table-cell>
              <table:table-cell office:value-type="float" office:value="0.986172">
                <text:p>0.986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001">
                <text:p>15.6001</text:p>
              </table:table-cell>
              <table:table-cell office:value-type="float" office:value="0.0115894">
                <text:p>0.0115894</text:p>
              </table:table-cell>
              <table:table-cell office:value-type="float" office:value="0.988411">
                <text:p>0.988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101">
                <text:p>15.6101</text:p>
              </table:table-cell>
              <table:table-cell office:value-type="float" office:value="0.00954668">
                <text:p>0.00954668</text:p>
              </table:table-cell>
              <table:table-cell office:value-type="float" office:value="0.990453">
                <text:p>0.990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201">
                <text:p>15.6201</text:p>
              </table:table-cell>
              <table:table-cell office:value-type="float" office:value="0.00770011">
                <text:p>0.00770011</text:p>
              </table:table-cell>
              <table:table-cell office:value-type="float" office:value="0.9923">
                <text:p>0.9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301">
                <text:p>15.6301</text:p>
              </table:table-cell>
              <table:table-cell office:value-type="float" office:value="0.00605045">
                <text:p>0.00605045</text:p>
              </table:table-cell>
              <table:table-cell office:value-type="float" office:value="0.99395">
                <text:p>0.99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401">
                <text:p>15.6401</text:p>
              </table:table-cell>
              <table:table-cell office:value-type="float" office:value="0.00459836">
                <text:p>0.00459836</text:p>
              </table:table-cell>
              <table:table-cell office:value-type="float" office:value="0.995402">
                <text:p>0.995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501">
                <text:p>15.6501</text:p>
              </table:table-cell>
              <table:table-cell office:value-type="float" office:value="0.00334442">
                <text:p>0.00334442</text:p>
              </table:table-cell>
              <table:table-cell office:value-type="float" office:value="0.996656">
                <text:p>0.996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601">
                <text:p>15.6601</text:p>
              </table:table-cell>
              <table:table-cell office:value-type="float" office:value="0.00228914">
                <text:p>0.00228914</text:p>
              </table:table-cell>
              <table:table-cell office:value-type="float" office:value="0.997711">
                <text:p>0.997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701">
                <text:p>15.6701</text:p>
              </table:table-cell>
              <table:table-cell office:value-type="float" office:value="0.00143294">
                <text:p>0.00143294</text:p>
              </table:table-cell>
              <table:table-cell office:value-type="float" office:value="0.998567">
                <text:p>0.998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801">
                <text:p>15.6801</text:p>
              </table:table-cell>
              <table:table-cell office:value-type="float" office:value="0.00077616">
                <text:p>0.00077616</text:p>
              </table:table-cell>
              <table:table-cell office:value-type="float" office:value="0.999224">
                <text:p>0.999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901">
                <text:p>15.6901</text:p>
              </table:table-cell>
              <table:table-cell office:value-type="float" office:value="0.000319062">
                <text:p>0.000319062</text:p>
              </table:table-cell>
              <table:table-cell office:value-type="float" office:value="0.999681">
                <text:p>0.999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001">
                <text:p>15.7001</text:p>
              </table:table-cell>
              <table:table-cell office:value-type="float" office:value="0.0000618296">
                <text:p>0.0000618296</text:p>
              </table:table-cell>
              <table:table-cell office:value-type="float" office:value="0.999938">
                <text:p>0.999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101">
                <text:p>15.7101</text:p>
              </table:table-cell>
              <table:table-cell office:value-type="float" office:value="0.00000456564">
                <text:p>0.00000456564</text:p>
              </table:table-cell>
              <table:table-cell office:value-type="float" office:value="0.999995">
                <text:p>0.9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201">
                <text:p>15.7201</text:p>
              </table:table-cell>
              <table:table-cell office:value-type="float" office:value="0.000147293">
                <text:p>0.000147293</text:p>
              </table:table-cell>
              <table:table-cell office:value-type="float" office:value="0.999853">
                <text:p>0.999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301">
                <text:p>15.7301</text:p>
              </table:table-cell>
              <table:table-cell office:value-type="float" office:value="0.000489955">
                <text:p>0.000489955</text:p>
              </table:table-cell>
              <table:table-cell office:value-type="float" office:value="0.99951">
                <text:p>0.99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401">
                <text:p>15.7401</text:p>
              </table:table-cell>
              <table:table-cell office:value-type="float" office:value="0.00103241">
                <text:p>0.00103241</text:p>
              </table:table-cell>
              <table:table-cell office:value-type="float" office:value="0.998968">
                <text:p>0.998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501">
                <text:p>15.7501</text:p>
              </table:table-cell>
              <table:table-cell office:value-type="float" office:value="0.00177445">
                <text:p>0.00177445</text:p>
              </table:table-cell>
              <table:table-cell office:value-type="float" office:value="0.998226">
                <text:p>0.998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601">
                <text:p>15.7601</text:p>
              </table:table-cell>
              <table:table-cell office:value-type="float" office:value="0.00271578">
                <text:p>0.00271578</text:p>
              </table:table-cell>
              <table:table-cell office:value-type="float" office:value="0.997284">
                <text:p>0.997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701">
                <text:p>15.7701</text:p>
              </table:table-cell>
              <table:table-cell office:value-type="float" office:value="0.00385601">
                <text:p>0.00385601</text:p>
              </table:table-cell>
              <table:table-cell office:value-type="float" office:value="0.996144">
                <text:p>0.996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801">
                <text:p>15.7801</text:p>
              </table:table-cell>
              <table:table-cell office:value-type="float" office:value="0.00519469">
                <text:p>0.00519469</text:p>
              </table:table-cell>
              <table:table-cell office:value-type="float" office:value="0.994805">
                <text:p>0.994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7901">
                <text:p>15.7901</text:p>
              </table:table-cell>
              <table:table-cell office:value-type="float" office:value="0.00673129">
                <text:p>0.00673129</text:p>
              </table:table-cell>
              <table:table-cell office:value-type="float" office:value="0.993269">
                <text:p>0.99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001">
                <text:p>15.8001</text:p>
              </table:table-cell>
              <table:table-cell office:value-type="float" office:value="0.00846518">
                <text:p>0.00846518</text:p>
              </table:table-cell>
              <table:table-cell office:value-type="float" office:value="0.991535">
                <text:p>0.99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101">
                <text:p>15.8101</text:p>
              </table:table-cell>
              <table:table-cell office:value-type="float" office:value="0.0103957">
                <text:p>0.0103957</text:p>
              </table:table-cell>
              <table:table-cell office:value-type="float" office:value="0.989604">
                <text:p>0.989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201">
                <text:p>15.8201</text:p>
              </table:table-cell>
              <table:table-cell office:value-type="float" office:value="0.012522">
                <text:p>0.012522</text:p>
              </table:table-cell>
              <table:table-cell office:value-type="float" office:value="0.987478">
                <text:p>0.987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301">
                <text:p>15.8301</text:p>
              </table:table-cell>
              <table:table-cell office:value-type="float" office:value="0.0148434">
                <text:p>0.0148434</text:p>
              </table:table-cell>
              <table:table-cell office:value-type="float" office:value="0.985157">
                <text:p>0.985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401">
                <text:p>15.8401</text:p>
              </table:table-cell>
              <table:table-cell office:value-type="float" office:value="0.0173587">
                <text:p>0.0173587</text:p>
              </table:table-cell>
              <table:table-cell office:value-type="float" office:value="0.982641">
                <text:p>0.98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501">
                <text:p>15.8501</text:p>
              </table:table-cell>
              <table:table-cell office:value-type="float" office:value="0.0200672">
                <text:p>0.0200672</text:p>
              </table:table-cell>
              <table:table-cell office:value-type="float" office:value="0.979933">
                <text:p>0.97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601">
                <text:p>15.8601</text:p>
              </table:table-cell>
              <table:table-cell office:value-type="float" office:value="0.0229676">
                <text:p>0.0229676</text:p>
              </table:table-cell>
              <table:table-cell office:value-type="float" office:value="0.977032">
                <text:p>0.977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701">
                <text:p>15.8701</text:p>
              </table:table-cell>
              <table:table-cell office:value-type="float" office:value="0.0260588">
                <text:p>0.0260588</text:p>
              </table:table-cell>
              <table:table-cell office:value-type="float" office:value="0.973941">
                <text:p>0.973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801">
                <text:p>15.8801</text:p>
              </table:table-cell>
              <table:table-cell office:value-type="float" office:value="0.0293395">
                <text:p>0.0293395</text:p>
              </table:table-cell>
              <table:table-cell office:value-type="float" office:value="0.97066">
                <text:p>0.97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901">
                <text:p>15.8901</text:p>
              </table:table-cell>
              <table:table-cell office:value-type="float" office:value="0.0328086">
                <text:p>0.0328086</text:p>
              </table:table-cell>
              <table:table-cell office:value-type="float" office:value="0.967191">
                <text:p>0.967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001">
                <text:p>15.9001</text:p>
              </table:table-cell>
              <table:table-cell office:value-type="float" office:value="0.0364645">
                <text:p>0.0364645</text:p>
              </table:table-cell>
              <table:table-cell office:value-type="float" office:value="0.963536">
                <text:p>0.963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101">
                <text:p>15.9101</text:p>
              </table:table-cell>
              <table:table-cell office:value-type="float" office:value="0.0403058">
                <text:p>0.0403058</text:p>
              </table:table-cell>
              <table:table-cell office:value-type="float" office:value="0.959694">
                <text:p>0.959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201">
                <text:p>15.9201</text:p>
              </table:table-cell>
              <table:table-cell office:value-type="float" office:value="0.044331">
                <text:p>0.044331</text:p>
              </table:table-cell>
              <table:table-cell office:value-type="float" office:value="0.955669">
                <text:p>0.955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301">
                <text:p>15.9301</text:p>
              </table:table-cell>
              <table:table-cell office:value-type="float" office:value="0.0485384">
                <text:p>0.0485384</text:p>
              </table:table-cell>
              <table:table-cell office:value-type="float" office:value="0.951462">
                <text:p>0.95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401">
                <text:p>15.9401</text:p>
              </table:table-cell>
              <table:table-cell office:value-type="float" office:value="0.0529264">
                <text:p>0.0529264</text:p>
              </table:table-cell>
              <table:table-cell office:value-type="float" office:value="0.947074">
                <text:p>0.947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501">
                <text:p>15.9501</text:p>
              </table:table-cell>
              <table:table-cell office:value-type="float" office:value="0.0574933">
                <text:p>0.0574933</text:p>
              </table:table-cell>
              <table:table-cell office:value-type="float" office:value="0.942507">
                <text:p>0.942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601">
                <text:p>15.9601</text:p>
              </table:table-cell>
              <table:table-cell office:value-type="float" office:value="0.0622371">
                <text:p>0.0622371</text:p>
              </table:table-cell>
              <table:table-cell office:value-type="float" office:value="0.937763">
                <text:p>0.937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701">
                <text:p>15.9701</text:p>
              </table:table-cell>
              <table:table-cell office:value-type="float" office:value="0.0671561">
                <text:p>0.0671561</text:p>
              </table:table-cell>
              <table:table-cell office:value-type="float" office:value="0.932844">
                <text:p>0.93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801">
                <text:p>15.9801</text:p>
              </table:table-cell>
              <table:table-cell office:value-type="float" office:value="0.0722481">
                <text:p>0.0722481</text:p>
              </table:table-cell>
              <table:table-cell office:value-type="float" office:value="0.927752">
                <text:p>0.92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9901">
                <text:p>15.9901</text:p>
              </table:table-cell>
              <table:table-cell office:value-type="float" office:value="0.0775113">
                <text:p>0.0775113</text:p>
              </table:table-cell>
              <table:table-cell office:value-type="float" office:value="0.922489">
                <text:p>0.922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001">
                <text:p>16.0001</text:p>
              </table:table-cell>
              <table:table-cell office:value-type="float" office:value="0.0829435">
                <text:p>0.0829435</text:p>
              </table:table-cell>
              <table:table-cell office:value-type="float" office:value="0.917057">
                <text:p>0.917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101">
                <text:p>16.0101</text:p>
              </table:table-cell>
              <table:table-cell office:value-type="float" office:value="0.0885425">
                <text:p>0.0885425</text:p>
              </table:table-cell>
              <table:table-cell office:value-type="float" office:value="0.911458">
                <text:p>0.91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201">
                <text:p>16.0201</text:p>
              </table:table-cell>
              <table:table-cell office:value-type="float" office:value="0.094306">
                <text:p>0.094306</text:p>
              </table:table-cell>
              <table:table-cell office:value-type="float" office:value="0.905694">
                <text:p>0.905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301">
                <text:p>16.0301</text:p>
              </table:table-cell>
              <table:table-cell office:value-type="float" office:value="0.100232">
                <text:p>0.100232</text:p>
              </table:table-cell>
              <table:table-cell office:value-type="float" office:value="0.899768">
                <text:p>0.899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401">
                <text:p>16.0401</text:p>
              </table:table-cell>
              <table:table-cell office:value-type="float" office:value="0.106318">
                <text:p>0.106318</text:p>
              </table:table-cell>
              <table:table-cell office:value-type="float" office:value="0.893682">
                <text:p>0.893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501">
                <text:p>16.0501</text:p>
              </table:table-cell>
              <table:table-cell office:value-type="float" office:value="0.112561">
                <text:p>0.112561</text:p>
              </table:table-cell>
              <table:table-cell office:value-type="float" office:value="0.887439">
                <text:p>0.887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601">
                <text:p>16.0601</text:p>
              </table:table-cell>
              <table:table-cell office:value-type="float" office:value="0.118959">
                <text:p>0.118959</text:p>
              </table:table-cell>
              <table:table-cell office:value-type="float" office:value="0.881041">
                <text:p>0.88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701">
                <text:p>16.0701</text:p>
              </table:table-cell>
              <table:table-cell office:value-type="float" office:value="0.125509">
                <text:p>0.125509</text:p>
              </table:table-cell>
              <table:table-cell office:value-type="float" office:value="0.874491">
                <text:p>0.874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801">
                <text:p>16.0801</text:p>
              </table:table-cell>
              <table:table-cell office:value-type="float" office:value="0.13221">
                <text:p>0.13221</text:p>
              </table:table-cell>
              <table:table-cell office:value-type="float" office:value="0.86779">
                <text:p>0.86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0901">
                <text:p>16.0901</text:p>
              </table:table-cell>
              <table:table-cell office:value-type="float" office:value="0.139057">
                <text:p>0.139057</text:p>
              </table:table-cell>
              <table:table-cell office:value-type="float" office:value="0.860943">
                <text:p>0.860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001">
                <text:p>16.1001</text:p>
              </table:table-cell>
              <table:table-cell office:value-type="float" office:value="0.146049">
                <text:p>0.146049</text:p>
              </table:table-cell>
              <table:table-cell office:value-type="float" office:value="0.853951">
                <text:p>0.853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101">
                <text:p>16.1101</text:p>
              </table:table-cell>
              <table:table-cell office:value-type="float" office:value="0.153183">
                <text:p>0.153183</text:p>
              </table:table-cell>
              <table:table-cell office:value-type="float" office:value="0.846817">
                <text:p>0.846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201">
                <text:p>16.1201</text:p>
              </table:table-cell>
              <table:table-cell office:value-type="float" office:value="0.160455">
                <text:p>0.160455</text:p>
              </table:table-cell>
              <table:table-cell office:value-type="float" office:value="0.839545">
                <text:p>0.839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301">
                <text:p>16.1301</text:p>
              </table:table-cell>
              <table:table-cell office:value-type="float" office:value="0.167863">
                <text:p>0.167863</text:p>
              </table:table-cell>
              <table:table-cell office:value-type="float" office:value="0.832137">
                <text:p>0.832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401">
                <text:p>16.1401</text:p>
              </table:table-cell>
              <table:table-cell office:value-type="float" office:value="0.175404">
                <text:p>0.175404</text:p>
              </table:table-cell>
              <table:table-cell office:value-type="float" office:value="0.824596">
                <text:p>0.824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501">
                <text:p>16.1501</text:p>
              </table:table-cell>
              <table:table-cell office:value-type="float" office:value="0.183074">
                <text:p>0.183074</text:p>
              </table:table-cell>
              <table:table-cell office:value-type="float" office:value="0.816926">
                <text:p>0.816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601">
                <text:p>16.1601</text:p>
              </table:table-cell>
              <table:table-cell office:value-type="float" office:value="0.190872">
                <text:p>0.190872</text:p>
              </table:table-cell>
              <table:table-cell office:value-type="float" office:value="0.809128">
                <text:p>0.809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701">
                <text:p>16.1701</text:p>
              </table:table-cell>
              <table:table-cell office:value-type="float" office:value="0.198793">
                <text:p>0.198793</text:p>
              </table:table-cell>
              <table:table-cell office:value-type="float" office:value="0.801207">
                <text:p>0.80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801">
                <text:p>16.1801</text:p>
              </table:table-cell>
              <table:table-cell office:value-type="float" office:value="0.206834">
                <text:p>0.206834</text:p>
              </table:table-cell>
              <table:table-cell office:value-type="float" office:value="0.793166">
                <text:p>0.793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901">
                <text:p>16.1901</text:p>
              </table:table-cell>
              <table:table-cell office:value-type="float" office:value="0.214993">
                <text:p>0.214993</text:p>
              </table:table-cell>
              <table:table-cell office:value-type="float" office:value="0.785007">
                <text:p>0.785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001">
                <text:p>16.2001</text:p>
              </table:table-cell>
              <table:table-cell office:value-type="float" office:value="0.223266">
                <text:p>0.223266</text:p>
              </table:table-cell>
              <table:table-cell office:value-type="float" office:value="0.776734">
                <text:p>0.776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101">
                <text:p>16.2101</text:p>
              </table:table-cell>
              <table:table-cell office:value-type="float" office:value="0.231649">
                <text:p>0.231649</text:p>
              </table:table-cell>
              <table:table-cell office:value-type="float" office:value="0.768351">
                <text:p>0.768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201">
                <text:p>16.2201</text:p>
              </table:table-cell>
              <table:table-cell office:value-type="float" office:value="0.24014">
                <text:p>0.24014</text:p>
              </table:table-cell>
              <table:table-cell office:value-type="float" office:value="0.75986">
                <text:p>0.75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301">
                <text:p>16.2301</text:p>
              </table:table-cell>
              <table:table-cell office:value-type="float" office:value="0.248735">
                <text:p>0.248735</text:p>
              </table:table-cell>
              <table:table-cell office:value-type="float" office:value="0.751265">
                <text:p>0.75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401">
                <text:p>16.2401</text:p>
              </table:table-cell>
              <table:table-cell office:value-type="float" office:value="0.25743">
                <text:p>0.25743</text:p>
              </table:table-cell>
              <table:table-cell office:value-type="float" office:value="0.74257">
                <text:p>0.7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501">
                <text:p>16.2501</text:p>
              </table:table-cell>
              <table:table-cell office:value-type="float" office:value="0.266222">
                <text:p>0.266222</text:p>
              </table:table-cell>
              <table:table-cell office:value-type="float" office:value="0.733778">
                <text:p>0.733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601">
                <text:p>16.2601</text:p>
              </table:table-cell>
              <table:table-cell office:value-type="float" office:value="0.275108">
                <text:p>0.275108</text:p>
              </table:table-cell>
              <table:table-cell office:value-type="float" office:value="0.724892">
                <text:p>0.72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701">
                <text:p>16.2701</text:p>
              </table:table-cell>
              <table:table-cell office:value-type="float" office:value="0.284084">
                <text:p>0.284084</text:p>
              </table:table-cell>
              <table:table-cell office:value-type="float" office:value="0.715916">
                <text:p>0.715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801">
                <text:p>16.2801</text:p>
              </table:table-cell>
              <table:table-cell office:value-type="float" office:value="0.293146">
                <text:p>0.293146</text:p>
              </table:table-cell>
              <table:table-cell office:value-type="float" office:value="0.706854">
                <text:p>0.706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2901">
                <text:p>16.2901</text:p>
              </table:table-cell>
              <table:table-cell office:value-type="float" office:value="0.302291">
                <text:p>0.302291</text:p>
              </table:table-cell>
              <table:table-cell office:value-type="float" office:value="0.697709">
                <text:p>0.697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001">
                <text:p>16.3001</text:p>
              </table:table-cell>
              <table:table-cell office:value-type="float" office:value="0.311515">
                <text:p>0.311515</text:p>
              </table:table-cell>
              <table:table-cell office:value-type="float" office:value="0.688485">
                <text:p>0.688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101">
                <text:p>16.3101</text:p>
              </table:table-cell>
              <table:table-cell office:value-type="float" office:value="0.320814">
                <text:p>0.320814</text:p>
              </table:table-cell>
              <table:table-cell office:value-type="float" office:value="0.679186">
                <text:p>0.679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201">
                <text:p>16.3201</text:p>
              </table:table-cell>
              <table:table-cell office:value-type="float" office:value="0.330185">
                <text:p>0.330185</text:p>
              </table:table-cell>
              <table:table-cell office:value-type="float" office:value="0.669815">
                <text:p>0.669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301">
                <text:p>16.3301</text:p>
              </table:table-cell>
              <table:table-cell office:value-type="float" office:value="0.339624">
                <text:p>0.339624</text:p>
              </table:table-cell>
              <table:table-cell office:value-type="float" office:value="0.660376">
                <text:p>0.660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401">
                <text:p>16.3401</text:p>
              </table:table-cell>
              <table:table-cell office:value-type="float" office:value="0.349127">
                <text:p>0.349127</text:p>
              </table:table-cell>
              <table:table-cell office:value-type="float" office:value="0.650873">
                <text:p>0.650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501">
                <text:p>16.3501</text:p>
              </table:table-cell>
              <table:table-cell office:value-type="float" office:value="0.358691">
                <text:p>0.358691</text:p>
              </table:table-cell>
              <table:table-cell office:value-type="float" office:value="0.641309">
                <text:p>0.64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601">
                <text:p>16.3601</text:p>
              </table:table-cell>
              <table:table-cell office:value-type="float" office:value="0.368311">
                <text:p>0.368311</text:p>
              </table:table-cell>
              <table:table-cell office:value-type="float" office:value="0.631689">
                <text:p>0.63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701">
                <text:p>16.3701</text:p>
              </table:table-cell>
              <table:table-cell office:value-type="float" office:value="0.377983">
                <text:p>0.377983</text:p>
              </table:table-cell>
              <table:table-cell office:value-type="float" office:value="0.622017">
                <text:p>0.62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801">
                <text:p>16.3801</text:p>
              </table:table-cell>
              <table:table-cell office:value-type="float" office:value="0.387705">
                <text:p>0.387705</text:p>
              </table:table-cell>
              <table:table-cell office:value-type="float" office:value="0.612295">
                <text:p>0.61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901">
                <text:p>16.3901</text:p>
              </table:table-cell>
              <table:table-cell office:value-type="float" office:value="0.397471">
                <text:p>0.397471</text:p>
              </table:table-cell>
              <table:table-cell office:value-type="float" office:value="0.602529">
                <text:p>0.602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001">
                <text:p>16.4001</text:p>
              </table:table-cell>
              <table:table-cell office:value-type="float" office:value="0.407278">
                <text:p>0.407278</text:p>
              </table:table-cell>
              <table:table-cell office:value-type="float" office:value="0.592722">
                <text:p>0.592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101">
                <text:p>16.4101</text:p>
              </table:table-cell>
              <table:table-cell office:value-type="float" office:value="0.417123">
                <text:p>0.417123</text:p>
              </table:table-cell>
              <table:table-cell office:value-type="float" office:value="0.582877">
                <text:p>0.582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201">
                <text:p>16.4201</text:p>
              </table:table-cell>
              <table:table-cell office:value-type="float" office:value="0.427">
                <text:p>0.427</text:p>
              </table:table-cell>
              <table:table-cell office:value-type="float" office:value="0.573">
                <text:p>0.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301">
                <text:p>16.4301</text:p>
              </table:table-cell>
              <table:table-cell office:value-type="float" office:value="0.436907">
                <text:p>0.436907</text:p>
              </table:table-cell>
              <table:table-cell office:value-type="float" office:value="0.563093">
                <text:p>0.563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401">
                <text:p>16.4401</text:p>
              </table:table-cell>
              <table:table-cell office:value-type="float" office:value="0.446839">
                <text:p>0.446839</text:p>
              </table:table-cell>
              <table:table-cell office:value-type="float" office:value="0.553161">
                <text:p>0.553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501">
                <text:p>16.4501</text:p>
              </table:table-cell>
              <table:table-cell office:value-type="float" office:value="0.456793">
                <text:p>0.456793</text:p>
              </table:table-cell>
              <table:table-cell office:value-type="float" office:value="0.543207">
                <text:p>0.543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601">
                <text:p>16.4601</text:p>
              </table:table-cell>
              <table:table-cell office:value-type="float" office:value="0.466763">
                <text:p>0.466763</text:p>
              </table:table-cell>
              <table:table-cell office:value-type="float" office:value="0.533237">
                <text:p>0.53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701">
                <text:p>16.4701</text:p>
              </table:table-cell>
              <table:table-cell office:value-type="float" office:value="0.476747">
                <text:p>0.476747</text:p>
              </table:table-cell>
              <table:table-cell office:value-type="float" office:value="0.523253">
                <text:p>0.523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801">
                <text:p>16.4801</text:p>
              </table:table-cell>
              <table:table-cell office:value-type="float" office:value="0.48674">
                <text:p>0.48674</text:p>
              </table:table-cell>
              <table:table-cell office:value-type="float" office:value="0.51326">
                <text:p>0.5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4901">
                <text:p>16.4901</text:p>
              </table:table-cell>
              <table:table-cell office:value-type="float" office:value="0.496739">
                <text:p>0.496739</text:p>
              </table:table-cell>
              <table:table-cell office:value-type="float" office:value="0.503261">
                <text:p>0.50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001">
                <text:p>16.5001</text:p>
              </table:table-cell>
              <table:table-cell office:value-type="float" office:value="0.506738">
                <text:p>0.506738</text:p>
              </table:table-cell>
              <table:table-cell office:value-type="float" office:value="0.493262">
                <text:p>0.493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101">
                <text:p>16.5101</text:p>
              </table:table-cell>
              <table:table-cell office:value-type="float" office:value="0.516735">
                <text:p>0.516735</text:p>
              </table:table-cell>
              <table:table-cell office:value-type="float" office:value="0.483265">
                <text:p>0.483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201">
                <text:p>16.5201</text:p>
              </table:table-cell>
              <table:table-cell office:value-type="float" office:value="0.526726">
                <text:p>0.526726</text:p>
              </table:table-cell>
              <table:table-cell office:value-type="float" office:value="0.473274">
                <text:p>0.473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301">
                <text:p>16.5301</text:p>
              </table:table-cell>
              <table:table-cell office:value-type="float" office:value="0.536706">
                <text:p>0.536706</text:p>
              </table:table-cell>
              <table:table-cell office:value-type="float" office:value="0.463294">
                <text:p>0.463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401">
                <text:p>16.5401</text:p>
              </table:table-cell>
              <table:table-cell office:value-type="float" office:value="0.546671">
                <text:p>0.546671</text:p>
              </table:table-cell>
              <table:table-cell office:value-type="float" office:value="0.453329">
                <text:p>0.453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501">
                <text:p>16.5501</text:p>
              </table:table-cell>
              <table:table-cell office:value-type="float" office:value="0.556617">
                <text:p>0.556617</text:p>
              </table:table-cell>
              <table:table-cell office:value-type="float" office:value="0.443383">
                <text:p>0.443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601">
                <text:p>16.5601</text:p>
              </table:table-cell>
              <table:table-cell office:value-type="float" office:value="0.566541">
                <text:p>0.566541</text:p>
              </table:table-cell>
              <table:table-cell office:value-type="float" office:value="0.433459">
                <text:p>0.433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701">
                <text:p>16.5701</text:p>
              </table:table-cell>
              <table:table-cell office:value-type="float" office:value="0.576438">
                <text:p>0.576438</text:p>
              </table:table-cell>
              <table:table-cell office:value-type="float" office:value="0.423562">
                <text:p>0.423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801">
                <text:p>16.5801</text:p>
              </table:table-cell>
              <table:table-cell office:value-type="float" office:value="0.586304">
                <text:p>0.586304</text:p>
              </table:table-cell>
              <table:table-cell office:value-type="float" office:value="0.413696">
                <text:p>0.413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5901">
                <text:p>16.5901</text:p>
              </table:table-cell>
              <table:table-cell office:value-type="float" office:value="0.596136">
                <text:p>0.596136</text:p>
              </table:table-cell>
              <table:table-cell office:value-type="float" office:value="0.403864">
                <text:p>0.403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001">
                <text:p>16.6001</text:p>
              </table:table-cell>
              <table:table-cell office:value-type="float" office:value="0.60593">
                <text:p>0.60593</text:p>
              </table:table-cell>
              <table:table-cell office:value-type="float" office:value="0.39407">
                <text:p>0.39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101">
                <text:p>16.6101</text:p>
              </table:table-cell>
              <table:table-cell office:value-type="float" office:value="0.615681">
                <text:p>0.615681</text:p>
              </table:table-cell>
              <table:table-cell office:value-type="float" office:value="0.384319">
                <text:p>0.384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201">
                <text:p>16.6201</text:p>
              </table:table-cell>
              <table:table-cell office:value-type="float" office:value="0.625386">
                <text:p>0.625386</text:p>
              </table:table-cell>
              <table:table-cell office:value-type="float" office:value="0.374614">
                <text:p>0.374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301">
                <text:p>16.6301</text:p>
              </table:table-cell>
              <table:table-cell office:value-type="float" office:value="0.63504">
                <text:p>0.63504</text:p>
              </table:table-cell>
              <table:table-cell office:value-type="float" office:value="0.36496">
                <text:p>0.36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401">
                <text:p>16.6401</text:p>
              </table:table-cell>
              <table:table-cell office:value-type="float" office:value="0.644641">
                <text:p>0.644641</text:p>
              </table:table-cell>
              <table:table-cell office:value-type="float" office:value="0.355359">
                <text:p>0.355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501">
                <text:p>16.6501</text:p>
              </table:table-cell>
              <table:table-cell office:value-type="float" office:value="0.654184">
                <text:p>0.654184</text:p>
              </table:table-cell>
              <table:table-cell office:value-type="float" office:value="0.345816">
                <text:p>0.345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601">
                <text:p>16.6601</text:p>
              </table:table-cell>
              <table:table-cell office:value-type="float" office:value="0.663665">
                <text:p>0.663665</text:p>
              </table:table-cell>
              <table:table-cell office:value-type="float" office:value="0.336335">
                <text:p>0.33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701">
                <text:p>16.6701</text:p>
              </table:table-cell>
              <table:table-cell office:value-type="float" office:value="0.673081">
                <text:p>0.673081</text:p>
              </table:table-cell>
              <table:table-cell office:value-type="float" office:value="0.326919">
                <text:p>0.326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801">
                <text:p>16.6801</text:p>
              </table:table-cell>
              <table:table-cell office:value-type="float" office:value="0.682428">
                <text:p>0.682428</text:p>
              </table:table-cell>
              <table:table-cell office:value-type="float" office:value="0.317572">
                <text:p>0.317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6901">
                <text:p>16.6901</text:p>
              </table:table-cell>
              <table:table-cell office:value-type="float" office:value="0.691701">
                <text:p>0.691701</text:p>
              </table:table-cell>
              <table:table-cell office:value-type="float" office:value="0.308299">
                <text:p>0.308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001">
                <text:p>16.7001</text:p>
              </table:table-cell>
              <table:table-cell office:value-type="float" office:value="0.700898">
                <text:p>0.700898</text:p>
              </table:table-cell>
              <table:table-cell office:value-type="float" office:value="0.299102">
                <text:p>0.299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101">
                <text:p>16.7101</text:p>
              </table:table-cell>
              <table:table-cell office:value-type="float" office:value="0.710014">
                <text:p>0.710014</text:p>
              </table:table-cell>
              <table:table-cell office:value-type="float" office:value="0.289986">
                <text:p>0.289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201">
                <text:p>16.7201</text:p>
              </table:table-cell>
              <table:table-cell office:value-type="float" office:value="0.719047">
                <text:p>0.719047</text:p>
              </table:table-cell>
              <table:table-cell office:value-type="float" office:value="0.280953">
                <text:p>0.280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301">
                <text:p>16.7301</text:p>
              </table:table-cell>
              <table:table-cell office:value-type="float" office:value="0.727992">
                <text:p>0.727992</text:p>
              </table:table-cell>
              <table:table-cell office:value-type="float" office:value="0.272008">
                <text:p>0.27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401">
                <text:p>16.7401</text:p>
              </table:table-cell>
              <table:table-cell office:value-type="float" office:value="0.736846">
                <text:p>0.736846</text:p>
              </table:table-cell>
              <table:table-cell office:value-type="float" office:value="0.263154">
                <text:p>0.263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501">
                <text:p>16.7501</text:p>
              </table:table-cell>
              <table:table-cell office:value-type="float" office:value="0.745604">
                <text:p>0.745604</text:p>
              </table:table-cell>
              <table:table-cell office:value-type="float" office:value="0.254396">
                <text:p>0.254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601">
                <text:p>16.7601</text:p>
              </table:table-cell>
              <table:table-cell office:value-type="float" office:value="0.754265">
                <text:p>0.754265</text:p>
              </table:table-cell>
              <table:table-cell office:value-type="float" office:value="0.245735">
                <text:p>0.245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701">
                <text:p>16.7701</text:p>
              </table:table-cell>
              <table:table-cell office:value-type="float" office:value="0.762824">
                <text:p>0.762824</text:p>
              </table:table-cell>
              <table:table-cell office:value-type="float" office:value="0.237176">
                <text:p>0.237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801">
                <text:p>16.7801</text:p>
              </table:table-cell>
              <table:table-cell office:value-type="float" office:value="0.771278">
                <text:p>0.771278</text:p>
              </table:table-cell>
              <table:table-cell office:value-type="float" office:value="0.228722">
                <text:p>0.228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7901">
                <text:p>16.7901</text:p>
              </table:table-cell>
              <table:table-cell office:value-type="float" office:value="0.779623">
                <text:p>0.779623</text:p>
              </table:table-cell>
              <table:table-cell office:value-type="float" office:value="0.220377">
                <text:p>0.220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001">
                <text:p>16.8001</text:p>
              </table:table-cell>
              <table:table-cell office:value-type="float" office:value="0.787857">
                <text:p>0.787857</text:p>
              </table:table-cell>
              <table:table-cell office:value-type="float" office:value="0.212143">
                <text:p>0.212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101">
                <text:p>16.8101</text:p>
              </table:table-cell>
              <table:table-cell office:value-type="float" office:value="0.795975">
                <text:p>0.795975</text:p>
              </table:table-cell>
              <table:table-cell office:value-type="float" office:value="0.204025">
                <text:p>0.20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201">
                <text:p>16.8201</text:p>
              </table:table-cell>
              <table:table-cell office:value-type="float" office:value="0.803975">
                <text:p>0.803975</text:p>
              </table:table-cell>
              <table:table-cell office:value-type="float" office:value="0.196025">
                <text:p>0.196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301">
                <text:p>16.8301</text:p>
              </table:table-cell>
              <table:table-cell office:value-type="float" office:value="0.811854">
                <text:p>0.811854</text:p>
              </table:table-cell>
              <table:table-cell office:value-type="float" office:value="0.188146">
                <text:p>0.188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401">
                <text:p>16.8401</text:p>
              </table:table-cell>
              <table:table-cell office:value-type="float" office:value="0.819608">
                <text:p>0.819608</text:p>
              </table:table-cell>
              <table:table-cell office:value-type="float" office:value="0.180392">
                <text:p>0.180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501">
                <text:p>16.8501</text:p>
              </table:table-cell>
              <table:table-cell office:value-type="float" office:value="0.827233">
                <text:p>0.827233</text:p>
              </table:table-cell>
              <table:table-cell office:value-type="float" office:value="0.172767">
                <text:p>0.172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601">
                <text:p>16.8601</text:p>
              </table:table-cell>
              <table:table-cell office:value-type="float" office:value="0.834728">
                <text:p>0.834728</text:p>
              </table:table-cell>
              <table:table-cell office:value-type="float" office:value="0.165272">
                <text:p>0.165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701">
                <text:p>16.8701</text:p>
              </table:table-cell>
              <table:table-cell office:value-type="float" office:value="0.842089">
                <text:p>0.842089</text:p>
              </table:table-cell>
              <table:table-cell office:value-type="float" office:value="0.157911">
                <text:p>0.157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801">
                <text:p>16.8801</text:p>
              </table:table-cell>
              <table:table-cell office:value-type="float" office:value="0.849314">
                <text:p>0.849314</text:p>
              </table:table-cell>
              <table:table-cell office:value-type="float" office:value="0.150686">
                <text:p>0.150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8901">
                <text:p>16.8901</text:p>
              </table:table-cell>
              <table:table-cell office:value-type="float" office:value="0.856398">
                <text:p>0.856398</text:p>
              </table:table-cell>
              <table:table-cell office:value-type="float" office:value="0.143602">
                <text:p>0.14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001">
                <text:p>16.9001</text:p>
              </table:table-cell>
              <table:table-cell office:value-type="float" office:value="0.86334">
                <text:p>0.86334</text:p>
              </table:table-cell>
              <table:table-cell office:value-type="float" office:value="0.13666">
                <text:p>0.13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101">
                <text:p>16.9101</text:p>
              </table:table-cell>
              <table:table-cell office:value-type="float" office:value="0.870137">
                <text:p>0.870137</text:p>
              </table:table-cell>
              <table:table-cell office:value-type="float" office:value="0.129863">
                <text:p>0.129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201">
                <text:p>16.9201</text:p>
              </table:table-cell>
              <table:table-cell office:value-type="float" office:value="0.876785">
                <text:p>0.876785</text:p>
              </table:table-cell>
              <table:table-cell office:value-type="float" office:value="0.123215">
                <text:p>0.123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301">
                <text:p>16.9301</text:p>
              </table:table-cell>
              <table:table-cell office:value-type="float" office:value="0.883283">
                <text:p>0.883283</text:p>
              </table:table-cell>
              <table:table-cell office:value-type="float" office:value="0.116717">
                <text:p>0.116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401">
                <text:p>16.9401</text:p>
              </table:table-cell>
              <table:table-cell office:value-type="float" office:value="0.889628">
                <text:p>0.889628</text:p>
              </table:table-cell>
              <table:table-cell office:value-type="float" office:value="0.110372">
                <text:p>0.110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501">
                <text:p>16.9501</text:p>
              </table:table-cell>
              <table:table-cell office:value-type="float" office:value="0.895817">
                <text:p>0.895817</text:p>
              </table:table-cell>
              <table:table-cell office:value-type="float" office:value="0.104183">
                <text:p>0.104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601">
                <text:p>16.9601</text:p>
              </table:table-cell>
              <table:table-cell office:value-type="float" office:value="0.901847">
                <text:p>0.901847</text:p>
              </table:table-cell>
              <table:table-cell office:value-type="float" office:value="0.0981531">
                <text:p>0.098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701">
                <text:p>16.9701</text:p>
              </table:table-cell>
              <table:table-cell office:value-type="float" office:value="0.907717">
                <text:p>0.907717</text:p>
              </table:table-cell>
              <table:table-cell office:value-type="float" office:value="0.0922834">
                <text:p>0.092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801">
                <text:p>16.9801</text:p>
              </table:table-cell>
              <table:table-cell office:value-type="float" office:value="0.913423">
                <text:p>0.913423</text:p>
              </table:table-cell>
              <table:table-cell office:value-type="float" office:value="0.0865768">
                <text:p>0.0865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9901">
                <text:p>16.9901</text:p>
              </table:table-cell>
              <table:table-cell office:value-type="float" office:value="0.918964">
                <text:p>0.918964</text:p>
              </table:table-cell>
              <table:table-cell office:value-type="float" office:value="0.0810356">
                <text:p>0.0810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001">
                <text:p>17.0001</text:p>
              </table:table-cell>
              <table:table-cell office:value-type="float" office:value="0.924338">
                <text:p>0.924338</text:p>
              </table:table-cell>
              <table:table-cell office:value-type="float" office:value="0.075662">
                <text:p>0.075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101">
                <text:p>17.0101</text:p>
              </table:table-cell>
              <table:table-cell office:value-type="float" office:value="0.929542">
                <text:p>0.929542</text:p>
              </table:table-cell>
              <table:table-cell office:value-type="float" office:value="0.070458">
                <text:p>0.070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201">
                <text:p>17.0201</text:p>
              </table:table-cell>
              <table:table-cell office:value-type="float" office:value="0.934574">
                <text:p>0.934574</text:p>
              </table:table-cell>
              <table:table-cell office:value-type="float" office:value="0.0654259">
                <text:p>0.065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301">
                <text:p>17.0301</text:p>
              </table:table-cell>
              <table:table-cell office:value-type="float" office:value="0.939432">
                <text:p>0.939432</text:p>
              </table:table-cell>
              <table:table-cell office:value-type="float" office:value="0.0605677">
                <text:p>0.0605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401">
                <text:p>17.0401</text:p>
              </table:table-cell>
              <table:table-cell office:value-type="float" office:value="0.944115">
                <text:p>0.944115</text:p>
              </table:table-cell>
              <table:table-cell office:value-type="float" office:value="0.0558852">
                <text:p>0.0558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501">
                <text:p>17.0501</text:p>
              </table:table-cell>
              <table:table-cell office:value-type="float" office:value="0.94862">
                <text:p>0.94862</text:p>
              </table:table-cell>
              <table:table-cell office:value-type="float" office:value="0.0513803">
                <text:p>0.051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601">
                <text:p>17.0601</text:p>
              </table:table-cell>
              <table:table-cell office:value-type="float" office:value="0.952945">
                <text:p>0.952945</text:p>
              </table:table-cell>
              <table:table-cell office:value-type="float" office:value="0.0470549">
                <text:p>0.0470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701">
                <text:p>17.0701</text:p>
              </table:table-cell>
              <table:table-cell office:value-type="float" office:value="0.957089">
                <text:p>0.957089</text:p>
              </table:table-cell>
              <table:table-cell office:value-type="float" office:value="0.0429106">
                <text:p>0.0429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801">
                <text:p>17.0801</text:p>
              </table:table-cell>
              <table:table-cell office:value-type="float" office:value="0.961051">
                <text:p>0.961051</text:p>
              </table:table-cell>
              <table:table-cell office:value-type="float" office:value="0.0389492">
                <text:p>0.0389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901">
                <text:p>17.0901</text:p>
              </table:table-cell>
              <table:table-cell office:value-type="float" office:value="0.964828">
                <text:p>0.964828</text:p>
              </table:table-cell>
              <table:table-cell office:value-type="float" office:value="0.0351722">
                <text:p>0.035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001">
                <text:p>17.1001</text:p>
              </table:table-cell>
              <table:table-cell office:value-type="float" office:value="0.968419">
                <text:p>0.968419</text:p>
              </table:table-cell>
              <table:table-cell office:value-type="float" office:value="0.0315811">
                <text:p>0.0315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101">
                <text:p>17.1101</text:p>
              </table:table-cell>
              <table:table-cell office:value-type="float" office:value="0.971823">
                <text:p>0.971823</text:p>
              </table:table-cell>
              <table:table-cell office:value-type="float" office:value="0.0281774">
                <text:p>0.0281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201">
                <text:p>17.1201</text:p>
              </table:table-cell>
              <table:table-cell office:value-type="float" office:value="0.975038">
                <text:p>0.975038</text:p>
              </table:table-cell>
              <table:table-cell office:value-type="float" office:value="0.0249623">
                <text:p>0.0249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301">
                <text:p>17.1301</text:p>
              </table:table-cell>
              <table:table-cell office:value-type="float" office:value="0.978063">
                <text:p>0.978063</text:p>
              </table:table-cell>
              <table:table-cell office:value-type="float" office:value="0.0219374">
                <text:p>0.0219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401">
                <text:p>17.1401</text:p>
              </table:table-cell>
              <table:table-cell office:value-type="float" office:value="0.980896">
                <text:p>0.980896</text:p>
              </table:table-cell>
              <table:table-cell office:value-type="float" office:value="0.0191036">
                <text:p>0.019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501">
                <text:p>17.1501</text:p>
              </table:table-cell>
              <table:table-cell office:value-type="float" office:value="0.983538">
                <text:p>0.983538</text:p>
              </table:table-cell>
              <table:table-cell office:value-type="float" office:value="0.0164622">
                <text:p>0.0164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601">
                <text:p>17.1601</text:p>
              </table:table-cell>
              <table:table-cell office:value-type="float" office:value="0.985986">
                <text:p>0.985986</text:p>
              </table:table-cell>
              <table:table-cell office:value-type="float" office:value="0.0140141">
                <text:p>0.014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701">
                <text:p>17.1701</text:p>
              </table:table-cell>
              <table:table-cell office:value-type="float" office:value="0.988239">
                <text:p>0.988239</text:p>
              </table:table-cell>
              <table:table-cell office:value-type="float" office:value="0.0117605">
                <text:p>0.0117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801">
                <text:p>17.1801</text:p>
              </table:table-cell>
              <table:table-cell office:value-type="float" office:value="0.990298">
                <text:p>0.990298</text:p>
              </table:table-cell>
              <table:table-cell office:value-type="float" office:value="0.00970217">
                <text:p>0.00970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1901">
                <text:p>17.1901</text:p>
              </table:table-cell>
              <table:table-cell office:value-type="float" office:value="0.99216">
                <text:p>0.99216</text:p>
              </table:table-cell>
              <table:table-cell office:value-type="float" office:value="0.00783995">
                <text:p>0.00783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001">
                <text:p>17.2001</text:p>
              </table:table-cell>
              <table:table-cell office:value-type="float" office:value="0.993825">
                <text:p>0.993825</text:p>
              </table:table-cell>
              <table:table-cell office:value-type="float" office:value="0.00617458">
                <text:p>0.00617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101">
                <text:p>17.2101</text:p>
              </table:table-cell>
              <table:table-cell office:value-type="float" office:value="0.995293">
                <text:p>0.995293</text:p>
              </table:table-cell>
              <table:table-cell office:value-type="float" office:value="0.00470674">
                <text:p>0.00470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201">
                <text:p>17.2201</text:p>
              </table:table-cell>
              <table:table-cell office:value-type="float" office:value="0.996563">
                <text:p>0.996563</text:p>
              </table:table-cell>
              <table:table-cell office:value-type="float" office:value="0.003437">
                <text:p>0.003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301">
                <text:p>17.2301</text:p>
              </table:table-cell>
              <table:table-cell office:value-type="float" office:value="0.997634">
                <text:p>0.997634</text:p>
              </table:table-cell>
              <table:table-cell office:value-type="float" office:value="0.00236589">
                <text:p>0.00236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401">
                <text:p>17.2401</text:p>
              </table:table-cell>
              <table:table-cell office:value-type="float" office:value="0.998506">
                <text:p>0.998506</text:p>
              </table:table-cell>
              <table:table-cell office:value-type="float" office:value="0.00149382">
                <text:p>0.00149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501">
                <text:p>17.2501</text:p>
              </table:table-cell>
              <table:table-cell office:value-type="float" office:value="0.999179">
                <text:p>0.999179</text:p>
              </table:table-cell>
              <table:table-cell office:value-type="float" office:value="0.000821147">
                <text:p>0.00082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601">
                <text:p>17.2601</text:p>
              </table:table-cell>
              <table:table-cell office:value-type="float" office:value="0.999652">
                <text:p>0.999652</text:p>
              </table:table-cell>
              <table:table-cell office:value-type="float" office:value="0.00034814">
                <text:p>0.00034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701">
                <text:p>17.2701</text:p>
              </table:table-cell>
              <table:table-cell office:value-type="float" office:value="0.999925">
                <text:p>0.999925</text:p>
              </table:table-cell>
              <table:table-cell office:value-type="float" office:value="0.0000749866">
                <text:p>0.0000749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801">
                <text:p>17.2801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017967">
                <text:p>0.0000017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2901">
                <text:p>17.2901</text:p>
              </table:table-cell>
              <table:table-cell office:value-type="float" office:value="0.999871">
                <text:p>0.999871</text:p>
              </table:table-cell>
              <table:table-cell office:value-type="float" office:value="0.000128599">
                <text:p>0.000128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001">
                <text:p>17.3001</text:p>
              </table:table-cell>
              <table:table-cell office:value-type="float" office:value="0.999545">
                <text:p>0.999545</text:p>
              </table:table-cell>
              <table:table-cell office:value-type="float" office:value="0.000455344">
                <text:p>0.000455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101">
                <text:p>17.3101</text:p>
              </table:table-cell>
              <table:table-cell office:value-type="float" office:value="0.999018">
                <text:p>0.999018</text:p>
              </table:table-cell>
              <table:table-cell office:value-type="float" office:value="0.0009819">
                <text:p>0.0009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201">
                <text:p>17.3201</text:p>
              </table:table-cell>
              <table:table-cell office:value-type="float" office:value="0.998292">
                <text:p>0.998292</text:p>
              </table:table-cell>
              <table:table-cell office:value-type="float" office:value="0.00170806">
                <text:p>0.00170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301">
                <text:p>17.3301</text:p>
              </table:table-cell>
              <table:table-cell office:value-type="float" office:value="0.997366">
                <text:p>0.997366</text:p>
              </table:table-cell>
              <table:table-cell office:value-type="float" office:value="0.00263352">
                <text:p>0.00263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401">
                <text:p>17.3401</text:p>
              </table:table-cell>
              <table:table-cell office:value-type="float" office:value="0.996242">
                <text:p>0.996242</text:p>
              </table:table-cell>
              <table:table-cell office:value-type="float" office:value="0.00375793">
                <text:p>0.00375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501">
                <text:p>17.3501</text:p>
              </table:table-cell>
              <table:table-cell office:value-type="float" office:value="0.994919">
                <text:p>0.994919</text:p>
              </table:table-cell>
              <table:table-cell office:value-type="float" office:value="0.00508083">
                <text:p>0.00508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601">
                <text:p>17.3601</text:p>
              </table:table-cell>
              <table:table-cell office:value-type="float" office:value="0.993398">
                <text:p>0.993398</text:p>
              </table:table-cell>
              <table:table-cell office:value-type="float" office:value="0.00660168">
                <text:p>0.00660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701">
                <text:p>17.3701</text:p>
              </table:table-cell>
              <table:table-cell office:value-type="float" office:value="0.99168">
                <text:p>0.99168</text:p>
              </table:table-cell>
              <table:table-cell office:value-type="float" office:value="0.00831989">
                <text:p>0.0083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801">
                <text:p>17.3801</text:p>
              </table:table-cell>
              <table:table-cell office:value-type="float" office:value="0.989765">
                <text:p>0.989765</text:p>
              </table:table-cell>
              <table:table-cell office:value-type="float" office:value="0.0102348">
                <text:p>0.0102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3901">
                <text:p>17.3901</text:p>
              </table:table-cell>
              <table:table-cell office:value-type="float" office:value="0.987654">
                <text:p>0.987654</text:p>
              </table:table-cell>
              <table:table-cell office:value-type="float" office:value="0.0123455">
                <text:p>0.012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001">
                <text:p>17.4001</text:p>
              </table:table-cell>
              <table:table-cell office:value-type="float" office:value="0.985349">
                <text:p>0.985349</text:p>
              </table:table-cell>
              <table:table-cell office:value-type="float" office:value="0.0146514">
                <text:p>0.0146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101">
                <text:p>17.4101</text:p>
              </table:table-cell>
              <table:table-cell office:value-type="float" office:value="0.982849">
                <text:p>0.982849</text:p>
              </table:table-cell>
              <table:table-cell office:value-type="float" office:value="0.0171513">
                <text:p>0.017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201">
                <text:p>17.4201</text:p>
              </table:table-cell>
              <table:table-cell office:value-type="float" office:value="0.980156">
                <text:p>0.980156</text:p>
              </table:table-cell>
              <table:table-cell office:value-type="float" office:value="0.0198444">
                <text:p>0.0198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301">
                <text:p>17.4301</text:p>
              </table:table-cell>
              <table:table-cell office:value-type="float" office:value="0.97727">
                <text:p>0.97727</text:p>
              </table:table-cell>
              <table:table-cell office:value-type="float" office:value="0.0227296">
                <text:p>0.0227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401">
                <text:p>17.4401</text:p>
              </table:table-cell>
              <table:table-cell office:value-type="float" office:value="0.974194">
                <text:p>0.974194</text:p>
              </table:table-cell>
              <table:table-cell office:value-type="float" office:value="0.0258056">
                <text:p>0.0258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501">
                <text:p>17.4501</text:p>
              </table:table-cell>
              <table:table-cell office:value-type="float" office:value="0.970929">
                <text:p>0.970929</text:p>
              </table:table-cell>
              <table:table-cell office:value-type="float" office:value="0.0290714">
                <text:p>0.0290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601">
                <text:p>17.4601</text:p>
              </table:table-cell>
              <table:table-cell office:value-type="float" office:value="0.967475">
                <text:p>0.967475</text:p>
              </table:table-cell>
              <table:table-cell office:value-type="float" office:value="0.0325255">
                <text:p>0.0325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701">
                <text:p>17.4701</text:p>
              </table:table-cell>
              <table:table-cell office:value-type="float" office:value="0.963833">
                <text:p>0.963833</text:p>
              </table:table-cell>
              <table:table-cell office:value-type="float" office:value="0.0361665">
                <text:p>0.0361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801">
                <text:p>17.4801</text:p>
              </table:table-cell>
              <table:table-cell office:value-type="float" office:value="0.960007">
                <text:p>0.960007</text:p>
              </table:table-cell>
              <table:table-cell office:value-type="float" office:value="0.0399931">
                <text:p>0.0399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4901">
                <text:p>17.4901</text:p>
              </table:table-cell>
              <table:table-cell office:value-type="float" office:value="0.955996">
                <text:p>0.955996</text:p>
              </table:table-cell>
              <table:table-cell office:value-type="float" office:value="0.0440037">
                <text:p>0.0440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001">
                <text:p>17.5001</text:p>
              </table:table-cell>
              <table:table-cell office:value-type="float" office:value="0.951803">
                <text:p>0.951803</text:p>
              </table:table-cell>
              <table:table-cell office:value-type="float" office:value="0.0481967">
                <text:p>0.048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101">
                <text:p>17.5101</text:p>
              </table:table-cell>
              <table:table-cell office:value-type="float" office:value="0.94743">
                <text:p>0.94743</text:p>
              </table:table-cell>
              <table:table-cell office:value-type="float" office:value="0.0525704">
                <text:p>0.0525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201">
                <text:p>17.5201</text:p>
              </table:table-cell>
              <table:table-cell office:value-type="float" office:value="0.942877">
                <text:p>0.942877</text:p>
              </table:table-cell>
              <table:table-cell office:value-type="float" office:value="0.0571231">
                <text:p>0.057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301">
                <text:p>17.5301</text:p>
              </table:table-cell>
              <table:table-cell office:value-type="float" office:value="0.938147">
                <text:p>0.938147</text:p>
              </table:table-cell>
              <table:table-cell office:value-type="float" office:value="0.0618529">
                <text:p>0.0618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401">
                <text:p>17.5401</text:p>
              </table:table-cell>
              <table:table-cell office:value-type="float" office:value="0.933242">
                <text:p>0.933242</text:p>
              </table:table-cell>
              <table:table-cell office:value-type="float" office:value="0.066758">
                <text:p>0.066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501">
                <text:p>17.5501</text:p>
              </table:table-cell>
              <table:table-cell office:value-type="float" office:value="0.928164">
                <text:p>0.928164</text:p>
              </table:table-cell>
              <table:table-cell office:value-type="float" office:value="0.0718364">
                <text:p>0.0718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601">
                <text:p>17.5601</text:p>
              </table:table-cell>
              <table:table-cell office:value-type="float" office:value="0.922914">
                <text:p>0.922914</text:p>
              </table:table-cell>
              <table:table-cell office:value-type="float" office:value="0.077086">
                <text:p>0.077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701">
                <text:p>17.5701</text:p>
              </table:table-cell>
              <table:table-cell office:value-type="float" office:value="0.917495">
                <text:p>0.917495</text:p>
              </table:table-cell>
              <table:table-cell office:value-type="float" office:value="0.0825048">
                <text:p>0.0825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801">
                <text:p>17.5801</text:p>
              </table:table-cell>
              <table:table-cell office:value-type="float" office:value="0.911909">
                <text:p>0.911909</text:p>
              </table:table-cell>
              <table:table-cell office:value-type="float" office:value="0.0880905">
                <text:p>0.0880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901">
                <text:p>17.5901</text:p>
              </table:table-cell>
              <table:table-cell office:value-type="float" office:value="0.906159">
                <text:p>0.906159</text:p>
              </table:table-cell>
              <table:table-cell office:value-type="float" office:value="0.0938411">
                <text:p>0.0938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001">
                <text:p>17.6001</text:p>
              </table:table-cell>
              <table:table-cell office:value-type="float" office:value="0.900246">
                <text:p>0.900246</text:p>
              </table:table-cell>
              <table:table-cell office:value-type="float" office:value="0.099754">
                <text:p>0.099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101">
                <text:p>17.6101</text:p>
              </table:table-cell>
              <table:table-cell office:value-type="float" office:value="0.894173">
                <text:p>0.894173</text:p>
              </table:table-cell>
              <table:table-cell office:value-type="float" office:value="0.105827">
                <text:p>0.105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201">
                <text:p>17.6201</text:p>
              </table:table-cell>
              <table:table-cell office:value-type="float" office:value="0.887942">
                <text:p>0.887942</text:p>
              </table:table-cell>
              <table:table-cell office:value-type="float" office:value="0.112058">
                <text:p>0.11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301">
                <text:p>17.6301</text:p>
              </table:table-cell>
              <table:table-cell office:value-type="float" office:value="0.881556">
                <text:p>0.881556</text:p>
              </table:table-cell>
              <table:table-cell office:value-type="float" office:value="0.118444">
                <text:p>0.118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401">
                <text:p>17.6401</text:p>
              </table:table-cell>
              <table:table-cell office:value-type="float" office:value="0.875018">
                <text:p>0.875018</text:p>
              </table:table-cell>
              <table:table-cell office:value-type="float" office:value="0.124982">
                <text:p>0.12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501">
                <text:p>17.6501</text:p>
              </table:table-cell>
              <table:table-cell office:value-type="float" office:value="0.868329">
                <text:p>0.868329</text:p>
              </table:table-cell>
              <table:table-cell office:value-type="float" office:value="0.131671">
                <text:p>0.13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601">
                <text:p>17.6601</text:p>
              </table:table-cell>
              <table:table-cell office:value-type="float" office:value="0.861493">
                <text:p>0.861493</text:p>
              </table:table-cell>
              <table:table-cell office:value-type="float" office:value="0.138507">
                <text:p>0.13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701">
                <text:p>17.6701</text:p>
              </table:table-cell>
              <table:table-cell office:value-type="float" office:value="0.854513">
                <text:p>0.854513</text:p>
              </table:table-cell>
              <table:table-cell office:value-type="float" office:value="0.145487">
                <text:p>0.145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801">
                <text:p>17.6801</text:p>
              </table:table-cell>
              <table:table-cell office:value-type="float" office:value="0.847391">
                <text:p>0.847391</text:p>
              </table:table-cell>
              <table:table-cell office:value-type="float" office:value="0.152609">
                <text:p>0.152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6901">
                <text:p>17.6901</text:p>
              </table:table-cell>
              <table:table-cell office:value-type="float" office:value="0.840129">
                <text:p>0.840129</text:p>
              </table:table-cell>
              <table:table-cell office:value-type="float" office:value="0.159871">
                <text:p>0.159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001">
                <text:p>17.7001</text:p>
              </table:table-cell>
              <table:table-cell office:value-type="float" office:value="0.832732">
                <text:p>0.832732</text:p>
              </table:table-cell>
              <table:table-cell office:value-type="float" office:value="0.167268">
                <text:p>0.167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101">
                <text:p>17.7101</text:p>
              </table:table-cell>
              <table:table-cell office:value-type="float" office:value="0.825202">
                <text:p>0.825202</text:p>
              </table:table-cell>
              <table:table-cell office:value-type="float" office:value="0.174798">
                <text:p>0.174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201">
                <text:p>17.7201</text:p>
              </table:table-cell>
              <table:table-cell office:value-type="float" office:value="0.817541">
                <text:p>0.817541</text:p>
              </table:table-cell>
              <table:table-cell office:value-type="float" office:value="0.182459">
                <text:p>0.182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301">
                <text:p>17.7301</text:p>
              </table:table-cell>
              <table:table-cell office:value-type="float" office:value="0.809754">
                <text:p>0.809754</text:p>
              </table:table-cell>
              <table:table-cell office:value-type="float" office:value="0.190246">
                <text:p>0.190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401">
                <text:p>17.7401</text:p>
              </table:table-cell>
              <table:table-cell office:value-type="float" office:value="0.801843">
                <text:p>0.801843</text:p>
              </table:table-cell>
              <table:table-cell office:value-type="float" office:value="0.198157">
                <text:p>0.198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501">
                <text:p>17.7501</text:p>
              </table:table-cell>
              <table:table-cell office:value-type="float" office:value="0.79381">
                <text:p>0.79381</text:p>
              </table:table-cell>
              <table:table-cell office:value-type="float" office:value="0.20619">
                <text:p>0.20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601">
                <text:p>17.7601</text:p>
              </table:table-cell>
              <table:table-cell office:value-type="float" office:value="0.785661">
                <text:p>0.785661</text:p>
              </table:table-cell>
              <table:table-cell office:value-type="float" office:value="0.214339">
                <text:p>0.214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701">
                <text:p>17.7701</text:p>
              </table:table-cell>
              <table:table-cell office:value-type="float" office:value="0.777397">
                <text:p>0.777397</text:p>
              </table:table-cell>
              <table:table-cell office:value-type="float" office:value="0.222603">
                <text:p>0.222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801">
                <text:p>17.7801</text:p>
              </table:table-cell>
              <table:table-cell office:value-type="float" office:value="0.769022">
                <text:p>0.769022</text:p>
              </table:table-cell>
              <table:table-cell office:value-type="float" office:value="0.230978">
                <text:p>0.230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7901">
                <text:p>17.7901</text:p>
              </table:table-cell>
              <table:table-cell office:value-type="float" office:value="0.76054">
                <text:p>0.76054</text:p>
              </table:table-cell>
              <table:table-cell office:value-type="float" office:value="0.23946">
                <text:p>0.23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001">
                <text:p>17.8001</text:p>
              </table:table-cell>
              <table:table-cell office:value-type="float" office:value="0.751953">
                <text:p>0.751953</text:p>
              </table:table-cell>
              <table:table-cell office:value-type="float" office:value="0.248047">
                <text:p>0.248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101">
                <text:p>17.8101</text:p>
              </table:table-cell>
              <table:table-cell office:value-type="float" office:value="0.743266">
                <text:p>0.743266</text:p>
              </table:table-cell>
              <table:table-cell office:value-type="float" office:value="0.256734">
                <text:p>0.256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201">
                <text:p>17.8201</text:p>
              </table:table-cell>
              <table:table-cell office:value-type="float" office:value="0.734481">
                <text:p>0.734481</text:p>
              </table:table-cell>
              <table:table-cell office:value-type="float" office:value="0.265519">
                <text:p>0.265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301">
                <text:p>17.8301</text:p>
              </table:table-cell>
              <table:table-cell office:value-type="float" office:value="0.725603">
                <text:p>0.725603</text:p>
              </table:table-cell>
              <table:table-cell office:value-type="float" office:value="0.274397">
                <text:p>0.274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401">
                <text:p>17.8401</text:p>
              </table:table-cell>
              <table:table-cell office:value-type="float" office:value="0.716634">
                <text:p>0.716634</text:p>
              </table:table-cell>
              <table:table-cell office:value-type="float" office:value="0.283366">
                <text:p>0.283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501">
                <text:p>17.8501</text:p>
              </table:table-cell>
              <table:table-cell office:value-type="float" office:value="0.707579">
                <text:p>0.707579</text:p>
              </table:table-cell>
              <table:table-cell office:value-type="float" office:value="0.292421">
                <text:p>0.292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601">
                <text:p>17.8601</text:p>
              </table:table-cell>
              <table:table-cell office:value-type="float" office:value="0.69844">
                <text:p>0.69844</text:p>
              </table:table-cell>
              <table:table-cell office:value-type="float" office:value="0.30156">
                <text:p>0.30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701">
                <text:p>17.8701</text:p>
              </table:table-cell>
              <table:table-cell office:value-type="float" office:value="0.689222">
                <text:p>0.689222</text:p>
              </table:table-cell>
              <table:table-cell office:value-type="float" office:value="0.310778">
                <text:p>0.310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801">
                <text:p>17.8801</text:p>
              </table:table-cell>
              <table:table-cell office:value-type="float" office:value="0.679929">
                <text:p>0.679929</text:p>
              </table:table-cell>
              <table:table-cell office:value-type="float" office:value="0.320071">
                <text:p>0.320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8901">
                <text:p>17.8901</text:p>
              </table:table-cell>
              <table:table-cell office:value-type="float" office:value="0.670563">
                <text:p>0.670563</text:p>
              </table:table-cell>
              <table:table-cell office:value-type="float" office:value="0.329437">
                <text:p>0.329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001">
                <text:p>17.9001</text:p>
              </table:table-cell>
              <table:table-cell office:value-type="float" office:value="0.66113">
                <text:p>0.66113</text:p>
              </table:table-cell>
              <table:table-cell office:value-type="float" office:value="0.33887">
                <text:p>0.3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101">
                <text:p>17.9101</text:p>
              </table:table-cell>
              <table:table-cell office:value-type="float" office:value="0.651632">
                <text:p>0.651632</text:p>
              </table:table-cell>
              <table:table-cell office:value-type="float" office:value="0.348368">
                <text:p>0.348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201">
                <text:p>17.9201</text:p>
              </table:table-cell>
              <table:table-cell office:value-type="float" office:value="0.642073">
                <text:p>0.642073</text:p>
              </table:table-cell>
              <table:table-cell office:value-type="float" office:value="0.357927">
                <text:p>0.357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301">
                <text:p>17.9301</text:p>
              </table:table-cell>
              <table:table-cell office:value-type="float" office:value="0.632457">
                <text:p>0.632457</text:p>
              </table:table-cell>
              <table:table-cell office:value-type="float" office:value="0.367543">
                <text:p>0.367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401">
                <text:p>17.9401</text:p>
              </table:table-cell>
              <table:table-cell office:value-type="float" office:value="0.622789">
                <text:p>0.622789</text:p>
              </table:table-cell>
              <table:table-cell office:value-type="float" office:value="0.377211">
                <text:p>0.377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501">
                <text:p>17.9501</text:p>
              </table:table-cell>
              <table:table-cell office:value-type="float" office:value="0.613071">
                <text:p>0.613071</text:p>
              </table:table-cell>
              <table:table-cell office:value-type="float" office:value="0.386929">
                <text:p>0.386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601">
                <text:p>17.9601</text:p>
              </table:table-cell>
              <table:table-cell office:value-type="float" office:value="0.603308">
                <text:p>0.603308</text:p>
              </table:table-cell>
              <table:table-cell office:value-type="float" office:value="0.396692">
                <text:p>0.39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701">
                <text:p>17.9701</text:p>
              </table:table-cell>
              <table:table-cell office:value-type="float" office:value="0.593504">
                <text:p>0.593504</text:p>
              </table:table-cell>
              <table:table-cell office:value-type="float" office:value="0.406496">
                <text:p>0.406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801">
                <text:p>17.9801</text:p>
              </table:table-cell>
              <table:table-cell office:value-type="float" office:value="0.583662">
                <text:p>0.583662</text:p>
              </table:table-cell>
              <table:table-cell office:value-type="float" office:value="0.416338">
                <text:p>0.416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9901">
                <text:p>17.9901</text:p>
              </table:table-cell>
              <table:table-cell office:value-type="float" office:value="0.573787">
                <text:p>0.573787</text:p>
              </table:table-cell>
              <table:table-cell office:value-type="float" office:value="0.426213">
                <text:p>0.426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001">
                <text:p>18.0001</text:p>
              </table:table-cell>
              <table:table-cell office:value-type="float" office:value="0.563883">
                <text:p>0.563883</text:p>
              </table:table-cell>
              <table:table-cell office:value-type="float" office:value="0.436117">
                <text:p>0.436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101">
                <text:p>18.0101</text:p>
              </table:table-cell>
              <table:table-cell office:value-type="float" office:value="0.553953">
                <text:p>0.553953</text:p>
              </table:table-cell>
              <table:table-cell office:value-type="float" office:value="0.446048">
                <text:p>0.446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201">
                <text:p>18.0201</text:p>
              </table:table-cell>
              <table:table-cell office:value-type="float" office:value="0.544001">
                <text:p>0.544001</text:p>
              </table:table-cell>
              <table:table-cell office:value-type="float" office:value="0.455999">
                <text:p>0.455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301">
                <text:p>18.0301</text:p>
              </table:table-cell>
              <table:table-cell office:value-type="float" office:value="0.534031">
                <text:p>0.534031</text:p>
              </table:table-cell>
              <table:table-cell office:value-type="float" office:value="0.465969">
                <text:p>0.46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401">
                <text:p>18.0401</text:p>
              </table:table-cell>
              <table:table-cell office:value-type="float" office:value="0.524048">
                <text:p>0.524048</text:p>
              </table:table-cell>
              <table:table-cell office:value-type="float" office:value="0.475952">
                <text:p>0.475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501">
                <text:p>18.0501</text:p>
              </table:table-cell>
              <table:table-cell office:value-type="float" office:value="0.514056">
                <text:p>0.514056</text:p>
              </table:table-cell>
              <table:table-cell office:value-type="float" office:value="0.485944">
                <text:p>0.48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601">
                <text:p>18.0601</text:p>
              </table:table-cell>
              <table:table-cell office:value-type="float" office:value="0.504058">
                <text:p>0.504058</text:p>
              </table:table-cell>
              <table:table-cell office:value-type="float" office:value="0.495942">
                <text:p>0.495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701">
                <text:p>18.0701</text:p>
              </table:table-cell>
              <table:table-cell office:value-type="float" office:value="0.494058">
                <text:p>0.494058</text:p>
              </table:table-cell>
              <table:table-cell office:value-type="float" office:value="0.505942">
                <text:p>0.505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801">
                <text:p>18.0801</text:p>
              </table:table-cell>
              <table:table-cell office:value-type="float" office:value="0.48406">
                <text:p>0.48406</text:p>
              </table:table-cell>
              <table:table-cell office:value-type="float" office:value="0.51594">
                <text:p>0.5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0901">
                <text:p>18.0901</text:p>
              </table:table-cell>
              <table:table-cell office:value-type="float" office:value="0.474069">
                <text:p>0.474069</text:p>
              </table:table-cell>
              <table:table-cell office:value-type="float" office:value="0.525931">
                <text:p>0.525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001">
                <text:p>18.1001</text:p>
              </table:table-cell>
              <table:table-cell office:value-type="float" office:value="0.464089">
                <text:p>0.464089</text:p>
              </table:table-cell>
              <table:table-cell office:value-type="float" office:value="0.535911">
                <text:p>0.535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101">
                <text:p>18.1101</text:p>
              </table:table-cell>
              <table:table-cell office:value-type="float" office:value="0.454122">
                <text:p>0.454122</text:p>
              </table:table-cell>
              <table:table-cell office:value-type="float" office:value="0.545878">
                <text:p>0.545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201">
                <text:p>18.1201</text:p>
              </table:table-cell>
              <table:table-cell office:value-type="float" office:value="0.444174">
                <text:p>0.444174</text:p>
              </table:table-cell>
              <table:table-cell office:value-type="float" office:value="0.555826">
                <text:p>0.555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301">
                <text:p>18.1301</text:p>
              </table:table-cell>
              <table:table-cell office:value-type="float" office:value="0.434249">
                <text:p>0.434249</text:p>
              </table:table-cell>
              <table:table-cell office:value-type="float" office:value="0.565751">
                <text:p>0.565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401">
                <text:p>18.1401</text:p>
              </table:table-cell>
              <table:table-cell office:value-type="float" office:value="0.424349">
                <text:p>0.424349</text:p>
              </table:table-cell>
              <table:table-cell office:value-type="float" office:value="0.575651">
                <text:p>0.575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501">
                <text:p>18.1501</text:p>
              </table:table-cell>
              <table:table-cell office:value-type="float" office:value="0.41448">
                <text:p>0.41448</text:p>
              </table:table-cell>
              <table:table-cell office:value-type="float" office:value="0.58552">
                <text:p>0.58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601">
                <text:p>18.1601</text:p>
              </table:table-cell>
              <table:table-cell office:value-type="float" office:value="0.404645">
                <text:p>0.404645</text:p>
              </table:table-cell>
              <table:table-cell office:value-type="float" office:value="0.595355">
                <text:p>0.595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701">
                <text:p>18.1701</text:p>
              </table:table-cell>
              <table:table-cell office:value-type="float" office:value="0.394849">
                <text:p>0.394849</text:p>
              </table:table-cell>
              <table:table-cell office:value-type="float" office:value="0.605151">
                <text:p>0.605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801">
                <text:p>18.1801</text:p>
              </table:table-cell>
              <table:table-cell office:value-type="float" office:value="0.385094">
                <text:p>0.385094</text:p>
              </table:table-cell>
              <table:table-cell office:value-type="float" office:value="0.614906">
                <text:p>0.614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1901">
                <text:p>18.1901</text:p>
              </table:table-cell>
              <table:table-cell office:value-type="float" office:value="0.375385">
                <text:p>0.375385</text:p>
              </table:table-cell>
              <table:table-cell office:value-type="float" office:value="0.624615">
                <text:p>0.62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001">
                <text:p>18.2001</text:p>
              </table:table-cell>
              <table:table-cell office:value-type="float" office:value="0.365726">
                <text:p>0.365726</text:p>
              </table:table-cell>
              <table:table-cell office:value-type="float" office:value="0.634274">
                <text:p>0.63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101">
                <text:p>18.2101</text:p>
              </table:table-cell>
              <table:table-cell office:value-type="float" office:value="0.356121">
                <text:p>0.356121</text:p>
              </table:table-cell>
              <table:table-cell office:value-type="float" office:value="0.643879">
                <text:p>0.643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201">
                <text:p>18.2201</text:p>
              </table:table-cell>
              <table:table-cell office:value-type="float" office:value="0.346574">
                <text:p>0.346574</text:p>
              </table:table-cell>
              <table:table-cell office:value-type="float" office:value="0.653426">
                <text:p>0.653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301">
                <text:p>18.2301</text:p>
              </table:table-cell>
              <table:table-cell office:value-type="float" office:value="0.337087">
                <text:p>0.337087</text:p>
              </table:table-cell>
              <table:table-cell office:value-type="float" office:value="0.662913">
                <text:p>0.66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401">
                <text:p>18.2401</text:p>
              </table:table-cell>
              <table:table-cell office:value-type="float" office:value="0.327666">
                <text:p>0.327666</text:p>
              </table:table-cell>
              <table:table-cell office:value-type="float" office:value="0.672334">
                <text:p>0.67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501">
                <text:p>18.2501</text:p>
              </table:table-cell>
              <table:table-cell office:value-type="float" office:value="0.318314">
                <text:p>0.318314</text:p>
              </table:table-cell>
              <table:table-cell office:value-type="float" office:value="0.681686">
                <text:p>0.68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601">
                <text:p>18.2601</text:p>
              </table:table-cell>
              <table:table-cell office:value-type="float" office:value="0.309035">
                <text:p>0.309035</text:p>
              </table:table-cell>
              <table:table-cell office:value-type="float" office:value="0.690965">
                <text:p>0.690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701">
                <text:p>18.2701</text:p>
              </table:table-cell>
              <table:table-cell office:value-type="float" office:value="0.299832">
                <text:p>0.299832</text:p>
              </table:table-cell>
              <table:table-cell office:value-type="float" office:value="0.700168">
                <text:p>0.700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801">
                <text:p>18.2801</text:p>
              </table:table-cell>
              <table:table-cell office:value-type="float" office:value="0.290708">
                <text:p>0.290708</text:p>
              </table:table-cell>
              <table:table-cell office:value-type="float" office:value="0.709292">
                <text:p>0.709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2901">
                <text:p>18.2901</text:p>
              </table:table-cell>
              <table:table-cell office:value-type="float" office:value="0.281669">
                <text:p>0.281669</text:p>
              </table:table-cell>
              <table:table-cell office:value-type="float" office:value="0.718331">
                <text:p>0.718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001">
                <text:p>18.3001</text:p>
              </table:table-cell>
              <table:table-cell office:value-type="float" office:value="0.272717">
                <text:p>0.272717</text:p>
              </table:table-cell>
              <table:table-cell office:value-type="float" office:value="0.727283">
                <text:p>0.727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101">
                <text:p>18.3101</text:p>
              </table:table-cell>
              <table:table-cell office:value-type="float" office:value="0.263856">
                <text:p>0.263856</text:p>
              </table:table-cell>
              <table:table-cell office:value-type="float" office:value="0.736144">
                <text:p>0.736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201">
                <text:p>18.3201</text:p>
              </table:table-cell>
              <table:table-cell office:value-type="float" office:value="0.255089">
                <text:p>0.255089</text:p>
              </table:table-cell>
              <table:table-cell office:value-type="float" office:value="0.744911">
                <text:p>0.744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301">
                <text:p>18.3301</text:p>
              </table:table-cell>
              <table:table-cell office:value-type="float" office:value="0.246421">
                <text:p>0.246421</text:p>
              </table:table-cell>
              <table:table-cell office:value-type="float" office:value="0.753579">
                <text:p>0.753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401">
                <text:p>18.3401</text:p>
              </table:table-cell>
              <table:table-cell office:value-type="float" office:value="0.237854">
                <text:p>0.237854</text:p>
              </table:table-cell>
              <table:table-cell office:value-type="float" office:value="0.762146">
                <text:p>0.762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501">
                <text:p>18.3501</text:p>
              </table:table-cell>
              <table:table-cell office:value-type="float" office:value="0.229391">
                <text:p>0.229391</text:p>
              </table:table-cell>
              <table:table-cell office:value-type="float" office:value="0.770609">
                <text:p>0.77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601">
                <text:p>18.3601</text:p>
              </table:table-cell>
              <table:table-cell office:value-type="float" office:value="0.221037">
                <text:p>0.221037</text:p>
              </table:table-cell>
              <table:table-cell office:value-type="float" office:value="0.778963">
                <text:p>0.778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701">
                <text:p>18.3701</text:p>
              </table:table-cell>
              <table:table-cell office:value-type="float" office:value="0.212794">
                <text:p>0.212794</text:p>
              </table:table-cell>
              <table:table-cell office:value-type="float" office:value="0.787206">
                <text:p>0.787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801">
                <text:p>18.3801</text:p>
              </table:table-cell>
              <table:table-cell office:value-type="float" office:value="0.204667">
                <text:p>0.204667</text:p>
              </table:table-cell>
              <table:table-cell office:value-type="float" office:value="0.795333">
                <text:p>0.795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3901">
                <text:p>18.3901</text:p>
              </table:table-cell>
              <table:table-cell office:value-type="float" office:value="0.196657">
                <text:p>0.196657</text:p>
              </table:table-cell>
              <table:table-cell office:value-type="float" office:value="0.803343">
                <text:p>0.803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001">
                <text:p>18.4001</text:p>
              </table:table-cell>
              <table:table-cell office:value-type="float" office:value="0.188769">
                <text:p>0.188769</text:p>
              </table:table-cell>
              <table:table-cell office:value-type="float" office:value="0.811231">
                <text:p>0.81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101">
                <text:p>18.4101</text:p>
              </table:table-cell>
              <table:table-cell office:value-type="float" office:value="0.181005">
                <text:p>0.181005</text:p>
              </table:table-cell>
              <table:table-cell office:value-type="float" office:value="0.818995">
                <text:p>0.818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201">
                <text:p>18.4201</text:p>
              </table:table-cell>
              <table:table-cell office:value-type="float" office:value="0.173369">
                <text:p>0.173369</text:p>
              </table:table-cell>
              <table:table-cell office:value-type="float" office:value="0.826631">
                <text:p>0.826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301">
                <text:p>18.4301</text:p>
              </table:table-cell>
              <table:table-cell office:value-type="float" office:value="0.165864">
                <text:p>0.165864</text:p>
              </table:table-cell>
              <table:table-cell office:value-type="float" office:value="0.834136">
                <text:p>0.834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401">
                <text:p>18.4401</text:p>
              </table:table-cell>
              <table:table-cell office:value-type="float" office:value="0.158492">
                <text:p>0.158492</text:p>
              </table:table-cell>
              <table:table-cell office:value-type="float" office:value="0.841508">
                <text:p>0.84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501">
                <text:p>18.4501</text:p>
              </table:table-cell>
              <table:table-cell office:value-type="float" office:value="0.151257">
                <text:p>0.151257</text:p>
              </table:table-cell>
              <table:table-cell office:value-type="float" office:value="0.848743">
                <text:p>0.848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601">
                <text:p>18.4601</text:p>
              </table:table-cell>
              <table:table-cell office:value-type="float" office:value="0.144161">
                <text:p>0.144161</text:p>
              </table:table-cell>
              <table:table-cell office:value-type="float" office:value="0.855839">
                <text:p>0.855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701">
                <text:p>18.4701</text:p>
              </table:table-cell>
              <table:table-cell office:value-type="float" office:value="0.137207">
                <text:p>0.137207</text:p>
              </table:table-cell>
              <table:table-cell office:value-type="float" office:value="0.862793">
                <text:p>0.862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801">
                <text:p>18.4801</text:p>
              </table:table-cell>
              <table:table-cell office:value-type="float" office:value="0.130399">
                <text:p>0.130399</text:p>
              </table:table-cell>
              <table:table-cell office:value-type="float" office:value="0.869601">
                <text:p>0.869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901">
                <text:p>18.4901</text:p>
              </table:table-cell>
              <table:table-cell office:value-type="float" office:value="0.123739">
                <text:p>0.123739</text:p>
              </table:table-cell>
              <table:table-cell office:value-type="float" office:value="0.876261">
                <text:p>0.87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001">
                <text:p>18.5001</text:p>
              </table:table-cell>
              <table:table-cell office:value-type="float" office:value="0.117229">
                <text:p>0.117229</text:p>
              </table:table-cell>
              <table:table-cell office:value-type="float" office:value="0.882771">
                <text:p>0.88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101">
                <text:p>18.5101</text:p>
              </table:table-cell>
              <table:table-cell office:value-type="float" office:value="0.110872">
                <text:p>0.110872</text:p>
              </table:table-cell>
              <table:table-cell office:value-type="float" office:value="0.889128">
                <text:p>0.889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201">
                <text:p>18.5201</text:p>
              </table:table-cell>
              <table:table-cell office:value-type="float" office:value="0.104671">
                <text:p>0.104671</text:p>
              </table:table-cell>
              <table:table-cell office:value-type="float" office:value="0.895329">
                <text:p>0.895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301">
                <text:p>18.5301</text:p>
              </table:table-cell>
              <table:table-cell office:value-type="float" office:value="0.0986274">
                <text:p>0.0986274</text:p>
              </table:table-cell>
              <table:table-cell office:value-type="float" office:value="0.901373">
                <text:p>0.90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401">
                <text:p>18.5401</text:p>
              </table:table-cell>
              <table:table-cell office:value-type="float" office:value="0.0927449">
                <text:p>0.0927449</text:p>
              </table:table-cell>
              <table:table-cell office:value-type="float" office:value="0.907255">
                <text:p>0.907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501">
                <text:p>18.5501</text:p>
              </table:table-cell>
              <table:table-cell office:value-type="float" office:value="0.0870252">
                <text:p>0.0870252</text:p>
              </table:table-cell>
              <table:table-cell office:value-type="float" office:value="0.912975">
                <text:p>0.91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601">
                <text:p>18.5601</text:p>
              </table:table-cell>
              <table:table-cell office:value-type="float" office:value="0.0814708">
                <text:p>0.0814708</text:p>
              </table:table-cell>
              <table:table-cell office:value-type="float" office:value="0.918529">
                <text:p>0.918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701">
                <text:p>18.5701</text:p>
              </table:table-cell>
              <table:table-cell office:value-type="float" office:value="0.0760837">
                <text:p>0.0760837</text:p>
              </table:table-cell>
              <table:table-cell office:value-type="float" office:value="0.923916">
                <text:p>0.923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801">
                <text:p>18.5801</text:p>
              </table:table-cell>
              <table:table-cell office:value-type="float" office:value="0.0708662">
                <text:p>0.0708662</text:p>
              </table:table-cell>
              <table:table-cell office:value-type="float" office:value="0.929134">
                <text:p>0.929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5901">
                <text:p>18.5901</text:p>
              </table:table-cell>
              <table:table-cell office:value-type="float" office:value="0.0658203">
                <text:p>0.0658203</text:p>
              </table:table-cell>
              <table:table-cell office:value-type="float" office:value="0.93418">
                <text:p>0.93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001">
                <text:p>18.6001</text:p>
              </table:table-cell>
              <table:table-cell office:value-type="float" office:value="0.0609481">
                <text:p>0.0609481</text:p>
              </table:table-cell>
              <table:table-cell office:value-type="float" office:value="0.939052">
                <text:p>0.939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101">
                <text:p>18.6101</text:p>
              </table:table-cell>
              <table:table-cell office:value-type="float" office:value="0.0562516">
                <text:p>0.0562516</text:p>
              </table:table-cell>
              <table:table-cell office:value-type="float" office:value="0.943748">
                <text:p>0.943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201">
                <text:p>18.6201</text:p>
              </table:table-cell>
              <table:table-cell office:value-type="float" office:value="0.0517325">
                <text:p>0.0517325</text:p>
              </table:table-cell>
              <table:table-cell office:value-type="float" office:value="0.948268">
                <text:p>0.948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301">
                <text:p>18.6301</text:p>
              </table:table-cell>
              <table:table-cell office:value-type="float" office:value="0.0473927">
                <text:p>0.0473927</text:p>
              </table:table-cell>
              <table:table-cell office:value-type="float" office:value="0.952607">
                <text:p>0.952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401">
                <text:p>18.6401</text:p>
              </table:table-cell>
              <table:table-cell office:value-type="float" office:value="0.0432339">
                <text:p>0.0432339</text:p>
              </table:table-cell>
              <table:table-cell office:value-type="float" office:value="0.956766">
                <text:p>0.956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501">
                <text:p>18.6501</text:p>
              </table:table-cell>
              <table:table-cell office:value-type="float" office:value="0.0392579">
                <text:p>0.0392579</text:p>
              </table:table-cell>
              <table:table-cell office:value-type="float" office:value="0.960742">
                <text:p>0.96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601">
                <text:p>18.6601</text:p>
              </table:table-cell>
              <table:table-cell office:value-type="float" office:value="0.0354661">
                <text:p>0.0354661</text:p>
              </table:table-cell>
              <table:table-cell office:value-type="float" office:value="0.964534">
                <text:p>0.96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701">
                <text:p>18.6701</text:p>
              </table:table-cell>
              <table:table-cell office:value-type="float" office:value="0.0318602">
                <text:p>0.0318602</text:p>
              </table:table-cell>
              <table:table-cell office:value-type="float" office:value="0.96814">
                <text:p>0.96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801">
                <text:p>18.6801</text:p>
              </table:table-cell>
              <table:table-cell office:value-type="float" office:value="0.0284415">
                <text:p>0.0284415</text:p>
              </table:table-cell>
              <table:table-cell office:value-type="float" office:value="0.971558">
                <text:p>0.97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6901">
                <text:p>18.6901</text:p>
              </table:table-cell>
              <table:table-cell office:value-type="float" office:value="0.0252114">
                <text:p>0.0252114</text:p>
              </table:table-cell>
              <table:table-cell office:value-type="float" office:value="0.974789">
                <text:p>0.974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001">
                <text:p>18.7001</text:p>
              </table:table-cell>
              <table:table-cell office:value-type="float" office:value="0.0221712">
                <text:p>0.0221712</text:p>
              </table:table-cell>
              <table:table-cell office:value-type="float" office:value="0.977829">
                <text:p>0.977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101">
                <text:p>18.7101</text:p>
              </table:table-cell>
              <table:table-cell office:value-type="float" office:value="0.0193222">
                <text:p>0.0193222</text:p>
              </table:table-cell>
              <table:table-cell office:value-type="float" office:value="0.980678">
                <text:p>0.980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201">
                <text:p>18.7201</text:p>
              </table:table-cell>
              <table:table-cell office:value-type="float" office:value="0.0166654">
                <text:p>0.0166654</text:p>
              </table:table-cell>
              <table:table-cell office:value-type="float" office:value="0.983335">
                <text:p>0.983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301">
                <text:p>18.7301</text:p>
              </table:table-cell>
              <table:table-cell office:value-type="float" office:value="0.014202">
                <text:p>0.014202</text:p>
              </table:table-cell>
              <table:table-cell office:value-type="float" office:value="0.985798">
                <text:p>0.985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401">
                <text:p>18.7401</text:p>
              </table:table-cell>
              <table:table-cell office:value-type="float" office:value="0.0119328">
                <text:p>0.0119328</text:p>
              </table:table-cell>
              <table:table-cell office:value-type="float" office:value="0.988067">
                <text:p>0.988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501">
                <text:p>18.7501</text:p>
              </table:table-cell>
              <table:table-cell office:value-type="float" office:value="0.00985891">
                <text:p>0.00985891</text:p>
              </table:table-cell>
              <table:table-cell office:value-type="float" office:value="0.990141">
                <text:p>0.99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601">
                <text:p>18.7601</text:p>
              </table:table-cell>
              <table:table-cell office:value-type="float" office:value="0.00798104">
                <text:p>0.00798104</text:p>
              </table:table-cell>
              <table:table-cell office:value-type="float" office:value="0.992019">
                <text:p>0.992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701">
                <text:p>18.7701</text:p>
              </table:table-cell>
              <table:table-cell office:value-type="float" office:value="0.00629997">
                <text:p>0.00629997</text:p>
              </table:table-cell>
              <table:table-cell office:value-type="float" office:value="0.9937">
                <text:p>0.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801">
                <text:p>18.7801</text:p>
              </table:table-cell>
              <table:table-cell office:value-type="float" office:value="0.00481637">
                <text:p>0.00481637</text:p>
              </table:table-cell>
              <table:table-cell office:value-type="float" office:value="0.995184">
                <text:p>0.995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901">
                <text:p>18.7901</text:p>
              </table:table-cell>
              <table:table-cell office:value-type="float" office:value="0.00353084">
                <text:p>0.00353084</text:p>
              </table:table-cell>
              <table:table-cell office:value-type="float" office:value="0.996469">
                <text:p>0.996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001">
                <text:p>18.8001</text:p>
              </table:table-cell>
              <table:table-cell office:value-type="float" office:value="0.00244389">
                <text:p>0.00244389</text:p>
              </table:table-cell>
              <table:table-cell office:value-type="float" office:value="0.997556">
                <text:p>0.997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101">
                <text:p>18.8101</text:p>
              </table:table-cell>
              <table:table-cell office:value-type="float" office:value="0.00155596">
                <text:p>0.00155596</text:p>
              </table:table-cell>
              <table:table-cell office:value-type="float" office:value="0.998444">
                <text:p>0.998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201">
                <text:p>18.8201</text:p>
              </table:table-cell>
              <table:table-cell office:value-type="float" office:value="0.0008674">
                <text:p>0.0008674</text:p>
              </table:table-cell>
              <table:table-cell office:value-type="float" office:value="0.999133">
                <text:p>0.999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301">
                <text:p>18.8301</text:p>
              </table:table-cell>
              <table:table-cell office:value-type="float" office:value="0.000378485">
                <text:p>0.000378485</text:p>
              </table:table-cell>
              <table:table-cell office:value-type="float" office:value="0.999622">
                <text:p>0.999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401">
                <text:p>18.8401</text:p>
              </table:table-cell>
              <table:table-cell office:value-type="float" office:value="0.0000894116">
                <text:p>0.0000894116</text:p>
              </table:table-cell>
              <table:table-cell office:value-type="float" office:value="0.999911">
                <text:p>0.999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501">
                <text:p>18.8501</text:p>
              </table:table-cell>
              <table:table-cell office:value-type="float" office:value="0.00000029603">
                <text:p>0.000000296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601">
                <text:p>18.8601</text:p>
              </table:table-cell>
              <table:table-cell office:value-type="float" office:value="0.000111174">
                <text:p>0.000111174</text:p>
              </table:table-cell>
              <table:table-cell office:value-type="float" office:value="0.999889">
                <text:p>0.999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701">
                <text:p>18.8701</text:p>
              </table:table-cell>
              <table:table-cell office:value-type="float" office:value="0.000422">
                <text:p>0.000422</text:p>
              </table:table-cell>
              <table:table-cell office:value-type="float" office:value="0.999578">
                <text:p>0.999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801">
                <text:p>18.8801</text:p>
              </table:table-cell>
              <table:table-cell office:value-type="float" office:value="0.000932651">
                <text:p>0.000932651</text:p>
              </table:table-cell>
              <table:table-cell office:value-type="float" office:value="0.999067">
                <text:p>0.999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8901">
                <text:p>18.8901</text:p>
              </table:table-cell>
              <table:table-cell office:value-type="float" office:value="0.00164292">
                <text:p>0.00164292</text:p>
              </table:table-cell>
              <table:table-cell office:value-type="float" office:value="0.998357">
                <text:p>0.998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001">
                <text:p>18.9001</text:p>
              </table:table-cell>
              <table:table-cell office:value-type="float" office:value="0.00255253">
                <text:p>0.00255253</text:p>
              </table:table-cell>
              <table:table-cell office:value-type="float" office:value="0.997447">
                <text:p>0.997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101">
                <text:p>18.9101</text:p>
              </table:table-cell>
              <table:table-cell office:value-type="float" office:value="0.00366111">
                <text:p>0.00366111</text:p>
              </table:table-cell>
              <table:table-cell office:value-type="float" office:value="0.996339">
                <text:p>0.996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201">
                <text:p>18.9201</text:p>
              </table:table-cell>
              <table:table-cell office:value-type="float" office:value="0.00496822">
                <text:p>0.00496822</text:p>
              </table:table-cell>
              <table:table-cell office:value-type="float" office:value="0.995032">
                <text:p>0.995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301">
                <text:p>18.9301</text:p>
              </table:table-cell>
              <table:table-cell office:value-type="float" office:value="0.00647333">
                <text:p>0.00647333</text:p>
              </table:table-cell>
              <table:table-cell office:value-type="float" office:value="0.993527">
                <text:p>0.993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401">
                <text:p>18.9401</text:p>
              </table:table-cell>
              <table:table-cell office:value-type="float" office:value="0.00817585">
                <text:p>0.00817585</text:p>
              </table:table-cell>
              <table:table-cell office:value-type="float" office:value="0.991824">
                <text:p>0.99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501">
                <text:p>18.9501</text:p>
              </table:table-cell>
              <table:table-cell office:value-type="float" office:value="0.0100751">
                <text:p>0.0100751</text:p>
              </table:table-cell>
              <table:table-cell office:value-type="float" office:value="0.989925">
                <text:p>0.989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601">
                <text:p>18.9601</text:p>
              </table:table-cell>
              <table:table-cell office:value-type="float" office:value="0.0121703">
                <text:p>0.0121703</text:p>
              </table:table-cell>
              <table:table-cell office:value-type="float" office:value="0.98783">
                <text:p>0.98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701">
                <text:p>18.9701</text:p>
              </table:table-cell>
              <table:table-cell office:value-type="float" office:value="0.0144606">
                <text:p>0.0144606</text:p>
              </table:table-cell>
              <table:table-cell office:value-type="float" office:value="0.985539">
                <text:p>0.985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801">
                <text:p>18.9801</text:p>
              </table:table-cell>
              <table:table-cell office:value-type="float" office:value="0.0169452">
                <text:p>0.0169452</text:p>
              </table:table-cell>
              <table:table-cell office:value-type="float" office:value="0.983055">
                <text:p>0.983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901">
                <text:p>18.9901</text:p>
              </table:table-cell>
              <table:table-cell office:value-type="float" office:value="0.0196229">
                <text:p>0.0196229</text:p>
              </table:table-cell>
              <table:table-cell office:value-type="float" office:value="0.980377">
                <text:p>0.980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001">
                <text:p>19.0001</text:p>
              </table:table-cell>
              <table:table-cell office:value-type="float" office:value="0.0224928">
                <text:p>0.0224928</text:p>
              </table:table-cell>
              <table:table-cell office:value-type="float" office:value="0.977507">
                <text:p>0.977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101">
                <text:p>19.0101</text:p>
              </table:table-cell>
              <table:table-cell office:value-type="float" office:value="0.0255537">
                <text:p>0.0255537</text:p>
              </table:table-cell>
              <table:table-cell office:value-type="float" office:value="0.974446">
                <text:p>0.974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201">
                <text:p>19.0201</text:p>
              </table:table-cell>
              <table:table-cell office:value-type="float" office:value="0.0288044">
                <text:p>0.0288044</text:p>
              </table:table-cell>
              <table:table-cell office:value-type="float" office:value="0.971196">
                <text:p>0.97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301">
                <text:p>19.0301</text:p>
              </table:table-cell>
              <table:table-cell office:value-type="float" office:value="0.0322435">
                <text:p>0.0322435</text:p>
              </table:table-cell>
              <table:table-cell office:value-type="float" office:value="0.967756">
                <text:p>0.967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401">
                <text:p>19.0401</text:p>
              </table:table-cell>
              <table:table-cell office:value-type="float" office:value="0.0358698">
                <text:p>0.0358698</text:p>
              </table:table-cell>
              <table:table-cell office:value-type="float" office:value="0.96413">
                <text:p>0.96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501">
                <text:p>19.0501</text:p>
              </table:table-cell>
              <table:table-cell office:value-type="float" office:value="0.0396817">
                <text:p>0.0396817</text:p>
              </table:table-cell>
              <table:table-cell office:value-type="float" office:value="0.960318">
                <text:p>0.960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601">
                <text:p>19.0601</text:p>
              </table:table-cell>
              <table:table-cell office:value-type="float" office:value="0.0436777">
                <text:p>0.0436777</text:p>
              </table:table-cell>
              <table:table-cell office:value-type="float" office:value="0.956322">
                <text:p>0.956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701">
                <text:p>19.0701</text:p>
              </table:table-cell>
              <table:table-cell office:value-type="float" office:value="0.0478562">
                <text:p>0.0478562</text:p>
              </table:table-cell>
              <table:table-cell office:value-type="float" office:value="0.952144">
                <text:p>0.952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801">
                <text:p>19.0801</text:p>
              </table:table-cell>
              <table:table-cell office:value-type="float" office:value="0.0522156">
                <text:p>0.0522156</text:p>
              </table:table-cell>
              <table:table-cell office:value-type="float" office:value="0.947784">
                <text:p>0.947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901">
                <text:p>19.0901</text:p>
              </table:table-cell>
              <table:table-cell office:value-type="float" office:value="0.056754">
                <text:p>0.056754</text:p>
              </table:table-cell>
              <table:table-cell office:value-type="float" office:value="0.943246">
                <text:p>0.943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001">
                <text:p>19.1001</text:p>
              </table:table-cell>
              <table:table-cell office:value-type="float" office:value="0.0614698">
                <text:p>0.0614698</text:p>
              </table:table-cell>
              <table:table-cell office:value-type="float" office:value="0.93853">
                <text:p>0.9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101">
                <text:p>19.1101</text:p>
              </table:table-cell>
              <table:table-cell office:value-type="float" office:value="0.066361">
                <text:p>0.066361</text:p>
              </table:table-cell>
              <table:table-cell office:value-type="float" office:value="0.933639">
                <text:p>0.933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201">
                <text:p>19.1201</text:p>
              </table:table-cell>
              <table:table-cell office:value-type="float" office:value="0.0714256">
                <text:p>0.0714256</text:p>
              </table:table-cell>
              <table:table-cell office:value-type="float" office:value="0.928574">
                <text:p>0.928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301">
                <text:p>19.1301</text:p>
              </table:table-cell>
              <table:table-cell office:value-type="float" office:value="0.0766617">
                <text:p>0.0766617</text:p>
              </table:table-cell>
              <table:table-cell office:value-type="float" office:value="0.923338">
                <text:p>0.923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401">
                <text:p>19.1401</text:p>
              </table:table-cell>
              <table:table-cell office:value-type="float" office:value="0.0820671">
                <text:p>0.0820671</text:p>
              </table:table-cell>
              <table:table-cell office:value-type="float" office:value="0.917933">
                <text:p>0.917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501">
                <text:p>19.1501</text:p>
              </table:table-cell>
              <table:table-cell office:value-type="float" office:value="0.0876397">
                <text:p>0.0876397</text:p>
              </table:table-cell>
              <table:table-cell office:value-type="float" office:value="0.91236">
                <text:p>0.9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601">
                <text:p>19.1601</text:p>
              </table:table-cell>
              <table:table-cell office:value-type="float" office:value="0.0933771">
                <text:p>0.0933771</text:p>
              </table:table-cell>
              <table:table-cell office:value-type="float" office:value="0.906623">
                <text:p>0.906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701">
                <text:p>19.1701</text:p>
              </table:table-cell>
              <table:table-cell office:value-type="float" office:value="0.0992773">
                <text:p>0.0992773</text:p>
              </table:table-cell>
              <table:table-cell office:value-type="float" office:value="0.900723">
                <text:p>0.900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801">
                <text:p>19.1801</text:p>
              </table:table-cell>
              <table:table-cell office:value-type="float" office:value="0.105338">
                <text:p>0.105338</text:p>
              </table:table-cell>
              <table:table-cell office:value-type="float" office:value="0.894662">
                <text:p>0.894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901">
                <text:p>19.1901</text:p>
              </table:table-cell>
              <table:table-cell office:value-type="float" office:value="0.111556">
                <text:p>0.111556</text:p>
              </table:table-cell>
              <table:table-cell office:value-type="float" office:value="0.888444">
                <text:p>0.888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001">
                <text:p>19.2001</text:p>
              </table:table-cell>
              <table:table-cell office:value-type="float" office:value="0.11793">
                <text:p>0.11793</text:p>
              </table:table-cell>
              <table:table-cell office:value-type="float" office:value="0.88207">
                <text:p>0.88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101">
                <text:p>19.2101</text:p>
              </table:table-cell>
              <table:table-cell office:value-type="float" office:value="0.124456">
                <text:p>0.124456</text:p>
              </table:table-cell>
              <table:table-cell office:value-type="float" office:value="0.875544">
                <text:p>0.87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201">
                <text:p>19.2201</text:p>
              </table:table-cell>
              <table:table-cell office:value-type="float" office:value="0.131133">
                <text:p>0.131133</text:p>
              </table:table-cell>
              <table:table-cell office:value-type="float" office:value="0.868867">
                <text:p>0.868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301">
                <text:p>19.2301</text:p>
              </table:table-cell>
              <table:table-cell office:value-type="float" office:value="0.137957">
                <text:p>0.137957</text:p>
              </table:table-cell>
              <table:table-cell office:value-type="float" office:value="0.862043">
                <text:p>0.862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401">
                <text:p>19.2401</text:p>
              </table:table-cell>
              <table:table-cell office:value-type="float" office:value="0.144926">
                <text:p>0.144926</text:p>
              </table:table-cell>
              <table:table-cell office:value-type="float" office:value="0.855074">
                <text:p>0.855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501">
                <text:p>19.2501</text:p>
              </table:table-cell>
              <table:table-cell office:value-type="float" office:value="0.152037">
                <text:p>0.152037</text:p>
              </table:table-cell>
              <table:table-cell office:value-type="float" office:value="0.847963">
                <text:p>0.84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601">
                <text:p>19.2601</text:p>
              </table:table-cell>
              <table:table-cell office:value-type="float" office:value="0.159287">
                <text:p>0.159287</text:p>
              </table:table-cell>
              <table:table-cell office:value-type="float" office:value="0.840713">
                <text:p>0.840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701">
                <text:p>19.2701</text:p>
              </table:table-cell>
              <table:table-cell office:value-type="float" office:value="0.166674">
                <text:p>0.166674</text:p>
              </table:table-cell>
              <table:table-cell office:value-type="float" office:value="0.833326">
                <text:p>0.833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801">
                <text:p>19.2801</text:p>
              </table:table-cell>
              <table:table-cell office:value-type="float" office:value="0.174194">
                <text:p>0.174194</text:p>
              </table:table-cell>
              <table:table-cell office:value-type="float" office:value="0.825806">
                <text:p>0.825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2901">
                <text:p>19.2901</text:p>
              </table:table-cell>
              <table:table-cell office:value-type="float" office:value="0.181844">
                <text:p>0.181844</text:p>
              </table:table-cell>
              <table:table-cell office:value-type="float" office:value="0.818156">
                <text:p>0.818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001">
                <text:p>19.3001</text:p>
              </table:table-cell>
              <table:table-cell office:value-type="float" office:value="0.189621">
                <text:p>0.189621</text:p>
              </table:table-cell>
              <table:table-cell office:value-type="float" office:value="0.810379">
                <text:p>0.810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101">
                <text:p>19.3101</text:p>
              </table:table-cell>
              <table:table-cell office:value-type="float" office:value="0.197523">
                <text:p>0.197523</text:p>
              </table:table-cell>
              <table:table-cell office:value-type="float" office:value="0.802477">
                <text:p>0.802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201">
                <text:p>19.3201</text:p>
              </table:table-cell>
              <table:table-cell office:value-type="float" office:value="0.205546">
                <text:p>0.205546</text:p>
              </table:table-cell>
              <table:table-cell office:value-type="float" office:value="0.794454">
                <text:p>0.794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301">
                <text:p>19.3301</text:p>
              </table:table-cell>
              <table:table-cell office:value-type="float" office:value="0.213686">
                <text:p>0.213686</text:p>
              </table:table-cell>
              <table:table-cell office:value-type="float" office:value="0.786314">
                <text:p>0.786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401">
                <text:p>19.3401</text:p>
              </table:table-cell>
              <table:table-cell office:value-type="float" office:value="0.221941">
                <text:p>0.221941</text:p>
              </table:table-cell>
              <table:table-cell office:value-type="float" office:value="0.778059">
                <text:p>0.77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501">
                <text:p>19.3501</text:p>
              </table:table-cell>
              <table:table-cell office:value-type="float" office:value="0.230307">
                <text:p>0.230307</text:p>
              </table:table-cell>
              <table:table-cell office:value-type="float" office:value="0.769693">
                <text:p>0.769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601">
                <text:p>19.3601</text:p>
              </table:table-cell>
              <table:table-cell office:value-type="float" office:value="0.238781">
                <text:p>0.238781</text:p>
              </table:table-cell>
              <table:table-cell office:value-type="float" office:value="0.761219">
                <text:p>0.76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701">
                <text:p>19.3701</text:p>
              </table:table-cell>
              <table:table-cell office:value-type="float" office:value="0.247359">
                <text:p>0.247359</text:p>
              </table:table-cell>
              <table:table-cell office:value-type="float" office:value="0.752641">
                <text:p>0.75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801">
                <text:p>19.3801</text:p>
              </table:table-cell>
              <table:table-cell office:value-type="float" office:value="0.256039">
                <text:p>0.256039</text:p>
              </table:table-cell>
              <table:table-cell office:value-type="float" office:value="0.743961">
                <text:p>0.743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3901">
                <text:p>19.3901</text:p>
              </table:table-cell>
              <table:table-cell office:value-type="float" office:value="0.264816">
                <text:p>0.264816</text:p>
              </table:table-cell>
              <table:table-cell office:value-type="float" office:value="0.735184">
                <text:p>0.735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001">
                <text:p>19.4001</text:p>
              </table:table-cell>
              <table:table-cell office:value-type="float" office:value="0.273687">
                <text:p>0.273687</text:p>
              </table:table-cell>
              <table:table-cell office:value-type="float" office:value="0.726313">
                <text:p>0.726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101">
                <text:p>19.4101</text:p>
              </table:table-cell>
              <table:table-cell office:value-type="float" office:value="0.282649">
                <text:p>0.282649</text:p>
              </table:table-cell>
              <table:table-cell office:value-type="float" office:value="0.717351">
                <text:p>0.717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201">
                <text:p>19.4201</text:p>
              </table:table-cell>
              <table:table-cell office:value-type="float" office:value="0.291697">
                <text:p>0.291697</text:p>
              </table:table-cell>
              <table:table-cell office:value-type="float" office:value="0.708303">
                <text:p>0.708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301">
                <text:p>19.4301</text:p>
              </table:table-cell>
              <table:table-cell office:value-type="float" office:value="0.300829">
                <text:p>0.300829</text:p>
              </table:table-cell>
              <table:table-cell office:value-type="float" office:value="0.699171">
                <text:p>0.699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401">
                <text:p>19.4401</text:p>
              </table:table-cell>
              <table:table-cell office:value-type="float" office:value="0.310041">
                <text:p>0.310041</text:p>
              </table:table-cell>
              <table:table-cell office:value-type="float" office:value="0.689959">
                <text:p>0.689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501">
                <text:p>19.4501</text:p>
              </table:table-cell>
              <table:table-cell office:value-type="float" office:value="0.319328">
                <text:p>0.319328</text:p>
              </table:table-cell>
              <table:table-cell office:value-type="float" office:value="0.680672">
                <text:p>0.680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601">
                <text:p>19.4601</text:p>
              </table:table-cell>
              <table:table-cell office:value-type="float" office:value="0.328688">
                <text:p>0.328688</text:p>
              </table:table-cell>
              <table:table-cell office:value-type="float" office:value="0.671312">
                <text:p>0.67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701">
                <text:p>19.4701</text:p>
              </table:table-cell>
              <table:table-cell office:value-type="float" office:value="0.338117">
                <text:p>0.338117</text:p>
              </table:table-cell>
              <table:table-cell office:value-type="float" office:value="0.661883">
                <text:p>0.661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801">
                <text:p>19.4801</text:p>
              </table:table-cell>
              <table:table-cell office:value-type="float" office:value="0.34761">
                <text:p>0.34761</text:p>
              </table:table-cell>
              <table:table-cell office:value-type="float" office:value="0.65239">
                <text:p>0.65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901">
                <text:p>19.4901</text:p>
              </table:table-cell>
              <table:table-cell office:value-type="float" office:value="0.357164">
                <text:p>0.357164</text:p>
              </table:table-cell>
              <table:table-cell office:value-type="float" office:value="0.642836">
                <text:p>0.642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001">
                <text:p>19.5001</text:p>
              </table:table-cell>
              <table:table-cell office:value-type="float" office:value="0.366775">
                <text:p>0.366775</text:p>
              </table:table-cell>
              <table:table-cell office:value-type="float" office:value="0.633225">
                <text:p>0.63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101">
                <text:p>19.5101</text:p>
              </table:table-cell>
              <table:table-cell office:value-type="float" office:value="0.376439">
                <text:p>0.376439</text:p>
              </table:table-cell>
              <table:table-cell office:value-type="float" office:value="0.623561">
                <text:p>0.623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201">
                <text:p>19.5201</text:p>
              </table:table-cell>
              <table:table-cell office:value-type="float" office:value="0.386153">
                <text:p>0.386153</text:p>
              </table:table-cell>
              <table:table-cell office:value-type="float" office:value="0.613847">
                <text:p>0.613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301">
                <text:p>19.5301</text:p>
              </table:table-cell>
              <table:table-cell office:value-type="float" office:value="0.395913">
                <text:p>0.395913</text:p>
              </table:table-cell>
              <table:table-cell office:value-type="float" office:value="0.604087">
                <text:p>0.604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401">
                <text:p>19.5401</text:p>
              </table:table-cell>
              <table:table-cell office:value-type="float" office:value="0.405714">
                <text:p>0.405714</text:p>
              </table:table-cell>
              <table:table-cell office:value-type="float" office:value="0.594286">
                <text:p>0.59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501">
                <text:p>19.5501</text:p>
              </table:table-cell>
              <table:table-cell office:value-type="float" office:value="0.415553">
                <text:p>0.415553</text:p>
              </table:table-cell>
              <table:table-cell office:value-type="float" office:value="0.584447">
                <text:p>0.584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601">
                <text:p>19.5601</text:p>
              </table:table-cell>
              <table:table-cell office:value-type="float" office:value="0.425425">
                <text:p>0.425425</text:p>
              </table:table-cell>
              <table:table-cell office:value-type="float" office:value="0.574575">
                <text:p>0.574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701">
                <text:p>19.5701</text:p>
              </table:table-cell>
              <table:table-cell office:value-type="float" office:value="0.435328">
                <text:p>0.435328</text:p>
              </table:table-cell>
              <table:table-cell office:value-type="float" office:value="0.564672">
                <text:p>0.564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801">
                <text:p>19.5801</text:p>
              </table:table-cell>
              <table:table-cell office:value-type="float" office:value="0.445256">
                <text:p>0.445256</text:p>
              </table:table-cell>
              <table:table-cell office:value-type="float" office:value="0.554744">
                <text:p>0.554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901">
                <text:p>19.5901</text:p>
              </table:table-cell>
              <table:table-cell office:value-type="float" office:value="0.455206">
                <text:p>0.455206</text:p>
              </table:table-cell>
              <table:table-cell office:value-type="float" office:value="0.544794">
                <text:p>0.544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001">
                <text:p>19.6001</text:p>
              </table:table-cell>
              <table:table-cell office:value-type="float" office:value="0.465174">
                <text:p>0.465174</text:p>
              </table:table-cell>
              <table:table-cell office:value-type="float" office:value="0.534826">
                <text:p>0.534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101">
                <text:p>19.6101</text:p>
              </table:table-cell>
              <table:table-cell office:value-type="float" office:value="0.475156">
                <text:p>0.475156</text:p>
              </table:table-cell>
              <table:table-cell office:value-type="float" office:value="0.524844">
                <text:p>0.524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201">
                <text:p>19.6201</text:p>
              </table:table-cell>
              <table:table-cell office:value-type="float" office:value="0.485148">
                <text:p>0.485148</text:p>
              </table:table-cell>
              <table:table-cell office:value-type="float" office:value="0.514852">
                <text:p>0.514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301">
                <text:p>19.6301</text:p>
              </table:table-cell>
              <table:table-cell office:value-type="float" office:value="0.495146">
                <text:p>0.495146</text:p>
              </table:table-cell>
              <table:table-cell office:value-type="float" office:value="0.504854">
                <text:p>0.504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401">
                <text:p>19.6401</text:p>
              </table:table-cell>
              <table:table-cell office:value-type="float" office:value="0.505146">
                <text:p>0.505146</text:p>
              </table:table-cell>
              <table:table-cell office:value-type="float" office:value="0.494854">
                <text:p>0.494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501">
                <text:p>19.6501</text:p>
              </table:table-cell>
              <table:table-cell office:value-type="float" office:value="0.515144">
                <text:p>0.515144</text:p>
              </table:table-cell>
              <table:table-cell office:value-type="float" office:value="0.484856">
                <text:p>0.484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601">
                <text:p>19.6601</text:p>
              </table:table-cell>
              <table:table-cell office:value-type="float" office:value="0.525135">
                <text:p>0.525135</text:p>
              </table:table-cell>
              <table:table-cell office:value-type="float" office:value="0.474865">
                <text:p>0.474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701">
                <text:p>19.6701</text:p>
              </table:table-cell>
              <table:table-cell office:value-type="float" office:value="0.535117">
                <text:p>0.535117</text:p>
              </table:table-cell>
              <table:table-cell office:value-type="float" office:value="0.464883">
                <text:p>0.464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801">
                <text:p>19.6801</text:p>
              </table:table-cell>
              <table:table-cell office:value-type="float" office:value="0.545085">
                <text:p>0.545085</text:p>
              </table:table-cell>
              <table:table-cell office:value-type="float" office:value="0.454915">
                <text:p>0.454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901">
                <text:p>19.6901</text:p>
              </table:table-cell>
              <table:table-cell office:value-type="float" office:value="0.555034">
                <text:p>0.555034</text:p>
              </table:table-cell>
              <table:table-cell office:value-type="float" office:value="0.444966">
                <text:p>0.444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001">
                <text:p>19.7001</text:p>
              </table:table-cell>
              <table:table-cell office:value-type="float" office:value="0.564962">
                <text:p>0.564962</text:p>
              </table:table-cell>
              <table:table-cell office:value-type="float" office:value="0.435038">
                <text:p>0.4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101">
                <text:p>19.7101</text:p>
              </table:table-cell>
              <table:table-cell office:value-type="float" office:value="0.574863">
                <text:p>0.574863</text:p>
              </table:table-cell>
              <table:table-cell office:value-type="float" office:value="0.425137">
                <text:p>0.425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201">
                <text:p>19.7201</text:p>
              </table:table-cell>
              <table:table-cell office:value-type="float" office:value="0.584735">
                <text:p>0.584735</text:p>
              </table:table-cell>
              <table:table-cell office:value-type="float" office:value="0.415265">
                <text:p>0.415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301">
                <text:p>19.7301</text:p>
              </table:table-cell>
              <table:table-cell office:value-type="float" office:value="0.594573">
                <text:p>0.594573</text:p>
              </table:table-cell>
              <table:table-cell office:value-type="float" office:value="0.405427">
                <text:p>0.405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401">
                <text:p>19.7401</text:p>
              </table:table-cell>
              <table:table-cell office:value-type="float" office:value="0.604373">
                <text:p>0.604373</text:p>
              </table:table-cell>
              <table:table-cell office:value-type="float" office:value="0.395627">
                <text:p>0.395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501">
                <text:p>19.7501</text:p>
              </table:table-cell>
              <table:table-cell office:value-type="float" office:value="0.614131">
                <text:p>0.614131</text:p>
              </table:table-cell>
              <table:table-cell office:value-type="float" office:value="0.385869">
                <text:p>0.385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601">
                <text:p>19.7601</text:p>
              </table:table-cell>
              <table:table-cell office:value-type="float" office:value="0.623843">
                <text:p>0.623843</text:p>
              </table:table-cell>
              <table:table-cell office:value-type="float" office:value="0.376157">
                <text:p>0.376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701">
                <text:p>19.7701</text:p>
              </table:table-cell>
              <table:table-cell office:value-type="float" office:value="0.633506">
                <text:p>0.633506</text:p>
              </table:table-cell>
              <table:table-cell office:value-type="float" office:value="0.366494">
                <text:p>0.366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801">
                <text:p>19.7801</text:p>
              </table:table-cell>
              <table:table-cell office:value-type="float" office:value="0.643116">
                <text:p>0.643116</text:p>
              </table:table-cell>
              <table:table-cell office:value-type="float" office:value="0.356884">
                <text:p>0.356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901">
                <text:p>19.7901</text:p>
              </table:table-cell>
              <table:table-cell office:value-type="float" office:value="0.652668">
                <text:p>0.652668</text:p>
              </table:table-cell>
              <table:table-cell office:value-type="float" office:value="0.347332">
                <text:p>0.34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001">
                <text:p>19.8001</text:p>
              </table:table-cell>
              <table:table-cell office:value-type="float" office:value="0.66216">
                <text:p>0.66216</text:p>
              </table:table-cell>
              <table:table-cell office:value-type="float" office:value="0.33784">
                <text:p>0.33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101">
                <text:p>19.8101</text:p>
              </table:table-cell>
              <table:table-cell office:value-type="float" office:value="0.671586">
                <text:p>0.671586</text:p>
              </table:table-cell>
              <table:table-cell office:value-type="float" office:value="0.328414">
                <text:p>0.328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201">
                <text:p>19.8201</text:p>
              </table:table-cell>
              <table:table-cell office:value-type="float" office:value="0.680944">
                <text:p>0.680944</text:p>
              </table:table-cell>
              <table:table-cell office:value-type="float" office:value="0.319056">
                <text:p>0.319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301">
                <text:p>19.8301</text:p>
              </table:table-cell>
              <table:table-cell office:value-type="float" office:value="0.690229">
                <text:p>0.690229</text:p>
              </table:table-cell>
              <table:table-cell office:value-type="float" office:value="0.309771">
                <text:p>0.309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401">
                <text:p>19.8401</text:p>
              </table:table-cell>
              <table:table-cell office:value-type="float" office:value="0.699438">
                <text:p>0.699438</text:p>
              </table:table-cell>
              <table:table-cell office:value-type="float" office:value="0.300562">
                <text:p>0.300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501">
                <text:p>19.8501</text:p>
              </table:table-cell>
              <table:table-cell office:value-type="float" office:value="0.708568">
                <text:p>0.708568</text:p>
              </table:table-cell>
              <table:table-cell office:value-type="float" office:value="0.291432">
                <text:p>0.291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601">
                <text:p>19.8601</text:p>
              </table:table-cell>
              <table:table-cell office:value-type="float" office:value="0.717614">
                <text:p>0.717614</text:p>
              </table:table-cell>
              <table:table-cell office:value-type="float" office:value="0.282386">
                <text:p>0.28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701">
                <text:p>19.8701</text:p>
              </table:table-cell>
              <table:table-cell office:value-type="float" office:value="0.726573">
                <text:p>0.726573</text:p>
              </table:table-cell>
              <table:table-cell office:value-type="float" office:value="0.273427">
                <text:p>0.27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801">
                <text:p>19.8801</text:p>
              </table:table-cell>
              <table:table-cell office:value-type="float" office:value="0.735442">
                <text:p>0.735442</text:p>
              </table:table-cell>
              <table:table-cell office:value-type="float" office:value="0.264558">
                <text:p>0.26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8901">
                <text:p>19.8901</text:p>
              </table:table-cell>
              <table:table-cell office:value-type="float" office:value="0.744216">
                <text:p>0.744216</text:p>
              </table:table-cell>
              <table:table-cell office:value-type="float" office:value="0.255784">
                <text:p>0.255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001">
                <text:p>19.9001</text:p>
              </table:table-cell>
              <table:table-cell office:value-type="float" office:value="0.752893">
                <text:p>0.752893</text:p>
              </table:table-cell>
              <table:table-cell office:value-type="float" office:value="0.247107">
                <text:p>0.247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101">
                <text:p>19.9101</text:p>
              </table:table-cell>
              <table:table-cell office:value-type="float" office:value="0.761468">
                <text:p>0.761468</text:p>
              </table:table-cell>
              <table:table-cell office:value-type="float" office:value="0.238532">
                <text:p>0.238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201">
                <text:p>19.9201</text:p>
              </table:table-cell>
              <table:table-cell office:value-type="float" office:value="0.769939">
                <text:p>0.769939</text:p>
              </table:table-cell>
              <table:table-cell office:value-type="float" office:value="0.230061">
                <text:p>0.230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301">
                <text:p>19.9301</text:p>
              </table:table-cell>
              <table:table-cell office:value-type="float" office:value="0.778302">
                <text:p>0.778302</text:p>
              </table:table-cell>
              <table:table-cell office:value-type="float" office:value="0.221698">
                <text:p>0.221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401">
                <text:p>19.9401</text:p>
              </table:table-cell>
              <table:table-cell office:value-type="float" office:value="0.786553">
                <text:p>0.786553</text:p>
              </table:table-cell>
              <table:table-cell office:value-type="float" office:value="0.213447">
                <text:p>0.213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501">
                <text:p>19.9501</text:p>
              </table:table-cell>
              <table:table-cell office:value-type="float" office:value="0.79469">
                <text:p>0.79469</text:p>
              </table:table-cell>
              <table:table-cell office:value-type="float" office:value="0.20531">
                <text:p>0.20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601">
                <text:p>19.9601</text:p>
              </table:table-cell>
              <table:table-cell office:value-type="float" office:value="0.802709">
                <text:p>0.802709</text:p>
              </table:table-cell>
              <table:table-cell office:value-type="float" office:value="0.197291">
                <text:p>0.197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701">
                <text:p>19.9701</text:p>
              </table:table-cell>
              <table:table-cell office:value-type="float" office:value="0.810607">
                <text:p>0.810607</text:p>
              </table:table-cell>
              <table:table-cell office:value-type="float" office:value="0.189393">
                <text:p>0.189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801">
                <text:p>19.9801</text:p>
              </table:table-cell>
              <table:table-cell office:value-type="float" office:value="0.818381">
                <text:p>0.818381</text:p>
              </table:table-cell>
              <table:table-cell office:value-type="float" office:value="0.181619">
                <text:p>0.18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901">
                <text:p>19.9901</text:p>
              </table:table-cell>
              <table:table-cell office:value-type="float" office:value="0.826028">
                <text:p>0.826028</text:p>
              </table:table-cell>
              <table:table-cell office:value-type="float" office:value="0.173972">
                <text:p>0.17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0001">
                <text:p>20.0001</text:p>
              </table:table-cell>
              <table:table-cell office:value-type="float" office:value="0.833544">
                <text:p>0.833544</text:p>
              </table:table-cell>
              <table:table-cell office:value-type="float" office:value="0.166456">
                <text:p>0.1664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